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093.46pt" svg:height="460.8pt" svg:x="256.03pt" svg:y="0pt">
            <loext:p draw:notify-on-update-of-ranges="Sheet1.A1:Sheet1.A2923 Sheet1.D1:Sheet1.D292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0.000019" calcext:value-type="float">
            <text:p>0.000019</text:p>
          </table:table-cell>
          <table:table-cell table:formula="of:=[.B1]-[.C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0018" calcext:value-type="float">
            <text:p>-0.000018</text:p>
          </table:table-cell>
          <table:table-cell office:value-type="float" office:value="-0.000001" calcext:value-type="float">
            <text:p>-0.000001</text:p>
          </table:table-cell>
          <table:table-cell table:formula="of:=[.B2]-[.C2]" office:value-type="float" office:value="-0.000017" calcext:value-type="float">
            <text:p>-0.0000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0061" calcext:value-type="float">
            <text:p>-0.000061</text:p>
          </table:table-cell>
          <table:table-cell office:value-type="float" office:value="0.000006" calcext:value-type="float">
            <text:p>0.000006</text:p>
          </table:table-cell>
          <table:table-cell table:formula="of:=[.B3]-[.C3]" office:value-type="float" office:value="-0.000067" calcext:value-type="float">
            <text:p>-0.000067</text:p>
          </table:table-cell>
        </table:table-row>
        <table:table-row table:style-name="ro1">
          <table:table-cell office:value-type="float" office:value="-0.001272" calcext:value-type="float">
            <text:p>-0.001272</text:p>
          </table:table-cell>
          <table:table-cell office:value-type="float" office:value="-0.000082" calcext:value-type="float">
            <text:p>-0.000082</text:p>
          </table:table-cell>
          <table:table-cell office:value-type="float" office:value="0.000019" calcext:value-type="float">
            <text:p>0.000019</text:p>
          </table:table-cell>
          <table:table-cell table:formula="of:=[.B4]-[.C4]" office:value-type="float" office:value="-0.000101" calcext:value-type="float">
            <text:p>-0.000101</text:p>
          </table:table-cell>
        </table:table-row>
        <table:table-row table:style-name="ro1">
          <table:table-cell office:value-type="float" office:value="-0.001272" calcext:value-type="float">
            <text:p>-0.001272</text:p>
          </table:table-cell>
          <table:table-cell office:value-type="float" office:value="-0.000088" calcext:value-type="float">
            <text:p>-0.000088</text:p>
          </table:table-cell>
          <table:table-cell office:value-type="float" office:value="0.000028" calcext:value-type="float">
            <text:p>0.000028</text:p>
          </table:table-cell>
          <table:table-cell table:formula="of:=[.B5]-[.C5]" office:value-type="float" office:value="-0.000116" calcext:value-type="float">
            <text:p>-0.000116</text:p>
          </table:table-cell>
        </table:table-row>
        <table:table-row table:style-name="ro1">
          <table:table-cell office:value-type="float" office:value="-0.001272" calcext:value-type="float">
            <text:p>-0.001272</text:p>
          </table:table-cell>
          <table:table-cell office:value-type="float" office:value="-0.000088" calcext:value-type="float">
            <text:p>-0.000088</text:p>
          </table:table-cell>
          <table:table-cell office:value-type="float" office:value="0.000036" calcext:value-type="float">
            <text:p>0.000036</text:p>
          </table:table-cell>
          <table:table-cell table:formula="of:=[.B6]-[.C6]" office:value-type="float" office:value="-0.000124" calcext:value-type="float">
            <text:p>-0.000124</text:p>
          </table:table-cell>
        </table:table-row>
        <table:table-row table:style-name="ro1">
          <table:table-cell office:value-type="float" office:value="-0.001272" calcext:value-type="float">
            <text:p>-0.001272</text:p>
          </table:table-cell>
          <table:table-cell office:value-type="float" office:value="-0.000125" calcext:value-type="float">
            <text:p>-0.000125</text:p>
          </table:table-cell>
          <table:table-cell office:value-type="float" office:value="0.000015" calcext:value-type="float">
            <text:p>0.000015</text:p>
          </table:table-cell>
          <table:table-cell table:formula="of:=[.B7]-[.C7]" office:value-type="float" office:value="-0.00014" calcext:value-type="float">
            <text:p>-0.00014</text:p>
          </table:table-cell>
        </table:table-row>
        <table:table-row table:style-name="ro1">
          <table:table-cell office:value-type="float" office:value="-0.001272" calcext:value-type="float">
            <text:p>-0.001272</text:p>
          </table:table-cell>
          <table:table-cell office:value-type="float" office:value="0.000227" calcext:value-type="float">
            <text:p>0.000227</text:p>
          </table:table-cell>
          <table:table-cell office:value-type="float" office:value="-0.000015" calcext:value-type="float">
            <text:p>-0.000015</text:p>
          </table:table-cell>
          <table:table-cell table:formula="of:=[.B8]-[.C8]" office:value-type="float" office:value="0.000242" calcext:value-type="float">
            <text:p>0.000242</text:p>
          </table:table-cell>
        </table:table-row>
        <table:table-row table:style-name="ro1">
          <table:table-cell office:value-type="float" office:value="0.001272" calcext:value-type="float">
            <text:p>0.001272</text:p>
          </table:table-cell>
          <table:table-cell office:value-type="float" office:value="0.001963" calcext:value-type="float">
            <text:p>0.001963</text:p>
          </table:table-cell>
          <table:table-cell office:value-type="float" office:value="-0.000059" calcext:value-type="float">
            <text:p>-0.000059</text:p>
          </table:table-cell>
          <table:table-cell table:formula="of:=[.B9]-[.C9]" office:value-type="float" office:value="0.002022" calcext:value-type="float">
            <text:p>0.002022</text:p>
          </table:table-cell>
        </table:table-row>
        <table:table-row table:style-name="ro1">
          <table:table-cell office:value-type="float" office:value="0.002545" calcext:value-type="float">
            <text:p>0.002545</text:p>
          </table:table-cell>
          <table:table-cell office:value-type="float" office:value="0.003545" calcext:value-type="float">
            <text:p>0.003545</text:p>
          </table:table-cell>
          <table:table-cell office:value-type="float" office:value="-0.000338" calcext:value-type="float">
            <text:p>-0.000338</text:p>
          </table:table-cell>
          <table:table-cell table:formula="of:=[.B10]-[.C10]" office:value-type="float" office:value="0.003883" calcext:value-type="float">
            <text:p>0.003883</text:p>
          </table:table-cell>
        </table:table-row>
        <table:table-row table:style-name="ro1">
          <table:table-cell office:value-type="float" office:value="0.00509" calcext:value-type="float">
            <text:p>0.00509</text:p>
          </table:table-cell>
          <table:table-cell office:value-type="float" office:value="0.005931" calcext:value-type="float">
            <text:p>0.005931</text:p>
          </table:table-cell>
          <table:table-cell office:value-type="float" office:value="-0.000392" calcext:value-type="float">
            <text:p>-0.000392</text:p>
          </table:table-cell>
          <table:table-cell table:formula="of:=[.B11]-[.C11]" office:value-type="float" office:value="0.006323" calcext:value-type="float">
            <text:p>0.006323</text:p>
          </table:table-cell>
        </table:table-row>
        <table:table-row table:style-name="ro1">
          <table:table-cell office:value-type="float" office:value="0.007635" calcext:value-type="float">
            <text:p>0.007635</text:p>
          </table:table-cell>
          <table:table-cell office:value-type="float" office:value="0.00801" calcext:value-type="float">
            <text:p>0.00801</text:p>
          </table:table-cell>
          <table:table-cell office:value-type="float" office:value="-0.000472" calcext:value-type="float">
            <text:p>-0.000472</text:p>
          </table:table-cell>
          <table:table-cell table:formula="of:=[.B12]-[.C12]" office:value-type="float" office:value="0.008482" calcext:value-type="float">
            <text:p>0.008482</text:p>
          </table:table-cell>
        </table:table-row>
        <table:table-row table:style-name="ro1">
          <table:table-cell office:value-type="float" office:value="0.006362" calcext:value-type="float">
            <text:p>0.006362</text:p>
          </table:table-cell>
          <table:table-cell office:value-type="float" office:value="0.010445" calcext:value-type="float">
            <text:p>0.010445</text:p>
          </table:table-cell>
          <table:table-cell office:value-type="float" office:value="-0.000455" calcext:value-type="float">
            <text:p>-0.000455</text:p>
          </table:table-cell>
          <table:table-cell table:formula="of:=[.B13]-[.C13]" office:value-type="float" office:value="0.0109" calcext:value-type="float">
            <text:p>0.0109</text:p>
          </table:table-cell>
        </table:table-row>
        <table:table-row table:style-name="ro1">
          <table:table-cell office:value-type="float" office:value="0.006362" calcext:value-type="float">
            <text:p>0.006362</text:p>
          </table:table-cell>
          <table:table-cell office:value-type="float" office:value="0.011681" calcext:value-type="float">
            <text:p>0.011681</text:p>
          </table:table-cell>
          <table:table-cell office:value-type="float" office:value="-0.000471" calcext:value-type="float">
            <text:p>-0.000471</text:p>
          </table:table-cell>
          <table:table-cell table:formula="of:=[.B14]-[.C14]" office:value-type="float" office:value="0.012152" calcext:value-type="float">
            <text:p>0.012152</text:p>
          </table:table-cell>
        </table:table-row>
        <table:table-row table:style-name="ro1">
          <table:table-cell office:value-type="float" office:value="0.002545" calcext:value-type="float">
            <text:p>0.002545</text:p>
          </table:table-cell>
          <table:table-cell office:value-type="float" office:value="0.010957" calcext:value-type="float">
            <text:p>0.010957</text:p>
          </table:table-cell>
          <table:table-cell office:value-type="float" office:value="-0.000396" calcext:value-type="float">
            <text:p>-0.000396</text:p>
          </table:table-cell>
          <table:table-cell table:formula="of:=[.B15]-[.C15]" office:value-type="float" office:value="0.011353" calcext:value-type="float">
            <text:p>0.011353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008108" calcext:value-type="float">
            <text:p>0.008108</text:p>
          </table:table-cell>
          <table:table-cell office:value-type="float" office:value="-0.000488" calcext:value-type="float">
            <text:p>-0.000488</text:p>
          </table:table-cell>
          <table:table-cell table:formula="of:=[.B16]-[.C16]" office:value-type="float" office:value="0.008596" calcext:value-type="float">
            <text:p>0.008596</text:p>
          </table:table-cell>
        </table:table-row>
        <table:table-row table:style-name="ro1">
          <table:table-cell office:value-type="float" office:value="-0.002545" calcext:value-type="float">
            <text:p>-0.002545</text:p>
          </table:table-cell>
          <table:table-cell office:value-type="float" office:value="0.005743" calcext:value-type="float">
            <text:p>0.005743</text:p>
          </table:table-cell>
          <table:table-cell office:value-type="float" office:value="-0.000538" calcext:value-type="float">
            <text:p>-0.000538</text:p>
          </table:table-cell>
          <table:table-cell table:formula="of:=[.B17]-[.C17]" office:value-type="float" office:value="0.006281" calcext:value-type="float">
            <text:p>0.006281</text:p>
          </table:table-cell>
        </table:table-row>
        <table:table-row table:style-name="ro1">
          <table:table-cell office:value-type="float" office:value="-0.003817" calcext:value-type="float">
            <text:p>-0.003817</text:p>
          </table:table-cell>
          <table:table-cell office:value-type="float" office:value="0.002824" calcext:value-type="float">
            <text:p>0.002824</text:p>
          </table:table-cell>
          <table:table-cell office:value-type="float" office:value="-0.000552" calcext:value-type="float">
            <text:p>-0.000552</text:p>
          </table:table-cell>
          <table:table-cell table:formula="of:=[.B18]-[.C18]" office:value-type="float" office:value="0.003376" calcext:value-type="float">
            <text:p>0.003376</text:p>
          </table:table-cell>
        </table:table-row>
        <table:table-row table:style-name="ro1">
          <table:table-cell office:value-type="float" office:value="-0.002545" calcext:value-type="float">
            <text:p>-0.002545</text:p>
          </table:table-cell>
          <table:table-cell office:value-type="float" office:value="-0.00052" calcext:value-type="float">
            <text:p>-0.00052</text:p>
          </table:table-cell>
          <table:table-cell office:value-type="float" office:value="-0.000592" calcext:value-type="float">
            <text:p>-0.000592</text:p>
          </table:table-cell>
          <table:table-cell table:formula="of:=[.B19]-[.C19]" office:value-type="float" office:value="0.000072" calcext:value-type="float">
            <text:p>0.000072</text:p>
          </table:table-cell>
        </table:table-row>
        <table:table-row table:style-name="ro1">
          <table:table-cell office:value-type="float" office:value="-0.00566" calcext:value-type="float">
            <text:p>-0.00566</text:p>
          </table:table-cell>
          <table:table-cell office:value-type="float" office:value="-0.003634" calcext:value-type="float">
            <text:p>-0.003634</text:p>
          </table:table-cell>
          <table:table-cell office:value-type="float" office:value="-0.000578" calcext:value-type="float">
            <text:p>-0.000578</text:p>
          </table:table-cell>
          <table:table-cell table:formula="of:=[.B20]-[.C20]" office:value-type="float" office:value="-0.003056" calcext:value-type="float">
            <text:p>-0.003056</text:p>
          </table:table-cell>
        </table:table-row>
        <table:table-row table:style-name="ro1">
          <table:table-cell office:value-type="float" office:value="-0.003115" calcext:value-type="float">
            <text:p>-0.003115</text:p>
          </table:table-cell>
          <table:table-cell office:value-type="float" office:value="-0.005004" calcext:value-type="float">
            <text:p>-0.005004</text:p>
          </table:table-cell>
          <table:table-cell office:value-type="float" office:value="-0.000521" calcext:value-type="float">
            <text:p>-0.000521</text:p>
          </table:table-cell>
          <table:table-cell table:formula="of:=[.B21]-[.C21]" office:value-type="float" office:value="-0.004483" calcext:value-type="float">
            <text:p>-0.004483</text:p>
          </table:table-cell>
        </table:table-row>
        <table:table-row table:style-name="ro1">
          <table:table-cell office:value-type="float" office:value="-0.005031" calcext:value-type="float">
            <text:p>-0.005031</text:p>
          </table:table-cell>
          <table:table-cell office:value-type="float" office:value="-0.006921" calcext:value-type="float">
            <text:p>-0.006921</text:p>
          </table:table-cell>
          <table:table-cell office:value-type="float" office:value="-0.000474" calcext:value-type="float">
            <text:p>-0.000474</text:p>
          </table:table-cell>
          <table:table-cell table:formula="of:=[.B22]-[.C22]" office:value-type="float" office:value="-0.006447" calcext:value-type="float">
            <text:p>-0.006447</text:p>
          </table:table-cell>
        </table:table-row>
        <table:table-row table:style-name="ro1">
          <table:table-cell office:value-type="float" office:value="-0.005923" calcext:value-type="float">
            <text:p>-0.005923</text:p>
          </table:table-cell>
          <table:table-cell office:value-type="float" office:value="-0.007812" calcext:value-type="float">
            <text:p>-0.007812</text:p>
          </table:table-cell>
          <table:table-cell office:value-type="float" office:value="-0.000455" calcext:value-type="float">
            <text:p>-0.000455</text:p>
          </table:table-cell>
          <table:table-cell table:formula="of:=[.B23]-[.C23]" office:value-type="float" office:value="-0.007357" calcext:value-type="float">
            <text:p>-0.007357</text:p>
          </table:table-cell>
        </table:table-row>
        <table:table-row table:style-name="ro1">
          <table:table-cell office:value-type="float" office:value="-0.007195" calcext:value-type="float">
            <text:p>-0.007195</text:p>
          </table:table-cell>
          <table:table-cell office:value-type="float" office:value="-0.006944" calcext:value-type="float">
            <text:p>-0.006944</text:p>
          </table:table-cell>
          <table:table-cell office:value-type="float" office:value="-0.000432" calcext:value-type="float">
            <text:p>-0.000432</text:p>
          </table:table-cell>
          <table:table-cell table:formula="of:=[.B24]-[.C24]" office:value-type="float" office:value="-0.006512" calcext:value-type="float">
            <text:p>-0.006512</text:p>
          </table:table-cell>
        </table:table-row>
        <table:table-row table:style-name="ro1">
          <table:table-cell office:value-type="float" office:value="-0.012285" calcext:value-type="float">
            <text:p>-0.012285</text:p>
          </table:table-cell>
          <table:table-cell office:value-type="float" office:value="-0.006515" calcext:value-type="float">
            <text:p>-0.006515</text:p>
          </table:table-cell>
          <table:table-cell office:value-type="float" office:value="-0.000345" calcext:value-type="float">
            <text:p>-0.000345</text:p>
          </table:table-cell>
          <table:table-cell table:formula="of:=[.B25]-[.C25]" office:value-type="float" office:value="-0.00617" calcext:value-type="float">
            <text:p>-0.00617</text:p>
          </table:table-cell>
        </table:table-row>
        <table:table-row table:style-name="ro1">
          <table:table-cell office:value-type="float" office:value="-0.01483" calcext:value-type="float">
            <text:p>-0.01483</text:p>
          </table:table-cell>
          <table:table-cell office:value-type="float" office:value="-0.005775" calcext:value-type="float">
            <text:p>-0.005775</text:p>
          </table:table-cell>
          <table:table-cell office:value-type="float" office:value="-0.000359" calcext:value-type="float">
            <text:p>-0.000359</text:p>
          </table:table-cell>
          <table:table-cell table:formula="of:=[.B26]-[.C26]" office:value-type="float" office:value="-0.005416" calcext:value-type="float">
            <text:p>-0.005416</text:p>
          </table:table-cell>
        </table:table-row>
        <table:table-row table:style-name="ro1">
          <table:table-cell office:value-type="float" office:value="-0.016102" calcext:value-type="float">
            <text:p>-0.016102</text:p>
          </table:table-cell>
          <table:table-cell office:value-type="float" office:value="-0.005699" calcext:value-type="float">
            <text:p>-0.005699</text:p>
          </table:table-cell>
          <table:table-cell office:value-type="float" office:value="-0.000317" calcext:value-type="float">
            <text:p>-0.000317</text:p>
          </table:table-cell>
          <table:table-cell table:formula="of:=[.B27]-[.C27]" office:value-type="float" office:value="-0.005382" calcext:value-type="float">
            <text:p>-0.005382</text:p>
          </table:table-cell>
        </table:table-row>
        <table:table-row table:style-name="ro1">
          <table:table-cell office:value-type="float" office:value="-0.012285" calcext:value-type="float">
            <text:p>-0.012285</text:p>
          </table:table-cell>
          <table:table-cell office:value-type="float" office:value="-0.005837" calcext:value-type="float">
            <text:p>-0.005837</text:p>
          </table:table-cell>
          <table:table-cell office:value-type="float" office:value="-0.000307" calcext:value-type="float">
            <text:p>-0.000307</text:p>
          </table:table-cell>
          <table:table-cell table:formula="of:=[.B28]-[.C28]" office:value-type="float" office:value="-0.00553" calcext:value-type="float">
            <text:p>-0.00553</text:p>
          </table:table-cell>
        </table:table-row>
        <table:table-row table:style-name="ro1">
          <table:table-cell office:value-type="float" office:value="-0.007195" calcext:value-type="float">
            <text:p>-0.007195</text:p>
          </table:table-cell>
          <table:table-cell office:value-type="float" office:value="-0.005729" calcext:value-type="float">
            <text:p>-0.005729</text:p>
          </table:table-cell>
          <table:table-cell office:value-type="float" office:value="-0.000274" calcext:value-type="float">
            <text:p>-0.000274</text:p>
          </table:table-cell>
          <table:table-cell table:formula="of:=[.B29]-[.C29]" office:value-type="float" office:value="-0.005455" calcext:value-type="float">
            <text:p>-0.005455</text:p>
          </table:table-cell>
        </table:table-row>
        <table:table-row table:style-name="ro1">
          <table:table-cell office:value-type="float" office:value="-0.00465" calcext:value-type="float">
            <text:p>-0.00465</text:p>
          </table:table-cell>
          <table:table-cell office:value-type="float" office:value="-0.00308" calcext:value-type="float">
            <text:p>-0.00308</text:p>
          </table:table-cell>
          <table:table-cell office:value-type="float" office:value="-0.000228" calcext:value-type="float">
            <text:p>-0.000228</text:p>
          </table:table-cell>
          <table:table-cell table:formula="of:=[.B30]-[.C30]" office:value-type="float" office:value="-0.002852" calcext:value-type="float">
            <text:p>-0.002852</text:p>
          </table:table-cell>
        </table:table-row>
        <table:table-row table:style-name="ro1">
          <table:table-cell office:value-type="float" office:value="-0.003378" calcext:value-type="float">
            <text:p>-0.003378</text:p>
          </table:table-cell>
          <table:table-cell office:value-type="float" office:value="-0.000355" calcext:value-type="float">
            <text:p>-0.000355</text:p>
          </table:table-cell>
          <table:table-cell office:value-type="float" office:value="-0.000202" calcext:value-type="float">
            <text:p>-0.000202</text:p>
          </table:table-cell>
          <table:table-cell table:formula="of:=[.B31]-[.C31]" office:value-type="float" office:value="-0.000153" calcext:value-type="float">
            <text:p>-0.000153</text:p>
          </table:table-cell>
        </table:table-row>
        <table:table-row table:style-name="ro1">
          <table:table-cell office:value-type="float" office:value="-0.00465" calcext:value-type="float">
            <text:p>-0.00465</text:p>
          </table:table-cell>
          <table:table-cell office:value-type="float" office:value="0.001687" calcext:value-type="float">
            <text:p>0.001687</text:p>
          </table:table-cell>
          <table:table-cell office:value-type="float" office:value="-0.000148" calcext:value-type="float">
            <text:p>-0.000148</text:p>
          </table:table-cell>
          <table:table-cell table:formula="of:=[.B32]-[.C32]" office:value-type="float" office:value="0.001835" calcext:value-type="float">
            <text:p>0.001835</text:p>
          </table:table-cell>
        </table:table-row>
        <table:table-row table:style-name="ro1">
          <table:table-cell office:value-type="float" office:value="-0.005923" calcext:value-type="float">
            <text:p>-0.005923</text:p>
          </table:table-cell>
          <table:table-cell office:value-type="float" office:value="0.002641" calcext:value-type="float">
            <text:p>0.002641</text:p>
          </table:table-cell>
          <table:table-cell office:value-type="float" office:value="-0.000117" calcext:value-type="float">
            <text:p>-0.000117</text:p>
          </table:table-cell>
          <table:table-cell table:formula="of:=[.B33]-[.C33]" office:value-type="float" office:value="0.002758" calcext:value-type="float">
            <text:p>0.002758</text:p>
          </table:table-cell>
        </table:table-row>
        <table:table-row table:style-name="ro1">
          <table:table-cell office:value-type="float" office:value="-0.007195" calcext:value-type="float">
            <text:p>-0.007195</text:p>
          </table:table-cell>
          <table:table-cell office:value-type="float" office:value="0.002735" calcext:value-type="float">
            <text:p>0.002735</text:p>
          </table:table-cell>
          <table:table-cell office:value-type="float" office:value="-0.000075" calcext:value-type="float">
            <text:p>-0.000075</text:p>
          </table:table-cell>
          <table:table-cell table:formula="of:=[.B34]-[.C34]" office:value-type="float" office:value="0.00281" calcext:value-type="float">
            <text:p>0.00281</text:p>
          </table:table-cell>
        </table:table-row>
        <table:table-row table:style-name="ro1">
          <table:table-cell office:value-type="float" office:value="-0.007195" calcext:value-type="float">
            <text:p>-0.007195</text:p>
          </table:table-cell>
          <table:table-cell office:value-type="float" office:value="0.001301" calcext:value-type="float">
            <text:p>0.001301</text:p>
          </table:table-cell>
          <table:table-cell office:value-type="float" office:value="-0.000043" calcext:value-type="float">
            <text:p>-0.000043</text:p>
          </table:table-cell>
          <table:table-cell table:formula="of:=[.B35]-[.C35]" office:value-type="float" office:value="0.001344" calcext:value-type="float">
            <text:p>0.001344</text:p>
          </table:table-cell>
        </table:table-row>
        <table:table-row table:style-name="ro1">
          <table:table-cell office:value-type="float" office:value="-0.005923" calcext:value-type="float">
            <text:p>-0.005923</text:p>
          </table:table-cell>
          <table:table-cell office:value-type="float" office:value="-0.000612" calcext:value-type="float">
            <text:p>-0.000612</text:p>
          </table:table-cell>
          <table:table-cell office:value-type="float" office:value="-0.000026" calcext:value-type="float">
            <text:p>-0.000026</text:p>
          </table:table-cell>
          <table:table-cell table:formula="of:=[.B36]-[.C36]" office:value-type="float" office:value="-0.000586" calcext:value-type="float">
            <text:p>-0.000586</text:p>
          </table:table-cell>
        </table:table-row>
        <table:table-row table:style-name="ro1">
          <table:table-cell office:value-type="float" office:value="-0.00465" calcext:value-type="float">
            <text:p>-0.00465</text:p>
          </table:table-cell>
          <table:table-cell office:value-type="float" office:value="-0.000668" calcext:value-type="float">
            <text:p>-0.000668</text:p>
          </table:table-cell>
          <table:table-cell office:value-type="float" office:value="-0.000018" calcext:value-type="float">
            <text:p>-0.000018</text:p>
          </table:table-cell>
          <table:table-cell table:formula="of:=[.B37]-[.C37]" office:value-type="float" office:value="-0.00065" calcext:value-type="float">
            <text:p>-0.00065</text:p>
          </table:table-cell>
        </table:table-row>
        <table:table-row table:style-name="ro1">
          <table:table-cell office:value-type="float" office:value="-0.002105" calcext:value-type="float">
            <text:p>-0.002105</text:p>
          </table:table-cell>
          <table:table-cell office:value-type="float" office:value="0.000068" calcext:value-type="float">
            <text:p>0.000068</text:p>
          </table:table-cell>
          <table:table-cell office:value-type="float" office:value="0.000054" calcext:value-type="float">
            <text:p>0.000054</text:p>
          </table:table-cell>
          <table:table-cell table:formula="of:=[.B38]-[.C38]" office:value-type="float" office:value="0.000014" calcext:value-type="float">
            <text:p>0.000014</text:p>
          </table:table-cell>
        </table:table-row>
        <table:table-row table:style-name="ro1">
          <table:table-cell office:value-type="float" office:value="0.000439" calcext:value-type="float">
            <text:p>0.000439</text:p>
          </table:table-cell>
          <table:table-cell office:value-type="float" office:value="0.001256" calcext:value-type="float">
            <text:p>0.001256</text:p>
          </table:table-cell>
          <table:table-cell office:value-type="float" office:value="0.000085" calcext:value-type="float">
            <text:p>0.000085</text:p>
          </table:table-cell>
          <table:table-cell table:formula="of:=[.B39]-[.C39]" office:value-type="float" office:value="0.001171" calcext:value-type="float">
            <text:p>0.001171</text:p>
          </table:table-cell>
        </table:table-row>
        <table:table-row table:style-name="ro1">
          <table:table-cell office:value-type="float" office:value="-0.000833" calcext:value-type="float">
            <text:p>-0.000833</text:p>
          </table:table-cell>
          <table:table-cell office:value-type="float" office:value="0.004491" calcext:value-type="float">
            <text:p>0.004491</text:p>
          </table:table-cell>
          <table:table-cell office:value-type="float" office:value="0.000135" calcext:value-type="float">
            <text:p>0.000135</text:p>
          </table:table-cell>
          <table:table-cell table:formula="of:=[.B40]-[.C40]" office:value-type="float" office:value="0.004356" calcext:value-type="float">
            <text:p>0.004356</text:p>
          </table:table-cell>
        </table:table-row>
        <table:table-row table:style-name="ro1">
          <table:table-cell office:value-type="float" office:value="-0.000833" calcext:value-type="float">
            <text:p>-0.000833</text:p>
          </table:table-cell>
          <table:table-cell office:value-type="float" office:value="0.008114" calcext:value-type="float">
            <text:p>0.008114</text:p>
          </table:table-cell>
          <table:table-cell office:value-type="float" office:value="0.000159" calcext:value-type="float">
            <text:p>0.000159</text:p>
          </table:table-cell>
          <table:table-cell table:formula="of:=[.B41]-[.C41]" office:value-type="float" office:value="0.007955" calcext:value-type="float">
            <text:p>0.007955</text:p>
          </table:table-cell>
        </table:table-row>
        <table:table-row table:style-name="ro1">
          <table:table-cell office:value-type="float" office:value="0.000439" calcext:value-type="float">
            <text:p>0.000439</text:p>
          </table:table-cell>
          <table:table-cell office:value-type="float" office:value="0.010571" calcext:value-type="float">
            <text:p>0.010571</text:p>
          </table:table-cell>
          <table:table-cell office:value-type="float" office:value="0.000198" calcext:value-type="float">
            <text:p>0.000198</text:p>
          </table:table-cell>
          <table:table-cell table:formula="of:=[.B42]-[.C42]" office:value-type="float" office:value="0.010373" calcext:value-type="float">
            <text:p>0.010373</text:p>
          </table:table-cell>
        </table:table-row>
        <table:table-row table:style-name="ro1">
          <table:table-cell office:value-type="float" office:value="0.002984" calcext:value-type="float">
            <text:p>0.002984</text:p>
          </table:table-cell>
          <table:table-cell office:value-type="float" office:value="0.010314" calcext:value-type="float">
            <text:p>0.010314</text:p>
          </table:table-cell>
          <table:table-cell office:value-type="float" office:value="0.000242" calcext:value-type="float">
            <text:p>0.000242</text:p>
          </table:table-cell>
          <table:table-cell table:formula="of:=[.B43]-[.C43]" office:value-type="float" office:value="0.010072" calcext:value-type="float">
            <text:p>0.010072</text:p>
          </table:table-cell>
        </table:table-row>
        <table:table-row table:style-name="ro1">
          <table:table-cell office:value-type="float" office:value="0.004257" calcext:value-type="float">
            <text:p>0.004257</text:p>
          </table:table-cell>
          <table:table-cell office:value-type="float" office:value="0.009114" calcext:value-type="float">
            <text:p>0.009114</text:p>
          </table:table-cell>
          <table:table-cell office:value-type="float" office:value="0.000268" calcext:value-type="float">
            <text:p>0.000268</text:p>
          </table:table-cell>
          <table:table-cell table:formula="of:=[.B44]-[.C44]" office:value-type="float" office:value="0.008846" calcext:value-type="float">
            <text:p>0.008846</text:p>
          </table:table-cell>
        </table:table-row>
        <table:table-row table:style-name="ro1">
          <table:table-cell office:value-type="float" office:value="0.002984" calcext:value-type="float">
            <text:p>0.002984</text:p>
          </table:table-cell>
          <table:table-cell office:value-type="float" office:value="0.00887" calcext:value-type="float">
            <text:p>0.00887</text:p>
          </table:table-cell>
          <table:table-cell office:value-type="float" office:value="0.000315" calcext:value-type="float">
            <text:p>0.000315</text:p>
          </table:table-cell>
          <table:table-cell table:formula="of:=[.B45]-[.C45]" office:value-type="float" office:value="0.008555" calcext:value-type="float">
            <text:p>0.008555</text:p>
          </table:table-cell>
        </table:table-row>
        <table:table-row table:style-name="ro1">
          <table:table-cell office:value-type="float" office:value="0.001712" calcext:value-type="float">
            <text:p>0.001712</text:p>
          </table:table-cell>
          <table:table-cell office:value-type="float" office:value="0.00791" calcext:value-type="float">
            <text:p>0.00791</text:p>
          </table:table-cell>
          <table:table-cell office:value-type="float" office:value="0.00037" calcext:value-type="float">
            <text:p>0.00037</text:p>
          </table:table-cell>
          <table:table-cell table:formula="of:=[.B46]-[.C46]" office:value-type="float" office:value="0.00754" calcext:value-type="float">
            <text:p>0.00754</text:p>
          </table:table-cell>
        </table:table-row>
        <table:table-row table:style-name="ro1">
          <table:table-cell office:value-type="float" office:value="-0.000833" calcext:value-type="float">
            <text:p>-0.000833</text:p>
          </table:table-cell>
          <table:table-cell office:value-type="float" office:value="0.006893" calcext:value-type="float">
            <text:p>0.006893</text:p>
          </table:table-cell>
          <table:table-cell office:value-type="float" office:value="0.000421" calcext:value-type="float">
            <text:p>0.000421</text:p>
          </table:table-cell>
          <table:table-cell table:formula="of:=[.B47]-[.C47]" office:value-type="float" office:value="0.006472" calcext:value-type="float">
            <text:p>0.006472</text:p>
          </table:table-cell>
        </table:table-row>
        <table:table-row table:style-name="ro1">
          <table:table-cell office:value-type="float" office:value="-0.002105" calcext:value-type="float">
            <text:p>-0.002105</text:p>
          </table:table-cell>
          <table:table-cell office:value-type="float" office:value="0.006062" calcext:value-type="float">
            <text:p>0.006062</text:p>
          </table:table-cell>
          <table:table-cell office:value-type="float" office:value="0.00046" calcext:value-type="float">
            <text:p>0.00046</text:p>
          </table:table-cell>
          <table:table-cell table:formula="of:=[.B48]-[.C48]" office:value-type="float" office:value="0.005602" calcext:value-type="float">
            <text:p>0.005602</text:p>
          </table:table-cell>
        </table:table-row>
        <table:table-row table:style-name="ro1">
          <table:table-cell office:value-type="float" office:value="-0.000833" calcext:value-type="float">
            <text:p>-0.000833</text:p>
          </table:table-cell>
          <table:table-cell office:value-type="float" office:value="0.003154" calcext:value-type="float">
            <text:p>0.003154</text:p>
          </table:table-cell>
          <table:table-cell office:value-type="float" office:value="0.000508" calcext:value-type="float">
            <text:p>0.000508</text:p>
          </table:table-cell>
          <table:table-cell table:formula="of:=[.B49]-[.C49]" office:value-type="float" office:value="0.002646" calcext:value-type="float">
            <text:p>0.002646</text:p>
          </table:table-cell>
        </table:table-row>
        <table:table-row table:style-name="ro1">
          <table:table-cell office:value-type="float" office:value="-0.000833" calcext:value-type="float">
            <text:p>-0.000833</text:p>
          </table:table-cell>
          <table:table-cell office:value-type="float" office:value="0.002265" calcext:value-type="float">
            <text:p>0.002265</text:p>
          </table:table-cell>
          <table:table-cell office:value-type="float" office:value="0.00058" calcext:value-type="float">
            <text:p>0.00058</text:p>
          </table:table-cell>
          <table:table-cell table:formula="of:=[.B50]-[.C50]" office:value-type="float" office:value="0.001685" calcext:value-type="float">
            <text:p>0.001685</text:p>
          </table:table-cell>
        </table:table-row>
        <table:table-row table:style-name="ro1">
          <table:table-cell office:value-type="float" office:value="0.000439" calcext:value-type="float">
            <text:p>0.000439</text:p>
          </table:table-cell>
          <table:table-cell office:value-type="float" office:value="0.002196" calcext:value-type="float">
            <text:p>0.002196</text:p>
          </table:table-cell>
          <table:table-cell office:value-type="float" office:value="0.000664" calcext:value-type="float">
            <text:p>0.000664</text:p>
          </table:table-cell>
          <table:table-cell table:formula="of:=[.B51]-[.C51]" office:value-type="float" office:value="0.001532" calcext:value-type="float">
            <text:p>0.001532</text:p>
          </table:table-cell>
        </table:table-row>
        <table:table-row table:style-name="ro1">
          <table:table-cell office:value-type="float" office:value="0.004257" calcext:value-type="float">
            <text:p>0.004257</text:p>
          </table:table-cell>
          <table:table-cell office:value-type="float" office:value="0.001488" calcext:value-type="float">
            <text:p>0.001488</text:p>
          </table:table-cell>
          <table:table-cell office:value-type="float" office:value="0.000676" calcext:value-type="float">
            <text:p>0.000676</text:p>
          </table:table-cell>
          <table:table-cell table:formula="of:=[.B52]-[.C52]" office:value-type="float" office:value="0.000812" calcext:value-type="float">
            <text:p>0.000812</text:p>
          </table:table-cell>
        </table:table-row>
        <table:table-row table:style-name="ro1">
          <table:table-cell office:value-type="float" office:value="0.005529" calcext:value-type="float">
            <text:p>0.005529</text:p>
          </table:table-cell>
          <table:table-cell office:value-type="float" office:value="0.002159" calcext:value-type="float">
            <text:p>0.002159</text:p>
          </table:table-cell>
          <table:table-cell office:value-type="float" office:value="0.000789" calcext:value-type="float">
            <text:p>0.000789</text:p>
          </table:table-cell>
          <table:table-cell table:formula="of:=[.B53]-[.C53]" office:value-type="float" office:value="0.00137" calcext:value-type="float">
            <text:p>0.00137</text:p>
          </table:table-cell>
        </table:table-row>
        <table:table-row table:style-name="ro1">
          <table:table-cell office:value-type="float" office:value="0.004257" calcext:value-type="float">
            <text:p>0.004257</text:p>
          </table:table-cell>
          <table:table-cell office:value-type="float" office:value="0.00348" calcext:value-type="float">
            <text:p>0.00348</text:p>
          </table:table-cell>
          <table:table-cell office:value-type="float" office:value="0.000789" calcext:value-type="float">
            <text:p>0.000789</text:p>
          </table:table-cell>
          <table:table-cell table:formula="of:=[.B54]-[.C54]" office:value-type="float" office:value="0.002691" calcext:value-type="float">
            <text:p>0.002691</text:p>
          </table:table-cell>
        </table:table-row>
        <table:table-row table:style-name="ro1">
          <table:table-cell office:value-type="float" office:value="0.004257" calcext:value-type="float">
            <text:p>0.004257</text:p>
          </table:table-cell>
          <table:table-cell office:value-type="float" office:value="0.004289" calcext:value-type="float">
            <text:p>0.004289</text:p>
          </table:table-cell>
          <table:table-cell office:value-type="float" office:value="0.000814" calcext:value-type="float">
            <text:p>0.000814</text:p>
          </table:table-cell>
          <table:table-cell table:formula="of:=[.B55]-[.C55]" office:value-type="float" office:value="0.003475" calcext:value-type="float">
            <text:p>0.003475</text:p>
          </table:table-cell>
        </table:table-row>
        <table:table-row table:style-name="ro1">
          <table:table-cell office:value-type="float" office:value="0.001712" calcext:value-type="float">
            <text:p>0.001712</text:p>
          </table:table-cell>
          <table:table-cell office:value-type="float" office:value="0.005355" calcext:value-type="float">
            <text:p>0.005355</text:p>
          </table:table-cell>
          <table:table-cell office:value-type="float" office:value="0.000831" calcext:value-type="float">
            <text:p>0.000831</text:p>
          </table:table-cell>
          <table:table-cell table:formula="of:=[.B56]-[.C56]" office:value-type="float" office:value="0.004524" calcext:value-type="float">
            <text:p>0.004524</text:p>
          </table:table-cell>
        </table:table-row>
        <table:table-row table:style-name="ro1">
          <table:table-cell office:value-type="float" office:value="-0.002105" calcext:value-type="float">
            <text:p>-0.002105</text:p>
          </table:table-cell>
          <table:table-cell office:value-type="float" office:value="0.006707" calcext:value-type="float">
            <text:p>0.006707</text:p>
          </table:table-cell>
          <table:table-cell office:value-type="float" office:value="0.00093" calcext:value-type="float">
            <text:p>0.00093</text:p>
          </table:table-cell>
          <table:table-cell table:formula="of:=[.B57]-[.C57]" office:value-type="float" office:value="0.005777" calcext:value-type="float">
            <text:p>0.005777</text:p>
          </table:table-cell>
        </table:table-row>
        <table:table-row table:style-name="ro1">
          <table:table-cell office:value-type="float" office:value="0.000439" calcext:value-type="float">
            <text:p>0.000439</text:p>
          </table:table-cell>
          <table:table-cell office:value-type="float" office:value="0.006079" calcext:value-type="float">
            <text:p>0.006079</text:p>
          </table:table-cell>
          <table:table-cell office:value-type="float" office:value="0.000963" calcext:value-type="float">
            <text:p>0.000963</text:p>
          </table:table-cell>
          <table:table-cell table:formula="of:=[.B58]-[.C58]" office:value-type="float" office:value="0.005116" calcext:value-type="float">
            <text:p>0.005116</text:p>
          </table:table-cell>
        </table:table-row>
        <table:table-row table:style-name="ro1">
          <table:table-cell office:value-type="float" office:value="0.001712" calcext:value-type="float">
            <text:p>0.001712</text:p>
          </table:table-cell>
          <table:table-cell office:value-type="float" office:value="0.004374" calcext:value-type="float">
            <text:p>0.004374</text:p>
          </table:table-cell>
          <table:table-cell office:value-type="float" office:value="0.001118" calcext:value-type="float">
            <text:p>0.001118</text:p>
          </table:table-cell>
          <table:table-cell table:formula="of:=[.B59]-[.C59]" office:value-type="float" office:value="0.003256" calcext:value-type="float">
            <text:p>0.003256</text:p>
          </table:table-cell>
        </table:table-row>
        <table:table-row table:style-name="ro1">
          <table:table-cell office:value-type="float" office:value="0.000439" calcext:value-type="float">
            <text:p>0.000439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0.001149" calcext:value-type="float">
            <text:p>0.001149</text:p>
          </table:table-cell>
          <table:table-cell table:formula="of:=[.B60]-[.C60]" office:value-type="float" office:value="0.003411" calcext:value-type="float">
            <text:p>0.003411</text:p>
          </table:table-cell>
        </table:table-row>
        <table:table-row table:style-name="ro1">
          <table:table-cell office:value-type="float" office:value="0.001712" calcext:value-type="float">
            <text:p>0.001712</text:p>
          </table:table-cell>
          <table:table-cell office:value-type="float" office:value="0.004613" calcext:value-type="float">
            <text:p>0.004613</text:p>
          </table:table-cell>
          <table:table-cell office:value-type="float" office:value="0.001209" calcext:value-type="float">
            <text:p>0.001209</text:p>
          </table:table-cell>
          <table:table-cell table:formula="of:=[.B61]-[.C61]" office:value-type="float" office:value="0.003404" calcext:value-type="float">
            <text:p>0.003404</text:p>
          </table:table-cell>
        </table:table-row>
        <table:table-row table:style-name="ro1">
          <table:table-cell office:value-type="float" office:value="0.001712" calcext:value-type="float">
            <text:p>0.001712</text:p>
          </table:table-cell>
          <table:table-cell office:value-type="float" office:value="0.004725" calcext:value-type="float">
            <text:p>0.004725</text:p>
          </table:table-cell>
          <table:table-cell office:value-type="float" office:value="0.001298" calcext:value-type="float">
            <text:p>0.001298</text:p>
          </table:table-cell>
          <table:table-cell table:formula="of:=[.B62]-[.C62]" office:value-type="float" office:value="0.003427" calcext:value-type="float">
            <text:p>0.003427</text:p>
          </table:table-cell>
        </table:table-row>
        <table:table-row table:style-name="ro1">
          <table:table-cell office:value-type="float" office:value="0.000439" calcext:value-type="float">
            <text:p>0.000439</text:p>
          </table:table-cell>
          <table:table-cell office:value-type="float" office:value="0.006062" calcext:value-type="float">
            <text:p>0.006062</text:p>
          </table:table-cell>
          <table:table-cell office:value-type="float" office:value="0.001433" calcext:value-type="float">
            <text:p>0.001433</text:p>
          </table:table-cell>
          <table:table-cell table:formula="of:=[.B63]-[.C63]" office:value-type="float" office:value="0.004629" calcext:value-type="float">
            <text:p>0.004629</text:p>
          </table:table-cell>
        </table:table-row>
        <table:table-row table:style-name="ro1">
          <table:table-cell office:value-type="float" office:value="0.001712" calcext:value-type="float">
            <text:p>0.001712</text:p>
          </table:table-cell>
          <table:table-cell office:value-type="float" office:value="0.006706" calcext:value-type="float">
            <text:p>0.006706</text:p>
          </table:table-cell>
          <table:table-cell office:value-type="float" office:value="0.001422" calcext:value-type="float">
            <text:p>0.001422</text:p>
          </table:table-cell>
          <table:table-cell table:formula="of:=[.B64]-[.C64]" office:value-type="float" office:value="0.005284" calcext:value-type="float">
            <text:p>0.005284</text:p>
          </table:table-cell>
        </table:table-row>
        <table:table-row table:style-name="ro1">
          <table:table-cell office:value-type="float" office:value="0.004257" calcext:value-type="float">
            <text:p>0.004257</text:p>
          </table:table-cell>
          <table:table-cell office:value-type="float" office:value="0.006168" calcext:value-type="float">
            <text:p>0.006168</text:p>
          </table:table-cell>
          <table:table-cell office:value-type="float" office:value="0.001516" calcext:value-type="float">
            <text:p>0.001516</text:p>
          </table:table-cell>
          <table:table-cell table:formula="of:=[.B65]-[.C65]" office:value-type="float" office:value="0.004652" calcext:value-type="float">
            <text:p>0.004652</text:p>
          </table:table-cell>
        </table:table-row>
        <table:table-row table:style-name="ro1">
          <table:table-cell office:value-type="float" office:value="0.001712" calcext:value-type="float">
            <text:p>0.001712</text:p>
          </table:table-cell>
          <table:table-cell office:value-type="float" office:value="0.006716" calcext:value-type="float">
            <text:p>0.006716</text:p>
          </table:table-cell>
          <table:table-cell office:value-type="float" office:value="0.001544" calcext:value-type="float">
            <text:p>0.001544</text:p>
          </table:table-cell>
          <table:table-cell table:formula="of:=[.B66]-[.C66]" office:value-type="float" office:value="0.005172" calcext:value-type="float">
            <text:p>0.005172</text:p>
          </table:table-cell>
        </table:table-row>
        <table:table-row table:style-name="ro1">
          <table:table-cell office:value-type="float" office:value="0.002984" calcext:value-type="float">
            <text:p>0.002984</text:p>
          </table:table-cell>
          <table:table-cell office:value-type="float" office:value="0.007877" calcext:value-type="float">
            <text:p>0.007877</text:p>
          </table:table-cell>
          <table:table-cell office:value-type="float" office:value="0.001641" calcext:value-type="float">
            <text:p>0.001641</text:p>
          </table:table-cell>
          <table:table-cell table:formula="of:=[.B67]-[.C67]" office:value-type="float" office:value="0.006236" calcext:value-type="float">
            <text:p>0.006236</text:p>
          </table:table-cell>
        </table:table-row>
        <table:table-row table:style-name="ro1">
          <table:table-cell office:value-type="float" office:value="0.002984" calcext:value-type="float">
            <text:p>0.002984</text:p>
          </table:table-cell>
          <table:table-cell office:value-type="float" office:value="0.008015" calcext:value-type="float">
            <text:p>0.008015</text:p>
          </table:table-cell>
          <table:table-cell office:value-type="float" office:value="0.001676" calcext:value-type="float">
            <text:p>0.001676</text:p>
          </table:table-cell>
          <table:table-cell table:formula="of:=[.B68]-[.C68]" office:value-type="float" office:value="0.006339" calcext:value-type="float">
            <text:p>0.006339</text:p>
          </table:table-cell>
        </table:table-row>
        <table:table-row table:style-name="ro1">
          <table:table-cell office:value-type="float" office:value="0.000439" calcext:value-type="float">
            <text:p>0.000439</text:p>
          </table:table-cell>
          <table:table-cell office:value-type="float" office:value="0.007882" calcext:value-type="float">
            <text:p>0.007882</text:p>
          </table:table-cell>
          <table:table-cell office:value-type="float" office:value="0.001749" calcext:value-type="float">
            <text:p>0.001749</text:p>
          </table:table-cell>
          <table:table-cell table:formula="of:=[.B69]-[.C69]" office:value-type="float" office:value="0.006133" calcext:value-type="float">
            <text:p>0.006133</text:p>
          </table:table-cell>
        </table:table-row>
        <table:table-row table:style-name="ro1">
          <table:table-cell office:value-type="float" office:value="-0.000833" calcext:value-type="float">
            <text:p>-0.000833</text:p>
          </table:table-cell>
          <table:table-cell office:value-type="float" office:value="0.006789" calcext:value-type="float">
            <text:p>0.006789</text:p>
          </table:table-cell>
          <table:table-cell office:value-type="float" office:value="0.001744" calcext:value-type="float">
            <text:p>0.001744</text:p>
          </table:table-cell>
          <table:table-cell table:formula="of:=[.B70]-[.C70]" office:value-type="float" office:value="0.005045" calcext:value-type="float">
            <text:p>0.005045</text:p>
          </table:table-cell>
        </table:table-row>
        <table:table-row table:style-name="ro1">
          <table:table-cell office:value-type="float" office:value="-0.000833" calcext:value-type="float">
            <text:p>-0.000833</text:p>
          </table:table-cell>
          <table:table-cell office:value-type="float" office:value="0.005472" calcext:value-type="float">
            <text:p>0.005472</text:p>
          </table:table-cell>
          <table:table-cell office:value-type="float" office:value="0.001866" calcext:value-type="float">
            <text:p>0.001866</text:p>
          </table:table-cell>
          <table:table-cell table:formula="of:=[.B71]-[.C71]" office:value-type="float" office:value="0.003606" calcext:value-type="float">
            <text:p>0.003606</text:p>
          </table:table-cell>
        </table:table-row>
        <table:table-row table:style-name="ro1">
          <table:table-cell office:value-type="float" office:value="-0.000833" calcext:value-type="float">
            <text:p>-0.000833</text:p>
          </table:table-cell>
          <table:table-cell office:value-type="float" office:value="0.003447" calcext:value-type="float">
            <text:p>0.003447</text:p>
          </table:table-cell>
          <table:table-cell office:value-type="float" office:value="0.001926" calcext:value-type="float">
            <text:p>0.001926</text:p>
          </table:table-cell>
          <table:table-cell table:formula="of:=[.B72]-[.C72]" office:value-type="float" office:value="0.001521" calcext:value-type="float">
            <text:p>0.001521</text:p>
          </table:table-cell>
        </table:table-row>
        <table:table-row table:style-name="ro1">
          <table:table-cell office:value-type="float" office:value="-0.002105" calcext:value-type="float">
            <text:p>-0.002105</text:p>
          </table:table-cell>
          <table:table-cell office:value-type="float" office:value="0.002349" calcext:value-type="float">
            <text:p>0.002349</text:p>
          </table:table-cell>
          <table:table-cell office:value-type="float" office:value="0.002021" calcext:value-type="float">
            <text:p>0.002021</text:p>
          </table:table-cell>
          <table:table-cell table:formula="of:=[.B73]-[.C73]" office:value-type="float" office:value="0.000328" calcext:value-type="float">
            <text:p>0.000328</text:p>
          </table:table-cell>
        </table:table-row>
        <table:table-row table:style-name="ro1">
          <table:table-cell office:value-type="float" office:value="-0.000833" calcext:value-type="float">
            <text:p>-0.000833</text:p>
          </table:table-cell>
          <table:table-cell office:value-type="float" office:value="0.001623" calcext:value-type="float">
            <text:p>0.001623</text:p>
          </table:table-cell>
          <table:table-cell office:value-type="float" office:value="0.002028" calcext:value-type="float">
            <text:p>0.002028</text:p>
          </table:table-cell>
          <table:table-cell table:formula="of:=[.B74]-[.C74]" office:value-type="float" office:value="-0.000405" calcext:value-type="float">
            <text:p>-0.000405</text:p>
          </table:table-cell>
        </table:table-row>
        <table:table-row table:style-name="ro1">
          <table:table-cell office:value-type="float" office:value="-0.000833" calcext:value-type="float">
            <text:p>-0.000833</text:p>
          </table:table-cell>
          <table:table-cell office:value-type="float" office:value="0.001455" calcext:value-type="float">
            <text:p>0.001455</text:p>
          </table:table-cell>
          <table:table-cell office:value-type="float" office:value="0.002135" calcext:value-type="float">
            <text:p>0.002135</text:p>
          </table:table-cell>
          <table:table-cell table:formula="of:=[.B75]-[.C75]" office:value-type="float" office:value="-0.00068" calcext:value-type="float">
            <text:p>-0.00068</text:p>
          </table:table-cell>
        </table:table-row>
        <table:table-row table:style-name="ro1">
          <table:table-cell office:value-type="float" office:value="0.002984" calcext:value-type="float">
            <text:p>0.002984</text:p>
          </table:table-cell>
          <table:table-cell office:value-type="float" office:value="0.000953" calcext:value-type="float">
            <text:p>0.000953</text:p>
          </table:table-cell>
          <table:table-cell office:value-type="float" office:value="0.002182" calcext:value-type="float">
            <text:p>0.002182</text:p>
          </table:table-cell>
          <table:table-cell table:formula="of:=[.B76]-[.C76]" office:value-type="float" office:value="-0.001229" calcext:value-type="float">
            <text:p>-0.001229</text:p>
          </table:table-cell>
        </table:table-row>
        <table:table-row table:style-name="ro1">
          <table:table-cell office:value-type="float" office:value="0.001712" calcext:value-type="float">
            <text:p>0.001712</text:p>
          </table:table-cell>
          <table:table-cell office:value-type="float" office:value="0.001059" calcext:value-type="float">
            <text:p>0.001059</text:p>
          </table:table-cell>
          <table:table-cell office:value-type="float" office:value="0.002268" calcext:value-type="float">
            <text:p>0.002268</text:p>
          </table:table-cell>
          <table:table-cell table:formula="of:=[.B77]-[.C77]" office:value-type="float" office:value="-0.001209" calcext:value-type="float">
            <text:p>-0.001209</text:p>
          </table:table-cell>
        </table:table-row>
        <table:table-row table:style-name="ro1">
          <table:table-cell office:value-type="float" office:value="0.000439" calcext:value-type="float">
            <text:p>0.000439</text:p>
          </table:table-cell>
          <table:table-cell office:value-type="float" office:value="0.002107" calcext:value-type="float">
            <text:p>0.002107</text:p>
          </table:table-cell>
          <table:table-cell office:value-type="float" office:value="0.002326" calcext:value-type="float">
            <text:p>0.002326</text:p>
          </table:table-cell>
          <table:table-cell table:formula="of:=[.B78]-[.C78]" office:value-type="float" office:value="-0.000219" calcext:value-type="float">
            <text:p>-0.000219</text:p>
          </table:table-cell>
        </table:table-row>
        <table:table-row table:style-name="ro1">
          <table:table-cell office:value-type="float" office:value="0.001712" calcext:value-type="float">
            <text:p>0.001712</text:p>
          </table:table-cell>
          <table:table-cell office:value-type="float" office:value="0.002361" calcext:value-type="float">
            <text:p>0.002361</text:p>
          </table:table-cell>
          <table:table-cell office:value-type="float" office:value="0.002393" calcext:value-type="float">
            <text:p>0.002393</text:p>
          </table:table-cell>
          <table:table-cell table:formula="of:=[.B79]-[.C79]" office:value-type="float" office:value="-0.0000319999999999999" calcext:value-type="float">
            <text:p>-0.000032</text:p>
          </table:table-cell>
        </table:table-row>
        <table:table-row table:style-name="ro1">
          <table:table-cell office:value-type="float" office:value="0.000439" calcext:value-type="float">
            <text:p>0.000439</text:p>
          </table:table-cell>
          <table:table-cell office:value-type="float" office:value="0.002824" calcext:value-type="float">
            <text:p>0.002824</text:p>
          </table:table-cell>
          <table:table-cell office:value-type="float" office:value="0.002481" calcext:value-type="float">
            <text:p>0.002481</text:p>
          </table:table-cell>
          <table:table-cell table:formula="of:=[.B80]-[.C80]" office:value-type="float" office:value="0.000343" calcext:value-type="float">
            <text:p>0.000343</text:p>
          </table:table-cell>
        </table:table-row>
        <table:table-row table:style-name="ro1">
          <table:table-cell office:value-type="float" office:value="0.000439" calcext:value-type="float">
            <text:p>0.000439</text:p>
          </table:table-cell>
          <table:table-cell office:value-type="float" office:value="0.004868" calcext:value-type="float">
            <text:p>0.004868</text:p>
          </table:table-cell>
          <table:table-cell office:value-type="float" office:value="0.002552" calcext:value-type="float">
            <text:p>0.002552</text:p>
          </table:table-cell>
          <table:table-cell table:formula="of:=[.B81]-[.C81]" office:value-type="float" office:value="0.002316" calcext:value-type="float">
            <text:p>0.002316</text:p>
          </table:table-cell>
        </table:table-row>
        <table:table-row table:style-name="ro1">
          <table:table-cell office:value-type="float" office:value="0.004257" calcext:value-type="float">
            <text:p>0.004257</text:p>
          </table:table-cell>
          <table:table-cell office:value-type="float" office:value="0.006082" calcext:value-type="float">
            <text:p>0.006082</text:p>
          </table:table-cell>
          <table:table-cell office:value-type="float" office:value="0.002638" calcext:value-type="float">
            <text:p>0.002638</text:p>
          </table:table-cell>
          <table:table-cell table:formula="of:=[.B82]-[.C82]" office:value-type="float" office:value="0.003444" calcext:value-type="float">
            <text:p>0.003444</text:p>
          </table:table-cell>
        </table:table-row>
        <table:table-row table:style-name="ro1">
          <table:table-cell office:value-type="float" office:value="0.006802" calcext:value-type="float">
            <text:p>0.006802</text:p>
          </table:table-cell>
          <table:table-cell office:value-type="float" office:value="0.007498" calcext:value-type="float">
            <text:p>0.007498</text:p>
          </table:table-cell>
          <table:table-cell office:value-type="float" office:value="0.002731" calcext:value-type="float">
            <text:p>0.002731</text:p>
          </table:table-cell>
          <table:table-cell table:formula="of:=[.B83]-[.C83]" office:value-type="float" office:value="0.004767" calcext:value-type="float">
            <text:p>0.004767</text:p>
          </table:table-cell>
        </table:table-row>
        <table:table-row table:style-name="ro1">
          <table:table-cell office:value-type="float" office:value="0.009346" calcext:value-type="float">
            <text:p>0.009346</text:p>
          </table:table-cell>
          <table:table-cell office:value-type="float" office:value="0.01015" calcext:value-type="float">
            <text:p>0.01015</text:p>
          </table:table-cell>
          <table:table-cell office:value-type="float" office:value="0.002821" calcext:value-type="float">
            <text:p>0.002821</text:p>
          </table:table-cell>
          <table:table-cell table:formula="of:=[.B84]-[.C84]" office:value-type="float" office:value="0.007329" calcext:value-type="float">
            <text:p>0.007329</text:p>
          </table:table-cell>
        </table:table-row>
        <table:table-row table:style-name="ro1">
          <table:table-cell office:value-type="float" office:value="0.011891" calcext:value-type="float">
            <text:p>0.011891</text:p>
          </table:table-cell>
          <table:table-cell office:value-type="float" office:value="0.012967" calcext:value-type="float">
            <text:p>0.012967</text:p>
          </table:table-cell>
          <table:table-cell office:value-type="float" office:value="0.00292" calcext:value-type="float">
            <text:p>0.00292</text:p>
          </table:table-cell>
          <table:table-cell table:formula="of:=[.B85]-[.C85]" office:value-type="float" office:value="0.010047" calcext:value-type="float">
            <text:p>0.010047</text:p>
          </table:table-cell>
        </table:table-row>
        <table:table-row table:style-name="ro1">
          <table:table-cell office:value-type="float" office:value="0.010619" calcext:value-type="float">
            <text:p>0.010619</text:p>
          </table:table-cell>
          <table:table-cell office:value-type="float" office:value="0.015944" calcext:value-type="float">
            <text:p>0.015944</text:p>
          </table:table-cell>
          <table:table-cell office:value-type="float" office:value="0.002987" calcext:value-type="float">
            <text:p>0.002987</text:p>
          </table:table-cell>
          <table:table-cell table:formula="of:=[.B86]-[.C86]" office:value-type="float" office:value="0.012957" calcext:value-type="float">
            <text:p>0.012957</text:p>
          </table:table-cell>
        </table:table-row>
        <table:table-row table:style-name="ro1">
          <table:table-cell office:value-type="float" office:value="0.008074" calcext:value-type="float">
            <text:p>0.008074</text:p>
          </table:table-cell>
          <table:table-cell office:value-type="float" office:value="0.018461" calcext:value-type="float">
            <text:p>0.018461</text:p>
          </table:table-cell>
          <table:table-cell office:value-type="float" office:value="0.003065" calcext:value-type="float">
            <text:p>0.003065</text:p>
          </table:table-cell>
          <table:table-cell table:formula="of:=[.B87]-[.C87]" office:value-type="float" office:value="0.015396" calcext:value-type="float">
            <text:p>0.015396</text:p>
          </table:table-cell>
        </table:table-row>
        <table:table-row table:style-name="ro1">
          <table:table-cell office:value-type="float" office:value="0.006802" calcext:value-type="float">
            <text:p>0.006802</text:p>
          </table:table-cell>
          <table:table-cell office:value-type="float" office:value="0.018001" calcext:value-type="float">
            <text:p>0.018001</text:p>
          </table:table-cell>
          <table:table-cell office:value-type="float" office:value="0.003147" calcext:value-type="float">
            <text:p>0.003147</text:p>
          </table:table-cell>
          <table:table-cell table:formula="of:=[.B88]-[.C88]" office:value-type="float" office:value="0.014854" calcext:value-type="float">
            <text:p>0.014854</text:p>
          </table:table-cell>
        </table:table-row>
        <table:table-row table:style-name="ro1">
          <table:table-cell office:value-type="float" office:value="0.005529" calcext:value-type="float">
            <text:p>0.005529</text:p>
          </table:table-cell>
          <table:table-cell office:value-type="float" office:value="0.015363" calcext:value-type="float">
            <text:p>0.015363</text:p>
          </table:table-cell>
          <table:table-cell office:value-type="float" office:value="0.003221" calcext:value-type="float">
            <text:p>0.003221</text:p>
          </table:table-cell>
          <table:table-cell table:formula="of:=[.B89]-[.C89]" office:value-type="float" office:value="0.012142" calcext:value-type="float">
            <text:p>0.012142</text:p>
          </table:table-cell>
        </table:table-row>
        <table:table-row table:style-name="ro1">
          <table:table-cell office:value-type="float" office:value="0.004257" calcext:value-type="float">
            <text:p>0.004257</text:p>
          </table:table-cell>
          <table:table-cell office:value-type="float" office:value="0.012073" calcext:value-type="float">
            <text:p>0.012073</text:p>
          </table:table-cell>
          <table:table-cell office:value-type="float" office:value="0.003282" calcext:value-type="float">
            <text:p>0.003282</text:p>
          </table:table-cell>
          <table:table-cell table:formula="of:=[.B90]-[.C90]" office:value-type="float" office:value="0.008791" calcext:value-type="float">
            <text:p>0.008791</text:p>
          </table:table-cell>
        </table:table-row>
        <table:table-row table:style-name="ro1">
          <table:table-cell office:value-type="float" office:value="0.002984" calcext:value-type="float">
            <text:p>0.002984</text:p>
          </table:table-cell>
          <table:table-cell office:value-type="float" office:value="0.008292" calcext:value-type="float">
            <text:p>0.008292</text:p>
          </table:table-cell>
          <table:table-cell office:value-type="float" office:value="0.003377" calcext:value-type="float">
            <text:p>0.003377</text:p>
          </table:table-cell>
          <table:table-cell table:formula="of:=[.B91]-[.C91]" office:value-type="float" office:value="0.004915" calcext:value-type="float">
            <text:p>0.004915</text:p>
          </table:table-cell>
        </table:table-row>
        <table:table-row table:style-name="ro1">
          <table:table-cell office:value-type="float" office:value="0.002984" calcext:value-type="float">
            <text:p>0.002984</text:p>
          </table:table-cell>
          <table:table-cell office:value-type="float" office:value="0.005792" calcext:value-type="float">
            <text:p>0.005792</text:p>
          </table:table-cell>
          <table:table-cell office:value-type="float" office:value="0.003464" calcext:value-type="float">
            <text:p>0.003464</text:p>
          </table:table-cell>
          <table:table-cell table:formula="of:=[.B92]-[.C92]" office:value-type="float" office:value="0.002328" calcext:value-type="float">
            <text:p>0.002328</text:p>
          </table:table-cell>
        </table:table-row>
        <table:table-row table:style-name="ro1">
          <table:table-cell office:value-type="float" office:value="0.001712" calcext:value-type="float">
            <text:p>0.001712</text:p>
          </table:table-cell>
          <table:table-cell office:value-type="float" office:value="0.005532" calcext:value-type="float">
            <text:p>0.005532</text:p>
          </table:table-cell>
          <table:table-cell office:value-type="float" office:value="0.00355" calcext:value-type="float">
            <text:p>0.00355</text:p>
          </table:table-cell>
          <table:table-cell table:formula="of:=[.B93]-[.C93]" office:value-type="float" office:value="0.001982" calcext:value-type="float">
            <text:p>0.001982</text:p>
          </table:table-cell>
        </table:table-row>
        <table:table-row table:style-name="ro1">
          <table:table-cell office:value-type="float" office:value="0.001712" calcext:value-type="float">
            <text:p>0.001712</text:p>
          </table:table-cell>
          <table:table-cell office:value-type="float" office:value="0.005781" calcext:value-type="float">
            <text:p>0.005781</text:p>
          </table:table-cell>
          <table:table-cell office:value-type="float" office:value="0.003645" calcext:value-type="float">
            <text:p>0.003645</text:p>
          </table:table-cell>
          <table:table-cell table:formula="of:=[.B94]-[.C94]" office:value-type="float" office:value="0.002136" calcext:value-type="float">
            <text:p>0.002136</text:p>
          </table:table-cell>
        </table:table-row>
        <table:table-row table:style-name="ro1">
          <table:table-cell office:value-type="float" office:value="0.001712" calcext:value-type="float">
            <text:p>0.001712</text:p>
          </table:table-cell>
          <table:table-cell office:value-type="float" office:value="0.005477" calcext:value-type="float">
            <text:p>0.005477</text:p>
          </table:table-cell>
          <table:table-cell office:value-type="float" office:value="0.003705" calcext:value-type="float">
            <text:p>0.003705</text:p>
          </table:table-cell>
          <table:table-cell table:formula="of:=[.B95]-[.C95]" office:value-type="float" office:value="0.001772" calcext:value-type="float">
            <text:p>0.001772</text:p>
          </table:table-cell>
        </table:table-row>
        <table:table-row table:style-name="ro1">
          <table:table-cell office:value-type="float" office:value="0.004257" calcext:value-type="float">
            <text:p>0.004257</text:p>
          </table:table-cell>
          <table:table-cell office:value-type="float" office:value="0.005314" calcext:value-type="float">
            <text:p>0.005314</text:p>
          </table:table-cell>
          <table:table-cell office:value-type="float" office:value="0.003796" calcext:value-type="float">
            <text:p>0.003796</text:p>
          </table:table-cell>
          <table:table-cell table:formula="of:=[.B96]-[.C96]" office:value-type="float" office:value="0.001518" calcext:value-type="float">
            <text:p>0.001518</text:p>
          </table:table-cell>
        </table:table-row>
        <table:table-row table:style-name="ro1">
          <table:table-cell office:value-type="float" office:value="0.002984" calcext:value-type="float">
            <text:p>0.002984</text:p>
          </table:table-cell>
          <table:table-cell office:value-type="float" office:value="0.004701" calcext:value-type="float">
            <text:p>0.004701</text:p>
          </table:table-cell>
          <table:table-cell office:value-type="float" office:value="0.003891" calcext:value-type="float">
            <text:p>0.003891</text:p>
          </table:table-cell>
          <table:table-cell table:formula="of:=[.B97]-[.C97]" office:value-type="float" office:value="0.000809999999999999" calcext:value-type="float">
            <text:p>0.00081</text:p>
          </table:table-cell>
        </table:table-row>
        <table:table-row table:style-name="ro1">
          <table:table-cell office:value-type="float" office:value="0.00204" calcext:value-type="float">
            <text:p>0.00204</text:p>
          </table:table-cell>
          <table:table-cell office:value-type="float" office:value="0.003756" calcext:value-type="float">
            <text:p>0.003756</text:p>
          </table:table-cell>
          <table:table-cell office:value-type="float" office:value="0.003954" calcext:value-type="float">
            <text:p>0.003954</text:p>
          </table:table-cell>
          <table:table-cell table:formula="of:=[.B98]-[.C98]" office:value-type="float" office:value="-0.000198" calcext:value-type="float">
            <text:p>-0.000198</text:p>
          </table:table-cell>
        </table:table-row>
        <table:table-row table:style-name="ro1">
          <table:table-cell office:value-type="float" office:value="-0.000505" calcext:value-type="float">
            <text:p>-0.000505</text:p>
          </table:table-cell>
          <table:table-cell office:value-type="float" office:value="0.002707" calcext:value-type="float">
            <text:p>0.002707</text:p>
          </table:table-cell>
          <table:table-cell office:value-type="float" office:value="0.004058" calcext:value-type="float">
            <text:p>0.004058</text:p>
          </table:table-cell>
          <table:table-cell table:formula="of:=[.B99]-[.C99]" office:value-type="float" office:value="-0.001351" calcext:value-type="float">
            <text:p>-0.001351</text:p>
          </table:table-cell>
        </table:table-row>
        <table:table-row table:style-name="ro1">
          <table:table-cell office:value-type="float" office:value="-0.004322" calcext:value-type="float">
            <text:p>-0.004322</text:p>
          </table:table-cell>
          <table:table-cell office:value-type="float" office:value="0.001141" calcext:value-type="float">
            <text:p>0.001141</text:p>
          </table:table-cell>
          <table:table-cell office:value-type="float" office:value="0.004118" calcext:value-type="float">
            <text:p>0.004118</text:p>
          </table:table-cell>
          <table:table-cell table:formula="of:=[.B100]-[.C100]" office:value-type="float" office:value="-0.002977" calcext:value-type="float">
            <text:p>-0.002977</text:p>
          </table:table-cell>
        </table:table-row>
        <table:table-row table:style-name="ro1">
          <table:table-cell office:value-type="float" office:value="-0.004322" calcext:value-type="float">
            <text:p>-0.004322</text:p>
          </table:table-cell>
          <table:table-cell office:value-type="float" office:value="-0.000645" calcext:value-type="float">
            <text:p>-0.000645</text:p>
          </table:table-cell>
          <table:table-cell office:value-type="float" office:value="0.004207" calcext:value-type="float">
            <text:p>0.004207</text:p>
          </table:table-cell>
          <table:table-cell table:formula="of:=[.B101]-[.C101]" office:value-type="float" office:value="-0.004852" calcext:value-type="float">
            <text:p>-0.004852</text:p>
          </table:table-cell>
        </table:table-row>
        <table:table-row table:style-name="ro1">
          <table:table-cell office:value-type="float" office:value="-0.00305" calcext:value-type="float">
            <text:p>-0.00305</text:p>
          </table:table-cell>
          <table:table-cell office:value-type="float" office:value="-0.001733" calcext:value-type="float">
            <text:p>-0.001733</text:p>
          </table:table-cell>
          <table:table-cell office:value-type="float" office:value="0.00428" calcext:value-type="float">
            <text:p>0.00428</text:p>
          </table:table-cell>
          <table:table-cell table:formula="of:=[.B102]-[.C102]" office:value-type="float" office:value="-0.006013" calcext:value-type="float">
            <text:p>-0.006013</text:p>
          </table:table-cell>
        </table:table-row>
        <table:table-row table:style-name="ro1">
          <table:table-cell office:value-type="float" office:value="-0.004322" calcext:value-type="float">
            <text:p>-0.004322</text:p>
          </table:table-cell>
          <table:table-cell office:value-type="float" office:value="-0.001622" calcext:value-type="float">
            <text:p>-0.001622</text:p>
          </table:table-cell>
          <table:table-cell office:value-type="float" office:value="0.004378" calcext:value-type="float">
            <text:p>0.004378</text:p>
          </table:table-cell>
          <table:table-cell table:formula="of:=[.B103]-[.C103]" office:value-type="float" office:value="-0.006" calcext:value-type="float">
            <text:p>-0.006</text:p>
          </table:table-cell>
        </table:table-row>
        <table:table-row table:style-name="ro1">
          <table:table-cell office:value-type="float" office:value="-0.005595" calcext:value-type="float">
            <text:p>-0.005595</text:p>
          </table:table-cell>
          <table:table-cell office:value-type="float" office:value="0.000637" calcext:value-type="float">
            <text:p>0.000637</text:p>
          </table:table-cell>
          <table:table-cell office:value-type="float" office:value="0.004456" calcext:value-type="float">
            <text:p>0.004456</text:p>
          </table:table-cell>
          <table:table-cell table:formula="of:=[.B104]-[.C104]" office:value-type="float" office:value="-0.003819" calcext:value-type="float">
            <text:p>-0.003819</text:p>
          </table:table-cell>
        </table:table-row>
        <table:table-row table:style-name="ro1">
          <table:table-cell office:value-type="float" office:value="-0.001777" calcext:value-type="float">
            <text:p>-0.001777</text:p>
          </table:table-cell>
          <table:table-cell office:value-type="float" office:value="0.001437" calcext:value-type="float">
            <text:p>0.001437</text:p>
          </table:table-cell>
          <table:table-cell office:value-type="float" office:value="0.00454" calcext:value-type="float">
            <text:p>0.00454</text:p>
          </table:table-cell>
          <table:table-cell table:formula="of:=[.B105]-[.C105]" office:value-type="float" office:value="-0.003103" calcext:value-type="float">
            <text:p>-0.003103</text:p>
          </table:table-cell>
        </table:table-row>
        <table:table-row table:style-name="ro1">
          <table:table-cell office:value-type="float" office:value="0.000767" calcext:value-type="float">
            <text:p>0.000767</text:p>
          </table:table-cell>
          <table:table-cell office:value-type="float" office:value="0.002497" calcext:value-type="float">
            <text:p>0.002497</text:p>
          </table:table-cell>
          <table:table-cell office:value-type="float" office:value="0.00462" calcext:value-type="float">
            <text:p>0.00462</text:p>
          </table:table-cell>
          <table:table-cell table:formula="of:=[.B106]-[.C106]" office:value-type="float" office:value="-0.002123" calcext:value-type="float">
            <text:p>-0.002123</text:p>
          </table:table-cell>
        </table:table-row>
        <table:table-row table:style-name="ro1">
          <table:table-cell office:value-type="float" office:value="0.00204" calcext:value-type="float">
            <text:p>0.00204</text:p>
          </table:table-cell>
          <table:table-cell office:value-type="float" office:value="0.003923" calcext:value-type="float">
            <text:p>0.003923</text:p>
          </table:table-cell>
          <table:table-cell office:value-type="float" office:value="0.004719" calcext:value-type="float">
            <text:p>0.004719</text:p>
          </table:table-cell>
          <table:table-cell table:formula="of:=[.B107]-[.C107]" office:value-type="float" office:value="-0.000796000000000001" calcext:value-type="float">
            <text:p>-0.000796</text:p>
          </table:table-cell>
        </table:table-row>
        <table:table-row table:style-name="ro1">
          <table:table-cell office:value-type="float" office:value="0.000767" calcext:value-type="float">
            <text:p>0.000767</text:p>
          </table:table-cell>
          <table:table-cell office:value-type="float" office:value="0.007597" calcext:value-type="float">
            <text:p>0.007597</text:p>
          </table:table-cell>
          <table:table-cell office:value-type="float" office:value="0.004802" calcext:value-type="float">
            <text:p>0.004802</text:p>
          </table:table-cell>
          <table:table-cell table:formula="of:=[.B108]-[.C108]" office:value-type="float" office:value="0.002795" calcext:value-type="float">
            <text:p>0.002795</text:p>
          </table:table-cell>
        </table:table-row>
        <table:table-row table:style-name="ro1">
          <table:table-cell office:value-type="float" office:value="0.000767" calcext:value-type="float">
            <text:p>0.000767</text:p>
          </table:table-cell>
          <table:table-cell office:value-type="float" office:value="0.010455" calcext:value-type="float">
            <text:p>0.010455</text:p>
          </table:table-cell>
          <table:table-cell office:value-type="float" office:value="0.004862" calcext:value-type="float">
            <text:p>0.004862</text:p>
          </table:table-cell>
          <table:table-cell table:formula="of:=[.B109]-[.C109]" office:value-type="float" office:value="0.005593" calcext:value-type="float">
            <text:p>0.005593</text:p>
          </table:table-cell>
        </table:table-row>
        <table:table-row table:style-name="ro1">
          <table:table-cell office:value-type="float" office:value="0.00204" calcext:value-type="float">
            <text:p>0.00204</text:p>
          </table:table-cell>
          <table:table-cell office:value-type="float" office:value="0.011038" calcext:value-type="float">
            <text:p>0.011038</text:p>
          </table:table-cell>
          <table:table-cell office:value-type="float" office:value="0.004915" calcext:value-type="float">
            <text:p>0.004915</text:p>
          </table:table-cell>
          <table:table-cell table:formula="of:=[.B110]-[.C110]" office:value-type="float" office:value="0.006123" calcext:value-type="float">
            <text:p>0.006123</text:p>
          </table:table-cell>
        </table:table-row>
        <table:table-row table:style-name="ro1">
          <table:table-cell office:value-type="float" office:value="0.000767" calcext:value-type="float">
            <text:p>0.000767</text:p>
          </table:table-cell>
          <table:table-cell office:value-type="float" office:value="0.010901" calcext:value-type="float">
            <text:p>0.010901</text:p>
          </table:table-cell>
          <table:table-cell office:value-type="float" office:value="0.005013" calcext:value-type="float">
            <text:p>0.005013</text:p>
          </table:table-cell>
          <table:table-cell table:formula="of:=[.B111]-[.C111]" office:value-type="float" office:value="0.005888" calcext:value-type="float">
            <text:p>0.005888</text:p>
          </table:table-cell>
        </table:table-row>
        <table:table-row table:style-name="ro1">
          <table:table-cell office:value-type="float" office:value="0.000767" calcext:value-type="float">
            <text:p>0.000767</text:p>
          </table:table-cell>
          <table:table-cell office:value-type="float" office:value="0.010617" calcext:value-type="float">
            <text:p>0.010617</text:p>
          </table:table-cell>
          <table:table-cell office:value-type="float" office:value="0.005101" calcext:value-type="float">
            <text:p>0.005101</text:p>
          </table:table-cell>
          <table:table-cell table:formula="of:=[.B112]-[.C112]" office:value-type="float" office:value="0.005516" calcext:value-type="float">
            <text:p>0.005516</text:p>
          </table:table-cell>
        </table:table-row>
        <table:table-row table:style-name="ro1">
          <table:table-cell office:value-type="float" office:value="0.000767" calcext:value-type="float">
            <text:p>0.000767</text:p>
          </table:table-cell>
          <table:table-cell office:value-type="float" office:value="0.008488" calcext:value-type="float">
            <text:p>0.008488</text:p>
          </table:table-cell>
          <table:table-cell office:value-type="float" office:value="0.005178" calcext:value-type="float">
            <text:p>0.005178</text:p>
          </table:table-cell>
          <table:table-cell table:formula="of:=[.B113]-[.C113]" office:value-type="float" office:value="0.00331" calcext:value-type="float">
            <text:p>0.00331</text:p>
          </table:table-cell>
        </table:table-row>
        <table:table-row table:style-name="ro1">
          <table:table-cell office:value-type="float" office:value="0.000767" calcext:value-type="float">
            <text:p>0.000767</text:p>
          </table:table-cell>
          <table:table-cell office:value-type="float" office:value="0.006693" calcext:value-type="float">
            <text:p>0.006693</text:p>
          </table:table-cell>
          <table:table-cell office:value-type="float" office:value="0.005247" calcext:value-type="float">
            <text:p>0.005247</text:p>
          </table:table-cell>
          <table:table-cell table:formula="of:=[.B114]-[.C114]" office:value-type="float" office:value="0.001446" calcext:value-type="float">
            <text:p>0.001446</text:p>
          </table:table-cell>
        </table:table-row>
        <table:table-row table:style-name="ro1">
          <table:table-cell office:value-type="float" office:value="-0.000505" calcext:value-type="float">
            <text:p>-0.000505</text:p>
          </table:table-cell>
          <table:table-cell office:value-type="float" office:value="0.003916" calcext:value-type="float">
            <text:p>0.003916</text:p>
          </table:table-cell>
          <table:table-cell office:value-type="float" office:value="0.005303" calcext:value-type="float">
            <text:p>0.005303</text:p>
          </table:table-cell>
          <table:table-cell table:formula="of:=[.B115]-[.C115]" office:value-type="float" office:value="-0.001387" calcext:value-type="float">
            <text:p>-0.001387</text:p>
          </table:table-cell>
        </table:table-row>
        <table:table-row table:style-name="ro1">
          <table:table-cell office:value-type="float" office:value="-0.00305" calcext:value-type="float">
            <text:p>-0.00305</text:p>
          </table:table-cell>
          <table:table-cell office:value-type="float" office:value="0.001085" calcext:value-type="float">
            <text:p>0.001085</text:p>
          </table:table-cell>
          <table:table-cell office:value-type="float" office:value="0.00536" calcext:value-type="float">
            <text:p>0.00536</text:p>
          </table:table-cell>
          <table:table-cell table:formula="of:=[.B116]-[.C116]" office:value-type="float" office:value="-0.004275" calcext:value-type="float">
            <text:p>-0.004275</text:p>
          </table:table-cell>
        </table:table-row>
        <table:table-row table:style-name="ro1">
          <table:table-cell office:value-type="float" office:value="-0.001777" calcext:value-type="float">
            <text:p>-0.001777</text:p>
          </table:table-cell>
          <table:table-cell office:value-type="float" office:value="-0.000187" calcext:value-type="float">
            <text:p>-0.000187</text:p>
          </table:table-cell>
          <table:table-cell office:value-type="float" office:value="0.005495" calcext:value-type="float">
            <text:p>0.005495</text:p>
          </table:table-cell>
          <table:table-cell table:formula="of:=[.B117]-[.C117]" office:value-type="float" office:value="-0.005682" calcext:value-type="float">
            <text:p>-0.005682</text:p>
          </table:table-cell>
        </table:table-row>
        <table:table-row table:style-name="ro1">
          <table:table-cell office:value-type="float" office:value="-0.00305" calcext:value-type="float">
            <text:p>-0.00305</text:p>
          </table:table-cell>
          <table:table-cell office:value-type="float" office:value="-0.000308" calcext:value-type="float">
            <text:p>-0.000308</text:p>
          </table:table-cell>
          <table:table-cell office:value-type="float" office:value="0.00556" calcext:value-type="float">
            <text:p>0.00556</text:p>
          </table:table-cell>
          <table:table-cell table:formula="of:=[.B118]-[.C118]" office:value-type="float" office:value="-0.005868" calcext:value-type="float">
            <text:p>-0.005868</text:p>
          </table:table-cell>
        </table:table-row>
        <table:table-row table:style-name="ro1">
          <table:table-cell office:value-type="float" office:value="-0.004322" calcext:value-type="float">
            <text:p>-0.004322</text:p>
          </table:table-cell>
          <table:table-cell office:value-type="float" office:value="0.000627" calcext:value-type="float">
            <text:p>0.000627</text:p>
          </table:table-cell>
          <table:table-cell office:value-type="float" office:value="0.005658" calcext:value-type="float">
            <text:p>0.005658</text:p>
          </table:table-cell>
          <table:table-cell table:formula="of:=[.B119]-[.C119]" office:value-type="float" office:value="-0.005031" calcext:value-type="float">
            <text:p>-0.005031</text:p>
          </table:table-cell>
        </table:table-row>
        <table:table-row table:style-name="ro1">
          <table:table-cell office:value-type="float" office:value="-0.004104" calcext:value-type="float">
            <text:p>-0.004104</text:p>
          </table:table-cell>
          <table:table-cell office:value-type="float" office:value="0.000845" calcext:value-type="float">
            <text:p>0.000845</text:p>
          </table:table-cell>
          <table:table-cell office:value-type="float" office:value="0.005751" calcext:value-type="float">
            <text:p>0.005751</text:p>
          </table:table-cell>
          <table:table-cell table:formula="of:=[.B120]-[.C120]" office:value-type="float" office:value="-0.004906" calcext:value-type="float">
            <text:p>-0.004906</text:p>
          </table:table-cell>
        </table:table-row>
        <table:table-row table:style-name="ro1">
          <table:table-cell office:value-type="float" office:value="-0.000287" calcext:value-type="float">
            <text:p>-0.000287</text:p>
          </table:table-cell>
          <table:table-cell office:value-type="float" office:value="0.000239" calcext:value-type="float">
            <text:p>0.000239</text:p>
          </table:table-cell>
          <table:table-cell office:value-type="float" office:value="0.005846" calcext:value-type="float">
            <text:p>0.005846</text:p>
          </table:table-cell>
          <table:table-cell table:formula="of:=[.B121]-[.C121]" office:value-type="float" office:value="-0.005607" calcext:value-type="float">
            <text:p>-0.005607</text:p>
          </table:table-cell>
        </table:table-row>
        <table:table-row table:style-name="ro1">
          <table:table-cell office:value-type="float" office:value="-0.001559" calcext:value-type="float">
            <text:p>-0.001559</text:p>
          </table:table-cell>
          <table:table-cell office:value-type="float" office:value="0.000253" calcext:value-type="float">
            <text:p>0.000253</text:p>
          </table:table-cell>
          <table:table-cell office:value-type="float" office:value="0.005958" calcext:value-type="float">
            <text:p>0.005958</text:p>
          </table:table-cell>
          <table:table-cell table:formula="of:=[.B122]-[.C122]" office:value-type="float" office:value="-0.005705" calcext:value-type="float">
            <text:p>-0.005705</text:p>
          </table:table-cell>
        </table:table-row>
        <table:table-row table:style-name="ro1">
          <table:table-cell office:value-type="float" office:value="-0.004104" calcext:value-type="float">
            <text:p>-0.004104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6053" calcext:value-type="float">
            <text:p>0.006053</text:p>
          </table:table-cell>
          <table:table-cell table:formula="of:=[.B123]-[.C123]" office:value-type="float" office:value="-0.003793" calcext:value-type="float">
            <text:p>-0.003793</text:p>
          </table:table-cell>
        </table:table-row>
        <table:table-row table:style-name="ro1">
          <table:table-cell office:value-type="float" office:value="-0.004104" calcext:value-type="float">
            <text:p>-0.004104</text:p>
          </table:table-cell>
          <table:table-cell office:value-type="float" office:value="0.003752" calcext:value-type="float">
            <text:p>0.003752</text:p>
          </table:table-cell>
          <table:table-cell office:value-type="float" office:value="0.006129" calcext:value-type="float">
            <text:p>0.006129</text:p>
          </table:table-cell>
          <table:table-cell table:formula="of:=[.B124]-[.C124]" office:value-type="float" office:value="-0.002377" calcext:value-type="float">
            <text:p>-0.002377</text:p>
          </table:table-cell>
        </table:table-row>
        <table:table-row table:style-name="ro1">
          <table:table-cell office:value-type="float" office:value="-0.001559" calcext:value-type="float">
            <text:p>-0.001559</text:p>
          </table:table-cell>
          <table:table-cell office:value-type="float" office:value="0.003593" calcext:value-type="float">
            <text:p>0.003593</text:p>
          </table:table-cell>
          <table:table-cell office:value-type="float" office:value="0.006226" calcext:value-type="float">
            <text:p>0.006226</text:p>
          </table:table-cell>
          <table:table-cell table:formula="of:=[.B125]-[.C125]" office:value-type="float" office:value="-0.002633" calcext:value-type="float">
            <text:p>-0.002633</text:p>
          </table:table-cell>
        </table:table-row>
        <table:table-row table:style-name="ro1">
          <table:table-cell office:value-type="float" office:value="-0.000287" calcext:value-type="float">
            <text:p>-0.000287</text:p>
          </table:table-cell>
          <table:table-cell office:value-type="float" office:value="0.002958" calcext:value-type="float">
            <text:p>0.002958</text:p>
          </table:table-cell>
          <table:table-cell office:value-type="float" office:value="0.00632" calcext:value-type="float">
            <text:p>0.00632</text:p>
          </table:table-cell>
          <table:table-cell table:formula="of:=[.B126]-[.C126]" office:value-type="float" office:value="-0.003362" calcext:value-type="float">
            <text:p>-0.003362</text:p>
          </table:table-cell>
        </table:table-row>
        <table:table-row table:style-name="ro1">
          <table:table-cell office:value-type="float" office:value="-0.000287" calcext:value-type="float">
            <text:p>-0.000287</text:p>
          </table:table-cell>
          <table:table-cell office:value-type="float" office:value="0.002693" calcext:value-type="float">
            <text:p>0.002693</text:p>
          </table:table-cell>
          <table:table-cell office:value-type="float" office:value="0.006385" calcext:value-type="float">
            <text:p>0.006385</text:p>
          </table:table-cell>
          <table:table-cell table:formula="of:=[.B127]-[.C127]" office:value-type="float" office:value="-0.003692" calcext:value-type="float">
            <text:p>-0.003692</text:p>
          </table:table-cell>
        </table:table-row>
        <table:table-row table:style-name="ro1">
          <table:table-cell office:value-type="float" office:value="-0.001559" calcext:value-type="float">
            <text:p>-0.001559</text:p>
          </table:table-cell>
          <table:table-cell office:value-type="float" office:value="0.004399" calcext:value-type="float">
            <text:p>0.004399</text:p>
          </table:table-cell>
          <table:table-cell office:value-type="float" office:value="0.006474" calcext:value-type="float">
            <text:p>0.006474</text:p>
          </table:table-cell>
          <table:table-cell table:formula="of:=[.B128]-[.C128]" office:value-type="float" office:value="-0.002075" calcext:value-type="float">
            <text:p>-0.002075</text:p>
          </table:table-cell>
        </table:table-row>
        <table:table-row table:style-name="ro1">
          <table:table-cell office:value-type="float" office:value="0.000985" calcext:value-type="float">
            <text:p>0.000985</text:p>
          </table:table-cell>
          <table:table-cell office:value-type="float" office:value="0.005834" calcext:value-type="float">
            <text:p>0.005834</text:p>
          </table:table-cell>
          <table:table-cell office:value-type="float" office:value="0.006558" calcext:value-type="float">
            <text:p>0.006558</text:p>
          </table:table-cell>
          <table:table-cell table:formula="of:=[.B129]-[.C129]" office:value-type="float" office:value="-0.000724" calcext:value-type="float">
            <text:p>-0.000724</text:p>
          </table:table-cell>
        </table:table-row>
        <table:table-row table:style-name="ro1">
          <table:table-cell office:value-type="float" office:value="0.002258" calcext:value-type="float">
            <text:p>0.002258</text:p>
          </table:table-cell>
          <table:table-cell office:value-type="float" office:value="0.006296" calcext:value-type="float">
            <text:p>0.006296</text:p>
          </table:table-cell>
          <table:table-cell office:value-type="float" office:value="0.006659" calcext:value-type="float">
            <text:p>0.006659</text:p>
          </table:table-cell>
          <table:table-cell table:formula="of:=[.B130]-[.C130]" office:value-type="float" office:value="-0.000363" calcext:value-type="float">
            <text:p>-0.000363</text:p>
          </table:table-cell>
        </table:table-row>
        <table:table-row table:style-name="ro1">
          <table:table-cell office:value-type="float" office:value="-0.000287" calcext:value-type="float">
            <text:p>-0.000287</text:p>
          </table:table-cell>
          <table:table-cell office:value-type="float" office:value="0.007343" calcext:value-type="float">
            <text:p>0.007343</text:p>
          </table:table-cell>
          <table:table-cell office:value-type="float" office:value="0.006742" calcext:value-type="float">
            <text:p>0.006742</text:p>
          </table:table-cell>
          <table:table-cell table:formula="of:=[.B131]-[.C131]" office:value-type="float" office:value="0.000601" calcext:value-type="float">
            <text:p>0.000601</text:p>
          </table:table-cell>
        </table:table-row>
        <table:table-row table:style-name="ro1">
          <table:table-cell office:value-type="float" office:value="0.000985" calcext:value-type="float">
            <text:p>0.000985</text:p>
          </table:table-cell>
          <table:table-cell office:value-type="float" office:value="0.007104" calcext:value-type="float">
            <text:p>0.007104</text:p>
          </table:table-cell>
          <table:table-cell office:value-type="float" office:value="0.006778" calcext:value-type="float">
            <text:p>0.006778</text:p>
          </table:table-cell>
          <table:table-cell table:formula="of:=[.B132]-[.C132]" office:value-type="float" office:value="0.000326000000000001" calcext:value-type="float">
            <text:p>0.000326</text:p>
          </table:table-cell>
        </table:table-row>
        <table:table-row table:style-name="ro1">
          <table:table-cell office:value-type="float" office:value="0.002258" calcext:value-type="float">
            <text:p>0.002258</text:p>
          </table:table-cell>
          <table:table-cell office:value-type="float" office:value="0.005293" calcext:value-type="float">
            <text:p>0.005293</text:p>
          </table:table-cell>
          <table:table-cell office:value-type="float" office:value="0.006935" calcext:value-type="float">
            <text:p>0.006935</text:p>
          </table:table-cell>
          <table:table-cell table:formula="of:=[.B133]-[.C133]" office:value-type="float" office:value="-0.001642" calcext:value-type="float">
            <text:p>-0.001642</text:p>
          </table:table-cell>
        </table:table-row>
        <table:table-row table:style-name="ro1">
          <table:table-cell office:value-type="float" office:value="0.001836" calcext:value-type="float">
            <text:p>0.001836</text:p>
          </table:table-cell>
          <table:table-cell office:value-type="float" office:value="0.00487" calcext:value-type="float">
            <text:p>0.00487</text:p>
          </table:table-cell>
          <table:table-cell office:value-type="float" office:value="0.007001" calcext:value-type="float">
            <text:p>0.007001</text:p>
          </table:table-cell>
          <table:table-cell table:formula="of:=[.B134]-[.C134]" office:value-type="float" office:value="-0.002131" calcext:value-type="float">
            <text:p>-0.002131</text:p>
          </table:table-cell>
        </table:table-row>
        <table:table-row table:style-name="ro1">
          <table:table-cell office:value-type="float" office:value="-0.000709" calcext:value-type="float">
            <text:p>-0.000709</text:p>
          </table:table-cell>
          <table:table-cell office:value-type="float" office:value="0.003536" calcext:value-type="float">
            <text:p>0.003536</text:p>
          </table:table-cell>
          <table:table-cell office:value-type="float" office:value="0.007112" calcext:value-type="float">
            <text:p>0.007112</text:p>
          </table:table-cell>
          <table:table-cell table:formula="of:=[.B135]-[.C135]" office:value-type="float" office:value="-0.003576" calcext:value-type="float">
            <text:p>-0.003576</text:p>
          </table:table-cell>
        </table:table-row>
        <table:table-row table:style-name="ro1">
          <table:table-cell office:value-type="float" office:value="-0.001982" calcext:value-type="float">
            <text:p>-0.001982</text:p>
          </table:table-cell>
          <table:table-cell office:value-type="float" office:value="0.002171" calcext:value-type="float">
            <text:p>0.002171</text:p>
          </table:table-cell>
          <table:table-cell office:value-type="float" office:value="0.007196" calcext:value-type="float">
            <text:p>0.007196</text:p>
          </table:table-cell>
          <table:table-cell table:formula="of:=[.B136]-[.C136]" office:value-type="float" office:value="-0.005025" calcext:value-type="float">
            <text:p>-0.005025</text:p>
          </table:table-cell>
        </table:table-row>
        <table:table-row table:style-name="ro1">
          <table:table-cell office:value-type="float" office:value="-0.003254" calcext:value-type="float">
            <text:p>-0.003254</text:p>
          </table:table-cell>
          <table:table-cell office:value-type="float" office:value="0.000303" calcext:value-type="float">
            <text:p>0.000303</text:p>
          </table:table-cell>
          <table:table-cell office:value-type="float" office:value="0.007274" calcext:value-type="float">
            <text:p>0.007274</text:p>
          </table:table-cell>
          <table:table-cell table:formula="of:=[.B137]-[.C137]" office:value-type="float" office:value="-0.006971" calcext:value-type="float">
            <text:p>-0.006971</text:p>
          </table:table-cell>
        </table:table-row>
        <table:table-row table:style-name="ro1">
          <table:table-cell office:value-type="float" office:value="-0.000709" calcext:value-type="float">
            <text:p>-0.000709</text:p>
          </table:table-cell>
          <table:table-cell office:value-type="float" office:value="-0.002667" calcext:value-type="float">
            <text:p>-0.002667</text:p>
          </table:table-cell>
          <table:table-cell office:value-type="float" office:value="0.007369" calcext:value-type="float">
            <text:p>0.007369</text:p>
          </table:table-cell>
          <table:table-cell table:formula="of:=[.B138]-[.C138]" office:value-type="float" office:value="-0.010036" calcext:value-type="float">
            <text:p>-0.010036</text:p>
          </table:table-cell>
        </table:table-row>
        <table:table-row table:style-name="ro1">
          <table:table-cell office:value-type="float" office:value="-0.000709" calcext:value-type="float">
            <text:p>-0.000709</text:p>
          </table:table-cell>
          <table:table-cell office:value-type="float" office:value="-0.003558" calcext:value-type="float">
            <text:p>-0.003558</text:p>
          </table:table-cell>
          <table:table-cell office:value-type="float" office:value="0.007474" calcext:value-type="float">
            <text:p>0.007474</text:p>
          </table:table-cell>
          <table:table-cell table:formula="of:=[.B139]-[.C139]" office:value-type="float" office:value="-0.011032" calcext:value-type="float">
            <text:p>-0.011032</text:p>
          </table:table-cell>
        </table:table-row>
        <table:table-row table:style-name="ro1">
          <table:table-cell office:value-type="float" office:value="-0.001982" calcext:value-type="float">
            <text:p>-0.001982</text:p>
          </table:table-cell>
          <table:table-cell office:value-type="float" office:value="-0.002023" calcext:value-type="float">
            <text:p>-0.002023</text:p>
          </table:table-cell>
          <table:table-cell office:value-type="float" office:value="0.007549" calcext:value-type="float">
            <text:p>0.007549</text:p>
          </table:table-cell>
          <table:table-cell table:formula="of:=[.B140]-[.C140]" office:value-type="float" office:value="-0.009572" calcext:value-type="float">
            <text:p>-0.009572</text:p>
          </table:table-cell>
        </table:table-row>
        <table:table-row table:style-name="ro1">
          <table:table-cell office:value-type="float" office:value="-0.000709" calcext:value-type="float">
            <text:p>-0.000709</text:p>
          </table:table-cell>
          <table:table-cell office:value-type="float" office:value="-0.000105" calcext:value-type="float">
            <text:p>-0.000105</text:p>
          </table:table-cell>
          <table:table-cell office:value-type="float" office:value="0.00763" calcext:value-type="float">
            <text:p>0.00763</text:p>
          </table:table-cell>
          <table:table-cell table:formula="of:=[.B141]-[.C141]" office:value-type="float" office:value="-0.007735" calcext:value-type="float">
            <text:p>-0.007735</text:p>
          </table:table-cell>
        </table:table-row>
        <table:table-row table:style-name="ro1">
          <table:table-cell office:value-type="float" office:value="0.003108" calcext:value-type="float">
            <text:p>0.003108</text:p>
          </table:table-cell>
          <table:table-cell office:value-type="float" office:value="0.000763" calcext:value-type="float">
            <text:p>0.000763</text:p>
          </table:table-cell>
          <table:table-cell office:value-type="float" office:value="0.00772" calcext:value-type="float">
            <text:p>0.00772</text:p>
          </table:table-cell>
          <table:table-cell table:formula="of:=[.B142]-[.C142]" office:value-type="float" office:value="-0.006957" calcext:value-type="float">
            <text:p>-0.006957</text:p>
          </table:table-cell>
        </table:table-row>
        <table:table-row table:style-name="ro1">
          <table:table-cell office:value-type="float" office:value="0.00438" calcext:value-type="float">
            <text:p>0.00438</text:p>
          </table:table-cell>
          <table:table-cell office:value-type="float" office:value="0.001708" calcext:value-type="float">
            <text:p>0.001708</text:p>
          </table:table-cell>
          <table:table-cell office:value-type="float" office:value="0.007797" calcext:value-type="float">
            <text:p>0.007797</text:p>
          </table:table-cell>
          <table:table-cell table:formula="of:=[.B143]-[.C143]" office:value-type="float" office:value="-0.006089" calcext:value-type="float">
            <text:p>-0.006089</text:p>
          </table:table-cell>
        </table:table-row>
        <table:table-row table:style-name="ro1">
          <table:table-cell office:value-type="float" office:value="0.003108" calcext:value-type="float">
            <text:p>0.003108</text:p>
          </table:table-cell>
          <table:table-cell office:value-type="float" office:value="0.003922" calcext:value-type="float">
            <text:p>0.003922</text:p>
          </table:table-cell>
          <table:table-cell office:value-type="float" office:value="0.007897" calcext:value-type="float">
            <text:p>0.007897</text:p>
          </table:table-cell>
          <table:table-cell table:formula="of:=[.B144]-[.C144]" office:value-type="float" office:value="-0.003975" calcext:value-type="float">
            <text:p>-0.003975</text:p>
          </table:table-cell>
        </table:table-row>
        <table:table-row table:style-name="ro1">
          <table:table-cell office:value-type="float" office:value="0.001836" calcext:value-type="float">
            <text:p>0.001836</text:p>
          </table:table-cell>
          <table:table-cell office:value-type="float" office:value="0.004948" calcext:value-type="float">
            <text:p>0.004948</text:p>
          </table:table-cell>
          <table:table-cell office:value-type="float" office:value="0.007986" calcext:value-type="float">
            <text:p>0.007986</text:p>
          </table:table-cell>
          <table:table-cell table:formula="of:=[.B145]-[.C145]" office:value-type="float" office:value="-0.003038" calcext:value-type="float">
            <text:p>-0.003038</text:p>
          </table:table-cell>
        </table:table-row>
        <table:table-row table:style-name="ro1">
          <table:table-cell office:value-type="float" office:value="0.00438" calcext:value-type="float">
            <text:p>0.00438</text:p>
          </table:table-cell>
          <table:table-cell office:value-type="float" office:value="0.00426" calcext:value-type="float">
            <text:p>0.00426</text:p>
          </table:table-cell>
          <table:table-cell office:value-type="float" office:value="0.008096" calcext:value-type="float">
            <text:p>0.008096</text:p>
          </table:table-cell>
          <table:table-cell table:formula="of:=[.B146]-[.C146]" office:value-type="float" office:value="-0.003836" calcext:value-type="float">
            <text:p>-0.003836</text:p>
          </table:table-cell>
        </table:table-row>
        <table:table-row table:style-name="ro1">
          <table:table-cell office:value-type="float" office:value="0.00438" calcext:value-type="float">
            <text:p>0.00438</text:p>
          </table:table-cell>
          <table:table-cell office:value-type="float" office:value="0.003431" calcext:value-type="float">
            <text:p>0.003431</text:p>
          </table:table-cell>
          <table:table-cell office:value-type="float" office:value="0.008192" calcext:value-type="float">
            <text:p>0.008192</text:p>
          </table:table-cell>
          <table:table-cell table:formula="of:=[.B147]-[.C147]" office:value-type="float" office:value="-0.004761" calcext:value-type="float">
            <text:p>-0.004761</text:p>
          </table:table-cell>
        </table:table-row>
        <table:table-row table:style-name="ro1">
          <table:table-cell office:value-type="float" office:value="0.000563" calcext:value-type="float">
            <text:p>0.000563</text:p>
          </table:table-cell>
          <table:table-cell office:value-type="float" office:value="0.002475" calcext:value-type="float">
            <text:p>0.002475</text:p>
          </table:table-cell>
          <table:table-cell office:value-type="float" office:value="0.008253" calcext:value-type="float">
            <text:p>0.008253</text:p>
          </table:table-cell>
          <table:table-cell table:formula="of:=[.B148]-[.C148]" office:value-type="float" office:value="-0.005778" calcext:value-type="float">
            <text:p>-0.005778</text:p>
          </table:table-cell>
        </table:table-row>
        <table:table-row table:style-name="ro1">
          <table:table-cell office:value-type="float" office:value="-0.000709" calcext:value-type="float">
            <text:p>-0.000709</text:p>
          </table:table-cell>
          <table:table-cell office:value-type="float" office:value="0.001149" calcext:value-type="float">
            <text:p>0.001149</text:p>
          </table:table-cell>
          <table:table-cell office:value-type="float" office:value="0.008365" calcext:value-type="float">
            <text:p>0.008365</text:p>
          </table:table-cell>
          <table:table-cell table:formula="of:=[.B149]-[.C149]" office:value-type="float" office:value="-0.007216" calcext:value-type="float">
            <text:p>-0.007216</text:p>
          </table:table-cell>
        </table:table-row>
        <table:table-row table:style-name="ro1">
          <table:table-cell office:value-type="float" office:value="-0.003254" calcext:value-type="float">
            <text:p>-0.003254</text:p>
          </table:table-cell>
          <table:table-cell office:value-type="float" office:value="-0.000328" calcext:value-type="float">
            <text:p>-0.000328</text:p>
          </table:table-cell>
          <table:table-cell office:value-type="float" office:value="0.00846" calcext:value-type="float">
            <text:p>0.00846</text:p>
          </table:table-cell>
          <table:table-cell table:formula="of:=[.B150]-[.C150]" office:value-type="float" office:value="-0.008788" calcext:value-type="float">
            <text:p>-0.008788</text:p>
          </table:table-cell>
        </table:table-row>
        <table:table-row table:style-name="ro1">
          <table:table-cell office:value-type="float" office:value="-0.003254" calcext:value-type="float">
            <text:p>-0.003254</text:p>
          </table:table-cell>
          <table:table-cell office:value-type="float" office:value="-0.00228" calcext:value-type="float">
            <text:p>-0.00228</text:p>
          </table:table-cell>
          <table:table-cell office:value-type="float" office:value="0.008554" calcext:value-type="float">
            <text:p>0.008554</text:p>
          </table:table-cell>
          <table:table-cell table:formula="of:=[.B151]-[.C151]" office:value-type="float" office:value="-0.010834" calcext:value-type="float">
            <text:p>-0.010834</text:p>
          </table:table-cell>
        </table:table-row>
        <table:table-row table:style-name="ro1">
          <table:table-cell office:value-type="float" office:value="-0.003254" calcext:value-type="float">
            <text:p>-0.003254</text:p>
          </table:table-cell>
          <table:table-cell office:value-type="float" office:value="-0.004113" calcext:value-type="float">
            <text:p>-0.004113</text:p>
          </table:table-cell>
          <table:table-cell office:value-type="float" office:value="0.008627" calcext:value-type="float">
            <text:p>0.008627</text:p>
          </table:table-cell>
          <table:table-cell table:formula="of:=[.B152]-[.C152]" office:value-type="float" office:value="-0.01274" calcext:value-type="float">
            <text:p>-0.01274</text:p>
          </table:table-cell>
        </table:table-row>
        <table:table-row table:style-name="ro1">
          <table:table-cell office:value-type="float" office:value="-0.001982" calcext:value-type="float">
            <text:p>-0.001982</text:p>
          </table:table-cell>
          <table:table-cell office:value-type="float" office:value="-0.004358" calcext:value-type="float">
            <text:p>-0.004358</text:p>
          </table:table-cell>
          <table:table-cell office:value-type="float" office:value="0.008709" calcext:value-type="float">
            <text:p>0.008709</text:p>
          </table:table-cell>
          <table:table-cell table:formula="of:=[.B153]-[.C153]" office:value-type="float" office:value="-0.013067" calcext:value-type="float">
            <text:p>-0.013067</text:p>
          </table:table-cell>
        </table:table-row>
        <table:table-row table:style-name="ro1">
          <table:table-cell office:value-type="float" office:value="-0.001982" calcext:value-type="float">
            <text:p>-0.001982</text:p>
          </table:table-cell>
          <table:table-cell office:value-type="float" office:value="-0.002959" calcext:value-type="float">
            <text:p>-0.002959</text:p>
          </table:table-cell>
          <table:table-cell office:value-type="float" office:value="0.008774" calcext:value-type="float">
            <text:p>0.008774</text:p>
          </table:table-cell>
          <table:table-cell table:formula="of:=[.B154]-[.C154]" office:value-type="float" office:value="-0.011733" calcext:value-type="float">
            <text:p>-0.011733</text:p>
          </table:table-cell>
        </table:table-row>
        <table:table-row table:style-name="ro1">
          <table:table-cell office:value-type="float" office:value="-0.001982" calcext:value-type="float">
            <text:p>-0.001982</text:p>
          </table:table-cell>
          <table:table-cell office:value-type="float" office:value="-0.001233" calcext:value-type="float">
            <text:p>-0.001233</text:p>
          </table:table-cell>
          <table:table-cell office:value-type="float" office:value="0.008858" calcext:value-type="float">
            <text:p>0.008858</text:p>
          </table:table-cell>
          <table:table-cell table:formula="of:=[.B155]-[.C155]" office:value-type="float" office:value="-0.010091" calcext:value-type="float">
            <text:p>-0.010091</text:p>
          </table:table-cell>
        </table:table-row>
        <table:table-row table:style-name="ro1">
          <table:table-cell office:value-type="float" office:value="-0.000709" calcext:value-type="float">
            <text:p>-0.000709</text:p>
          </table:table-cell>
          <table:table-cell office:value-type="float" office:value="-0.000018" calcext:value-type="float">
            <text:p>-0.000018</text:p>
          </table:table-cell>
          <table:table-cell office:value-type="float" office:value="0.008937" calcext:value-type="float">
            <text:p>0.008937</text:p>
          </table:table-cell>
          <table:table-cell table:formula="of:=[.B156]-[.C156]" office:value-type="float" office:value="-0.008955" calcext:value-type="float">
            <text:p>-0.008955</text:p>
          </table:table-cell>
        </table:table-row>
        <table:table-row table:style-name="ro1">
          <table:table-cell office:value-type="float" office:value="0.001836" calcext:value-type="float">
            <text:p>0.001836</text:p>
          </table:table-cell>
          <table:table-cell office:value-type="float" office:value="0.000918" calcext:value-type="float">
            <text:p>0.000918</text:p>
          </table:table-cell>
          <table:table-cell office:value-type="float" office:value="0.009023" calcext:value-type="float">
            <text:p>0.009023</text:p>
          </table:table-cell>
          <table:table-cell table:formula="of:=[.B157]-[.C157]" office:value-type="float" office:value="-0.008105" calcext:value-type="float">
            <text:p>-0.008105</text:p>
          </table:table-cell>
        </table:table-row>
        <table:table-row table:style-name="ro1">
          <table:table-cell office:value-type="float" office:value="0.00438" calcext:value-type="float">
            <text:p>0.00438</text:p>
          </table:table-cell>
          <table:table-cell office:value-type="float" office:value="0.002284" calcext:value-type="float">
            <text:p>0.002284</text:p>
          </table:table-cell>
          <table:table-cell office:value-type="float" office:value="0.009124" calcext:value-type="float">
            <text:p>0.009124</text:p>
          </table:table-cell>
          <table:table-cell table:formula="of:=[.B158]-[.C158]" office:value-type="float" office:value="-0.00684" calcext:value-type="float">
            <text:p>-0.00684</text:p>
          </table:table-cell>
        </table:table-row>
        <table:table-row table:style-name="ro1">
          <table:table-cell office:value-type="float" office:value="0.005653" calcext:value-type="float">
            <text:p>0.005653</text:p>
          </table:table-cell>
          <table:table-cell office:value-type="float" office:value="0.004626" calcext:value-type="float">
            <text:p>0.004626</text:p>
          </table:table-cell>
          <table:table-cell office:value-type="float" office:value="0.009195" calcext:value-type="float">
            <text:p>0.009195</text:p>
          </table:table-cell>
          <table:table-cell table:formula="of:=[.B159]-[.C159]" office:value-type="float" office:value="-0.004569" calcext:value-type="float">
            <text:p>-0.004569</text:p>
          </table:table-cell>
        </table:table-row>
        <table:table-row table:style-name="ro1">
          <table:table-cell office:value-type="float" office:value="0.005653" calcext:value-type="float">
            <text:p>0.005653</text:p>
          </table:table-cell>
          <table:table-cell office:value-type="float" office:value="0.007664" calcext:value-type="float">
            <text:p>0.007664</text:p>
          </table:table-cell>
          <table:table-cell office:value-type="float" office:value="0.00929" calcext:value-type="float">
            <text:p>0.00929</text:p>
          </table:table-cell>
          <table:table-cell table:formula="of:=[.B160]-[.C160]" office:value-type="float" office:value="-0.001626" calcext:value-type="float">
            <text:p>-0.001626</text:p>
          </table:table-cell>
        </table:table-row>
        <table:table-row table:style-name="ro1">
          <table:table-cell office:value-type="float" office:value="0.006925" calcext:value-type="float">
            <text:p>0.006925</text:p>
          </table:table-cell>
          <table:table-cell office:value-type="float" office:value="0.009923" calcext:value-type="float">
            <text:p>0.009923</text:p>
          </table:table-cell>
          <table:table-cell office:value-type="float" office:value="0.00937" calcext:value-type="float">
            <text:p>0.00937</text:p>
          </table:table-cell>
          <table:table-cell table:formula="of:=[.B161]-[.C161]" office:value-type="float" office:value="0.000553" calcext:value-type="float">
            <text:p>0.000553</text:p>
          </table:table-cell>
        </table:table-row>
        <table:table-row table:style-name="ro1">
          <table:table-cell office:value-type="float" office:value="0.005653" calcext:value-type="float">
            <text:p>0.005653</text:p>
          </table:table-cell>
          <table:table-cell office:value-type="float" office:value="0.010445" calcext:value-type="float">
            <text:p>0.010445</text:p>
          </table:table-cell>
          <table:table-cell office:value-type="float" office:value="0.009472" calcext:value-type="float">
            <text:p>0.009472</text:p>
          </table:table-cell>
          <table:table-cell table:formula="of:=[.B162]-[.C162]" office:value-type="float" office:value="0.000973" calcext:value-type="float">
            <text:p>0.000973</text:p>
          </table:table-cell>
        </table:table-row>
        <table:table-row table:style-name="ro1">
          <table:table-cell office:value-type="float" office:value="0.005653" calcext:value-type="float">
            <text:p>0.005653</text:p>
          </table:table-cell>
          <table:table-cell office:value-type="float" office:value="0.00921" calcext:value-type="float">
            <text:p>0.00921</text:p>
          </table:table-cell>
          <table:table-cell office:value-type="float" office:value="0.009581" calcext:value-type="float">
            <text:p>0.009581</text:p>
          </table:table-cell>
          <table:table-cell table:formula="of:=[.B163]-[.C163]" office:value-type="float" office:value="-0.000371" calcext:value-type="float">
            <text:p>-0.000371</text:p>
          </table:table-cell>
        </table:table-row>
        <table:table-row table:style-name="ro1">
          <table:table-cell office:value-type="float" office:value="0.005653" calcext:value-type="float">
            <text:p>0.005653</text:p>
          </table:table-cell>
          <table:table-cell office:value-type="float" office:value="0.006073" calcext:value-type="float">
            <text:p>0.006073</text:p>
          </table:table-cell>
          <table:table-cell office:value-type="float" office:value="0.009656" calcext:value-type="float">
            <text:p>0.009656</text:p>
          </table:table-cell>
          <table:table-cell table:formula="of:=[.B164]-[.C164]" office:value-type="float" office:value="-0.003583" calcext:value-type="float">
            <text:p>-0.003583</text:p>
          </table:table-cell>
        </table:table-row>
        <table:table-row table:style-name="ro1">
          <table:table-cell office:value-type="float" office:value="0.000563" calcext:value-type="float">
            <text:p>0.000563</text:p>
          </table:table-cell>
          <table:table-cell office:value-type="float" office:value="0.003109" calcext:value-type="float">
            <text:p>0.003109</text:p>
          </table:table-cell>
          <table:table-cell office:value-type="float" office:value="0.009756" calcext:value-type="float">
            <text:p>0.009756</text:p>
          </table:table-cell>
          <table:table-cell table:formula="of:=[.B165]-[.C165]" office:value-type="float" office:value="-0.006647" calcext:value-type="float">
            <text:p>-0.006647</text:p>
          </table:table-cell>
        </table:table-row>
        <table:table-row table:style-name="ro1">
          <table:table-cell office:value-type="float" office:value="-0.003254" calcext:value-type="float">
            <text:p>-0.003254</text:p>
          </table:table-cell>
          <table:table-cell office:value-type="float" office:value="0.000445" calcext:value-type="float">
            <text:p>0.000445</text:p>
          </table:table-cell>
          <table:table-cell office:value-type="float" office:value="0.009854" calcext:value-type="float">
            <text:p>0.009854</text:p>
          </table:table-cell>
          <table:table-cell table:formula="of:=[.B166]-[.C166]" office:value-type="float" office:value="-0.009409" calcext:value-type="float">
            <text:p>-0.009409</text:p>
          </table:table-cell>
        </table:table-row>
        <table:table-row table:style-name="ro1">
          <table:table-cell office:value-type="float" office:value="-0.007071" calcext:value-type="float">
            <text:p>-0.007071</text:p>
          </table:table-cell>
          <table:table-cell office:value-type="float" office:value="-0.003293" calcext:value-type="float">
            <text:p>-0.003293</text:p>
          </table:table-cell>
          <table:table-cell office:value-type="float" office:value="0.009945" calcext:value-type="float">
            <text:p>0.009945</text:p>
          </table:table-cell>
          <table:table-cell table:formula="of:=[.B167]-[.C167]" office:value-type="float" office:value="-0.013238" calcext:value-type="float">
            <text:p>-0.013238</text:p>
          </table:table-cell>
        </table:table-row>
        <table:table-row table:style-name="ro1">
          <table:table-cell office:value-type="float" office:value="-0.007071" calcext:value-type="float">
            <text:p>-0.007071</text:p>
          </table:table-cell>
          <table:table-cell office:value-type="float" office:value="-0.007443" calcext:value-type="float">
            <text:p>-0.007443</text:p>
          </table:table-cell>
          <table:table-cell office:value-type="float" office:value="0.010048" calcext:value-type="float">
            <text:p>0.010048</text:p>
          </table:table-cell>
          <table:table-cell table:formula="of:=[.B168]-[.C168]" office:value-type="float" office:value="-0.017491" calcext:value-type="float">
            <text:p>-0.017491</text:p>
          </table:table-cell>
        </table:table-row>
        <table:table-row table:style-name="ro1">
          <table:table-cell office:value-type="float" office:value="-0.005799" calcext:value-type="float">
            <text:p>-0.005799</text:p>
          </table:table-cell>
          <table:table-cell office:value-type="float" office:value="-0.011872" calcext:value-type="float">
            <text:p>-0.011872</text:p>
          </table:table-cell>
          <table:table-cell office:value-type="float" office:value="0.010145" calcext:value-type="float">
            <text:p>0.010145</text:p>
          </table:table-cell>
          <table:table-cell table:formula="of:=[.B169]-[.C169]" office:value-type="float" office:value="-0.022017" calcext:value-type="float">
            <text:p>-0.022017</text:p>
          </table:table-cell>
        </table:table-row>
        <table:table-row table:style-name="ro1">
          <table:table-cell office:value-type="float" office:value="-0.003254" calcext:value-type="float">
            <text:p>-0.003254</text:p>
          </table:table-cell>
          <table:table-cell office:value-type="float" office:value="-0.014392" calcext:value-type="float">
            <text:p>-0.014392</text:p>
          </table:table-cell>
          <table:table-cell office:value-type="float" office:value="0.010232" calcext:value-type="float">
            <text:p>0.010232</text:p>
          </table:table-cell>
          <table:table-cell table:formula="of:=[.B170]-[.C170]" office:value-type="float" office:value="-0.024624" calcext:value-type="float">
            <text:p>-0.024624</text:p>
          </table:table-cell>
        </table:table-row>
        <table:table-row table:style-name="ro1">
          <table:table-cell office:value-type="float" office:value="-0.000709" calcext:value-type="float">
            <text:p>-0.000709</text:p>
          </table:table-cell>
          <table:table-cell office:value-type="float" office:value="-0.013741" calcext:value-type="float">
            <text:p>-0.013741</text:p>
          </table:table-cell>
          <table:table-cell office:value-type="float" office:value="0.01035" calcext:value-type="float">
            <text:p>0.01035</text:p>
          </table:table-cell>
          <table:table-cell table:formula="of:=[.B171]-[.C171]" office:value-type="float" office:value="-0.024091" calcext:value-type="float">
            <text:p>-0.024091</text:p>
          </table:table-cell>
        </table:table-row>
        <table:table-row table:style-name="ro1">
          <table:table-cell office:value-type="float" office:value="-0.001982" calcext:value-type="float">
            <text:p>-0.001982</text:p>
          </table:table-cell>
          <table:table-cell office:value-type="float" office:value="-0.012259" calcext:value-type="float">
            <text:p>-0.012259</text:p>
          </table:table-cell>
          <table:table-cell office:value-type="float" office:value="0.010427" calcext:value-type="float">
            <text:p>0.010427</text:p>
          </table:table-cell>
          <table:table-cell table:formula="of:=[.B172]-[.C172]" office:value-type="float" office:value="-0.022686" calcext:value-type="float">
            <text:p>-0.022686</text:p>
          </table:table-cell>
        </table:table-row>
        <table:table-row table:style-name="ro1">
          <table:table-cell office:value-type="float" office:value="-0.001982" calcext:value-type="float">
            <text:p>-0.001982</text:p>
          </table:table-cell>
          <table:table-cell office:value-type="float" office:value="-0.009836" calcext:value-type="float">
            <text:p>-0.009836</text:p>
          </table:table-cell>
          <table:table-cell office:value-type="float" office:value="0.010503" calcext:value-type="float">
            <text:p>0.010503</text:p>
          </table:table-cell>
          <table:table-cell table:formula="of:=[.B173]-[.C173]" office:value-type="float" office:value="-0.020339" calcext:value-type="float">
            <text:p>-0.020339</text:p>
          </table:table-cell>
        </table:table-row>
        <table:table-row table:style-name="ro1">
          <table:table-cell office:value-type="float" office:value="-0.001982" calcext:value-type="float">
            <text:p>-0.001982</text:p>
          </table:table-cell>
          <table:table-cell office:value-type="float" office:value="-0.006113" calcext:value-type="float">
            <text:p>-0.006113</text:p>
          </table:table-cell>
          <table:table-cell office:value-type="float" office:value="0.010578" calcext:value-type="float">
            <text:p>0.010578</text:p>
          </table:table-cell>
          <table:table-cell table:formula="of:=[.B174]-[.C174]" office:value-type="float" office:value="-0.016691" calcext:value-type="float">
            <text:p>-0.016691</text:p>
          </table:table-cell>
        </table:table-row>
        <table:table-row table:style-name="ro1">
          <table:table-cell office:value-type="float" office:value="-0.000709" calcext:value-type="float">
            <text:p>-0.000709</text:p>
          </table:table-cell>
          <table:table-cell office:value-type="float" office:value="-0.003304" calcext:value-type="float">
            <text:p>-0.003304</text:p>
          </table:table-cell>
          <table:table-cell office:value-type="float" office:value="0.010664" calcext:value-type="float">
            <text:p>0.010664</text:p>
          </table:table-cell>
          <table:table-cell table:formula="of:=[.B175]-[.C175]" office:value-type="float" office:value="-0.013968" calcext:value-type="float">
            <text:p>-0.013968</text:p>
          </table:table-cell>
        </table:table-row>
        <table:table-row table:style-name="ro1">
          <table:table-cell office:value-type="float" office:value="0.001514" calcext:value-type="float">
            <text:p>0.001514</text:p>
          </table:table-cell>
          <table:table-cell office:value-type="float" office:value="-0.001081" calcext:value-type="float">
            <text:p>-0.001081</text:p>
          </table:table-cell>
          <table:table-cell office:value-type="float" office:value="0.010749" calcext:value-type="float">
            <text:p>0.010749</text:p>
          </table:table-cell>
          <table:table-cell table:formula="of:=[.B176]-[.C176]" office:value-type="float" office:value="-0.01183" calcext:value-type="float">
            <text:p>-0.01183</text:p>
          </table:table-cell>
        </table:table-row>
        <table:table-row table:style-name="ro1">
          <table:table-cell office:value-type="float" office:value="0.004059" calcext:value-type="float">
            <text:p>0.004059</text:p>
          </table:table-cell>
          <table:table-cell office:value-type="float" office:value="0.000437" calcext:value-type="float">
            <text:p>0.000437</text:p>
          </table:table-cell>
          <table:table-cell office:value-type="float" office:value="0.010828" calcext:value-type="float">
            <text:p>0.010828</text:p>
          </table:table-cell>
          <table:table-cell table:formula="of:=[.B177]-[.C177]" office:value-type="float" office:value="-0.010391" calcext:value-type="float">
            <text:p>-0.010391</text:p>
          </table:table-cell>
        </table:table-row>
        <table:table-row table:style-name="ro1">
          <table:table-cell office:value-type="float" office:value="0.006604" calcext:value-type="float">
            <text:p>0.006604</text:p>
          </table:table-cell>
          <table:table-cell office:value-type="float" office:value="0.001189" calcext:value-type="float">
            <text:p>0.001189</text:p>
          </table:table-cell>
          <table:table-cell office:value-type="float" office:value="0.010924" calcext:value-type="float">
            <text:p>0.010924</text:p>
          </table:table-cell>
          <table:table-cell table:formula="of:=[.B178]-[.C178]" office:value-type="float" office:value="-0.009735" calcext:value-type="float">
            <text:p>-0.009735</text:p>
          </table:table-cell>
        </table:table-row>
        <table:table-row table:style-name="ro1">
          <table:table-cell office:value-type="float" office:value="0.009148" calcext:value-type="float">
            <text:p>0.009148</text:p>
          </table:table-cell>
          <table:table-cell office:value-type="float" office:value="0.001231" calcext:value-type="float">
            <text:p>0.001231</text:p>
          </table:table-cell>
          <table:table-cell office:value-type="float" office:value="0.011017" calcext:value-type="float">
            <text:p>0.011017</text:p>
          </table:table-cell>
          <table:table-cell table:formula="of:=[.B179]-[.C179]" office:value-type="float" office:value="-0.009786" calcext:value-type="float">
            <text:p>-0.009786</text:p>
          </table:table-cell>
        </table:table-row>
        <table:table-row table:style-name="ro1">
          <table:table-cell office:value-type="float" office:value="0.009148" calcext:value-type="float">
            <text:p>0.009148</text:p>
          </table:table-cell>
          <table:table-cell office:value-type="float" office:value="0.000573" calcext:value-type="float">
            <text:p>0.000573</text:p>
          </table:table-cell>
          <table:table-cell office:value-type="float" office:value="0.011095" calcext:value-type="float">
            <text:p>0.011095</text:p>
          </table:table-cell>
          <table:table-cell table:formula="of:=[.B180]-[.C180]" office:value-type="float" office:value="-0.010522" calcext:value-type="float">
            <text:p>-0.010522</text:p>
          </table:table-cell>
        </table:table-row>
        <table:table-row table:style-name="ro1">
          <table:table-cell office:value-type="float" office:value="0.007876" calcext:value-type="float">
            <text:p>0.007876</text:p>
          </table:table-cell>
          <table:table-cell office:value-type="float" office:value="-0.000089" calcext:value-type="float">
            <text:p>-0.000089</text:p>
          </table:table-cell>
          <table:table-cell office:value-type="float" office:value="0.011198" calcext:value-type="float">
            <text:p>0.011198</text:p>
          </table:table-cell>
          <table:table-cell table:formula="of:=[.B181]-[.C181]" office:value-type="float" office:value="-0.011287" calcext:value-type="float">
            <text:p>-0.011287</text:p>
          </table:table-cell>
        </table:table-row>
        <table:table-row table:style-name="ro1">
          <table:table-cell office:value-type="float" office:value="0.004059" calcext:value-type="float">
            <text:p>0.004059</text:p>
          </table:table-cell>
          <table:table-cell office:value-type="float" office:value="-0.000362" calcext:value-type="float">
            <text:p>-0.000362</text:p>
          </table:table-cell>
          <table:table-cell office:value-type="float" office:value="0.011285" calcext:value-type="float">
            <text:p>0.011285</text:p>
          </table:table-cell>
          <table:table-cell table:formula="of:=[.B182]-[.C182]" office:value-type="float" office:value="-0.011647" calcext:value-type="float">
            <text:p>-0.011647</text:p>
          </table:table-cell>
        </table:table-row>
        <table:table-row table:style-name="ro1">
          <table:table-cell office:value-type="float" office:value="0.003872" calcext:value-type="float">
            <text:p>0.003872</text:p>
          </table:table-cell>
          <table:table-cell office:value-type="float" office:value="-0.000548" calcext:value-type="float">
            <text:p>-0.000548</text:p>
          </table:table-cell>
          <table:table-cell office:value-type="float" office:value="0.011372" calcext:value-type="float">
            <text:p>0.011372</text:p>
          </table:table-cell>
          <table:table-cell table:formula="of:=[.B183]-[.C183]" office:value-type="float" office:value="-0.01192" calcext:value-type="float">
            <text:p>-0.01192</text:p>
          </table:table-cell>
        </table:table-row>
        <table:table-row table:style-name="ro1">
          <table:table-cell office:value-type="float" office:value="0.0026" calcext:value-type="float">
            <text:p>0.0026</text:p>
          </table:table-cell>
          <table:table-cell office:value-type="float" office:value="-0.000776" calcext:value-type="float">
            <text:p>-0.000776</text:p>
          </table:table-cell>
          <table:table-cell office:value-type="float" office:value="0.011468" calcext:value-type="float">
            <text:p>0.011468</text:p>
          </table:table-cell>
          <table:table-cell table:formula="of:=[.B184]-[.C184]" office:value-type="float" office:value="-0.012244" calcext:value-type="float">
            <text:p>-0.012244</text:p>
          </table:table-cell>
        </table:table-row>
        <table:table-row table:style-name="ro1">
          <table:table-cell office:value-type="float" office:value="0.001328" calcext:value-type="float">
            <text:p>0.001328</text:p>
          </table:table-cell>
          <table:table-cell office:value-type="float" office:value="-0.000915" calcext:value-type="float">
            <text:p>-0.000915</text:p>
          </table:table-cell>
          <table:table-cell office:value-type="float" office:value="0.011518" calcext:value-type="float">
            <text:p>0.011518</text:p>
          </table:table-cell>
          <table:table-cell table:formula="of:=[.B185]-[.C185]" office:value-type="float" office:value="-0.012433" calcext:value-type="float">
            <text:p>-0.012433</text:p>
          </table:table-cell>
        </table:table-row>
        <table:table-row table:style-name="ro1">
          <table:table-cell office:value-type="float" office:value="0.000055" calcext:value-type="float">
            <text:p>0.000055</text:p>
          </table:table-cell>
          <table:table-cell office:value-type="float" office:value="-0.000826" calcext:value-type="float">
            <text:p>-0.000826</text:p>
          </table:table-cell>
          <table:table-cell office:value-type="float" office:value="0.011593" calcext:value-type="float">
            <text:p>0.011593</text:p>
          </table:table-cell>
          <table:table-cell table:formula="of:=[.B186]-[.C186]" office:value-type="float" office:value="-0.012419" calcext:value-type="float">
            <text:p>-0.012419</text:p>
          </table:table-cell>
        </table:table-row>
        <table:table-row table:style-name="ro1">
          <table:table-cell office:value-type="float" office:value="0.000247" calcext:value-type="float">
            <text:p>0.000247</text:p>
          </table:table-cell>
          <table:table-cell office:value-type="float" office:value="-0.000634" calcext:value-type="float">
            <text:p>-0.000634</text:p>
          </table:table-cell>
          <table:table-cell office:value-type="float" office:value="0.011682" calcext:value-type="float">
            <text:p>0.011682</text:p>
          </table:table-cell>
          <table:table-cell table:formula="of:=[.B187]-[.C187]" office:value-type="float" office:value="-0.012316" calcext:value-type="float">
            <text:p>-0.012316</text:p>
          </table:table-cell>
        </table:table-row>
        <table:table-row table:style-name="ro1">
          <table:table-cell office:value-type="float" office:value="0.002792" calcext:value-type="float">
            <text:p>0.002792</text:p>
          </table:table-cell>
          <table:table-cell office:value-type="float" office:value="-0.000693" calcext:value-type="float">
            <text:p>-0.000693</text:p>
          </table:table-cell>
          <table:table-cell office:value-type="float" office:value="0.011759" calcext:value-type="float">
            <text:p>0.011759</text:p>
          </table:table-cell>
          <table:table-cell table:formula="of:=[.B188]-[.C188]" office:value-type="float" office:value="-0.012452" calcext:value-type="float">
            <text:p>-0.012452</text:p>
          </table:table-cell>
        </table:table-row>
        <table:table-row table:style-name="ro1">
          <table:table-cell office:value-type="float" office:value="0.004064" calcext:value-type="float">
            <text:p>0.004064</text:p>
          </table:table-cell>
          <table:table-cell office:value-type="float" office:value="-0.001061" calcext:value-type="float">
            <text:p>-0.001061</text:p>
          </table:table-cell>
          <table:table-cell office:value-type="float" office:value="0.011852" calcext:value-type="float">
            <text:p>0.011852</text:p>
          </table:table-cell>
          <table:table-cell table:formula="of:=[.B189]-[.C189]" office:value-type="float" office:value="-0.012913" calcext:value-type="float">
            <text:p>-0.012913</text:p>
          </table:table-cell>
        </table:table-row>
        <table:table-row table:style-name="ro1">
          <table:table-cell office:value-type="float" office:value="0.004064" calcext:value-type="float">
            <text:p>0.004064</text:p>
          </table:table-cell>
          <table:table-cell office:value-type="float" office:value="-0.001142" calcext:value-type="float">
            <text:p>-0.001142</text:p>
          </table:table-cell>
          <table:table-cell office:value-type="float" office:value="0.011921" calcext:value-type="float">
            <text:p>0.011921</text:p>
          </table:table-cell>
          <table:table-cell table:formula="of:=[.B190]-[.C190]" office:value-type="float" office:value="-0.013063" calcext:value-type="float">
            <text:p>-0.013063</text:p>
          </table:table-cell>
        </table:table-row>
        <table:table-row table:style-name="ro1">
          <table:table-cell office:value-type="float" office:value="0.004064" calcext:value-type="float">
            <text:p>0.004064</text:p>
          </table:table-cell>
          <table:table-cell office:value-type="float" office:value="-0.001089" calcext:value-type="float">
            <text:p>-0.001089</text:p>
          </table:table-cell>
          <table:table-cell office:value-type="float" office:value="0.011984" calcext:value-type="float">
            <text:p>0.011984</text:p>
          </table:table-cell>
          <table:table-cell table:formula="of:=[.B191]-[.C191]" office:value-type="float" office:value="-0.013073" calcext:value-type="float">
            <text:p>-0.013073</text:p>
          </table:table-cell>
        </table:table-row>
        <table:table-row table:style-name="ro1">
          <table:table-cell office:value-type="float" office:value="0.001519" calcext:value-type="float">
            <text:p>0.001519</text:p>
          </table:table-cell>
          <table:table-cell office:value-type="float" office:value="-0.001216" calcext:value-type="float">
            <text:p>-0.001216</text:p>
          </table:table-cell>
          <table:table-cell office:value-type="float" office:value="0.012087" calcext:value-type="float">
            <text:p>0.012087</text:p>
          </table:table-cell>
          <table:table-cell table:formula="of:=[.B192]-[.C192]" office:value-type="float" office:value="-0.013303" calcext:value-type="float">
            <text:p>-0.013303</text:p>
          </table:table-cell>
        </table:table-row>
        <table:table-row table:style-name="ro1">
          <table:table-cell office:value-type="float" office:value="-0.001025" calcext:value-type="float">
            <text:p>-0.001025</text:p>
          </table:table-cell>
          <table:table-cell office:value-type="float" office:value="-0.002753" calcext:value-type="float">
            <text:p>-0.002753</text:p>
          </table:table-cell>
          <table:table-cell office:value-type="float" office:value="0.012163" calcext:value-type="float">
            <text:p>0.012163</text:p>
          </table:table-cell>
          <table:table-cell table:formula="of:=[.B193]-[.C193]" office:value-type="float" office:value="-0.014916" calcext:value-type="float">
            <text:p>-0.014916</text:p>
          </table:table-cell>
        </table:table-row>
        <table:table-row table:style-name="ro1">
          <table:table-cell office:value-type="float" office:value="-0.001025" calcext:value-type="float">
            <text:p>-0.001025</text:p>
          </table:table-cell>
          <table:table-cell office:value-type="float" office:value="-0.00559" calcext:value-type="float">
            <text:p>-0.00559</text:p>
          </table:table-cell>
          <table:table-cell office:value-type="float" office:value="0.012242" calcext:value-type="float">
            <text:p>0.012242</text:p>
          </table:table-cell>
          <table:table-cell table:formula="of:=[.B194]-[.C194]" office:value-type="float" office:value="-0.017832" calcext:value-type="float">
            <text:p>-0.017832</text:p>
          </table:table-cell>
        </table:table-row>
        <table:table-row table:style-name="ro1">
          <table:table-cell office:value-type="float" office:value="-0.002298" calcext:value-type="float">
            <text:p>-0.002298</text:p>
          </table:table-cell>
          <table:table-cell office:value-type="float" office:value="-0.008826" calcext:value-type="float">
            <text:p>-0.008826</text:p>
          </table:table-cell>
          <table:table-cell office:value-type="float" office:value="0.012335" calcext:value-type="float">
            <text:p>0.012335</text:p>
          </table:table-cell>
          <table:table-cell table:formula="of:=[.B195]-[.C195]" office:value-type="float" office:value="-0.021161" calcext:value-type="float">
            <text:p>-0.021161</text:p>
          </table:table-cell>
        </table:table-row>
        <table:table-row table:style-name="ro1">
          <table:table-cell office:value-type="float" office:value="-0.006115" calcext:value-type="float">
            <text:p>-0.006115</text:p>
          </table:table-cell>
          <table:table-cell office:value-type="float" office:value="-0.010808" calcext:value-type="float">
            <text:p>-0.010808</text:p>
          </table:table-cell>
          <table:table-cell office:value-type="float" office:value="0.012396" calcext:value-type="float">
            <text:p>0.012396</text:p>
          </table:table-cell>
          <table:table-cell table:formula="of:=[.B196]-[.C196]" office:value-type="float" office:value="-0.023204" calcext:value-type="float">
            <text:p>-0.023204</text:p>
          </table:table-cell>
        </table:table-row>
        <table:table-row table:style-name="ro1">
          <table:table-cell office:value-type="float" office:value="-0.006115" calcext:value-type="float">
            <text:p>-0.006115</text:p>
          </table:table-cell>
          <table:table-cell office:value-type="float" office:value="-0.01262" calcext:value-type="float">
            <text:p>-0.01262</text:p>
          </table:table-cell>
          <table:table-cell office:value-type="float" office:value="0.012473" calcext:value-type="float">
            <text:p>0.012473</text:p>
          </table:table-cell>
          <table:table-cell table:formula="of:=[.B197]-[.C197]" office:value-type="float" office:value="-0.025093" calcext:value-type="float">
            <text:p>-0.025093</text:p>
          </table:table-cell>
        </table:table-row>
        <table:table-row table:style-name="ro1">
          <table:table-cell office:value-type="float" office:value="-0.004843" calcext:value-type="float">
            <text:p>-0.004843</text:p>
          </table:table-cell>
          <table:table-cell office:value-type="float" office:value="-0.013957" calcext:value-type="float">
            <text:p>-0.013957</text:p>
          </table:table-cell>
          <table:table-cell office:value-type="float" office:value="0.012568" calcext:value-type="float">
            <text:p>0.012568</text:p>
          </table:table-cell>
          <table:table-cell table:formula="of:=[.B198]-[.C198]" office:value-type="float" office:value="-0.026525" calcext:value-type="float">
            <text:p>-0.026525</text:p>
          </table:table-cell>
        </table:table-row>
        <table:table-row table:style-name="ro1">
          <table:table-cell office:value-type="float" office:value="-0.004843" calcext:value-type="float">
            <text:p>-0.004843</text:p>
          </table:table-cell>
          <table:table-cell office:value-type="float" office:value="-0.014105" calcext:value-type="float">
            <text:p>-0.014105</text:p>
          </table:table-cell>
          <table:table-cell office:value-type="float" office:value="0.012629" calcext:value-type="float">
            <text:p>0.012629</text:p>
          </table:table-cell>
          <table:table-cell table:formula="of:=[.B199]-[.C199]" office:value-type="float" office:value="-0.026734" calcext:value-type="float">
            <text:p>-0.026734</text:p>
          </table:table-cell>
        </table:table-row>
        <table:table-row table:style-name="ro1">
          <table:table-cell office:value-type="float" office:value="-0.00357" calcext:value-type="float">
            <text:p>-0.00357</text:p>
          </table:table-cell>
          <table:table-cell office:value-type="float" office:value="-0.013154" calcext:value-type="float">
            <text:p>-0.013154</text:p>
          </table:table-cell>
          <table:table-cell office:value-type="float" office:value="0.012741" calcext:value-type="float">
            <text:p>0.012741</text:p>
          </table:table-cell>
          <table:table-cell table:formula="of:=[.B200]-[.C200]" office:value-type="float" office:value="-0.025895" calcext:value-type="float">
            <text:p>-0.025895</text:p>
          </table:table-cell>
        </table:table-row>
        <table:table-row table:style-name="ro1">
          <table:table-cell office:value-type="float" office:value="-0.001025" calcext:value-type="float">
            <text:p>-0.001025</text:p>
          </table:table-cell>
          <table:table-cell office:value-type="float" office:value="-0.012148" calcext:value-type="float">
            <text:p>-0.012148</text:p>
          </table:table-cell>
          <table:table-cell office:value-type="float" office:value="0.012816" calcext:value-type="float">
            <text:p>0.012816</text:p>
          </table:table-cell>
          <table:table-cell table:formula="of:=[.B201]-[.C201]" office:value-type="float" office:value="-0.024964" calcext:value-type="float">
            <text:p>-0.024964</text:p>
          </table:table-cell>
        </table:table-row>
        <table:table-row table:style-name="ro1">
          <table:table-cell office:value-type="float" office:value="-0.00029" calcext:value-type="float">
            <text:p>-0.00029</text:p>
          </table:table-cell>
          <table:table-cell office:value-type="float" office:value="-0.011412" calcext:value-type="float">
            <text:p>-0.011412</text:p>
          </table:table-cell>
          <table:table-cell office:value-type="float" office:value="0.012852" calcext:value-type="float">
            <text:p>0.012852</text:p>
          </table:table-cell>
          <table:table-cell table:formula="of:=[.B202]-[.C202]" office:value-type="float" office:value="-0.024264" calcext:value-type="float">
            <text:p>-0.024264</text:p>
          </table:table-cell>
        </table:table-row>
        <table:table-row table:style-name="ro1">
          <table:table-cell office:value-type="float" office:value="0.000983" calcext:value-type="float">
            <text:p>0.000983</text:p>
          </table:table-cell>
          <table:table-cell office:value-type="float" office:value="-0.010723" calcext:value-type="float">
            <text:p>-0.010723</text:p>
          </table:table-cell>
          <table:table-cell office:value-type="float" office:value="0.01295" calcext:value-type="float">
            <text:p>0.01295</text:p>
          </table:table-cell>
          <table:table-cell table:formula="of:=[.B203]-[.C203]" office:value-type="float" office:value="-0.023673" calcext:value-type="float">
            <text:p>-0.023673</text:p>
          </table:table-cell>
        </table:table-row>
        <table:table-row table:style-name="ro1">
          <table:table-cell office:value-type="float" office:value="-0.00029" calcext:value-type="float">
            <text:p>-0.00029</text:p>
          </table:table-cell>
          <table:table-cell office:value-type="float" office:value="-0.010226" calcext:value-type="float">
            <text:p>-0.010226</text:p>
          </table:table-cell>
          <table:table-cell office:value-type="float" office:value="0.013035" calcext:value-type="float">
            <text:p>0.013035</text:p>
          </table:table-cell>
          <table:table-cell table:formula="of:=[.B204]-[.C204]" office:value-type="float" office:value="-0.023261" calcext:value-type="float">
            <text:p>-0.023261</text:p>
          </table:table-cell>
        </table:table-row>
        <table:table-row table:style-name="ro1">
          <table:table-cell office:value-type="float" office:value="-0.001562" calcext:value-type="float">
            <text:p>-0.001562</text:p>
          </table:table-cell>
          <table:table-cell office:value-type="float" office:value="-0.009688" calcext:value-type="float">
            <text:p>-0.009688</text:p>
          </table:table-cell>
          <table:table-cell office:value-type="float" office:value="0.013101" calcext:value-type="float">
            <text:p>0.013101</text:p>
          </table:table-cell>
          <table:table-cell table:formula="of:=[.B205]-[.C205]" office:value-type="float" office:value="-0.022789" calcext:value-type="float">
            <text:p>-0.022789</text:p>
          </table:table-cell>
        </table:table-row>
        <table:table-row table:style-name="ro1">
          <table:table-cell office:value-type="float" office:value="-0.00538" calcext:value-type="float">
            <text:p>-0.00538</text:p>
          </table:table-cell>
          <table:table-cell office:value-type="float" office:value="-0.009258" calcext:value-type="float">
            <text:p>-0.009258</text:p>
          </table:table-cell>
          <table:table-cell office:value-type="float" office:value="0.013162" calcext:value-type="float">
            <text:p>0.013162</text:p>
          </table:table-cell>
          <table:table-cell table:formula="of:=[.B206]-[.C206]" office:value-type="float" office:value="-0.02242" calcext:value-type="float">
            <text:p>-0.02242</text:p>
          </table:table-cell>
        </table:table-row>
        <table:table-row table:style-name="ro1">
          <table:table-cell office:value-type="float" office:value="-0.009197" calcext:value-type="float">
            <text:p>-0.009197</text:p>
          </table:table-cell>
          <table:table-cell office:value-type="float" office:value="-0.008973" calcext:value-type="float">
            <text:p>-0.008973</text:p>
          </table:table-cell>
          <table:table-cell office:value-type="float" office:value="0.013229" calcext:value-type="float">
            <text:p>0.013229</text:p>
          </table:table-cell>
          <table:table-cell table:formula="of:=[.B207]-[.C207]" office:value-type="float" office:value="-0.022202" calcext:value-type="float">
            <text:p>-0.022202</text:p>
          </table:table-cell>
        </table:table-row>
        <table:table-row table:style-name="ro1">
          <table:table-cell office:value-type="float" office:value="-0.011742" calcext:value-type="float">
            <text:p>-0.011742</text:p>
          </table:table-cell>
          <table:table-cell office:value-type="float" office:value="-0.009065" calcext:value-type="float">
            <text:p>-0.009065</text:p>
          </table:table-cell>
          <table:table-cell office:value-type="float" office:value="0.013268" calcext:value-type="float">
            <text:p>0.013268</text:p>
          </table:table-cell>
          <table:table-cell table:formula="of:=[.B208]-[.C208]" office:value-type="float" office:value="-0.022333" calcext:value-type="float">
            <text:p>-0.022333</text:p>
          </table:table-cell>
        </table:table-row>
        <table:table-row table:style-name="ro1">
          <table:table-cell office:value-type="float" office:value="-0.010469" calcext:value-type="float">
            <text:p>-0.010469</text:p>
          </table:table-cell>
          <table:table-cell office:value-type="float" office:value="-0.009218" calcext:value-type="float">
            <text:p>-0.009218</text:p>
          </table:table-cell>
          <table:table-cell office:value-type="float" office:value="0.013318" calcext:value-type="float">
            <text:p>0.013318</text:p>
          </table:table-cell>
          <table:table-cell table:formula="of:=[.B209]-[.C209]" office:value-type="float" office:value="-0.022536" calcext:value-type="float">
            <text:p>-0.022536</text:p>
          </table:table-cell>
        </table:table-row>
        <table:table-row table:style-name="ro1">
          <table:table-cell office:value-type="float" office:value="-0.00538" calcext:value-type="float">
            <text:p>-0.00538</text:p>
          </table:table-cell>
          <table:table-cell office:value-type="float" office:value="-0.009575" calcext:value-type="float">
            <text:p>-0.009575</text:p>
          </table:table-cell>
          <table:table-cell office:value-type="float" office:value="0.013431" calcext:value-type="float">
            <text:p>0.013431</text:p>
          </table:table-cell>
          <table:table-cell table:formula="of:=[.B210]-[.C210]" office:value-type="float" office:value="-0.023006" calcext:value-type="float">
            <text:p>-0.023006</text:p>
          </table:table-cell>
        </table:table-row>
        <table:table-row table:style-name="ro1">
          <table:table-cell office:value-type="float" office:value="0.000983" calcext:value-type="float">
            <text:p>0.000983</text:p>
          </table:table-cell>
          <table:table-cell office:value-type="float" office:value="-0.009864" calcext:value-type="float">
            <text:p>-0.009864</text:p>
          </table:table-cell>
          <table:table-cell office:value-type="float" office:value="0.013486" calcext:value-type="float">
            <text:p>0.013486</text:p>
          </table:table-cell>
          <table:table-cell table:formula="of:=[.B211]-[.C211]" office:value-type="float" office:value="-0.02335" calcext:value-type="float">
            <text:p>-0.02335</text:p>
          </table:table-cell>
        </table:table-row>
        <table:table-row table:style-name="ro1">
          <table:table-cell office:value-type="float" office:value="0.003527" calcext:value-type="float">
            <text:p>0.003527</text:p>
          </table:table-cell>
          <table:table-cell office:value-type="float" office:value="-0.008949" calcext:value-type="float">
            <text:p>-0.008949</text:p>
          </table:table-cell>
          <table:table-cell office:value-type="float" office:value="0.013555" calcext:value-type="float">
            <text:p>0.013555</text:p>
          </table:table-cell>
          <table:table-cell table:formula="of:=[.B212]-[.C212]" office:value-type="float" office:value="-0.022504" calcext:value-type="float">
            <text:p>-0.022504</text:p>
          </table:table-cell>
        </table:table-row>
        <table:table-row table:style-name="ro1">
          <table:table-cell office:value-type="float" office:value="0.003527" calcext:value-type="float">
            <text:p>0.003527</text:p>
          </table:table-cell>
          <table:table-cell office:value-type="float" office:value="-0.004376" calcext:value-type="float">
            <text:p>-0.004376</text:p>
          </table:table-cell>
          <table:table-cell office:value-type="float" office:value="0.013609" calcext:value-type="float">
            <text:p>0.013609</text:p>
          </table:table-cell>
          <table:table-cell table:formula="of:=[.B213]-[.C213]" office:value-type="float" office:value="-0.017985" calcext:value-type="float">
            <text:p>-0.017985</text:p>
          </table:table-cell>
        </table:table-row>
        <table:table-row table:style-name="ro1">
          <table:table-cell office:value-type="float" office:value="0.002255" calcext:value-type="float">
            <text:p>0.002255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0.013702" calcext:value-type="float">
            <text:p>0.013702</text:p>
          </table:table-cell>
          <table:table-cell table:formula="of:=[.B214]-[.C214]" office:value-type="float" office:value="-0.013678" calcext:value-type="float">
            <text:p>-0.013678</text:p>
          </table:table-cell>
        </table:table-row>
        <table:table-row table:style-name="ro1">
          <table:table-cell office:value-type="float" office:value="0.006393" calcext:value-type="float">
            <text:p>0.006393</text:p>
          </table:table-cell>
          <table:table-cell office:value-type="float" office:value="0.004162" calcext:value-type="float">
            <text:p>0.004162</text:p>
          </table:table-cell>
          <table:table-cell office:value-type="float" office:value="0.01379" calcext:value-type="float">
            <text:p>0.01379</text:p>
          </table:table-cell>
          <table:table-cell table:formula="of:=[.B215]-[.C215]" office:value-type="float" office:value="-0.009628" calcext:value-type="float">
            <text:p>-0.009628</text:p>
          </table:table-cell>
        </table:table-row>
        <table:table-row table:style-name="ro1">
          <table:table-cell office:value-type="float" office:value="0.003848" calcext:value-type="float">
            <text:p>0.003848</text:p>
          </table:table-cell>
          <table:table-cell office:value-type="float" office:value="0.007549" calcext:value-type="float">
            <text:p>0.007549</text:p>
          </table:table-cell>
          <table:table-cell office:value-type="float" office:value="0.013803" calcext:value-type="float">
            <text:p>0.013803</text:p>
          </table:table-cell>
          <table:table-cell table:formula="of:=[.B216]-[.C216]" office:value-type="float" office:value="-0.006254" calcext:value-type="float">
            <text:p>-0.006254</text:p>
          </table:table-cell>
        </table:table-row>
        <table:table-row table:style-name="ro1">
          <table:table-cell office:value-type="float" office:value="0.002576" calcext:value-type="float">
            <text:p>0.002576</text:p>
          </table:table-cell>
          <table:table-cell office:value-type="float" office:value="0.00768" calcext:value-type="float">
            <text:p>0.00768</text:p>
          </table:table-cell>
          <table:table-cell office:value-type="float" office:value="0.013891" calcext:value-type="float">
            <text:p>0.013891</text:p>
          </table:table-cell>
          <table:table-cell table:formula="of:=[.B217]-[.C217]" office:value-type="float" office:value="-0.006211" calcext:value-type="float">
            <text:p>-0.006211</text:p>
          </table:table-cell>
        </table:table-row>
        <table:table-row table:style-name="ro1">
          <table:table-cell office:value-type="float" office:value="0.00512" calcext:value-type="float">
            <text:p>0.00512</text:p>
          </table:table-cell>
          <table:table-cell office:value-type="float" office:value="0.005321" calcext:value-type="float">
            <text:p>0.005321</text:p>
          </table:table-cell>
          <table:table-cell office:value-type="float" office:value="0.013994" calcext:value-type="float">
            <text:p>0.013994</text:p>
          </table:table-cell>
          <table:table-cell table:formula="of:=[.B218]-[.C218]" office:value-type="float" office:value="-0.008673" calcext:value-type="float">
            <text:p>-0.008673</text:p>
          </table:table-cell>
        </table:table-row>
        <table:table-row table:style-name="ro1">
          <table:table-cell office:value-type="float" office:value="0.007665" calcext:value-type="float">
            <text:p>0.007665</text:p>
          </table:table-cell>
          <table:table-cell office:value-type="float" office:value="0.003022" calcext:value-type="float">
            <text:p>0.003022</text:p>
          </table:table-cell>
          <table:table-cell office:value-type="float" office:value="0.01404" calcext:value-type="float">
            <text:p>0.01404</text:p>
          </table:table-cell>
          <table:table-cell table:formula="of:=[.B219]-[.C219]" office:value-type="float" office:value="-0.011018" calcext:value-type="float">
            <text:p>-0.011018</text:p>
          </table:table-cell>
        </table:table-row>
        <table:table-row table:style-name="ro1">
          <table:table-cell office:value-type="float" office:value="0.004768" calcext:value-type="float">
            <text:p>0.004768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14085" calcext:value-type="float">
            <text:p>0.014085</text:p>
          </table:table-cell>
          <table:table-cell table:formula="of:=[.B220]-[.C220]" office:value-type="float" office:value="-0.013961" calcext:value-type="float">
            <text:p>-0.013961</text:p>
          </table:table-cell>
        </table:table-row>
        <table:table-row table:style-name="ro1">
          <table:table-cell office:value-type="float" office:value="0.004768" calcext:value-type="float">
            <text:p>0.004768</text:p>
          </table:table-cell>
          <table:table-cell office:value-type="float" office:value="-0.002382" calcext:value-type="float">
            <text:p>-0.002382</text:p>
          </table:table-cell>
          <table:table-cell office:value-type="float" office:value="0.014183" calcext:value-type="float">
            <text:p>0.014183</text:p>
          </table:table-cell>
          <table:table-cell table:formula="of:=[.B221]-[.C221]" office:value-type="float" office:value="-0.016565" calcext:value-type="float">
            <text:p>-0.016565</text:p>
          </table:table-cell>
        </table:table-row>
        <table:table-row table:style-name="ro1">
          <table:table-cell office:value-type="float" office:value="0.004768" calcext:value-type="float">
            <text:p>0.004768</text:p>
          </table:table-cell>
          <table:table-cell office:value-type="float" office:value="-0.005285" calcext:value-type="float">
            <text:p>-0.005285</text:p>
          </table:table-cell>
          <table:table-cell office:value-type="float" office:value="0.014231" calcext:value-type="float">
            <text:p>0.014231</text:p>
          </table:table-cell>
          <table:table-cell table:formula="of:=[.B222]-[.C222]" office:value-type="float" office:value="-0.019516" calcext:value-type="float">
            <text:p>-0.019516</text:p>
          </table:table-cell>
        </table:table-row>
        <table:table-row table:style-name="ro1">
          <table:table-cell office:value-type="float" office:value="0.00095" calcext:value-type="float">
            <text:p>0.00095</text:p>
          </table:table-cell>
          <table:table-cell office:value-type="float" office:value="-0.007379" calcext:value-type="float">
            <text:p>-0.007379</text:p>
          </table:table-cell>
          <table:table-cell office:value-type="float" office:value="0.014284" calcext:value-type="float">
            <text:p>0.014284</text:p>
          </table:table-cell>
          <table:table-cell table:formula="of:=[.B223]-[.C223]" office:value-type="float" office:value="-0.021663" calcext:value-type="float">
            <text:p>-0.021663</text:p>
          </table:table-cell>
        </table:table-row>
        <table:table-row table:style-name="ro1">
          <table:table-cell office:value-type="float" office:value="-0.001594" calcext:value-type="float">
            <text:p>-0.001594</text:p>
          </table:table-cell>
          <table:table-cell office:value-type="float" office:value="-0.008776" calcext:value-type="float">
            <text:p>-0.008776</text:p>
          </table:table-cell>
          <table:table-cell office:value-type="float" office:value="0.014352" calcext:value-type="float">
            <text:p>0.014352</text:p>
          </table:table-cell>
          <table:table-cell table:formula="of:=[.B224]-[.C224]" office:value-type="float" office:value="-0.023128" calcext:value-type="float">
            <text:p>-0.023128</text:p>
          </table:table-cell>
        </table:table-row>
        <table:table-row table:style-name="ro1">
          <table:table-cell office:value-type="float" office:value="-0.005412" calcext:value-type="float">
            <text:p>-0.005412</text:p>
          </table:table-cell>
          <table:table-cell office:value-type="float" office:value="-0.009717" calcext:value-type="float">
            <text:p>-0.009717</text:p>
          </table:table-cell>
          <table:table-cell office:value-type="float" office:value="0.014428" calcext:value-type="float">
            <text:p>0.014428</text:p>
          </table:table-cell>
          <table:table-cell table:formula="of:=[.B225]-[.C225]" office:value-type="float" office:value="-0.024145" calcext:value-type="float">
            <text:p>-0.024145</text:p>
          </table:table-cell>
        </table:table-row>
        <table:table-row table:style-name="ro1">
          <table:table-cell office:value-type="float" office:value="-0.006684" calcext:value-type="float">
            <text:p>-0.006684</text:p>
          </table:table-cell>
          <table:table-cell office:value-type="float" office:value="-0.010073" calcext:value-type="float">
            <text:p>-0.010073</text:p>
          </table:table-cell>
          <table:table-cell office:value-type="float" office:value="0.014483" calcext:value-type="float">
            <text:p>0.014483</text:p>
          </table:table-cell>
          <table:table-cell table:formula="of:=[.B226]-[.C226]" office:value-type="float" office:value="-0.024556" calcext:value-type="float">
            <text:p>-0.024556</text:p>
          </table:table-cell>
        </table:table-row>
        <table:table-row table:style-name="ro1">
          <table:table-cell office:value-type="float" office:value="-0.006458" calcext:value-type="float">
            <text:p>-0.006458</text:p>
          </table:table-cell>
          <table:table-cell office:value-type="float" office:value="-0.009847" calcext:value-type="float">
            <text:p>-0.009847</text:p>
          </table:table-cell>
          <table:table-cell office:value-type="float" office:value="0.014533" calcext:value-type="float">
            <text:p>0.014533</text:p>
          </table:table-cell>
          <table:table-cell table:formula="of:=[.B227]-[.C227]" office:value-type="float" office:value="-0.02438" calcext:value-type="float">
            <text:p>-0.02438</text:p>
          </table:table-cell>
        </table:table-row>
        <table:table-row table:style-name="ro1">
          <table:table-cell office:value-type="float" office:value="-0.002641" calcext:value-type="float">
            <text:p>-0.002641</text:p>
          </table:table-cell>
          <table:table-cell office:value-type="float" office:value="-0.009507" calcext:value-type="float">
            <text:p>-0.009507</text:p>
          </table:table-cell>
          <table:table-cell office:value-type="float" office:value="0.014599" calcext:value-type="float">
            <text:p>0.014599</text:p>
          </table:table-cell>
          <table:table-cell table:formula="of:=[.B228]-[.C228]" office:value-type="float" office:value="-0.024106" calcext:value-type="float">
            <text:p>-0.024106</text:p>
          </table:table-cell>
        </table:table-row>
        <table:table-row table:style-name="ro1">
          <table:table-cell office:value-type="float" office:value="-0.002528" calcext:value-type="float">
            <text:p>-0.002528</text:p>
          </table:table-cell>
          <table:table-cell office:value-type="float" office:value="-0.009393" calcext:value-type="float">
            <text:p>-0.009393</text:p>
          </table:table-cell>
          <table:table-cell office:value-type="float" office:value="0.014667" calcext:value-type="float">
            <text:p>0.014667</text:p>
          </table:table-cell>
          <table:table-cell table:formula="of:=[.B229]-[.C229]" office:value-type="float" office:value="-0.02406" calcext:value-type="float">
            <text:p>-0.02406</text:p>
          </table:table-cell>
        </table:table-row>
        <table:table-row table:style-name="ro1">
          <table:table-cell office:value-type="float" office:value="0.002562" calcext:value-type="float">
            <text:p>0.002562</text:p>
          </table:table-cell>
          <table:table-cell office:value-type="float" office:value="-0.009735" calcext:value-type="float">
            <text:p>-0.009735</text:p>
          </table:table-cell>
          <table:table-cell office:value-type="float" office:value="0.014732" calcext:value-type="float">
            <text:p>0.014732</text:p>
          </table:table-cell>
          <table:table-cell table:formula="of:=[.B230]-[.C230]" office:value-type="float" office:value="-0.024467" calcext:value-type="float">
            <text:p>-0.024467</text:p>
          </table:table-cell>
        </table:table-row>
        <table:table-row table:style-name="ro1">
          <table:table-cell office:value-type="float" office:value="0.005107" calcext:value-type="float">
            <text:p>0.005107</text:p>
          </table:table-cell>
          <table:table-cell office:value-type="float" office:value="-0.009747" calcext:value-type="float">
            <text:p>-0.009747</text:p>
          </table:table-cell>
          <table:table-cell office:value-type="float" office:value="0.0148" calcext:value-type="float">
            <text:p>0.0148</text:p>
          </table:table-cell>
          <table:table-cell table:formula="of:=[.B231]-[.C231]" office:value-type="float" office:value="-0.024547" calcext:value-type="float">
            <text:p>-0.024547</text:p>
          </table:table-cell>
        </table:table-row>
        <table:table-row table:style-name="ro1">
          <table:table-cell office:value-type="float" office:value="0.008624" calcext:value-type="float">
            <text:p>0.008624</text:p>
          </table:table-cell>
          <table:table-cell office:value-type="float" office:value="-0.006231" calcext:value-type="float">
            <text:p>-0.006231</text:p>
          </table:table-cell>
          <table:table-cell office:value-type="float" office:value="0.01487" calcext:value-type="float">
            <text:p>0.01487</text:p>
          </table:table-cell>
          <table:table-cell table:formula="of:=[.B232]-[.C232]" office:value-type="float" office:value="-0.021101" calcext:value-type="float">
            <text:p>-0.021101</text:p>
          </table:table-cell>
        </table:table-row>
        <table:table-row table:style-name="ro1">
          <table:table-cell office:value-type="float" office:value="0.006079" calcext:value-type="float">
            <text:p>0.006079</text:p>
          </table:table-cell>
          <table:table-cell office:value-type="float" office:value="-0.002142" calcext:value-type="float">
            <text:p>-0.002142</text:p>
          </table:table-cell>
          <table:table-cell office:value-type="float" office:value="0.014923" calcext:value-type="float">
            <text:p>0.014923</text:p>
          </table:table-cell>
          <table:table-cell table:formula="of:=[.B233]-[.C233]" office:value-type="float" office:value="-0.017065" calcext:value-type="float">
            <text:p>-0.017065</text:p>
          </table:table-cell>
        </table:table-row>
        <table:table-row table:style-name="ro1">
          <table:table-cell office:value-type="float" office:value="-0.000283" calcext:value-type="float">
            <text:p>-0.000283</text:p>
          </table:table-cell>
          <table:table-cell office:value-type="float" office:value="0.001879" calcext:value-type="float">
            <text:p>0.001879</text:p>
          </table:table-cell>
          <table:table-cell office:value-type="float" office:value="0.015024" calcext:value-type="float">
            <text:p>0.015024</text:p>
          </table:table-cell>
          <table:table-cell table:formula="of:=[.B234]-[.C234]" office:value-type="float" office:value="-0.013145" calcext:value-type="float">
            <text:p>-0.013145</text:p>
          </table:table-cell>
        </table:table-row>
        <table:table-row table:style-name="ro1">
          <table:table-cell office:value-type="float" office:value="-0.005373" calcext:value-type="float">
            <text:p>-0.005373</text:p>
          </table:table-cell>
          <table:table-cell office:value-type="float" office:value="0.005151" calcext:value-type="float">
            <text:p>0.005151</text:p>
          </table:table-cell>
          <table:table-cell office:value-type="float" office:value="0.015091" calcext:value-type="float">
            <text:p>0.015091</text:p>
          </table:table-cell>
          <table:table-cell table:formula="of:=[.B235]-[.C235]" office:value-type="float" office:value="-0.00994" calcext:value-type="float">
            <text:p>-0.00994</text:p>
          </table:table-cell>
        </table:table-row>
        <table:table-row table:style-name="ro1">
          <table:table-cell office:value-type="float" office:value="-0.004101" calcext:value-type="float">
            <text:p>-0.004101</text:p>
          </table:table-cell>
          <table:table-cell office:value-type="float" office:value="0.005759" calcext:value-type="float">
            <text:p>0.005759</text:p>
          </table:table-cell>
          <table:table-cell office:value-type="float" office:value="0.015077" calcext:value-type="float">
            <text:p>0.015077</text:p>
          </table:table-cell>
          <table:table-cell table:formula="of:=[.B236]-[.C236]" office:value-type="float" office:value="-0.009318" calcext:value-type="float">
            <text:p>-0.009318</text:p>
          </table:table-cell>
        </table:table-row>
        <table:table-row table:style-name="ro1">
          <table:table-cell office:value-type="float" office:value="-0.001556" calcext:value-type="float">
            <text:p>-0.001556</text:p>
          </table:table-cell>
          <table:table-cell office:value-type="float" office:value="0.003897" calcext:value-type="float">
            <text:p>0.003897</text:p>
          </table:table-cell>
          <table:table-cell office:value-type="float" office:value="0.015191" calcext:value-type="float">
            <text:p>0.015191</text:p>
          </table:table-cell>
          <table:table-cell table:formula="of:=[.B237]-[.C237]" office:value-type="float" office:value="-0.011294" calcext:value-type="float">
            <text:p>-0.011294</text:p>
          </table:table-cell>
        </table:table-row>
        <table:table-row table:style-name="ro1">
          <table:table-cell office:value-type="float" office:value="0.000989" calcext:value-type="float">
            <text:p>0.000989</text:p>
          </table:table-cell>
          <table:table-cell office:value-type="float" office:value="0.002328" calcext:value-type="float">
            <text:p>0.002328</text:p>
          </table:table-cell>
          <table:table-cell office:value-type="float" office:value="0.015218" calcext:value-type="float">
            <text:p>0.015218</text:p>
          </table:table-cell>
          <table:table-cell table:formula="of:=[.B238]-[.C238]" office:value-type="float" office:value="-0.01289" calcext:value-type="float">
            <text:p>-0.01289</text:p>
          </table:table-cell>
        </table:table-row>
        <table:table-row table:style-name="ro1">
          <table:table-cell office:value-type="float" office:value="-0.000329" calcext:value-type="float">
            <text:p>-0.000329</text:p>
          </table:table-cell>
          <table:table-cell office:value-type="float" office:value="0.00101" calcext:value-type="float">
            <text:p>0.00101</text:p>
          </table:table-cell>
          <table:table-cell office:value-type="float" office:value="0.015322" calcext:value-type="float">
            <text:p>0.015322</text:p>
          </table:table-cell>
          <table:table-cell table:formula="of:=[.B239]-[.C239]" office:value-type="float" office:value="-0.014312" calcext:value-type="float">
            <text:p>-0.014312</text:p>
          </table:table-cell>
        </table:table-row>
        <table:table-row table:style-name="ro1">
          <table:table-cell office:value-type="float" office:value="-0.000329" calcext:value-type="float">
            <text:p>-0.000329</text:p>
          </table:table-cell>
          <table:table-cell office:value-type="float" office:value="-0.000642" calcext:value-type="float">
            <text:p>-0.000642</text:p>
          </table:table-cell>
          <table:table-cell office:value-type="float" office:value="0.015372" calcext:value-type="float">
            <text:p>0.015372</text:p>
          </table:table-cell>
          <table:table-cell table:formula="of:=[.B240]-[.C240]" office:value-type="float" office:value="-0.016014" calcext:value-type="float">
            <text:p>-0.016014</text:p>
          </table:table-cell>
        </table:table-row>
        <table:table-row table:style-name="ro1">
          <table:table-cell office:value-type="float" office:value="-0.001697" calcext:value-type="float">
            <text:p>-0.001697</text:p>
          </table:table-cell>
          <table:table-cell office:value-type="float" office:value="-0.00201" calcext:value-type="float">
            <text:p>-0.00201</text:p>
          </table:table-cell>
          <table:table-cell office:value-type="float" office:value="0.015438" calcext:value-type="float">
            <text:p>0.015438</text:p>
          </table:table-cell>
          <table:table-cell table:formula="of:=[.B241]-[.C241]" office:value-type="float" office:value="-0.017448" calcext:value-type="float">
            <text:p>-0.017448</text:p>
          </table:table-cell>
        </table:table-row>
        <table:table-row table:style-name="ro1">
          <table:table-cell office:value-type="float" office:value="-0.0028" calcext:value-type="float">
            <text:p>-0.0028</text:p>
          </table:table-cell>
          <table:table-cell office:value-type="float" office:value="-0.003113" calcext:value-type="float">
            <text:p>-0.003113</text:p>
          </table:table-cell>
          <table:table-cell office:value-type="float" office:value="0.015501" calcext:value-type="float">
            <text:p>0.015501</text:p>
          </table:table-cell>
          <table:table-cell table:formula="of:=[.B242]-[.C242]" office:value-type="float" office:value="-0.018614" calcext:value-type="float">
            <text:p>-0.018614</text:p>
          </table:table-cell>
        </table:table-row>
        <table:table-row table:style-name="ro1">
          <table:table-cell office:value-type="float" office:value="-0.003691" calcext:value-type="float">
            <text:p>-0.003691</text:p>
          </table:table-cell>
          <table:table-cell office:value-type="float" office:value="-0.004004" calcext:value-type="float">
            <text:p>-0.004004</text:p>
          </table:table-cell>
          <table:table-cell office:value-type="float" office:value="0.015576" calcext:value-type="float">
            <text:p>0.015576</text:p>
          </table:table-cell>
          <table:table-cell table:formula="of:=[.B243]-[.C243]" office:value-type="float" office:value="-0.01958" calcext:value-type="float">
            <text:p>-0.01958</text:p>
          </table:table-cell>
        </table:table-row>
        <table:table-row table:style-name="ro1">
          <table:table-cell office:value-type="float" office:value="-0.003873" calcext:value-type="float">
            <text:p>-0.003873</text:p>
          </table:table-cell>
          <table:table-cell office:value-type="float" office:value="-0.004185" calcext:value-type="float">
            <text:p>-0.004185</text:p>
          </table:table-cell>
          <table:table-cell office:value-type="float" office:value="0.015639" calcext:value-type="float">
            <text:p>0.015639</text:p>
          </table:table-cell>
          <table:table-cell table:formula="of:=[.B244]-[.C244]" office:value-type="float" office:value="-0.019824" calcext:value-type="float">
            <text:p>-0.019824</text:p>
          </table:table-cell>
        </table:table-row>
        <table:table-row table:style-name="ro1">
          <table:table-cell office:value-type="float" office:value="-0.018641" calcext:value-type="float">
            <text:p>-0.018641</text:p>
          </table:table-cell>
          <table:table-cell office:value-type="float" office:value="-0.018954" calcext:value-type="float">
            <text:p>-0.018954</text:p>
          </table:table-cell>
          <table:table-cell office:value-type="float" office:value="0.015744" calcext:value-type="float">
            <text:p>0.015744</text:p>
          </table:table-cell>
          <table:table-cell table:formula="of:=[.B245]-[.C245]" office:value-type="float" office:value="-0.034698" calcext:value-type="float">
            <text:p>-0.034698</text:p>
          </table:table-cell>
        </table:table-row>
        <table:table-row table:style-name="ro1">
          <table:table-cell office:value-type="float" office:value="-0.038695" calcext:value-type="float">
            <text:p>-0.038695</text:p>
          </table:table-cell>
          <table:table-cell office:value-type="float" office:value="-0.039007" calcext:value-type="float">
            <text:p>-0.039007</text:p>
          </table:table-cell>
          <table:table-cell office:value-type="float" office:value="0.015757" calcext:value-type="float">
            <text:p>0.015757</text:p>
          </table:table-cell>
          <table:table-cell table:formula="of:=[.B246]-[.C246]" office:value-type="float" office:value="-0.054764" calcext:value-type="float">
            <text:p>-0.054764</text:p>
          </table:table-cell>
        </table:table-row>
        <table:table-row table:style-name="ro1">
          <table:table-cell office:value-type="float" office:value="-0.071921" calcext:value-type="float">
            <text:p>-0.071921</text:p>
          </table:table-cell>
          <table:table-cell office:value-type="float" office:value="-0.072234" calcext:value-type="float">
            <text:p>-0.072234</text:p>
          </table:table-cell>
          <table:table-cell office:value-type="float" office:value="0.015867" calcext:value-type="float">
            <text:p>0.015867</text:p>
          </table:table-cell>
          <table:table-cell table:formula="of:=[.B247]-[.C247]" office:value-type="float" office:value="-0.088101" calcext:value-type="float">
            <text:p>-0.088101</text:p>
          </table:table-cell>
        </table:table-row>
        <table:table-row table:style-name="ro1">
          <table:table-cell office:value-type="float" office:value="-0.102281" calcext:value-type="float">
            <text:p>-0.102281</text:p>
          </table:table-cell>
          <table:table-cell office:value-type="float" office:value="-0.102593" calcext:value-type="float">
            <text:p>-0.102593</text:p>
          </table:table-cell>
          <table:table-cell office:value-type="float" office:value="0.015914" calcext:value-type="float">
            <text:p>0.015914</text:p>
          </table:table-cell>
          <table:table-cell table:formula="of:=[.B248]-[.C248]" office:value-type="float" office:value="-0.118507" calcext:value-type="float">
            <text:p>-0.118507</text:p>
          </table:table-cell>
        </table:table-row>
        <table:table-row table:style-name="ro1">
          <table:table-cell office:value-type="float" office:value="-0.127425" calcext:value-type="float">
            <text:p>-0.127425</text:p>
          </table:table-cell>
          <table:table-cell office:value-type="float" office:value="-0.127737" calcext:value-type="float">
            <text:p>-0.127737</text:p>
          </table:table-cell>
          <table:table-cell office:value-type="float" office:value="0.015986" calcext:value-type="float">
            <text:p>0.015986</text:p>
          </table:table-cell>
          <table:table-cell table:formula="of:=[.B249]-[.C249]" office:value-type="float" office:value="-0.143723" calcext:value-type="float">
            <text:p>-0.143723</text:p>
          </table:table-cell>
        </table:table-row>
        <table:table-row table:style-name="ro1">
          <table:table-cell office:value-type="float" office:value="-0.138841" calcext:value-type="float">
            <text:p>-0.138841</text:p>
          </table:table-cell>
          <table:table-cell office:value-type="float" office:value="-0.139154" calcext:value-type="float">
            <text:p>-0.139154</text:p>
          </table:table-cell>
          <table:table-cell office:value-type="float" office:value="0.016073" calcext:value-type="float">
            <text:p>0.016073</text:p>
          </table:table-cell>
          <table:table-cell table:formula="of:=[.B250]-[.C250]" office:value-type="float" office:value="-0.155227" calcext:value-type="float">
            <text:p>-0.155227</text:p>
          </table:table-cell>
        </table:table-row>
        <table:table-row table:style-name="ro1">
          <table:table-cell office:value-type="float" office:value="-0.135367" calcext:value-type="float">
            <text:p>-0.135367</text:p>
          </table:table-cell>
          <table:table-cell office:value-type="float" office:value="-0.135679" calcext:value-type="float">
            <text:p>-0.135679</text:p>
          </table:table-cell>
          <table:table-cell office:value-type="float" office:value="0.016141" calcext:value-type="float">
            <text:p>0.016141</text:p>
          </table:table-cell>
          <table:table-cell table:formula="of:=[.B251]-[.C251]" office:value-type="float" office:value="-0.15182" calcext:value-type="float">
            <text:p>-0.15182</text:p>
          </table:table-cell>
        </table:table-row>
        <table:table-row table:style-name="ro1">
          <table:table-cell office:value-type="float" office:value="-0.123981" calcext:value-type="float">
            <text:p>-0.123981</text:p>
          </table:table-cell>
          <table:table-cell office:value-type="float" office:value="-0.124294" calcext:value-type="float">
            <text:p>-0.124294</text:p>
          </table:table-cell>
          <table:table-cell office:value-type="float" office:value="0.016167" calcext:value-type="float">
            <text:p>0.016167</text:p>
          </table:table-cell>
          <table:table-cell table:formula="of:=[.B252]-[.C252]" office:value-type="float" office:value="-0.140461" calcext:value-type="float">
            <text:p>-0.140461</text:p>
          </table:table-cell>
        </table:table-row>
        <table:table-row table:style-name="ro1">
          <table:table-cell office:value-type="float" office:value="-0.118892" calcext:value-type="float">
            <text:p>-0.118892</text:p>
          </table:table-cell>
          <table:table-cell office:value-type="float" office:value="-0.104858" calcext:value-type="float">
            <text:p>-0.104858</text:p>
          </table:table-cell>
          <table:table-cell office:value-type="float" office:value="0.016247" calcext:value-type="float">
            <text:p>0.016247</text:p>
          </table:table-cell>
          <table:table-cell table:formula="of:=[.B253]-[.C253]" office:value-type="float" office:value="-0.121105" calcext:value-type="float">
            <text:p>-0.121105</text:p>
          </table:table-cell>
        </table:table-row>
        <table:table-row table:style-name="ro1">
          <table:table-cell office:value-type="float" office:value="-0.118892" calcext:value-type="float">
            <text:p>-0.118892</text:p>
          </table:table-cell>
          <table:table-cell office:value-type="float" office:value="-0.08859" calcext:value-type="float">
            <text:p>-0.08859</text:p>
          </table:table-cell>
          <table:table-cell office:value-type="float" office:value="0.016313" calcext:value-type="float">
            <text:p>0.016313</text:p>
          </table:table-cell>
          <table:table-cell table:formula="of:=[.B254]-[.C254]" office:value-type="float" office:value="-0.104903" calcext:value-type="float">
            <text:p>-0.104903</text:p>
          </table:table-cell>
        </table:table-row>
        <table:table-row table:style-name="ro1">
          <table:table-cell office:value-type="float" office:value="-0.116347" calcext:value-type="float">
            <text:p>-0.116347</text:p>
          </table:table-cell>
          <table:table-cell office:value-type="float" office:value="-0.071322" calcext:value-type="float">
            <text:p>-0.071322</text:p>
          </table:table-cell>
          <table:table-cell office:value-type="float" office:value="0.016362" calcext:value-type="float">
            <text:p>0.016362</text:p>
          </table:table-cell>
          <table:table-cell table:formula="of:=[.B255]-[.C255]" office:value-type="float" office:value="-0.087684" calcext:value-type="float">
            <text:p>-0.087684</text:p>
          </table:table-cell>
        </table:table-row>
        <table:table-row table:style-name="ro1">
          <table:table-cell office:value-type="float" office:value="-0.105768" calcext:value-type="float">
            <text:p>-0.105768</text:p>
          </table:table-cell>
          <table:table-cell office:value-type="float" office:value="-0.060743" calcext:value-type="float">
            <text:p>-0.060743</text:p>
          </table:table-cell>
          <table:table-cell office:value-type="float" office:value="0.016425" calcext:value-type="float">
            <text:p>0.016425</text:p>
          </table:table-cell>
          <table:table-cell table:formula="of:=[.B256]-[.C256]" office:value-type="float" office:value="-0.077168" calcext:value-type="float">
            <text:p>-0.077168</text:p>
          </table:table-cell>
        </table:table-row>
        <table:table-row table:style-name="ro1">
          <table:table-cell office:value-type="float" office:value="-0.097692" calcext:value-type="float">
            <text:p>-0.097692</text:p>
          </table:table-cell>
          <table:table-cell office:value-type="float" office:value="-0.052667" calcext:value-type="float">
            <text:p>-0.052667</text:p>
          </table:table-cell>
          <table:table-cell office:value-type="float" office:value="0.016442" calcext:value-type="float">
            <text:p>0.016442</text:p>
          </table:table-cell>
          <table:table-cell table:formula="of:=[.B257]-[.C257]" office:value-type="float" office:value="-0.069109" calcext:value-type="float">
            <text:p>-0.069109</text:p>
          </table:table-cell>
        </table:table-row>
        <table:table-row table:style-name="ro1">
          <table:table-cell office:value-type="float" office:value="-0.089725" calcext:value-type="float">
            <text:p>-0.089725</text:p>
          </table:table-cell>
          <table:table-cell office:value-type="float" office:value="-0.0447" calcext:value-type="float">
            <text:p>-0.0447</text:p>
          </table:table-cell>
          <table:table-cell office:value-type="float" office:value="0.016578" calcext:value-type="float">
            <text:p>0.016578</text:p>
          </table:table-cell>
          <table:table-cell table:formula="of:=[.B258]-[.C258]" office:value-type="float" office:value="-0.061278" calcext:value-type="float">
            <text:p>-0.061278</text:p>
          </table:table-cell>
        </table:table-row>
        <table:table-row table:style-name="ro1">
          <table:table-cell office:value-type="float" office:value="-0.079098" calcext:value-type="float">
            <text:p>-0.079098</text:p>
          </table:table-cell>
          <table:table-cell office:value-type="float" office:value="-0.034073" calcext:value-type="float">
            <text:p>-0.034073</text:p>
          </table:table-cell>
          <table:table-cell office:value-type="float" office:value="0.01659" calcext:value-type="float">
            <text:p>0.01659</text:p>
          </table:table-cell>
          <table:table-cell table:formula="of:=[.B259]-[.C259]" office:value-type="float" office:value="-0.050663" calcext:value-type="float">
            <text:p>-0.050663</text:p>
          </table:table-cell>
        </table:table-row>
        <table:table-row table:style-name="ro1">
          <table:table-cell office:value-type="float" office:value="-0.063873" calcext:value-type="float">
            <text:p>-0.063873</text:p>
          </table:table-cell>
          <table:table-cell office:value-type="float" office:value="-0.018848" calcext:value-type="float">
            <text:p>-0.018848</text:p>
          </table:table-cell>
          <table:table-cell office:value-type="float" office:value="0.016661" calcext:value-type="float">
            <text:p>0.016661</text:p>
          </table:table-cell>
          <table:table-cell table:formula="of:=[.B260]-[.C260]" office:value-type="float" office:value="-0.035509" calcext:value-type="float">
            <text:p>-0.035509</text:p>
          </table:table-cell>
        </table:table-row>
        <table:table-row table:style-name="ro1">
          <table:table-cell office:value-type="float" office:value="-0.044597" calcext:value-type="float">
            <text:p>-0.044597</text:p>
          </table:table-cell>
          <table:table-cell office:value-type="float" office:value="0.000428" calcext:value-type="float">
            <text:p>0.000428</text:p>
          </table:table-cell>
          <table:table-cell office:value-type="float" office:value="0.016694" calcext:value-type="float">
            <text:p>0.016694</text:p>
          </table:table-cell>
          <table:table-cell table:formula="of:=[.B261]-[.C261]" office:value-type="float" office:value="-0.016266" calcext:value-type="float">
            <text:p>-0.016266</text:p>
          </table:table-cell>
        </table:table-row>
        <table:table-row table:style-name="ro1">
          <table:table-cell office:value-type="float" office:value="-0.02817" calcext:value-type="float">
            <text:p>-0.02817</text:p>
          </table:table-cell>
          <table:table-cell office:value-type="float" office:value="0.016854" calcext:value-type="float">
            <text:p>0.016854</text:p>
          </table:table-cell>
          <table:table-cell office:value-type="float" office:value="0.016779" calcext:value-type="float">
            <text:p>0.016779</text:p>
          </table:table-cell>
          <table:table-cell table:formula="of:=[.B262]-[.C262]" office:value-type="float" office:value="0.0000750000000000021" calcext:value-type="float">
            <text:p>0.000075</text:p>
          </table:table-cell>
        </table:table-row>
        <table:table-row table:style-name="ro1">
          <table:table-cell office:value-type="float" office:value="-0.014005" calcext:value-type="float">
            <text:p>-0.014005</text:p>
          </table:table-cell>
          <table:table-cell office:value-type="float" office:value="0.031019" calcext:value-type="float">
            <text:p>0.031019</text:p>
          </table:table-cell>
          <table:table-cell office:value-type="float" office:value="0.016827" calcext:value-type="float">
            <text:p>0.016827</text:p>
          </table:table-cell>
          <table:table-cell table:formula="of:=[.B263]-[.C263]" office:value-type="float" office:value="0.014192" calcext:value-type="float">
            <text:p>0.014192</text:p>
          </table:table-cell>
        </table:table-row>
        <table:table-row table:style-name="ro1">
          <table:table-cell office:value-type="float" office:value="-0.008499" calcext:value-type="float">
            <text:p>-0.008499</text:p>
          </table:table-cell>
          <table:table-cell office:value-type="float" office:value="0.036526" calcext:value-type="float">
            <text:p>0.036526</text:p>
          </table:table-cell>
          <table:table-cell office:value-type="float" office:value="0.016883" calcext:value-type="float">
            <text:p>0.016883</text:p>
          </table:table-cell>
          <table:table-cell table:formula="of:=[.B264]-[.C264]" office:value-type="float" office:value="0.019643" calcext:value-type="float">
            <text:p>0.019643</text:p>
          </table:table-cell>
        </table:table-row>
        <table:table-row table:style-name="ro1">
          <table:table-cell office:value-type="float" office:value="-0.012704" calcext:value-type="float">
            <text:p>-0.012704</text:p>
          </table:table-cell>
          <table:table-cell office:value-type="float" office:value="0.032321" calcext:value-type="float">
            <text:p>0.032321</text:p>
          </table:table-cell>
          <table:table-cell office:value-type="float" office:value="0.016938" calcext:value-type="float">
            <text:p>0.016938</text:p>
          </table:table-cell>
          <table:table-cell table:formula="of:=[.B265]-[.C265]" office:value-type="float" office:value="0.015383" calcext:value-type="float">
            <text:p>0.015383</text:p>
          </table:table-cell>
        </table:table-row>
        <table:table-row table:style-name="ro1">
          <table:table-cell office:value-type="float" office:value="-0.016771" calcext:value-type="float">
            <text:p>-0.016771</text:p>
          </table:table-cell>
          <table:table-cell office:value-type="float" office:value="0.028254" calcext:value-type="float">
            <text:p>0.028254</text:p>
          </table:table-cell>
          <table:table-cell office:value-type="float" office:value="0.016997" calcext:value-type="float">
            <text:p>0.016997</text:p>
          </table:table-cell>
          <table:table-cell table:formula="of:=[.B266]-[.C266]" office:value-type="float" office:value="0.011257" calcext:value-type="float">
            <text:p>0.011257</text:p>
          </table:table-cell>
        </table:table-row>
        <table:table-row table:style-name="ro1">
          <table:table-cell office:value-type="float" office:value="-0.02094" calcext:value-type="float">
            <text:p>-0.02094</text:p>
          </table:table-cell>
          <table:table-cell office:value-type="float" office:value="0.024084" calcext:value-type="float">
            <text:p>0.024084</text:p>
          </table:table-cell>
          <table:table-cell office:value-type="float" office:value="0.017013" calcext:value-type="float">
            <text:p>0.017013</text:p>
          </table:table-cell>
          <table:table-cell table:formula="of:=[.B267]-[.C267]" office:value-type="float" office:value="0.007071" calcext:value-type="float">
            <text:p>0.007071</text:p>
          </table:table-cell>
        </table:table-row>
        <table:table-row table:style-name="ro1">
          <table:table-cell office:value-type="float" office:value="-0.025181" calcext:value-type="float">
            <text:p>-0.025181</text:p>
          </table:table-cell>
          <table:table-cell office:value-type="float" office:value="0.019843" calcext:value-type="float">
            <text:p>0.019843</text:p>
          </table:table-cell>
          <table:table-cell office:value-type="float" office:value="0.01707" calcext:value-type="float">
            <text:p>0.01707</text:p>
          </table:table-cell>
          <table:table-cell table:formula="of:=[.B268]-[.C268]" office:value-type="float" office:value="0.002773" calcext:value-type="float">
            <text:p>0.002773</text:p>
          </table:table-cell>
        </table:table-row>
        <table:table-row table:style-name="ro1">
          <table:table-cell office:value-type="float" office:value="-0.02438" calcext:value-type="float">
            <text:p>-0.02438</text:p>
          </table:table-cell>
          <table:table-cell office:value-type="float" office:value="0.020644" calcext:value-type="float">
            <text:p>0.020644</text:p>
          </table:table-cell>
          <table:table-cell office:value-type="float" office:value="0.017164" calcext:value-type="float">
            <text:p>0.017164</text:p>
          </table:table-cell>
          <table:table-cell table:formula="of:=[.B269]-[.C269]" office:value-type="float" office:value="0.00348" calcext:value-type="float">
            <text:p>0.00348</text:p>
          </table:table-cell>
        </table:table-row>
        <table:table-row table:style-name="ro1">
          <table:table-cell office:value-type="float" office:value="-0.021556" calcext:value-type="float">
            <text:p>-0.021556</text:p>
          </table:table-cell>
          <table:table-cell office:value-type="float" office:value="0.023469" calcext:value-type="float">
            <text:p>0.023469</text:p>
          </table:table-cell>
          <table:table-cell office:value-type="float" office:value="0.017231" calcext:value-type="float">
            <text:p>0.017231</text:p>
          </table:table-cell>
          <table:table-cell table:formula="of:=[.B270]-[.C270]" office:value-type="float" office:value="0.006238" calcext:value-type="float">
            <text:p>0.006238</text:p>
          </table:table-cell>
        </table:table-row>
        <table:table-row table:style-name="ro1">
          <table:table-cell office:value-type="float" office:value="-0.019669" calcext:value-type="float">
            <text:p>-0.019669</text:p>
          </table:table-cell>
          <table:table-cell office:value-type="float" office:value="0.025356" calcext:value-type="float">
            <text:p>0.025356</text:p>
          </table:table-cell>
          <table:table-cell office:value-type="float" office:value="0.017277" calcext:value-type="float">
            <text:p>0.017277</text:p>
          </table:table-cell>
          <table:table-cell table:formula="of:=[.B271]-[.C271]" office:value-type="float" office:value="0.008079" calcext:value-type="float">
            <text:p>0.008079</text:p>
          </table:table-cell>
        </table:table-row>
        <table:table-row table:style-name="ro1">
          <table:table-cell office:value-type="float" office:value="-0.01896" calcext:value-type="float">
            <text:p>-0.01896</text:p>
          </table:table-cell>
          <table:table-cell office:value-type="float" office:value="0.026065" calcext:value-type="float">
            <text:p>0.026065</text:p>
          </table:table-cell>
          <table:table-cell office:value-type="float" office:value="0.017364" calcext:value-type="float">
            <text:p>0.017364</text:p>
          </table:table-cell>
          <table:table-cell table:formula="of:=[.B272]-[.C272]" office:value-type="float" office:value="0.008701" calcext:value-type="float">
            <text:p>0.008701</text:p>
          </table:table-cell>
        </table:table-row>
        <table:table-row table:style-name="ro1">
          <table:table-cell office:value-type="float" office:value="-0.015342" calcext:value-type="float">
            <text:p>-0.015342</text:p>
          </table:table-cell>
          <table:table-cell office:value-type="float" office:value="0.029683" calcext:value-type="float">
            <text:p>0.029683</text:p>
          </table:table-cell>
          <table:table-cell office:value-type="float" office:value="0.017403" calcext:value-type="float">
            <text:p>0.017403</text:p>
          </table:table-cell>
          <table:table-cell table:formula="of:=[.B273]-[.C273]" office:value-type="float" office:value="0.01228" calcext:value-type="float">
            <text:p>0.01228</text:p>
          </table:table-cell>
        </table:table-row>
        <table:table-row table:style-name="ro1">
          <table:table-cell office:value-type="float" office:value="-0.012048" calcext:value-type="float">
            <text:p>-0.012048</text:p>
          </table:table-cell>
          <table:table-cell office:value-type="float" office:value="0.032976" calcext:value-type="float">
            <text:p>0.032976</text:p>
          </table:table-cell>
          <table:table-cell office:value-type="float" office:value="0.017466" calcext:value-type="float">
            <text:p>0.017466</text:p>
          </table:table-cell>
          <table:table-cell table:formula="of:=[.B274]-[.C274]" office:value-type="float" office:value="0.01551" calcext:value-type="float">
            <text:p>0.01551</text:p>
          </table:table-cell>
        </table:table-row>
        <table:table-row table:style-name="ro1">
          <table:table-cell office:value-type="float" office:value="-0.009638" calcext:value-type="float">
            <text:p>-0.009638</text:p>
          </table:table-cell>
          <table:table-cell office:value-type="float" office:value="0.035386" calcext:value-type="float">
            <text:p>0.035386</text:p>
          </table:table-cell>
          <table:table-cell office:value-type="float" office:value="0.017501" calcext:value-type="float">
            <text:p>0.017501</text:p>
          </table:table-cell>
          <table:table-cell table:formula="of:=[.B275]-[.C275]" office:value-type="float" office:value="0.017885" calcext:value-type="float">
            <text:p>0.017885</text:p>
          </table:table-cell>
        </table:table-row>
        <table:table-row table:style-name="ro1">
          <table:table-cell office:value-type="float" office:value="-0.006658" calcext:value-type="float">
            <text:p>-0.006658</text:p>
          </table:table-cell>
          <table:table-cell office:value-type="float" office:value="0.038367" calcext:value-type="float">
            <text:p>0.038367</text:p>
          </table:table-cell>
          <table:table-cell office:value-type="float" office:value="0.017555" calcext:value-type="float">
            <text:p>0.017555</text:p>
          </table:table-cell>
          <table:table-cell table:formula="of:=[.B276]-[.C276]" office:value-type="float" office:value="0.020812" calcext:value-type="float">
            <text:p>0.020812</text:p>
          </table:table-cell>
        </table:table-row>
        <table:table-row table:style-name="ro1">
          <table:table-cell office:value-type="float" office:value="-0.003983" calcext:value-type="float">
            <text:p>-0.003983</text:p>
          </table:table-cell>
          <table:table-cell office:value-type="float" office:value="0.041041" calcext:value-type="float">
            <text:p>0.041041</text:p>
          </table:table-cell>
          <table:table-cell office:value-type="float" office:value="0.017614" calcext:value-type="float">
            <text:p>0.017614</text:p>
          </table:table-cell>
          <table:table-cell table:formula="of:=[.B277]-[.C277]" office:value-type="float" office:value="0.023427" calcext:value-type="float">
            <text:p>0.023427</text:p>
          </table:table-cell>
        </table:table-row>
        <table:table-row table:style-name="ro1">
          <table:table-cell office:value-type="float" office:value="-0.000636" calcext:value-type="float">
            <text:p>-0.000636</text:p>
          </table:table-cell>
          <table:table-cell office:value-type="float" office:value="0.044388" calcext:value-type="float">
            <text:p>0.044388</text:p>
          </table:table-cell>
          <table:table-cell office:value-type="float" office:value="0.017632" calcext:value-type="float">
            <text:p>0.017632</text:p>
          </table:table-cell>
          <table:table-cell table:formula="of:=[.B278]-[.C278]" office:value-type="float" office:value="0.026756" calcext:value-type="float">
            <text:p>0.026756</text:p>
          </table:table-cell>
        </table:table-row>
        <table:table-row table:style-name="ro1">
          <table:table-cell office:value-type="float" office:value="0.002038" calcext:value-type="float">
            <text:p>0.002038</text:p>
          </table:table-cell>
          <table:table-cell office:value-type="float" office:value="0.047063" calcext:value-type="float">
            <text:p>0.047063</text:p>
          </table:table-cell>
          <table:table-cell office:value-type="float" office:value="0.017747" calcext:value-type="float">
            <text:p>0.017747</text:p>
          </table:table-cell>
          <table:table-cell table:formula="of:=[.B279]-[.C279]" office:value-type="float" office:value="0.029316" calcext:value-type="float">
            <text:p>0.029316</text:p>
          </table:table-cell>
        </table:table-row>
        <table:table-row table:style-name="ro1">
          <table:table-cell office:value-type="float" office:value="0.004048" calcext:value-type="float">
            <text:p>0.004048</text:p>
          </table:table-cell>
          <table:table-cell office:value-type="float" office:value="0.049072" calcext:value-type="float">
            <text:p>0.049072</text:p>
          </table:table-cell>
          <table:table-cell office:value-type="float" office:value="0.017776" calcext:value-type="float">
            <text:p>0.017776</text:p>
          </table:table-cell>
          <table:table-cell table:formula="of:=[.B280]-[.C280]" office:value-type="float" office:value="0.031296" calcext:value-type="float">
            <text:p>0.031296</text:p>
          </table:table-cell>
        </table:table-row>
        <table:table-row table:style-name="ro1">
          <table:table-cell office:value-type="float" office:value="0.006615" calcext:value-type="float">
            <text:p>0.006615</text:p>
          </table:table-cell>
          <table:table-cell office:value-type="float" office:value="0.05164" calcext:value-type="float">
            <text:p>0.05164</text:p>
          </table:table-cell>
          <table:table-cell office:value-type="float" office:value="0.0178" calcext:value-type="float">
            <text:p>0.0178</text:p>
          </table:table-cell>
          <table:table-cell table:formula="of:=[.B281]-[.C281]" office:value-type="float" office:value="0.03384" calcext:value-type="float">
            <text:p>0.03384</text:p>
          </table:table-cell>
        </table:table-row>
        <table:table-row table:style-name="ro1">
          <table:table-cell office:value-type="float" office:value="0.008154" calcext:value-type="float">
            <text:p>0.008154</text:p>
          </table:table-cell>
          <table:table-cell office:value-type="float" office:value="0.053178" calcext:value-type="float">
            <text:p>0.053178</text:p>
          </table:table-cell>
          <table:table-cell office:value-type="float" office:value="0.017874" calcext:value-type="float">
            <text:p>0.017874</text:p>
          </table:table-cell>
          <table:table-cell table:formula="of:=[.B282]-[.C282]" office:value-type="float" office:value="0.035304" calcext:value-type="float">
            <text:p>0.035304</text:p>
          </table:table-cell>
        </table:table-row>
        <table:table-row table:style-name="ro1">
          <table:table-cell office:value-type="float" office:value="0.006297" calcext:value-type="float">
            <text:p>0.006297</text:p>
          </table:table-cell>
          <table:table-cell office:value-type="float" office:value="0.051321" calcext:value-type="float">
            <text:p>0.051321</text:p>
          </table:table-cell>
          <table:table-cell office:value-type="float" office:value="0.017946" calcext:value-type="float">
            <text:p>0.017946</text:p>
          </table:table-cell>
          <table:table-cell table:formula="of:=[.B283]-[.C283]" office:value-type="float" office:value="0.033375" calcext:value-type="float">
            <text:p>0.033375</text:p>
          </table:table-cell>
        </table:table-row>
        <table:table-row table:style-name="ro1">
          <table:table-cell office:value-type="float" office:value="0.003119" calcext:value-type="float">
            <text:p>0.003119</text:p>
          </table:table-cell>
          <table:table-cell office:value-type="float" office:value="0.048143" calcext:value-type="float">
            <text:p>0.048143</text:p>
          </table:table-cell>
          <table:table-cell office:value-type="float" office:value="0.017996" calcext:value-type="float">
            <text:p>0.017996</text:p>
          </table:table-cell>
          <table:table-cell table:formula="of:=[.B284]-[.C284]" office:value-type="float" office:value="0.030147" calcext:value-type="float">
            <text:p>0.030147</text:p>
          </table:table-cell>
        </table:table-row>
        <table:table-row table:style-name="ro1">
          <table:table-cell office:value-type="float" office:value="0.000222" calcext:value-type="float">
            <text:p>0.000222</text:p>
          </table:table-cell>
          <table:table-cell office:value-type="float" office:value="0.045246" calcext:value-type="float">
            <text:p>0.045246</text:p>
          </table:table-cell>
          <table:table-cell office:value-type="float" office:value="0.018042" calcext:value-type="float">
            <text:p>0.018042</text:p>
          </table:table-cell>
          <table:table-cell table:formula="of:=[.B285]-[.C285]" office:value-type="float" office:value="0.027204" calcext:value-type="float">
            <text:p>0.027204</text:p>
          </table:table-cell>
        </table:table-row>
        <table:table-row table:style-name="ro1">
          <table:table-cell office:value-type="float" office:value="-0.00274" calcext:value-type="float">
            <text:p>-0.00274</text:p>
          </table:table-cell>
          <table:table-cell office:value-type="float" office:value="0.042285" calcext:value-type="float">
            <text:p>0.042285</text:p>
          </table:table-cell>
          <table:table-cell office:value-type="float" office:value="0.018048" calcext:value-type="float">
            <text:p>0.018048</text:p>
          </table:table-cell>
          <table:table-cell table:formula="of:=[.B286]-[.C286]" office:value-type="float" office:value="0.024237" calcext:value-type="float">
            <text:p>0.024237</text:p>
          </table:table-cell>
        </table:table-row>
        <table:table-row table:style-name="ro1">
          <table:table-cell office:value-type="float" office:value="-0.005681" calcext:value-type="float">
            <text:p>-0.005681</text:p>
          </table:table-cell>
          <table:table-cell office:value-type="float" office:value="0.039344" calcext:value-type="float">
            <text:p>0.039344</text:p>
          </table:table-cell>
          <table:table-cell office:value-type="float" office:value="0.018109" calcext:value-type="float">
            <text:p>0.018109</text:p>
          </table:table-cell>
          <table:table-cell table:formula="of:=[.B287]-[.C287]" office:value-type="float" office:value="0.021235" calcext:value-type="float">
            <text:p>0.021235</text:p>
          </table:table-cell>
        </table:table-row>
        <table:table-row table:style-name="ro1">
          <table:table-cell office:value-type="float" office:value="-0.008626" calcext:value-type="float">
            <text:p>-0.008626</text:p>
          </table:table-cell>
          <table:table-cell office:value-type="float" office:value="0.036399" calcext:value-type="float">
            <text:p>0.036399</text:p>
          </table:table-cell>
          <table:table-cell office:value-type="float" office:value="0.018175" calcext:value-type="float">
            <text:p>0.018175</text:p>
          </table:table-cell>
          <table:table-cell table:formula="of:=[.B288]-[.C288]" office:value-type="float" office:value="0.018224" calcext:value-type="float">
            <text:p>0.018224</text:p>
          </table:table-cell>
        </table:table-row>
        <table:table-row table:style-name="ro1">
          <table:table-cell office:value-type="float" office:value="-0.01132" calcext:value-type="float">
            <text:p>-0.01132</text:p>
          </table:table-cell>
          <table:table-cell office:value-type="float" office:value="0.033704" calcext:value-type="float">
            <text:p>0.033704</text:p>
          </table:table-cell>
          <table:table-cell office:value-type="float" office:value="0.018192" calcext:value-type="float">
            <text:p>0.018192</text:p>
          </table:table-cell>
          <table:table-cell table:formula="of:=[.B289]-[.C289]" office:value-type="float" office:value="0.015512" calcext:value-type="float">
            <text:p>0.015512</text:p>
          </table:table-cell>
        </table:table-row>
        <table:table-row table:style-name="ro1">
          <table:table-cell office:value-type="float" office:value="-0.013707" calcext:value-type="float">
            <text:p>-0.013707</text:p>
          </table:table-cell>
          <table:table-cell office:value-type="float" office:value="0.031318" calcext:value-type="float">
            <text:p>0.031318</text:p>
          </table:table-cell>
          <table:table-cell office:value-type="float" office:value="0.018263" calcext:value-type="float">
            <text:p>0.018263</text:p>
          </table:table-cell>
          <table:table-cell table:formula="of:=[.B290]-[.C290]" office:value-type="float" office:value="0.013055" calcext:value-type="float">
            <text:p>0.013055</text:p>
          </table:table-cell>
        </table:table-row>
        <table:table-row table:style-name="ro1">
          <table:table-cell office:value-type="float" office:value="-0.015588" calcext:value-type="float">
            <text:p>-0.015588</text:p>
          </table:table-cell>
          <table:table-cell office:value-type="float" office:value="0.029437" calcext:value-type="float">
            <text:p>0.029437</text:p>
          </table:table-cell>
          <table:table-cell office:value-type="float" office:value="0.018281" calcext:value-type="float">
            <text:p>0.018281</text:p>
          </table:table-cell>
          <table:table-cell table:formula="of:=[.B291]-[.C291]" office:value-type="float" office:value="0.011156" calcext:value-type="float">
            <text:p>0.011156</text:p>
          </table:table-cell>
        </table:table-row>
        <table:table-row table:style-name="ro1">
          <table:table-cell office:value-type="float" office:value="-0.015121" calcext:value-type="float">
            <text:p>-0.015121</text:p>
          </table:table-cell>
          <table:table-cell office:value-type="float" office:value="0.029904" calcext:value-type="float">
            <text:p>0.029904</text:p>
          </table:table-cell>
          <table:table-cell office:value-type="float" office:value="0.018337" calcext:value-type="float">
            <text:p>0.018337</text:p>
          </table:table-cell>
          <table:table-cell table:formula="of:=[.B292]-[.C292]" office:value-type="float" office:value="0.011567" calcext:value-type="float">
            <text:p>0.011567</text:p>
          </table:table-cell>
        </table:table-row>
        <table:table-row table:style-name="ro1">
          <table:table-cell office:value-type="float" office:value="-0.010814" calcext:value-type="float">
            <text:p>-0.010814</text:p>
          </table:table-cell>
          <table:table-cell office:value-type="float" office:value="0.034211" calcext:value-type="float">
            <text:p>0.034211</text:p>
          </table:table-cell>
          <table:table-cell office:value-type="float" office:value="0.01838" calcext:value-type="float">
            <text:p>0.01838</text:p>
          </table:table-cell>
          <table:table-cell table:formula="of:=[.B293]-[.C293]" office:value-type="float" office:value="0.015831" calcext:value-type="float">
            <text:p>0.015831</text:p>
          </table:table-cell>
        </table:table-row>
        <table:table-row table:style-name="ro1">
          <table:table-cell office:value-type="float" office:value="-0.007005" calcext:value-type="float">
            <text:p>-0.007005</text:p>
          </table:table-cell>
          <table:table-cell office:value-type="float" office:value="0.038019" calcext:value-type="float">
            <text:p>0.038019</text:p>
          </table:table-cell>
          <table:table-cell office:value-type="float" office:value="0.018428" calcext:value-type="float">
            <text:p>0.018428</text:p>
          </table:table-cell>
          <table:table-cell table:formula="of:=[.B294]-[.C294]" office:value-type="float" office:value="0.019591" calcext:value-type="float">
            <text:p>0.019591</text:p>
          </table:table-cell>
        </table:table-row>
        <table:table-row table:style-name="ro1">
          <table:table-cell office:value-type="float" office:value="-0.002405" calcext:value-type="float">
            <text:p>-0.002405</text:p>
          </table:table-cell>
          <table:table-cell office:value-type="float" office:value="0.04262" calcext:value-type="float">
            <text:p>0.04262</text:p>
          </table:table-cell>
          <table:table-cell office:value-type="float" office:value="0.01849" calcext:value-type="float">
            <text:p>0.01849</text:p>
          </table:table-cell>
          <table:table-cell table:formula="of:=[.B295]-[.C295]" office:value-type="float" office:value="0.02413" calcext:value-type="float">
            <text:p>0.02413</text:p>
          </table:table-cell>
        </table:table-row>
        <table:table-row table:style-name="ro1">
          <table:table-cell office:value-type="float" office:value="0.003236" calcext:value-type="float">
            <text:p>0.003236</text:p>
          </table:table-cell>
          <table:table-cell office:value-type="float" office:value="0.048261" calcext:value-type="float">
            <text:p>0.048261</text:p>
          </table:table-cell>
          <table:table-cell office:value-type="float" office:value="0.018556" calcext:value-type="float">
            <text:p>0.018556</text:p>
          </table:table-cell>
          <table:table-cell table:formula="of:=[.B296]-[.C296]" office:value-type="float" office:value="0.029705" calcext:value-type="float">
            <text:p>0.029705</text:p>
          </table:table-cell>
        </table:table-row>
        <table:table-row table:style-name="ro1">
          <table:table-cell office:value-type="float" office:value="0.008446" calcext:value-type="float">
            <text:p>0.008446</text:p>
          </table:table-cell>
          <table:table-cell office:value-type="float" office:value="0.05347" calcext:value-type="float">
            <text:p>0.05347</text:p>
          </table:table-cell>
          <table:table-cell office:value-type="float" office:value="0.01858" calcext:value-type="float">
            <text:p>0.01858</text:p>
          </table:table-cell>
          <table:table-cell table:formula="of:=[.B297]-[.C297]" office:value-type="float" office:value="0.03489" calcext:value-type="float">
            <text:p>0.03489</text:p>
          </table:table-cell>
        </table:table-row>
        <table:table-row table:style-name="ro1">
          <table:table-cell office:value-type="float" office:value="0.01311" calcext:value-type="float">
            <text:p>0.01311</text:p>
          </table:table-cell>
          <table:table-cell office:value-type="float" office:value="0.058134" calcext:value-type="float">
            <text:p>0.058134</text:p>
          </table:table-cell>
          <table:table-cell office:value-type="float" office:value="0.018643" calcext:value-type="float">
            <text:p>0.018643</text:p>
          </table:table-cell>
          <table:table-cell table:formula="of:=[.B298]-[.C298]" office:value-type="float" office:value="0.039491" calcext:value-type="float">
            <text:p>0.039491</text:p>
          </table:table-cell>
        </table:table-row>
        <table:table-row table:style-name="ro1">
          <table:table-cell office:value-type="float" office:value="0.014263" calcext:value-type="float">
            <text:p>0.014263</text:p>
          </table:table-cell>
          <table:table-cell office:value-type="float" office:value="0.059288" calcext:value-type="float">
            <text:p>0.059288</text:p>
          </table:table-cell>
          <table:table-cell office:value-type="float" office:value="0.018671" calcext:value-type="float">
            <text:p>0.018671</text:p>
          </table:table-cell>
          <table:table-cell table:formula="of:=[.B299]-[.C299]" office:value-type="float" office:value="0.040617" calcext:value-type="float">
            <text:p>0.040617</text:p>
          </table:table-cell>
        </table:table-row>
        <table:table-row table:style-name="ro1">
          <table:table-cell office:value-type="float" office:value="0.01568" calcext:value-type="float">
            <text:p>0.01568</text:p>
          </table:table-cell>
          <table:table-cell office:value-type="float" office:value="0.060704" calcext:value-type="float">
            <text:p>0.060704</text:p>
          </table:table-cell>
          <table:table-cell office:value-type="float" office:value="0.018698" calcext:value-type="float">
            <text:p>0.018698</text:p>
          </table:table-cell>
          <table:table-cell table:formula="of:=[.B300]-[.C300]" office:value-type="float" office:value="0.042006" calcext:value-type="float">
            <text:p>0.042006</text:p>
          </table:table-cell>
        </table:table-row>
        <table:table-row table:style-name="ro1">
          <table:table-cell office:value-type="float" office:value="0.016717" calcext:value-type="float">
            <text:p>0.016717</text:p>
          </table:table-cell>
          <table:table-cell office:value-type="float" office:value="0.061742" calcext:value-type="float">
            <text:p>0.061742</text:p>
          </table:table-cell>
          <table:table-cell office:value-type="float" office:value="0.018739" calcext:value-type="float">
            <text:p>0.018739</text:p>
          </table:table-cell>
          <table:table-cell table:formula="of:=[.B301]-[.C301]" office:value-type="float" office:value="0.043003" calcext:value-type="float">
            <text:p>0.043003</text:p>
          </table:table-cell>
        </table:table-row>
        <table:table-row table:style-name="ro1">
          <table:table-cell office:value-type="float" office:value="0.015129" calcext:value-type="float">
            <text:p>0.015129</text:p>
          </table:table-cell>
          <table:table-cell office:value-type="float" office:value="0.060154" calcext:value-type="float">
            <text:p>0.060154</text:p>
          </table:table-cell>
          <table:table-cell office:value-type="float" office:value="0.018808" calcext:value-type="float">
            <text:p>0.018808</text:p>
          </table:table-cell>
          <table:table-cell table:formula="of:=[.B302]-[.C302]" office:value-type="float" office:value="0.041346" calcext:value-type="float">
            <text:p>0.041346</text:p>
          </table:table-cell>
        </table:table-row>
        <table:table-row table:style-name="ro1">
          <table:table-cell office:value-type="float" office:value="0.011473" calcext:value-type="float">
            <text:p>0.011473</text:p>
          </table:table-cell>
          <table:table-cell office:value-type="float" office:value="0.056498" calcext:value-type="float">
            <text:p>0.056498</text:p>
          </table:table-cell>
          <table:table-cell office:value-type="float" office:value="0.018861" calcext:value-type="float">
            <text:p>0.018861</text:p>
          </table:table-cell>
          <table:table-cell table:formula="of:=[.B303]-[.C303]" office:value-type="float" office:value="0.037637" calcext:value-type="float">
            <text:p>0.037637</text:p>
          </table:table-cell>
        </table:table-row>
        <table:table-row table:style-name="ro1">
          <table:table-cell office:value-type="float" office:value="0.006284" calcext:value-type="float">
            <text:p>0.006284</text:p>
          </table:table-cell>
          <table:table-cell office:value-type="float" office:value="0.051308" calcext:value-type="float">
            <text:p>0.051308</text:p>
          </table:table-cell>
          <table:table-cell office:value-type="float" office:value="0.018902" calcext:value-type="float">
            <text:p>0.018902</text:p>
          </table:table-cell>
          <table:table-cell table:formula="of:=[.B304]-[.C304]" office:value-type="float" office:value="0.032406" calcext:value-type="float">
            <text:p>0.032406</text:p>
          </table:table-cell>
        </table:table-row>
        <table:table-row table:style-name="ro1">
          <table:table-cell office:value-type="float" office:value="0.00086" calcext:value-type="float">
            <text:p>0.00086</text:p>
          </table:table-cell>
          <table:table-cell office:value-type="float" office:value="0.045885" calcext:value-type="float">
            <text:p>0.045885</text:p>
          </table:table-cell>
          <table:table-cell office:value-type="float" office:value="0.018936" calcext:value-type="float">
            <text:p>0.018936</text:p>
          </table:table-cell>
          <table:table-cell table:formula="of:=[.B305]-[.C305]" office:value-type="float" office:value="0.026949" calcext:value-type="float">
            <text:p>0.026949</text:p>
          </table:table-cell>
        </table:table-row>
        <table:table-row table:style-name="ro1">
          <table:table-cell office:value-type="float" office:value="-0.004048" calcext:value-type="float">
            <text:p>-0.004048</text:p>
          </table:table-cell>
          <table:table-cell office:value-type="float" office:value="0.040977" calcext:value-type="float">
            <text:p>0.040977</text:p>
          </table:table-cell>
          <table:table-cell office:value-type="float" office:value="0.019008" calcext:value-type="float">
            <text:p>0.019008</text:p>
          </table:table-cell>
          <table:table-cell table:formula="of:=[.B306]-[.C306]" office:value-type="float" office:value="0.021969" calcext:value-type="float">
            <text:p>0.021969</text:p>
          </table:table-cell>
        </table:table-row>
        <table:table-row table:style-name="ro1">
          <table:table-cell office:value-type="float" office:value="-0.008508" calcext:value-type="float">
            <text:p>-0.008508</text:p>
          </table:table-cell>
          <table:table-cell office:value-type="float" office:value="0.036516" calcext:value-type="float">
            <text:p>0.036516</text:p>
          </table:table-cell>
          <table:table-cell office:value-type="float" office:value="0.019049" calcext:value-type="float">
            <text:p>0.019049</text:p>
          </table:table-cell>
          <table:table-cell table:formula="of:=[.B307]-[.C307]" office:value-type="float" office:value="0.017467" calcext:value-type="float">
            <text:p>0.017467</text:p>
          </table:table-cell>
        </table:table-row>
        <table:table-row table:style-name="ro1">
          <table:table-cell office:value-type="float" office:value="-0.005964" calcext:value-type="float">
            <text:p>-0.005964</text:p>
          </table:table-cell>
          <table:table-cell office:value-type="float" office:value="0.032589" calcext:value-type="float">
            <text:p>0.032589</text:p>
          </table:table-cell>
          <table:table-cell office:value-type="float" office:value="0.019093" calcext:value-type="float">
            <text:p>0.019093</text:p>
          </table:table-cell>
          <table:table-cell table:formula="of:=[.B308]-[.C308]" office:value-type="float" office:value="0.013496" calcext:value-type="float">
            <text:p>0.013496</text:p>
          </table:table-cell>
        </table:table-row>
        <table:table-row table:style-name="ro1">
          <table:table-cell office:value-type="float" office:value="-0.000874" calcext:value-type="float">
            <text:p>-0.000874</text:p>
          </table:table-cell>
          <table:table-cell office:value-type="float" office:value="0.029142" calcext:value-type="float">
            <text:p>0.029142</text:p>
          </table:table-cell>
          <table:table-cell office:value-type="float" office:value="0.019114" calcext:value-type="float">
            <text:p>0.019114</text:p>
          </table:table-cell>
          <table:table-cell table:formula="of:=[.B309]-[.C309]" office:value-type="float" office:value="0.010028" calcext:value-type="float">
            <text:p>0.010028</text:p>
          </table:table-cell>
        </table:table-row>
        <table:table-row table:style-name="ro1">
          <table:table-cell office:value-type="float" office:value="-0.002148" calcext:value-type="float">
            <text:p>-0.002148</text:p>
          </table:table-cell>
          <table:table-cell office:value-type="float" office:value="0.027868" calcext:value-type="float">
            <text:p>0.027868</text:p>
          </table:table-cell>
          <table:table-cell office:value-type="float" office:value="0.019164" calcext:value-type="float">
            <text:p>0.019164</text:p>
          </table:table-cell>
          <table:table-cell table:formula="of:=[.B310]-[.C310]" office:value-type="float" office:value="0.008704" calcext:value-type="float">
            <text:p>0.008704</text:p>
          </table:table-cell>
        </table:table-row>
        <table:table-row table:style-name="ro1">
          <table:table-cell office:value-type="float" office:value="0.000397" calcext:value-type="float">
            <text:p>0.000397</text:p>
          </table:table-cell>
          <table:table-cell office:value-type="float" office:value="0.029695" calcext:value-type="float">
            <text:p>0.029695</text:p>
          </table:table-cell>
          <table:table-cell office:value-type="float" office:value="0.019198" calcext:value-type="float">
            <text:p>0.019198</text:p>
          </table:table-cell>
          <table:table-cell table:formula="of:=[.B311]-[.C311]" office:value-type="float" office:value="0.010497" calcext:value-type="float">
            <text:p>0.010497</text:p>
          </table:table-cell>
        </table:table-row>
        <table:table-row table:style-name="ro1">
          <table:table-cell office:value-type="float" office:value="-0.000875" calcext:value-type="float">
            <text:p>-0.000875</text:p>
          </table:table-cell>
          <table:table-cell office:value-type="float" office:value="0.031445" calcext:value-type="float">
            <text:p>0.031445</text:p>
          </table:table-cell>
          <table:table-cell office:value-type="float" office:value="0.019248" calcext:value-type="float">
            <text:p>0.019248</text:p>
          </table:table-cell>
          <table:table-cell table:formula="of:=[.B312]-[.C312]" office:value-type="float" office:value="0.012197" calcext:value-type="float">
            <text:p>0.012197</text:p>
          </table:table-cell>
        </table:table-row>
        <table:table-row table:style-name="ro1">
          <table:table-cell office:value-type="float" office:value="-0.004693" calcext:value-type="float">
            <text:p>-0.004693</text:p>
          </table:table-cell>
          <table:table-cell office:value-type="float" office:value="0.032733" calcext:value-type="float">
            <text:p>0.032733</text:p>
          </table:table-cell>
          <table:table-cell office:value-type="float" office:value="0.019298" calcext:value-type="float">
            <text:p>0.019298</text:p>
          </table:table-cell>
          <table:table-cell table:formula="of:=[.B313]-[.C313]" office:value-type="float" office:value="0.013435" calcext:value-type="float">
            <text:p>0.013435</text:p>
          </table:table-cell>
        </table:table-row>
        <table:table-row table:style-name="ro1">
          <table:table-cell office:value-type="float" office:value="-0.004832" calcext:value-type="float">
            <text:p>-0.004832</text:p>
          </table:table-cell>
          <table:table-cell office:value-type="float" office:value="0.032594" calcext:value-type="float">
            <text:p>0.032594</text:p>
          </table:table-cell>
          <table:table-cell office:value-type="float" office:value="0.019345" calcext:value-type="float">
            <text:p>0.019345</text:p>
          </table:table-cell>
          <table:table-cell table:formula="of:=[.B314]-[.C314]" office:value-type="float" office:value="0.013249" calcext:value-type="float">
            <text:p>0.013249</text:p>
          </table:table-cell>
        </table:table-row>
        <table:table-row table:style-name="ro1">
          <table:table-cell office:value-type="float" office:value="-0.011194" calcext:value-type="float">
            <text:p>-0.011194</text:p>
          </table:table-cell>
          <table:table-cell office:value-type="float" office:value="0.031848" calcext:value-type="float">
            <text:p>0.031848</text:p>
          </table:table-cell>
          <table:table-cell office:value-type="float" office:value="0.019364" calcext:value-type="float">
            <text:p>0.019364</text:p>
          </table:table-cell>
          <table:table-cell table:formula="of:=[.B315]-[.C315]" office:value-type="float" office:value="0.012484" calcext:value-type="float">
            <text:p>0.012484</text:p>
          </table:table-cell>
        </table:table-row>
        <table:table-row table:style-name="ro1">
          <table:table-cell office:value-type="float" office:value="-0.012467" calcext:value-type="float">
            <text:p>-0.012467</text:p>
          </table:table-cell>
          <table:table-cell office:value-type="float" office:value="0.031181" calcext:value-type="float">
            <text:p>0.031181</text:p>
          </table:table-cell>
          <table:table-cell office:value-type="float" office:value="0.019435" calcext:value-type="float">
            <text:p>0.019435</text:p>
          </table:table-cell>
          <table:table-cell table:formula="of:=[.B316]-[.C316]" office:value-type="float" office:value="0.011746" calcext:value-type="float">
            <text:p>0.011746</text:p>
          </table:table-cell>
        </table:table-row>
        <table:table-row table:style-name="ro1">
          <table:table-cell office:value-type="float" office:value="-0.011194" calcext:value-type="float">
            <text:p>-0.011194</text:p>
          </table:table-cell>
          <table:table-cell office:value-type="float" office:value="0.030962" calcext:value-type="float">
            <text:p>0.030962</text:p>
          </table:table-cell>
          <table:table-cell office:value-type="float" office:value="0.019479" calcext:value-type="float">
            <text:p>0.019479</text:p>
          </table:table-cell>
          <table:table-cell table:formula="of:=[.B317]-[.C317]" office:value-type="float" office:value="0.011483" calcext:value-type="float">
            <text:p>0.011483</text:p>
          </table:table-cell>
        </table:table-row>
        <table:table-row table:style-name="ro1">
          <table:table-cell office:value-type="float" office:value="-0.007377" calcext:value-type="float">
            <text:p>-0.007377</text:p>
          </table:table-cell>
          <table:table-cell office:value-type="float" office:value="0.031303" calcext:value-type="float">
            <text:p>0.031303</text:p>
          </table:table-cell>
          <table:table-cell office:value-type="float" office:value="0.019518" calcext:value-type="float">
            <text:p>0.019518</text:p>
          </table:table-cell>
          <table:table-cell table:formula="of:=[.B318]-[.C318]" office:value-type="float" office:value="0.011785" calcext:value-type="float">
            <text:p>0.011785</text:p>
          </table:table-cell>
        </table:table-row>
        <table:table-row table:style-name="ro1">
          <table:table-cell office:value-type="float" office:value="-0.00356" calcext:value-type="float">
            <text:p>-0.00356</text:p>
          </table:table-cell>
          <table:table-cell office:value-type="float" office:value="0.03167" calcext:value-type="float">
            <text:p>0.03167</text:p>
          </table:table-cell>
          <table:table-cell office:value-type="float" office:value="0.019552" calcext:value-type="float">
            <text:p>0.019552</text:p>
          </table:table-cell>
          <table:table-cell table:formula="of:=[.B319]-[.C319]" office:value-type="float" office:value="0.012118" calcext:value-type="float">
            <text:p>0.012118</text:p>
          </table:table-cell>
        </table:table-row>
        <table:table-row table:style-name="ro1">
          <table:table-cell office:value-type="float" office:value="-0.002287" calcext:value-type="float">
            <text:p>-0.002287</text:p>
          </table:table-cell>
          <table:table-cell office:value-type="float" office:value="0.031832" calcext:value-type="float">
            <text:p>0.031832</text:p>
          </table:table-cell>
          <table:table-cell office:value-type="float" office:value="0.019579" calcext:value-type="float">
            <text:p>0.019579</text:p>
          </table:table-cell>
          <table:table-cell table:formula="of:=[.B320]-[.C320]" office:value-type="float" office:value="0.012253" calcext:value-type="float">
            <text:p>0.012253</text:p>
          </table:table-cell>
        </table:table-row>
        <table:table-row table:style-name="ro1">
          <table:table-cell office:value-type="float" office:value="-0.00356" calcext:value-type="float">
            <text:p>-0.00356</text:p>
          </table:table-cell>
          <table:table-cell office:value-type="float" office:value="0.034387" calcext:value-type="float">
            <text:p>0.034387</text:p>
          </table:table-cell>
          <table:table-cell office:value-type="float" office:value="0.019611" calcext:value-type="float">
            <text:p>0.019611</text:p>
          </table:table-cell>
          <table:table-cell table:formula="of:=[.B321]-[.C321]" office:value-type="float" office:value="0.014776" calcext:value-type="float">
            <text:p>0.014776</text:p>
          </table:table-cell>
        </table:table-row>
        <table:table-row table:style-name="ro1">
          <table:table-cell office:value-type="float" office:value="-0.00356" calcext:value-type="float">
            <text:p>-0.00356</text:p>
          </table:table-cell>
          <table:table-cell office:value-type="float" office:value="0.036188" calcext:value-type="float">
            <text:p>0.036188</text:p>
          </table:table-cell>
          <table:table-cell office:value-type="float" office:value="0.01964" calcext:value-type="float">
            <text:p>0.01964</text:p>
          </table:table-cell>
          <table:table-cell table:formula="of:=[.B322]-[.C322]" office:value-type="float" office:value="0.016548" calcext:value-type="float">
            <text:p>0.016548</text:p>
          </table:table-cell>
        </table:table-row>
        <table:table-row table:style-name="ro1">
          <table:table-cell office:value-type="float" office:value="-0.00356" calcext:value-type="float">
            <text:p>-0.00356</text:p>
          </table:table-cell>
          <table:table-cell office:value-type="float" office:value="0.038366" calcext:value-type="float">
            <text:p>0.038366</text:p>
          </table:table-cell>
          <table:table-cell office:value-type="float" office:value="0.019669" calcext:value-type="float">
            <text:p>0.019669</text:p>
          </table:table-cell>
          <table:table-cell table:formula="of:=[.B323]-[.C323]" office:value-type="float" office:value="0.018697" calcext:value-type="float">
            <text:p>0.018697</text:p>
          </table:table-cell>
        </table:table-row>
        <table:table-row table:style-name="ro1">
          <table:table-cell office:value-type="float" office:value="-0.00356" calcext:value-type="float">
            <text:p>-0.00356</text:p>
          </table:table-cell>
          <table:table-cell office:value-type="float" office:value="0.039687" calcext:value-type="float">
            <text:p>0.039687</text:p>
          </table:table-cell>
          <table:table-cell office:value-type="float" office:value="0.0197" calcext:value-type="float">
            <text:p>0.0197</text:p>
          </table:table-cell>
          <table:table-cell table:formula="of:=[.B324]-[.C324]" office:value-type="float" office:value="0.019987" calcext:value-type="float">
            <text:p>0.019987</text:p>
          </table:table-cell>
        </table:table-row>
        <table:table-row table:style-name="ro1">
          <table:table-cell office:value-type="float" office:value="-0.00356" calcext:value-type="float">
            <text:p>-0.00356</text:p>
          </table:table-cell>
          <table:table-cell office:value-type="float" office:value="0.040305" calcext:value-type="float">
            <text:p>0.040305</text:p>
          </table:table-cell>
          <table:table-cell office:value-type="float" office:value="0.019694" calcext:value-type="float">
            <text:p>0.019694</text:p>
          </table:table-cell>
          <table:table-cell table:formula="of:=[.B325]-[.C325]" office:value-type="float" office:value="0.020611" calcext:value-type="float">
            <text:p>0.020611</text:p>
          </table:table-cell>
        </table:table-row>
        <table:table-row table:style-name="ro1">
          <table:table-cell office:value-type="float" office:value="-0.001015" calcext:value-type="float">
            <text:p>-0.001015</text:p>
          </table:table-cell>
          <table:table-cell office:value-type="float" office:value="0.04104" calcext:value-type="float">
            <text:p>0.04104</text:p>
          </table:table-cell>
          <table:table-cell office:value-type="float" office:value="0.019811" calcext:value-type="float">
            <text:p>0.019811</text:p>
          </table:table-cell>
          <table:table-cell table:formula="of:=[.B326]-[.C326]" office:value-type="float" office:value="0.021229" calcext:value-type="float">
            <text:p>0.021229</text:p>
          </table:table-cell>
        </table:table-row>
        <table:table-row table:style-name="ro1">
          <table:table-cell office:value-type="float" office:value="-0.001015" calcext:value-type="float">
            <text:p>-0.001015</text:p>
          </table:table-cell>
          <table:table-cell office:value-type="float" office:value="0.041328" calcext:value-type="float">
            <text:p>0.041328</text:p>
          </table:table-cell>
          <table:table-cell office:value-type="float" office:value="0.019841" calcext:value-type="float">
            <text:p>0.019841</text:p>
          </table:table-cell>
          <table:table-cell table:formula="of:=[.B327]-[.C327]" office:value-type="float" office:value="0.021487" calcext:value-type="float">
            <text:p>0.021487</text:p>
          </table:table-cell>
        </table:table-row>
        <table:table-row table:style-name="ro1">
          <table:table-cell office:value-type="float" office:value="-0.001015" calcext:value-type="float">
            <text:p>-0.001015</text:p>
          </table:table-cell>
          <table:table-cell office:value-type="float" office:value="0.040816" calcext:value-type="float">
            <text:p>0.040816</text:p>
          </table:table-cell>
          <table:table-cell office:value-type="float" office:value="0.019851" calcext:value-type="float">
            <text:p>0.019851</text:p>
          </table:table-cell>
          <table:table-cell table:formula="of:=[.B328]-[.C328]" office:value-type="float" office:value="0.020965" calcext:value-type="float">
            <text:p>0.020965</text:p>
          </table:table-cell>
        </table:table-row>
        <table:table-row table:style-name="ro1">
          <table:table-cell office:value-type="float" office:value="-0.001015" calcext:value-type="float">
            <text:p>-0.001015</text:p>
          </table:table-cell>
          <table:table-cell office:value-type="float" office:value="0.040294" calcext:value-type="float">
            <text:p>0.040294</text:p>
          </table:table-cell>
          <table:table-cell office:value-type="float" office:value="0.019885" calcext:value-type="float">
            <text:p>0.019885</text:p>
          </table:table-cell>
          <table:table-cell table:formula="of:=[.B329]-[.C329]" office:value-type="float" office:value="0.020409" calcext:value-type="float">
            <text:p>0.020409</text:p>
          </table:table-cell>
        </table:table-row>
        <table:table-row table:style-name="ro1">
          <table:table-cell office:value-type="float" office:value="0.000258" calcext:value-type="float">
            <text:p>0.000258</text:p>
          </table:table-cell>
          <table:table-cell office:value-type="float" office:value="0.040432" calcext:value-type="float">
            <text:p>0.040432</text:p>
          </table:table-cell>
          <table:table-cell office:value-type="float" office:value="0.01993" calcext:value-type="float">
            <text:p>0.01993</text:p>
          </table:table-cell>
          <table:table-cell table:formula="of:=[.B330]-[.C330]" office:value-type="float" office:value="0.020502" calcext:value-type="float">
            <text:p>0.020502</text:p>
          </table:table-cell>
        </table:table-row>
        <table:table-row table:style-name="ro1">
          <table:table-cell office:value-type="float" office:value="0.000258" calcext:value-type="float">
            <text:p>0.000258</text:p>
          </table:table-cell>
          <table:table-cell office:value-type="float" office:value="0.040836" calcext:value-type="float">
            <text:p>0.040836</text:p>
          </table:table-cell>
          <table:table-cell office:value-type="float" office:value="0.019975" calcext:value-type="float">
            <text:p>0.019975</text:p>
          </table:table-cell>
          <table:table-cell table:formula="of:=[.B331]-[.C331]" office:value-type="float" office:value="0.020861" calcext:value-type="float">
            <text:p>0.020861</text:p>
          </table:table-cell>
        </table:table-row>
        <table:table-row table:style-name="ro1">
          <table:table-cell office:value-type="float" office:value="0.000258" calcext:value-type="float">
            <text:p>0.000258</text:p>
          </table:table-cell>
          <table:table-cell office:value-type="float" office:value="0.040942" calcext:value-type="float">
            <text:p>0.040942</text:p>
          </table:table-cell>
          <table:table-cell office:value-type="float" office:value="0.019994" calcext:value-type="float">
            <text:p>0.019994</text:p>
          </table:table-cell>
          <table:table-cell table:formula="of:=[.B332]-[.C332]" office:value-type="float" office:value="0.020948" calcext:value-type="float">
            <text:p>0.020948</text:p>
          </table:table-cell>
        </table:table-row>
        <table:table-row table:style-name="ro1">
          <table:table-cell office:value-type="float" office:value="0.000258" calcext:value-type="float">
            <text:p>0.000258</text:p>
          </table:table-cell>
          <table:table-cell office:value-type="float" office:value="0.040675" calcext:value-type="float">
            <text:p>0.040675</text:p>
          </table:table-cell>
          <table:table-cell office:value-type="float" office:value="0.020034" calcext:value-type="float">
            <text:p>0.020034</text:p>
          </table:table-cell>
          <table:table-cell table:formula="of:=[.B333]-[.C333]" office:value-type="float" office:value="0.020641" calcext:value-type="float">
            <text:p>0.020641</text:p>
          </table:table-cell>
        </table:table-row>
        <table:table-row table:style-name="ro1">
          <table:table-cell office:value-type="float" office:value="0.00153" calcext:value-type="float">
            <text:p>0.00153</text:p>
          </table:table-cell>
          <table:table-cell office:value-type="float" office:value="0.040398" calcext:value-type="float">
            <text:p>0.040398</text:p>
          </table:table-cell>
          <table:table-cell office:value-type="float" office:value="0.020034" calcext:value-type="float">
            <text:p>0.020034</text:p>
          </table:table-cell>
          <table:table-cell table:formula="of:=[.B334]-[.C334]" office:value-type="float" office:value="0.020364" calcext:value-type="float">
            <text:p>0.020364</text:p>
          </table:table-cell>
        </table:table-row>
        <table:table-row table:style-name="ro1">
          <table:table-cell office:value-type="float" office:value="0.00153" calcext:value-type="float">
            <text:p>0.00153</text:p>
          </table:table-cell>
          <table:table-cell office:value-type="float" office:value="0.040455" calcext:value-type="float">
            <text:p>0.040455</text:p>
          </table:table-cell>
          <table:table-cell office:value-type="float" office:value="0.020054" calcext:value-type="float">
            <text:p>0.020054</text:p>
          </table:table-cell>
          <table:table-cell table:formula="of:=[.B335]-[.C335]" office:value-type="float" office:value="0.020401" calcext:value-type="float">
            <text:p>0.020401</text:p>
          </table:table-cell>
        </table:table-row>
        <table:table-row table:style-name="ro1">
          <table:table-cell office:value-type="float" office:value="0.00153" calcext:value-type="float">
            <text:p>0.00153</text:p>
          </table:table-cell>
          <table:table-cell office:value-type="float" office:value="0.040224" calcext:value-type="float">
            <text:p>0.040224</text:p>
          </table:table-cell>
          <table:table-cell office:value-type="float" office:value="0.020111" calcext:value-type="float">
            <text:p>0.020111</text:p>
          </table:table-cell>
          <table:table-cell table:formula="of:=[.B336]-[.C336]" office:value-type="float" office:value="0.020113" calcext:value-type="float">
            <text:p>0.020113</text:p>
          </table:table-cell>
        </table:table-row>
        <table:table-row table:style-name="ro1">
          <table:table-cell office:value-type="float" office:value="0.00153" calcext:value-type="float">
            <text:p>0.00153</text:p>
          </table:table-cell>
          <table:table-cell office:value-type="float" office:value="0.040339" calcext:value-type="float">
            <text:p>0.040339</text:p>
          </table:table-cell>
          <table:table-cell office:value-type="float" office:value="0.02015" calcext:value-type="float">
            <text:p>0.02015</text:p>
          </table:table-cell>
          <table:table-cell table:formula="of:=[.B337]-[.C337]" office:value-type="float" office:value="0.020189" calcext:value-type="float">
            <text:p>0.020189</text:p>
          </table:table-cell>
        </table:table-row>
        <table:table-row table:style-name="ro1">
          <table:table-cell office:value-type="float" office:value="0.00153" calcext:value-type="float">
            <text:p>0.00153</text:p>
          </table:table-cell>
          <table:table-cell office:value-type="float" office:value="0.040143" calcext:value-type="float">
            <text:p>0.040143</text:p>
          </table:table-cell>
          <table:table-cell office:value-type="float" office:value="0.020131" calcext:value-type="float">
            <text:p>0.020131</text:p>
          </table:table-cell>
          <table:table-cell table:formula="of:=[.B338]-[.C338]" office:value-type="float" office:value="0.020012" calcext:value-type="float">
            <text:p>0.020012</text:p>
          </table:table-cell>
        </table:table-row>
        <table:table-row table:style-name="ro1">
          <table:table-cell office:value-type="float" office:value="0.001252" calcext:value-type="float">
            <text:p>0.001252</text:p>
          </table:table-cell>
          <table:table-cell office:value-type="float" office:value="0.039864" calcext:value-type="float">
            <text:p>0.039864</text:p>
          </table:table-cell>
          <table:table-cell office:value-type="float" office:value="0.020164" calcext:value-type="float">
            <text:p>0.020164</text:p>
          </table:table-cell>
          <table:table-cell table:formula="of:=[.B339]-[.C339]" office:value-type="float" office:value="0.0197" calcext:value-type="float">
            <text:p>0.0197</text:p>
          </table:table-cell>
        </table:table-row>
        <table:table-row table:style-name="ro1">
          <table:table-cell office:value-type="float" office:value="-0.00002" calcext:value-type="float">
            <text:p>-0.00002</text:p>
          </table:table-cell>
          <table:table-cell office:value-type="float" office:value="0.039443" calcext:value-type="float">
            <text:p>0.039443</text:p>
          </table:table-cell>
          <table:table-cell office:value-type="float" office:value="0.020212" calcext:value-type="float">
            <text:p>0.020212</text:p>
          </table:table-cell>
          <table:table-cell table:formula="of:=[.B340]-[.C340]" office:value-type="float" office:value="0.019231" calcext:value-type="float">
            <text:p>0.019231</text:p>
          </table:table-cell>
        </table:table-row>
        <table:table-row table:style-name="ro1">
          <table:table-cell office:value-type="float" office:value="-0.00116" calcext:value-type="float">
            <text:p>-0.00116</text:p>
          </table:table-cell>
          <table:table-cell office:value-type="float" office:value="0.038304" calcext:value-type="float">
            <text:p>0.038304</text:p>
          </table:table-cell>
          <table:table-cell office:value-type="float" office:value="0.020247" calcext:value-type="float">
            <text:p>0.020247</text:p>
          </table:table-cell>
          <table:table-cell table:formula="of:=[.B341]-[.C341]" office:value-type="float" office:value="0.018057" calcext:value-type="float">
            <text:p>0.018057</text:p>
          </table:table-cell>
        </table:table-row>
        <table:table-row table:style-name="ro1">
          <table:table-cell office:value-type="float" office:value="-0.00116" calcext:value-type="float">
            <text:p>-0.00116</text:p>
          </table:table-cell>
          <table:table-cell office:value-type="float" office:value="0.037356" calcext:value-type="float">
            <text:p>0.037356</text:p>
          </table:table-cell>
          <table:table-cell office:value-type="float" office:value="0.020248" calcext:value-type="float">
            <text:p>0.020248</text:p>
          </table:table-cell>
          <table:table-cell table:formula="of:=[.B342]-[.C342]" office:value-type="float" office:value="0.017108" calcext:value-type="float">
            <text:p>0.017108</text:p>
          </table:table-cell>
        </table:table-row>
        <table:table-row table:style-name="ro1">
          <table:table-cell office:value-type="float" office:value="-0.002113" calcext:value-type="float">
            <text:p>-0.002113</text:p>
          </table:table-cell>
          <table:table-cell office:value-type="float" office:value="0.036403" calcext:value-type="float">
            <text:p>0.036403</text:p>
          </table:table-cell>
          <table:table-cell office:value-type="float" office:value="0.020324" calcext:value-type="float">
            <text:p>0.020324</text:p>
          </table:table-cell>
          <table:table-cell table:formula="of:=[.B343]-[.C343]" office:value-type="float" office:value="0.016079" calcext:value-type="float">
            <text:p>0.016079</text:p>
          </table:table-cell>
        </table:table-row>
        <table:table-row table:style-name="ro1">
          <table:table-cell office:value-type="float" office:value="-0.002113" calcext:value-type="float">
            <text:p>-0.002113</text:p>
          </table:table-cell>
          <table:table-cell office:value-type="float" office:value="0.036035" calcext:value-type="float">
            <text:p>0.036035</text:p>
          </table:table-cell>
          <table:table-cell office:value-type="float" office:value="0.020357" calcext:value-type="float">
            <text:p>0.020357</text:p>
          </table:table-cell>
          <table:table-cell table:formula="of:=[.B344]-[.C344]" office:value-type="float" office:value="0.015678" calcext:value-type="float">
            <text:p>0.015678</text:p>
          </table:table-cell>
        </table:table-row>
        <table:table-row table:style-name="ro1">
          <table:table-cell office:value-type="float" office:value="-0.002113" calcext:value-type="float">
            <text:p>-0.002113</text:p>
          </table:table-cell>
          <table:table-cell office:value-type="float" office:value="0.036365" calcext:value-type="float">
            <text:p>0.036365</text:p>
          </table:table-cell>
          <table:table-cell office:value-type="float" office:value="0.020397" calcext:value-type="float">
            <text:p>0.020397</text:p>
          </table:table-cell>
          <table:table-cell table:formula="of:=[.B345]-[.C345]" office:value-type="float" office:value="0.015968" calcext:value-type="float">
            <text:p>0.015968</text:p>
          </table:table-cell>
        </table:table-row>
        <table:table-row table:style-name="ro1">
          <table:table-cell office:value-type="float" office:value="-0.002113" calcext:value-type="float">
            <text:p>-0.002113</text:p>
          </table:table-cell>
          <table:table-cell office:value-type="float" office:value="0.036795" calcext:value-type="float">
            <text:p>0.036795</text:p>
          </table:table-cell>
          <table:table-cell office:value-type="float" office:value="0.020438" calcext:value-type="float">
            <text:p>0.020438</text:p>
          </table:table-cell>
          <table:table-cell table:formula="of:=[.B346]-[.C346]" office:value-type="float" office:value="0.016357" calcext:value-type="float">
            <text:p>0.016357</text:p>
          </table:table-cell>
        </table:table-row>
        <table:table-row table:style-name="ro1">
          <table:table-cell office:value-type="float" office:value="-0.002193" calcext:value-type="float">
            <text:p>-0.002193</text:p>
          </table:table-cell>
          <table:table-cell office:value-type="float" office:value="0.036715" calcext:value-type="float">
            <text:p>0.036715</text:p>
          </table:table-cell>
          <table:table-cell office:value-type="float" office:value="0.020484" calcext:value-type="float">
            <text:p>0.020484</text:p>
          </table:table-cell>
          <table:table-cell table:formula="of:=[.B347]-[.C347]" office:value-type="float" office:value="0.016231" calcext:value-type="float">
            <text:p>0.016231</text:p>
          </table:table-cell>
        </table:table-row>
        <table:table-row table:style-name="ro1">
          <table:table-cell office:value-type="float" office:value="-0.00255" calcext:value-type="float">
            <text:p>-0.00255</text:p>
          </table:table-cell>
          <table:table-cell office:value-type="float" office:value="0.036358" calcext:value-type="float">
            <text:p>0.036358</text:p>
          </table:table-cell>
          <table:table-cell office:value-type="float" office:value="0.020543" calcext:value-type="float">
            <text:p>0.020543</text:p>
          </table:table-cell>
          <table:table-cell table:formula="of:=[.B348]-[.C348]" office:value-type="float" office:value="0.015815" calcext:value-type="float">
            <text:p>0.015815</text:p>
          </table:table-cell>
        </table:table-row>
        <table:table-row table:style-name="ro1">
          <table:table-cell office:value-type="float" office:value="-0.003823" calcext:value-type="float">
            <text:p>-0.003823</text:p>
          </table:table-cell>
          <table:table-cell office:value-type="float" office:value="0.036182" calcext:value-type="float">
            <text:p>0.036182</text:p>
          </table:table-cell>
          <table:table-cell office:value-type="float" office:value="0.020614" calcext:value-type="float">
            <text:p>0.020614</text:p>
          </table:table-cell>
          <table:table-cell table:formula="of:=[.B349]-[.C349]" office:value-type="float" office:value="0.015568" calcext:value-type="float">
            <text:p>0.015568</text:p>
          </table:table-cell>
        </table:table-row>
        <table:table-row table:style-name="ro1">
          <table:table-cell office:value-type="float" office:value="-0.00255" calcext:value-type="float">
            <text:p>-0.00255</text:p>
          </table:table-cell>
          <table:table-cell office:value-type="float" office:value="0.036336" calcext:value-type="float">
            <text:p>0.036336</text:p>
          </table:table-cell>
          <table:table-cell office:value-type="float" office:value="0.020615" calcext:value-type="float">
            <text:p>0.020615</text:p>
          </table:table-cell>
          <table:table-cell table:formula="of:=[.B350]-[.C350]" office:value-type="float" office:value="0.015721" calcext:value-type="float">
            <text:p>0.015721</text:p>
          </table:table-cell>
        </table:table-row>
        <table:table-row table:style-name="ro1">
          <table:table-cell office:value-type="float" office:value="-0.00255" calcext:value-type="float">
            <text:p>-0.00255</text:p>
          </table:table-cell>
          <table:table-cell office:value-type="float" office:value="0.036554" calcext:value-type="float">
            <text:p>0.036554</text:p>
          </table:table-cell>
          <table:table-cell office:value-type="float" office:value="0.020657" calcext:value-type="float">
            <text:p>0.020657</text:p>
          </table:table-cell>
          <table:table-cell table:formula="of:=[.B351]-[.C351]" office:value-type="float" office:value="0.015897" calcext:value-type="float">
            <text:p>0.015897</text:p>
          </table:table-cell>
        </table:table-row>
        <table:table-row table:style-name="ro1">
          <table:table-cell office:value-type="float" office:value="-0.00255" calcext:value-type="float">
            <text:p>-0.00255</text:p>
          </table:table-cell>
          <table:table-cell office:value-type="float" office:value="0.0365" calcext:value-type="float">
            <text:p>0.0365</text:p>
          </table:table-cell>
          <table:table-cell office:value-type="float" office:value="0.020668" calcext:value-type="float">
            <text:p>0.020668</text:p>
          </table:table-cell>
          <table:table-cell table:formula="of:=[.B352]-[.C352]" office:value-type="float" office:value="0.015832" calcext:value-type="float">
            <text:p>0.015832</text:p>
          </table:table-cell>
        </table:table-row>
        <table:table-row table:style-name="ro1">
          <table:table-cell office:value-type="float" office:value="-0.001278" calcext:value-type="float">
            <text:p>-0.001278</text:p>
          </table:table-cell>
          <table:table-cell office:value-type="float" office:value="0.036201" calcext:value-type="float">
            <text:p>0.036201</text:p>
          </table:table-cell>
          <table:table-cell office:value-type="float" office:value="0.020682" calcext:value-type="float">
            <text:p>0.020682</text:p>
          </table:table-cell>
          <table:table-cell table:formula="of:=[.B353]-[.C353]" office:value-type="float" office:value="0.015519" calcext:value-type="float">
            <text:p>0.015519</text:p>
          </table:table-cell>
        </table:table-row>
        <table:table-row table:style-name="ro1">
          <table:table-cell office:value-type="float" office:value="-0.000006" calcext:value-type="float">
            <text:p>-0.000006</text:p>
          </table:table-cell>
          <table:table-cell office:value-type="float" office:value="0.036052" calcext:value-type="float">
            <text:p>0.036052</text:p>
          </table:table-cell>
          <table:table-cell office:value-type="float" office:value="0.020723" calcext:value-type="float">
            <text:p>0.020723</text:p>
          </table:table-cell>
          <table:table-cell table:formula="of:=[.B354]-[.C354]" office:value-type="float" office:value="0.015329" calcext:value-type="float">
            <text:p>0.015329</text:p>
          </table:table-cell>
        </table:table-row>
        <table:table-row table:style-name="ro1">
          <table:table-cell office:value-type="float" office:value="0.002539" calcext:value-type="float">
            <text:p>0.002539</text:p>
          </table:table-cell>
          <table:table-cell office:value-type="float" office:value="0.036221" calcext:value-type="float">
            <text:p>0.036221</text:p>
          </table:table-cell>
          <table:table-cell office:value-type="float" office:value="0.020766" calcext:value-type="float">
            <text:p>0.020766</text:p>
          </table:table-cell>
          <table:table-cell table:formula="of:=[.B355]-[.C355]" office:value-type="float" office:value="0.015455" calcext:value-type="float">
            <text:p>0.015455</text:p>
          </table:table-cell>
        </table:table-row>
        <table:table-row table:style-name="ro1">
          <table:table-cell office:value-type="float" office:value="-0.001278" calcext:value-type="float">
            <text:p>-0.001278</text:p>
          </table:table-cell>
          <table:table-cell office:value-type="float" office:value="0.036996" calcext:value-type="float">
            <text:p>0.036996</text:p>
          </table:table-cell>
          <table:table-cell office:value-type="float" office:value="0.020804" calcext:value-type="float">
            <text:p>0.020804</text:p>
          </table:table-cell>
          <table:table-cell table:formula="of:=[.B356]-[.C356]" office:value-type="float" office:value="0.016192" calcext:value-type="float">
            <text:p>0.016192</text:p>
          </table:table-cell>
        </table:table-row>
        <table:table-row table:style-name="ro1">
          <table:table-cell office:value-type="float" office:value="-0.003823" calcext:value-type="float">
            <text:p>-0.003823</text:p>
          </table:table-cell>
          <table:table-cell office:value-type="float" office:value="0.03997" calcext:value-type="float">
            <text:p>0.03997</text:p>
          </table:table-cell>
          <table:table-cell office:value-type="float" office:value="0.02082" calcext:value-type="float">
            <text:p>0.02082</text:p>
          </table:table-cell>
          <table:table-cell table:formula="of:=[.B357]-[.C357]" office:value-type="float" office:value="0.01915" calcext:value-type="float">
            <text:p>0.01915</text:p>
          </table:table-cell>
        </table:table-row>
        <table:table-row table:style-name="ro1">
          <table:table-cell office:value-type="float" office:value="-0.003823" calcext:value-type="float">
            <text:p>-0.003823</text:p>
          </table:table-cell>
          <table:table-cell office:value-type="float" office:value="0.040317" calcext:value-type="float">
            <text:p>0.040317</text:p>
          </table:table-cell>
          <table:table-cell office:value-type="float" office:value="0.02083" calcext:value-type="float">
            <text:p>0.02083</text:p>
          </table:table-cell>
          <table:table-cell table:formula="of:=[.B358]-[.C358]" office:value-type="float" office:value="0.019487" calcext:value-type="float">
            <text:p>0.019487</text:p>
          </table:table-cell>
        </table:table-row>
        <table:table-row table:style-name="ro1">
          <table:table-cell office:value-type="float" office:value="-0.003823" calcext:value-type="float">
            <text:p>-0.003823</text:p>
          </table:table-cell>
          <table:table-cell office:value-type="float" office:value="0.037835" calcext:value-type="float">
            <text:p>0.037835</text:p>
          </table:table-cell>
          <table:table-cell office:value-type="float" office:value="0.020877" calcext:value-type="float">
            <text:p>0.020877</text:p>
          </table:table-cell>
          <table:table-cell table:formula="of:=[.B359]-[.C359]" office:value-type="float" office:value="0.016958" calcext:value-type="float">
            <text:p>0.016958</text:p>
          </table:table-cell>
        </table:table-row>
        <table:table-row table:style-name="ro1">
          <table:table-cell office:value-type="float" office:value="-0.00255" calcext:value-type="float">
            <text:p>-0.00255</text:p>
          </table:table-cell>
          <table:table-cell office:value-type="float" office:value="0.035954" calcext:value-type="float">
            <text:p>0.035954</text:p>
          </table:table-cell>
          <table:table-cell office:value-type="float" office:value="0.0209" calcext:value-type="float">
            <text:p>0.0209</text:p>
          </table:table-cell>
          <table:table-cell table:formula="of:=[.B360]-[.C360]" office:value-type="float" office:value="0.015054" calcext:value-type="float">
            <text:p>0.015054</text:p>
          </table:table-cell>
        </table:table-row>
        <table:table-row table:style-name="ro1">
          <table:table-cell office:value-type="float" office:value="-0.003823" calcext:value-type="float">
            <text:p>-0.003823</text:p>
          </table:table-cell>
          <table:table-cell office:value-type="float" office:value="0.036082" calcext:value-type="float">
            <text:p>0.036082</text:p>
          </table:table-cell>
          <table:table-cell office:value-type="float" office:value="0.020987" calcext:value-type="float">
            <text:p>0.020987</text:p>
          </table:table-cell>
          <table:table-cell table:formula="of:=[.B361]-[.C361]" office:value-type="float" office:value="0.015095" calcext:value-type="float">
            <text:p>0.015095</text:p>
          </table:table-cell>
        </table:table-row>
        <table:table-row table:style-name="ro1">
          <table:table-cell office:value-type="float" office:value="-0.003823" calcext:value-type="float">
            <text:p>-0.003823</text:p>
          </table:table-cell>
          <table:table-cell office:value-type="float" office:value="0.03665" calcext:value-type="float">
            <text:p>0.03665</text:p>
          </table:table-cell>
          <table:table-cell office:value-type="float" office:value="0.021031" calcext:value-type="float">
            <text:p>0.021031</text:p>
          </table:table-cell>
          <table:table-cell table:formula="of:=[.B362]-[.C362]" office:value-type="float" office:value="0.015619" calcext:value-type="float">
            <text:p>0.015619</text:p>
          </table:table-cell>
        </table:table-row>
        <table:table-row table:style-name="ro1">
          <table:table-cell office:value-type="float" office:value="-0.003823" calcext:value-type="float">
            <text:p>-0.003823</text:p>
          </table:table-cell>
          <table:table-cell office:value-type="float" office:value="0.037358" calcext:value-type="float">
            <text:p>0.037358</text:p>
          </table:table-cell>
          <table:table-cell office:value-type="float" office:value="0.021076" calcext:value-type="float">
            <text:p>0.021076</text:p>
          </table:table-cell>
          <table:table-cell table:formula="of:=[.B363]-[.C363]" office:value-type="float" office:value="0.016282" calcext:value-type="float">
            <text:p>0.016282</text:p>
          </table:table-cell>
        </table:table-row>
        <table:table-row table:style-name="ro1">
          <table:table-cell office:value-type="float" office:value="-0.003823" calcext:value-type="float">
            <text:p>-0.003823</text:p>
          </table:table-cell>
          <table:table-cell office:value-type="float" office:value="0.03861" calcext:value-type="float">
            <text:p>0.03861</text:p>
          </table:table-cell>
          <table:table-cell office:value-type="float" office:value="0.021112" calcext:value-type="float">
            <text:p>0.021112</text:p>
          </table:table-cell>
          <table:table-cell table:formula="of:=[.B364]-[.C364]" office:value-type="float" office:value="0.017498" calcext:value-type="float">
            <text:p>0.017498</text:p>
          </table:table-cell>
        </table:table-row>
        <table:table-row table:style-name="ro1">
          <table:table-cell office:value-type="float" office:value="-0.001278" calcext:value-type="float">
            <text:p>-0.001278</text:p>
          </table:table-cell>
          <table:table-cell office:value-type="float" office:value="0.038859" calcext:value-type="float">
            <text:p>0.038859</text:p>
          </table:table-cell>
          <table:table-cell office:value-type="float" office:value="0.021143" calcext:value-type="float">
            <text:p>0.021143</text:p>
          </table:table-cell>
          <table:table-cell table:formula="of:=[.B365]-[.C365]" office:value-type="float" office:value="0.017716" calcext:value-type="float">
            <text:p>0.017716</text:p>
          </table:table-cell>
        </table:table-row>
        <table:table-row table:style-name="ro1">
          <table:table-cell office:value-type="float" office:value="-0.000006" calcext:value-type="float">
            <text:p>-0.000006</text:p>
          </table:table-cell>
          <table:table-cell office:value-type="float" office:value="0.040196" calcext:value-type="float">
            <text:p>0.040196</text:p>
          </table:table-cell>
          <table:table-cell office:value-type="float" office:value="0.021173" calcext:value-type="float">
            <text:p>0.021173</text:p>
          </table:table-cell>
          <table:table-cell table:formula="of:=[.B366]-[.C366]" office:value-type="float" office:value="0.019023" calcext:value-type="float">
            <text:p>0.019023</text:p>
          </table:table-cell>
        </table:table-row>
        <table:table-row table:style-name="ro1">
          <table:table-cell office:value-type="float" office:value="0.002539" calcext:value-type="float">
            <text:p>0.002539</text:p>
          </table:table-cell>
          <table:table-cell office:value-type="float" office:value="0.041393" calcext:value-type="float">
            <text:p>0.041393</text:p>
          </table:table-cell>
          <table:table-cell office:value-type="float" office:value="0.021213" calcext:value-type="float">
            <text:p>0.021213</text:p>
          </table:table-cell>
          <table:table-cell table:formula="of:=[.B367]-[.C367]" office:value-type="float" office:value="0.02018" calcext:value-type="float">
            <text:p>0.02018</text:p>
          </table:table-cell>
        </table:table-row>
        <table:table-row table:style-name="ro1">
          <table:table-cell office:value-type="float" office:value="0.005084" calcext:value-type="float">
            <text:p>0.005084</text:p>
          </table:table-cell>
          <table:table-cell office:value-type="float" office:value="0.042089" calcext:value-type="float">
            <text:p>0.042089</text:p>
          </table:table-cell>
          <table:table-cell office:value-type="float" office:value="0.021239" calcext:value-type="float">
            <text:p>0.021239</text:p>
          </table:table-cell>
          <table:table-cell table:formula="of:=[.B368]-[.C368]" office:value-type="float" office:value="0.02085" calcext:value-type="float">
            <text:p>0.02085</text:p>
          </table:table-cell>
        </table:table-row>
        <table:table-row table:style-name="ro1">
          <table:table-cell office:value-type="float" office:value="0.003812" calcext:value-type="float">
            <text:p>0.003812</text:p>
          </table:table-cell>
          <table:table-cell office:value-type="float" office:value="0.042891" calcext:value-type="float">
            <text:p>0.042891</text:p>
          </table:table-cell>
          <table:table-cell office:value-type="float" office:value="0.021283" calcext:value-type="float">
            <text:p>0.021283</text:p>
          </table:table-cell>
          <table:table-cell table:formula="of:=[.B369]-[.C369]" office:value-type="float" office:value="0.021608" calcext:value-type="float">
            <text:p>0.021608</text:p>
          </table:table-cell>
        </table:table-row>
        <table:table-row table:style-name="ro1">
          <table:table-cell office:value-type="float" office:value="0.001267" calcext:value-type="float">
            <text:p>0.001267</text:p>
          </table:table-cell>
          <table:table-cell office:value-type="float" office:value="0.043296" calcext:value-type="float">
            <text:p>0.043296</text:p>
          </table:table-cell>
          <table:table-cell office:value-type="float" office:value="0.021268" calcext:value-type="float">
            <text:p>0.021268</text:p>
          </table:table-cell>
          <table:table-cell table:formula="of:=[.B370]-[.C370]" office:value-type="float" office:value="0.022028" calcext:value-type="float">
            <text:p>0.022028</text:p>
          </table:table-cell>
        </table:table-row>
        <table:table-row table:style-name="ro1">
          <table:table-cell office:value-type="float" office:value="-0.001278" calcext:value-type="float">
            <text:p>-0.001278</text:p>
          </table:table-cell>
          <table:table-cell office:value-type="float" office:value="0.043554" calcext:value-type="float">
            <text:p>0.043554</text:p>
          </table:table-cell>
          <table:table-cell office:value-type="float" office:value="0.021289" calcext:value-type="float">
            <text:p>0.021289</text:p>
          </table:table-cell>
          <table:table-cell table:formula="of:=[.B371]-[.C371]" office:value-type="float" office:value="0.022265" calcext:value-type="float">
            <text:p>0.022265</text:p>
          </table:table-cell>
        </table:table-row>
        <table:table-row table:style-name="ro1">
          <table:table-cell office:value-type="float" office:value="-0.00255" calcext:value-type="float">
            <text:p>-0.00255</text:p>
          </table:table-cell>
          <table:table-cell office:value-type="float" office:value="0.043611" calcext:value-type="float">
            <text:p>0.043611</text:p>
          </table:table-cell>
          <table:table-cell office:value-type="float" office:value="0.021316" calcext:value-type="float">
            <text:p>0.021316</text:p>
          </table:table-cell>
          <table:table-cell table:formula="of:=[.B372]-[.C372]" office:value-type="float" office:value="0.022295" calcext:value-type="float">
            <text:p>0.022295</text:p>
          </table:table-cell>
        </table:table-row>
        <table:table-row table:style-name="ro1">
          <table:table-cell office:value-type="float" office:value="-0.001278" calcext:value-type="float">
            <text:p>-0.001278</text:p>
          </table:table-cell>
          <table:table-cell office:value-type="float" office:value="0.041288" calcext:value-type="float">
            <text:p>0.041288</text:p>
          </table:table-cell>
          <table:table-cell office:value-type="float" office:value="0.021356" calcext:value-type="float">
            <text:p>0.021356</text:p>
          </table:table-cell>
          <table:table-cell table:formula="of:=[.B373]-[.C373]" office:value-type="float" office:value="0.019932" calcext:value-type="float">
            <text:p>0.019932</text:p>
          </table:table-cell>
        </table:table-row>
        <table:table-row table:style-name="ro1">
          <table:table-cell office:value-type="float" office:value="0.001267" calcext:value-type="float">
            <text:p>0.001267</text:p>
          </table:table-cell>
          <table:table-cell office:value-type="float" office:value="0.039334" calcext:value-type="float">
            <text:p>0.039334</text:p>
          </table:table-cell>
          <table:table-cell office:value-type="float" office:value="0.02134" calcext:value-type="float">
            <text:p>0.02134</text:p>
          </table:table-cell>
          <table:table-cell table:formula="of:=[.B374]-[.C374]" office:value-type="float" office:value="0.017994" calcext:value-type="float">
            <text:p>0.017994</text:p>
          </table:table-cell>
        </table:table-row>
        <table:table-row table:style-name="ro1">
          <table:table-cell office:value-type="float" office:value="-0.000705" calcext:value-type="float">
            <text:p>-0.000705</text:p>
          </table:table-cell>
          <table:table-cell office:value-type="float" office:value="0.037362" calcext:value-type="float">
            <text:p>0.037362</text:p>
          </table:table-cell>
          <table:table-cell office:value-type="float" office:value="0.021396" calcext:value-type="float">
            <text:p>0.021396</text:p>
          </table:table-cell>
          <table:table-cell table:formula="of:=[.B375]-[.C375]" office:value-type="float" office:value="0.015966" calcext:value-type="float">
            <text:p>0.015966</text:p>
          </table:table-cell>
        </table:table-row>
        <table:table-row table:style-name="ro1">
          <table:table-cell office:value-type="float" office:value="0.000568" calcext:value-type="float">
            <text:p>0.000568</text:p>
          </table:table-cell>
          <table:table-cell office:value-type="float" office:value="0.037641" calcext:value-type="float">
            <text:p>0.037641</text:p>
          </table:table-cell>
          <table:table-cell office:value-type="float" office:value="0.021396" calcext:value-type="float">
            <text:p>0.021396</text:p>
          </table:table-cell>
          <table:table-cell table:formula="of:=[.B376]-[.C376]" office:value-type="float" office:value="0.016245" calcext:value-type="float">
            <text:p>0.016245</text:p>
          </table:table-cell>
        </table:table-row>
        <table:table-row table:style-name="ro1">
          <table:table-cell office:value-type="float" office:value="-0.000705" calcext:value-type="float">
            <text:p>-0.000705</text:p>
          </table:table-cell>
          <table:table-cell office:value-type="float" office:value="0.038542" calcext:value-type="float">
            <text:p>0.038542</text:p>
          </table:table-cell>
          <table:table-cell office:value-type="float" office:value="0.021437" calcext:value-type="float">
            <text:p>0.021437</text:p>
          </table:table-cell>
          <table:table-cell table:formula="of:=[.B377]-[.C377]" office:value-type="float" office:value="0.017105" calcext:value-type="float">
            <text:p>0.017105</text:p>
          </table:table-cell>
        </table:table-row>
        <table:table-row table:style-name="ro1">
          <table:table-cell office:value-type="float" office:value="-0.004522" calcext:value-type="float">
            <text:p>-0.004522</text:p>
          </table:table-cell>
          <table:table-cell office:value-type="float" office:value="0.03891" calcext:value-type="float">
            <text:p>0.03891</text:p>
          </table:table-cell>
          <table:table-cell office:value-type="float" office:value="0.021475" calcext:value-type="float">
            <text:p>0.021475</text:p>
          </table:table-cell>
          <table:table-cell table:formula="of:=[.B378]-[.C378]" office:value-type="float" office:value="0.017435" calcext:value-type="float">
            <text:p>0.017435</text:p>
          </table:table-cell>
        </table:table-row>
        <table:table-row table:style-name="ro1">
          <table:table-cell office:value-type="float" office:value="-0.008339" calcext:value-type="float">
            <text:p>-0.008339</text:p>
          </table:table-cell>
          <table:table-cell office:value-type="float" office:value="0.039634" calcext:value-type="float">
            <text:p>0.039634</text:p>
          </table:table-cell>
          <table:table-cell office:value-type="float" office:value="0.021492" calcext:value-type="float">
            <text:p>0.021492</text:p>
          </table:table-cell>
          <table:table-cell table:formula="of:=[.B379]-[.C379]" office:value-type="float" office:value="0.018142" calcext:value-type="float">
            <text:p>0.018142</text:p>
          </table:table-cell>
        </table:table-row>
        <table:table-row table:style-name="ro1">
          <table:table-cell office:value-type="float" office:value="-0.012157" calcext:value-type="float">
            <text:p>-0.012157</text:p>
          </table:table-cell>
          <table:table-cell office:value-type="float" office:value="0.039891" calcext:value-type="float">
            <text:p>0.039891</text:p>
          </table:table-cell>
          <table:table-cell office:value-type="float" office:value="0.021536" calcext:value-type="float">
            <text:p>0.021536</text:p>
          </table:table-cell>
          <table:table-cell table:formula="of:=[.B380]-[.C380]" office:value-type="float" office:value="0.018355" calcext:value-type="float">
            <text:p>0.018355</text:p>
          </table:table-cell>
        </table:table-row>
        <table:table-row table:style-name="ro1">
          <table:table-cell office:value-type="float" office:value="-0.013429" calcext:value-type="float">
            <text:p>-0.013429</text:p>
          </table:table-cell>
          <table:table-cell office:value-type="float" office:value="0.040357" calcext:value-type="float">
            <text:p>0.040357</text:p>
          </table:table-cell>
          <table:table-cell office:value-type="float" office:value="0.021551" calcext:value-type="float">
            <text:p>0.021551</text:p>
          </table:table-cell>
          <table:table-cell table:formula="of:=[.B381]-[.C381]" office:value-type="float" office:value="0.018806" calcext:value-type="float">
            <text:p>0.018806</text:p>
          </table:table-cell>
        </table:table-row>
        <table:table-row table:style-name="ro1">
          <table:table-cell office:value-type="float" office:value="-0.008339" calcext:value-type="float">
            <text:p>-0.008339</text:p>
          </table:table-cell>
          <table:table-cell office:value-type="float" office:value="0.038564" calcext:value-type="float">
            <text:p>0.038564</text:p>
          </table:table-cell>
          <table:table-cell office:value-type="float" office:value="0.021584" calcext:value-type="float">
            <text:p>0.021584</text:p>
          </table:table-cell>
          <table:table-cell table:formula="of:=[.B382]-[.C382]" office:value-type="float" office:value="0.01698" calcext:value-type="float">
            <text:p>0.01698</text:p>
          </table:table-cell>
        </table:table-row>
        <table:table-row table:style-name="ro1">
          <table:table-cell office:value-type="float" office:value="-0.004522" calcext:value-type="float">
            <text:p>-0.004522</text:p>
          </table:table-cell>
          <table:table-cell office:value-type="float" office:value="0.036276" calcext:value-type="float">
            <text:p>0.036276</text:p>
          </table:table-cell>
          <table:table-cell office:value-type="float" office:value="0.021608" calcext:value-type="float">
            <text:p>0.021608</text:p>
          </table:table-cell>
          <table:table-cell table:formula="of:=[.B383]-[.C383]" office:value-type="float" office:value="0.014668" calcext:value-type="float">
            <text:p>0.014668</text:p>
          </table:table-cell>
        </table:table-row>
        <table:table-row table:style-name="ro1">
          <table:table-cell office:value-type="float" office:value="-0.000705" calcext:value-type="float">
            <text:p>-0.000705</text:p>
          </table:table-cell>
          <table:table-cell office:value-type="float" office:value="0.038617" calcext:value-type="float">
            <text:p>0.038617</text:p>
          </table:table-cell>
          <table:table-cell office:value-type="float" office:value="0.021635" calcext:value-type="float">
            <text:p>0.021635</text:p>
          </table:table-cell>
          <table:table-cell table:formula="of:=[.B384]-[.C384]" office:value-type="float" office:value="0.016982" calcext:value-type="float">
            <text:p>0.016982</text:p>
          </table:table-cell>
        </table:table-row>
        <table:table-row table:style-name="ro1">
          <table:table-cell office:value-type="float" office:value="0.00184" calcext:value-type="float">
            <text:p>0.00184</text:p>
          </table:table-cell>
          <table:table-cell office:value-type="float" office:value="0.041542" calcext:value-type="float">
            <text:p>0.041542</text:p>
          </table:table-cell>
          <table:table-cell office:value-type="float" office:value="0.021673" calcext:value-type="float">
            <text:p>0.021673</text:p>
          </table:table-cell>
          <table:table-cell table:formula="of:=[.B385]-[.C385]" office:value-type="float" office:value="0.019869" calcext:value-type="float">
            <text:p>0.019869</text:p>
          </table:table-cell>
        </table:table-row>
        <table:table-row table:style-name="ro1">
          <table:table-cell office:value-type="float" office:value="0.005077" calcext:value-type="float">
            <text:p>0.005077</text:p>
          </table:table-cell>
          <table:table-cell office:value-type="float" office:value="0.044779" calcext:value-type="float">
            <text:p>0.044779</text:p>
          </table:table-cell>
          <table:table-cell office:value-type="float" office:value="0.021685" calcext:value-type="float">
            <text:p>0.021685</text:p>
          </table:table-cell>
          <table:table-cell table:formula="of:=[.B386]-[.C386]" office:value-type="float" office:value="0.023094" calcext:value-type="float">
            <text:p>0.023094</text:p>
          </table:table-cell>
        </table:table-row>
        <table:table-row table:style-name="ro1">
          <table:table-cell office:value-type="float" office:value="0.008152" calcext:value-type="float">
            <text:p>0.008152</text:p>
          </table:table-cell>
          <table:table-cell office:value-type="float" office:value="0.047854" calcext:value-type="float">
            <text:p>0.047854</text:p>
          </table:table-cell>
          <table:table-cell office:value-type="float" office:value="0.021714" calcext:value-type="float">
            <text:p>0.021714</text:p>
          </table:table-cell>
          <table:table-cell table:formula="of:=[.B387]-[.C387]" office:value-type="float" office:value="0.02614" calcext:value-type="float">
            <text:p>0.02614</text:p>
          </table:table-cell>
        </table:table-row>
        <table:table-row table:style-name="ro1">
          <table:table-cell office:value-type="float" office:value="0.004335" calcext:value-type="float">
            <text:p>0.004335</text:p>
          </table:table-cell>
          <table:table-cell office:value-type="float" office:value="0.050612" calcext:value-type="float">
            <text:p>0.050612</text:p>
          </table:table-cell>
          <table:table-cell office:value-type="float" office:value="0.02174" calcext:value-type="float">
            <text:p>0.02174</text:p>
          </table:table-cell>
          <table:table-cell table:formula="of:=[.B388]-[.C388]" office:value-type="float" office:value="0.028872" calcext:value-type="float">
            <text:p>0.028872</text:p>
          </table:table-cell>
        </table:table-row>
        <table:table-row table:style-name="ro1">
          <table:table-cell office:value-type="float" office:value="-0.000755" calcext:value-type="float">
            <text:p>-0.000755</text:p>
          </table:table-cell>
          <table:table-cell office:value-type="float" office:value="0.053218" calcext:value-type="float">
            <text:p>0.053218</text:p>
          </table:table-cell>
          <table:table-cell office:value-type="float" office:value="0.021736" calcext:value-type="float">
            <text:p>0.021736</text:p>
          </table:table-cell>
          <table:table-cell table:formula="of:=[.B389]-[.C389]" office:value-type="float" office:value="0.031482" calcext:value-type="float">
            <text:p>0.031482</text:p>
          </table:table-cell>
        </table:table-row>
        <table:table-row table:style-name="ro1">
          <table:table-cell office:value-type="float" office:value="-0.004572" calcext:value-type="float">
            <text:p>-0.004572</text:p>
          </table:table-cell>
          <table:table-cell office:value-type="float" office:value="0.051572" calcext:value-type="float">
            <text:p>0.051572</text:p>
          </table:table-cell>
          <table:table-cell office:value-type="float" office:value="0.021752" calcext:value-type="float">
            <text:p>0.021752</text:p>
          </table:table-cell>
          <table:table-cell table:formula="of:=[.B390]-[.C390]" office:value-type="float" office:value="0.02982" calcext:value-type="float">
            <text:p>0.02982</text:p>
          </table:table-cell>
        </table:table-row>
        <table:table-row table:style-name="ro1">
          <table:table-cell office:value-type="float" office:value="-0.004572" calcext:value-type="float">
            <text:p>-0.004572</text:p>
          </table:table-cell>
          <table:table-cell office:value-type="float" office:value="0.047711" calcext:value-type="float">
            <text:p>0.047711</text:p>
          </table:table-cell>
          <table:table-cell office:value-type="float" office:value="0.021784" calcext:value-type="float">
            <text:p>0.021784</text:p>
          </table:table-cell>
          <table:table-cell table:formula="of:=[.B391]-[.C391]" office:value-type="float" office:value="0.025927" calcext:value-type="float">
            <text:p>0.025927</text:p>
          </table:table-cell>
        </table:table-row>
        <table:table-row table:style-name="ro1">
          <table:table-cell office:value-type="float" office:value="-0.000755" calcext:value-type="float">
            <text:p>-0.000755</text:p>
          </table:table-cell>
          <table:table-cell office:value-type="float" office:value="0.042786" calcext:value-type="float">
            <text:p>0.042786</text:p>
          </table:table-cell>
          <table:table-cell office:value-type="float" office:value="0.021816" calcext:value-type="float">
            <text:p>0.021816</text:p>
          </table:table-cell>
          <table:table-cell table:formula="of:=[.B392]-[.C392]" office:value-type="float" office:value="0.02097" calcext:value-type="float">
            <text:p>0.02097</text:p>
          </table:table-cell>
        </table:table-row>
        <table:table-row table:style-name="ro1">
          <table:table-cell office:value-type="float" office:value="0.003062" calcext:value-type="float">
            <text:p>0.003062</text:p>
          </table:table-cell>
          <table:table-cell office:value-type="float" office:value="0.038639" calcext:value-type="float">
            <text:p>0.038639</text:p>
          </table:table-cell>
          <table:table-cell office:value-type="float" office:value="0.021853" calcext:value-type="float">
            <text:p>0.021853</text:p>
          </table:table-cell>
          <table:table-cell table:formula="of:=[.B393]-[.C393]" office:value-type="float" office:value="0.016786" calcext:value-type="float">
            <text:p>0.016786</text:p>
          </table:table-cell>
        </table:table-row>
        <table:table-row table:style-name="ro1">
          <table:table-cell office:value-type="float" office:value="0.005607" calcext:value-type="float">
            <text:p>0.005607</text:p>
          </table:table-cell>
          <table:table-cell office:value-type="float" office:value="0.034939" calcext:value-type="float">
            <text:p>0.034939</text:p>
          </table:table-cell>
          <table:table-cell office:value-type="float" office:value="0.021865" calcext:value-type="float">
            <text:p>0.021865</text:p>
          </table:table-cell>
          <table:table-cell table:formula="of:=[.B394]-[.C394]" office:value-type="float" office:value="0.013074" calcext:value-type="float">
            <text:p>0.013074</text:p>
          </table:table-cell>
        </table:table-row>
        <table:table-row table:style-name="ro1">
          <table:table-cell office:value-type="float" office:value="0.005607" calcext:value-type="float">
            <text:p>0.005607</text:p>
          </table:table-cell>
          <table:table-cell office:value-type="float" office:value="0.033787" calcext:value-type="float">
            <text:p>0.033787</text:p>
          </table:table-cell>
          <table:table-cell office:value-type="float" office:value="0.021919" calcext:value-type="float">
            <text:p>0.021919</text:p>
          </table:table-cell>
          <table:table-cell table:formula="of:=[.B395]-[.C395]" office:value-type="float" office:value="0.011868" calcext:value-type="float">
            <text:p>0.011868</text:p>
          </table:table-cell>
        </table:table-row>
        <table:table-row table:style-name="ro1">
          <table:table-cell office:value-type="float" office:value="0.000517" calcext:value-type="float">
            <text:p>0.000517</text:p>
          </table:table-cell>
          <table:table-cell office:value-type="float" office:value="0.034592" calcext:value-type="float">
            <text:p>0.034592</text:p>
          </table:table-cell>
          <table:table-cell office:value-type="float" office:value="0.021968" calcext:value-type="float">
            <text:p>0.021968</text:p>
          </table:table-cell>
          <table:table-cell table:formula="of:=[.B396]-[.C396]" office:value-type="float" office:value="0.012624" calcext:value-type="float">
            <text:p>0.012624</text:p>
          </table:table-cell>
        </table:table-row>
        <table:table-row table:style-name="ro1">
          <table:table-cell office:value-type="float" office:value="-0.0033" calcext:value-type="float">
            <text:p>-0.0033</text:p>
          </table:table-cell>
          <table:table-cell office:value-type="float" office:value="0.03513" calcext:value-type="float">
            <text:p>0.03513</text:p>
          </table:table-cell>
          <table:table-cell office:value-type="float" office:value="0.021987" calcext:value-type="float">
            <text:p>0.021987</text:p>
          </table:table-cell>
          <table:table-cell table:formula="of:=[.B397]-[.C397]" office:value-type="float" office:value="0.013143" calcext:value-type="float">
            <text:p>0.013143</text:p>
          </table:table-cell>
        </table:table-row>
        <table:table-row table:style-name="ro1">
          <table:table-cell office:value-type="float" office:value="-0.007117" calcext:value-type="float">
            <text:p>-0.007117</text:p>
          </table:table-cell>
          <table:table-cell office:value-type="float" office:value="0.035769" calcext:value-type="float">
            <text:p>0.035769</text:p>
          </table:table-cell>
          <table:table-cell office:value-type="float" office:value="0.022009" calcext:value-type="float">
            <text:p>0.022009</text:p>
          </table:table-cell>
          <table:table-cell table:formula="of:=[.B398]-[.C398]" office:value-type="float" office:value="0.01376" calcext:value-type="float">
            <text:p>0.01376</text:p>
          </table:table-cell>
        </table:table-row>
        <table:table-row table:style-name="ro1">
          <table:table-cell office:value-type="float" office:value="-0.005845" calcext:value-type="float">
            <text:p>-0.005845</text:p>
          </table:table-cell>
          <table:table-cell office:value-type="float" office:value="0.036414" calcext:value-type="float">
            <text:p>0.036414</text:p>
          </table:table-cell>
          <table:table-cell office:value-type="float" office:value="0.02203" calcext:value-type="float">
            <text:p>0.02203</text:p>
          </table:table-cell>
          <table:table-cell table:formula="of:=[.B399]-[.C399]" office:value-type="float" office:value="0.014384" calcext:value-type="float">
            <text:p>0.014384</text:p>
          </table:table-cell>
        </table:table-row>
        <table:table-row table:style-name="ro1">
          <table:table-cell office:value-type="float" office:value="-0.000755" calcext:value-type="float">
            <text:p>-0.000755</text:p>
          </table:table-cell>
          <table:table-cell office:value-type="float" office:value="0.036503" calcext:value-type="float">
            <text:p>0.036503</text:p>
          </table:table-cell>
          <table:table-cell office:value-type="float" office:value="0.022069" calcext:value-type="float">
            <text:p>0.022069</text:p>
          </table:table-cell>
          <table:table-cell table:formula="of:=[.B400]-[.C400]" office:value-type="float" office:value="0.014434" calcext:value-type="float">
            <text:p>0.014434</text:p>
          </table:table-cell>
        </table:table-row>
        <table:table-row table:style-name="ro1">
          <table:table-cell office:value-type="float" office:value="0.005607" calcext:value-type="float">
            <text:p>0.005607</text:p>
          </table:table-cell>
          <table:table-cell office:value-type="float" office:value="0.036181" calcext:value-type="float">
            <text:p>0.036181</text:p>
          </table:table-cell>
          <table:table-cell office:value-type="float" office:value="0.022101" calcext:value-type="float">
            <text:p>0.022101</text:p>
          </table:table-cell>
          <table:table-cell table:formula="of:=[.B401]-[.C401]" office:value-type="float" office:value="0.01408" calcext:value-type="float">
            <text:p>0.01408</text:p>
          </table:table-cell>
        </table:table-row>
        <table:table-row table:style-name="ro1">
          <table:table-cell office:value-type="float" office:value="0.009424" calcext:value-type="float">
            <text:p>0.009424</text:p>
          </table:table-cell>
          <table:table-cell office:value-type="float" office:value="0.037247" calcext:value-type="float">
            <text:p>0.037247</text:p>
          </table:table-cell>
          <table:table-cell office:value-type="float" office:value="0.022106" calcext:value-type="float">
            <text:p>0.022106</text:p>
          </table:table-cell>
          <table:table-cell table:formula="of:=[.B402]-[.C402]" office:value-type="float" office:value="0.015141" calcext:value-type="float">
            <text:p>0.015141</text:p>
          </table:table-cell>
        </table:table-row>
        <table:table-row table:style-name="ro1">
          <table:table-cell office:value-type="float" office:value="0.009424" calcext:value-type="float">
            <text:p>0.009424</text:p>
          </table:table-cell>
          <table:table-cell office:value-type="float" office:value="0.041359" calcext:value-type="float">
            <text:p>0.041359</text:p>
          </table:table-cell>
          <table:table-cell office:value-type="float" office:value="0.022133" calcext:value-type="float">
            <text:p>0.022133</text:p>
          </table:table-cell>
          <table:table-cell table:formula="of:=[.B403]-[.C403]" office:value-type="float" office:value="0.019226" calcext:value-type="float">
            <text:p>0.019226</text:p>
          </table:table-cell>
        </table:table-row>
        <table:table-row table:style-name="ro1">
          <table:table-cell office:value-type="float" office:value="0.008152" calcext:value-type="float">
            <text:p>0.008152</text:p>
          </table:table-cell>
          <table:table-cell office:value-type="float" office:value="0.045301" calcext:value-type="float">
            <text:p>0.045301</text:p>
          </table:table-cell>
          <table:table-cell office:value-type="float" office:value="0.022176" calcext:value-type="float">
            <text:p>0.022176</text:p>
          </table:table-cell>
          <table:table-cell table:formula="of:=[.B404]-[.C404]" office:value-type="float" office:value="0.023125" calcext:value-type="float">
            <text:p>0.023125</text:p>
          </table:table-cell>
        </table:table-row>
        <table:table-row table:style-name="ro1">
          <table:table-cell office:value-type="float" office:value="0.01192" calcext:value-type="float">
            <text:p>0.01192</text:p>
          </table:table-cell>
          <table:table-cell office:value-type="float" office:value="0.049068" calcext:value-type="float">
            <text:p>0.049068</text:p>
          </table:table-cell>
          <table:table-cell office:value-type="float" office:value="0.022208" calcext:value-type="float">
            <text:p>0.022208</text:p>
          </table:table-cell>
          <table:table-cell table:formula="of:=[.B405]-[.C405]" office:value-type="float" office:value="0.02686" calcext:value-type="float">
            <text:p>0.02686</text:p>
          </table:table-cell>
        </table:table-row>
        <table:table-row table:style-name="ro1">
          <table:table-cell office:value-type="float" office:value="0.008103" calcext:value-type="float">
            <text:p>0.008103</text:p>
          </table:table-cell>
          <table:table-cell office:value-type="float" office:value="0.051944" calcext:value-type="float">
            <text:p>0.051944</text:p>
          </table:table-cell>
          <table:table-cell office:value-type="float" office:value="0.022236" calcext:value-type="float">
            <text:p>0.022236</text:p>
          </table:table-cell>
          <table:table-cell table:formula="of:=[.B406]-[.C406]" office:value-type="float" office:value="0.029708" calcext:value-type="float">
            <text:p>0.029708</text:p>
          </table:table-cell>
        </table:table-row>
        <table:table-row table:style-name="ro1">
          <table:table-cell office:value-type="float" office:value="0.009605" calcext:value-type="float">
            <text:p>0.009605</text:p>
          </table:table-cell>
          <table:table-cell office:value-type="float" office:value="0.053446" calcext:value-type="float">
            <text:p>0.053446</text:p>
          </table:table-cell>
          <table:table-cell office:value-type="float" office:value="0.022253" calcext:value-type="float">
            <text:p>0.022253</text:p>
          </table:table-cell>
          <table:table-cell table:formula="of:=[.B407]-[.C407]" office:value-type="float" office:value="0.031193" calcext:value-type="float">
            <text:p>0.031193</text:p>
          </table:table-cell>
        </table:table-row>
        <table:table-row table:style-name="ro1">
          <table:table-cell office:value-type="float" office:value="0.010877" calcext:value-type="float">
            <text:p>0.010877</text:p>
          </table:table-cell>
          <table:table-cell office:value-type="float" office:value="0.051005" calcext:value-type="float">
            <text:p>0.051005</text:p>
          </table:table-cell>
          <table:table-cell office:value-type="float" office:value="0.022267" calcext:value-type="float">
            <text:p>0.022267</text:p>
          </table:table-cell>
          <table:table-cell table:formula="of:=[.B408]-[.C408]" office:value-type="float" office:value="0.028738" calcext:value-type="float">
            <text:p>0.028738</text:p>
          </table:table-cell>
        </table:table-row>
        <table:table-row table:style-name="ro1">
          <table:table-cell office:value-type="float" office:value="0.010877" calcext:value-type="float">
            <text:p>0.010877</text:p>
          </table:table-cell>
          <table:table-cell office:value-type="float" office:value="0.047362" calcext:value-type="float">
            <text:p>0.047362</text:p>
          </table:table-cell>
          <table:table-cell office:value-type="float" office:value="0.022317" calcext:value-type="float">
            <text:p>0.022317</text:p>
          </table:table-cell>
          <table:table-cell table:formula="of:=[.B409]-[.C409]" office:value-type="float" office:value="0.025045" calcext:value-type="float">
            <text:p>0.025045</text:p>
          </table:table-cell>
        </table:table-row>
        <table:table-row table:style-name="ro1">
          <table:table-cell office:value-type="float" office:value="0.007564" calcext:value-type="float">
            <text:p>0.007564</text:p>
          </table:table-cell>
          <table:table-cell office:value-type="float" office:value="0.044048" calcext:value-type="float">
            <text:p>0.044048</text:p>
          </table:table-cell>
          <table:table-cell office:value-type="float" office:value="0.022338" calcext:value-type="float">
            <text:p>0.022338</text:p>
          </table:table-cell>
          <table:table-cell table:formula="of:=[.B410]-[.C410]" office:value-type="float" office:value="0.02171" calcext:value-type="float">
            <text:p>0.02171</text:p>
          </table:table-cell>
        </table:table-row>
        <table:table-row table:style-name="ro1">
          <table:table-cell office:value-type="float" office:value="0.007564" calcext:value-type="float">
            <text:p>0.007564</text:p>
          </table:table-cell>
          <table:table-cell office:value-type="float" office:value="0.041269" calcext:value-type="float">
            <text:p>0.041269</text:p>
          </table:table-cell>
          <table:table-cell office:value-type="float" office:value="0.022361" calcext:value-type="float">
            <text:p>0.022361</text:p>
          </table:table-cell>
          <table:table-cell table:formula="of:=[.B411]-[.C411]" office:value-type="float" office:value="0.018908" calcext:value-type="float">
            <text:p>0.018908</text:p>
          </table:table-cell>
        </table:table-row>
        <table:table-row table:style-name="ro1">
          <table:table-cell office:value-type="float" office:value="0.006291" calcext:value-type="float">
            <text:p>0.006291</text:p>
          </table:table-cell>
          <table:table-cell office:value-type="float" office:value="0.037991" calcext:value-type="float">
            <text:p>0.037991</text:p>
          </table:table-cell>
          <table:table-cell office:value-type="float" office:value="0.022397" calcext:value-type="float">
            <text:p>0.022397</text:p>
          </table:table-cell>
          <table:table-cell table:formula="of:=[.B412]-[.C412]" office:value-type="float" office:value="0.015594" calcext:value-type="float">
            <text:p>0.015594</text:p>
          </table:table-cell>
        </table:table-row>
        <table:table-row table:style-name="ro1">
          <table:table-cell office:value-type="float" office:value="0.005019" calcext:value-type="float">
            <text:p>0.005019</text:p>
          </table:table-cell>
          <table:table-cell office:value-type="float" office:value="0.035611" calcext:value-type="float">
            <text:p>0.035611</text:p>
          </table:table-cell>
          <table:table-cell office:value-type="float" office:value="0.022428" calcext:value-type="float">
            <text:p>0.022428</text:p>
          </table:table-cell>
          <table:table-cell table:formula="of:=[.B413]-[.C413]" office:value-type="float" office:value="0.013183" calcext:value-type="float">
            <text:p>0.013183</text:p>
          </table:table-cell>
        </table:table-row>
        <table:table-row table:style-name="ro1">
          <table:table-cell office:value-type="float" office:value="0.003167" calcext:value-type="float">
            <text:p>0.003167</text:p>
          </table:table-cell>
          <table:table-cell office:value-type="float" office:value="0.033759" calcext:value-type="float">
            <text:p>0.033759</text:p>
          </table:table-cell>
          <table:table-cell office:value-type="float" office:value="0.02245" calcext:value-type="float">
            <text:p>0.02245</text:p>
          </table:table-cell>
          <table:table-cell table:formula="of:=[.B414]-[.C414]" office:value-type="float" office:value="0.011309" calcext:value-type="float">
            <text:p>0.011309</text:p>
          </table:table-cell>
        </table:table-row>
        <table:table-row table:style-name="ro1">
          <table:table-cell office:value-type="float" office:value="0.001885" calcext:value-type="float">
            <text:p>0.001885</text:p>
          </table:table-cell>
          <table:table-cell office:value-type="float" office:value="0.032477" calcext:value-type="float">
            <text:p>0.032477</text:p>
          </table:table-cell>
          <table:table-cell office:value-type="float" office:value="0.022468" calcext:value-type="float">
            <text:p>0.022468</text:p>
          </table:table-cell>
          <table:table-cell table:formula="of:=[.B415]-[.C415]" office:value-type="float" office:value="0.010009" calcext:value-type="float">
            <text:p>0.010009</text:p>
          </table:table-cell>
        </table:table-row>
        <table:table-row table:style-name="ro1">
          <table:table-cell office:value-type="float" office:value="-0.001932" calcext:value-type="float">
            <text:p>-0.001932</text:p>
          </table:table-cell>
          <table:table-cell office:value-type="float" office:value="0.032069" calcext:value-type="float">
            <text:p>0.032069</text:p>
          </table:table-cell>
          <table:table-cell office:value-type="float" office:value="0.022505" calcext:value-type="float">
            <text:p>0.022505</text:p>
          </table:table-cell>
          <table:table-cell table:formula="of:=[.B416]-[.C416]" office:value-type="float" office:value="0.009564" calcext:value-type="float">
            <text:p>0.009564</text:p>
          </table:table-cell>
        </table:table-row>
        <table:table-row table:style-name="ro1">
          <table:table-cell office:value-type="float" office:value="-0.004477" calcext:value-type="float">
            <text:p>-0.004477</text:p>
          </table:table-cell>
          <table:table-cell office:value-type="float" office:value="0.03212" calcext:value-type="float">
            <text:p>0.03212</text:p>
          </table:table-cell>
          <table:table-cell office:value-type="float" office:value="0.022544" calcext:value-type="float">
            <text:p>0.022544</text:p>
          </table:table-cell>
          <table:table-cell table:formula="of:=[.B417]-[.C417]" office:value-type="float" office:value="0.009576" calcext:value-type="float">
            <text:p>0.009576</text:p>
          </table:table-cell>
        </table:table-row>
        <table:table-row table:style-name="ro1">
          <table:table-cell office:value-type="float" office:value="-0.004477" calcext:value-type="float">
            <text:p>-0.004477</text:p>
          </table:table-cell>
          <table:table-cell office:value-type="float" office:value="0.032273" calcext:value-type="float">
            <text:p>0.032273</text:p>
          </table:table-cell>
          <table:table-cell office:value-type="float" office:value="0.022525" calcext:value-type="float">
            <text:p>0.022525</text:p>
          </table:table-cell>
          <table:table-cell table:formula="of:=[.B418]-[.C418]" office:value-type="float" office:value="0.009748" calcext:value-type="float">
            <text:p>0.009748</text:p>
          </table:table-cell>
        </table:table-row>
        <table:table-row table:style-name="ro1">
          <table:table-cell office:value-type="float" office:value="-0.001932" calcext:value-type="float">
            <text:p>-0.001932</text:p>
          </table:table-cell>
          <table:table-cell office:value-type="float" office:value="0.032467" calcext:value-type="float">
            <text:p>0.032467</text:p>
          </table:table-cell>
          <table:table-cell office:value-type="float" office:value="0.02256" calcext:value-type="float">
            <text:p>0.02256</text:p>
          </table:table-cell>
          <table:table-cell table:formula="of:=[.B419]-[.C419]" office:value-type="float" office:value="0.009907" calcext:value-type="float">
            <text:p>0.009907</text:p>
          </table:table-cell>
        </table:table-row>
        <table:table-row table:style-name="ro1">
          <table:table-cell office:value-type="float" office:value="-0.00066" calcext:value-type="float">
            <text:p>-0.00066</text:p>
          </table:table-cell>
          <table:table-cell office:value-type="float" office:value="0.032322" calcext:value-type="float">
            <text:p>0.032322</text:p>
          </table:table-cell>
          <table:table-cell office:value-type="float" office:value="0.022584" calcext:value-type="float">
            <text:p>0.022584</text:p>
          </table:table-cell>
          <table:table-cell table:formula="of:=[.B420]-[.C420]" office:value-type="float" office:value="0.009738" calcext:value-type="float">
            <text:p>0.009738</text:p>
          </table:table-cell>
        </table:table-row>
        <table:table-row table:style-name="ro1">
          <table:table-cell office:value-type="float" office:value="0.000612" calcext:value-type="float">
            <text:p>0.000612</text:p>
          </table:table-cell>
          <table:table-cell office:value-type="float" office:value="0.032043" calcext:value-type="float">
            <text:p>0.032043</text:p>
          </table:table-cell>
          <table:table-cell office:value-type="float" office:value="0.022625" calcext:value-type="float">
            <text:p>0.022625</text:p>
          </table:table-cell>
          <table:table-cell table:formula="of:=[.B421]-[.C421]" office:value-type="float" office:value="0.009418" calcext:value-type="float">
            <text:p>0.009418</text:p>
          </table:table-cell>
        </table:table-row>
        <table:table-row table:style-name="ro1">
          <table:table-cell office:value-type="float" office:value="-0.00066" calcext:value-type="float">
            <text:p>-0.00066</text:p>
          </table:table-cell>
          <table:table-cell office:value-type="float" office:value="0.032048" calcext:value-type="float">
            <text:p>0.032048</text:p>
          </table:table-cell>
          <table:table-cell office:value-type="float" office:value="0.022622" calcext:value-type="float">
            <text:p>0.022622</text:p>
          </table:table-cell>
          <table:table-cell table:formula="of:=[.B422]-[.C422]" office:value-type="float" office:value="0.009426" calcext:value-type="float">
            <text:p>0.009426</text:p>
          </table:table-cell>
        </table:table-row>
        <table:table-row table:style-name="ro1">
          <table:table-cell office:value-type="float" office:value="-0.001932" calcext:value-type="float">
            <text:p>-0.001932</text:p>
          </table:table-cell>
          <table:table-cell office:value-type="float" office:value="0.032214" calcext:value-type="float">
            <text:p>0.032214</text:p>
          </table:table-cell>
          <table:table-cell office:value-type="float" office:value="0.022664" calcext:value-type="float">
            <text:p>0.022664</text:p>
          </table:table-cell>
          <table:table-cell table:formula="of:=[.B423]-[.C423]" office:value-type="float" office:value="0.00955" calcext:value-type="float">
            <text:p>0.00955</text:p>
          </table:table-cell>
        </table:table-row>
        <table:table-row table:style-name="ro1">
          <table:table-cell office:value-type="float" office:value="-0.004477" calcext:value-type="float">
            <text:p>-0.004477</text:p>
          </table:table-cell>
          <table:table-cell office:value-type="float" office:value="0.032266" calcext:value-type="float">
            <text:p>0.032266</text:p>
          </table:table-cell>
          <table:table-cell office:value-type="float" office:value="0.022711" calcext:value-type="float">
            <text:p>0.022711</text:p>
          </table:table-cell>
          <table:table-cell table:formula="of:=[.B424]-[.C424]" office:value-type="float" office:value="0.009555" calcext:value-type="float">
            <text:p>0.009555</text:p>
          </table:table-cell>
        </table:table-row>
        <table:table-row table:style-name="ro1">
          <table:table-cell office:value-type="float" office:value="-0.00575" calcext:value-type="float">
            <text:p>-0.00575</text:p>
          </table:table-cell>
          <table:table-cell office:value-type="float" office:value="0.031943" calcext:value-type="float">
            <text:p>0.031943</text:p>
          </table:table-cell>
          <table:table-cell office:value-type="float" office:value="0.022758" calcext:value-type="float">
            <text:p>0.022758</text:p>
          </table:table-cell>
          <table:table-cell table:formula="of:=[.B425]-[.C425]" office:value-type="float" office:value="0.009185" calcext:value-type="float">
            <text:p>0.009185</text:p>
          </table:table-cell>
        </table:table-row>
        <table:table-row table:style-name="ro1">
          <table:table-cell office:value-type="float" office:value="-0.00575" calcext:value-type="float">
            <text:p>-0.00575</text:p>
          </table:table-cell>
          <table:table-cell office:value-type="float" office:value="0.029437" calcext:value-type="float">
            <text:p>0.029437</text:p>
          </table:table-cell>
          <table:table-cell office:value-type="float" office:value="0.022721" calcext:value-type="float">
            <text:p>0.022721</text:p>
          </table:table-cell>
          <table:table-cell table:formula="of:=[.B426]-[.C426]" office:value-type="float" office:value="0.006716" calcext:value-type="float">
            <text:p>0.006716</text:p>
          </table:table-cell>
        </table:table-row>
        <table:table-row table:style-name="ro1">
          <table:table-cell office:value-type="float" office:value="-0.003205" calcext:value-type="float">
            <text:p>-0.003205</text:p>
          </table:table-cell>
          <table:table-cell office:value-type="float" office:value="0.026415" calcext:value-type="float">
            <text:p>0.026415</text:p>
          </table:table-cell>
          <table:table-cell office:value-type="float" office:value="0.022777" calcext:value-type="float">
            <text:p>0.022777</text:p>
          </table:table-cell>
          <table:table-cell table:formula="of:=[.B427]-[.C427]" office:value-type="float" office:value="0.003638" calcext:value-type="float">
            <text:p>0.003638</text:p>
          </table:table-cell>
        </table:table-row>
        <table:table-row table:style-name="ro1">
          <table:table-cell office:value-type="float" office:value="-0.00066" calcext:value-type="float">
            <text:p>-0.00066</text:p>
          </table:table-cell>
          <table:table-cell office:value-type="float" office:value="0.023835" calcext:value-type="float">
            <text:p>0.023835</text:p>
          </table:table-cell>
          <table:table-cell office:value-type="float" office:value="0.022794" calcext:value-type="float">
            <text:p>0.022794</text:p>
          </table:table-cell>
          <table:table-cell table:formula="of:=[.B428]-[.C428]" office:value-type="float" office:value="0.001041" calcext:value-type="float">
            <text:p>0.001041</text:p>
          </table:table-cell>
        </table:table-row>
        <table:table-row table:style-name="ro1">
          <table:table-cell office:value-type="float" office:value="-0.00066" calcext:value-type="float">
            <text:p>-0.00066</text:p>
          </table:table-cell>
          <table:table-cell office:value-type="float" office:value="0.023475" calcext:value-type="float">
            <text:p>0.023475</text:p>
          </table:table-cell>
          <table:table-cell office:value-type="float" office:value="0.022808" calcext:value-type="float">
            <text:p>0.022808</text:p>
          </table:table-cell>
          <table:table-cell table:formula="of:=[.B429]-[.C429]" office:value-type="float" office:value="0.000667000000000001" calcext:value-type="float">
            <text:p>0.000667</text:p>
          </table:table-cell>
        </table:table-row>
        <table:table-row table:style-name="ro1">
          <table:table-cell office:value-type="float" office:value="-0.00066" calcext:value-type="float">
            <text:p>-0.00066</text:p>
          </table:table-cell>
          <table:table-cell office:value-type="float" office:value="0.025944" calcext:value-type="float">
            <text:p>0.025944</text:p>
          </table:table-cell>
          <table:table-cell office:value-type="float" office:value="0.022853" calcext:value-type="float">
            <text:p>0.022853</text:p>
          </table:table-cell>
          <table:table-cell table:formula="of:=[.B430]-[.C430]" office:value-type="float" office:value="0.003091" calcext:value-type="float">
            <text:p>0.003091</text:p>
          </table:table-cell>
        </table:table-row>
        <table:table-row table:style-name="ro1">
          <table:table-cell office:value-type="float" office:value="-0.00066" calcext:value-type="float">
            <text:p>-0.00066</text:p>
          </table:table-cell>
          <table:table-cell office:value-type="float" office:value="0.028543" calcext:value-type="float">
            <text:p>0.028543</text:p>
          </table:table-cell>
          <table:table-cell office:value-type="float" office:value="0.022853" calcext:value-type="float">
            <text:p>0.022853</text:p>
          </table:table-cell>
          <table:table-cell table:formula="of:=[.B431]-[.C431]" office:value-type="float" office:value="0.00569" calcext:value-type="float">
            <text:p>0.00569</text:p>
          </table:table-cell>
        </table:table-row>
        <table:table-row table:style-name="ro1">
          <table:table-cell office:value-type="float" office:value="0.000612" calcext:value-type="float">
            <text:p>0.000612</text:p>
          </table:table-cell>
          <table:table-cell office:value-type="float" office:value="0.030848" calcext:value-type="float">
            <text:p>0.030848</text:p>
          </table:table-cell>
          <table:table-cell office:value-type="float" office:value="0.022883" calcext:value-type="float">
            <text:p>0.022883</text:p>
          </table:table-cell>
          <table:table-cell table:formula="of:=[.B432]-[.C432]" office:value-type="float" office:value="0.007965" calcext:value-type="float">
            <text:p>0.007965</text:p>
          </table:table-cell>
        </table:table-row>
        <table:table-row table:style-name="ro1">
          <table:table-cell office:value-type="float" office:value="0.003157" calcext:value-type="float">
            <text:p>0.003157</text:p>
          </table:table-cell>
          <table:table-cell office:value-type="float" office:value="0.030672" calcext:value-type="float">
            <text:p>0.030672</text:p>
          </table:table-cell>
          <table:table-cell office:value-type="float" office:value="0.022915" calcext:value-type="float">
            <text:p>0.022915</text:p>
          </table:table-cell>
          <table:table-cell table:formula="of:=[.B433]-[.C433]" office:value-type="float" office:value="0.007757" calcext:value-type="float">
            <text:p>0.007757</text:p>
          </table:table-cell>
        </table:table-row>
        <table:table-row table:style-name="ro1">
          <table:table-cell office:value-type="float" office:value="0.00443" calcext:value-type="float">
            <text:p>0.00443</text:p>
          </table:table-cell>
          <table:table-cell office:value-type="float" office:value="0.030778" calcext:value-type="float">
            <text:p>0.030778</text:p>
          </table:table-cell>
          <table:table-cell office:value-type="float" office:value="0.022938" calcext:value-type="float">
            <text:p>0.022938</text:p>
          </table:table-cell>
          <table:table-cell table:formula="of:=[.B434]-[.C434]" office:value-type="float" office:value="0.00784" calcext:value-type="float">
            <text:p>0.00784</text:p>
          </table:table-cell>
        </table:table-row>
        <table:table-row table:style-name="ro1">
          <table:table-cell office:value-type="float" office:value="0.005702" calcext:value-type="float">
            <text:p>0.005702</text:p>
          </table:table-cell>
          <table:table-cell office:value-type="float" office:value="0.030521" calcext:value-type="float">
            <text:p>0.030521</text:p>
          </table:table-cell>
          <table:table-cell office:value-type="float" office:value="0.022953" calcext:value-type="float">
            <text:p>0.022953</text:p>
          </table:table-cell>
          <table:table-cell table:formula="of:=[.B435]-[.C435]" office:value-type="float" office:value="0.007568" calcext:value-type="float">
            <text:p>0.007568</text:p>
          </table:table-cell>
        </table:table-row>
        <table:table-row table:style-name="ro1">
          <table:table-cell office:value-type="float" office:value="0.005702" calcext:value-type="float">
            <text:p>0.005702</text:p>
          </table:table-cell>
          <table:table-cell office:value-type="float" office:value="0.030751" calcext:value-type="float">
            <text:p>0.030751</text:p>
          </table:table-cell>
          <table:table-cell office:value-type="float" office:value="0.022966" calcext:value-type="float">
            <text:p>0.022966</text:p>
          </table:table-cell>
          <table:table-cell table:formula="of:=[.B436]-[.C436]" office:value-type="float" office:value="0.007785" calcext:value-type="float">
            <text:p>0.007785</text:p>
          </table:table-cell>
        </table:table-row>
        <table:table-row table:style-name="ro1">
          <table:table-cell office:value-type="float" office:value="0.005613" calcext:value-type="float">
            <text:p>0.005613</text:p>
          </table:table-cell>
          <table:table-cell office:value-type="float" office:value="0.030662" calcext:value-type="float">
            <text:p>0.030662</text:p>
          </table:table-cell>
          <table:table-cell office:value-type="float" office:value="0.022991" calcext:value-type="float">
            <text:p>0.022991</text:p>
          </table:table-cell>
          <table:table-cell table:formula="of:=[.B437]-[.C437]" office:value-type="float" office:value="0.007671" calcext:value-type="float">
            <text:p>0.007671</text:p>
          </table:table-cell>
        </table:table-row>
        <table:table-row table:style-name="ro1">
          <table:table-cell office:value-type="float" office:value="0.004341" calcext:value-type="float">
            <text:p>0.004341</text:p>
          </table:table-cell>
          <table:table-cell office:value-type="float" office:value="0.030697" calcext:value-type="float">
            <text:p>0.030697</text:p>
          </table:table-cell>
          <table:table-cell office:value-type="float" office:value="0.023004" calcext:value-type="float">
            <text:p>0.023004</text:p>
          </table:table-cell>
          <table:table-cell table:formula="of:=[.B438]-[.C438]" office:value-type="float" office:value="0.007693" calcext:value-type="float">
            <text:p>0.007693</text:p>
          </table:table-cell>
        </table:table-row>
        <table:table-row table:style-name="ro1">
          <table:table-cell office:value-type="float" office:value="0.001796" calcext:value-type="float">
            <text:p>0.001796</text:p>
          </table:table-cell>
          <table:table-cell office:value-type="float" office:value="0.031129" calcext:value-type="float">
            <text:p>0.031129</text:p>
          </table:table-cell>
          <table:table-cell office:value-type="float" office:value="0.023036" calcext:value-type="float">
            <text:p>0.023036</text:p>
          </table:table-cell>
          <table:table-cell table:formula="of:=[.B439]-[.C439]" office:value-type="float" office:value="0.008093" calcext:value-type="float">
            <text:p>0.008093</text:p>
          </table:table-cell>
        </table:table-row>
        <table:table-row table:style-name="ro1">
          <table:table-cell office:value-type="float" office:value="0.000872" calcext:value-type="float">
            <text:p>0.000872</text:p>
          </table:table-cell>
          <table:table-cell office:value-type="float" office:value="0.030205" calcext:value-type="float">
            <text:p>0.030205</text:p>
          </table:table-cell>
          <table:table-cell office:value-type="float" office:value="0.023048" calcext:value-type="float">
            <text:p>0.023048</text:p>
          </table:table-cell>
          <table:table-cell table:formula="of:=[.B440]-[.C440]" office:value-type="float" office:value="0.007157" calcext:value-type="float">
            <text:p>0.007157</text:p>
          </table:table-cell>
        </table:table-row>
        <table:table-row table:style-name="ro1">
          <table:table-cell office:value-type="float" office:value="-0.001655" calcext:value-type="float">
            <text:p>-0.001655</text:p>
          </table:table-cell>
          <table:table-cell office:value-type="float" office:value="0.027677" calcext:value-type="float">
            <text:p>0.027677</text:p>
          </table:table-cell>
          <table:table-cell office:value-type="float" office:value="0.023071" calcext:value-type="float">
            <text:p>0.023071</text:p>
          </table:table-cell>
          <table:table-cell table:formula="of:=[.B441]-[.C441]" office:value-type="float" office:value="0.004606" calcext:value-type="float">
            <text:p>0.004606</text:p>
          </table:table-cell>
        </table:table-row>
        <table:table-row table:style-name="ro1">
          <table:table-cell office:value-type="float" office:value="-0.003694" calcext:value-type="float">
            <text:p>-0.003694</text:p>
          </table:table-cell>
          <table:table-cell office:value-type="float" office:value="0.025638" calcext:value-type="float">
            <text:p>0.025638</text:p>
          </table:table-cell>
          <table:table-cell office:value-type="float" office:value="0.023077" calcext:value-type="float">
            <text:p>0.023077</text:p>
          </table:table-cell>
          <table:table-cell table:formula="of:=[.B442]-[.C442]" office:value-type="float" office:value="0.002561" calcext:value-type="float">
            <text:p>0.002561</text:p>
          </table:table-cell>
        </table:table-row>
        <table:table-row table:style-name="ro1">
          <table:table-cell office:value-type="float" office:value="-0.005245" calcext:value-type="float">
            <text:p>-0.005245</text:p>
          </table:table-cell>
          <table:table-cell office:value-type="float" office:value="0.024088" calcext:value-type="float">
            <text:p>0.024088</text:p>
          </table:table-cell>
          <table:table-cell office:value-type="float" office:value="0.023108" calcext:value-type="float">
            <text:p>0.023108</text:p>
          </table:table-cell>
          <table:table-cell table:formula="of:=[.B443]-[.C443]" office:value-type="float" office:value="0.000979999999999998" calcext:value-type="float">
            <text:p>0.00098</text:p>
          </table:table-cell>
        </table:table-row>
        <table:table-row table:style-name="ro1">
          <table:table-cell office:value-type="float" office:value="-0.016287" calcext:value-type="float">
            <text:p>-0.016287</text:p>
          </table:table-cell>
          <table:table-cell office:value-type="float" office:value="0.013046" calcext:value-type="float">
            <text:p>0.013046</text:p>
          </table:table-cell>
          <table:table-cell office:value-type="float" office:value="0.023147" calcext:value-type="float">
            <text:p>0.023147</text:p>
          </table:table-cell>
          <table:table-cell table:formula="of:=[.B444]-[.C444]" office:value-type="float" office:value="-0.010101" calcext:value-type="float">
            <text:p>-0.010101</text:p>
          </table:table-cell>
        </table:table-row>
        <table:table-row table:style-name="ro1">
          <table:table-cell office:value-type="float" office:value="-0.03412" calcext:value-type="float">
            <text:p>-0.03412</text:p>
          </table:table-cell>
          <table:table-cell office:value-type="float" office:value="-0.004788" calcext:value-type="float">
            <text:p>-0.004788</text:p>
          </table:table-cell>
          <table:table-cell office:value-type="float" office:value="0.023167" calcext:value-type="float">
            <text:p>0.023167</text:p>
          </table:table-cell>
          <table:table-cell table:formula="of:=[.B445]-[.C445]" office:value-type="float" office:value="-0.027955" calcext:value-type="float">
            <text:p>-0.027955</text:p>
          </table:table-cell>
        </table:table-row>
        <table:table-row table:style-name="ro1">
          <table:table-cell office:value-type="float" office:value="-0.054094" calcext:value-type="float">
            <text:p>-0.054094</text:p>
          </table:table-cell>
          <table:table-cell office:value-type="float" office:value="-0.024761" calcext:value-type="float">
            <text:p>-0.024761</text:p>
          </table:table-cell>
          <table:table-cell office:value-type="float" office:value="0.023201" calcext:value-type="float">
            <text:p>0.023201</text:p>
          </table:table-cell>
          <table:table-cell table:formula="of:=[.B446]-[.C446]" office:value-type="float" office:value="-0.047962" calcext:value-type="float">
            <text:p>-0.047962</text:p>
          </table:table-cell>
        </table:table-row>
        <table:table-row table:style-name="ro1">
          <table:table-cell office:value-type="float" office:value="-0.072884" calcext:value-type="float">
            <text:p>-0.072884</text:p>
          </table:table-cell>
          <table:table-cell office:value-type="float" office:value="-0.043552" calcext:value-type="float">
            <text:p>-0.043552</text:p>
          </table:table-cell>
          <table:table-cell office:value-type="float" office:value="0.023194" calcext:value-type="float">
            <text:p>0.023194</text:p>
          </table:table-cell>
          <table:table-cell table:formula="of:=[.B447]-[.C447]" office:value-type="float" office:value="-0.066746" calcext:value-type="float">
            <text:p>-0.066746</text:p>
          </table:table-cell>
        </table:table-row>
        <table:table-row table:style-name="ro1">
          <table:table-cell office:value-type="float" office:value="-0.084162" calcext:value-type="float">
            <text:p>-0.084162</text:p>
          </table:table-cell>
          <table:table-cell office:value-type="float" office:value="-0.05483" calcext:value-type="float">
            <text:p>-0.05483</text:p>
          </table:table-cell>
          <table:table-cell office:value-type="float" office:value="0.023217" calcext:value-type="float">
            <text:p>0.023217</text:p>
          </table:table-cell>
          <table:table-cell table:formula="of:=[.B448]-[.C448]" office:value-type="float" office:value="-0.078047" calcext:value-type="float">
            <text:p>-0.078047</text:p>
          </table:table-cell>
        </table:table-row>
        <table:table-row table:style-name="ro1">
          <table:table-cell office:value-type="float" office:value="-0.084999" calcext:value-type="float">
            <text:p>-0.084999</text:p>
          </table:table-cell>
          <table:table-cell office:value-type="float" office:value="-0.055667" calcext:value-type="float">
            <text:p>-0.055667</text:p>
          </table:table-cell>
          <table:table-cell office:value-type="float" office:value="0.02325" calcext:value-type="float">
            <text:p>0.02325</text:p>
          </table:table-cell>
          <table:table-cell table:formula="of:=[.B449]-[.C449]" office:value-type="float" office:value="-0.078917" calcext:value-type="float">
            <text:p>-0.078917</text:p>
          </table:table-cell>
        </table:table-row>
        <table:table-row table:style-name="ro1">
          <table:table-cell office:value-type="float" office:value="-0.075565" calcext:value-type="float">
            <text:p>-0.075565</text:p>
          </table:table-cell>
          <table:table-cell office:value-type="float" office:value="-0.046232" calcext:value-type="float">
            <text:p>-0.046232</text:p>
          </table:table-cell>
          <table:table-cell office:value-type="float" office:value="0.023264" calcext:value-type="float">
            <text:p>0.023264</text:p>
          </table:table-cell>
          <table:table-cell table:formula="of:=[.B450]-[.C450]" office:value-type="float" office:value="-0.069496" calcext:value-type="float">
            <text:p>-0.069496</text:p>
          </table:table-cell>
        </table:table-row>
        <table:table-row table:style-name="ro1">
          <table:table-cell office:value-type="float" office:value="-0.069203" calcext:value-type="float">
            <text:p>-0.069203</text:p>
          </table:table-cell>
          <table:table-cell office:value-type="float" office:value="-0.03303" calcext:value-type="float">
            <text:p>-0.03303</text:p>
          </table:table-cell>
          <table:table-cell office:value-type="float" office:value="0.023284" calcext:value-type="float">
            <text:p>0.023284</text:p>
          </table:table-cell>
          <table:table-cell table:formula="of:=[.B451]-[.C451]" office:value-type="float" office:value="-0.056314" calcext:value-type="float">
            <text:p>-0.056314</text:p>
          </table:table-cell>
        </table:table-row>
        <table:table-row table:style-name="ro1">
          <table:table-cell office:value-type="float" office:value="-0.06284" calcext:value-type="float">
            <text:p>-0.06284</text:p>
          </table:table-cell>
          <table:table-cell office:value-type="float" office:value="-0.019777" calcext:value-type="float">
            <text:p>-0.019777</text:p>
          </table:table-cell>
          <table:table-cell office:value-type="float" office:value="0.023271" calcext:value-type="float">
            <text:p>0.023271</text:p>
          </table:table-cell>
          <table:table-cell table:formula="of:=[.B452]-[.C452]" office:value-type="float" office:value="-0.043048" calcext:value-type="float">
            <text:p>-0.043048</text:p>
          </table:table-cell>
        </table:table-row>
        <table:table-row table:style-name="ro1">
          <table:table-cell office:value-type="float" office:value="-0.055206" calcext:value-type="float">
            <text:p>-0.055206</text:p>
          </table:table-cell>
          <table:table-cell office:value-type="float" office:value="-0.007291" calcext:value-type="float">
            <text:p>-0.007291</text:p>
          </table:table-cell>
          <table:table-cell office:value-type="float" office:value="0.023293" calcext:value-type="float">
            <text:p>0.023293</text:p>
          </table:table-cell>
          <table:table-cell table:formula="of:=[.B453]-[.C453]" office:value-type="float" office:value="-0.030584" calcext:value-type="float">
            <text:p>-0.030584</text:p>
          </table:table-cell>
        </table:table-row>
        <table:table-row table:style-name="ro1">
          <table:table-cell office:value-type="float" office:value="-0.044633" calcext:value-type="float">
            <text:p>-0.044633</text:p>
          </table:table-cell>
          <table:table-cell office:value-type="float" office:value="0.003282" calcext:value-type="float">
            <text:p>0.003282</text:p>
          </table:table-cell>
          <table:table-cell office:value-type="float" office:value="0.023302" calcext:value-type="float">
            <text:p>0.023302</text:p>
          </table:table-cell>
          <table:table-cell table:formula="of:=[.B454]-[.C454]" office:value-type="float" office:value="-0.02002" calcext:value-type="float">
            <text:p>-0.02002</text:p>
          </table:table-cell>
        </table:table-row>
        <table:table-row table:style-name="ro1">
          <table:table-cell office:value-type="float" office:value="-0.034453" calcext:value-type="float">
            <text:p>-0.034453</text:p>
          </table:table-cell>
          <table:table-cell office:value-type="float" office:value="0.011821" calcext:value-type="float">
            <text:p>0.011821</text:p>
          </table:table-cell>
          <table:table-cell office:value-type="float" office:value="0.023302" calcext:value-type="float">
            <text:p>0.023302</text:p>
          </table:table-cell>
          <table:table-cell table:formula="of:=[.B455]-[.C455]" office:value-type="float" office:value="-0.011481" calcext:value-type="float">
            <text:p>-0.011481</text:p>
          </table:table-cell>
        </table:table-row>
        <table:table-row table:style-name="ro1">
          <table:table-cell office:value-type="float" office:value="-0.028091" calcext:value-type="float">
            <text:p>-0.028091</text:p>
          </table:table-cell>
          <table:table-cell office:value-type="float" office:value="0.01855" calcext:value-type="float">
            <text:p>0.01855</text:p>
          </table:table-cell>
          <table:table-cell office:value-type="float" office:value="0.023308" calcext:value-type="float">
            <text:p>0.023308</text:p>
          </table:table-cell>
          <table:table-cell table:formula="of:=[.B456]-[.C456]" office:value-type="float" office:value="-0.004758" calcext:value-type="float">
            <text:p>-0.004758</text:p>
          </table:table-cell>
        </table:table-row>
        <table:table-row table:style-name="ro1">
          <table:table-cell office:value-type="float" office:value="-0.024274" calcext:value-type="float">
            <text:p>-0.024274</text:p>
          </table:table-cell>
          <table:table-cell office:value-type="float" office:value="0.026776" calcext:value-type="float">
            <text:p>0.026776</text:p>
          </table:table-cell>
          <table:table-cell office:value-type="float" office:value="0.023344" calcext:value-type="float">
            <text:p>0.023344</text:p>
          </table:table-cell>
          <table:table-cell table:formula="of:=[.B457]-[.C457]" office:value-type="float" office:value="0.003432" calcext:value-type="float">
            <text:p>0.003432</text:p>
          </table:table-cell>
        </table:table-row>
        <table:table-row table:style-name="ro1">
          <table:table-cell office:value-type="float" office:value="-0.017912" calcext:value-type="float">
            <text:p>-0.017912</text:p>
          </table:table-cell>
          <table:table-cell office:value-type="float" office:value="0.032801" calcext:value-type="float">
            <text:p>0.032801</text:p>
          </table:table-cell>
          <table:table-cell office:value-type="float" office:value="0.023378" calcext:value-type="float">
            <text:p>0.023378</text:p>
          </table:table-cell>
          <table:table-cell table:formula="of:=[.B458]-[.C458]" office:value-type="float" office:value="0.009423" calcext:value-type="float">
            <text:p>0.009423</text:p>
          </table:table-cell>
        </table:table-row>
        <table:table-row table:style-name="ro1">
          <table:table-cell office:value-type="float" office:value="-0.015367" calcext:value-type="float">
            <text:p>-0.015367</text:p>
          </table:table-cell>
          <table:table-cell office:value-type="float" office:value="0.038193" calcext:value-type="float">
            <text:p>0.038193</text:p>
          </table:table-cell>
          <table:table-cell office:value-type="float" office:value="0.023403" calcext:value-type="float">
            <text:p>0.023403</text:p>
          </table:table-cell>
          <table:table-cell table:formula="of:=[.B459]-[.C459]" office:value-type="float" office:value="0.01479" calcext:value-type="float">
            <text:p>0.01479</text:p>
          </table:table-cell>
        </table:table-row>
        <table:table-row table:style-name="ro1">
          <table:table-cell office:value-type="float" office:value="-0.014095" calcext:value-type="float">
            <text:p>-0.014095</text:p>
          </table:table-cell>
          <table:table-cell office:value-type="float" office:value="0.043314" calcext:value-type="float">
            <text:p>0.043314</text:p>
          </table:table-cell>
          <table:table-cell office:value-type="float" office:value="0.023419" calcext:value-type="float">
            <text:p>0.023419</text:p>
          </table:table-cell>
          <table:table-cell table:formula="of:=[.B460]-[.C460]" office:value-type="float" office:value="0.019895" calcext:value-type="float">
            <text:p>0.019895</text:p>
          </table:table-cell>
        </table:table-row>
        <table:table-row table:style-name="ro1">
          <table:table-cell office:value-type="float" office:value="-0.014095" calcext:value-type="float">
            <text:p>-0.014095</text:p>
          </table:table-cell>
          <table:table-cell office:value-type="float" office:value="0.047619" calcext:value-type="float">
            <text:p>0.047619</text:p>
          </table:table-cell>
          <table:table-cell office:value-type="float" office:value="0.023443" calcext:value-type="float">
            <text:p>0.023443</text:p>
          </table:table-cell>
          <table:table-cell table:formula="of:=[.B461]-[.C461]" office:value-type="float" office:value="0.024176" calcext:value-type="float">
            <text:p>0.024176</text:p>
          </table:table-cell>
        </table:table-row>
        <table:table-row table:style-name="ro1">
          <table:table-cell office:value-type="float" office:value="-0.011156" calcext:value-type="float">
            <text:p>-0.011156</text:p>
          </table:table-cell>
          <table:table-cell office:value-type="float" office:value="0.050558" calcext:value-type="float">
            <text:p>0.050558</text:p>
          </table:table-cell>
          <table:table-cell office:value-type="float" office:value="0.023456" calcext:value-type="float">
            <text:p>0.023456</text:p>
          </table:table-cell>
          <table:table-cell table:formula="of:=[.B462]-[.C462]" office:value-type="float" office:value="0.027102" calcext:value-type="float">
            <text:p>0.027102</text:p>
          </table:table-cell>
        </table:table-row>
        <table:table-row table:style-name="ro1">
          <table:table-cell office:value-type="float" office:value="-0.007339" calcext:value-type="float">
            <text:p>-0.007339</text:p>
          </table:table-cell>
          <table:table-cell office:value-type="float" office:value="0.052071" calcext:value-type="float">
            <text:p>0.052071</text:p>
          </table:table-cell>
          <table:table-cell office:value-type="float" office:value="0.023471" calcext:value-type="float">
            <text:p>0.023471</text:p>
          </table:table-cell>
          <table:table-cell table:formula="of:=[.B463]-[.C463]" office:value-type="float" office:value="0.0286" calcext:value-type="float">
            <text:p>0.0286</text:p>
          </table:table-cell>
        </table:table-row>
        <table:table-row table:style-name="ro1">
          <table:table-cell office:value-type="float" office:value="-0.003522" calcext:value-type="float">
            <text:p>-0.003522</text:p>
          </table:table-cell>
          <table:table-cell office:value-type="float" office:value="0.051867" calcext:value-type="float">
            <text:p>0.051867</text:p>
          </table:table-cell>
          <table:table-cell office:value-type="float" office:value="0.023478" calcext:value-type="float">
            <text:p>0.023478</text:p>
          </table:table-cell>
          <table:table-cell table:formula="of:=[.B464]-[.C464]" office:value-type="float" office:value="0.028389" calcext:value-type="float">
            <text:p>0.028389</text:p>
          </table:table-cell>
        </table:table-row>
        <table:table-row table:style-name="ro1">
          <table:table-cell office:value-type="float" office:value="0.000295" calcext:value-type="float">
            <text:p>0.000295</text:p>
          </table:table-cell>
          <table:table-cell office:value-type="float" office:value="0.052318" calcext:value-type="float">
            <text:p>0.052318</text:p>
          </table:table-cell>
          <table:table-cell office:value-type="float" office:value="0.023528" calcext:value-type="float">
            <text:p>0.023528</text:p>
          </table:table-cell>
          <table:table-cell table:formula="of:=[.B465]-[.C465]" office:value-type="float" office:value="0.02879" calcext:value-type="float">
            <text:p>0.02879</text:p>
          </table:table-cell>
        </table:table-row>
        <table:table-row table:style-name="ro1">
          <table:table-cell office:value-type="float" office:value="-0.000977" calcext:value-type="float">
            <text:p>-0.000977</text:p>
          </table:table-cell>
          <table:table-cell office:value-type="float" office:value="0.052563" calcext:value-type="float">
            <text:p>0.052563</text:p>
          </table:table-cell>
          <table:table-cell office:value-type="float" office:value="0.02353" calcext:value-type="float">
            <text:p>0.02353</text:p>
          </table:table-cell>
          <table:table-cell table:formula="of:=[.B466]-[.C466]" office:value-type="float" office:value="0.029033" calcext:value-type="float">
            <text:p>0.029033</text:p>
          </table:table-cell>
        </table:table-row>
        <table:table-row table:style-name="ro1">
          <table:table-cell office:value-type="float" office:value="-0.003522" calcext:value-type="float">
            <text:p>-0.003522</text:p>
          </table:table-cell>
          <table:table-cell office:value-type="float" office:value="0.052908" calcext:value-type="float">
            <text:p>0.052908</text:p>
          </table:table-cell>
          <table:table-cell office:value-type="float" office:value="0.02355" calcext:value-type="float">
            <text:p>0.02355</text:p>
          </table:table-cell>
          <table:table-cell table:formula="of:=[.B467]-[.C467]" office:value-type="float" office:value="0.029358" calcext:value-type="float">
            <text:p>0.029358</text:p>
          </table:table-cell>
        </table:table-row>
        <table:table-row table:style-name="ro1">
          <table:table-cell office:value-type="float" office:value="-0.008612" calcext:value-type="float">
            <text:p>-0.008612</text:p>
          </table:table-cell>
          <table:table-cell office:value-type="float" office:value="0.053241" calcext:value-type="float">
            <text:p>0.053241</text:p>
          </table:table-cell>
          <table:table-cell office:value-type="float" office:value="0.023551" calcext:value-type="float">
            <text:p>0.023551</text:p>
          </table:table-cell>
          <table:table-cell table:formula="of:=[.B468]-[.C468]" office:value-type="float" office:value="0.02969" calcext:value-type="float">
            <text:p>0.02969</text:p>
          </table:table-cell>
        </table:table-row>
        <table:table-row table:style-name="ro1">
          <table:table-cell office:value-type="float" office:value="-0.011156" calcext:value-type="float">
            <text:p>-0.011156</text:p>
          </table:table-cell>
          <table:table-cell office:value-type="float" office:value="0.053476" calcext:value-type="float">
            <text:p>0.053476</text:p>
          </table:table-cell>
          <table:table-cell office:value-type="float" office:value="0.023559" calcext:value-type="float">
            <text:p>0.023559</text:p>
          </table:table-cell>
          <table:table-cell table:formula="of:=[.B469]-[.C469]" office:value-type="float" office:value="0.029917" calcext:value-type="float">
            <text:p>0.029917</text:p>
          </table:table-cell>
        </table:table-row>
        <table:table-row table:style-name="ro1">
          <table:table-cell office:value-type="float" office:value="-0.008612" calcext:value-type="float">
            <text:p>-0.008612</text:p>
          </table:table-cell>
          <table:table-cell office:value-type="float" office:value="0.048881" calcext:value-type="float">
            <text:p>0.048881</text:p>
          </table:table-cell>
          <table:table-cell office:value-type="float" office:value="0.023592" calcext:value-type="float">
            <text:p>0.023592</text:p>
          </table:table-cell>
          <table:table-cell table:formula="of:=[.B470]-[.C470]" office:value-type="float" office:value="0.025289" calcext:value-type="float">
            <text:p>0.025289</text:p>
          </table:table-cell>
        </table:table-row>
        <table:table-row table:style-name="ro1">
          <table:table-cell office:value-type="float" office:value="-0.004794" calcext:value-type="float">
            <text:p>-0.004794</text:p>
          </table:table-cell>
          <table:table-cell office:value-type="float" office:value="0.045626" calcext:value-type="float">
            <text:p>0.045626</text:p>
          </table:table-cell>
          <table:table-cell office:value-type="float" office:value="0.023584" calcext:value-type="float">
            <text:p>0.023584</text:p>
          </table:table-cell>
          <table:table-cell table:formula="of:=[.B471]-[.C471]" office:value-type="float" office:value="0.022042" calcext:value-type="float">
            <text:p>0.022042</text:p>
          </table:table-cell>
        </table:table-row>
        <table:table-row table:style-name="ro1">
          <table:table-cell office:value-type="float" office:value="0.004113" calcext:value-type="float">
            <text:p>0.004113</text:p>
          </table:table-cell>
          <table:table-cell office:value-type="float" office:value="0.041647" calcext:value-type="float">
            <text:p>0.041647</text:p>
          </table:table-cell>
          <table:table-cell office:value-type="float" office:value="0.023595" calcext:value-type="float">
            <text:p>0.023595</text:p>
          </table:table-cell>
          <table:table-cell table:formula="of:=[.B472]-[.C472]" office:value-type="float" office:value="0.018052" calcext:value-type="float">
            <text:p>0.018052</text:p>
          </table:table-cell>
        </table:table-row>
        <table:table-row table:style-name="ro1">
          <table:table-cell office:value-type="float" office:value="0.009202" calcext:value-type="float">
            <text:p>0.009202</text:p>
          </table:table-cell>
          <table:table-cell office:value-type="float" office:value="0.03863" calcext:value-type="float">
            <text:p>0.03863</text:p>
          </table:table-cell>
          <table:table-cell office:value-type="float" office:value="0.023585" calcext:value-type="float">
            <text:p>0.023585</text:p>
          </table:table-cell>
          <table:table-cell table:formula="of:=[.B473]-[.C473]" office:value-type="float" office:value="0.015045" calcext:value-type="float">
            <text:p>0.015045</text:p>
          </table:table-cell>
        </table:table-row>
        <table:table-row table:style-name="ro1">
          <table:table-cell office:value-type="float" office:value="0.00793" calcext:value-type="float">
            <text:p>0.00793</text:p>
          </table:table-cell>
          <table:table-cell office:value-type="float" office:value="0.040236" calcext:value-type="float">
            <text:p>0.040236</text:p>
          </table:table-cell>
          <table:table-cell office:value-type="float" office:value="0.023604" calcext:value-type="float">
            <text:p>0.023604</text:p>
          </table:table-cell>
          <table:table-cell table:formula="of:=[.B474]-[.C474]" office:value-type="float" office:value="0.016632" calcext:value-type="float">
            <text:p>0.016632</text:p>
          </table:table-cell>
        </table:table-row>
        <table:table-row table:style-name="ro1">
          <table:table-cell office:value-type="float" office:value="0.00284" calcext:value-type="float">
            <text:p>0.00284</text:p>
          </table:table-cell>
          <table:table-cell office:value-type="float" office:value="0.044373" calcext:value-type="float">
            <text:p>0.044373</text:p>
          </table:table-cell>
          <table:table-cell office:value-type="float" office:value="0.023622" calcext:value-type="float">
            <text:p>0.023622</text:p>
          </table:table-cell>
          <table:table-cell table:formula="of:=[.B475]-[.C475]" office:value-type="float" office:value="0.020751" calcext:value-type="float">
            <text:p>0.020751</text:p>
          </table:table-cell>
        </table:table-row>
        <table:table-row table:style-name="ro1">
          <table:table-cell office:value-type="float" office:value="-0.003522" calcext:value-type="float">
            <text:p>-0.003522</text:p>
          </table:table-cell>
          <table:table-cell office:value-type="float" office:value="0.048558" calcext:value-type="float">
            <text:p>0.048558</text:p>
          </table:table-cell>
          <table:table-cell office:value-type="float" office:value="0.023643" calcext:value-type="float">
            <text:p>0.023643</text:p>
          </table:table-cell>
          <table:table-cell table:formula="of:=[.B476]-[.C476]" office:value-type="float" office:value="0.024915" calcext:value-type="float">
            <text:p>0.024915</text:p>
          </table:table-cell>
        </table:table-row>
        <table:table-row table:style-name="ro1">
          <table:table-cell office:value-type="float" office:value="-0.009884" calcext:value-type="float">
            <text:p>-0.009884</text:p>
          </table:table-cell>
          <table:table-cell office:value-type="float" office:value="0.051914" calcext:value-type="float">
            <text:p>0.051914</text:p>
          </table:table-cell>
          <table:table-cell office:value-type="float" office:value="0.023657" calcext:value-type="float">
            <text:p>0.023657</text:p>
          </table:table-cell>
          <table:table-cell table:formula="of:=[.B477]-[.C477]" office:value-type="float" office:value="0.028257" calcext:value-type="float">
            <text:p>0.028257</text:p>
          </table:table-cell>
        </table:table-row>
        <table:table-row table:style-name="ro1">
          <table:table-cell office:value-type="float" office:value="-0.007678" calcext:value-type="float">
            <text:p>-0.007678</text:p>
          </table:table-cell>
          <table:table-cell office:value-type="float" office:value="0.05412" calcext:value-type="float">
            <text:p>0.05412</text:p>
          </table:table-cell>
          <table:table-cell office:value-type="float" office:value="0.023707" calcext:value-type="float">
            <text:p>0.023707</text:p>
          </table:table-cell>
          <table:table-cell table:formula="of:=[.B478]-[.C478]" office:value-type="float" office:value="0.030413" calcext:value-type="float">
            <text:p>0.030413</text:p>
          </table:table-cell>
        </table:table-row>
        <table:table-row table:style-name="ro1">
          <table:table-cell office:value-type="float" office:value="-0.00893" calcext:value-type="float">
            <text:p>-0.00893</text:p>
          </table:table-cell>
          <table:table-cell office:value-type="float" office:value="0.052868" calcext:value-type="float">
            <text:p>0.052868</text:p>
          </table:table-cell>
          <table:table-cell office:value-type="float" office:value="0.023732" calcext:value-type="float">
            <text:p>0.023732</text:p>
          </table:table-cell>
          <table:table-cell table:formula="of:=[.B479]-[.C479]" office:value-type="float" office:value="0.029136" calcext:value-type="float">
            <text:p>0.029136</text:p>
          </table:table-cell>
        </table:table-row>
        <table:table-row table:style-name="ro1">
          <table:table-cell office:value-type="float" office:value="-0.00914" calcext:value-type="float">
            <text:p>-0.00914</text:p>
          </table:table-cell>
          <table:table-cell office:value-type="float" office:value="0.052658" calcext:value-type="float">
            <text:p>0.052658</text:p>
          </table:table-cell>
          <table:table-cell office:value-type="float" office:value="0.023739" calcext:value-type="float">
            <text:p>0.023739</text:p>
          </table:table-cell>
          <table:table-cell table:formula="of:=[.B480]-[.C480]" office:value-type="float" office:value="0.028919" calcext:value-type="float">
            <text:p>0.028919</text:p>
          </table:table-cell>
        </table:table-row>
        <table:table-row table:style-name="ro1">
          <table:table-cell office:value-type="float" office:value="-0.00764" calcext:value-type="float">
            <text:p>-0.00764</text:p>
          </table:table-cell>
          <table:table-cell office:value-type="float" office:value="0.054158" calcext:value-type="float">
            <text:p>0.054158</text:p>
          </table:table-cell>
          <table:table-cell office:value-type="float" office:value="0.023755" calcext:value-type="float">
            <text:p>0.023755</text:p>
          </table:table-cell>
          <table:table-cell table:formula="of:=[.B481]-[.C481]" office:value-type="float" office:value="0.030403" calcext:value-type="float">
            <text:p>0.030403</text:p>
          </table:table-cell>
        </table:table-row>
        <table:table-row table:style-name="ro1">
          <table:table-cell office:value-type="float" office:value="0.003282" calcext:value-type="float">
            <text:p>0.003282</text:p>
          </table:table-cell>
          <table:table-cell office:value-type="float" office:value="0.06508" calcext:value-type="float">
            <text:p>0.06508</text:p>
          </table:table-cell>
          <table:table-cell office:value-type="float" office:value="0.02378" calcext:value-type="float">
            <text:p>0.02378</text:p>
          </table:table-cell>
          <table:table-cell table:formula="of:=[.B482]-[.C482]" office:value-type="float" office:value="0.0413" calcext:value-type="float">
            <text:p>0.0413</text:p>
          </table:table-cell>
        </table:table-row>
        <table:table-row table:style-name="ro1">
          <table:table-cell office:value-type="float" office:value="0.021116" calcext:value-type="float">
            <text:p>0.021116</text:p>
          </table:table-cell>
          <table:table-cell office:value-type="float" office:value="0.082913" calcext:value-type="float">
            <text:p>0.082913</text:p>
          </table:table-cell>
          <table:table-cell office:value-type="float" office:value="0.023802" calcext:value-type="float">
            <text:p>0.023802</text:p>
          </table:table-cell>
          <table:table-cell table:formula="of:=[.B483]-[.C483]" office:value-type="float" office:value="0.059111" calcext:value-type="float">
            <text:p>0.059111</text:p>
          </table:table-cell>
        </table:table-row>
        <table:table-row table:style-name="ro1">
          <table:table-cell office:value-type="float" office:value="0.037734" calcext:value-type="float">
            <text:p>0.037734</text:p>
          </table:table-cell>
          <table:table-cell office:value-type="float" office:value="0.099531" calcext:value-type="float">
            <text:p>0.099531</text:p>
          </table:table-cell>
          <table:table-cell office:value-type="float" office:value="0.023785" calcext:value-type="float">
            <text:p>0.023785</text:p>
          </table:table-cell>
          <table:table-cell table:formula="of:=[.B484]-[.C484]" office:value-type="float" office:value="0.075746" calcext:value-type="float">
            <text:p>0.075746</text:p>
          </table:table-cell>
        </table:table-row>
        <table:table-row table:style-name="ro1">
          <table:table-cell office:value-type="float" office:value="0.054503" calcext:value-type="float">
            <text:p>0.054503</text:p>
          </table:table-cell>
          <table:table-cell office:value-type="float" office:value="0.116301" calcext:value-type="float">
            <text:p>0.116301</text:p>
          </table:table-cell>
          <table:table-cell office:value-type="float" office:value="0.023813" calcext:value-type="float">
            <text:p>0.023813</text:p>
          </table:table-cell>
          <table:table-cell table:formula="of:=[.B485]-[.C485]" office:value-type="float" office:value="0.092488" calcext:value-type="float">
            <text:p>0.092488</text:p>
          </table:table-cell>
        </table:table-row>
        <table:table-row table:style-name="ro1">
          <table:table-cell office:value-type="float" office:value="0.073972" calcext:value-type="float">
            <text:p>0.073972</text:p>
          </table:table-cell>
          <table:table-cell office:value-type="float" office:value="0.135769" calcext:value-type="float">
            <text:p>0.135769</text:p>
          </table:table-cell>
          <table:table-cell office:value-type="float" office:value="0.023845" calcext:value-type="float">
            <text:p>0.023845</text:p>
          </table:table-cell>
          <table:table-cell table:formula="of:=[.B486]-[.C486]" office:value-type="float" office:value="0.111924" calcext:value-type="float">
            <text:p>0.111924</text:p>
          </table:table-cell>
        </table:table-row>
        <table:table-row table:style-name="ro1">
          <table:table-cell office:value-type="float" office:value="0.099707" calcext:value-type="float">
            <text:p>0.099707</text:p>
          </table:table-cell>
          <table:table-cell office:value-type="float" office:value="0.161504" calcext:value-type="float">
            <text:p>0.161504</text:p>
          </table:table-cell>
          <table:table-cell office:value-type="float" office:value="0.023862" calcext:value-type="float">
            <text:p>0.023862</text:p>
          </table:table-cell>
          <table:table-cell table:formula="of:=[.B487]-[.C487]" office:value-type="float" office:value="0.137642" calcext:value-type="float">
            <text:p>0.137642</text:p>
          </table:table-cell>
        </table:table-row>
        <table:table-row table:style-name="ro1">
          <table:table-cell office:value-type="float" office:value="0.130596" calcext:value-type="float">
            <text:p>0.130596</text:p>
          </table:table-cell>
          <table:table-cell office:value-type="float" office:value="0.192393" calcext:value-type="float">
            <text:p>0.192393</text:p>
          </table:table-cell>
          <table:table-cell office:value-type="float" office:value="0.023835" calcext:value-type="float">
            <text:p>0.023835</text:p>
          </table:table-cell>
          <table:table-cell table:formula="of:=[.B488]-[.C488]" office:value-type="float" office:value="0.168558" calcext:value-type="float">
            <text:p>0.168558</text:p>
          </table:table-cell>
        </table:table-row>
        <table:table-row table:style-name="ro1">
          <table:table-cell office:value-type="float" office:value="0.164186" calcext:value-type="float">
            <text:p>0.164186</text:p>
          </table:table-cell>
          <table:table-cell office:value-type="float" office:value="0.225984" calcext:value-type="float">
            <text:p>0.225984</text:p>
          </table:table-cell>
          <table:table-cell office:value-type="float" office:value="0.023861" calcext:value-type="float">
            <text:p>0.023861</text:p>
          </table:table-cell>
          <table:table-cell table:formula="of:=[.B489]-[.C489]" office:value-type="float" office:value="0.202123" calcext:value-type="float">
            <text:p>0.202123</text:p>
          </table:table-cell>
        </table:table-row>
        <table:table-row table:style-name="ro1">
          <table:table-cell office:value-type="float" office:value="0.199242" calcext:value-type="float">
            <text:p>0.199242</text:p>
          </table:table-cell>
          <table:table-cell office:value-type="float" office:value="0.261039" calcext:value-type="float">
            <text:p>0.261039</text:p>
          </table:table-cell>
          <table:table-cell office:value-type="float" office:value="0.02389" calcext:value-type="float">
            <text:p>0.02389</text:p>
          </table:table-cell>
          <table:table-cell table:formula="of:=[.B490]-[.C490]" office:value-type="float" office:value="0.237149" calcext:value-type="float">
            <text:p>0.237149</text:p>
          </table:table-cell>
        </table:table-row>
        <table:table-row table:style-name="ro1">
          <table:table-cell office:value-type="float" office:value="0.241252" calcext:value-type="float">
            <text:p>0.241252</text:p>
          </table:table-cell>
          <table:table-cell office:value-type="float" office:value="0.30305" calcext:value-type="float">
            <text:p>0.30305</text:p>
          </table:table-cell>
          <table:table-cell office:value-type="float" office:value="0.023908" calcext:value-type="float">
            <text:p>0.023908</text:p>
          </table:table-cell>
          <table:table-cell table:formula="of:=[.B491]-[.C491]" office:value-type="float" office:value="0.279142" calcext:value-type="float">
            <text:p>0.279142</text:p>
          </table:table-cell>
        </table:table-row>
        <table:table-row table:style-name="ro1">
          <table:table-cell office:value-type="float" office:value="0.289366" calcext:value-type="float">
            <text:p>0.289366</text:p>
          </table:table-cell>
          <table:table-cell office:value-type="float" office:value="0.351164" calcext:value-type="float">
            <text:p>0.351164</text:p>
          </table:table-cell>
          <table:table-cell office:value-type="float" office:value="0.023919" calcext:value-type="float">
            <text:p>0.023919</text:p>
          </table:table-cell>
          <table:table-cell table:formula="of:=[.B492]-[.C492]" office:value-type="float" office:value="0.327245" calcext:value-type="float">
            <text:p>0.327245</text:p>
          </table:table-cell>
        </table:table-row>
        <table:table-row table:style-name="ro1">
          <table:table-cell office:value-type="float" office:value="0.342955" calcext:value-type="float">
            <text:p>0.342955</text:p>
          </table:table-cell>
          <table:table-cell office:value-type="float" office:value="0.404753" calcext:value-type="float">
            <text:p>0.404753</text:p>
          </table:table-cell>
          <table:table-cell office:value-type="float" office:value="0.023925" calcext:value-type="float">
            <text:p>0.023925</text:p>
          </table:table-cell>
          <table:table-cell table:formula="of:=[.B493]-[.C493]" office:value-type="float" office:value="0.380828" calcext:value-type="float">
            <text:p>0.380828</text:p>
          </table:table-cell>
        </table:table-row>
        <table:table-row table:style-name="ro1">
          <table:table-cell office:value-type="float" office:value="0.400372" calcext:value-type="float">
            <text:p>0.400372</text:p>
          </table:table-cell>
          <table:table-cell office:value-type="float" office:value="0.46217" calcext:value-type="float">
            <text:p>0.46217</text:p>
          </table:table-cell>
          <table:table-cell office:value-type="float" office:value="0.023944" calcext:value-type="float">
            <text:p>0.023944</text:p>
          </table:table-cell>
          <table:table-cell table:formula="of:=[.B494]-[.C494]" office:value-type="float" office:value="0.438226" calcext:value-type="float">
            <text:p>0.438226</text:p>
          </table:table-cell>
        </table:table-row>
        <table:table-row table:style-name="ro1">
          <table:table-cell office:value-type="float" office:value="0.459679" calcext:value-type="float">
            <text:p>0.459679</text:p>
          </table:table-cell>
          <table:table-cell office:value-type="float" office:value="0.521476" calcext:value-type="float">
            <text:p>0.521476</text:p>
          </table:table-cell>
          <table:table-cell office:value-type="float" office:value="0.023951" calcext:value-type="float">
            <text:p>0.023951</text:p>
          </table:table-cell>
          <table:table-cell table:formula="of:=[.B495]-[.C495]" office:value-type="float" office:value="0.497525" calcext:value-type="float">
            <text:p>0.497525</text:p>
          </table:table-cell>
        </table:table-row>
        <table:table-row table:style-name="ro1">
          <table:table-cell office:value-type="float" office:value="0.518413" calcext:value-type="float">
            <text:p>0.518413</text:p>
          </table:table-cell>
          <table:table-cell office:value-type="float" office:value="0.58021" calcext:value-type="float">
            <text:p>0.58021</text:p>
          </table:table-cell>
          <table:table-cell office:value-type="float" office:value="0.023993" calcext:value-type="float">
            <text:p>0.023993</text:p>
          </table:table-cell>
          <table:table-cell table:formula="of:=[.B496]-[.C496]" office:value-type="float" office:value="0.556217" calcext:value-type="float">
            <text:p>0.556217</text:p>
          </table:table-cell>
        </table:table-row>
        <table:table-row table:style-name="ro1">
          <table:table-cell office:value-type="float" office:value="0.576587" calcext:value-type="float">
            <text:p>0.576587</text:p>
          </table:table-cell>
          <table:table-cell office:value-type="float" office:value="0.638384" calcext:value-type="float">
            <text:p>0.638384</text:p>
          </table:table-cell>
          <table:table-cell office:value-type="float" office:value="0.023947" calcext:value-type="float">
            <text:p>0.023947</text:p>
          </table:table-cell>
          <table:table-cell table:formula="of:=[.B497]-[.C497]" office:value-type="float" office:value="0.614437" calcext:value-type="float">
            <text:p>0.614437</text:p>
          </table:table-cell>
        </table:table-row>
        <table:table-row table:style-name="ro1">
          <table:table-cell office:value-type="float" office:value="0.634105" calcext:value-type="float">
            <text:p>0.634105</text:p>
          </table:table-cell>
          <table:table-cell office:value-type="float" office:value="0.695903" calcext:value-type="float">
            <text:p>0.695903</text:p>
          </table:table-cell>
          <table:table-cell office:value-type="float" office:value="0.02396" calcext:value-type="float">
            <text:p>0.02396</text:p>
          </table:table-cell>
          <table:table-cell table:formula="of:=[.B498]-[.C498]" office:value-type="float" office:value="0.671943" calcext:value-type="float">
            <text:p>0.671943</text:p>
          </table:table-cell>
        </table:table-row>
        <table:table-row table:style-name="ro1">
          <table:table-cell office:value-type="float" office:value="0.689136" calcext:value-type="float">
            <text:p>0.689136</text:p>
          </table:table-cell>
          <table:table-cell office:value-type="float" office:value="0.750934" calcext:value-type="float">
            <text:p>0.750934</text:p>
          </table:table-cell>
          <table:table-cell office:value-type="float" office:value="0.023984" calcext:value-type="float">
            <text:p>0.023984</text:p>
          </table:table-cell>
          <table:table-cell table:formula="of:=[.B499]-[.C499]" office:value-type="float" office:value="0.72695" calcext:value-type="float">
            <text:p>0.72695</text:p>
          </table:table-cell>
        </table:table-row>
        <table:table-row table:style-name="ro1">
          <table:table-cell office:value-type="float" office:value="0.739351" calcext:value-type="float">
            <text:p>0.739351</text:p>
          </table:table-cell>
          <table:table-cell office:value-type="float" office:value="0.801148" calcext:value-type="float">
            <text:p>0.801148</text:p>
          </table:table-cell>
          <table:table-cell office:value-type="float" office:value="0.023983" calcext:value-type="float">
            <text:p>0.023983</text:p>
          </table:table-cell>
          <table:table-cell table:formula="of:=[.B500]-[.C500]" office:value-type="float" office:value="0.777165" calcext:value-type="float">
            <text:p>0.777165</text:p>
          </table:table-cell>
        </table:table-row>
        <table:table-row table:style-name="ro1">
          <table:table-cell office:value-type="float" office:value="0.786981" calcext:value-type="float">
            <text:p>0.786981</text:p>
          </table:table-cell>
          <table:table-cell office:value-type="float" office:value="0.848779" calcext:value-type="float">
            <text:p>0.848779</text:p>
          </table:table-cell>
          <table:table-cell office:value-type="float" office:value="0.024" calcext:value-type="float">
            <text:p>0.024</text:p>
          </table:table-cell>
          <table:table-cell table:formula="of:=[.B501]-[.C501]" office:value-type="float" office:value="0.824779" calcext:value-type="float">
            <text:p>0.824779</text:p>
          </table:table-cell>
        </table:table-row>
        <table:table-row table:style-name="ro1">
          <table:table-cell office:value-type="float" office:value="0.832559" calcext:value-type="float">
            <text:p>0.832559</text:p>
          </table:table-cell>
          <table:table-cell office:value-type="float" office:value="0.894356" calcext:value-type="float">
            <text:p>0.894356</text:p>
          </table:table-cell>
          <table:table-cell office:value-type="float" office:value="0.024023" calcext:value-type="float">
            <text:p>0.024023</text:p>
          </table:table-cell>
          <table:table-cell table:formula="of:=[.B502]-[.C502]" office:value-type="float" office:value="0.870333" calcext:value-type="float">
            <text:p>0.870333</text:p>
          </table:table-cell>
        </table:table-row>
        <table:table-row table:style-name="ro1">
          <table:table-cell office:value-type="float" office:value="0.87806" calcext:value-type="float">
            <text:p>0.87806</text:p>
          </table:table-cell>
          <table:table-cell office:value-type="float" office:value="0.939858" calcext:value-type="float">
            <text:p>0.939858</text:p>
          </table:table-cell>
          <table:table-cell office:value-type="float" office:value="0.024029" calcext:value-type="float">
            <text:p>0.024029</text:p>
          </table:table-cell>
          <table:table-cell table:formula="of:=[.B503]-[.C503]" office:value-type="float" office:value="0.915829" calcext:value-type="float">
            <text:p>0.915829</text:p>
          </table:table-cell>
        </table:table-row>
        <table:table-row table:style-name="ro1">
          <table:table-cell office:value-type="float" office:value="0.925151" calcext:value-type="float">
            <text:p>0.925151</text:p>
          </table:table-cell>
          <table:table-cell office:value-type="float" office:value="0.986948" calcext:value-type="float">
            <text:p>0.986948</text:p>
          </table:table-cell>
          <table:table-cell office:value-type="float" office:value="0.024038" calcext:value-type="float">
            <text:p>0.024038</text:p>
          </table:table-cell>
          <table:table-cell table:formula="of:=[.B504]-[.C504]" office:value-type="float" office:value="0.96291" calcext:value-type="float">
            <text:p>0.96291</text:p>
          </table:table-cell>
        </table:table-row>
        <table:table-row table:style-name="ro1">
          <table:table-cell office:value-type="float" office:value="0.97299" calcext:value-type="float">
            <text:p>0.97299</text:p>
          </table:table-cell>
          <table:table-cell office:value-type="float" office:value="1.034788" calcext:value-type="float">
            <text:p>1.034788</text:p>
          </table:table-cell>
          <table:table-cell office:value-type="float" office:value="0.024046" calcext:value-type="float">
            <text:p>0.024046</text:p>
          </table:table-cell>
          <table:table-cell table:formula="of:=[.B505]-[.C505]" office:value-type="float" office:value="1.010742" calcext:value-type="float">
            <text:p>1.010742</text:p>
          </table:table-cell>
        </table:table-row>
        <table:table-row table:style-name="ro1">
          <table:table-cell office:value-type="float" office:value="1.020409" calcext:value-type="float">
            <text:p>1.020409</text:p>
          </table:table-cell>
          <table:table-cell office:value-type="float" office:value="1.082207" calcext:value-type="float">
            <text:p>1.082207</text:p>
          </table:table-cell>
          <table:table-cell office:value-type="float" office:value="0.024048" calcext:value-type="float">
            <text:p>0.024048</text:p>
          </table:table-cell>
          <table:table-cell table:formula="of:=[.B506]-[.C506]" office:value-type="float" office:value="1.058159" calcext:value-type="float">
            <text:p>1.058159</text:p>
          </table:table-cell>
        </table:table-row>
        <table:table-row table:style-name="ro1">
          <table:table-cell office:value-type="float" office:value="1.066371" calcext:value-type="float">
            <text:p>1.066371</text:p>
          </table:table-cell>
          <table:table-cell office:value-type="float" office:value="1.128168" calcext:value-type="float">
            <text:p>1.128168</text:p>
          </table:table-cell>
          <table:table-cell office:value-type="float" office:value="0.024087" calcext:value-type="float">
            <text:p>0.024087</text:p>
          </table:table-cell>
          <table:table-cell table:formula="of:=[.B507]-[.C507]" office:value-type="float" office:value="1.104081" calcext:value-type="float">
            <text:p>1.104081</text:p>
          </table:table-cell>
        </table:table-row>
        <table:table-row table:style-name="ro1">
          <table:table-cell office:value-type="float" office:value="1.11287" calcext:value-type="float">
            <text:p>1.11287</text:p>
          </table:table-cell>
          <table:table-cell office:value-type="float" office:value="1.174668" calcext:value-type="float">
            <text:p>1.174668</text:p>
          </table:table-cell>
          <table:table-cell office:value-type="float" office:value="0.024084" calcext:value-type="float">
            <text:p>0.024084</text:p>
          </table:table-cell>
          <table:table-cell table:formula="of:=[.B508]-[.C508]" office:value-type="float" office:value="1.150584" calcext:value-type="float">
            <text:p>1.150584</text:p>
          </table:table-cell>
        </table:table-row>
        <table:table-row table:style-name="ro1">
          <table:table-cell office:value-type="float" office:value="1.158088" calcext:value-type="float">
            <text:p>1.158088</text:p>
          </table:table-cell>
          <table:table-cell office:value-type="float" office:value="1.219885" calcext:value-type="float">
            <text:p>1.219885</text:p>
          </table:table-cell>
          <table:table-cell office:value-type="float" office:value="0.024066" calcext:value-type="float">
            <text:p>0.024066</text:p>
          </table:table-cell>
          <table:table-cell table:formula="of:=[.B509]-[.C509]" office:value-type="float" office:value="1.195819" calcext:value-type="float">
            <text:p>1.195819</text:p>
          </table:table-cell>
        </table:table-row>
        <table:table-row table:style-name="ro1">
          <table:table-cell office:value-type="float" office:value="1.203469" calcext:value-type="float">
            <text:p>1.203469</text:p>
          </table:table-cell>
          <table:table-cell office:value-type="float" office:value="1.265267" calcext:value-type="float">
            <text:p>1.265267</text:p>
          </table:table-cell>
          <table:table-cell office:value-type="float" office:value="0.024052" calcext:value-type="float">
            <text:p>0.024052</text:p>
          </table:table-cell>
          <table:table-cell table:formula="of:=[.B510]-[.C510]" office:value-type="float" office:value="1.241215" calcext:value-type="float">
            <text:p>1.241215</text:p>
          </table:table-cell>
        </table:table-row>
        <table:table-row table:style-name="ro1">
          <table:table-cell office:value-type="float" office:value="1.252418" calcext:value-type="float">
            <text:p>1.252418</text:p>
          </table:table-cell>
          <table:table-cell office:value-type="float" office:value="1.314216" calcext:value-type="float">
            <text:p>1.314216</text:p>
          </table:table-cell>
          <table:table-cell office:value-type="float" office:value="0.02408" calcext:value-type="float">
            <text:p>0.02408</text:p>
          </table:table-cell>
          <table:table-cell table:formula="of:=[.B511]-[.C511]" office:value-type="float" office:value="1.290136" calcext:value-type="float">
            <text:p>1.290136</text:p>
          </table:table-cell>
        </table:table-row>
        <table:table-row table:style-name="ro1">
          <table:table-cell office:value-type="float" office:value="1.302875" calcext:value-type="float">
            <text:p>1.302875</text:p>
          </table:table-cell>
          <table:table-cell office:value-type="float" office:value="1.364673" calcext:value-type="float">
            <text:p>1.364673</text:p>
          </table:table-cell>
          <table:table-cell office:value-type="float" office:value="0.024104" calcext:value-type="float">
            <text:p>0.024104</text:p>
          </table:table-cell>
          <table:table-cell table:formula="of:=[.B512]-[.C512]" office:value-type="float" office:value="1.340569" calcext:value-type="float">
            <text:p>1.340569</text:p>
          </table:table-cell>
        </table:table-row>
        <table:table-row table:style-name="ro1">
          <table:table-cell office:value-type="float" office:value="1.354171" calcext:value-type="float">
            <text:p>1.354171</text:p>
          </table:table-cell>
          <table:table-cell office:value-type="float" office:value="1.415969" calcext:value-type="float">
            <text:p>1.415969</text:p>
          </table:table-cell>
          <table:table-cell office:value-type="float" office:value="0.024106" calcext:value-type="float">
            <text:p>0.024106</text:p>
          </table:table-cell>
          <table:table-cell table:formula="of:=[.B513]-[.C513]" office:value-type="float" office:value="1.391863" calcext:value-type="float">
            <text:p>1.391863</text:p>
          </table:table-cell>
        </table:table-row>
        <table:table-row table:style-name="ro1">
          <table:table-cell office:value-type="float" office:value="1.40505" calcext:value-type="float">
            <text:p>1.40505</text:p>
          </table:table-cell>
          <table:table-cell office:value-type="float" office:value="1.466848" calcext:value-type="float">
            <text:p>1.466848</text:p>
          </table:table-cell>
          <table:table-cell office:value-type="float" office:value="0.024122" calcext:value-type="float">
            <text:p>0.024122</text:p>
          </table:table-cell>
          <table:table-cell table:formula="of:=[.B514]-[.C514]" office:value-type="float" office:value="1.442726" calcext:value-type="float">
            <text:p>1.442726</text:p>
          </table:table-cell>
        </table:table-row>
        <table:table-row table:style-name="ro1">
          <table:table-cell office:value-type="float" office:value="1.456782" calcext:value-type="float">
            <text:p>1.456782</text:p>
          </table:table-cell>
          <table:table-cell office:value-type="float" office:value="1.51858" calcext:value-type="float">
            <text:p>1.51858</text:p>
          </table:table-cell>
          <table:table-cell office:value-type="float" office:value="0.024162" calcext:value-type="float">
            <text:p>0.024162</text:p>
          </table:table-cell>
          <table:table-cell table:formula="of:=[.B515]-[.C515]" office:value-type="float" office:value="1.494418" calcext:value-type="float">
            <text:p>1.494418</text:p>
          </table:table-cell>
        </table:table-row>
        <table:table-row table:style-name="ro1">
          <table:table-cell office:value-type="float" office:value="1.508275" calcext:value-type="float">
            <text:p>1.508275</text:p>
          </table:table-cell>
          <table:table-cell office:value-type="float" office:value="1.570072" calcext:value-type="float">
            <text:p>1.570072</text:p>
          </table:table-cell>
          <table:table-cell office:value-type="float" office:value="0.024151" calcext:value-type="float">
            <text:p>0.024151</text:p>
          </table:table-cell>
          <table:table-cell table:formula="of:=[.B516]-[.C516]" office:value-type="float" office:value="1.545921" calcext:value-type="float">
            <text:p>1.545921</text:p>
          </table:table-cell>
        </table:table-row>
        <table:table-row table:style-name="ro1">
          <table:table-cell office:value-type="float" office:value="1.560414" calcext:value-type="float">
            <text:p>1.560414</text:p>
          </table:table-cell>
          <table:table-cell office:value-type="float" office:value="1.622211" calcext:value-type="float">
            <text:p>1.622211</text:p>
          </table:table-cell>
          <table:table-cell office:value-type="float" office:value="0.024149" calcext:value-type="float">
            <text:p>0.024149</text:p>
          </table:table-cell>
          <table:table-cell table:formula="of:=[.B517]-[.C517]" office:value-type="float" office:value="1.598062" calcext:value-type="float">
            <text:p>1.598062</text:p>
          </table:table-cell>
        </table:table-row>
        <table:table-row table:style-name="ro1">
          <table:table-cell office:value-type="float" office:value="1.611489" calcext:value-type="float">
            <text:p>1.611489</text:p>
          </table:table-cell>
          <table:table-cell office:value-type="float" office:value="1.673287" calcext:value-type="float">
            <text:p>1.673287</text:p>
          </table:table-cell>
          <table:table-cell office:value-type="float" office:value="0.024157" calcext:value-type="float">
            <text:p>0.024157</text:p>
          </table:table-cell>
          <table:table-cell table:formula="of:=[.B518]-[.C518]" office:value-type="float" office:value="1.64913" calcext:value-type="float">
            <text:p>1.64913</text:p>
          </table:table-cell>
        </table:table-row>
        <table:table-row table:style-name="ro1">
          <table:table-cell office:value-type="float" office:value="1.662439" calcext:value-type="float">
            <text:p>1.662439</text:p>
          </table:table-cell>
          <table:table-cell office:value-type="float" office:value="1.724236" calcext:value-type="float">
            <text:p>1.724236</text:p>
          </table:table-cell>
          <table:table-cell office:value-type="float" office:value="0.024187" calcext:value-type="float">
            <text:p>0.024187</text:p>
          </table:table-cell>
          <table:table-cell table:formula="of:=[.B519]-[.C519]" office:value-type="float" office:value="1.700049" calcext:value-type="float">
            <text:p>1.700049</text:p>
          </table:table-cell>
        </table:table-row>
        <table:table-row table:style-name="ro1">
          <table:table-cell office:value-type="float" office:value="1.713111" calcext:value-type="float">
            <text:p>1.713111</text:p>
          </table:table-cell>
          <table:table-cell office:value-type="float" office:value="1.774909" calcext:value-type="float">
            <text:p>1.774909</text:p>
          </table:table-cell>
          <table:table-cell office:value-type="float" office:value="0.024187" calcext:value-type="float">
            <text:p>0.024187</text:p>
          </table:table-cell>
          <table:table-cell table:formula="of:=[.B520]-[.C520]" office:value-type="float" office:value="1.750722" calcext:value-type="float">
            <text:p>1.750722</text:p>
          </table:table-cell>
        </table:table-row>
        <table:table-row table:style-name="ro1">
          <table:table-cell office:value-type="float" office:value="1.763175" calcext:value-type="float">
            <text:p>1.763175</text:p>
          </table:table-cell>
          <table:table-cell office:value-type="float" office:value="1.824972" calcext:value-type="float">
            <text:p>1.824972</text:p>
          </table:table-cell>
          <table:table-cell office:value-type="float" office:value="0.024196" calcext:value-type="float">
            <text:p>0.024196</text:p>
          </table:table-cell>
          <table:table-cell table:formula="of:=[.B521]-[.C521]" office:value-type="float" office:value="1.800776" calcext:value-type="float">
            <text:p>1.800776</text:p>
          </table:table-cell>
        </table:table-row>
        <table:table-row table:style-name="ro1">
          <table:table-cell office:value-type="float" office:value="1.813062" calcext:value-type="float">
            <text:p>1.813062</text:p>
          </table:table-cell>
          <table:table-cell office:value-type="float" office:value="1.87486" calcext:value-type="float">
            <text:p>1.87486</text:p>
          </table:table-cell>
          <table:table-cell office:value-type="float" office:value="0.024213" calcext:value-type="float">
            <text:p>0.024213</text:p>
          </table:table-cell>
          <table:table-cell table:formula="of:=[.B522]-[.C522]" office:value-type="float" office:value="1.850647" calcext:value-type="float">
            <text:p>1.850647</text:p>
          </table:table-cell>
        </table:table-row>
        <table:table-row table:style-name="ro1">
          <table:table-cell office:value-type="float" office:value="1.862263" calcext:value-type="float">
            <text:p>1.862263</text:p>
          </table:table-cell>
          <table:table-cell office:value-type="float" office:value="1.924061" calcext:value-type="float">
            <text:p>1.924061</text:p>
          </table:table-cell>
          <table:table-cell office:value-type="float" office:value="0.02423" calcext:value-type="float">
            <text:p>0.02423</text:p>
          </table:table-cell>
          <table:table-cell table:formula="of:=[.B523]-[.C523]" office:value-type="float" office:value="1.899831" calcext:value-type="float">
            <text:p>1.899831</text:p>
          </table:table-cell>
        </table:table-row>
        <table:table-row table:style-name="ro1">
          <table:table-cell office:value-type="float" office:value="1.910637" calcext:value-type="float">
            <text:p>1.910637</text:p>
          </table:table-cell>
          <table:table-cell office:value-type="float" office:value="1.972435" calcext:value-type="float">
            <text:p>1.972435</text:p>
          </table:table-cell>
          <table:table-cell office:value-type="float" office:value="0.024227" calcext:value-type="float">
            <text:p>0.024227</text:p>
          </table:table-cell>
          <table:table-cell table:formula="of:=[.B524]-[.C524]" office:value-type="float" office:value="1.948208" calcext:value-type="float">
            <text:p>1.948208</text:p>
          </table:table-cell>
        </table:table-row>
        <table:table-row table:style-name="ro1">
          <table:table-cell office:value-type="float" office:value="1.95856" calcext:value-type="float">
            <text:p>1.95856</text:p>
          </table:table-cell>
          <table:table-cell office:value-type="float" office:value="2.020358" calcext:value-type="float">
            <text:p>2.020358</text:p>
          </table:table-cell>
          <table:table-cell office:value-type="float" office:value="0.024233" calcext:value-type="float">
            <text:p>0.024233</text:p>
          </table:table-cell>
          <table:table-cell table:formula="of:=[.B525]-[.C525]" office:value-type="float" office:value="1.996125" calcext:value-type="float">
            <text:p>1.996125</text:p>
          </table:table-cell>
        </table:table-row>
        <table:table-row table:style-name="ro1">
          <table:table-cell office:value-type="float" office:value="2.005735" calcext:value-type="float">
            <text:p>2.005735</text:p>
          </table:table-cell>
          <table:table-cell office:value-type="float" office:value="2.067533" calcext:value-type="float">
            <text:p>2.067533</text:p>
          </table:table-cell>
          <table:table-cell office:value-type="float" office:value="0.024226" calcext:value-type="float">
            <text:p>0.024226</text:p>
          </table:table-cell>
          <table:table-cell table:formula="of:=[.B526]-[.C526]" office:value-type="float" office:value="2.043307" calcext:value-type="float">
            <text:p>2.043307</text:p>
          </table:table-cell>
        </table:table-row>
        <table:table-row table:style-name="ro1">
          <table:table-cell office:value-type="float" office:value="2.052647" calcext:value-type="float">
            <text:p>2.052647</text:p>
          </table:table-cell>
          <table:table-cell office:value-type="float" office:value="2.114444" calcext:value-type="float">
            <text:p>2.114444</text:p>
          </table:table-cell>
          <table:table-cell office:value-type="float" office:value="0.024284" calcext:value-type="float">
            <text:p>0.024284</text:p>
          </table:table-cell>
          <table:table-cell table:formula="of:=[.B527]-[.C527]" office:value-type="float" office:value="2.09016" calcext:value-type="float">
            <text:p>2.09016</text:p>
          </table:table-cell>
        </table:table-row>
        <table:table-row table:style-name="ro1">
          <table:table-cell office:value-type="float" office:value="2.098973" calcext:value-type="float">
            <text:p>2.098973</text:p>
          </table:table-cell>
          <table:table-cell office:value-type="float" office:value="2.16077" calcext:value-type="float">
            <text:p>2.16077</text:p>
          </table:table-cell>
          <table:table-cell office:value-type="float" office:value="0.024296" calcext:value-type="float">
            <text:p>0.024296</text:p>
          </table:table-cell>
          <table:table-cell table:formula="of:=[.B528]-[.C528]" office:value-type="float" office:value="2.136474" calcext:value-type="float">
            <text:p>2.136474</text:p>
          </table:table-cell>
        </table:table-row>
        <table:table-row table:style-name="ro1">
          <table:table-cell office:value-type="float" office:value="2.144504" calcext:value-type="float">
            <text:p>2.144504</text:p>
          </table:table-cell>
          <table:table-cell office:value-type="float" office:value="2.206301" calcext:value-type="float">
            <text:p>2.206301</text:p>
          </table:table-cell>
          <table:table-cell office:value-type="float" office:value="0.024294" calcext:value-type="float">
            <text:p>0.024294</text:p>
          </table:table-cell>
          <table:table-cell table:formula="of:=[.B529]-[.C529]" office:value-type="float" office:value="2.182007" calcext:value-type="float">
            <text:p>2.182007</text:p>
          </table:table-cell>
        </table:table-row>
        <table:table-row table:style-name="ro1">
          <table:table-cell office:value-type="float" office:value="2.190597" calcext:value-type="float">
            <text:p>2.190597</text:p>
          </table:table-cell>
          <table:table-cell office:value-type="float" office:value="2.252394" calcext:value-type="float">
            <text:p>2.252394</text:p>
          </table:table-cell>
          <table:table-cell office:value-type="float" office:value="0.024281" calcext:value-type="float">
            <text:p>0.024281</text:p>
          </table:table-cell>
          <table:table-cell table:formula="of:=[.B530]-[.C530]" office:value-type="float" office:value="2.228113" calcext:value-type="float">
            <text:p>2.228113</text:p>
          </table:table-cell>
        </table:table-row>
        <table:table-row table:style-name="ro1">
          <table:table-cell office:value-type="float" office:value="2.235968" calcext:value-type="float">
            <text:p>2.235968</text:p>
          </table:table-cell>
          <table:table-cell office:value-type="float" office:value="2.297766" calcext:value-type="float">
            <text:p>2.297766</text:p>
          </table:table-cell>
          <table:table-cell office:value-type="float" office:value="0.024324" calcext:value-type="float">
            <text:p>0.024324</text:p>
          </table:table-cell>
          <table:table-cell table:formula="of:=[.B531]-[.C531]" office:value-type="float" office:value="2.273442" calcext:value-type="float">
            <text:p>2.273442</text:p>
          </table:table-cell>
        </table:table-row>
        <table:table-row table:style-name="ro1">
          <table:table-cell office:value-type="float" office:value="2.281845" calcext:value-type="float">
            <text:p>2.281845</text:p>
          </table:table-cell>
          <table:table-cell office:value-type="float" office:value="2.343643" calcext:value-type="float">
            <text:p>2.343643</text:p>
          </table:table-cell>
          <table:table-cell office:value-type="float" office:value="0.024328" calcext:value-type="float">
            <text:p>0.024328</text:p>
          </table:table-cell>
          <table:table-cell table:formula="of:=[.B532]-[.C532]" office:value-type="float" office:value="2.319315" calcext:value-type="float">
            <text:p>2.319315</text:p>
          </table:table-cell>
        </table:table-row>
        <table:table-row table:style-name="ro1">
          <table:table-cell office:value-type="float" office:value="2.327402" calcext:value-type="float">
            <text:p>2.327402</text:p>
          </table:table-cell>
          <table:table-cell office:value-type="float" office:value="2.389199" calcext:value-type="float">
            <text:p>2.389199</text:p>
          </table:table-cell>
          <table:table-cell office:value-type="float" office:value="0.024367" calcext:value-type="float">
            <text:p>0.024367</text:p>
          </table:table-cell>
          <table:table-cell table:formula="of:=[.B533]-[.C533]" office:value-type="float" office:value="2.364832" calcext:value-type="float">
            <text:p>2.364832</text:p>
          </table:table-cell>
        </table:table-row>
        <table:table-row table:style-name="ro1">
          <table:table-cell office:value-type="float" office:value="2.374949" calcext:value-type="float">
            <text:p>2.374949</text:p>
          </table:table-cell>
          <table:table-cell office:value-type="float" office:value="2.436746" calcext:value-type="float">
            <text:p>2.436746</text:p>
          </table:table-cell>
          <table:table-cell office:value-type="float" office:value="0.024384" calcext:value-type="float">
            <text:p>0.024384</text:p>
          </table:table-cell>
          <table:table-cell table:formula="of:=[.B534]-[.C534]" office:value-type="float" office:value="2.412362" calcext:value-type="float">
            <text:p>2.412362</text:p>
          </table:table-cell>
        </table:table-row>
        <table:table-row table:style-name="ro1">
          <table:table-cell office:value-type="float" office:value="2.423567" calcext:value-type="float">
            <text:p>2.423567</text:p>
          </table:table-cell>
          <table:table-cell office:value-type="float" office:value="2.485364" calcext:value-type="float">
            <text:p>2.485364</text:p>
          </table:table-cell>
          <table:table-cell office:value-type="float" office:value="0.024406" calcext:value-type="float">
            <text:p>0.024406</text:p>
          </table:table-cell>
          <table:table-cell table:formula="of:=[.B535]-[.C535]" office:value-type="float" office:value="2.460958" calcext:value-type="float">
            <text:p>2.460958</text:p>
          </table:table-cell>
        </table:table-row>
        <table:table-row table:style-name="ro1">
          <table:table-cell office:value-type="float" office:value="2.473571" calcext:value-type="float">
            <text:p>2.473571</text:p>
          </table:table-cell>
          <table:table-cell office:value-type="float" office:value="2.535368" calcext:value-type="float">
            <text:p>2.535368</text:p>
          </table:table-cell>
          <table:table-cell office:value-type="float" office:value="0.024421" calcext:value-type="float">
            <text:p>0.024421</text:p>
          </table:table-cell>
          <table:table-cell table:formula="of:=[.B536]-[.C536]" office:value-type="float" office:value="2.510947" calcext:value-type="float">
            <text:p>2.510947</text:p>
          </table:table-cell>
        </table:table-row>
        <table:table-row table:style-name="ro1">
          <table:table-cell office:value-type="float" office:value="2.523399" calcext:value-type="float">
            <text:p>2.523399</text:p>
          </table:table-cell>
          <table:table-cell office:value-type="float" office:value="2.585197" calcext:value-type="float">
            <text:p>2.585197</text:p>
          </table:table-cell>
          <table:table-cell office:value-type="float" office:value="0.024403" calcext:value-type="float">
            <text:p>0.024403</text:p>
          </table:table-cell>
          <table:table-cell table:formula="of:=[.B537]-[.C537]" office:value-type="float" office:value="2.560794" calcext:value-type="float">
            <text:p>2.560794</text:p>
          </table:table-cell>
        </table:table-row>
        <table:table-row table:style-name="ro1">
          <table:table-cell office:value-type="float" office:value="2.574688" calcext:value-type="float">
            <text:p>2.574688</text:p>
          </table:table-cell>
          <table:table-cell office:value-type="float" office:value="2.636485" calcext:value-type="float">
            <text:p>2.636485</text:p>
          </table:table-cell>
          <table:table-cell office:value-type="float" office:value="0.024405" calcext:value-type="float">
            <text:p>0.024405</text:p>
          </table:table-cell>
          <table:table-cell table:formula="of:=[.B538]-[.C538]" office:value-type="float" office:value="2.61208" calcext:value-type="float">
            <text:p>2.61208</text:p>
          </table:table-cell>
        </table:table-row>
        <table:table-row table:style-name="ro1">
          <table:table-cell office:value-type="float" office:value="2.626542" calcext:value-type="float">
            <text:p>2.626542</text:p>
          </table:table-cell>
          <table:table-cell office:value-type="float" office:value="2.68834" calcext:value-type="float">
            <text:p>2.68834</text:p>
          </table:table-cell>
          <table:table-cell office:value-type="float" office:value="0.024423" calcext:value-type="float">
            <text:p>0.024423</text:p>
          </table:table-cell>
          <table:table-cell table:formula="of:=[.B539]-[.C539]" office:value-type="float" office:value="2.663917" calcext:value-type="float">
            <text:p>2.663917</text:p>
          </table:table-cell>
        </table:table-row>
        <table:table-row table:style-name="ro1">
          <table:table-cell office:value-type="float" office:value="2.67785" calcext:value-type="float">
            <text:p>2.67785</text:p>
          </table:table-cell>
          <table:table-cell office:value-type="float" office:value="2.739647" calcext:value-type="float">
            <text:p>2.739647</text:p>
          </table:table-cell>
          <table:table-cell office:value-type="float" office:value="0.024412" calcext:value-type="float">
            <text:p>0.024412</text:p>
          </table:table-cell>
          <table:table-cell table:formula="of:=[.B540]-[.C540]" office:value-type="float" office:value="2.715235" calcext:value-type="float">
            <text:p>2.715235</text:p>
          </table:table-cell>
        </table:table-row>
        <table:table-row table:style-name="ro1">
          <table:table-cell office:value-type="float" office:value="2.729378" calcext:value-type="float">
            <text:p>2.729378</text:p>
          </table:table-cell>
          <table:table-cell office:value-type="float" office:value="2.791176" calcext:value-type="float">
            <text:p>2.791176</text:p>
          </table:table-cell>
          <table:table-cell office:value-type="float" office:value="0.024422" calcext:value-type="float">
            <text:p>0.024422</text:p>
          </table:table-cell>
          <table:table-cell table:formula="of:=[.B541]-[.C541]" office:value-type="float" office:value="2.766754" calcext:value-type="float">
            <text:p>2.766754</text:p>
          </table:table-cell>
        </table:table-row>
        <table:table-row table:style-name="ro1">
          <table:table-cell office:value-type="float" office:value="2.780274" calcext:value-type="float">
            <text:p>2.780274</text:p>
          </table:table-cell>
          <table:table-cell office:value-type="float" office:value="2.842072" calcext:value-type="float">
            <text:p>2.842072</text:p>
          </table:table-cell>
          <table:table-cell office:value-type="float" office:value="0.024395" calcext:value-type="float">
            <text:p>0.024395</text:p>
          </table:table-cell>
          <table:table-cell table:formula="of:=[.B542]-[.C542]" office:value-type="float" office:value="2.817677" calcext:value-type="float">
            <text:p>2.817677</text:p>
          </table:table-cell>
        </table:table-row>
        <table:table-row table:style-name="ro1">
          <table:table-cell office:value-type="float" office:value="2.831387" calcext:value-type="float">
            <text:p>2.831387</text:p>
          </table:table-cell>
          <table:table-cell office:value-type="float" office:value="2.893185" calcext:value-type="float">
            <text:p>2.893185</text:p>
          </table:table-cell>
          <table:table-cell office:value-type="float" office:value="0.024448" calcext:value-type="float">
            <text:p>0.024448</text:p>
          </table:table-cell>
          <table:table-cell table:formula="of:=[.B543]-[.C543]" office:value-type="float" office:value="2.868737" calcext:value-type="float">
            <text:p>2.868737</text:p>
          </table:table-cell>
        </table:table-row>
        <table:table-row table:style-name="ro1">
          <table:table-cell office:value-type="float" office:value="2.881731" calcext:value-type="float">
            <text:p>2.881731</text:p>
          </table:table-cell>
          <table:table-cell office:value-type="float" office:value="2.943529" calcext:value-type="float">
            <text:p>2.943529</text:p>
          </table:table-cell>
          <table:table-cell office:value-type="float" office:value="0.024499" calcext:value-type="float">
            <text:p>0.024499</text:p>
          </table:table-cell>
          <table:table-cell table:formula="of:=[.B544]-[.C544]" office:value-type="float" office:value="2.91903" calcext:value-type="float">
            <text:p>2.91903</text:p>
          </table:table-cell>
        </table:table-row>
        <table:table-row table:style-name="ro1">
          <table:table-cell office:value-type="float" office:value="2.931935" calcext:value-type="float">
            <text:p>2.931935</text:p>
          </table:table-cell>
          <table:table-cell office:value-type="float" office:value="2.993732" calcext:value-type="float">
            <text:p>2.993732</text:p>
          </table:table-cell>
          <table:table-cell office:value-type="float" office:value="0.024455" calcext:value-type="float">
            <text:p>0.024455</text:p>
          </table:table-cell>
          <table:table-cell table:formula="of:=[.B545]-[.C545]" office:value-type="float" office:value="2.969277" calcext:value-type="float">
            <text:p>2.969277</text:p>
          </table:table-cell>
        </table:table-row>
        <table:table-row table:style-name="ro1">
          <table:table-cell office:value-type="float" office:value="2.97968" calcext:value-type="float">
            <text:p>2.97968</text:p>
          </table:table-cell>
          <table:table-cell office:value-type="float" office:value="3.041478" calcext:value-type="float">
            <text:p>3.041478</text:p>
          </table:table-cell>
          <table:table-cell office:value-type="float" office:value="0.024468" calcext:value-type="float">
            <text:p>0.024468</text:p>
          </table:table-cell>
          <table:table-cell table:formula="of:=[.B546]-[.C546]" office:value-type="float" office:value="3.01701" calcext:value-type="float">
            <text:p>3.01701</text:p>
          </table:table-cell>
        </table:table-row>
        <table:table-row table:style-name="ro1">
          <table:table-cell office:value-type="float" office:value="3.026666" calcext:value-type="float">
            <text:p>3.026666</text:p>
          </table:table-cell>
          <table:table-cell office:value-type="float" office:value="3.088463" calcext:value-type="float">
            <text:p>3.088463</text:p>
          </table:table-cell>
          <table:table-cell office:value-type="float" office:value="0.024485" calcext:value-type="float">
            <text:p>0.024485</text:p>
          </table:table-cell>
          <table:table-cell table:formula="of:=[.B547]-[.C547]" office:value-type="float" office:value="3.063978" calcext:value-type="float">
            <text:p>3.063978</text:p>
          </table:table-cell>
        </table:table-row>
        <table:table-row table:style-name="ro1">
          <table:table-cell office:value-type="float" office:value="3.073281" calcext:value-type="float">
            <text:p>3.073281</text:p>
          </table:table-cell>
          <table:table-cell office:value-type="float" office:value="3.135079" calcext:value-type="float">
            <text:p>3.135079</text:p>
          </table:table-cell>
          <table:table-cell office:value-type="float" office:value="0.02452" calcext:value-type="float">
            <text:p>0.02452</text:p>
          </table:table-cell>
          <table:table-cell table:formula="of:=[.B548]-[.C548]" office:value-type="float" office:value="3.110559" calcext:value-type="float">
            <text:p>3.110559</text:p>
          </table:table-cell>
        </table:table-row>
        <table:table-row table:style-name="ro1">
          <table:table-cell office:value-type="float" office:value="3.121149" calcext:value-type="float">
            <text:p>3.121149</text:p>
          </table:table-cell>
          <table:table-cell office:value-type="float" office:value="-3.100238" calcext:value-type="float">
            <text:p>-3.100238</text:p>
          </table:table-cell>
          <table:table-cell office:value-type="float" office:value="0.024516" calcext:value-type="float">
            <text:p>0.024516</text:p>
          </table:table-cell>
          <table:table-cell table:formula="of:=[.B549]-[.C549]" office:value-type="float" office:value="-3.124754" calcext:value-type="float">
            <text:p>-3.124754</text:p>
          </table:table-cell>
        </table:table-row>
        <table:table-row table:style-name="ro1">
          <table:table-cell office:value-type="float" office:value="-3.11443" calcext:value-type="float">
            <text:p>-3.11443</text:p>
          </table:table-cell>
          <table:table-cell office:value-type="float" office:value="-3.052632" calcext:value-type="float">
            <text:p>-3.052632</text:p>
          </table:table-cell>
          <table:table-cell office:value-type="float" office:value="0.024517" calcext:value-type="float">
            <text:p>0.024517</text:p>
          </table:table-cell>
          <table:table-cell table:formula="of:=[.B550]-[.C550]" office:value-type="float" office:value="-3.077149" calcext:value-type="float">
            <text:p>-3.077149</text:p>
          </table:table-cell>
        </table:table-row>
        <table:table-row table:style-name="ro1">
          <table:table-cell office:value-type="float" office:value="-3.06618" calcext:value-type="float">
            <text:p>-3.06618</text:p>
          </table:table-cell>
          <table:table-cell office:value-type="float" office:value="-3.004383" calcext:value-type="float">
            <text:p>-3.004383</text:p>
          </table:table-cell>
          <table:table-cell office:value-type="float" office:value="0.024517" calcext:value-type="float">
            <text:p>0.024517</text:p>
          </table:table-cell>
          <table:table-cell table:formula="of:=[.B551]-[.C551]" office:value-type="float" office:value="-3.0289" calcext:value-type="float">
            <text:p>-3.0289</text:p>
          </table:table-cell>
        </table:table-row>
        <table:table-row table:style-name="ro1">
          <table:table-cell office:value-type="float" office:value="-3.017638" calcext:value-type="float">
            <text:p>-3.017638</text:p>
          </table:table-cell>
          <table:table-cell office:value-type="float" office:value="-2.955841" calcext:value-type="float">
            <text:p>-2.955841</text:p>
          </table:table-cell>
          <table:table-cell office:value-type="float" office:value="0.024552" calcext:value-type="float">
            <text:p>0.024552</text:p>
          </table:table-cell>
          <table:table-cell table:formula="of:=[.B552]-[.C552]" office:value-type="float" office:value="-2.980393" calcext:value-type="float">
            <text:p>-2.980393</text:p>
          </table:table-cell>
        </table:table-row>
        <table:table-row table:style-name="ro1">
          <table:table-cell office:value-type="float" office:value="-2.969678" calcext:value-type="float">
            <text:p>-2.969678</text:p>
          </table:table-cell>
          <table:table-cell office:value-type="float" office:value="-2.907881" calcext:value-type="float">
            <text:p>-2.907881</text:p>
          </table:table-cell>
          <table:table-cell office:value-type="float" office:value="0.024558" calcext:value-type="float">
            <text:p>0.024558</text:p>
          </table:table-cell>
          <table:table-cell table:formula="of:=[.B553]-[.C553]" office:value-type="float" office:value="-2.932439" calcext:value-type="float">
            <text:p>-2.932439</text:p>
          </table:table-cell>
        </table:table-row>
        <table:table-row table:style-name="ro1">
          <table:table-cell office:value-type="float" office:value="-2.921426" calcext:value-type="float">
            <text:p>-2.921426</text:p>
          </table:table-cell>
          <table:table-cell office:value-type="float" office:value="-2.859628" calcext:value-type="float">
            <text:p>-2.859628</text:p>
          </table:table-cell>
          <table:table-cell office:value-type="float" office:value="0.024583" calcext:value-type="float">
            <text:p>0.024583</text:p>
          </table:table-cell>
          <table:table-cell table:formula="of:=[.B554]-[.C554]" office:value-type="float" office:value="-2.884211" calcext:value-type="float">
            <text:p>-2.884211</text:p>
          </table:table-cell>
        </table:table-row>
        <table:table-row table:style-name="ro1">
          <table:table-cell office:value-type="float" office:value="-2.873891" calcext:value-type="float">
            <text:p>-2.873891</text:p>
          </table:table-cell>
          <table:table-cell office:value-type="float" office:value="-2.812094" calcext:value-type="float">
            <text:p>-2.812094</text:p>
          </table:table-cell>
          <table:table-cell office:value-type="float" office:value="0.024587" calcext:value-type="float">
            <text:p>0.024587</text:p>
          </table:table-cell>
          <table:table-cell table:formula="of:=[.B555]-[.C555]" office:value-type="float" office:value="-2.836681" calcext:value-type="float">
            <text:p>-2.836681</text:p>
          </table:table-cell>
        </table:table-row>
        <table:table-row table:style-name="ro1">
          <table:table-cell office:value-type="float" office:value="-2.825122" calcext:value-type="float">
            <text:p>-2.825122</text:p>
          </table:table-cell>
          <table:table-cell office:value-type="float" office:value="-2.763325" calcext:value-type="float">
            <text:p>-2.763325</text:p>
          </table:table-cell>
          <table:table-cell office:value-type="float" office:value="0.024578" calcext:value-type="float">
            <text:p>0.024578</text:p>
          </table:table-cell>
          <table:table-cell table:formula="of:=[.B556]-[.C556]" office:value-type="float" office:value="-2.787903" calcext:value-type="float">
            <text:p>-2.787903</text:p>
          </table:table-cell>
        </table:table-row>
        <table:table-row table:style-name="ro1">
          <table:table-cell office:value-type="float" office:value="-2.776568" calcext:value-type="float">
            <text:p>-2.776568</text:p>
          </table:table-cell>
          <table:table-cell office:value-type="float" office:value="-2.71477" calcext:value-type="float">
            <text:p>-2.71477</text:p>
          </table:table-cell>
          <table:table-cell office:value-type="float" office:value="0.024606" calcext:value-type="float">
            <text:p>0.024606</text:p>
          </table:table-cell>
          <table:table-cell table:formula="of:=[.B557]-[.C557]" office:value-type="float" office:value="-2.739376" calcext:value-type="float">
            <text:p>-2.739376</text:p>
          </table:table-cell>
        </table:table-row>
        <table:table-row table:style-name="ro1">
          <table:table-cell office:value-type="float" office:value="-2.728203" calcext:value-type="float">
            <text:p>-2.728203</text:p>
          </table:table-cell>
          <table:table-cell office:value-type="float" office:value="-2.666405" calcext:value-type="float">
            <text:p>-2.666405</text:p>
          </table:table-cell>
          <table:table-cell office:value-type="float" office:value="0.024604" calcext:value-type="float">
            <text:p>0.024604</text:p>
          </table:table-cell>
          <table:table-cell table:formula="of:=[.B558]-[.C558]" office:value-type="float" office:value="-2.691009" calcext:value-type="float">
            <text:p>-2.691009</text:p>
          </table:table-cell>
        </table:table-row>
        <table:table-row table:style-name="ro1">
          <table:table-cell office:value-type="float" office:value="-2.679016" calcext:value-type="float">
            <text:p>-2.679016</text:p>
          </table:table-cell>
          <table:table-cell office:value-type="float" office:value="-2.617218" calcext:value-type="float">
            <text:p>-2.617218</text:p>
          </table:table-cell>
          <table:table-cell office:value-type="float" office:value="0.024602" calcext:value-type="float">
            <text:p>0.024602</text:p>
          </table:table-cell>
          <table:table-cell table:formula="of:=[.B559]-[.C559]" office:value-type="float" office:value="-2.64182" calcext:value-type="float">
            <text:p>-2.64182</text:p>
          </table:table-cell>
        </table:table-row>
        <table:table-row table:style-name="ro1">
          <table:table-cell office:value-type="float" office:value="-2.62993" calcext:value-type="float">
            <text:p>-2.62993</text:p>
          </table:table-cell>
          <table:table-cell office:value-type="float" office:value="-2.568132" calcext:value-type="float">
            <text:p>-2.568132</text:p>
          </table:table-cell>
          <table:table-cell office:value-type="float" office:value="0.024602" calcext:value-type="float">
            <text:p>0.024602</text:p>
          </table:table-cell>
          <table:table-cell table:formula="of:=[.B560]-[.C560]" office:value-type="float" office:value="-2.592734" calcext:value-type="float">
            <text:p>-2.592734</text:p>
          </table:table-cell>
        </table:table-row>
        <table:table-row table:style-name="ro1">
          <table:table-cell office:value-type="float" office:value="-2.579661" calcext:value-type="float">
            <text:p>-2.579661</text:p>
          </table:table-cell>
          <table:table-cell office:value-type="float" office:value="-2.517864" calcext:value-type="float">
            <text:p>-2.517864</text:p>
          </table:table-cell>
          <table:table-cell office:value-type="float" office:value="0.024629" calcext:value-type="float">
            <text:p>0.024629</text:p>
          </table:table-cell>
          <table:table-cell table:formula="of:=[.B561]-[.C561]" office:value-type="float" office:value="-2.542493" calcext:value-type="float">
            <text:p>-2.542493</text:p>
          </table:table-cell>
        </table:table-row>
        <table:table-row table:style-name="ro1">
          <table:table-cell office:value-type="float" office:value="-2.52851" calcext:value-type="float">
            <text:p>-2.52851</text:p>
          </table:table-cell>
          <table:table-cell office:value-type="float" office:value="-2.466712" calcext:value-type="float">
            <text:p>-2.466712</text:p>
          </table:table-cell>
          <table:table-cell office:value-type="float" office:value="0.024612" calcext:value-type="float">
            <text:p>0.024612</text:p>
          </table:table-cell>
          <table:table-cell table:formula="of:=[.B562]-[.C562]" office:value-type="float" office:value="-2.491324" calcext:value-type="float">
            <text:p>-2.491324</text:p>
          </table:table-cell>
        </table:table-row>
        <table:table-row table:style-name="ro1">
          <table:table-cell office:value-type="float" office:value="-2.477706" calcext:value-type="float">
            <text:p>-2.477706</text:p>
          </table:table-cell>
          <table:table-cell office:value-type="float" office:value="-2.415908" calcext:value-type="float">
            <text:p>-2.415908</text:p>
          </table:table-cell>
          <table:table-cell office:value-type="float" office:value="0.024629" calcext:value-type="float">
            <text:p>0.024629</text:p>
          </table:table-cell>
          <table:table-cell table:formula="of:=[.B563]-[.C563]" office:value-type="float" office:value="-2.440537" calcext:value-type="float">
            <text:p>-2.440537</text:p>
          </table:table-cell>
        </table:table-row>
        <table:table-row table:style-name="ro1">
          <table:table-cell office:value-type="float" office:value="-2.426829" calcext:value-type="float">
            <text:p>-2.426829</text:p>
          </table:table-cell>
          <table:table-cell office:value-type="float" office:value="-2.365031" calcext:value-type="float">
            <text:p>-2.365031</text:p>
          </table:table-cell>
          <table:table-cell office:value-type="float" office:value="0.024614" calcext:value-type="float">
            <text:p>0.024614</text:p>
          </table:table-cell>
          <table:table-cell table:formula="of:=[.B564]-[.C564]" office:value-type="float" office:value="-2.389645" calcext:value-type="float">
            <text:p>-2.389645</text:p>
          </table:table-cell>
        </table:table-row>
        <table:table-row table:style-name="ro1">
          <table:table-cell office:value-type="float" office:value="-2.376646" calcext:value-type="float">
            <text:p>-2.376646</text:p>
          </table:table-cell>
          <table:table-cell office:value-type="float" office:value="-2.314848" calcext:value-type="float">
            <text:p>-2.314848</text:p>
          </table:table-cell>
          <table:table-cell office:value-type="float" office:value="0.024599" calcext:value-type="float">
            <text:p>0.024599</text:p>
          </table:table-cell>
          <table:table-cell table:formula="of:=[.B565]-[.C565]" office:value-type="float" office:value="-2.339447" calcext:value-type="float">
            <text:p>-2.339447</text:p>
          </table:table-cell>
        </table:table-row>
        <table:table-row table:style-name="ro1">
          <table:table-cell office:value-type="float" office:value="-2.326177" calcext:value-type="float">
            <text:p>-2.326177</text:p>
          </table:table-cell>
          <table:table-cell office:value-type="float" office:value="-2.26438" calcext:value-type="float">
            <text:p>-2.26438</text:p>
          </table:table-cell>
          <table:table-cell office:value-type="float" office:value="0.024628" calcext:value-type="float">
            <text:p>0.024628</text:p>
          </table:table-cell>
          <table:table-cell table:formula="of:=[.B566]-[.C566]" office:value-type="float" office:value="-2.289008" calcext:value-type="float">
            <text:p>-2.289008</text:p>
          </table:table-cell>
        </table:table-row>
        <table:table-row table:style-name="ro1">
          <table:table-cell office:value-type="float" office:value="-2.276157" calcext:value-type="float">
            <text:p>-2.276157</text:p>
          </table:table-cell>
          <table:table-cell office:value-type="float" office:value="-2.214359" calcext:value-type="float">
            <text:p>-2.214359</text:p>
          </table:table-cell>
          <table:table-cell office:value-type="float" office:value="0.02462" calcext:value-type="float">
            <text:p>0.02462</text:p>
          </table:table-cell>
          <table:table-cell table:formula="of:=[.B567]-[.C567]" office:value-type="float" office:value="-2.238979" calcext:value-type="float">
            <text:p>-2.238979</text:p>
          </table:table-cell>
        </table:table-row>
        <table:table-row table:style-name="ro1">
          <table:table-cell office:value-type="float" office:value="-2.226617" calcext:value-type="float">
            <text:p>-2.226617</text:p>
          </table:table-cell>
          <table:table-cell office:value-type="float" office:value="-2.164819" calcext:value-type="float">
            <text:p>-2.164819</text:p>
          </table:table-cell>
          <table:table-cell office:value-type="float" office:value="0.024629" calcext:value-type="float">
            <text:p>0.024629</text:p>
          </table:table-cell>
          <table:table-cell table:formula="of:=[.B568]-[.C568]" office:value-type="float" office:value="-2.189448" calcext:value-type="float">
            <text:p>-2.189448</text:p>
          </table:table-cell>
        </table:table-row>
        <table:table-row table:style-name="ro1">
          <table:table-cell office:value-type="float" office:value="-2.177296" calcext:value-type="float">
            <text:p>-2.177296</text:p>
          </table:table-cell>
          <table:table-cell office:value-type="float" office:value="-2.115498" calcext:value-type="float">
            <text:p>-2.115498</text:p>
          </table:table-cell>
          <table:table-cell office:value-type="float" office:value="0.024635" calcext:value-type="float">
            <text:p>0.024635</text:p>
          </table:table-cell>
          <table:table-cell table:formula="of:=[.B569]-[.C569]" office:value-type="float" office:value="-2.140133" calcext:value-type="float">
            <text:p>-2.140133</text:p>
          </table:table-cell>
        </table:table-row>
        <table:table-row table:style-name="ro1">
          <table:table-cell office:value-type="float" office:value="-2.128622" calcext:value-type="float">
            <text:p>-2.128622</text:p>
          </table:table-cell>
          <table:table-cell office:value-type="float" office:value="-2.066825" calcext:value-type="float">
            <text:p>-2.066825</text:p>
          </table:table-cell>
          <table:table-cell office:value-type="float" office:value="0.024649" calcext:value-type="float">
            <text:p>0.024649</text:p>
          </table:table-cell>
          <table:table-cell table:formula="of:=[.B570]-[.C570]" office:value-type="float" office:value="-2.091474" calcext:value-type="float">
            <text:p>-2.091474</text:p>
          </table:table-cell>
        </table:table-row>
        <table:table-row table:style-name="ro1">
          <table:table-cell office:value-type="float" office:value="-2.080324" calcext:value-type="float">
            <text:p>-2.080324</text:p>
          </table:table-cell>
          <table:table-cell office:value-type="float" office:value="-2.018527" calcext:value-type="float">
            <text:p>-2.018527</text:p>
          </table:table-cell>
          <table:table-cell office:value-type="float" office:value="0.024655" calcext:value-type="float">
            <text:p>0.024655</text:p>
          </table:table-cell>
          <table:table-cell table:formula="of:=[.B571]-[.C571]" office:value-type="float" office:value="-2.043182" calcext:value-type="float">
            <text:p>-2.043182</text:p>
          </table:table-cell>
        </table:table-row>
        <table:table-row table:style-name="ro1">
          <table:table-cell office:value-type="float" office:value="-2.032413" calcext:value-type="float">
            <text:p>-2.032413</text:p>
          </table:table-cell>
          <table:table-cell office:value-type="float" office:value="-1.970616" calcext:value-type="float">
            <text:p>-1.970616</text:p>
          </table:table-cell>
          <table:table-cell office:value-type="float" office:value="0.024686" calcext:value-type="float">
            <text:p>0.024686</text:p>
          </table:table-cell>
          <table:table-cell table:formula="of:=[.B572]-[.C572]" office:value-type="float" office:value="-1.995302" calcext:value-type="float">
            <text:p>-1.995302</text:p>
          </table:table-cell>
        </table:table-row>
        <table:table-row table:style-name="ro1">
          <table:table-cell office:value-type="float" office:value="-1.985189" calcext:value-type="float">
            <text:p>-1.985189</text:p>
          </table:table-cell>
          <table:table-cell office:value-type="float" office:value="-1.923391" calcext:value-type="float">
            <text:p>-1.923391</text:p>
          </table:table-cell>
          <table:table-cell office:value-type="float" office:value="0.024616" calcext:value-type="float">
            <text:p>0.024616</text:p>
          </table:table-cell>
          <table:table-cell table:formula="of:=[.B573]-[.C573]" office:value-type="float" office:value="-1.948007" calcext:value-type="float">
            <text:p>-1.948007</text:p>
          </table:table-cell>
        </table:table-row>
        <table:table-row table:style-name="ro1">
          <table:table-cell office:value-type="float" office:value="-1.938022" calcext:value-type="float">
            <text:p>-1.938022</text:p>
          </table:table-cell>
          <table:table-cell office:value-type="float" office:value="-1.876224" calcext:value-type="float">
            <text:p>-1.876224</text:p>
          </table:table-cell>
          <table:table-cell office:value-type="float" office:value="0.02464" calcext:value-type="float">
            <text:p>0.02464</text:p>
          </table:table-cell>
          <table:table-cell table:formula="of:=[.B574]-[.C574]" office:value-type="float" office:value="-1.900864" calcext:value-type="float">
            <text:p>-1.900864</text:p>
          </table:table-cell>
        </table:table-row>
        <table:table-row table:style-name="ro1">
          <table:table-cell office:value-type="float" office:value="-1.889688" calcext:value-type="float">
            <text:p>-1.889688</text:p>
          </table:table-cell>
          <table:table-cell office:value-type="float" office:value="-1.82789" calcext:value-type="float">
            <text:p>-1.82789</text:p>
          </table:table-cell>
          <table:table-cell office:value-type="float" office:value="0.024659" calcext:value-type="float">
            <text:p>0.024659</text:p>
          </table:table-cell>
          <table:table-cell table:formula="of:=[.B575]-[.C575]" office:value-type="float" office:value="-1.852549" calcext:value-type="float">
            <text:p>-1.852549</text:p>
          </table:table-cell>
        </table:table-row>
        <table:table-row table:style-name="ro1">
          <table:table-cell office:value-type="float" office:value="-1.841015" calcext:value-type="float">
            <text:p>-1.841015</text:p>
          </table:table-cell>
          <table:table-cell office:value-type="float" office:value="-1.779217" calcext:value-type="float">
            <text:p>-1.779217</text:p>
          </table:table-cell>
          <table:table-cell office:value-type="float" office:value="0.024677" calcext:value-type="float">
            <text:p>0.024677</text:p>
          </table:table-cell>
          <table:table-cell table:formula="of:=[.B576]-[.C576]" office:value-type="float" office:value="-1.803894" calcext:value-type="float">
            <text:p>-1.803894</text:p>
          </table:table-cell>
        </table:table-row>
        <table:table-row table:style-name="ro1">
          <table:table-cell office:value-type="float" office:value="-1.793431" calcext:value-type="float">
            <text:p>-1.793431</text:p>
          </table:table-cell>
          <table:table-cell office:value-type="float" office:value="-1.731634" calcext:value-type="float">
            <text:p>-1.731634</text:p>
          </table:table-cell>
          <table:table-cell office:value-type="float" office:value="0.024654" calcext:value-type="float">
            <text:p>0.024654</text:p>
          </table:table-cell>
          <table:table-cell table:formula="of:=[.B577]-[.C577]" office:value-type="float" office:value="-1.756288" calcext:value-type="float">
            <text:p>-1.756288</text:p>
          </table:table-cell>
        </table:table-row>
        <table:table-row table:style-name="ro1">
          <table:table-cell office:value-type="float" office:value="-1.745206" calcext:value-type="float">
            <text:p>-1.745206</text:p>
          </table:table-cell>
          <table:table-cell office:value-type="float" office:value="-1.683408" calcext:value-type="float">
            <text:p>-1.683408</text:p>
          </table:table-cell>
          <table:table-cell office:value-type="float" office:value="0.024679" calcext:value-type="float">
            <text:p>0.024679</text:p>
          </table:table-cell>
          <table:table-cell table:formula="of:=[.B578]-[.C578]" office:value-type="float" office:value="-1.708087" calcext:value-type="float">
            <text:p>-1.708087</text:p>
          </table:table-cell>
        </table:table-row>
        <table:table-row table:style-name="ro1">
          <table:table-cell office:value-type="float" office:value="-1.69714" calcext:value-type="float">
            <text:p>-1.69714</text:p>
          </table:table-cell>
          <table:table-cell office:value-type="float" office:value="-1.635342" calcext:value-type="float">
            <text:p>-1.635342</text:p>
          </table:table-cell>
          <table:table-cell office:value-type="float" office:value="0.02466" calcext:value-type="float">
            <text:p>0.02466</text:p>
          </table:table-cell>
          <table:table-cell table:formula="of:=[.B579]-[.C579]" office:value-type="float" office:value="-1.660002" calcext:value-type="float">
            <text:p>-1.660002</text:p>
          </table:table-cell>
        </table:table-row>
        <table:table-row table:style-name="ro1">
          <table:table-cell office:value-type="float" office:value="-1.647999" calcext:value-type="float">
            <text:p>-1.647999</text:p>
          </table:table-cell>
          <table:table-cell office:value-type="float" office:value="-1.586201" calcext:value-type="float">
            <text:p>-1.586201</text:p>
          </table:table-cell>
          <table:table-cell office:value-type="float" office:value="0.024681" calcext:value-type="float">
            <text:p>0.024681</text:p>
          </table:table-cell>
          <table:table-cell table:formula="of:=[.B580]-[.C580]" office:value-type="float" office:value="-1.610882" calcext:value-type="float">
            <text:p>-1.610882</text:p>
          </table:table-cell>
        </table:table-row>
        <table:table-row table:style-name="ro1">
          <table:table-cell office:value-type="float" office:value="-1.598886" calcext:value-type="float">
            <text:p>-1.598886</text:p>
          </table:table-cell>
          <table:table-cell office:value-type="float" office:value="-1.537088" calcext:value-type="float">
            <text:p>-1.537088</text:p>
          </table:table-cell>
          <table:table-cell office:value-type="float" office:value="0.024704" calcext:value-type="float">
            <text:p>0.024704</text:p>
          </table:table-cell>
          <table:table-cell table:formula="of:=[.B581]-[.C581]" office:value-type="float" office:value="-1.561792" calcext:value-type="float">
            <text:p>-1.561792</text:p>
          </table:table-cell>
        </table:table-row>
        <table:table-row table:style-name="ro1">
          <table:table-cell office:value-type="float" office:value="-1.549257" calcext:value-type="float">
            <text:p>-1.549257</text:p>
          </table:table-cell>
          <table:table-cell office:value-type="float" office:value="-1.487459" calcext:value-type="float">
            <text:p>-1.487459</text:p>
          </table:table-cell>
          <table:table-cell office:value-type="float" office:value="0.024696" calcext:value-type="float">
            <text:p>0.024696</text:p>
          </table:table-cell>
          <table:table-cell table:formula="of:=[.B582]-[.C582]" office:value-type="float" office:value="-1.512155" calcext:value-type="float">
            <text:p>-1.512155</text:p>
          </table:table-cell>
        </table:table-row>
        <table:table-row table:style-name="ro1">
          <table:table-cell office:value-type="float" office:value="-1.50007" calcext:value-type="float">
            <text:p>-1.50007</text:p>
          </table:table-cell>
          <table:table-cell office:value-type="float" office:value="-1.438272" calcext:value-type="float">
            <text:p>-1.438272</text:p>
          </table:table-cell>
          <table:table-cell office:value-type="float" office:value="0.02471" calcext:value-type="float">
            <text:p>0.02471</text:p>
          </table:table-cell>
          <table:table-cell table:formula="of:=[.B583]-[.C583]" office:value-type="float" office:value="-1.462982" calcext:value-type="float">
            <text:p>-1.462982</text:p>
          </table:table-cell>
        </table:table-row>
        <table:table-row table:style-name="ro1">
          <table:table-cell office:value-type="float" office:value="-1.451113" calcext:value-type="float">
            <text:p>-1.451113</text:p>
          </table:table-cell>
          <table:table-cell office:value-type="float" office:value="-1.389315" calcext:value-type="float">
            <text:p>-1.389315</text:p>
          </table:table-cell>
          <table:table-cell office:value-type="float" office:value="0.024729" calcext:value-type="float">
            <text:p>0.024729</text:p>
          </table:table-cell>
          <table:table-cell table:formula="of:=[.B584]-[.C584]" office:value-type="float" office:value="-1.414044" calcext:value-type="float">
            <text:p>-1.414044</text:p>
          </table:table-cell>
        </table:table-row>
        <table:table-row table:style-name="ro1">
          <table:table-cell office:value-type="float" office:value="-1.401534" calcext:value-type="float">
            <text:p>-1.401534</text:p>
          </table:table-cell>
          <table:table-cell office:value-type="float" office:value="-1.339737" calcext:value-type="float">
            <text:p>-1.339737</text:p>
          </table:table-cell>
          <table:table-cell office:value-type="float" office:value="0.024736" calcext:value-type="float">
            <text:p>0.024736</text:p>
          </table:table-cell>
          <table:table-cell table:formula="of:=[.B585]-[.C585]" office:value-type="float" office:value="-1.364473" calcext:value-type="float">
            <text:p>-1.364473</text:p>
          </table:table-cell>
        </table:table-row>
        <table:table-row table:style-name="ro1">
          <table:table-cell office:value-type="float" office:value="-1.352964" calcext:value-type="float">
            <text:p>-1.352964</text:p>
          </table:table-cell>
          <table:table-cell office:value-type="float" office:value="-1.291167" calcext:value-type="float">
            <text:p>-1.291167</text:p>
          </table:table-cell>
          <table:table-cell office:value-type="float" office:value="0.024764" calcext:value-type="float">
            <text:p>0.024764</text:p>
          </table:table-cell>
          <table:table-cell table:formula="of:=[.B586]-[.C586]" office:value-type="float" office:value="-1.315931" calcext:value-type="float">
            <text:p>-1.315931</text:p>
          </table:table-cell>
        </table:table-row>
        <table:table-row table:style-name="ro1">
          <table:table-cell office:value-type="float" office:value="-1.303732" calcext:value-type="float">
            <text:p>-1.303732</text:p>
          </table:table-cell>
          <table:table-cell office:value-type="float" office:value="-1.241935" calcext:value-type="float">
            <text:p>-1.241935</text:p>
          </table:table-cell>
          <table:table-cell office:value-type="float" office:value="0.024787" calcext:value-type="float">
            <text:p>0.024787</text:p>
          </table:table-cell>
          <table:table-cell table:formula="of:=[.B587]-[.C587]" office:value-type="float" office:value="-1.266722" calcext:value-type="float">
            <text:p>-1.266722</text:p>
          </table:table-cell>
        </table:table-row>
        <table:table-row table:style-name="ro1">
          <table:table-cell office:value-type="float" office:value="-1.25497" calcext:value-type="float">
            <text:p>-1.25497</text:p>
          </table:table-cell>
          <table:table-cell office:value-type="float" office:value="-1.193172" calcext:value-type="float">
            <text:p>-1.193172</text:p>
          </table:table-cell>
          <table:table-cell office:value-type="float" office:value="0.024787" calcext:value-type="float">
            <text:p>0.024787</text:p>
          </table:table-cell>
          <table:table-cell table:formula="of:=[.B588]-[.C588]" office:value-type="float" office:value="-1.217959" calcext:value-type="float">
            <text:p>-1.217959</text:p>
          </table:table-cell>
        </table:table-row>
        <table:table-row table:style-name="ro1">
          <table:table-cell office:value-type="float" office:value="-1.205225" calcext:value-type="float">
            <text:p>-1.205225</text:p>
          </table:table-cell>
          <table:table-cell office:value-type="float" office:value="-1.143428" calcext:value-type="float">
            <text:p>-1.143428</text:p>
          </table:table-cell>
          <table:table-cell office:value-type="float" office:value="0.024807" calcext:value-type="float">
            <text:p>0.024807</text:p>
          </table:table-cell>
          <table:table-cell table:formula="of:=[.B589]-[.C589]" office:value-type="float" office:value="-1.168235" calcext:value-type="float">
            <text:p>-1.168235</text:p>
          </table:table-cell>
        </table:table-row>
        <table:table-row table:style-name="ro1">
          <table:table-cell office:value-type="float" office:value="-1.155697" calcext:value-type="float">
            <text:p>-1.155697</text:p>
          </table:table-cell>
          <table:table-cell office:value-type="float" office:value="-1.093899" calcext:value-type="float">
            <text:p>-1.093899</text:p>
          </table:table-cell>
          <table:table-cell office:value-type="float" office:value="0.024778" calcext:value-type="float">
            <text:p>0.024778</text:p>
          </table:table-cell>
          <table:table-cell table:formula="of:=[.B590]-[.C590]" office:value-type="float" office:value="-1.118677" calcext:value-type="float">
            <text:p>-1.118677</text:p>
          </table:table-cell>
        </table:table-row>
        <table:table-row table:style-name="ro1">
          <table:table-cell office:value-type="float" office:value="-1.106392" calcext:value-type="float">
            <text:p>-1.106392</text:p>
          </table:table-cell>
          <table:table-cell office:value-type="float" office:value="-1.044594" calcext:value-type="float">
            <text:p>-1.044594</text:p>
          </table:table-cell>
          <table:table-cell office:value-type="float" office:value="0.024808" calcext:value-type="float">
            <text:p>0.024808</text:p>
          </table:table-cell>
          <table:table-cell table:formula="of:=[.B591]-[.C591]" office:value-type="float" office:value="-1.069402" calcext:value-type="float">
            <text:p>-1.069402</text:p>
          </table:table-cell>
        </table:table-row>
        <table:table-row table:style-name="ro1">
          <table:table-cell office:value-type="float" office:value="-1.056777" calcext:value-type="float">
            <text:p>-1.056777</text:p>
          </table:table-cell>
          <table:table-cell office:value-type="float" office:value="-0.99498" calcext:value-type="float">
            <text:p>-0.99498</text:p>
          </table:table-cell>
          <table:table-cell office:value-type="float" office:value="0.024816" calcext:value-type="float">
            <text:p>0.024816</text:p>
          </table:table-cell>
          <table:table-cell table:formula="of:=[.B592]-[.C592]" office:value-type="float" office:value="-1.019796" calcext:value-type="float">
            <text:p>-1.019796</text:p>
          </table:table-cell>
        </table:table-row>
        <table:table-row table:style-name="ro1">
          <table:table-cell office:value-type="float" office:value="-1.006965" calcext:value-type="float">
            <text:p>-1.006965</text:p>
          </table:table-cell>
          <table:table-cell office:value-type="float" office:value="-0.945167" calcext:value-type="float">
            <text:p>-0.945167</text:p>
          </table:table-cell>
          <table:table-cell office:value-type="float" office:value="0.024821" calcext:value-type="float">
            <text:p>0.024821</text:p>
          </table:table-cell>
          <table:table-cell table:formula="of:=[.B593]-[.C593]" office:value-type="float" office:value="-0.969988" calcext:value-type="float">
            <text:p>-0.969988</text:p>
          </table:table-cell>
        </table:table-row>
        <table:table-row table:style-name="ro1">
          <table:table-cell office:value-type="float" office:value="-0.956647" calcext:value-type="float">
            <text:p>-0.956647</text:p>
          </table:table-cell>
          <table:table-cell office:value-type="float" office:value="-0.894849" calcext:value-type="float">
            <text:p>-0.894849</text:p>
          </table:table-cell>
          <table:table-cell office:value-type="float" office:value="0.024841" calcext:value-type="float">
            <text:p>0.024841</text:p>
          </table:table-cell>
          <table:table-cell table:formula="of:=[.B594]-[.C594]" office:value-type="float" office:value="-0.91969" calcext:value-type="float">
            <text:p>-0.91969</text:p>
          </table:table-cell>
        </table:table-row>
        <table:table-row table:style-name="ro1">
          <table:table-cell office:value-type="float" office:value="-0.906831" calcext:value-type="float">
            <text:p>-0.906831</text:p>
          </table:table-cell>
          <table:table-cell office:value-type="float" office:value="-0.845033" calcext:value-type="float">
            <text:p>-0.845033</text:p>
          </table:table-cell>
          <table:table-cell office:value-type="float" office:value="0.024828" calcext:value-type="float">
            <text:p>0.024828</text:p>
          </table:table-cell>
          <table:table-cell table:formula="of:=[.B595]-[.C595]" office:value-type="float" office:value="-0.869861" calcext:value-type="float">
            <text:p>-0.869861</text:p>
          </table:table-cell>
        </table:table-row>
        <table:table-row table:style-name="ro1">
          <table:table-cell office:value-type="float" office:value="-0.858296" calcext:value-type="float">
            <text:p>-0.858296</text:p>
          </table:table-cell>
          <table:table-cell office:value-type="float" office:value="-0.796499" calcext:value-type="float">
            <text:p>-0.796499</text:p>
          </table:table-cell>
          <table:table-cell office:value-type="float" office:value="0.024869" calcext:value-type="float">
            <text:p>0.024869</text:p>
          </table:table-cell>
          <table:table-cell table:formula="of:=[.B596]-[.C596]" office:value-type="float" office:value="-0.821368" calcext:value-type="float">
            <text:p>-0.821368</text:p>
          </table:table-cell>
        </table:table-row>
        <table:table-row table:style-name="ro1">
          <table:table-cell office:value-type="float" office:value="-0.809793" calcext:value-type="float">
            <text:p>-0.809793</text:p>
          </table:table-cell>
          <table:table-cell office:value-type="float" office:value="-0.747996" calcext:value-type="float">
            <text:p>-0.747996</text:p>
          </table:table-cell>
          <table:table-cell office:value-type="float" office:value="0.024862" calcext:value-type="float">
            <text:p>0.024862</text:p>
          </table:table-cell>
          <table:table-cell table:formula="of:=[.B597]-[.C597]" office:value-type="float" office:value="-0.772858" calcext:value-type="float">
            <text:p>-0.772858</text:p>
          </table:table-cell>
        </table:table-row>
        <table:table-row table:style-name="ro1">
          <table:table-cell office:value-type="float" office:value="-0.761014" calcext:value-type="float">
            <text:p>-0.761014</text:p>
          </table:table-cell>
          <table:table-cell office:value-type="float" office:value="-0.699216" calcext:value-type="float">
            <text:p>-0.699216</text:p>
          </table:table-cell>
          <table:table-cell office:value-type="float" office:value="0.024871" calcext:value-type="float">
            <text:p>0.024871</text:p>
          </table:table-cell>
          <table:table-cell table:formula="of:=[.B598]-[.C598]" office:value-type="float" office:value="-0.724087" calcext:value-type="float">
            <text:p>-0.724087</text:p>
          </table:table-cell>
        </table:table-row>
        <table:table-row table:style-name="ro1">
          <table:table-cell office:value-type="float" office:value="-0.712315" calcext:value-type="float">
            <text:p>-0.712315</text:p>
          </table:table-cell>
          <table:table-cell office:value-type="float" office:value="-0.650518" calcext:value-type="float">
            <text:p>-0.650518</text:p>
          </table:table-cell>
          <table:table-cell office:value-type="float" office:value="0.024879" calcext:value-type="float">
            <text:p>0.024879</text:p>
          </table:table-cell>
          <table:table-cell table:formula="of:=[.B599]-[.C599]" office:value-type="float" office:value="-0.675397" calcext:value-type="float">
            <text:p>-0.675397</text:p>
          </table:table-cell>
        </table:table-row>
        <table:table-row table:style-name="ro1">
          <table:table-cell office:value-type="float" office:value="-0.664428" calcext:value-type="float">
            <text:p>-0.664428</text:p>
          </table:table-cell>
          <table:table-cell office:value-type="float" office:value="-0.602631" calcext:value-type="float">
            <text:p>-0.602631</text:p>
          </table:table-cell>
          <table:table-cell office:value-type="float" office:value="0.024895" calcext:value-type="float">
            <text:p>0.024895</text:p>
          </table:table-cell>
          <table:table-cell table:formula="of:=[.B600]-[.C600]" office:value-type="float" office:value="-0.627526" calcext:value-type="float">
            <text:p>-0.627526</text:p>
          </table:table-cell>
        </table:table-row>
        <table:table-row table:style-name="ro1">
          <table:table-cell office:value-type="float" office:value="-0.616324" calcext:value-type="float">
            <text:p>-0.616324</text:p>
          </table:table-cell>
          <table:table-cell office:value-type="float" office:value="-0.554526" calcext:value-type="float">
            <text:p>-0.554526</text:p>
          </table:table-cell>
          <table:table-cell office:value-type="float" office:value="0.024875" calcext:value-type="float">
            <text:p>0.024875</text:p>
          </table:table-cell>
          <table:table-cell table:formula="of:=[.B601]-[.C601]" office:value-type="float" office:value="-0.579401" calcext:value-type="float">
            <text:p>-0.579401</text:p>
          </table:table-cell>
        </table:table-row>
        <table:table-row table:style-name="ro1">
          <table:table-cell office:value-type="float" office:value="-0.567176" calcext:value-type="float">
            <text:p>-0.567176</text:p>
          </table:table-cell>
          <table:table-cell office:value-type="float" office:value="-0.505378" calcext:value-type="float">
            <text:p>-0.505378</text:p>
          </table:table-cell>
          <table:table-cell office:value-type="float" office:value="0.024864" calcext:value-type="float">
            <text:p>0.024864</text:p>
          </table:table-cell>
          <table:table-cell table:formula="of:=[.B602]-[.C602]" office:value-type="float" office:value="-0.530242" calcext:value-type="float">
            <text:p>-0.530242</text:p>
          </table:table-cell>
        </table:table-row>
        <table:table-row table:style-name="ro1">
          <table:table-cell office:value-type="float" office:value="-0.516945" calcext:value-type="float">
            <text:p>-0.516945</text:p>
          </table:table-cell>
          <table:table-cell office:value-type="float" office:value="-0.455148" calcext:value-type="float">
            <text:p>-0.455148</text:p>
          </table:table-cell>
          <table:table-cell office:value-type="float" office:value="0.024876" calcext:value-type="float">
            <text:p>0.024876</text:p>
          </table:table-cell>
          <table:table-cell table:formula="of:=[.B603]-[.C603]" office:value-type="float" office:value="-0.480024" calcext:value-type="float">
            <text:p>-0.480024</text:p>
          </table:table-cell>
        </table:table-row>
        <table:table-row table:style-name="ro1">
          <table:table-cell office:value-type="float" office:value="-0.467585" calcext:value-type="float">
            <text:p>-0.467585</text:p>
          </table:table-cell>
          <table:table-cell office:value-type="float" office:value="-0.405787" calcext:value-type="float">
            <text:p>-0.405787</text:p>
          </table:table-cell>
          <table:table-cell office:value-type="float" office:value="0.024896" calcext:value-type="float">
            <text:p>0.024896</text:p>
          </table:table-cell>
          <table:table-cell table:formula="of:=[.B604]-[.C604]" office:value-type="float" office:value="-0.430683" calcext:value-type="float">
            <text:p>-0.430683</text:p>
          </table:table-cell>
        </table:table-row>
        <table:table-row table:style-name="ro1">
          <table:table-cell office:value-type="float" office:value="-0.419079" calcext:value-type="float">
            <text:p>-0.419079</text:p>
          </table:table-cell>
          <table:table-cell office:value-type="float" office:value="-0.357282" calcext:value-type="float">
            <text:p>-0.357282</text:p>
          </table:table-cell>
          <table:table-cell office:value-type="float" office:value="0.024921" calcext:value-type="float">
            <text:p>0.024921</text:p>
          </table:table-cell>
          <table:table-cell table:formula="of:=[.B605]-[.C605]" office:value-type="float" office:value="-0.382203" calcext:value-type="float">
            <text:p>-0.382203</text:p>
          </table:table-cell>
        </table:table-row>
        <table:table-row table:style-name="ro1">
          <table:table-cell office:value-type="float" office:value="-0.370439" calcext:value-type="float">
            <text:p>-0.370439</text:p>
          </table:table-cell>
          <table:table-cell office:value-type="float" office:value="-0.308641" calcext:value-type="float">
            <text:p>-0.308641</text:p>
          </table:table-cell>
          <table:table-cell office:value-type="float" office:value="0.024919" calcext:value-type="float">
            <text:p>0.024919</text:p>
          </table:table-cell>
          <table:table-cell table:formula="of:=[.B606]-[.C606]" office:value-type="float" office:value="-0.33356" calcext:value-type="float">
            <text:p>-0.33356</text:p>
          </table:table-cell>
        </table:table-row>
        <table:table-row table:style-name="ro1">
          <table:table-cell office:value-type="float" office:value="-0.322928" calcext:value-type="float">
            <text:p>-0.322928</text:p>
          </table:table-cell>
          <table:table-cell office:value-type="float" office:value="-0.26113" calcext:value-type="float">
            <text:p>-0.26113</text:p>
          </table:table-cell>
          <table:table-cell office:value-type="float" office:value="0.024942" calcext:value-type="float">
            <text:p>0.024942</text:p>
          </table:table-cell>
          <table:table-cell table:formula="of:=[.B607]-[.C607]" office:value-type="float" office:value="-0.286072" calcext:value-type="float">
            <text:p>-0.286072</text:p>
          </table:table-cell>
        </table:table-row>
        <table:table-row table:style-name="ro1">
          <table:table-cell office:value-type="float" office:value="-0.272347" calcext:value-type="float">
            <text:p>-0.272347</text:p>
          </table:table-cell>
          <table:table-cell office:value-type="float" office:value="-0.210549" calcext:value-type="float">
            <text:p>-0.210549</text:p>
          </table:table-cell>
          <table:table-cell office:value-type="float" office:value="0.024954" calcext:value-type="float">
            <text:p>0.024954</text:p>
          </table:table-cell>
          <table:table-cell table:formula="of:=[.B608]-[.C608]" office:value-type="float" office:value="-0.235503" calcext:value-type="float">
            <text:p>-0.235503</text:p>
          </table:table-cell>
        </table:table-row>
        <table:table-row table:style-name="ro1">
          <table:table-cell office:value-type="float" office:value="-0.222618" calcext:value-type="float">
            <text:p>-0.222618</text:p>
          </table:table-cell>
          <table:table-cell office:value-type="float" office:value="-0.16082" calcext:value-type="float">
            <text:p>-0.16082</text:p>
          </table:table-cell>
          <table:table-cell office:value-type="float" office:value="0.024982" calcext:value-type="float">
            <text:p>0.024982</text:p>
          </table:table-cell>
          <table:table-cell table:formula="of:=[.B609]-[.C609]" office:value-type="float" office:value="-0.185802" calcext:value-type="float">
            <text:p>-0.185802</text:p>
          </table:table-cell>
        </table:table-row>
        <table:table-row table:style-name="ro1">
          <table:table-cell office:value-type="float" office:value="-0.172648" calcext:value-type="float">
            <text:p>-0.172648</text:p>
          </table:table-cell>
          <table:table-cell office:value-type="float" office:value="-0.110851" calcext:value-type="float">
            <text:p>-0.110851</text:p>
          </table:table-cell>
          <table:table-cell office:value-type="float" office:value="0.024999" calcext:value-type="float">
            <text:p>0.024999</text:p>
          </table:table-cell>
          <table:table-cell table:formula="of:=[.B610]-[.C610]" office:value-type="float" office:value="-0.13585" calcext:value-type="float">
            <text:p>-0.13585</text:p>
          </table:table-cell>
        </table:table-row>
        <table:table-row table:style-name="ro1">
          <table:table-cell office:value-type="float" office:value="-0.123542" calcext:value-type="float">
            <text:p>-0.123542</text:p>
          </table:table-cell>
          <table:table-cell office:value-type="float" office:value="-0.061744" calcext:value-type="float">
            <text:p>-0.061744</text:p>
          </table:table-cell>
          <table:table-cell office:value-type="float" office:value="0.025026" calcext:value-type="float">
            <text:p>0.025026</text:p>
          </table:table-cell>
          <table:table-cell table:formula="of:=[.B611]-[.C611]" office:value-type="float" office:value="-0.08677" calcext:value-type="float">
            <text:p>-0.08677</text:p>
          </table:table-cell>
        </table:table-row>
        <table:table-row table:style-name="ro1">
          <table:table-cell office:value-type="float" office:value="-0.074786" calcext:value-type="float">
            <text:p>-0.074786</text:p>
          </table:table-cell>
          <table:table-cell office:value-type="float" office:value="-0.012988" calcext:value-type="float">
            <text:p>-0.012988</text:p>
          </table:table-cell>
          <table:table-cell office:value-type="float" office:value="0.025037" calcext:value-type="float">
            <text:p>0.025037</text:p>
          </table:table-cell>
          <table:table-cell table:formula="of:=[.B612]-[.C612]" office:value-type="float" office:value="-0.038025" calcext:value-type="float">
            <text:p>-0.038025</text:p>
          </table:table-cell>
        </table:table-row>
        <table:table-row table:style-name="ro1">
          <table:table-cell office:value-type="float" office:value="-0.026493" calcext:value-type="float">
            <text:p>-0.026493</text:p>
          </table:table-cell>
          <table:table-cell office:value-type="float" office:value="0.035304" calcext:value-type="float">
            <text:p>0.035304</text:p>
          </table:table-cell>
          <table:table-cell office:value-type="float" office:value="0.025068" calcext:value-type="float">
            <text:p>0.025068</text:p>
          </table:table-cell>
          <table:table-cell table:formula="of:=[.B613]-[.C613]" office:value-type="float" office:value="0.010236" calcext:value-type="float">
            <text:p>0.010236</text:p>
          </table:table-cell>
        </table:table-row>
        <table:table-row table:style-name="ro1">
          <table:table-cell office:value-type="float" office:value="0.022921" calcext:value-type="float">
            <text:p>0.022921</text:p>
          </table:table-cell>
          <table:table-cell office:value-type="float" office:value="0.084718" calcext:value-type="float">
            <text:p>0.084718</text:p>
          </table:table-cell>
          <table:table-cell office:value-type="float" office:value="0.025058" calcext:value-type="float">
            <text:p>0.025058</text:p>
          </table:table-cell>
          <table:table-cell table:formula="of:=[.B614]-[.C614]" office:value-type="float" office:value="0.05966" calcext:value-type="float">
            <text:p>0.05966</text:p>
          </table:table-cell>
        </table:table-row>
        <table:table-row table:style-name="ro1">
          <table:table-cell office:value-type="float" office:value="0.073519" calcext:value-type="float">
            <text:p>0.073519</text:p>
          </table:table-cell>
          <table:table-cell office:value-type="float" office:value="0.135317" calcext:value-type="float">
            <text:p>0.135317</text:p>
          </table:table-cell>
          <table:table-cell office:value-type="float" office:value="0.025067" calcext:value-type="float">
            <text:p>0.025067</text:p>
          </table:table-cell>
          <table:table-cell table:formula="of:=[.B615]-[.C615]" office:value-type="float" office:value="0.11025" calcext:value-type="float">
            <text:p>0.11025</text:p>
          </table:table-cell>
        </table:table-row>
        <table:table-row table:style-name="ro1">
          <table:table-cell office:value-type="float" office:value="0.120952" calcext:value-type="float">
            <text:p>0.120952</text:p>
          </table:table-cell>
          <table:table-cell office:value-type="float" office:value="0.18275" calcext:value-type="float">
            <text:p>0.18275</text:p>
          </table:table-cell>
          <table:table-cell office:value-type="float" office:value="0.025078" calcext:value-type="float">
            <text:p>0.025078</text:p>
          </table:table-cell>
          <table:table-cell table:formula="of:=[.B616]-[.C616]" office:value-type="float" office:value="0.157672" calcext:value-type="float">
            <text:p>0.157672</text:p>
          </table:table-cell>
        </table:table-row>
        <table:table-row table:style-name="ro1">
          <table:table-cell office:value-type="float" office:value="0.168705" calcext:value-type="float">
            <text:p>0.168705</text:p>
          </table:table-cell>
          <table:table-cell office:value-type="float" office:value="0.230502" calcext:value-type="float">
            <text:p>0.230502</text:p>
          </table:table-cell>
          <table:table-cell office:value-type="float" office:value="0.025092" calcext:value-type="float">
            <text:p>0.025092</text:p>
          </table:table-cell>
          <table:table-cell table:formula="of:=[.B617]-[.C617]" office:value-type="float" office:value="0.20541" calcext:value-type="float">
            <text:p>0.20541</text:p>
          </table:table-cell>
        </table:table-row>
        <table:table-row table:style-name="ro1">
          <table:table-cell office:value-type="float" office:value="0.217036" calcext:value-type="float">
            <text:p>0.217036</text:p>
          </table:table-cell>
          <table:table-cell office:value-type="float" office:value="0.278833" calcext:value-type="float">
            <text:p>0.278833</text:p>
          </table:table-cell>
          <table:table-cell office:value-type="float" office:value="0.025093" calcext:value-type="float">
            <text:p>0.025093</text:p>
          </table:table-cell>
          <table:table-cell table:formula="of:=[.B618]-[.C618]" office:value-type="float" office:value="0.25374" calcext:value-type="float">
            <text:p>0.25374</text:p>
          </table:table-cell>
        </table:table-row>
        <table:table-row table:style-name="ro1">
          <table:table-cell office:value-type="float" office:value="0.26722" calcext:value-type="float">
            <text:p>0.26722</text:p>
          </table:table-cell>
          <table:table-cell office:value-type="float" office:value="0.329017" calcext:value-type="float">
            <text:p>0.329017</text:p>
          </table:table-cell>
          <table:table-cell office:value-type="float" office:value="0.025081" calcext:value-type="float">
            <text:p>0.025081</text:p>
          </table:table-cell>
          <table:table-cell table:formula="of:=[.B619]-[.C619]" office:value-type="float" office:value="0.303936" calcext:value-type="float">
            <text:p>0.303936</text:p>
          </table:table-cell>
        </table:table-row>
        <table:table-row table:style-name="ro1">
          <table:table-cell office:value-type="float" office:value="0.317748" calcext:value-type="float">
            <text:p>0.317748</text:p>
          </table:table-cell>
          <table:table-cell office:value-type="float" office:value="0.379545" calcext:value-type="float">
            <text:p>0.379545</text:p>
          </table:table-cell>
          <table:table-cell office:value-type="float" office:value="0.025106" calcext:value-type="float">
            <text:p>0.025106</text:p>
          </table:table-cell>
          <table:table-cell table:formula="of:=[.B620]-[.C620]" office:value-type="float" office:value="0.354439" calcext:value-type="float">
            <text:p>0.354439</text:p>
          </table:table-cell>
        </table:table-row>
        <table:table-row table:style-name="ro1">
          <table:table-cell office:value-type="float" office:value="0.368763" calcext:value-type="float">
            <text:p>0.368763</text:p>
          </table:table-cell>
          <table:table-cell office:value-type="float" office:value="0.430561" calcext:value-type="float">
            <text:p>0.430561</text:p>
          </table:table-cell>
          <table:table-cell office:value-type="float" office:value="0.025076" calcext:value-type="float">
            <text:p>0.025076</text:p>
          </table:table-cell>
          <table:table-cell table:formula="of:=[.B621]-[.C621]" office:value-type="float" office:value="0.405485" calcext:value-type="float">
            <text:p>0.405485</text:p>
          </table:table-cell>
        </table:table-row>
        <table:table-row table:style-name="ro1">
          <table:table-cell office:value-type="float" office:value="0.420328" calcext:value-type="float">
            <text:p>0.420328</text:p>
          </table:table-cell>
          <table:table-cell office:value-type="float" office:value="0.482126" calcext:value-type="float">
            <text:p>0.482126</text:p>
          </table:table-cell>
          <table:table-cell office:value-type="float" office:value="0.025105" calcext:value-type="float">
            <text:p>0.025105</text:p>
          </table:table-cell>
          <table:table-cell table:formula="of:=[.B622]-[.C622]" office:value-type="float" office:value="0.457021" calcext:value-type="float">
            <text:p>0.457021</text:p>
          </table:table-cell>
        </table:table-row>
        <table:table-row table:style-name="ro1">
          <table:table-cell office:value-type="float" office:value="0.470221" calcext:value-type="float">
            <text:p>0.470221</text:p>
          </table:table-cell>
          <table:table-cell office:value-type="float" office:value="0.532019" calcext:value-type="float">
            <text:p>0.532019</text:p>
          </table:table-cell>
          <table:table-cell office:value-type="float" office:value="0.025118" calcext:value-type="float">
            <text:p>0.025118</text:p>
          </table:table-cell>
          <table:table-cell table:formula="of:=[.B623]-[.C623]" office:value-type="float" office:value="0.506901" calcext:value-type="float">
            <text:p>0.506901</text:p>
          </table:table-cell>
        </table:table-row>
        <table:table-row table:style-name="ro1">
          <table:table-cell office:value-type="float" office:value="0.519884" calcext:value-type="float">
            <text:p>0.519884</text:p>
          </table:table-cell>
          <table:table-cell office:value-type="float" office:value="0.581682" calcext:value-type="float">
            <text:p>0.581682</text:p>
          </table:table-cell>
          <table:table-cell office:value-type="float" office:value="0.025135" calcext:value-type="float">
            <text:p>0.025135</text:p>
          </table:table-cell>
          <table:table-cell table:formula="of:=[.B624]-[.C624]" office:value-type="float" office:value="0.556547" calcext:value-type="float">
            <text:p>0.556547</text:p>
          </table:table-cell>
        </table:table-row>
        <table:table-row table:style-name="ro1">
          <table:table-cell office:value-type="float" office:value="0.568505" calcext:value-type="float">
            <text:p>0.568505</text:p>
          </table:table-cell>
          <table:table-cell office:value-type="float" office:value="0.630303" calcext:value-type="float">
            <text:p>0.630303</text:p>
          </table:table-cell>
          <table:table-cell office:value-type="float" office:value="0.025135" calcext:value-type="float">
            <text:p>0.025135</text:p>
          </table:table-cell>
          <table:table-cell table:formula="of:=[.B625]-[.C625]" office:value-type="float" office:value="0.605168" calcext:value-type="float">
            <text:p>0.605168</text:p>
          </table:table-cell>
        </table:table-row>
        <table:table-row table:style-name="ro1">
          <table:table-cell office:value-type="float" office:value="0.616232" calcext:value-type="float">
            <text:p>0.616232</text:p>
          </table:table-cell>
          <table:table-cell office:value-type="float" office:value="0.678029" calcext:value-type="float">
            <text:p>0.678029</text:p>
          </table:table-cell>
          <table:table-cell office:value-type="float" office:value="0.025158" calcext:value-type="float">
            <text:p>0.025158</text:p>
          </table:table-cell>
          <table:table-cell table:formula="of:=[.B626]-[.C626]" office:value-type="float" office:value="0.652871" calcext:value-type="float">
            <text:p>0.652871</text:p>
          </table:table-cell>
        </table:table-row>
        <table:table-row table:style-name="ro1">
          <table:table-cell office:value-type="float" office:value="0.663832" calcext:value-type="float">
            <text:p>0.663832</text:p>
          </table:table-cell>
          <table:table-cell office:value-type="float" office:value="0.72563" calcext:value-type="float">
            <text:p>0.72563</text:p>
          </table:table-cell>
          <table:table-cell office:value-type="float" office:value="0.025138" calcext:value-type="float">
            <text:p>0.025138</text:p>
          </table:table-cell>
          <table:table-cell table:formula="of:=[.B627]-[.C627]" office:value-type="float" office:value="0.700492" calcext:value-type="float">
            <text:p>0.700492</text:p>
          </table:table-cell>
        </table:table-row>
        <table:table-row table:style-name="ro1">
          <table:table-cell office:value-type="float" office:value="0.710304" calcext:value-type="float">
            <text:p>0.710304</text:p>
          </table:table-cell>
          <table:table-cell office:value-type="float" office:value="0.772102" calcext:value-type="float">
            <text:p>0.772102</text:p>
          </table:table-cell>
          <table:table-cell office:value-type="float" office:value="0.025185" calcext:value-type="float">
            <text:p>0.025185</text:p>
          </table:table-cell>
          <table:table-cell table:formula="of:=[.B628]-[.C628]" office:value-type="float" office:value="0.746917" calcext:value-type="float">
            <text:p>0.746917</text:p>
          </table:table-cell>
        </table:table-row>
        <table:table-row table:style-name="ro1">
          <table:table-cell office:value-type="float" office:value="0.756289" calcext:value-type="float">
            <text:p>0.756289</text:p>
          </table:table-cell>
          <table:table-cell office:value-type="float" office:value="0.818086" calcext:value-type="float">
            <text:p>0.818086</text:p>
          </table:table-cell>
          <table:table-cell office:value-type="float" office:value="0.025199" calcext:value-type="float">
            <text:p>0.025199</text:p>
          </table:table-cell>
          <table:table-cell table:formula="of:=[.B629]-[.C629]" office:value-type="float" office:value="0.792887" calcext:value-type="float">
            <text:p>0.792887</text:p>
          </table:table-cell>
        </table:table-row>
        <table:table-row table:style-name="ro1">
          <table:table-cell office:value-type="float" office:value="0.801638" calcext:value-type="float">
            <text:p>0.801638</text:p>
          </table:table-cell>
          <table:table-cell office:value-type="float" office:value="0.863435" calcext:value-type="float">
            <text:p>0.863435</text:p>
          </table:table-cell>
          <table:table-cell office:value-type="float" office:value="0.025178" calcext:value-type="float">
            <text:p>0.025178</text:p>
          </table:table-cell>
          <table:table-cell table:formula="of:=[.B630]-[.C630]" office:value-type="float" office:value="0.838257" calcext:value-type="float">
            <text:p>0.838257</text:p>
          </table:table-cell>
        </table:table-row>
        <table:table-row table:style-name="ro1">
          <table:table-cell office:value-type="float" office:value="0.847629" calcext:value-type="float">
            <text:p>0.847629</text:p>
          </table:table-cell>
          <table:table-cell office:value-type="float" office:value="0.909427" calcext:value-type="float">
            <text:p>0.909427</text:p>
          </table:table-cell>
          <table:table-cell office:value-type="float" office:value="0.025172" calcext:value-type="float">
            <text:p>0.025172</text:p>
          </table:table-cell>
          <table:table-cell table:formula="of:=[.B631]-[.C631]" office:value-type="float" office:value="0.884255" calcext:value-type="float">
            <text:p>0.884255</text:p>
          </table:table-cell>
        </table:table-row>
        <table:table-row table:style-name="ro1">
          <table:table-cell office:value-type="float" office:value="0.89442" calcext:value-type="float">
            <text:p>0.89442</text:p>
          </table:table-cell>
          <table:table-cell office:value-type="float" office:value="0.956218" calcext:value-type="float">
            <text:p>0.956218</text:p>
          </table:table-cell>
          <table:table-cell office:value-type="float" office:value="0.025167" calcext:value-type="float">
            <text:p>0.025167</text:p>
          </table:table-cell>
          <table:table-cell table:formula="of:=[.B632]-[.C632]" office:value-type="float" office:value="0.931051" calcext:value-type="float">
            <text:p>0.931051</text:p>
          </table:table-cell>
        </table:table-row>
        <table:table-row table:style-name="ro1">
          <table:table-cell office:value-type="float" office:value="0.94179" calcext:value-type="float">
            <text:p>0.94179</text:p>
          </table:table-cell>
          <table:table-cell office:value-type="float" office:value="1.003588" calcext:value-type="float">
            <text:p>1.003588</text:p>
          </table:table-cell>
          <table:table-cell office:value-type="float" office:value="0.025183" calcext:value-type="float">
            <text:p>0.025183</text:p>
          </table:table-cell>
          <table:table-cell table:formula="of:=[.B633]-[.C633]" office:value-type="float" office:value="0.978405" calcext:value-type="float">
            <text:p>0.978405</text:p>
          </table:table-cell>
        </table:table-row>
        <table:table-row table:style-name="ro1">
          <table:table-cell office:value-type="float" office:value="0.988733" calcext:value-type="float">
            <text:p>0.988733</text:p>
          </table:table-cell>
          <table:table-cell office:value-type="float" office:value="1.050531" calcext:value-type="float">
            <text:p>1.050531</text:p>
          </table:table-cell>
          <table:table-cell office:value-type="float" office:value="0.02518" calcext:value-type="float">
            <text:p>0.02518</text:p>
          </table:table-cell>
          <table:table-cell table:formula="of:=[.B634]-[.C634]" office:value-type="float" office:value="1.025351" calcext:value-type="float">
            <text:p>1.025351</text:p>
          </table:table-cell>
        </table:table-row>
        <table:table-row table:style-name="ro1">
          <table:table-cell office:value-type="float" office:value="1.035361" calcext:value-type="float">
            <text:p>1.035361</text:p>
          </table:table-cell>
          <table:table-cell office:value-type="float" office:value="1.097158" calcext:value-type="float">
            <text:p>1.097158</text:p>
          </table:table-cell>
          <table:table-cell office:value-type="float" office:value="0.025155" calcext:value-type="float">
            <text:p>0.025155</text:p>
          </table:table-cell>
          <table:table-cell table:formula="of:=[.B635]-[.C635]" office:value-type="float" office:value="1.072003" calcext:value-type="float">
            <text:p>1.072003</text:p>
          </table:table-cell>
        </table:table-row>
        <table:table-row table:style-name="ro1">
          <table:table-cell office:value-type="float" office:value="1.084925" calcext:value-type="float">
            <text:p>1.084925</text:p>
          </table:table-cell>
          <table:table-cell office:value-type="float" office:value="1.146723" calcext:value-type="float">
            <text:p>1.146723</text:p>
          </table:table-cell>
          <table:table-cell office:value-type="float" office:value="0.025215" calcext:value-type="float">
            <text:p>0.025215</text:p>
          </table:table-cell>
          <table:table-cell table:formula="of:=[.B636]-[.C636]" office:value-type="float" office:value="1.121508" calcext:value-type="float">
            <text:p>1.121508</text:p>
          </table:table-cell>
        </table:table-row>
        <table:table-row table:style-name="ro1">
          <table:table-cell office:value-type="float" office:value="1.133568" calcext:value-type="float">
            <text:p>1.133568</text:p>
          </table:table-cell>
          <table:table-cell office:value-type="float" office:value="1.195366" calcext:value-type="float">
            <text:p>1.195366</text:p>
          </table:table-cell>
          <table:table-cell office:value-type="float" office:value="0.02519" calcext:value-type="float">
            <text:p>0.02519</text:p>
          </table:table-cell>
          <table:table-cell table:formula="of:=[.B637]-[.C637]" office:value-type="float" office:value="1.170176" calcext:value-type="float">
            <text:p>1.170176</text:p>
          </table:table-cell>
        </table:table-row>
        <table:table-row table:style-name="ro1">
          <table:table-cell office:value-type="float" office:value="1.183366" calcext:value-type="float">
            <text:p>1.183366</text:p>
          </table:table-cell>
          <table:table-cell office:value-type="float" office:value="1.245164" calcext:value-type="float">
            <text:p>1.245164</text:p>
          </table:table-cell>
          <table:table-cell office:value-type="float" office:value="0.025205" calcext:value-type="float">
            <text:p>0.025205</text:p>
          </table:table-cell>
          <table:table-cell table:formula="of:=[.B638]-[.C638]" office:value-type="float" office:value="1.219959" calcext:value-type="float">
            <text:p>1.219959</text:p>
          </table:table-cell>
        </table:table-row>
        <table:table-row table:style-name="ro1">
          <table:table-cell office:value-type="float" office:value="1.233867" calcext:value-type="float">
            <text:p>1.233867</text:p>
          </table:table-cell>
          <table:table-cell office:value-type="float" office:value="1.295665" calcext:value-type="float">
            <text:p>1.295665</text:p>
          </table:table-cell>
          <table:table-cell office:value-type="float" office:value="0.025238" calcext:value-type="float">
            <text:p>0.025238</text:p>
          </table:table-cell>
          <table:table-cell table:formula="of:=[.B639]-[.C639]" office:value-type="float" office:value="1.270427" calcext:value-type="float">
            <text:p>1.270427</text:p>
          </table:table-cell>
        </table:table-row>
        <table:table-row table:style-name="ro1">
          <table:table-cell office:value-type="float" office:value="1.284325" calcext:value-type="float">
            <text:p>1.284325</text:p>
          </table:table-cell>
          <table:table-cell office:value-type="float" office:value="1.346122" calcext:value-type="float">
            <text:p>1.346122</text:p>
          </table:table-cell>
          <table:table-cell office:value-type="float" office:value="0.025245" calcext:value-type="float">
            <text:p>0.025245</text:p>
          </table:table-cell>
          <table:table-cell table:formula="of:=[.B640]-[.C640]" office:value-type="float" office:value="1.320877" calcext:value-type="float">
            <text:p>1.320877</text:p>
          </table:table-cell>
        </table:table-row>
        <table:table-row table:style-name="ro1">
          <table:table-cell office:value-type="float" office:value="1.335503" calcext:value-type="float">
            <text:p>1.335503</text:p>
          </table:table-cell>
          <table:table-cell office:value-type="float" office:value="1.3973" calcext:value-type="float">
            <text:p>1.3973</text:p>
          </table:table-cell>
          <table:table-cell office:value-type="float" office:value="0.025259" calcext:value-type="float">
            <text:p>0.025259</text:p>
          </table:table-cell>
          <table:table-cell table:formula="of:=[.B641]-[.C641]" office:value-type="float" office:value="1.372041" calcext:value-type="float">
            <text:p>1.372041</text:p>
          </table:table-cell>
        </table:table-row>
        <table:table-row table:style-name="ro1">
          <table:table-cell office:value-type="float" office:value="1.386113" calcext:value-type="float">
            <text:p>1.386113</text:p>
          </table:table-cell>
          <table:table-cell office:value-type="float" office:value="1.447911" calcext:value-type="float">
            <text:p>1.447911</text:p>
          </table:table-cell>
          <table:table-cell office:value-type="float" office:value="0.025246" calcext:value-type="float">
            <text:p>0.025246</text:p>
          </table:table-cell>
          <table:table-cell table:formula="of:=[.B642]-[.C642]" office:value-type="float" office:value="1.422665" calcext:value-type="float">
            <text:p>1.422665</text:p>
          </table:table-cell>
        </table:table-row>
        <table:table-row table:style-name="ro1">
          <table:table-cell office:value-type="float" office:value="1.436406" calcext:value-type="float">
            <text:p>1.436406</text:p>
          </table:table-cell>
          <table:table-cell office:value-type="float" office:value="1.498203" calcext:value-type="float">
            <text:p>1.498203</text:p>
          </table:table-cell>
          <table:table-cell office:value-type="float" office:value="0.025244" calcext:value-type="float">
            <text:p>0.025244</text:p>
          </table:table-cell>
          <table:table-cell table:formula="of:=[.B643]-[.C643]" office:value-type="float" office:value="1.472959" calcext:value-type="float">
            <text:p>1.472959</text:p>
          </table:table-cell>
        </table:table-row>
        <table:table-row table:style-name="ro1">
          <table:table-cell office:value-type="float" office:value="1.486244" calcext:value-type="float">
            <text:p>1.486244</text:p>
          </table:table-cell>
          <table:table-cell office:value-type="float" office:value="1.548042" calcext:value-type="float">
            <text:p>1.548042</text:p>
          </table:table-cell>
          <table:table-cell office:value-type="float" office:value="0.02528" calcext:value-type="float">
            <text:p>0.02528</text:p>
          </table:table-cell>
          <table:table-cell table:formula="of:=[.B644]-[.C644]" office:value-type="float" office:value="1.522762" calcext:value-type="float">
            <text:p>1.522762</text:p>
          </table:table-cell>
        </table:table-row>
        <table:table-row table:style-name="ro1">
          <table:table-cell office:value-type="float" office:value="1.536021" calcext:value-type="float">
            <text:p>1.536021</text:p>
          </table:table-cell>
          <table:table-cell office:value-type="float" office:value="1.597819" calcext:value-type="float">
            <text:p>1.597819</text:p>
          </table:table-cell>
          <table:table-cell office:value-type="float" office:value="0.025293" calcext:value-type="float">
            <text:p>0.025293</text:p>
          </table:table-cell>
          <table:table-cell table:formula="of:=[.B645]-[.C645]" office:value-type="float" office:value="1.572526" calcext:value-type="float">
            <text:p>1.572526</text:p>
          </table:table-cell>
        </table:table-row>
        <table:table-row table:style-name="ro1">
          <table:table-cell office:value-type="float" office:value="1.585488" calcext:value-type="float">
            <text:p>1.585488</text:p>
          </table:table-cell>
          <table:table-cell office:value-type="float" office:value="1.647286" calcext:value-type="float">
            <text:p>1.647286</text:p>
          </table:table-cell>
          <table:table-cell office:value-type="float" office:value="0.025283" calcext:value-type="float">
            <text:p>0.025283</text:p>
          </table:table-cell>
          <table:table-cell table:formula="of:=[.B646]-[.C646]" office:value-type="float" office:value="1.622003" calcext:value-type="float">
            <text:p>1.622003</text:p>
          </table:table-cell>
        </table:table-row>
        <table:table-row table:style-name="ro1">
          <table:table-cell office:value-type="float" office:value="1.635576" calcext:value-type="float">
            <text:p>1.635576</text:p>
          </table:table-cell>
          <table:table-cell office:value-type="float" office:value="1.697374" calcext:value-type="float">
            <text:p>1.697374</text:p>
          </table:table-cell>
          <table:table-cell office:value-type="float" office:value="0.025272" calcext:value-type="float">
            <text:p>0.025272</text:p>
          </table:table-cell>
          <table:table-cell table:formula="of:=[.B647]-[.C647]" office:value-type="float" office:value="1.672102" calcext:value-type="float">
            <text:p>1.672102</text:p>
          </table:table-cell>
        </table:table-row>
        <table:table-row table:style-name="ro1">
          <table:table-cell office:value-type="float" office:value="1.685832" calcext:value-type="float">
            <text:p>1.685832</text:p>
          </table:table-cell>
          <table:table-cell office:value-type="float" office:value="1.74763" calcext:value-type="float">
            <text:p>1.74763</text:p>
          </table:table-cell>
          <table:table-cell office:value-type="float" office:value="0.025295" calcext:value-type="float">
            <text:p>0.025295</text:p>
          </table:table-cell>
          <table:table-cell table:formula="of:=[.B648]-[.C648]" office:value-type="float" office:value="1.722335" calcext:value-type="float">
            <text:p>1.722335</text:p>
          </table:table-cell>
        </table:table-row>
        <table:table-row table:style-name="ro1">
          <table:table-cell office:value-type="float" office:value="1.737129" calcext:value-type="float">
            <text:p>1.737129</text:p>
          </table:table-cell>
          <table:table-cell office:value-type="float" office:value="1.798926" calcext:value-type="float">
            <text:p>1.798926</text:p>
          </table:table-cell>
          <table:table-cell office:value-type="float" office:value="0.02532" calcext:value-type="float">
            <text:p>0.02532</text:p>
          </table:table-cell>
          <table:table-cell table:formula="of:=[.B649]-[.C649]" office:value-type="float" office:value="1.773606" calcext:value-type="float">
            <text:p>1.773606</text:p>
          </table:table-cell>
        </table:table-row>
        <table:table-row table:style-name="ro1">
          <table:table-cell office:value-type="float" office:value="1.787677" calcext:value-type="float">
            <text:p>1.787677</text:p>
          </table:table-cell>
          <table:table-cell office:value-type="float" office:value="1.849474" calcext:value-type="float">
            <text:p>1.849474</text:p>
          </table:table-cell>
          <table:table-cell office:value-type="float" office:value="0.025319" calcext:value-type="float">
            <text:p>0.025319</text:p>
          </table:table-cell>
          <table:table-cell table:formula="of:=[.B650]-[.C650]" office:value-type="float" office:value="1.824155" calcext:value-type="float">
            <text:p>1.824155</text:p>
          </table:table-cell>
        </table:table-row>
        <table:table-row table:style-name="ro1">
          <table:table-cell office:value-type="float" office:value="1.838639" calcext:value-type="float">
            <text:p>1.838639</text:p>
          </table:table-cell>
          <table:table-cell office:value-type="float" office:value="1.900437" calcext:value-type="float">
            <text:p>1.900437</text:p>
          </table:table-cell>
          <table:table-cell office:value-type="float" office:value="0.025344" calcext:value-type="float">
            <text:p>0.025344</text:p>
          </table:table-cell>
          <table:table-cell table:formula="of:=[.B651]-[.C651]" office:value-type="float" office:value="1.875093" calcext:value-type="float">
            <text:p>1.875093</text:p>
          </table:table-cell>
        </table:table-row>
        <table:table-row table:style-name="ro1">
          <table:table-cell office:value-type="float" office:value="1.889864" calcext:value-type="float">
            <text:p>1.889864</text:p>
          </table:table-cell>
          <table:table-cell office:value-type="float" office:value="1.951662" calcext:value-type="float">
            <text:p>1.951662</text:p>
          </table:table-cell>
          <table:table-cell office:value-type="float" office:value="0.025341" calcext:value-type="float">
            <text:p>0.025341</text:p>
          </table:table-cell>
          <table:table-cell table:formula="of:=[.B652]-[.C652]" office:value-type="float" office:value="1.926321" calcext:value-type="float">
            <text:p>1.926321</text:p>
          </table:table-cell>
        </table:table-row>
        <table:table-row table:style-name="ro1">
          <table:table-cell office:value-type="float" office:value="1.938923" calcext:value-type="float">
            <text:p>1.938923</text:p>
          </table:table-cell>
          <table:table-cell office:value-type="float" office:value="2.000721" calcext:value-type="float">
            <text:p>2.000721</text:p>
          </table:table-cell>
          <table:table-cell office:value-type="float" office:value="0.025353" calcext:value-type="float">
            <text:p>0.025353</text:p>
          </table:table-cell>
          <table:table-cell table:formula="of:=[.B653]-[.C653]" office:value-type="float" office:value="1.975368" calcext:value-type="float">
            <text:p>1.975368</text:p>
          </table:table-cell>
        </table:table-row>
        <table:table-row table:style-name="ro1">
          <table:table-cell office:value-type="float" office:value="1.989664" calcext:value-type="float">
            <text:p>1.989664</text:p>
          </table:table-cell>
          <table:table-cell office:value-type="float" office:value="2.051461" calcext:value-type="float">
            <text:p>2.051461</text:p>
          </table:table-cell>
          <table:table-cell office:value-type="float" office:value="0.025357" calcext:value-type="float">
            <text:p>0.025357</text:p>
          </table:table-cell>
          <table:table-cell table:formula="of:=[.B654]-[.C654]" office:value-type="float" office:value="2.026104" calcext:value-type="float">
            <text:p>2.026104</text:p>
          </table:table-cell>
        </table:table-row>
        <table:table-row table:style-name="ro1">
          <table:table-cell office:value-type="float" office:value="2.039584" calcext:value-type="float">
            <text:p>2.039584</text:p>
          </table:table-cell>
          <table:table-cell office:value-type="float" office:value="2.101382" calcext:value-type="float">
            <text:p>2.101382</text:p>
          </table:table-cell>
          <table:table-cell office:value-type="float" office:value="0.02538" calcext:value-type="float">
            <text:p>0.02538</text:p>
          </table:table-cell>
          <table:table-cell table:formula="of:=[.B655]-[.C655]" office:value-type="float" office:value="2.076002" calcext:value-type="float">
            <text:p>2.076002</text:p>
          </table:table-cell>
        </table:table-row>
        <table:table-row table:style-name="ro1">
          <table:table-cell office:value-type="float" office:value="2.089614" calcext:value-type="float">
            <text:p>2.089614</text:p>
          </table:table-cell>
          <table:table-cell office:value-type="float" office:value="2.151412" calcext:value-type="float">
            <text:p>2.151412</text:p>
          </table:table-cell>
          <table:table-cell office:value-type="float" office:value="0.025367" calcext:value-type="float">
            <text:p>0.025367</text:p>
          </table:table-cell>
          <table:table-cell table:formula="of:=[.B656]-[.C656]" office:value-type="float" office:value="2.126045" calcext:value-type="float">
            <text:p>2.126045</text:p>
          </table:table-cell>
        </table:table-row>
        <table:table-row table:style-name="ro1">
          <table:table-cell office:value-type="float" office:value="2.140114" calcext:value-type="float">
            <text:p>2.140114</text:p>
          </table:table-cell>
          <table:table-cell office:value-type="float" office:value="2.201912" calcext:value-type="float">
            <text:p>2.201912</text:p>
          </table:table-cell>
          <table:table-cell office:value-type="float" office:value="0.025431" calcext:value-type="float">
            <text:p>0.025431</text:p>
          </table:table-cell>
          <table:table-cell table:formula="of:=[.B657]-[.C657]" office:value-type="float" office:value="2.176481" calcext:value-type="float">
            <text:p>2.176481</text:p>
          </table:table-cell>
        </table:table-row>
        <table:table-row table:style-name="ro1">
          <table:table-cell office:value-type="float" office:value="2.190086" calcext:value-type="float">
            <text:p>2.190086</text:p>
          </table:table-cell>
          <table:table-cell office:value-type="float" office:value="2.251884" calcext:value-type="float">
            <text:p>2.251884</text:p>
          </table:table-cell>
          <table:table-cell office:value-type="float" office:value="0.025426" calcext:value-type="float">
            <text:p>0.025426</text:p>
          </table:table-cell>
          <table:table-cell table:formula="of:=[.B658]-[.C658]" office:value-type="float" office:value="2.226458" calcext:value-type="float">
            <text:p>2.226458</text:p>
          </table:table-cell>
        </table:table-row>
        <table:table-row table:style-name="ro1">
          <table:table-cell office:value-type="float" office:value="2.240958" calcext:value-type="float">
            <text:p>2.240958</text:p>
          </table:table-cell>
          <table:table-cell office:value-type="float" office:value="2.302756" calcext:value-type="float">
            <text:p>2.302756</text:p>
          </table:table-cell>
          <table:table-cell office:value-type="float" office:value="0.025403" calcext:value-type="float">
            <text:p>0.025403</text:p>
          </table:table-cell>
          <table:table-cell table:formula="of:=[.B659]-[.C659]" office:value-type="float" office:value="2.277353" calcext:value-type="float">
            <text:p>2.277353</text:p>
          </table:table-cell>
        </table:table-row>
        <table:table-row table:style-name="ro1">
          <table:table-cell office:value-type="float" office:value="2.290498" calcext:value-type="float">
            <text:p>2.290498</text:p>
          </table:table-cell>
          <table:table-cell office:value-type="float" office:value="2.352296" calcext:value-type="float">
            <text:p>2.352296</text:p>
          </table:table-cell>
          <table:table-cell office:value-type="float" office:value="0.025426" calcext:value-type="float">
            <text:p>0.025426</text:p>
          </table:table-cell>
          <table:table-cell table:formula="of:=[.B660]-[.C660]" office:value-type="float" office:value="2.32687" calcext:value-type="float">
            <text:p>2.32687</text:p>
          </table:table-cell>
        </table:table-row>
        <table:table-row table:style-name="ro1">
          <table:table-cell office:value-type="float" office:value="2.338736" calcext:value-type="float">
            <text:p>2.338736</text:p>
          </table:table-cell>
          <table:table-cell office:value-type="float" office:value="2.400534" calcext:value-type="float">
            <text:p>2.400534</text:p>
          </table:table-cell>
          <table:table-cell office:value-type="float" office:value="0.025429" calcext:value-type="float">
            <text:p>0.025429</text:p>
          </table:table-cell>
          <table:table-cell table:formula="of:=[.B661]-[.C661]" office:value-type="float" office:value="2.375105" calcext:value-type="float">
            <text:p>2.375105</text:p>
          </table:table-cell>
        </table:table-row>
        <table:table-row table:style-name="ro1">
          <table:table-cell office:value-type="float" office:value="2.386635" calcext:value-type="float">
            <text:p>2.386635</text:p>
          </table:table-cell>
          <table:table-cell office:value-type="float" office:value="2.448433" calcext:value-type="float">
            <text:p>2.448433</text:p>
          </table:table-cell>
          <table:table-cell office:value-type="float" office:value="0.025435" calcext:value-type="float">
            <text:p>0.025435</text:p>
          </table:table-cell>
          <table:table-cell table:formula="of:=[.B662]-[.C662]" office:value-type="float" office:value="2.422998" calcext:value-type="float">
            <text:p>2.422998</text:p>
          </table:table-cell>
        </table:table-row>
        <table:table-row table:style-name="ro1">
          <table:table-cell office:value-type="float" office:value="2.433471" calcext:value-type="float">
            <text:p>2.433471</text:p>
          </table:table-cell>
          <table:table-cell office:value-type="float" office:value="2.495269" calcext:value-type="float">
            <text:p>2.495269</text:p>
          </table:table-cell>
          <table:table-cell office:value-type="float" office:value="0.025407" calcext:value-type="float">
            <text:p>0.025407</text:p>
          </table:table-cell>
          <table:table-cell table:formula="of:=[.B663]-[.C663]" office:value-type="float" office:value="2.469862" calcext:value-type="float">
            <text:p>2.469862</text:p>
          </table:table-cell>
        </table:table-row>
        <table:table-row table:style-name="ro1">
          <table:table-cell office:value-type="float" office:value="2.480953" calcext:value-type="float">
            <text:p>2.480953</text:p>
          </table:table-cell>
          <table:table-cell office:value-type="float" office:value="2.542751" calcext:value-type="float">
            <text:p>2.542751</text:p>
          </table:table-cell>
          <table:table-cell office:value-type="float" office:value="0.025416" calcext:value-type="float">
            <text:p>0.025416</text:p>
          </table:table-cell>
          <table:table-cell table:formula="of:=[.B664]-[.C664]" office:value-type="float" office:value="2.517335" calcext:value-type="float">
            <text:p>2.517335</text:p>
          </table:table-cell>
        </table:table-row>
        <table:table-row table:style-name="ro1">
          <table:table-cell office:value-type="float" office:value="2.527573" calcext:value-type="float">
            <text:p>2.527573</text:p>
          </table:table-cell>
          <table:table-cell office:value-type="float" office:value="2.589371" calcext:value-type="float">
            <text:p>2.589371</text:p>
          </table:table-cell>
          <table:table-cell office:value-type="float" office:value="0.025428" calcext:value-type="float">
            <text:p>0.025428</text:p>
          </table:table-cell>
          <table:table-cell table:formula="of:=[.B665]-[.C665]" office:value-type="float" office:value="2.563943" calcext:value-type="float">
            <text:p>2.563943</text:p>
          </table:table-cell>
        </table:table-row>
        <table:table-row table:style-name="ro1">
          <table:table-cell office:value-type="float" office:value="2.574185" calcext:value-type="float">
            <text:p>2.574185</text:p>
          </table:table-cell>
          <table:table-cell office:value-type="float" office:value="2.635983" calcext:value-type="float">
            <text:p>2.635983</text:p>
          </table:table-cell>
          <table:table-cell office:value-type="float" office:value="0.025411" calcext:value-type="float">
            <text:p>0.025411</text:p>
          </table:table-cell>
          <table:table-cell table:formula="of:=[.B666]-[.C666]" office:value-type="float" office:value="2.610572" calcext:value-type="float">
            <text:p>2.610572</text:p>
          </table:table-cell>
        </table:table-row>
        <table:table-row table:style-name="ro1">
          <table:table-cell office:value-type="float" office:value="2.620703" calcext:value-type="float">
            <text:p>2.620703</text:p>
          </table:table-cell>
          <table:table-cell office:value-type="float" office:value="2.682501" calcext:value-type="float">
            <text:p>2.682501</text:p>
          </table:table-cell>
          <table:table-cell office:value-type="float" office:value="0.025405" calcext:value-type="float">
            <text:p>0.025405</text:p>
          </table:table-cell>
          <table:table-cell table:formula="of:=[.B667]-[.C667]" office:value-type="float" office:value="2.657096" calcext:value-type="float">
            <text:p>2.657096</text:p>
          </table:table-cell>
        </table:table-row>
        <table:table-row table:style-name="ro1">
          <table:table-cell office:value-type="float" office:value="2.66993" calcext:value-type="float">
            <text:p>2.66993</text:p>
          </table:table-cell>
          <table:table-cell office:value-type="float" office:value="2.731728" calcext:value-type="float">
            <text:p>2.731728</text:p>
          </table:table-cell>
          <table:table-cell office:value-type="float" office:value="0.025422" calcext:value-type="float">
            <text:p>0.025422</text:p>
          </table:table-cell>
          <table:table-cell table:formula="of:=[.B668]-[.C668]" office:value-type="float" office:value="2.706306" calcext:value-type="float">
            <text:p>2.706306</text:p>
          </table:table-cell>
        </table:table-row>
        <table:table-row table:style-name="ro1">
          <table:table-cell office:value-type="float" office:value="2.717999" calcext:value-type="float">
            <text:p>2.717999</text:p>
          </table:table-cell>
          <table:table-cell office:value-type="float" office:value="2.779797" calcext:value-type="float">
            <text:p>2.779797</text:p>
          </table:table-cell>
          <table:table-cell office:value-type="float" office:value="0.025414" calcext:value-type="float">
            <text:p>0.025414</text:p>
          </table:table-cell>
          <table:table-cell table:formula="of:=[.B669]-[.C669]" office:value-type="float" office:value="2.754383" calcext:value-type="float">
            <text:p>2.754383</text:p>
          </table:table-cell>
        </table:table-row>
        <table:table-row table:style-name="ro1">
          <table:table-cell office:value-type="float" office:value="2.765826" calcext:value-type="float">
            <text:p>2.765826</text:p>
          </table:table-cell>
          <table:table-cell office:value-type="float" office:value="2.827624" calcext:value-type="float">
            <text:p>2.827624</text:p>
          </table:table-cell>
          <table:table-cell office:value-type="float" office:value="0.025381" calcext:value-type="float">
            <text:p>0.025381</text:p>
          </table:table-cell>
          <table:table-cell table:formula="of:=[.B670]-[.C670]" office:value-type="float" office:value="2.802243" calcext:value-type="float">
            <text:p>2.802243</text:p>
          </table:table-cell>
        </table:table-row>
        <table:table-row table:style-name="ro1">
          <table:table-cell office:value-type="float" office:value="2.81288" calcext:value-type="float">
            <text:p>2.81288</text:p>
          </table:table-cell>
          <table:table-cell office:value-type="float" office:value="2.874678" calcext:value-type="float">
            <text:p>2.874678</text:p>
          </table:table-cell>
          <table:table-cell office:value-type="float" office:value="0.025404" calcext:value-type="float">
            <text:p>0.025404</text:p>
          </table:table-cell>
          <table:table-cell table:formula="of:=[.B671]-[.C671]" office:value-type="float" office:value="2.849274" calcext:value-type="float">
            <text:p>2.849274</text:p>
          </table:table-cell>
        </table:table-row>
        <table:table-row table:style-name="ro1">
          <table:table-cell office:value-type="float" office:value="2.85935" calcext:value-type="float">
            <text:p>2.85935</text:p>
          </table:table-cell>
          <table:table-cell office:value-type="float" office:value="2.921148" calcext:value-type="float">
            <text:p>2.921148</text:p>
          </table:table-cell>
          <table:table-cell office:value-type="float" office:value="0.025412" calcext:value-type="float">
            <text:p>0.025412</text:p>
          </table:table-cell>
          <table:table-cell table:formula="of:=[.B672]-[.C672]" office:value-type="float" office:value="2.895736" calcext:value-type="float">
            <text:p>2.895736</text:p>
          </table:table-cell>
        </table:table-row>
        <table:table-row table:style-name="ro1">
          <table:table-cell office:value-type="float" office:value="2.907171" calcext:value-type="float">
            <text:p>2.907171</text:p>
          </table:table-cell>
          <table:table-cell office:value-type="float" office:value="2.968969" calcext:value-type="float">
            <text:p>2.968969</text:p>
          </table:table-cell>
          <table:table-cell office:value-type="float" office:value="0.025462" calcext:value-type="float">
            <text:p>0.025462</text:p>
          </table:table-cell>
          <table:table-cell table:formula="of:=[.B673]-[.C673]" office:value-type="float" office:value="2.943507" calcext:value-type="float">
            <text:p>2.943507</text:p>
          </table:table-cell>
        </table:table-row>
        <table:table-row table:style-name="ro1">
          <table:table-cell office:value-type="float" office:value="2.954345" calcext:value-type="float">
            <text:p>2.954345</text:p>
          </table:table-cell>
          <table:table-cell office:value-type="float" office:value="3.016142" calcext:value-type="float">
            <text:p>3.016142</text:p>
          </table:table-cell>
          <table:table-cell office:value-type="float" office:value="0.025468" calcext:value-type="float">
            <text:p>0.025468</text:p>
          </table:table-cell>
          <table:table-cell table:formula="of:=[.B674]-[.C674]" office:value-type="float" office:value="2.990674" calcext:value-type="float">
            <text:p>2.990674</text:p>
          </table:table-cell>
        </table:table-row>
        <table:table-row table:style-name="ro1">
          <table:table-cell office:value-type="float" office:value="3.003142" calcext:value-type="float">
            <text:p>3.003142</text:p>
          </table:table-cell>
          <table:table-cell office:value-type="float" office:value="3.064939" calcext:value-type="float">
            <text:p>3.064939</text:p>
          </table:table-cell>
          <table:table-cell office:value-type="float" office:value="0.025471" calcext:value-type="float">
            <text:p>0.025471</text:p>
          </table:table-cell>
          <table:table-cell table:formula="of:=[.B675]-[.C675]" office:value-type="float" office:value="3.039468" calcext:value-type="float">
            <text:p>3.039468</text:p>
          </table:table-cell>
        </table:table-row>
        <table:table-row table:style-name="ro1">
          <table:table-cell office:value-type="float" office:value="3.052754" calcext:value-type="float">
            <text:p>3.052754</text:p>
          </table:table-cell>
          <table:table-cell office:value-type="float" office:value="3.114552" calcext:value-type="float">
            <text:p>3.114552</text:p>
          </table:table-cell>
          <table:table-cell office:value-type="float" office:value="0.02547" calcext:value-type="float">
            <text:p>0.02547</text:p>
          </table:table-cell>
          <table:table-cell table:formula="of:=[.B676]-[.C676]" office:value-type="float" office:value="3.089082" calcext:value-type="float">
            <text:p>3.089082</text:p>
          </table:table-cell>
        </table:table-row>
        <table:table-row table:style-name="ro1">
          <table:table-cell office:value-type="float" office:value="3.10234" calcext:value-type="float">
            <text:p>3.10234</text:p>
          </table:table-cell>
          <table:table-cell office:value-type="float" office:value="-3.119048" calcext:value-type="float">
            <text:p>-3.119048</text:p>
          </table:table-cell>
          <table:table-cell office:value-type="float" office:value="0.025509" calcext:value-type="float">
            <text:p>0.025509</text:p>
          </table:table-cell>
          <table:table-cell table:formula="of:=[.B677]-[.C677]" office:value-type="float" office:value="-3.144557" calcext:value-type="float">
            <text:p>-3.144557</text:p>
          </table:table-cell>
        </table:table-row>
        <table:table-row table:style-name="ro1">
          <table:table-cell office:value-type="float" office:value="-3.129993" calcext:value-type="float">
            <text:p>-3.129993</text:p>
          </table:table-cell>
          <table:table-cell office:value-type="float" office:value="-3.068196" calcext:value-type="float">
            <text:p>-3.068196</text:p>
          </table:table-cell>
          <table:table-cell office:value-type="float" office:value="0.025515" calcext:value-type="float">
            <text:p>0.025515</text:p>
          </table:table-cell>
          <table:table-cell table:formula="of:=[.B678]-[.C678]" office:value-type="float" office:value="-3.093711" calcext:value-type="float">
            <text:p>-3.093711</text:p>
          </table:table-cell>
        </table:table-row>
        <table:table-row table:style-name="ro1">
          <table:table-cell office:value-type="float" office:value="-3.079798" calcext:value-type="float">
            <text:p>-3.079798</text:p>
          </table:table-cell>
          <table:table-cell office:value-type="float" office:value="-3.018" calcext:value-type="float">
            <text:p>-3.018</text:p>
          </table:table-cell>
          <table:table-cell office:value-type="float" office:value="0.0255" calcext:value-type="float">
            <text:p>0.0255</text:p>
          </table:table-cell>
          <table:table-cell table:formula="of:=[.B679]-[.C679]" office:value-type="float" office:value="-3.0435" calcext:value-type="float">
            <text:p>-3.0435</text:p>
          </table:table-cell>
        </table:table-row>
        <table:table-row table:style-name="ro1">
          <table:table-cell office:value-type="float" office:value="-3.02922" calcext:value-type="float">
            <text:p>-3.02922</text:p>
          </table:table-cell>
          <table:table-cell office:value-type="float" office:value="-2.967422" calcext:value-type="float">
            <text:p>-2.967422</text:p>
          </table:table-cell>
          <table:table-cell office:value-type="float" office:value="0.025512" calcext:value-type="float">
            <text:p>0.025512</text:p>
          </table:table-cell>
          <table:table-cell table:formula="of:=[.B680]-[.C680]" office:value-type="float" office:value="-2.992934" calcext:value-type="float">
            <text:p>-2.992934</text:p>
          </table:table-cell>
        </table:table-row>
        <table:table-row table:style-name="ro1">
          <table:table-cell office:value-type="float" office:value="-2.978633" calcext:value-type="float">
            <text:p>-2.978633</text:p>
          </table:table-cell>
          <table:table-cell office:value-type="float" office:value="-2.916836" calcext:value-type="float">
            <text:p>-2.916836</text:p>
          </table:table-cell>
          <table:table-cell office:value-type="float" office:value="0.025516" calcext:value-type="float">
            <text:p>0.025516</text:p>
          </table:table-cell>
          <table:table-cell table:formula="of:=[.B681]-[.C681]" office:value-type="float" office:value="-2.942352" calcext:value-type="float">
            <text:p>-2.942352</text:p>
          </table:table-cell>
        </table:table-row>
        <table:table-row table:style-name="ro1">
          <table:table-cell office:value-type="float" office:value="-2.928447" calcext:value-type="float">
            <text:p>-2.928447</text:p>
          </table:table-cell>
          <table:table-cell office:value-type="float" office:value="-2.86665" calcext:value-type="float">
            <text:p>-2.86665</text:p>
          </table:table-cell>
          <table:table-cell office:value-type="float" office:value="0.025529" calcext:value-type="float">
            <text:p>0.025529</text:p>
          </table:table-cell>
          <table:table-cell table:formula="of:=[.B682]-[.C682]" office:value-type="float" office:value="-2.892179" calcext:value-type="float">
            <text:p>-2.892179</text:p>
          </table:table-cell>
        </table:table-row>
        <table:table-row table:style-name="ro1">
          <table:table-cell office:value-type="float" office:value="-2.877018" calcext:value-type="float">
            <text:p>-2.877018</text:p>
          </table:table-cell>
          <table:table-cell office:value-type="float" office:value="-2.81522" calcext:value-type="float">
            <text:p>-2.81522</text:p>
          </table:table-cell>
          <table:table-cell office:value-type="float" office:value="0.025503" calcext:value-type="float">
            <text:p>0.025503</text:p>
          </table:table-cell>
          <table:table-cell table:formula="of:=[.B683]-[.C683]" office:value-type="float" office:value="-2.840723" calcext:value-type="float">
            <text:p>-2.840723</text:p>
          </table:table-cell>
        </table:table-row>
        <table:table-row table:style-name="ro1">
          <table:table-cell office:value-type="float" office:value="-2.826525" calcext:value-type="float">
            <text:p>-2.826525</text:p>
          </table:table-cell>
          <table:table-cell office:value-type="float" office:value="-2.764727" calcext:value-type="float">
            <text:p>-2.764727</text:p>
          </table:table-cell>
          <table:table-cell office:value-type="float" office:value="0.025523" calcext:value-type="float">
            <text:p>0.025523</text:p>
          </table:table-cell>
          <table:table-cell table:formula="of:=[.B684]-[.C684]" office:value-type="float" office:value="-2.79025" calcext:value-type="float">
            <text:p>-2.79025</text:p>
          </table:table-cell>
        </table:table-row>
        <table:table-row table:style-name="ro1">
          <table:table-cell office:value-type="float" office:value="-2.775142" calcext:value-type="float">
            <text:p>-2.775142</text:p>
          </table:table-cell>
          <table:table-cell office:value-type="float" office:value="-2.713344" calcext:value-type="float">
            <text:p>-2.713344</text:p>
          </table:table-cell>
          <table:table-cell office:value-type="float" office:value="0.025508" calcext:value-type="float">
            <text:p>0.025508</text:p>
          </table:table-cell>
          <table:table-cell table:formula="of:=[.B685]-[.C685]" office:value-type="float" office:value="-2.738852" calcext:value-type="float">
            <text:p>-2.738852</text:p>
          </table:table-cell>
        </table:table-row>
        <table:table-row table:style-name="ro1">
          <table:table-cell office:value-type="float" office:value="-2.724579" calcext:value-type="float">
            <text:p>-2.724579</text:p>
          </table:table-cell>
          <table:table-cell office:value-type="float" office:value="-2.662781" calcext:value-type="float">
            <text:p>-2.662781</text:p>
          </table:table-cell>
          <table:table-cell office:value-type="float" office:value="0.025509" calcext:value-type="float">
            <text:p>0.025509</text:p>
          </table:table-cell>
          <table:table-cell table:formula="of:=[.B686]-[.C686]" office:value-type="float" office:value="-2.68829" calcext:value-type="float">
            <text:p>-2.68829</text:p>
          </table:table-cell>
        </table:table-row>
        <table:table-row table:style-name="ro1">
          <table:table-cell office:value-type="float" office:value="-2.674199" calcext:value-type="float">
            <text:p>-2.674199</text:p>
          </table:table-cell>
          <table:table-cell office:value-type="float" office:value="-2.612401" calcext:value-type="float">
            <text:p>-2.612401</text:p>
          </table:table-cell>
          <table:table-cell office:value-type="float" office:value="0.025494" calcext:value-type="float">
            <text:p>0.025494</text:p>
          </table:table-cell>
          <table:table-cell table:formula="of:=[.B687]-[.C687]" office:value-type="float" office:value="-2.637895" calcext:value-type="float">
            <text:p>-2.637895</text:p>
          </table:table-cell>
        </table:table-row>
        <table:table-row table:style-name="ro1">
          <table:table-cell office:value-type="float" office:value="-2.624395" calcext:value-type="float">
            <text:p>-2.624395</text:p>
          </table:table-cell>
          <table:table-cell office:value-type="float" office:value="-2.562597" calcext:value-type="float">
            <text:p>-2.562597</text:p>
          </table:table-cell>
          <table:table-cell office:value-type="float" office:value="0.025501" calcext:value-type="float">
            <text:p>0.025501</text:p>
          </table:table-cell>
          <table:table-cell table:formula="of:=[.B688]-[.C688]" office:value-type="float" office:value="-2.588098" calcext:value-type="float">
            <text:p>-2.588098</text:p>
          </table:table-cell>
        </table:table-row>
        <table:table-row table:style-name="ro1">
          <table:table-cell office:value-type="float" office:value="-2.573693" calcext:value-type="float">
            <text:p>-2.573693</text:p>
          </table:table-cell>
          <table:table-cell office:value-type="float" office:value="-2.511895" calcext:value-type="float">
            <text:p>-2.511895</text:p>
          </table:table-cell>
          <table:table-cell office:value-type="float" office:value="0.025525" calcext:value-type="float">
            <text:p>0.025525</text:p>
          </table:table-cell>
          <table:table-cell table:formula="of:=[.B689]-[.C689]" office:value-type="float" office:value="-2.53742" calcext:value-type="float">
            <text:p>-2.53742</text:p>
          </table:table-cell>
        </table:table-row>
        <table:table-row table:style-name="ro1">
          <table:table-cell office:value-type="float" office:value="-2.523897" calcext:value-type="float">
            <text:p>-2.523897</text:p>
          </table:table-cell>
          <table:table-cell office:value-type="float" office:value="-2.462099" calcext:value-type="float">
            <text:p>-2.462099</text:p>
          </table:table-cell>
          <table:table-cell office:value-type="float" office:value="0.025533" calcext:value-type="float">
            <text:p>0.025533</text:p>
          </table:table-cell>
          <table:table-cell table:formula="of:=[.B690]-[.C690]" office:value-type="float" office:value="-2.487632" calcext:value-type="float">
            <text:p>-2.487632</text:p>
          </table:table-cell>
        </table:table-row>
        <table:table-row table:style-name="ro1">
          <table:table-cell office:value-type="float" office:value="-2.472636" calcext:value-type="float">
            <text:p>-2.472636</text:p>
          </table:table-cell>
          <table:table-cell office:value-type="float" office:value="-2.410838" calcext:value-type="float">
            <text:p>-2.410838</text:p>
          </table:table-cell>
          <table:table-cell office:value-type="float" office:value="0.025555" calcext:value-type="float">
            <text:p>0.025555</text:p>
          </table:table-cell>
          <table:table-cell table:formula="of:=[.B691]-[.C691]" office:value-type="float" office:value="-2.436393" calcext:value-type="float">
            <text:p>-2.436393</text:p>
          </table:table-cell>
        </table:table-row>
        <table:table-row table:style-name="ro1">
          <table:table-cell office:value-type="float" office:value="-2.422655" calcext:value-type="float">
            <text:p>-2.422655</text:p>
          </table:table-cell>
          <table:table-cell office:value-type="float" office:value="-2.360857" calcext:value-type="float">
            <text:p>-2.360857</text:p>
          </table:table-cell>
          <table:table-cell office:value-type="float" office:value="0.02554" calcext:value-type="float">
            <text:p>0.02554</text:p>
          </table:table-cell>
          <table:table-cell table:formula="of:=[.B692]-[.C692]" office:value-type="float" office:value="-2.386397" calcext:value-type="float">
            <text:p>-2.386397</text:p>
          </table:table-cell>
        </table:table-row>
        <table:table-row table:style-name="ro1">
          <table:table-cell office:value-type="float" office:value="-2.372301" calcext:value-type="float">
            <text:p>-2.372301</text:p>
          </table:table-cell>
          <table:table-cell office:value-type="float" office:value="-2.310503" calcext:value-type="float">
            <text:p>-2.310503</text:p>
          </table:table-cell>
          <table:table-cell office:value-type="float" office:value="0.025562" calcext:value-type="float">
            <text:p>0.025562</text:p>
          </table:table-cell>
          <table:table-cell table:formula="of:=[.B693]-[.C693]" office:value-type="float" office:value="-2.336065" calcext:value-type="float">
            <text:p>-2.336065</text:p>
          </table:table-cell>
        </table:table-row>
        <table:table-row table:style-name="ro1">
          <table:table-cell office:value-type="float" office:value="-2.322631" calcext:value-type="float">
            <text:p>-2.322631</text:p>
          </table:table-cell>
          <table:table-cell office:value-type="float" office:value="-2.260833" calcext:value-type="float">
            <text:p>-2.260833</text:p>
          </table:table-cell>
          <table:table-cell office:value-type="float" office:value="0.025539" calcext:value-type="float">
            <text:p>0.025539</text:p>
          </table:table-cell>
          <table:table-cell table:formula="of:=[.B694]-[.C694]" office:value-type="float" office:value="-2.286372" calcext:value-type="float">
            <text:p>-2.286372</text:p>
          </table:table-cell>
        </table:table-row>
        <table:table-row table:style-name="ro1">
          <table:table-cell office:value-type="float" office:value="-2.272998" calcext:value-type="float">
            <text:p>-2.272998</text:p>
          </table:table-cell>
          <table:table-cell office:value-type="float" office:value="-2.2112" calcext:value-type="float">
            <text:p>-2.2112</text:p>
          </table:table-cell>
          <table:table-cell office:value-type="float" office:value="0.025555" calcext:value-type="float">
            <text:p>0.025555</text:p>
          </table:table-cell>
          <table:table-cell table:formula="of:=[.B695]-[.C695]" office:value-type="float" office:value="-2.236755" calcext:value-type="float">
            <text:p>-2.236755</text:p>
          </table:table-cell>
        </table:table-row>
        <table:table-row table:style-name="ro1">
          <table:table-cell office:value-type="float" office:value="-2.223952" calcext:value-type="float">
            <text:p>-2.223952</text:p>
          </table:table-cell>
          <table:table-cell office:value-type="float" office:value="-2.162154" calcext:value-type="float">
            <text:p>-2.162154</text:p>
          </table:table-cell>
          <table:table-cell office:value-type="float" office:value="0.025548" calcext:value-type="float">
            <text:p>0.025548</text:p>
          </table:table-cell>
          <table:table-cell table:formula="of:=[.B696]-[.C696]" office:value-type="float" office:value="-2.187702" calcext:value-type="float">
            <text:p>-2.187702</text:p>
          </table:table-cell>
        </table:table-row>
        <table:table-row table:style-name="ro1">
          <table:table-cell office:value-type="float" office:value="-2.175531" calcext:value-type="float">
            <text:p>-2.175531</text:p>
          </table:table-cell>
          <table:table-cell office:value-type="float" office:value="-2.113733" calcext:value-type="float">
            <text:p>-2.113733</text:p>
          </table:table-cell>
          <table:table-cell office:value-type="float" office:value="0.025554" calcext:value-type="float">
            <text:p>0.025554</text:p>
          </table:table-cell>
          <table:table-cell table:formula="of:=[.B697]-[.C697]" office:value-type="float" office:value="-2.139287" calcext:value-type="float">
            <text:p>-2.139287</text:p>
          </table:table-cell>
        </table:table-row>
        <table:table-row table:style-name="ro1">
          <table:table-cell office:value-type="float" office:value="-2.127437" calcext:value-type="float">
            <text:p>-2.127437</text:p>
          </table:table-cell>
          <table:table-cell office:value-type="float" office:value="-2.065639" calcext:value-type="float">
            <text:p>-2.065639</text:p>
          </table:table-cell>
          <table:table-cell office:value-type="float" office:value="0.02555" calcext:value-type="float">
            <text:p>0.02555</text:p>
          </table:table-cell>
          <table:table-cell table:formula="of:=[.B698]-[.C698]" office:value-type="float" office:value="-2.091189" calcext:value-type="float">
            <text:p>-2.091189</text:p>
          </table:table-cell>
        </table:table-row>
        <table:table-row table:style-name="ro1">
          <table:table-cell office:value-type="float" office:value="-2.079668" calcext:value-type="float">
            <text:p>-2.079668</text:p>
          </table:table-cell>
          <table:table-cell office:value-type="float" office:value="-2.01787" calcext:value-type="float">
            <text:p>-2.01787</text:p>
          </table:table-cell>
          <table:table-cell office:value-type="float" office:value="0.025554" calcext:value-type="float">
            <text:p>0.025554</text:p>
          </table:table-cell>
          <table:table-cell table:formula="of:=[.B699]-[.C699]" office:value-type="float" office:value="-2.043424" calcext:value-type="float">
            <text:p>-2.043424</text:p>
          </table:table-cell>
        </table:table-row>
        <table:table-row table:style-name="ro1">
          <table:table-cell office:value-type="float" office:value="-2.031024" calcext:value-type="float">
            <text:p>-2.031024</text:p>
          </table:table-cell>
          <table:table-cell office:value-type="float" office:value="-1.969226" calcext:value-type="float">
            <text:p>-1.969226</text:p>
          </table:table-cell>
          <table:table-cell office:value-type="float" office:value="0.02555" calcext:value-type="float">
            <text:p>0.02555</text:p>
          </table:table-cell>
          <table:table-cell table:formula="of:=[.B700]-[.C700]" office:value-type="float" office:value="-1.994776" calcext:value-type="float">
            <text:p>-1.994776</text:p>
          </table:table-cell>
        </table:table-row>
        <table:table-row table:style-name="ro1">
          <table:table-cell office:value-type="float" office:value="-1.982298" calcext:value-type="float">
            <text:p>-1.982298</text:p>
          </table:table-cell>
          <table:table-cell office:value-type="float" office:value="-1.9205" calcext:value-type="float">
            <text:p>-1.9205</text:p>
          </table:table-cell>
          <table:table-cell office:value-type="float" office:value="0.025543" calcext:value-type="float">
            <text:p>0.025543</text:p>
          </table:table-cell>
          <table:table-cell table:formula="of:=[.B701]-[.C701]" office:value-type="float" office:value="-1.946043" calcext:value-type="float">
            <text:p>-1.946043</text:p>
          </table:table-cell>
        </table:table-row>
        <table:table-row table:style-name="ro1">
          <table:table-cell office:value-type="float" office:value="-1.934254" calcext:value-type="float">
            <text:p>-1.934254</text:p>
          </table:table-cell>
          <table:table-cell office:value-type="float" office:value="-1.872456" calcext:value-type="float">
            <text:p>-1.872456</text:p>
          </table:table-cell>
          <table:table-cell office:value-type="float" office:value="0.025538" calcext:value-type="float">
            <text:p>0.025538</text:p>
          </table:table-cell>
          <table:table-cell table:formula="of:=[.B702]-[.C702]" office:value-type="float" office:value="-1.897994" calcext:value-type="float">
            <text:p>-1.897994</text:p>
          </table:table-cell>
        </table:table-row>
        <table:table-row table:style-name="ro1">
          <table:table-cell office:value-type="float" office:value="-1.886926" calcext:value-type="float">
            <text:p>-1.886926</text:p>
          </table:table-cell>
          <table:table-cell office:value-type="float" office:value="-1.825128" calcext:value-type="float">
            <text:p>-1.825128</text:p>
          </table:table-cell>
          <table:table-cell office:value-type="float" office:value="0.025577" calcext:value-type="float">
            <text:p>0.025577</text:p>
          </table:table-cell>
          <table:table-cell table:formula="of:=[.B703]-[.C703]" office:value-type="float" office:value="-1.850705" calcext:value-type="float">
            <text:p>-1.850705</text:p>
          </table:table-cell>
        </table:table-row>
        <table:table-row table:style-name="ro1">
          <table:table-cell office:value-type="float" office:value="-1.840322" calcext:value-type="float">
            <text:p>-1.840322</text:p>
          </table:table-cell>
          <table:table-cell office:value-type="float" office:value="-1.778525" calcext:value-type="float">
            <text:p>-1.778525</text:p>
          </table:table-cell>
          <table:table-cell office:value-type="float" office:value="0.025571" calcext:value-type="float">
            <text:p>0.025571</text:p>
          </table:table-cell>
          <table:table-cell table:formula="of:=[.B704]-[.C704]" office:value-type="float" office:value="-1.804096" calcext:value-type="float">
            <text:p>-1.804096</text:p>
          </table:table-cell>
        </table:table-row>
        <table:table-row table:style-name="ro1">
          <table:table-cell office:value-type="float" office:value="-1.79382" calcext:value-type="float">
            <text:p>-1.79382</text:p>
          </table:table-cell>
          <table:table-cell office:value-type="float" office:value="-1.732022" calcext:value-type="float">
            <text:p>-1.732022</text:p>
          </table:table-cell>
          <table:table-cell office:value-type="float" office:value="0.025576" calcext:value-type="float">
            <text:p>0.025576</text:p>
          </table:table-cell>
          <table:table-cell table:formula="of:=[.B705]-[.C705]" office:value-type="float" office:value="-1.757598" calcext:value-type="float">
            <text:p>-1.757598</text:p>
          </table:table-cell>
        </table:table-row>
        <table:table-row table:style-name="ro1">
          <table:table-cell office:value-type="float" office:value="-1.747124" calcext:value-type="float">
            <text:p>-1.747124</text:p>
          </table:table-cell>
          <table:table-cell office:value-type="float" office:value="-1.685326" calcext:value-type="float">
            <text:p>-1.685326</text:p>
          </table:table-cell>
          <table:table-cell office:value-type="float" office:value="0.025577" calcext:value-type="float">
            <text:p>0.025577</text:p>
          </table:table-cell>
          <table:table-cell table:formula="of:=[.B706]-[.C706]" office:value-type="float" office:value="-1.710903" calcext:value-type="float">
            <text:p>-1.710903</text:p>
          </table:table-cell>
        </table:table-row>
        <table:table-row table:style-name="ro1">
          <table:table-cell office:value-type="float" office:value="-1.698473" calcext:value-type="float">
            <text:p>-1.698473</text:p>
          </table:table-cell>
          <table:table-cell office:value-type="float" office:value="-1.636675" calcext:value-type="float">
            <text:p>-1.636675</text:p>
          </table:table-cell>
          <table:table-cell office:value-type="float" office:value="0.025605" calcext:value-type="float">
            <text:p>0.025605</text:p>
          </table:table-cell>
          <table:table-cell table:formula="of:=[.B707]-[.C707]" office:value-type="float" office:value="-1.66228" calcext:value-type="float">
            <text:p>-1.66228</text:p>
          </table:table-cell>
        </table:table-row>
        <table:table-row table:style-name="ro1">
          <table:table-cell office:value-type="float" office:value="-1.64977" calcext:value-type="float">
            <text:p>-1.64977</text:p>
          </table:table-cell>
          <table:table-cell office:value-type="float" office:value="-1.587972" calcext:value-type="float">
            <text:p>-1.587972</text:p>
          </table:table-cell>
          <table:table-cell office:value-type="float" office:value="0.025633" calcext:value-type="float">
            <text:p>0.025633</text:p>
          </table:table-cell>
          <table:table-cell table:formula="of:=[.B708]-[.C708]" office:value-type="float" office:value="-1.613605" calcext:value-type="float">
            <text:p>-1.613605</text:p>
          </table:table-cell>
        </table:table-row>
        <table:table-row table:style-name="ro1">
          <table:table-cell office:value-type="float" office:value="-1.600987" calcext:value-type="float">
            <text:p>-1.600987</text:p>
          </table:table-cell>
          <table:table-cell office:value-type="float" office:value="-1.539189" calcext:value-type="float">
            <text:p>-1.539189</text:p>
          </table:table-cell>
          <table:table-cell office:value-type="float" office:value="0.025661" calcext:value-type="float">
            <text:p>0.025661</text:p>
          </table:table-cell>
          <table:table-cell table:formula="of:=[.B709]-[.C709]" office:value-type="float" office:value="-1.56485" calcext:value-type="float">
            <text:p>-1.56485</text:p>
          </table:table-cell>
        </table:table-row>
        <table:table-row table:style-name="ro1">
          <table:table-cell office:value-type="float" office:value="-1.553371" calcext:value-type="float">
            <text:p>-1.553371</text:p>
          </table:table-cell>
          <table:table-cell office:value-type="float" office:value="-1.491573" calcext:value-type="float">
            <text:p>-1.491573</text:p>
          </table:table-cell>
          <table:table-cell office:value-type="float" office:value="0.025689" calcext:value-type="float">
            <text:p>0.025689</text:p>
          </table:table-cell>
          <table:table-cell table:formula="of:=[.B710]-[.C710]" office:value-type="float" office:value="-1.517262" calcext:value-type="float">
            <text:p>-1.517262</text:p>
          </table:table-cell>
        </table:table-row>
        <table:table-row table:style-name="ro1">
          <table:table-cell office:value-type="float" office:value="-1.504789" calcext:value-type="float">
            <text:p>-1.504789</text:p>
          </table:table-cell>
          <table:table-cell office:value-type="float" office:value="-1.442991" calcext:value-type="float">
            <text:p>-1.442991</text:p>
          </table:table-cell>
          <table:table-cell office:value-type="float" office:value="0.025717" calcext:value-type="float">
            <text:p>0.025717</text:p>
          </table:table-cell>
          <table:table-cell table:formula="of:=[.B711]-[.C711]" office:value-type="float" office:value="-1.468708" calcext:value-type="float">
            <text:p>-1.468708</text:p>
          </table:table-cell>
        </table:table-row>
        <table:table-row table:style-name="ro1">
          <table:table-cell office:value-type="float" office:value="-1.455708" calcext:value-type="float">
            <text:p>-1.455708</text:p>
          </table:table-cell>
          <table:table-cell office:value-type="float" office:value="-1.39391" calcext:value-type="float">
            <text:p>-1.39391</text:p>
          </table:table-cell>
          <table:table-cell office:value-type="float" office:value="0.025745" calcext:value-type="float">
            <text:p>0.025745</text:p>
          </table:table-cell>
          <table:table-cell table:formula="of:=[.B712]-[.C712]" office:value-type="float" office:value="-1.419655" calcext:value-type="float">
            <text:p>-1.419655</text:p>
          </table:table-cell>
        </table:table-row>
        <table:table-row table:style-name="ro1">
          <table:table-cell office:value-type="float" office:value="-1.406998" calcext:value-type="float">
            <text:p>-1.406998</text:p>
          </table:table-cell>
          <table:table-cell office:value-type="float" office:value="-1.3452" calcext:value-type="float">
            <text:p>-1.3452</text:p>
          </table:table-cell>
          <table:table-cell office:value-type="float" office:value="0.025773" calcext:value-type="float">
            <text:p>0.025773</text:p>
          </table:table-cell>
          <table:table-cell table:formula="of:=[.B713]-[.C713]" office:value-type="float" office:value="-1.370973" calcext:value-type="float">
            <text:p>-1.370973</text:p>
          </table:table-cell>
        </table:table-row>
        <table:table-row table:style-name="ro1">
          <table:table-cell office:value-type="float" office:value="-1.357571" calcext:value-type="float">
            <text:p>-1.357571</text:p>
          </table:table-cell>
          <table:table-cell office:value-type="float" office:value="-1.295773" calcext:value-type="float">
            <text:p>-1.295773</text:p>
          </table:table-cell>
          <table:table-cell office:value-type="float" office:value="0.025801" calcext:value-type="float">
            <text:p>0.025801</text:p>
          </table:table-cell>
          <table:table-cell table:formula="of:=[.B714]-[.C714]" office:value-type="float" office:value="-1.321574" calcext:value-type="float">
            <text:p>-1.321574</text:p>
          </table:table-cell>
        </table:table-row>
        <table:table-row table:style-name="ro1">
          <table:table-cell office:value-type="float" office:value="-1.308538" calcext:value-type="float">
            <text:p>-1.308538</text:p>
          </table:table-cell>
          <table:table-cell office:value-type="float" office:value="-1.24674" calcext:value-type="float">
            <text:p>-1.24674</text:p>
          </table:table-cell>
          <table:table-cell office:value-type="float" office:value="0.025829" calcext:value-type="float">
            <text:p>0.025829</text:p>
          </table:table-cell>
          <table:table-cell table:formula="of:=[.B715]-[.C715]" office:value-type="float" office:value="-1.272569" calcext:value-type="float">
            <text:p>-1.272569</text:p>
          </table:table-cell>
        </table:table-row>
        <table:table-row table:style-name="ro1">
          <table:table-cell office:value-type="float" office:value="-1.259089" calcext:value-type="float">
            <text:p>-1.259089</text:p>
          </table:table-cell>
          <table:table-cell office:value-type="float" office:value="-1.197291" calcext:value-type="float">
            <text:p>-1.197291</text:p>
          </table:table-cell>
          <table:table-cell office:value-type="float" office:value="0.025857" calcext:value-type="float">
            <text:p>0.025857</text:p>
          </table:table-cell>
          <table:table-cell table:formula="of:=[.B716]-[.C716]" office:value-type="float" office:value="-1.223148" calcext:value-type="float">
            <text:p>-1.223148</text:p>
          </table:table-cell>
        </table:table-row>
        <table:table-row table:style-name="ro1">
          <table:table-cell office:value-type="float" office:value="-1.209708" calcext:value-type="float">
            <text:p>-1.209708</text:p>
          </table:table-cell>
          <table:table-cell office:value-type="float" office:value="-1.14791" calcext:value-type="float">
            <text:p>-1.14791</text:p>
          </table:table-cell>
          <table:table-cell office:value-type="float" office:value="0.025885" calcext:value-type="float">
            <text:p>0.025885</text:p>
          </table:table-cell>
          <table:table-cell table:formula="of:=[.B717]-[.C717]" office:value-type="float" office:value="-1.173795" calcext:value-type="float">
            <text:p>-1.173795</text:p>
          </table:table-cell>
        </table:table-row>
        <table:table-row table:style-name="ro1">
          <table:table-cell office:value-type="float" office:value="-1.160852" calcext:value-type="float">
            <text:p>-1.160852</text:p>
          </table:table-cell>
          <table:table-cell office:value-type="float" office:value="-1.099054" calcext:value-type="float">
            <text:p>-1.099054</text:p>
          </table:table-cell>
          <table:table-cell office:value-type="float" office:value="0.025913" calcext:value-type="float">
            <text:p>0.025913</text:p>
          </table:table-cell>
          <table:table-cell table:formula="of:=[.B718]-[.C718]" office:value-type="float" office:value="-1.124967" calcext:value-type="float">
            <text:p>-1.124967</text:p>
          </table:table-cell>
        </table:table-row>
        <table:table-row table:style-name="ro1">
          <table:table-cell office:value-type="float" office:value="-1.112204" calcext:value-type="float">
            <text:p>-1.112204</text:p>
          </table:table-cell>
          <table:table-cell office:value-type="float" office:value="-1.050406" calcext:value-type="float">
            <text:p>-1.050406</text:p>
          </table:table-cell>
          <table:table-cell office:value-type="float" office:value="0.025941" calcext:value-type="float">
            <text:p>0.025941</text:p>
          </table:table-cell>
          <table:table-cell table:formula="of:=[.B719]-[.C719]" office:value-type="float" office:value="-1.076347" calcext:value-type="float">
            <text:p>-1.076347</text:p>
          </table:table-cell>
        </table:table-row>
        <table:table-row table:style-name="ro1">
          <table:table-cell office:value-type="float" office:value="-1.063302" calcext:value-type="float">
            <text:p>-1.063302</text:p>
          </table:table-cell>
          <table:table-cell office:value-type="float" office:value="-1.001505" calcext:value-type="float">
            <text:p>-1.001505</text:p>
          </table:table-cell>
          <table:table-cell office:value-type="float" office:value="0.025969" calcext:value-type="float">
            <text:p>0.025969</text:p>
          </table:table-cell>
          <table:table-cell table:formula="of:=[.B720]-[.C720]" office:value-type="float" office:value="-1.027474" calcext:value-type="float">
            <text:p>-1.027474</text:p>
          </table:table-cell>
        </table:table-row>
        <table:table-row table:style-name="ro1">
          <table:table-cell office:value-type="float" office:value="-1.013546" calcext:value-type="float">
            <text:p>-1.013546</text:p>
          </table:table-cell>
          <table:table-cell office:value-type="float" office:value="-0.951748" calcext:value-type="float">
            <text:p>-0.951748</text:p>
          </table:table-cell>
          <table:table-cell office:value-type="float" office:value="0.025997" calcext:value-type="float">
            <text:p>0.025997</text:p>
          </table:table-cell>
          <table:table-cell table:formula="of:=[.B721]-[.C721]" office:value-type="float" office:value="-0.977745" calcext:value-type="float">
            <text:p>-0.977745</text:p>
          </table:table-cell>
        </table:table-row>
        <table:table-row table:style-name="ro1">
          <table:table-cell office:value-type="float" office:value="-0.964501" calcext:value-type="float">
            <text:p>-0.964501</text:p>
          </table:table-cell>
          <table:table-cell office:value-type="float" office:value="-0.902704" calcext:value-type="float">
            <text:p>-0.902704</text:p>
          </table:table-cell>
          <table:table-cell office:value-type="float" office:value="0.026025" calcext:value-type="float">
            <text:p>0.026025</text:p>
          </table:table-cell>
          <table:table-cell table:formula="of:=[.B722]-[.C722]" office:value-type="float" office:value="-0.928729" calcext:value-type="float">
            <text:p>-0.928729</text:p>
          </table:table-cell>
        </table:table-row>
        <table:table-row table:style-name="ro1">
          <table:table-cell office:value-type="float" office:value="-0.914822" calcext:value-type="float">
            <text:p>-0.914822</text:p>
          </table:table-cell>
          <table:table-cell office:value-type="float" office:value="-0.853025" calcext:value-type="float">
            <text:p>-0.853025</text:p>
          </table:table-cell>
          <table:table-cell office:value-type="float" office:value="0.026053" calcext:value-type="float">
            <text:p>0.026053</text:p>
          </table:table-cell>
          <table:table-cell table:formula="of:=[.B723]-[.C723]" office:value-type="float" office:value="-0.879078" calcext:value-type="float">
            <text:p>-0.879078</text:p>
          </table:table-cell>
        </table:table-row>
        <table:table-row table:style-name="ro1">
          <table:table-cell office:value-type="float" office:value="-0.865845" calcext:value-type="float">
            <text:p>-0.865845</text:p>
          </table:table-cell>
          <table:table-cell office:value-type="float" office:value="-0.804047" calcext:value-type="float">
            <text:p>-0.804047</text:p>
          </table:table-cell>
          <table:table-cell office:value-type="float" office:value="0.026081" calcext:value-type="float">
            <text:p>0.026081</text:p>
          </table:table-cell>
          <table:table-cell table:formula="of:=[.B724]-[.C724]" office:value-type="float" office:value="-0.830128" calcext:value-type="float">
            <text:p>-0.830128</text:p>
          </table:table-cell>
        </table:table-row>
        <table:table-row table:style-name="ro1">
          <table:table-cell office:value-type="float" office:value="-0.816766" calcext:value-type="float">
            <text:p>-0.816766</text:p>
          </table:table-cell>
          <table:table-cell office:value-type="float" office:value="-0.754968" calcext:value-type="float">
            <text:p>-0.754968</text:p>
          </table:table-cell>
          <table:table-cell office:value-type="float" office:value="0.026109" calcext:value-type="float">
            <text:p>0.026109</text:p>
          </table:table-cell>
          <table:table-cell table:formula="of:=[.B725]-[.C725]" office:value-type="float" office:value="-0.781077" calcext:value-type="float">
            <text:p>-0.781077</text:p>
          </table:table-cell>
        </table:table-row>
        <table:table-row table:style-name="ro1">
          <table:table-cell office:value-type="float" office:value="-0.76789" calcext:value-type="float">
            <text:p>-0.76789</text:p>
          </table:table-cell>
          <table:table-cell office:value-type="float" office:value="-0.706092" calcext:value-type="float">
            <text:p>-0.706092</text:p>
          </table:table-cell>
          <table:table-cell office:value-type="float" office:value="0.026137" calcext:value-type="float">
            <text:p>0.026137</text:p>
          </table:table-cell>
          <table:table-cell table:formula="of:=[.B726]-[.C726]" office:value-type="float" office:value="-0.732229" calcext:value-type="float">
            <text:p>-0.732229</text:p>
          </table:table-cell>
        </table:table-row>
        <table:table-row table:style-name="ro1">
          <table:table-cell office:value-type="float" office:value="-0.719284" calcext:value-type="float">
            <text:p>-0.719284</text:p>
          </table:table-cell>
          <table:table-cell office:value-type="float" office:value="-0.657486" calcext:value-type="float">
            <text:p>-0.657486</text:p>
          </table:table-cell>
          <table:table-cell office:value-type="float" office:value="0.026165" calcext:value-type="float">
            <text:p>0.026165</text:p>
          </table:table-cell>
          <table:table-cell table:formula="of:=[.B727]-[.C727]" office:value-type="float" office:value="-0.683651" calcext:value-type="float">
            <text:p>-0.683651</text:p>
          </table:table-cell>
        </table:table-row>
        <table:table-row table:style-name="ro1">
          <table:table-cell office:value-type="float" office:value="-0.670742" calcext:value-type="float">
            <text:p>-0.670742</text:p>
          </table:table-cell>
          <table:table-cell office:value-type="float" office:value="-0.608944" calcext:value-type="float">
            <text:p>-0.608944</text:p>
          </table:table-cell>
          <table:table-cell office:value-type="float" office:value="0.026193" calcext:value-type="float">
            <text:p>0.026193</text:p>
          </table:table-cell>
          <table:table-cell table:formula="of:=[.B728]-[.C728]" office:value-type="float" office:value="-0.635137" calcext:value-type="float">
            <text:p>-0.635137</text:p>
          </table:table-cell>
        </table:table-row>
        <table:table-row table:style-name="ro1">
          <table:table-cell office:value-type="float" office:value="-0.622059" calcext:value-type="float">
            <text:p>-0.622059</text:p>
          </table:table-cell>
          <table:table-cell office:value-type="float" office:value="-0.560261" calcext:value-type="float">
            <text:p>-0.560261</text:p>
          </table:table-cell>
          <table:table-cell office:value-type="float" office:value="0.026221" calcext:value-type="float">
            <text:p>0.026221</text:p>
          </table:table-cell>
          <table:table-cell table:formula="of:=[.B729]-[.C729]" office:value-type="float" office:value="-0.586482" calcext:value-type="float">
            <text:p>-0.586482</text:p>
          </table:table-cell>
        </table:table-row>
        <table:table-row table:style-name="ro1">
          <table:table-cell office:value-type="float" office:value="-0.572842" calcext:value-type="float">
            <text:p>-0.572842</text:p>
          </table:table-cell>
          <table:table-cell office:value-type="float" office:value="-0.511044" calcext:value-type="float">
            <text:p>-0.511044</text:p>
          </table:table-cell>
          <table:table-cell office:value-type="float" office:value="0.026249" calcext:value-type="float">
            <text:p>0.026249</text:p>
          </table:table-cell>
          <table:table-cell table:formula="of:=[.B730]-[.C730]" office:value-type="float" office:value="-0.537293" calcext:value-type="float">
            <text:p>-0.537293</text:p>
          </table:table-cell>
        </table:table-row>
        <table:table-row table:style-name="ro1">
          <table:table-cell office:value-type="float" office:value="-0.523389" calcext:value-type="float">
            <text:p>-0.523389</text:p>
          </table:table-cell>
          <table:table-cell office:value-type="float" office:value="-0.461591" calcext:value-type="float">
            <text:p>-0.461591</text:p>
          </table:table-cell>
          <table:table-cell office:value-type="float" office:value="0.026277" calcext:value-type="float">
            <text:p>0.026277</text:p>
          </table:table-cell>
          <table:table-cell table:formula="of:=[.B731]-[.C731]" office:value-type="float" office:value="-0.487868" calcext:value-type="float">
            <text:p>-0.487868</text:p>
          </table:table-cell>
        </table:table-row>
        <table:table-row table:style-name="ro1">
          <table:table-cell office:value-type="float" office:value="-0.474096" calcext:value-type="float">
            <text:p>-0.474096</text:p>
          </table:table-cell>
          <table:table-cell office:value-type="float" office:value="-0.412298" calcext:value-type="float">
            <text:p>-0.412298</text:p>
          </table:table-cell>
          <table:table-cell office:value-type="float" office:value="0.026305" calcext:value-type="float">
            <text:p>0.026305</text:p>
          </table:table-cell>
          <table:table-cell table:formula="of:=[.B732]-[.C732]" office:value-type="float" office:value="-0.438603" calcext:value-type="float">
            <text:p>-0.438603</text:p>
          </table:table-cell>
        </table:table-row>
        <table:table-row table:style-name="ro1">
          <table:table-cell office:value-type="float" office:value="-0.424688" calcext:value-type="float">
            <text:p>-0.424688</text:p>
          </table:table-cell>
          <table:table-cell office:value-type="float" office:value="-0.36289" calcext:value-type="float">
            <text:p>-0.36289</text:p>
          </table:table-cell>
          <table:table-cell office:value-type="float" office:value="0.026333" calcext:value-type="float">
            <text:p>0.026333</text:p>
          </table:table-cell>
          <table:table-cell table:formula="of:=[.B733]-[.C733]" office:value-type="float" office:value="-0.389223" calcext:value-type="float">
            <text:p>-0.389223</text:p>
          </table:table-cell>
        </table:table-row>
        <table:table-row table:style-name="ro1">
          <table:table-cell office:value-type="float" office:value="-0.374453" calcext:value-type="float">
            <text:p>-0.374453</text:p>
          </table:table-cell>
          <table:table-cell office:value-type="float" office:value="-0.312655" calcext:value-type="float">
            <text:p>-0.312655</text:p>
          </table:table-cell>
          <table:table-cell office:value-type="float" office:value="0.026361" calcext:value-type="float">
            <text:p>0.026361</text:p>
          </table:table-cell>
          <table:table-cell table:formula="of:=[.B734]-[.C734]" office:value-type="float" office:value="-0.339016" calcext:value-type="float">
            <text:p>-0.339016</text:p>
          </table:table-cell>
        </table:table-row>
        <table:table-row table:style-name="ro1">
          <table:table-cell office:value-type="float" office:value="-0.324307" calcext:value-type="float">
            <text:p>-0.324307</text:p>
          </table:table-cell>
          <table:table-cell office:value-type="float" office:value="-0.262509" calcext:value-type="float">
            <text:p>-0.262509</text:p>
          </table:table-cell>
          <table:table-cell office:value-type="float" office:value="0.026389" calcext:value-type="float">
            <text:p>0.026389</text:p>
          </table:table-cell>
          <table:table-cell table:formula="of:=[.B735]-[.C735]" office:value-type="float" office:value="-0.288898" calcext:value-type="float">
            <text:p>-0.288898</text:p>
          </table:table-cell>
        </table:table-row>
        <table:table-row table:style-name="ro1">
          <table:table-cell office:value-type="float" office:value="-0.274384" calcext:value-type="float">
            <text:p>-0.274384</text:p>
          </table:table-cell>
          <table:table-cell office:value-type="float" office:value="-0.212586" calcext:value-type="float">
            <text:p>-0.212586</text:p>
          </table:table-cell>
          <table:table-cell office:value-type="float" office:value="0.026417" calcext:value-type="float">
            <text:p>0.026417</text:p>
          </table:table-cell>
          <table:table-cell table:formula="of:=[.B736]-[.C736]" office:value-type="float" office:value="-0.239003" calcext:value-type="float">
            <text:p>-0.239003</text:p>
          </table:table-cell>
        </table:table-row>
        <table:table-row table:style-name="ro1">
          <table:table-cell office:value-type="float" office:value="-0.225087" calcext:value-type="float">
            <text:p>-0.225087</text:p>
          </table:table-cell>
          <table:table-cell office:value-type="float" office:value="-0.163289" calcext:value-type="float">
            <text:p>-0.163289</text:p>
          </table:table-cell>
          <table:table-cell office:value-type="float" office:value="0.026445" calcext:value-type="float">
            <text:p>0.026445</text:p>
          </table:table-cell>
          <table:table-cell table:formula="of:=[.B737]-[.C737]" office:value-type="float" office:value="-0.189734" calcext:value-type="float">
            <text:p>-0.189734</text:p>
          </table:table-cell>
        </table:table-row>
        <table:table-row table:style-name="ro1">
          <table:table-cell office:value-type="float" office:value="-0.176817" calcext:value-type="float">
            <text:p>-0.176817</text:p>
          </table:table-cell>
          <table:table-cell office:value-type="float" office:value="-0.115019" calcext:value-type="float">
            <text:p>-0.115019</text:p>
          </table:table-cell>
          <table:table-cell office:value-type="float" office:value="0.026473" calcext:value-type="float">
            <text:p>0.026473</text:p>
          </table:table-cell>
          <table:table-cell table:formula="of:=[.B738]-[.C738]" office:value-type="float" office:value="-0.141492" calcext:value-type="float">
            <text:p>-0.141492</text:p>
          </table:table-cell>
        </table:table-row>
        <table:table-row table:style-name="ro1">
          <table:table-cell office:value-type="float" office:value="-0.130035" calcext:value-type="float">
            <text:p>-0.130035</text:p>
          </table:table-cell>
          <table:table-cell office:value-type="float" office:value="-0.068237" calcext:value-type="float">
            <text:p>-0.068237</text:p>
          </table:table-cell>
          <table:table-cell office:value-type="float" office:value="0.026501" calcext:value-type="float">
            <text:p>0.026501</text:p>
          </table:table-cell>
          <table:table-cell table:formula="of:=[.B739]-[.C739]" office:value-type="float" office:value="-0.094738" calcext:value-type="float">
            <text:p>-0.094738</text:p>
          </table:table-cell>
        </table:table-row>
        <table:table-row table:style-name="ro1">
          <table:table-cell office:value-type="float" office:value="-0.080724" calcext:value-type="float">
            <text:p>-0.080724</text:p>
          </table:table-cell>
          <table:table-cell office:value-type="float" office:value="-0.018926" calcext:value-type="float">
            <text:p>-0.018926</text:p>
          </table:table-cell>
          <table:table-cell office:value-type="float" office:value="0.026529" calcext:value-type="float">
            <text:p>0.026529</text:p>
          </table:table-cell>
          <table:table-cell table:formula="of:=[.B740]-[.C740]" office:value-type="float" office:value="-0.045455" calcext:value-type="float">
            <text:p>-0.045455</text:p>
          </table:table-cell>
        </table:table-row>
        <table:table-row table:style-name="ro1">
          <table:table-cell office:value-type="float" office:value="-0.031217" calcext:value-type="float">
            <text:p>-0.031217</text:p>
          </table:table-cell>
          <table:table-cell office:value-type="float" office:value="0.030581" calcext:value-type="float">
            <text:p>0.030581</text:p>
          </table:table-cell>
          <table:table-cell office:value-type="float" office:value="0.026557" calcext:value-type="float">
            <text:p>0.026557</text:p>
          </table:table-cell>
          <table:table-cell table:formula="of:=[.B741]-[.C741]" office:value-type="float" office:value="0.004024" calcext:value-type="float">
            <text:p>0.004024</text:p>
          </table:table-cell>
        </table:table-row>
        <table:table-row table:style-name="ro1">
          <table:table-cell office:value-type="float" office:value="0.019105" calcext:value-type="float">
            <text:p>0.019105</text:p>
          </table:table-cell>
          <table:table-cell office:value-type="float" office:value="0.080903" calcext:value-type="float">
            <text:p>0.080903</text:p>
          </table:table-cell>
          <table:table-cell office:value-type="float" office:value="0.026585" calcext:value-type="float">
            <text:p>0.026585</text:p>
          </table:table-cell>
          <table:table-cell table:formula="of:=[.B742]-[.C742]" office:value-type="float" office:value="0.054318" calcext:value-type="float">
            <text:p>0.054318</text:p>
          </table:table-cell>
        </table:table-row>
        <table:table-row table:style-name="ro1">
          <table:table-cell office:value-type="float" office:value="0.069531" calcext:value-type="float">
            <text:p>0.069531</text:p>
          </table:table-cell>
          <table:table-cell office:value-type="float" office:value="0.131329" calcext:value-type="float">
            <text:p>0.131329</text:p>
          </table:table-cell>
          <table:table-cell office:value-type="float" office:value="0.026613" calcext:value-type="float">
            <text:p>0.026613</text:p>
          </table:table-cell>
          <table:table-cell table:formula="of:=[.B743]-[.C743]" office:value-type="float" office:value="0.104716" calcext:value-type="float">
            <text:p>0.104716</text:p>
          </table:table-cell>
        </table:table-row>
        <table:table-row table:style-name="ro1">
          <table:table-cell office:value-type="float" office:value="0.120151" calcext:value-type="float">
            <text:p>0.120151</text:p>
          </table:table-cell>
          <table:table-cell office:value-type="float" office:value="0.181949" calcext:value-type="float">
            <text:p>0.181949</text:p>
          </table:table-cell>
          <table:table-cell office:value-type="float" office:value="0.026641" calcext:value-type="float">
            <text:p>0.026641</text:p>
          </table:table-cell>
          <table:table-cell table:formula="of:=[.B744]-[.C744]" office:value-type="float" office:value="0.155308" calcext:value-type="float">
            <text:p>0.155308</text:p>
          </table:table-cell>
        </table:table-row>
        <table:table-row table:style-name="ro1">
          <table:table-cell office:value-type="float" office:value="0.171544" calcext:value-type="float">
            <text:p>0.171544</text:p>
          </table:table-cell>
          <table:table-cell office:value-type="float" office:value="0.233342" calcext:value-type="float">
            <text:p>0.233342</text:p>
          </table:table-cell>
          <table:table-cell office:value-type="float" office:value="0.026669" calcext:value-type="float">
            <text:p>0.026669</text:p>
          </table:table-cell>
          <table:table-cell table:formula="of:=[.B745]-[.C745]" office:value-type="float" office:value="0.206673" calcext:value-type="float">
            <text:p>0.206673</text:p>
          </table:table-cell>
        </table:table-row>
        <table:table-row table:style-name="ro1">
          <table:table-cell office:value-type="float" office:value="0.222609" calcext:value-type="float">
            <text:p>0.222609</text:p>
          </table:table-cell>
          <table:table-cell office:value-type="float" office:value="0.284407" calcext:value-type="float">
            <text:p>0.284407</text:p>
          </table:table-cell>
          <table:table-cell office:value-type="float" office:value="0.026697" calcext:value-type="float">
            <text:p>0.026697</text:p>
          </table:table-cell>
          <table:table-cell table:formula="of:=[.B746]-[.C746]" office:value-type="float" office:value="0.25771" calcext:value-type="float">
            <text:p>0.25771</text:p>
          </table:table-cell>
        </table:table-row>
        <table:table-row table:style-name="ro1">
          <table:table-cell office:value-type="float" office:value="0.274258" calcext:value-type="float">
            <text:p>0.274258</text:p>
          </table:table-cell>
          <table:table-cell office:value-type="float" office:value="0.336056" calcext:value-type="float">
            <text:p>0.336056</text:p>
          </table:table-cell>
          <table:table-cell office:value-type="float" office:value="0.026725" calcext:value-type="float">
            <text:p>0.026725</text:p>
          </table:table-cell>
          <table:table-cell table:formula="of:=[.B747]-[.C747]" office:value-type="float" office:value="0.309331" calcext:value-type="float">
            <text:p>0.309331</text:p>
          </table:table-cell>
        </table:table-row>
        <table:table-row table:style-name="ro1">
          <table:table-cell office:value-type="float" office:value="0.325221" calcext:value-type="float">
            <text:p>0.325221</text:p>
          </table:table-cell>
          <table:table-cell office:value-type="float" office:value="0.387019" calcext:value-type="float">
            <text:p>0.387019</text:p>
          </table:table-cell>
          <table:table-cell office:value-type="float" office:value="0.026753" calcext:value-type="float">
            <text:p>0.026753</text:p>
          </table:table-cell>
          <table:table-cell table:formula="of:=[.B748]-[.C748]" office:value-type="float" office:value="0.360266" calcext:value-type="float">
            <text:p>0.360266</text:p>
          </table:table-cell>
        </table:table-row>
        <table:table-row table:style-name="ro1">
          <table:table-cell office:value-type="float" office:value="0.375835" calcext:value-type="float">
            <text:p>0.375835</text:p>
          </table:table-cell>
          <table:table-cell office:value-type="float" office:value="0.437633" calcext:value-type="float">
            <text:p>0.437633</text:p>
          </table:table-cell>
          <table:table-cell office:value-type="float" office:value="0.026781" calcext:value-type="float">
            <text:p>0.026781</text:p>
          </table:table-cell>
          <table:table-cell table:formula="of:=[.B749]-[.C749]" office:value-type="float" office:value="0.410852" calcext:value-type="float">
            <text:p>0.410852</text:p>
          </table:table-cell>
        </table:table-row>
        <table:table-row table:style-name="ro1">
          <table:table-cell office:value-type="float" office:value="0.425822" calcext:value-type="float">
            <text:p>0.425822</text:p>
          </table:table-cell>
          <table:table-cell office:value-type="float" office:value="0.48762" calcext:value-type="float">
            <text:p>0.48762</text:p>
          </table:table-cell>
          <table:table-cell office:value-type="float" office:value="0.026809" calcext:value-type="float">
            <text:p>0.026809</text:p>
          </table:table-cell>
          <table:table-cell table:formula="of:=[.B750]-[.C750]" office:value-type="float" office:value="0.460811" calcext:value-type="float">
            <text:p>0.460811</text:p>
          </table:table-cell>
        </table:table-row>
        <table:table-row table:style-name="ro1">
          <table:table-cell office:value-type="float" office:value="0.475272" calcext:value-type="float">
            <text:p>0.475272</text:p>
          </table:table-cell>
          <table:table-cell office:value-type="float" office:value="0.53707" calcext:value-type="float">
            <text:p>0.53707</text:p>
          </table:table-cell>
          <table:table-cell office:value-type="float" office:value="0.026837" calcext:value-type="float">
            <text:p>0.026837</text:p>
          </table:table-cell>
          <table:table-cell table:formula="of:=[.B751]-[.C751]" office:value-type="float" office:value="0.510233" calcext:value-type="float">
            <text:p>0.510233</text:p>
          </table:table-cell>
        </table:table-row>
        <table:table-row table:style-name="ro1">
          <table:table-cell office:value-type="float" office:value="0.524291" calcext:value-type="float">
            <text:p>0.524291</text:p>
          </table:table-cell>
          <table:table-cell office:value-type="float" office:value="0.586089" calcext:value-type="float">
            <text:p>0.586089</text:p>
          </table:table-cell>
          <table:table-cell office:value-type="float" office:value="0.026865" calcext:value-type="float">
            <text:p>0.026865</text:p>
          </table:table-cell>
          <table:table-cell table:formula="of:=[.B752]-[.C752]" office:value-type="float" office:value="0.559224" calcext:value-type="float">
            <text:p>0.559224</text:p>
          </table:table-cell>
        </table:table-row>
        <table:table-row table:style-name="ro1">
          <table:table-cell office:value-type="float" office:value="0.572787" calcext:value-type="float">
            <text:p>0.572787</text:p>
          </table:table-cell>
          <table:table-cell office:value-type="float" office:value="0.634585" calcext:value-type="float">
            <text:p>0.634585</text:p>
          </table:table-cell>
          <table:table-cell office:value-type="float" office:value="0.026893" calcext:value-type="float">
            <text:p>0.026893</text:p>
          </table:table-cell>
          <table:table-cell table:formula="of:=[.B753]-[.C753]" office:value-type="float" office:value="0.607692" calcext:value-type="float">
            <text:p>0.607692</text:p>
          </table:table-cell>
        </table:table-row>
        <table:table-row table:style-name="ro1">
          <table:table-cell office:value-type="float" office:value="0.621396" calcext:value-type="float">
            <text:p>0.621396</text:p>
          </table:table-cell>
          <table:table-cell office:value-type="float" office:value="0.683194" calcext:value-type="float">
            <text:p>0.683194</text:p>
          </table:table-cell>
          <table:table-cell office:value-type="float" office:value="0.026921" calcext:value-type="float">
            <text:p>0.026921</text:p>
          </table:table-cell>
          <table:table-cell table:formula="of:=[.B754]-[.C754]" office:value-type="float" office:value="0.656273" calcext:value-type="float">
            <text:p>0.656273</text:p>
          </table:table-cell>
        </table:table-row>
        <table:table-row table:style-name="ro1">
          <table:table-cell office:value-type="float" office:value="0.669986" calcext:value-type="float">
            <text:p>0.669986</text:p>
          </table:table-cell>
          <table:table-cell office:value-type="float" office:value="0.731784" calcext:value-type="float">
            <text:p>0.731784</text:p>
          </table:table-cell>
          <table:table-cell office:value-type="float" office:value="0.026949" calcext:value-type="float">
            <text:p>0.026949</text:p>
          </table:table-cell>
          <table:table-cell table:formula="of:=[.B755]-[.C755]" office:value-type="float" office:value="0.704835" calcext:value-type="float">
            <text:p>0.704835</text:p>
          </table:table-cell>
        </table:table-row>
        <table:table-row table:style-name="ro1">
          <table:table-cell office:value-type="float" office:value="0.718045" calcext:value-type="float">
            <text:p>0.718045</text:p>
          </table:table-cell>
          <table:table-cell office:value-type="float" office:value="0.779843" calcext:value-type="float">
            <text:p>0.779843</text:p>
          </table:table-cell>
          <table:table-cell office:value-type="float" office:value="0.026977" calcext:value-type="float">
            <text:p>0.026977</text:p>
          </table:table-cell>
          <table:table-cell table:formula="of:=[.B756]-[.C756]" office:value-type="float" office:value="0.752866" calcext:value-type="float">
            <text:p>0.752866</text:p>
          </table:table-cell>
        </table:table-row>
        <table:table-row table:style-name="ro1">
          <table:table-cell office:value-type="float" office:value="0.765547" calcext:value-type="float">
            <text:p>0.765547</text:p>
          </table:table-cell>
          <table:table-cell office:value-type="float" office:value="0.827344" calcext:value-type="float">
            <text:p>0.827344</text:p>
          </table:table-cell>
          <table:table-cell office:value-type="float" office:value="0.027005" calcext:value-type="float">
            <text:p>0.027005</text:p>
          </table:table-cell>
          <table:table-cell table:formula="of:=[.B757]-[.C757]" office:value-type="float" office:value="0.800339" calcext:value-type="float">
            <text:p>0.800339</text:p>
          </table:table-cell>
        </table:table-row>
        <table:table-row table:style-name="ro1">
          <table:table-cell office:value-type="float" office:value="0.812134" calcext:value-type="float">
            <text:p>0.812134</text:p>
          </table:table-cell>
          <table:table-cell office:value-type="float" office:value="0.873931" calcext:value-type="float">
            <text:p>0.873931</text:p>
          </table:table-cell>
          <table:table-cell office:value-type="float" office:value="0.027033" calcext:value-type="float">
            <text:p>0.027033</text:p>
          </table:table-cell>
          <table:table-cell table:formula="of:=[.B758]-[.C758]" office:value-type="float" office:value="0.846898" calcext:value-type="float">
            <text:p>0.846898</text:p>
          </table:table-cell>
        </table:table-row>
        <table:table-row table:style-name="ro1">
          <table:table-cell office:value-type="float" office:value="0.860091" calcext:value-type="float">
            <text:p>0.860091</text:p>
          </table:table-cell>
          <table:table-cell office:value-type="float" office:value="0.921889" calcext:value-type="float">
            <text:p>0.921889</text:p>
          </table:table-cell>
          <table:table-cell office:value-type="float" office:value="0.027061" calcext:value-type="float">
            <text:p>0.027061</text:p>
          </table:table-cell>
          <table:table-cell table:formula="of:=[.B759]-[.C759]" office:value-type="float" office:value="0.894828" calcext:value-type="float">
            <text:p>0.894828</text:p>
          </table:table-cell>
        </table:table-row>
        <table:table-row table:style-name="ro1">
          <table:table-cell office:value-type="float" office:value="0.908394" calcext:value-type="float">
            <text:p>0.908394</text:p>
          </table:table-cell>
          <table:table-cell office:value-type="float" office:value="0.970192" calcext:value-type="float">
            <text:p>0.970192</text:p>
          </table:table-cell>
          <table:table-cell office:value-type="float" office:value="0.027089" calcext:value-type="float">
            <text:p>0.027089</text:p>
          </table:table-cell>
          <table:table-cell table:formula="of:=[.B760]-[.C760]" office:value-type="float" office:value="0.943103" calcext:value-type="float">
            <text:p>0.943103</text:p>
          </table:table-cell>
        </table:table-row>
        <table:table-row table:style-name="ro1">
          <table:table-cell office:value-type="float" office:value="0.956457" calcext:value-type="float">
            <text:p>0.956457</text:p>
          </table:table-cell>
          <table:table-cell office:value-type="float" office:value="1.018254" calcext:value-type="float">
            <text:p>1.018254</text:p>
          </table:table-cell>
          <table:table-cell office:value-type="float" office:value="0.027117" calcext:value-type="float">
            <text:p>0.027117</text:p>
          </table:table-cell>
          <table:table-cell table:formula="of:=[.B761]-[.C761]" office:value-type="float" office:value="0.991137" calcext:value-type="float">
            <text:p>0.991137</text:p>
          </table:table-cell>
        </table:table-row>
        <table:table-row table:style-name="ro1">
          <table:table-cell office:value-type="float" office:value="1.004658" calcext:value-type="float">
            <text:p>1.004658</text:p>
          </table:table-cell>
          <table:table-cell office:value-type="float" office:value="1.066456" calcext:value-type="float">
            <text:p>1.066456</text:p>
          </table:table-cell>
          <table:table-cell office:value-type="float" office:value="0.027145" calcext:value-type="float">
            <text:p>0.027145</text:p>
          </table:table-cell>
          <table:table-cell table:formula="of:=[.B762]-[.C762]" office:value-type="float" office:value="1.039311" calcext:value-type="float">
            <text:p>1.039311</text:p>
          </table:table-cell>
        </table:table-row>
        <table:table-row table:style-name="ro1">
          <table:table-cell office:value-type="float" office:value="1.053041" calcext:value-type="float">
            <text:p>1.053041</text:p>
          </table:table-cell>
          <table:table-cell office:value-type="float" office:value="1.114839" calcext:value-type="float">
            <text:p>1.114839</text:p>
          </table:table-cell>
          <table:table-cell office:value-type="float" office:value="0.027173" calcext:value-type="float">
            <text:p>0.027173</text:p>
          </table:table-cell>
          <table:table-cell table:formula="of:=[.B763]-[.C763]" office:value-type="float" office:value="1.087666" calcext:value-type="float">
            <text:p>1.087666</text:p>
          </table:table-cell>
        </table:table-row>
        <table:table-row table:style-name="ro1">
          <table:table-cell office:value-type="float" office:value="1.101942" calcext:value-type="float">
            <text:p>1.101942</text:p>
          </table:table-cell>
          <table:table-cell office:value-type="float" office:value="1.16374" calcext:value-type="float">
            <text:p>1.16374</text:p>
          </table:table-cell>
          <table:table-cell office:value-type="float" office:value="0.027201" calcext:value-type="float">
            <text:p>0.027201</text:p>
          </table:table-cell>
          <table:table-cell table:formula="of:=[.B764]-[.C764]" office:value-type="float" office:value="1.136539" calcext:value-type="float">
            <text:p>1.136539</text:p>
          </table:table-cell>
        </table:table-row>
        <table:table-row table:style-name="ro1">
          <table:table-cell office:value-type="float" office:value="1.150459" calcext:value-type="float">
            <text:p>1.150459</text:p>
          </table:table-cell>
          <table:table-cell office:value-type="float" office:value="1.212257" calcext:value-type="float">
            <text:p>1.212257</text:p>
          </table:table-cell>
          <table:table-cell office:value-type="float" office:value="0.027229" calcext:value-type="float">
            <text:p>0.027229</text:p>
          </table:table-cell>
          <table:table-cell table:formula="of:=[.B765]-[.C765]" office:value-type="float" office:value="1.185028" calcext:value-type="float">
            <text:p>1.185028</text:p>
          </table:table-cell>
        </table:table-row>
        <table:table-row table:style-name="ro1">
          <table:table-cell office:value-type="float" office:value="1.1997" calcext:value-type="float">
            <text:p>1.1997</text:p>
          </table:table-cell>
          <table:table-cell office:value-type="float" office:value="1.261498" calcext:value-type="float">
            <text:p>1.261498</text:p>
          </table:table-cell>
          <table:table-cell office:value-type="float" office:value="0.027257" calcext:value-type="float">
            <text:p>0.027257</text:p>
          </table:table-cell>
          <table:table-cell table:formula="of:=[.B766]-[.C766]" office:value-type="float" office:value="1.234241" calcext:value-type="float">
            <text:p>1.234241</text:p>
          </table:table-cell>
        </table:table-row>
        <table:table-row table:style-name="ro1">
          <table:table-cell office:value-type="float" office:value="1.249316" calcext:value-type="float">
            <text:p>1.249316</text:p>
          </table:table-cell>
          <table:table-cell office:value-type="float" office:value="1.311114" calcext:value-type="float">
            <text:p>1.311114</text:p>
          </table:table-cell>
          <table:table-cell office:value-type="float" office:value="0.027285" calcext:value-type="float">
            <text:p>0.027285</text:p>
          </table:table-cell>
          <table:table-cell table:formula="of:=[.B767]-[.C767]" office:value-type="float" office:value="1.283829" calcext:value-type="float">
            <text:p>1.283829</text:p>
          </table:table-cell>
        </table:table-row>
        <table:table-row table:style-name="ro1">
          <table:table-cell office:value-type="float" office:value="1.298232" calcext:value-type="float">
            <text:p>1.298232</text:p>
          </table:table-cell>
          <table:table-cell office:value-type="float" office:value="1.360029" calcext:value-type="float">
            <text:p>1.360029</text:p>
          </table:table-cell>
          <table:table-cell office:value-type="float" office:value="0.027313" calcext:value-type="float">
            <text:p>0.027313</text:p>
          </table:table-cell>
          <table:table-cell table:formula="of:=[.B768]-[.C768]" office:value-type="float" office:value="1.332716" calcext:value-type="float">
            <text:p>1.332716</text:p>
          </table:table-cell>
        </table:table-row>
        <table:table-row table:style-name="ro1">
          <table:table-cell office:value-type="float" office:value="1.347252" calcext:value-type="float">
            <text:p>1.347252</text:p>
          </table:table-cell>
          <table:table-cell office:value-type="float" office:value="1.40905" calcext:value-type="float">
            <text:p>1.40905</text:p>
          </table:table-cell>
          <table:table-cell office:value-type="float" office:value="0.027341" calcext:value-type="float">
            <text:p>0.027341</text:p>
          </table:table-cell>
          <table:table-cell table:formula="of:=[.B769]-[.C769]" office:value-type="float" office:value="1.381709" calcext:value-type="float">
            <text:p>1.381709</text:p>
          </table:table-cell>
        </table:table-row>
        <table:table-row table:style-name="ro1">
          <table:table-cell office:value-type="float" office:value="1.395828" calcext:value-type="float">
            <text:p>1.395828</text:p>
          </table:table-cell>
          <table:table-cell office:value-type="float" office:value="1.457626" calcext:value-type="float">
            <text:p>1.457626</text:p>
          </table:table-cell>
          <table:table-cell office:value-type="float" office:value="0.027369" calcext:value-type="float">
            <text:p>0.027369</text:p>
          </table:table-cell>
          <table:table-cell table:formula="of:=[.B770]-[.C770]" office:value-type="float" office:value="1.430257" calcext:value-type="float">
            <text:p>1.430257</text:p>
          </table:table-cell>
        </table:table-row>
        <table:table-row table:style-name="ro1">
          <table:table-cell office:value-type="float" office:value="1.445046" calcext:value-type="float">
            <text:p>1.445046</text:p>
          </table:table-cell>
          <table:table-cell office:value-type="float" office:value="1.506844" calcext:value-type="float">
            <text:p>1.506844</text:p>
          </table:table-cell>
          <table:table-cell office:value-type="float" office:value="0.027397" calcext:value-type="float">
            <text:p>0.027397</text:p>
          </table:table-cell>
          <table:table-cell table:formula="of:=[.B771]-[.C771]" office:value-type="float" office:value="1.479447" calcext:value-type="float">
            <text:p>1.479447</text:p>
          </table:table-cell>
        </table:table-row>
        <table:table-row table:style-name="ro1">
          <table:table-cell office:value-type="float" office:value="1.493736" calcext:value-type="float">
            <text:p>1.493736</text:p>
          </table:table-cell>
          <table:table-cell office:value-type="float" office:value="1.555534" calcext:value-type="float">
            <text:p>1.555534</text:p>
          </table:table-cell>
          <table:table-cell office:value-type="float" office:value="0.027425" calcext:value-type="float">
            <text:p>0.027425</text:p>
          </table:table-cell>
          <table:table-cell table:formula="of:=[.B772]-[.C772]" office:value-type="float" office:value="1.528109" calcext:value-type="float">
            <text:p>1.528109</text:p>
          </table:table-cell>
        </table:table-row>
        <table:table-row table:style-name="ro1">
          <table:table-cell office:value-type="float" office:value="1.542964" calcext:value-type="float">
            <text:p>1.542964</text:p>
          </table:table-cell>
          <table:table-cell office:value-type="float" office:value="1.604762" calcext:value-type="float">
            <text:p>1.604762</text:p>
          </table:table-cell>
          <table:table-cell office:value-type="float" office:value="0.027453" calcext:value-type="float">
            <text:p>0.027453</text:p>
          </table:table-cell>
          <table:table-cell table:formula="of:=[.B773]-[.C773]" office:value-type="float" office:value="1.577309" calcext:value-type="float">
            <text:p>1.577309</text:p>
          </table:table-cell>
        </table:table-row>
        <table:table-row table:style-name="ro1">
          <table:table-cell office:value-type="float" office:value="1.592631" calcext:value-type="float">
            <text:p>1.592631</text:p>
          </table:table-cell>
          <table:table-cell office:value-type="float" office:value="1.654428" calcext:value-type="float">
            <text:p>1.654428</text:p>
          </table:table-cell>
          <table:table-cell office:value-type="float" office:value="0.027481" calcext:value-type="float">
            <text:p>0.027481</text:p>
          </table:table-cell>
          <table:table-cell table:formula="of:=[.B774]-[.C774]" office:value-type="float" office:value="1.626947" calcext:value-type="float">
            <text:p>1.626947</text:p>
          </table:table-cell>
        </table:table-row>
        <table:table-row table:style-name="ro1">
          <table:table-cell office:value-type="float" office:value="1.642752" calcext:value-type="float">
            <text:p>1.642752</text:p>
          </table:table-cell>
          <table:table-cell office:value-type="float" office:value="1.70455" calcext:value-type="float">
            <text:p>1.70455</text:p>
          </table:table-cell>
          <table:table-cell office:value-type="float" office:value="0.027509" calcext:value-type="float">
            <text:p>0.027509</text:p>
          </table:table-cell>
          <table:table-cell table:formula="of:=[.B775]-[.C775]" office:value-type="float" office:value="1.677041" calcext:value-type="float">
            <text:p>1.677041</text:p>
          </table:table-cell>
        </table:table-row>
        <table:table-row table:style-name="ro1">
          <table:table-cell office:value-type="float" office:value="1.693895" calcext:value-type="float">
            <text:p>1.693895</text:p>
          </table:table-cell>
          <table:table-cell office:value-type="float" office:value="1.755693" calcext:value-type="float">
            <text:p>1.755693</text:p>
          </table:table-cell>
          <table:table-cell office:value-type="float" office:value="0.027537" calcext:value-type="float">
            <text:p>0.027537</text:p>
          </table:table-cell>
          <table:table-cell table:formula="of:=[.B776]-[.C776]" office:value-type="float" office:value="1.728156" calcext:value-type="float">
            <text:p>1.728156</text:p>
          </table:table-cell>
        </table:table-row>
        <table:table-row table:style-name="ro1">
          <table:table-cell office:value-type="float" office:value="1.743732" calcext:value-type="float">
            <text:p>1.743732</text:p>
          </table:table-cell>
          <table:table-cell office:value-type="float" office:value="1.80553" calcext:value-type="float">
            <text:p>1.80553</text:p>
          </table:table-cell>
          <table:table-cell office:value-type="float" office:value="0.027565" calcext:value-type="float">
            <text:p>0.027565</text:p>
          </table:table-cell>
          <table:table-cell table:formula="of:=[.B777]-[.C777]" office:value-type="float" office:value="1.777965" calcext:value-type="float">
            <text:p>1.777965</text:p>
          </table:table-cell>
        </table:table-row>
        <table:table-row table:style-name="ro1">
          <table:table-cell office:value-type="float" office:value="1.79456" calcext:value-type="float">
            <text:p>1.79456</text:p>
          </table:table-cell>
          <table:table-cell office:value-type="float" office:value="1.856358" calcext:value-type="float">
            <text:p>1.856358</text:p>
          </table:table-cell>
          <table:table-cell office:value-type="float" office:value="0.027593" calcext:value-type="float">
            <text:p>0.027593</text:p>
          </table:table-cell>
          <table:table-cell table:formula="of:=[.B778]-[.C778]" office:value-type="float" office:value="1.828765" calcext:value-type="float">
            <text:p>1.828765</text:p>
          </table:table-cell>
        </table:table-row>
        <table:table-row table:style-name="ro1">
          <table:table-cell office:value-type="float" office:value="1.84545" calcext:value-type="float">
            <text:p>1.84545</text:p>
          </table:table-cell>
          <table:table-cell office:value-type="float" office:value="1.907248" calcext:value-type="float">
            <text:p>1.907248</text:p>
          </table:table-cell>
          <table:table-cell office:value-type="float" office:value="0.027621" calcext:value-type="float">
            <text:p>0.027621</text:p>
          </table:table-cell>
          <table:table-cell table:formula="of:=[.B779]-[.C779]" office:value-type="float" office:value="1.879627" calcext:value-type="float">
            <text:p>1.879627</text:p>
          </table:table-cell>
        </table:table-row>
        <table:table-row table:style-name="ro1">
          <table:table-cell office:value-type="float" office:value="1.896481" calcext:value-type="float">
            <text:p>1.896481</text:p>
          </table:table-cell>
          <table:table-cell office:value-type="float" office:value="1.958279" calcext:value-type="float">
            <text:p>1.958279</text:p>
          </table:table-cell>
          <table:table-cell office:value-type="float" office:value="0.027649" calcext:value-type="float">
            <text:p>0.027649</text:p>
          </table:table-cell>
          <table:table-cell table:formula="of:=[.B780]-[.C780]" office:value-type="float" office:value="1.93063" calcext:value-type="float">
            <text:p>1.93063</text:p>
          </table:table-cell>
        </table:table-row>
        <table:table-row table:style-name="ro1">
          <table:table-cell office:value-type="float" office:value="1.948064" calcext:value-type="float">
            <text:p>1.948064</text:p>
          </table:table-cell>
          <table:table-cell office:value-type="float" office:value="2.009862" calcext:value-type="float">
            <text:p>2.009862</text:p>
          </table:table-cell>
          <table:table-cell office:value-type="float" office:value="0.027677" calcext:value-type="float">
            <text:p>0.027677</text:p>
          </table:table-cell>
          <table:table-cell table:formula="of:=[.B781]-[.C781]" office:value-type="float" office:value="1.982185" calcext:value-type="float">
            <text:p>1.982185</text:p>
          </table:table-cell>
        </table:table-row>
        <table:table-row table:style-name="ro1">
          <table:table-cell office:value-type="float" office:value="1.998734" calcext:value-type="float">
            <text:p>1.998734</text:p>
          </table:table-cell>
          <table:table-cell office:value-type="float" office:value="2.060531" calcext:value-type="float">
            <text:p>2.060531</text:p>
          </table:table-cell>
          <table:table-cell office:value-type="float" office:value="0.027705" calcext:value-type="float">
            <text:p>0.027705</text:p>
          </table:table-cell>
          <table:table-cell table:formula="of:=[.B782]-[.C782]" office:value-type="float" office:value="2.032826" calcext:value-type="float">
            <text:p>2.032826</text:p>
          </table:table-cell>
        </table:table-row>
        <table:table-row table:style-name="ro1">
          <table:table-cell office:value-type="float" office:value="2.049949" calcext:value-type="float">
            <text:p>2.049949</text:p>
          </table:table-cell>
          <table:table-cell office:value-type="float" office:value="2.111747" calcext:value-type="float">
            <text:p>2.111747</text:p>
          </table:table-cell>
          <table:table-cell office:value-type="float" office:value="0.027733" calcext:value-type="float">
            <text:p>0.027733</text:p>
          </table:table-cell>
          <table:table-cell table:formula="of:=[.B783]-[.C783]" office:value-type="float" office:value="2.084014" calcext:value-type="float">
            <text:p>2.084014</text:p>
          </table:table-cell>
        </table:table-row>
        <table:table-row table:style-name="ro1">
          <table:table-cell office:value-type="float" office:value="2.100993" calcext:value-type="float">
            <text:p>2.100993</text:p>
          </table:table-cell>
          <table:table-cell office:value-type="float" office:value="2.162791" calcext:value-type="float">
            <text:p>2.162791</text:p>
          </table:table-cell>
          <table:table-cell office:value-type="float" office:value="0.027761" calcext:value-type="float">
            <text:p>0.027761</text:p>
          </table:table-cell>
          <table:table-cell table:formula="of:=[.B784]-[.C784]" office:value-type="float" office:value="2.13503" calcext:value-type="float">
            <text:p>2.13503</text:p>
          </table:table-cell>
        </table:table-row>
        <table:table-row table:style-name="ro1">
          <table:table-cell office:value-type="float" office:value="2.152812" calcext:value-type="float">
            <text:p>2.152812</text:p>
          </table:table-cell>
          <table:table-cell office:value-type="float" office:value="2.21461" calcext:value-type="float">
            <text:p>2.21461</text:p>
          </table:table-cell>
          <table:table-cell office:value-type="float" office:value="0.027789" calcext:value-type="float">
            <text:p>0.027789</text:p>
          </table:table-cell>
          <table:table-cell table:formula="of:=[.B785]-[.C785]" office:value-type="float" office:value="2.186821" calcext:value-type="float">
            <text:p>2.186821</text:p>
          </table:table-cell>
        </table:table-row>
        <table:table-row table:style-name="ro1">
          <table:table-cell office:value-type="float" office:value="2.203709" calcext:value-type="float">
            <text:p>2.203709</text:p>
          </table:table-cell>
          <table:table-cell office:value-type="float" office:value="2.265507" calcext:value-type="float">
            <text:p>2.265507</text:p>
          </table:table-cell>
          <table:table-cell office:value-type="float" office:value="0.027817" calcext:value-type="float">
            <text:p>0.027817</text:p>
          </table:table-cell>
          <table:table-cell table:formula="of:=[.B786]-[.C786]" office:value-type="float" office:value="2.23769" calcext:value-type="float">
            <text:p>2.23769</text:p>
          </table:table-cell>
        </table:table-row>
        <table:table-row table:style-name="ro1">
          <table:table-cell office:value-type="float" office:value="2.254851" calcext:value-type="float">
            <text:p>2.254851</text:p>
          </table:table-cell>
          <table:table-cell office:value-type="float" office:value="2.316649" calcext:value-type="float">
            <text:p>2.316649</text:p>
          </table:table-cell>
          <table:table-cell office:value-type="float" office:value="0.027845" calcext:value-type="float">
            <text:p>0.027845</text:p>
          </table:table-cell>
          <table:table-cell table:formula="of:=[.B787]-[.C787]" office:value-type="float" office:value="2.288804" calcext:value-type="float">
            <text:p>2.288804</text:p>
          </table:table-cell>
        </table:table-row>
        <table:table-row table:style-name="ro1">
          <table:table-cell office:value-type="float" office:value="2.305764" calcext:value-type="float">
            <text:p>2.305764</text:p>
          </table:table-cell>
          <table:table-cell office:value-type="float" office:value="2.367562" calcext:value-type="float">
            <text:p>2.367562</text:p>
          </table:table-cell>
          <table:table-cell office:value-type="float" office:value="0.027873" calcext:value-type="float">
            <text:p>0.027873</text:p>
          </table:table-cell>
          <table:table-cell table:formula="of:=[.B788]-[.C788]" office:value-type="float" office:value="2.339689" calcext:value-type="float">
            <text:p>2.339689</text:p>
          </table:table-cell>
        </table:table-row>
        <table:table-row table:style-name="ro1">
          <table:table-cell office:value-type="float" office:value="2.356854" calcext:value-type="float">
            <text:p>2.356854</text:p>
          </table:table-cell>
          <table:table-cell office:value-type="float" office:value="2.418652" calcext:value-type="float">
            <text:p>2.418652</text:p>
          </table:table-cell>
          <table:table-cell office:value-type="float" office:value="0.027901" calcext:value-type="float">
            <text:p>0.027901</text:p>
          </table:table-cell>
          <table:table-cell table:formula="of:=[.B789]-[.C789]" office:value-type="float" office:value="2.390751" calcext:value-type="float">
            <text:p>2.390751</text:p>
          </table:table-cell>
        </table:table-row>
        <table:table-row table:style-name="ro1">
          <table:table-cell office:value-type="float" office:value="2.407357" calcext:value-type="float">
            <text:p>2.407357</text:p>
          </table:table-cell>
          <table:table-cell office:value-type="float" office:value="2.469155" calcext:value-type="float">
            <text:p>2.469155</text:p>
          </table:table-cell>
          <table:table-cell office:value-type="float" office:value="0.027929" calcext:value-type="float">
            <text:p>0.027929</text:p>
          </table:table-cell>
          <table:table-cell table:formula="of:=[.B790]-[.C790]" office:value-type="float" office:value="2.441226" calcext:value-type="float">
            <text:p>2.441226</text:p>
          </table:table-cell>
        </table:table-row>
        <table:table-row table:style-name="ro1">
          <table:table-cell office:value-type="float" office:value="2.457565" calcext:value-type="float">
            <text:p>2.457565</text:p>
          </table:table-cell>
          <table:table-cell office:value-type="float" office:value="2.519363" calcext:value-type="float">
            <text:p>2.519363</text:p>
          </table:table-cell>
          <table:table-cell office:value-type="float" office:value="0.027957" calcext:value-type="float">
            <text:p>0.027957</text:p>
          </table:table-cell>
          <table:table-cell table:formula="of:=[.B791]-[.C791]" office:value-type="float" office:value="2.491406" calcext:value-type="float">
            <text:p>2.491406</text:p>
          </table:table-cell>
        </table:table-row>
        <table:table-row table:style-name="ro1">
          <table:table-cell office:value-type="float" office:value="2.50708" calcext:value-type="float">
            <text:p>2.50708</text:p>
          </table:table-cell>
          <table:table-cell office:value-type="float" office:value="2.568878" calcext:value-type="float">
            <text:p>2.568878</text:p>
          </table:table-cell>
          <table:table-cell office:value-type="float" office:value="0.027985" calcext:value-type="float">
            <text:p>0.027985</text:p>
          </table:table-cell>
          <table:table-cell table:formula="of:=[.B792]-[.C792]" office:value-type="float" office:value="2.540893" calcext:value-type="float">
            <text:p>2.540893</text:p>
          </table:table-cell>
        </table:table-row>
        <table:table-row table:style-name="ro1">
          <table:table-cell office:value-type="float" office:value="2.557128" calcext:value-type="float">
            <text:p>2.557128</text:p>
          </table:table-cell>
          <table:table-cell office:value-type="float" office:value="2.618926" calcext:value-type="float">
            <text:p>2.618926</text:p>
          </table:table-cell>
          <table:table-cell office:value-type="float" office:value="0.028013" calcext:value-type="float">
            <text:p>0.028013</text:p>
          </table:table-cell>
          <table:table-cell table:formula="of:=[.B793]-[.C793]" office:value-type="float" office:value="2.590913" calcext:value-type="float">
            <text:p>2.590913</text:p>
          </table:table-cell>
        </table:table-row>
        <table:table-row table:style-name="ro1">
          <table:table-cell office:value-type="float" office:value="2.606477" calcext:value-type="float">
            <text:p>2.606477</text:p>
          </table:table-cell>
          <table:table-cell office:value-type="float" office:value="2.668275" calcext:value-type="float">
            <text:p>2.668275</text:p>
          </table:table-cell>
          <table:table-cell office:value-type="float" office:value="0.028041" calcext:value-type="float">
            <text:p>0.028041</text:p>
          </table:table-cell>
          <table:table-cell table:formula="of:=[.B794]-[.C794]" office:value-type="float" office:value="2.640234" calcext:value-type="float">
            <text:p>2.640234</text:p>
          </table:table-cell>
        </table:table-row>
        <table:table-row table:style-name="ro1">
          <table:table-cell office:value-type="float" office:value="2.655854" calcext:value-type="float">
            <text:p>2.655854</text:p>
          </table:table-cell>
          <table:table-cell office:value-type="float" office:value="2.717652" calcext:value-type="float">
            <text:p>2.717652</text:p>
          </table:table-cell>
          <table:table-cell office:value-type="float" office:value="0.028069" calcext:value-type="float">
            <text:p>0.028069</text:p>
          </table:table-cell>
          <table:table-cell table:formula="of:=[.B795]-[.C795]" office:value-type="float" office:value="2.689583" calcext:value-type="float">
            <text:p>2.689583</text:p>
          </table:table-cell>
        </table:table-row>
        <table:table-row table:style-name="ro1">
          <table:table-cell office:value-type="float" office:value="2.704344" calcext:value-type="float">
            <text:p>2.704344</text:p>
          </table:table-cell>
          <table:table-cell office:value-type="float" office:value="2.766142" calcext:value-type="float">
            <text:p>2.766142</text:p>
          </table:table-cell>
          <table:table-cell office:value-type="float" office:value="0.028097" calcext:value-type="float">
            <text:p>0.028097</text:p>
          </table:table-cell>
          <table:table-cell table:formula="of:=[.B796]-[.C796]" office:value-type="float" office:value="2.738045" calcext:value-type="float">
            <text:p>2.738045</text:p>
          </table:table-cell>
        </table:table-row>
        <table:table-row table:style-name="ro1">
          <table:table-cell office:value-type="float" office:value="2.752845" calcext:value-type="float">
            <text:p>2.752845</text:p>
          </table:table-cell>
          <table:table-cell office:value-type="float" office:value="2.814643" calcext:value-type="float">
            <text:p>2.814643</text:p>
          </table:table-cell>
          <table:table-cell office:value-type="float" office:value="0.028125" calcext:value-type="float">
            <text:p>0.028125</text:p>
          </table:table-cell>
          <table:table-cell table:formula="of:=[.B797]-[.C797]" office:value-type="float" office:value="2.786518" calcext:value-type="float">
            <text:p>2.786518</text:p>
          </table:table-cell>
        </table:table-row>
        <table:table-row table:style-name="ro1">
          <table:table-cell office:value-type="float" office:value="2.801029" calcext:value-type="float">
            <text:p>2.801029</text:p>
          </table:table-cell>
          <table:table-cell office:value-type="float" office:value="2.862827" calcext:value-type="float">
            <text:p>2.862827</text:p>
          </table:table-cell>
          <table:table-cell office:value-type="float" office:value="0.028153" calcext:value-type="float">
            <text:p>0.028153</text:p>
          </table:table-cell>
          <table:table-cell table:formula="of:=[.B798]-[.C798]" office:value-type="float" office:value="2.834674" calcext:value-type="float">
            <text:p>2.834674</text:p>
          </table:table-cell>
        </table:table-row>
        <table:table-row table:style-name="ro1">
          <table:table-cell office:value-type="float" office:value="2.848601" calcext:value-type="float">
            <text:p>2.848601</text:p>
          </table:table-cell>
          <table:table-cell office:value-type="float" office:value="2.910399" calcext:value-type="float">
            <text:p>2.910399</text:p>
          </table:table-cell>
          <table:table-cell office:value-type="float" office:value="0.028181" calcext:value-type="float">
            <text:p>0.028181</text:p>
          </table:table-cell>
          <table:table-cell table:formula="of:=[.B799]-[.C799]" office:value-type="float" office:value="2.882218" calcext:value-type="float">
            <text:p>2.882218</text:p>
          </table:table-cell>
        </table:table-row>
        <table:table-row table:style-name="ro1">
          <table:table-cell office:value-type="float" office:value="2.896076" calcext:value-type="float">
            <text:p>2.896076</text:p>
          </table:table-cell>
          <table:table-cell office:value-type="float" office:value="2.957874" calcext:value-type="float">
            <text:p>2.957874</text:p>
          </table:table-cell>
          <table:table-cell office:value-type="float" office:value="0.028209" calcext:value-type="float">
            <text:p>0.028209</text:p>
          </table:table-cell>
          <table:table-cell table:formula="of:=[.B800]-[.C800]" office:value-type="float" office:value="2.929665" calcext:value-type="float">
            <text:p>2.929665</text:p>
          </table:table-cell>
        </table:table-row>
        <table:table-row table:style-name="ro1">
          <table:table-cell office:value-type="float" office:value="2.943074" calcext:value-type="float">
            <text:p>2.943074</text:p>
          </table:table-cell>
          <table:table-cell office:value-type="float" office:value="3.004872" calcext:value-type="float">
            <text:p>3.004872</text:p>
          </table:table-cell>
          <table:table-cell office:value-type="float" office:value="0.028237" calcext:value-type="float">
            <text:p>0.028237</text:p>
          </table:table-cell>
          <table:table-cell table:formula="of:=[.B801]-[.C801]" office:value-type="float" office:value="2.976635" calcext:value-type="float">
            <text:p>2.976635</text:p>
          </table:table-cell>
        </table:table-row>
        <table:table-row table:style-name="ro1">
          <table:table-cell office:value-type="float" office:value="2.990108" calcext:value-type="float">
            <text:p>2.990108</text:p>
          </table:table-cell>
          <table:table-cell office:value-type="float" office:value="3.051906" calcext:value-type="float">
            <text:p>3.051906</text:p>
          </table:table-cell>
          <table:table-cell office:value-type="float" office:value="0.028265" calcext:value-type="float">
            <text:p>0.028265</text:p>
          </table:table-cell>
          <table:table-cell table:formula="of:=[.B802]-[.C802]" office:value-type="float" office:value="3.023641" calcext:value-type="float">
            <text:p>3.023641</text:p>
          </table:table-cell>
        </table:table-row>
        <table:table-row table:style-name="ro1">
          <table:table-cell office:value-type="float" office:value="3.036845" calcext:value-type="float">
            <text:p>3.036845</text:p>
          </table:table-cell>
          <table:table-cell office:value-type="float" office:value="3.098643" calcext:value-type="float">
            <text:p>3.098643</text:p>
          </table:table-cell>
          <table:table-cell office:value-type="float" office:value="0.028293" calcext:value-type="float">
            <text:p>0.028293</text:p>
          </table:table-cell>
          <table:table-cell table:formula="of:=[.B803]-[.C803]" office:value-type="float" office:value="3.07035" calcext:value-type="float">
            <text:p>3.07035</text:p>
          </table:table-cell>
        </table:table-row>
        <table:table-row table:style-name="ro1">
          <table:table-cell office:value-type="float" office:value="3.084035" calcext:value-type="float">
            <text:p>3.084035</text:p>
          </table:table-cell>
          <table:table-cell office:value-type="float" office:value="-3.137352" calcext:value-type="float">
            <text:p>-3.137352</text:p>
          </table:table-cell>
          <table:table-cell office:value-type="float" office:value="0.028321" calcext:value-type="float">
            <text:p>0.028321</text:p>
          </table:table-cell>
          <table:table-cell table:formula="of:=[.B804]-[.C804]" office:value-type="float" office:value="-3.165673" calcext:value-type="float">
            <text:p>-3.165673</text:p>
          </table:table-cell>
        </table:table-row>
        <table:table-row table:style-name="ro1">
          <table:table-cell office:value-type="float" office:value="3.130167" calcext:value-type="float">
            <text:p>3.130167</text:p>
          </table:table-cell>
          <table:table-cell office:value-type="float" office:value="-3.09122" calcext:value-type="float">
            <text:p>-3.09122</text:p>
          </table:table-cell>
          <table:table-cell office:value-type="float" office:value="0.028349" calcext:value-type="float">
            <text:p>0.028349</text:p>
          </table:table-cell>
          <table:table-cell table:formula="of:=[.B805]-[.C805]" office:value-type="float" office:value="-3.119569" calcext:value-type="float">
            <text:p>-3.119569</text:p>
          </table:table-cell>
        </table:table-row>
        <table:table-row table:style-name="ro1">
          <table:table-cell office:value-type="float" office:value="-3.105412" calcext:value-type="float">
            <text:p>-3.105412</text:p>
          </table:table-cell>
          <table:table-cell office:value-type="float" office:value="-3.043614" calcext:value-type="float">
            <text:p>-3.043614</text:p>
          </table:table-cell>
          <table:table-cell office:value-type="float" office:value="0.028377" calcext:value-type="float">
            <text:p>0.028377</text:p>
          </table:table-cell>
          <table:table-cell table:formula="of:=[.B806]-[.C806]" office:value-type="float" office:value="-3.071991" calcext:value-type="float">
            <text:p>-3.071991</text:p>
          </table:table-cell>
        </table:table-row>
        <table:table-row table:style-name="ro1">
          <table:table-cell office:value-type="float" office:value="-3.057956" calcext:value-type="float">
            <text:p>-3.057956</text:p>
          </table:table-cell>
          <table:table-cell office:value-type="float" office:value="-2.996158" calcext:value-type="float">
            <text:p>-2.996158</text:p>
          </table:table-cell>
          <table:table-cell office:value-type="float" office:value="0.028405" calcext:value-type="float">
            <text:p>0.028405</text:p>
          </table:table-cell>
          <table:table-cell table:formula="of:=[.B807]-[.C807]" office:value-type="float" office:value="-3.024563" calcext:value-type="float">
            <text:p>-3.024563</text:p>
          </table:table-cell>
        </table:table-row>
        <table:table-row table:style-name="ro1">
          <table:table-cell office:value-type="float" office:value="-3.009444" calcext:value-type="float">
            <text:p>-3.009444</text:p>
          </table:table-cell>
          <table:table-cell office:value-type="float" office:value="-2.947646" calcext:value-type="float">
            <text:p>-2.947646</text:p>
          </table:table-cell>
          <table:table-cell office:value-type="float" office:value="0.028433" calcext:value-type="float">
            <text:p>0.028433</text:p>
          </table:table-cell>
          <table:table-cell table:formula="of:=[.B808]-[.C808]" office:value-type="float" office:value="-2.976079" calcext:value-type="float">
            <text:p>-2.976079</text:p>
          </table:table-cell>
        </table:table-row>
        <table:table-row table:style-name="ro1">
          <table:table-cell office:value-type="float" office:value="-2.962292" calcext:value-type="float">
            <text:p>-2.962292</text:p>
          </table:table-cell>
          <table:table-cell office:value-type="float" office:value="-2.900495" calcext:value-type="float">
            <text:p>-2.900495</text:p>
          </table:table-cell>
          <table:table-cell office:value-type="float" office:value="0.028461" calcext:value-type="float">
            <text:p>0.028461</text:p>
          </table:table-cell>
          <table:table-cell table:formula="of:=[.B809]-[.C809]" office:value-type="float" office:value="-2.928956" calcext:value-type="float">
            <text:p>-2.928956</text:p>
          </table:table-cell>
        </table:table-row>
        <table:table-row table:style-name="ro1">
          <table:table-cell office:value-type="float" office:value="-2.914161" calcext:value-type="float">
            <text:p>-2.914161</text:p>
          </table:table-cell>
          <table:table-cell office:value-type="float" office:value="-2.852363" calcext:value-type="float">
            <text:p>-2.852363</text:p>
          </table:table-cell>
          <table:table-cell office:value-type="float" office:value="0.028489" calcext:value-type="float">
            <text:p>0.028489</text:p>
          </table:table-cell>
          <table:table-cell table:formula="of:=[.B810]-[.C810]" office:value-type="float" office:value="-2.880852" calcext:value-type="float">
            <text:p>-2.880852</text:p>
          </table:table-cell>
        </table:table-row>
        <table:table-row table:style-name="ro1">
          <table:table-cell office:value-type="float" office:value="-2.865939" calcext:value-type="float">
            <text:p>-2.865939</text:p>
          </table:table-cell>
          <table:table-cell office:value-type="float" office:value="-2.804141" calcext:value-type="float">
            <text:p>-2.804141</text:p>
          </table:table-cell>
          <table:table-cell office:value-type="float" office:value="0.028517" calcext:value-type="float">
            <text:p>0.028517</text:p>
          </table:table-cell>
          <table:table-cell table:formula="of:=[.B811]-[.C811]" office:value-type="float" office:value="-2.832658" calcext:value-type="float">
            <text:p>-2.832658</text:p>
          </table:table-cell>
        </table:table-row>
        <table:table-row table:style-name="ro1">
          <table:table-cell office:value-type="float" office:value="-2.81691" calcext:value-type="float">
            <text:p>-2.81691</text:p>
          </table:table-cell>
          <table:table-cell office:value-type="float" office:value="-2.755112" calcext:value-type="float">
            <text:p>-2.755112</text:p>
          </table:table-cell>
          <table:table-cell office:value-type="float" office:value="0.028545" calcext:value-type="float">
            <text:p>0.028545</text:p>
          </table:table-cell>
          <table:table-cell table:formula="of:=[.B812]-[.C812]" office:value-type="float" office:value="-2.783657" calcext:value-type="float">
            <text:p>-2.783657</text:p>
          </table:table-cell>
        </table:table-row>
        <table:table-row table:style-name="ro1">
          <table:table-cell office:value-type="float" office:value="-2.768134" calcext:value-type="float">
            <text:p>-2.768134</text:p>
          </table:table-cell>
          <table:table-cell office:value-type="float" office:value="-2.706336" calcext:value-type="float">
            <text:p>-2.706336</text:p>
          </table:table-cell>
          <table:table-cell office:value-type="float" office:value="0.028573" calcext:value-type="float">
            <text:p>0.028573</text:p>
          </table:table-cell>
          <table:table-cell table:formula="of:=[.B813]-[.C813]" office:value-type="float" office:value="-2.734909" calcext:value-type="float">
            <text:p>-2.734909</text:p>
          </table:table-cell>
        </table:table-row>
        <table:table-row table:style-name="ro1">
          <table:table-cell office:value-type="float" office:value="-2.719066" calcext:value-type="float">
            <text:p>-2.719066</text:p>
          </table:table-cell>
          <table:table-cell office:value-type="float" office:value="-2.657269" calcext:value-type="float">
            <text:p>-2.657269</text:p>
          </table:table-cell>
          <table:table-cell office:value-type="float" office:value="0.028601" calcext:value-type="float">
            <text:p>0.028601</text:p>
          </table:table-cell>
          <table:table-cell table:formula="of:=[.B814]-[.C814]" office:value-type="float" office:value="-2.68587" calcext:value-type="float">
            <text:p>-2.68587</text:p>
          </table:table-cell>
        </table:table-row>
        <table:table-row table:style-name="ro1">
          <table:table-cell office:value-type="float" office:value="-2.670269" calcext:value-type="float">
            <text:p>-2.670269</text:p>
          </table:table-cell>
          <table:table-cell office:value-type="float" office:value="-2.608472" calcext:value-type="float">
            <text:p>-2.608472</text:p>
          </table:table-cell>
          <table:table-cell office:value-type="float" office:value="0.028629" calcext:value-type="float">
            <text:p>0.028629</text:p>
          </table:table-cell>
          <table:table-cell table:formula="of:=[.B815]-[.C815]" office:value-type="float" office:value="-2.637101" calcext:value-type="float">
            <text:p>-2.637101</text:p>
          </table:table-cell>
        </table:table-row>
        <table:table-row table:style-name="ro1">
          <table:table-cell office:value-type="float" office:value="-2.621695" calcext:value-type="float">
            <text:p>-2.621695</text:p>
          </table:table-cell>
          <table:table-cell office:value-type="float" office:value="-2.559897" calcext:value-type="float">
            <text:p>-2.559897</text:p>
          </table:table-cell>
          <table:table-cell office:value-type="float" office:value="0.028657" calcext:value-type="float">
            <text:p>0.028657</text:p>
          </table:table-cell>
          <table:table-cell table:formula="of:=[.B816]-[.C816]" office:value-type="float" office:value="-2.588554" calcext:value-type="float">
            <text:p>-2.588554</text:p>
          </table:table-cell>
        </table:table-row>
        <table:table-row table:style-name="ro1">
          <table:table-cell office:value-type="float" office:value="-2.573595" calcext:value-type="float">
            <text:p>-2.573595</text:p>
          </table:table-cell>
          <table:table-cell office:value-type="float" office:value="-2.511797" calcext:value-type="float">
            <text:p>-2.511797</text:p>
          </table:table-cell>
          <table:table-cell office:value-type="float" office:value="0.028685" calcext:value-type="float">
            <text:p>0.028685</text:p>
          </table:table-cell>
          <table:table-cell table:formula="of:=[.B817]-[.C817]" office:value-type="float" office:value="-2.540482" calcext:value-type="float">
            <text:p>-2.540482</text:p>
          </table:table-cell>
        </table:table-row>
        <table:table-row table:style-name="ro1">
          <table:table-cell office:value-type="float" office:value="-2.52642" calcext:value-type="float">
            <text:p>-2.52642</text:p>
          </table:table-cell>
          <table:table-cell office:value-type="float" office:value="-2.464622" calcext:value-type="float">
            <text:p>-2.464622</text:p>
          </table:table-cell>
          <table:table-cell office:value-type="float" office:value="0.028713" calcext:value-type="float">
            <text:p>0.028713</text:p>
          </table:table-cell>
          <table:table-cell table:formula="of:=[.B818]-[.C818]" office:value-type="float" office:value="-2.493335" calcext:value-type="float">
            <text:p>-2.493335</text:p>
          </table:table-cell>
        </table:table-row>
        <table:table-row table:style-name="ro1">
          <table:table-cell office:value-type="float" office:value="-2.478301" calcext:value-type="float">
            <text:p>-2.478301</text:p>
          </table:table-cell>
          <table:table-cell office:value-type="float" office:value="-2.416503" calcext:value-type="float">
            <text:p>-2.416503</text:p>
          </table:table-cell>
          <table:table-cell office:value-type="float" office:value="0.028741" calcext:value-type="float">
            <text:p>0.028741</text:p>
          </table:table-cell>
          <table:table-cell table:formula="of:=[.B819]-[.C819]" office:value-type="float" office:value="-2.445244" calcext:value-type="float">
            <text:p>-2.445244</text:p>
          </table:table-cell>
        </table:table-row>
        <table:table-row table:style-name="ro1">
          <table:table-cell office:value-type="float" office:value="-2.430303" calcext:value-type="float">
            <text:p>-2.430303</text:p>
          </table:table-cell>
          <table:table-cell office:value-type="float" office:value="-2.368505" calcext:value-type="float">
            <text:p>-2.368505</text:p>
          </table:table-cell>
          <table:table-cell office:value-type="float" office:value="0.028769" calcext:value-type="float">
            <text:p>0.028769</text:p>
          </table:table-cell>
          <table:table-cell table:formula="of:=[.B820]-[.C820]" office:value-type="float" office:value="-2.397274" calcext:value-type="float">
            <text:p>-2.397274</text:p>
          </table:table-cell>
        </table:table-row>
        <table:table-row table:style-name="ro1">
          <table:table-cell office:value-type="float" office:value="-2.380301" calcext:value-type="float">
            <text:p>-2.380301</text:p>
          </table:table-cell>
          <table:table-cell office:value-type="float" office:value="-2.318503" calcext:value-type="float">
            <text:p>-2.318503</text:p>
          </table:table-cell>
          <table:table-cell office:value-type="float" office:value="0.028797" calcext:value-type="float">
            <text:p>0.028797</text:p>
          </table:table-cell>
          <table:table-cell table:formula="of:=[.B821]-[.C821]" office:value-type="float" office:value="-2.3473" calcext:value-type="float">
            <text:p>-2.3473</text:p>
          </table:table-cell>
        </table:table-row>
        <table:table-row table:style-name="ro1">
          <table:table-cell office:value-type="float" office:value="-2.330975" calcext:value-type="float">
            <text:p>-2.330975</text:p>
          </table:table-cell>
          <table:table-cell office:value-type="float" office:value="-2.269177" calcext:value-type="float">
            <text:p>-2.269177</text:p>
          </table:table-cell>
          <table:table-cell office:value-type="float" office:value="0.028825" calcext:value-type="float">
            <text:p>0.028825</text:p>
          </table:table-cell>
          <table:table-cell table:formula="of:=[.B822]-[.C822]" office:value-type="float" office:value="-2.298002" calcext:value-type="float">
            <text:p>-2.298002</text:p>
          </table:table-cell>
        </table:table-row>
        <table:table-row table:style-name="ro1">
          <table:table-cell office:value-type="float" office:value="-2.281304" calcext:value-type="float">
            <text:p>-2.281304</text:p>
          </table:table-cell>
          <table:table-cell office:value-type="float" office:value="-2.219506" calcext:value-type="float">
            <text:p>-2.219506</text:p>
          </table:table-cell>
          <table:table-cell office:value-type="float" office:value="0.028853" calcext:value-type="float">
            <text:p>0.028853</text:p>
          </table:table-cell>
          <table:table-cell table:formula="of:=[.B823]-[.C823]" office:value-type="float" office:value="-2.248359" calcext:value-type="float">
            <text:p>-2.248359</text:p>
          </table:table-cell>
        </table:table-row>
        <table:table-row table:style-name="ro1">
          <table:table-cell office:value-type="float" office:value="-2.231367" calcext:value-type="float">
            <text:p>-2.231367</text:p>
          </table:table-cell>
          <table:table-cell office:value-type="float" office:value="-2.169569" calcext:value-type="float">
            <text:p>-2.169569</text:p>
          </table:table-cell>
          <table:table-cell office:value-type="float" office:value="0.028881" calcext:value-type="float">
            <text:p>0.028881</text:p>
          </table:table-cell>
          <table:table-cell table:formula="of:=[.B824]-[.C824]" office:value-type="float" office:value="-2.19845" calcext:value-type="float">
            <text:p>-2.19845</text:p>
          </table:table-cell>
        </table:table-row>
        <table:table-row table:style-name="ro1">
          <table:table-cell office:value-type="float" office:value="-2.181462" calcext:value-type="float">
            <text:p>-2.181462</text:p>
          </table:table-cell>
          <table:table-cell office:value-type="float" office:value="-2.119664" calcext:value-type="float">
            <text:p>-2.119664</text:p>
          </table:table-cell>
          <table:table-cell office:value-type="float" office:value="0.028909" calcext:value-type="float">
            <text:p>0.028909</text:p>
          </table:table-cell>
          <table:table-cell table:formula="of:=[.B825]-[.C825]" office:value-type="float" office:value="-2.148573" calcext:value-type="float">
            <text:p>-2.148573</text:p>
          </table:table-cell>
        </table:table-row>
        <table:table-row table:style-name="ro1">
          <table:table-cell office:value-type="float" office:value="-2.130837" calcext:value-type="float">
            <text:p>-2.130837</text:p>
          </table:table-cell>
          <table:table-cell office:value-type="float" office:value="-2.069039" calcext:value-type="float">
            <text:p>-2.069039</text:p>
          </table:table-cell>
          <table:table-cell office:value-type="float" office:value="0.028937" calcext:value-type="float">
            <text:p>0.028937</text:p>
          </table:table-cell>
          <table:table-cell table:formula="of:=[.B826]-[.C826]" office:value-type="float" office:value="-2.097976" calcext:value-type="float">
            <text:p>-2.097976</text:p>
          </table:table-cell>
        </table:table-row>
        <table:table-row table:style-name="ro1">
          <table:table-cell office:value-type="float" office:value="-2.080828" calcext:value-type="float">
            <text:p>-2.080828</text:p>
          </table:table-cell>
          <table:table-cell office:value-type="float" office:value="-2.01903" calcext:value-type="float">
            <text:p>-2.01903</text:p>
          </table:table-cell>
          <table:table-cell office:value-type="float" office:value="0.028965" calcext:value-type="float">
            <text:p>0.028965</text:p>
          </table:table-cell>
          <table:table-cell table:formula="of:=[.B827]-[.C827]" office:value-type="float" office:value="-2.047995" calcext:value-type="float">
            <text:p>-2.047995</text:p>
          </table:table-cell>
        </table:table-row>
        <table:table-row table:style-name="ro1">
          <table:table-cell office:value-type="float" office:value="-2.030387" calcext:value-type="float">
            <text:p>-2.030387</text:p>
          </table:table-cell>
          <table:table-cell office:value-type="float" office:value="-1.968589" calcext:value-type="float">
            <text:p>-1.968589</text:p>
          </table:table-cell>
          <table:table-cell office:value-type="float" office:value="0.028993" calcext:value-type="float">
            <text:p>0.028993</text:p>
          </table:table-cell>
          <table:table-cell table:formula="of:=[.B828]-[.C828]" office:value-type="float" office:value="-1.997582" calcext:value-type="float">
            <text:p>-1.997582</text:p>
          </table:table-cell>
        </table:table-row>
        <table:table-row table:style-name="ro1">
          <table:table-cell office:value-type="float" office:value="-1.980475" calcext:value-type="float">
            <text:p>-1.980475</text:p>
          </table:table-cell>
          <table:table-cell office:value-type="float" office:value="-1.918677" calcext:value-type="float">
            <text:p>-1.918677</text:p>
          </table:table-cell>
          <table:table-cell office:value-type="float" office:value="0.029021" calcext:value-type="float">
            <text:p>0.029021</text:p>
          </table:table-cell>
          <table:table-cell table:formula="of:=[.B829]-[.C829]" office:value-type="float" office:value="-1.947698" calcext:value-type="float">
            <text:p>-1.947698</text:p>
          </table:table-cell>
        </table:table-row>
        <table:table-row table:style-name="ro1">
          <table:table-cell office:value-type="float" office:value="-1.929221" calcext:value-type="float">
            <text:p>-1.929221</text:p>
          </table:table-cell>
          <table:table-cell office:value-type="float" office:value="-1.867423" calcext:value-type="float">
            <text:p>-1.867423</text:p>
          </table:table-cell>
          <table:table-cell office:value-type="float" office:value="0.029049" calcext:value-type="float">
            <text:p>0.029049</text:p>
          </table:table-cell>
          <table:table-cell table:formula="of:=[.B830]-[.C830]" office:value-type="float" office:value="-1.896472" calcext:value-type="float">
            <text:p>-1.896472</text:p>
          </table:table-cell>
        </table:table-row>
        <table:table-row table:style-name="ro1">
          <table:table-cell office:value-type="float" office:value="-1.879344" calcext:value-type="float">
            <text:p>-1.879344</text:p>
          </table:table-cell>
          <table:table-cell office:value-type="float" office:value="-1.817546" calcext:value-type="float">
            <text:p>-1.817546</text:p>
          </table:table-cell>
          <table:table-cell office:value-type="float" office:value="0.029077" calcext:value-type="float">
            <text:p>0.029077</text:p>
          </table:table-cell>
          <table:table-cell table:formula="of:=[.B831]-[.C831]" office:value-type="float" office:value="-1.846623" calcext:value-type="float">
            <text:p>-1.846623</text:p>
          </table:table-cell>
        </table:table-row>
        <table:table-row table:style-name="ro1">
          <table:table-cell office:value-type="float" office:value="-1.829097" calcext:value-type="float">
            <text:p>-1.829097</text:p>
          </table:table-cell>
          <table:table-cell office:value-type="float" office:value="-1.767299" calcext:value-type="float">
            <text:p>-1.767299</text:p>
          </table:table-cell>
          <table:table-cell office:value-type="float" office:value="0.029105" calcext:value-type="float">
            <text:p>0.029105</text:p>
          </table:table-cell>
          <table:table-cell table:formula="of:=[.B832]-[.C832]" office:value-type="float" office:value="-1.796404" calcext:value-type="float">
            <text:p>-1.796404</text:p>
          </table:table-cell>
        </table:table-row>
        <table:table-row table:style-name="ro1">
          <table:table-cell office:value-type="float" office:value="-1.779533" calcext:value-type="float">
            <text:p>-1.779533</text:p>
          </table:table-cell>
          <table:table-cell office:value-type="float" office:value="-1.717735" calcext:value-type="float">
            <text:p>-1.717735</text:p>
          </table:table-cell>
          <table:table-cell office:value-type="float" office:value="0.029133" calcext:value-type="float">
            <text:p>0.029133</text:p>
          </table:table-cell>
          <table:table-cell table:formula="of:=[.B833]-[.C833]" office:value-type="float" office:value="-1.746868" calcext:value-type="float">
            <text:p>-1.746868</text:p>
          </table:table-cell>
        </table:table-row>
        <table:table-row table:style-name="ro1">
          <table:table-cell office:value-type="float" office:value="-1.729328" calcext:value-type="float">
            <text:p>-1.729328</text:p>
          </table:table-cell>
          <table:table-cell office:value-type="float" office:value="-1.66753" calcext:value-type="float">
            <text:p>-1.66753</text:p>
          </table:table-cell>
          <table:table-cell office:value-type="float" office:value="0.029161" calcext:value-type="float">
            <text:p>0.029161</text:p>
          </table:table-cell>
          <table:table-cell table:formula="of:=[.B834]-[.C834]" office:value-type="float" office:value="-1.696691" calcext:value-type="float">
            <text:p>-1.696691</text:p>
          </table:table-cell>
        </table:table-row>
        <table:table-row table:style-name="ro1">
          <table:table-cell office:value-type="float" office:value="-1.679035" calcext:value-type="float">
            <text:p>-1.679035</text:p>
          </table:table-cell>
          <table:table-cell office:value-type="float" office:value="-1.617237" calcext:value-type="float">
            <text:p>-1.617237</text:p>
          </table:table-cell>
          <table:table-cell office:value-type="float" office:value="0.029189" calcext:value-type="float">
            <text:p>0.029189</text:p>
          </table:table-cell>
          <table:table-cell table:formula="of:=[.B835]-[.C835]" office:value-type="float" office:value="-1.646426" calcext:value-type="float">
            <text:p>-1.646426</text:p>
          </table:table-cell>
        </table:table-row>
        <table:table-row table:style-name="ro1">
          <table:table-cell office:value-type="float" office:value="-1.628825" calcext:value-type="float">
            <text:p>-1.628825</text:p>
          </table:table-cell>
          <table:table-cell office:value-type="float" office:value="-1.567027" calcext:value-type="float">
            <text:p>-1.567027</text:p>
          </table:table-cell>
          <table:table-cell office:value-type="float" office:value="0.029217" calcext:value-type="float">
            <text:p>0.029217</text:p>
          </table:table-cell>
          <table:table-cell table:formula="of:=[.B836]-[.C836]" office:value-type="float" office:value="-1.596244" calcext:value-type="float">
            <text:p>-1.596244</text:p>
          </table:table-cell>
        </table:table-row>
        <table:table-row table:style-name="ro1">
          <table:table-cell office:value-type="float" office:value="-1.579181" calcext:value-type="float">
            <text:p>-1.579181</text:p>
          </table:table-cell>
          <table:table-cell office:value-type="float" office:value="-1.517383" calcext:value-type="float">
            <text:p>-1.517383</text:p>
          </table:table-cell>
          <table:table-cell office:value-type="float" office:value="0.029245" calcext:value-type="float">
            <text:p>0.029245</text:p>
          </table:table-cell>
          <table:table-cell table:formula="of:=[.B837]-[.C837]" office:value-type="float" office:value="-1.546628" calcext:value-type="float">
            <text:p>-1.546628</text:p>
          </table:table-cell>
        </table:table-row>
        <table:table-row table:style-name="ro1">
          <table:table-cell office:value-type="float" office:value="-1.528855" calcext:value-type="float">
            <text:p>-1.528855</text:p>
          </table:table-cell>
          <table:table-cell office:value-type="float" office:value="-1.467057" calcext:value-type="float">
            <text:p>-1.467057</text:p>
          </table:table-cell>
          <table:table-cell office:value-type="float" office:value="0.029273" calcext:value-type="float">
            <text:p>0.029273</text:p>
          </table:table-cell>
          <table:table-cell table:formula="of:=[.B838]-[.C838]" office:value-type="float" office:value="-1.49633" calcext:value-type="float">
            <text:p>-1.49633</text:p>
          </table:table-cell>
        </table:table-row>
        <table:table-row table:style-name="ro1">
          <table:table-cell office:value-type="float" office:value="-1.478885" calcext:value-type="float">
            <text:p>-1.478885</text:p>
          </table:table-cell>
          <table:table-cell office:value-type="float" office:value="-1.417087" calcext:value-type="float">
            <text:p>-1.417087</text:p>
          </table:table-cell>
          <table:table-cell office:value-type="float" office:value="0.029301" calcext:value-type="float">
            <text:p>0.029301</text:p>
          </table:table-cell>
          <table:table-cell table:formula="of:=[.B839]-[.C839]" office:value-type="float" office:value="-1.446388" calcext:value-type="float">
            <text:p>-1.446388</text:p>
          </table:table-cell>
        </table:table-row>
        <table:table-row table:style-name="ro1">
          <table:table-cell office:value-type="float" office:value="-1.428982" calcext:value-type="float">
            <text:p>-1.428982</text:p>
          </table:table-cell>
          <table:table-cell office:value-type="float" office:value="-1.367185" calcext:value-type="float">
            <text:p>-1.367185</text:p>
          </table:table-cell>
          <table:table-cell office:value-type="float" office:value="0.029329" calcext:value-type="float">
            <text:p>0.029329</text:p>
          </table:table-cell>
          <table:table-cell table:formula="of:=[.B840]-[.C840]" office:value-type="float" office:value="-1.396514" calcext:value-type="float">
            <text:p>-1.396514</text:p>
          </table:table-cell>
        </table:table-row>
        <table:table-row table:style-name="ro1">
          <table:table-cell office:value-type="float" office:value="-1.379472" calcext:value-type="float">
            <text:p>-1.379472</text:p>
          </table:table-cell>
          <table:table-cell office:value-type="float" office:value="-1.317674" calcext:value-type="float">
            <text:p>-1.317674</text:p>
          </table:table-cell>
          <table:table-cell office:value-type="float" office:value="0.029357" calcext:value-type="float">
            <text:p>0.029357</text:p>
          </table:table-cell>
          <table:table-cell table:formula="of:=[.B841]-[.C841]" office:value-type="float" office:value="-1.347031" calcext:value-type="float">
            <text:p>-1.347031</text:p>
          </table:table-cell>
        </table:table-row>
        <table:table-row table:style-name="ro1">
          <table:table-cell office:value-type="float" office:value="-1.3293" calcext:value-type="float">
            <text:p>-1.3293</text:p>
          </table:table-cell>
          <table:table-cell office:value-type="float" office:value="-1.267502" calcext:value-type="float">
            <text:p>-1.267502</text:p>
          </table:table-cell>
          <table:table-cell office:value-type="float" office:value="0.029385" calcext:value-type="float">
            <text:p>0.029385</text:p>
          </table:table-cell>
          <table:table-cell table:formula="of:=[.B842]-[.C842]" office:value-type="float" office:value="-1.296887" calcext:value-type="float">
            <text:p>-1.296887</text:p>
          </table:table-cell>
        </table:table-row>
        <table:table-row table:style-name="ro1">
          <table:table-cell office:value-type="float" office:value="-1.279179" calcext:value-type="float">
            <text:p>-1.279179</text:p>
          </table:table-cell>
          <table:table-cell office:value-type="float" office:value="-1.217381" calcext:value-type="float">
            <text:p>-1.217381</text:p>
          </table:table-cell>
          <table:table-cell office:value-type="float" office:value="0.029413" calcext:value-type="float">
            <text:p>0.029413</text:p>
          </table:table-cell>
          <table:table-cell table:formula="of:=[.B843]-[.C843]" office:value-type="float" office:value="-1.246794" calcext:value-type="float">
            <text:p>-1.246794</text:p>
          </table:table-cell>
        </table:table-row>
        <table:table-row table:style-name="ro1">
          <table:table-cell office:value-type="float" office:value="-1.229303" calcext:value-type="float">
            <text:p>-1.229303</text:p>
          </table:table-cell>
          <table:table-cell office:value-type="float" office:value="-1.167505" calcext:value-type="float">
            <text:p>-1.167505</text:p>
          </table:table-cell>
          <table:table-cell office:value-type="float" office:value="0.029441" calcext:value-type="float">
            <text:p>0.029441</text:p>
          </table:table-cell>
          <table:table-cell table:formula="of:=[.B844]-[.C844]" office:value-type="float" office:value="-1.196946" calcext:value-type="float">
            <text:p>-1.196946</text:p>
          </table:table-cell>
        </table:table-row>
        <table:table-row table:style-name="ro1">
          <table:table-cell office:value-type="float" office:value="-1.180188" calcext:value-type="float">
            <text:p>-1.180188</text:p>
          </table:table-cell>
          <table:table-cell office:value-type="float" office:value="-1.11839" calcext:value-type="float">
            <text:p>-1.11839</text:p>
          </table:table-cell>
          <table:table-cell office:value-type="float" office:value="0.029469" calcext:value-type="float">
            <text:p>0.029469</text:p>
          </table:table-cell>
          <table:table-cell table:formula="of:=[.B845]-[.C845]" office:value-type="float" office:value="-1.147859" calcext:value-type="float">
            <text:p>-1.147859</text:p>
          </table:table-cell>
        </table:table-row>
        <table:table-row table:style-name="ro1">
          <table:table-cell office:value-type="float" office:value="-1.131159" calcext:value-type="float">
            <text:p>-1.131159</text:p>
          </table:table-cell>
          <table:table-cell office:value-type="float" office:value="-1.069361" calcext:value-type="float">
            <text:p>-1.069361</text:p>
          </table:table-cell>
          <table:table-cell office:value-type="float" office:value="0.029497" calcext:value-type="float">
            <text:p>0.029497</text:p>
          </table:table-cell>
          <table:table-cell table:formula="of:=[.B846]-[.C846]" office:value-type="float" office:value="-1.098858" calcext:value-type="float">
            <text:p>-1.098858</text:p>
          </table:table-cell>
        </table:table-row>
        <table:table-row table:style-name="ro1">
          <table:table-cell office:value-type="float" office:value="-1.082787" calcext:value-type="float">
            <text:p>-1.082787</text:p>
          </table:table-cell>
          <table:table-cell office:value-type="float" office:value="-1.020989" calcext:value-type="float">
            <text:p>-1.020989</text:p>
          </table:table-cell>
          <table:table-cell office:value-type="float" office:value="0.029525" calcext:value-type="float">
            <text:p>0.029525</text:p>
          </table:table-cell>
          <table:table-cell table:formula="of:=[.B847]-[.C847]" office:value-type="float" office:value="-1.050514" calcext:value-type="float">
            <text:p>-1.050514</text:p>
          </table:table-cell>
        </table:table-row>
        <table:table-row table:style-name="ro1">
          <table:table-cell office:value-type="float" office:value="-1.034846" calcext:value-type="float">
            <text:p>-1.034846</text:p>
          </table:table-cell>
          <table:table-cell office:value-type="float" office:value="-0.973048" calcext:value-type="float">
            <text:p>-0.973048</text:p>
          </table:table-cell>
          <table:table-cell office:value-type="float" office:value="0.029553" calcext:value-type="float">
            <text:p>0.029553</text:p>
          </table:table-cell>
          <table:table-cell table:formula="of:=[.B848]-[.C848]" office:value-type="float" office:value="-1.002601" calcext:value-type="float">
            <text:p>-1.002601</text:p>
          </table:table-cell>
        </table:table-row>
        <table:table-row table:style-name="ro1">
          <table:table-cell office:value-type="float" office:value="-0.987168" calcext:value-type="float">
            <text:p>-0.987168</text:p>
          </table:table-cell>
          <table:table-cell office:value-type="float" office:value="-0.92537" calcext:value-type="float">
            <text:p>-0.92537</text:p>
          </table:table-cell>
          <table:table-cell office:value-type="float" office:value="0.029581" calcext:value-type="float">
            <text:p>0.029581</text:p>
          </table:table-cell>
          <table:table-cell table:formula="of:=[.B849]-[.C849]" office:value-type="float" office:value="-0.954951" calcext:value-type="float">
            <text:p>-0.954951</text:p>
          </table:table-cell>
        </table:table-row>
        <table:table-row table:style-name="ro1">
          <table:table-cell office:value-type="float" office:value="-0.939735" calcext:value-type="float">
            <text:p>-0.939735</text:p>
          </table:table-cell>
          <table:table-cell office:value-type="float" office:value="-0.877937" calcext:value-type="float">
            <text:p>-0.877937</text:p>
          </table:table-cell>
          <table:table-cell office:value-type="float" office:value="0.029609" calcext:value-type="float">
            <text:p>0.029609</text:p>
          </table:table-cell>
          <table:table-cell table:formula="of:=[.B850]-[.C850]" office:value-type="float" office:value="-0.907546" calcext:value-type="float">
            <text:p>-0.907546</text:p>
          </table:table-cell>
        </table:table-row>
        <table:table-row table:style-name="ro1">
          <table:table-cell office:value-type="float" office:value="-0.890661" calcext:value-type="float">
            <text:p>-0.890661</text:p>
          </table:table-cell>
          <table:table-cell office:value-type="float" office:value="-0.828863" calcext:value-type="float">
            <text:p>-0.828863</text:p>
          </table:table-cell>
          <table:table-cell office:value-type="float" office:value="0.029637" calcext:value-type="float">
            <text:p>0.029637</text:p>
          </table:table-cell>
          <table:table-cell table:formula="of:=[.B851]-[.C851]" office:value-type="float" office:value="-0.8585" calcext:value-type="float">
            <text:p>-0.8585</text:p>
          </table:table-cell>
        </table:table-row>
        <table:table-row table:style-name="ro1">
          <table:table-cell office:value-type="float" office:value="-0.841313" calcext:value-type="float">
            <text:p>-0.841313</text:p>
          </table:table-cell>
          <table:table-cell office:value-type="float" office:value="-0.779516" calcext:value-type="float">
            <text:p>-0.779516</text:p>
          </table:table-cell>
          <table:table-cell office:value-type="float" office:value="0.029665" calcext:value-type="float">
            <text:p>0.029665</text:p>
          </table:table-cell>
          <table:table-cell table:formula="of:=[.B852]-[.C852]" office:value-type="float" office:value="-0.809181" calcext:value-type="float">
            <text:p>-0.809181</text:p>
          </table:table-cell>
        </table:table-row>
        <table:table-row table:style-name="ro1">
          <table:table-cell office:value-type="float" office:value="-0.791466" calcext:value-type="float">
            <text:p>-0.791466</text:p>
          </table:table-cell>
          <table:table-cell office:value-type="float" office:value="-0.729668" calcext:value-type="float">
            <text:p>-0.729668</text:p>
          </table:table-cell>
          <table:table-cell office:value-type="float" office:value="0.029693" calcext:value-type="float">
            <text:p>0.029693</text:p>
          </table:table-cell>
          <table:table-cell table:formula="of:=[.B853]-[.C853]" office:value-type="float" office:value="-0.759361" calcext:value-type="float">
            <text:p>-0.759361</text:p>
          </table:table-cell>
        </table:table-row>
        <table:table-row table:style-name="ro1">
          <table:table-cell office:value-type="float" office:value="-0.742339" calcext:value-type="float">
            <text:p>-0.742339</text:p>
          </table:table-cell>
          <table:table-cell office:value-type="float" office:value="-0.680541" calcext:value-type="float">
            <text:p>-0.680541</text:p>
          </table:table-cell>
          <table:table-cell office:value-type="float" office:value="0.029721" calcext:value-type="float">
            <text:p>0.029721</text:p>
          </table:table-cell>
          <table:table-cell table:formula="of:=[.B854]-[.C854]" office:value-type="float" office:value="-0.710262" calcext:value-type="float">
            <text:p>-0.710262</text:p>
          </table:table-cell>
        </table:table-row>
        <table:table-row table:style-name="ro1">
          <table:table-cell office:value-type="float" office:value="-0.692308" calcext:value-type="float">
            <text:p>-0.692308</text:p>
          </table:table-cell>
          <table:table-cell office:value-type="float" office:value="-0.63051" calcext:value-type="float">
            <text:p>-0.63051</text:p>
          </table:table-cell>
          <table:table-cell office:value-type="float" office:value="0.029749" calcext:value-type="float">
            <text:p>0.029749</text:p>
          </table:table-cell>
          <table:table-cell table:formula="of:=[.B855]-[.C855]" office:value-type="float" office:value="-0.660259" calcext:value-type="float">
            <text:p>-0.660259</text:p>
          </table:table-cell>
        </table:table-row>
        <table:table-row table:style-name="ro1">
          <table:table-cell office:value-type="float" office:value="-0.643013" calcext:value-type="float">
            <text:p>-0.643013</text:p>
          </table:table-cell>
          <table:table-cell office:value-type="float" office:value="-0.581215" calcext:value-type="float">
            <text:p>-0.581215</text:p>
          </table:table-cell>
          <table:table-cell office:value-type="float" office:value="0.029777" calcext:value-type="float">
            <text:p>0.029777</text:p>
          </table:table-cell>
          <table:table-cell table:formula="of:=[.B856]-[.C856]" office:value-type="float" office:value="-0.610992" calcext:value-type="float">
            <text:p>-0.610992</text:p>
          </table:table-cell>
        </table:table-row>
        <table:table-row table:style-name="ro1">
          <table:table-cell office:value-type="float" office:value="-0.592721" calcext:value-type="float">
            <text:p>-0.592721</text:p>
          </table:table-cell>
          <table:table-cell office:value-type="float" office:value="-0.530923" calcext:value-type="float">
            <text:p>-0.530923</text:p>
          </table:table-cell>
          <table:table-cell office:value-type="float" office:value="0.029805" calcext:value-type="float">
            <text:p>0.029805</text:p>
          </table:table-cell>
          <table:table-cell table:formula="of:=[.B857]-[.C857]" office:value-type="float" office:value="-0.560728" calcext:value-type="float">
            <text:p>-0.560728</text:p>
          </table:table-cell>
        </table:table-row>
        <table:table-row table:style-name="ro1">
          <table:table-cell office:value-type="float" office:value="-0.544079" calcext:value-type="float">
            <text:p>-0.544079</text:p>
          </table:table-cell>
          <table:table-cell office:value-type="float" office:value="-0.482281" calcext:value-type="float">
            <text:p>-0.482281</text:p>
          </table:table-cell>
          <table:table-cell office:value-type="float" office:value="0.029833" calcext:value-type="float">
            <text:p>0.029833</text:p>
          </table:table-cell>
          <table:table-cell table:formula="of:=[.B858]-[.C858]" office:value-type="float" office:value="-0.512114" calcext:value-type="float">
            <text:p>-0.512114</text:p>
          </table:table-cell>
        </table:table-row>
        <table:table-row table:style-name="ro1">
          <table:table-cell office:value-type="float" office:value="-0.495176" calcext:value-type="float">
            <text:p>-0.495176</text:p>
          </table:table-cell>
          <table:table-cell office:value-type="float" office:value="-0.433378" calcext:value-type="float">
            <text:p>-0.433378</text:p>
          </table:table-cell>
          <table:table-cell office:value-type="float" office:value="0.029861" calcext:value-type="float">
            <text:p>0.029861</text:p>
          </table:table-cell>
          <table:table-cell table:formula="of:=[.B859]-[.C859]" office:value-type="float" office:value="-0.463239" calcext:value-type="float">
            <text:p>-0.463239</text:p>
          </table:table-cell>
        </table:table-row>
        <table:table-row table:style-name="ro1">
          <table:table-cell office:value-type="float" office:value="-0.447694" calcext:value-type="float">
            <text:p>-0.447694</text:p>
          </table:table-cell>
          <table:table-cell office:value-type="float" office:value="-0.385896" calcext:value-type="float">
            <text:p>-0.385896</text:p>
          </table:table-cell>
          <table:table-cell office:value-type="float" office:value="0.029889" calcext:value-type="float">
            <text:p>0.029889</text:p>
          </table:table-cell>
          <table:table-cell table:formula="of:=[.B860]-[.C860]" office:value-type="float" office:value="-0.415785" calcext:value-type="float">
            <text:p>-0.415785</text:p>
          </table:table-cell>
        </table:table-row>
        <table:table-row table:style-name="ro1">
          <table:table-cell office:value-type="float" office:value="-0.400861" calcext:value-type="float">
            <text:p>-0.400861</text:p>
          </table:table-cell>
          <table:table-cell office:value-type="float" office:value="-0.339063" calcext:value-type="float">
            <text:p>-0.339063</text:p>
          </table:table-cell>
          <table:table-cell office:value-type="float" office:value="0.029917" calcext:value-type="float">
            <text:p>0.029917</text:p>
          </table:table-cell>
          <table:table-cell table:formula="of:=[.B861]-[.C861]" office:value-type="float" office:value="-0.36898" calcext:value-type="float">
            <text:p>-0.36898</text:p>
          </table:table-cell>
        </table:table-row>
        <table:table-row table:style-name="ro1">
          <table:table-cell office:value-type="float" office:value="-0.354629" calcext:value-type="float">
            <text:p>-0.354629</text:p>
          </table:table-cell>
          <table:table-cell office:value-type="float" office:value="-0.292831" calcext:value-type="float">
            <text:p>-0.292831</text:p>
          </table:table-cell>
          <table:table-cell office:value-type="float" office:value="0.029945" calcext:value-type="float">
            <text:p>0.029945</text:p>
          </table:table-cell>
          <table:table-cell table:formula="of:=[.B862]-[.C862]" office:value-type="float" office:value="-0.322776" calcext:value-type="float">
            <text:p>-0.322776</text:p>
          </table:table-cell>
        </table:table-row>
        <table:table-row table:style-name="ro1">
          <table:table-cell office:value-type="float" office:value="-0.306883" calcext:value-type="float">
            <text:p>-0.306883</text:p>
          </table:table-cell>
          <table:table-cell office:value-type="float" office:value="-0.245085" calcext:value-type="float">
            <text:p>-0.245085</text:p>
          </table:table-cell>
          <table:table-cell office:value-type="float" office:value="0.029973" calcext:value-type="float">
            <text:p>0.029973</text:p>
          </table:table-cell>
          <table:table-cell table:formula="of:=[.B863]-[.C863]" office:value-type="float" office:value="-0.275058" calcext:value-type="float">
            <text:p>-0.275058</text:p>
          </table:table-cell>
        </table:table-row>
        <table:table-row table:style-name="ro1">
          <table:table-cell office:value-type="float" office:value="-0.258819" calcext:value-type="float">
            <text:p>-0.258819</text:p>
          </table:table-cell>
          <table:table-cell office:value-type="float" office:value="-0.197021" calcext:value-type="float">
            <text:p>-0.197021</text:p>
          </table:table-cell>
          <table:table-cell office:value-type="float" office:value="0.030001" calcext:value-type="float">
            <text:p>0.030001</text:p>
          </table:table-cell>
          <table:table-cell table:formula="of:=[.B864]-[.C864]" office:value-type="float" office:value="-0.227022" calcext:value-type="float">
            <text:p>-0.227022</text:p>
          </table:table-cell>
        </table:table-row>
        <table:table-row table:style-name="ro1">
          <table:table-cell office:value-type="float" office:value="-0.213519" calcext:value-type="float">
            <text:p>-0.213519</text:p>
          </table:table-cell>
          <table:table-cell office:value-type="float" office:value="-0.151721" calcext:value-type="float">
            <text:p>-0.151721</text:p>
          </table:table-cell>
          <table:table-cell office:value-type="float" office:value="0.030029" calcext:value-type="float">
            <text:p>0.030029</text:p>
          </table:table-cell>
          <table:table-cell table:formula="of:=[.B865]-[.C865]" office:value-type="float" office:value="-0.18175" calcext:value-type="float">
            <text:p>-0.18175</text:p>
          </table:table-cell>
        </table:table-row>
        <table:table-row table:style-name="ro1">
          <table:table-cell office:value-type="float" office:value="-0.167683" calcext:value-type="float">
            <text:p>-0.167683</text:p>
          </table:table-cell>
          <table:table-cell office:value-type="float" office:value="-0.105885" calcext:value-type="float">
            <text:p>-0.105885</text:p>
          </table:table-cell>
          <table:table-cell office:value-type="float" office:value="0.030057" calcext:value-type="float">
            <text:p>0.030057</text:p>
          </table:table-cell>
          <table:table-cell table:formula="of:=[.B866]-[.C866]" office:value-type="float" office:value="-0.135942" calcext:value-type="float">
            <text:p>-0.135942</text:p>
          </table:table-cell>
        </table:table-row>
        <table:table-row table:style-name="ro1">
          <table:table-cell office:value-type="float" office:value="-0.120957" calcext:value-type="float">
            <text:p>-0.120957</text:p>
          </table:table-cell>
          <table:table-cell office:value-type="float" office:value="-0.059159" calcext:value-type="float">
            <text:p>-0.059159</text:p>
          </table:table-cell>
          <table:table-cell office:value-type="float" office:value="0.030085" calcext:value-type="float">
            <text:p>0.030085</text:p>
          </table:table-cell>
          <table:table-cell table:formula="of:=[.B867]-[.C867]" office:value-type="float" office:value="-0.089244" calcext:value-type="float">
            <text:p>-0.089244</text:p>
          </table:table-cell>
        </table:table-row>
        <table:table-row table:style-name="ro1">
          <table:table-cell office:value-type="float" office:value="-0.073125" calcext:value-type="float">
            <text:p>-0.073125</text:p>
          </table:table-cell>
          <table:table-cell office:value-type="float" office:value="-0.011327" calcext:value-type="float">
            <text:p>-0.011327</text:p>
          </table:table-cell>
          <table:table-cell office:value-type="float" office:value="0.030113" calcext:value-type="float">
            <text:p>0.030113</text:p>
          </table:table-cell>
          <table:table-cell table:formula="of:=[.B868]-[.C868]" office:value-type="float" office:value="-0.04144" calcext:value-type="float">
            <text:p>-0.04144</text:p>
          </table:table-cell>
        </table:table-row>
        <table:table-row table:style-name="ro1">
          <table:table-cell office:value-type="float" office:value="-0.024448" calcext:value-type="float">
            <text:p>-0.024448</text:p>
          </table:table-cell>
          <table:table-cell office:value-type="float" office:value="0.03735" calcext:value-type="float">
            <text:p>0.03735</text:p>
          </table:table-cell>
          <table:table-cell office:value-type="float" office:value="0.030141" calcext:value-type="float">
            <text:p>0.030141</text:p>
          </table:table-cell>
          <table:table-cell table:formula="of:=[.B869]-[.C869]" office:value-type="float" office:value="0.007209" calcext:value-type="float">
            <text:p>0.007209</text:p>
          </table:table-cell>
        </table:table-row>
        <table:table-row table:style-name="ro1">
          <table:table-cell office:value-type="float" office:value="0.024643" calcext:value-type="float">
            <text:p>0.024643</text:p>
          </table:table-cell>
          <table:table-cell office:value-type="float" office:value="0.086441" calcext:value-type="float">
            <text:p>0.086441</text:p>
          </table:table-cell>
          <table:table-cell office:value-type="float" office:value="0.030169" calcext:value-type="float">
            <text:p>0.030169</text:p>
          </table:table-cell>
          <table:table-cell table:formula="of:=[.B870]-[.C870]" office:value-type="float" office:value="0.056272" calcext:value-type="float">
            <text:p>0.056272</text:p>
          </table:table-cell>
        </table:table-row>
        <table:table-row table:style-name="ro1">
          <table:table-cell office:value-type="float" office:value="0.07462" calcext:value-type="float">
            <text:p>0.07462</text:p>
          </table:table-cell>
          <table:table-cell office:value-type="float" office:value="0.136418" calcext:value-type="float">
            <text:p>0.136418</text:p>
          </table:table-cell>
          <table:table-cell office:value-type="float" office:value="0.030197" calcext:value-type="float">
            <text:p>0.030197</text:p>
          </table:table-cell>
          <table:table-cell table:formula="of:=[.B871]-[.C871]" office:value-type="float" office:value="0.106221" calcext:value-type="float">
            <text:p>0.106221</text:p>
          </table:table-cell>
        </table:table-row>
        <table:table-row table:style-name="ro1">
          <table:table-cell office:value-type="float" office:value="0.122521" calcext:value-type="float">
            <text:p>0.122521</text:p>
          </table:table-cell>
          <table:table-cell office:value-type="float" office:value="0.184319" calcext:value-type="float">
            <text:p>0.184319</text:p>
          </table:table-cell>
          <table:table-cell office:value-type="float" office:value="0.030225" calcext:value-type="float">
            <text:p>0.030225</text:p>
          </table:table-cell>
          <table:table-cell table:formula="of:=[.B872]-[.C872]" office:value-type="float" office:value="0.154094" calcext:value-type="float">
            <text:p>0.154094</text:p>
          </table:table-cell>
        </table:table-row>
        <table:table-row table:style-name="ro1">
          <table:table-cell office:value-type="float" office:value="0.169863" calcext:value-type="float">
            <text:p>0.169863</text:p>
          </table:table-cell>
          <table:table-cell office:value-type="float" office:value="0.231661" calcext:value-type="float">
            <text:p>0.231661</text:p>
          </table:table-cell>
          <table:table-cell office:value-type="float" office:value="0.030253" calcext:value-type="float">
            <text:p>0.030253</text:p>
          </table:table-cell>
          <table:table-cell table:formula="of:=[.B873]-[.C873]" office:value-type="float" office:value="0.201408" calcext:value-type="float">
            <text:p>0.201408</text:p>
          </table:table-cell>
        </table:table-row>
        <table:table-row table:style-name="ro1">
          <table:table-cell office:value-type="float" office:value="0.217951" calcext:value-type="float">
            <text:p>0.217951</text:p>
          </table:table-cell>
          <table:table-cell office:value-type="float" office:value="0.279749" calcext:value-type="float">
            <text:p>0.279749</text:p>
          </table:table-cell>
          <table:table-cell office:value-type="float" office:value="0.030281" calcext:value-type="float">
            <text:p>0.030281</text:p>
          </table:table-cell>
          <table:table-cell table:formula="of:=[.B874]-[.C874]" office:value-type="float" office:value="0.249468" calcext:value-type="float">
            <text:p>0.249468</text:p>
          </table:table-cell>
        </table:table-row>
        <table:table-row table:style-name="ro1">
          <table:table-cell office:value-type="float" office:value="0.267835" calcext:value-type="float">
            <text:p>0.267835</text:p>
          </table:table-cell>
          <table:table-cell office:value-type="float" office:value="0.329633" calcext:value-type="float">
            <text:p>0.329633</text:p>
          </table:table-cell>
          <table:table-cell office:value-type="float" office:value="0.030309" calcext:value-type="float">
            <text:p>0.030309</text:p>
          </table:table-cell>
          <table:table-cell table:formula="of:=[.B875]-[.C875]" office:value-type="float" office:value="0.299324" calcext:value-type="float">
            <text:p>0.299324</text:p>
          </table:table-cell>
        </table:table-row>
        <table:table-row table:style-name="ro1">
          <table:table-cell office:value-type="float" office:value="0.319166" calcext:value-type="float">
            <text:p>0.319166</text:p>
          </table:table-cell>
          <table:table-cell office:value-type="float" office:value="0.380964" calcext:value-type="float">
            <text:p>0.380964</text:p>
          </table:table-cell>
          <table:table-cell office:value-type="float" office:value="0.030337" calcext:value-type="float">
            <text:p>0.030337</text:p>
          </table:table-cell>
          <table:table-cell table:formula="of:=[.B876]-[.C876]" office:value-type="float" office:value="0.350627" calcext:value-type="float">
            <text:p>0.350627</text:p>
          </table:table-cell>
        </table:table-row>
        <table:table-row table:style-name="ro1">
          <table:table-cell office:value-type="float" office:value="0.370576" calcext:value-type="float">
            <text:p>0.370576</text:p>
          </table:table-cell>
          <table:table-cell office:value-type="float" office:value="0.432374" calcext:value-type="float">
            <text:p>0.432374</text:p>
          </table:table-cell>
          <table:table-cell office:value-type="float" office:value="0.030365" calcext:value-type="float">
            <text:p>0.030365</text:p>
          </table:table-cell>
          <table:table-cell table:formula="of:=[.B877]-[.C877]" office:value-type="float" office:value="0.402009" calcext:value-type="float">
            <text:p>0.402009</text:p>
          </table:table-cell>
        </table:table-row>
        <table:table-row table:style-name="ro1">
          <table:table-cell office:value-type="float" office:value="0.422703" calcext:value-type="float">
            <text:p>0.422703</text:p>
          </table:table-cell>
          <table:table-cell office:value-type="float" office:value="0.484501" calcext:value-type="float">
            <text:p>0.484501</text:p>
          </table:table-cell>
          <table:table-cell office:value-type="float" office:value="0.030393" calcext:value-type="float">
            <text:p>0.030393</text:p>
          </table:table-cell>
          <table:table-cell table:formula="of:=[.B878]-[.C878]" office:value-type="float" office:value="0.454108" calcext:value-type="float">
            <text:p>0.454108</text:p>
          </table:table-cell>
        </table:table-row>
        <table:table-row table:style-name="ro1">
          <table:table-cell office:value-type="float" office:value="0.475816" calcext:value-type="float">
            <text:p>0.475816</text:p>
          </table:table-cell>
          <table:table-cell office:value-type="float" office:value="0.537614" calcext:value-type="float">
            <text:p>0.537614</text:p>
          </table:table-cell>
          <table:table-cell office:value-type="float" office:value="0.030421" calcext:value-type="float">
            <text:p>0.030421</text:p>
          </table:table-cell>
          <table:table-cell table:formula="of:=[.B879]-[.C879]" office:value-type="float" office:value="0.507193" calcext:value-type="float">
            <text:p>0.507193</text:p>
          </table:table-cell>
        </table:table-row>
        <table:table-row table:style-name="ro1">
          <table:table-cell office:value-type="float" office:value="0.527218" calcext:value-type="float">
            <text:p>0.527218</text:p>
          </table:table-cell>
          <table:table-cell office:value-type="float" office:value="0.589016" calcext:value-type="float">
            <text:p>0.589016</text:p>
          </table:table-cell>
          <table:table-cell office:value-type="float" office:value="0.030449" calcext:value-type="float">
            <text:p>0.030449</text:p>
          </table:table-cell>
          <table:table-cell table:formula="of:=[.B880]-[.C880]" office:value-type="float" office:value="0.558567" calcext:value-type="float">
            <text:p>0.558567</text:p>
          </table:table-cell>
        </table:table-row>
        <table:table-row table:style-name="ro1">
          <table:table-cell office:value-type="float" office:value="0.579284" calcext:value-type="float">
            <text:p>0.579284</text:p>
          </table:table-cell>
          <table:table-cell office:value-type="float" office:value="0.641082" calcext:value-type="float">
            <text:p>0.641082</text:p>
          </table:table-cell>
          <table:table-cell office:value-type="float" office:value="0.030477" calcext:value-type="float">
            <text:p>0.030477</text:p>
          </table:table-cell>
          <table:table-cell table:formula="of:=[.B881]-[.C881]" office:value-type="float" office:value="0.610605" calcext:value-type="float">
            <text:p>0.610605</text:p>
          </table:table-cell>
        </table:table-row>
        <table:table-row table:style-name="ro1">
          <table:table-cell office:value-type="float" office:value="0.629884" calcext:value-type="float">
            <text:p>0.629884</text:p>
          </table:table-cell>
          <table:table-cell office:value-type="float" office:value="0.691682" calcext:value-type="float">
            <text:p>0.691682</text:p>
          </table:table-cell>
          <table:table-cell office:value-type="float" office:value="0.030505" calcext:value-type="float">
            <text:p>0.030505</text:p>
          </table:table-cell>
          <table:table-cell table:formula="of:=[.B882]-[.C882]" office:value-type="float" office:value="0.661177" calcext:value-type="float">
            <text:p>0.661177</text:p>
          </table:table-cell>
        </table:table-row>
        <table:table-row table:style-name="ro1">
          <table:table-cell office:value-type="float" office:value="0.680323" calcext:value-type="float">
            <text:p>0.680323</text:p>
          </table:table-cell>
          <table:table-cell office:value-type="float" office:value="0.742121" calcext:value-type="float">
            <text:p>0.742121</text:p>
          </table:table-cell>
          <table:table-cell office:value-type="float" office:value="0.030533" calcext:value-type="float">
            <text:p>0.030533</text:p>
          </table:table-cell>
          <table:table-cell table:formula="of:=[.B883]-[.C883]" office:value-type="float" office:value="0.711588" calcext:value-type="float">
            <text:p>0.711588</text:p>
          </table:table-cell>
        </table:table-row>
        <table:table-row table:style-name="ro1">
          <table:table-cell office:value-type="float" office:value="0.730527" calcext:value-type="float">
            <text:p>0.730527</text:p>
          </table:table-cell>
          <table:table-cell office:value-type="float" office:value="0.792325" calcext:value-type="float">
            <text:p>0.792325</text:p>
          </table:table-cell>
          <table:table-cell office:value-type="float" office:value="0.030561" calcext:value-type="float">
            <text:p>0.030561</text:p>
          </table:table-cell>
          <table:table-cell table:formula="of:=[.B884]-[.C884]" office:value-type="float" office:value="0.761764" calcext:value-type="float">
            <text:p>0.761764</text:p>
          </table:table-cell>
        </table:table-row>
        <table:table-row table:style-name="ro1">
          <table:table-cell office:value-type="float" office:value="0.779933" calcext:value-type="float">
            <text:p>0.779933</text:p>
          </table:table-cell>
          <table:table-cell office:value-type="float" office:value="0.841731" calcext:value-type="float">
            <text:p>0.841731</text:p>
          </table:table-cell>
          <table:table-cell office:value-type="float" office:value="0.030589" calcext:value-type="float">
            <text:p>0.030589</text:p>
          </table:table-cell>
          <table:table-cell table:formula="of:=[.B885]-[.C885]" office:value-type="float" office:value="0.811142" calcext:value-type="float">
            <text:p>0.811142</text:p>
          </table:table-cell>
        </table:table-row>
        <table:table-row table:style-name="ro1">
          <table:table-cell office:value-type="float" office:value="0.830376" calcext:value-type="float">
            <text:p>0.830376</text:p>
          </table:table-cell>
          <table:table-cell office:value-type="float" office:value="0.892174" calcext:value-type="float">
            <text:p>0.892174</text:p>
          </table:table-cell>
          <table:table-cell office:value-type="float" office:value="0.030617" calcext:value-type="float">
            <text:p>0.030617</text:p>
          </table:table-cell>
          <table:table-cell table:formula="of:=[.B886]-[.C886]" office:value-type="float" office:value="0.861557" calcext:value-type="float">
            <text:p>0.861557</text:p>
          </table:table-cell>
        </table:table-row>
        <table:table-row table:style-name="ro1">
          <table:table-cell office:value-type="float" office:value="0.880841" calcext:value-type="float">
            <text:p>0.880841</text:p>
          </table:table-cell>
          <table:table-cell office:value-type="float" office:value="0.942639" calcext:value-type="float">
            <text:p>0.942639</text:p>
          </table:table-cell>
          <table:table-cell office:value-type="float" office:value="0.030645" calcext:value-type="float">
            <text:p>0.030645</text:p>
          </table:table-cell>
          <table:table-cell table:formula="of:=[.B887]-[.C887]" office:value-type="float" office:value="0.911994" calcext:value-type="float">
            <text:p>0.911994</text:p>
          </table:table-cell>
        </table:table-row>
        <table:table-row table:style-name="ro1">
          <table:table-cell office:value-type="float" office:value="0.928954" calcext:value-type="float">
            <text:p>0.928954</text:p>
          </table:table-cell>
          <table:table-cell office:value-type="float" office:value="0.990752" calcext:value-type="float">
            <text:p>0.990752</text:p>
          </table:table-cell>
          <table:table-cell office:value-type="float" office:value="0.030673" calcext:value-type="float">
            <text:p>0.030673</text:p>
          </table:table-cell>
          <table:table-cell table:formula="of:=[.B888]-[.C888]" office:value-type="float" office:value="0.960079" calcext:value-type="float">
            <text:p>0.960079</text:p>
          </table:table-cell>
        </table:table-row>
        <table:table-row table:style-name="ro1">
          <table:table-cell office:value-type="float" office:value="0.97709" calcext:value-type="float">
            <text:p>0.97709</text:p>
          </table:table-cell>
          <table:table-cell office:value-type="float" office:value="1.038888" calcext:value-type="float">
            <text:p>1.038888</text:p>
          </table:table-cell>
          <table:table-cell office:value-type="float" office:value="0.030701" calcext:value-type="float">
            <text:p>0.030701</text:p>
          </table:table-cell>
          <table:table-cell table:formula="of:=[.B889]-[.C889]" office:value-type="float" office:value="1.008187" calcext:value-type="float">
            <text:p>1.008187</text:p>
          </table:table-cell>
        </table:table-row>
        <table:table-row table:style-name="ro1">
          <table:table-cell office:value-type="float" office:value="1.025566" calcext:value-type="float">
            <text:p>1.025566</text:p>
          </table:table-cell>
          <table:table-cell office:value-type="float" office:value="1.087364" calcext:value-type="float">
            <text:p>1.087364</text:p>
          </table:table-cell>
          <table:table-cell office:value-type="float" office:value="0.030729" calcext:value-type="float">
            <text:p>0.030729</text:p>
          </table:table-cell>
          <table:table-cell table:formula="of:=[.B890]-[.C890]" office:value-type="float" office:value="1.056635" calcext:value-type="float">
            <text:p>1.056635</text:p>
          </table:table-cell>
        </table:table-row>
        <table:table-row table:style-name="ro1">
          <table:table-cell office:value-type="float" office:value="1.074216" calcext:value-type="float">
            <text:p>1.074216</text:p>
          </table:table-cell>
          <table:table-cell office:value-type="float" office:value="1.136014" calcext:value-type="float">
            <text:p>1.136014</text:p>
          </table:table-cell>
          <table:table-cell office:value-type="float" office:value="0.030757" calcext:value-type="float">
            <text:p>0.030757</text:p>
          </table:table-cell>
          <table:table-cell table:formula="of:=[.B891]-[.C891]" office:value-type="float" office:value="1.105257" calcext:value-type="float">
            <text:p>1.105257</text:p>
          </table:table-cell>
        </table:table-row>
        <table:table-row table:style-name="ro1">
          <table:table-cell office:value-type="float" office:value="1.12401" calcext:value-type="float">
            <text:p>1.12401</text:p>
          </table:table-cell>
          <table:table-cell office:value-type="float" office:value="1.185808" calcext:value-type="float">
            <text:p>1.185808</text:p>
          </table:table-cell>
          <table:table-cell office:value-type="float" office:value="0.030785" calcext:value-type="float">
            <text:p>0.030785</text:p>
          </table:table-cell>
          <table:table-cell table:formula="of:=[.B892]-[.C892]" office:value-type="float" office:value="1.155023" calcext:value-type="float">
            <text:p>1.155023</text:p>
          </table:table-cell>
        </table:table-row>
        <table:table-row table:style-name="ro1">
          <table:table-cell office:value-type="float" office:value="1.172525" calcext:value-type="float">
            <text:p>1.172525</text:p>
          </table:table-cell>
          <table:table-cell office:value-type="float" office:value="1.234323" calcext:value-type="float">
            <text:p>1.234323</text:p>
          </table:table-cell>
          <table:table-cell office:value-type="float" office:value="0.030813" calcext:value-type="float">
            <text:p>0.030813</text:p>
          </table:table-cell>
          <table:table-cell table:formula="of:=[.B893]-[.C893]" office:value-type="float" office:value="1.20351" calcext:value-type="float">
            <text:p>1.20351</text:p>
          </table:table-cell>
        </table:table-row>
        <table:table-row table:style-name="ro1">
          <table:table-cell office:value-type="float" office:value="1.221383" calcext:value-type="float">
            <text:p>1.221383</text:p>
          </table:table-cell>
          <table:table-cell office:value-type="float" office:value="1.283181" calcext:value-type="float">
            <text:p>1.283181</text:p>
          </table:table-cell>
          <table:table-cell office:value-type="float" office:value="0.030841" calcext:value-type="float">
            <text:p>0.030841</text:p>
          </table:table-cell>
          <table:table-cell table:formula="of:=[.B894]-[.C894]" office:value-type="float" office:value="1.25234" calcext:value-type="float">
            <text:p>1.25234</text:p>
          </table:table-cell>
        </table:table-row>
        <table:table-row table:style-name="ro1">
          <table:table-cell office:value-type="float" office:value="1.269612" calcext:value-type="float">
            <text:p>1.269612</text:p>
          </table:table-cell>
          <table:table-cell office:value-type="float" office:value="1.33141" calcext:value-type="float">
            <text:p>1.33141</text:p>
          </table:table-cell>
          <table:table-cell office:value-type="float" office:value="0.030869" calcext:value-type="float">
            <text:p>0.030869</text:p>
          </table:table-cell>
          <table:table-cell table:formula="of:=[.B895]-[.C895]" office:value-type="float" office:value="1.300541" calcext:value-type="float">
            <text:p>1.300541</text:p>
          </table:table-cell>
        </table:table-row>
        <table:table-row table:style-name="ro1">
          <table:table-cell office:value-type="float" office:value="1.316681" calcext:value-type="float">
            <text:p>1.316681</text:p>
          </table:table-cell>
          <table:table-cell office:value-type="float" office:value="1.378479" calcext:value-type="float">
            <text:p>1.378479</text:p>
          </table:table-cell>
          <table:table-cell office:value-type="float" office:value="0.030897" calcext:value-type="float">
            <text:p>0.030897</text:p>
          </table:table-cell>
          <table:table-cell table:formula="of:=[.B896]-[.C896]" office:value-type="float" office:value="1.347582" calcext:value-type="float">
            <text:p>1.347582</text:p>
          </table:table-cell>
        </table:table-row>
        <table:table-row table:style-name="ro1">
          <table:table-cell office:value-type="float" office:value="1.36747" calcext:value-type="float">
            <text:p>1.36747</text:p>
          </table:table-cell>
          <table:table-cell office:value-type="float" office:value="1.429268" calcext:value-type="float">
            <text:p>1.429268</text:p>
          </table:table-cell>
          <table:table-cell office:value-type="float" office:value="0.030925" calcext:value-type="float">
            <text:p>0.030925</text:p>
          </table:table-cell>
          <table:table-cell table:formula="of:=[.B897]-[.C897]" office:value-type="float" office:value="1.398343" calcext:value-type="float">
            <text:p>1.398343</text:p>
          </table:table-cell>
        </table:table-row>
        <table:table-row table:style-name="ro1">
          <table:table-cell office:value-type="float" office:value="1.417698" calcext:value-type="float">
            <text:p>1.417698</text:p>
          </table:table-cell>
          <table:table-cell office:value-type="float" office:value="1.479496" calcext:value-type="float">
            <text:p>1.479496</text:p>
          </table:table-cell>
          <table:table-cell office:value-type="float" office:value="0.030953" calcext:value-type="float">
            <text:p>0.030953</text:p>
          </table:table-cell>
          <table:table-cell table:formula="of:=[.B898]-[.C898]" office:value-type="float" office:value="1.448543" calcext:value-type="float">
            <text:p>1.448543</text:p>
          </table:table-cell>
        </table:table-row>
        <table:table-row table:style-name="ro1">
          <table:table-cell office:value-type="float" office:value="1.469829" calcext:value-type="float">
            <text:p>1.469829</text:p>
          </table:table-cell>
          <table:table-cell office:value-type="float" office:value="1.531627" calcext:value-type="float">
            <text:p>1.531627</text:p>
          </table:table-cell>
          <table:table-cell office:value-type="float" office:value="0.030981" calcext:value-type="float">
            <text:p>0.030981</text:p>
          </table:table-cell>
          <table:table-cell table:formula="of:=[.B899]-[.C899]" office:value-type="float" office:value="1.500646" calcext:value-type="float">
            <text:p>1.500646</text:p>
          </table:table-cell>
        </table:table-row>
        <table:table-row table:style-name="ro1">
          <table:table-cell office:value-type="float" office:value="1.5216" calcext:value-type="float">
            <text:p>1.5216</text:p>
          </table:table-cell>
          <table:table-cell office:value-type="float" office:value="1.583398" calcext:value-type="float">
            <text:p>1.583398</text:p>
          </table:table-cell>
          <table:table-cell office:value-type="float" office:value="0.031009" calcext:value-type="float">
            <text:p>0.031009</text:p>
          </table:table-cell>
          <table:table-cell table:formula="of:=[.B900]-[.C900]" office:value-type="float" office:value="1.552389" calcext:value-type="float">
            <text:p>1.552389</text:p>
          </table:table-cell>
        </table:table-row>
        <table:table-row table:style-name="ro1">
          <table:table-cell office:value-type="float" office:value="1.571809" calcext:value-type="float">
            <text:p>1.571809</text:p>
          </table:table-cell>
          <table:table-cell office:value-type="float" office:value="1.633607" calcext:value-type="float">
            <text:p>1.633607</text:p>
          </table:table-cell>
          <table:table-cell office:value-type="float" office:value="0.031037" calcext:value-type="float">
            <text:p>0.031037</text:p>
          </table:table-cell>
          <table:table-cell table:formula="of:=[.B901]-[.C901]" office:value-type="float" office:value="1.60257" calcext:value-type="float">
            <text:p>1.60257</text:p>
          </table:table-cell>
        </table:table-row>
        <table:table-row table:style-name="ro1">
          <table:table-cell office:value-type="float" office:value="1.620129" calcext:value-type="float">
            <text:p>1.620129</text:p>
          </table:table-cell>
          <table:table-cell office:value-type="float" office:value="1.681926" calcext:value-type="float">
            <text:p>1.681926</text:p>
          </table:table-cell>
          <table:table-cell office:value-type="float" office:value="0.031065" calcext:value-type="float">
            <text:p>0.031065</text:p>
          </table:table-cell>
          <table:table-cell table:formula="of:=[.B902]-[.C902]" office:value-type="float" office:value="1.650861" calcext:value-type="float">
            <text:p>1.650861</text:p>
          </table:table-cell>
        </table:table-row>
        <table:table-row table:style-name="ro1">
          <table:table-cell office:value-type="float" office:value="1.668641" calcext:value-type="float">
            <text:p>1.668641</text:p>
          </table:table-cell>
          <table:table-cell office:value-type="float" office:value="1.730439" calcext:value-type="float">
            <text:p>1.730439</text:p>
          </table:table-cell>
          <table:table-cell office:value-type="float" office:value="0.031093" calcext:value-type="float">
            <text:p>0.031093</text:p>
          </table:table-cell>
          <table:table-cell table:formula="of:=[.B903]-[.C903]" office:value-type="float" office:value="1.699346" calcext:value-type="float">
            <text:p>1.699346</text:p>
          </table:table-cell>
        </table:table-row>
        <table:table-row table:style-name="ro1">
          <table:table-cell office:value-type="float" office:value="1.71819" calcext:value-type="float">
            <text:p>1.71819</text:p>
          </table:table-cell>
          <table:table-cell office:value-type="float" office:value="1.779988" calcext:value-type="float">
            <text:p>1.779988</text:p>
          </table:table-cell>
          <table:table-cell office:value-type="float" office:value="0.031121" calcext:value-type="float">
            <text:p>0.031121</text:p>
          </table:table-cell>
          <table:table-cell table:formula="of:=[.B904]-[.C904]" office:value-type="float" office:value="1.748867" calcext:value-type="float">
            <text:p>1.748867</text:p>
          </table:table-cell>
        </table:table-row>
        <table:table-row table:style-name="ro1">
          <table:table-cell office:value-type="float" office:value="1.767568" calcext:value-type="float">
            <text:p>1.767568</text:p>
          </table:table-cell>
          <table:table-cell office:value-type="float" office:value="1.829366" calcext:value-type="float">
            <text:p>1.829366</text:p>
          </table:table-cell>
          <table:table-cell office:value-type="float" office:value="0.031149" calcext:value-type="float">
            <text:p>0.031149</text:p>
          </table:table-cell>
          <table:table-cell table:formula="of:=[.B905]-[.C905]" office:value-type="float" office:value="1.798217" calcext:value-type="float">
            <text:p>1.798217</text:p>
          </table:table-cell>
        </table:table-row>
        <table:table-row table:style-name="ro1">
          <table:table-cell office:value-type="float" office:value="1.815766" calcext:value-type="float">
            <text:p>1.815766</text:p>
          </table:table-cell>
          <table:table-cell office:value-type="float" office:value="1.877564" calcext:value-type="float">
            <text:p>1.877564</text:p>
          </table:table-cell>
          <table:table-cell office:value-type="float" office:value="0.031177" calcext:value-type="float">
            <text:p>0.031177</text:p>
          </table:table-cell>
          <table:table-cell table:formula="of:=[.B906]-[.C906]" office:value-type="float" office:value="1.846387" calcext:value-type="float">
            <text:p>1.846387</text:p>
          </table:table-cell>
        </table:table-row>
        <table:table-row table:style-name="ro1">
          <table:table-cell office:value-type="float" office:value="1.864006" calcext:value-type="float">
            <text:p>1.864006</text:p>
          </table:table-cell>
          <table:table-cell office:value-type="float" office:value="1.925804" calcext:value-type="float">
            <text:p>1.925804</text:p>
          </table:table-cell>
          <table:table-cell office:value-type="float" office:value="0.031205" calcext:value-type="float">
            <text:p>0.031205</text:p>
          </table:table-cell>
          <table:table-cell table:formula="of:=[.B907]-[.C907]" office:value-type="float" office:value="1.894599" calcext:value-type="float">
            <text:p>1.894599</text:p>
          </table:table-cell>
        </table:table-row>
        <table:table-row table:style-name="ro1">
          <table:table-cell office:value-type="float" office:value="1.910653" calcext:value-type="float">
            <text:p>1.910653</text:p>
          </table:table-cell>
          <table:table-cell office:value-type="float" office:value="1.972451" calcext:value-type="float">
            <text:p>1.972451</text:p>
          </table:table-cell>
          <table:table-cell office:value-type="float" office:value="0.031233" calcext:value-type="float">
            <text:p>0.031233</text:p>
          </table:table-cell>
          <table:table-cell table:formula="of:=[.B908]-[.C908]" office:value-type="float" office:value="1.941218" calcext:value-type="float">
            <text:p>1.941218</text:p>
          </table:table-cell>
        </table:table-row>
        <table:table-row table:style-name="ro1">
          <table:table-cell office:value-type="float" office:value="1.956792" calcext:value-type="float">
            <text:p>1.956792</text:p>
          </table:table-cell>
          <table:table-cell office:value-type="float" office:value="2.01859" calcext:value-type="float">
            <text:p>2.01859</text:p>
          </table:table-cell>
          <table:table-cell office:value-type="float" office:value="0.031261" calcext:value-type="float">
            <text:p>0.031261</text:p>
          </table:table-cell>
          <table:table-cell table:formula="of:=[.B909]-[.C909]" office:value-type="float" office:value="1.987329" calcext:value-type="float">
            <text:p>1.987329</text:p>
          </table:table-cell>
        </table:table-row>
        <table:table-row table:style-name="ro1">
          <table:table-cell office:value-type="float" office:value="2.005056" calcext:value-type="float">
            <text:p>2.005056</text:p>
          </table:table-cell>
          <table:table-cell office:value-type="float" office:value="2.066854" calcext:value-type="float">
            <text:p>2.066854</text:p>
          </table:table-cell>
          <table:table-cell office:value-type="float" office:value="0.031289" calcext:value-type="float">
            <text:p>0.031289</text:p>
          </table:table-cell>
          <table:table-cell table:formula="of:=[.B910]-[.C910]" office:value-type="float" office:value="2.035565" calcext:value-type="float">
            <text:p>2.035565</text:p>
          </table:table-cell>
        </table:table-row>
        <table:table-row table:style-name="ro1">
          <table:table-cell office:value-type="float" office:value="2.053498" calcext:value-type="float">
            <text:p>2.053498</text:p>
          </table:table-cell>
          <table:table-cell office:value-type="float" office:value="2.115296" calcext:value-type="float">
            <text:p>2.115296</text:p>
          </table:table-cell>
          <table:table-cell office:value-type="float" office:value="0.031317" calcext:value-type="float">
            <text:p>0.031317</text:p>
          </table:table-cell>
          <table:table-cell table:formula="of:=[.B911]-[.C911]" office:value-type="float" office:value="2.083979" calcext:value-type="float">
            <text:p>2.083979</text:p>
          </table:table-cell>
        </table:table-row>
        <table:table-row table:style-name="ro1">
          <table:table-cell office:value-type="float" office:value="2.101092" calcext:value-type="float">
            <text:p>2.101092</text:p>
          </table:table-cell>
          <table:table-cell office:value-type="float" office:value="2.16289" calcext:value-type="float">
            <text:p>2.16289</text:p>
          </table:table-cell>
          <table:table-cell office:value-type="float" office:value="0.031345" calcext:value-type="float">
            <text:p>0.031345</text:p>
          </table:table-cell>
          <table:table-cell table:formula="of:=[.B912]-[.C912]" office:value-type="float" office:value="2.131545" calcext:value-type="float">
            <text:p>2.131545</text:p>
          </table:table-cell>
        </table:table-row>
        <table:table-row table:style-name="ro1">
          <table:table-cell office:value-type="float" office:value="2.148405" calcext:value-type="float">
            <text:p>2.148405</text:p>
          </table:table-cell>
          <table:table-cell office:value-type="float" office:value="2.210203" calcext:value-type="float">
            <text:p>2.210203</text:p>
          </table:table-cell>
          <table:table-cell office:value-type="float" office:value="0.031373" calcext:value-type="float">
            <text:p>0.031373</text:p>
          </table:table-cell>
          <table:table-cell table:formula="of:=[.B913]-[.C913]" office:value-type="float" office:value="2.17883" calcext:value-type="float">
            <text:p>2.17883</text:p>
          </table:table-cell>
        </table:table-row>
        <table:table-row table:style-name="ro1">
          <table:table-cell office:value-type="float" office:value="2.195594" calcext:value-type="float">
            <text:p>2.195594</text:p>
          </table:table-cell>
          <table:table-cell office:value-type="float" office:value="2.257391" calcext:value-type="float">
            <text:p>2.257391</text:p>
          </table:table-cell>
          <table:table-cell office:value-type="float" office:value="0.031401" calcext:value-type="float">
            <text:p>0.031401</text:p>
          </table:table-cell>
          <table:table-cell table:formula="of:=[.B914]-[.C914]" office:value-type="float" office:value="2.22599" calcext:value-type="float">
            <text:p>2.22599</text:p>
          </table:table-cell>
        </table:table-row>
        <table:table-row table:style-name="ro1">
          <table:table-cell office:value-type="float" office:value="2.244301" calcext:value-type="float">
            <text:p>2.244301</text:p>
          </table:table-cell>
          <table:table-cell office:value-type="float" office:value="2.306099" calcext:value-type="float">
            <text:p>2.306099</text:p>
          </table:table-cell>
          <table:table-cell office:value-type="float" office:value="0.031429" calcext:value-type="float">
            <text:p>0.031429</text:p>
          </table:table-cell>
          <table:table-cell table:formula="of:=[.B915]-[.C915]" office:value-type="float" office:value="2.27467" calcext:value-type="float">
            <text:p>2.27467</text:p>
          </table:table-cell>
        </table:table-row>
        <table:table-row table:style-name="ro1">
          <table:table-cell office:value-type="float" office:value="2.292246" calcext:value-type="float">
            <text:p>2.292246</text:p>
          </table:table-cell>
          <table:table-cell office:value-type="float" office:value="2.354044" calcext:value-type="float">
            <text:p>2.354044</text:p>
          </table:table-cell>
          <table:table-cell office:value-type="float" office:value="0.031457" calcext:value-type="float">
            <text:p>0.031457</text:p>
          </table:table-cell>
          <table:table-cell table:formula="of:=[.B916]-[.C916]" office:value-type="float" office:value="2.322587" calcext:value-type="float">
            <text:p>2.322587</text:p>
          </table:table-cell>
        </table:table-row>
        <table:table-row table:style-name="ro1">
          <table:table-cell office:value-type="float" office:value="2.340338" calcext:value-type="float">
            <text:p>2.340338</text:p>
          </table:table-cell>
          <table:table-cell office:value-type="float" office:value="2.402136" calcext:value-type="float">
            <text:p>2.402136</text:p>
          </table:table-cell>
          <table:table-cell office:value-type="float" office:value="0.031485" calcext:value-type="float">
            <text:p>0.031485</text:p>
          </table:table-cell>
          <table:table-cell table:formula="of:=[.B917]-[.C917]" office:value-type="float" office:value="2.370651" calcext:value-type="float">
            <text:p>2.370651</text:p>
          </table:table-cell>
        </table:table-row>
        <table:table-row table:style-name="ro1">
          <table:table-cell office:value-type="float" office:value="2.388169" calcext:value-type="float">
            <text:p>2.388169</text:p>
          </table:table-cell>
          <table:table-cell office:value-type="float" office:value="2.449966" calcext:value-type="float">
            <text:p>2.449966</text:p>
          </table:table-cell>
          <table:table-cell office:value-type="float" office:value="0.031513" calcext:value-type="float">
            <text:p>0.031513</text:p>
          </table:table-cell>
          <table:table-cell table:formula="of:=[.B918]-[.C918]" office:value-type="float" office:value="2.418453" calcext:value-type="float">
            <text:p>2.418453</text:p>
          </table:table-cell>
        </table:table-row>
        <table:table-row table:style-name="ro1">
          <table:table-cell office:value-type="float" office:value="2.437889" calcext:value-type="float">
            <text:p>2.437889</text:p>
          </table:table-cell>
          <table:table-cell office:value-type="float" office:value="2.499686" calcext:value-type="float">
            <text:p>2.499686</text:p>
          </table:table-cell>
          <table:table-cell office:value-type="float" office:value="0.031541" calcext:value-type="float">
            <text:p>0.031541</text:p>
          </table:table-cell>
          <table:table-cell table:formula="of:=[.B919]-[.C919]" office:value-type="float" office:value="2.468145" calcext:value-type="float">
            <text:p>2.468145</text:p>
          </table:table-cell>
        </table:table-row>
        <table:table-row table:style-name="ro1">
          <table:table-cell office:value-type="float" office:value="2.486579" calcext:value-type="float">
            <text:p>2.486579</text:p>
          </table:table-cell>
          <table:table-cell office:value-type="float" office:value="2.548377" calcext:value-type="float">
            <text:p>2.548377</text:p>
          </table:table-cell>
          <table:table-cell office:value-type="float" office:value="0.031569" calcext:value-type="float">
            <text:p>0.031569</text:p>
          </table:table-cell>
          <table:table-cell table:formula="of:=[.B920]-[.C920]" office:value-type="float" office:value="2.516808" calcext:value-type="float">
            <text:p>2.516808</text:p>
          </table:table-cell>
        </table:table-row>
        <table:table-row table:style-name="ro1">
          <table:table-cell office:value-type="float" office:value="2.534607" calcext:value-type="float">
            <text:p>2.534607</text:p>
          </table:table-cell>
          <table:table-cell office:value-type="float" office:value="2.596405" calcext:value-type="float">
            <text:p>2.596405</text:p>
          </table:table-cell>
          <table:table-cell office:value-type="float" office:value="0.031597" calcext:value-type="float">
            <text:p>0.031597</text:p>
          </table:table-cell>
          <table:table-cell table:formula="of:=[.B921]-[.C921]" office:value-type="float" office:value="2.564808" calcext:value-type="float">
            <text:p>2.564808</text:p>
          </table:table-cell>
        </table:table-row>
        <table:table-row table:style-name="ro1">
          <table:table-cell office:value-type="float" office:value="2.583614" calcext:value-type="float">
            <text:p>2.583614</text:p>
          </table:table-cell>
          <table:table-cell office:value-type="float" office:value="2.645411" calcext:value-type="float">
            <text:p>2.645411</text:p>
          </table:table-cell>
          <table:table-cell office:value-type="float" office:value="0.031625" calcext:value-type="float">
            <text:p>0.031625</text:p>
          </table:table-cell>
          <table:table-cell table:formula="of:=[.B922]-[.C922]" office:value-type="float" office:value="2.613786" calcext:value-type="float">
            <text:p>2.613786</text:p>
          </table:table-cell>
        </table:table-row>
        <table:table-row table:style-name="ro1">
          <table:table-cell office:value-type="float" office:value="2.633094" calcext:value-type="float">
            <text:p>2.633094</text:p>
          </table:table-cell>
          <table:table-cell office:value-type="float" office:value="2.694892" calcext:value-type="float">
            <text:p>2.694892</text:p>
          </table:table-cell>
          <table:table-cell office:value-type="float" office:value="0.031653" calcext:value-type="float">
            <text:p>0.031653</text:p>
          </table:table-cell>
          <table:table-cell table:formula="of:=[.B923]-[.C923]" office:value-type="float" office:value="2.663239" calcext:value-type="float">
            <text:p>2.663239</text:p>
          </table:table-cell>
        </table:table-row>
        <table:table-row table:style-name="ro1">
          <table:table-cell office:value-type="float" office:value="2.682193" calcext:value-type="float">
            <text:p>2.682193</text:p>
          </table:table-cell>
          <table:table-cell office:value-type="float" office:value="2.743991" calcext:value-type="float">
            <text:p>2.743991</text:p>
          </table:table-cell>
          <table:table-cell office:value-type="float" office:value="0.031681" calcext:value-type="float">
            <text:p>0.031681</text:p>
          </table:table-cell>
          <table:table-cell table:formula="of:=[.B924]-[.C924]" office:value-type="float" office:value="2.71231" calcext:value-type="float">
            <text:p>2.71231</text:p>
          </table:table-cell>
        </table:table-row>
        <table:table-row table:style-name="ro1">
          <table:table-cell office:value-type="float" office:value="2.732025" calcext:value-type="float">
            <text:p>2.732025</text:p>
          </table:table-cell>
          <table:table-cell office:value-type="float" office:value="2.793823" calcext:value-type="float">
            <text:p>2.793823</text:p>
          </table:table-cell>
          <table:table-cell office:value-type="float" office:value="0.031709" calcext:value-type="float">
            <text:p>0.031709</text:p>
          </table:table-cell>
          <table:table-cell table:formula="of:=[.B925]-[.C925]" office:value-type="float" office:value="2.762114" calcext:value-type="float">
            <text:p>2.762114</text:p>
          </table:table-cell>
        </table:table-row>
        <table:table-row table:style-name="ro1">
          <table:table-cell office:value-type="float" office:value="2.782508" calcext:value-type="float">
            <text:p>2.782508</text:p>
          </table:table-cell>
          <table:table-cell office:value-type="float" office:value="2.844306" calcext:value-type="float">
            <text:p>2.844306</text:p>
          </table:table-cell>
          <table:table-cell office:value-type="float" office:value="0.031737" calcext:value-type="float">
            <text:p>0.031737</text:p>
          </table:table-cell>
          <table:table-cell table:formula="of:=[.B926]-[.C926]" office:value-type="float" office:value="2.812569" calcext:value-type="float">
            <text:p>2.812569</text:p>
          </table:table-cell>
        </table:table-row>
        <table:table-row table:style-name="ro1">
          <table:table-cell office:value-type="float" office:value="2.832945" calcext:value-type="float">
            <text:p>2.832945</text:p>
          </table:table-cell>
          <table:table-cell office:value-type="float" office:value="2.894743" calcext:value-type="float">
            <text:p>2.894743</text:p>
          </table:table-cell>
          <table:table-cell office:value-type="float" office:value="0.031765" calcext:value-type="float">
            <text:p>0.031765</text:p>
          </table:table-cell>
          <table:table-cell table:formula="of:=[.B927]-[.C927]" office:value-type="float" office:value="2.862978" calcext:value-type="float">
            <text:p>2.862978</text:p>
          </table:table-cell>
        </table:table-row>
        <table:table-row table:style-name="ro1">
          <table:table-cell office:value-type="float" office:value="2.88362" calcext:value-type="float">
            <text:p>2.88362</text:p>
          </table:table-cell>
          <table:table-cell office:value-type="float" office:value="2.945418" calcext:value-type="float">
            <text:p>2.945418</text:p>
          </table:table-cell>
          <table:table-cell office:value-type="float" office:value="0.031793" calcext:value-type="float">
            <text:p>0.031793</text:p>
          </table:table-cell>
          <table:table-cell table:formula="of:=[.B928]-[.C928]" office:value-type="float" office:value="2.913625" calcext:value-type="float">
            <text:p>2.913625</text:p>
          </table:table-cell>
        </table:table-row>
        <table:table-row table:style-name="ro1">
          <table:table-cell office:value-type="float" office:value="2.933697" calcext:value-type="float">
            <text:p>2.933697</text:p>
          </table:table-cell>
          <table:table-cell office:value-type="float" office:value="2.995494" calcext:value-type="float">
            <text:p>2.995494</text:p>
          </table:table-cell>
          <table:table-cell office:value-type="float" office:value="0.031821" calcext:value-type="float">
            <text:p>0.031821</text:p>
          </table:table-cell>
          <table:table-cell table:formula="of:=[.B929]-[.C929]" office:value-type="float" office:value="2.963673" calcext:value-type="float">
            <text:p>2.963673</text:p>
          </table:table-cell>
        </table:table-row>
        <table:table-row table:style-name="ro1">
          <table:table-cell office:value-type="float" office:value="2.983747" calcext:value-type="float">
            <text:p>2.983747</text:p>
          </table:table-cell>
          <table:table-cell office:value-type="float" office:value="3.045545" calcext:value-type="float">
            <text:p>3.045545</text:p>
          </table:table-cell>
          <table:table-cell office:value-type="float" office:value="0.031849" calcext:value-type="float">
            <text:p>0.031849</text:p>
          </table:table-cell>
          <table:table-cell table:formula="of:=[.B930]-[.C930]" office:value-type="float" office:value="3.013696" calcext:value-type="float">
            <text:p>3.013696</text:p>
          </table:table-cell>
        </table:table-row>
        <table:table-row table:style-name="ro1">
          <table:table-cell office:value-type="float" office:value="3.033419" calcext:value-type="float">
            <text:p>3.033419</text:p>
          </table:table-cell>
          <table:table-cell office:value-type="float" office:value="3.095217" calcext:value-type="float">
            <text:p>3.095217</text:p>
          </table:table-cell>
          <table:table-cell office:value-type="float" office:value="0.031877" calcext:value-type="float">
            <text:p>0.031877</text:p>
          </table:table-cell>
          <table:table-cell table:formula="of:=[.B931]-[.C931]" office:value-type="float" office:value="3.06334" calcext:value-type="float">
            <text:p>3.06334</text:p>
          </table:table-cell>
        </table:table-row>
        <table:table-row table:style-name="ro1">
          <table:table-cell office:value-type="float" office:value="3.082563" calcext:value-type="float">
            <text:p>3.082563</text:p>
          </table:table-cell>
          <table:table-cell office:value-type="float" office:value="-3.138824" calcext:value-type="float">
            <text:p>-3.138824</text:p>
          </table:table-cell>
          <table:table-cell office:value-type="float" office:value="0.031905" calcext:value-type="float">
            <text:p>0.031905</text:p>
          </table:table-cell>
          <table:table-cell table:formula="of:=[.B932]-[.C932]" office:value-type="float" office:value="-3.170729" calcext:value-type="float">
            <text:p>-3.170729</text:p>
          </table:table-cell>
        </table:table-row>
        <table:table-row table:style-name="ro1">
          <table:table-cell office:value-type="float" office:value="3.131537" calcext:value-type="float">
            <text:p>3.131537</text:p>
          </table:table-cell>
          <table:table-cell office:value-type="float" office:value="-3.08985" calcext:value-type="float">
            <text:p>-3.08985</text:p>
          </table:table-cell>
          <table:table-cell office:value-type="float" office:value="0.031933" calcext:value-type="float">
            <text:p>0.031933</text:p>
          </table:table-cell>
          <table:table-cell table:formula="of:=[.B933]-[.C933]" office:value-type="float" office:value="-3.121783" calcext:value-type="float">
            <text:p>-3.121783</text:p>
          </table:table-cell>
        </table:table-row>
        <table:table-row table:style-name="ro1">
          <table:table-cell office:value-type="float" office:value="-3.102872" calcext:value-type="float">
            <text:p>-3.102872</text:p>
          </table:table-cell>
          <table:table-cell office:value-type="float" office:value="-3.041074" calcext:value-type="float">
            <text:p>-3.041074</text:p>
          </table:table-cell>
          <table:table-cell office:value-type="float" office:value="0.031961" calcext:value-type="float">
            <text:p>0.031961</text:p>
          </table:table-cell>
          <table:table-cell table:formula="of:=[.B934]-[.C934]" office:value-type="float" office:value="-3.073035" calcext:value-type="float">
            <text:p>-3.073035</text:p>
          </table:table-cell>
        </table:table-row>
        <table:table-row table:style-name="ro1">
          <table:table-cell office:value-type="float" office:value="-3.05408" calcext:value-type="float">
            <text:p>-3.05408</text:p>
          </table:table-cell>
          <table:table-cell office:value-type="float" office:value="-2.992282" calcext:value-type="float">
            <text:p>-2.992282</text:p>
          </table:table-cell>
          <table:table-cell office:value-type="float" office:value="0.031989" calcext:value-type="float">
            <text:p>0.031989</text:p>
          </table:table-cell>
          <table:table-cell table:formula="of:=[.B935]-[.C935]" office:value-type="float" office:value="-3.024271" calcext:value-type="float">
            <text:p>-3.024271</text:p>
          </table:table-cell>
        </table:table-row>
        <table:table-row table:style-name="ro1">
          <table:table-cell office:value-type="float" office:value="-3.00552" calcext:value-type="float">
            <text:p>-3.00552</text:p>
          </table:table-cell>
          <table:table-cell office:value-type="float" office:value="-2.943722" calcext:value-type="float">
            <text:p>-2.943722</text:p>
          </table:table-cell>
          <table:table-cell office:value-type="float" office:value="0.032017" calcext:value-type="float">
            <text:p>0.032017</text:p>
          </table:table-cell>
          <table:table-cell table:formula="of:=[.B936]-[.C936]" office:value-type="float" office:value="-2.975739" calcext:value-type="float">
            <text:p>-2.975739</text:p>
          </table:table-cell>
        </table:table-row>
        <table:table-row table:style-name="ro1">
          <table:table-cell office:value-type="float" office:value="-2.956378" calcext:value-type="float">
            <text:p>-2.956378</text:p>
          </table:table-cell>
          <table:table-cell office:value-type="float" office:value="-2.89458" calcext:value-type="float">
            <text:p>-2.89458</text:p>
          </table:table-cell>
          <table:table-cell office:value-type="float" office:value="0.032045" calcext:value-type="float">
            <text:p>0.032045</text:p>
          </table:table-cell>
          <table:table-cell table:formula="of:=[.B937]-[.C937]" office:value-type="float" office:value="-2.926625" calcext:value-type="float">
            <text:p>-2.926625</text:p>
          </table:table-cell>
        </table:table-row>
        <table:table-row table:style-name="ro1">
          <table:table-cell office:value-type="float" office:value="-2.907765" calcext:value-type="float">
            <text:p>-2.907765</text:p>
          </table:table-cell>
          <table:table-cell office:value-type="float" office:value="-2.845967" calcext:value-type="float">
            <text:p>-2.845967</text:p>
          </table:table-cell>
          <table:table-cell office:value-type="float" office:value="0.032073" calcext:value-type="float">
            <text:p>0.032073</text:p>
          </table:table-cell>
          <table:table-cell table:formula="of:=[.B938]-[.C938]" office:value-type="float" office:value="-2.87804" calcext:value-type="float">
            <text:p>-2.87804</text:p>
          </table:table-cell>
        </table:table-row>
        <table:table-row table:style-name="ro1">
          <table:table-cell office:value-type="float" office:value="-2.857941" calcext:value-type="float">
            <text:p>-2.857941</text:p>
          </table:table-cell>
          <table:table-cell office:value-type="float" office:value="-2.796143" calcext:value-type="float">
            <text:p>-2.796143</text:p>
          </table:table-cell>
          <table:table-cell office:value-type="float" office:value="0.032101" calcext:value-type="float">
            <text:p>0.032101</text:p>
          </table:table-cell>
          <table:table-cell table:formula="of:=[.B939]-[.C939]" office:value-type="float" office:value="-2.828244" calcext:value-type="float">
            <text:p>-2.828244</text:p>
          </table:table-cell>
        </table:table-row>
        <table:table-row table:style-name="ro1">
          <table:table-cell office:value-type="float" office:value="-2.808731" calcext:value-type="float">
            <text:p>-2.808731</text:p>
          </table:table-cell>
          <table:table-cell office:value-type="float" office:value="-2.746933" calcext:value-type="float">
            <text:p>-2.746933</text:p>
          </table:table-cell>
          <table:table-cell office:value-type="float" office:value="0.032129" calcext:value-type="float">
            <text:p>0.032129</text:p>
          </table:table-cell>
          <table:table-cell table:formula="of:=[.B940]-[.C940]" office:value-type="float" office:value="-2.779062" calcext:value-type="float">
            <text:p>-2.779062</text:p>
          </table:table-cell>
        </table:table-row>
        <table:table-row table:style-name="ro1">
          <table:table-cell office:value-type="float" office:value="-2.758833" calcext:value-type="float">
            <text:p>-2.758833</text:p>
          </table:table-cell>
          <table:table-cell office:value-type="float" office:value="-2.697035" calcext:value-type="float">
            <text:p>-2.697035</text:p>
          </table:table-cell>
          <table:table-cell office:value-type="float" office:value="0.032157" calcext:value-type="float">
            <text:p>0.032157</text:p>
          </table:table-cell>
          <table:table-cell table:formula="of:=[.B941]-[.C941]" office:value-type="float" office:value="-2.729192" calcext:value-type="float">
            <text:p>-2.729192</text:p>
          </table:table-cell>
        </table:table-row>
        <table:table-row table:style-name="ro1">
          <table:table-cell office:value-type="float" office:value="-2.709147" calcext:value-type="float">
            <text:p>-2.709147</text:p>
          </table:table-cell>
          <table:table-cell office:value-type="float" office:value="-2.647349" calcext:value-type="float">
            <text:p>-2.647349</text:p>
          </table:table-cell>
          <table:table-cell office:value-type="float" office:value="0.032185" calcext:value-type="float">
            <text:p>0.032185</text:p>
          </table:table-cell>
          <table:table-cell table:formula="of:=[.B942]-[.C942]" office:value-type="float" office:value="-2.679534" calcext:value-type="float">
            <text:p>-2.679534</text:p>
          </table:table-cell>
        </table:table-row>
        <table:table-row table:style-name="ro1">
          <table:table-cell office:value-type="float" office:value="-2.658235" calcext:value-type="float">
            <text:p>-2.658235</text:p>
          </table:table-cell>
          <table:table-cell office:value-type="float" office:value="-2.596437" calcext:value-type="float">
            <text:p>-2.596437</text:p>
          </table:table-cell>
          <table:table-cell office:value-type="float" office:value="0.032213" calcext:value-type="float">
            <text:p>0.032213</text:p>
          </table:table-cell>
          <table:table-cell table:formula="of:=[.B943]-[.C943]" office:value-type="float" office:value="-2.62865" calcext:value-type="float">
            <text:p>-2.62865</text:p>
          </table:table-cell>
        </table:table-row>
        <table:table-row table:style-name="ro1">
          <table:table-cell office:value-type="float" office:value="-2.608429" calcext:value-type="float">
            <text:p>-2.608429</text:p>
          </table:table-cell>
          <table:table-cell office:value-type="float" office:value="-2.546631" calcext:value-type="float">
            <text:p>-2.546631</text:p>
          </table:table-cell>
          <table:table-cell office:value-type="float" office:value="0.032241" calcext:value-type="float">
            <text:p>0.032241</text:p>
          </table:table-cell>
          <table:table-cell table:formula="of:=[.B944]-[.C944]" office:value-type="float" office:value="-2.578872" calcext:value-type="float">
            <text:p>-2.578872</text:p>
          </table:table-cell>
        </table:table-row>
        <table:table-row table:style-name="ro1">
          <table:table-cell office:value-type="float" office:value="-2.558551" calcext:value-type="float">
            <text:p>-2.558551</text:p>
          </table:table-cell>
          <table:table-cell office:value-type="float" office:value="-2.496753" calcext:value-type="float">
            <text:p>-2.496753</text:p>
          </table:table-cell>
          <table:table-cell office:value-type="float" office:value="0.032269" calcext:value-type="float">
            <text:p>0.032269</text:p>
          </table:table-cell>
          <table:table-cell table:formula="of:=[.B945]-[.C945]" office:value-type="float" office:value="-2.529022" calcext:value-type="float">
            <text:p>-2.529022</text:p>
          </table:table-cell>
        </table:table-row>
        <table:table-row table:style-name="ro1">
          <table:table-cell office:value-type="float" office:value="-2.509604" calcext:value-type="float">
            <text:p>-2.509604</text:p>
          </table:table-cell>
          <table:table-cell office:value-type="float" office:value="-2.447806" calcext:value-type="float">
            <text:p>-2.447806</text:p>
          </table:table-cell>
          <table:table-cell office:value-type="float" office:value="0.032297" calcext:value-type="float">
            <text:p>0.032297</text:p>
          </table:table-cell>
          <table:table-cell table:formula="of:=[.B946]-[.C946]" office:value-type="float" office:value="-2.480103" calcext:value-type="float">
            <text:p>-2.480103</text:p>
          </table:table-cell>
        </table:table-row>
        <table:table-row table:style-name="ro1">
          <table:table-cell office:value-type="float" office:value="-2.460827" calcext:value-type="float">
            <text:p>-2.460827</text:p>
          </table:table-cell>
          <table:table-cell office:value-type="float" office:value="-2.399029" calcext:value-type="float">
            <text:p>-2.399029</text:p>
          </table:table-cell>
          <table:table-cell office:value-type="float" office:value="0.032325" calcext:value-type="float">
            <text:p>0.032325</text:p>
          </table:table-cell>
          <table:table-cell table:formula="of:=[.B947]-[.C947]" office:value-type="float" office:value="-2.431354" calcext:value-type="float">
            <text:p>-2.431354</text:p>
          </table:table-cell>
        </table:table-row>
        <table:table-row table:style-name="ro1">
          <table:table-cell office:value-type="float" office:value="-2.412305" calcext:value-type="float">
            <text:p>-2.412305</text:p>
          </table:table-cell>
          <table:table-cell office:value-type="float" office:value="-2.350507" calcext:value-type="float">
            <text:p>-2.350507</text:p>
          </table:table-cell>
          <table:table-cell office:value-type="float" office:value="0.032353" calcext:value-type="float">
            <text:p>0.032353</text:p>
          </table:table-cell>
          <table:table-cell table:formula="of:=[.B948]-[.C948]" office:value-type="float" office:value="-2.38286" calcext:value-type="float">
            <text:p>-2.38286</text:p>
          </table:table-cell>
        </table:table-row>
        <table:table-row table:style-name="ro1">
          <table:table-cell office:value-type="float" office:value="-2.364153" calcext:value-type="float">
            <text:p>-2.364153</text:p>
          </table:table-cell>
          <table:table-cell office:value-type="float" office:value="-2.302355" calcext:value-type="float">
            <text:p>-2.302355</text:p>
          </table:table-cell>
          <table:table-cell office:value-type="float" office:value="0.032381" calcext:value-type="float">
            <text:p>0.032381</text:p>
          </table:table-cell>
          <table:table-cell table:formula="of:=[.B949]-[.C949]" office:value-type="float" office:value="-2.334736" calcext:value-type="float">
            <text:p>-2.334736</text:p>
          </table:table-cell>
        </table:table-row>
        <table:table-row table:style-name="ro1">
          <table:table-cell office:value-type="float" office:value="-2.316366" calcext:value-type="float">
            <text:p>-2.316366</text:p>
          </table:table-cell>
          <table:table-cell office:value-type="float" office:value="-2.254568" calcext:value-type="float">
            <text:p>-2.254568</text:p>
          </table:table-cell>
          <table:table-cell office:value-type="float" office:value="0.032409" calcext:value-type="float">
            <text:p>0.032409</text:p>
          </table:table-cell>
          <table:table-cell table:formula="of:=[.B950]-[.C950]" office:value-type="float" office:value="-2.286977" calcext:value-type="float">
            <text:p>-2.286977</text:p>
          </table:table-cell>
        </table:table-row>
        <table:table-row table:style-name="ro1">
          <table:table-cell office:value-type="float" office:value="-2.269033" calcext:value-type="float">
            <text:p>-2.269033</text:p>
          </table:table-cell>
          <table:table-cell office:value-type="float" office:value="-2.207235" calcext:value-type="float">
            <text:p>-2.207235</text:p>
          </table:table-cell>
          <table:table-cell office:value-type="float" office:value="0.032437" calcext:value-type="float">
            <text:p>0.032437</text:p>
          </table:table-cell>
          <table:table-cell table:formula="of:=[.B951]-[.C951]" office:value-type="float" office:value="-2.239672" calcext:value-type="float">
            <text:p>-2.239672</text:p>
          </table:table-cell>
        </table:table-row>
        <table:table-row table:style-name="ro1">
          <table:table-cell office:value-type="float" office:value="-2.221854" calcext:value-type="float">
            <text:p>-2.221854</text:p>
          </table:table-cell>
          <table:table-cell office:value-type="float" office:value="-2.160056" calcext:value-type="float">
            <text:p>-2.160056</text:p>
          </table:table-cell>
          <table:table-cell office:value-type="float" office:value="0.032465" calcext:value-type="float">
            <text:p>0.032465</text:p>
          </table:table-cell>
          <table:table-cell table:formula="of:=[.B952]-[.C952]" office:value-type="float" office:value="-2.192521" calcext:value-type="float">
            <text:p>-2.192521</text:p>
          </table:table-cell>
        </table:table-row>
        <table:table-row table:style-name="ro1">
          <table:table-cell office:value-type="float" office:value="-2.172548" calcext:value-type="float">
            <text:p>-2.172548</text:p>
          </table:table-cell>
          <table:table-cell office:value-type="float" office:value="-2.11075" calcext:value-type="float">
            <text:p>-2.11075</text:p>
          </table:table-cell>
          <table:table-cell office:value-type="float" office:value="0.032493" calcext:value-type="float">
            <text:p>0.032493</text:p>
          </table:table-cell>
          <table:table-cell table:formula="of:=[.B953]-[.C953]" office:value-type="float" office:value="-2.143243" calcext:value-type="float">
            <text:p>-2.143243</text:p>
          </table:table-cell>
        </table:table-row>
        <table:table-row table:style-name="ro1">
          <table:table-cell office:value-type="float" office:value="-2.122852" calcext:value-type="float">
            <text:p>-2.122852</text:p>
          </table:table-cell>
          <table:table-cell office:value-type="float" office:value="-2.061054" calcext:value-type="float">
            <text:p>-2.061054</text:p>
          </table:table-cell>
          <table:table-cell office:value-type="float" office:value="0.032521" calcext:value-type="float">
            <text:p>0.032521</text:p>
          </table:table-cell>
          <table:table-cell table:formula="of:=[.B954]-[.C954]" office:value-type="float" office:value="-2.093575" calcext:value-type="float">
            <text:p>-2.093575</text:p>
          </table:table-cell>
        </table:table-row>
        <table:table-row table:style-name="ro1">
          <table:table-cell office:value-type="float" office:value="-2.074371" calcext:value-type="float">
            <text:p>-2.074371</text:p>
          </table:table-cell>
          <table:table-cell office:value-type="float" office:value="-2.012573" calcext:value-type="float">
            <text:p>-2.012573</text:p>
          </table:table-cell>
          <table:table-cell office:value-type="float" office:value="0.032549" calcext:value-type="float">
            <text:p>0.032549</text:p>
          </table:table-cell>
          <table:table-cell table:formula="of:=[.B955]-[.C955]" office:value-type="float" office:value="-2.045122" calcext:value-type="float">
            <text:p>-2.045122</text:p>
          </table:table-cell>
        </table:table-row>
        <table:table-row table:style-name="ro1">
          <table:table-cell office:value-type="float" office:value="-2.026519" calcext:value-type="float">
            <text:p>-2.026519</text:p>
          </table:table-cell>
          <table:table-cell office:value-type="float" office:value="-1.964721" calcext:value-type="float">
            <text:p>-1.964721</text:p>
          </table:table-cell>
          <table:table-cell office:value-type="float" office:value="0.032577" calcext:value-type="float">
            <text:p>0.032577</text:p>
          </table:table-cell>
          <table:table-cell table:formula="of:=[.B956]-[.C956]" office:value-type="float" office:value="-1.997298" calcext:value-type="float">
            <text:p>-1.997298</text:p>
          </table:table-cell>
        </table:table-row>
        <table:table-row table:style-name="ro1">
          <table:table-cell office:value-type="float" office:value="-1.979854" calcext:value-type="float">
            <text:p>-1.979854</text:p>
          </table:table-cell>
          <table:table-cell office:value-type="float" office:value="-1.918056" calcext:value-type="float">
            <text:p>-1.918056</text:p>
          </table:table-cell>
          <table:table-cell office:value-type="float" office:value="0.032605" calcext:value-type="float">
            <text:p>0.032605</text:p>
          </table:table-cell>
          <table:table-cell table:formula="of:=[.B957]-[.C957]" office:value-type="float" office:value="-1.950661" calcext:value-type="float">
            <text:p>-1.950661</text:p>
          </table:table-cell>
        </table:table-row>
        <table:table-row table:style-name="ro1">
          <table:table-cell office:value-type="float" office:value="-1.932961" calcext:value-type="float">
            <text:p>-1.932961</text:p>
          </table:table-cell>
          <table:table-cell office:value-type="float" office:value="-1.871163" calcext:value-type="float">
            <text:p>-1.871163</text:p>
          </table:table-cell>
          <table:table-cell office:value-type="float" office:value="0.032633" calcext:value-type="float">
            <text:p>0.032633</text:p>
          </table:table-cell>
          <table:table-cell table:formula="of:=[.B958]-[.C958]" office:value-type="float" office:value="-1.903796" calcext:value-type="float">
            <text:p>-1.903796</text:p>
          </table:table-cell>
        </table:table-row>
        <table:table-row table:style-name="ro1">
          <table:table-cell office:value-type="float" office:value="-1.887609" calcext:value-type="float">
            <text:p>-1.887609</text:p>
          </table:table-cell>
          <table:table-cell office:value-type="float" office:value="-1.825811" calcext:value-type="float">
            <text:p>-1.825811</text:p>
          </table:table-cell>
          <table:table-cell office:value-type="float" office:value="0.032661" calcext:value-type="float">
            <text:p>0.032661</text:p>
          </table:table-cell>
          <table:table-cell table:formula="of:=[.B959]-[.C959]" office:value-type="float" office:value="-1.858472" calcext:value-type="float">
            <text:p>-1.858472</text:p>
          </table:table-cell>
        </table:table-row>
        <table:table-row table:style-name="ro1">
          <table:table-cell office:value-type="float" office:value="-1.841041" calcext:value-type="float">
            <text:p>-1.841041</text:p>
          </table:table-cell>
          <table:table-cell office:value-type="float" office:value="-1.779243" calcext:value-type="float">
            <text:p>-1.779243</text:p>
          </table:table-cell>
          <table:table-cell office:value-type="float" office:value="0.032689" calcext:value-type="float">
            <text:p>0.032689</text:p>
          </table:table-cell>
          <table:table-cell table:formula="of:=[.B960]-[.C960]" office:value-type="float" office:value="-1.811932" calcext:value-type="float">
            <text:p>-1.811932</text:p>
          </table:table-cell>
        </table:table-row>
        <table:table-row table:style-name="ro1">
          <table:table-cell office:value-type="float" office:value="-1.796012" calcext:value-type="float">
            <text:p>-1.796012</text:p>
          </table:table-cell>
          <table:table-cell office:value-type="float" office:value="-1.734214" calcext:value-type="float">
            <text:p>-1.734214</text:p>
          </table:table-cell>
          <table:table-cell office:value-type="float" office:value="0.032717" calcext:value-type="float">
            <text:p>0.032717</text:p>
          </table:table-cell>
          <table:table-cell table:formula="of:=[.B961]-[.C961]" office:value-type="float" office:value="-1.766931" calcext:value-type="float">
            <text:p>-1.766931</text:p>
          </table:table-cell>
        </table:table-row>
        <table:table-row table:style-name="ro1">
          <table:table-cell office:value-type="float" office:value="-1.749752" calcext:value-type="float">
            <text:p>-1.749752</text:p>
          </table:table-cell>
          <table:table-cell office:value-type="float" office:value="-1.687954" calcext:value-type="float">
            <text:p>-1.687954</text:p>
          </table:table-cell>
          <table:table-cell office:value-type="float" office:value="0.032745" calcext:value-type="float">
            <text:p>0.032745</text:p>
          </table:table-cell>
          <table:table-cell table:formula="of:=[.B962]-[.C962]" office:value-type="float" office:value="-1.720699" calcext:value-type="float">
            <text:p>-1.720699</text:p>
          </table:table-cell>
        </table:table-row>
        <table:table-row table:style-name="ro1">
          <table:table-cell office:value-type="float" office:value="-1.702178" calcext:value-type="float">
            <text:p>-1.702178</text:p>
          </table:table-cell>
          <table:table-cell office:value-type="float" office:value="-1.640381" calcext:value-type="float">
            <text:p>-1.640381</text:p>
          </table:table-cell>
          <table:table-cell office:value-type="float" office:value="0.032773" calcext:value-type="float">
            <text:p>0.032773</text:p>
          </table:table-cell>
          <table:table-cell table:formula="of:=[.B963]-[.C963]" office:value-type="float" office:value="-1.673154" calcext:value-type="float">
            <text:p>-1.673154</text:p>
          </table:table-cell>
        </table:table-row>
        <table:table-row table:style-name="ro1">
          <table:table-cell office:value-type="float" office:value="-1.654063" calcext:value-type="float">
            <text:p>-1.654063</text:p>
          </table:table-cell>
          <table:table-cell office:value-type="float" office:value="-1.592265" calcext:value-type="float">
            <text:p>-1.592265</text:p>
          </table:table-cell>
          <table:table-cell office:value-type="float" office:value="0.032801" calcext:value-type="float">
            <text:p>0.032801</text:p>
          </table:table-cell>
          <table:table-cell table:formula="of:=[.B964]-[.C964]" office:value-type="float" office:value="-1.625066" calcext:value-type="float">
            <text:p>-1.625066</text:p>
          </table:table-cell>
        </table:table-row>
        <table:table-row table:style-name="ro1">
          <table:table-cell office:value-type="float" office:value="-1.605879" calcext:value-type="float">
            <text:p>-1.605879</text:p>
          </table:table-cell>
          <table:table-cell office:value-type="float" office:value="-1.544081" calcext:value-type="float">
            <text:p>-1.544081</text:p>
          </table:table-cell>
          <table:table-cell office:value-type="float" office:value="0.032829" calcext:value-type="float">
            <text:p>0.032829</text:p>
          </table:table-cell>
          <table:table-cell table:formula="of:=[.B965]-[.C965]" office:value-type="float" office:value="-1.57691" calcext:value-type="float">
            <text:p>-1.57691</text:p>
          </table:table-cell>
        </table:table-row>
        <table:table-row table:style-name="ro1">
          <table:table-cell office:value-type="float" office:value="-1.557902" calcext:value-type="float">
            <text:p>-1.557902</text:p>
          </table:table-cell>
          <table:table-cell office:value-type="float" office:value="-1.496104" calcext:value-type="float">
            <text:p>-1.496104</text:p>
          </table:table-cell>
          <table:table-cell office:value-type="float" office:value="0.032857" calcext:value-type="float">
            <text:p>0.032857</text:p>
          </table:table-cell>
          <table:table-cell table:formula="of:=[.B966]-[.C966]" office:value-type="float" office:value="-1.528961" calcext:value-type="float">
            <text:p>-1.528961</text:p>
          </table:table-cell>
        </table:table-row>
        <table:table-row table:style-name="ro1">
          <table:table-cell office:value-type="float" office:value="-1.509821" calcext:value-type="float">
            <text:p>-1.509821</text:p>
          </table:table-cell>
          <table:table-cell office:value-type="float" office:value="-1.448023" calcext:value-type="float">
            <text:p>-1.448023</text:p>
          </table:table-cell>
          <table:table-cell office:value-type="float" office:value="0.032885" calcext:value-type="float">
            <text:p>0.032885</text:p>
          </table:table-cell>
          <table:table-cell table:formula="of:=[.B967]-[.C967]" office:value-type="float" office:value="-1.480908" calcext:value-type="float">
            <text:p>-1.480908</text:p>
          </table:table-cell>
        </table:table-row>
        <table:table-row table:style-name="ro1">
          <table:table-cell office:value-type="float" office:value="-1.459924" calcext:value-type="float">
            <text:p>-1.459924</text:p>
          </table:table-cell>
          <table:table-cell office:value-type="float" office:value="-1.398126" calcext:value-type="float">
            <text:p>-1.398126</text:p>
          </table:table-cell>
          <table:table-cell office:value-type="float" office:value="0.032913" calcext:value-type="float">
            <text:p>0.032913</text:p>
          </table:table-cell>
          <table:table-cell table:formula="of:=[.B968]-[.C968]" office:value-type="float" office:value="-1.431039" calcext:value-type="float">
            <text:p>-1.431039</text:p>
          </table:table-cell>
        </table:table-row>
        <table:table-row table:style-name="ro1">
          <table:table-cell office:value-type="float" office:value="-1.409938" calcext:value-type="float">
            <text:p>-1.409938</text:p>
          </table:table-cell>
          <table:table-cell office:value-type="float" office:value="-1.34814" calcext:value-type="float">
            <text:p>-1.34814</text:p>
          </table:table-cell>
          <table:table-cell office:value-type="float" office:value="0.032941" calcext:value-type="float">
            <text:p>0.032941</text:p>
          </table:table-cell>
          <table:table-cell table:formula="of:=[.B969]-[.C969]" office:value-type="float" office:value="-1.381081" calcext:value-type="float">
            <text:p>-1.381081</text:p>
          </table:table-cell>
        </table:table-row>
        <table:table-row table:style-name="ro1">
          <table:table-cell office:value-type="float" office:value="-1.35851" calcext:value-type="float">
            <text:p>-1.35851</text:p>
          </table:table-cell>
          <table:table-cell office:value-type="float" office:value="-1.296712" calcext:value-type="float">
            <text:p>-1.296712</text:p>
          </table:table-cell>
          <table:table-cell office:value-type="float" office:value="0.032969" calcext:value-type="float">
            <text:p>0.032969</text:p>
          </table:table-cell>
          <table:table-cell table:formula="of:=[.B970]-[.C970]" office:value-type="float" office:value="-1.329681" calcext:value-type="float">
            <text:p>-1.329681</text:p>
          </table:table-cell>
        </table:table-row>
        <table:table-row table:style-name="ro1">
          <table:table-cell office:value-type="float" office:value="-1.308062" calcext:value-type="float">
            <text:p>-1.308062</text:p>
          </table:table-cell>
          <table:table-cell office:value-type="float" office:value="-1.246264" calcext:value-type="float">
            <text:p>-1.246264</text:p>
          </table:table-cell>
          <table:table-cell office:value-type="float" office:value="0.032997" calcext:value-type="float">
            <text:p>0.032997</text:p>
          </table:table-cell>
          <table:table-cell table:formula="of:=[.B971]-[.C971]" office:value-type="float" office:value="-1.279261" calcext:value-type="float">
            <text:p>-1.279261</text:p>
          </table:table-cell>
        </table:table-row>
        <table:table-row table:style-name="ro1">
          <table:table-cell office:value-type="float" office:value="-1.257495" calcext:value-type="float">
            <text:p>-1.257495</text:p>
          </table:table-cell>
          <table:table-cell office:value-type="float" office:value="-1.195697" calcext:value-type="float">
            <text:p>-1.195697</text:p>
          </table:table-cell>
          <table:table-cell office:value-type="float" office:value="0.033025" calcext:value-type="float">
            <text:p>0.033025</text:p>
          </table:table-cell>
          <table:table-cell table:formula="of:=[.B972]-[.C972]" office:value-type="float" office:value="-1.228722" calcext:value-type="float">
            <text:p>-1.228722</text:p>
          </table:table-cell>
        </table:table-row>
        <table:table-row table:style-name="ro1">
          <table:table-cell office:value-type="float" office:value="-1.207995" calcext:value-type="float">
            <text:p>-1.207995</text:p>
          </table:table-cell>
          <table:table-cell office:value-type="float" office:value="-1.146197" calcext:value-type="float">
            <text:p>-1.146197</text:p>
          </table:table-cell>
          <table:table-cell office:value-type="float" office:value="0.033053" calcext:value-type="float">
            <text:p>0.033053</text:p>
          </table:table-cell>
          <table:table-cell table:formula="of:=[.B973]-[.C973]" office:value-type="float" office:value="-1.17925" calcext:value-type="float">
            <text:p>-1.17925</text:p>
          </table:table-cell>
        </table:table-row>
        <table:table-row table:style-name="ro1">
          <table:table-cell office:value-type="float" office:value="-1.157871" calcext:value-type="float">
            <text:p>-1.157871</text:p>
          </table:table-cell>
          <table:table-cell office:value-type="float" office:value="-1.096073" calcext:value-type="float">
            <text:p>-1.096073</text:p>
          </table:table-cell>
          <table:table-cell office:value-type="float" office:value="0.033081" calcext:value-type="float">
            <text:p>0.033081</text:p>
          </table:table-cell>
          <table:table-cell table:formula="of:=[.B974]-[.C974]" office:value-type="float" office:value="-1.129154" calcext:value-type="float">
            <text:p>-1.129154</text:p>
          </table:table-cell>
        </table:table-row>
        <table:table-row table:style-name="ro1">
          <table:table-cell office:value-type="float" office:value="-1.108738" calcext:value-type="float">
            <text:p>-1.108738</text:p>
          </table:table-cell>
          <table:table-cell office:value-type="float" office:value="-1.04694" calcext:value-type="float">
            <text:p>-1.04694</text:p>
          </table:table-cell>
          <table:table-cell office:value-type="float" office:value="0.033109" calcext:value-type="float">
            <text:p>0.033109</text:p>
          </table:table-cell>
          <table:table-cell table:formula="of:=[.B975]-[.C975]" office:value-type="float" office:value="-1.080049" calcext:value-type="float">
            <text:p>-1.080049</text:p>
          </table:table-cell>
        </table:table-row>
        <table:table-row table:style-name="ro1">
          <table:table-cell office:value-type="float" office:value="-1.06022" calcext:value-type="float">
            <text:p>-1.06022</text:p>
          </table:table-cell>
          <table:table-cell office:value-type="float" office:value="-0.998422" calcext:value-type="float">
            <text:p>-0.998422</text:p>
          </table:table-cell>
          <table:table-cell office:value-type="float" office:value="0.033137" calcext:value-type="float">
            <text:p>0.033137</text:p>
          </table:table-cell>
          <table:table-cell table:formula="of:=[.B976]-[.C976]" office:value-type="float" office:value="-1.031559" calcext:value-type="float">
            <text:p>-1.031559</text:p>
          </table:table-cell>
        </table:table-row>
        <table:table-row table:style-name="ro1">
          <table:table-cell office:value-type="float" office:value="-1.01022" calcext:value-type="float">
            <text:p>-1.01022</text:p>
          </table:table-cell>
          <table:table-cell office:value-type="float" office:value="-0.948422" calcext:value-type="float">
            <text:p>-0.948422</text:p>
          </table:table-cell>
          <table:table-cell office:value-type="float" office:value="0.033165" calcext:value-type="float">
            <text:p>0.033165</text:p>
          </table:table-cell>
          <table:table-cell table:formula="of:=[.B977]-[.C977]" office:value-type="float" office:value="-0.981587" calcext:value-type="float">
            <text:p>-0.981587</text:p>
          </table:table-cell>
        </table:table-row>
        <table:table-row table:style-name="ro1">
          <table:table-cell office:value-type="float" office:value="-0.960027" calcext:value-type="float">
            <text:p>-0.960027</text:p>
          </table:table-cell>
          <table:table-cell office:value-type="float" office:value="-0.898229" calcext:value-type="float">
            <text:p>-0.898229</text:p>
          </table:table-cell>
          <table:table-cell office:value-type="float" office:value="0.033193" calcext:value-type="float">
            <text:p>0.033193</text:p>
          </table:table-cell>
          <table:table-cell table:formula="of:=[.B978]-[.C978]" office:value-type="float" office:value="-0.931422" calcext:value-type="float">
            <text:p>-0.931422</text:p>
          </table:table-cell>
        </table:table-row>
        <table:table-row table:style-name="ro1">
          <table:table-cell office:value-type="float" office:value="-0.909975" calcext:value-type="float">
            <text:p>-0.909975</text:p>
          </table:table-cell>
          <table:table-cell office:value-type="float" office:value="-0.848177" calcext:value-type="float">
            <text:p>-0.848177</text:p>
          </table:table-cell>
          <table:table-cell office:value-type="float" office:value="0.033221" calcext:value-type="float">
            <text:p>0.033221</text:p>
          </table:table-cell>
          <table:table-cell table:formula="of:=[.B979]-[.C979]" office:value-type="float" office:value="-0.881398" calcext:value-type="float">
            <text:p>-0.881398</text:p>
          </table:table-cell>
        </table:table-row>
        <table:table-row table:style-name="ro1">
          <table:table-cell office:value-type="float" office:value="-0.861176" calcext:value-type="float">
            <text:p>-0.861176</text:p>
          </table:table-cell>
          <table:table-cell office:value-type="float" office:value="-0.799378" calcext:value-type="float">
            <text:p>-0.799378</text:p>
          </table:table-cell>
          <table:table-cell office:value-type="float" office:value="0.033249" calcext:value-type="float">
            <text:p>0.033249</text:p>
          </table:table-cell>
          <table:table-cell table:formula="of:=[.B980]-[.C980]" office:value-type="float" office:value="-0.832627" calcext:value-type="float">
            <text:p>-0.832627</text:p>
          </table:table-cell>
        </table:table-row>
        <table:table-row table:style-name="ro1">
          <table:table-cell office:value-type="float" office:value="-0.813555" calcext:value-type="float">
            <text:p>-0.813555</text:p>
          </table:table-cell>
          <table:table-cell office:value-type="float" office:value="-0.751757" calcext:value-type="float">
            <text:p>-0.751757</text:p>
          </table:table-cell>
          <table:table-cell office:value-type="float" office:value="0.033277" calcext:value-type="float">
            <text:p>0.033277</text:p>
          </table:table-cell>
          <table:table-cell table:formula="of:=[.B981]-[.C981]" office:value-type="float" office:value="-0.785034" calcext:value-type="float">
            <text:p>-0.785034</text:p>
          </table:table-cell>
        </table:table-row>
        <table:table-row table:style-name="ro1">
          <table:table-cell office:value-type="float" office:value="-0.764365" calcext:value-type="float">
            <text:p>-0.764365</text:p>
          </table:table-cell>
          <table:table-cell office:value-type="float" office:value="-0.702567" calcext:value-type="float">
            <text:p>-0.702567</text:p>
          </table:table-cell>
          <table:table-cell office:value-type="float" office:value="0.033305" calcext:value-type="float">
            <text:p>0.033305</text:p>
          </table:table-cell>
          <table:table-cell table:formula="of:=[.B982]-[.C982]" office:value-type="float" office:value="-0.735872" calcext:value-type="float">
            <text:p>-0.735872</text:p>
          </table:table-cell>
        </table:table-row>
        <table:table-row table:style-name="ro1">
          <table:table-cell office:value-type="float" office:value="-0.716468" calcext:value-type="float">
            <text:p>-0.716468</text:p>
          </table:table-cell>
          <table:table-cell office:value-type="float" office:value="-0.65467" calcext:value-type="float">
            <text:p>-0.65467</text:p>
          </table:table-cell>
          <table:table-cell office:value-type="float" office:value="0.033333" calcext:value-type="float">
            <text:p>0.033333</text:p>
          </table:table-cell>
          <table:table-cell table:formula="of:=[.B983]-[.C983]" office:value-type="float" office:value="-0.688003" calcext:value-type="float">
            <text:p>-0.688003</text:p>
          </table:table-cell>
        </table:table-row>
        <table:table-row table:style-name="ro1">
          <table:table-cell office:value-type="float" office:value="-0.666844" calcext:value-type="float">
            <text:p>-0.666844</text:p>
          </table:table-cell>
          <table:table-cell office:value-type="float" office:value="-0.605046" calcext:value-type="float">
            <text:p>-0.605046</text:p>
          </table:table-cell>
          <table:table-cell office:value-type="float" office:value="0.033361" calcext:value-type="float">
            <text:p>0.033361</text:p>
          </table:table-cell>
          <table:table-cell table:formula="of:=[.B984]-[.C984]" office:value-type="float" office:value="-0.638407" calcext:value-type="float">
            <text:p>-0.638407</text:p>
          </table:table-cell>
        </table:table-row>
        <table:table-row table:style-name="ro1">
          <table:table-cell office:value-type="float" office:value="-0.617745" calcext:value-type="float">
            <text:p>-0.617745</text:p>
          </table:table-cell>
          <table:table-cell office:value-type="float" office:value="-0.555947" calcext:value-type="float">
            <text:p>-0.555947</text:p>
          </table:table-cell>
          <table:table-cell office:value-type="float" office:value="0.033389" calcext:value-type="float">
            <text:p>0.033389</text:p>
          </table:table-cell>
          <table:table-cell table:formula="of:=[.B985]-[.C985]" office:value-type="float" office:value="-0.589336" calcext:value-type="float">
            <text:p>-0.589336</text:p>
          </table:table-cell>
        </table:table-row>
        <table:table-row table:style-name="ro1">
          <table:table-cell office:value-type="float" office:value="-0.56858" calcext:value-type="float">
            <text:p>-0.56858</text:p>
          </table:table-cell>
          <table:table-cell office:value-type="float" office:value="-0.506782" calcext:value-type="float">
            <text:p>-0.506782</text:p>
          </table:table-cell>
          <table:table-cell office:value-type="float" office:value="0.033417" calcext:value-type="float">
            <text:p>0.033417</text:p>
          </table:table-cell>
          <table:table-cell table:formula="of:=[.B986]-[.C986]" office:value-type="float" office:value="-0.540199" calcext:value-type="float">
            <text:p>-0.540199</text:p>
          </table:table-cell>
        </table:table-row>
        <table:table-row table:style-name="ro1">
          <table:table-cell office:value-type="float" office:value="-0.519687" calcext:value-type="float">
            <text:p>-0.519687</text:p>
          </table:table-cell>
          <table:table-cell office:value-type="float" office:value="-0.457889" calcext:value-type="float">
            <text:p>-0.457889</text:p>
          </table:table-cell>
          <table:table-cell office:value-type="float" office:value="0.033445" calcext:value-type="float">
            <text:p>0.033445</text:p>
          </table:table-cell>
          <table:table-cell table:formula="of:=[.B987]-[.C987]" office:value-type="float" office:value="-0.491334" calcext:value-type="float">
            <text:p>-0.491334</text:p>
          </table:table-cell>
        </table:table-row>
        <table:table-row table:style-name="ro1">
          <table:table-cell office:value-type="float" office:value="-0.470662" calcext:value-type="float">
            <text:p>-0.470662</text:p>
          </table:table-cell>
          <table:table-cell office:value-type="float" office:value="-0.408864" calcext:value-type="float">
            <text:p>-0.408864</text:p>
          </table:table-cell>
          <table:table-cell office:value-type="float" office:value="0.033473" calcext:value-type="float">
            <text:p>0.033473</text:p>
          </table:table-cell>
          <table:table-cell table:formula="of:=[.B988]-[.C988]" office:value-type="float" office:value="-0.442337" calcext:value-type="float">
            <text:p>-0.442337</text:p>
          </table:table-cell>
        </table:table-row>
        <table:table-row table:style-name="ro1">
          <table:table-cell office:value-type="float" office:value="-0.422261" calcext:value-type="float">
            <text:p>-0.422261</text:p>
          </table:table-cell>
          <table:table-cell office:value-type="float" office:value="-0.360463" calcext:value-type="float">
            <text:p>-0.360463</text:p>
          </table:table-cell>
          <table:table-cell office:value-type="float" office:value="0.033501" calcext:value-type="float">
            <text:p>0.033501</text:p>
          </table:table-cell>
          <table:table-cell table:formula="of:=[.B989]-[.C989]" office:value-type="float" office:value="-0.393964" calcext:value-type="float">
            <text:p>-0.393964</text:p>
          </table:table-cell>
        </table:table-row>
        <table:table-row table:style-name="ro1">
          <table:table-cell office:value-type="float" office:value="-0.372809" calcext:value-type="float">
            <text:p>-0.372809</text:p>
          </table:table-cell>
          <table:table-cell office:value-type="float" office:value="-0.311011" calcext:value-type="float">
            <text:p>-0.311011</text:p>
          </table:table-cell>
          <table:table-cell office:value-type="float" office:value="0.033529" calcext:value-type="float">
            <text:p>0.033529</text:p>
          </table:table-cell>
          <table:table-cell table:formula="of:=[.B990]-[.C990]" office:value-type="float" office:value="-0.34454" calcext:value-type="float">
            <text:p>-0.34454</text:p>
          </table:table-cell>
        </table:table-row>
        <table:table-row table:style-name="ro1">
          <table:table-cell office:value-type="float" office:value="-0.321189" calcext:value-type="float">
            <text:p>-0.321189</text:p>
          </table:table-cell>
          <table:table-cell office:value-type="float" office:value="-0.259391" calcext:value-type="float">
            <text:p>-0.259391</text:p>
          </table:table-cell>
          <table:table-cell office:value-type="float" office:value="0.033557" calcext:value-type="float">
            <text:p>0.033557</text:p>
          </table:table-cell>
          <table:table-cell table:formula="of:=[.B991]-[.C991]" office:value-type="float" office:value="-0.292948" calcext:value-type="float">
            <text:p>-0.292948</text:p>
          </table:table-cell>
        </table:table-row>
        <table:table-row table:style-name="ro1">
          <table:table-cell office:value-type="float" office:value="-0.2695" calcext:value-type="float">
            <text:p>-0.2695</text:p>
          </table:table-cell>
          <table:table-cell office:value-type="float" office:value="-0.207702" calcext:value-type="float">
            <text:p>-0.207702</text:p>
          </table:table-cell>
          <table:table-cell office:value-type="float" office:value="0.033585" calcext:value-type="float">
            <text:p>0.033585</text:p>
          </table:table-cell>
          <table:table-cell table:formula="of:=[.B992]-[.C992]" office:value-type="float" office:value="-0.241287" calcext:value-type="float">
            <text:p>-0.241287</text:p>
          </table:table-cell>
        </table:table-row>
        <table:table-row table:style-name="ro1">
          <table:table-cell office:value-type="float" office:value="-0.219668" calcext:value-type="float">
            <text:p>-0.219668</text:p>
          </table:table-cell>
          <table:table-cell office:value-type="float" office:value="-0.15787" calcext:value-type="float">
            <text:p>-0.15787</text:p>
          </table:table-cell>
          <table:table-cell office:value-type="float" office:value="0.033613" calcext:value-type="float">
            <text:p>0.033613</text:p>
          </table:table-cell>
          <table:table-cell table:formula="of:=[.B993]-[.C993]" office:value-type="float" office:value="-0.191483" calcext:value-type="float">
            <text:p>-0.191483</text:p>
          </table:table-cell>
        </table:table-row>
        <table:table-row table:style-name="ro1">
          <table:table-cell office:value-type="float" office:value="-0.170914" calcext:value-type="float">
            <text:p>-0.170914</text:p>
          </table:table-cell>
          <table:table-cell office:value-type="float" office:value="-0.109116" calcext:value-type="float">
            <text:p>-0.109116</text:p>
          </table:table-cell>
          <table:table-cell office:value-type="float" office:value="0.033641" calcext:value-type="float">
            <text:p>0.033641</text:p>
          </table:table-cell>
          <table:table-cell table:formula="of:=[.B994]-[.C994]" office:value-type="float" office:value="-0.142757" calcext:value-type="float">
            <text:p>-0.142757</text:p>
          </table:table-cell>
        </table:table-row>
        <table:table-row table:style-name="ro1">
          <table:table-cell office:value-type="float" office:value="-0.122717" calcext:value-type="float">
            <text:p>-0.122717</text:p>
          </table:table-cell>
          <table:table-cell office:value-type="float" office:value="-0.06092" calcext:value-type="float">
            <text:p>-0.06092</text:p>
          </table:table-cell>
          <table:table-cell office:value-type="float" office:value="0.033669" calcext:value-type="float">
            <text:p>0.033669</text:p>
          </table:table-cell>
          <table:table-cell table:formula="of:=[.B995]-[.C995]" office:value-type="float" office:value="-0.094589" calcext:value-type="float">
            <text:p>-0.094589</text:p>
          </table:table-cell>
        </table:table-row>
        <table:table-row table:style-name="ro1">
          <table:table-cell office:value-type="float" office:value="-0.074058" calcext:value-type="float">
            <text:p>-0.074058</text:p>
          </table:table-cell>
          <table:table-cell office:value-type="float" office:value="-0.01226" calcext:value-type="float">
            <text:p>-0.01226</text:p>
          </table:table-cell>
          <table:table-cell office:value-type="float" office:value="0.033697" calcext:value-type="float">
            <text:p>0.033697</text:p>
          </table:table-cell>
          <table:table-cell table:formula="of:=[.B996]-[.C996]" office:value-type="float" office:value="-0.045957" calcext:value-type="float">
            <text:p>-0.045957</text:p>
          </table:table-cell>
        </table:table-row>
        <table:table-row table:style-name="ro1">
          <table:table-cell office:value-type="float" office:value="-0.025501" calcext:value-type="float">
            <text:p>-0.025501</text:p>
          </table:table-cell>
          <table:table-cell office:value-type="float" office:value="0.036297" calcext:value-type="float">
            <text:p>0.036297</text:p>
          </table:table-cell>
          <table:table-cell office:value-type="float" office:value="0.033725" calcext:value-type="float">
            <text:p>0.033725</text:p>
          </table:table-cell>
          <table:table-cell table:formula="of:=[.B997]-[.C997]" office:value-type="float" office:value="0.002572" calcext:value-type="float">
            <text:p>0.002572</text:p>
          </table:table-cell>
        </table:table-row>
        <table:table-row table:style-name="ro1">
          <table:table-cell office:value-type="float" office:value="0.022639" calcext:value-type="float">
            <text:p>0.022639</text:p>
          </table:table-cell>
          <table:table-cell office:value-type="float" office:value="0.084437" calcext:value-type="float">
            <text:p>0.084437</text:p>
          </table:table-cell>
          <table:table-cell office:value-type="float" office:value="0.033753" calcext:value-type="float">
            <text:p>0.033753</text:p>
          </table:table-cell>
          <table:table-cell table:formula="of:=[.B998]-[.C998]" office:value-type="float" office:value="0.050684" calcext:value-type="float">
            <text:p>0.050684</text:p>
          </table:table-cell>
        </table:table-row>
        <table:table-row table:style-name="ro1">
          <table:table-cell office:value-type="float" office:value="0.071246" calcext:value-type="float">
            <text:p>0.071246</text:p>
          </table:table-cell>
          <table:table-cell office:value-type="float" office:value="0.133044" calcext:value-type="float">
            <text:p>0.133044</text:p>
          </table:table-cell>
          <table:table-cell office:value-type="float" office:value="0.033781" calcext:value-type="float">
            <text:p>0.033781</text:p>
          </table:table-cell>
          <table:table-cell table:formula="of:=[.B999]-[.C999]" office:value-type="float" office:value="0.099263" calcext:value-type="float">
            <text:p>0.099263</text:p>
          </table:table-cell>
        </table:table-row>
        <table:table-row table:style-name="ro1">
          <table:table-cell office:value-type="float" office:value="0.118997" calcext:value-type="float">
            <text:p>0.118997</text:p>
          </table:table-cell>
          <table:table-cell office:value-type="float" office:value="0.180795" calcext:value-type="float">
            <text:p>0.180795</text:p>
          </table:table-cell>
          <table:table-cell office:value-type="float" office:value="0.033809" calcext:value-type="float">
            <text:p>0.033809</text:p>
          </table:table-cell>
          <table:table-cell table:formula="of:=[.B1000]-[.C1000]" office:value-type="float" office:value="0.146986" calcext:value-type="float">
            <text:p>0.146986</text:p>
          </table:table-cell>
        </table:table-row>
        <table:table-row table:style-name="ro1">
          <table:table-cell office:value-type="float" office:value="0.166604" calcext:value-type="float">
            <text:p>0.166604</text:p>
          </table:table-cell>
          <table:table-cell office:value-type="float" office:value="0.228402" calcext:value-type="float">
            <text:p>0.228402</text:p>
          </table:table-cell>
          <table:table-cell office:value-type="float" office:value="0.033837" calcext:value-type="float">
            <text:p>0.033837</text:p>
          </table:table-cell>
          <table:table-cell table:formula="of:=[.B1001]-[.C1001]" office:value-type="float" office:value="0.194565" calcext:value-type="float">
            <text:p>0.194565</text:p>
          </table:table-cell>
        </table:table-row>
        <table:table-row table:style-name="ro1">
          <table:table-cell office:value-type="float" office:value="0.214462" calcext:value-type="float">
            <text:p>0.214462</text:p>
          </table:table-cell>
          <table:table-cell office:value-type="float" office:value="0.27626" calcext:value-type="float">
            <text:p>0.27626</text:p>
          </table:table-cell>
          <table:table-cell office:value-type="float" office:value="0.033865" calcext:value-type="float">
            <text:p>0.033865</text:p>
          </table:table-cell>
          <table:table-cell table:formula="of:=[.B1002]-[.C1002]" office:value-type="float" office:value="0.242395" calcext:value-type="float">
            <text:p>0.242395</text:p>
          </table:table-cell>
        </table:table-row>
        <table:table-row table:style-name="ro1">
          <table:table-cell office:value-type="float" office:value="0.26467" calcext:value-type="float">
            <text:p>0.26467</text:p>
          </table:table-cell>
          <table:table-cell office:value-type="float" office:value="0.326468" calcext:value-type="float">
            <text:p>0.326468</text:p>
          </table:table-cell>
          <table:table-cell office:value-type="float" office:value="0.033893" calcext:value-type="float">
            <text:p>0.033893</text:p>
          </table:table-cell>
          <table:table-cell table:formula="of:=[.B1003]-[.C1003]" office:value-type="float" office:value="0.292575" calcext:value-type="float">
            <text:p>0.292575</text:p>
          </table:table-cell>
        </table:table-row>
        <table:table-row table:style-name="ro1">
          <table:table-cell office:value-type="float" office:value="0.313692" calcext:value-type="float">
            <text:p>0.313692</text:p>
          </table:table-cell>
          <table:table-cell office:value-type="float" office:value="0.37549" calcext:value-type="float">
            <text:p>0.37549</text:p>
          </table:table-cell>
          <table:table-cell office:value-type="float" office:value="0.033921" calcext:value-type="float">
            <text:p>0.033921</text:p>
          </table:table-cell>
          <table:table-cell table:formula="of:=[.B1004]-[.C1004]" office:value-type="float" office:value="0.341569" calcext:value-type="float">
            <text:p>0.341569</text:p>
          </table:table-cell>
        </table:table-row>
        <table:table-row table:style-name="ro1">
          <table:table-cell office:value-type="float" office:value="0.363304" calcext:value-type="float">
            <text:p>0.363304</text:p>
          </table:table-cell>
          <table:table-cell office:value-type="float" office:value="0.425102" calcext:value-type="float">
            <text:p>0.425102</text:p>
          </table:table-cell>
          <table:table-cell office:value-type="float" office:value="0.033949" calcext:value-type="float">
            <text:p>0.033949</text:p>
          </table:table-cell>
          <table:table-cell table:formula="of:=[.B1005]-[.C1005]" office:value-type="float" office:value="0.391153" calcext:value-type="float">
            <text:p>0.391153</text:p>
          </table:table-cell>
        </table:table-row>
        <table:table-row table:style-name="ro1">
          <table:table-cell office:value-type="float" office:value="0.412412" calcext:value-type="float">
            <text:p>0.412412</text:p>
          </table:table-cell>
          <table:table-cell office:value-type="float" office:value="0.47421" calcext:value-type="float">
            <text:p>0.47421</text:p>
          </table:table-cell>
          <table:table-cell office:value-type="float" office:value="0.033977" calcext:value-type="float">
            <text:p>0.033977</text:p>
          </table:table-cell>
          <table:table-cell table:formula="of:=[.B1006]-[.C1006]" office:value-type="float" office:value="0.440233" calcext:value-type="float">
            <text:p>0.440233</text:p>
          </table:table-cell>
        </table:table-row>
        <table:table-row table:style-name="ro1">
          <table:table-cell office:value-type="float" office:value="0.46099" calcext:value-type="float">
            <text:p>0.46099</text:p>
          </table:table-cell>
          <table:table-cell office:value-type="float" office:value="0.522788" calcext:value-type="float">
            <text:p>0.522788</text:p>
          </table:table-cell>
          <table:table-cell office:value-type="float" office:value="0.034005" calcext:value-type="float">
            <text:p>0.034005</text:p>
          </table:table-cell>
          <table:table-cell table:formula="of:=[.B1007]-[.C1007]" office:value-type="float" office:value="0.488783" calcext:value-type="float">
            <text:p>0.488783</text:p>
          </table:table-cell>
        </table:table-row>
        <table:table-row table:style-name="ro1">
          <table:table-cell office:value-type="float" office:value="0.508243" calcext:value-type="float">
            <text:p>0.508243</text:p>
          </table:table-cell>
          <table:table-cell office:value-type="float" office:value="0.570041" calcext:value-type="float">
            <text:p>0.570041</text:p>
          </table:table-cell>
          <table:table-cell office:value-type="float" office:value="0.034033" calcext:value-type="float">
            <text:p>0.034033</text:p>
          </table:table-cell>
          <table:table-cell table:formula="of:=[.B1008]-[.C1008]" office:value-type="float" office:value="0.536008" calcext:value-type="float">
            <text:p>0.536008</text:p>
          </table:table-cell>
        </table:table-row>
        <table:table-row table:style-name="ro1">
          <table:table-cell office:value-type="float" office:value="0.556777" calcext:value-type="float">
            <text:p>0.556777</text:p>
          </table:table-cell>
          <table:table-cell office:value-type="float" office:value="0.618575" calcext:value-type="float">
            <text:p>0.618575</text:p>
          </table:table-cell>
          <table:table-cell office:value-type="float" office:value="0.034061" calcext:value-type="float">
            <text:p>0.034061</text:p>
          </table:table-cell>
          <table:table-cell table:formula="of:=[.B1009]-[.C1009]" office:value-type="float" office:value="0.584514" calcext:value-type="float">
            <text:p>0.584514</text:p>
          </table:table-cell>
        </table:table-row>
        <table:table-row table:style-name="ro1">
          <table:table-cell office:value-type="float" office:value="0.603838" calcext:value-type="float">
            <text:p>0.603838</text:p>
          </table:table-cell>
          <table:table-cell office:value-type="float" office:value="0.665636" calcext:value-type="float">
            <text:p>0.665636</text:p>
          </table:table-cell>
          <table:table-cell office:value-type="float" office:value="0.034089" calcext:value-type="float">
            <text:p>0.034089</text:p>
          </table:table-cell>
          <table:table-cell table:formula="of:=[.B1010]-[.C1010]" office:value-type="float" office:value="0.631547" calcext:value-type="float">
            <text:p>0.631547</text:p>
          </table:table-cell>
        </table:table-row>
        <table:table-row table:style-name="ro1">
          <table:table-cell office:value-type="float" office:value="0.651443" calcext:value-type="float">
            <text:p>0.651443</text:p>
          </table:table-cell>
          <table:table-cell office:value-type="float" office:value="0.713241" calcext:value-type="float">
            <text:p>0.713241</text:p>
          </table:table-cell>
          <table:table-cell office:value-type="float" office:value="0.034117" calcext:value-type="float">
            <text:p>0.034117</text:p>
          </table:table-cell>
          <table:table-cell table:formula="of:=[.B1011]-[.C1011]" office:value-type="float" office:value="0.679124" calcext:value-type="float">
            <text:p>0.679124</text:p>
          </table:table-cell>
        </table:table-row>
        <table:table-row table:style-name="ro1">
          <table:table-cell office:value-type="float" office:value="0.697351" calcext:value-type="float">
            <text:p>0.697351</text:p>
          </table:table-cell>
          <table:table-cell office:value-type="float" office:value="0.759149" calcext:value-type="float">
            <text:p>0.759149</text:p>
          </table:table-cell>
          <table:table-cell office:value-type="float" office:value="0.034145" calcext:value-type="float">
            <text:p>0.034145</text:p>
          </table:table-cell>
          <table:table-cell table:formula="of:=[.B1012]-[.C1012]" office:value-type="float" office:value="0.725004" calcext:value-type="float">
            <text:p>0.725004</text:p>
          </table:table-cell>
        </table:table-row>
        <table:table-row table:style-name="ro1">
          <table:table-cell office:value-type="float" office:value="0.744988" calcext:value-type="float">
            <text:p>0.744988</text:p>
          </table:table-cell>
          <table:table-cell office:value-type="float" office:value="0.806786" calcext:value-type="float">
            <text:p>0.806786</text:p>
          </table:table-cell>
          <table:table-cell office:value-type="float" office:value="0.034173" calcext:value-type="float">
            <text:p>0.034173</text:p>
          </table:table-cell>
          <table:table-cell table:formula="of:=[.B1013]-[.C1013]" office:value-type="float" office:value="0.772613" calcext:value-type="float">
            <text:p>0.772613</text:p>
          </table:table-cell>
        </table:table-row>
        <table:table-row table:style-name="ro1">
          <table:table-cell office:value-type="float" office:value="0.793515" calcext:value-type="float">
            <text:p>0.793515</text:p>
          </table:table-cell>
          <table:table-cell office:value-type="float" office:value="0.855313" calcext:value-type="float">
            <text:p>0.855313</text:p>
          </table:table-cell>
          <table:table-cell office:value-type="float" office:value="0.034201" calcext:value-type="float">
            <text:p>0.034201</text:p>
          </table:table-cell>
          <table:table-cell table:formula="of:=[.B1014]-[.C1014]" office:value-type="float" office:value="0.821112" calcext:value-type="float">
            <text:p>0.821112</text:p>
          </table:table-cell>
        </table:table-row>
        <table:table-row table:style-name="ro1">
          <table:table-cell office:value-type="float" office:value="0.841412" calcext:value-type="float">
            <text:p>0.841412</text:p>
          </table:table-cell>
          <table:table-cell office:value-type="float" office:value="0.90321" calcext:value-type="float">
            <text:p>0.90321</text:p>
          </table:table-cell>
          <table:table-cell office:value-type="float" office:value="0.034229" calcext:value-type="float">
            <text:p>0.034229</text:p>
          </table:table-cell>
          <table:table-cell table:formula="of:=[.B1015]-[.C1015]" office:value-type="float" office:value="0.868981" calcext:value-type="float">
            <text:p>0.868981</text:p>
          </table:table-cell>
        </table:table-row>
        <table:table-row table:style-name="ro1">
          <table:table-cell office:value-type="float" office:value="0.888833" calcext:value-type="float">
            <text:p>0.888833</text:p>
          </table:table-cell>
          <table:table-cell office:value-type="float" office:value="0.950631" calcext:value-type="float">
            <text:p>0.950631</text:p>
          </table:table-cell>
          <table:table-cell office:value-type="float" office:value="0.034257" calcext:value-type="float">
            <text:p>0.034257</text:p>
          </table:table-cell>
          <table:table-cell table:formula="of:=[.B1016]-[.C1016]" office:value-type="float" office:value="0.916374" calcext:value-type="float">
            <text:p>0.916374</text:p>
          </table:table-cell>
        </table:table-row>
        <table:table-row table:style-name="ro1">
          <table:table-cell office:value-type="float" office:value="0.937075" calcext:value-type="float">
            <text:p>0.937075</text:p>
          </table:table-cell>
          <table:table-cell office:value-type="float" office:value="0.998873" calcext:value-type="float">
            <text:p>0.998873</text:p>
          </table:table-cell>
          <table:table-cell office:value-type="float" office:value="0.034285" calcext:value-type="float">
            <text:p>0.034285</text:p>
          </table:table-cell>
          <table:table-cell table:formula="of:=[.B1017]-[.C1017]" office:value-type="float" office:value="0.964588" calcext:value-type="float">
            <text:p>0.964588</text:p>
          </table:table-cell>
        </table:table-row>
        <table:table-row table:style-name="ro1">
          <table:table-cell office:value-type="float" office:value="0.985978" calcext:value-type="float">
            <text:p>0.985978</text:p>
          </table:table-cell>
          <table:table-cell office:value-type="float" office:value="1.047776" calcext:value-type="float">
            <text:p>1.047776</text:p>
          </table:table-cell>
          <table:table-cell office:value-type="float" office:value="0.034313" calcext:value-type="float">
            <text:p>0.034313</text:p>
          </table:table-cell>
          <table:table-cell table:formula="of:=[.B1018]-[.C1018]" office:value-type="float" office:value="1.013463" calcext:value-type="float">
            <text:p>1.013463</text:p>
          </table:table-cell>
        </table:table-row>
        <table:table-row table:style-name="ro1">
          <table:table-cell office:value-type="float" office:value="1.035714" calcext:value-type="float">
            <text:p>1.035714</text:p>
          </table:table-cell>
          <table:table-cell office:value-type="float" office:value="1.097512" calcext:value-type="float">
            <text:p>1.097512</text:p>
          </table:table-cell>
          <table:table-cell office:value-type="float" office:value="0.034341" calcext:value-type="float">
            <text:p>0.034341</text:p>
          </table:table-cell>
          <table:table-cell table:formula="of:=[.B1019]-[.C1019]" office:value-type="float" office:value="1.063171" calcext:value-type="float">
            <text:p>1.063171</text:p>
          </table:table-cell>
        </table:table-row>
        <table:table-row table:style-name="ro1">
          <table:table-cell office:value-type="float" office:value="1.084941" calcext:value-type="float">
            <text:p>1.084941</text:p>
          </table:table-cell>
          <table:table-cell office:value-type="float" office:value="1.146739" calcext:value-type="float">
            <text:p>1.146739</text:p>
          </table:table-cell>
          <table:table-cell office:value-type="float" office:value="0.034369" calcext:value-type="float">
            <text:p>0.034369</text:p>
          </table:table-cell>
          <table:table-cell table:formula="of:=[.B1020]-[.C1020]" office:value-type="float" office:value="1.11237" calcext:value-type="float">
            <text:p>1.11237</text:p>
          </table:table-cell>
        </table:table-row>
        <table:table-row table:style-name="ro1">
          <table:table-cell office:value-type="float" office:value="1.134362" calcext:value-type="float">
            <text:p>1.134362</text:p>
          </table:table-cell>
          <table:table-cell office:value-type="float" office:value="1.196159" calcext:value-type="float">
            <text:p>1.196159</text:p>
          </table:table-cell>
          <table:table-cell office:value-type="float" office:value="0.034397" calcext:value-type="float">
            <text:p>0.034397</text:p>
          </table:table-cell>
          <table:table-cell table:formula="of:=[.B1021]-[.C1021]" office:value-type="float" office:value="1.161762" calcext:value-type="float">
            <text:p>1.161762</text:p>
          </table:table-cell>
        </table:table-row>
        <table:table-row table:style-name="ro1">
          <table:table-cell office:value-type="float" office:value="1.183277" calcext:value-type="float">
            <text:p>1.183277</text:p>
          </table:table-cell>
          <table:table-cell office:value-type="float" office:value="1.245075" calcext:value-type="float">
            <text:p>1.245075</text:p>
          </table:table-cell>
          <table:table-cell office:value-type="float" office:value="0.034425" calcext:value-type="float">
            <text:p>0.034425</text:p>
          </table:table-cell>
          <table:table-cell table:formula="of:=[.B1022]-[.C1022]" office:value-type="float" office:value="1.21065" calcext:value-type="float">
            <text:p>1.21065</text:p>
          </table:table-cell>
        </table:table-row>
        <table:table-row table:style-name="ro1">
          <table:table-cell office:value-type="float" office:value="1.23267" calcext:value-type="float">
            <text:p>1.23267</text:p>
          </table:table-cell>
          <table:table-cell office:value-type="float" office:value="1.294468" calcext:value-type="float">
            <text:p>1.294468</text:p>
          </table:table-cell>
          <table:table-cell office:value-type="float" office:value="0.034453" calcext:value-type="float">
            <text:p>0.034453</text:p>
          </table:table-cell>
          <table:table-cell table:formula="of:=[.B1023]-[.C1023]" office:value-type="float" office:value="1.260015" calcext:value-type="float">
            <text:p>1.260015</text:p>
          </table:table-cell>
        </table:table-row>
        <table:table-row table:style-name="ro1">
          <table:table-cell office:value-type="float" office:value="1.28377" calcext:value-type="float">
            <text:p>1.28377</text:p>
          </table:table-cell>
          <table:table-cell office:value-type="float" office:value="1.345568" calcext:value-type="float">
            <text:p>1.345568</text:p>
          </table:table-cell>
          <table:table-cell office:value-type="float" office:value="0.034481" calcext:value-type="float">
            <text:p>0.034481</text:p>
          </table:table-cell>
          <table:table-cell table:formula="of:=[.B1024]-[.C1024]" office:value-type="float" office:value="1.311087" calcext:value-type="float">
            <text:p>1.311087</text:p>
          </table:table-cell>
        </table:table-row>
        <table:table-row table:style-name="ro1">
          <table:table-cell office:value-type="float" office:value="1.333867" calcext:value-type="float">
            <text:p>1.333867</text:p>
          </table:table-cell>
          <table:table-cell office:value-type="float" office:value="1.395665" calcext:value-type="float">
            <text:p>1.395665</text:p>
          </table:table-cell>
          <table:table-cell office:value-type="float" office:value="0.034509" calcext:value-type="float">
            <text:p>0.034509</text:p>
          </table:table-cell>
          <table:table-cell table:formula="of:=[.B1025]-[.C1025]" office:value-type="float" office:value="1.361156" calcext:value-type="float">
            <text:p>1.361156</text:p>
          </table:table-cell>
        </table:table-row>
        <table:table-row table:style-name="ro1">
          <table:table-cell office:value-type="float" office:value="1.383998" calcext:value-type="float">
            <text:p>1.383998</text:p>
          </table:table-cell>
          <table:table-cell office:value-type="float" office:value="1.445796" calcext:value-type="float">
            <text:p>1.445796</text:p>
          </table:table-cell>
          <table:table-cell office:value-type="float" office:value="0.034537" calcext:value-type="float">
            <text:p>0.034537</text:p>
          </table:table-cell>
          <table:table-cell table:formula="of:=[.B1026]-[.C1026]" office:value-type="float" office:value="1.411259" calcext:value-type="float">
            <text:p>1.411259</text:p>
          </table:table-cell>
        </table:table-row>
        <table:table-row table:style-name="ro1">
          <table:table-cell office:value-type="float" office:value="1.432894" calcext:value-type="float">
            <text:p>1.432894</text:p>
          </table:table-cell>
          <table:table-cell office:value-type="float" office:value="1.494692" calcext:value-type="float">
            <text:p>1.494692</text:p>
          </table:table-cell>
          <table:table-cell office:value-type="float" office:value="0.034565" calcext:value-type="float">
            <text:p>0.034565</text:p>
          </table:table-cell>
          <table:table-cell table:formula="of:=[.B1027]-[.C1027]" office:value-type="float" office:value="1.460127" calcext:value-type="float">
            <text:p>1.460127</text:p>
          </table:table-cell>
        </table:table-row>
        <table:table-row table:style-name="ro1">
          <table:table-cell office:value-type="float" office:value="1.482552" calcext:value-type="float">
            <text:p>1.482552</text:p>
          </table:table-cell>
          <table:table-cell office:value-type="float" office:value="1.544349" calcext:value-type="float">
            <text:p>1.544349</text:p>
          </table:table-cell>
          <table:table-cell office:value-type="float" office:value="0.034593" calcext:value-type="float">
            <text:p>0.034593</text:p>
          </table:table-cell>
          <table:table-cell table:formula="of:=[.B1028]-[.C1028]" office:value-type="float" office:value="1.509756" calcext:value-type="float">
            <text:p>1.509756</text:p>
          </table:table-cell>
        </table:table-row>
        <table:table-row table:style-name="ro1">
          <table:table-cell office:value-type="float" office:value="1.533044" calcext:value-type="float">
            <text:p>1.533044</text:p>
          </table:table-cell>
          <table:table-cell office:value-type="float" office:value="1.594842" calcext:value-type="float">
            <text:p>1.594842</text:p>
          </table:table-cell>
          <table:table-cell office:value-type="float" office:value="0.034621" calcext:value-type="float">
            <text:p>0.034621</text:p>
          </table:table-cell>
          <table:table-cell table:formula="of:=[.B1029]-[.C1029]" office:value-type="float" office:value="1.560221" calcext:value-type="float">
            <text:p>1.560221</text:p>
          </table:table-cell>
        </table:table-row>
        <table:table-row table:style-name="ro1">
          <table:table-cell office:value-type="float" office:value="1.584039" calcext:value-type="float">
            <text:p>1.584039</text:p>
          </table:table-cell>
          <table:table-cell office:value-type="float" office:value="1.645837" calcext:value-type="float">
            <text:p>1.645837</text:p>
          </table:table-cell>
          <table:table-cell office:value-type="float" office:value="0.034649" calcext:value-type="float">
            <text:p>0.034649</text:p>
          </table:table-cell>
          <table:table-cell table:formula="of:=[.B1030]-[.C1030]" office:value-type="float" office:value="1.611188" calcext:value-type="float">
            <text:p>1.611188</text:p>
          </table:table-cell>
        </table:table-row>
        <table:table-row table:style-name="ro1">
          <table:table-cell office:value-type="float" office:value="1.633967" calcext:value-type="float">
            <text:p>1.633967</text:p>
          </table:table-cell>
          <table:table-cell office:value-type="float" office:value="1.695765" calcext:value-type="float">
            <text:p>1.695765</text:p>
          </table:table-cell>
          <table:table-cell office:value-type="float" office:value="0.034677" calcext:value-type="float">
            <text:p>0.034677</text:p>
          </table:table-cell>
          <table:table-cell table:formula="of:=[.B1031]-[.C1031]" office:value-type="float" office:value="1.661088" calcext:value-type="float">
            <text:p>1.661088</text:p>
          </table:table-cell>
        </table:table-row>
        <table:table-row table:style-name="ro1">
          <table:table-cell office:value-type="float" office:value="1.68555" calcext:value-type="float">
            <text:p>1.68555</text:p>
          </table:table-cell>
          <table:table-cell office:value-type="float" office:value="1.747348" calcext:value-type="float">
            <text:p>1.747348</text:p>
          </table:table-cell>
          <table:table-cell office:value-type="float" office:value="0.034705" calcext:value-type="float">
            <text:p>0.034705</text:p>
          </table:table-cell>
          <table:table-cell table:formula="of:=[.B1032]-[.C1032]" office:value-type="float" office:value="1.712643" calcext:value-type="float">
            <text:p>1.712643</text:p>
          </table:table-cell>
        </table:table-row>
        <table:table-row table:style-name="ro1">
          <table:table-cell office:value-type="float" office:value="1.736331" calcext:value-type="float">
            <text:p>1.736331</text:p>
          </table:table-cell>
          <table:table-cell office:value-type="float" office:value="1.798129" calcext:value-type="float">
            <text:p>1.798129</text:p>
          </table:table-cell>
          <table:table-cell office:value-type="float" office:value="0.034733" calcext:value-type="float">
            <text:p>0.034733</text:p>
          </table:table-cell>
          <table:table-cell table:formula="of:=[.B1033]-[.C1033]" office:value-type="float" office:value="1.763396" calcext:value-type="float">
            <text:p>1.763396</text:p>
          </table:table-cell>
        </table:table-row>
        <table:table-row table:style-name="ro1">
          <table:table-cell office:value-type="float" office:value="1.787377" calcext:value-type="float">
            <text:p>1.787377</text:p>
          </table:table-cell>
          <table:table-cell office:value-type="float" office:value="1.849175" calcext:value-type="float">
            <text:p>1.849175</text:p>
          </table:table-cell>
          <table:table-cell office:value-type="float" office:value="0.034761" calcext:value-type="float">
            <text:p>0.034761</text:p>
          </table:table-cell>
          <table:table-cell table:formula="of:=[.B1034]-[.C1034]" office:value-type="float" office:value="1.814414" calcext:value-type="float">
            <text:p>1.814414</text:p>
          </table:table-cell>
        </table:table-row>
        <table:table-row table:style-name="ro1">
          <table:table-cell office:value-type="float" office:value="1.837787" calcext:value-type="float">
            <text:p>1.837787</text:p>
          </table:table-cell>
          <table:table-cell office:value-type="float" office:value="1.899585" calcext:value-type="float">
            <text:p>1.899585</text:p>
          </table:table-cell>
          <table:table-cell office:value-type="float" office:value="0.034789" calcext:value-type="float">
            <text:p>0.034789</text:p>
          </table:table-cell>
          <table:table-cell table:formula="of:=[.B1035]-[.C1035]" office:value-type="float" office:value="1.864796" calcext:value-type="float">
            <text:p>1.864796</text:p>
          </table:table-cell>
        </table:table-row>
        <table:table-row table:style-name="ro1">
          <table:table-cell office:value-type="float" office:value="1.887853" calcext:value-type="float">
            <text:p>1.887853</text:p>
          </table:table-cell>
          <table:table-cell office:value-type="float" office:value="1.949651" calcext:value-type="float">
            <text:p>1.949651</text:p>
          </table:table-cell>
          <table:table-cell office:value-type="float" office:value="0.034817" calcext:value-type="float">
            <text:p>0.034817</text:p>
          </table:table-cell>
          <table:table-cell table:formula="of:=[.B1036]-[.C1036]" office:value-type="float" office:value="1.914834" calcext:value-type="float">
            <text:p>1.914834</text:p>
          </table:table-cell>
        </table:table-row>
        <table:table-row table:style-name="ro1">
          <table:table-cell office:value-type="float" office:value="1.937721" calcext:value-type="float">
            <text:p>1.937721</text:p>
          </table:table-cell>
          <table:table-cell office:value-type="float" office:value="1.999519" calcext:value-type="float">
            <text:p>1.999519</text:p>
          </table:table-cell>
          <table:table-cell office:value-type="float" office:value="0.034845" calcext:value-type="float">
            <text:p>0.034845</text:p>
          </table:table-cell>
          <table:table-cell table:formula="of:=[.B1037]-[.C1037]" office:value-type="float" office:value="1.964674" calcext:value-type="float">
            <text:p>1.964674</text:p>
          </table:table-cell>
        </table:table-row>
        <table:table-row table:style-name="ro1">
          <table:table-cell office:value-type="float" office:value="1.986949" calcext:value-type="float">
            <text:p>1.986949</text:p>
          </table:table-cell>
          <table:table-cell office:value-type="float" office:value="2.048747" calcext:value-type="float">
            <text:p>2.048747</text:p>
          </table:table-cell>
          <table:table-cell office:value-type="float" office:value="0.034873" calcext:value-type="float">
            <text:p>0.034873</text:p>
          </table:table-cell>
          <table:table-cell table:formula="of:=[.B1038]-[.C1038]" office:value-type="float" office:value="2.013874" calcext:value-type="float">
            <text:p>2.013874</text:p>
          </table:table-cell>
        </table:table-row>
        <table:table-row table:style-name="ro1">
          <table:table-cell office:value-type="float" office:value="2.036074" calcext:value-type="float">
            <text:p>2.036074</text:p>
          </table:table-cell>
          <table:table-cell office:value-type="float" office:value="2.097872" calcext:value-type="float">
            <text:p>2.097872</text:p>
          </table:table-cell>
          <table:table-cell office:value-type="float" office:value="0.034901" calcext:value-type="float">
            <text:p>0.034901</text:p>
          </table:table-cell>
          <table:table-cell table:formula="of:=[.B1039]-[.C1039]" office:value-type="float" office:value="2.062971" calcext:value-type="float">
            <text:p>2.062971</text:p>
          </table:table-cell>
        </table:table-row>
        <table:table-row table:style-name="ro1">
          <table:table-cell office:value-type="float" office:value="2.084784" calcext:value-type="float">
            <text:p>2.084784</text:p>
          </table:table-cell>
          <table:table-cell office:value-type="float" office:value="2.146582" calcext:value-type="float">
            <text:p>2.146582</text:p>
          </table:table-cell>
          <table:table-cell office:value-type="float" office:value="0.034929" calcext:value-type="float">
            <text:p>0.034929</text:p>
          </table:table-cell>
          <table:table-cell table:formula="of:=[.B1040]-[.C1040]" office:value-type="float" office:value="2.111653" calcext:value-type="float">
            <text:p>2.111653</text:p>
          </table:table-cell>
        </table:table-row>
        <table:table-row table:style-name="ro1">
          <table:table-cell office:value-type="float" office:value="2.133112" calcext:value-type="float">
            <text:p>2.133112</text:p>
          </table:table-cell>
          <table:table-cell office:value-type="float" office:value="2.19491" calcext:value-type="float">
            <text:p>2.19491</text:p>
          </table:table-cell>
          <table:table-cell office:value-type="float" office:value="0.034957" calcext:value-type="float">
            <text:p>0.034957</text:p>
          </table:table-cell>
          <table:table-cell table:formula="of:=[.B1041]-[.C1041]" office:value-type="float" office:value="2.159953" calcext:value-type="float">
            <text:p>2.159953</text:p>
          </table:table-cell>
        </table:table-row>
        <table:table-row table:style-name="ro1">
          <table:table-cell office:value-type="float" office:value="2.181129" calcext:value-type="float">
            <text:p>2.181129</text:p>
          </table:table-cell>
          <table:table-cell office:value-type="float" office:value="2.242926" calcext:value-type="float">
            <text:p>2.242926</text:p>
          </table:table-cell>
          <table:table-cell office:value-type="float" office:value="0.034985" calcext:value-type="float">
            <text:p>0.034985</text:p>
          </table:table-cell>
          <table:table-cell table:formula="of:=[.B1042]-[.C1042]" office:value-type="float" office:value="2.207941" calcext:value-type="float">
            <text:p>2.207941</text:p>
          </table:table-cell>
        </table:table-row>
        <table:table-row table:style-name="ro1">
          <table:table-cell office:value-type="float" office:value="2.228647" calcext:value-type="float">
            <text:p>2.228647</text:p>
          </table:table-cell>
          <table:table-cell office:value-type="float" office:value="2.290445" calcext:value-type="float">
            <text:p>2.290445</text:p>
          </table:table-cell>
          <table:table-cell office:value-type="float" office:value="0.035013" calcext:value-type="float">
            <text:p>0.035013</text:p>
          </table:table-cell>
          <table:table-cell table:formula="of:=[.B1043]-[.C1043]" office:value-type="float" office:value="2.255432" calcext:value-type="float">
            <text:p>2.255432</text:p>
          </table:table-cell>
        </table:table-row>
        <table:table-row table:style-name="ro1">
          <table:table-cell office:value-type="float" office:value="2.276315" calcext:value-type="float">
            <text:p>2.276315</text:p>
          </table:table-cell>
          <table:table-cell office:value-type="float" office:value="2.338113" calcext:value-type="float">
            <text:p>2.338113</text:p>
          </table:table-cell>
          <table:table-cell office:value-type="float" office:value="0.035041" calcext:value-type="float">
            <text:p>0.035041</text:p>
          </table:table-cell>
          <table:table-cell table:formula="of:=[.B1044]-[.C1044]" office:value-type="float" office:value="2.303072" calcext:value-type="float">
            <text:p>2.303072</text:p>
          </table:table-cell>
        </table:table-row>
        <table:table-row table:style-name="ro1">
          <table:table-cell office:value-type="float" office:value="2.326054" calcext:value-type="float">
            <text:p>2.326054</text:p>
          </table:table-cell>
          <table:table-cell office:value-type="float" office:value="2.387852" calcext:value-type="float">
            <text:p>2.387852</text:p>
          </table:table-cell>
          <table:table-cell office:value-type="float" office:value="0.035069" calcext:value-type="float">
            <text:p>0.035069</text:p>
          </table:table-cell>
          <table:table-cell table:formula="of:=[.B1045]-[.C1045]" office:value-type="float" office:value="2.352783" calcext:value-type="float">
            <text:p>2.352783</text:p>
          </table:table-cell>
        </table:table-row>
        <table:table-row table:style-name="ro1">
          <table:table-cell office:value-type="float" office:value="2.374611" calcext:value-type="float">
            <text:p>2.374611</text:p>
          </table:table-cell>
          <table:table-cell office:value-type="float" office:value="2.436409" calcext:value-type="float">
            <text:p>2.436409</text:p>
          </table:table-cell>
          <table:table-cell office:value-type="float" office:value="0.035097" calcext:value-type="float">
            <text:p>0.035097</text:p>
          </table:table-cell>
          <table:table-cell table:formula="of:=[.B1046]-[.C1046]" office:value-type="float" office:value="2.401312" calcext:value-type="float">
            <text:p>2.401312</text:p>
          </table:table-cell>
        </table:table-row>
        <table:table-row table:style-name="ro1">
          <table:table-cell office:value-type="float" office:value="2.423148" calcext:value-type="float">
            <text:p>2.423148</text:p>
          </table:table-cell>
          <table:table-cell office:value-type="float" office:value="2.484946" calcext:value-type="float">
            <text:p>2.484946</text:p>
          </table:table-cell>
          <table:table-cell office:value-type="float" office:value="0.035125" calcext:value-type="float">
            <text:p>0.035125</text:p>
          </table:table-cell>
          <table:table-cell table:formula="of:=[.B1047]-[.C1047]" office:value-type="float" office:value="2.449821" calcext:value-type="float">
            <text:p>2.449821</text:p>
          </table:table-cell>
        </table:table-row>
        <table:table-row table:style-name="ro1">
          <table:table-cell office:value-type="float" office:value="2.470372" calcext:value-type="float">
            <text:p>2.470372</text:p>
          </table:table-cell>
          <table:table-cell office:value-type="float" office:value="2.53217" calcext:value-type="float">
            <text:p>2.53217</text:p>
          </table:table-cell>
          <table:table-cell office:value-type="float" office:value="0.035153" calcext:value-type="float">
            <text:p>0.035153</text:p>
          </table:table-cell>
          <table:table-cell table:formula="of:=[.B1048]-[.C1048]" office:value-type="float" office:value="2.497017" calcext:value-type="float">
            <text:p>2.497017</text:p>
          </table:table-cell>
        </table:table-row>
        <table:table-row table:style-name="ro1">
          <table:table-cell office:value-type="float" office:value="2.518444" calcext:value-type="float">
            <text:p>2.518444</text:p>
          </table:table-cell>
          <table:table-cell office:value-type="float" office:value="2.580242" calcext:value-type="float">
            <text:p>2.580242</text:p>
          </table:table-cell>
          <table:table-cell office:value-type="float" office:value="0.035181" calcext:value-type="float">
            <text:p>0.035181</text:p>
          </table:table-cell>
          <table:table-cell table:formula="of:=[.B1049]-[.C1049]" office:value-type="float" office:value="2.545061" calcext:value-type="float">
            <text:p>2.545061</text:p>
          </table:table-cell>
        </table:table-row>
        <table:table-row table:style-name="ro1">
          <table:table-cell office:value-type="float" office:value="2.566815" calcext:value-type="float">
            <text:p>2.566815</text:p>
          </table:table-cell>
          <table:table-cell office:value-type="float" office:value="2.628613" calcext:value-type="float">
            <text:p>2.628613</text:p>
          </table:table-cell>
          <table:table-cell office:value-type="float" office:value="0.035209" calcext:value-type="float">
            <text:p>0.035209</text:p>
          </table:table-cell>
          <table:table-cell table:formula="of:=[.B1050]-[.C1050]" office:value-type="float" office:value="2.593404" calcext:value-type="float">
            <text:p>2.593404</text:p>
          </table:table-cell>
        </table:table-row>
        <table:table-row table:style-name="ro1">
          <table:table-cell office:value-type="float" office:value="2.615422" calcext:value-type="float">
            <text:p>2.615422</text:p>
          </table:table-cell>
          <table:table-cell office:value-type="float" office:value="2.67722" calcext:value-type="float">
            <text:p>2.67722</text:p>
          </table:table-cell>
          <table:table-cell office:value-type="float" office:value="0.035237" calcext:value-type="float">
            <text:p>0.035237</text:p>
          </table:table-cell>
          <table:table-cell table:formula="of:=[.B1051]-[.C1051]" office:value-type="float" office:value="2.641983" calcext:value-type="float">
            <text:p>2.641983</text:p>
          </table:table-cell>
        </table:table-row>
        <table:table-row table:style-name="ro1">
          <table:table-cell office:value-type="float" office:value="2.663561" calcext:value-type="float">
            <text:p>2.663561</text:p>
          </table:table-cell>
          <table:table-cell office:value-type="float" office:value="2.725359" calcext:value-type="float">
            <text:p>2.725359</text:p>
          </table:table-cell>
          <table:table-cell office:value-type="float" office:value="0.035265" calcext:value-type="float">
            <text:p>0.035265</text:p>
          </table:table-cell>
          <table:table-cell table:formula="of:=[.B1052]-[.C1052]" office:value-type="float" office:value="2.690094" calcext:value-type="float">
            <text:p>2.690094</text:p>
          </table:table-cell>
        </table:table-row>
        <table:table-row table:style-name="ro1">
          <table:table-cell office:value-type="float" office:value="2.711716" calcext:value-type="float">
            <text:p>2.711716</text:p>
          </table:table-cell>
          <table:table-cell office:value-type="float" office:value="2.773514" calcext:value-type="float">
            <text:p>2.773514</text:p>
          </table:table-cell>
          <table:table-cell office:value-type="float" office:value="0.035293" calcext:value-type="float">
            <text:p>0.035293</text:p>
          </table:table-cell>
          <table:table-cell table:formula="of:=[.B1053]-[.C1053]" office:value-type="float" office:value="2.738221" calcext:value-type="float">
            <text:p>2.738221</text:p>
          </table:table-cell>
        </table:table-row>
        <table:table-row table:style-name="ro1">
          <table:table-cell office:value-type="float" office:value="2.758842" calcext:value-type="float">
            <text:p>2.758842</text:p>
          </table:table-cell>
          <table:table-cell office:value-type="float" office:value="2.82064" calcext:value-type="float">
            <text:p>2.82064</text:p>
          </table:table-cell>
          <table:table-cell office:value-type="float" office:value="0.035321" calcext:value-type="float">
            <text:p>0.035321</text:p>
          </table:table-cell>
          <table:table-cell table:formula="of:=[.B1054]-[.C1054]" office:value-type="float" office:value="2.785319" calcext:value-type="float">
            <text:p>2.785319</text:p>
          </table:table-cell>
        </table:table-row>
        <table:table-row table:style-name="ro1">
          <table:table-cell office:value-type="float" office:value="2.805642" calcext:value-type="float">
            <text:p>2.805642</text:p>
          </table:table-cell>
          <table:table-cell office:value-type="float" office:value="2.86744" calcext:value-type="float">
            <text:p>2.86744</text:p>
          </table:table-cell>
          <table:table-cell office:value-type="float" office:value="0.035349" calcext:value-type="float">
            <text:p>0.035349</text:p>
          </table:table-cell>
          <table:table-cell table:formula="of:=[.B1055]-[.C1055]" office:value-type="float" office:value="2.832091" calcext:value-type="float">
            <text:p>2.832091</text:p>
          </table:table-cell>
        </table:table-row>
        <table:table-row table:style-name="ro1">
          <table:table-cell office:value-type="float" office:value="2.853931" calcext:value-type="float">
            <text:p>2.853931</text:p>
          </table:table-cell>
          <table:table-cell office:value-type="float" office:value="2.915729" calcext:value-type="float">
            <text:p>2.915729</text:p>
          </table:table-cell>
          <table:table-cell office:value-type="float" office:value="0.035377" calcext:value-type="float">
            <text:p>0.035377</text:p>
          </table:table-cell>
          <table:table-cell table:formula="of:=[.B1056]-[.C1056]" office:value-type="float" office:value="2.880352" calcext:value-type="float">
            <text:p>2.880352</text:p>
          </table:table-cell>
        </table:table-row>
        <table:table-row table:style-name="ro1">
          <table:table-cell office:value-type="float" office:value="2.903916" calcext:value-type="float">
            <text:p>2.903916</text:p>
          </table:table-cell>
          <table:table-cell office:value-type="float" office:value="2.965714" calcext:value-type="float">
            <text:p>2.965714</text:p>
          </table:table-cell>
          <table:table-cell office:value-type="float" office:value="0.035405" calcext:value-type="float">
            <text:p>0.035405</text:p>
          </table:table-cell>
          <table:table-cell table:formula="of:=[.B1057]-[.C1057]" office:value-type="float" office:value="2.930309" calcext:value-type="float">
            <text:p>2.930309</text:p>
          </table:table-cell>
        </table:table-row>
        <table:table-row table:style-name="ro1">
          <table:table-cell office:value-type="float" office:value="2.953362" calcext:value-type="float">
            <text:p>2.953362</text:p>
          </table:table-cell>
          <table:table-cell office:value-type="float" office:value="3.01516" calcext:value-type="float">
            <text:p>3.01516</text:p>
          </table:table-cell>
          <table:table-cell office:value-type="float" office:value="0.035433" calcext:value-type="float">
            <text:p>0.035433</text:p>
          </table:table-cell>
          <table:table-cell table:formula="of:=[.B1058]-[.C1058]" office:value-type="float" office:value="2.979727" calcext:value-type="float">
            <text:p>2.979727</text:p>
          </table:table-cell>
        </table:table-row>
        <table:table-row table:style-name="ro1">
          <table:table-cell office:value-type="float" office:value="3.002478" calcext:value-type="float">
            <text:p>3.002478</text:p>
          </table:table-cell>
          <table:table-cell office:value-type="float" office:value="3.064276" calcext:value-type="float">
            <text:p>3.064276</text:p>
          </table:table-cell>
          <table:table-cell office:value-type="float" office:value="0.035461" calcext:value-type="float">
            <text:p>0.035461</text:p>
          </table:table-cell>
          <table:table-cell table:formula="of:=[.B1059]-[.C1059]" office:value-type="float" office:value="3.028815" calcext:value-type="float">
            <text:p>3.028815</text:p>
          </table:table-cell>
        </table:table-row>
        <table:table-row table:style-name="ro1">
          <table:table-cell office:value-type="float" office:value="3.05233" calcext:value-type="float">
            <text:p>3.05233</text:p>
          </table:table-cell>
          <table:table-cell office:value-type="float" office:value="3.114128" calcext:value-type="float">
            <text:p>3.114128</text:p>
          </table:table-cell>
          <table:table-cell office:value-type="float" office:value="0.035489" calcext:value-type="float">
            <text:p>0.035489</text:p>
          </table:table-cell>
          <table:table-cell table:formula="of:=[.B1060]-[.C1060]" office:value-type="float" office:value="3.078639" calcext:value-type="float">
            <text:p>3.078639</text:p>
          </table:table-cell>
        </table:table-row>
        <table:table-row table:style-name="ro1">
          <table:table-cell office:value-type="float" office:value="3.099453" calcext:value-type="float">
            <text:p>3.099453</text:p>
          </table:table-cell>
          <table:table-cell office:value-type="float" office:value="-3.121934" calcext:value-type="float">
            <text:p>-3.121934</text:p>
          </table:table-cell>
          <table:table-cell office:value-type="float" office:value="0.035517" calcext:value-type="float">
            <text:p>0.035517</text:p>
          </table:table-cell>
          <table:table-cell table:formula="of:=[.B1061]-[.C1061]" office:value-type="float" office:value="-3.157451" calcext:value-type="float">
            <text:p>-3.157451</text:p>
          </table:table-cell>
        </table:table-row>
        <table:table-row table:style-name="ro1">
          <table:table-cell office:value-type="float" office:value="-3.135787" calcext:value-type="float">
            <text:p>-3.135787</text:p>
          </table:table-cell>
          <table:table-cell office:value-type="float" office:value="-3.073989" calcext:value-type="float">
            <text:p>-3.073989</text:p>
          </table:table-cell>
          <table:table-cell office:value-type="float" office:value="0.035545" calcext:value-type="float">
            <text:p>0.035545</text:p>
          </table:table-cell>
          <table:table-cell table:formula="of:=[.B1062]-[.C1062]" office:value-type="float" office:value="-3.109534" calcext:value-type="float">
            <text:p>-3.109534</text:p>
          </table:table-cell>
        </table:table-row>
        <table:table-row table:style-name="ro1">
          <table:table-cell office:value-type="float" office:value="-3.088595" calcext:value-type="float">
            <text:p>-3.088595</text:p>
          </table:table-cell>
          <table:table-cell office:value-type="float" office:value="-3.026797" calcext:value-type="float">
            <text:p>-3.026797</text:p>
          </table:table-cell>
          <table:table-cell office:value-type="float" office:value="0.035573" calcext:value-type="float">
            <text:p>0.035573</text:p>
          </table:table-cell>
          <table:table-cell table:formula="of:=[.B1063]-[.C1063]" office:value-type="float" office:value="-3.06237" calcext:value-type="float">
            <text:p>-3.06237</text:p>
          </table:table-cell>
        </table:table-row>
        <table:table-row table:style-name="ro1">
          <table:table-cell office:value-type="float" office:value="-3.041204" calcext:value-type="float">
            <text:p>-3.041204</text:p>
          </table:table-cell>
          <table:table-cell office:value-type="float" office:value="-2.979406" calcext:value-type="float">
            <text:p>-2.979406</text:p>
          </table:table-cell>
          <table:table-cell office:value-type="float" office:value="0.035601" calcext:value-type="float">
            <text:p>0.035601</text:p>
          </table:table-cell>
          <table:table-cell table:formula="of:=[.B1064]-[.C1064]" office:value-type="float" office:value="-3.015007" calcext:value-type="float">
            <text:p>-3.015007</text:p>
          </table:table-cell>
        </table:table-row>
        <table:table-row table:style-name="ro1">
          <table:table-cell office:value-type="float" office:value="-2.994619" calcext:value-type="float">
            <text:p>-2.994619</text:p>
          </table:table-cell>
          <table:table-cell office:value-type="float" office:value="-2.932821" calcext:value-type="float">
            <text:p>-2.932821</text:p>
          </table:table-cell>
          <table:table-cell office:value-type="float" office:value="0.035629" calcext:value-type="float">
            <text:p>0.035629</text:p>
          </table:table-cell>
          <table:table-cell table:formula="of:=[.B1065]-[.C1065]" office:value-type="float" office:value="-2.96845" calcext:value-type="float">
            <text:p>-2.96845</text:p>
          </table:table-cell>
        </table:table-row>
        <table:table-row table:style-name="ro1">
          <table:table-cell office:value-type="float" office:value="-2.945818" calcext:value-type="float">
            <text:p>-2.945818</text:p>
          </table:table-cell>
          <table:table-cell office:value-type="float" office:value="-2.88402" calcext:value-type="float">
            <text:p>-2.88402</text:p>
          </table:table-cell>
          <table:table-cell office:value-type="float" office:value="0.035657" calcext:value-type="float">
            <text:p>0.035657</text:p>
          </table:table-cell>
          <table:table-cell table:formula="of:=[.B1066]-[.C1066]" office:value-type="float" office:value="-2.919677" calcext:value-type="float">
            <text:p>-2.919677</text:p>
          </table:table-cell>
        </table:table-row>
        <table:table-row table:style-name="ro1">
          <table:table-cell office:value-type="float" office:value="-2.897957" calcext:value-type="float">
            <text:p>-2.897957</text:p>
          </table:table-cell>
          <table:table-cell office:value-type="float" office:value="-2.836159" calcext:value-type="float">
            <text:p>-2.836159</text:p>
          </table:table-cell>
          <table:table-cell office:value-type="float" office:value="0.035685" calcext:value-type="float">
            <text:p>0.035685</text:p>
          </table:table-cell>
          <table:table-cell table:formula="of:=[.B1067]-[.C1067]" office:value-type="float" office:value="-2.871844" calcext:value-type="float">
            <text:p>-2.871844</text:p>
          </table:table-cell>
        </table:table-row>
        <table:table-row table:style-name="ro1">
          <table:table-cell office:value-type="float" office:value="-2.850517" calcext:value-type="float">
            <text:p>-2.850517</text:p>
          </table:table-cell>
          <table:table-cell office:value-type="float" office:value="-2.788719" calcext:value-type="float">
            <text:p>-2.788719</text:p>
          </table:table-cell>
          <table:table-cell office:value-type="float" office:value="0.035713" calcext:value-type="float">
            <text:p>0.035713</text:p>
          </table:table-cell>
          <table:table-cell table:formula="of:=[.B1068]-[.C1068]" office:value-type="float" office:value="-2.824432" calcext:value-type="float">
            <text:p>-2.824432</text:p>
          </table:table-cell>
        </table:table-row>
        <table:table-row table:style-name="ro1">
          <table:table-cell office:value-type="float" office:value="-2.80402" calcext:value-type="float">
            <text:p>-2.80402</text:p>
          </table:table-cell>
          <table:table-cell office:value-type="float" office:value="-2.742223" calcext:value-type="float">
            <text:p>-2.742223</text:p>
          </table:table-cell>
          <table:table-cell office:value-type="float" office:value="0.035741" calcext:value-type="float">
            <text:p>0.035741</text:p>
          </table:table-cell>
          <table:table-cell table:formula="of:=[.B1069]-[.C1069]" office:value-type="float" office:value="-2.777964" calcext:value-type="float">
            <text:p>-2.777964</text:p>
          </table:table-cell>
        </table:table-row>
        <table:table-row table:style-name="ro1">
          <table:table-cell office:value-type="float" office:value="-2.758107" calcext:value-type="float">
            <text:p>-2.758107</text:p>
          </table:table-cell>
          <table:table-cell office:value-type="float" office:value="-2.696309" calcext:value-type="float">
            <text:p>-2.696309</text:p>
          </table:table-cell>
          <table:table-cell office:value-type="float" office:value="0.035769" calcext:value-type="float">
            <text:p>0.035769</text:p>
          </table:table-cell>
          <table:table-cell table:formula="of:=[.B1070]-[.C1070]" office:value-type="float" office:value="-2.732078" calcext:value-type="float">
            <text:p>-2.732078</text:p>
          </table:table-cell>
        </table:table-row>
        <table:table-row table:style-name="ro1">
          <table:table-cell office:value-type="float" office:value="-2.709881" calcext:value-type="float">
            <text:p>-2.709881</text:p>
          </table:table-cell>
          <table:table-cell office:value-type="float" office:value="-2.648083" calcext:value-type="float">
            <text:p>-2.648083</text:p>
          </table:table-cell>
          <table:table-cell office:value-type="float" office:value="0.035797" calcext:value-type="float">
            <text:p>0.035797</text:p>
          </table:table-cell>
          <table:table-cell table:formula="of:=[.B1071]-[.C1071]" office:value-type="float" office:value="-2.68388" calcext:value-type="float">
            <text:p>-2.68388</text:p>
          </table:table-cell>
        </table:table-row>
        <table:table-row table:style-name="ro1">
          <table:table-cell office:value-type="float" office:value="-2.661364" calcext:value-type="float">
            <text:p>-2.661364</text:p>
          </table:table-cell>
          <table:table-cell office:value-type="float" office:value="-2.599566" calcext:value-type="float">
            <text:p>-2.599566</text:p>
          </table:table-cell>
          <table:table-cell office:value-type="float" office:value="0.035825" calcext:value-type="float">
            <text:p>0.035825</text:p>
          </table:table-cell>
          <table:table-cell table:formula="of:=[.B1072]-[.C1072]" office:value-type="float" office:value="-2.635391" calcext:value-type="float">
            <text:p>-2.635391</text:p>
          </table:table-cell>
        </table:table-row>
        <table:table-row table:style-name="ro1">
          <table:table-cell office:value-type="float" office:value="-2.611984" calcext:value-type="float">
            <text:p>-2.611984</text:p>
          </table:table-cell>
          <table:table-cell office:value-type="float" office:value="-2.550186" calcext:value-type="float">
            <text:p>-2.550186</text:p>
          </table:table-cell>
          <table:table-cell office:value-type="float" office:value="0.035853" calcext:value-type="float">
            <text:p>0.035853</text:p>
          </table:table-cell>
          <table:table-cell table:formula="of:=[.B1073]-[.C1073]" office:value-type="float" office:value="-2.586039" calcext:value-type="float">
            <text:p>-2.586039</text:p>
          </table:table-cell>
        </table:table-row>
        <table:table-row table:style-name="ro1">
          <table:table-cell office:value-type="float" office:value="-2.562858" calcext:value-type="float">
            <text:p>-2.562858</text:p>
          </table:table-cell>
          <table:table-cell office:value-type="float" office:value="-2.50106" calcext:value-type="float">
            <text:p>-2.50106</text:p>
          </table:table-cell>
          <table:table-cell office:value-type="float" office:value="0.035881" calcext:value-type="float">
            <text:p>0.035881</text:p>
          </table:table-cell>
          <table:table-cell table:formula="of:=[.B1074]-[.C1074]" office:value-type="float" office:value="-2.536941" calcext:value-type="float">
            <text:p>-2.536941</text:p>
          </table:table-cell>
        </table:table-row>
        <table:table-row table:style-name="ro1">
          <table:table-cell office:value-type="float" office:value="-2.511717" calcext:value-type="float">
            <text:p>-2.511717</text:p>
          </table:table-cell>
          <table:table-cell office:value-type="float" office:value="-2.449919" calcext:value-type="float">
            <text:p>-2.449919</text:p>
          </table:table-cell>
          <table:table-cell office:value-type="float" office:value="0.035909" calcext:value-type="float">
            <text:p>0.035909</text:p>
          </table:table-cell>
          <table:table-cell table:formula="of:=[.B1075]-[.C1075]" office:value-type="float" office:value="-2.485828" calcext:value-type="float">
            <text:p>-2.485828</text:p>
          </table:table-cell>
        </table:table-row>
        <table:table-row table:style-name="ro1">
          <table:table-cell office:value-type="float" office:value="-2.462134" calcext:value-type="float">
            <text:p>-2.462134</text:p>
          </table:table-cell>
          <table:table-cell office:value-type="float" office:value="-2.400336" calcext:value-type="float">
            <text:p>-2.400336</text:p>
          </table:table-cell>
          <table:table-cell office:value-type="float" office:value="0.035937" calcext:value-type="float">
            <text:p>0.035937</text:p>
          </table:table-cell>
          <table:table-cell table:formula="of:=[.B1076]-[.C1076]" office:value-type="float" office:value="-2.436273" calcext:value-type="float">
            <text:p>-2.436273</text:p>
          </table:table-cell>
        </table:table-row>
        <table:table-row table:style-name="ro1">
          <table:table-cell office:value-type="float" office:value="-2.412183" calcext:value-type="float">
            <text:p>-2.412183</text:p>
          </table:table-cell>
          <table:table-cell office:value-type="float" office:value="-2.350385" calcext:value-type="float">
            <text:p>-2.350385</text:p>
          </table:table-cell>
          <table:table-cell office:value-type="float" office:value="0.035965" calcext:value-type="float">
            <text:p>0.035965</text:p>
          </table:table-cell>
          <table:table-cell table:formula="of:=[.B1077]-[.C1077]" office:value-type="float" office:value="-2.38635" calcext:value-type="float">
            <text:p>-2.38635</text:p>
          </table:table-cell>
        </table:table-row>
        <table:table-row table:style-name="ro1">
          <table:table-cell office:value-type="float" office:value="-2.362212" calcext:value-type="float">
            <text:p>-2.362212</text:p>
          </table:table-cell>
          <table:table-cell office:value-type="float" office:value="-2.300414" calcext:value-type="float">
            <text:p>-2.300414</text:p>
          </table:table-cell>
          <table:table-cell office:value-type="float" office:value="0.035993" calcext:value-type="float">
            <text:p>0.035993</text:p>
          </table:table-cell>
          <table:table-cell table:formula="of:=[.B1078]-[.C1078]" office:value-type="float" office:value="-2.336407" calcext:value-type="float">
            <text:p>-2.336407</text:p>
          </table:table-cell>
        </table:table-row>
        <table:table-row table:style-name="ro1">
          <table:table-cell office:value-type="float" office:value="-2.311307" calcext:value-type="float">
            <text:p>-2.311307</text:p>
          </table:table-cell>
          <table:table-cell office:value-type="float" office:value="-2.249509" calcext:value-type="float">
            <text:p>-2.249509</text:p>
          </table:table-cell>
          <table:table-cell office:value-type="float" office:value="0.036021" calcext:value-type="float">
            <text:p>0.036021</text:p>
          </table:table-cell>
          <table:table-cell table:formula="of:=[.B1079]-[.C1079]" office:value-type="float" office:value="-2.28553" calcext:value-type="float">
            <text:p>-2.28553</text:p>
          </table:table-cell>
        </table:table-row>
        <table:table-row table:style-name="ro1">
          <table:table-cell office:value-type="float" office:value="-2.259119" calcext:value-type="float">
            <text:p>-2.259119</text:p>
          </table:table-cell>
          <table:table-cell office:value-type="float" office:value="-2.197321" calcext:value-type="float">
            <text:p>-2.197321</text:p>
          </table:table-cell>
          <table:table-cell office:value-type="float" office:value="0.036049" calcext:value-type="float">
            <text:p>0.036049</text:p>
          </table:table-cell>
          <table:table-cell table:formula="of:=[.B1080]-[.C1080]" office:value-type="float" office:value="-2.23337" calcext:value-type="float">
            <text:p>-2.23337</text:p>
          </table:table-cell>
        </table:table-row>
        <table:table-row table:style-name="ro1">
          <table:table-cell office:value-type="float" office:value="-2.207472" calcext:value-type="float">
            <text:p>-2.207472</text:p>
          </table:table-cell>
          <table:table-cell office:value-type="float" office:value="-2.145674" calcext:value-type="float">
            <text:p>-2.145674</text:p>
          </table:table-cell>
          <table:table-cell office:value-type="float" office:value="0.036077" calcext:value-type="float">
            <text:p>0.036077</text:p>
          </table:table-cell>
          <table:table-cell table:formula="of:=[.B1081]-[.C1081]" office:value-type="float" office:value="-2.181751" calcext:value-type="float">
            <text:p>-2.181751</text:p>
          </table:table-cell>
        </table:table-row>
        <table:table-row table:style-name="ro1">
          <table:table-cell office:value-type="float" office:value="-2.154309" calcext:value-type="float">
            <text:p>-2.154309</text:p>
          </table:table-cell>
          <table:table-cell office:value-type="float" office:value="-2.092511" calcext:value-type="float">
            <text:p>-2.092511</text:p>
          </table:table-cell>
          <table:table-cell office:value-type="float" office:value="0.036105" calcext:value-type="float">
            <text:p>0.036105</text:p>
          </table:table-cell>
          <table:table-cell table:formula="of:=[.B1082]-[.C1082]" office:value-type="float" office:value="-2.128616" calcext:value-type="float">
            <text:p>-2.128616</text:p>
          </table:table-cell>
        </table:table-row>
        <table:table-row table:style-name="ro1">
          <table:table-cell office:value-type="float" office:value="-2.101892" calcext:value-type="float">
            <text:p>-2.101892</text:p>
          </table:table-cell>
          <table:table-cell office:value-type="float" office:value="-2.040094" calcext:value-type="float">
            <text:p>-2.040094</text:p>
          </table:table-cell>
          <table:table-cell office:value-type="float" office:value="0.036133" calcext:value-type="float">
            <text:p>0.036133</text:p>
          </table:table-cell>
          <table:table-cell table:formula="of:=[.B1083]-[.C1083]" office:value-type="float" office:value="-2.076227" calcext:value-type="float">
            <text:p>-2.076227</text:p>
          </table:table-cell>
        </table:table-row>
        <table:table-row table:style-name="ro1">
          <table:table-cell office:value-type="float" office:value="-2.048921" calcext:value-type="float">
            <text:p>-2.048921</text:p>
          </table:table-cell>
          <table:table-cell office:value-type="float" office:value="-1.987123" calcext:value-type="float">
            <text:p>-1.987123</text:p>
          </table:table-cell>
          <table:table-cell office:value-type="float" office:value="0.036161" calcext:value-type="float">
            <text:p>0.036161</text:p>
          </table:table-cell>
          <table:table-cell table:formula="of:=[.B1084]-[.C1084]" office:value-type="float" office:value="-2.023284" calcext:value-type="float">
            <text:p>-2.023284</text:p>
          </table:table-cell>
        </table:table-row>
        <table:table-row table:style-name="ro1">
          <table:table-cell office:value-type="float" office:value="-1.998137" calcext:value-type="float">
            <text:p>-1.998137</text:p>
          </table:table-cell>
          <table:table-cell office:value-type="float" office:value="-1.936339" calcext:value-type="float">
            <text:p>-1.936339</text:p>
          </table:table-cell>
          <table:table-cell office:value-type="float" office:value="0.036189" calcext:value-type="float">
            <text:p>0.036189</text:p>
          </table:table-cell>
          <table:table-cell table:formula="of:=[.B1085]-[.C1085]" office:value-type="float" office:value="-1.972528" calcext:value-type="float">
            <text:p>-1.972528</text:p>
          </table:table-cell>
        </table:table-row>
        <table:table-row table:style-name="ro1">
          <table:table-cell office:value-type="float" office:value="-1.949348" calcext:value-type="float">
            <text:p>-1.949348</text:p>
          </table:table-cell>
          <table:table-cell office:value-type="float" office:value="-1.88755" calcext:value-type="float">
            <text:p>-1.88755</text:p>
          </table:table-cell>
          <table:table-cell office:value-type="float" office:value="0.036217" calcext:value-type="float">
            <text:p>0.036217</text:p>
          </table:table-cell>
          <table:table-cell table:formula="of:=[.B1086]-[.C1086]" office:value-type="float" office:value="-1.923767" calcext:value-type="float">
            <text:p>-1.923767</text:p>
          </table:table-cell>
        </table:table-row>
        <table:table-row table:style-name="ro1">
          <table:table-cell office:value-type="float" office:value="-1.9008" calcext:value-type="float">
            <text:p>-1.9008</text:p>
          </table:table-cell>
          <table:table-cell office:value-type="float" office:value="-1.839002" calcext:value-type="float">
            <text:p>-1.839002</text:p>
          </table:table-cell>
          <table:table-cell office:value-type="float" office:value="0.036245" calcext:value-type="float">
            <text:p>0.036245</text:p>
          </table:table-cell>
          <table:table-cell table:formula="of:=[.B1087]-[.C1087]" office:value-type="float" office:value="-1.875247" calcext:value-type="float">
            <text:p>-1.875247</text:p>
          </table:table-cell>
        </table:table-row>
        <table:table-row table:style-name="ro1">
          <table:table-cell office:value-type="float" office:value="-1.852875" calcext:value-type="float">
            <text:p>-1.852875</text:p>
          </table:table-cell>
          <table:table-cell office:value-type="float" office:value="-1.791077" calcext:value-type="float">
            <text:p>-1.791077</text:p>
          </table:table-cell>
          <table:table-cell office:value-type="float" office:value="0.036273" calcext:value-type="float">
            <text:p>0.036273</text:p>
          </table:table-cell>
          <table:table-cell table:formula="of:=[.B1088]-[.C1088]" office:value-type="float" office:value="-1.82735" calcext:value-type="float">
            <text:p>-1.82735</text:p>
          </table:table-cell>
        </table:table-row>
        <table:table-row table:style-name="ro1">
          <table:table-cell office:value-type="float" office:value="-1.805167" calcext:value-type="float">
            <text:p>-1.805167</text:p>
          </table:table-cell>
          <table:table-cell office:value-type="float" office:value="-1.743369" calcext:value-type="float">
            <text:p>-1.743369</text:p>
          </table:table-cell>
          <table:table-cell office:value-type="float" office:value="0.036301" calcext:value-type="float">
            <text:p>0.036301</text:p>
          </table:table-cell>
          <table:table-cell table:formula="of:=[.B1089]-[.C1089]" office:value-type="float" office:value="-1.77967" calcext:value-type="float">
            <text:p>-1.77967</text:p>
          </table:table-cell>
        </table:table-row>
        <table:table-row table:style-name="ro1">
          <table:table-cell office:value-type="float" office:value="-1.757875" calcext:value-type="float">
            <text:p>-1.757875</text:p>
          </table:table-cell>
          <table:table-cell office:value-type="float" office:value="-1.696077" calcext:value-type="float">
            <text:p>-1.696077</text:p>
          </table:table-cell>
          <table:table-cell office:value-type="float" office:value="0.036329" calcext:value-type="float">
            <text:p>0.036329</text:p>
          </table:table-cell>
          <table:table-cell table:formula="of:=[.B1090]-[.C1090]" office:value-type="float" office:value="-1.732406" calcext:value-type="float">
            <text:p>-1.732406</text:p>
          </table:table-cell>
        </table:table-row>
        <table:table-row table:style-name="ro1">
          <table:table-cell office:value-type="float" office:value="-1.709759" calcext:value-type="float">
            <text:p>-1.709759</text:p>
          </table:table-cell>
          <table:table-cell office:value-type="float" office:value="-1.647961" calcext:value-type="float">
            <text:p>-1.647961</text:p>
          </table:table-cell>
          <table:table-cell office:value-type="float" office:value="0.036357" calcext:value-type="float">
            <text:p>0.036357</text:p>
          </table:table-cell>
          <table:table-cell table:formula="of:=[.B1091]-[.C1091]" office:value-type="float" office:value="-1.684318" calcext:value-type="float">
            <text:p>-1.684318</text:p>
          </table:table-cell>
        </table:table-row>
        <table:table-row table:style-name="ro1">
          <table:table-cell office:value-type="float" office:value="-1.660002" calcext:value-type="float">
            <text:p>-1.660002</text:p>
          </table:table-cell>
          <table:table-cell office:value-type="float" office:value="-1.598204" calcext:value-type="float">
            <text:p>-1.598204</text:p>
          </table:table-cell>
          <table:table-cell office:value-type="float" office:value="0.036385" calcext:value-type="float">
            <text:p>0.036385</text:p>
          </table:table-cell>
          <table:table-cell table:formula="of:=[.B1092]-[.C1092]" office:value-type="float" office:value="-1.634589" calcext:value-type="float">
            <text:p>-1.634589</text:p>
          </table:table-cell>
        </table:table-row>
        <table:table-row table:style-name="ro1">
          <table:table-cell office:value-type="float" office:value="-1.610997" calcext:value-type="float">
            <text:p>-1.610997</text:p>
          </table:table-cell>
          <table:table-cell office:value-type="float" office:value="-1.549199" calcext:value-type="float">
            <text:p>-1.549199</text:p>
          </table:table-cell>
          <table:table-cell office:value-type="float" office:value="0.036413" calcext:value-type="float">
            <text:p>0.036413</text:p>
          </table:table-cell>
          <table:table-cell table:formula="of:=[.B1093]-[.C1093]" office:value-type="float" office:value="-1.585612" calcext:value-type="float">
            <text:p>-1.585612</text:p>
          </table:table-cell>
        </table:table-row>
        <table:table-row table:style-name="ro1">
          <table:table-cell office:value-type="float" office:value="-1.56194" calcext:value-type="float">
            <text:p>-1.56194</text:p>
          </table:table-cell>
          <table:table-cell office:value-type="float" office:value="-1.500142" calcext:value-type="float">
            <text:p>-1.500142</text:p>
          </table:table-cell>
          <table:table-cell office:value-type="float" office:value="0.036441" calcext:value-type="float">
            <text:p>0.036441</text:p>
          </table:table-cell>
          <table:table-cell table:formula="of:=[.B1094]-[.C1094]" office:value-type="float" office:value="-1.536583" calcext:value-type="float">
            <text:p>-1.536583</text:p>
          </table:table-cell>
        </table:table-row>
        <table:table-row table:style-name="ro1">
          <table:table-cell office:value-type="float" office:value="-1.512349" calcext:value-type="float">
            <text:p>-1.512349</text:p>
          </table:table-cell>
          <table:table-cell office:value-type="float" office:value="-1.450551" calcext:value-type="float">
            <text:p>-1.450551</text:p>
          </table:table-cell>
          <table:table-cell office:value-type="float" office:value="0.036469" calcext:value-type="float">
            <text:p>0.036469</text:p>
          </table:table-cell>
          <table:table-cell table:formula="of:=[.B1095]-[.C1095]" office:value-type="float" office:value="-1.48702" calcext:value-type="float">
            <text:p>-1.48702</text:p>
          </table:table-cell>
        </table:table-row>
        <table:table-row table:style-name="ro1">
          <table:table-cell office:value-type="float" office:value="-1.463957" calcext:value-type="float">
            <text:p>-1.463957</text:p>
          </table:table-cell>
          <table:table-cell office:value-type="float" office:value="-1.402159" calcext:value-type="float">
            <text:p>-1.402159</text:p>
          </table:table-cell>
          <table:table-cell office:value-type="float" office:value="0.036497" calcext:value-type="float">
            <text:p>0.036497</text:p>
          </table:table-cell>
          <table:table-cell table:formula="of:=[.B1096]-[.C1096]" office:value-type="float" office:value="-1.438656" calcext:value-type="float">
            <text:p>-1.438656</text:p>
          </table:table-cell>
        </table:table-row>
        <table:table-row table:style-name="ro1">
          <table:table-cell office:value-type="float" office:value="-1.414503" calcext:value-type="float">
            <text:p>-1.414503</text:p>
          </table:table-cell>
          <table:table-cell office:value-type="float" office:value="-1.352705" calcext:value-type="float">
            <text:p>-1.352705</text:p>
          </table:table-cell>
          <table:table-cell office:value-type="float" office:value="0.036525" calcext:value-type="float">
            <text:p>0.036525</text:p>
          </table:table-cell>
          <table:table-cell table:formula="of:=[.B1097]-[.C1097]" office:value-type="float" office:value="-1.38923" calcext:value-type="float">
            <text:p>-1.38923</text:p>
          </table:table-cell>
        </table:table-row>
        <table:table-row table:style-name="ro1">
          <table:table-cell office:value-type="float" office:value="-1.366151" calcext:value-type="float">
            <text:p>-1.366151</text:p>
          </table:table-cell>
          <table:table-cell office:value-type="float" office:value="-1.304353" calcext:value-type="float">
            <text:p>-1.304353</text:p>
          </table:table-cell>
          <table:table-cell office:value-type="float" office:value="0.036553" calcext:value-type="float">
            <text:p>0.036553</text:p>
          </table:table-cell>
          <table:table-cell table:formula="of:=[.B1098]-[.C1098]" office:value-type="float" office:value="-1.340906" calcext:value-type="float">
            <text:p>-1.340906</text:p>
          </table:table-cell>
        </table:table-row>
        <table:table-row table:style-name="ro1">
          <table:table-cell office:value-type="float" office:value="-1.316848" calcext:value-type="float">
            <text:p>-1.316848</text:p>
          </table:table-cell>
          <table:table-cell office:value-type="float" office:value="-1.25505" calcext:value-type="float">
            <text:p>-1.25505</text:p>
          </table:table-cell>
          <table:table-cell office:value-type="float" office:value="0.036581" calcext:value-type="float">
            <text:p>0.036581</text:p>
          </table:table-cell>
          <table:table-cell table:formula="of:=[.B1099]-[.C1099]" office:value-type="float" office:value="-1.291631" calcext:value-type="float">
            <text:p>-1.291631</text:p>
          </table:table-cell>
        </table:table-row>
        <table:table-row table:style-name="ro1">
          <table:table-cell office:value-type="float" office:value="-1.267781" calcext:value-type="float">
            <text:p>-1.267781</text:p>
          </table:table-cell>
          <table:table-cell office:value-type="float" office:value="-1.205983" calcext:value-type="float">
            <text:p>-1.205983</text:p>
          </table:table-cell>
          <table:table-cell office:value-type="float" office:value="0.036609" calcext:value-type="float">
            <text:p>0.036609</text:p>
          </table:table-cell>
          <table:table-cell table:formula="of:=[.B1100]-[.C1100]" office:value-type="float" office:value="-1.242592" calcext:value-type="float">
            <text:p>-1.242592</text:p>
          </table:table-cell>
        </table:table-row>
        <table:table-row table:style-name="ro1">
          <table:table-cell office:value-type="float" office:value="-1.219186" calcext:value-type="float">
            <text:p>-1.219186</text:p>
          </table:table-cell>
          <table:table-cell office:value-type="float" office:value="-1.157388" calcext:value-type="float">
            <text:p>-1.157388</text:p>
          </table:table-cell>
          <table:table-cell office:value-type="float" office:value="0.036637" calcext:value-type="float">
            <text:p>0.036637</text:p>
          </table:table-cell>
          <table:table-cell table:formula="of:=[.B1101]-[.C1101]" office:value-type="float" office:value="-1.194025" calcext:value-type="float">
            <text:p>-1.194025</text:p>
          </table:table-cell>
        </table:table-row>
        <table:table-row table:style-name="ro1">
          <table:table-cell office:value-type="float" office:value="-1.170511" calcext:value-type="float">
            <text:p>-1.170511</text:p>
          </table:table-cell>
          <table:table-cell office:value-type="float" office:value="-1.108713" calcext:value-type="float">
            <text:p>-1.108713</text:p>
          </table:table-cell>
          <table:table-cell office:value-type="float" office:value="0.036665" calcext:value-type="float">
            <text:p>0.036665</text:p>
          </table:table-cell>
          <table:table-cell table:formula="of:=[.B1102]-[.C1102]" office:value-type="float" office:value="-1.145378" calcext:value-type="float">
            <text:p>-1.145378</text:p>
          </table:table-cell>
        </table:table-row>
        <table:table-row table:style-name="ro1">
          <table:table-cell office:value-type="float" office:value="-1.122804" calcext:value-type="float">
            <text:p>-1.122804</text:p>
          </table:table-cell>
          <table:table-cell office:value-type="float" office:value="-1.061006" calcext:value-type="float">
            <text:p>-1.061006</text:p>
          </table:table-cell>
          <table:table-cell office:value-type="float" office:value="0.036693" calcext:value-type="float">
            <text:p>0.036693</text:p>
          </table:table-cell>
          <table:table-cell table:formula="of:=[.B1103]-[.C1103]" office:value-type="float" office:value="-1.097699" calcext:value-type="float">
            <text:p>-1.097699</text:p>
          </table:table-cell>
        </table:table-row>
        <table:table-row table:style-name="ro1">
          <table:table-cell office:value-type="float" office:value="-1.074381" calcext:value-type="float">
            <text:p>-1.074381</text:p>
          </table:table-cell>
          <table:table-cell office:value-type="float" office:value="-1.012583" calcext:value-type="float">
            <text:p>-1.012583</text:p>
          </table:table-cell>
          <table:table-cell office:value-type="float" office:value="0.036721" calcext:value-type="float">
            <text:p>0.036721</text:p>
          </table:table-cell>
          <table:table-cell table:formula="of:=[.B1104]-[.C1104]" office:value-type="float" office:value="-1.049304" calcext:value-type="float">
            <text:p>-1.049304</text:p>
          </table:table-cell>
        </table:table-row>
        <table:table-row table:style-name="ro1">
          <table:table-cell office:value-type="float" office:value="-1.026511" calcext:value-type="float">
            <text:p>-1.026511</text:p>
          </table:table-cell>
          <table:table-cell office:value-type="float" office:value="-0.964713" calcext:value-type="float">
            <text:p>-0.964713</text:p>
          </table:table-cell>
          <table:table-cell office:value-type="float" office:value="0.036749" calcext:value-type="float">
            <text:p>0.036749</text:p>
          </table:table-cell>
          <table:table-cell table:formula="of:=[.B1105]-[.C1105]" office:value-type="float" office:value="-1.001462" calcext:value-type="float">
            <text:p>-1.001462</text:p>
          </table:table-cell>
        </table:table-row>
        <table:table-row table:style-name="ro1">
          <table:table-cell office:value-type="float" office:value="-0.978062" calcext:value-type="float">
            <text:p>-0.978062</text:p>
          </table:table-cell>
          <table:table-cell office:value-type="float" office:value="-0.916264" calcext:value-type="float">
            <text:p>-0.916264</text:p>
          </table:table-cell>
          <table:table-cell office:value-type="float" office:value="0.036777" calcext:value-type="float">
            <text:p>0.036777</text:p>
          </table:table-cell>
          <table:table-cell table:formula="of:=[.B1106]-[.C1106]" office:value-type="float" office:value="-0.953041" calcext:value-type="float">
            <text:p>-0.953041</text:p>
          </table:table-cell>
        </table:table-row>
        <table:table-row table:style-name="ro1">
          <table:table-cell office:value-type="float" office:value="-0.930719" calcext:value-type="float">
            <text:p>-0.930719</text:p>
          </table:table-cell>
          <table:table-cell office:value-type="float" office:value="-0.868921" calcext:value-type="float">
            <text:p>-0.868921</text:p>
          </table:table-cell>
          <table:table-cell office:value-type="float" office:value="0.036805" calcext:value-type="float">
            <text:p>0.036805</text:p>
          </table:table-cell>
          <table:table-cell table:formula="of:=[.B1107]-[.C1107]" office:value-type="float" office:value="-0.905726" calcext:value-type="float">
            <text:p>-0.905726</text:p>
          </table:table-cell>
        </table:table-row>
        <table:table-row table:style-name="ro1">
          <table:table-cell office:value-type="float" office:value="-0.883207" calcext:value-type="float">
            <text:p>-0.883207</text:p>
          </table:table-cell>
          <table:table-cell office:value-type="float" office:value="-0.821409" calcext:value-type="float">
            <text:p>-0.821409</text:p>
          </table:table-cell>
          <table:table-cell office:value-type="float" office:value="0.036833" calcext:value-type="float">
            <text:p>0.036833</text:p>
          </table:table-cell>
          <table:table-cell table:formula="of:=[.B1108]-[.C1108]" office:value-type="float" office:value="-0.858242" calcext:value-type="float">
            <text:p>-0.858242</text:p>
          </table:table-cell>
        </table:table-row>
        <table:table-row table:style-name="ro1">
          <table:table-cell office:value-type="float" office:value="-0.835849" calcext:value-type="float">
            <text:p>-0.835849</text:p>
          </table:table-cell>
          <table:table-cell office:value-type="float" office:value="-0.774051" calcext:value-type="float">
            <text:p>-0.774051</text:p>
          </table:table-cell>
          <table:table-cell office:value-type="float" office:value="0.036861" calcext:value-type="float">
            <text:p>0.036861</text:p>
          </table:table-cell>
          <table:table-cell table:formula="of:=[.B1109]-[.C1109]" office:value-type="float" office:value="-0.810912" calcext:value-type="float">
            <text:p>-0.810912</text:p>
          </table:table-cell>
        </table:table-row>
        <table:table-row table:style-name="ro1">
          <table:table-cell office:value-type="float" office:value="-0.788093" calcext:value-type="float">
            <text:p>-0.788093</text:p>
          </table:table-cell>
          <table:table-cell office:value-type="float" office:value="-0.726295" calcext:value-type="float">
            <text:p>-0.726295</text:p>
          </table:table-cell>
          <table:table-cell office:value-type="float" office:value="0.036889" calcext:value-type="float">
            <text:p>0.036889</text:p>
          </table:table-cell>
          <table:table-cell table:formula="of:=[.B1110]-[.C1110]" office:value-type="float" office:value="-0.763184" calcext:value-type="float">
            <text:p>-0.763184</text:p>
          </table:table-cell>
        </table:table-row>
        <table:table-row table:style-name="ro1">
          <table:table-cell office:value-type="float" office:value="-0.74048" calcext:value-type="float">
            <text:p>-0.74048</text:p>
          </table:table-cell>
          <table:table-cell office:value-type="float" office:value="-0.678682" calcext:value-type="float">
            <text:p>-0.678682</text:p>
          </table:table-cell>
          <table:table-cell office:value-type="float" office:value="0.036917" calcext:value-type="float">
            <text:p>0.036917</text:p>
          </table:table-cell>
          <table:table-cell table:formula="of:=[.B1111]-[.C1111]" office:value-type="float" office:value="-0.715599" calcext:value-type="float">
            <text:p>-0.715599</text:p>
          </table:table-cell>
        </table:table-row>
        <table:table-row table:style-name="ro1">
          <table:table-cell office:value-type="float" office:value="-0.693429" calcext:value-type="float">
            <text:p>-0.693429</text:p>
          </table:table-cell>
          <table:table-cell office:value-type="float" office:value="-0.631631" calcext:value-type="float">
            <text:p>-0.631631</text:p>
          </table:table-cell>
          <table:table-cell office:value-type="float" office:value="0.036945" calcext:value-type="float">
            <text:p>0.036945</text:p>
          </table:table-cell>
          <table:table-cell table:formula="of:=[.B1112]-[.C1112]" office:value-type="float" office:value="-0.668576" calcext:value-type="float">
            <text:p>-0.668576</text:p>
          </table:table-cell>
        </table:table-row>
        <table:table-row table:style-name="ro1">
          <table:table-cell office:value-type="float" office:value="-0.646019" calcext:value-type="float">
            <text:p>-0.646019</text:p>
          </table:table-cell>
          <table:table-cell office:value-type="float" office:value="-0.584221" calcext:value-type="float">
            <text:p>-0.584221</text:p>
          </table:table-cell>
          <table:table-cell office:value-type="float" office:value="0.036973" calcext:value-type="float">
            <text:p>0.036973</text:p>
          </table:table-cell>
          <table:table-cell table:formula="of:=[.B1113]-[.C1113]" office:value-type="float" office:value="-0.621194" calcext:value-type="float">
            <text:p>-0.621194</text:p>
          </table:table-cell>
        </table:table-row>
        <table:table-row table:style-name="ro1">
          <table:table-cell office:value-type="float" office:value="-0.596261" calcext:value-type="float">
            <text:p>-0.596261</text:p>
          </table:table-cell>
          <table:table-cell office:value-type="float" office:value="-0.534463" calcext:value-type="float">
            <text:p>-0.534463</text:p>
          </table:table-cell>
          <table:table-cell office:value-type="float" office:value="0.037001" calcext:value-type="float">
            <text:p>0.037001</text:p>
          </table:table-cell>
          <table:table-cell table:formula="of:=[.B1114]-[.C1114]" office:value-type="float" office:value="-0.571464" calcext:value-type="float">
            <text:p>-0.571464</text:p>
          </table:table-cell>
        </table:table-row>
        <table:table-row table:style-name="ro1">
          <table:table-cell office:value-type="float" office:value="-0.545766" calcext:value-type="float">
            <text:p>-0.545766</text:p>
          </table:table-cell>
          <table:table-cell office:value-type="float" office:value="-0.483968" calcext:value-type="float">
            <text:p>-0.483968</text:p>
          </table:table-cell>
          <table:table-cell office:value-type="float" office:value="0.037029" calcext:value-type="float">
            <text:p>0.037029</text:p>
          </table:table-cell>
          <table:table-cell table:formula="of:=[.B1115]-[.C1115]" office:value-type="float" office:value="-0.520997" calcext:value-type="float">
            <text:p>-0.520997</text:p>
          </table:table-cell>
        </table:table-row>
        <table:table-row table:style-name="ro1">
          <table:table-cell office:value-type="float" office:value="-0.496896" calcext:value-type="float">
            <text:p>-0.496896</text:p>
          </table:table-cell>
          <table:table-cell office:value-type="float" office:value="-0.435099" calcext:value-type="float">
            <text:p>-0.435099</text:p>
          </table:table-cell>
          <table:table-cell office:value-type="float" office:value="0.037057" calcext:value-type="float">
            <text:p>0.037057</text:p>
          </table:table-cell>
          <table:table-cell table:formula="of:=[.B1116]-[.C1116]" office:value-type="float" office:value="-0.472156" calcext:value-type="float">
            <text:p>-0.472156</text:p>
          </table:table-cell>
        </table:table-row>
        <table:table-row table:style-name="ro1">
          <table:table-cell office:value-type="float" office:value="-0.448349" calcext:value-type="float">
            <text:p>-0.448349</text:p>
          </table:table-cell>
          <table:table-cell office:value-type="float" office:value="-0.386551" calcext:value-type="float">
            <text:p>-0.386551</text:p>
          </table:table-cell>
          <table:table-cell office:value-type="float" office:value="0.037085" calcext:value-type="float">
            <text:p>0.037085</text:p>
          </table:table-cell>
          <table:table-cell table:formula="of:=[.B1117]-[.C1117]" office:value-type="float" office:value="-0.423636" calcext:value-type="float">
            <text:p>-0.423636</text:p>
          </table:table-cell>
        </table:table-row>
        <table:table-row table:style-name="ro1">
          <table:table-cell office:value-type="float" office:value="-0.40036" calcext:value-type="float">
            <text:p>-0.40036</text:p>
          </table:table-cell>
          <table:table-cell office:value-type="float" office:value="-0.338562" calcext:value-type="float">
            <text:p>-0.338562</text:p>
          </table:table-cell>
          <table:table-cell office:value-type="float" office:value="0.037113" calcext:value-type="float">
            <text:p>0.037113</text:p>
          </table:table-cell>
          <table:table-cell table:formula="of:=[.B1118]-[.C1118]" office:value-type="float" office:value="-0.375675" calcext:value-type="float">
            <text:p>-0.375675</text:p>
          </table:table-cell>
        </table:table-row>
        <table:table-row table:style-name="ro1">
          <table:table-cell office:value-type="float" office:value="-0.352241" calcext:value-type="float">
            <text:p>-0.352241</text:p>
          </table:table-cell>
          <table:table-cell office:value-type="float" office:value="-0.290443" calcext:value-type="float">
            <text:p>-0.290443</text:p>
          </table:table-cell>
          <table:table-cell office:value-type="float" office:value="0.037141" calcext:value-type="float">
            <text:p>0.037141</text:p>
          </table:table-cell>
          <table:table-cell table:formula="of:=[.B1119]-[.C1119]" office:value-type="float" office:value="-0.327584" calcext:value-type="float">
            <text:p>-0.327584</text:p>
          </table:table-cell>
        </table:table-row>
        <table:table-row table:style-name="ro1">
          <table:table-cell office:value-type="float" office:value="-0.302929" calcext:value-type="float">
            <text:p>-0.302929</text:p>
          </table:table-cell>
          <table:table-cell office:value-type="float" office:value="-0.241131" calcext:value-type="float">
            <text:p>-0.241131</text:p>
          </table:table-cell>
          <table:table-cell office:value-type="float" office:value="0.037169" calcext:value-type="float">
            <text:p>0.037169</text:p>
          </table:table-cell>
          <table:table-cell table:formula="of:=[.B1120]-[.C1120]" office:value-type="float" office:value="-0.2783" calcext:value-type="float">
            <text:p>-0.2783</text:p>
          </table:table-cell>
        </table:table-row>
        <table:table-row table:style-name="ro1">
          <table:table-cell office:value-type="float" office:value="-0.252375" calcext:value-type="float">
            <text:p>-0.252375</text:p>
          </table:table-cell>
          <table:table-cell office:value-type="float" office:value="-0.190577" calcext:value-type="float">
            <text:p>-0.190577</text:p>
          </table:table-cell>
          <table:table-cell office:value-type="float" office:value="0.037197" calcext:value-type="float">
            <text:p>0.037197</text:p>
          </table:table-cell>
          <table:table-cell table:formula="of:=[.B1121]-[.C1121]" office:value-type="float" office:value="-0.227774" calcext:value-type="float">
            <text:p>-0.227774</text:p>
          </table:table-cell>
        </table:table-row>
        <table:table-row table:style-name="ro1">
          <table:table-cell office:value-type="float" office:value="-0.200381" calcext:value-type="float">
            <text:p>-0.200381</text:p>
          </table:table-cell>
          <table:table-cell office:value-type="float" office:value="-0.138583" calcext:value-type="float">
            <text:p>-0.138583</text:p>
          </table:table-cell>
          <table:table-cell office:value-type="float" office:value="0.037225" calcext:value-type="float">
            <text:p>0.037225</text:p>
          </table:table-cell>
          <table:table-cell table:formula="of:=[.B1122]-[.C1122]" office:value-type="float" office:value="-0.175808" calcext:value-type="float">
            <text:p>-0.175808</text:p>
          </table:table-cell>
        </table:table-row>
        <table:table-row table:style-name="ro1">
          <table:table-cell office:value-type="float" office:value="-0.148871" calcext:value-type="float">
            <text:p>-0.148871</text:p>
          </table:table-cell>
          <table:table-cell office:value-type="float" office:value="-0.087073" calcext:value-type="float">
            <text:p>-0.087073</text:p>
          </table:table-cell>
          <table:table-cell office:value-type="float" office:value="0.037253" calcext:value-type="float">
            <text:p>0.037253</text:p>
          </table:table-cell>
          <table:table-cell table:formula="of:=[.B1123]-[.C1123]" office:value-type="float" office:value="-0.124326" calcext:value-type="float">
            <text:p>-0.124326</text:p>
          </table:table-cell>
        </table:table-row>
        <table:table-row table:style-name="ro1">
          <table:table-cell office:value-type="float" office:value="-0.097879" calcext:value-type="float">
            <text:p>-0.097879</text:p>
          </table:table-cell>
          <table:table-cell office:value-type="float" office:value="-0.036081" calcext:value-type="float">
            <text:p>-0.036081</text:p>
          </table:table-cell>
          <table:table-cell office:value-type="float" office:value="0.037281" calcext:value-type="float">
            <text:p>0.037281</text:p>
          </table:table-cell>
          <table:table-cell table:formula="of:=[.B1124]-[.C1124]" office:value-type="float" office:value="-0.073362" calcext:value-type="float">
            <text:p>-0.073362</text:p>
          </table:table-cell>
        </table:table-row>
        <table:table-row table:style-name="ro1">
          <table:table-cell office:value-type="float" office:value="-0.046947" calcext:value-type="float">
            <text:p>-0.046947</text:p>
          </table:table-cell>
          <table:table-cell office:value-type="float" office:value="0.014851" calcext:value-type="float">
            <text:p>0.014851</text:p>
          </table:table-cell>
          <table:table-cell office:value-type="float" office:value="0.037309" calcext:value-type="float">
            <text:p>0.037309</text:p>
          </table:table-cell>
          <table:table-cell table:formula="of:=[.B1125]-[.C1125]" office:value-type="float" office:value="-0.022458" calcext:value-type="float">
            <text:p>-0.022458</text:p>
          </table:table-cell>
        </table:table-row>
        <table:table-row table:style-name="ro1">
          <table:table-cell office:value-type="float" office:value="0.004046" calcext:value-type="float">
            <text:p>0.004046</text:p>
          </table:table-cell>
          <table:table-cell office:value-type="float" office:value="0.065844" calcext:value-type="float">
            <text:p>0.065844</text:p>
          </table:table-cell>
          <table:table-cell office:value-type="float" office:value="0.037337" calcext:value-type="float">
            <text:p>0.037337</text:p>
          </table:table-cell>
          <table:table-cell table:formula="of:=[.B1126]-[.C1126]" office:value-type="float" office:value="0.028507" calcext:value-type="float">
            <text:p>0.028507</text:p>
          </table:table-cell>
        </table:table-row>
        <table:table-row table:style-name="ro1">
          <table:table-cell office:value-type="float" office:value="0.054" calcext:value-type="float">
            <text:p>0.054</text:p>
          </table:table-cell>
          <table:table-cell office:value-type="float" office:value="0.115798" calcext:value-type="float">
            <text:p>0.115798</text:p>
          </table:table-cell>
          <table:table-cell office:value-type="float" office:value="0.037365" calcext:value-type="float">
            <text:p>0.037365</text:p>
          </table:table-cell>
          <table:table-cell table:formula="of:=[.B1127]-[.C1127]" office:value-type="float" office:value="0.078433" calcext:value-type="float">
            <text:p>0.078433</text:p>
          </table:table-cell>
        </table:table-row>
        <table:table-row table:style-name="ro1">
          <table:table-cell office:value-type="float" office:value="0.10437" calcext:value-type="float">
            <text:p>0.10437</text:p>
          </table:table-cell>
          <table:table-cell office:value-type="float" office:value="0.166168" calcext:value-type="float">
            <text:p>0.166168</text:p>
          </table:table-cell>
          <table:table-cell office:value-type="float" office:value="0.037393" calcext:value-type="float">
            <text:p>0.037393</text:p>
          </table:table-cell>
          <table:table-cell table:formula="of:=[.B1128]-[.C1128]" office:value-type="float" office:value="0.128775" calcext:value-type="float">
            <text:p>0.128775</text:p>
          </table:table-cell>
        </table:table-row>
        <table:table-row table:style-name="ro1">
          <table:table-cell office:value-type="float" office:value="0.154249" calcext:value-type="float">
            <text:p>0.154249</text:p>
          </table:table-cell>
          <table:table-cell office:value-type="float" office:value="0.216047" calcext:value-type="float">
            <text:p>0.216047</text:p>
          </table:table-cell>
          <table:table-cell office:value-type="float" office:value="0.037421" calcext:value-type="float">
            <text:p>0.037421</text:p>
          </table:table-cell>
          <table:table-cell table:formula="of:=[.B1129]-[.C1129]" office:value-type="float" office:value="0.178626" calcext:value-type="float">
            <text:p>0.178626</text:p>
          </table:table-cell>
        </table:table-row>
        <table:table-row table:style-name="ro1">
          <table:table-cell office:value-type="float" office:value="0.20417" calcext:value-type="float">
            <text:p>0.20417</text:p>
          </table:table-cell>
          <table:table-cell office:value-type="float" office:value="0.265968" calcext:value-type="float">
            <text:p>0.265968</text:p>
          </table:table-cell>
          <table:table-cell office:value-type="float" office:value="0.037449" calcext:value-type="float">
            <text:p>0.037449</text:p>
          </table:table-cell>
          <table:table-cell table:formula="of:=[.B1130]-[.C1130]" office:value-type="float" office:value="0.228519" calcext:value-type="float">
            <text:p>0.228519</text:p>
          </table:table-cell>
        </table:table-row>
        <table:table-row table:style-name="ro1">
          <table:table-cell office:value-type="float" office:value="0.254262" calcext:value-type="float">
            <text:p>0.254262</text:p>
          </table:table-cell>
          <table:table-cell office:value-type="float" office:value="0.31606" calcext:value-type="float">
            <text:p>0.31606</text:p>
          </table:table-cell>
          <table:table-cell office:value-type="float" office:value="0.037477" calcext:value-type="float">
            <text:p>0.037477</text:p>
          </table:table-cell>
          <table:table-cell table:formula="of:=[.B1131]-[.C1131]" office:value-type="float" office:value="0.278583" calcext:value-type="float">
            <text:p>0.278583</text:p>
          </table:table-cell>
        </table:table-row>
        <table:table-row table:style-name="ro1">
          <table:table-cell office:value-type="float" office:value="0.303755" calcext:value-type="float">
            <text:p>0.303755</text:p>
          </table:table-cell>
          <table:table-cell office:value-type="float" office:value="0.365553" calcext:value-type="float">
            <text:p>0.365553</text:p>
          </table:table-cell>
          <table:table-cell office:value-type="float" office:value="0.037505" calcext:value-type="float">
            <text:p>0.037505</text:p>
          </table:table-cell>
          <table:table-cell table:formula="of:=[.B1132]-[.C1132]" office:value-type="float" office:value="0.328048" calcext:value-type="float">
            <text:p>0.328048</text:p>
          </table:table-cell>
        </table:table-row>
        <table:table-row table:style-name="ro1">
          <table:table-cell office:value-type="float" office:value="0.354349" calcext:value-type="float">
            <text:p>0.354349</text:p>
          </table:table-cell>
          <table:table-cell office:value-type="float" office:value="0.416147" calcext:value-type="float">
            <text:p>0.416147</text:p>
          </table:table-cell>
          <table:table-cell office:value-type="float" office:value="0.037533" calcext:value-type="float">
            <text:p>0.037533</text:p>
          </table:table-cell>
          <table:table-cell table:formula="of:=[.B1133]-[.C1133]" office:value-type="float" office:value="0.378614" calcext:value-type="float">
            <text:p>0.378614</text:p>
          </table:table-cell>
        </table:table-row>
        <table:table-row table:style-name="ro1">
          <table:table-cell office:value-type="float" office:value="0.404112" calcext:value-type="float">
            <text:p>0.404112</text:p>
          </table:table-cell>
          <table:table-cell office:value-type="float" office:value="0.46591" calcext:value-type="float">
            <text:p>0.46591</text:p>
          </table:table-cell>
          <table:table-cell office:value-type="float" office:value="0.037561" calcext:value-type="float">
            <text:p>0.037561</text:p>
          </table:table-cell>
          <table:table-cell table:formula="of:=[.B1134]-[.C1134]" office:value-type="float" office:value="0.428349" calcext:value-type="float">
            <text:p>0.428349</text:p>
          </table:table-cell>
        </table:table-row>
        <table:table-row table:style-name="ro1">
          <table:table-cell office:value-type="float" office:value="0.45468" calcext:value-type="float">
            <text:p>0.45468</text:p>
          </table:table-cell>
          <table:table-cell office:value-type="float" office:value="0.516478" calcext:value-type="float">
            <text:p>0.516478</text:p>
          </table:table-cell>
          <table:table-cell office:value-type="float" office:value="0.037589" calcext:value-type="float">
            <text:p>0.037589</text:p>
          </table:table-cell>
          <table:table-cell table:formula="of:=[.B1135]-[.C1135]" office:value-type="float" office:value="0.478889" calcext:value-type="float">
            <text:p>0.478889</text:p>
          </table:table-cell>
        </table:table-row>
        <table:table-row table:style-name="ro1">
          <table:table-cell office:value-type="float" office:value="0.504114" calcext:value-type="float">
            <text:p>0.504114</text:p>
          </table:table-cell>
          <table:table-cell office:value-type="float" office:value="0.565912" calcext:value-type="float">
            <text:p>0.565912</text:p>
          </table:table-cell>
          <table:table-cell office:value-type="float" office:value="0.037617" calcext:value-type="float">
            <text:p>0.037617</text:p>
          </table:table-cell>
          <table:table-cell table:formula="of:=[.B1136]-[.C1136]" office:value-type="float" office:value="0.528295" calcext:value-type="float">
            <text:p>0.528295</text:p>
          </table:table-cell>
        </table:table-row>
        <table:table-row table:style-name="ro1">
          <table:table-cell office:value-type="float" office:value="0.553506" calcext:value-type="float">
            <text:p>0.553506</text:p>
          </table:table-cell>
          <table:table-cell office:value-type="float" office:value="0.615304" calcext:value-type="float">
            <text:p>0.615304</text:p>
          </table:table-cell>
          <table:table-cell office:value-type="float" office:value="0.037645" calcext:value-type="float">
            <text:p>0.037645</text:p>
          </table:table-cell>
          <table:table-cell table:formula="of:=[.B1137]-[.C1137]" office:value-type="float" office:value="0.577659" calcext:value-type="float">
            <text:p>0.577659</text:p>
          </table:table-cell>
        </table:table-row>
        <table:table-row table:style-name="ro1">
          <table:table-cell office:value-type="float" office:value="0.602446" calcext:value-type="float">
            <text:p>0.602446</text:p>
          </table:table-cell>
          <table:table-cell office:value-type="float" office:value="0.664244" calcext:value-type="float">
            <text:p>0.664244</text:p>
          </table:table-cell>
          <table:table-cell office:value-type="float" office:value="0.037673" calcext:value-type="float">
            <text:p>0.037673</text:p>
          </table:table-cell>
          <table:table-cell table:formula="of:=[.B1138]-[.C1138]" office:value-type="float" office:value="0.626571" calcext:value-type="float">
            <text:p>0.626571</text:p>
          </table:table-cell>
        </table:table-row>
        <table:table-row table:style-name="ro1">
          <table:table-cell office:value-type="float" office:value="0.651361" calcext:value-type="float">
            <text:p>0.651361</text:p>
          </table:table-cell>
          <table:table-cell office:value-type="float" office:value="0.713159" calcext:value-type="float">
            <text:p>0.713159</text:p>
          </table:table-cell>
          <table:table-cell office:value-type="float" office:value="0.037701" calcext:value-type="float">
            <text:p>0.037701</text:p>
          </table:table-cell>
          <table:table-cell table:formula="of:=[.B1139]-[.C1139]" office:value-type="float" office:value="0.675458" calcext:value-type="float">
            <text:p>0.675458</text:p>
          </table:table-cell>
        </table:table-row>
        <table:table-row table:style-name="ro1">
          <table:table-cell office:value-type="float" office:value="0.699845" calcext:value-type="float">
            <text:p>0.699845</text:p>
          </table:table-cell>
          <table:table-cell office:value-type="float" office:value="0.761643" calcext:value-type="float">
            <text:p>0.761643</text:p>
          </table:table-cell>
          <table:table-cell office:value-type="float" office:value="0.037729" calcext:value-type="float">
            <text:p>0.037729</text:p>
          </table:table-cell>
          <table:table-cell table:formula="of:=[.B1140]-[.C1140]" office:value-type="float" office:value="0.723914" calcext:value-type="float">
            <text:p>0.723914</text:p>
          </table:table-cell>
        </table:table-row>
        <table:table-row table:style-name="ro1">
          <table:table-cell office:value-type="float" office:value="0.748017" calcext:value-type="float">
            <text:p>0.748017</text:p>
          </table:table-cell>
          <table:table-cell office:value-type="float" office:value="0.809815" calcext:value-type="float">
            <text:p>0.809815</text:p>
          </table:table-cell>
          <table:table-cell office:value-type="float" office:value="0.037757" calcext:value-type="float">
            <text:p>0.037757</text:p>
          </table:table-cell>
          <table:table-cell table:formula="of:=[.B1141]-[.C1141]" office:value-type="float" office:value="0.772058" calcext:value-type="float">
            <text:p>0.772058</text:p>
          </table:table-cell>
        </table:table-row>
        <table:table-row table:style-name="ro1">
          <table:table-cell office:value-type="float" office:value="0.79567" calcext:value-type="float">
            <text:p>0.79567</text:p>
          </table:table-cell>
          <table:table-cell office:value-type="float" office:value="0.857468" calcext:value-type="float">
            <text:p>0.857468</text:p>
          </table:table-cell>
          <table:table-cell office:value-type="float" office:value="0.037785" calcext:value-type="float">
            <text:p>0.037785</text:p>
          </table:table-cell>
          <table:table-cell table:formula="of:=[.B1142]-[.C1142]" office:value-type="float" office:value="0.819683" calcext:value-type="float">
            <text:p>0.819683</text:p>
          </table:table-cell>
        </table:table-row>
        <table:table-row table:style-name="ro1">
          <table:table-cell office:value-type="float" office:value="0.844114" calcext:value-type="float">
            <text:p>0.844114</text:p>
          </table:table-cell>
          <table:table-cell office:value-type="float" office:value="0.905912" calcext:value-type="float">
            <text:p>0.905912</text:p>
          </table:table-cell>
          <table:table-cell office:value-type="float" office:value="0.037813" calcext:value-type="float">
            <text:p>0.037813</text:p>
          </table:table-cell>
          <table:table-cell table:formula="of:=[.B1143]-[.C1143]" office:value-type="float" office:value="0.868099" calcext:value-type="float">
            <text:p>0.868099</text:p>
          </table:table-cell>
        </table:table-row>
        <table:table-row table:style-name="ro1">
          <table:table-cell office:value-type="float" office:value="0.893705" calcext:value-type="float">
            <text:p>0.893705</text:p>
          </table:table-cell>
          <table:table-cell office:value-type="float" office:value="0.955503" calcext:value-type="float">
            <text:p>0.955503</text:p>
          </table:table-cell>
          <table:table-cell office:value-type="float" office:value="0.037841" calcext:value-type="float">
            <text:p>0.037841</text:p>
          </table:table-cell>
          <table:table-cell table:formula="of:=[.B1144]-[.C1144]" office:value-type="float" office:value="0.917662" calcext:value-type="float">
            <text:p>0.917662</text:p>
          </table:table-cell>
        </table:table-row>
        <table:table-row table:style-name="ro1">
          <table:table-cell office:value-type="float" office:value="0.943749" calcext:value-type="float">
            <text:p>0.943749</text:p>
          </table:table-cell>
          <table:table-cell office:value-type="float" office:value="1.005547" calcext:value-type="float">
            <text:p>1.005547</text:p>
          </table:table-cell>
          <table:table-cell office:value-type="float" office:value="0.037869" calcext:value-type="float">
            <text:p>0.037869</text:p>
          </table:table-cell>
          <table:table-cell table:formula="of:=[.B1145]-[.C1145]" office:value-type="float" office:value="0.967678" calcext:value-type="float">
            <text:p>0.967678</text:p>
          </table:table-cell>
        </table:table-row>
        <table:table-row table:style-name="ro1">
          <table:table-cell office:value-type="float" office:value="0.992757" calcext:value-type="float">
            <text:p>0.992757</text:p>
          </table:table-cell>
          <table:table-cell office:value-type="float" office:value="1.054555" calcext:value-type="float">
            <text:p>1.054555</text:p>
          </table:table-cell>
          <table:table-cell office:value-type="float" office:value="0.037897" calcext:value-type="float">
            <text:p>0.037897</text:p>
          </table:table-cell>
          <table:table-cell table:formula="of:=[.B1146]-[.C1146]" office:value-type="float" office:value="1.016658" calcext:value-type="float">
            <text:p>1.016658</text:p>
          </table:table-cell>
        </table:table-row>
        <table:table-row table:style-name="ro1">
          <table:table-cell office:value-type="float" office:value="1.041642" calcext:value-type="float">
            <text:p>1.041642</text:p>
          </table:table-cell>
          <table:table-cell office:value-type="float" office:value="1.10344" calcext:value-type="float">
            <text:p>1.10344</text:p>
          </table:table-cell>
          <table:table-cell office:value-type="float" office:value="0.037925" calcext:value-type="float">
            <text:p>0.037925</text:p>
          </table:table-cell>
          <table:table-cell table:formula="of:=[.B1147]-[.C1147]" office:value-type="float" office:value="1.065515" calcext:value-type="float">
            <text:p>1.065515</text:p>
          </table:table-cell>
        </table:table-row>
        <table:table-row table:style-name="ro1">
          <table:table-cell office:value-type="float" office:value="1.09075" calcext:value-type="float">
            <text:p>1.09075</text:p>
          </table:table-cell>
          <table:table-cell office:value-type="float" office:value="1.152548" calcext:value-type="float">
            <text:p>1.152548</text:p>
          </table:table-cell>
          <table:table-cell office:value-type="float" office:value="0.037953" calcext:value-type="float">
            <text:p>0.037953</text:p>
          </table:table-cell>
          <table:table-cell table:formula="of:=[.B1148]-[.C1148]" office:value-type="float" office:value="1.114595" calcext:value-type="float">
            <text:p>1.114595</text:p>
          </table:table-cell>
        </table:table-row>
        <table:table-row table:style-name="ro1">
          <table:table-cell office:value-type="float" office:value="1.140268" calcext:value-type="float">
            <text:p>1.140268</text:p>
          </table:table-cell>
          <table:table-cell office:value-type="float" office:value="1.202066" calcext:value-type="float">
            <text:p>1.202066</text:p>
          </table:table-cell>
          <table:table-cell office:value-type="float" office:value="0.037981" calcext:value-type="float">
            <text:p>0.037981</text:p>
          </table:table-cell>
          <table:table-cell table:formula="of:=[.B1149]-[.C1149]" office:value-type="float" office:value="1.164085" calcext:value-type="float">
            <text:p>1.164085</text:p>
          </table:table-cell>
        </table:table-row>
        <table:table-row table:style-name="ro1">
          <table:table-cell office:value-type="float" office:value="1.188987" calcext:value-type="float">
            <text:p>1.188987</text:p>
          </table:table-cell>
          <table:table-cell office:value-type="float" office:value="1.250785" calcext:value-type="float">
            <text:p>1.250785</text:p>
          </table:table-cell>
          <table:table-cell office:value-type="float" office:value="0.038009" calcext:value-type="float">
            <text:p>0.038009</text:p>
          </table:table-cell>
          <table:table-cell table:formula="of:=[.B1150]-[.C1150]" office:value-type="float" office:value="1.212776" calcext:value-type="float">
            <text:p>1.212776</text:p>
          </table:table-cell>
        </table:table-row>
        <table:table-row table:style-name="ro1">
          <table:table-cell office:value-type="float" office:value="1.238293" calcext:value-type="float">
            <text:p>1.238293</text:p>
          </table:table-cell>
          <table:table-cell office:value-type="float" office:value="1.300091" calcext:value-type="float">
            <text:p>1.300091</text:p>
          </table:table-cell>
          <table:table-cell office:value-type="float" office:value="0.038037" calcext:value-type="float">
            <text:p>0.038037</text:p>
          </table:table-cell>
          <table:table-cell table:formula="of:=[.B1151]-[.C1151]" office:value-type="float" office:value="1.262054" calcext:value-type="float">
            <text:p>1.262054</text:p>
          </table:table-cell>
        </table:table-row>
        <table:table-row table:style-name="ro1">
          <table:table-cell office:value-type="float" office:value="1.286352" calcext:value-type="float">
            <text:p>1.286352</text:p>
          </table:table-cell>
          <table:table-cell office:value-type="float" office:value="1.34815" calcext:value-type="float">
            <text:p>1.34815</text:p>
          </table:table-cell>
          <table:table-cell office:value-type="float" office:value="0.038065" calcext:value-type="float">
            <text:p>0.038065</text:p>
          </table:table-cell>
          <table:table-cell table:formula="of:=[.B1152]-[.C1152]" office:value-type="float" office:value="1.310085" calcext:value-type="float">
            <text:p>1.310085</text:p>
          </table:table-cell>
        </table:table-row>
        <table:table-row table:style-name="ro1">
          <table:table-cell office:value-type="float" office:value="1.335099" calcext:value-type="float">
            <text:p>1.335099</text:p>
          </table:table-cell>
          <table:table-cell office:value-type="float" office:value="1.396897" calcext:value-type="float">
            <text:p>1.396897</text:p>
          </table:table-cell>
          <table:table-cell office:value-type="float" office:value="0.038093" calcext:value-type="float">
            <text:p>0.038093</text:p>
          </table:table-cell>
          <table:table-cell table:formula="of:=[.B1153]-[.C1153]" office:value-type="float" office:value="1.358804" calcext:value-type="float">
            <text:p>1.358804</text:p>
          </table:table-cell>
        </table:table-row>
        <table:table-row table:style-name="ro1">
          <table:table-cell office:value-type="float" office:value="1.382767" calcext:value-type="float">
            <text:p>1.382767</text:p>
          </table:table-cell>
          <table:table-cell office:value-type="float" office:value="1.444565" calcext:value-type="float">
            <text:p>1.444565</text:p>
          </table:table-cell>
          <table:table-cell office:value-type="float" office:value="0.038121" calcext:value-type="float">
            <text:p>0.038121</text:p>
          </table:table-cell>
          <table:table-cell table:formula="of:=[.B1154]-[.C1154]" office:value-type="float" office:value="1.406444" calcext:value-type="float">
            <text:p>1.406444</text:p>
          </table:table-cell>
        </table:table-row>
        <table:table-row table:style-name="ro1">
          <table:table-cell office:value-type="float" office:value="1.430116" calcext:value-type="float">
            <text:p>1.430116</text:p>
          </table:table-cell>
          <table:table-cell office:value-type="float" office:value="1.491914" calcext:value-type="float">
            <text:p>1.491914</text:p>
          </table:table-cell>
          <table:table-cell office:value-type="float" office:value="0.038149" calcext:value-type="float">
            <text:p>0.038149</text:p>
          </table:table-cell>
          <table:table-cell table:formula="of:=[.B1155]-[.C1155]" office:value-type="float" office:value="1.453765" calcext:value-type="float">
            <text:p>1.453765</text:p>
          </table:table-cell>
        </table:table-row>
        <table:table-row table:style-name="ro1">
          <table:table-cell office:value-type="float" office:value="1.476966" calcext:value-type="float">
            <text:p>1.476966</text:p>
          </table:table-cell>
          <table:table-cell office:value-type="float" office:value="1.538764" calcext:value-type="float">
            <text:p>1.538764</text:p>
          </table:table-cell>
          <table:table-cell office:value-type="float" office:value="0.038177" calcext:value-type="float">
            <text:p>0.038177</text:p>
          </table:table-cell>
          <table:table-cell table:formula="of:=[.B1156]-[.C1156]" office:value-type="float" office:value="1.500587" calcext:value-type="float">
            <text:p>1.500587</text:p>
          </table:table-cell>
        </table:table-row>
        <table:table-row table:style-name="ro1">
          <table:table-cell office:value-type="float" office:value="1.52453" calcext:value-type="float">
            <text:p>1.52453</text:p>
          </table:table-cell>
          <table:table-cell office:value-type="float" office:value="1.586328" calcext:value-type="float">
            <text:p>1.586328</text:p>
          </table:table-cell>
          <table:table-cell office:value-type="float" office:value="0.038205" calcext:value-type="float">
            <text:p>0.038205</text:p>
          </table:table-cell>
          <table:table-cell table:formula="of:=[.B1157]-[.C1157]" office:value-type="float" office:value="1.548123" calcext:value-type="float">
            <text:p>1.548123</text:p>
          </table:table-cell>
        </table:table-row>
        <table:table-row table:style-name="ro1">
          <table:table-cell office:value-type="float" office:value="1.572337" calcext:value-type="float">
            <text:p>1.572337</text:p>
          </table:table-cell>
          <table:table-cell office:value-type="float" office:value="1.634135" calcext:value-type="float">
            <text:p>1.634135</text:p>
          </table:table-cell>
          <table:table-cell office:value-type="float" office:value="0.038233" calcext:value-type="float">
            <text:p>0.038233</text:p>
          </table:table-cell>
          <table:table-cell table:formula="of:=[.B1158]-[.C1158]" office:value-type="float" office:value="1.595902" calcext:value-type="float">
            <text:p>1.595902</text:p>
          </table:table-cell>
        </table:table-row>
        <table:table-row table:style-name="ro1">
          <table:table-cell office:value-type="float" office:value="1.619409" calcext:value-type="float">
            <text:p>1.619409</text:p>
          </table:table-cell>
          <table:table-cell office:value-type="float" office:value="1.681207" calcext:value-type="float">
            <text:p>1.681207</text:p>
          </table:table-cell>
          <table:table-cell office:value-type="float" office:value="0.038261" calcext:value-type="float">
            <text:p>0.038261</text:p>
          </table:table-cell>
          <table:table-cell table:formula="of:=[.B1159]-[.C1159]" office:value-type="float" office:value="1.642946" calcext:value-type="float">
            <text:p>1.642946</text:p>
          </table:table-cell>
        </table:table-row>
        <table:table-row table:style-name="ro1">
          <table:table-cell office:value-type="float" office:value="1.666674" calcext:value-type="float">
            <text:p>1.666674</text:p>
          </table:table-cell>
          <table:table-cell office:value-type="float" office:value="1.728472" calcext:value-type="float">
            <text:p>1.728472</text:p>
          </table:table-cell>
          <table:table-cell office:value-type="float" office:value="0.038289" calcext:value-type="float">
            <text:p>0.038289</text:p>
          </table:table-cell>
          <table:table-cell table:formula="of:=[.B1160]-[.C1160]" office:value-type="float" office:value="1.690183" calcext:value-type="float">
            <text:p>1.690183</text:p>
          </table:table-cell>
        </table:table-row>
        <table:table-row table:style-name="ro1">
          <table:table-cell office:value-type="float" office:value="1.713125" calcext:value-type="float">
            <text:p>1.713125</text:p>
          </table:table-cell>
          <table:table-cell office:value-type="float" office:value="1.774923" calcext:value-type="float">
            <text:p>1.774923</text:p>
          </table:table-cell>
          <table:table-cell office:value-type="float" office:value="0.038317" calcext:value-type="float">
            <text:p>0.038317</text:p>
          </table:table-cell>
          <table:table-cell table:formula="of:=[.B1161]-[.C1161]" office:value-type="float" office:value="1.736606" calcext:value-type="float">
            <text:p>1.736606</text:p>
          </table:table-cell>
        </table:table-row>
        <table:table-row table:style-name="ro1">
          <table:table-cell office:value-type="float" office:value="1.761494" calcext:value-type="float">
            <text:p>1.761494</text:p>
          </table:table-cell>
          <table:table-cell office:value-type="float" office:value="1.823292" calcext:value-type="float">
            <text:p>1.823292</text:p>
          </table:table-cell>
          <table:table-cell office:value-type="float" office:value="0.038345" calcext:value-type="float">
            <text:p>0.038345</text:p>
          </table:table-cell>
          <table:table-cell table:formula="of:=[.B1162]-[.C1162]" office:value-type="float" office:value="1.784947" calcext:value-type="float">
            <text:p>1.784947</text:p>
          </table:table-cell>
        </table:table-row>
        <table:table-row table:style-name="ro1">
          <table:table-cell office:value-type="float" office:value="1.808968" calcext:value-type="float">
            <text:p>1.808968</text:p>
          </table:table-cell>
          <table:table-cell office:value-type="float" office:value="1.870766" calcext:value-type="float">
            <text:p>1.870766</text:p>
          </table:table-cell>
          <table:table-cell office:value-type="float" office:value="0.038373" calcext:value-type="float">
            <text:p>0.038373</text:p>
          </table:table-cell>
          <table:table-cell table:formula="of:=[.B1163]-[.C1163]" office:value-type="float" office:value="1.832393" calcext:value-type="float">
            <text:p>1.832393</text:p>
          </table:table-cell>
        </table:table-row>
        <table:table-row table:style-name="ro1">
          <table:table-cell office:value-type="float" office:value="1.858503" calcext:value-type="float">
            <text:p>1.858503</text:p>
          </table:table-cell>
          <table:table-cell office:value-type="float" office:value="1.9203" calcext:value-type="float">
            <text:p>1.9203</text:p>
          </table:table-cell>
          <table:table-cell office:value-type="float" office:value="0.038401" calcext:value-type="float">
            <text:p>0.038401</text:p>
          </table:table-cell>
          <table:table-cell table:formula="of:=[.B1164]-[.C1164]" office:value-type="float" office:value="1.881899" calcext:value-type="float">
            <text:p>1.881899</text:p>
          </table:table-cell>
        </table:table-row>
        <table:table-row table:style-name="ro1">
          <table:table-cell office:value-type="float" office:value="1.907741" calcext:value-type="float">
            <text:p>1.907741</text:p>
          </table:table-cell>
          <table:table-cell office:value-type="float" office:value="1.969539" calcext:value-type="float">
            <text:p>1.969539</text:p>
          </table:table-cell>
          <table:table-cell office:value-type="float" office:value="0.038429" calcext:value-type="float">
            <text:p>0.038429</text:p>
          </table:table-cell>
          <table:table-cell table:formula="of:=[.B1165]-[.C1165]" office:value-type="float" office:value="1.93111" calcext:value-type="float">
            <text:p>1.93111</text:p>
          </table:table-cell>
        </table:table-row>
        <table:table-row table:style-name="ro1">
          <table:table-cell office:value-type="float" office:value="1.958222" calcext:value-type="float">
            <text:p>1.958222</text:p>
          </table:table-cell>
          <table:table-cell office:value-type="float" office:value="2.02002" calcext:value-type="float">
            <text:p>2.02002</text:p>
          </table:table-cell>
          <table:table-cell office:value-type="float" office:value="0.038457" calcext:value-type="float">
            <text:p>0.038457</text:p>
          </table:table-cell>
          <table:table-cell table:formula="of:=[.B1166]-[.C1166]" office:value-type="float" office:value="1.981563" calcext:value-type="float">
            <text:p>1.981563</text:p>
          </table:table-cell>
        </table:table-row>
        <table:table-row table:style-name="ro1">
          <table:table-cell office:value-type="float" office:value="2.008165" calcext:value-type="float">
            <text:p>2.008165</text:p>
          </table:table-cell>
          <table:table-cell office:value-type="float" office:value="2.069963" calcext:value-type="float">
            <text:p>2.069963</text:p>
          </table:table-cell>
          <table:table-cell office:value-type="float" office:value="0.038485" calcext:value-type="float">
            <text:p>0.038485</text:p>
          </table:table-cell>
          <table:table-cell table:formula="of:=[.B1167]-[.C1167]" office:value-type="float" office:value="2.031478" calcext:value-type="float">
            <text:p>2.031478</text:p>
          </table:table-cell>
        </table:table-row>
        <table:table-row table:style-name="ro1">
          <table:table-cell office:value-type="float" office:value="2.058475" calcext:value-type="float">
            <text:p>2.058475</text:p>
          </table:table-cell>
          <table:table-cell office:value-type="float" office:value="2.120274" calcext:value-type="float">
            <text:p>2.120274</text:p>
          </table:table-cell>
          <table:table-cell office:value-type="float" office:value="0.038513" calcext:value-type="float">
            <text:p>0.038513</text:p>
          </table:table-cell>
          <table:table-cell table:formula="of:=[.B1168]-[.C1168]" office:value-type="float" office:value="2.081761" calcext:value-type="float">
            <text:p>2.081761</text:p>
          </table:table-cell>
        </table:table-row>
        <table:table-row table:style-name="ro1">
          <table:table-cell office:value-type="float" office:value="2.107735" calcext:value-type="float">
            <text:p>2.107735</text:p>
          </table:table-cell>
          <table:table-cell office:value-type="float" office:value="2.169533" calcext:value-type="float">
            <text:p>2.169533</text:p>
          </table:table-cell>
          <table:table-cell office:value-type="float" office:value="0.038541" calcext:value-type="float">
            <text:p>0.038541</text:p>
          </table:table-cell>
          <table:table-cell table:formula="of:=[.B1169]-[.C1169]" office:value-type="float" office:value="2.130992" calcext:value-type="float">
            <text:p>2.130992</text:p>
          </table:table-cell>
        </table:table-row>
        <table:table-row table:style-name="ro1">
          <table:table-cell office:value-type="float" office:value="2.156903" calcext:value-type="float">
            <text:p>2.156903</text:p>
          </table:table-cell>
          <table:table-cell office:value-type="float" office:value="2.218701" calcext:value-type="float">
            <text:p>2.218701</text:p>
          </table:table-cell>
          <table:table-cell office:value-type="float" office:value="0.038569" calcext:value-type="float">
            <text:p>0.038569</text:p>
          </table:table-cell>
          <table:table-cell table:formula="of:=[.B1170]-[.C1170]" office:value-type="float" office:value="2.180132" calcext:value-type="float">
            <text:p>2.180132</text:p>
          </table:table-cell>
        </table:table-row>
        <table:table-row table:style-name="ro1">
          <table:table-cell office:value-type="float" office:value="2.206078" calcext:value-type="float">
            <text:p>2.206078</text:p>
          </table:table-cell>
          <table:table-cell office:value-type="float" office:value="2.267876" calcext:value-type="float">
            <text:p>2.267876</text:p>
          </table:table-cell>
          <table:table-cell office:value-type="float" office:value="0.038597" calcext:value-type="float">
            <text:p>0.038597</text:p>
          </table:table-cell>
          <table:table-cell table:formula="of:=[.B1171]-[.C1171]" office:value-type="float" office:value="2.229279" calcext:value-type="float">
            <text:p>2.229279</text:p>
          </table:table-cell>
        </table:table-row>
        <table:table-row table:style-name="ro1">
          <table:table-cell office:value-type="float" office:value="2.255223" calcext:value-type="float">
            <text:p>2.255223</text:p>
          </table:table-cell>
          <table:table-cell office:value-type="float" office:value="2.317021" calcext:value-type="float">
            <text:p>2.317021</text:p>
          </table:table-cell>
          <table:table-cell office:value-type="float" office:value="0.038625" calcext:value-type="float">
            <text:p>0.038625</text:p>
          </table:table-cell>
          <table:table-cell table:formula="of:=[.B1172]-[.C1172]" office:value-type="float" office:value="2.278396" calcext:value-type="float">
            <text:p>2.278396</text:p>
          </table:table-cell>
        </table:table-row>
        <table:table-row table:style-name="ro1">
          <table:table-cell office:value-type="float" office:value="2.30517" calcext:value-type="float">
            <text:p>2.30517</text:p>
          </table:table-cell>
          <table:table-cell office:value-type="float" office:value="2.366968" calcext:value-type="float">
            <text:p>2.366968</text:p>
          </table:table-cell>
          <table:table-cell office:value-type="float" office:value="0.038653" calcext:value-type="float">
            <text:p>0.038653</text:p>
          </table:table-cell>
          <table:table-cell table:formula="of:=[.B1173]-[.C1173]" office:value-type="float" office:value="2.328315" calcext:value-type="float">
            <text:p>2.328315</text:p>
          </table:table-cell>
        </table:table-row>
        <table:table-row table:style-name="ro1">
          <table:table-cell office:value-type="float" office:value="2.353833" calcext:value-type="float">
            <text:p>2.353833</text:p>
          </table:table-cell>
          <table:table-cell office:value-type="float" office:value="2.415631" calcext:value-type="float">
            <text:p>2.415631</text:p>
          </table:table-cell>
          <table:table-cell office:value-type="float" office:value="0.038681" calcext:value-type="float">
            <text:p>0.038681</text:p>
          </table:table-cell>
          <table:table-cell table:formula="of:=[.B1174]-[.C1174]" office:value-type="float" office:value="2.37695" calcext:value-type="float">
            <text:p>2.37695</text:p>
          </table:table-cell>
        </table:table-row>
        <table:table-row table:style-name="ro1">
          <table:table-cell office:value-type="float" office:value="2.403293" calcext:value-type="float">
            <text:p>2.403293</text:p>
          </table:table-cell>
          <table:table-cell office:value-type="float" office:value="2.465091" calcext:value-type="float">
            <text:p>2.465091</text:p>
          </table:table-cell>
          <table:table-cell office:value-type="float" office:value="0.038709" calcext:value-type="float">
            <text:p>0.038709</text:p>
          </table:table-cell>
          <table:table-cell table:formula="of:=[.B1175]-[.C1175]" office:value-type="float" office:value="2.426382" calcext:value-type="float">
            <text:p>2.426382</text:p>
          </table:table-cell>
        </table:table-row>
        <table:table-row table:style-name="ro1">
          <table:table-cell office:value-type="float" office:value="2.452192" calcext:value-type="float">
            <text:p>2.452192</text:p>
          </table:table-cell>
          <table:table-cell office:value-type="float" office:value="2.51399" calcext:value-type="float">
            <text:p>2.51399</text:p>
          </table:table-cell>
          <table:table-cell office:value-type="float" office:value="0.038737" calcext:value-type="float">
            <text:p>0.038737</text:p>
          </table:table-cell>
          <table:table-cell table:formula="of:=[.B1176]-[.C1176]" office:value-type="float" office:value="2.475253" calcext:value-type="float">
            <text:p>2.475253</text:p>
          </table:table-cell>
        </table:table-row>
        <table:table-row table:style-name="ro1">
          <table:table-cell office:value-type="float" office:value="2.501706" calcext:value-type="float">
            <text:p>2.501706</text:p>
          </table:table-cell>
          <table:table-cell office:value-type="float" office:value="2.563504" calcext:value-type="float">
            <text:p>2.563504</text:p>
          </table:table-cell>
          <table:table-cell office:value-type="float" office:value="0.038765" calcext:value-type="float">
            <text:p>0.038765</text:p>
          </table:table-cell>
          <table:table-cell table:formula="of:=[.B1177]-[.C1177]" office:value-type="float" office:value="2.524739" calcext:value-type="float">
            <text:p>2.524739</text:p>
          </table:table-cell>
        </table:table-row>
        <table:table-row table:style-name="ro1">
          <table:table-cell office:value-type="float" office:value="2.550869" calcext:value-type="float">
            <text:p>2.550869</text:p>
          </table:table-cell>
          <table:table-cell office:value-type="float" office:value="2.612667" calcext:value-type="float">
            <text:p>2.612667</text:p>
          </table:table-cell>
          <table:table-cell office:value-type="float" office:value="0.038793" calcext:value-type="float">
            <text:p>0.038793</text:p>
          </table:table-cell>
          <table:table-cell table:formula="of:=[.B1178]-[.C1178]" office:value-type="float" office:value="2.573874" calcext:value-type="float">
            <text:p>2.573874</text:p>
          </table:table-cell>
        </table:table-row>
        <table:table-row table:style-name="ro1">
          <table:table-cell office:value-type="float" office:value="2.600912" calcext:value-type="float">
            <text:p>2.600912</text:p>
          </table:table-cell>
          <table:table-cell office:value-type="float" office:value="2.66271" calcext:value-type="float">
            <text:p>2.66271</text:p>
          </table:table-cell>
          <table:table-cell office:value-type="float" office:value="0.038821" calcext:value-type="float">
            <text:p>0.038821</text:p>
          </table:table-cell>
          <table:table-cell table:formula="of:=[.B1179]-[.C1179]" office:value-type="float" office:value="2.623889" calcext:value-type="float">
            <text:p>2.623889</text:p>
          </table:table-cell>
        </table:table-row>
        <table:table-row table:style-name="ro1">
          <table:table-cell office:value-type="float" office:value="2.650567" calcext:value-type="float">
            <text:p>2.650567</text:p>
          </table:table-cell>
          <table:table-cell office:value-type="float" office:value="2.712365" calcext:value-type="float">
            <text:p>2.712365</text:p>
          </table:table-cell>
          <table:table-cell office:value-type="float" office:value="0.038849" calcext:value-type="float">
            <text:p>0.038849</text:p>
          </table:table-cell>
          <table:table-cell table:formula="of:=[.B1180]-[.C1180]" office:value-type="float" office:value="2.673516" calcext:value-type="float">
            <text:p>2.673516</text:p>
          </table:table-cell>
        </table:table-row>
        <table:table-row table:style-name="ro1">
          <table:table-cell office:value-type="float" office:value="2.69991" calcext:value-type="float">
            <text:p>2.69991</text:p>
          </table:table-cell>
          <table:table-cell office:value-type="float" office:value="2.761708" calcext:value-type="float">
            <text:p>2.761708</text:p>
          </table:table-cell>
          <table:table-cell office:value-type="float" office:value="0.038877" calcext:value-type="float">
            <text:p>0.038877</text:p>
          </table:table-cell>
          <table:table-cell table:formula="of:=[.B1181]-[.C1181]" office:value-type="float" office:value="2.722831" calcext:value-type="float">
            <text:p>2.722831</text:p>
          </table:table-cell>
        </table:table-row>
        <table:table-row table:style-name="ro1">
          <table:table-cell office:value-type="float" office:value="2.749176" calcext:value-type="float">
            <text:p>2.749176</text:p>
          </table:table-cell>
          <table:table-cell office:value-type="float" office:value="2.810974" calcext:value-type="float">
            <text:p>2.810974</text:p>
          </table:table-cell>
          <table:table-cell office:value-type="float" office:value="0.038905" calcext:value-type="float">
            <text:p>0.038905</text:p>
          </table:table-cell>
          <table:table-cell table:formula="of:=[.B1182]-[.C1182]" office:value-type="float" office:value="2.772069" calcext:value-type="float">
            <text:p>2.772069</text:p>
          </table:table-cell>
        </table:table-row>
        <table:table-row table:style-name="ro1">
          <table:table-cell office:value-type="float" office:value="2.798143" calcext:value-type="float">
            <text:p>2.798143</text:p>
          </table:table-cell>
          <table:table-cell office:value-type="float" office:value="2.859941" calcext:value-type="float">
            <text:p>2.859941</text:p>
          </table:table-cell>
          <table:table-cell office:value-type="float" office:value="0.038933" calcext:value-type="float">
            <text:p>0.038933</text:p>
          </table:table-cell>
          <table:table-cell table:formula="of:=[.B1183]-[.C1183]" office:value-type="float" office:value="2.821008" calcext:value-type="float">
            <text:p>2.821008</text:p>
          </table:table-cell>
        </table:table-row>
        <table:table-row table:style-name="ro1">
          <table:table-cell office:value-type="float" office:value="2.848433" calcext:value-type="float">
            <text:p>2.848433</text:p>
          </table:table-cell>
          <table:table-cell office:value-type="float" office:value="2.910231" calcext:value-type="float">
            <text:p>2.910231</text:p>
          </table:table-cell>
          <table:table-cell office:value-type="float" office:value="0.038961" calcext:value-type="float">
            <text:p>0.038961</text:p>
          </table:table-cell>
          <table:table-cell table:formula="of:=[.B1184]-[.C1184]" office:value-type="float" office:value="2.87127" calcext:value-type="float">
            <text:p>2.87127</text:p>
          </table:table-cell>
        </table:table-row>
        <table:table-row table:style-name="ro1">
          <table:table-cell office:value-type="float" office:value="2.898941" calcext:value-type="float">
            <text:p>2.898941</text:p>
          </table:table-cell>
          <table:table-cell office:value-type="float" office:value="2.960739" calcext:value-type="float">
            <text:p>2.960739</text:p>
          </table:table-cell>
          <table:table-cell office:value-type="float" office:value="0.038989" calcext:value-type="float">
            <text:p>0.038989</text:p>
          </table:table-cell>
          <table:table-cell table:formula="of:=[.B1185]-[.C1185]" office:value-type="float" office:value="2.92175" calcext:value-type="float">
            <text:p>2.92175</text:p>
          </table:table-cell>
        </table:table-row>
        <table:table-row table:style-name="ro1">
          <table:table-cell office:value-type="float" office:value="2.949721" calcext:value-type="float">
            <text:p>2.949721</text:p>
          </table:table-cell>
          <table:table-cell office:value-type="float" office:value="3.011519" calcext:value-type="float">
            <text:p>3.011519</text:p>
          </table:table-cell>
          <table:table-cell office:value-type="float" office:value="0.039017" calcext:value-type="float">
            <text:p>0.039017</text:p>
          </table:table-cell>
          <table:table-cell table:formula="of:=[.B1186]-[.C1186]" office:value-type="float" office:value="2.972502" calcext:value-type="float">
            <text:p>2.972502</text:p>
          </table:table-cell>
        </table:table-row>
        <table:table-row table:style-name="ro1">
          <table:table-cell office:value-type="float" office:value="3.000011" calcext:value-type="float">
            <text:p>3.000011</text:p>
          </table:table-cell>
          <table:table-cell office:value-type="float" office:value="3.06181" calcext:value-type="float">
            <text:p>3.06181</text:p>
          </table:table-cell>
          <table:table-cell office:value-type="float" office:value="0.039045" calcext:value-type="float">
            <text:p>0.039045</text:p>
          </table:table-cell>
          <table:table-cell table:formula="of:=[.B1187]-[.C1187]" office:value-type="float" office:value="3.022765" calcext:value-type="float">
            <text:p>3.022765</text:p>
          </table:table-cell>
        </table:table-row>
        <table:table-row table:style-name="ro1">
          <table:table-cell office:value-type="float" office:value="3.050103" calcext:value-type="float">
            <text:p>3.050103</text:p>
          </table:table-cell>
          <table:table-cell office:value-type="float" office:value="3.111901" calcext:value-type="float">
            <text:p>3.111901</text:p>
          </table:table-cell>
          <table:table-cell office:value-type="float" office:value="0.039073" calcext:value-type="float">
            <text:p>0.039073</text:p>
          </table:table-cell>
          <table:table-cell table:formula="of:=[.B1188]-[.C1188]" office:value-type="float" office:value="3.072828" calcext:value-type="float">
            <text:p>3.072828</text:p>
          </table:table-cell>
        </table:table-row>
        <table:table-row table:style-name="ro1">
          <table:table-cell office:value-type="float" office:value="3.099844" calcext:value-type="float">
            <text:p>3.099844</text:p>
          </table:table-cell>
          <table:table-cell office:value-type="float" office:value="-3.121543" calcext:value-type="float">
            <text:p>-3.121543</text:p>
          </table:table-cell>
          <table:table-cell office:value-type="float" office:value="0.039101" calcext:value-type="float">
            <text:p>0.039101</text:p>
          </table:table-cell>
          <table:table-cell table:formula="of:=[.B1189]-[.C1189]" office:value-type="float" office:value="-3.160644" calcext:value-type="float">
            <text:p>-3.160644</text:p>
          </table:table-cell>
        </table:table-row>
        <table:table-row table:style-name="ro1">
          <table:table-cell office:value-type="float" office:value="-3.133146" calcext:value-type="float">
            <text:p>-3.133146</text:p>
          </table:table-cell>
          <table:table-cell office:value-type="float" office:value="-3.071348" calcext:value-type="float">
            <text:p>-3.071348</text:p>
          </table:table-cell>
          <table:table-cell office:value-type="float" office:value="0.039129" calcext:value-type="float">
            <text:p>0.039129</text:p>
          </table:table-cell>
          <table:table-cell table:formula="of:=[.B1190]-[.C1190]" office:value-type="float" office:value="-3.110477" calcext:value-type="float">
            <text:p>-3.110477</text:p>
          </table:table-cell>
        </table:table-row>
        <table:table-row table:style-name="ro1">
          <table:table-cell office:value-type="float" office:value="-3.083493" calcext:value-type="float">
            <text:p>-3.083493</text:p>
          </table:table-cell>
          <table:table-cell office:value-type="float" office:value="-3.021695" calcext:value-type="float">
            <text:p>-3.021695</text:p>
          </table:table-cell>
          <table:table-cell office:value-type="float" office:value="0.039157" calcext:value-type="float">
            <text:p>0.039157</text:p>
          </table:table-cell>
          <table:table-cell table:formula="of:=[.B1191]-[.C1191]" office:value-type="float" office:value="-3.060852" calcext:value-type="float">
            <text:p>-3.060852</text:p>
          </table:table-cell>
        </table:table-row>
        <table:table-row table:style-name="ro1">
          <table:table-cell office:value-type="float" office:value="-3.033611" calcext:value-type="float">
            <text:p>-3.033611</text:p>
          </table:table-cell>
          <table:table-cell office:value-type="float" office:value="-2.971812" calcext:value-type="float">
            <text:p>-2.971812</text:p>
          </table:table-cell>
          <table:table-cell office:value-type="float" office:value="0.039185" calcext:value-type="float">
            <text:p>0.039185</text:p>
          </table:table-cell>
          <table:table-cell table:formula="of:=[.B1192]-[.C1192]" office:value-type="float" office:value="-3.010997" calcext:value-type="float">
            <text:p>-3.010997</text:p>
          </table:table-cell>
        </table:table-row>
        <table:table-row table:style-name="ro1">
          <table:table-cell office:value-type="float" office:value="-2.984228" calcext:value-type="float">
            <text:p>-2.984228</text:p>
          </table:table-cell>
          <table:table-cell office:value-type="float" office:value="-2.92243" calcext:value-type="float">
            <text:p>-2.92243</text:p>
          </table:table-cell>
          <table:table-cell office:value-type="float" office:value="0.039213" calcext:value-type="float">
            <text:p>0.039213</text:p>
          </table:table-cell>
          <table:table-cell table:formula="of:=[.B1193]-[.C1193]" office:value-type="float" office:value="-2.961643" calcext:value-type="float">
            <text:p>-2.961643</text:p>
          </table:table-cell>
        </table:table-row>
        <table:table-row table:style-name="ro1">
          <table:table-cell office:value-type="float" office:value="-2.935034" calcext:value-type="float">
            <text:p>-2.935034</text:p>
          </table:table-cell>
          <table:table-cell office:value-type="float" office:value="-2.873235" calcext:value-type="float">
            <text:p>-2.873235</text:p>
          </table:table-cell>
          <table:table-cell office:value-type="float" office:value="0.039241" calcext:value-type="float">
            <text:p>0.039241</text:p>
          </table:table-cell>
          <table:table-cell table:formula="of:=[.B1194]-[.C1194]" office:value-type="float" office:value="-2.912476" calcext:value-type="float">
            <text:p>-2.912476</text:p>
          </table:table-cell>
        </table:table-row>
        <table:table-row table:style-name="ro1">
          <table:table-cell office:value-type="float" office:value="-2.88608" calcext:value-type="float">
            <text:p>-2.88608</text:p>
          </table:table-cell>
          <table:table-cell office:value-type="float" office:value="-2.824281" calcext:value-type="float">
            <text:p>-2.824281</text:p>
          </table:table-cell>
          <table:table-cell office:value-type="float" office:value="0.039269" calcext:value-type="float">
            <text:p>0.039269</text:p>
          </table:table-cell>
          <table:table-cell table:formula="of:=[.B1195]-[.C1195]" office:value-type="float" office:value="-2.86355" calcext:value-type="float">
            <text:p>-2.86355</text:p>
          </table:table-cell>
        </table:table-row>
        <table:table-row table:style-name="ro1">
          <table:table-cell office:value-type="float" office:value="-2.837564" calcext:value-type="float">
            <text:p>-2.837564</text:p>
          </table:table-cell>
          <table:table-cell office:value-type="float" office:value="-2.775766" calcext:value-type="float">
            <text:p>-2.775766</text:p>
          </table:table-cell>
          <table:table-cell office:value-type="float" office:value="0.039297" calcext:value-type="float">
            <text:p>0.039297</text:p>
          </table:table-cell>
          <table:table-cell table:formula="of:=[.B1196]-[.C1196]" office:value-type="float" office:value="-2.815063" calcext:value-type="float">
            <text:p>-2.815063</text:p>
          </table:table-cell>
        </table:table-row>
        <table:table-row table:style-name="ro1">
          <table:table-cell office:value-type="float" office:value="-2.789296" calcext:value-type="float">
            <text:p>-2.789296</text:p>
          </table:table-cell>
          <table:table-cell office:value-type="float" office:value="-2.727498" calcext:value-type="float">
            <text:p>-2.727498</text:p>
          </table:table-cell>
          <table:table-cell office:value-type="float" office:value="0.039325" calcext:value-type="float">
            <text:p>0.039325</text:p>
          </table:table-cell>
          <table:table-cell table:formula="of:=[.B1197]-[.C1197]" office:value-type="float" office:value="-2.766823" calcext:value-type="float">
            <text:p>-2.766823</text:p>
          </table:table-cell>
        </table:table-row>
        <table:table-row table:style-name="ro1">
          <table:table-cell office:value-type="float" office:value="-2.740941" calcext:value-type="float">
            <text:p>-2.740941</text:p>
          </table:table-cell>
          <table:table-cell office:value-type="float" office:value="-2.679142" calcext:value-type="float">
            <text:p>-2.679142</text:p>
          </table:table-cell>
          <table:table-cell office:value-type="float" office:value="0.039353" calcext:value-type="float">
            <text:p>0.039353</text:p>
          </table:table-cell>
          <table:table-cell table:formula="of:=[.B1198]-[.C1198]" office:value-type="float" office:value="-2.718495" calcext:value-type="float">
            <text:p>-2.718495</text:p>
          </table:table-cell>
        </table:table-row>
        <table:table-row table:style-name="ro1">
          <table:table-cell office:value-type="float" office:value="-2.692915" calcext:value-type="float">
            <text:p>-2.692915</text:p>
          </table:table-cell>
          <table:table-cell office:value-type="float" office:value="-2.631117" calcext:value-type="float">
            <text:p>-2.631117</text:p>
          </table:table-cell>
          <table:table-cell office:value-type="float" office:value="0.039381" calcext:value-type="float">
            <text:p>0.039381</text:p>
          </table:table-cell>
          <table:table-cell table:formula="of:=[.B1199]-[.C1199]" office:value-type="float" office:value="-2.670498" calcext:value-type="float">
            <text:p>-2.670498</text:p>
          </table:table-cell>
        </table:table-row>
        <table:table-row table:style-name="ro1">
          <table:table-cell office:value-type="float" office:value="-2.645274" calcext:value-type="float">
            <text:p>-2.645274</text:p>
          </table:table-cell>
          <table:table-cell office:value-type="float" office:value="-2.583476" calcext:value-type="float">
            <text:p>-2.583476</text:p>
          </table:table-cell>
          <table:table-cell office:value-type="float" office:value="0.039409" calcext:value-type="float">
            <text:p>0.039409</text:p>
          </table:table-cell>
          <table:table-cell table:formula="of:=[.B1200]-[.C1200]" office:value-type="float" office:value="-2.622885" calcext:value-type="float">
            <text:p>-2.622885</text:p>
          </table:table-cell>
        </table:table-row>
        <table:table-row table:style-name="ro1">
          <table:table-cell office:value-type="float" office:value="-2.597821" calcext:value-type="float">
            <text:p>-2.597821</text:p>
          </table:table-cell>
          <table:table-cell office:value-type="float" office:value="-2.536023" calcext:value-type="float">
            <text:p>-2.536023</text:p>
          </table:table-cell>
          <table:table-cell office:value-type="float" office:value="0.039437" calcext:value-type="float">
            <text:p>0.039437</text:p>
          </table:table-cell>
          <table:table-cell table:formula="of:=[.B1201]-[.C1201]" office:value-type="float" office:value="-2.57546" calcext:value-type="float">
            <text:p>-2.57546</text:p>
          </table:table-cell>
        </table:table-row>
        <table:table-row table:style-name="ro1">
          <table:table-cell office:value-type="float" office:value="-2.550416" calcext:value-type="float">
            <text:p>-2.550416</text:p>
          </table:table-cell>
          <table:table-cell office:value-type="float" office:value="-2.488618" calcext:value-type="float">
            <text:p>-2.488618</text:p>
          </table:table-cell>
          <table:table-cell office:value-type="float" office:value="0.039465" calcext:value-type="float">
            <text:p>0.039465</text:p>
          </table:table-cell>
          <table:table-cell table:formula="of:=[.B1202]-[.C1202]" office:value-type="float" office:value="-2.528083" calcext:value-type="float">
            <text:p>-2.528083</text:p>
          </table:table-cell>
        </table:table-row>
        <table:table-row table:style-name="ro1">
          <table:table-cell office:value-type="float" office:value="-2.50155" calcext:value-type="float">
            <text:p>-2.50155</text:p>
          </table:table-cell>
          <table:table-cell office:value-type="float" office:value="-2.439752" calcext:value-type="float">
            <text:p>-2.439752</text:p>
          </table:table-cell>
          <table:table-cell office:value-type="float" office:value="0.039493" calcext:value-type="float">
            <text:p>0.039493</text:p>
          </table:table-cell>
          <table:table-cell table:formula="of:=[.B1203]-[.C1203]" office:value-type="float" office:value="-2.479245" calcext:value-type="float">
            <text:p>-2.479245</text:p>
          </table:table-cell>
        </table:table-row>
        <table:table-row table:style-name="ro1">
          <table:table-cell office:value-type="float" office:value="-2.45421" calcext:value-type="float">
            <text:p>-2.45421</text:p>
          </table:table-cell>
          <table:table-cell office:value-type="float" office:value="-2.392412" calcext:value-type="float">
            <text:p>-2.392412</text:p>
          </table:table-cell>
          <table:table-cell office:value-type="float" office:value="0.039521" calcext:value-type="float">
            <text:p>0.039521</text:p>
          </table:table-cell>
          <table:table-cell table:formula="of:=[.B1204]-[.C1204]" office:value-type="float" office:value="-2.431933" calcext:value-type="float">
            <text:p>-2.431933</text:p>
          </table:table-cell>
        </table:table-row>
        <table:table-row table:style-name="ro1">
          <table:table-cell office:value-type="float" office:value="-2.405688" calcext:value-type="float">
            <text:p>-2.405688</text:p>
          </table:table-cell>
          <table:table-cell office:value-type="float" office:value="-2.343889" calcext:value-type="float">
            <text:p>-2.343889</text:p>
          </table:table-cell>
          <table:table-cell office:value-type="float" office:value="0.039549" calcext:value-type="float">
            <text:p>0.039549</text:p>
          </table:table-cell>
          <table:table-cell table:formula="of:=[.B1205]-[.C1205]" office:value-type="float" office:value="-2.383438" calcext:value-type="float">
            <text:p>-2.383438</text:p>
          </table:table-cell>
        </table:table-row>
        <table:table-row table:style-name="ro1">
          <table:table-cell office:value-type="float" office:value="-2.357195" calcext:value-type="float">
            <text:p>-2.357195</text:p>
          </table:table-cell>
          <table:table-cell office:value-type="float" office:value="-2.295397" calcext:value-type="float">
            <text:p>-2.295397</text:p>
          </table:table-cell>
          <table:table-cell office:value-type="float" office:value="0.039577" calcext:value-type="float">
            <text:p>0.039577</text:p>
          </table:table-cell>
          <table:table-cell table:formula="of:=[.B1206]-[.C1206]" office:value-type="float" office:value="-2.334974" calcext:value-type="float">
            <text:p>-2.334974</text:p>
          </table:table-cell>
        </table:table-row>
        <table:table-row table:style-name="ro1">
          <table:table-cell office:value-type="float" office:value="-2.308531" calcext:value-type="float">
            <text:p>-2.308531</text:p>
          </table:table-cell>
          <table:table-cell office:value-type="float" office:value="-2.246732" calcext:value-type="float">
            <text:p>-2.246732</text:p>
          </table:table-cell>
          <table:table-cell office:value-type="float" office:value="0.039605" calcext:value-type="float">
            <text:p>0.039605</text:p>
          </table:table-cell>
          <table:table-cell table:formula="of:=[.B1207]-[.C1207]" office:value-type="float" office:value="-2.286337" calcext:value-type="float">
            <text:p>-2.286337</text:p>
          </table:table-cell>
        </table:table-row>
        <table:table-row table:style-name="ro1">
          <table:table-cell office:value-type="float" office:value="-2.260793" calcext:value-type="float">
            <text:p>-2.260793</text:p>
          </table:table-cell>
          <table:table-cell office:value-type="float" office:value="-2.198995" calcext:value-type="float">
            <text:p>-2.198995</text:p>
          </table:table-cell>
          <table:table-cell office:value-type="float" office:value="0.039633" calcext:value-type="float">
            <text:p>0.039633</text:p>
          </table:table-cell>
          <table:table-cell table:formula="of:=[.B1208]-[.C1208]" office:value-type="float" office:value="-2.238628" calcext:value-type="float">
            <text:p>-2.238628</text:p>
          </table:table-cell>
        </table:table-row>
        <table:table-row table:style-name="ro1">
          <table:table-cell office:value-type="float" office:value="-2.213574" calcext:value-type="float">
            <text:p>-2.213574</text:p>
          </table:table-cell>
          <table:table-cell office:value-type="float" office:value="-2.151776" calcext:value-type="float">
            <text:p>-2.151776</text:p>
          </table:table-cell>
          <table:table-cell office:value-type="float" office:value="0.039661" calcext:value-type="float">
            <text:p>0.039661</text:p>
          </table:table-cell>
          <table:table-cell table:formula="of:=[.B1209]-[.C1209]" office:value-type="float" office:value="-2.191437" calcext:value-type="float">
            <text:p>-2.191437</text:p>
          </table:table-cell>
        </table:table-row>
        <table:table-row table:style-name="ro1">
          <table:table-cell office:value-type="float" office:value="-2.165657" calcext:value-type="float">
            <text:p>-2.165657</text:p>
          </table:table-cell>
          <table:table-cell office:value-type="float" office:value="-2.103859" calcext:value-type="float">
            <text:p>-2.103859</text:p>
          </table:table-cell>
          <table:table-cell office:value-type="float" office:value="0.039689" calcext:value-type="float">
            <text:p>0.039689</text:p>
          </table:table-cell>
          <table:table-cell table:formula="of:=[.B1210]-[.C1210]" office:value-type="float" office:value="-2.143548" calcext:value-type="float">
            <text:p>-2.143548</text:p>
          </table:table-cell>
        </table:table-row>
        <table:table-row table:style-name="ro1">
          <table:table-cell office:value-type="float" office:value="-2.119129" calcext:value-type="float">
            <text:p>-2.119129</text:p>
          </table:table-cell>
          <table:table-cell office:value-type="float" office:value="-2.057331" calcext:value-type="float">
            <text:p>-2.057331</text:p>
          </table:table-cell>
          <table:table-cell office:value-type="float" office:value="0.039717" calcext:value-type="float">
            <text:p>0.039717</text:p>
          </table:table-cell>
          <table:table-cell table:formula="of:=[.B1211]-[.C1211]" office:value-type="float" office:value="-2.097048" calcext:value-type="float">
            <text:p>-2.097048</text:p>
          </table:table-cell>
        </table:table-row>
        <table:table-row table:style-name="ro1">
          <table:table-cell office:value-type="float" office:value="-2.072342" calcext:value-type="float">
            <text:p>-2.072342</text:p>
          </table:table-cell>
          <table:table-cell office:value-type="float" office:value="-2.010544" calcext:value-type="float">
            <text:p>-2.010544</text:p>
          </table:table-cell>
          <table:table-cell office:value-type="float" office:value="0.039745" calcext:value-type="float">
            <text:p>0.039745</text:p>
          </table:table-cell>
          <table:table-cell table:formula="of:=[.B1212]-[.C1212]" office:value-type="float" office:value="-2.050289" calcext:value-type="float">
            <text:p>-2.050289</text:p>
          </table:table-cell>
        </table:table-row>
        <table:table-row table:style-name="ro1">
          <table:table-cell office:value-type="float" office:value="-2.025493" calcext:value-type="float">
            <text:p>-2.025493</text:p>
          </table:table-cell>
          <table:table-cell office:value-type="float" office:value="-1.963695" calcext:value-type="float">
            <text:p>-1.963695</text:p>
          </table:table-cell>
          <table:table-cell office:value-type="float" office:value="0.039773" calcext:value-type="float">
            <text:p>0.039773</text:p>
          </table:table-cell>
          <table:table-cell table:formula="of:=[.B1213]-[.C1213]" office:value-type="float" office:value="-2.003468" calcext:value-type="float">
            <text:p>-2.003468</text:p>
          </table:table-cell>
        </table:table-row>
        <table:table-row table:style-name="ro1">
          <table:table-cell office:value-type="float" office:value="-1.97928" calcext:value-type="float">
            <text:p>-1.97928</text:p>
          </table:table-cell>
          <table:table-cell office:value-type="float" office:value="-1.917482" calcext:value-type="float">
            <text:p>-1.917482</text:p>
          </table:table-cell>
          <table:table-cell office:value-type="float" office:value="0.039801" calcext:value-type="float">
            <text:p>0.039801</text:p>
          </table:table-cell>
          <table:table-cell table:formula="of:=[.B1214]-[.C1214]" office:value-type="float" office:value="-1.957283" calcext:value-type="float">
            <text:p>-1.957283</text:p>
          </table:table-cell>
        </table:table-row>
        <table:table-row table:style-name="ro1">
          <table:table-cell office:value-type="float" office:value="-1.931169" calcext:value-type="float">
            <text:p>-1.931169</text:p>
          </table:table-cell>
          <table:table-cell office:value-type="float" office:value="-1.869371" calcext:value-type="float">
            <text:p>-1.869371</text:p>
          </table:table-cell>
          <table:table-cell office:value-type="float" office:value="0.039829" calcext:value-type="float">
            <text:p>0.039829</text:p>
          </table:table-cell>
          <table:table-cell table:formula="of:=[.B1215]-[.C1215]" office:value-type="float" office:value="-1.9092" calcext:value-type="float">
            <text:p>-1.9092</text:p>
          </table:table-cell>
        </table:table-row>
        <table:table-row table:style-name="ro1">
          <table:table-cell office:value-type="float" office:value="-1.881722" calcext:value-type="float">
            <text:p>-1.881722</text:p>
          </table:table-cell>
          <table:table-cell office:value-type="float" office:value="-1.819924" calcext:value-type="float">
            <text:p>-1.819924</text:p>
          </table:table-cell>
          <table:table-cell office:value-type="float" office:value="0.039857" calcext:value-type="float">
            <text:p>0.039857</text:p>
          </table:table-cell>
          <table:table-cell table:formula="of:=[.B1216]-[.C1216]" office:value-type="float" office:value="-1.859781" calcext:value-type="float">
            <text:p>-1.859781</text:p>
          </table:table-cell>
        </table:table-row>
        <table:table-row table:style-name="ro1">
          <table:table-cell office:value-type="float" office:value="-1.831276" calcext:value-type="float">
            <text:p>-1.831276</text:p>
          </table:table-cell>
          <table:table-cell office:value-type="float" office:value="-1.769477" calcext:value-type="float">
            <text:p>-1.769477</text:p>
          </table:table-cell>
          <table:table-cell office:value-type="float" office:value="0.039885" calcext:value-type="float">
            <text:p>0.039885</text:p>
          </table:table-cell>
          <table:table-cell table:formula="of:=[.B1217]-[.C1217]" office:value-type="float" office:value="-1.809362" calcext:value-type="float">
            <text:p>-1.809362</text:p>
          </table:table-cell>
        </table:table-row>
        <table:table-row table:style-name="ro1">
          <table:table-cell office:value-type="float" office:value="-1.781344" calcext:value-type="float">
            <text:p>-1.781344</text:p>
          </table:table-cell>
          <table:table-cell office:value-type="float" office:value="-1.719546" calcext:value-type="float">
            <text:p>-1.719546</text:p>
          </table:table-cell>
          <table:table-cell office:value-type="float" office:value="0.039913" calcext:value-type="float">
            <text:p>0.039913</text:p>
          </table:table-cell>
          <table:table-cell table:formula="of:=[.B1218]-[.C1218]" office:value-type="float" office:value="-1.759459" calcext:value-type="float">
            <text:p>-1.759459</text:p>
          </table:table-cell>
        </table:table-row>
        <table:table-row table:style-name="ro1">
          <table:table-cell office:value-type="float" office:value="-1.730789" calcext:value-type="float">
            <text:p>-1.730789</text:p>
          </table:table-cell>
          <table:table-cell office:value-type="float" office:value="-1.668991" calcext:value-type="float">
            <text:p>-1.668991</text:p>
          </table:table-cell>
          <table:table-cell office:value-type="float" office:value="0.039941" calcext:value-type="float">
            <text:p>0.039941</text:p>
          </table:table-cell>
          <table:table-cell table:formula="of:=[.B1219]-[.C1219]" office:value-type="float" office:value="-1.708932" calcext:value-type="float">
            <text:p>-1.708932</text:p>
          </table:table-cell>
        </table:table-row>
        <table:table-row table:style-name="ro1">
          <table:table-cell office:value-type="float" office:value="-1.680476" calcext:value-type="float">
            <text:p>-1.680476</text:p>
          </table:table-cell>
          <table:table-cell office:value-type="float" office:value="-1.618678" calcext:value-type="float">
            <text:p>-1.618678</text:p>
          </table:table-cell>
          <table:table-cell office:value-type="float" office:value="0.039969" calcext:value-type="float">
            <text:p>0.039969</text:p>
          </table:table-cell>
          <table:table-cell table:formula="of:=[.B1220]-[.C1220]" office:value-type="float" office:value="-1.658647" calcext:value-type="float">
            <text:p>-1.658647</text:p>
          </table:table-cell>
        </table:table-row>
        <table:table-row table:style-name="ro1">
          <table:table-cell office:value-type="float" office:value="-1.630134" calcext:value-type="float">
            <text:p>-1.630134</text:p>
          </table:table-cell>
          <table:table-cell office:value-type="float" office:value="-1.568336" calcext:value-type="float">
            <text:p>-1.568336</text:p>
          </table:table-cell>
          <table:table-cell office:value-type="float" office:value="0.039997" calcext:value-type="float">
            <text:p>0.039997</text:p>
          </table:table-cell>
          <table:table-cell table:formula="of:=[.B1221]-[.C1221]" office:value-type="float" office:value="-1.608333" calcext:value-type="float">
            <text:p>-1.608333</text:p>
          </table:table-cell>
        </table:table-row>
        <table:table-row table:style-name="ro1">
          <table:table-cell office:value-type="float" office:value="-1.5806" calcext:value-type="float">
            <text:p>-1.5806</text:p>
          </table:table-cell>
          <table:table-cell office:value-type="float" office:value="-1.518802" calcext:value-type="float">
            <text:p>-1.518802</text:p>
          </table:table-cell>
          <table:table-cell office:value-type="float" office:value="0.040025" calcext:value-type="float">
            <text:p>0.040025</text:p>
          </table:table-cell>
          <table:table-cell table:formula="of:=[.B1222]-[.C1222]" office:value-type="float" office:value="-1.558827" calcext:value-type="float">
            <text:p>-1.558827</text:p>
          </table:table-cell>
        </table:table-row>
        <table:table-row table:style-name="ro1">
          <table:table-cell office:value-type="float" office:value="-1.531555" calcext:value-type="float">
            <text:p>-1.531555</text:p>
          </table:table-cell>
          <table:table-cell office:value-type="float" office:value="-1.469757" calcext:value-type="float">
            <text:p>-1.469757</text:p>
          </table:table-cell>
          <table:table-cell office:value-type="float" office:value="0.040053" calcext:value-type="float">
            <text:p>0.040053</text:p>
          </table:table-cell>
          <table:table-cell table:formula="of:=[.B1223]-[.C1223]" office:value-type="float" office:value="-1.50981" calcext:value-type="float">
            <text:p>-1.50981</text:p>
          </table:table-cell>
        </table:table-row>
        <table:table-row table:style-name="ro1">
          <table:table-cell office:value-type="float" office:value="-1.482978" calcext:value-type="float">
            <text:p>-1.482978</text:p>
          </table:table-cell>
          <table:table-cell office:value-type="float" office:value="-1.42118" calcext:value-type="float">
            <text:p>-1.42118</text:p>
          </table:table-cell>
          <table:table-cell office:value-type="float" office:value="0.040081" calcext:value-type="float">
            <text:p>0.040081</text:p>
          </table:table-cell>
          <table:table-cell table:formula="of:=[.B1224]-[.C1224]" office:value-type="float" office:value="-1.461261" calcext:value-type="float">
            <text:p>-1.461261</text:p>
          </table:table-cell>
        </table:table-row>
        <table:table-row table:style-name="ro1">
          <table:table-cell office:value-type="float" office:value="-1.434319" calcext:value-type="float">
            <text:p>-1.434319</text:p>
          </table:table-cell>
          <table:table-cell office:value-type="float" office:value="-1.372521" calcext:value-type="float">
            <text:p>-1.372521</text:p>
          </table:table-cell>
          <table:table-cell office:value-type="float" office:value="0.040109" calcext:value-type="float">
            <text:p>0.040109</text:p>
          </table:table-cell>
          <table:table-cell table:formula="of:=[.B1225]-[.C1225]" office:value-type="float" office:value="-1.41263" calcext:value-type="float">
            <text:p>-1.41263</text:p>
          </table:table-cell>
        </table:table-row>
        <table:table-row table:style-name="ro1">
          <table:table-cell office:value-type="float" office:value="-1.385016" calcext:value-type="float">
            <text:p>-1.385016</text:p>
          </table:table-cell>
          <table:table-cell office:value-type="float" office:value="-1.323218" calcext:value-type="float">
            <text:p>-1.323218</text:p>
          </table:table-cell>
          <table:table-cell office:value-type="float" office:value="0.040137" calcext:value-type="float">
            <text:p>0.040137</text:p>
          </table:table-cell>
          <table:table-cell table:formula="of:=[.B1226]-[.C1226]" office:value-type="float" office:value="-1.363355" calcext:value-type="float">
            <text:p>-1.363355</text:p>
          </table:table-cell>
        </table:table-row>
        <table:table-row table:style-name="ro1">
          <table:table-cell office:value-type="float" office:value="-1.336022" calcext:value-type="float">
            <text:p>-1.336022</text:p>
          </table:table-cell>
          <table:table-cell office:value-type="float" office:value="-1.274223" calcext:value-type="float">
            <text:p>-1.274223</text:p>
          </table:table-cell>
          <table:table-cell office:value-type="float" office:value="0.040165" calcext:value-type="float">
            <text:p>0.040165</text:p>
          </table:table-cell>
          <table:table-cell table:formula="of:=[.B1227]-[.C1227]" office:value-type="float" office:value="-1.314388" calcext:value-type="float">
            <text:p>-1.314388</text:p>
          </table:table-cell>
        </table:table-row>
        <table:table-row table:style-name="ro1">
          <table:table-cell office:value-type="float" office:value="-1.285514" calcext:value-type="float">
            <text:p>-1.285514</text:p>
          </table:table-cell>
          <table:table-cell office:value-type="float" office:value="-1.223716" calcext:value-type="float">
            <text:p>-1.223716</text:p>
          </table:table-cell>
          <table:table-cell office:value-type="float" office:value="0.040193" calcext:value-type="float">
            <text:p>0.040193</text:p>
          </table:table-cell>
          <table:table-cell table:formula="of:=[.B1228]-[.C1228]" office:value-type="float" office:value="-1.263909" calcext:value-type="float">
            <text:p>-1.263909</text:p>
          </table:table-cell>
        </table:table-row>
        <table:table-row table:style-name="ro1">
          <table:table-cell office:value-type="float" office:value="-1.235287" calcext:value-type="float">
            <text:p>-1.235287</text:p>
          </table:table-cell>
          <table:table-cell office:value-type="float" office:value="-1.173489" calcext:value-type="float">
            <text:p>-1.173489</text:p>
          </table:table-cell>
          <table:table-cell office:value-type="float" office:value="0.040221" calcext:value-type="float">
            <text:p>0.040221</text:p>
          </table:table-cell>
          <table:table-cell table:formula="of:=[.B1229]-[.C1229]" office:value-type="float" office:value="-1.21371" calcext:value-type="float">
            <text:p>-1.21371</text:p>
          </table:table-cell>
        </table:table-row>
        <table:table-row table:style-name="ro1">
          <table:table-cell office:value-type="float" office:value="-1.184335" calcext:value-type="float">
            <text:p>-1.184335</text:p>
          </table:table-cell>
          <table:table-cell office:value-type="float" office:value="-1.122537" calcext:value-type="float">
            <text:p>-1.122537</text:p>
          </table:table-cell>
          <table:table-cell office:value-type="float" office:value="0.040249" calcext:value-type="float">
            <text:p>0.040249</text:p>
          </table:table-cell>
          <table:table-cell table:formula="of:=[.B1230]-[.C1230]" office:value-type="float" office:value="-1.162786" calcext:value-type="float">
            <text:p>-1.162786</text:p>
          </table:table-cell>
        </table:table-row>
        <table:table-row table:style-name="ro1">
          <table:table-cell office:value-type="float" office:value="-1.134431" calcext:value-type="float">
            <text:p>-1.134431</text:p>
          </table:table-cell>
          <table:table-cell office:value-type="float" office:value="-1.072633" calcext:value-type="float">
            <text:p>-1.072633</text:p>
          </table:table-cell>
          <table:table-cell office:value-type="float" office:value="0.040277" calcext:value-type="float">
            <text:p>0.040277</text:p>
          </table:table-cell>
          <table:table-cell table:formula="of:=[.B1231]-[.C1231]" office:value-type="float" office:value="-1.11291" calcext:value-type="float">
            <text:p>-1.11291</text:p>
          </table:table-cell>
        </table:table-row>
        <table:table-row table:style-name="ro1">
          <table:table-cell office:value-type="float" office:value="-1.084308" calcext:value-type="float">
            <text:p>-1.084308</text:p>
          </table:table-cell>
          <table:table-cell office:value-type="float" office:value="-1.02251" calcext:value-type="float">
            <text:p>-1.02251</text:p>
          </table:table-cell>
          <table:table-cell office:value-type="float" office:value="0.040305" calcext:value-type="float">
            <text:p>0.040305</text:p>
          </table:table-cell>
          <table:table-cell table:formula="of:=[.B1232]-[.C1232]" office:value-type="float" office:value="-1.062815" calcext:value-type="float">
            <text:p>-1.062815</text:p>
          </table:table-cell>
        </table:table-row>
        <table:table-row table:style-name="ro1">
          <table:table-cell office:value-type="float" office:value="-1.033972" calcext:value-type="float">
            <text:p>-1.033972</text:p>
          </table:table-cell>
          <table:table-cell office:value-type="float" office:value="-0.972174" calcext:value-type="float">
            <text:p>-0.972174</text:p>
          </table:table-cell>
          <table:table-cell office:value-type="float" office:value="0.040333" calcext:value-type="float">
            <text:p>0.040333</text:p>
          </table:table-cell>
          <table:table-cell table:formula="of:=[.B1233]-[.C1233]" office:value-type="float" office:value="-1.012507" calcext:value-type="float">
            <text:p>-1.012507</text:p>
          </table:table-cell>
        </table:table-row>
        <table:table-row table:style-name="ro1">
          <table:table-cell office:value-type="float" office:value="-0.9834" calcext:value-type="float">
            <text:p>-0.9834</text:p>
          </table:table-cell>
          <table:table-cell office:value-type="float" office:value="-0.921602" calcext:value-type="float">
            <text:p>-0.921602</text:p>
          </table:table-cell>
          <table:table-cell office:value-type="float" office:value="0.040361" calcext:value-type="float">
            <text:p>0.040361</text:p>
          </table:table-cell>
          <table:table-cell table:formula="of:=[.B1234]-[.C1234]" office:value-type="float" office:value="-0.961963" calcext:value-type="float">
            <text:p>-0.961963</text:p>
          </table:table-cell>
        </table:table-row>
        <table:table-row table:style-name="ro1">
          <table:table-cell office:value-type="float" office:value="-0.932657" calcext:value-type="float">
            <text:p>-0.932657</text:p>
          </table:table-cell>
          <table:table-cell office:value-type="float" office:value="-0.870859" calcext:value-type="float">
            <text:p>-0.870859</text:p>
          </table:table-cell>
          <table:table-cell office:value-type="float" office:value="0.040389" calcext:value-type="float">
            <text:p>0.040389</text:p>
          </table:table-cell>
          <table:table-cell table:formula="of:=[.B1235]-[.C1235]" office:value-type="float" office:value="-0.911248" calcext:value-type="float">
            <text:p>-0.911248</text:p>
          </table:table-cell>
        </table:table-row>
        <table:table-row table:style-name="ro1">
          <table:table-cell office:value-type="float" office:value="-0.882667" calcext:value-type="float">
            <text:p>-0.882667</text:p>
          </table:table-cell>
          <table:table-cell office:value-type="float" office:value="-0.820869" calcext:value-type="float">
            <text:p>-0.820869</text:p>
          </table:table-cell>
          <table:table-cell office:value-type="float" office:value="0.040417" calcext:value-type="float">
            <text:p>0.040417</text:p>
          </table:table-cell>
          <table:table-cell table:formula="of:=[.B1236]-[.C1236]" office:value-type="float" office:value="-0.861286" calcext:value-type="float">
            <text:p>-0.861286</text:p>
          </table:table-cell>
        </table:table-row>
        <table:table-row table:style-name="ro1">
          <table:table-cell office:value-type="float" office:value="-0.832656" calcext:value-type="float">
            <text:p>-0.832656</text:p>
          </table:table-cell>
          <table:table-cell office:value-type="float" office:value="-0.770858" calcext:value-type="float">
            <text:p>-0.770858</text:p>
          </table:table-cell>
          <table:table-cell office:value-type="float" office:value="0.040445" calcext:value-type="float">
            <text:p>0.040445</text:p>
          </table:table-cell>
          <table:table-cell table:formula="of:=[.B1237]-[.C1237]" office:value-type="float" office:value="-0.811303" calcext:value-type="float">
            <text:p>-0.811303</text:p>
          </table:table-cell>
        </table:table-row>
        <table:table-row table:style-name="ro1">
          <table:table-cell office:value-type="float" office:value="-0.783301" calcext:value-type="float">
            <text:p>-0.783301</text:p>
          </table:table-cell>
          <table:table-cell office:value-type="float" office:value="-0.721503" calcext:value-type="float">
            <text:p>-0.721503</text:p>
          </table:table-cell>
          <table:table-cell office:value-type="float" office:value="0.040473" calcext:value-type="float">
            <text:p>0.040473</text:p>
          </table:table-cell>
          <table:table-cell table:formula="of:=[.B1238]-[.C1238]" office:value-type="float" office:value="-0.761976" calcext:value-type="float">
            <text:p>-0.761976</text:p>
          </table:table-cell>
        </table:table-row>
        <table:table-row table:style-name="ro1">
          <table:table-cell office:value-type="float" office:value="-0.733441" calcext:value-type="float">
            <text:p>-0.733441</text:p>
          </table:table-cell>
          <table:table-cell office:value-type="float" office:value="-0.671643" calcext:value-type="float">
            <text:p>-0.671643</text:p>
          </table:table-cell>
          <table:table-cell office:value-type="float" office:value="0.040501" calcext:value-type="float">
            <text:p>0.040501</text:p>
          </table:table-cell>
          <table:table-cell table:formula="of:=[.B1239]-[.C1239]" office:value-type="float" office:value="-0.712144" calcext:value-type="float">
            <text:p>-0.712144</text:p>
          </table:table-cell>
        </table:table-row>
        <table:table-row table:style-name="ro1">
          <table:table-cell office:value-type="float" office:value="-0.683852" calcext:value-type="float">
            <text:p>-0.683852</text:p>
          </table:table-cell>
          <table:table-cell office:value-type="float" office:value="-0.622054" calcext:value-type="float">
            <text:p>-0.622054</text:p>
          </table:table-cell>
          <table:table-cell office:value-type="float" office:value="0.040529" calcext:value-type="float">
            <text:p>0.040529</text:p>
          </table:table-cell>
          <table:table-cell table:formula="of:=[.B1240]-[.C1240]" office:value-type="float" office:value="-0.662583" calcext:value-type="float">
            <text:p>-0.662583</text:p>
          </table:table-cell>
        </table:table-row>
        <table:table-row table:style-name="ro1">
          <table:table-cell office:value-type="float" office:value="-0.633569" calcext:value-type="float">
            <text:p>-0.633569</text:p>
          </table:table-cell>
          <table:table-cell office:value-type="float" office:value="-0.571771" calcext:value-type="float">
            <text:p>-0.571771</text:p>
          </table:table-cell>
          <table:table-cell office:value-type="float" office:value="0.040557" calcext:value-type="float">
            <text:p>0.040557</text:p>
          </table:table-cell>
          <table:table-cell table:formula="of:=[.B1241]-[.C1241]" office:value-type="float" office:value="-0.612328" calcext:value-type="float">
            <text:p>-0.612328</text:p>
          </table:table-cell>
        </table:table-row>
        <table:table-row table:style-name="ro1">
          <table:table-cell office:value-type="float" office:value="-0.58339" calcext:value-type="float">
            <text:p>-0.58339</text:p>
          </table:table-cell>
          <table:table-cell office:value-type="float" office:value="-0.521592" calcext:value-type="float">
            <text:p>-0.521592</text:p>
          </table:table-cell>
          <table:table-cell office:value-type="float" office:value="0.040585" calcext:value-type="float">
            <text:p>0.040585</text:p>
          </table:table-cell>
          <table:table-cell table:formula="of:=[.B1242]-[.C1242]" office:value-type="float" office:value="-0.562177" calcext:value-type="float">
            <text:p>-0.562177</text:p>
          </table:table-cell>
        </table:table-row>
        <table:table-row table:style-name="ro1">
          <table:table-cell office:value-type="float" office:value="-0.532978" calcext:value-type="float">
            <text:p>-0.532978</text:p>
          </table:table-cell>
          <table:table-cell office:value-type="float" office:value="-0.47118" calcext:value-type="float">
            <text:p>-0.47118</text:p>
          </table:table-cell>
          <table:table-cell office:value-type="float" office:value="0.040613" calcext:value-type="float">
            <text:p>0.040613</text:p>
          </table:table-cell>
          <table:table-cell table:formula="of:=[.B1243]-[.C1243]" office:value-type="float" office:value="-0.511793" calcext:value-type="float">
            <text:p>-0.511793</text:p>
          </table:table-cell>
        </table:table-row>
        <table:table-row table:style-name="ro1">
          <table:table-cell office:value-type="float" office:value="-0.482593" calcext:value-type="float">
            <text:p>-0.482593</text:p>
          </table:table-cell>
          <table:table-cell office:value-type="float" office:value="-0.420795" calcext:value-type="float">
            <text:p>-0.420795</text:p>
          </table:table-cell>
          <table:table-cell office:value-type="float" office:value="0.040641" calcext:value-type="float">
            <text:p>0.040641</text:p>
          </table:table-cell>
          <table:table-cell table:formula="of:=[.B1244]-[.C1244]" office:value-type="float" office:value="-0.461436" calcext:value-type="float">
            <text:p>-0.461436</text:p>
          </table:table-cell>
        </table:table-row>
        <table:table-row table:style-name="ro1">
          <table:table-cell office:value-type="float" office:value="-0.4314" calcext:value-type="float">
            <text:p>-0.4314</text:p>
          </table:table-cell>
          <table:table-cell office:value-type="float" office:value="-0.369602" calcext:value-type="float">
            <text:p>-0.369602</text:p>
          </table:table-cell>
          <table:table-cell office:value-type="float" office:value="0.040669" calcext:value-type="float">
            <text:p>0.040669</text:p>
          </table:table-cell>
          <table:table-cell table:formula="of:=[.B1245]-[.C1245]" office:value-type="float" office:value="-0.410271" calcext:value-type="float">
            <text:p>-0.410271</text:p>
          </table:table-cell>
        </table:table-row>
        <table:table-row table:style-name="ro1">
          <table:table-cell office:value-type="float" office:value="-0.380694" calcext:value-type="float">
            <text:p>-0.380694</text:p>
          </table:table-cell>
          <table:table-cell office:value-type="float" office:value="-0.318896" calcext:value-type="float">
            <text:p>-0.318896</text:p>
          </table:table-cell>
          <table:table-cell office:value-type="float" office:value="0.040697" calcext:value-type="float">
            <text:p>0.040697</text:p>
          </table:table-cell>
          <table:table-cell table:formula="of:=[.B1246]-[.C1246]" office:value-type="float" office:value="-0.359593" calcext:value-type="float">
            <text:p>-0.359593</text:p>
          </table:table-cell>
        </table:table-row>
        <table:table-row table:style-name="ro1">
          <table:table-cell office:value-type="float" office:value="-0.329781" calcext:value-type="float">
            <text:p>-0.329781</text:p>
          </table:table-cell>
          <table:table-cell office:value-type="float" office:value="-0.267983" calcext:value-type="float">
            <text:p>-0.267983</text:p>
          </table:table-cell>
          <table:table-cell office:value-type="float" office:value="0.040725" calcext:value-type="float">
            <text:p>0.040725</text:p>
          </table:table-cell>
          <table:table-cell table:formula="of:=[.B1247]-[.C1247]" office:value-type="float" office:value="-0.308708" calcext:value-type="float">
            <text:p>-0.308708</text:p>
          </table:table-cell>
        </table:table-row>
        <table:table-row table:style-name="ro1">
          <table:table-cell office:value-type="float" office:value="-0.279824" calcext:value-type="float">
            <text:p>-0.279824</text:p>
          </table:table-cell>
          <table:table-cell office:value-type="float" office:value="-0.218026" calcext:value-type="float">
            <text:p>-0.218026</text:p>
          </table:table-cell>
          <table:table-cell office:value-type="float" office:value="0.040753" calcext:value-type="float">
            <text:p>0.040753</text:p>
          </table:table-cell>
          <table:table-cell table:formula="of:=[.B1248]-[.C1248]" office:value-type="float" office:value="-0.258779" calcext:value-type="float">
            <text:p>-0.258779</text:p>
          </table:table-cell>
        </table:table-row>
        <table:table-row table:style-name="ro1">
          <table:table-cell office:value-type="float" office:value="-0.22982" calcext:value-type="float">
            <text:p>-0.22982</text:p>
          </table:table-cell>
          <table:table-cell office:value-type="float" office:value="-0.168022" calcext:value-type="float">
            <text:p>-0.168022</text:p>
          </table:table-cell>
          <table:table-cell office:value-type="float" office:value="0.040781" calcext:value-type="float">
            <text:p>0.040781</text:p>
          </table:table-cell>
          <table:table-cell table:formula="of:=[.B1249]-[.C1249]" office:value-type="float" office:value="-0.208803" calcext:value-type="float">
            <text:p>-0.208803</text:p>
          </table:table-cell>
        </table:table-row>
        <table:table-row table:style-name="ro1">
          <table:table-cell office:value-type="float" office:value="-0.18055" calcext:value-type="float">
            <text:p>-0.18055</text:p>
          </table:table-cell>
          <table:table-cell office:value-type="float" office:value="-0.118752" calcext:value-type="float">
            <text:p>-0.118752</text:p>
          </table:table-cell>
          <table:table-cell office:value-type="float" office:value="0.040809" calcext:value-type="float">
            <text:p>0.040809</text:p>
          </table:table-cell>
          <table:table-cell table:formula="of:=[.B1250]-[.C1250]" office:value-type="float" office:value="-0.159561" calcext:value-type="float">
            <text:p>-0.159561</text:p>
          </table:table-cell>
        </table:table-row>
        <table:table-row table:style-name="ro1">
          <table:table-cell office:value-type="float" office:value="-0.131847" calcext:value-type="float">
            <text:p>-0.131847</text:p>
          </table:table-cell>
          <table:table-cell office:value-type="float" office:value="-0.070049" calcext:value-type="float">
            <text:p>-0.070049</text:p>
          </table:table-cell>
          <table:table-cell office:value-type="float" office:value="0.040837" calcext:value-type="float">
            <text:p>0.040837</text:p>
          </table:table-cell>
          <table:table-cell table:formula="of:=[.B1251]-[.C1251]" office:value-type="float" office:value="-0.110886" calcext:value-type="float">
            <text:p>-0.110886</text:p>
          </table:table-cell>
        </table:table-row>
        <table:table-row table:style-name="ro1">
          <table:table-cell office:value-type="float" office:value="-0.083521" calcext:value-type="float">
            <text:p>-0.083521</text:p>
          </table:table-cell>
          <table:table-cell office:value-type="float" office:value="-0.021723" calcext:value-type="float">
            <text:p>-0.021723</text:p>
          </table:table-cell>
          <table:table-cell office:value-type="float" office:value="0.040865" calcext:value-type="float">
            <text:p>0.040865</text:p>
          </table:table-cell>
          <table:table-cell table:formula="of:=[.B1252]-[.C1252]" office:value-type="float" office:value="-0.062588" calcext:value-type="float">
            <text:p>-0.062588</text:p>
          </table:table-cell>
        </table:table-row>
        <table:table-row table:style-name="ro1">
          <table:table-cell office:value-type="float" office:value="-0.0359" calcext:value-type="float">
            <text:p>-0.0359</text:p>
          </table:table-cell>
          <table:table-cell office:value-type="float" office:value="0.025898" calcext:value-type="float">
            <text:p>0.025898</text:p>
          </table:table-cell>
          <table:table-cell office:value-type="float" office:value="0.040893" calcext:value-type="float">
            <text:p>0.040893</text:p>
          </table:table-cell>
          <table:table-cell table:formula="of:=[.B1253]-[.C1253]" office:value-type="float" office:value="-0.014995" calcext:value-type="float">
            <text:p>-0.014995</text:p>
          </table:table-cell>
        </table:table-row>
        <table:table-row table:style-name="ro1">
          <table:table-cell office:value-type="float" office:value="0.010927" calcext:value-type="float">
            <text:p>0.010927</text:p>
          </table:table-cell>
          <table:table-cell office:value-type="float" office:value="0.072726" calcext:value-type="float">
            <text:p>0.072726</text:p>
          </table:table-cell>
          <table:table-cell office:value-type="float" office:value="0.040921" calcext:value-type="float">
            <text:p>0.040921</text:p>
          </table:table-cell>
          <table:table-cell table:formula="of:=[.B1254]-[.C1254]" office:value-type="float" office:value="0.031805" calcext:value-type="float">
            <text:p>0.031805</text:p>
          </table:table-cell>
        </table:table-row>
        <table:table-row table:style-name="ro1">
          <table:table-cell office:value-type="float" office:value="0.057355" calcext:value-type="float">
            <text:p>0.057355</text:p>
          </table:table-cell>
          <table:table-cell office:value-type="float" office:value="0.119153" calcext:value-type="float">
            <text:p>0.119153</text:p>
          </table:table-cell>
          <table:table-cell office:value-type="float" office:value="0.040949" calcext:value-type="float">
            <text:p>0.040949</text:p>
          </table:table-cell>
          <table:table-cell table:formula="of:=[.B1255]-[.C1255]" office:value-type="float" office:value="0.078204" calcext:value-type="float">
            <text:p>0.078204</text:p>
          </table:table-cell>
        </table:table-row>
        <table:table-row table:style-name="ro1">
          <table:table-cell office:value-type="float" office:value="0.10309" calcext:value-type="float">
            <text:p>0.10309</text:p>
          </table:table-cell>
          <table:table-cell office:value-type="float" office:value="0.164888" calcext:value-type="float">
            <text:p>0.164888</text:p>
          </table:table-cell>
          <table:table-cell office:value-type="float" office:value="0.040977" calcext:value-type="float">
            <text:p>0.040977</text:p>
          </table:table-cell>
          <table:table-cell table:formula="of:=[.B1256]-[.C1256]" office:value-type="float" office:value="0.123911" calcext:value-type="float">
            <text:p>0.123911</text:p>
          </table:table-cell>
        </table:table-row>
        <table:table-row table:style-name="ro1">
          <table:table-cell office:value-type="float" office:value="0.148283" calcext:value-type="float">
            <text:p>0.148283</text:p>
          </table:table-cell>
          <table:table-cell office:value-type="float" office:value="0.210081" calcext:value-type="float">
            <text:p>0.210081</text:p>
          </table:table-cell>
          <table:table-cell office:value-type="float" office:value="0.041005" calcext:value-type="float">
            <text:p>0.041005</text:p>
          </table:table-cell>
          <table:table-cell table:formula="of:=[.B1257]-[.C1257]" office:value-type="float" office:value="0.169076" calcext:value-type="float">
            <text:p>0.169076</text:p>
          </table:table-cell>
        </table:table-row>
        <table:table-row table:style-name="ro1">
          <table:table-cell office:value-type="float" office:value="0.193683" calcext:value-type="float">
            <text:p>0.193683</text:p>
          </table:table-cell>
          <table:table-cell office:value-type="float" office:value="0.255481" calcext:value-type="float">
            <text:p>0.255481</text:p>
          </table:table-cell>
          <table:table-cell office:value-type="float" office:value="0.041033" calcext:value-type="float">
            <text:p>0.041033</text:p>
          </table:table-cell>
          <table:table-cell table:formula="of:=[.B1258]-[.C1258]" office:value-type="float" office:value="0.214448" calcext:value-type="float">
            <text:p>0.214448</text:p>
          </table:table-cell>
        </table:table-row>
        <table:table-row table:style-name="ro1">
          <table:table-cell office:value-type="float" office:value="0.241499" calcext:value-type="float">
            <text:p>0.241499</text:p>
          </table:table-cell>
          <table:table-cell office:value-type="float" office:value="0.303297" calcext:value-type="float">
            <text:p>0.303297</text:p>
          </table:table-cell>
          <table:table-cell office:value-type="float" office:value="0.041061" calcext:value-type="float">
            <text:p>0.041061</text:p>
          </table:table-cell>
          <table:table-cell table:formula="of:=[.B1259]-[.C1259]" office:value-type="float" office:value="0.262236" calcext:value-type="float">
            <text:p>0.262236</text:p>
          </table:table-cell>
        </table:table-row>
        <table:table-row table:style-name="ro1">
          <table:table-cell office:value-type="float" office:value="0.289744" calcext:value-type="float">
            <text:p>0.289744</text:p>
          </table:table-cell>
          <table:table-cell office:value-type="float" office:value="0.351542" calcext:value-type="float">
            <text:p>0.351542</text:p>
          </table:table-cell>
          <table:table-cell office:value-type="float" office:value="0.041089" calcext:value-type="float">
            <text:p>0.041089</text:p>
          </table:table-cell>
          <table:table-cell table:formula="of:=[.B1260]-[.C1260]" office:value-type="float" office:value="0.310453" calcext:value-type="float">
            <text:p>0.310453</text:p>
          </table:table-cell>
        </table:table-row>
        <table:table-row table:style-name="ro1">
          <table:table-cell office:value-type="float" office:value="0.337589" calcext:value-type="float">
            <text:p>0.337589</text:p>
          </table:table-cell>
          <table:table-cell office:value-type="float" office:value="0.399387" calcext:value-type="float">
            <text:p>0.399387</text:p>
          </table:table-cell>
          <table:table-cell office:value-type="float" office:value="0.041117" calcext:value-type="float">
            <text:p>0.041117</text:p>
          </table:table-cell>
          <table:table-cell table:formula="of:=[.B1261]-[.C1261]" office:value-type="float" office:value="0.35827" calcext:value-type="float">
            <text:p>0.35827</text:p>
          </table:table-cell>
        </table:table-row>
        <table:table-row table:style-name="ro1">
          <table:table-cell office:value-type="float" office:value="0.385278" calcext:value-type="float">
            <text:p>0.385278</text:p>
          </table:table-cell>
          <table:table-cell office:value-type="float" office:value="0.447076" calcext:value-type="float">
            <text:p>0.447076</text:p>
          </table:table-cell>
          <table:table-cell office:value-type="float" office:value="0.041145" calcext:value-type="float">
            <text:p>0.041145</text:p>
          </table:table-cell>
          <table:table-cell table:formula="of:=[.B1262]-[.C1262]" office:value-type="float" office:value="0.405931" calcext:value-type="float">
            <text:p>0.405931</text:p>
          </table:table-cell>
        </table:table-row>
        <table:table-row table:style-name="ro1">
          <table:table-cell office:value-type="float" office:value="0.431726" calcext:value-type="float">
            <text:p>0.431726</text:p>
          </table:table-cell>
          <table:table-cell office:value-type="float" office:value="0.493524" calcext:value-type="float">
            <text:p>0.493524</text:p>
          </table:table-cell>
          <table:table-cell office:value-type="float" office:value="0.041173" calcext:value-type="float">
            <text:p>0.041173</text:p>
          </table:table-cell>
          <table:table-cell table:formula="of:=[.B1263]-[.C1263]" office:value-type="float" office:value="0.452351" calcext:value-type="float">
            <text:p>0.452351</text:p>
          </table:table-cell>
        </table:table-row>
        <table:table-row table:style-name="ro1">
          <table:table-cell office:value-type="float" office:value="0.477803" calcext:value-type="float">
            <text:p>0.477803</text:p>
          </table:table-cell>
          <table:table-cell office:value-type="float" office:value="0.539601" calcext:value-type="float">
            <text:p>0.539601</text:p>
          </table:table-cell>
          <table:table-cell office:value-type="float" office:value="0.041201" calcext:value-type="float">
            <text:p>0.041201</text:p>
          </table:table-cell>
          <table:table-cell table:formula="of:=[.B1264]-[.C1264]" office:value-type="float" office:value="0.4984" calcext:value-type="float">
            <text:p>0.4984</text:p>
          </table:table-cell>
        </table:table-row>
        <table:table-row table:style-name="ro1">
          <table:table-cell office:value-type="float" office:value="0.524512" calcext:value-type="float">
            <text:p>0.524512</text:p>
          </table:table-cell>
          <table:table-cell office:value-type="float" office:value="0.58631" calcext:value-type="float">
            <text:p>0.58631</text:p>
          </table:table-cell>
          <table:table-cell office:value-type="float" office:value="0.041229" calcext:value-type="float">
            <text:p>0.041229</text:p>
          </table:table-cell>
          <table:table-cell table:formula="of:=[.B1265]-[.C1265]" office:value-type="float" office:value="0.545081" calcext:value-type="float">
            <text:p>0.545081</text:p>
          </table:table-cell>
        </table:table-row>
        <table:table-row table:style-name="ro1">
          <table:table-cell office:value-type="float" office:value="0.574376" calcext:value-type="float">
            <text:p>0.574376</text:p>
          </table:table-cell>
          <table:table-cell office:value-type="float" office:value="0.636174" calcext:value-type="float">
            <text:p>0.636174</text:p>
          </table:table-cell>
          <table:table-cell office:value-type="float" office:value="0.041257" calcext:value-type="float">
            <text:p>0.041257</text:p>
          </table:table-cell>
          <table:table-cell table:formula="of:=[.B1266]-[.C1266]" office:value-type="float" office:value="0.594917" calcext:value-type="float">
            <text:p>0.594917</text:p>
          </table:table-cell>
        </table:table-row>
        <table:table-row table:style-name="ro1">
          <table:table-cell office:value-type="float" office:value="0.625081" calcext:value-type="float">
            <text:p>0.625081</text:p>
          </table:table-cell>
          <table:table-cell office:value-type="float" office:value="0.686879" calcext:value-type="float">
            <text:p>0.686879</text:p>
          </table:table-cell>
          <table:table-cell office:value-type="float" office:value="0.041285" calcext:value-type="float">
            <text:p>0.041285</text:p>
          </table:table-cell>
          <table:table-cell table:formula="of:=[.B1267]-[.C1267]" office:value-type="float" office:value="0.645594" calcext:value-type="float">
            <text:p>0.645594</text:p>
          </table:table-cell>
        </table:table-row>
        <table:table-row table:style-name="ro1">
          <table:table-cell office:value-type="float" office:value="0.676614" calcext:value-type="float">
            <text:p>0.676614</text:p>
          </table:table-cell>
          <table:table-cell office:value-type="float" office:value="0.738412" calcext:value-type="float">
            <text:p>0.738412</text:p>
          </table:table-cell>
          <table:table-cell office:value-type="float" office:value="0.041313" calcext:value-type="float">
            <text:p>0.041313</text:p>
          </table:table-cell>
          <table:table-cell table:formula="of:=[.B1268]-[.C1268]" office:value-type="float" office:value="0.697099" calcext:value-type="float">
            <text:p>0.697099</text:p>
          </table:table-cell>
        </table:table-row>
        <table:table-row table:style-name="ro1">
          <table:table-cell office:value-type="float" office:value="0.726999" calcext:value-type="float">
            <text:p>0.726999</text:p>
          </table:table-cell>
          <table:table-cell office:value-type="float" office:value="0.788797" calcext:value-type="float">
            <text:p>0.788797</text:p>
          </table:table-cell>
          <table:table-cell office:value-type="float" office:value="0.041341" calcext:value-type="float">
            <text:p>0.041341</text:p>
          </table:table-cell>
          <table:table-cell table:formula="of:=[.B1269]-[.C1269]" office:value-type="float" office:value="0.747456" calcext:value-type="float">
            <text:p>0.747456</text:p>
          </table:table-cell>
        </table:table-row>
        <table:table-row table:style-name="ro1">
          <table:table-cell office:value-type="float" office:value="0.777387" calcext:value-type="float">
            <text:p>0.777387</text:p>
          </table:table-cell>
          <table:table-cell office:value-type="float" office:value="0.839185" calcext:value-type="float">
            <text:p>0.839185</text:p>
          </table:table-cell>
          <table:table-cell office:value-type="float" office:value="0.041369" calcext:value-type="float">
            <text:p>0.041369</text:p>
          </table:table-cell>
          <table:table-cell table:formula="of:=[.B1270]-[.C1270]" office:value-type="float" office:value="0.797816" calcext:value-type="float">
            <text:p>0.797816</text:p>
          </table:table-cell>
        </table:table-row>
        <table:table-row table:style-name="ro1">
          <table:table-cell office:value-type="float" office:value="0.827743" calcext:value-type="float">
            <text:p>0.827743</text:p>
          </table:table-cell>
          <table:table-cell office:value-type="float" office:value="0.889541" calcext:value-type="float">
            <text:p>0.889541</text:p>
          </table:table-cell>
          <table:table-cell office:value-type="float" office:value="0.041397" calcext:value-type="float">
            <text:p>0.041397</text:p>
          </table:table-cell>
          <table:table-cell table:formula="of:=[.B1271]-[.C1271]" office:value-type="float" office:value="0.848144" calcext:value-type="float">
            <text:p>0.848144</text:p>
          </table:table-cell>
        </table:table-row>
        <table:table-row table:style-name="ro1">
          <table:table-cell office:value-type="float" office:value="0.877327" calcext:value-type="float">
            <text:p>0.877327</text:p>
          </table:table-cell>
          <table:table-cell office:value-type="float" office:value="0.939125" calcext:value-type="float">
            <text:p>0.939125</text:p>
          </table:table-cell>
          <table:table-cell office:value-type="float" office:value="0.041425" calcext:value-type="float">
            <text:p>0.041425</text:p>
          </table:table-cell>
          <table:table-cell table:formula="of:=[.B1272]-[.C1272]" office:value-type="float" office:value="0.8977" calcext:value-type="float">
            <text:p>0.8977</text:p>
          </table:table-cell>
        </table:table-row>
        <table:table-row table:style-name="ro1">
          <table:table-cell office:value-type="float" office:value="0.928604" calcext:value-type="float">
            <text:p>0.928604</text:p>
          </table:table-cell>
          <table:table-cell office:value-type="float" office:value="0.990402" calcext:value-type="float">
            <text:p>0.990402</text:p>
          </table:table-cell>
          <table:table-cell office:value-type="float" office:value="0.041453" calcext:value-type="float">
            <text:p>0.041453</text:p>
          </table:table-cell>
          <table:table-cell table:formula="of:=[.B1273]-[.C1273]" office:value-type="float" office:value="0.948949" calcext:value-type="float">
            <text:p>0.948949</text:p>
          </table:table-cell>
        </table:table-row>
        <table:table-row table:style-name="ro1">
          <table:table-cell office:value-type="float" office:value="0.978212" calcext:value-type="float">
            <text:p>0.978212</text:p>
          </table:table-cell>
          <table:table-cell office:value-type="float" office:value="1.04001" calcext:value-type="float">
            <text:p>1.04001</text:p>
          </table:table-cell>
          <table:table-cell office:value-type="float" office:value="0.041481" calcext:value-type="float">
            <text:p>0.041481</text:p>
          </table:table-cell>
          <table:table-cell table:formula="of:=[.B1274]-[.C1274]" office:value-type="float" office:value="0.998529" calcext:value-type="float">
            <text:p>0.998529</text:p>
          </table:table-cell>
        </table:table-row>
        <table:table-row table:style-name="ro1">
          <table:table-cell office:value-type="float" office:value="1.02855" calcext:value-type="float">
            <text:p>1.02855</text:p>
          </table:table-cell>
          <table:table-cell office:value-type="float" office:value="1.090348" calcext:value-type="float">
            <text:p>1.090348</text:p>
          </table:table-cell>
          <table:table-cell office:value-type="float" office:value="0.041509" calcext:value-type="float">
            <text:p>0.041509</text:p>
          </table:table-cell>
          <table:table-cell table:formula="of:=[.B1275]-[.C1275]" office:value-type="float" office:value="1.048839" calcext:value-type="float">
            <text:p>1.048839</text:p>
          </table:table-cell>
        </table:table-row>
        <table:table-row table:style-name="ro1">
          <table:table-cell office:value-type="float" office:value="1.078558" calcext:value-type="float">
            <text:p>1.078558</text:p>
          </table:table-cell>
          <table:table-cell office:value-type="float" office:value="1.140356" calcext:value-type="float">
            <text:p>1.140356</text:p>
          </table:table-cell>
          <table:table-cell office:value-type="float" office:value="0.041537" calcext:value-type="float">
            <text:p>0.041537</text:p>
          </table:table-cell>
          <table:table-cell table:formula="of:=[.B1276]-[.C1276]" office:value-type="float" office:value="1.098819" calcext:value-type="float">
            <text:p>1.098819</text:p>
          </table:table-cell>
        </table:table-row>
        <table:table-row table:style-name="ro1">
          <table:table-cell office:value-type="float" office:value="1.128575" calcext:value-type="float">
            <text:p>1.128575</text:p>
          </table:table-cell>
          <table:table-cell office:value-type="float" office:value="1.190373" calcext:value-type="float">
            <text:p>1.190373</text:p>
          </table:table-cell>
          <table:table-cell office:value-type="float" office:value="0.041565" calcext:value-type="float">
            <text:p>0.041565</text:p>
          </table:table-cell>
          <table:table-cell table:formula="of:=[.B1277]-[.C1277]" office:value-type="float" office:value="1.148808" calcext:value-type="float">
            <text:p>1.148808</text:p>
          </table:table-cell>
        </table:table-row>
        <table:table-row table:style-name="ro1">
          <table:table-cell office:value-type="float" office:value="1.177624" calcext:value-type="float">
            <text:p>1.177624</text:p>
          </table:table-cell>
          <table:table-cell office:value-type="float" office:value="1.239422" calcext:value-type="float">
            <text:p>1.239422</text:p>
          </table:table-cell>
          <table:table-cell office:value-type="float" office:value="0.041593" calcext:value-type="float">
            <text:p>0.041593</text:p>
          </table:table-cell>
          <table:table-cell table:formula="of:=[.B1278]-[.C1278]" office:value-type="float" office:value="1.197829" calcext:value-type="float">
            <text:p>1.197829</text:p>
          </table:table-cell>
        </table:table-row>
        <table:table-row table:style-name="ro1">
          <table:table-cell office:value-type="float" office:value="1.226192" calcext:value-type="float">
            <text:p>1.226192</text:p>
          </table:table-cell>
          <table:table-cell office:value-type="float" office:value="1.28799" calcext:value-type="float">
            <text:p>1.28799</text:p>
          </table:table-cell>
          <table:table-cell office:value-type="float" office:value="0.041621" calcext:value-type="float">
            <text:p>0.041621</text:p>
          </table:table-cell>
          <table:table-cell table:formula="of:=[.B1279]-[.C1279]" office:value-type="float" office:value="1.246369" calcext:value-type="float">
            <text:p>1.246369</text:p>
          </table:table-cell>
        </table:table-row>
        <table:table-row table:style-name="ro1">
          <table:table-cell office:value-type="float" office:value="1.274156" calcext:value-type="float">
            <text:p>1.274156</text:p>
          </table:table-cell>
          <table:table-cell office:value-type="float" office:value="1.335954" calcext:value-type="float">
            <text:p>1.335954</text:p>
          </table:table-cell>
          <table:table-cell office:value-type="float" office:value="0.041649" calcext:value-type="float">
            <text:p>0.041649</text:p>
          </table:table-cell>
          <table:table-cell table:formula="of:=[.B1280]-[.C1280]" office:value-type="float" office:value="1.294305" calcext:value-type="float">
            <text:p>1.294305</text:p>
          </table:table-cell>
        </table:table-row>
        <table:table-row table:style-name="ro1">
          <table:table-cell office:value-type="float" office:value="1.322693" calcext:value-type="float">
            <text:p>1.322693</text:p>
          </table:table-cell>
          <table:table-cell office:value-type="float" office:value="1.384491" calcext:value-type="float">
            <text:p>1.384491</text:p>
          </table:table-cell>
          <table:table-cell office:value-type="float" office:value="0.041677" calcext:value-type="float">
            <text:p>0.041677</text:p>
          </table:table-cell>
          <table:table-cell table:formula="of:=[.B1281]-[.C1281]" office:value-type="float" office:value="1.342814" calcext:value-type="float">
            <text:p>1.342814</text:p>
          </table:table-cell>
        </table:table-row>
        <table:table-row table:style-name="ro1">
          <table:table-cell office:value-type="float" office:value="1.370836" calcext:value-type="float">
            <text:p>1.370836</text:p>
          </table:table-cell>
          <table:table-cell office:value-type="float" office:value="1.432634" calcext:value-type="float">
            <text:p>1.432634</text:p>
          </table:table-cell>
          <table:table-cell office:value-type="float" office:value="0.041705" calcext:value-type="float">
            <text:p>0.041705</text:p>
          </table:table-cell>
          <table:table-cell table:formula="of:=[.B1282]-[.C1282]" office:value-type="float" office:value="1.390929" calcext:value-type="float">
            <text:p>1.390929</text:p>
          </table:table-cell>
        </table:table-row>
        <table:table-row table:style-name="ro1">
          <table:table-cell office:value-type="float" office:value="1.419556" calcext:value-type="float">
            <text:p>1.419556</text:p>
          </table:table-cell>
          <table:table-cell office:value-type="float" office:value="1.481354" calcext:value-type="float">
            <text:p>1.481354</text:p>
          </table:table-cell>
          <table:table-cell office:value-type="float" office:value="0.041733" calcext:value-type="float">
            <text:p>0.041733</text:p>
          </table:table-cell>
          <table:table-cell table:formula="of:=[.B1283]-[.C1283]" office:value-type="float" office:value="1.439621" calcext:value-type="float">
            <text:p>1.439621</text:p>
          </table:table-cell>
        </table:table-row>
        <table:table-row table:style-name="ro1">
          <table:table-cell office:value-type="float" office:value="1.46771" calcext:value-type="float">
            <text:p>1.46771</text:p>
          </table:table-cell>
          <table:table-cell office:value-type="float" office:value="1.529508" calcext:value-type="float">
            <text:p>1.529508</text:p>
          </table:table-cell>
          <table:table-cell office:value-type="float" office:value="0.041761" calcext:value-type="float">
            <text:p>0.041761</text:p>
          </table:table-cell>
          <table:table-cell table:formula="of:=[.B1284]-[.C1284]" office:value-type="float" office:value="1.487747" calcext:value-type="float">
            <text:p>1.487747</text:p>
          </table:table-cell>
        </table:table-row>
        <table:table-row table:style-name="ro1">
          <table:table-cell office:value-type="float" office:value="1.515503" calcext:value-type="float">
            <text:p>1.515503</text:p>
          </table:table-cell>
          <table:table-cell office:value-type="float" office:value="1.577301" calcext:value-type="float">
            <text:p>1.577301</text:p>
          </table:table-cell>
          <table:table-cell office:value-type="float" office:value="0.041789" calcext:value-type="float">
            <text:p>0.041789</text:p>
          </table:table-cell>
          <table:table-cell table:formula="of:=[.B1285]-[.C1285]" office:value-type="float" office:value="1.535512" calcext:value-type="float">
            <text:p>1.535512</text:p>
          </table:table-cell>
        </table:table-row>
        <table:table-row table:style-name="ro1">
          <table:table-cell office:value-type="float" office:value="1.56444" calcext:value-type="float">
            <text:p>1.56444</text:p>
          </table:table-cell>
          <table:table-cell office:value-type="float" office:value="1.626238" calcext:value-type="float">
            <text:p>1.626238</text:p>
          </table:table-cell>
          <table:table-cell office:value-type="float" office:value="0.041817" calcext:value-type="float">
            <text:p>0.041817</text:p>
          </table:table-cell>
          <table:table-cell table:formula="of:=[.B1286]-[.C1286]" office:value-type="float" office:value="1.584421" calcext:value-type="float">
            <text:p>1.584421</text:p>
          </table:table-cell>
        </table:table-row>
        <table:table-row table:style-name="ro1">
          <table:table-cell office:value-type="float" office:value="1.612246" calcext:value-type="float">
            <text:p>1.612246</text:p>
          </table:table-cell>
          <table:table-cell office:value-type="float" office:value="1.674044" calcext:value-type="float">
            <text:p>1.674044</text:p>
          </table:table-cell>
          <table:table-cell office:value-type="float" office:value="0.041845" calcext:value-type="float">
            <text:p>0.041845</text:p>
          </table:table-cell>
          <table:table-cell table:formula="of:=[.B1287]-[.C1287]" office:value-type="float" office:value="1.632199" calcext:value-type="float">
            <text:p>1.632199</text:p>
          </table:table-cell>
        </table:table-row>
        <table:table-row table:style-name="ro1">
          <table:table-cell office:value-type="float" office:value="1.661245" calcext:value-type="float">
            <text:p>1.661245</text:p>
          </table:table-cell>
          <table:table-cell office:value-type="float" office:value="1.723043" calcext:value-type="float">
            <text:p>1.723043</text:p>
          </table:table-cell>
          <table:table-cell office:value-type="float" office:value="0.041873" calcext:value-type="float">
            <text:p>0.041873</text:p>
          </table:table-cell>
          <table:table-cell table:formula="of:=[.B1288]-[.C1288]" office:value-type="float" office:value="1.68117" calcext:value-type="float">
            <text:p>1.68117</text:p>
          </table:table-cell>
        </table:table-row>
        <table:table-row table:style-name="ro1">
          <table:table-cell office:value-type="float" office:value="1.709716" calcext:value-type="float">
            <text:p>1.709716</text:p>
          </table:table-cell>
          <table:table-cell office:value-type="float" office:value="1.771514" calcext:value-type="float">
            <text:p>1.771514</text:p>
          </table:table-cell>
          <table:table-cell office:value-type="float" office:value="0.041901" calcext:value-type="float">
            <text:p>0.041901</text:p>
          </table:table-cell>
          <table:table-cell table:formula="of:=[.B1289]-[.C1289]" office:value-type="float" office:value="1.729613" calcext:value-type="float">
            <text:p>1.729613</text:p>
          </table:table-cell>
        </table:table-row>
        <table:table-row table:style-name="ro1">
          <table:table-cell office:value-type="float" office:value="1.759373" calcext:value-type="float">
            <text:p>1.759373</text:p>
          </table:table-cell>
          <table:table-cell office:value-type="float" office:value="1.821171" calcext:value-type="float">
            <text:p>1.821171</text:p>
          </table:table-cell>
          <table:table-cell office:value-type="float" office:value="0.041929" calcext:value-type="float">
            <text:p>0.041929</text:p>
          </table:table-cell>
          <table:table-cell table:formula="of:=[.B1290]-[.C1290]" office:value-type="float" office:value="1.779242" calcext:value-type="float">
            <text:p>1.779242</text:p>
          </table:table-cell>
        </table:table-row>
        <table:table-row table:style-name="ro1">
          <table:table-cell office:value-type="float" office:value="1.810098" calcext:value-type="float">
            <text:p>1.810098</text:p>
          </table:table-cell>
          <table:table-cell office:value-type="float" office:value="1.871896" calcext:value-type="float">
            <text:p>1.871896</text:p>
          </table:table-cell>
          <table:table-cell office:value-type="float" office:value="0.041957" calcext:value-type="float">
            <text:p>0.041957</text:p>
          </table:table-cell>
          <table:table-cell table:formula="of:=[.B1291]-[.C1291]" office:value-type="float" office:value="1.829939" calcext:value-type="float">
            <text:p>1.829939</text:p>
          </table:table-cell>
        </table:table-row>
        <table:table-row table:style-name="ro1">
          <table:table-cell office:value-type="float" office:value="1.860701" calcext:value-type="float">
            <text:p>1.860701</text:p>
          </table:table-cell>
          <table:table-cell office:value-type="float" office:value="1.922499" calcext:value-type="float">
            <text:p>1.922499</text:p>
          </table:table-cell>
          <table:table-cell office:value-type="float" office:value="0.041985" calcext:value-type="float">
            <text:p>0.041985</text:p>
          </table:table-cell>
          <table:table-cell table:formula="of:=[.B1292]-[.C1292]" office:value-type="float" office:value="1.880514" calcext:value-type="float">
            <text:p>1.880514</text:p>
          </table:table-cell>
        </table:table-row>
        <table:table-row table:style-name="ro1">
          <table:table-cell office:value-type="float" office:value="1.912214" calcext:value-type="float">
            <text:p>1.912214</text:p>
          </table:table-cell>
          <table:table-cell office:value-type="float" office:value="1.974012" calcext:value-type="float">
            <text:p>1.974012</text:p>
          </table:table-cell>
          <table:table-cell office:value-type="float" office:value="0.042013" calcext:value-type="float">
            <text:p>0.042013</text:p>
          </table:table-cell>
          <table:table-cell table:formula="of:=[.B1293]-[.C1293]" office:value-type="float" office:value="1.931999" calcext:value-type="float">
            <text:p>1.931999</text:p>
          </table:table-cell>
        </table:table-row>
        <table:table-row table:style-name="ro1">
          <table:table-cell office:value-type="float" office:value="1.963639" calcext:value-type="float">
            <text:p>1.963639</text:p>
          </table:table-cell>
          <table:table-cell office:value-type="float" office:value="2.025437" calcext:value-type="float">
            <text:p>2.025437</text:p>
          </table:table-cell>
          <table:table-cell office:value-type="float" office:value="0.042041" calcext:value-type="float">
            <text:p>0.042041</text:p>
          </table:table-cell>
          <table:table-cell table:formula="of:=[.B1294]-[.C1294]" office:value-type="float" office:value="1.983396" calcext:value-type="float">
            <text:p>1.983396</text:p>
          </table:table-cell>
        </table:table-row>
        <table:table-row table:style-name="ro1">
          <table:table-cell office:value-type="float" office:value="2.014741" calcext:value-type="float">
            <text:p>2.014741</text:p>
          </table:table-cell>
          <table:table-cell office:value-type="float" office:value="2.07654" calcext:value-type="float">
            <text:p>2.07654</text:p>
          </table:table-cell>
          <table:table-cell office:value-type="float" office:value="0.042069" calcext:value-type="float">
            <text:p>0.042069</text:p>
          </table:table-cell>
          <table:table-cell table:formula="of:=[.B1295]-[.C1295]" office:value-type="float" office:value="2.034471" calcext:value-type="float">
            <text:p>2.034471</text:p>
          </table:table-cell>
        </table:table-row>
        <table:table-row table:style-name="ro1">
          <table:table-cell office:value-type="float" office:value="2.065331" calcext:value-type="float">
            <text:p>2.065331</text:p>
          </table:table-cell>
          <table:table-cell office:value-type="float" office:value="2.127129" calcext:value-type="float">
            <text:p>2.127129</text:p>
          </table:table-cell>
          <table:table-cell office:value-type="float" office:value="0.042097" calcext:value-type="float">
            <text:p>0.042097</text:p>
          </table:table-cell>
          <table:table-cell table:formula="of:=[.B1296]-[.C1296]" office:value-type="float" office:value="2.085032" calcext:value-type="float">
            <text:p>2.085032</text:p>
          </table:table-cell>
        </table:table-row>
        <table:table-row table:style-name="ro1">
          <table:table-cell office:value-type="float" office:value="2.115818" calcext:value-type="float">
            <text:p>2.115818</text:p>
          </table:table-cell>
          <table:table-cell office:value-type="float" office:value="2.177616" calcext:value-type="float">
            <text:p>2.177616</text:p>
          </table:table-cell>
          <table:table-cell office:value-type="float" office:value="0.042125" calcext:value-type="float">
            <text:p>0.042125</text:p>
          </table:table-cell>
          <table:table-cell table:formula="of:=[.B1297]-[.C1297]" office:value-type="float" office:value="2.135491" calcext:value-type="float">
            <text:p>2.135491</text:p>
          </table:table-cell>
        </table:table-row>
        <table:table-row table:style-name="ro1">
          <table:table-cell office:value-type="float" office:value="2.165736" calcext:value-type="float">
            <text:p>2.165736</text:p>
          </table:table-cell>
          <table:table-cell office:value-type="float" office:value="2.227534" calcext:value-type="float">
            <text:p>2.227534</text:p>
          </table:table-cell>
          <table:table-cell office:value-type="float" office:value="0.042153" calcext:value-type="float">
            <text:p>0.042153</text:p>
          </table:table-cell>
          <table:table-cell table:formula="of:=[.B1298]-[.C1298]" office:value-type="float" office:value="2.185381" calcext:value-type="float">
            <text:p>2.185381</text:p>
          </table:table-cell>
        </table:table-row>
        <table:table-row table:style-name="ro1">
          <table:table-cell office:value-type="float" office:value="2.215163" calcext:value-type="float">
            <text:p>2.215163</text:p>
          </table:table-cell>
          <table:table-cell office:value-type="float" office:value="2.276961" calcext:value-type="float">
            <text:p>2.276961</text:p>
          </table:table-cell>
          <table:table-cell office:value-type="float" office:value="0.042181" calcext:value-type="float">
            <text:p>0.042181</text:p>
          </table:table-cell>
          <table:table-cell table:formula="of:=[.B1299]-[.C1299]" office:value-type="float" office:value="2.23478" calcext:value-type="float">
            <text:p>2.23478</text:p>
          </table:table-cell>
        </table:table-row>
        <table:table-row table:style-name="ro1">
          <table:table-cell office:value-type="float" office:value="2.26394" calcext:value-type="float">
            <text:p>2.26394</text:p>
          </table:table-cell>
          <table:table-cell office:value-type="float" office:value="2.325738" calcext:value-type="float">
            <text:p>2.325738</text:p>
          </table:table-cell>
          <table:table-cell office:value-type="float" office:value="0.042209" calcext:value-type="float">
            <text:p>0.042209</text:p>
          </table:table-cell>
          <table:table-cell table:formula="of:=[.B1300]-[.C1300]" office:value-type="float" office:value="2.283529" calcext:value-type="float">
            <text:p>2.283529</text:p>
          </table:table-cell>
        </table:table-row>
        <table:table-row table:style-name="ro1">
          <table:table-cell office:value-type="float" office:value="2.312328" calcext:value-type="float">
            <text:p>2.312328</text:p>
          </table:table-cell>
          <table:table-cell office:value-type="float" office:value="2.374126" calcext:value-type="float">
            <text:p>2.374126</text:p>
          </table:table-cell>
          <table:table-cell office:value-type="float" office:value="0.042237" calcext:value-type="float">
            <text:p>0.042237</text:p>
          </table:table-cell>
          <table:table-cell table:formula="of:=[.B1301]-[.C1301]" office:value-type="float" office:value="2.331889" calcext:value-type="float">
            <text:p>2.331889</text:p>
          </table:table-cell>
        </table:table-row>
        <table:table-row table:style-name="ro1">
          <table:table-cell office:value-type="float" office:value="2.360407" calcext:value-type="float">
            <text:p>2.360407</text:p>
          </table:table-cell>
          <table:table-cell office:value-type="float" office:value="2.422205" calcext:value-type="float">
            <text:p>2.422205</text:p>
          </table:table-cell>
          <table:table-cell office:value-type="float" office:value="0.042265" calcext:value-type="float">
            <text:p>0.042265</text:p>
          </table:table-cell>
          <table:table-cell table:formula="of:=[.B1302]-[.C1302]" office:value-type="float" office:value="2.37994" calcext:value-type="float">
            <text:p>2.37994</text:p>
          </table:table-cell>
        </table:table-row>
        <table:table-row table:style-name="ro1">
          <table:table-cell office:value-type="float" office:value="2.407913" calcext:value-type="float">
            <text:p>2.407913</text:p>
          </table:table-cell>
          <table:table-cell office:value-type="float" office:value="2.469711" calcext:value-type="float">
            <text:p>2.469711</text:p>
          </table:table-cell>
          <table:table-cell office:value-type="float" office:value="0.042293" calcext:value-type="float">
            <text:p>0.042293</text:p>
          </table:table-cell>
          <table:table-cell table:formula="of:=[.B1303]-[.C1303]" office:value-type="float" office:value="2.427418" calcext:value-type="float">
            <text:p>2.427418</text:p>
          </table:table-cell>
        </table:table-row>
        <table:table-row table:style-name="ro1">
          <table:table-cell office:value-type="float" office:value="2.45536" calcext:value-type="float">
            <text:p>2.45536</text:p>
          </table:table-cell>
          <table:table-cell office:value-type="float" office:value="2.517158" calcext:value-type="float">
            <text:p>2.517158</text:p>
          </table:table-cell>
          <table:table-cell office:value-type="float" office:value="0.042321" calcext:value-type="float">
            <text:p>0.042321</text:p>
          </table:table-cell>
          <table:table-cell table:formula="of:=[.B1304]-[.C1304]" office:value-type="float" office:value="2.474837" calcext:value-type="float">
            <text:p>2.474837</text:p>
          </table:table-cell>
        </table:table-row>
        <table:table-row table:style-name="ro1">
          <table:table-cell office:value-type="float" office:value="2.501602" calcext:value-type="float">
            <text:p>2.501602</text:p>
          </table:table-cell>
          <table:table-cell office:value-type="float" office:value="2.5634" calcext:value-type="float">
            <text:p>2.5634</text:p>
          </table:table-cell>
          <table:table-cell office:value-type="float" office:value="0.042349" calcext:value-type="float">
            <text:p>0.042349</text:p>
          </table:table-cell>
          <table:table-cell table:formula="of:=[.B1305]-[.C1305]" office:value-type="float" office:value="2.521051" calcext:value-type="float">
            <text:p>2.521051</text:p>
          </table:table-cell>
        </table:table-row>
        <table:table-row table:style-name="ro1">
          <table:table-cell office:value-type="float" office:value="2.5482" calcext:value-type="float">
            <text:p>2.5482</text:p>
          </table:table-cell>
          <table:table-cell office:value-type="float" office:value="2.609998" calcext:value-type="float">
            <text:p>2.609998</text:p>
          </table:table-cell>
          <table:table-cell office:value-type="float" office:value="0.042377" calcext:value-type="float">
            <text:p>0.042377</text:p>
          </table:table-cell>
          <table:table-cell table:formula="of:=[.B1306]-[.C1306]" office:value-type="float" office:value="2.567621" calcext:value-type="float">
            <text:p>2.567621</text:p>
          </table:table-cell>
        </table:table-row>
        <table:table-row table:style-name="ro1">
          <table:table-cell office:value-type="float" office:value="2.59622" calcext:value-type="float">
            <text:p>2.59622</text:p>
          </table:table-cell>
          <table:table-cell office:value-type="float" office:value="2.658018" calcext:value-type="float">
            <text:p>2.658018</text:p>
          </table:table-cell>
          <table:table-cell office:value-type="float" office:value="0.042405" calcext:value-type="float">
            <text:p>0.042405</text:p>
          </table:table-cell>
          <table:table-cell table:formula="of:=[.B1307]-[.C1307]" office:value-type="float" office:value="2.615613" calcext:value-type="float">
            <text:p>2.615613</text:p>
          </table:table-cell>
        </table:table-row>
        <table:table-row table:style-name="ro1">
          <table:table-cell office:value-type="float" office:value="2.644074" calcext:value-type="float">
            <text:p>2.644074</text:p>
          </table:table-cell>
          <table:table-cell office:value-type="float" office:value="2.705872" calcext:value-type="float">
            <text:p>2.705872</text:p>
          </table:table-cell>
          <table:table-cell office:value-type="float" office:value="0.042433" calcext:value-type="float">
            <text:p>0.042433</text:p>
          </table:table-cell>
          <table:table-cell table:formula="of:=[.B1308]-[.C1308]" office:value-type="float" office:value="2.663439" calcext:value-type="float">
            <text:p>2.663439</text:p>
          </table:table-cell>
        </table:table-row>
        <table:table-row table:style-name="ro1">
          <table:table-cell office:value-type="float" office:value="2.692001" calcext:value-type="float">
            <text:p>2.692001</text:p>
          </table:table-cell>
          <table:table-cell office:value-type="float" office:value="2.753799" calcext:value-type="float">
            <text:p>2.753799</text:p>
          </table:table-cell>
          <table:table-cell office:value-type="float" office:value="0.042461" calcext:value-type="float">
            <text:p>0.042461</text:p>
          </table:table-cell>
          <table:table-cell table:formula="of:=[.B1309]-[.C1309]" office:value-type="float" office:value="2.711338" calcext:value-type="float">
            <text:p>2.711338</text:p>
          </table:table-cell>
        </table:table-row>
        <table:table-row table:style-name="ro1">
          <table:table-cell office:value-type="float" office:value="2.739409" calcext:value-type="float">
            <text:p>2.739409</text:p>
          </table:table-cell>
          <table:table-cell office:value-type="float" office:value="2.801208" calcext:value-type="float">
            <text:p>2.801208</text:p>
          </table:table-cell>
          <table:table-cell office:value-type="float" office:value="0.042489" calcext:value-type="float">
            <text:p>0.042489</text:p>
          </table:table-cell>
          <table:table-cell table:formula="of:=[.B1310]-[.C1310]" office:value-type="float" office:value="2.758719" calcext:value-type="float">
            <text:p>2.758719</text:p>
          </table:table-cell>
        </table:table-row>
        <table:table-row table:style-name="ro1">
          <table:table-cell office:value-type="float" office:value="2.788396" calcext:value-type="float">
            <text:p>2.788396</text:p>
          </table:table-cell>
          <table:table-cell office:value-type="float" office:value="2.850194" calcext:value-type="float">
            <text:p>2.850194</text:p>
          </table:table-cell>
          <table:table-cell office:value-type="float" office:value="0.042517" calcext:value-type="float">
            <text:p>0.042517</text:p>
          </table:table-cell>
          <table:table-cell table:formula="of:=[.B1311]-[.C1311]" office:value-type="float" office:value="2.807677" calcext:value-type="float">
            <text:p>2.807677</text:p>
          </table:table-cell>
        </table:table-row>
        <table:table-row table:style-name="ro1">
          <table:table-cell office:value-type="float" office:value="2.837254" calcext:value-type="float">
            <text:p>2.837254</text:p>
          </table:table-cell>
          <table:table-cell office:value-type="float" office:value="2.899052" calcext:value-type="float">
            <text:p>2.899052</text:p>
          </table:table-cell>
          <table:table-cell office:value-type="float" office:value="0.042545" calcext:value-type="float">
            <text:p>0.042545</text:p>
          </table:table-cell>
          <table:table-cell table:formula="of:=[.B1312]-[.C1312]" office:value-type="float" office:value="2.856507" calcext:value-type="float">
            <text:p>2.856507</text:p>
          </table:table-cell>
        </table:table-row>
        <table:table-row table:style-name="ro1">
          <table:table-cell office:value-type="float" office:value="2.88671" calcext:value-type="float">
            <text:p>2.88671</text:p>
          </table:table-cell>
          <table:table-cell office:value-type="float" office:value="2.948508" calcext:value-type="float">
            <text:p>2.948508</text:p>
          </table:table-cell>
          <table:table-cell office:value-type="float" office:value="0.042573" calcext:value-type="float">
            <text:p>0.042573</text:p>
          </table:table-cell>
          <table:table-cell table:formula="of:=[.B1313]-[.C1313]" office:value-type="float" office:value="2.905935" calcext:value-type="float">
            <text:p>2.905935</text:p>
          </table:table-cell>
        </table:table-row>
        <table:table-row table:style-name="ro1">
          <table:table-cell office:value-type="float" office:value="2.935754" calcext:value-type="float">
            <text:p>2.935754</text:p>
          </table:table-cell>
          <table:table-cell office:value-type="float" office:value="2.997552" calcext:value-type="float">
            <text:p>2.997552</text:p>
          </table:table-cell>
          <table:table-cell office:value-type="float" office:value="0.042601" calcext:value-type="float">
            <text:p>0.042601</text:p>
          </table:table-cell>
          <table:table-cell table:formula="of:=[.B1314]-[.C1314]" office:value-type="float" office:value="2.954951" calcext:value-type="float">
            <text:p>2.954951</text:p>
          </table:table-cell>
        </table:table-row>
        <table:table-row table:style-name="ro1">
          <table:table-cell office:value-type="float" office:value="2.985812" calcext:value-type="float">
            <text:p>2.985812</text:p>
          </table:table-cell>
          <table:table-cell office:value-type="float" office:value="3.04761" calcext:value-type="float">
            <text:p>3.04761</text:p>
          </table:table-cell>
          <table:table-cell office:value-type="float" office:value="0.042629" calcext:value-type="float">
            <text:p>0.042629</text:p>
          </table:table-cell>
          <table:table-cell table:formula="of:=[.B1315]-[.C1315]" office:value-type="float" office:value="3.004981" calcext:value-type="float">
            <text:p>3.004981</text:p>
          </table:table-cell>
        </table:table-row>
        <table:table-row table:style-name="ro1">
          <table:table-cell office:value-type="float" office:value="3.035847" calcext:value-type="float">
            <text:p>3.035847</text:p>
          </table:table-cell>
          <table:table-cell office:value-type="float" office:value="3.097645" calcext:value-type="float">
            <text:p>3.097645</text:p>
          </table:table-cell>
          <table:table-cell office:value-type="float" office:value="0.042657" calcext:value-type="float">
            <text:p>0.042657</text:p>
          </table:table-cell>
          <table:table-cell table:formula="of:=[.B1316]-[.C1316]" office:value-type="float" office:value="3.054988" calcext:value-type="float">
            <text:p>3.054988</text:p>
          </table:table-cell>
        </table:table-row>
        <table:table-row table:style-name="ro1">
          <table:table-cell office:value-type="float" office:value="3.085444" calcext:value-type="float">
            <text:p>3.085444</text:p>
          </table:table-cell>
          <table:table-cell office:value-type="float" office:value="-3.135943" calcext:value-type="float">
            <text:p>-3.135943</text:p>
          </table:table-cell>
          <table:table-cell office:value-type="float" office:value="0.042685" calcext:value-type="float">
            <text:p>0.042685</text:p>
          </table:table-cell>
          <table:table-cell table:formula="of:=[.B1317]-[.C1317]" office:value-type="float" office:value="-3.178628" calcext:value-type="float">
            <text:p>-3.178628</text:p>
          </table:table-cell>
        </table:table-row>
        <table:table-row table:style-name="ro1">
          <table:table-cell office:value-type="float" office:value="3.135309" calcext:value-type="float">
            <text:p>3.135309</text:p>
          </table:table-cell>
          <table:table-cell office:value-type="float" office:value="-3.086078" calcext:value-type="float">
            <text:p>-3.086078</text:p>
          </table:table-cell>
          <table:table-cell office:value-type="float" office:value="0.042713" calcext:value-type="float">
            <text:p>0.042713</text:p>
          </table:table-cell>
          <table:table-cell table:formula="of:=[.B1318]-[.C1318]" office:value-type="float" office:value="-3.128791" calcext:value-type="float">
            <text:p>-3.128791</text:p>
          </table:table-cell>
        </table:table-row>
        <table:table-row table:style-name="ro1">
          <table:table-cell office:value-type="float" office:value="-3.098567" calcext:value-type="float">
            <text:p>-3.098567</text:p>
          </table:table-cell>
          <table:table-cell office:value-type="float" office:value="-3.036769" calcext:value-type="float">
            <text:p>-3.036769</text:p>
          </table:table-cell>
          <table:table-cell office:value-type="float" office:value="0.042741" calcext:value-type="float">
            <text:p>0.042741</text:p>
          </table:table-cell>
          <table:table-cell table:formula="of:=[.B1319]-[.C1319]" office:value-type="float" office:value="-3.07951" calcext:value-type="float">
            <text:p>-3.07951</text:p>
          </table:table-cell>
        </table:table-row>
        <table:table-row table:style-name="ro1">
          <table:table-cell office:value-type="float" office:value="-3.047662" calcext:value-type="float">
            <text:p>-3.047662</text:p>
          </table:table-cell>
          <table:table-cell office:value-type="float" office:value="-2.985863" calcext:value-type="float">
            <text:p>-2.985863</text:p>
          </table:table-cell>
          <table:table-cell office:value-type="float" office:value="0.042769" calcext:value-type="float">
            <text:p>0.042769</text:p>
          </table:table-cell>
          <table:table-cell table:formula="of:=[.B1320]-[.C1320]" office:value-type="float" office:value="-3.028632" calcext:value-type="float">
            <text:p>-3.028632</text:p>
          </table:table-cell>
        </table:table-row>
        <table:table-row table:style-name="ro1">
          <table:table-cell office:value-type="float" office:value="-2.997961" calcext:value-type="float">
            <text:p>-2.997961</text:p>
          </table:table-cell>
          <table:table-cell office:value-type="float" office:value="-2.936162" calcext:value-type="float">
            <text:p>-2.936162</text:p>
          </table:table-cell>
          <table:table-cell office:value-type="float" office:value="0.042797" calcext:value-type="float">
            <text:p>0.042797</text:p>
          </table:table-cell>
          <table:table-cell table:formula="of:=[.B1321]-[.C1321]" office:value-type="float" office:value="-2.978959" calcext:value-type="float">
            <text:p>-2.978959</text:p>
          </table:table-cell>
        </table:table-row>
        <table:table-row table:style-name="ro1">
          <table:table-cell office:value-type="float" office:value="-2.94769" calcext:value-type="float">
            <text:p>-2.94769</text:p>
          </table:table-cell>
          <table:table-cell office:value-type="float" office:value="-2.885891" calcext:value-type="float">
            <text:p>-2.885891</text:p>
          </table:table-cell>
          <table:table-cell office:value-type="float" office:value="0.042825" calcext:value-type="float">
            <text:p>0.042825</text:p>
          </table:table-cell>
          <table:table-cell table:formula="of:=[.B1322]-[.C1322]" office:value-type="float" office:value="-2.928716" calcext:value-type="float">
            <text:p>-2.928716</text:p>
          </table:table-cell>
        </table:table-row>
        <table:table-row table:style-name="ro1">
          <table:table-cell office:value-type="float" office:value="-2.898615" calcext:value-type="float">
            <text:p>-2.898615</text:p>
          </table:table-cell>
          <table:table-cell office:value-type="float" office:value="-2.836817" calcext:value-type="float">
            <text:p>-2.836817</text:p>
          </table:table-cell>
          <table:table-cell office:value-type="float" office:value="0.042853" calcext:value-type="float">
            <text:p>0.042853</text:p>
          </table:table-cell>
          <table:table-cell table:formula="of:=[.B1323]-[.C1323]" office:value-type="float" office:value="-2.87967" calcext:value-type="float">
            <text:p>-2.87967</text:p>
          </table:table-cell>
        </table:table-row>
        <table:table-row table:style-name="ro1">
          <table:table-cell office:value-type="float" office:value="-2.848807" calcext:value-type="float">
            <text:p>-2.848807</text:p>
          </table:table-cell>
          <table:table-cell office:value-type="float" office:value="-2.787009" calcext:value-type="float">
            <text:p>-2.787009</text:p>
          </table:table-cell>
          <table:table-cell office:value-type="float" office:value="0.042881" calcext:value-type="float">
            <text:p>0.042881</text:p>
          </table:table-cell>
          <table:table-cell table:formula="of:=[.B1324]-[.C1324]" office:value-type="float" office:value="-2.82989" calcext:value-type="float">
            <text:p>-2.82989</text:p>
          </table:table-cell>
        </table:table-row>
        <table:table-row table:style-name="ro1">
          <table:table-cell office:value-type="float" office:value="-2.798958" calcext:value-type="float">
            <text:p>-2.798958</text:p>
          </table:table-cell>
          <table:table-cell office:value-type="float" office:value="-2.73716" calcext:value-type="float">
            <text:p>-2.73716</text:p>
          </table:table-cell>
          <table:table-cell office:value-type="float" office:value="0.042909" calcext:value-type="float">
            <text:p>0.042909</text:p>
          </table:table-cell>
          <table:table-cell table:formula="of:=[.B1325]-[.C1325]" office:value-type="float" office:value="-2.780069" calcext:value-type="float">
            <text:p>-2.780069</text:p>
          </table:table-cell>
        </table:table-row>
        <table:table-row table:style-name="ro1">
          <table:table-cell office:value-type="float" office:value="-2.749153" calcext:value-type="float">
            <text:p>-2.749153</text:p>
          </table:table-cell>
          <table:table-cell office:value-type="float" office:value="-2.687355" calcext:value-type="float">
            <text:p>-2.687355</text:p>
          </table:table-cell>
          <table:table-cell office:value-type="float" office:value="0.042937" calcext:value-type="float">
            <text:p>0.042937</text:p>
          </table:table-cell>
          <table:table-cell table:formula="of:=[.B1326]-[.C1326]" office:value-type="float" office:value="-2.730292" calcext:value-type="float">
            <text:p>-2.730292</text:p>
          </table:table-cell>
        </table:table-row>
        <table:table-row table:style-name="ro1">
          <table:table-cell office:value-type="float" office:value="-2.699869" calcext:value-type="float">
            <text:p>-2.699869</text:p>
          </table:table-cell>
          <table:table-cell office:value-type="float" office:value="-2.638071" calcext:value-type="float">
            <text:p>-2.638071</text:p>
          </table:table-cell>
          <table:table-cell office:value-type="float" office:value="0.042965" calcext:value-type="float">
            <text:p>0.042965</text:p>
          </table:table-cell>
          <table:table-cell table:formula="of:=[.B1327]-[.C1327]" office:value-type="float" office:value="-2.681036" calcext:value-type="float">
            <text:p>-2.681036</text:p>
          </table:table-cell>
        </table:table-row>
        <table:table-row table:style-name="ro1">
          <table:table-cell office:value-type="float" office:value="-2.650328" calcext:value-type="float">
            <text:p>-2.650328</text:p>
          </table:table-cell>
          <table:table-cell office:value-type="float" office:value="-2.58853" calcext:value-type="float">
            <text:p>-2.58853</text:p>
          </table:table-cell>
          <table:table-cell office:value-type="float" office:value="0.042993" calcext:value-type="float">
            <text:p>0.042993</text:p>
          </table:table-cell>
          <table:table-cell table:formula="of:=[.B1328]-[.C1328]" office:value-type="float" office:value="-2.631523" calcext:value-type="float">
            <text:p>-2.631523</text:p>
          </table:table-cell>
        </table:table-row>
        <table:table-row table:style-name="ro1">
          <table:table-cell office:value-type="float" office:value="-2.601938" calcext:value-type="float">
            <text:p>-2.601938</text:p>
          </table:table-cell>
          <table:table-cell office:value-type="float" office:value="-2.54014" calcext:value-type="float">
            <text:p>-2.54014</text:p>
          </table:table-cell>
          <table:table-cell office:value-type="float" office:value="0.043021" calcext:value-type="float">
            <text:p>0.043021</text:p>
          </table:table-cell>
          <table:table-cell table:formula="of:=[.B1329]-[.C1329]" office:value-type="float" office:value="-2.583161" calcext:value-type="float">
            <text:p>-2.583161</text:p>
          </table:table-cell>
        </table:table-row>
        <table:table-row table:style-name="ro1">
          <table:table-cell office:value-type="float" office:value="-2.552644" calcext:value-type="float">
            <text:p>-2.552644</text:p>
          </table:table-cell>
          <table:table-cell office:value-type="float" office:value="-2.490845" calcext:value-type="float">
            <text:p>-2.490845</text:p>
          </table:table-cell>
          <table:table-cell office:value-type="float" office:value="0.043049" calcext:value-type="float">
            <text:p>0.043049</text:p>
          </table:table-cell>
          <table:table-cell table:formula="of:=[.B1330]-[.C1330]" office:value-type="float" office:value="-2.533894" calcext:value-type="float">
            <text:p>-2.533894</text:p>
          </table:table-cell>
        </table:table-row>
        <table:table-row table:style-name="ro1">
          <table:table-cell office:value-type="float" office:value="-2.504286" calcext:value-type="float">
            <text:p>-2.504286</text:p>
          </table:table-cell>
          <table:table-cell office:value-type="float" office:value="-2.442488" calcext:value-type="float">
            <text:p>-2.442488</text:p>
          </table:table-cell>
          <table:table-cell office:value-type="float" office:value="0.043077" calcext:value-type="float">
            <text:p>0.043077</text:p>
          </table:table-cell>
          <table:table-cell table:formula="of:=[.B1331]-[.C1331]" office:value-type="float" office:value="-2.485565" calcext:value-type="float">
            <text:p>-2.485565</text:p>
          </table:table-cell>
        </table:table-row>
        <table:table-row table:style-name="ro1">
          <table:table-cell office:value-type="float" office:value="-2.455194" calcext:value-type="float">
            <text:p>-2.455194</text:p>
          </table:table-cell>
          <table:table-cell office:value-type="float" office:value="-2.393396" calcext:value-type="float">
            <text:p>-2.393396</text:p>
          </table:table-cell>
          <table:table-cell office:value-type="float" office:value="0.043105" calcext:value-type="float">
            <text:p>0.043105</text:p>
          </table:table-cell>
          <table:table-cell table:formula="of:=[.B1332]-[.C1332]" office:value-type="float" office:value="-2.436501" calcext:value-type="float">
            <text:p>-2.436501</text:p>
          </table:table-cell>
        </table:table-row>
        <table:table-row table:style-name="ro1">
          <table:table-cell office:value-type="float" office:value="-2.406968" calcext:value-type="float">
            <text:p>-2.406968</text:p>
          </table:table-cell>
          <table:table-cell office:value-type="float" office:value="-2.34517" calcext:value-type="float">
            <text:p>-2.34517</text:p>
          </table:table-cell>
          <table:table-cell office:value-type="float" office:value="0.043133" calcext:value-type="float">
            <text:p>0.043133</text:p>
          </table:table-cell>
          <table:table-cell table:formula="of:=[.B1333]-[.C1333]" office:value-type="float" office:value="-2.388303" calcext:value-type="float">
            <text:p>-2.388303</text:p>
          </table:table-cell>
        </table:table-row>
        <table:table-row table:style-name="ro1">
          <table:table-cell office:value-type="float" office:value="-2.357776" calcext:value-type="float">
            <text:p>-2.357776</text:p>
          </table:table-cell>
          <table:table-cell office:value-type="float" office:value="-2.295978" calcext:value-type="float">
            <text:p>-2.295978</text:p>
          </table:table-cell>
          <table:table-cell office:value-type="float" office:value="0.043161" calcext:value-type="float">
            <text:p>0.043161</text:p>
          </table:table-cell>
          <table:table-cell table:formula="of:=[.B1334]-[.C1334]" office:value-type="float" office:value="-2.339139" calcext:value-type="float">
            <text:p>-2.339139</text:p>
          </table:table-cell>
        </table:table-row>
        <table:table-row table:style-name="ro1">
          <table:table-cell office:value-type="float" office:value="-2.308982" calcext:value-type="float">
            <text:p>-2.308982</text:p>
          </table:table-cell>
          <table:table-cell office:value-type="float" office:value="-2.247184" calcext:value-type="float">
            <text:p>-2.247184</text:p>
          </table:table-cell>
          <table:table-cell office:value-type="float" office:value="0.043189" calcext:value-type="float">
            <text:p>0.043189</text:p>
          </table:table-cell>
          <table:table-cell table:formula="of:=[.B1335]-[.C1335]" office:value-type="float" office:value="-2.290373" calcext:value-type="float">
            <text:p>-2.290373</text:p>
          </table:table-cell>
        </table:table-row>
        <table:table-row table:style-name="ro1">
          <table:table-cell office:value-type="float" office:value="-2.259297" calcext:value-type="float">
            <text:p>-2.259297</text:p>
          </table:table-cell>
          <table:table-cell office:value-type="float" office:value="-2.197499" calcext:value-type="float">
            <text:p>-2.197499</text:p>
          </table:table-cell>
          <table:table-cell office:value-type="float" office:value="0.043217" calcext:value-type="float">
            <text:p>0.043217</text:p>
          </table:table-cell>
          <table:table-cell table:formula="of:=[.B1336]-[.C1336]" office:value-type="float" office:value="-2.240716" calcext:value-type="float">
            <text:p>-2.240716</text:p>
          </table:table-cell>
        </table:table-row>
        <table:table-row table:style-name="ro1">
          <table:table-cell office:value-type="float" office:value="-2.20999" calcext:value-type="float">
            <text:p>-2.20999</text:p>
          </table:table-cell>
          <table:table-cell office:value-type="float" office:value="-2.148192" calcext:value-type="float">
            <text:p>-2.148192</text:p>
          </table:table-cell>
          <table:table-cell office:value-type="float" office:value="0.043245" calcext:value-type="float">
            <text:p>0.043245</text:p>
          </table:table-cell>
          <table:table-cell table:formula="of:=[.B1337]-[.C1337]" office:value-type="float" office:value="-2.191437" calcext:value-type="float">
            <text:p>-2.191437</text:p>
          </table:table-cell>
        </table:table-row>
        <table:table-row table:style-name="ro1">
          <table:table-cell office:value-type="float" office:value="-2.160513" calcext:value-type="float">
            <text:p>-2.160513</text:p>
          </table:table-cell>
          <table:table-cell office:value-type="float" office:value="-2.098715" calcext:value-type="float">
            <text:p>-2.098715</text:p>
          </table:table-cell>
          <table:table-cell office:value-type="float" office:value="0.043273" calcext:value-type="float">
            <text:p>0.043273</text:p>
          </table:table-cell>
          <table:table-cell table:formula="of:=[.B1338]-[.C1338]" office:value-type="float" office:value="-2.141988" calcext:value-type="float">
            <text:p>-2.141988</text:p>
          </table:table-cell>
        </table:table-row>
        <table:table-row table:style-name="ro1">
          <table:table-cell office:value-type="float" office:value="-2.11161" calcext:value-type="float">
            <text:p>-2.11161</text:p>
          </table:table-cell>
          <table:table-cell office:value-type="float" office:value="-2.049812" calcext:value-type="float">
            <text:p>-2.049812</text:p>
          </table:table-cell>
          <table:table-cell office:value-type="float" office:value="0.043301" calcext:value-type="float">
            <text:p>0.043301</text:p>
          </table:table-cell>
          <table:table-cell table:formula="of:=[.B1339]-[.C1339]" office:value-type="float" office:value="-2.093113" calcext:value-type="float">
            <text:p>-2.093113</text:p>
          </table:table-cell>
        </table:table-row>
        <table:table-row table:style-name="ro1">
          <table:table-cell office:value-type="float" office:value="-2.063086" calcext:value-type="float">
            <text:p>-2.063086</text:p>
          </table:table-cell>
          <table:table-cell office:value-type="float" office:value="-2.001288" calcext:value-type="float">
            <text:p>-2.001288</text:p>
          </table:table-cell>
          <table:table-cell office:value-type="float" office:value="0.043329" calcext:value-type="float">
            <text:p>0.043329</text:p>
          </table:table-cell>
          <table:table-cell table:formula="of:=[.B1340]-[.C1340]" office:value-type="float" office:value="-2.044617" calcext:value-type="float">
            <text:p>-2.044617</text:p>
          </table:table-cell>
        </table:table-row>
        <table:table-row table:style-name="ro1">
          <table:table-cell office:value-type="float" office:value="-2.013785" calcext:value-type="float">
            <text:p>-2.013785</text:p>
          </table:table-cell>
          <table:table-cell office:value-type="float" office:value="-1.951987" calcext:value-type="float">
            <text:p>-1.951987</text:p>
          </table:table-cell>
          <table:table-cell office:value-type="float" office:value="0.043357" calcext:value-type="float">
            <text:p>0.043357</text:p>
          </table:table-cell>
          <table:table-cell table:formula="of:=[.B1341]-[.C1341]" office:value-type="float" office:value="-1.995344" calcext:value-type="float">
            <text:p>-1.995344</text:p>
          </table:table-cell>
        </table:table-row>
        <table:table-row table:style-name="ro1">
          <table:table-cell office:value-type="float" office:value="-1.964031" calcext:value-type="float">
            <text:p>-1.964031</text:p>
          </table:table-cell>
          <table:table-cell office:value-type="float" office:value="-1.902233" calcext:value-type="float">
            <text:p>-1.902233</text:p>
          </table:table-cell>
          <table:table-cell office:value-type="float" office:value="0.043385" calcext:value-type="float">
            <text:p>0.043385</text:p>
          </table:table-cell>
          <table:table-cell table:formula="of:=[.B1342]-[.C1342]" office:value-type="float" office:value="-1.945618" calcext:value-type="float">
            <text:p>-1.945618</text:p>
          </table:table-cell>
        </table:table-row>
        <table:table-row table:style-name="ro1">
          <table:table-cell office:value-type="float" office:value="-1.915037" calcext:value-type="float">
            <text:p>-1.915037</text:p>
          </table:table-cell>
          <table:table-cell office:value-type="float" office:value="-1.853239" calcext:value-type="float">
            <text:p>-1.853239</text:p>
          </table:table-cell>
          <table:table-cell office:value-type="float" office:value="0.043413" calcext:value-type="float">
            <text:p>0.043413</text:p>
          </table:table-cell>
          <table:table-cell table:formula="of:=[.B1343]-[.C1343]" office:value-type="float" office:value="-1.896652" calcext:value-type="float">
            <text:p>-1.896652</text:p>
          </table:table-cell>
        </table:table-row>
        <table:table-row table:style-name="ro1">
          <table:table-cell office:value-type="float" office:value="-1.866477" calcext:value-type="float">
            <text:p>-1.866477</text:p>
          </table:table-cell>
          <table:table-cell office:value-type="float" office:value="-1.804679" calcext:value-type="float">
            <text:p>-1.804679</text:p>
          </table:table-cell>
          <table:table-cell office:value-type="float" office:value="0.043441" calcext:value-type="float">
            <text:p>0.043441</text:p>
          </table:table-cell>
          <table:table-cell table:formula="of:=[.B1344]-[.C1344]" office:value-type="float" office:value="-1.84812" calcext:value-type="float">
            <text:p>-1.84812</text:p>
          </table:table-cell>
        </table:table-row>
        <table:table-row table:style-name="ro1">
          <table:table-cell office:value-type="float" office:value="-1.817267" calcext:value-type="float">
            <text:p>-1.817267</text:p>
          </table:table-cell>
          <table:table-cell office:value-type="float" office:value="-1.755469" calcext:value-type="float">
            <text:p>-1.755469</text:p>
          </table:table-cell>
          <table:table-cell office:value-type="float" office:value="0.043469" calcext:value-type="float">
            <text:p>0.043469</text:p>
          </table:table-cell>
          <table:table-cell table:formula="of:=[.B1345]-[.C1345]" office:value-type="float" office:value="-1.798938" calcext:value-type="float">
            <text:p>-1.798938</text:p>
          </table:table-cell>
        </table:table-row>
        <table:table-row table:style-name="ro1">
          <table:table-cell office:value-type="float" office:value="-1.768311" calcext:value-type="float">
            <text:p>-1.768311</text:p>
          </table:table-cell>
          <table:table-cell office:value-type="float" office:value="-1.706513" calcext:value-type="float">
            <text:p>-1.706513</text:p>
          </table:table-cell>
          <table:table-cell office:value-type="float" office:value="0.043497" calcext:value-type="float">
            <text:p>0.043497</text:p>
          </table:table-cell>
          <table:table-cell table:formula="of:=[.B1346]-[.C1346]" office:value-type="float" office:value="-1.75001" calcext:value-type="float">
            <text:p>-1.75001</text:p>
          </table:table-cell>
        </table:table-row>
        <table:table-row table:style-name="ro1">
          <table:table-cell office:value-type="float" office:value="-1.719074" calcext:value-type="float">
            <text:p>-1.719074</text:p>
          </table:table-cell>
          <table:table-cell office:value-type="float" office:value="-1.657276" calcext:value-type="float">
            <text:p>-1.657276</text:p>
          </table:table-cell>
          <table:table-cell office:value-type="float" office:value="0.043525" calcext:value-type="float">
            <text:p>0.043525</text:p>
          </table:table-cell>
          <table:table-cell table:formula="of:=[.B1347]-[.C1347]" office:value-type="float" office:value="-1.700801" calcext:value-type="float">
            <text:p>-1.700801</text:p>
          </table:table-cell>
        </table:table-row>
        <table:table-row table:style-name="ro1">
          <table:table-cell office:value-type="float" office:value="-1.669396" calcext:value-type="float">
            <text:p>-1.669396</text:p>
          </table:table-cell>
          <table:table-cell office:value-type="float" office:value="-1.607598" calcext:value-type="float">
            <text:p>-1.607598</text:p>
          </table:table-cell>
          <table:table-cell office:value-type="float" office:value="0.043553" calcext:value-type="float">
            <text:p>0.043553</text:p>
          </table:table-cell>
          <table:table-cell table:formula="of:=[.B1348]-[.C1348]" office:value-type="float" office:value="-1.651151" calcext:value-type="float">
            <text:p>-1.651151</text:p>
          </table:table-cell>
        </table:table-row>
        <table:table-row table:style-name="ro1">
          <table:table-cell office:value-type="float" office:value="-1.619954" calcext:value-type="float">
            <text:p>-1.619954</text:p>
          </table:table-cell>
          <table:table-cell office:value-type="float" office:value="-1.558156" calcext:value-type="float">
            <text:p>-1.558156</text:p>
          </table:table-cell>
          <table:table-cell office:value-type="float" office:value="0.043581" calcext:value-type="float">
            <text:p>0.043581</text:p>
          </table:table-cell>
          <table:table-cell table:formula="of:=[.B1349]-[.C1349]" office:value-type="float" office:value="-1.601737" calcext:value-type="float">
            <text:p>-1.601737</text:p>
          </table:table-cell>
        </table:table-row>
        <table:table-row table:style-name="ro1">
          <table:table-cell office:value-type="float" office:value="-1.570715" calcext:value-type="float">
            <text:p>-1.570715</text:p>
          </table:table-cell>
          <table:table-cell office:value-type="float" office:value="-1.508917" calcext:value-type="float">
            <text:p>-1.508917</text:p>
          </table:table-cell>
          <table:table-cell office:value-type="float" office:value="0.043609" calcext:value-type="float">
            <text:p>0.043609</text:p>
          </table:table-cell>
          <table:table-cell table:formula="of:=[.B1350]-[.C1350]" office:value-type="float" office:value="-1.552526" calcext:value-type="float">
            <text:p>-1.552526</text:p>
          </table:table-cell>
        </table:table-row>
        <table:table-row table:style-name="ro1">
          <table:table-cell office:value-type="float" office:value="-1.522149" calcext:value-type="float">
            <text:p>-1.522149</text:p>
          </table:table-cell>
          <table:table-cell office:value-type="float" office:value="-1.460351" calcext:value-type="float">
            <text:p>-1.460351</text:p>
          </table:table-cell>
          <table:table-cell office:value-type="float" office:value="0.043637" calcext:value-type="float">
            <text:p>0.043637</text:p>
          </table:table-cell>
          <table:table-cell table:formula="of:=[.B1351]-[.C1351]" office:value-type="float" office:value="-1.503988" calcext:value-type="float">
            <text:p>-1.503988</text:p>
          </table:table-cell>
        </table:table-row>
        <table:table-row table:style-name="ro1">
          <table:table-cell office:value-type="float" office:value="-1.473947" calcext:value-type="float">
            <text:p>-1.473947</text:p>
          </table:table-cell>
          <table:table-cell office:value-type="float" office:value="-1.412148" calcext:value-type="float">
            <text:p>-1.412148</text:p>
          </table:table-cell>
          <table:table-cell office:value-type="float" office:value="0.043665" calcext:value-type="float">
            <text:p>0.043665</text:p>
          </table:table-cell>
          <table:table-cell table:formula="of:=[.B1352]-[.C1352]" office:value-type="float" office:value="-1.455813" calcext:value-type="float">
            <text:p>-1.455813</text:p>
          </table:table-cell>
        </table:table-row>
        <table:table-row table:style-name="ro1">
          <table:table-cell office:value-type="float" office:value="-1.424603" calcext:value-type="float">
            <text:p>-1.424603</text:p>
          </table:table-cell>
          <table:table-cell office:value-type="float" office:value="-1.362805" calcext:value-type="float">
            <text:p>-1.362805</text:p>
          </table:table-cell>
          <table:table-cell office:value-type="float" office:value="0.043693" calcext:value-type="float">
            <text:p>0.043693</text:p>
          </table:table-cell>
          <table:table-cell table:formula="of:=[.B1353]-[.C1353]" office:value-type="float" office:value="-1.406498" calcext:value-type="float">
            <text:p>-1.406498</text:p>
          </table:table-cell>
        </table:table-row>
        <table:table-row table:style-name="ro1">
          <table:table-cell office:value-type="float" office:value="-1.374523" calcext:value-type="float">
            <text:p>-1.374523</text:p>
          </table:table-cell>
          <table:table-cell office:value-type="float" office:value="-1.312725" calcext:value-type="float">
            <text:p>-1.312725</text:p>
          </table:table-cell>
          <table:table-cell office:value-type="float" office:value="0.043721" calcext:value-type="float">
            <text:p>0.043721</text:p>
          </table:table-cell>
          <table:table-cell table:formula="of:=[.B1354]-[.C1354]" office:value-type="float" office:value="-1.356446" calcext:value-type="float">
            <text:p>-1.356446</text:p>
          </table:table-cell>
        </table:table-row>
        <table:table-row table:style-name="ro1">
          <table:table-cell office:value-type="float" office:value="-1.327882" calcext:value-type="float">
            <text:p>-1.327882</text:p>
          </table:table-cell>
          <table:table-cell office:value-type="float" office:value="-1.266084" calcext:value-type="float">
            <text:p>-1.266084</text:p>
          </table:table-cell>
          <table:table-cell office:value-type="float" office:value="0.043749" calcext:value-type="float">
            <text:p>0.043749</text:p>
          </table:table-cell>
          <table:table-cell table:formula="of:=[.B1355]-[.C1355]" office:value-type="float" office:value="-1.309833" calcext:value-type="float">
            <text:p>-1.309833</text:p>
          </table:table-cell>
        </table:table-row>
        <table:table-row table:style-name="ro1">
          <table:table-cell office:value-type="float" office:value="-1.282076" calcext:value-type="float">
            <text:p>-1.282076</text:p>
          </table:table-cell>
          <table:table-cell office:value-type="float" office:value="-1.220278" calcext:value-type="float">
            <text:p>-1.220278</text:p>
          </table:table-cell>
          <table:table-cell office:value-type="float" office:value="0.043777" calcext:value-type="float">
            <text:p>0.043777</text:p>
          </table:table-cell>
          <table:table-cell table:formula="of:=[.B1356]-[.C1356]" office:value-type="float" office:value="-1.264055" calcext:value-type="float">
            <text:p>-1.264055</text:p>
          </table:table-cell>
        </table:table-row>
        <table:table-row table:style-name="ro1">
          <table:table-cell office:value-type="float" office:value="-1.236252" calcext:value-type="float">
            <text:p>-1.236252</text:p>
          </table:table-cell>
          <table:table-cell office:value-type="float" office:value="-1.174454" calcext:value-type="float">
            <text:p>-1.174454</text:p>
          </table:table-cell>
          <table:table-cell office:value-type="float" office:value="0.043805" calcext:value-type="float">
            <text:p>0.043805</text:p>
          </table:table-cell>
          <table:table-cell table:formula="of:=[.B1357]-[.C1357]" office:value-type="float" office:value="-1.218259" calcext:value-type="float">
            <text:p>-1.218259</text:p>
          </table:table-cell>
        </table:table-row>
        <table:table-row table:style-name="ro1">
          <table:table-cell office:value-type="float" office:value="-1.188699" calcext:value-type="float">
            <text:p>-1.188699</text:p>
          </table:table-cell>
          <table:table-cell office:value-type="float" office:value="-1.126901" calcext:value-type="float">
            <text:p>-1.126901</text:p>
          </table:table-cell>
          <table:table-cell office:value-type="float" office:value="0.043833" calcext:value-type="float">
            <text:p>0.043833</text:p>
          </table:table-cell>
          <table:table-cell table:formula="of:=[.B1358]-[.C1358]" office:value-type="float" office:value="-1.170734" calcext:value-type="float">
            <text:p>-1.170734</text:p>
          </table:table-cell>
        </table:table-row>
        <table:table-row table:style-name="ro1">
          <table:table-cell office:value-type="float" office:value="-1.140141" calcext:value-type="float">
            <text:p>-1.140141</text:p>
          </table:table-cell>
          <table:table-cell office:value-type="float" office:value="-1.078343" calcext:value-type="float">
            <text:p>-1.078343</text:p>
          </table:table-cell>
          <table:table-cell office:value-type="float" office:value="0.043861" calcext:value-type="float">
            <text:p>0.043861</text:p>
          </table:table-cell>
          <table:table-cell table:formula="of:=[.B1359]-[.C1359]" office:value-type="float" office:value="-1.122204" calcext:value-type="float">
            <text:p>-1.122204</text:p>
          </table:table-cell>
        </table:table-row>
        <table:table-row table:style-name="ro1">
          <table:table-cell office:value-type="float" office:value="-1.091159" calcext:value-type="float">
            <text:p>-1.091159</text:p>
          </table:table-cell>
          <table:table-cell office:value-type="float" office:value="-1.029361" calcext:value-type="float">
            <text:p>-1.029361</text:p>
          </table:table-cell>
          <table:table-cell office:value-type="float" office:value="0.043889" calcext:value-type="float">
            <text:p>0.043889</text:p>
          </table:table-cell>
          <table:table-cell table:formula="of:=[.B1360]-[.C1360]" office:value-type="float" office:value="-1.07325" calcext:value-type="float">
            <text:p>-1.07325</text:p>
          </table:table-cell>
        </table:table-row>
        <table:table-row table:style-name="ro1">
          <table:table-cell office:value-type="float" office:value="-1.042213" calcext:value-type="float">
            <text:p>-1.042213</text:p>
          </table:table-cell>
          <table:table-cell office:value-type="float" office:value="-0.980415" calcext:value-type="float">
            <text:p>-0.980415</text:p>
          </table:table-cell>
          <table:table-cell office:value-type="float" office:value="0.043917" calcext:value-type="float">
            <text:p>0.043917</text:p>
          </table:table-cell>
          <table:table-cell table:formula="of:=[.B1361]-[.C1361]" office:value-type="float" office:value="-1.024332" calcext:value-type="float">
            <text:p>-1.024332</text:p>
          </table:table-cell>
        </table:table-row>
        <table:table-row table:style-name="ro1">
          <table:table-cell office:value-type="float" office:value="-0.993696" calcext:value-type="float">
            <text:p>-0.993696</text:p>
          </table:table-cell>
          <table:table-cell office:value-type="float" office:value="-0.931898" calcext:value-type="float">
            <text:p>-0.931898</text:p>
          </table:table-cell>
          <table:table-cell office:value-type="float" office:value="0.043945" calcext:value-type="float">
            <text:p>0.043945</text:p>
          </table:table-cell>
          <table:table-cell table:formula="of:=[.B1362]-[.C1362]" office:value-type="float" office:value="-0.975843" calcext:value-type="float">
            <text:p>-0.975843</text:p>
          </table:table-cell>
        </table:table-row>
        <table:table-row table:style-name="ro1">
          <table:table-cell office:value-type="float" office:value="-0.945849" calcext:value-type="float">
            <text:p>-0.945849</text:p>
          </table:table-cell>
          <table:table-cell office:value-type="float" office:value="-0.884051" calcext:value-type="float">
            <text:p>-0.884051</text:p>
          </table:table-cell>
          <table:table-cell office:value-type="float" office:value="0.043973" calcext:value-type="float">
            <text:p>0.043973</text:p>
          </table:table-cell>
          <table:table-cell table:formula="of:=[.B1363]-[.C1363]" office:value-type="float" office:value="-0.928024" calcext:value-type="float">
            <text:p>-0.928024</text:p>
          </table:table-cell>
        </table:table-row>
        <table:table-row table:style-name="ro1">
          <table:table-cell office:value-type="float" office:value="-0.897327" calcext:value-type="float">
            <text:p>-0.897327</text:p>
          </table:table-cell>
          <table:table-cell office:value-type="float" office:value="-0.835529" calcext:value-type="float">
            <text:p>-0.835529</text:p>
          </table:table-cell>
          <table:table-cell office:value-type="float" office:value="0.044001" calcext:value-type="float">
            <text:p>0.044001</text:p>
          </table:table-cell>
          <table:table-cell table:formula="of:=[.B1364]-[.C1364]" office:value-type="float" office:value="-0.87953" calcext:value-type="float">
            <text:p>-0.87953</text:p>
          </table:table-cell>
        </table:table-row>
        <table:table-row table:style-name="ro1">
          <table:table-cell office:value-type="float" office:value="-0.846776" calcext:value-type="float">
            <text:p>-0.846776</text:p>
          </table:table-cell>
          <table:table-cell office:value-type="float" office:value="-0.784978" calcext:value-type="float">
            <text:p>-0.784978</text:p>
          </table:table-cell>
          <table:table-cell office:value-type="float" office:value="0.044029" calcext:value-type="float">
            <text:p>0.044029</text:p>
          </table:table-cell>
          <table:table-cell table:formula="of:=[.B1365]-[.C1365]" office:value-type="float" office:value="-0.829007" calcext:value-type="float">
            <text:p>-0.829007</text:p>
          </table:table-cell>
        </table:table-row>
        <table:table-row table:style-name="ro1">
          <table:table-cell office:value-type="float" office:value="-0.797151" calcext:value-type="float">
            <text:p>-0.797151</text:p>
          </table:table-cell>
          <table:table-cell office:value-type="float" office:value="-0.735353" calcext:value-type="float">
            <text:p>-0.735353</text:p>
          </table:table-cell>
          <table:table-cell office:value-type="float" office:value="0.044057" calcext:value-type="float">
            <text:p>0.044057</text:p>
          </table:table-cell>
          <table:table-cell table:formula="of:=[.B1366]-[.C1366]" office:value-type="float" office:value="-0.77941" calcext:value-type="float">
            <text:p>-0.77941</text:p>
          </table:table-cell>
        </table:table-row>
        <table:table-row table:style-name="ro1">
          <table:table-cell office:value-type="float" office:value="-0.746383" calcext:value-type="float">
            <text:p>-0.746383</text:p>
          </table:table-cell>
          <table:table-cell office:value-type="float" office:value="-0.684585" calcext:value-type="float">
            <text:p>-0.684585</text:p>
          </table:table-cell>
          <table:table-cell office:value-type="float" office:value="0.044085" calcext:value-type="float">
            <text:p>0.044085</text:p>
          </table:table-cell>
          <table:table-cell table:formula="of:=[.B1367]-[.C1367]" office:value-type="float" office:value="-0.72867" calcext:value-type="float">
            <text:p>-0.72867</text:p>
          </table:table-cell>
        </table:table-row>
        <table:table-row table:style-name="ro1">
          <table:table-cell office:value-type="float" office:value="-0.696219" calcext:value-type="float">
            <text:p>-0.696219</text:p>
          </table:table-cell>
          <table:table-cell office:value-type="float" office:value="-0.634421" calcext:value-type="float">
            <text:p>-0.634421</text:p>
          </table:table-cell>
          <table:table-cell office:value-type="float" office:value="0.044113" calcext:value-type="float">
            <text:p>0.044113</text:p>
          </table:table-cell>
          <table:table-cell table:formula="of:=[.B1368]-[.C1368]" office:value-type="float" office:value="-0.678534" calcext:value-type="float">
            <text:p>-0.678534</text:p>
          </table:table-cell>
        </table:table-row>
        <table:table-row table:style-name="ro1">
          <table:table-cell office:value-type="float" office:value="-0.647915" calcext:value-type="float">
            <text:p>-0.647915</text:p>
          </table:table-cell>
          <table:table-cell office:value-type="float" office:value="-0.586117" calcext:value-type="float">
            <text:p>-0.586117</text:p>
          </table:table-cell>
          <table:table-cell office:value-type="float" office:value="0.044141" calcext:value-type="float">
            <text:p>0.044141</text:p>
          </table:table-cell>
          <table:table-cell table:formula="of:=[.B1369]-[.C1369]" office:value-type="float" office:value="-0.630258" calcext:value-type="float">
            <text:p>-0.630258</text:p>
          </table:table-cell>
        </table:table-row>
        <table:table-row table:style-name="ro1">
          <table:table-cell office:value-type="float" office:value="-0.599172" calcext:value-type="float">
            <text:p>-0.599172</text:p>
          </table:table-cell>
          <table:table-cell office:value-type="float" office:value="-0.537374" calcext:value-type="float">
            <text:p>-0.537374</text:p>
          </table:table-cell>
          <table:table-cell office:value-type="float" office:value="0.044169" calcext:value-type="float">
            <text:p>0.044169</text:p>
          </table:table-cell>
          <table:table-cell table:formula="of:=[.B1370]-[.C1370]" office:value-type="float" office:value="-0.581543" calcext:value-type="float">
            <text:p>-0.581543</text:p>
          </table:table-cell>
        </table:table-row>
        <table:table-row table:style-name="ro1">
          <table:table-cell office:value-type="float" office:value="-0.549146" calcext:value-type="float">
            <text:p>-0.549146</text:p>
          </table:table-cell>
          <table:table-cell office:value-type="float" office:value="-0.487347" calcext:value-type="float">
            <text:p>-0.487347</text:p>
          </table:table-cell>
          <table:table-cell office:value-type="float" office:value="0.044197" calcext:value-type="float">
            <text:p>0.044197</text:p>
          </table:table-cell>
          <table:table-cell table:formula="of:=[.B1371]-[.C1371]" office:value-type="float" office:value="-0.531544" calcext:value-type="float">
            <text:p>-0.531544</text:p>
          </table:table-cell>
        </table:table-row>
        <table:table-row table:style-name="ro1">
          <table:table-cell office:value-type="float" office:value="-0.500138" calcext:value-type="float">
            <text:p>-0.500138</text:p>
          </table:table-cell>
          <table:table-cell office:value-type="float" office:value="-0.43834" calcext:value-type="float">
            <text:p>-0.43834</text:p>
          </table:table-cell>
          <table:table-cell office:value-type="float" office:value="0.044225" calcext:value-type="float">
            <text:p>0.044225</text:p>
          </table:table-cell>
          <table:table-cell table:formula="of:=[.B1372]-[.C1372]" office:value-type="float" office:value="-0.482565" calcext:value-type="float">
            <text:p>-0.482565</text:p>
          </table:table-cell>
        </table:table-row>
        <table:table-row table:style-name="ro1">
          <table:table-cell office:value-type="float" office:value="-0.449036" calcext:value-type="float">
            <text:p>-0.449036</text:p>
          </table:table-cell>
          <table:table-cell office:value-type="float" office:value="-0.387238" calcext:value-type="float">
            <text:p>-0.387238</text:p>
          </table:table-cell>
          <table:table-cell office:value-type="float" office:value="0.044253" calcext:value-type="float">
            <text:p>0.044253</text:p>
          </table:table-cell>
          <table:table-cell table:formula="of:=[.B1373]-[.C1373]" office:value-type="float" office:value="-0.431491" calcext:value-type="float">
            <text:p>-0.431491</text:p>
          </table:table-cell>
        </table:table-row>
        <table:table-row table:style-name="ro1">
          <table:table-cell office:value-type="float" office:value="-0.400191" calcext:value-type="float">
            <text:p>-0.400191</text:p>
          </table:table-cell>
          <table:table-cell office:value-type="float" office:value="-0.338393" calcext:value-type="float">
            <text:p>-0.338393</text:p>
          </table:table-cell>
          <table:table-cell office:value-type="float" office:value="0.044281" calcext:value-type="float">
            <text:p>0.044281</text:p>
          </table:table-cell>
          <table:table-cell table:formula="of:=[.B1374]-[.C1374]" office:value-type="float" office:value="-0.382674" calcext:value-type="float">
            <text:p>-0.382674</text:p>
          </table:table-cell>
        </table:table-row>
        <table:table-row table:style-name="ro1">
          <table:table-cell office:value-type="float" office:value="-0.351358" calcext:value-type="float">
            <text:p>-0.351358</text:p>
          </table:table-cell>
          <table:table-cell office:value-type="float" office:value="-0.28956" calcext:value-type="float">
            <text:p>-0.28956</text:p>
          </table:table-cell>
          <table:table-cell office:value-type="float" office:value="0.044309" calcext:value-type="float">
            <text:p>0.044309</text:p>
          </table:table-cell>
          <table:table-cell table:formula="of:=[.B1375]-[.C1375]" office:value-type="float" office:value="-0.333869" calcext:value-type="float">
            <text:p>-0.333869</text:p>
          </table:table-cell>
        </table:table-row>
        <table:table-row table:style-name="ro1">
          <table:table-cell office:value-type="float" office:value="-0.302446" calcext:value-type="float">
            <text:p>-0.302446</text:p>
          </table:table-cell>
          <table:table-cell office:value-type="float" office:value="-0.240648" calcext:value-type="float">
            <text:p>-0.240648</text:p>
          </table:table-cell>
          <table:table-cell office:value-type="float" office:value="0.044337" calcext:value-type="float">
            <text:p>0.044337</text:p>
          </table:table-cell>
          <table:table-cell table:formula="of:=[.B1376]-[.C1376]" office:value-type="float" office:value="-0.284985" calcext:value-type="float">
            <text:p>-0.284985</text:p>
          </table:table-cell>
        </table:table-row>
        <table:table-row table:style-name="ro1">
          <table:table-cell office:value-type="float" office:value="-0.253449" calcext:value-type="float">
            <text:p>-0.253449</text:p>
          </table:table-cell>
          <table:table-cell office:value-type="float" office:value="-0.191651" calcext:value-type="float">
            <text:p>-0.191651</text:p>
          </table:table-cell>
          <table:table-cell office:value-type="float" office:value="0.044365" calcext:value-type="float">
            <text:p>0.044365</text:p>
          </table:table-cell>
          <table:table-cell table:formula="of:=[.B1377]-[.C1377]" office:value-type="float" office:value="-0.236016" calcext:value-type="float">
            <text:p>-0.236016</text:p>
          </table:table-cell>
        </table:table-row>
        <table:table-row table:style-name="ro1">
          <table:table-cell office:value-type="float" office:value="-0.204698" calcext:value-type="float">
            <text:p>-0.204698</text:p>
          </table:table-cell>
          <table:table-cell office:value-type="float" office:value="-0.1429" calcext:value-type="float">
            <text:p>-0.1429</text:p>
          </table:table-cell>
          <table:table-cell office:value-type="float" office:value="0.044393" calcext:value-type="float">
            <text:p>0.044393</text:p>
          </table:table-cell>
          <table:table-cell table:formula="of:=[.B1378]-[.C1378]" office:value-type="float" office:value="-0.187293" calcext:value-type="float">
            <text:p>-0.187293</text:p>
          </table:table-cell>
        </table:table-row>
        <table:table-row table:style-name="ro1">
          <table:table-cell office:value-type="float" office:value="-0.156743" calcext:value-type="float">
            <text:p>-0.156743</text:p>
          </table:table-cell>
          <table:table-cell office:value-type="float" office:value="-0.094945" calcext:value-type="float">
            <text:p>-0.094945</text:p>
          </table:table-cell>
          <table:table-cell office:value-type="float" office:value="0.044421" calcext:value-type="float">
            <text:p>0.044421</text:p>
          </table:table-cell>
          <table:table-cell table:formula="of:=[.B1379]-[.C1379]" office:value-type="float" office:value="-0.139366" calcext:value-type="float">
            <text:p>-0.139366</text:p>
          </table:table-cell>
        </table:table-row>
        <table:table-row table:style-name="ro1">
          <table:table-cell office:value-type="float" office:value="-0.109764" calcext:value-type="float">
            <text:p>-0.109764</text:p>
          </table:table-cell>
          <table:table-cell office:value-type="float" office:value="-0.047966" calcext:value-type="float">
            <text:p>-0.047966</text:p>
          </table:table-cell>
          <table:table-cell office:value-type="float" office:value="0.044449" calcext:value-type="float">
            <text:p>0.044449</text:p>
          </table:table-cell>
          <table:table-cell table:formula="of:=[.B1380]-[.C1380]" office:value-type="float" office:value="-0.092415" calcext:value-type="float">
            <text:p>-0.092415</text:p>
          </table:table-cell>
        </table:table-row>
        <table:table-row table:style-name="ro1">
          <table:table-cell office:value-type="float" office:value="-0.061392" calcext:value-type="float">
            <text:p>-0.061392</text:p>
          </table:table-cell>
          <table:table-cell office:value-type="float" office:value="0.000406" calcext:value-type="float">
            <text:p>0.000406</text:p>
          </table:table-cell>
          <table:table-cell office:value-type="float" office:value="0.044477" calcext:value-type="float">
            <text:p>0.044477</text:p>
          </table:table-cell>
          <table:table-cell table:formula="of:=[.B1381]-[.C1381]" office:value-type="float" office:value="-0.044071" calcext:value-type="float">
            <text:p>-0.044071</text:p>
          </table:table-cell>
        </table:table-row>
        <table:table-row table:style-name="ro1">
          <table:table-cell office:value-type="float" office:value="-0.012128" calcext:value-type="float">
            <text:p>-0.012128</text:p>
          </table:table-cell>
          <table:table-cell office:value-type="float" office:value="0.04967" calcext:value-type="float">
            <text:p>0.04967</text:p>
          </table:table-cell>
          <table:table-cell office:value-type="float" office:value="0.044505" calcext:value-type="float">
            <text:p>0.044505</text:p>
          </table:table-cell>
          <table:table-cell table:formula="of:=[.B1382]-[.C1382]" office:value-type="float" office:value="0.005165" calcext:value-type="float">
            <text:p>0.005165</text:p>
          </table:table-cell>
        </table:table-row>
        <table:table-row table:style-name="ro1">
          <table:table-cell office:value-type="float" office:value="0.035905" calcext:value-type="float">
            <text:p>0.035905</text:p>
          </table:table-cell>
          <table:table-cell office:value-type="float" office:value="0.097703" calcext:value-type="float">
            <text:p>0.097703</text:p>
          </table:table-cell>
          <table:table-cell office:value-type="float" office:value="0.044533" calcext:value-type="float">
            <text:p>0.044533</text:p>
          </table:table-cell>
          <table:table-cell table:formula="of:=[.B1383]-[.C1383]" office:value-type="float" office:value="0.05317" calcext:value-type="float">
            <text:p>0.05317</text:p>
          </table:table-cell>
        </table:table-row>
        <table:table-row table:style-name="ro1">
          <table:table-cell office:value-type="float" office:value="0.086274" calcext:value-type="float">
            <text:p>0.086274</text:p>
          </table:table-cell>
          <table:table-cell office:value-type="float" office:value="0.148072" calcext:value-type="float">
            <text:p>0.148072</text:p>
          </table:table-cell>
          <table:table-cell office:value-type="float" office:value="0.044561" calcext:value-type="float">
            <text:p>0.044561</text:p>
          </table:table-cell>
          <table:table-cell table:formula="of:=[.B1384]-[.C1384]" office:value-type="float" office:value="0.103511" calcext:value-type="float">
            <text:p>0.103511</text:p>
          </table:table-cell>
        </table:table-row>
        <table:table-row table:style-name="ro1">
          <table:table-cell office:value-type="float" office:value="0.135688" calcext:value-type="float">
            <text:p>0.135688</text:p>
          </table:table-cell>
          <table:table-cell office:value-type="float" office:value="0.197486" calcext:value-type="float">
            <text:p>0.197486</text:p>
          </table:table-cell>
          <table:table-cell office:value-type="float" office:value="0.044589" calcext:value-type="float">
            <text:p>0.044589</text:p>
          </table:table-cell>
          <table:table-cell table:formula="of:=[.B1385]-[.C1385]" office:value-type="float" office:value="0.152897" calcext:value-type="float">
            <text:p>0.152897</text:p>
          </table:table-cell>
        </table:table-row>
        <table:table-row table:style-name="ro1">
          <table:table-cell office:value-type="float" office:value="0.185254" calcext:value-type="float">
            <text:p>0.185254</text:p>
          </table:table-cell>
          <table:table-cell office:value-type="float" office:value="0.247052" calcext:value-type="float">
            <text:p>0.247052</text:p>
          </table:table-cell>
          <table:table-cell office:value-type="float" office:value="0.044617" calcext:value-type="float">
            <text:p>0.044617</text:p>
          </table:table-cell>
          <table:table-cell table:formula="of:=[.B1386]-[.C1386]" office:value-type="float" office:value="0.202435" calcext:value-type="float">
            <text:p>0.202435</text:p>
          </table:table-cell>
        </table:table-row>
        <table:table-row table:style-name="ro1">
          <table:table-cell office:value-type="float" office:value="0.235253" calcext:value-type="float">
            <text:p>0.235253</text:p>
          </table:table-cell>
          <table:table-cell office:value-type="float" office:value="0.297051" calcext:value-type="float">
            <text:p>0.297051</text:p>
          </table:table-cell>
          <table:table-cell office:value-type="float" office:value="0.044645" calcext:value-type="float">
            <text:p>0.044645</text:p>
          </table:table-cell>
          <table:table-cell table:formula="of:=[.B1387]-[.C1387]" office:value-type="float" office:value="0.252406" calcext:value-type="float">
            <text:p>0.252406</text:p>
          </table:table-cell>
        </table:table-row>
        <table:table-row table:style-name="ro1">
          <table:table-cell office:value-type="float" office:value="0.285769" calcext:value-type="float">
            <text:p>0.285769</text:p>
          </table:table-cell>
          <table:table-cell office:value-type="float" office:value="0.347567" calcext:value-type="float">
            <text:p>0.347567</text:p>
          </table:table-cell>
          <table:table-cell office:value-type="float" office:value="0.044673" calcext:value-type="float">
            <text:p>0.044673</text:p>
          </table:table-cell>
          <table:table-cell table:formula="of:=[.B1388]-[.C1388]" office:value-type="float" office:value="0.302894" calcext:value-type="float">
            <text:p>0.302894</text:p>
          </table:table-cell>
        </table:table-row>
        <table:table-row table:style-name="ro1">
          <table:table-cell office:value-type="float" office:value="0.334216" calcext:value-type="float">
            <text:p>0.334216</text:p>
          </table:table-cell>
          <table:table-cell office:value-type="float" office:value="0.396015" calcext:value-type="float">
            <text:p>0.396015</text:p>
          </table:table-cell>
          <table:table-cell office:value-type="float" office:value="0.044701" calcext:value-type="float">
            <text:p>0.044701</text:p>
          </table:table-cell>
          <table:table-cell table:formula="of:=[.B1389]-[.C1389]" office:value-type="float" office:value="0.351314" calcext:value-type="float">
            <text:p>0.351314</text:p>
          </table:table-cell>
        </table:table-row>
        <table:table-row table:style-name="ro1">
          <table:table-cell office:value-type="float" office:value="0.381383" calcext:value-type="float">
            <text:p>0.381383</text:p>
          </table:table-cell>
          <table:table-cell office:value-type="float" office:value="0.443181" calcext:value-type="float">
            <text:p>0.443181</text:p>
          </table:table-cell>
          <table:table-cell office:value-type="float" office:value="0.044729" calcext:value-type="float">
            <text:p>0.044729</text:p>
          </table:table-cell>
          <table:table-cell table:formula="of:=[.B1390]-[.C1390]" office:value-type="float" office:value="0.398452" calcext:value-type="float">
            <text:p>0.398452</text:p>
          </table:table-cell>
        </table:table-row>
        <table:table-row table:style-name="ro1">
          <table:table-cell office:value-type="float" office:value="0.430188" calcext:value-type="float">
            <text:p>0.430188</text:p>
          </table:table-cell>
          <table:table-cell office:value-type="float" office:value="0.491987" calcext:value-type="float">
            <text:p>0.491987</text:p>
          </table:table-cell>
          <table:table-cell office:value-type="float" office:value="0.044757" calcext:value-type="float">
            <text:p>0.044757</text:p>
          </table:table-cell>
          <table:table-cell table:formula="of:=[.B1391]-[.C1391]" office:value-type="float" office:value="0.44723" calcext:value-type="float">
            <text:p>0.44723</text:p>
          </table:table-cell>
        </table:table-row>
        <table:table-row table:style-name="ro1">
          <table:table-cell office:value-type="float" office:value="0.47895" calcext:value-type="float">
            <text:p>0.47895</text:p>
          </table:table-cell>
          <table:table-cell office:value-type="float" office:value="0.540748" calcext:value-type="float">
            <text:p>0.540748</text:p>
          </table:table-cell>
          <table:table-cell office:value-type="float" office:value="0.044785" calcext:value-type="float">
            <text:p>0.044785</text:p>
          </table:table-cell>
          <table:table-cell table:formula="of:=[.B1392]-[.C1392]" office:value-type="float" office:value="0.495963" calcext:value-type="float">
            <text:p>0.495963</text:p>
          </table:table-cell>
        </table:table-row>
        <table:table-row table:style-name="ro1">
          <table:table-cell office:value-type="float" office:value="0.528658" calcext:value-type="float">
            <text:p>0.528658</text:p>
          </table:table-cell>
          <table:table-cell office:value-type="float" office:value="0.590456" calcext:value-type="float">
            <text:p>0.590456</text:p>
          </table:table-cell>
          <table:table-cell office:value-type="float" office:value="0.044813" calcext:value-type="float">
            <text:p>0.044813</text:p>
          </table:table-cell>
          <table:table-cell table:formula="of:=[.B1393]-[.C1393]" office:value-type="float" office:value="0.545643" calcext:value-type="float">
            <text:p>0.545643</text:p>
          </table:table-cell>
        </table:table-row>
        <table:table-row table:style-name="ro1">
          <table:table-cell office:value-type="float" office:value="0.577005" calcext:value-type="float">
            <text:p>0.577005</text:p>
          </table:table-cell>
          <table:table-cell office:value-type="float" office:value="0.638804" calcext:value-type="float">
            <text:p>0.638804</text:p>
          </table:table-cell>
          <table:table-cell office:value-type="float" office:value="0.044841" calcext:value-type="float">
            <text:p>0.044841</text:p>
          </table:table-cell>
          <table:table-cell table:formula="of:=[.B1394]-[.C1394]" office:value-type="float" office:value="0.593963" calcext:value-type="float">
            <text:p>0.593963</text:p>
          </table:table-cell>
        </table:table-row>
        <table:table-row table:style-name="ro1">
          <table:table-cell office:value-type="float" office:value="0.625475" calcext:value-type="float">
            <text:p>0.625475</text:p>
          </table:table-cell>
          <table:table-cell office:value-type="float" office:value="0.687273" calcext:value-type="float">
            <text:p>0.687273</text:p>
          </table:table-cell>
          <table:table-cell office:value-type="float" office:value="0.044869" calcext:value-type="float">
            <text:p>0.044869</text:p>
          </table:table-cell>
          <table:table-cell table:formula="of:=[.B1395]-[.C1395]" office:value-type="float" office:value="0.642404" calcext:value-type="float">
            <text:p>0.642404</text:p>
          </table:table-cell>
        </table:table-row>
        <table:table-row table:style-name="ro1">
          <table:table-cell office:value-type="float" office:value="0.67415" calcext:value-type="float">
            <text:p>0.67415</text:p>
          </table:table-cell>
          <table:table-cell office:value-type="float" office:value="0.735949" calcext:value-type="float">
            <text:p>0.735949</text:p>
          </table:table-cell>
          <table:table-cell office:value-type="float" office:value="0.044897" calcext:value-type="float">
            <text:p>0.044897</text:p>
          </table:table-cell>
          <table:table-cell table:formula="of:=[.B1396]-[.C1396]" office:value-type="float" office:value="0.691052" calcext:value-type="float">
            <text:p>0.691052</text:p>
          </table:table-cell>
        </table:table-row>
        <table:table-row table:style-name="ro1">
          <table:table-cell office:value-type="float" office:value="0.723644" calcext:value-type="float">
            <text:p>0.723644</text:p>
          </table:table-cell>
          <table:table-cell office:value-type="float" office:value="0.785443" calcext:value-type="float">
            <text:p>0.785443</text:p>
          </table:table-cell>
          <table:table-cell office:value-type="float" office:value="0.044925" calcext:value-type="float">
            <text:p>0.044925</text:p>
          </table:table-cell>
          <table:table-cell table:formula="of:=[.B1397]-[.C1397]" office:value-type="float" office:value="0.740518" calcext:value-type="float">
            <text:p>0.740518</text:p>
          </table:table-cell>
        </table:table-row>
        <table:table-row table:style-name="ro1">
          <table:table-cell office:value-type="float" office:value="0.772711" calcext:value-type="float">
            <text:p>0.772711</text:p>
          </table:table-cell>
          <table:table-cell office:value-type="float" office:value="0.834509" calcext:value-type="float">
            <text:p>0.834509</text:p>
          </table:table-cell>
          <table:table-cell office:value-type="float" office:value="0.044953" calcext:value-type="float">
            <text:p>0.044953</text:p>
          </table:table-cell>
          <table:table-cell table:formula="of:=[.B1398]-[.C1398]" office:value-type="float" office:value="0.789556" calcext:value-type="float">
            <text:p>0.789556</text:p>
          </table:table-cell>
        </table:table-row>
        <table:table-row table:style-name="ro1">
          <table:table-cell office:value-type="float" office:value="0.821675" calcext:value-type="float">
            <text:p>0.821675</text:p>
          </table:table-cell>
          <table:table-cell office:value-type="float" office:value="0.883473" calcext:value-type="float">
            <text:p>0.883473</text:p>
          </table:table-cell>
          <table:table-cell office:value-type="float" office:value="0.044981" calcext:value-type="float">
            <text:p>0.044981</text:p>
          </table:table-cell>
          <table:table-cell table:formula="of:=[.B1399]-[.C1399]" office:value-type="float" office:value="0.838492" calcext:value-type="float">
            <text:p>0.838492</text:p>
          </table:table-cell>
        </table:table-row>
        <table:table-row table:style-name="ro1">
          <table:table-cell office:value-type="float" office:value="0.868198" calcext:value-type="float">
            <text:p>0.868198</text:p>
          </table:table-cell>
          <table:table-cell office:value-type="float" office:value="0.929996" calcext:value-type="float">
            <text:p>0.929996</text:p>
          </table:table-cell>
          <table:table-cell office:value-type="float" office:value="0.045009" calcext:value-type="float">
            <text:p>0.045009</text:p>
          </table:table-cell>
          <table:table-cell table:formula="of:=[.B1400]-[.C1400]" office:value-type="float" office:value="0.884987" calcext:value-type="float">
            <text:p>0.884987</text:p>
          </table:table-cell>
        </table:table-row>
        <table:table-row table:style-name="ro1">
          <table:table-cell office:value-type="float" office:value="0.915391" calcext:value-type="float">
            <text:p>0.915391</text:p>
          </table:table-cell>
          <table:table-cell office:value-type="float" office:value="0.97719" calcext:value-type="float">
            <text:p>0.97719</text:p>
          </table:table-cell>
          <table:table-cell office:value-type="float" office:value="0.045037" calcext:value-type="float">
            <text:p>0.045037</text:p>
          </table:table-cell>
          <table:table-cell table:formula="of:=[.B1401]-[.C1401]" office:value-type="float" office:value="0.932153" calcext:value-type="float">
            <text:p>0.932153</text:p>
          </table:table-cell>
        </table:table-row>
        <table:table-row table:style-name="ro1">
          <table:table-cell office:value-type="float" office:value="0.963312" calcext:value-type="float">
            <text:p>0.963312</text:p>
          </table:table-cell>
          <table:table-cell office:value-type="float" office:value="1.02511" calcext:value-type="float">
            <text:p>1.02511</text:p>
          </table:table-cell>
          <table:table-cell office:value-type="float" office:value="0.045065" calcext:value-type="float">
            <text:p>0.045065</text:p>
          </table:table-cell>
          <table:table-cell table:formula="of:=[.B1402]-[.C1402]" office:value-type="float" office:value="0.980045" calcext:value-type="float">
            <text:p>0.980045</text:p>
          </table:table-cell>
        </table:table-row>
        <table:table-row table:style-name="ro1">
          <table:table-cell office:value-type="float" office:value="1.011543" calcext:value-type="float">
            <text:p>1.011543</text:p>
          </table:table-cell>
          <table:table-cell office:value-type="float" office:value="1.073341" calcext:value-type="float">
            <text:p>1.073341</text:p>
          </table:table-cell>
          <table:table-cell office:value-type="float" office:value="0.045093" calcext:value-type="float">
            <text:p>0.045093</text:p>
          </table:table-cell>
          <table:table-cell table:formula="of:=[.B1403]-[.C1403]" office:value-type="float" office:value="1.028248" calcext:value-type="float">
            <text:p>1.028248</text:p>
          </table:table-cell>
        </table:table-row>
        <table:table-row table:style-name="ro1">
          <table:table-cell office:value-type="float" office:value="1.060907" calcext:value-type="float">
            <text:p>1.060907</text:p>
          </table:table-cell>
          <table:table-cell office:value-type="float" office:value="1.122705" calcext:value-type="float">
            <text:p>1.122705</text:p>
          </table:table-cell>
          <table:table-cell office:value-type="float" office:value="0.045121" calcext:value-type="float">
            <text:p>0.045121</text:p>
          </table:table-cell>
          <table:table-cell table:formula="of:=[.B1404]-[.C1404]" office:value-type="float" office:value="1.077584" calcext:value-type="float">
            <text:p>1.077584</text:p>
          </table:table-cell>
        </table:table-row>
        <table:table-row table:style-name="ro1">
          <table:table-cell office:value-type="float" office:value="1.110055" calcext:value-type="float">
            <text:p>1.110055</text:p>
          </table:table-cell>
          <table:table-cell office:value-type="float" office:value="1.171854" calcext:value-type="float">
            <text:p>1.171854</text:p>
          </table:table-cell>
          <table:table-cell office:value-type="float" office:value="0.045149" calcext:value-type="float">
            <text:p>0.045149</text:p>
          </table:table-cell>
          <table:table-cell table:formula="of:=[.B1405]-[.C1405]" office:value-type="float" office:value="1.126705" calcext:value-type="float">
            <text:p>1.126705</text:p>
          </table:table-cell>
        </table:table-row>
        <table:table-row table:style-name="ro1">
          <table:table-cell office:value-type="float" office:value="1.158395" calcext:value-type="float">
            <text:p>1.158395</text:p>
          </table:table-cell>
          <table:table-cell office:value-type="float" office:value="1.220193" calcext:value-type="float">
            <text:p>1.220193</text:p>
          </table:table-cell>
          <table:table-cell office:value-type="float" office:value="0.045177" calcext:value-type="float">
            <text:p>0.045177</text:p>
          </table:table-cell>
          <table:table-cell table:formula="of:=[.B1406]-[.C1406]" office:value-type="float" office:value="1.175016" calcext:value-type="float">
            <text:p>1.175016</text:p>
          </table:table-cell>
        </table:table-row>
        <table:table-row table:style-name="ro1">
          <table:table-cell office:value-type="float" office:value="1.206017" calcext:value-type="float">
            <text:p>1.206017</text:p>
          </table:table-cell>
          <table:table-cell office:value-type="float" office:value="1.267815" calcext:value-type="float">
            <text:p>1.267815</text:p>
          </table:table-cell>
          <table:table-cell office:value-type="float" office:value="0.045205" calcext:value-type="float">
            <text:p>0.045205</text:p>
          </table:table-cell>
          <table:table-cell table:formula="of:=[.B1407]-[.C1407]" office:value-type="float" office:value="1.22261" calcext:value-type="float">
            <text:p>1.22261</text:p>
          </table:table-cell>
        </table:table-row>
        <table:table-row table:style-name="ro1">
          <table:table-cell office:value-type="float" office:value="1.252329" calcext:value-type="float">
            <text:p>1.252329</text:p>
          </table:table-cell>
          <table:table-cell office:value-type="float" office:value="1.314128" calcext:value-type="float">
            <text:p>1.314128</text:p>
          </table:table-cell>
          <table:table-cell office:value-type="float" office:value="0.045233" calcext:value-type="float">
            <text:p>0.045233</text:p>
          </table:table-cell>
          <table:table-cell table:formula="of:=[.B1408]-[.C1408]" office:value-type="float" office:value="1.268895" calcext:value-type="float">
            <text:p>1.268895</text:p>
          </table:table-cell>
        </table:table-row>
        <table:table-row table:style-name="ro1">
          <table:table-cell office:value-type="float" office:value="1.29835" calcext:value-type="float">
            <text:p>1.29835</text:p>
          </table:table-cell>
          <table:table-cell office:value-type="float" office:value="1.360149" calcext:value-type="float">
            <text:p>1.360149</text:p>
          </table:table-cell>
          <table:table-cell office:value-type="float" office:value="0.045261" calcext:value-type="float">
            <text:p>0.045261</text:p>
          </table:table-cell>
          <table:table-cell table:formula="of:=[.B1409]-[.C1409]" office:value-type="float" office:value="1.314888" calcext:value-type="float">
            <text:p>1.314888</text:p>
          </table:table-cell>
        </table:table-row>
        <table:table-row table:style-name="ro1">
          <table:table-cell office:value-type="float" office:value="1.343625" calcext:value-type="float">
            <text:p>1.343625</text:p>
          </table:table-cell>
          <table:table-cell office:value-type="float" office:value="1.405423" calcext:value-type="float">
            <text:p>1.405423</text:p>
          </table:table-cell>
          <table:table-cell office:value-type="float" office:value="0.045289" calcext:value-type="float">
            <text:p>0.045289</text:p>
          </table:table-cell>
          <table:table-cell table:formula="of:=[.B1410]-[.C1410]" office:value-type="float" office:value="1.360134" calcext:value-type="float">
            <text:p>1.360134</text:p>
          </table:table-cell>
        </table:table-row>
        <table:table-row table:style-name="ro1">
          <table:table-cell office:value-type="float" office:value="1.3922" calcext:value-type="float">
            <text:p>1.3922</text:p>
          </table:table-cell>
          <table:table-cell office:value-type="float" office:value="1.453998" calcext:value-type="float">
            <text:p>1.453998</text:p>
          </table:table-cell>
          <table:table-cell office:value-type="float" office:value="0.045317" calcext:value-type="float">
            <text:p>0.045317</text:p>
          </table:table-cell>
          <table:table-cell table:formula="of:=[.B1411]-[.C1411]" office:value-type="float" office:value="1.408681" calcext:value-type="float">
            <text:p>1.408681</text:p>
          </table:table-cell>
        </table:table-row>
        <table:table-row table:style-name="ro1">
          <table:table-cell office:value-type="float" office:value="1.441175" calcext:value-type="float">
            <text:p>1.441175</text:p>
          </table:table-cell>
          <table:table-cell office:value-type="float" office:value="1.502974" calcext:value-type="float">
            <text:p>1.502974</text:p>
          </table:table-cell>
          <table:table-cell office:value-type="float" office:value="0.045345" calcext:value-type="float">
            <text:p>0.045345</text:p>
          </table:table-cell>
          <table:table-cell table:formula="of:=[.B1412]-[.C1412]" office:value-type="float" office:value="1.457629" calcext:value-type="float">
            <text:p>1.457629</text:p>
          </table:table-cell>
        </table:table-row>
        <table:table-row table:style-name="ro1">
          <table:table-cell office:value-type="float" office:value="1.490722" calcext:value-type="float">
            <text:p>1.490722</text:p>
          </table:table-cell>
          <table:table-cell office:value-type="float" office:value="1.55252" calcext:value-type="float">
            <text:p>1.55252</text:p>
          </table:table-cell>
          <table:table-cell office:value-type="float" office:value="0.045373" calcext:value-type="float">
            <text:p>0.045373</text:p>
          </table:table-cell>
          <table:table-cell table:formula="of:=[.B1413]-[.C1413]" office:value-type="float" office:value="1.507147" calcext:value-type="float">
            <text:p>1.507147</text:p>
          </table:table-cell>
        </table:table-row>
        <table:table-row table:style-name="ro1">
          <table:table-cell office:value-type="float" office:value="1.539485" calcext:value-type="float">
            <text:p>1.539485</text:p>
          </table:table-cell>
          <table:table-cell office:value-type="float" office:value="1.601283" calcext:value-type="float">
            <text:p>1.601283</text:p>
          </table:table-cell>
          <table:table-cell office:value-type="float" office:value="0.045401" calcext:value-type="float">
            <text:p>0.045401</text:p>
          </table:table-cell>
          <table:table-cell table:formula="of:=[.B1414]-[.C1414]" office:value-type="float" office:value="1.555882" calcext:value-type="float">
            <text:p>1.555882</text:p>
          </table:table-cell>
        </table:table-row>
        <table:table-row table:style-name="ro1">
          <table:table-cell office:value-type="float" office:value="1.589658" calcext:value-type="float">
            <text:p>1.589658</text:p>
          </table:table-cell>
          <table:table-cell office:value-type="float" office:value="1.651457" calcext:value-type="float">
            <text:p>1.651457</text:p>
          </table:table-cell>
          <table:table-cell office:value-type="float" office:value="0.045429" calcext:value-type="float">
            <text:p>0.045429</text:p>
          </table:table-cell>
          <table:table-cell table:formula="of:=[.B1415]-[.C1415]" office:value-type="float" office:value="1.606028" calcext:value-type="float">
            <text:p>1.606028</text:p>
          </table:table-cell>
        </table:table-row>
        <table:table-row table:style-name="ro1">
          <table:table-cell office:value-type="float" office:value="1.639082" calcext:value-type="float">
            <text:p>1.639082</text:p>
          </table:table-cell>
          <table:table-cell office:value-type="float" office:value="1.70088" calcext:value-type="float">
            <text:p>1.70088</text:p>
          </table:table-cell>
          <table:table-cell office:value-type="float" office:value="0.045457" calcext:value-type="float">
            <text:p>0.045457</text:p>
          </table:table-cell>
          <table:table-cell table:formula="of:=[.B1416]-[.C1416]" office:value-type="float" office:value="1.655423" calcext:value-type="float">
            <text:p>1.655423</text:p>
          </table:table-cell>
        </table:table-row>
        <table:table-row table:style-name="ro1">
          <table:table-cell office:value-type="float" office:value="1.688462" calcext:value-type="float">
            <text:p>1.688462</text:p>
          </table:table-cell>
          <table:table-cell office:value-type="float" office:value="1.750261" calcext:value-type="float">
            <text:p>1.750261</text:p>
          </table:table-cell>
          <table:table-cell office:value-type="float" office:value="0.045485" calcext:value-type="float">
            <text:p>0.045485</text:p>
          </table:table-cell>
          <table:table-cell table:formula="of:=[.B1417]-[.C1417]" office:value-type="float" office:value="1.704776" calcext:value-type="float">
            <text:p>1.704776</text:p>
          </table:table-cell>
        </table:table-row>
        <table:table-row table:style-name="ro1">
          <table:table-cell office:value-type="float" office:value="1.737824" calcext:value-type="float">
            <text:p>1.737824</text:p>
          </table:table-cell>
          <table:table-cell office:value-type="float" office:value="1.799623" calcext:value-type="float">
            <text:p>1.799623</text:p>
          </table:table-cell>
          <table:table-cell office:value-type="float" office:value="0.045513" calcext:value-type="float">
            <text:p>0.045513</text:p>
          </table:table-cell>
          <table:table-cell table:formula="of:=[.B1418]-[.C1418]" office:value-type="float" office:value="1.75411" calcext:value-type="float">
            <text:p>1.75411</text:p>
          </table:table-cell>
        </table:table-row>
        <table:table-row table:style-name="ro1">
          <table:table-cell office:value-type="float" office:value="1.78705" calcext:value-type="float">
            <text:p>1.78705</text:p>
          </table:table-cell>
          <table:table-cell office:value-type="float" office:value="1.848848" calcext:value-type="float">
            <text:p>1.848848</text:p>
          </table:table-cell>
          <table:table-cell office:value-type="float" office:value="0.045541" calcext:value-type="float">
            <text:p>0.045541</text:p>
          </table:table-cell>
          <table:table-cell table:formula="of:=[.B1419]-[.C1419]" office:value-type="float" office:value="1.803307" calcext:value-type="float">
            <text:p>1.803307</text:p>
          </table:table-cell>
        </table:table-row>
        <table:table-row table:style-name="ro1">
          <table:table-cell office:value-type="float" office:value="1.83663" calcext:value-type="float">
            <text:p>1.83663</text:p>
          </table:table-cell>
          <table:table-cell office:value-type="float" office:value="1.898428" calcext:value-type="float">
            <text:p>1.898428</text:p>
          </table:table-cell>
          <table:table-cell office:value-type="float" office:value="0.045569" calcext:value-type="float">
            <text:p>0.045569</text:p>
          </table:table-cell>
          <table:table-cell table:formula="of:=[.B1420]-[.C1420]" office:value-type="float" office:value="1.852859" calcext:value-type="float">
            <text:p>1.852859</text:p>
          </table:table-cell>
        </table:table-row>
        <table:table-row table:style-name="ro1">
          <table:table-cell office:value-type="float" office:value="1.885762" calcext:value-type="float">
            <text:p>1.885762</text:p>
          </table:table-cell>
          <table:table-cell office:value-type="float" office:value="1.947561" calcext:value-type="float">
            <text:p>1.947561</text:p>
          </table:table-cell>
          <table:table-cell office:value-type="float" office:value="0.045597" calcext:value-type="float">
            <text:p>0.045597</text:p>
          </table:table-cell>
          <table:table-cell table:formula="of:=[.B1421]-[.C1421]" office:value-type="float" office:value="1.901964" calcext:value-type="float">
            <text:p>1.901964</text:p>
          </table:table-cell>
        </table:table-row>
        <table:table-row table:style-name="ro1">
          <table:table-cell office:value-type="float" office:value="1.934477" calcext:value-type="float">
            <text:p>1.934477</text:p>
          </table:table-cell>
          <table:table-cell office:value-type="float" office:value="1.996275" calcext:value-type="float">
            <text:p>1.996275</text:p>
          </table:table-cell>
          <table:table-cell office:value-type="float" office:value="0.045625" calcext:value-type="float">
            <text:p>0.045625</text:p>
          </table:table-cell>
          <table:table-cell table:formula="of:=[.B1422]-[.C1422]" office:value-type="float" office:value="1.95065" calcext:value-type="float">
            <text:p>1.95065</text:p>
          </table:table-cell>
        </table:table-row>
        <table:table-row table:style-name="ro1">
          <table:table-cell office:value-type="float" office:value="1.98264" calcext:value-type="float">
            <text:p>1.98264</text:p>
          </table:table-cell>
          <table:table-cell office:value-type="float" office:value="2.044439" calcext:value-type="float">
            <text:p>2.044439</text:p>
          </table:table-cell>
          <table:table-cell office:value-type="float" office:value="0.045653" calcext:value-type="float">
            <text:p>0.045653</text:p>
          </table:table-cell>
          <table:table-cell table:formula="of:=[.B1423]-[.C1423]" office:value-type="float" office:value="1.998786" calcext:value-type="float">
            <text:p>1.998786</text:p>
          </table:table-cell>
        </table:table-row>
        <table:table-row table:style-name="ro1">
          <table:table-cell office:value-type="float" office:value="2.03046" calcext:value-type="float">
            <text:p>2.03046</text:p>
          </table:table-cell>
          <table:table-cell office:value-type="float" office:value="2.092258" calcext:value-type="float">
            <text:p>2.092258</text:p>
          </table:table-cell>
          <table:table-cell office:value-type="float" office:value="0.045681" calcext:value-type="float">
            <text:p>0.045681</text:p>
          </table:table-cell>
          <table:table-cell table:formula="of:=[.B1424]-[.C1424]" office:value-type="float" office:value="2.046577" calcext:value-type="float">
            <text:p>2.046577</text:p>
          </table:table-cell>
        </table:table-row>
        <table:table-row table:style-name="ro1">
          <table:table-cell office:value-type="float" office:value="2.078384" calcext:value-type="float">
            <text:p>2.078384</text:p>
          </table:table-cell>
          <table:table-cell office:value-type="float" office:value="2.140182" calcext:value-type="float">
            <text:p>2.140182</text:p>
          </table:table-cell>
          <table:table-cell office:value-type="float" office:value="0.045709" calcext:value-type="float">
            <text:p>0.045709</text:p>
          </table:table-cell>
          <table:table-cell table:formula="of:=[.B1425]-[.C1425]" office:value-type="float" office:value="2.094473" calcext:value-type="float">
            <text:p>2.094473</text:p>
          </table:table-cell>
        </table:table-row>
        <table:table-row table:style-name="ro1">
          <table:table-cell office:value-type="float" office:value="2.126354" calcext:value-type="float">
            <text:p>2.126354</text:p>
          </table:table-cell>
          <table:table-cell office:value-type="float" office:value="2.188152" calcext:value-type="float">
            <text:p>2.188152</text:p>
          </table:table-cell>
          <table:table-cell office:value-type="float" office:value="0.045737" calcext:value-type="float">
            <text:p>0.045737</text:p>
          </table:table-cell>
          <table:table-cell table:formula="of:=[.B1426]-[.C1426]" office:value-type="float" office:value="2.142415" calcext:value-type="float">
            <text:p>2.142415</text:p>
          </table:table-cell>
        </table:table-row>
        <table:table-row table:style-name="ro1">
          <table:table-cell office:value-type="float" office:value="2.175285" calcext:value-type="float">
            <text:p>2.175285</text:p>
          </table:table-cell>
          <table:table-cell office:value-type="float" office:value="2.237084" calcext:value-type="float">
            <text:p>2.237084</text:p>
          </table:table-cell>
          <table:table-cell office:value-type="float" office:value="0.045765" calcext:value-type="float">
            <text:p>0.045765</text:p>
          </table:table-cell>
          <table:table-cell table:formula="of:=[.B1427]-[.C1427]" office:value-type="float" office:value="2.191319" calcext:value-type="float">
            <text:p>2.191319</text:p>
          </table:table-cell>
        </table:table-row>
        <table:table-row table:style-name="ro1">
          <table:table-cell office:value-type="float" office:value="2.225144" calcext:value-type="float">
            <text:p>2.225144</text:p>
          </table:table-cell>
          <table:table-cell office:value-type="float" office:value="2.286943" calcext:value-type="float">
            <text:p>2.286943</text:p>
          </table:table-cell>
          <table:table-cell office:value-type="float" office:value="0.045793" calcext:value-type="float">
            <text:p>0.045793</text:p>
          </table:table-cell>
          <table:table-cell table:formula="of:=[.B1428]-[.C1428]" office:value-type="float" office:value="2.24115" calcext:value-type="float">
            <text:p>2.24115</text:p>
          </table:table-cell>
        </table:table-row>
        <table:table-row table:style-name="ro1">
          <table:table-cell office:value-type="float" office:value="2.274884" calcext:value-type="float">
            <text:p>2.274884</text:p>
          </table:table-cell>
          <table:table-cell office:value-type="float" office:value="2.336683" calcext:value-type="float">
            <text:p>2.336683</text:p>
          </table:table-cell>
          <table:table-cell office:value-type="float" office:value="0.045821" calcext:value-type="float">
            <text:p>0.045821</text:p>
          </table:table-cell>
          <table:table-cell table:formula="of:=[.B1429]-[.C1429]" office:value-type="float" office:value="2.290862" calcext:value-type="float">
            <text:p>2.290862</text:p>
          </table:table-cell>
        </table:table-row>
        <table:table-row table:style-name="ro1">
          <table:table-cell office:value-type="float" office:value="2.324718" calcext:value-type="float">
            <text:p>2.324718</text:p>
          </table:table-cell>
          <table:table-cell office:value-type="float" office:value="2.386517" calcext:value-type="float">
            <text:p>2.386517</text:p>
          </table:table-cell>
          <table:table-cell office:value-type="float" office:value="0.045849" calcext:value-type="float">
            <text:p>0.045849</text:p>
          </table:table-cell>
          <table:table-cell table:formula="of:=[.B1430]-[.C1430]" office:value-type="float" office:value="2.340668" calcext:value-type="float">
            <text:p>2.340668</text:p>
          </table:table-cell>
        </table:table-row>
        <table:table-row table:style-name="ro1">
          <table:table-cell office:value-type="float" office:value="2.374279" calcext:value-type="float">
            <text:p>2.374279</text:p>
          </table:table-cell>
          <table:table-cell office:value-type="float" office:value="2.436077" calcext:value-type="float">
            <text:p>2.436077</text:p>
          </table:table-cell>
          <table:table-cell office:value-type="float" office:value="0.045877" calcext:value-type="float">
            <text:p>0.045877</text:p>
          </table:table-cell>
          <table:table-cell table:formula="of:=[.B1431]-[.C1431]" office:value-type="float" office:value="2.3902" calcext:value-type="float">
            <text:p>2.3902</text:p>
          </table:table-cell>
        </table:table-row>
        <table:table-row table:style-name="ro1">
          <table:table-cell office:value-type="float" office:value="2.424109" calcext:value-type="float">
            <text:p>2.424109</text:p>
          </table:table-cell>
          <table:table-cell office:value-type="float" office:value="2.485907" calcext:value-type="float">
            <text:p>2.485907</text:p>
          </table:table-cell>
          <table:table-cell office:value-type="float" office:value="0.045905" calcext:value-type="float">
            <text:p>0.045905</text:p>
          </table:table-cell>
          <table:table-cell table:formula="of:=[.B1432]-[.C1432]" office:value-type="float" office:value="2.440002" calcext:value-type="float">
            <text:p>2.440002</text:p>
          </table:table-cell>
        </table:table-row>
        <table:table-row table:style-name="ro1">
          <table:table-cell office:value-type="float" office:value="2.473838" calcext:value-type="float">
            <text:p>2.473838</text:p>
          </table:table-cell>
          <table:table-cell office:value-type="float" office:value="2.535637" calcext:value-type="float">
            <text:p>2.535637</text:p>
          </table:table-cell>
          <table:table-cell office:value-type="float" office:value="0.045933" calcext:value-type="float">
            <text:p>0.045933</text:p>
          </table:table-cell>
          <table:table-cell table:formula="of:=[.B1433]-[.C1433]" office:value-type="float" office:value="2.489704" calcext:value-type="float">
            <text:p>2.489704</text:p>
          </table:table-cell>
        </table:table-row>
        <table:table-row table:style-name="ro1">
          <table:table-cell office:value-type="float" office:value="2.523471" calcext:value-type="float">
            <text:p>2.523471</text:p>
          </table:table-cell>
          <table:table-cell office:value-type="float" office:value="2.585269" calcext:value-type="float">
            <text:p>2.585269</text:p>
          </table:table-cell>
          <table:table-cell office:value-type="float" office:value="0.045961" calcext:value-type="float">
            <text:p>0.045961</text:p>
          </table:table-cell>
          <table:table-cell table:formula="of:=[.B1434]-[.C1434]" office:value-type="float" office:value="2.539308" calcext:value-type="float">
            <text:p>2.539308</text:p>
          </table:table-cell>
        </table:table-row>
        <table:table-row table:style-name="ro1">
          <table:table-cell office:value-type="float" office:value="2.573233" calcext:value-type="float">
            <text:p>2.573233</text:p>
          </table:table-cell>
          <table:table-cell office:value-type="float" office:value="2.635031" calcext:value-type="float">
            <text:p>2.635031</text:p>
          </table:table-cell>
          <table:table-cell office:value-type="float" office:value="0.045989" calcext:value-type="float">
            <text:p>0.045989</text:p>
          </table:table-cell>
          <table:table-cell table:formula="of:=[.B1435]-[.C1435]" office:value-type="float" office:value="2.589042" calcext:value-type="float">
            <text:p>2.589042</text:p>
          </table:table-cell>
        </table:table-row>
        <table:table-row table:style-name="ro1">
          <table:table-cell office:value-type="float" office:value="2.622868" calcext:value-type="float">
            <text:p>2.622868</text:p>
          </table:table-cell>
          <table:table-cell office:value-type="float" office:value="2.684666" calcext:value-type="float">
            <text:p>2.684666</text:p>
          </table:table-cell>
          <table:table-cell office:value-type="float" office:value="0.046017" calcext:value-type="float">
            <text:p>0.046017</text:p>
          </table:table-cell>
          <table:table-cell table:formula="of:=[.B1436]-[.C1436]" office:value-type="float" office:value="2.638649" calcext:value-type="float">
            <text:p>2.638649</text:p>
          </table:table-cell>
        </table:table-row>
        <table:table-row table:style-name="ro1">
          <table:table-cell office:value-type="float" office:value="2.672586" calcext:value-type="float">
            <text:p>2.672586</text:p>
          </table:table-cell>
          <table:table-cell office:value-type="float" office:value="2.734384" calcext:value-type="float">
            <text:p>2.734384</text:p>
          </table:table-cell>
          <table:table-cell office:value-type="float" office:value="0.046045" calcext:value-type="float">
            <text:p>0.046045</text:p>
          </table:table-cell>
          <table:table-cell table:formula="of:=[.B1437]-[.C1437]" office:value-type="float" office:value="2.688339" calcext:value-type="float">
            <text:p>2.688339</text:p>
          </table:table-cell>
        </table:table-row>
        <table:table-row table:style-name="ro1">
          <table:table-cell office:value-type="float" office:value="2.721898" calcext:value-type="float">
            <text:p>2.721898</text:p>
          </table:table-cell>
          <table:table-cell office:value-type="float" office:value="2.783697" calcext:value-type="float">
            <text:p>2.783697</text:p>
          </table:table-cell>
          <table:table-cell office:value-type="float" office:value="0.046073" calcext:value-type="float">
            <text:p>0.046073</text:p>
          </table:table-cell>
          <table:table-cell table:formula="of:=[.B1438]-[.C1438]" office:value-type="float" office:value="2.737624" calcext:value-type="float">
            <text:p>2.737624</text:p>
          </table:table-cell>
        </table:table-row>
        <table:table-row table:style-name="ro1">
          <table:table-cell office:value-type="float" office:value="2.770922" calcext:value-type="float">
            <text:p>2.770922</text:p>
          </table:table-cell>
          <table:table-cell office:value-type="float" office:value="2.832721" calcext:value-type="float">
            <text:p>2.832721</text:p>
          </table:table-cell>
          <table:table-cell office:value-type="float" office:value="0.046101" calcext:value-type="float">
            <text:p>0.046101</text:p>
          </table:table-cell>
          <table:table-cell table:formula="of:=[.B1439]-[.C1439]" office:value-type="float" office:value="2.78662" calcext:value-type="float">
            <text:p>2.78662</text:p>
          </table:table-cell>
        </table:table-row>
        <table:table-row table:style-name="ro1">
          <table:table-cell office:value-type="float" office:value="2.820266" calcext:value-type="float">
            <text:p>2.820266</text:p>
          </table:table-cell>
          <table:table-cell office:value-type="float" office:value="2.882065" calcext:value-type="float">
            <text:p>2.882065</text:p>
          </table:table-cell>
          <table:table-cell office:value-type="float" office:value="0.046129" calcext:value-type="float">
            <text:p>0.046129</text:p>
          </table:table-cell>
          <table:table-cell table:formula="of:=[.B1440]-[.C1440]" office:value-type="float" office:value="2.835936" calcext:value-type="float">
            <text:p>2.835936</text:p>
          </table:table-cell>
        </table:table-row>
        <table:table-row table:style-name="ro1">
          <table:table-cell office:value-type="float" office:value="2.869482" calcext:value-type="float">
            <text:p>2.869482</text:p>
          </table:table-cell>
          <table:table-cell office:value-type="float" office:value="2.93128" calcext:value-type="float">
            <text:p>2.93128</text:p>
          </table:table-cell>
          <table:table-cell office:value-type="float" office:value="0.046157" calcext:value-type="float">
            <text:p>0.046157</text:p>
          </table:table-cell>
          <table:table-cell table:formula="of:=[.B1441]-[.C1441]" office:value-type="float" office:value="2.885123" calcext:value-type="float">
            <text:p>2.885123</text:p>
          </table:table-cell>
        </table:table-row>
        <table:table-row table:style-name="ro1">
          <table:table-cell office:value-type="float" office:value="2.919342" calcext:value-type="float">
            <text:p>2.919342</text:p>
          </table:table-cell>
          <table:table-cell office:value-type="float" office:value="2.981141" calcext:value-type="float">
            <text:p>2.981141</text:p>
          </table:table-cell>
          <table:table-cell office:value-type="float" office:value="0.046185" calcext:value-type="float">
            <text:p>0.046185</text:p>
          </table:table-cell>
          <table:table-cell table:formula="of:=[.B1442]-[.C1442]" office:value-type="float" office:value="2.934956" calcext:value-type="float">
            <text:p>2.934956</text:p>
          </table:table-cell>
        </table:table-row>
        <table:table-row table:style-name="ro1">
          <table:table-cell office:value-type="float" office:value="2.968551" calcext:value-type="float">
            <text:p>2.968551</text:p>
          </table:table-cell>
          <table:table-cell office:value-type="float" office:value="3.030349" calcext:value-type="float">
            <text:p>3.030349</text:p>
          </table:table-cell>
          <table:table-cell office:value-type="float" office:value="0.046213" calcext:value-type="float">
            <text:p>0.046213</text:p>
          </table:table-cell>
          <table:table-cell table:formula="of:=[.B1443]-[.C1443]" office:value-type="float" office:value="2.984136" calcext:value-type="float">
            <text:p>2.984136</text:p>
          </table:table-cell>
        </table:table-row>
        <table:table-row table:style-name="ro1">
          <table:table-cell office:value-type="float" office:value="3.018407" calcext:value-type="float">
            <text:p>3.018407</text:p>
          </table:table-cell>
          <table:table-cell office:value-type="float" office:value="3.080205" calcext:value-type="float">
            <text:p>3.080205</text:p>
          </table:table-cell>
          <table:table-cell office:value-type="float" office:value="0.046241" calcext:value-type="float">
            <text:p>0.046241</text:p>
          </table:table-cell>
          <table:table-cell table:formula="of:=[.B1444]-[.C1444]" office:value-type="float" office:value="3.033964" calcext:value-type="float">
            <text:p>3.033964</text:p>
          </table:table-cell>
        </table:table-row>
        <table:table-row table:style-name="ro1">
          <table:table-cell office:value-type="float" office:value="3.068082" calcext:value-type="float">
            <text:p>3.068082</text:p>
          </table:table-cell>
          <table:table-cell office:value-type="float" office:value="3.12988" calcext:value-type="float">
            <text:p>3.12988</text:p>
          </table:table-cell>
          <table:table-cell office:value-type="float" office:value="0.046269" calcext:value-type="float">
            <text:p>0.046269</text:p>
          </table:table-cell>
          <table:table-cell table:formula="of:=[.B1445]-[.C1445]" office:value-type="float" office:value="3.083611" calcext:value-type="float">
            <text:p>3.083611</text:p>
          </table:table-cell>
        </table:table-row>
        <table:table-row table:style-name="ro1">
          <table:table-cell office:value-type="float" office:value="3.117855" calcext:value-type="float">
            <text:p>3.117855</text:p>
          </table:table-cell>
          <table:table-cell office:value-type="float" office:value="-3.103532" calcext:value-type="float">
            <text:p>-3.103532</text:p>
          </table:table-cell>
          <table:table-cell office:value-type="float" office:value="0.046297" calcext:value-type="float">
            <text:p>0.046297</text:p>
          </table:table-cell>
          <table:table-cell table:formula="of:=[.B1446]-[.C1446]" office:value-type="float" office:value="-3.149829" calcext:value-type="float">
            <text:p>-3.149829</text:p>
          </table:table-cell>
        </table:table-row>
        <table:table-row table:style-name="ro1">
          <table:table-cell office:value-type="float" office:value="-3.116202" calcext:value-type="float">
            <text:p>-3.116202</text:p>
          </table:table-cell>
          <table:table-cell office:value-type="float" office:value="-3.054403" calcext:value-type="float">
            <text:p>-3.054403</text:p>
          </table:table-cell>
          <table:table-cell office:value-type="float" office:value="0.046325" calcext:value-type="float">
            <text:p>0.046325</text:p>
          </table:table-cell>
          <table:table-cell table:formula="of:=[.B1447]-[.C1447]" office:value-type="float" office:value="-3.100728" calcext:value-type="float">
            <text:p>-3.100728</text:p>
          </table:table-cell>
        </table:table-row>
        <table:table-row table:style-name="ro1">
          <table:table-cell office:value-type="float" office:value="-3.067704" calcext:value-type="float">
            <text:p>-3.067704</text:p>
          </table:table-cell>
          <table:table-cell office:value-type="float" office:value="-3.005906" calcext:value-type="float">
            <text:p>-3.005906</text:p>
          </table:table-cell>
          <table:table-cell office:value-type="float" office:value="0.046353" calcext:value-type="float">
            <text:p>0.046353</text:p>
          </table:table-cell>
          <table:table-cell table:formula="of:=[.B1448]-[.C1448]" office:value-type="float" office:value="-3.052259" calcext:value-type="float">
            <text:p>-3.052259</text:p>
          </table:table-cell>
        </table:table-row>
        <table:table-row table:style-name="ro1">
          <table:table-cell office:value-type="float" office:value="-3.019713" calcext:value-type="float">
            <text:p>-3.019713</text:p>
          </table:table-cell>
          <table:table-cell office:value-type="float" office:value="-2.957914" calcext:value-type="float">
            <text:p>-2.957914</text:p>
          </table:table-cell>
          <table:table-cell office:value-type="float" office:value="0.046381" calcext:value-type="float">
            <text:p>0.046381</text:p>
          </table:table-cell>
          <table:table-cell table:formula="of:=[.B1449]-[.C1449]" office:value-type="float" office:value="-3.004295" calcext:value-type="float">
            <text:p>-3.004295</text:p>
          </table:table-cell>
        </table:table-row>
        <table:table-row table:style-name="ro1">
          <table:table-cell office:value-type="float" office:value="-2.972131" calcext:value-type="float">
            <text:p>-2.972131</text:p>
          </table:table-cell>
          <table:table-cell office:value-type="float" office:value="-2.910332" calcext:value-type="float">
            <text:p>-2.910332</text:p>
          </table:table-cell>
          <table:table-cell office:value-type="float" office:value="0.046409" calcext:value-type="float">
            <text:p>0.046409</text:p>
          </table:table-cell>
          <table:table-cell table:formula="of:=[.B1450]-[.C1450]" office:value-type="float" office:value="-2.956741" calcext:value-type="float">
            <text:p>-2.956741</text:p>
          </table:table-cell>
        </table:table-row>
        <table:table-row table:style-name="ro1">
          <table:table-cell office:value-type="float" office:value="-2.92481" calcext:value-type="float">
            <text:p>-2.92481</text:p>
          </table:table-cell>
          <table:table-cell office:value-type="float" office:value="-2.863012" calcext:value-type="float">
            <text:p>-2.863012</text:p>
          </table:table-cell>
          <table:table-cell office:value-type="float" office:value="0.046437" calcext:value-type="float">
            <text:p>0.046437</text:p>
          </table:table-cell>
          <table:table-cell table:formula="of:=[.B1451]-[.C1451]" office:value-type="float" office:value="-2.909449" calcext:value-type="float">
            <text:p>-2.909449</text:p>
          </table:table-cell>
        </table:table-row>
        <table:table-row table:style-name="ro1">
          <table:table-cell office:value-type="float" office:value="-2.876552" calcext:value-type="float">
            <text:p>-2.876552</text:p>
          </table:table-cell>
          <table:table-cell office:value-type="float" office:value="-2.814753" calcext:value-type="float">
            <text:p>-2.814753</text:p>
          </table:table-cell>
          <table:table-cell office:value-type="float" office:value="0.046465" calcext:value-type="float">
            <text:p>0.046465</text:p>
          </table:table-cell>
          <table:table-cell table:formula="of:=[.B1452]-[.C1452]" office:value-type="float" office:value="-2.861218" calcext:value-type="float">
            <text:p>-2.861218</text:p>
          </table:table-cell>
        </table:table-row>
        <table:table-row table:style-name="ro1">
          <table:table-cell office:value-type="float" office:value="-2.827461" calcext:value-type="float">
            <text:p>-2.827461</text:p>
          </table:table-cell>
          <table:table-cell office:value-type="float" office:value="-2.765662" calcext:value-type="float">
            <text:p>-2.765662</text:p>
          </table:table-cell>
          <table:table-cell office:value-type="float" office:value="0.046493" calcext:value-type="float">
            <text:p>0.046493</text:p>
          </table:table-cell>
          <table:table-cell table:formula="of:=[.B1453]-[.C1453]" office:value-type="float" office:value="-2.812155" calcext:value-type="float">
            <text:p>-2.812155</text:p>
          </table:table-cell>
        </table:table-row>
        <table:table-row table:style-name="ro1">
          <table:table-cell office:value-type="float" office:value="-2.77809" calcext:value-type="float">
            <text:p>-2.77809</text:p>
          </table:table-cell>
          <table:table-cell office:value-type="float" office:value="-2.716291" calcext:value-type="float">
            <text:p>-2.716291</text:p>
          </table:table-cell>
          <table:table-cell office:value-type="float" office:value="0.046521" calcext:value-type="float">
            <text:p>0.046521</text:p>
          </table:table-cell>
          <table:table-cell table:formula="of:=[.B1454]-[.C1454]" office:value-type="float" office:value="-2.762812" calcext:value-type="float">
            <text:p>-2.762812</text:p>
          </table:table-cell>
        </table:table-row>
        <table:table-row table:style-name="ro1">
          <table:table-cell office:value-type="float" office:value="-2.729748" calcext:value-type="float">
            <text:p>-2.729748</text:p>
          </table:table-cell>
          <table:table-cell office:value-type="float" office:value="-2.667949" calcext:value-type="float">
            <text:p>-2.667949</text:p>
          </table:table-cell>
          <table:table-cell office:value-type="float" office:value="0.046549" calcext:value-type="float">
            <text:p>0.046549</text:p>
          </table:table-cell>
          <table:table-cell table:formula="of:=[.B1455]-[.C1455]" office:value-type="float" office:value="-2.714498" calcext:value-type="float">
            <text:p>-2.714498</text:p>
          </table:table-cell>
        </table:table-row>
        <table:table-row table:style-name="ro1">
          <table:table-cell office:value-type="float" office:value="-2.681254" calcext:value-type="float">
            <text:p>-2.681254</text:p>
          </table:table-cell>
          <table:table-cell office:value-type="float" office:value="-2.619456" calcext:value-type="float">
            <text:p>-2.619456</text:p>
          </table:table-cell>
          <table:table-cell office:value-type="float" office:value="0.046577" calcext:value-type="float">
            <text:p>0.046577</text:p>
          </table:table-cell>
          <table:table-cell table:formula="of:=[.B1456]-[.C1456]" office:value-type="float" office:value="-2.666033" calcext:value-type="float">
            <text:p>-2.666033</text:p>
          </table:table-cell>
        </table:table-row>
        <table:table-row table:style-name="ro1">
          <table:table-cell office:value-type="float" office:value="-2.632364" calcext:value-type="float">
            <text:p>-2.632364</text:p>
          </table:table-cell>
          <table:table-cell office:value-type="float" office:value="-2.570565" calcext:value-type="float">
            <text:p>-2.570565</text:p>
          </table:table-cell>
          <table:table-cell office:value-type="float" office:value="0.046605" calcext:value-type="float">
            <text:p>0.046605</text:p>
          </table:table-cell>
          <table:table-cell table:formula="of:=[.B1457]-[.C1457]" office:value-type="float" office:value="-2.61717" calcext:value-type="float">
            <text:p>-2.61717</text:p>
          </table:table-cell>
        </table:table-row>
        <table:table-row table:style-name="ro1">
          <table:table-cell office:value-type="float" office:value="-2.584182" calcext:value-type="float">
            <text:p>-2.584182</text:p>
          </table:table-cell>
          <table:table-cell office:value-type="float" office:value="-2.522383" calcext:value-type="float">
            <text:p>-2.522383</text:p>
          </table:table-cell>
          <table:table-cell office:value-type="float" office:value="0.046633" calcext:value-type="float">
            <text:p>0.046633</text:p>
          </table:table-cell>
          <table:table-cell table:formula="of:=[.B1458]-[.C1458]" office:value-type="float" office:value="-2.569016" calcext:value-type="float">
            <text:p>-2.569016</text:p>
          </table:table-cell>
        </table:table-row>
        <table:table-row table:style-name="ro1">
          <table:table-cell office:value-type="float" office:value="-2.535487" calcext:value-type="float">
            <text:p>-2.535487</text:p>
          </table:table-cell>
          <table:table-cell office:value-type="float" office:value="-2.473689" calcext:value-type="float">
            <text:p>-2.473689</text:p>
          </table:table-cell>
          <table:table-cell office:value-type="float" office:value="0.046661" calcext:value-type="float">
            <text:p>0.046661</text:p>
          </table:table-cell>
          <table:table-cell table:formula="of:=[.B1459]-[.C1459]" office:value-type="float" office:value="-2.52035" calcext:value-type="float">
            <text:p>-2.52035</text:p>
          </table:table-cell>
        </table:table-row>
        <table:table-row table:style-name="ro1">
          <table:table-cell office:value-type="float" office:value="-2.487613" calcext:value-type="float">
            <text:p>-2.487613</text:p>
          </table:table-cell>
          <table:table-cell office:value-type="float" office:value="-2.425814" calcext:value-type="float">
            <text:p>-2.425814</text:p>
          </table:table-cell>
          <table:table-cell office:value-type="float" office:value="0.046689" calcext:value-type="float">
            <text:p>0.046689</text:p>
          </table:table-cell>
          <table:table-cell table:formula="of:=[.B1460]-[.C1460]" office:value-type="float" office:value="-2.472503" calcext:value-type="float">
            <text:p>-2.472503</text:p>
          </table:table-cell>
        </table:table-row>
        <table:table-row table:style-name="ro1">
          <table:table-cell office:value-type="float" office:value="-2.43863" calcext:value-type="float">
            <text:p>-2.43863</text:p>
          </table:table-cell>
          <table:table-cell office:value-type="float" office:value="-2.376832" calcext:value-type="float">
            <text:p>-2.376832</text:p>
          </table:table-cell>
          <table:table-cell office:value-type="float" office:value="0.046717" calcext:value-type="float">
            <text:p>0.046717</text:p>
          </table:table-cell>
          <table:table-cell table:formula="of:=[.B1461]-[.C1461]" office:value-type="float" office:value="-2.423549" calcext:value-type="float">
            <text:p>-2.423549</text:p>
          </table:table-cell>
        </table:table-row>
        <table:table-row table:style-name="ro1">
          <table:table-cell office:value-type="float" office:value="-2.389464" calcext:value-type="float">
            <text:p>-2.389464</text:p>
          </table:table-cell>
          <table:table-cell office:value-type="float" office:value="-2.327666" calcext:value-type="float">
            <text:p>-2.327666</text:p>
          </table:table-cell>
          <table:table-cell office:value-type="float" office:value="0.046745" calcext:value-type="float">
            <text:p>0.046745</text:p>
          </table:table-cell>
          <table:table-cell table:formula="of:=[.B1462]-[.C1462]" office:value-type="float" office:value="-2.374411" calcext:value-type="float">
            <text:p>-2.374411</text:p>
          </table:table-cell>
        </table:table-row>
        <table:table-row table:style-name="ro1">
          <table:table-cell office:value-type="float" office:value="-2.339159" calcext:value-type="float">
            <text:p>-2.339159</text:p>
          </table:table-cell>
          <table:table-cell office:value-type="float" office:value="-2.27736" calcext:value-type="float">
            <text:p>-2.27736</text:p>
          </table:table-cell>
          <table:table-cell office:value-type="float" office:value="0.046773" calcext:value-type="float">
            <text:p>0.046773</text:p>
          </table:table-cell>
          <table:table-cell table:formula="of:=[.B1463]-[.C1463]" office:value-type="float" office:value="-2.324133" calcext:value-type="float">
            <text:p>-2.324133</text:p>
          </table:table-cell>
        </table:table-row>
        <table:table-row table:style-name="ro1">
          <table:table-cell office:value-type="float" office:value="-2.288142" calcext:value-type="float">
            <text:p>-2.288142</text:p>
          </table:table-cell>
          <table:table-cell office:value-type="float" office:value="-2.226344" calcext:value-type="float">
            <text:p>-2.226344</text:p>
          </table:table-cell>
          <table:table-cell office:value-type="float" office:value="0.046801" calcext:value-type="float">
            <text:p>0.046801</text:p>
          </table:table-cell>
          <table:table-cell table:formula="of:=[.B1464]-[.C1464]" office:value-type="float" office:value="-2.273145" calcext:value-type="float">
            <text:p>-2.273145</text:p>
          </table:table-cell>
        </table:table-row>
        <table:table-row table:style-name="ro1">
          <table:table-cell office:value-type="float" office:value="-2.237784" calcext:value-type="float">
            <text:p>-2.237784</text:p>
          </table:table-cell>
          <table:table-cell office:value-type="float" office:value="-2.175985" calcext:value-type="float">
            <text:p>-2.175985</text:p>
          </table:table-cell>
          <table:table-cell office:value-type="float" office:value="0.046829" calcext:value-type="float">
            <text:p>0.046829</text:p>
          </table:table-cell>
          <table:table-cell table:formula="of:=[.B1465]-[.C1465]" office:value-type="float" office:value="-2.222814" calcext:value-type="float">
            <text:p>-2.222814</text:p>
          </table:table-cell>
        </table:table-row>
        <table:table-row table:style-name="ro1">
          <table:table-cell office:value-type="float" office:value="-2.188012" calcext:value-type="float">
            <text:p>-2.188012</text:p>
          </table:table-cell>
          <table:table-cell office:value-type="float" office:value="-2.126214" calcext:value-type="float">
            <text:p>-2.126214</text:p>
          </table:table-cell>
          <table:table-cell office:value-type="float" office:value="0.046857" calcext:value-type="float">
            <text:p>0.046857</text:p>
          </table:table-cell>
          <table:table-cell table:formula="of:=[.B1466]-[.C1466]" office:value-type="float" office:value="-2.173071" calcext:value-type="float">
            <text:p>-2.173071</text:p>
          </table:table-cell>
        </table:table-row>
        <table:table-row table:style-name="ro1">
          <table:table-cell office:value-type="float" office:value="-2.138321" calcext:value-type="float">
            <text:p>-2.138321</text:p>
          </table:table-cell>
          <table:table-cell office:value-type="float" office:value="-2.076523" calcext:value-type="float">
            <text:p>-2.076523</text:p>
          </table:table-cell>
          <table:table-cell office:value-type="float" office:value="0.046885" calcext:value-type="float">
            <text:p>0.046885</text:p>
          </table:table-cell>
          <table:table-cell table:formula="of:=[.B1467]-[.C1467]" office:value-type="float" office:value="-2.123408" calcext:value-type="float">
            <text:p>-2.123408</text:p>
          </table:table-cell>
        </table:table-row>
        <table:table-row table:style-name="ro1">
          <table:table-cell office:value-type="float" office:value="-2.089146" calcext:value-type="float">
            <text:p>-2.089146</text:p>
          </table:table-cell>
          <table:table-cell office:value-type="float" office:value="-2.027348" calcext:value-type="float">
            <text:p>-2.027348</text:p>
          </table:table-cell>
          <table:table-cell office:value-type="float" office:value="0.046913" calcext:value-type="float">
            <text:p>0.046913</text:p>
          </table:table-cell>
          <table:table-cell table:formula="of:=[.B1468]-[.C1468]" office:value-type="float" office:value="-2.074261" calcext:value-type="float">
            <text:p>-2.074261</text:p>
          </table:table-cell>
        </table:table-row>
        <table:table-row table:style-name="ro1">
          <table:table-cell office:value-type="float" office:value="-2.039989" calcext:value-type="float">
            <text:p>-2.039989</text:p>
          </table:table-cell>
          <table:table-cell office:value-type="float" office:value="-1.97819" calcext:value-type="float">
            <text:p>-1.97819</text:p>
          </table:table-cell>
          <table:table-cell office:value-type="float" office:value="0.046941" calcext:value-type="float">
            <text:p>0.046941</text:p>
          </table:table-cell>
          <table:table-cell table:formula="of:=[.B1469]-[.C1469]" office:value-type="float" office:value="-2.025131" calcext:value-type="float">
            <text:p>-2.025131</text:p>
          </table:table-cell>
        </table:table-row>
        <table:table-row table:style-name="ro1">
          <table:table-cell office:value-type="float" office:value="-1.991295" calcext:value-type="float">
            <text:p>-1.991295</text:p>
          </table:table-cell>
          <table:table-cell office:value-type="float" office:value="-1.929496" calcext:value-type="float">
            <text:p>-1.929496</text:p>
          </table:table-cell>
          <table:table-cell office:value-type="float" office:value="0.046969" calcext:value-type="float">
            <text:p>0.046969</text:p>
          </table:table-cell>
          <table:table-cell table:formula="of:=[.B1470]-[.C1470]" office:value-type="float" office:value="-1.976465" calcext:value-type="float">
            <text:p>-1.976465</text:p>
          </table:table-cell>
        </table:table-row>
        <table:table-row table:style-name="ro1">
          <table:table-cell office:value-type="float" office:value="-1.94144" calcext:value-type="float">
            <text:p>-1.94144</text:p>
          </table:table-cell>
          <table:table-cell office:value-type="float" office:value="-1.879642" calcext:value-type="float">
            <text:p>-1.879642</text:p>
          </table:table-cell>
          <table:table-cell office:value-type="float" office:value="0.046997" calcext:value-type="float">
            <text:p>0.046997</text:p>
          </table:table-cell>
          <table:table-cell table:formula="of:=[.B1471]-[.C1471]" office:value-type="float" office:value="-1.926639" calcext:value-type="float">
            <text:p>-1.926639</text:p>
          </table:table-cell>
        </table:table-row>
        <table:table-row table:style-name="ro1">
          <table:table-cell office:value-type="float" office:value="-1.89303" calcext:value-type="float">
            <text:p>-1.89303</text:p>
          </table:table-cell>
          <table:table-cell office:value-type="float" office:value="-1.831231" calcext:value-type="float">
            <text:p>-1.831231</text:p>
          </table:table-cell>
          <table:table-cell office:value-type="float" office:value="0.047025" calcext:value-type="float">
            <text:p>0.047025</text:p>
          </table:table-cell>
          <table:table-cell table:formula="of:=[.B1472]-[.C1472]" office:value-type="float" office:value="-1.878256" calcext:value-type="float">
            <text:p>-1.878256</text:p>
          </table:table-cell>
        </table:table-row>
        <table:table-row table:style-name="ro1">
          <table:table-cell office:value-type="float" office:value="-1.8435" calcext:value-type="float">
            <text:p>-1.8435</text:p>
          </table:table-cell>
          <table:table-cell office:value-type="float" office:value="-1.781702" calcext:value-type="float">
            <text:p>-1.781702</text:p>
          </table:table-cell>
          <table:table-cell office:value-type="float" office:value="0.047053" calcext:value-type="float">
            <text:p>0.047053</text:p>
          </table:table-cell>
          <table:table-cell table:formula="of:=[.B1473]-[.C1473]" office:value-type="float" office:value="-1.828755" calcext:value-type="float">
            <text:p>-1.828755</text:p>
          </table:table-cell>
        </table:table-row>
        <table:table-row table:style-name="ro1">
          <table:table-cell office:value-type="float" office:value="-1.794119" calcext:value-type="float">
            <text:p>-1.794119</text:p>
          </table:table-cell>
          <table:table-cell office:value-type="float" office:value="-1.73232" calcext:value-type="float">
            <text:p>-1.73232</text:p>
          </table:table-cell>
          <table:table-cell office:value-type="float" office:value="0.047081" calcext:value-type="float">
            <text:p>0.047081</text:p>
          </table:table-cell>
          <table:table-cell table:formula="of:=[.B1474]-[.C1474]" office:value-type="float" office:value="-1.779401" calcext:value-type="float">
            <text:p>-1.779401</text:p>
          </table:table-cell>
        </table:table-row>
        <table:table-row table:style-name="ro1">
          <table:table-cell office:value-type="float" office:value="-1.744264" calcext:value-type="float">
            <text:p>-1.744264</text:p>
          </table:table-cell>
          <table:table-cell office:value-type="float" office:value="-1.682465" calcext:value-type="float">
            <text:p>-1.682465</text:p>
          </table:table-cell>
          <table:table-cell office:value-type="float" office:value="0.047109" calcext:value-type="float">
            <text:p>0.047109</text:p>
          </table:table-cell>
          <table:table-cell table:formula="of:=[.B1475]-[.C1475]" office:value-type="float" office:value="-1.729574" calcext:value-type="float">
            <text:p>-1.729574</text:p>
          </table:table-cell>
        </table:table-row>
        <table:table-row table:style-name="ro1">
          <table:table-cell office:value-type="float" office:value="-1.695079" calcext:value-type="float">
            <text:p>-1.695079</text:p>
          </table:table-cell>
          <table:table-cell office:value-type="float" office:value="-1.63328" calcext:value-type="float">
            <text:p>-1.63328</text:p>
          </table:table-cell>
          <table:table-cell office:value-type="float" office:value="0.047137" calcext:value-type="float">
            <text:p>0.047137</text:p>
          </table:table-cell>
          <table:table-cell table:formula="of:=[.B1476]-[.C1476]" office:value-type="float" office:value="-1.680417" calcext:value-type="float">
            <text:p>-1.680417</text:p>
          </table:table-cell>
        </table:table-row>
        <table:table-row table:style-name="ro1">
          <table:table-cell office:value-type="float" office:value="-1.64572" calcext:value-type="float">
            <text:p>-1.64572</text:p>
          </table:table-cell>
          <table:table-cell office:value-type="float" office:value="-1.583921" calcext:value-type="float">
            <text:p>-1.583921</text:p>
          </table:table-cell>
          <table:table-cell office:value-type="float" office:value="0.047165" calcext:value-type="float">
            <text:p>0.047165</text:p>
          </table:table-cell>
          <table:table-cell table:formula="of:=[.B1477]-[.C1477]" office:value-type="float" office:value="-1.631086" calcext:value-type="float">
            <text:p>-1.631086</text:p>
          </table:table-cell>
        </table:table-row>
        <table:table-row table:style-name="ro1">
          <table:table-cell office:value-type="float" office:value="-1.596537" calcext:value-type="float">
            <text:p>-1.596537</text:p>
          </table:table-cell>
          <table:table-cell office:value-type="float" office:value="-1.534739" calcext:value-type="float">
            <text:p>-1.534739</text:p>
          </table:table-cell>
          <table:table-cell office:value-type="float" office:value="0.047193" calcext:value-type="float">
            <text:p>0.047193</text:p>
          </table:table-cell>
          <table:table-cell table:formula="of:=[.B1478]-[.C1478]" office:value-type="float" office:value="-1.581932" calcext:value-type="float">
            <text:p>-1.581932</text:p>
          </table:table-cell>
        </table:table-row>
        <table:table-row table:style-name="ro1">
          <table:table-cell office:value-type="float" office:value="-1.547781" calcext:value-type="float">
            <text:p>-1.547781</text:p>
          </table:table-cell>
          <table:table-cell office:value-type="float" office:value="-1.485983" calcext:value-type="float">
            <text:p>-1.485983</text:p>
          </table:table-cell>
          <table:table-cell office:value-type="float" office:value="0.047221" calcext:value-type="float">
            <text:p>0.047221</text:p>
          </table:table-cell>
          <table:table-cell table:formula="of:=[.B1479]-[.C1479]" office:value-type="float" office:value="-1.533204" calcext:value-type="float">
            <text:p>-1.533204</text:p>
          </table:table-cell>
        </table:table-row>
        <table:table-row table:style-name="ro1">
          <table:table-cell office:value-type="float" office:value="-1.499417" calcext:value-type="float">
            <text:p>-1.499417</text:p>
          </table:table-cell>
          <table:table-cell office:value-type="float" office:value="-1.437618" calcext:value-type="float">
            <text:p>-1.437618</text:p>
          </table:table-cell>
          <table:table-cell office:value-type="float" office:value="0.047249" calcext:value-type="float">
            <text:p>0.047249</text:p>
          </table:table-cell>
          <table:table-cell table:formula="of:=[.B1480]-[.C1480]" office:value-type="float" office:value="-1.484867" calcext:value-type="float">
            <text:p>-1.484867</text:p>
          </table:table-cell>
        </table:table-row>
        <table:table-row table:style-name="ro1">
          <table:table-cell office:value-type="float" office:value="-1.451272" calcext:value-type="float">
            <text:p>-1.451272</text:p>
          </table:table-cell>
          <table:table-cell office:value-type="float" office:value="-1.389474" calcext:value-type="float">
            <text:p>-1.389474</text:p>
          </table:table-cell>
          <table:table-cell office:value-type="float" office:value="0.047277" calcext:value-type="float">
            <text:p>0.047277</text:p>
          </table:table-cell>
          <table:table-cell table:formula="of:=[.B1481]-[.C1481]" office:value-type="float" office:value="-1.436751" calcext:value-type="float">
            <text:p>-1.436751</text:p>
          </table:table-cell>
        </table:table-row>
        <table:table-row table:style-name="ro1">
          <table:table-cell office:value-type="float" office:value="-1.402701" calcext:value-type="float">
            <text:p>-1.402701</text:p>
          </table:table-cell>
          <table:table-cell office:value-type="float" office:value="-1.340903" calcext:value-type="float">
            <text:p>-1.340903</text:p>
          </table:table-cell>
          <table:table-cell office:value-type="float" office:value="0.047305" calcext:value-type="float">
            <text:p>0.047305</text:p>
          </table:table-cell>
          <table:table-cell table:formula="of:=[.B1482]-[.C1482]" office:value-type="float" office:value="-1.388208" calcext:value-type="float">
            <text:p>-1.388208</text:p>
          </table:table-cell>
        </table:table-row>
        <table:table-row table:style-name="ro1">
          <table:table-cell office:value-type="float" office:value="-1.355385" calcext:value-type="float">
            <text:p>-1.355385</text:p>
          </table:table-cell>
          <table:table-cell office:value-type="float" office:value="-1.293586" calcext:value-type="float">
            <text:p>-1.293586</text:p>
          </table:table-cell>
          <table:table-cell office:value-type="float" office:value="0.047333" calcext:value-type="float">
            <text:p>0.047333</text:p>
          </table:table-cell>
          <table:table-cell table:formula="of:=[.B1483]-[.C1483]" office:value-type="float" office:value="-1.340919" calcext:value-type="float">
            <text:p>-1.340919</text:p>
          </table:table-cell>
        </table:table-row>
        <table:table-row table:style-name="ro1">
          <table:table-cell office:value-type="float" office:value="-1.308086" calcext:value-type="float">
            <text:p>-1.308086</text:p>
          </table:table-cell>
          <table:table-cell office:value-type="float" office:value="-1.246288" calcext:value-type="float">
            <text:p>-1.246288</text:p>
          </table:table-cell>
          <table:table-cell office:value-type="float" office:value="0.047361" calcext:value-type="float">
            <text:p>0.047361</text:p>
          </table:table-cell>
          <table:table-cell table:formula="of:=[.B1484]-[.C1484]" office:value-type="float" office:value="-1.293649" calcext:value-type="float">
            <text:p>-1.293649</text:p>
          </table:table-cell>
        </table:table-row>
        <table:table-row table:style-name="ro1">
          <table:table-cell office:value-type="float" office:value="-1.260569" calcext:value-type="float">
            <text:p>-1.260569</text:p>
          </table:table-cell>
          <table:table-cell office:value-type="float" office:value="-1.198771" calcext:value-type="float">
            <text:p>-1.198771</text:p>
          </table:table-cell>
          <table:table-cell office:value-type="float" office:value="0.047389" calcext:value-type="float">
            <text:p>0.047389</text:p>
          </table:table-cell>
          <table:table-cell table:formula="of:=[.B1485]-[.C1485]" office:value-type="float" office:value="-1.24616" calcext:value-type="float">
            <text:p>-1.24616</text:p>
          </table:table-cell>
        </table:table-row>
        <table:table-row table:style-name="ro1">
          <table:table-cell office:value-type="float" office:value="-1.211654" calcext:value-type="float">
            <text:p>-1.211654</text:p>
          </table:table-cell>
          <table:table-cell office:value-type="float" office:value="-1.149855" calcext:value-type="float">
            <text:p>-1.149855</text:p>
          </table:table-cell>
          <table:table-cell office:value-type="float" office:value="0.047417" calcext:value-type="float">
            <text:p>0.047417</text:p>
          </table:table-cell>
          <table:table-cell table:formula="of:=[.B1486]-[.C1486]" office:value-type="float" office:value="-1.197272" calcext:value-type="float">
            <text:p>-1.197272</text:p>
          </table:table-cell>
        </table:table-row>
        <table:table-row table:style-name="ro1">
          <table:table-cell office:value-type="float" office:value="-1.163121" calcext:value-type="float">
            <text:p>-1.163121</text:p>
          </table:table-cell>
          <table:table-cell office:value-type="float" office:value="-1.101323" calcext:value-type="float">
            <text:p>-1.101323</text:p>
          </table:table-cell>
          <table:table-cell office:value-type="float" office:value="0.047445" calcext:value-type="float">
            <text:p>0.047445</text:p>
          </table:table-cell>
          <table:table-cell table:formula="of:=[.B1487]-[.C1487]" office:value-type="float" office:value="-1.148768" calcext:value-type="float">
            <text:p>-1.148768</text:p>
          </table:table-cell>
        </table:table-row>
        <table:table-row table:style-name="ro1">
          <table:table-cell office:value-type="float" office:value="-1.114055" calcext:value-type="float">
            <text:p>-1.114055</text:p>
          </table:table-cell>
          <table:table-cell office:value-type="float" office:value="-1.052256" calcext:value-type="float">
            <text:p>-1.052256</text:p>
          </table:table-cell>
          <table:table-cell office:value-type="float" office:value="0.047473" calcext:value-type="float">
            <text:p>0.047473</text:p>
          </table:table-cell>
          <table:table-cell table:formula="of:=[.B1488]-[.C1488]" office:value-type="float" office:value="-1.099729" calcext:value-type="float">
            <text:p>-1.099729</text:p>
          </table:table-cell>
        </table:table-row>
        <table:table-row table:style-name="ro1">
          <table:table-cell office:value-type="float" office:value="-1.065415" calcext:value-type="float">
            <text:p>-1.065415</text:p>
          </table:table-cell>
          <table:table-cell office:value-type="float" office:value="-1.003616" calcext:value-type="float">
            <text:p>-1.003616</text:p>
          </table:table-cell>
          <table:table-cell office:value-type="float" office:value="0.047501" calcext:value-type="float">
            <text:p>0.047501</text:p>
          </table:table-cell>
          <table:table-cell table:formula="of:=[.B1489]-[.C1489]" office:value-type="float" office:value="-1.051117" calcext:value-type="float">
            <text:p>-1.051117</text:p>
          </table:table-cell>
        </table:table-row>
        <table:table-row table:style-name="ro1">
          <table:table-cell office:value-type="float" office:value="-1.016332" calcext:value-type="float">
            <text:p>-1.016332</text:p>
          </table:table-cell>
          <table:table-cell office:value-type="float" office:value="-0.954534" calcext:value-type="float">
            <text:p>-0.954534</text:p>
          </table:table-cell>
          <table:table-cell office:value-type="float" office:value="0.047529" calcext:value-type="float">
            <text:p>0.047529</text:p>
          </table:table-cell>
          <table:table-cell table:formula="of:=[.B1490]-[.C1490]" office:value-type="float" office:value="-1.002063" calcext:value-type="float">
            <text:p>-1.002063</text:p>
          </table:table-cell>
        </table:table-row>
        <table:table-row table:style-name="ro1">
          <table:table-cell office:value-type="float" office:value="-0.966056" calcext:value-type="float">
            <text:p>-0.966056</text:p>
          </table:table-cell>
          <table:table-cell office:value-type="float" office:value="-0.904257" calcext:value-type="float">
            <text:p>-0.904257</text:p>
          </table:table-cell>
          <table:table-cell office:value-type="float" office:value="0.047557" calcext:value-type="float">
            <text:p>0.047557</text:p>
          </table:table-cell>
          <table:table-cell table:formula="of:=[.B1491]-[.C1491]" office:value-type="float" office:value="-0.951814" calcext:value-type="float">
            <text:p>-0.951814</text:p>
          </table:table-cell>
        </table:table-row>
        <table:table-row table:style-name="ro1">
          <table:table-cell office:value-type="float" office:value="-0.915564" calcext:value-type="float">
            <text:p>-0.915564</text:p>
          </table:table-cell>
          <table:table-cell office:value-type="float" office:value="-0.853765" calcext:value-type="float">
            <text:p>-0.853765</text:p>
          </table:table-cell>
          <table:table-cell office:value-type="float" office:value="0.047585" calcext:value-type="float">
            <text:p>0.047585</text:p>
          </table:table-cell>
          <table:table-cell table:formula="of:=[.B1492]-[.C1492]" office:value-type="float" office:value="-0.90135" calcext:value-type="float">
            <text:p>-0.90135</text:p>
          </table:table-cell>
        </table:table-row>
        <table:table-row table:style-name="ro1">
          <table:table-cell office:value-type="float" office:value="-0.864756" calcext:value-type="float">
            <text:p>-0.864756</text:p>
          </table:table-cell>
          <table:table-cell office:value-type="float" office:value="-0.802957" calcext:value-type="float">
            <text:p>-0.802957</text:p>
          </table:table-cell>
          <table:table-cell office:value-type="float" office:value="0.047613" calcext:value-type="float">
            <text:p>0.047613</text:p>
          </table:table-cell>
          <table:table-cell table:formula="of:=[.B1493]-[.C1493]" office:value-type="float" office:value="-0.85057" calcext:value-type="float">
            <text:p>-0.85057</text:p>
          </table:table-cell>
        </table:table-row>
        <table:table-row table:style-name="ro1">
          <table:table-cell office:value-type="float" office:value="-0.814247" calcext:value-type="float">
            <text:p>-0.814247</text:p>
          </table:table-cell>
          <table:table-cell office:value-type="float" office:value="-0.752448" calcext:value-type="float">
            <text:p>-0.752448</text:p>
          </table:table-cell>
          <table:table-cell office:value-type="float" office:value="0.047641" calcext:value-type="float">
            <text:p>0.047641</text:p>
          </table:table-cell>
          <table:table-cell table:formula="of:=[.B1494]-[.C1494]" office:value-type="float" office:value="-0.800089" calcext:value-type="float">
            <text:p>-0.800089</text:p>
          </table:table-cell>
        </table:table-row>
        <table:table-row table:style-name="ro1">
          <table:table-cell office:value-type="float" office:value="-0.764158" calcext:value-type="float">
            <text:p>-0.764158</text:p>
          </table:table-cell>
          <table:table-cell office:value-type="float" office:value="-0.702359" calcext:value-type="float">
            <text:p>-0.702359</text:p>
          </table:table-cell>
          <table:table-cell office:value-type="float" office:value="0.047669" calcext:value-type="float">
            <text:p>0.047669</text:p>
          </table:table-cell>
          <table:table-cell table:formula="of:=[.B1495]-[.C1495]" office:value-type="float" office:value="-0.750028" calcext:value-type="float">
            <text:p>-0.750028</text:p>
          </table:table-cell>
        </table:table-row>
        <table:table-row table:style-name="ro1">
          <table:table-cell office:value-type="float" office:value="-0.714929" calcext:value-type="float">
            <text:p>-0.714929</text:p>
          </table:table-cell>
          <table:table-cell office:value-type="float" office:value="-0.65313" calcext:value-type="float">
            <text:p>-0.65313</text:p>
          </table:table-cell>
          <table:table-cell office:value-type="float" office:value="0.047697" calcext:value-type="float">
            <text:p>0.047697</text:p>
          </table:table-cell>
          <table:table-cell table:formula="of:=[.B1496]-[.C1496]" office:value-type="float" office:value="-0.700827" calcext:value-type="float">
            <text:p>-0.700827</text:p>
          </table:table-cell>
        </table:table-row>
        <table:table-row table:style-name="ro1">
          <table:table-cell office:value-type="float" office:value="-0.665493" calcext:value-type="float">
            <text:p>-0.665493</text:p>
          </table:table-cell>
          <table:table-cell office:value-type="float" office:value="-0.603695" calcext:value-type="float">
            <text:p>-0.603695</text:p>
          </table:table-cell>
          <table:table-cell office:value-type="float" office:value="0.047725" calcext:value-type="float">
            <text:p>0.047725</text:p>
          </table:table-cell>
          <table:table-cell table:formula="of:=[.B1497]-[.C1497]" office:value-type="float" office:value="-0.65142" calcext:value-type="float">
            <text:p>-0.65142</text:p>
          </table:table-cell>
        </table:table-row>
        <table:table-row table:style-name="ro1">
          <table:table-cell office:value-type="float" office:value="-0.615977" calcext:value-type="float">
            <text:p>-0.615977</text:p>
          </table:table-cell>
          <table:table-cell office:value-type="float" office:value="-0.554179" calcext:value-type="float">
            <text:p>-0.554179</text:p>
          </table:table-cell>
          <table:table-cell office:value-type="float" office:value="0.047753" calcext:value-type="float">
            <text:p>0.047753</text:p>
          </table:table-cell>
          <table:table-cell table:formula="of:=[.B1498]-[.C1498]" office:value-type="float" office:value="-0.601932" calcext:value-type="float">
            <text:p>-0.601932</text:p>
          </table:table-cell>
        </table:table-row>
        <table:table-row table:style-name="ro1">
          <table:table-cell office:value-type="float" office:value="-0.567417" calcext:value-type="float">
            <text:p>-0.567417</text:p>
          </table:table-cell>
          <table:table-cell office:value-type="float" office:value="-0.505618" calcext:value-type="float">
            <text:p>-0.505618</text:p>
          </table:table-cell>
          <table:table-cell office:value-type="float" office:value="0.047781" calcext:value-type="float">
            <text:p>0.047781</text:p>
          </table:table-cell>
          <table:table-cell table:formula="of:=[.B1499]-[.C1499]" office:value-type="float" office:value="-0.553399" calcext:value-type="float">
            <text:p>-0.553399</text:p>
          </table:table-cell>
        </table:table-row>
        <table:table-row table:style-name="ro1">
          <table:table-cell office:value-type="float" office:value="-0.518592" calcext:value-type="float">
            <text:p>-0.518592</text:p>
          </table:table-cell>
          <table:table-cell office:value-type="float" office:value="-0.456794" calcext:value-type="float">
            <text:p>-0.456794</text:p>
          </table:table-cell>
          <table:table-cell office:value-type="float" office:value="0.047809" calcext:value-type="float">
            <text:p>0.047809</text:p>
          </table:table-cell>
          <table:table-cell table:formula="of:=[.B1500]-[.C1500]" office:value-type="float" office:value="-0.504603" calcext:value-type="float">
            <text:p>-0.504603</text:p>
          </table:table-cell>
        </table:table-row>
        <table:table-row table:style-name="ro1">
          <table:table-cell office:value-type="float" office:value="-0.467239" calcext:value-type="float">
            <text:p>-0.467239</text:p>
          </table:table-cell>
          <table:table-cell office:value-type="float" office:value="-0.40544" calcext:value-type="float">
            <text:p>-0.40544</text:p>
          </table:table-cell>
          <table:table-cell office:value-type="float" office:value="0.047837" calcext:value-type="float">
            <text:p>0.047837</text:p>
          </table:table-cell>
          <table:table-cell table:formula="of:=[.B1501]-[.C1501]" office:value-type="float" office:value="-0.453277" calcext:value-type="float">
            <text:p>-0.453277</text:p>
          </table:table-cell>
        </table:table-row>
        <table:table-row table:style-name="ro1">
          <table:table-cell office:value-type="float" office:value="-0.417562" calcext:value-type="float">
            <text:p>-0.417562</text:p>
          </table:table-cell>
          <table:table-cell office:value-type="float" office:value="-0.355764" calcext:value-type="float">
            <text:p>-0.355764</text:p>
          </table:table-cell>
          <table:table-cell office:value-type="float" office:value="0.047865" calcext:value-type="float">
            <text:p>0.047865</text:p>
          </table:table-cell>
          <table:table-cell table:formula="of:=[.B1502]-[.C1502]" office:value-type="float" office:value="-0.403629" calcext:value-type="float">
            <text:p>-0.403629</text:p>
          </table:table-cell>
        </table:table-row>
        <table:table-row table:style-name="ro1">
          <table:table-cell office:value-type="float" office:value="-0.367907" calcext:value-type="float">
            <text:p>-0.367907</text:p>
          </table:table-cell>
          <table:table-cell office:value-type="float" office:value="-0.306108" calcext:value-type="float">
            <text:p>-0.306108</text:p>
          </table:table-cell>
          <table:table-cell office:value-type="float" office:value="0.047893" calcext:value-type="float">
            <text:p>0.047893</text:p>
          </table:table-cell>
          <table:table-cell table:formula="of:=[.B1503]-[.C1503]" office:value-type="float" office:value="-0.354001" calcext:value-type="float">
            <text:p>-0.354001</text:p>
          </table:table-cell>
        </table:table-row>
        <table:table-row table:style-name="ro1">
          <table:table-cell office:value-type="float" office:value="-0.319095" calcext:value-type="float">
            <text:p>-0.319095</text:p>
          </table:table-cell>
          <table:table-cell office:value-type="float" office:value="-0.257297" calcext:value-type="float">
            <text:p>-0.257297</text:p>
          </table:table-cell>
          <table:table-cell office:value-type="float" office:value="0.047921" calcext:value-type="float">
            <text:p>0.047921</text:p>
          </table:table-cell>
          <table:table-cell table:formula="of:=[.B1504]-[.C1504]" office:value-type="float" office:value="-0.305218" calcext:value-type="float">
            <text:p>-0.305218</text:p>
          </table:table-cell>
        </table:table-row>
        <table:table-row table:style-name="ro1">
          <table:table-cell office:value-type="float" office:value="-0.271279" calcext:value-type="float">
            <text:p>-0.271279</text:p>
          </table:table-cell>
          <table:table-cell office:value-type="float" office:value="-0.209481" calcext:value-type="float">
            <text:p>-0.209481</text:p>
          </table:table-cell>
          <table:table-cell office:value-type="float" office:value="0.047949" calcext:value-type="float">
            <text:p>0.047949</text:p>
          </table:table-cell>
          <table:table-cell table:formula="of:=[.B1505]-[.C1505]" office:value-type="float" office:value="-0.25743" calcext:value-type="float">
            <text:p>-0.25743</text:p>
          </table:table-cell>
        </table:table-row>
        <table:table-row table:style-name="ro1">
          <table:table-cell office:value-type="float" office:value="-0.222679" calcext:value-type="float">
            <text:p>-0.222679</text:p>
          </table:table-cell>
          <table:table-cell office:value-type="float" office:value="-0.160881" calcext:value-type="float">
            <text:p>-0.160881</text:p>
          </table:table-cell>
          <table:table-cell office:value-type="float" office:value="0.047977" calcext:value-type="float">
            <text:p>0.047977</text:p>
          </table:table-cell>
          <table:table-cell table:formula="of:=[.B1506]-[.C1506]" office:value-type="float" office:value="-0.208858" calcext:value-type="float">
            <text:p>-0.208858</text:p>
          </table:table-cell>
        </table:table-row>
        <table:table-row table:style-name="ro1">
          <table:table-cell office:value-type="float" office:value="-0.172623" calcext:value-type="float">
            <text:p>-0.172623</text:p>
          </table:table-cell>
          <table:table-cell office:value-type="float" office:value="-0.110824" calcext:value-type="float">
            <text:p>-0.110824</text:p>
          </table:table-cell>
          <table:table-cell office:value-type="float" office:value="0.048005" calcext:value-type="float">
            <text:p>0.048005</text:p>
          </table:table-cell>
          <table:table-cell table:formula="of:=[.B1507]-[.C1507]" office:value-type="float" office:value="-0.158829" calcext:value-type="float">
            <text:p>-0.158829</text:p>
          </table:table-cell>
        </table:table-row>
        <table:table-row table:style-name="ro1">
          <table:table-cell office:value-type="float" office:value="-0.122256" calcext:value-type="float">
            <text:p>-0.122256</text:p>
          </table:table-cell>
          <table:table-cell office:value-type="float" office:value="-0.060458" calcext:value-type="float">
            <text:p>-0.060458</text:p>
          </table:table-cell>
          <table:table-cell office:value-type="float" office:value="0.048033" calcext:value-type="float">
            <text:p>0.048033</text:p>
          </table:table-cell>
          <table:table-cell table:formula="of:=[.B1508]-[.C1508]" office:value-type="float" office:value="-0.108491" calcext:value-type="float">
            <text:p>-0.108491</text:p>
          </table:table-cell>
        </table:table-row>
        <table:table-row table:style-name="ro1">
          <table:table-cell office:value-type="float" office:value="-0.071685" calcext:value-type="float">
            <text:p>-0.071685</text:p>
          </table:table-cell>
          <table:table-cell office:value-type="float" office:value="-0.009886" calcext:value-type="float">
            <text:p>-0.009886</text:p>
          </table:table-cell>
          <table:table-cell office:value-type="float" office:value="0.048061" calcext:value-type="float">
            <text:p>0.048061</text:p>
          </table:table-cell>
          <table:table-cell table:formula="of:=[.B1509]-[.C1509]" office:value-type="float" office:value="-0.057947" calcext:value-type="float">
            <text:p>-0.057947</text:p>
          </table:table-cell>
        </table:table-row>
        <table:table-row table:style-name="ro1">
          <table:table-cell office:value-type="float" office:value="-0.022108" calcext:value-type="float">
            <text:p>-0.022108</text:p>
          </table:table-cell>
          <table:table-cell office:value-type="float" office:value="0.03969" calcext:value-type="float">
            <text:p>0.03969</text:p>
          </table:table-cell>
          <table:table-cell office:value-type="float" office:value="0.048089" calcext:value-type="float">
            <text:p>0.048089</text:p>
          </table:table-cell>
          <table:table-cell table:formula="of:=[.B1510]-[.C1510]" office:value-type="float" office:value="-0.008399" calcext:value-type="float">
            <text:p>-0.008399</text:p>
          </table:table-cell>
        </table:table-row>
        <table:table-row table:style-name="ro1">
          <table:table-cell office:value-type="float" office:value="0.027476" calcext:value-type="float">
            <text:p>0.027476</text:p>
          </table:table-cell>
          <table:table-cell office:value-type="float" office:value="0.089274" calcext:value-type="float">
            <text:p>0.089274</text:p>
          </table:table-cell>
          <table:table-cell office:value-type="float" office:value="0.048117" calcext:value-type="float">
            <text:p>0.048117</text:p>
          </table:table-cell>
          <table:table-cell table:formula="of:=[.B1511]-[.C1511]" office:value-type="float" office:value="0.041157" calcext:value-type="float">
            <text:p>0.041157</text:p>
          </table:table-cell>
        </table:table-row>
        <table:table-row table:style-name="ro1">
          <table:table-cell office:value-type="float" office:value="0.076207" calcext:value-type="float">
            <text:p>0.076207</text:p>
          </table:table-cell>
          <table:table-cell office:value-type="float" office:value="0.138005" calcext:value-type="float">
            <text:p>0.138005</text:p>
          </table:table-cell>
          <table:table-cell office:value-type="float" office:value="0.048145" calcext:value-type="float">
            <text:p>0.048145</text:p>
          </table:table-cell>
          <table:table-cell table:formula="of:=[.B1512]-[.C1512]" office:value-type="float" office:value="0.08986" calcext:value-type="float">
            <text:p>0.08986</text:p>
          </table:table-cell>
        </table:table-row>
        <table:table-row table:style-name="ro1">
          <table:table-cell office:value-type="float" office:value="0.125311" calcext:value-type="float">
            <text:p>0.125311</text:p>
          </table:table-cell>
          <table:table-cell office:value-type="float" office:value="0.187109" calcext:value-type="float">
            <text:p>0.187109</text:p>
          </table:table-cell>
          <table:table-cell office:value-type="float" office:value="0.048173" calcext:value-type="float">
            <text:p>0.048173</text:p>
          </table:table-cell>
          <table:table-cell table:formula="of:=[.B1513]-[.C1513]" office:value-type="float" office:value="0.138936" calcext:value-type="float">
            <text:p>0.138936</text:p>
          </table:table-cell>
        </table:table-row>
        <table:table-row table:style-name="ro1">
          <table:table-cell office:value-type="float" office:value="0.173735" calcext:value-type="float">
            <text:p>0.173735</text:p>
          </table:table-cell>
          <table:table-cell office:value-type="float" office:value="0.235534" calcext:value-type="float">
            <text:p>0.235534</text:p>
          </table:table-cell>
          <table:table-cell office:value-type="float" office:value="0.048201" calcext:value-type="float">
            <text:p>0.048201</text:p>
          </table:table-cell>
          <table:table-cell table:formula="of:=[.B1514]-[.C1514]" office:value-type="float" office:value="0.187333" calcext:value-type="float">
            <text:p>0.187333</text:p>
          </table:table-cell>
        </table:table-row>
        <table:table-row table:style-name="ro1">
          <table:table-cell office:value-type="float" office:value="0.221911" calcext:value-type="float">
            <text:p>0.221911</text:p>
          </table:table-cell>
          <table:table-cell office:value-type="float" office:value="0.283709" calcext:value-type="float">
            <text:p>0.283709</text:p>
          </table:table-cell>
          <table:table-cell office:value-type="float" office:value="0.048229" calcext:value-type="float">
            <text:p>0.048229</text:p>
          </table:table-cell>
          <table:table-cell table:formula="of:=[.B1515]-[.C1515]" office:value-type="float" office:value="0.23548" calcext:value-type="float">
            <text:p>0.23548</text:p>
          </table:table-cell>
        </table:table-row>
        <table:table-row table:style-name="ro1">
          <table:table-cell office:value-type="float" office:value="0.269802" calcext:value-type="float">
            <text:p>0.269802</text:p>
          </table:table-cell>
          <table:table-cell office:value-type="float" office:value="0.3316" calcext:value-type="float">
            <text:p>0.3316</text:p>
          </table:table-cell>
          <table:table-cell office:value-type="float" office:value="0.048257" calcext:value-type="float">
            <text:p>0.048257</text:p>
          </table:table-cell>
          <table:table-cell table:formula="of:=[.B1516]-[.C1516]" office:value-type="float" office:value="0.283343" calcext:value-type="float">
            <text:p>0.283343</text:p>
          </table:table-cell>
        </table:table-row>
        <table:table-row table:style-name="ro1">
          <table:table-cell office:value-type="float" office:value="0.321117" calcext:value-type="float">
            <text:p>0.321117</text:p>
          </table:table-cell>
          <table:table-cell office:value-type="float" office:value="0.382916" calcext:value-type="float">
            <text:p>0.382916</text:p>
          </table:table-cell>
          <table:table-cell office:value-type="float" office:value="0.048285" calcext:value-type="float">
            <text:p>0.048285</text:p>
          </table:table-cell>
          <table:table-cell table:formula="of:=[.B1517]-[.C1517]" office:value-type="float" office:value="0.334631" calcext:value-type="float">
            <text:p>0.334631</text:p>
          </table:table-cell>
        </table:table-row>
        <table:table-row table:style-name="ro1">
          <table:table-cell office:value-type="float" office:value="0.371463" calcext:value-type="float">
            <text:p>0.371463</text:p>
          </table:table-cell>
          <table:table-cell office:value-type="float" office:value="0.433262" calcext:value-type="float">
            <text:p>0.433262</text:p>
          </table:table-cell>
          <table:table-cell office:value-type="float" office:value="0.048313" calcext:value-type="float">
            <text:p>0.048313</text:p>
          </table:table-cell>
          <table:table-cell table:formula="of:=[.B1518]-[.C1518]" office:value-type="float" office:value="0.384949" calcext:value-type="float">
            <text:p>0.384949</text:p>
          </table:table-cell>
        </table:table-row>
        <table:table-row table:style-name="ro1">
          <table:table-cell office:value-type="float" office:value="0.421778" calcext:value-type="float">
            <text:p>0.421778</text:p>
          </table:table-cell>
          <table:table-cell office:value-type="float" office:value="0.483576" calcext:value-type="float">
            <text:p>0.483576</text:p>
          </table:table-cell>
          <table:table-cell office:value-type="float" office:value="0.048341" calcext:value-type="float">
            <text:p>0.048341</text:p>
          </table:table-cell>
          <table:table-cell table:formula="of:=[.B1519]-[.C1519]" office:value-type="float" office:value="0.435235" calcext:value-type="float">
            <text:p>0.435235</text:p>
          </table:table-cell>
        </table:table-row>
        <table:table-row table:style-name="ro1">
          <table:table-cell office:value-type="float" office:value="0.471327" calcext:value-type="float">
            <text:p>0.471327</text:p>
          </table:table-cell>
          <table:table-cell office:value-type="float" office:value="0.533126" calcext:value-type="float">
            <text:p>0.533126</text:p>
          </table:table-cell>
          <table:table-cell office:value-type="float" office:value="0.048369" calcext:value-type="float">
            <text:p>0.048369</text:p>
          </table:table-cell>
          <table:table-cell table:formula="of:=[.B1520]-[.C1520]" office:value-type="float" office:value="0.484757" calcext:value-type="float">
            <text:p>0.484757</text:p>
          </table:table-cell>
        </table:table-row>
        <table:table-row table:style-name="ro1">
          <table:table-cell office:value-type="float" office:value="0.520293" calcext:value-type="float">
            <text:p>0.520293</text:p>
          </table:table-cell>
          <table:table-cell office:value-type="float" office:value="0.582091" calcext:value-type="float">
            <text:p>0.582091</text:p>
          </table:table-cell>
          <table:table-cell office:value-type="float" office:value="0.048397" calcext:value-type="float">
            <text:p>0.048397</text:p>
          </table:table-cell>
          <table:table-cell table:formula="of:=[.B1521]-[.C1521]" office:value-type="float" office:value="0.533694" calcext:value-type="float">
            <text:p>0.533694</text:p>
          </table:table-cell>
        </table:table-row>
        <table:table-row table:style-name="ro1">
          <table:table-cell office:value-type="float" office:value="0.571171" calcext:value-type="float">
            <text:p>0.571171</text:p>
          </table:table-cell>
          <table:table-cell office:value-type="float" office:value="0.63297" calcext:value-type="float">
            <text:p>0.63297</text:p>
          </table:table-cell>
          <table:table-cell office:value-type="float" office:value="0.048425" calcext:value-type="float">
            <text:p>0.048425</text:p>
          </table:table-cell>
          <table:table-cell table:formula="of:=[.B1522]-[.C1522]" office:value-type="float" office:value="0.584545" calcext:value-type="float">
            <text:p>0.584545</text:p>
          </table:table-cell>
        </table:table-row>
        <table:table-row table:style-name="ro1">
          <table:table-cell office:value-type="float" office:value="0.621298" calcext:value-type="float">
            <text:p>0.621298</text:p>
          </table:table-cell>
          <table:table-cell office:value-type="float" office:value="0.683097" calcext:value-type="float">
            <text:p>0.683097</text:p>
          </table:table-cell>
          <table:table-cell office:value-type="float" office:value="0.048453" calcext:value-type="float">
            <text:p>0.048453</text:p>
          </table:table-cell>
          <table:table-cell table:formula="of:=[.B1523]-[.C1523]" office:value-type="float" office:value="0.634644" calcext:value-type="float">
            <text:p>0.634644</text:p>
          </table:table-cell>
        </table:table-row>
        <table:table-row table:style-name="ro1">
          <table:table-cell office:value-type="float" office:value="0.672044" calcext:value-type="float">
            <text:p>0.672044</text:p>
          </table:table-cell>
          <table:table-cell office:value-type="float" office:value="0.733843" calcext:value-type="float">
            <text:p>0.733843</text:p>
          </table:table-cell>
          <table:table-cell office:value-type="float" office:value="0.048481" calcext:value-type="float">
            <text:p>0.048481</text:p>
          </table:table-cell>
          <table:table-cell table:formula="of:=[.B1524]-[.C1524]" office:value-type="float" office:value="0.685362" calcext:value-type="float">
            <text:p>0.685362</text:p>
          </table:table-cell>
        </table:table-row>
        <table:table-row table:style-name="ro1">
          <table:table-cell office:value-type="float" office:value="0.721922" calcext:value-type="float">
            <text:p>0.721922</text:p>
          </table:table-cell>
          <table:table-cell office:value-type="float" office:value="0.78372" calcext:value-type="float">
            <text:p>0.78372</text:p>
          </table:table-cell>
          <table:table-cell office:value-type="float" office:value="0.048509" calcext:value-type="float">
            <text:p>0.048509</text:p>
          </table:table-cell>
          <table:table-cell table:formula="of:=[.B1525]-[.C1525]" office:value-type="float" office:value="0.735211" calcext:value-type="float">
            <text:p>0.735211</text:p>
          </table:table-cell>
        </table:table-row>
        <table:table-row table:style-name="ro1">
          <table:table-cell office:value-type="float" office:value="0.771902" calcext:value-type="float">
            <text:p>0.771902</text:p>
          </table:table-cell>
          <table:table-cell office:value-type="float" office:value="0.833701" calcext:value-type="float">
            <text:p>0.833701</text:p>
          </table:table-cell>
          <table:table-cell office:value-type="float" office:value="0.048537" calcext:value-type="float">
            <text:p>0.048537</text:p>
          </table:table-cell>
          <table:table-cell table:formula="of:=[.B1526]-[.C1526]" office:value-type="float" office:value="0.785164" calcext:value-type="float">
            <text:p>0.785164</text:p>
          </table:table-cell>
        </table:table-row>
        <table:table-row table:style-name="ro1">
          <table:table-cell office:value-type="float" office:value="0.821004" calcext:value-type="float">
            <text:p>0.821004</text:p>
          </table:table-cell>
          <table:table-cell office:value-type="float" office:value="0.882803" calcext:value-type="float">
            <text:p>0.882803</text:p>
          </table:table-cell>
          <table:table-cell office:value-type="float" office:value="0.048565" calcext:value-type="float">
            <text:p>0.048565</text:p>
          </table:table-cell>
          <table:table-cell table:formula="of:=[.B1527]-[.C1527]" office:value-type="float" office:value="0.834238" calcext:value-type="float">
            <text:p>0.834238</text:p>
          </table:table-cell>
        </table:table-row>
        <table:table-row table:style-name="ro1">
          <table:table-cell office:value-type="float" office:value="0.869484" calcext:value-type="float">
            <text:p>0.869484</text:p>
          </table:table-cell>
          <table:table-cell office:value-type="float" office:value="0.931283" calcext:value-type="float">
            <text:p>0.931283</text:p>
          </table:table-cell>
          <table:table-cell office:value-type="float" office:value="0.048593" calcext:value-type="float">
            <text:p>0.048593</text:p>
          </table:table-cell>
          <table:table-cell table:formula="of:=[.B1528]-[.C1528]" office:value-type="float" office:value="0.88269" calcext:value-type="float">
            <text:p>0.88269</text:p>
          </table:table-cell>
        </table:table-row>
        <table:table-row table:style-name="ro1">
          <table:table-cell office:value-type="float" office:value="0.917347" calcext:value-type="float">
            <text:p>0.917347</text:p>
          </table:table-cell>
          <table:table-cell office:value-type="float" office:value="0.979145" calcext:value-type="float">
            <text:p>0.979145</text:p>
          </table:table-cell>
          <table:table-cell office:value-type="float" office:value="0.048621" calcext:value-type="float">
            <text:p>0.048621</text:p>
          </table:table-cell>
          <table:table-cell table:formula="of:=[.B1529]-[.C1529]" office:value-type="float" office:value="0.930524" calcext:value-type="float">
            <text:p>0.930524</text:p>
          </table:table-cell>
        </table:table-row>
        <table:table-row table:style-name="ro1">
          <table:table-cell office:value-type="float" office:value="0.964794" calcext:value-type="float">
            <text:p>0.964794</text:p>
          </table:table-cell>
          <table:table-cell office:value-type="float" office:value="1.026592" calcext:value-type="float">
            <text:p>1.026592</text:p>
          </table:table-cell>
          <table:table-cell office:value-type="float" office:value="0.048649" calcext:value-type="float">
            <text:p>0.048649</text:p>
          </table:table-cell>
          <table:table-cell table:formula="of:=[.B1530]-[.C1530]" office:value-type="float" office:value="0.977943" calcext:value-type="float">
            <text:p>0.977943</text:p>
          </table:table-cell>
        </table:table-row>
        <table:table-row table:style-name="ro1">
          <table:table-cell office:value-type="float" office:value="1.012935" calcext:value-type="float">
            <text:p>1.012935</text:p>
          </table:table-cell>
          <table:table-cell office:value-type="float" office:value="1.074733" calcext:value-type="float">
            <text:p>1.074733</text:p>
          </table:table-cell>
          <table:table-cell office:value-type="float" office:value="0.048677" calcext:value-type="float">
            <text:p>0.048677</text:p>
          </table:table-cell>
          <table:table-cell table:formula="of:=[.B1531]-[.C1531]" office:value-type="float" office:value="1.026056" calcext:value-type="float">
            <text:p>1.026056</text:p>
          </table:table-cell>
        </table:table-row>
        <table:table-row table:style-name="ro1">
          <table:table-cell office:value-type="float" office:value="1.060178" calcext:value-type="float">
            <text:p>1.060178</text:p>
          </table:table-cell>
          <table:table-cell office:value-type="float" office:value="1.121976" calcext:value-type="float">
            <text:p>1.121976</text:p>
          </table:table-cell>
          <table:table-cell office:value-type="float" office:value="0.048705" calcext:value-type="float">
            <text:p>0.048705</text:p>
          </table:table-cell>
          <table:table-cell table:formula="of:=[.B1532]-[.C1532]" office:value-type="float" office:value="1.073271" calcext:value-type="float">
            <text:p>1.073271</text:p>
          </table:table-cell>
        </table:table-row>
        <table:table-row table:style-name="ro1">
          <table:table-cell office:value-type="float" office:value="1.107804" calcext:value-type="float">
            <text:p>1.107804</text:p>
          </table:table-cell>
          <table:table-cell office:value-type="float" office:value="1.169603" calcext:value-type="float">
            <text:p>1.169603</text:p>
          </table:table-cell>
          <table:table-cell office:value-type="float" office:value="0.048733" calcext:value-type="float">
            <text:p>0.048733</text:p>
          </table:table-cell>
          <table:table-cell table:formula="of:=[.B1533]-[.C1533]" office:value-type="float" office:value="1.12087" calcext:value-type="float">
            <text:p>1.12087</text:p>
          </table:table-cell>
        </table:table-row>
        <table:table-row table:style-name="ro1">
          <table:table-cell office:value-type="float" office:value="1.155022" calcext:value-type="float">
            <text:p>1.155022</text:p>
          </table:table-cell>
          <table:table-cell office:value-type="float" office:value="1.216821" calcext:value-type="float">
            <text:p>1.216821</text:p>
          </table:table-cell>
          <table:table-cell office:value-type="float" office:value="0.048761" calcext:value-type="float">
            <text:p>0.048761</text:p>
          </table:table-cell>
          <table:table-cell table:formula="of:=[.B1534]-[.C1534]" office:value-type="float" office:value="1.16806" calcext:value-type="float">
            <text:p>1.16806</text:p>
          </table:table-cell>
        </table:table-row>
        <table:table-row table:style-name="ro1">
          <table:table-cell office:value-type="float" office:value="1.205295" calcext:value-type="float">
            <text:p>1.205295</text:p>
          </table:table-cell>
          <table:table-cell office:value-type="float" office:value="1.267094" calcext:value-type="float">
            <text:p>1.267094</text:p>
          </table:table-cell>
          <table:table-cell office:value-type="float" office:value="0.048789" calcext:value-type="float">
            <text:p>0.048789</text:p>
          </table:table-cell>
          <table:table-cell table:formula="of:=[.B1535]-[.C1535]" office:value-type="float" office:value="1.218305" calcext:value-type="float">
            <text:p>1.218305</text:p>
          </table:table-cell>
        </table:table-row>
        <table:table-row table:style-name="ro1">
          <table:table-cell office:value-type="float" office:value="1.254241" calcext:value-type="float">
            <text:p>1.254241</text:p>
          </table:table-cell>
          <table:table-cell office:value-type="float" office:value="1.316039" calcext:value-type="float">
            <text:p>1.316039</text:p>
          </table:table-cell>
          <table:table-cell office:value-type="float" office:value="0.048817" calcext:value-type="float">
            <text:p>0.048817</text:p>
          </table:table-cell>
          <table:table-cell table:formula="of:=[.B1536]-[.C1536]" office:value-type="float" office:value="1.267222" calcext:value-type="float">
            <text:p>1.267222</text:p>
          </table:table-cell>
        </table:table-row>
        <table:table-row table:style-name="ro1">
          <table:table-cell office:value-type="float" office:value="1.304019" calcext:value-type="float">
            <text:p>1.304019</text:p>
          </table:table-cell>
          <table:table-cell office:value-type="float" office:value="1.365817" calcext:value-type="float">
            <text:p>1.365817</text:p>
          </table:table-cell>
          <table:table-cell office:value-type="float" office:value="0.048845" calcext:value-type="float">
            <text:p>0.048845</text:p>
          </table:table-cell>
          <table:table-cell table:formula="of:=[.B1537]-[.C1537]" office:value-type="float" office:value="1.316972" calcext:value-type="float">
            <text:p>1.316972</text:p>
          </table:table-cell>
        </table:table-row>
        <table:table-row table:style-name="ro1">
          <table:table-cell office:value-type="float" office:value="1.353112" calcext:value-type="float">
            <text:p>1.353112</text:p>
          </table:table-cell>
          <table:table-cell office:value-type="float" office:value="1.41491" calcext:value-type="float">
            <text:p>1.41491</text:p>
          </table:table-cell>
          <table:table-cell office:value-type="float" office:value="0.048873" calcext:value-type="float">
            <text:p>0.048873</text:p>
          </table:table-cell>
          <table:table-cell table:formula="of:=[.B1538]-[.C1538]" office:value-type="float" office:value="1.366037" calcext:value-type="float">
            <text:p>1.366037</text:p>
          </table:table-cell>
        </table:table-row>
        <table:table-row table:style-name="ro1">
          <table:table-cell office:value-type="float" office:value="1.403172" calcext:value-type="float">
            <text:p>1.403172</text:p>
          </table:table-cell>
          <table:table-cell office:value-type="float" office:value="1.464971" calcext:value-type="float">
            <text:p>1.464971</text:p>
          </table:table-cell>
          <table:table-cell office:value-type="float" office:value="0.048901" calcext:value-type="float">
            <text:p>0.048901</text:p>
          </table:table-cell>
          <table:table-cell table:formula="of:=[.B1539]-[.C1539]" office:value-type="float" office:value="1.41607" calcext:value-type="float">
            <text:p>1.41607</text:p>
          </table:table-cell>
        </table:table-row>
        <table:table-row table:style-name="ro1">
          <table:table-cell office:value-type="float" office:value="1.45249" calcext:value-type="float">
            <text:p>1.45249</text:p>
          </table:table-cell>
          <table:table-cell office:value-type="float" office:value="1.514289" calcext:value-type="float">
            <text:p>1.514289</text:p>
          </table:table-cell>
          <table:table-cell office:value-type="float" office:value="0.048929" calcext:value-type="float">
            <text:p>0.048929</text:p>
          </table:table-cell>
          <table:table-cell table:formula="of:=[.B1540]-[.C1540]" office:value-type="float" office:value="1.46536" calcext:value-type="float">
            <text:p>1.46536</text:p>
          </table:table-cell>
        </table:table-row>
        <table:table-row table:style-name="ro1">
          <table:table-cell office:value-type="float" office:value="1.501571" calcext:value-type="float">
            <text:p>1.501571</text:p>
          </table:table-cell>
          <table:table-cell office:value-type="float" office:value="1.563369" calcext:value-type="float">
            <text:p>1.563369</text:p>
          </table:table-cell>
          <table:table-cell office:value-type="float" office:value="0.048957" calcext:value-type="float">
            <text:p>0.048957</text:p>
          </table:table-cell>
          <table:table-cell table:formula="of:=[.B1541]-[.C1541]" office:value-type="float" office:value="1.514412" calcext:value-type="float">
            <text:p>1.514412</text:p>
          </table:table-cell>
        </table:table-row>
        <table:table-row table:style-name="ro1">
          <table:table-cell office:value-type="float" office:value="1.550305" calcext:value-type="float">
            <text:p>1.550305</text:p>
          </table:table-cell>
          <table:table-cell office:value-type="float" office:value="1.612103" calcext:value-type="float">
            <text:p>1.612103</text:p>
          </table:table-cell>
          <table:table-cell office:value-type="float" office:value="0.048985" calcext:value-type="float">
            <text:p>0.048985</text:p>
          </table:table-cell>
          <table:table-cell table:formula="of:=[.B1542]-[.C1542]" office:value-type="float" office:value="1.563118" calcext:value-type="float">
            <text:p>1.563118</text:p>
          </table:table-cell>
        </table:table-row>
        <table:table-row table:style-name="ro1">
          <table:table-cell office:value-type="float" office:value="1.599146" calcext:value-type="float">
            <text:p>1.599146</text:p>
          </table:table-cell>
          <table:table-cell office:value-type="float" office:value="1.660945" calcext:value-type="float">
            <text:p>1.660945</text:p>
          </table:table-cell>
          <table:table-cell office:value-type="float" office:value="0.049013" calcext:value-type="float">
            <text:p>0.049013</text:p>
          </table:table-cell>
          <table:table-cell table:formula="of:=[.B1543]-[.C1543]" office:value-type="float" office:value="1.611932" calcext:value-type="float">
            <text:p>1.611932</text:p>
          </table:table-cell>
        </table:table-row>
        <table:table-row table:style-name="ro1">
          <table:table-cell office:value-type="float" office:value="1.647837" calcext:value-type="float">
            <text:p>1.647837</text:p>
          </table:table-cell>
          <table:table-cell office:value-type="float" office:value="1.709635" calcext:value-type="float">
            <text:p>1.709635</text:p>
          </table:table-cell>
          <table:table-cell office:value-type="float" office:value="0.049041" calcext:value-type="float">
            <text:p>0.049041</text:p>
          </table:table-cell>
          <table:table-cell table:formula="of:=[.B1544]-[.C1544]" office:value-type="float" office:value="1.660594" calcext:value-type="float">
            <text:p>1.660594</text:p>
          </table:table-cell>
        </table:table-row>
        <table:table-row table:style-name="ro1">
          <table:table-cell office:value-type="float" office:value="1.696628" calcext:value-type="float">
            <text:p>1.696628</text:p>
          </table:table-cell>
          <table:table-cell office:value-type="float" office:value="1.758427" calcext:value-type="float">
            <text:p>1.758427</text:p>
          </table:table-cell>
          <table:table-cell office:value-type="float" office:value="0.049069" calcext:value-type="float">
            <text:p>0.049069</text:p>
          </table:table-cell>
          <table:table-cell table:formula="of:=[.B1545]-[.C1545]" office:value-type="float" office:value="1.709358" calcext:value-type="float">
            <text:p>1.709358</text:p>
          </table:table-cell>
        </table:table-row>
        <table:table-row table:style-name="ro1">
          <table:table-cell office:value-type="float" office:value="1.746542" calcext:value-type="float">
            <text:p>1.746542</text:p>
          </table:table-cell>
          <table:table-cell office:value-type="float" office:value="1.80834" calcext:value-type="float">
            <text:p>1.80834</text:p>
          </table:table-cell>
          <table:table-cell office:value-type="float" office:value="0.049097" calcext:value-type="float">
            <text:p>0.049097</text:p>
          </table:table-cell>
          <table:table-cell table:formula="of:=[.B1546]-[.C1546]" office:value-type="float" office:value="1.759243" calcext:value-type="float">
            <text:p>1.759243</text:p>
          </table:table-cell>
        </table:table-row>
        <table:table-row table:style-name="ro1">
          <table:table-cell office:value-type="float" office:value="1.79562" calcext:value-type="float">
            <text:p>1.79562</text:p>
          </table:table-cell>
          <table:table-cell office:value-type="float" office:value="1.857419" calcext:value-type="float">
            <text:p>1.857419</text:p>
          </table:table-cell>
          <table:table-cell office:value-type="float" office:value="0.049125" calcext:value-type="float">
            <text:p>0.049125</text:p>
          </table:table-cell>
          <table:table-cell table:formula="of:=[.B1547]-[.C1547]" office:value-type="float" office:value="1.808294" calcext:value-type="float">
            <text:p>1.808294</text:p>
          </table:table-cell>
        </table:table-row>
        <table:table-row table:style-name="ro1">
          <table:table-cell office:value-type="float" office:value="1.844718" calcext:value-type="float">
            <text:p>1.844718</text:p>
          </table:table-cell>
          <table:table-cell office:value-type="float" office:value="1.906517" calcext:value-type="float">
            <text:p>1.906517</text:p>
          </table:table-cell>
          <table:table-cell office:value-type="float" office:value="0.049153" calcext:value-type="float">
            <text:p>0.049153</text:p>
          </table:table-cell>
          <table:table-cell table:formula="of:=[.B1548]-[.C1548]" office:value-type="float" office:value="1.857364" calcext:value-type="float">
            <text:p>1.857364</text:p>
          </table:table-cell>
        </table:table-row>
        <table:table-row table:style-name="ro1">
          <table:table-cell office:value-type="float" office:value="1.89292" calcext:value-type="float">
            <text:p>1.89292</text:p>
          </table:table-cell>
          <table:table-cell office:value-type="float" office:value="1.954719" calcext:value-type="float">
            <text:p>1.954719</text:p>
          </table:table-cell>
          <table:table-cell office:value-type="float" office:value="0.049181" calcext:value-type="float">
            <text:p>0.049181</text:p>
          </table:table-cell>
          <table:table-cell table:formula="of:=[.B1549]-[.C1549]" office:value-type="float" office:value="1.905538" calcext:value-type="float">
            <text:p>1.905538</text:p>
          </table:table-cell>
        </table:table-row>
        <table:table-row table:style-name="ro1">
          <table:table-cell office:value-type="float" office:value="1.940795" calcext:value-type="float">
            <text:p>1.940795</text:p>
          </table:table-cell>
          <table:table-cell office:value-type="float" office:value="2.002593" calcext:value-type="float">
            <text:p>2.002593</text:p>
          </table:table-cell>
          <table:table-cell office:value-type="float" office:value="0.049209" calcext:value-type="float">
            <text:p>0.049209</text:p>
          </table:table-cell>
          <table:table-cell table:formula="of:=[.B1550]-[.C1550]" office:value-type="float" office:value="1.953384" calcext:value-type="float">
            <text:p>1.953384</text:p>
          </table:table-cell>
        </table:table-row>
        <table:table-row table:style-name="ro1">
          <table:table-cell office:value-type="float" office:value="1.987969" calcext:value-type="float">
            <text:p>1.987969</text:p>
          </table:table-cell>
          <table:table-cell office:value-type="float" office:value="2.049767" calcext:value-type="float">
            <text:p>2.049767</text:p>
          </table:table-cell>
          <table:table-cell office:value-type="float" office:value="0.049237" calcext:value-type="float">
            <text:p>0.049237</text:p>
          </table:table-cell>
          <table:table-cell table:formula="of:=[.B1551]-[.C1551]" office:value-type="float" office:value="2.00053" calcext:value-type="float">
            <text:p>2.00053</text:p>
          </table:table-cell>
        </table:table-row>
        <table:table-row table:style-name="ro1">
          <table:table-cell office:value-type="float" office:value="2.036079" calcext:value-type="float">
            <text:p>2.036079</text:p>
          </table:table-cell>
          <table:table-cell office:value-type="float" office:value="2.097878" calcext:value-type="float">
            <text:p>2.097878</text:p>
          </table:table-cell>
          <table:table-cell office:value-type="float" office:value="0.049265" calcext:value-type="float">
            <text:p>0.049265</text:p>
          </table:table-cell>
          <table:table-cell table:formula="of:=[.B1552]-[.C1552]" office:value-type="float" office:value="2.048613" calcext:value-type="float">
            <text:p>2.048613</text:p>
          </table:table-cell>
        </table:table-row>
        <table:table-row table:style-name="ro1">
          <table:table-cell office:value-type="float" office:value="2.083951" calcext:value-type="float">
            <text:p>2.083951</text:p>
          </table:table-cell>
          <table:table-cell office:value-type="float" office:value="2.145749" calcext:value-type="float">
            <text:p>2.145749</text:p>
          </table:table-cell>
          <table:table-cell office:value-type="float" office:value="0.049293" calcext:value-type="float">
            <text:p>0.049293</text:p>
          </table:table-cell>
          <table:table-cell table:formula="of:=[.B1553]-[.C1553]" office:value-type="float" office:value="2.096456" calcext:value-type="float">
            <text:p>2.096456</text:p>
          </table:table-cell>
        </table:table-row>
        <table:table-row table:style-name="ro1">
          <table:table-cell office:value-type="float" office:value="2.132296" calcext:value-type="float">
            <text:p>2.132296</text:p>
          </table:table-cell>
          <table:table-cell office:value-type="float" office:value="2.194094" calcext:value-type="float">
            <text:p>2.194094</text:p>
          </table:table-cell>
          <table:table-cell office:value-type="float" office:value="0.049321" calcext:value-type="float">
            <text:p>0.049321</text:p>
          </table:table-cell>
          <table:table-cell table:formula="of:=[.B1554]-[.C1554]" office:value-type="float" office:value="2.144773" calcext:value-type="float">
            <text:p>2.144773</text:p>
          </table:table-cell>
        </table:table-row>
        <table:table-row table:style-name="ro1">
          <table:table-cell office:value-type="float" office:value="2.180325" calcext:value-type="float">
            <text:p>2.180325</text:p>
          </table:table-cell>
          <table:table-cell office:value-type="float" office:value="2.242124" calcext:value-type="float">
            <text:p>2.242124</text:p>
          </table:table-cell>
          <table:table-cell office:value-type="float" office:value="0.049349" calcext:value-type="float">
            <text:p>0.049349</text:p>
          </table:table-cell>
          <table:table-cell table:formula="of:=[.B1555]-[.C1555]" office:value-type="float" office:value="2.192775" calcext:value-type="float">
            <text:p>2.192775</text:p>
          </table:table-cell>
        </table:table-row>
        <table:table-row table:style-name="ro1">
          <table:table-cell office:value-type="float" office:value="2.229435" calcext:value-type="float">
            <text:p>2.229435</text:p>
          </table:table-cell>
          <table:table-cell office:value-type="float" office:value="2.291234" calcext:value-type="float">
            <text:p>2.291234</text:p>
          </table:table-cell>
          <table:table-cell office:value-type="float" office:value="0.049377" calcext:value-type="float">
            <text:p>0.049377</text:p>
          </table:table-cell>
          <table:table-cell table:formula="of:=[.B1556]-[.C1556]" office:value-type="float" office:value="2.241857" calcext:value-type="float">
            <text:p>2.241857</text:p>
          </table:table-cell>
        </table:table-row>
        <table:table-row table:style-name="ro1">
          <table:table-cell office:value-type="float" office:value="2.279318" calcext:value-type="float">
            <text:p>2.279318</text:p>
          </table:table-cell>
          <table:table-cell office:value-type="float" office:value="2.341117" calcext:value-type="float">
            <text:p>2.341117</text:p>
          </table:table-cell>
          <table:table-cell office:value-type="float" office:value="0.049405" calcext:value-type="float">
            <text:p>0.049405</text:p>
          </table:table-cell>
          <table:table-cell table:formula="of:=[.B1557]-[.C1557]" office:value-type="float" office:value="2.291712" calcext:value-type="float">
            <text:p>2.291712</text:p>
          </table:table-cell>
        </table:table-row>
        <table:table-row table:style-name="ro1">
          <table:table-cell office:value-type="float" office:value="2.329742" calcext:value-type="float">
            <text:p>2.329742</text:p>
          </table:table-cell>
          <table:table-cell office:value-type="float" office:value="2.391541" calcext:value-type="float">
            <text:p>2.391541</text:p>
          </table:table-cell>
          <table:table-cell office:value-type="float" office:value="0.049433" calcext:value-type="float">
            <text:p>0.049433</text:p>
          </table:table-cell>
          <table:table-cell table:formula="of:=[.B1558]-[.C1558]" office:value-type="float" office:value="2.342108" calcext:value-type="float">
            <text:p>2.342108</text:p>
          </table:table-cell>
        </table:table-row>
        <table:table-row table:style-name="ro1">
          <table:table-cell office:value-type="float" office:value="2.380223" calcext:value-type="float">
            <text:p>2.380223</text:p>
          </table:table-cell>
          <table:table-cell office:value-type="float" office:value="2.442021" calcext:value-type="float">
            <text:p>2.442021</text:p>
          </table:table-cell>
          <table:table-cell office:value-type="float" office:value="0.049461" calcext:value-type="float">
            <text:p>0.049461</text:p>
          </table:table-cell>
          <table:table-cell table:formula="of:=[.B1559]-[.C1559]" office:value-type="float" office:value="2.39256" calcext:value-type="float">
            <text:p>2.39256</text:p>
          </table:table-cell>
        </table:table-row>
        <table:table-row table:style-name="ro1">
          <table:table-cell office:value-type="float" office:value="2.430105" calcext:value-type="float">
            <text:p>2.430105</text:p>
          </table:table-cell>
          <table:table-cell office:value-type="float" office:value="2.491903" calcext:value-type="float">
            <text:p>2.491903</text:p>
          </table:table-cell>
          <table:table-cell office:value-type="float" office:value="0.049489" calcext:value-type="float">
            <text:p>0.049489</text:p>
          </table:table-cell>
          <table:table-cell table:formula="of:=[.B1560]-[.C1560]" office:value-type="float" office:value="2.442414" calcext:value-type="float">
            <text:p>2.442414</text:p>
          </table:table-cell>
        </table:table-row>
        <table:table-row table:style-name="ro1">
          <table:table-cell office:value-type="float" office:value="2.479218" calcext:value-type="float">
            <text:p>2.479218</text:p>
          </table:table-cell>
          <table:table-cell office:value-type="float" office:value="2.541016" calcext:value-type="float">
            <text:p>2.541016</text:p>
          </table:table-cell>
          <table:table-cell office:value-type="float" office:value="0.049517" calcext:value-type="float">
            <text:p>0.049517</text:p>
          </table:table-cell>
          <table:table-cell table:formula="of:=[.B1561]-[.C1561]" office:value-type="float" office:value="2.491499" calcext:value-type="float">
            <text:p>2.491499</text:p>
          </table:table-cell>
        </table:table-row>
        <table:table-row table:style-name="ro1">
          <table:table-cell office:value-type="float" office:value="2.528434" calcext:value-type="float">
            <text:p>2.528434</text:p>
          </table:table-cell>
          <table:table-cell office:value-type="float" office:value="2.590233" calcext:value-type="float">
            <text:p>2.590233</text:p>
          </table:table-cell>
          <table:table-cell office:value-type="float" office:value="0.049545" calcext:value-type="float">
            <text:p>0.049545</text:p>
          </table:table-cell>
          <table:table-cell table:formula="of:=[.B1562]-[.C1562]" office:value-type="float" office:value="2.540688" calcext:value-type="float">
            <text:p>2.540688</text:p>
          </table:table-cell>
        </table:table-row>
        <table:table-row table:style-name="ro1">
          <table:table-cell office:value-type="float" office:value="2.576874" calcext:value-type="float">
            <text:p>2.576874</text:p>
          </table:table-cell>
          <table:table-cell office:value-type="float" office:value="2.638672" calcext:value-type="float">
            <text:p>2.638672</text:p>
          </table:table-cell>
          <table:table-cell office:value-type="float" office:value="0.049573" calcext:value-type="float">
            <text:p>0.049573</text:p>
          </table:table-cell>
          <table:table-cell table:formula="of:=[.B1563]-[.C1563]" office:value-type="float" office:value="2.589099" calcext:value-type="float">
            <text:p>2.589099</text:p>
          </table:table-cell>
        </table:table-row>
        <table:table-row table:style-name="ro1">
          <table:table-cell office:value-type="float" office:value="2.626403" calcext:value-type="float">
            <text:p>2.626403</text:p>
          </table:table-cell>
          <table:table-cell office:value-type="float" office:value="2.688201" calcext:value-type="float">
            <text:p>2.688201</text:p>
          </table:table-cell>
          <table:table-cell office:value-type="float" office:value="0.049601" calcext:value-type="float">
            <text:p>0.049601</text:p>
          </table:table-cell>
          <table:table-cell table:formula="of:=[.B1564]-[.C1564]" office:value-type="float" office:value="2.6386" calcext:value-type="float">
            <text:p>2.6386</text:p>
          </table:table-cell>
        </table:table-row>
        <table:table-row table:style-name="ro1">
          <table:table-cell office:value-type="float" office:value="2.674715" calcext:value-type="float">
            <text:p>2.674715</text:p>
          </table:table-cell>
          <table:table-cell office:value-type="float" office:value="2.736514" calcext:value-type="float">
            <text:p>2.736514</text:p>
          </table:table-cell>
          <table:table-cell office:value-type="float" office:value="0.049629" calcext:value-type="float">
            <text:p>0.049629</text:p>
          </table:table-cell>
          <table:table-cell table:formula="of:=[.B1565]-[.C1565]" office:value-type="float" office:value="2.686885" calcext:value-type="float">
            <text:p>2.686885</text:p>
          </table:table-cell>
        </table:table-row>
        <table:table-row table:style-name="ro1">
          <table:table-cell office:value-type="float" office:value="2.724735" calcext:value-type="float">
            <text:p>2.724735</text:p>
          </table:table-cell>
          <table:table-cell office:value-type="float" office:value="2.786533" calcext:value-type="float">
            <text:p>2.786533</text:p>
          </table:table-cell>
          <table:table-cell office:value-type="float" office:value="0.049657" calcext:value-type="float">
            <text:p>0.049657</text:p>
          </table:table-cell>
          <table:table-cell table:formula="of:=[.B1566]-[.C1566]" office:value-type="float" office:value="2.736876" calcext:value-type="float">
            <text:p>2.736876</text:p>
          </table:table-cell>
        </table:table-row>
        <table:table-row table:style-name="ro1">
          <table:table-cell office:value-type="float" office:value="2.774757" calcext:value-type="float">
            <text:p>2.774757</text:p>
          </table:table-cell>
          <table:table-cell office:value-type="float" office:value="2.836555" calcext:value-type="float">
            <text:p>2.836555</text:p>
          </table:table-cell>
          <table:table-cell office:value-type="float" office:value="0.049685" calcext:value-type="float">
            <text:p>0.049685</text:p>
          </table:table-cell>
          <table:table-cell table:formula="of:=[.B1567]-[.C1567]" office:value-type="float" office:value="2.78687" calcext:value-type="float">
            <text:p>2.78687</text:p>
          </table:table-cell>
        </table:table-row>
        <table:table-row table:style-name="ro1">
          <table:table-cell office:value-type="float" office:value="2.825345" calcext:value-type="float">
            <text:p>2.825345</text:p>
          </table:table-cell>
          <table:table-cell office:value-type="float" office:value="2.887144" calcext:value-type="float">
            <text:p>2.887144</text:p>
          </table:table-cell>
          <table:table-cell office:value-type="float" office:value="0.049713" calcext:value-type="float">
            <text:p>0.049713</text:p>
          </table:table-cell>
          <table:table-cell table:formula="of:=[.B1568]-[.C1568]" office:value-type="float" office:value="2.837431" calcext:value-type="float">
            <text:p>2.837431</text:p>
          </table:table-cell>
        </table:table-row>
        <table:table-row table:style-name="ro1">
          <table:table-cell office:value-type="float" office:value="2.875865" calcext:value-type="float">
            <text:p>2.875865</text:p>
          </table:table-cell>
          <table:table-cell office:value-type="float" office:value="2.937663" calcext:value-type="float">
            <text:p>2.937663</text:p>
          </table:table-cell>
          <table:table-cell office:value-type="float" office:value="0.049741" calcext:value-type="float">
            <text:p>0.049741</text:p>
          </table:table-cell>
          <table:table-cell table:formula="of:=[.B1569]-[.C1569]" office:value-type="float" office:value="2.887922" calcext:value-type="float">
            <text:p>2.887922</text:p>
          </table:table-cell>
        </table:table-row>
        <table:table-row table:style-name="ro1">
          <table:table-cell office:value-type="float" office:value="2.926185" calcext:value-type="float">
            <text:p>2.926185</text:p>
          </table:table-cell>
          <table:table-cell office:value-type="float" office:value="2.987984" calcext:value-type="float">
            <text:p>2.987984</text:p>
          </table:table-cell>
          <table:table-cell office:value-type="float" office:value="0.049769" calcext:value-type="float">
            <text:p>0.049769</text:p>
          </table:table-cell>
          <table:table-cell table:formula="of:=[.B1570]-[.C1570]" office:value-type="float" office:value="2.938215" calcext:value-type="float">
            <text:p>2.938215</text:p>
          </table:table-cell>
        </table:table-row>
        <table:table-row table:style-name="ro1">
          <table:table-cell office:value-type="float" office:value="2.976562" calcext:value-type="float">
            <text:p>2.976562</text:p>
          </table:table-cell>
          <table:table-cell office:value-type="float" office:value="3.03836" calcext:value-type="float">
            <text:p>3.03836</text:p>
          </table:table-cell>
          <table:table-cell office:value-type="float" office:value="0.049797" calcext:value-type="float">
            <text:p>0.049797</text:p>
          </table:table-cell>
          <table:table-cell table:formula="of:=[.B1571]-[.C1571]" office:value-type="float" office:value="2.988563" calcext:value-type="float">
            <text:p>2.988563</text:p>
          </table:table-cell>
        </table:table-row>
        <table:table-row table:style-name="ro1">
          <table:table-cell office:value-type="float" office:value="3.026425" calcext:value-type="float">
            <text:p>3.026425</text:p>
          </table:table-cell>
          <table:table-cell office:value-type="float" office:value="3.088223" calcext:value-type="float">
            <text:p>3.088223</text:p>
          </table:table-cell>
          <table:table-cell office:value-type="float" office:value="0.049825" calcext:value-type="float">
            <text:p>0.049825</text:p>
          </table:table-cell>
          <table:table-cell table:formula="of:=[.B1572]-[.C1572]" office:value-type="float" office:value="3.038398" calcext:value-type="float">
            <text:p>3.038398</text:p>
          </table:table-cell>
        </table:table-row>
        <table:table-row table:style-name="ro1">
          <table:table-cell office:value-type="float" office:value="3.075843" calcext:value-type="float">
            <text:p>3.075843</text:p>
          </table:table-cell>
          <table:table-cell office:value-type="float" office:value="3.137642" calcext:value-type="float">
            <text:p>3.137642</text:p>
          </table:table-cell>
          <table:table-cell office:value-type="float" office:value="0.049853" calcext:value-type="float">
            <text:p>0.049853</text:p>
          </table:table-cell>
          <table:table-cell table:formula="of:=[.B1573]-[.C1573]" office:value-type="float" office:value="3.087789" calcext:value-type="float">
            <text:p>3.087789</text:p>
          </table:table-cell>
        </table:table-row>
        <table:table-row table:style-name="ro1">
          <table:table-cell office:value-type="float" office:value="3.124758" calcext:value-type="float">
            <text:p>3.124758</text:p>
          </table:table-cell>
          <table:table-cell office:value-type="float" office:value="-3.096629" calcext:value-type="float">
            <text:p>-3.096629</text:p>
          </table:table-cell>
          <table:table-cell office:value-type="float" office:value="0.049881" calcext:value-type="float">
            <text:p>0.049881</text:p>
          </table:table-cell>
          <table:table-cell table:formula="of:=[.B1574]-[.C1574]" office:value-type="float" office:value="-3.14651" calcext:value-type="float">
            <text:p>-3.14651</text:p>
          </table:table-cell>
        </table:table-row>
        <table:table-row table:style-name="ro1">
          <table:table-cell office:value-type="float" office:value="-3.110166" calcext:value-type="float">
            <text:p>-3.110166</text:p>
          </table:table-cell>
          <table:table-cell office:value-type="float" office:value="-3.048367" calcext:value-type="float">
            <text:p>-3.048367</text:p>
          </table:table-cell>
          <table:table-cell office:value-type="float" office:value="0.049909" calcext:value-type="float">
            <text:p>0.049909</text:p>
          </table:table-cell>
          <table:table-cell table:formula="of:=[.B1575]-[.C1575]" office:value-type="float" office:value="-3.098276" calcext:value-type="float">
            <text:p>-3.098276</text:p>
          </table:table-cell>
        </table:table-row>
        <table:table-row table:style-name="ro1">
          <table:table-cell office:value-type="float" office:value="-3.062605" calcext:value-type="float">
            <text:p>-3.062605</text:p>
          </table:table-cell>
          <table:table-cell office:value-type="float" office:value="-3.000806" calcext:value-type="float">
            <text:p>-3.000806</text:p>
          </table:table-cell>
          <table:table-cell office:value-type="float" office:value="0.049937" calcext:value-type="float">
            <text:p>0.049937</text:p>
          </table:table-cell>
          <table:table-cell table:formula="of:=[.B1576]-[.C1576]" office:value-type="float" office:value="-3.050743" calcext:value-type="float">
            <text:p>-3.050743</text:p>
          </table:table-cell>
        </table:table-row>
        <table:table-row table:style-name="ro1">
          <table:table-cell office:value-type="float" office:value="-3.014711" calcext:value-type="float">
            <text:p>-3.014711</text:p>
          </table:table-cell>
          <table:table-cell office:value-type="float" office:value="-2.952912" calcext:value-type="float">
            <text:p>-2.952912</text:p>
          </table:table-cell>
          <table:table-cell office:value-type="float" office:value="0.049965" calcext:value-type="float">
            <text:p>0.049965</text:p>
          </table:table-cell>
          <table:table-cell table:formula="of:=[.B1577]-[.C1577]" office:value-type="float" office:value="-3.002877" calcext:value-type="float">
            <text:p>-3.002877</text:p>
          </table:table-cell>
        </table:table-row>
        <table:table-row table:style-name="ro1">
          <table:table-cell office:value-type="float" office:value="-2.966656" calcext:value-type="float">
            <text:p>-2.966656</text:p>
          </table:table-cell>
          <table:table-cell office:value-type="float" office:value="-2.904858" calcext:value-type="float">
            <text:p>-2.904858</text:p>
          </table:table-cell>
          <table:table-cell office:value-type="float" office:value="0.049993" calcext:value-type="float">
            <text:p>0.049993</text:p>
          </table:table-cell>
          <table:table-cell table:formula="of:=[.B1578]-[.C1578]" office:value-type="float" office:value="-2.954851" calcext:value-type="float">
            <text:p>-2.954851</text:p>
          </table:table-cell>
        </table:table-row>
        <table:table-row table:style-name="ro1">
          <table:table-cell office:value-type="float" office:value="-2.918125" calcext:value-type="float">
            <text:p>-2.918125</text:p>
          </table:table-cell>
          <table:table-cell office:value-type="float" office:value="-2.856327" calcext:value-type="float">
            <text:p>-2.856327</text:p>
          </table:table-cell>
          <table:table-cell office:value-type="float" office:value="0.050021" calcext:value-type="float">
            <text:p>0.050021</text:p>
          </table:table-cell>
          <table:table-cell table:formula="of:=[.B1579]-[.C1579]" office:value-type="float" office:value="-2.906348" calcext:value-type="float">
            <text:p>-2.906348</text:p>
          </table:table-cell>
        </table:table-row>
        <table:table-row table:style-name="ro1">
          <table:table-cell office:value-type="float" office:value="-2.868969" calcext:value-type="float">
            <text:p>-2.868969</text:p>
          </table:table-cell>
          <table:table-cell office:value-type="float" office:value="-2.807171" calcext:value-type="float">
            <text:p>-2.807171</text:p>
          </table:table-cell>
          <table:table-cell office:value-type="float" office:value="0.050049" calcext:value-type="float">
            <text:p>0.050049</text:p>
          </table:table-cell>
          <table:table-cell table:formula="of:=[.B1580]-[.C1580]" office:value-type="float" office:value="-2.85722" calcext:value-type="float">
            <text:p>-2.85722</text:p>
          </table:table-cell>
        </table:table-row>
        <table:table-row table:style-name="ro1">
          <table:table-cell office:value-type="float" office:value="-2.819837" calcext:value-type="float">
            <text:p>-2.819837</text:p>
          </table:table-cell>
          <table:table-cell office:value-type="float" office:value="-2.758039" calcext:value-type="float">
            <text:p>-2.758039</text:p>
          </table:table-cell>
          <table:table-cell office:value-type="float" office:value="0.050077" calcext:value-type="float">
            <text:p>0.050077</text:p>
          </table:table-cell>
          <table:table-cell table:formula="of:=[.B1581]-[.C1581]" office:value-type="float" office:value="-2.808116" calcext:value-type="float">
            <text:p>-2.808116</text:p>
          </table:table-cell>
        </table:table-row>
        <table:table-row table:style-name="ro1">
          <table:table-cell office:value-type="float" office:value="-2.770305" calcext:value-type="float">
            <text:p>-2.770305</text:p>
          </table:table-cell>
          <table:table-cell office:value-type="float" office:value="-2.708506" calcext:value-type="float">
            <text:p>-2.708506</text:p>
          </table:table-cell>
          <table:table-cell office:value-type="float" office:value="0.050105" calcext:value-type="float">
            <text:p>0.050105</text:p>
          </table:table-cell>
          <table:table-cell table:formula="of:=[.B1582]-[.C1582]" office:value-type="float" office:value="-2.758611" calcext:value-type="float">
            <text:p>-2.758611</text:p>
          </table:table-cell>
        </table:table-row>
        <table:table-row table:style-name="ro1">
          <table:table-cell office:value-type="float" office:value="-2.721192" calcext:value-type="float">
            <text:p>-2.721192</text:p>
          </table:table-cell>
          <table:table-cell office:value-type="float" office:value="-2.659393" calcext:value-type="float">
            <text:p>-2.659393</text:p>
          </table:table-cell>
          <table:table-cell office:value-type="float" office:value="0.050133" calcext:value-type="float">
            <text:p>0.050133</text:p>
          </table:table-cell>
          <table:table-cell table:formula="of:=[.B1583]-[.C1583]" office:value-type="float" office:value="-2.709526" calcext:value-type="float">
            <text:p>-2.709526</text:p>
          </table:table-cell>
        </table:table-row>
        <table:table-row table:style-name="ro1">
          <table:table-cell office:value-type="float" office:value="-2.671006" calcext:value-type="float">
            <text:p>-2.671006</text:p>
          </table:table-cell>
          <table:table-cell office:value-type="float" office:value="-2.609207" calcext:value-type="float">
            <text:p>-2.609207</text:p>
          </table:table-cell>
          <table:table-cell office:value-type="float" office:value="0.050161" calcext:value-type="float">
            <text:p>0.050161</text:p>
          </table:table-cell>
          <table:table-cell table:formula="of:=[.B1584]-[.C1584]" office:value-type="float" office:value="-2.659368" calcext:value-type="float">
            <text:p>-2.659368</text:p>
          </table:table-cell>
        </table:table-row>
        <table:table-row table:style-name="ro1">
          <table:table-cell office:value-type="float" office:value="-2.62197" calcext:value-type="float">
            <text:p>-2.62197</text:p>
          </table:table-cell>
          <table:table-cell office:value-type="float" office:value="-2.560171" calcext:value-type="float">
            <text:p>-2.560171</text:p>
          </table:table-cell>
          <table:table-cell office:value-type="float" office:value="0.050189" calcext:value-type="float">
            <text:p>0.050189</text:p>
          </table:table-cell>
          <table:table-cell table:formula="of:=[.B1585]-[.C1585]" office:value-type="float" office:value="-2.61036" calcext:value-type="float">
            <text:p>-2.61036</text:p>
          </table:table-cell>
        </table:table-row>
        <table:table-row table:style-name="ro1">
          <table:table-cell office:value-type="float" office:value="-2.572312" calcext:value-type="float">
            <text:p>-2.572312</text:p>
          </table:table-cell>
          <table:table-cell office:value-type="float" office:value="-2.510514" calcext:value-type="float">
            <text:p>-2.510514</text:p>
          </table:table-cell>
          <table:table-cell office:value-type="float" office:value="0.050217" calcext:value-type="float">
            <text:p>0.050217</text:p>
          </table:table-cell>
          <table:table-cell table:formula="of:=[.B1586]-[.C1586]" office:value-type="float" office:value="-2.560731" calcext:value-type="float">
            <text:p>-2.560731</text:p>
          </table:table-cell>
        </table:table-row>
        <table:table-row table:style-name="ro1">
          <table:table-cell office:value-type="float" office:value="-2.523918" calcext:value-type="float">
            <text:p>-2.523918</text:p>
          </table:table-cell>
          <table:table-cell office:value-type="float" office:value="-2.462119" calcext:value-type="float">
            <text:p>-2.462119</text:p>
          </table:table-cell>
          <table:table-cell office:value-type="float" office:value="0.050245" calcext:value-type="float">
            <text:p>0.050245</text:p>
          </table:table-cell>
          <table:table-cell table:formula="of:=[.B1587]-[.C1587]" office:value-type="float" office:value="-2.512364" calcext:value-type="float">
            <text:p>-2.512364</text:p>
          </table:table-cell>
        </table:table-row>
        <table:table-row table:style-name="ro1">
          <table:table-cell office:value-type="float" office:value="-2.474613" calcext:value-type="float">
            <text:p>-2.474613</text:p>
          </table:table-cell>
          <table:table-cell office:value-type="float" office:value="-2.412814" calcext:value-type="float">
            <text:p>-2.412814</text:p>
          </table:table-cell>
          <table:table-cell office:value-type="float" office:value="0.050273" calcext:value-type="float">
            <text:p>0.050273</text:p>
          </table:table-cell>
          <table:table-cell table:formula="of:=[.B1588]-[.C1588]" office:value-type="float" office:value="-2.463087" calcext:value-type="float">
            <text:p>-2.463087</text:p>
          </table:table-cell>
        </table:table-row>
        <table:table-row table:style-name="ro1">
          <table:table-cell office:value-type="float" office:value="-2.425913" calcext:value-type="float">
            <text:p>-2.425913</text:p>
          </table:table-cell>
          <table:table-cell office:value-type="float" office:value="-2.364114" calcext:value-type="float">
            <text:p>-2.364114</text:p>
          </table:table-cell>
          <table:table-cell office:value-type="float" office:value="0.050301" calcext:value-type="float">
            <text:p>0.050301</text:p>
          </table:table-cell>
          <table:table-cell table:formula="of:=[.B1589]-[.C1589]" office:value-type="float" office:value="-2.414415" calcext:value-type="float">
            <text:p>-2.414415</text:p>
          </table:table-cell>
        </table:table-row>
        <table:table-row table:style-name="ro1">
          <table:table-cell office:value-type="float" office:value="-2.377106" calcext:value-type="float">
            <text:p>-2.377106</text:p>
          </table:table-cell>
          <table:table-cell office:value-type="float" office:value="-2.315307" calcext:value-type="float">
            <text:p>-2.315307</text:p>
          </table:table-cell>
          <table:table-cell office:value-type="float" office:value="0.050329" calcext:value-type="float">
            <text:p>0.050329</text:p>
          </table:table-cell>
          <table:table-cell table:formula="of:=[.B1590]-[.C1590]" office:value-type="float" office:value="-2.365636" calcext:value-type="float">
            <text:p>-2.365636</text:p>
          </table:table-cell>
        </table:table-row>
        <table:table-row table:style-name="ro1">
          <table:table-cell office:value-type="float" office:value="-2.328534" calcext:value-type="float">
            <text:p>-2.328534</text:p>
          </table:table-cell>
          <table:table-cell office:value-type="float" office:value="-2.266736" calcext:value-type="float">
            <text:p>-2.266736</text:p>
          </table:table-cell>
          <table:table-cell office:value-type="float" office:value="0.050357" calcext:value-type="float">
            <text:p>0.050357</text:p>
          </table:table-cell>
          <table:table-cell table:formula="of:=[.B1591]-[.C1591]" office:value-type="float" office:value="-2.317093" calcext:value-type="float">
            <text:p>-2.317093</text:p>
          </table:table-cell>
        </table:table-row>
        <table:table-row table:style-name="ro1">
          <table:table-cell office:value-type="float" office:value="-2.280236" calcext:value-type="float">
            <text:p>-2.280236</text:p>
          </table:table-cell>
          <table:table-cell office:value-type="float" office:value="-2.218438" calcext:value-type="float">
            <text:p>-2.218438</text:p>
          </table:table-cell>
          <table:table-cell office:value-type="float" office:value="0.050385" calcext:value-type="float">
            <text:p>0.050385</text:p>
          </table:table-cell>
          <table:table-cell table:formula="of:=[.B1592]-[.C1592]" office:value-type="float" office:value="-2.268823" calcext:value-type="float">
            <text:p>-2.268823</text:p>
          </table:table-cell>
        </table:table-row>
        <table:table-row table:style-name="ro1">
          <table:table-cell office:value-type="float" office:value="-2.232524" calcext:value-type="float">
            <text:p>-2.232524</text:p>
          </table:table-cell>
          <table:table-cell office:value-type="float" office:value="-2.170725" calcext:value-type="float">
            <text:p>-2.170725</text:p>
          </table:table-cell>
          <table:table-cell office:value-type="float" office:value="0.050413" calcext:value-type="float">
            <text:p>0.050413</text:p>
          </table:table-cell>
          <table:table-cell table:formula="of:=[.B1593]-[.C1593]" office:value-type="float" office:value="-2.221138" calcext:value-type="float">
            <text:p>-2.221138</text:p>
          </table:table-cell>
        </table:table-row>
        <table:table-row table:style-name="ro1">
          <table:table-cell office:value-type="float" office:value="-2.184541" calcext:value-type="float">
            <text:p>-2.184541</text:p>
          </table:table-cell>
          <table:table-cell office:value-type="float" office:value="-2.122743" calcext:value-type="float">
            <text:p>-2.122743</text:p>
          </table:table-cell>
          <table:table-cell office:value-type="float" office:value="0.050441" calcext:value-type="float">
            <text:p>0.050441</text:p>
          </table:table-cell>
          <table:table-cell table:formula="of:=[.B1594]-[.C1594]" office:value-type="float" office:value="-2.173184" calcext:value-type="float">
            <text:p>-2.173184</text:p>
          </table:table-cell>
        </table:table-row>
        <table:table-row table:style-name="ro1">
          <table:table-cell office:value-type="float" office:value="-2.137008" calcext:value-type="float">
            <text:p>-2.137008</text:p>
          </table:table-cell>
          <table:table-cell office:value-type="float" office:value="-2.07521" calcext:value-type="float">
            <text:p>-2.07521</text:p>
          </table:table-cell>
          <table:table-cell office:value-type="float" office:value="0.050469" calcext:value-type="float">
            <text:p>0.050469</text:p>
          </table:table-cell>
          <table:table-cell table:formula="of:=[.B1595]-[.C1595]" office:value-type="float" office:value="-2.125679" calcext:value-type="float">
            <text:p>-2.125679</text:p>
          </table:table-cell>
        </table:table-row>
        <table:table-row table:style-name="ro1">
          <table:table-cell office:value-type="float" office:value="-2.088828" calcext:value-type="float">
            <text:p>-2.088828</text:p>
          </table:table-cell>
          <table:table-cell office:value-type="float" office:value="-2.02703" calcext:value-type="float">
            <text:p>-2.02703</text:p>
          </table:table-cell>
          <table:table-cell office:value-type="float" office:value="0.050497" calcext:value-type="float">
            <text:p>0.050497</text:p>
          </table:table-cell>
          <table:table-cell table:formula="of:=[.B1596]-[.C1596]" office:value-type="float" office:value="-2.077527" calcext:value-type="float">
            <text:p>-2.077527</text:p>
          </table:table-cell>
        </table:table-row>
        <table:table-row table:style-name="ro1">
          <table:table-cell office:value-type="float" office:value="-2.040777" calcext:value-type="float">
            <text:p>-2.040777</text:p>
          </table:table-cell>
          <table:table-cell office:value-type="float" office:value="-1.978979" calcext:value-type="float">
            <text:p>-1.978979</text:p>
          </table:table-cell>
          <table:table-cell office:value-type="float" office:value="0.050525" calcext:value-type="float">
            <text:p>0.050525</text:p>
          </table:table-cell>
          <table:table-cell table:formula="of:=[.B1597]-[.C1597]" office:value-type="float" office:value="-2.029504" calcext:value-type="float">
            <text:p>-2.029504</text:p>
          </table:table-cell>
        </table:table-row>
        <table:table-row table:style-name="ro1">
          <table:table-cell office:value-type="float" office:value="-1.992053" calcext:value-type="float">
            <text:p>-1.992053</text:p>
          </table:table-cell>
          <table:table-cell office:value-type="float" office:value="-1.930254" calcext:value-type="float">
            <text:p>-1.930254</text:p>
          </table:table-cell>
          <table:table-cell office:value-type="float" office:value="0.050553" calcext:value-type="float">
            <text:p>0.050553</text:p>
          </table:table-cell>
          <table:table-cell table:formula="of:=[.B1598]-[.C1598]" office:value-type="float" office:value="-1.980807" calcext:value-type="float">
            <text:p>-1.980807</text:p>
          </table:table-cell>
        </table:table-row>
        <table:table-row table:style-name="ro1">
          <table:table-cell office:value-type="float" office:value="-1.944234" calcext:value-type="float">
            <text:p>-1.944234</text:p>
          </table:table-cell>
          <table:table-cell office:value-type="float" office:value="-1.882435" calcext:value-type="float">
            <text:p>-1.882435</text:p>
          </table:table-cell>
          <table:table-cell office:value-type="float" office:value="0.050581" calcext:value-type="float">
            <text:p>0.050581</text:p>
          </table:table-cell>
          <table:table-cell table:formula="of:=[.B1599]-[.C1599]" office:value-type="float" office:value="-1.933016" calcext:value-type="float">
            <text:p>-1.933016</text:p>
          </table:table-cell>
        </table:table-row>
        <table:table-row table:style-name="ro1">
          <table:table-cell office:value-type="float" office:value="-1.89562" calcext:value-type="float">
            <text:p>-1.89562</text:p>
          </table:table-cell>
          <table:table-cell office:value-type="float" office:value="-1.833822" calcext:value-type="float">
            <text:p>-1.833822</text:p>
          </table:table-cell>
          <table:table-cell office:value-type="float" office:value="0.050609" calcext:value-type="float">
            <text:p>0.050609</text:p>
          </table:table-cell>
          <table:table-cell table:formula="of:=[.B1600]-[.C1600]" office:value-type="float" office:value="-1.884431" calcext:value-type="float">
            <text:p>-1.884431</text:p>
          </table:table-cell>
        </table:table-row>
        <table:table-row table:style-name="ro1">
          <table:table-cell office:value-type="float" office:value="-1.848026" calcext:value-type="float">
            <text:p>-1.848026</text:p>
          </table:table-cell>
          <table:table-cell office:value-type="float" office:value="-1.786227" calcext:value-type="float">
            <text:p>-1.786227</text:p>
          </table:table-cell>
          <table:table-cell office:value-type="float" office:value="0.050637" calcext:value-type="float">
            <text:p>0.050637</text:p>
          </table:table-cell>
          <table:table-cell table:formula="of:=[.B1601]-[.C1601]" office:value-type="float" office:value="-1.836864" calcext:value-type="float">
            <text:p>-1.836864</text:p>
          </table:table-cell>
        </table:table-row>
        <table:table-row table:style-name="ro1">
          <table:table-cell office:value-type="float" office:value="-1.799747" calcext:value-type="float">
            <text:p>-1.799747</text:p>
          </table:table-cell>
          <table:table-cell office:value-type="float" office:value="-1.737948" calcext:value-type="float">
            <text:p>-1.737948</text:p>
          </table:table-cell>
          <table:table-cell office:value-type="float" office:value="0.050665" calcext:value-type="float">
            <text:p>0.050665</text:p>
          </table:table-cell>
          <table:table-cell table:formula="of:=[.B1602]-[.C1602]" office:value-type="float" office:value="-1.788613" calcext:value-type="float">
            <text:p>-1.788613</text:p>
          </table:table-cell>
        </table:table-row>
        <table:table-row table:style-name="ro1">
          <table:table-cell office:value-type="float" office:value="-1.751149" calcext:value-type="float">
            <text:p>-1.751149</text:p>
          </table:table-cell>
          <table:table-cell office:value-type="float" office:value="-1.689351" calcext:value-type="float">
            <text:p>-1.689351</text:p>
          </table:table-cell>
          <table:table-cell office:value-type="float" office:value="0.050693" calcext:value-type="float">
            <text:p>0.050693</text:p>
          </table:table-cell>
          <table:table-cell table:formula="of:=[.B1603]-[.C1603]" office:value-type="float" office:value="-1.740044" calcext:value-type="float">
            <text:p>-1.740044</text:p>
          </table:table-cell>
        </table:table-row>
        <table:table-row table:style-name="ro1">
          <table:table-cell office:value-type="float" office:value="-1.701539" calcext:value-type="float">
            <text:p>-1.701539</text:p>
          </table:table-cell>
          <table:table-cell office:value-type="float" office:value="-1.63974" calcext:value-type="float">
            <text:p>-1.63974</text:p>
          </table:table-cell>
          <table:table-cell office:value-type="float" office:value="0.050721" calcext:value-type="float">
            <text:p>0.050721</text:p>
          </table:table-cell>
          <table:table-cell table:formula="of:=[.B1604]-[.C1604]" office:value-type="float" office:value="-1.690461" calcext:value-type="float">
            <text:p>-1.690461</text:p>
          </table:table-cell>
        </table:table-row>
        <table:table-row table:style-name="ro1">
          <table:table-cell office:value-type="float" office:value="-1.650998" calcext:value-type="float">
            <text:p>-1.650998</text:p>
          </table:table-cell>
          <table:table-cell office:value-type="float" office:value="-1.589199" calcext:value-type="float">
            <text:p>-1.589199</text:p>
          </table:table-cell>
          <table:table-cell office:value-type="float" office:value="0.050749" calcext:value-type="float">
            <text:p>0.050749</text:p>
          </table:table-cell>
          <table:table-cell table:formula="of:=[.B1605]-[.C1605]" office:value-type="float" office:value="-1.639948" calcext:value-type="float">
            <text:p>-1.639948</text:p>
          </table:table-cell>
        </table:table-row>
        <table:table-row table:style-name="ro1">
          <table:table-cell office:value-type="float" office:value="-1.599858" calcext:value-type="float">
            <text:p>-1.599858</text:p>
          </table:table-cell>
          <table:table-cell office:value-type="float" office:value="-1.538059" calcext:value-type="float">
            <text:p>-1.538059</text:p>
          </table:table-cell>
          <table:table-cell office:value-type="float" office:value="0.050777" calcext:value-type="float">
            <text:p>0.050777</text:p>
          </table:table-cell>
          <table:table-cell table:formula="of:=[.B1606]-[.C1606]" office:value-type="float" office:value="-1.588836" calcext:value-type="float">
            <text:p>-1.588836</text:p>
          </table:table-cell>
        </table:table-row>
        <table:table-row table:style-name="ro1">
          <table:table-cell office:value-type="float" office:value="-1.548319" calcext:value-type="float">
            <text:p>-1.548319</text:p>
          </table:table-cell>
          <table:table-cell office:value-type="float" office:value="-1.486521" calcext:value-type="float">
            <text:p>-1.486521</text:p>
          </table:table-cell>
          <table:table-cell office:value-type="float" office:value="0.050805" calcext:value-type="float">
            <text:p>0.050805</text:p>
          </table:table-cell>
          <table:table-cell table:formula="of:=[.B1607]-[.C1607]" office:value-type="float" office:value="-1.537326" calcext:value-type="float">
            <text:p>-1.537326</text:p>
          </table:table-cell>
        </table:table-row>
        <table:table-row table:style-name="ro1">
          <table:table-cell office:value-type="float" office:value="-1.497181" calcext:value-type="float">
            <text:p>-1.497181</text:p>
          </table:table-cell>
          <table:table-cell office:value-type="float" office:value="-1.435382" calcext:value-type="float">
            <text:p>-1.435382</text:p>
          </table:table-cell>
          <table:table-cell office:value-type="float" office:value="0.050833" calcext:value-type="float">
            <text:p>0.050833</text:p>
          </table:table-cell>
          <table:table-cell table:formula="of:=[.B1608]-[.C1608]" office:value-type="float" office:value="-1.486215" calcext:value-type="float">
            <text:p>-1.486215</text:p>
          </table:table-cell>
        </table:table-row>
        <table:table-row table:style-name="ro1">
          <table:table-cell office:value-type="float" office:value="-1.445571" calcext:value-type="float">
            <text:p>-1.445571</text:p>
          </table:table-cell>
          <table:table-cell office:value-type="float" office:value="-1.383772" calcext:value-type="float">
            <text:p>-1.383772</text:p>
          </table:table-cell>
          <table:table-cell office:value-type="float" office:value="0.050861" calcext:value-type="float">
            <text:p>0.050861</text:p>
          </table:table-cell>
          <table:table-cell table:formula="of:=[.B1609]-[.C1609]" office:value-type="float" office:value="-1.434633" calcext:value-type="float">
            <text:p>-1.434633</text:p>
          </table:table-cell>
        </table:table-row>
        <table:table-row table:style-name="ro1">
          <table:table-cell office:value-type="float" office:value="-1.394132" calcext:value-type="float">
            <text:p>-1.394132</text:p>
          </table:table-cell>
          <table:table-cell office:value-type="float" office:value="-1.332333" calcext:value-type="float">
            <text:p>-1.332333</text:p>
          </table:table-cell>
          <table:table-cell office:value-type="float" office:value="0.050889" calcext:value-type="float">
            <text:p>0.050889</text:p>
          </table:table-cell>
          <table:table-cell table:formula="of:=[.B1610]-[.C1610]" office:value-type="float" office:value="-1.383222" calcext:value-type="float">
            <text:p>-1.383222</text:p>
          </table:table-cell>
        </table:table-row>
        <table:table-row table:style-name="ro1">
          <table:table-cell office:value-type="float" office:value="-1.34273" calcext:value-type="float">
            <text:p>-1.34273</text:p>
          </table:table-cell>
          <table:table-cell office:value-type="float" office:value="-1.280932" calcext:value-type="float">
            <text:p>-1.280932</text:p>
          </table:table-cell>
          <table:table-cell office:value-type="float" office:value="0.050917" calcext:value-type="float">
            <text:p>0.050917</text:p>
          </table:table-cell>
          <table:table-cell table:formula="of:=[.B1611]-[.C1611]" office:value-type="float" office:value="-1.331849" calcext:value-type="float">
            <text:p>-1.331849</text:p>
          </table:table-cell>
        </table:table-row>
        <table:table-row table:style-name="ro1">
          <table:table-cell office:value-type="float" office:value="-1.291615" calcext:value-type="float">
            <text:p>-1.291615</text:p>
          </table:table-cell>
          <table:table-cell office:value-type="float" office:value="-1.229816" calcext:value-type="float">
            <text:p>-1.229816</text:p>
          </table:table-cell>
          <table:table-cell office:value-type="float" office:value="0.050945" calcext:value-type="float">
            <text:p>0.050945</text:p>
          </table:table-cell>
          <table:table-cell table:formula="of:=[.B1612]-[.C1612]" office:value-type="float" office:value="-1.280761" calcext:value-type="float">
            <text:p>-1.280761</text:p>
          </table:table-cell>
        </table:table-row>
        <table:table-row table:style-name="ro1">
          <table:table-cell office:value-type="float" office:value="-1.241617" calcext:value-type="float">
            <text:p>-1.241617</text:p>
          </table:table-cell>
          <table:table-cell office:value-type="float" office:value="-1.179818" calcext:value-type="float">
            <text:p>-1.179818</text:p>
          </table:table-cell>
          <table:table-cell office:value-type="float" office:value="0.050973" calcext:value-type="float">
            <text:p>0.050973</text:p>
          </table:table-cell>
          <table:table-cell table:formula="of:=[.B1613]-[.C1613]" office:value-type="float" office:value="-1.230791" calcext:value-type="float">
            <text:p>-1.230791</text:p>
          </table:table-cell>
        </table:table-row>
        <table:table-row table:style-name="ro1">
          <table:table-cell office:value-type="float" office:value="-1.192102" calcext:value-type="float">
            <text:p>-1.192102</text:p>
          </table:table-cell>
          <table:table-cell office:value-type="float" office:value="-1.130303" calcext:value-type="float">
            <text:p>-1.130303</text:p>
          </table:table-cell>
          <table:table-cell office:value-type="float" office:value="0.051001" calcext:value-type="float">
            <text:p>0.051001</text:p>
          </table:table-cell>
          <table:table-cell table:formula="of:=[.B1614]-[.C1614]" office:value-type="float" office:value="-1.181304" calcext:value-type="float">
            <text:p>-1.181304</text:p>
          </table:table-cell>
        </table:table-row>
        <table:table-row table:style-name="ro1">
          <table:table-cell office:value-type="float" office:value="-1.143089" calcext:value-type="float">
            <text:p>-1.143089</text:p>
          </table:table-cell>
          <table:table-cell office:value-type="float" office:value="-1.081291" calcext:value-type="float">
            <text:p>-1.081291</text:p>
          </table:table-cell>
          <table:table-cell office:value-type="float" office:value="0.051029" calcext:value-type="float">
            <text:p>0.051029</text:p>
          </table:table-cell>
          <table:table-cell table:formula="of:=[.B1615]-[.C1615]" office:value-type="float" office:value="-1.13232" calcext:value-type="float">
            <text:p>-1.13232</text:p>
          </table:table-cell>
        </table:table-row>
        <table:table-row table:style-name="ro1">
          <table:table-cell office:value-type="float" office:value="-1.09458" calcext:value-type="float">
            <text:p>-1.09458</text:p>
          </table:table-cell>
          <table:table-cell office:value-type="float" office:value="-1.032781" calcext:value-type="float">
            <text:p>-1.032781</text:p>
          </table:table-cell>
          <table:table-cell office:value-type="float" office:value="0.051057" calcext:value-type="float">
            <text:p>0.051057</text:p>
          </table:table-cell>
          <table:table-cell table:formula="of:=[.B1616]-[.C1616]" office:value-type="float" office:value="-1.083838" calcext:value-type="float">
            <text:p>-1.083838</text:p>
          </table:table-cell>
        </table:table-row>
        <table:table-row table:style-name="ro1">
          <table:table-cell office:value-type="float" office:value="-1.046306" calcext:value-type="float">
            <text:p>-1.046306</text:p>
          </table:table-cell>
          <table:table-cell office:value-type="float" office:value="-0.984507" calcext:value-type="float">
            <text:p>-0.984507</text:p>
          </table:table-cell>
          <table:table-cell office:value-type="float" office:value="0.051085" calcext:value-type="float">
            <text:p>0.051085</text:p>
          </table:table-cell>
          <table:table-cell table:formula="of:=[.B1617]-[.C1617]" office:value-type="float" office:value="-1.035592" calcext:value-type="float">
            <text:p>-1.035592</text:p>
          </table:table-cell>
        </table:table-row>
        <table:table-row table:style-name="ro1">
          <table:table-cell office:value-type="float" office:value="-0.996686" calcext:value-type="float">
            <text:p>-0.996686</text:p>
          </table:table-cell>
          <table:table-cell office:value-type="float" office:value="-0.934887" calcext:value-type="float">
            <text:p>-0.934887</text:p>
          </table:table-cell>
          <table:table-cell office:value-type="float" office:value="0.051113" calcext:value-type="float">
            <text:p>0.051113</text:p>
          </table:table-cell>
          <table:table-cell table:formula="of:=[.B1618]-[.C1618]" office:value-type="float" office:value="-0.986" calcext:value-type="float">
            <text:p>-0.986</text:p>
          </table:table-cell>
        </table:table-row>
        <table:table-row table:style-name="ro1">
          <table:table-cell office:value-type="float" office:value="-0.947485" calcext:value-type="float">
            <text:p>-0.947485</text:p>
          </table:table-cell>
          <table:table-cell office:value-type="float" office:value="-0.885686" calcext:value-type="float">
            <text:p>-0.885686</text:p>
          </table:table-cell>
          <table:table-cell office:value-type="float" office:value="0.051141" calcext:value-type="float">
            <text:p>0.051141</text:p>
          </table:table-cell>
          <table:table-cell table:formula="of:=[.B1619]-[.C1619]" office:value-type="float" office:value="-0.936827" calcext:value-type="float">
            <text:p>-0.936827</text:p>
          </table:table-cell>
        </table:table-row>
        <table:table-row table:style-name="ro1">
          <table:table-cell office:value-type="float" office:value="-0.898306" calcext:value-type="float">
            <text:p>-0.898306</text:p>
          </table:table-cell>
          <table:table-cell office:value-type="float" office:value="-0.836508" calcext:value-type="float">
            <text:p>-0.836508</text:p>
          </table:table-cell>
          <table:table-cell office:value-type="float" office:value="0.051169" calcext:value-type="float">
            <text:p>0.051169</text:p>
          </table:table-cell>
          <table:table-cell table:formula="of:=[.B1620]-[.C1620]" office:value-type="float" office:value="-0.887677" calcext:value-type="float">
            <text:p>-0.887677</text:p>
          </table:table-cell>
        </table:table-row>
        <table:table-row table:style-name="ro1">
          <table:table-cell office:value-type="float" office:value="-0.850107" calcext:value-type="float">
            <text:p>-0.850107</text:p>
          </table:table-cell>
          <table:table-cell office:value-type="float" office:value="-0.788308" calcext:value-type="float">
            <text:p>-0.788308</text:p>
          </table:table-cell>
          <table:table-cell office:value-type="float" office:value="0.051197" calcext:value-type="float">
            <text:p>0.051197</text:p>
          </table:table-cell>
          <table:table-cell table:formula="of:=[.B1621]-[.C1621]" office:value-type="float" office:value="-0.839505" calcext:value-type="float">
            <text:p>-0.839505</text:p>
          </table:table-cell>
        </table:table-row>
        <table:table-row table:style-name="ro1">
          <table:table-cell office:value-type="float" office:value="-0.801976" calcext:value-type="float">
            <text:p>-0.801976</text:p>
          </table:table-cell>
          <table:table-cell office:value-type="float" office:value="-0.740178" calcext:value-type="float">
            <text:p>-0.740178</text:p>
          </table:table-cell>
          <table:table-cell office:value-type="float" office:value="0.051225" calcext:value-type="float">
            <text:p>0.051225</text:p>
          </table:table-cell>
          <table:table-cell table:formula="of:=[.B1622]-[.C1622]" office:value-type="float" office:value="-0.791403" calcext:value-type="float">
            <text:p>-0.791403</text:p>
          </table:table-cell>
        </table:table-row>
        <table:table-row table:style-name="ro1">
          <table:table-cell office:value-type="float" office:value="-0.753312" calcext:value-type="float">
            <text:p>-0.753312</text:p>
          </table:table-cell>
          <table:table-cell office:value-type="float" office:value="-0.691513" calcext:value-type="float">
            <text:p>-0.691513</text:p>
          </table:table-cell>
          <table:table-cell office:value-type="float" office:value="0.051253" calcext:value-type="float">
            <text:p>0.051253</text:p>
          </table:table-cell>
          <table:table-cell table:formula="of:=[.B1623]-[.C1623]" office:value-type="float" office:value="-0.742766" calcext:value-type="float">
            <text:p>-0.742766</text:p>
          </table:table-cell>
        </table:table-row>
        <table:table-row table:style-name="ro1">
          <table:table-cell office:value-type="float" office:value="-0.705875" calcext:value-type="float">
            <text:p>-0.705875</text:p>
          </table:table-cell>
          <table:table-cell office:value-type="float" office:value="-0.644076" calcext:value-type="float">
            <text:p>-0.644076</text:p>
          </table:table-cell>
          <table:table-cell office:value-type="float" office:value="0.051281" calcext:value-type="float">
            <text:p>0.051281</text:p>
          </table:table-cell>
          <table:table-cell table:formula="of:=[.B1624]-[.C1624]" office:value-type="float" office:value="-0.695357" calcext:value-type="float">
            <text:p>-0.695357</text:p>
          </table:table-cell>
        </table:table-row>
        <table:table-row table:style-name="ro1">
          <table:table-cell office:value-type="float" office:value="-0.658326" calcext:value-type="float">
            <text:p>-0.658326</text:p>
          </table:table-cell>
          <table:table-cell office:value-type="float" office:value="-0.596527" calcext:value-type="float">
            <text:p>-0.596527</text:p>
          </table:table-cell>
          <table:table-cell office:value-type="float" office:value="0.051309" calcext:value-type="float">
            <text:p>0.051309</text:p>
          </table:table-cell>
          <table:table-cell table:formula="of:=[.B1625]-[.C1625]" office:value-type="float" office:value="-0.647836" calcext:value-type="float">
            <text:p>-0.647836</text:p>
          </table:table-cell>
        </table:table-row>
        <table:table-row table:style-name="ro1">
          <table:table-cell office:value-type="float" office:value="-0.611543" calcext:value-type="float">
            <text:p>-0.611543</text:p>
          </table:table-cell>
          <table:table-cell office:value-type="float" office:value="-0.549744" calcext:value-type="float">
            <text:p>-0.549744</text:p>
          </table:table-cell>
          <table:table-cell office:value-type="float" office:value="0.051337" calcext:value-type="float">
            <text:p>0.051337</text:p>
          </table:table-cell>
          <table:table-cell table:formula="of:=[.B1626]-[.C1626]" office:value-type="float" office:value="-0.601081" calcext:value-type="float">
            <text:p>-0.601081</text:p>
          </table:table-cell>
        </table:table-row>
        <table:table-row table:style-name="ro1">
          <table:table-cell office:value-type="float" office:value="-0.56403" calcext:value-type="float">
            <text:p>-0.56403</text:p>
          </table:table-cell>
          <table:table-cell office:value-type="float" office:value="-0.502232" calcext:value-type="float">
            <text:p>-0.502232</text:p>
          </table:table-cell>
          <table:table-cell office:value-type="float" office:value="0.051365" calcext:value-type="float">
            <text:p>0.051365</text:p>
          </table:table-cell>
          <table:table-cell table:formula="of:=[.B1627]-[.C1627]" office:value-type="float" office:value="-0.553597" calcext:value-type="float">
            <text:p>-0.553597</text:p>
          </table:table-cell>
        </table:table-row>
        <table:table-row table:style-name="ro1">
          <table:table-cell office:value-type="float" office:value="-0.516021" calcext:value-type="float">
            <text:p>-0.516021</text:p>
          </table:table-cell>
          <table:table-cell office:value-type="float" office:value="-0.454222" calcext:value-type="float">
            <text:p>-0.454222</text:p>
          </table:table-cell>
          <table:table-cell office:value-type="float" office:value="0.051393" calcext:value-type="float">
            <text:p>0.051393</text:p>
          </table:table-cell>
          <table:table-cell table:formula="of:=[.B1628]-[.C1628]" office:value-type="float" office:value="-0.505615" calcext:value-type="float">
            <text:p>-0.505615</text:p>
          </table:table-cell>
        </table:table-row>
        <table:table-row table:style-name="ro1">
          <table:table-cell office:value-type="float" office:value="-0.46679" calcext:value-type="float">
            <text:p>-0.46679</text:p>
          </table:table-cell>
          <table:table-cell office:value-type="float" office:value="-0.404992" calcext:value-type="float">
            <text:p>-0.404992</text:p>
          </table:table-cell>
          <table:table-cell office:value-type="float" office:value="0.051421" calcext:value-type="float">
            <text:p>0.051421</text:p>
          </table:table-cell>
          <table:table-cell table:formula="of:=[.B1629]-[.C1629]" office:value-type="float" office:value="-0.456413" calcext:value-type="float">
            <text:p>-0.456413</text:p>
          </table:table-cell>
        </table:table-row>
        <table:table-row table:style-name="ro1">
          <table:table-cell office:value-type="float" office:value="-0.41786" calcext:value-type="float">
            <text:p>-0.41786</text:p>
          </table:table-cell>
          <table:table-cell office:value-type="float" office:value="-0.356061" calcext:value-type="float">
            <text:p>-0.356061</text:p>
          </table:table-cell>
          <table:table-cell office:value-type="float" office:value="0.051449" calcext:value-type="float">
            <text:p>0.051449</text:p>
          </table:table-cell>
          <table:table-cell table:formula="of:=[.B1630]-[.C1630]" office:value-type="float" office:value="-0.40751" calcext:value-type="float">
            <text:p>-0.40751</text:p>
          </table:table-cell>
        </table:table-row>
        <table:table-row table:style-name="ro1">
          <table:table-cell office:value-type="float" office:value="-0.369357" calcext:value-type="float">
            <text:p>-0.369357</text:p>
          </table:table-cell>
          <table:table-cell office:value-type="float" office:value="-0.307559" calcext:value-type="float">
            <text:p>-0.307559</text:p>
          </table:table-cell>
          <table:table-cell office:value-type="float" office:value="0.051477" calcext:value-type="float">
            <text:p>0.051477</text:p>
          </table:table-cell>
          <table:table-cell table:formula="of:=[.B1631]-[.C1631]" office:value-type="float" office:value="-0.359036" calcext:value-type="float">
            <text:p>-0.359036</text:p>
          </table:table-cell>
        </table:table-row>
        <table:table-row table:style-name="ro1">
          <table:table-cell office:value-type="float" office:value="-0.320019" calcext:value-type="float">
            <text:p>-0.320019</text:p>
          </table:table-cell>
          <table:table-cell office:value-type="float" office:value="-0.25822" calcext:value-type="float">
            <text:p>-0.25822</text:p>
          </table:table-cell>
          <table:table-cell office:value-type="float" office:value="0.051505" calcext:value-type="float">
            <text:p>0.051505</text:p>
          </table:table-cell>
          <table:table-cell table:formula="of:=[.B1632]-[.C1632]" office:value-type="float" office:value="-0.309725" calcext:value-type="float">
            <text:p>-0.309725</text:p>
          </table:table-cell>
        </table:table-row>
        <table:table-row table:style-name="ro1">
          <table:table-cell office:value-type="float" office:value="-0.27014" calcext:value-type="float">
            <text:p>-0.27014</text:p>
          </table:table-cell>
          <table:table-cell office:value-type="float" office:value="-0.208341" calcext:value-type="float">
            <text:p>-0.208341</text:p>
          </table:table-cell>
          <table:table-cell office:value-type="float" office:value="0.051533" calcext:value-type="float">
            <text:p>0.051533</text:p>
          </table:table-cell>
          <table:table-cell table:formula="of:=[.B1633]-[.C1633]" office:value-type="float" office:value="-0.259874" calcext:value-type="float">
            <text:p>-0.259874</text:p>
          </table:table-cell>
        </table:table-row>
        <table:table-row table:style-name="ro1">
          <table:table-cell office:value-type="float" office:value="-0.219832" calcext:value-type="float">
            <text:p>-0.219832</text:p>
          </table:table-cell>
          <table:table-cell office:value-type="float" office:value="-0.158034" calcext:value-type="float">
            <text:p>-0.158034</text:p>
          </table:table-cell>
          <table:table-cell office:value-type="float" office:value="0.051561" calcext:value-type="float">
            <text:p>0.051561</text:p>
          </table:table-cell>
          <table:table-cell table:formula="of:=[.B1634]-[.C1634]" office:value-type="float" office:value="-0.209595" calcext:value-type="float">
            <text:p>-0.209595</text:p>
          </table:table-cell>
        </table:table-row>
        <table:table-row table:style-name="ro1">
          <table:table-cell office:value-type="float" office:value="-0.169708" calcext:value-type="float">
            <text:p>-0.169708</text:p>
          </table:table-cell>
          <table:table-cell office:value-type="float" office:value="-0.107909" calcext:value-type="float">
            <text:p>-0.107909</text:p>
          </table:table-cell>
          <table:table-cell office:value-type="float" office:value="0.051589" calcext:value-type="float">
            <text:p>0.051589</text:p>
          </table:table-cell>
          <table:table-cell table:formula="of:=[.B1635]-[.C1635]" office:value-type="float" office:value="-0.159498" calcext:value-type="float">
            <text:p>-0.159498</text:p>
          </table:table-cell>
        </table:table-row>
        <table:table-row table:style-name="ro1">
          <table:table-cell office:value-type="float" office:value="-0.119248" calcext:value-type="float">
            <text:p>-0.119248</text:p>
          </table:table-cell>
          <table:table-cell office:value-type="float" office:value="-0.05745" calcext:value-type="float">
            <text:p>-0.05745</text:p>
          </table:table-cell>
          <table:table-cell office:value-type="float" office:value="0.051617" calcext:value-type="float">
            <text:p>0.051617</text:p>
          </table:table-cell>
          <table:table-cell table:formula="of:=[.B1636]-[.C1636]" office:value-type="float" office:value="-0.109067" calcext:value-type="float">
            <text:p>-0.109067</text:p>
          </table:table-cell>
        </table:table-row>
        <table:table-row table:style-name="ro1">
          <table:table-cell office:value-type="float" office:value="-0.068955" calcext:value-type="float">
            <text:p>-0.068955</text:p>
          </table:table-cell>
          <table:table-cell office:value-type="float" office:value="-0.007156" calcext:value-type="float">
            <text:p>-0.007156</text:p>
          </table:table-cell>
          <table:table-cell office:value-type="float" office:value="0.051645" calcext:value-type="float">
            <text:p>0.051645</text:p>
          </table:table-cell>
          <table:table-cell table:formula="of:=[.B1637]-[.C1637]" office:value-type="float" office:value="-0.058801" calcext:value-type="float">
            <text:p>-0.058801</text:p>
          </table:table-cell>
        </table:table-row>
        <table:table-row table:style-name="ro1">
          <table:table-cell office:value-type="float" office:value="-0.019285" calcext:value-type="float">
            <text:p>-0.019285</text:p>
          </table:table-cell>
          <table:table-cell office:value-type="float" office:value="0.042514" calcext:value-type="float">
            <text:p>0.042514</text:p>
          </table:table-cell>
          <table:table-cell office:value-type="float" office:value="0.051673" calcext:value-type="float">
            <text:p>0.051673</text:p>
          </table:table-cell>
          <table:table-cell table:formula="of:=[.B1638]-[.C1638]" office:value-type="float" office:value="-0.009159" calcext:value-type="float">
            <text:p>-0.009159</text:p>
          </table:table-cell>
        </table:table-row>
        <table:table-row table:style-name="ro1">
          <table:table-cell office:value-type="float" office:value="0.029926" calcext:value-type="float">
            <text:p>0.029926</text:p>
          </table:table-cell>
          <table:table-cell office:value-type="float" office:value="0.091725" calcext:value-type="float">
            <text:p>0.091725</text:p>
          </table:table-cell>
          <table:table-cell office:value-type="float" office:value="0.051701" calcext:value-type="float">
            <text:p>0.051701</text:p>
          </table:table-cell>
          <table:table-cell table:formula="of:=[.B1639]-[.C1639]" office:value-type="float" office:value="0.040024" calcext:value-type="float">
            <text:p>0.040024</text:p>
          </table:table-cell>
        </table:table-row>
        <table:table-row table:style-name="ro1">
          <table:table-cell office:value-type="float" office:value="0.078854" calcext:value-type="float">
            <text:p>0.078854</text:p>
          </table:table-cell>
          <table:table-cell office:value-type="float" office:value="0.140652" calcext:value-type="float">
            <text:p>0.140652</text:p>
          </table:table-cell>
          <table:table-cell office:value-type="float" office:value="0.051729" calcext:value-type="float">
            <text:p>0.051729</text:p>
          </table:table-cell>
          <table:table-cell table:formula="of:=[.B1640]-[.C1640]" office:value-type="float" office:value="0.088923" calcext:value-type="float">
            <text:p>0.088923</text:p>
          </table:table-cell>
        </table:table-row>
        <table:table-row table:style-name="ro1">
          <table:table-cell office:value-type="float" office:value="0.128225" calcext:value-type="float">
            <text:p>0.128225</text:p>
          </table:table-cell>
          <table:table-cell office:value-type="float" office:value="0.190023" calcext:value-type="float">
            <text:p>0.190023</text:p>
          </table:table-cell>
          <table:table-cell office:value-type="float" office:value="0.051757" calcext:value-type="float">
            <text:p>0.051757</text:p>
          </table:table-cell>
          <table:table-cell table:formula="of:=[.B1641]-[.C1641]" office:value-type="float" office:value="0.138266" calcext:value-type="float">
            <text:p>0.138266</text:p>
          </table:table-cell>
        </table:table-row>
        <table:table-row table:style-name="ro1">
          <table:table-cell office:value-type="float" office:value="0.176386" calcext:value-type="float">
            <text:p>0.176386</text:p>
          </table:table-cell>
          <table:table-cell office:value-type="float" office:value="0.238184" calcext:value-type="float">
            <text:p>0.238184</text:p>
          </table:table-cell>
          <table:table-cell office:value-type="float" office:value="0.051785" calcext:value-type="float">
            <text:p>0.051785</text:p>
          </table:table-cell>
          <table:table-cell table:formula="of:=[.B1642]-[.C1642]" office:value-type="float" office:value="0.186399" calcext:value-type="float">
            <text:p>0.186399</text:p>
          </table:table-cell>
        </table:table-row>
        <table:table-row table:style-name="ro1">
          <table:table-cell office:value-type="float" office:value="0.224242" calcext:value-type="float">
            <text:p>0.224242</text:p>
          </table:table-cell>
          <table:table-cell office:value-type="float" office:value="0.28604" calcext:value-type="float">
            <text:p>0.28604</text:p>
          </table:table-cell>
          <table:table-cell office:value-type="float" office:value="0.051813" calcext:value-type="float">
            <text:p>0.051813</text:p>
          </table:table-cell>
          <table:table-cell table:formula="of:=[.B1643]-[.C1643]" office:value-type="float" office:value="0.234227" calcext:value-type="float">
            <text:p>0.234227</text:p>
          </table:table-cell>
        </table:table-row>
        <table:table-row table:style-name="ro1">
          <table:table-cell office:value-type="float" office:value="0.271799" calcext:value-type="float">
            <text:p>0.271799</text:p>
          </table:table-cell>
          <table:table-cell office:value-type="float" office:value="0.333598" calcext:value-type="float">
            <text:p>0.333598</text:p>
          </table:table-cell>
          <table:table-cell office:value-type="float" office:value="0.051841" calcext:value-type="float">
            <text:p>0.051841</text:p>
          </table:table-cell>
          <table:table-cell table:formula="of:=[.B1644]-[.C1644]" office:value-type="float" office:value="0.281757" calcext:value-type="float">
            <text:p>0.281757</text:p>
          </table:table-cell>
        </table:table-row>
        <table:table-row table:style-name="ro1">
          <table:table-cell office:value-type="float" office:value="0.320638" calcext:value-type="float">
            <text:p>0.320638</text:p>
          </table:table-cell>
          <table:table-cell office:value-type="float" office:value="0.382436" calcext:value-type="float">
            <text:p>0.382436</text:p>
          </table:table-cell>
          <table:table-cell office:value-type="float" office:value="0.051869" calcext:value-type="float">
            <text:p>0.051869</text:p>
          </table:table-cell>
          <table:table-cell table:formula="of:=[.B1645]-[.C1645]" office:value-type="float" office:value="0.330567" calcext:value-type="float">
            <text:p>0.330567</text:p>
          </table:table-cell>
        </table:table-row>
        <table:table-row table:style-name="ro1">
          <table:table-cell office:value-type="float" office:value="0.368356" calcext:value-type="float">
            <text:p>0.368356</text:p>
          </table:table-cell>
          <table:table-cell office:value-type="float" office:value="0.430155" calcext:value-type="float">
            <text:p>0.430155</text:p>
          </table:table-cell>
          <table:table-cell office:value-type="float" office:value="0.051897" calcext:value-type="float">
            <text:p>0.051897</text:p>
          </table:table-cell>
          <table:table-cell table:formula="of:=[.B1646]-[.C1646]" office:value-type="float" office:value="0.378258" calcext:value-type="float">
            <text:p>0.378258</text:p>
          </table:table-cell>
        </table:table-row>
        <table:table-row table:style-name="ro1">
          <table:table-cell office:value-type="float" office:value="0.415854" calcext:value-type="float">
            <text:p>0.415854</text:p>
          </table:table-cell>
          <table:table-cell office:value-type="float" office:value="0.477653" calcext:value-type="float">
            <text:p>0.477653</text:p>
          </table:table-cell>
          <table:table-cell office:value-type="float" office:value="0.051925" calcext:value-type="float">
            <text:p>0.051925</text:p>
          </table:table-cell>
          <table:table-cell table:formula="of:=[.B1647]-[.C1647]" office:value-type="float" office:value="0.425728" calcext:value-type="float">
            <text:p>0.425728</text:p>
          </table:table-cell>
        </table:table-row>
        <table:table-row table:style-name="ro1">
          <table:table-cell office:value-type="float" office:value="0.46283" calcext:value-type="float">
            <text:p>0.46283</text:p>
          </table:table-cell>
          <table:table-cell office:value-type="float" office:value="0.524629" calcext:value-type="float">
            <text:p>0.524629</text:p>
          </table:table-cell>
          <table:table-cell office:value-type="float" office:value="0.051953" calcext:value-type="float">
            <text:p>0.051953</text:p>
          </table:table-cell>
          <table:table-cell table:formula="of:=[.B1648]-[.C1648]" office:value-type="float" office:value="0.472676" calcext:value-type="float">
            <text:p>0.472676</text:p>
          </table:table-cell>
        </table:table-row>
        <table:table-row table:style-name="ro1">
          <table:table-cell office:value-type="float" office:value="0.509737" calcext:value-type="float">
            <text:p>0.509737</text:p>
          </table:table-cell>
          <table:table-cell office:value-type="float" office:value="0.571536" calcext:value-type="float">
            <text:p>0.571536</text:p>
          </table:table-cell>
          <table:table-cell office:value-type="float" office:value="0.051981" calcext:value-type="float">
            <text:p>0.051981</text:p>
          </table:table-cell>
          <table:table-cell table:formula="of:=[.B1649]-[.C1649]" office:value-type="float" office:value="0.519555" calcext:value-type="float">
            <text:p>0.519555</text:p>
          </table:table-cell>
        </table:table-row>
        <table:table-row table:style-name="ro1">
          <table:table-cell office:value-type="float" office:value="0.558124" calcext:value-type="float">
            <text:p>0.558124</text:p>
          </table:table-cell>
          <table:table-cell office:value-type="float" office:value="0.619923" calcext:value-type="float">
            <text:p>0.619923</text:p>
          </table:table-cell>
          <table:table-cell office:value-type="float" office:value="0.052009" calcext:value-type="float">
            <text:p>0.052009</text:p>
          </table:table-cell>
          <table:table-cell table:formula="of:=[.B1650]-[.C1650]" office:value-type="float" office:value="0.567914" calcext:value-type="float">
            <text:p>0.567914</text:p>
          </table:table-cell>
        </table:table-row>
        <table:table-row table:style-name="ro1">
          <table:table-cell office:value-type="float" office:value="0.60667" calcext:value-type="float">
            <text:p>0.60667</text:p>
          </table:table-cell>
          <table:table-cell office:value-type="float" office:value="0.668468" calcext:value-type="float">
            <text:p>0.668468</text:p>
          </table:table-cell>
          <table:table-cell office:value-type="float" office:value="0.052037" calcext:value-type="float">
            <text:p>0.052037</text:p>
          </table:table-cell>
          <table:table-cell table:formula="of:=[.B1651]-[.C1651]" office:value-type="float" office:value="0.616431" calcext:value-type="float">
            <text:p>0.616431</text:p>
          </table:table-cell>
        </table:table-row>
        <table:table-row table:style-name="ro1">
          <table:table-cell office:value-type="float" office:value="0.657892" calcext:value-type="float">
            <text:p>0.657892</text:p>
          </table:table-cell>
          <table:table-cell office:value-type="float" office:value="0.719691" calcext:value-type="float">
            <text:p>0.719691</text:p>
          </table:table-cell>
          <table:table-cell office:value-type="float" office:value="0.052065" calcext:value-type="float">
            <text:p>0.052065</text:p>
          </table:table-cell>
          <table:table-cell table:formula="of:=[.B1652]-[.C1652]" office:value-type="float" office:value="0.667626" calcext:value-type="float">
            <text:p>0.667626</text:p>
          </table:table-cell>
        </table:table-row>
        <table:table-row table:style-name="ro1">
          <table:table-cell office:value-type="float" office:value="0.709212" calcext:value-type="float">
            <text:p>0.709212</text:p>
          </table:table-cell>
          <table:table-cell office:value-type="float" office:value="0.771011" calcext:value-type="float">
            <text:p>0.771011</text:p>
          </table:table-cell>
          <table:table-cell office:value-type="float" office:value="0.052093" calcext:value-type="float">
            <text:p>0.052093</text:p>
          </table:table-cell>
          <table:table-cell table:formula="of:=[.B1653]-[.C1653]" office:value-type="float" office:value="0.718918" calcext:value-type="float">
            <text:p>0.718918</text:p>
          </table:table-cell>
        </table:table-row>
        <table:table-row table:style-name="ro1">
          <table:table-cell office:value-type="float" office:value="0.76089" calcext:value-type="float">
            <text:p>0.76089</text:p>
          </table:table-cell>
          <table:table-cell office:value-type="float" office:value="0.822689" calcext:value-type="float">
            <text:p>0.822689</text:p>
          </table:table-cell>
          <table:table-cell office:value-type="float" office:value="0.052121" calcext:value-type="float">
            <text:p>0.052121</text:p>
          </table:table-cell>
          <table:table-cell table:formula="of:=[.B1654]-[.C1654]" office:value-type="float" office:value="0.770568" calcext:value-type="float">
            <text:p>0.770568</text:p>
          </table:table-cell>
        </table:table-row>
        <table:table-row table:style-name="ro1">
          <table:table-cell office:value-type="float" office:value="0.812075" calcext:value-type="float">
            <text:p>0.812075</text:p>
          </table:table-cell>
          <table:table-cell office:value-type="float" office:value="0.873874" calcext:value-type="float">
            <text:p>0.873874</text:p>
          </table:table-cell>
          <table:table-cell office:value-type="float" office:value="0.052149" calcext:value-type="float">
            <text:p>0.052149</text:p>
          </table:table-cell>
          <table:table-cell table:formula="of:=[.B1655]-[.C1655]" office:value-type="float" office:value="0.821725" calcext:value-type="float">
            <text:p>0.821725</text:p>
          </table:table-cell>
        </table:table-row>
        <table:table-row table:style-name="ro1">
          <table:table-cell office:value-type="float" office:value="0.862856" calcext:value-type="float">
            <text:p>0.862856</text:p>
          </table:table-cell>
          <table:table-cell office:value-type="float" office:value="0.924655" calcext:value-type="float">
            <text:p>0.924655</text:p>
          </table:table-cell>
          <table:table-cell office:value-type="float" office:value="0.052177" calcext:value-type="float">
            <text:p>0.052177</text:p>
          </table:table-cell>
          <table:table-cell table:formula="of:=[.B1656]-[.C1656]" office:value-type="float" office:value="0.872478" calcext:value-type="float">
            <text:p>0.872478</text:p>
          </table:table-cell>
        </table:table-row>
        <table:table-row table:style-name="ro1">
          <table:table-cell office:value-type="float" office:value="0.913787" calcext:value-type="float">
            <text:p>0.913787</text:p>
          </table:table-cell>
          <table:table-cell office:value-type="float" office:value="0.975586" calcext:value-type="float">
            <text:p>0.975586</text:p>
          </table:table-cell>
          <table:table-cell office:value-type="float" office:value="0.052205" calcext:value-type="float">
            <text:p>0.052205</text:p>
          </table:table-cell>
          <table:table-cell table:formula="of:=[.B1657]-[.C1657]" office:value-type="float" office:value="0.923381" calcext:value-type="float">
            <text:p>0.923381</text:p>
          </table:table-cell>
        </table:table-row>
        <table:table-row table:style-name="ro1">
          <table:table-cell office:value-type="float" office:value="0.963784" calcext:value-type="float">
            <text:p>0.963784</text:p>
          </table:table-cell>
          <table:table-cell office:value-type="float" office:value="1.025583" calcext:value-type="float">
            <text:p>1.025583</text:p>
          </table:table-cell>
          <table:table-cell office:value-type="float" office:value="0.052233" calcext:value-type="float">
            <text:p>0.052233</text:p>
          </table:table-cell>
          <table:table-cell table:formula="of:=[.B1658]-[.C1658]" office:value-type="float" office:value="0.97335" calcext:value-type="float">
            <text:p>0.97335</text:p>
          </table:table-cell>
        </table:table-row>
        <table:table-row table:style-name="ro1">
          <table:table-cell office:value-type="float" office:value="1.013455" calcext:value-type="float">
            <text:p>1.013455</text:p>
          </table:table-cell>
          <table:table-cell office:value-type="float" office:value="1.075254" calcext:value-type="float">
            <text:p>1.075254</text:p>
          </table:table-cell>
          <table:table-cell office:value-type="float" office:value="0.052261" calcext:value-type="float">
            <text:p>0.052261</text:p>
          </table:table-cell>
          <table:table-cell table:formula="of:=[.B1659]-[.C1659]" office:value-type="float" office:value="1.022993" calcext:value-type="float">
            <text:p>1.022993</text:p>
          </table:table-cell>
        </table:table-row>
        <table:table-row table:style-name="ro1">
          <table:table-cell office:value-type="float" office:value="1.062519" calcext:value-type="float">
            <text:p>1.062519</text:p>
          </table:table-cell>
          <table:table-cell office:value-type="float" office:value="1.124318" calcext:value-type="float">
            <text:p>1.124318</text:p>
          </table:table-cell>
          <table:table-cell office:value-type="float" office:value="0.052289" calcext:value-type="float">
            <text:p>0.052289</text:p>
          </table:table-cell>
          <table:table-cell table:formula="of:=[.B1660]-[.C1660]" office:value-type="float" office:value="1.072029" calcext:value-type="float">
            <text:p>1.072029</text:p>
          </table:table-cell>
        </table:table-row>
        <table:table-row table:style-name="ro1">
          <table:table-cell office:value-type="float" office:value="1.111228" calcext:value-type="float">
            <text:p>1.111228</text:p>
          </table:table-cell>
          <table:table-cell office:value-type="float" office:value="1.173027" calcext:value-type="float">
            <text:p>1.173027</text:p>
          </table:table-cell>
          <table:table-cell office:value-type="float" office:value="0.052317" calcext:value-type="float">
            <text:p>0.052317</text:p>
          </table:table-cell>
          <table:table-cell table:formula="of:=[.B1661]-[.C1661]" office:value-type="float" office:value="1.12071" calcext:value-type="float">
            <text:p>1.12071</text:p>
          </table:table-cell>
        </table:table-row>
        <table:table-row table:style-name="ro1">
          <table:table-cell office:value-type="float" office:value="1.159657" calcext:value-type="float">
            <text:p>1.159657</text:p>
          </table:table-cell>
          <table:table-cell office:value-type="float" office:value="1.221456" calcext:value-type="float">
            <text:p>1.221456</text:p>
          </table:table-cell>
          <table:table-cell office:value-type="float" office:value="0.052345" calcext:value-type="float">
            <text:p>0.052345</text:p>
          </table:table-cell>
          <table:table-cell table:formula="of:=[.B1662]-[.C1662]" office:value-type="float" office:value="1.169111" calcext:value-type="float">
            <text:p>1.169111</text:p>
          </table:table-cell>
        </table:table-row>
        <table:table-row table:style-name="ro1">
          <table:table-cell office:value-type="float" office:value="1.208347" calcext:value-type="float">
            <text:p>1.208347</text:p>
          </table:table-cell>
          <table:table-cell office:value-type="float" office:value="1.270146" calcext:value-type="float">
            <text:p>1.270146</text:p>
          </table:table-cell>
          <table:table-cell office:value-type="float" office:value="0.052373" calcext:value-type="float">
            <text:p>0.052373</text:p>
          </table:table-cell>
          <table:table-cell table:formula="of:=[.B1663]-[.C1663]" office:value-type="float" office:value="1.217773" calcext:value-type="float">
            <text:p>1.217773</text:p>
          </table:table-cell>
        </table:table-row>
        <table:table-row table:style-name="ro1">
          <table:table-cell office:value-type="float" office:value="1.256684" calcext:value-type="float">
            <text:p>1.256684</text:p>
          </table:table-cell>
          <table:table-cell office:value-type="float" office:value="1.318483" calcext:value-type="float">
            <text:p>1.318483</text:p>
          </table:table-cell>
          <table:table-cell office:value-type="float" office:value="0.052401" calcext:value-type="float">
            <text:p>0.052401</text:p>
          </table:table-cell>
          <table:table-cell table:formula="of:=[.B1664]-[.C1664]" office:value-type="float" office:value="1.266082" calcext:value-type="float">
            <text:p>1.266082</text:p>
          </table:table-cell>
        </table:table-row>
        <table:table-row table:style-name="ro1">
          <table:table-cell office:value-type="float" office:value="1.307218" calcext:value-type="float">
            <text:p>1.307218</text:p>
          </table:table-cell>
          <table:table-cell office:value-type="float" office:value="1.369017" calcext:value-type="float">
            <text:p>1.369017</text:p>
          </table:table-cell>
          <table:table-cell office:value-type="float" office:value="0.052429" calcext:value-type="float">
            <text:p>0.052429</text:p>
          </table:table-cell>
          <table:table-cell table:formula="of:=[.B1665]-[.C1665]" office:value-type="float" office:value="1.316588" calcext:value-type="float">
            <text:p>1.316588</text:p>
          </table:table-cell>
        </table:table-row>
        <table:table-row table:style-name="ro1">
          <table:table-cell office:value-type="float" office:value="1.35626" calcext:value-type="float">
            <text:p>1.35626</text:p>
          </table:table-cell>
          <table:table-cell office:value-type="float" office:value="1.418058" calcext:value-type="float">
            <text:p>1.418058</text:p>
          </table:table-cell>
          <table:table-cell office:value-type="float" office:value="0.052457" calcext:value-type="float">
            <text:p>0.052457</text:p>
          </table:table-cell>
          <table:table-cell table:formula="of:=[.B1666]-[.C1666]" office:value-type="float" office:value="1.365601" calcext:value-type="float">
            <text:p>1.365601</text:p>
          </table:table-cell>
        </table:table-row>
        <table:table-row table:style-name="ro1">
          <table:table-cell office:value-type="float" office:value="1.405546" calcext:value-type="float">
            <text:p>1.405546</text:p>
          </table:table-cell>
          <table:table-cell office:value-type="float" office:value="1.467344" calcext:value-type="float">
            <text:p>1.467344</text:p>
          </table:table-cell>
          <table:table-cell office:value-type="float" office:value="0.052485" calcext:value-type="float">
            <text:p>0.052485</text:p>
          </table:table-cell>
          <table:table-cell table:formula="of:=[.B1667]-[.C1667]" office:value-type="float" office:value="1.414859" calcext:value-type="float">
            <text:p>1.414859</text:p>
          </table:table-cell>
        </table:table-row>
        <table:table-row table:style-name="ro1">
          <table:table-cell office:value-type="float" office:value="1.453869" calcext:value-type="float">
            <text:p>1.453869</text:p>
          </table:table-cell>
          <table:table-cell office:value-type="float" office:value="1.515668" calcext:value-type="float">
            <text:p>1.515668</text:p>
          </table:table-cell>
          <table:table-cell office:value-type="float" office:value="0.052513" calcext:value-type="float">
            <text:p>0.052513</text:p>
          </table:table-cell>
          <table:table-cell table:formula="of:=[.B1668]-[.C1668]" office:value-type="float" office:value="1.463155" calcext:value-type="float">
            <text:p>1.463155</text:p>
          </table:table-cell>
        </table:table-row>
        <table:table-row table:style-name="ro1">
          <table:table-cell office:value-type="float" office:value="1.501751" calcext:value-type="float">
            <text:p>1.501751</text:p>
          </table:table-cell>
          <table:table-cell office:value-type="float" office:value="1.56355" calcext:value-type="float">
            <text:p>1.56355</text:p>
          </table:table-cell>
          <table:table-cell office:value-type="float" office:value="0.052541" calcext:value-type="float">
            <text:p>0.052541</text:p>
          </table:table-cell>
          <table:table-cell table:formula="of:=[.B1669]-[.C1669]" office:value-type="float" office:value="1.511009" calcext:value-type="float">
            <text:p>1.511009</text:p>
          </table:table-cell>
        </table:table-row>
        <table:table-row table:style-name="ro1">
          <table:table-cell office:value-type="float" office:value="1.549617" calcext:value-type="float">
            <text:p>1.549617</text:p>
          </table:table-cell>
          <table:table-cell office:value-type="float" office:value="1.611416" calcext:value-type="float">
            <text:p>1.611416</text:p>
          </table:table-cell>
          <table:table-cell office:value-type="float" office:value="0.052569" calcext:value-type="float">
            <text:p>0.052569</text:p>
          </table:table-cell>
          <table:table-cell table:formula="of:=[.B1670]-[.C1670]" office:value-type="float" office:value="1.558847" calcext:value-type="float">
            <text:p>1.558847</text:p>
          </table:table-cell>
        </table:table-row>
        <table:table-row table:style-name="ro1">
          <table:table-cell office:value-type="float" office:value="1.598445" calcext:value-type="float">
            <text:p>1.598445</text:p>
          </table:table-cell>
          <table:table-cell office:value-type="float" office:value="1.660244" calcext:value-type="float">
            <text:p>1.660244</text:p>
          </table:table-cell>
          <table:table-cell office:value-type="float" office:value="0.052597" calcext:value-type="float">
            <text:p>0.052597</text:p>
          </table:table-cell>
          <table:table-cell table:formula="of:=[.B1671]-[.C1671]" office:value-type="float" office:value="1.607647" calcext:value-type="float">
            <text:p>1.607647</text:p>
          </table:table-cell>
        </table:table-row>
        <table:table-row table:style-name="ro1">
          <table:table-cell office:value-type="float" office:value="1.650823" calcext:value-type="float">
            <text:p>1.650823</text:p>
          </table:table-cell>
          <table:table-cell office:value-type="float" office:value="1.712622" calcext:value-type="float">
            <text:p>1.712622</text:p>
          </table:table-cell>
          <table:table-cell office:value-type="float" office:value="0.052625" calcext:value-type="float">
            <text:p>0.052625</text:p>
          </table:table-cell>
          <table:table-cell table:formula="of:=[.B1672]-[.C1672]" office:value-type="float" office:value="1.659997" calcext:value-type="float">
            <text:p>1.659997</text:p>
          </table:table-cell>
        </table:table-row>
        <table:table-row table:style-name="ro1">
          <table:table-cell office:value-type="float" office:value="1.701475" calcext:value-type="float">
            <text:p>1.701475</text:p>
          </table:table-cell>
          <table:table-cell office:value-type="float" office:value="1.763274" calcext:value-type="float">
            <text:p>1.763274</text:p>
          </table:table-cell>
          <table:table-cell office:value-type="float" office:value="0.052653" calcext:value-type="float">
            <text:p>0.052653</text:p>
          </table:table-cell>
          <table:table-cell table:formula="of:=[.B1673]-[.C1673]" office:value-type="float" office:value="1.710621" calcext:value-type="float">
            <text:p>1.710621</text:p>
          </table:table-cell>
        </table:table-row>
        <table:table-row table:style-name="ro1">
          <table:table-cell office:value-type="float" office:value="1.752746" calcext:value-type="float">
            <text:p>1.752746</text:p>
          </table:table-cell>
          <table:table-cell office:value-type="float" office:value="1.814544" calcext:value-type="float">
            <text:p>1.814544</text:p>
          </table:table-cell>
          <table:table-cell office:value-type="float" office:value="0.052681" calcext:value-type="float">
            <text:p>0.052681</text:p>
          </table:table-cell>
          <table:table-cell table:formula="of:=[.B1674]-[.C1674]" office:value-type="float" office:value="1.761863" calcext:value-type="float">
            <text:p>1.761863</text:p>
          </table:table-cell>
        </table:table-row>
        <table:table-row table:style-name="ro1">
          <table:table-cell office:value-type="float" office:value="1.802866" calcext:value-type="float">
            <text:p>1.802866</text:p>
          </table:table-cell>
          <table:table-cell office:value-type="float" office:value="1.864665" calcext:value-type="float">
            <text:p>1.864665</text:p>
          </table:table-cell>
          <table:table-cell office:value-type="float" office:value="0.052709" calcext:value-type="float">
            <text:p>0.052709</text:p>
          </table:table-cell>
          <table:table-cell table:formula="of:=[.B1675]-[.C1675]" office:value-type="float" office:value="1.811956" calcext:value-type="float">
            <text:p>1.811956</text:p>
          </table:table-cell>
        </table:table-row>
        <table:table-row table:style-name="ro1">
          <table:table-cell office:value-type="float" office:value="1.852519" calcext:value-type="float">
            <text:p>1.852519</text:p>
          </table:table-cell>
          <table:table-cell office:value-type="float" office:value="1.914318" calcext:value-type="float">
            <text:p>1.914318</text:p>
          </table:table-cell>
          <table:table-cell office:value-type="float" office:value="0.052737" calcext:value-type="float">
            <text:p>0.052737</text:p>
          </table:table-cell>
          <table:table-cell table:formula="of:=[.B1676]-[.C1676]" office:value-type="float" office:value="1.861581" calcext:value-type="float">
            <text:p>1.861581</text:p>
          </table:table-cell>
        </table:table-row>
        <table:table-row table:style-name="ro1">
          <table:table-cell office:value-type="float" office:value="1.901676" calcext:value-type="float">
            <text:p>1.901676</text:p>
          </table:table-cell>
          <table:table-cell office:value-type="float" office:value="1.963475" calcext:value-type="float">
            <text:p>1.963475</text:p>
          </table:table-cell>
          <table:table-cell office:value-type="float" office:value="0.052765" calcext:value-type="float">
            <text:p>0.052765</text:p>
          </table:table-cell>
          <table:table-cell table:formula="of:=[.B1677]-[.C1677]" office:value-type="float" office:value="1.91071" calcext:value-type="float">
            <text:p>1.91071</text:p>
          </table:table-cell>
        </table:table-row>
        <table:table-row table:style-name="ro1">
          <table:table-cell office:value-type="float" office:value="1.949779" calcext:value-type="float">
            <text:p>1.949779</text:p>
          </table:table-cell>
          <table:table-cell office:value-type="float" office:value="2.011578" calcext:value-type="float">
            <text:p>2.011578</text:p>
          </table:table-cell>
          <table:table-cell office:value-type="float" office:value="0.052793" calcext:value-type="float">
            <text:p>0.052793</text:p>
          </table:table-cell>
          <table:table-cell table:formula="of:=[.B1678]-[.C1678]" office:value-type="float" office:value="1.958785" calcext:value-type="float">
            <text:p>1.958785</text:p>
          </table:table-cell>
        </table:table-row>
        <table:table-row table:style-name="ro1">
          <table:table-cell office:value-type="float" office:value="1.999457" calcext:value-type="float">
            <text:p>1.999457</text:p>
          </table:table-cell>
          <table:table-cell office:value-type="float" office:value="2.061256" calcext:value-type="float">
            <text:p>2.061256</text:p>
          </table:table-cell>
          <table:table-cell office:value-type="float" office:value="0.052821" calcext:value-type="float">
            <text:p>0.052821</text:p>
          </table:table-cell>
          <table:table-cell table:formula="of:=[.B1679]-[.C1679]" office:value-type="float" office:value="2.008435" calcext:value-type="float">
            <text:p>2.008435</text:p>
          </table:table-cell>
        </table:table-row>
        <table:table-row table:style-name="ro1">
          <table:table-cell office:value-type="float" office:value="2.049072" calcext:value-type="float">
            <text:p>2.049072</text:p>
          </table:table-cell>
          <table:table-cell office:value-type="float" office:value="2.110871" calcext:value-type="float">
            <text:p>2.110871</text:p>
          </table:table-cell>
          <table:table-cell office:value-type="float" office:value="0.052849" calcext:value-type="float">
            <text:p>0.052849</text:p>
          </table:table-cell>
          <table:table-cell table:formula="of:=[.B1680]-[.C1680]" office:value-type="float" office:value="2.058022" calcext:value-type="float">
            <text:p>2.058022</text:p>
          </table:table-cell>
        </table:table-row>
        <table:table-row table:style-name="ro1">
          <table:table-cell office:value-type="float" office:value="2.098146" calcext:value-type="float">
            <text:p>2.098146</text:p>
          </table:table-cell>
          <table:table-cell office:value-type="float" office:value="2.159945" calcext:value-type="float">
            <text:p>2.159945</text:p>
          </table:table-cell>
          <table:table-cell office:value-type="float" office:value="0.052877" calcext:value-type="float">
            <text:p>0.052877</text:p>
          </table:table-cell>
          <table:table-cell table:formula="of:=[.B1681]-[.C1681]" office:value-type="float" office:value="2.107068" calcext:value-type="float">
            <text:p>2.107068</text:p>
          </table:table-cell>
        </table:table-row>
        <table:table-row table:style-name="ro1">
          <table:table-cell office:value-type="float" office:value="2.147159" calcext:value-type="float">
            <text:p>2.147159</text:p>
          </table:table-cell>
          <table:table-cell office:value-type="float" office:value="2.208957" calcext:value-type="float">
            <text:p>2.208957</text:p>
          </table:table-cell>
          <table:table-cell office:value-type="float" office:value="0.052905" calcext:value-type="float">
            <text:p>0.052905</text:p>
          </table:table-cell>
          <table:table-cell table:formula="of:=[.B1682]-[.C1682]" office:value-type="float" office:value="2.156052" calcext:value-type="float">
            <text:p>2.156052</text:p>
          </table:table-cell>
        </table:table-row>
        <table:table-row table:style-name="ro1">
          <table:table-cell office:value-type="float" office:value="2.196204" calcext:value-type="float">
            <text:p>2.196204</text:p>
          </table:table-cell>
          <table:table-cell office:value-type="float" office:value="2.258003" calcext:value-type="float">
            <text:p>2.258003</text:p>
          </table:table-cell>
          <table:table-cell office:value-type="float" office:value="0.052933" calcext:value-type="float">
            <text:p>0.052933</text:p>
          </table:table-cell>
          <table:table-cell table:formula="of:=[.B1683]-[.C1683]" office:value-type="float" office:value="2.20507" calcext:value-type="float">
            <text:p>2.20507</text:p>
          </table:table-cell>
        </table:table-row>
        <table:table-row table:style-name="ro1">
          <table:table-cell office:value-type="float" office:value="2.244546" calcext:value-type="float">
            <text:p>2.244546</text:p>
          </table:table-cell>
          <table:table-cell office:value-type="float" office:value="2.306345" calcext:value-type="float">
            <text:p>2.306345</text:p>
          </table:table-cell>
          <table:table-cell office:value-type="float" office:value="0.052961" calcext:value-type="float">
            <text:p>0.052961</text:p>
          </table:table-cell>
          <table:table-cell table:formula="of:=[.B1684]-[.C1684]" office:value-type="float" office:value="2.253384" calcext:value-type="float">
            <text:p>2.253384</text:p>
          </table:table-cell>
        </table:table-row>
        <table:table-row table:style-name="ro1">
          <table:table-cell office:value-type="float" office:value="2.293157" calcext:value-type="float">
            <text:p>2.293157</text:p>
          </table:table-cell>
          <table:table-cell office:value-type="float" office:value="2.354956" calcext:value-type="float">
            <text:p>2.354956</text:p>
          </table:table-cell>
          <table:table-cell office:value-type="float" office:value="0.052989" calcext:value-type="float">
            <text:p>0.052989</text:p>
          </table:table-cell>
          <table:table-cell table:formula="of:=[.B1685]-[.C1685]" office:value-type="float" office:value="2.301967" calcext:value-type="float">
            <text:p>2.301967</text:p>
          </table:table-cell>
        </table:table-row>
        <table:table-row table:style-name="ro1">
          <table:table-cell office:value-type="float" office:value="2.340667" calcext:value-type="float">
            <text:p>2.340667</text:p>
          </table:table-cell>
          <table:table-cell office:value-type="float" office:value="2.402466" calcext:value-type="float">
            <text:p>2.402466</text:p>
          </table:table-cell>
          <table:table-cell office:value-type="float" office:value="0.053017" calcext:value-type="float">
            <text:p>0.053017</text:p>
          </table:table-cell>
          <table:table-cell table:formula="of:=[.B1686]-[.C1686]" office:value-type="float" office:value="2.349449" calcext:value-type="float">
            <text:p>2.349449</text:p>
          </table:table-cell>
        </table:table-row>
        <table:table-row table:style-name="ro1">
          <table:table-cell office:value-type="float" office:value="2.388799" calcext:value-type="float">
            <text:p>2.388799</text:p>
          </table:table-cell>
          <table:table-cell office:value-type="float" office:value="2.450598" calcext:value-type="float">
            <text:p>2.450598</text:p>
          </table:table-cell>
          <table:table-cell office:value-type="float" office:value="0.053045" calcext:value-type="float">
            <text:p>0.053045</text:p>
          </table:table-cell>
          <table:table-cell table:formula="of:=[.B1687]-[.C1687]" office:value-type="float" office:value="2.397553" calcext:value-type="float">
            <text:p>2.397553</text:p>
          </table:table-cell>
        </table:table-row>
        <table:table-row table:style-name="ro1">
          <table:table-cell office:value-type="float" office:value="2.435495" calcext:value-type="float">
            <text:p>2.435495</text:p>
          </table:table-cell>
          <table:table-cell office:value-type="float" office:value="2.497294" calcext:value-type="float">
            <text:p>2.497294</text:p>
          </table:table-cell>
          <table:table-cell office:value-type="float" office:value="0.053073" calcext:value-type="float">
            <text:p>0.053073</text:p>
          </table:table-cell>
          <table:table-cell table:formula="of:=[.B1688]-[.C1688]" office:value-type="float" office:value="2.444221" calcext:value-type="float">
            <text:p>2.444221</text:p>
          </table:table-cell>
        </table:table-row>
        <table:table-row table:style-name="ro1">
          <table:table-cell office:value-type="float" office:value="2.481859" calcext:value-type="float">
            <text:p>2.481859</text:p>
          </table:table-cell>
          <table:table-cell office:value-type="float" office:value="2.543658" calcext:value-type="float">
            <text:p>2.543658</text:p>
          </table:table-cell>
          <table:table-cell office:value-type="float" office:value="0.053101" calcext:value-type="float">
            <text:p>0.053101</text:p>
          </table:table-cell>
          <table:table-cell table:formula="of:=[.B1689]-[.C1689]" office:value-type="float" office:value="2.490557" calcext:value-type="float">
            <text:p>2.490557</text:p>
          </table:table-cell>
        </table:table-row>
        <table:table-row table:style-name="ro1">
          <table:table-cell office:value-type="float" office:value="2.52745" calcext:value-type="float">
            <text:p>2.52745</text:p>
          </table:table-cell>
          <table:table-cell office:value-type="float" office:value="2.589248" calcext:value-type="float">
            <text:p>2.589248</text:p>
          </table:table-cell>
          <table:table-cell office:value-type="float" office:value="0.053129" calcext:value-type="float">
            <text:p>0.053129</text:p>
          </table:table-cell>
          <table:table-cell table:formula="of:=[.B1690]-[.C1690]" office:value-type="float" office:value="2.536119" calcext:value-type="float">
            <text:p>2.536119</text:p>
          </table:table-cell>
        </table:table-row>
        <table:table-row table:style-name="ro1">
          <table:table-cell office:value-type="float" office:value="2.57465" calcext:value-type="float">
            <text:p>2.57465</text:p>
          </table:table-cell>
          <table:table-cell office:value-type="float" office:value="2.636449" calcext:value-type="float">
            <text:p>2.636449</text:p>
          </table:table-cell>
          <table:table-cell office:value-type="float" office:value="0.053157" calcext:value-type="float">
            <text:p>0.053157</text:p>
          </table:table-cell>
          <table:table-cell table:formula="of:=[.B1691]-[.C1691]" office:value-type="float" office:value="2.583292" calcext:value-type="float">
            <text:p>2.583292</text:p>
          </table:table-cell>
        </table:table-row>
        <table:table-row table:style-name="ro1">
          <table:table-cell office:value-type="float" office:value="2.62249" calcext:value-type="float">
            <text:p>2.62249</text:p>
          </table:table-cell>
          <table:table-cell office:value-type="float" office:value="2.684289" calcext:value-type="float">
            <text:p>2.684289</text:p>
          </table:table-cell>
          <table:table-cell office:value-type="float" office:value="0.053185" calcext:value-type="float">
            <text:p>0.053185</text:p>
          </table:table-cell>
          <table:table-cell table:formula="of:=[.B1692]-[.C1692]" office:value-type="float" office:value="2.631104" calcext:value-type="float">
            <text:p>2.631104</text:p>
          </table:table-cell>
        </table:table-row>
        <table:table-row table:style-name="ro1">
          <table:table-cell office:value-type="float" office:value="2.670878" calcext:value-type="float">
            <text:p>2.670878</text:p>
          </table:table-cell>
          <table:table-cell office:value-type="float" office:value="2.732677" calcext:value-type="float">
            <text:p>2.732677</text:p>
          </table:table-cell>
          <table:table-cell office:value-type="float" office:value="0.053213" calcext:value-type="float">
            <text:p>0.053213</text:p>
          </table:table-cell>
          <table:table-cell table:formula="of:=[.B1693]-[.C1693]" office:value-type="float" office:value="2.679464" calcext:value-type="float">
            <text:p>2.679464</text:p>
          </table:table-cell>
        </table:table-row>
        <table:table-row table:style-name="ro1">
          <table:table-cell office:value-type="float" office:value="2.719776" calcext:value-type="float">
            <text:p>2.719776</text:p>
          </table:table-cell>
          <table:table-cell office:value-type="float" office:value="2.781575" calcext:value-type="float">
            <text:p>2.781575</text:p>
          </table:table-cell>
          <table:table-cell office:value-type="float" office:value="0.053241" calcext:value-type="float">
            <text:p>0.053241</text:p>
          </table:table-cell>
          <table:table-cell table:formula="of:=[.B1694]-[.C1694]" office:value-type="float" office:value="2.728334" calcext:value-type="float">
            <text:p>2.728334</text:p>
          </table:table-cell>
        </table:table-row>
        <table:table-row table:style-name="ro1">
          <table:table-cell office:value-type="float" office:value="2.768769" calcext:value-type="float">
            <text:p>2.768769</text:p>
          </table:table-cell>
          <table:table-cell office:value-type="float" office:value="2.830568" calcext:value-type="float">
            <text:p>2.830568</text:p>
          </table:table-cell>
          <table:table-cell office:value-type="float" office:value="0.053269" calcext:value-type="float">
            <text:p>0.053269</text:p>
          </table:table-cell>
          <table:table-cell table:formula="of:=[.B1695]-[.C1695]" office:value-type="float" office:value="2.777299" calcext:value-type="float">
            <text:p>2.777299</text:p>
          </table:table-cell>
        </table:table-row>
        <table:table-row table:style-name="ro1">
          <table:table-cell office:value-type="float" office:value="2.819244" calcext:value-type="float">
            <text:p>2.819244</text:p>
          </table:table-cell>
          <table:table-cell office:value-type="float" office:value="2.881043" calcext:value-type="float">
            <text:p>2.881043</text:p>
          </table:table-cell>
          <table:table-cell office:value-type="float" office:value="0.053297" calcext:value-type="float">
            <text:p>0.053297</text:p>
          </table:table-cell>
          <table:table-cell table:formula="of:=[.B1696]-[.C1696]" office:value-type="float" office:value="2.827746" calcext:value-type="float">
            <text:p>2.827746</text:p>
          </table:table-cell>
        </table:table-row>
        <table:table-row table:style-name="ro1">
          <table:table-cell office:value-type="float" office:value="2.869539" calcext:value-type="float">
            <text:p>2.869539</text:p>
          </table:table-cell>
          <table:table-cell office:value-type="float" office:value="2.931337" calcext:value-type="float">
            <text:p>2.931337</text:p>
          </table:table-cell>
          <table:table-cell office:value-type="float" office:value="0.053325" calcext:value-type="float">
            <text:p>0.053325</text:p>
          </table:table-cell>
          <table:table-cell table:formula="of:=[.B1697]-[.C1697]" office:value-type="float" office:value="2.878012" calcext:value-type="float">
            <text:p>2.878012</text:p>
          </table:table-cell>
        </table:table-row>
        <table:table-row table:style-name="ro1">
          <table:table-cell office:value-type="float" office:value="2.920457" calcext:value-type="float">
            <text:p>2.920457</text:p>
          </table:table-cell>
          <table:table-cell office:value-type="float" office:value="2.982256" calcext:value-type="float">
            <text:p>2.982256</text:p>
          </table:table-cell>
          <table:table-cell office:value-type="float" office:value="0.053353" calcext:value-type="float">
            <text:p>0.053353</text:p>
          </table:table-cell>
          <table:table-cell table:formula="of:=[.B1698]-[.C1698]" office:value-type="float" office:value="2.928903" calcext:value-type="float">
            <text:p>2.928903</text:p>
          </table:table-cell>
        </table:table-row>
        <table:table-row table:style-name="ro1">
          <table:table-cell office:value-type="float" office:value="2.970443" calcext:value-type="float">
            <text:p>2.970443</text:p>
          </table:table-cell>
          <table:table-cell office:value-type="float" office:value="3.032242" calcext:value-type="float">
            <text:p>3.032242</text:p>
          </table:table-cell>
          <table:table-cell office:value-type="float" office:value="0.053381" calcext:value-type="float">
            <text:p>0.053381</text:p>
          </table:table-cell>
          <table:table-cell table:formula="of:=[.B1699]-[.C1699]" office:value-type="float" office:value="2.978861" calcext:value-type="float">
            <text:p>2.978861</text:p>
          </table:table-cell>
        </table:table-row>
        <table:table-row table:style-name="ro1">
          <table:table-cell office:value-type="float" office:value="3.020554" calcext:value-type="float">
            <text:p>3.020554</text:p>
          </table:table-cell>
          <table:table-cell office:value-type="float" office:value="3.082353" calcext:value-type="float">
            <text:p>3.082353</text:p>
          </table:table-cell>
          <table:table-cell office:value-type="float" office:value="0.053409" calcext:value-type="float">
            <text:p>0.053409</text:p>
          </table:table-cell>
          <table:table-cell table:formula="of:=[.B1700]-[.C1700]" office:value-type="float" office:value="3.028944" calcext:value-type="float">
            <text:p>3.028944</text:p>
          </table:table-cell>
        </table:table-row>
        <table:table-row table:style-name="ro1">
          <table:table-cell office:value-type="float" office:value="3.069829" calcext:value-type="float">
            <text:p>3.069829</text:p>
          </table:table-cell>
          <table:table-cell office:value-type="float" office:value="3.131628" calcext:value-type="float">
            <text:p>3.131628</text:p>
          </table:table-cell>
          <table:table-cell office:value-type="float" office:value="0.053437" calcext:value-type="float">
            <text:p>0.053437</text:p>
          </table:table-cell>
          <table:table-cell table:formula="of:=[.B1701]-[.C1701]" office:value-type="float" office:value="3.078191" calcext:value-type="float">
            <text:p>3.078191</text:p>
          </table:table-cell>
        </table:table-row>
        <table:table-row table:style-name="ro1">
          <table:table-cell office:value-type="float" office:value="3.119372" calcext:value-type="float">
            <text:p>3.119372</text:p>
          </table:table-cell>
          <table:table-cell office:value-type="float" office:value="-3.102014" calcext:value-type="float">
            <text:p>-3.102014</text:p>
          </table:table-cell>
          <table:table-cell office:value-type="float" office:value="0.053465" calcext:value-type="float">
            <text:p>0.053465</text:p>
          </table:table-cell>
          <table:table-cell table:formula="of:=[.B1702]-[.C1702]" office:value-type="float" office:value="-3.155479" calcext:value-type="float">
            <text:p>-3.155479</text:p>
          </table:table-cell>
        </table:table-row>
        <table:table-row table:style-name="ro1">
          <table:table-cell office:value-type="float" office:value="-3.114919" calcext:value-type="float">
            <text:p>-3.114919</text:p>
          </table:table-cell>
          <table:table-cell office:value-type="float" office:value="-3.053121" calcext:value-type="float">
            <text:p>-3.053121</text:p>
          </table:table-cell>
          <table:table-cell office:value-type="float" office:value="0.053493" calcext:value-type="float">
            <text:p>0.053493</text:p>
          </table:table-cell>
          <table:table-cell table:formula="of:=[.B1703]-[.C1703]" office:value-type="float" office:value="-3.106614" calcext:value-type="float">
            <text:p>-3.106614</text:p>
          </table:table-cell>
        </table:table-row>
        <table:table-row table:style-name="ro1">
          <table:table-cell office:value-type="float" office:value="-3.065567" calcext:value-type="float">
            <text:p>-3.065567</text:p>
          </table:table-cell>
          <table:table-cell office:value-type="float" office:value="-3.003768" calcext:value-type="float">
            <text:p>-3.003768</text:p>
          </table:table-cell>
          <table:table-cell office:value-type="float" office:value="0.053521" calcext:value-type="float">
            <text:p>0.053521</text:p>
          </table:table-cell>
          <table:table-cell table:formula="of:=[.B1704]-[.C1704]" office:value-type="float" office:value="-3.057289" calcext:value-type="float">
            <text:p>-3.057289</text:p>
          </table:table-cell>
        </table:table-row>
        <table:table-row table:style-name="ro1">
          <table:table-cell office:value-type="float" office:value="-3.016393" calcext:value-type="float">
            <text:p>-3.016393</text:p>
          </table:table-cell>
          <table:table-cell office:value-type="float" office:value="-2.954594" calcext:value-type="float">
            <text:p>-2.954594</text:p>
          </table:table-cell>
          <table:table-cell office:value-type="float" office:value="0.053549" calcext:value-type="float">
            <text:p>0.053549</text:p>
          </table:table-cell>
          <table:table-cell table:formula="of:=[.B1705]-[.C1705]" office:value-type="float" office:value="-3.008143" calcext:value-type="float">
            <text:p>-3.008143</text:p>
          </table:table-cell>
        </table:table-row>
        <table:table-row table:style-name="ro1">
          <table:table-cell office:value-type="float" office:value="-2.966603" calcext:value-type="float">
            <text:p>-2.966603</text:p>
          </table:table-cell>
          <table:table-cell office:value-type="float" office:value="-2.904804" calcext:value-type="float">
            <text:p>-2.904804</text:p>
          </table:table-cell>
          <table:table-cell office:value-type="float" office:value="0.053577" calcext:value-type="float">
            <text:p>0.053577</text:p>
          </table:table-cell>
          <table:table-cell table:formula="of:=[.B1706]-[.C1706]" office:value-type="float" office:value="-2.958381" calcext:value-type="float">
            <text:p>-2.958381</text:p>
          </table:table-cell>
        </table:table-row>
        <table:table-row table:style-name="ro1">
          <table:table-cell office:value-type="float" office:value="-2.915993" calcext:value-type="float">
            <text:p>-2.915993</text:p>
          </table:table-cell>
          <table:table-cell office:value-type="float" office:value="-2.854195" calcext:value-type="float">
            <text:p>-2.854195</text:p>
          </table:table-cell>
          <table:table-cell office:value-type="float" office:value="0.053605" calcext:value-type="float">
            <text:p>0.053605</text:p>
          </table:table-cell>
          <table:table-cell table:formula="of:=[.B1707]-[.C1707]" office:value-type="float" office:value="-2.9078" calcext:value-type="float">
            <text:p>-2.9078</text:p>
          </table:table-cell>
        </table:table-row>
        <table:table-row table:style-name="ro1">
          <table:table-cell office:value-type="float" office:value="-2.864957" calcext:value-type="float">
            <text:p>-2.864957</text:p>
          </table:table-cell>
          <table:table-cell office:value-type="float" office:value="-2.803159" calcext:value-type="float">
            <text:p>-2.803159</text:p>
          </table:table-cell>
          <table:table-cell office:value-type="float" office:value="0.053633" calcext:value-type="float">
            <text:p>0.053633</text:p>
          </table:table-cell>
          <table:table-cell table:formula="of:=[.B1708]-[.C1708]" office:value-type="float" office:value="-2.856792" calcext:value-type="float">
            <text:p>-2.856792</text:p>
          </table:table-cell>
        </table:table-row>
        <table:table-row table:style-name="ro1">
          <table:table-cell office:value-type="float" office:value="-2.814023" calcext:value-type="float">
            <text:p>-2.814023</text:p>
          </table:table-cell>
          <table:table-cell office:value-type="float" office:value="-2.752224" calcext:value-type="float">
            <text:p>-2.752224</text:p>
          </table:table-cell>
          <table:table-cell office:value-type="float" office:value="0.053661" calcext:value-type="float">
            <text:p>0.053661</text:p>
          </table:table-cell>
          <table:table-cell table:formula="of:=[.B1709]-[.C1709]" office:value-type="float" office:value="-2.805885" calcext:value-type="float">
            <text:p>-2.805885</text:p>
          </table:table-cell>
        </table:table-row>
        <table:table-row table:style-name="ro1">
          <table:table-cell office:value-type="float" office:value="-2.763546" calcext:value-type="float">
            <text:p>-2.763546</text:p>
          </table:table-cell>
          <table:table-cell office:value-type="float" office:value="-2.701747" calcext:value-type="float">
            <text:p>-2.701747</text:p>
          </table:table-cell>
          <table:table-cell office:value-type="float" office:value="0.053689" calcext:value-type="float">
            <text:p>0.053689</text:p>
          </table:table-cell>
          <table:table-cell table:formula="of:=[.B1710]-[.C1710]" office:value-type="float" office:value="-2.755436" calcext:value-type="float">
            <text:p>-2.755436</text:p>
          </table:table-cell>
        </table:table-row>
        <table:table-row table:style-name="ro1">
          <table:table-cell office:value-type="float" office:value="-2.713335" calcext:value-type="float">
            <text:p>-2.713335</text:p>
          </table:table-cell>
          <table:table-cell office:value-type="float" office:value="-2.651536" calcext:value-type="float">
            <text:p>-2.651536</text:p>
          </table:table-cell>
          <table:table-cell office:value-type="float" office:value="0.053717" calcext:value-type="float">
            <text:p>0.053717</text:p>
          </table:table-cell>
          <table:table-cell table:formula="of:=[.B1711]-[.C1711]" office:value-type="float" office:value="-2.705253" calcext:value-type="float">
            <text:p>-2.705253</text:p>
          </table:table-cell>
        </table:table-row>
        <table:table-row table:style-name="ro1">
          <table:table-cell office:value-type="float" office:value="-2.662868" calcext:value-type="float">
            <text:p>-2.662868</text:p>
          </table:table-cell>
          <table:table-cell office:value-type="float" office:value="-2.601069" calcext:value-type="float">
            <text:p>-2.601069</text:p>
          </table:table-cell>
          <table:table-cell office:value-type="float" office:value="0.053745" calcext:value-type="float">
            <text:p>0.053745</text:p>
          </table:table-cell>
          <table:table-cell table:formula="of:=[.B1712]-[.C1712]" office:value-type="float" office:value="-2.654814" calcext:value-type="float">
            <text:p>-2.654814</text:p>
          </table:table-cell>
        </table:table-row>
        <table:table-row table:style-name="ro1">
          <table:table-cell office:value-type="float" office:value="-2.612978" calcext:value-type="float">
            <text:p>-2.612978</text:p>
          </table:table-cell>
          <table:table-cell office:value-type="float" office:value="-2.55118" calcext:value-type="float">
            <text:p>-2.55118</text:p>
          </table:table-cell>
          <table:table-cell office:value-type="float" office:value="0.053773" calcext:value-type="float">
            <text:p>0.053773</text:p>
          </table:table-cell>
          <table:table-cell table:formula="of:=[.B1713]-[.C1713]" office:value-type="float" office:value="-2.604953" calcext:value-type="float">
            <text:p>-2.604953</text:p>
          </table:table-cell>
        </table:table-row>
        <table:table-row table:style-name="ro1">
          <table:table-cell office:value-type="float" office:value="-2.562901" calcext:value-type="float">
            <text:p>-2.562901</text:p>
          </table:table-cell>
          <table:table-cell office:value-type="float" office:value="-2.501102" calcext:value-type="float">
            <text:p>-2.501102</text:p>
          </table:table-cell>
          <table:table-cell office:value-type="float" office:value="0.053801" calcext:value-type="float">
            <text:p>0.053801</text:p>
          </table:table-cell>
          <table:table-cell table:formula="of:=[.B1714]-[.C1714]" office:value-type="float" office:value="-2.554903" calcext:value-type="float">
            <text:p>-2.554903</text:p>
          </table:table-cell>
        </table:table-row>
        <table:table-row table:style-name="ro1">
          <table:table-cell office:value-type="float" office:value="-2.513711" calcext:value-type="float">
            <text:p>-2.513711</text:p>
          </table:table-cell>
          <table:table-cell office:value-type="float" office:value="-2.451912" calcext:value-type="float">
            <text:p>-2.451912</text:p>
          </table:table-cell>
          <table:table-cell office:value-type="float" office:value="0.053829" calcext:value-type="float">
            <text:p>0.053829</text:p>
          </table:table-cell>
          <table:table-cell table:formula="of:=[.B1715]-[.C1715]" office:value-type="float" office:value="-2.505741" calcext:value-type="float">
            <text:p>-2.505741</text:p>
          </table:table-cell>
        </table:table-row>
        <table:table-row table:style-name="ro1">
          <table:table-cell office:value-type="float" office:value="-2.464208" calcext:value-type="float">
            <text:p>-2.464208</text:p>
          </table:table-cell>
          <table:table-cell office:value-type="float" office:value="-2.40241" calcext:value-type="float">
            <text:p>-2.40241</text:p>
          </table:table-cell>
          <table:table-cell office:value-type="float" office:value="0.053857" calcext:value-type="float">
            <text:p>0.053857</text:p>
          </table:table-cell>
          <table:table-cell table:formula="of:=[.B1716]-[.C1716]" office:value-type="float" office:value="-2.456267" calcext:value-type="float">
            <text:p>-2.456267</text:p>
          </table:table-cell>
        </table:table-row>
        <table:table-row table:style-name="ro1">
          <table:table-cell office:value-type="float" office:value="-2.413915" calcext:value-type="float">
            <text:p>-2.413915</text:p>
          </table:table-cell>
          <table:table-cell office:value-type="float" office:value="-2.352116" calcext:value-type="float">
            <text:p>-2.352116</text:p>
          </table:table-cell>
          <table:table-cell office:value-type="float" office:value="0.053885" calcext:value-type="float">
            <text:p>0.053885</text:p>
          </table:table-cell>
          <table:table-cell table:formula="of:=[.B1717]-[.C1717]" office:value-type="float" office:value="-2.406001" calcext:value-type="float">
            <text:p>-2.406001</text:p>
          </table:table-cell>
        </table:table-row>
        <table:table-row table:style-name="ro1">
          <table:table-cell office:value-type="float" office:value="-2.362626" calcext:value-type="float">
            <text:p>-2.362626</text:p>
          </table:table-cell>
          <table:table-cell office:value-type="float" office:value="-2.300827" calcext:value-type="float">
            <text:p>-2.300827</text:p>
          </table:table-cell>
          <table:table-cell office:value-type="float" office:value="0.053913" calcext:value-type="float">
            <text:p>0.053913</text:p>
          </table:table-cell>
          <table:table-cell table:formula="of:=[.B1718]-[.C1718]" office:value-type="float" office:value="-2.35474" calcext:value-type="float">
            <text:p>-2.35474</text:p>
          </table:table-cell>
        </table:table-row>
        <table:table-row table:style-name="ro1">
          <table:table-cell office:value-type="float" office:value="-2.312198" calcext:value-type="float">
            <text:p>-2.312198</text:p>
          </table:table-cell>
          <table:table-cell office:value-type="float" office:value="-2.2504" calcext:value-type="float">
            <text:p>-2.2504</text:p>
          </table:table-cell>
          <table:table-cell office:value-type="float" office:value="0.053941" calcext:value-type="float">
            <text:p>0.053941</text:p>
          </table:table-cell>
          <table:table-cell table:formula="of:=[.B1719]-[.C1719]" office:value-type="float" office:value="-2.304341" calcext:value-type="float">
            <text:p>-2.304341</text:p>
          </table:table-cell>
        </table:table-row>
        <table:table-row table:style-name="ro1">
          <table:table-cell office:value-type="float" office:value="-2.261008" calcext:value-type="float">
            <text:p>-2.261008</text:p>
          </table:table-cell>
          <table:table-cell office:value-type="float" office:value="-2.199209" calcext:value-type="float">
            <text:p>-2.199209</text:p>
          </table:table-cell>
          <table:table-cell office:value-type="float" office:value="0.053969" calcext:value-type="float">
            <text:p>0.053969</text:p>
          </table:table-cell>
          <table:table-cell table:formula="of:=[.B1720]-[.C1720]" office:value-type="float" office:value="-2.253178" calcext:value-type="float">
            <text:p>-2.253178</text:p>
          </table:table-cell>
        </table:table-row>
        <table:table-row table:style-name="ro1">
          <table:table-cell office:value-type="float" office:value="-2.210663" calcext:value-type="float">
            <text:p>-2.210663</text:p>
          </table:table-cell>
          <table:table-cell office:value-type="float" office:value="-2.148864" calcext:value-type="float">
            <text:p>-2.148864</text:p>
          </table:table-cell>
          <table:table-cell office:value-type="float" office:value="0.053997" calcext:value-type="float">
            <text:p>0.053997</text:p>
          </table:table-cell>
          <table:table-cell table:formula="of:=[.B1721]-[.C1721]" office:value-type="float" office:value="-2.202861" calcext:value-type="float">
            <text:p>-2.202861</text:p>
          </table:table-cell>
        </table:table-row>
        <table:table-row table:style-name="ro1">
          <table:table-cell office:value-type="float" office:value="-2.160041" calcext:value-type="float">
            <text:p>-2.160041</text:p>
          </table:table-cell>
          <table:table-cell office:value-type="float" office:value="-2.098242" calcext:value-type="float">
            <text:p>-2.098242</text:p>
          </table:table-cell>
          <table:table-cell office:value-type="float" office:value="0.054025" calcext:value-type="float">
            <text:p>0.054025</text:p>
          </table:table-cell>
          <table:table-cell table:formula="of:=[.B1722]-[.C1722]" office:value-type="float" office:value="-2.152267" calcext:value-type="float">
            <text:p>-2.152267</text:p>
          </table:table-cell>
        </table:table-row>
        <table:table-row table:style-name="ro1">
          <table:table-cell office:value-type="float" office:value="-2.109435" calcext:value-type="float">
            <text:p>-2.109435</text:p>
          </table:table-cell>
          <table:table-cell office:value-type="float" office:value="-2.047637" calcext:value-type="float">
            <text:p>-2.047637</text:p>
          </table:table-cell>
          <table:table-cell office:value-type="float" office:value="0.054053" calcext:value-type="float">
            <text:p>0.054053</text:p>
          </table:table-cell>
          <table:table-cell table:formula="of:=[.B1723]-[.C1723]" office:value-type="float" office:value="-2.10169" calcext:value-type="float">
            <text:p>-2.10169</text:p>
          </table:table-cell>
        </table:table-row>
        <table:table-row table:style-name="ro1">
          <table:table-cell office:value-type="float" office:value="-2.059264" calcext:value-type="float">
            <text:p>-2.059264</text:p>
          </table:table-cell>
          <table:table-cell office:value-type="float" office:value="-1.997465" calcext:value-type="float">
            <text:p>-1.997465</text:p>
          </table:table-cell>
          <table:table-cell office:value-type="float" office:value="0.054081" calcext:value-type="float">
            <text:p>0.054081</text:p>
          </table:table-cell>
          <table:table-cell table:formula="of:=[.B1724]-[.C1724]" office:value-type="float" office:value="-2.051546" calcext:value-type="float">
            <text:p>-2.051546</text:p>
          </table:table-cell>
        </table:table-row>
        <table:table-row table:style-name="ro1">
          <table:table-cell office:value-type="float" office:value="-2.009349" calcext:value-type="float">
            <text:p>-2.009349</text:p>
          </table:table-cell>
          <table:table-cell office:value-type="float" office:value="-1.947551" calcext:value-type="float">
            <text:p>-1.947551</text:p>
          </table:table-cell>
          <table:table-cell office:value-type="float" office:value="0.054109" calcext:value-type="float">
            <text:p>0.054109</text:p>
          </table:table-cell>
          <table:table-cell table:formula="of:=[.B1725]-[.C1725]" office:value-type="float" office:value="-2.00166" calcext:value-type="float">
            <text:p>-2.00166</text:p>
          </table:table-cell>
        </table:table-row>
        <table:table-row table:style-name="ro1">
          <table:table-cell office:value-type="float" office:value="-1.960141" calcext:value-type="float">
            <text:p>-1.960141</text:p>
          </table:table-cell>
          <table:table-cell office:value-type="float" office:value="-1.898342" calcext:value-type="float">
            <text:p>-1.898342</text:p>
          </table:table-cell>
          <table:table-cell office:value-type="float" office:value="0.054137" calcext:value-type="float">
            <text:p>0.054137</text:p>
          </table:table-cell>
          <table:table-cell table:formula="of:=[.B1726]-[.C1726]" office:value-type="float" office:value="-1.952479" calcext:value-type="float">
            <text:p>-1.952479</text:p>
          </table:table-cell>
        </table:table-row>
        <table:table-row table:style-name="ro1">
          <table:table-cell office:value-type="float" office:value="-1.911983" calcext:value-type="float">
            <text:p>-1.911983</text:p>
          </table:table-cell>
          <table:table-cell office:value-type="float" office:value="-1.850184" calcext:value-type="float">
            <text:p>-1.850184</text:p>
          </table:table-cell>
          <table:table-cell office:value-type="float" office:value="0.054165" calcext:value-type="float">
            <text:p>0.054165</text:p>
          </table:table-cell>
          <table:table-cell table:formula="of:=[.B1727]-[.C1727]" office:value-type="float" office:value="-1.904349" calcext:value-type="float">
            <text:p>-1.904349</text:p>
          </table:table-cell>
        </table:table-row>
        <table:table-row table:style-name="ro1">
          <table:table-cell office:value-type="float" office:value="-1.864329" calcext:value-type="float">
            <text:p>-1.864329</text:p>
          </table:table-cell>
          <table:table-cell office:value-type="float" office:value="-1.80253" calcext:value-type="float">
            <text:p>-1.80253</text:p>
          </table:table-cell>
          <table:table-cell office:value-type="float" office:value="0.054193" calcext:value-type="float">
            <text:p>0.054193</text:p>
          </table:table-cell>
          <table:table-cell table:formula="of:=[.B1728]-[.C1728]" office:value-type="float" office:value="-1.856723" calcext:value-type="float">
            <text:p>-1.856723</text:p>
          </table:table-cell>
        </table:table-row>
        <table:table-row table:style-name="ro1">
          <table:table-cell office:value-type="float" office:value="-1.817358" calcext:value-type="float">
            <text:p>-1.817358</text:p>
          </table:table-cell>
          <table:table-cell office:value-type="float" office:value="-1.75556" calcext:value-type="float">
            <text:p>-1.75556</text:p>
          </table:table-cell>
          <table:table-cell office:value-type="float" office:value="0.054221" calcext:value-type="float">
            <text:p>0.054221</text:p>
          </table:table-cell>
          <table:table-cell table:formula="of:=[.B1729]-[.C1729]" office:value-type="float" office:value="-1.809781" calcext:value-type="float">
            <text:p>-1.809781</text:p>
          </table:table-cell>
        </table:table-row>
        <table:table-row table:style-name="ro1">
          <table:table-cell office:value-type="float" office:value="-1.769757" calcext:value-type="float">
            <text:p>-1.769757</text:p>
          </table:table-cell>
          <table:table-cell office:value-type="float" office:value="-1.707959" calcext:value-type="float">
            <text:p>-1.707959</text:p>
          </table:table-cell>
          <table:table-cell office:value-type="float" office:value="0.054249" calcext:value-type="float">
            <text:p>0.054249</text:p>
          </table:table-cell>
          <table:table-cell table:formula="of:=[.B1730]-[.C1730]" office:value-type="float" office:value="-1.762208" calcext:value-type="float">
            <text:p>-1.762208</text:p>
          </table:table-cell>
        </table:table-row>
        <table:table-row table:style-name="ro1">
          <table:table-cell office:value-type="float" office:value="-1.722151" calcext:value-type="float">
            <text:p>-1.722151</text:p>
          </table:table-cell>
          <table:table-cell office:value-type="float" office:value="-1.660352" calcext:value-type="float">
            <text:p>-1.660352</text:p>
          </table:table-cell>
          <table:table-cell office:value-type="float" office:value="0.054277" calcext:value-type="float">
            <text:p>0.054277</text:p>
          </table:table-cell>
          <table:table-cell table:formula="of:=[.B1731]-[.C1731]" office:value-type="float" office:value="-1.714629" calcext:value-type="float">
            <text:p>-1.714629</text:p>
          </table:table-cell>
        </table:table-row>
        <table:table-row table:style-name="ro1">
          <table:table-cell office:value-type="float" office:value="-1.675742" calcext:value-type="float">
            <text:p>-1.675742</text:p>
          </table:table-cell>
          <table:table-cell office:value-type="float" office:value="-1.613943" calcext:value-type="float">
            <text:p>-1.613943</text:p>
          </table:table-cell>
          <table:table-cell office:value-type="float" office:value="0.054305" calcext:value-type="float">
            <text:p>0.054305</text:p>
          </table:table-cell>
          <table:table-cell table:formula="of:=[.B1732]-[.C1732]" office:value-type="float" office:value="-1.668248" calcext:value-type="float">
            <text:p>-1.668248</text:p>
          </table:table-cell>
        </table:table-row>
        <table:table-row table:style-name="ro1">
          <table:table-cell office:value-type="float" office:value="-1.629923" calcext:value-type="float">
            <text:p>-1.629923</text:p>
          </table:table-cell>
          <table:table-cell office:value-type="float" office:value="-1.568124" calcext:value-type="float">
            <text:p>-1.568124</text:p>
          </table:table-cell>
          <table:table-cell office:value-type="float" office:value="0.054333" calcext:value-type="float">
            <text:p>0.054333</text:p>
          </table:table-cell>
          <table:table-cell table:formula="of:=[.B1733]-[.C1733]" office:value-type="float" office:value="-1.622457" calcext:value-type="float">
            <text:p>-1.622457</text:p>
          </table:table-cell>
        </table:table-row>
        <table:table-row table:style-name="ro1">
          <table:table-cell office:value-type="float" office:value="-1.583867" calcext:value-type="float">
            <text:p>-1.583867</text:p>
          </table:table-cell>
          <table:table-cell office:value-type="float" office:value="-1.522068" calcext:value-type="float">
            <text:p>-1.522068</text:p>
          </table:table-cell>
          <table:table-cell office:value-type="float" office:value="0.054361" calcext:value-type="float">
            <text:p>0.054361</text:p>
          </table:table-cell>
          <table:table-cell table:formula="of:=[.B1734]-[.C1734]" office:value-type="float" office:value="-1.576429" calcext:value-type="float">
            <text:p>-1.576429</text:p>
          </table:table-cell>
        </table:table-row>
        <table:table-row table:style-name="ro1">
          <table:table-cell office:value-type="float" office:value="-1.536862" calcext:value-type="float">
            <text:p>-1.536862</text:p>
          </table:table-cell>
          <table:table-cell office:value-type="float" office:value="-1.475063" calcext:value-type="float">
            <text:p>-1.475063</text:p>
          </table:table-cell>
          <table:table-cell office:value-type="float" office:value="0.054389" calcext:value-type="float">
            <text:p>0.054389</text:p>
          </table:table-cell>
          <table:table-cell table:formula="of:=[.B1735]-[.C1735]" office:value-type="float" office:value="-1.529452" calcext:value-type="float">
            <text:p>-1.529452</text:p>
          </table:table-cell>
        </table:table-row>
        <table:table-row table:style-name="ro1">
          <table:table-cell office:value-type="float" office:value="-1.48915" calcext:value-type="float">
            <text:p>-1.48915</text:p>
          </table:table-cell>
          <table:table-cell office:value-type="float" office:value="-1.427352" calcext:value-type="float">
            <text:p>-1.427352</text:p>
          </table:table-cell>
          <table:table-cell office:value-type="float" office:value="0.054417" calcext:value-type="float">
            <text:p>0.054417</text:p>
          </table:table-cell>
          <table:table-cell table:formula="of:=[.B1736]-[.C1736]" office:value-type="float" office:value="-1.481769" calcext:value-type="float">
            <text:p>-1.481769</text:p>
          </table:table-cell>
        </table:table-row>
        <table:table-row table:style-name="ro1">
          <table:table-cell office:value-type="float" office:value="-1.441405" calcext:value-type="float">
            <text:p>-1.441405</text:p>
          </table:table-cell>
          <table:table-cell office:value-type="float" office:value="-1.379607" calcext:value-type="float">
            <text:p>-1.379607</text:p>
          </table:table-cell>
          <table:table-cell office:value-type="float" office:value="0.054445" calcext:value-type="float">
            <text:p>0.054445</text:p>
          </table:table-cell>
          <table:table-cell table:formula="of:=[.B1737]-[.C1737]" office:value-type="float" office:value="-1.434052" calcext:value-type="float">
            <text:p>-1.434052</text:p>
          </table:table-cell>
        </table:table-row>
        <table:table-row table:style-name="ro1">
          <table:table-cell office:value-type="float" office:value="-1.392971" calcext:value-type="float">
            <text:p>-1.392971</text:p>
          </table:table-cell>
          <table:table-cell office:value-type="float" office:value="-1.331172" calcext:value-type="float">
            <text:p>-1.331172</text:p>
          </table:table-cell>
          <table:table-cell office:value-type="float" office:value="0.054473" calcext:value-type="float">
            <text:p>0.054473</text:p>
          </table:table-cell>
          <table:table-cell table:formula="of:=[.B1738]-[.C1738]" office:value-type="float" office:value="-1.385645" calcext:value-type="float">
            <text:p>-1.385645</text:p>
          </table:table-cell>
        </table:table-row>
        <table:table-row table:style-name="ro1">
          <table:table-cell office:value-type="float" office:value="-1.34368" calcext:value-type="float">
            <text:p>-1.34368</text:p>
          </table:table-cell>
          <table:table-cell office:value-type="float" office:value="-1.281881" calcext:value-type="float">
            <text:p>-1.281881</text:p>
          </table:table-cell>
          <table:table-cell office:value-type="float" office:value="0.054501" calcext:value-type="float">
            <text:p>0.054501</text:p>
          </table:table-cell>
          <table:table-cell table:formula="of:=[.B1739]-[.C1739]" office:value-type="float" office:value="-1.336382" calcext:value-type="float">
            <text:p>-1.336382</text:p>
          </table:table-cell>
        </table:table-row>
        <table:table-row table:style-name="ro1">
          <table:table-cell office:value-type="float" office:value="-1.294608" calcext:value-type="float">
            <text:p>-1.294608</text:p>
          </table:table-cell>
          <table:table-cell office:value-type="float" office:value="-1.23281" calcext:value-type="float">
            <text:p>-1.23281</text:p>
          </table:table-cell>
          <table:table-cell office:value-type="float" office:value="0.054529" calcext:value-type="float">
            <text:p>0.054529</text:p>
          </table:table-cell>
          <table:table-cell table:formula="of:=[.B1740]-[.C1740]" office:value-type="float" office:value="-1.287339" calcext:value-type="float">
            <text:p>-1.287339</text:p>
          </table:table-cell>
        </table:table-row>
        <table:table-row table:style-name="ro1">
          <table:table-cell office:value-type="float" office:value="-1.246211" calcext:value-type="float">
            <text:p>-1.246211</text:p>
          </table:table-cell>
          <table:table-cell office:value-type="float" office:value="-1.184412" calcext:value-type="float">
            <text:p>-1.184412</text:p>
          </table:table-cell>
          <table:table-cell office:value-type="float" office:value="0.054557" calcext:value-type="float">
            <text:p>0.054557</text:p>
          </table:table-cell>
          <table:table-cell table:formula="of:=[.B1741]-[.C1741]" office:value-type="float" office:value="-1.238969" calcext:value-type="float">
            <text:p>-1.238969</text:p>
          </table:table-cell>
        </table:table-row>
        <table:table-row table:style-name="ro1">
          <table:table-cell office:value-type="float" office:value="-1.198431" calcext:value-type="float">
            <text:p>-1.198431</text:p>
          </table:table-cell>
          <table:table-cell office:value-type="float" office:value="-1.136632" calcext:value-type="float">
            <text:p>-1.136632</text:p>
          </table:table-cell>
          <table:table-cell office:value-type="float" office:value="0.054585" calcext:value-type="float">
            <text:p>0.054585</text:p>
          </table:table-cell>
          <table:table-cell table:formula="of:=[.B1742]-[.C1742]" office:value-type="float" office:value="-1.191217" calcext:value-type="float">
            <text:p>-1.191217</text:p>
          </table:table-cell>
        </table:table-row>
        <table:table-row table:style-name="ro1">
          <table:table-cell office:value-type="float" office:value="-1.149809" calcext:value-type="float">
            <text:p>-1.149809</text:p>
          </table:table-cell>
          <table:table-cell office:value-type="float" office:value="-1.088011" calcext:value-type="float">
            <text:p>-1.088011</text:p>
          </table:table-cell>
          <table:table-cell office:value-type="float" office:value="0.054613" calcext:value-type="float">
            <text:p>0.054613</text:p>
          </table:table-cell>
          <table:table-cell table:formula="of:=[.B1743]-[.C1743]" office:value-type="float" office:value="-1.142624" calcext:value-type="float">
            <text:p>-1.142624</text:p>
          </table:table-cell>
        </table:table-row>
        <table:table-row table:style-name="ro1">
          <table:table-cell office:value-type="float" office:value="-1.102433" calcext:value-type="float">
            <text:p>-1.102433</text:p>
          </table:table-cell>
          <table:table-cell office:value-type="float" office:value="-1.040634" calcext:value-type="float">
            <text:p>-1.040634</text:p>
          </table:table-cell>
          <table:table-cell office:value-type="float" office:value="0.054641" calcext:value-type="float">
            <text:p>0.054641</text:p>
          </table:table-cell>
          <table:table-cell table:formula="of:=[.B1744]-[.C1744]" office:value-type="float" office:value="-1.095275" calcext:value-type="float">
            <text:p>-1.095275</text:p>
          </table:table-cell>
        </table:table-row>
        <table:table-row table:style-name="ro1">
          <table:table-cell office:value-type="float" office:value="-1.053477" calcext:value-type="float">
            <text:p>-1.053477</text:p>
          </table:table-cell>
          <table:table-cell office:value-type="float" office:value="-0.991678" calcext:value-type="float">
            <text:p>-0.991678</text:p>
          </table:table-cell>
          <table:table-cell office:value-type="float" office:value="0.054669" calcext:value-type="float">
            <text:p>0.054669</text:p>
          </table:table-cell>
          <table:table-cell table:formula="of:=[.B1745]-[.C1745]" office:value-type="float" office:value="-1.046347" calcext:value-type="float">
            <text:p>-1.046347</text:p>
          </table:table-cell>
        </table:table-row>
        <table:table-row table:style-name="ro1">
          <table:table-cell office:value-type="float" office:value="-1.003888" calcext:value-type="float">
            <text:p>-1.003888</text:p>
          </table:table-cell>
          <table:table-cell office:value-type="float" office:value="-0.942089" calcext:value-type="float">
            <text:p>-0.942089</text:p>
          </table:table-cell>
          <table:table-cell office:value-type="float" office:value="0.054697" calcext:value-type="float">
            <text:p>0.054697</text:p>
          </table:table-cell>
          <table:table-cell table:formula="of:=[.B1746]-[.C1746]" office:value-type="float" office:value="-0.996786" calcext:value-type="float">
            <text:p>-0.996786</text:p>
          </table:table-cell>
        </table:table-row>
        <table:table-row table:style-name="ro1">
          <table:table-cell office:value-type="float" office:value="-0.953868" calcext:value-type="float">
            <text:p>-0.953868</text:p>
          </table:table-cell>
          <table:table-cell office:value-type="float" office:value="-0.89207" calcext:value-type="float">
            <text:p>-0.89207</text:p>
          </table:table-cell>
          <table:table-cell office:value-type="float" office:value="0.054725" calcext:value-type="float">
            <text:p>0.054725</text:p>
          </table:table-cell>
          <table:table-cell table:formula="of:=[.B1747]-[.C1747]" office:value-type="float" office:value="-0.946795" calcext:value-type="float">
            <text:p>-0.946795</text:p>
          </table:table-cell>
        </table:table-row>
        <table:table-row table:style-name="ro1">
          <table:table-cell office:value-type="float" office:value="-0.903686" calcext:value-type="float">
            <text:p>-0.903686</text:p>
          </table:table-cell>
          <table:table-cell office:value-type="float" office:value="-0.841887" calcext:value-type="float">
            <text:p>-0.841887</text:p>
          </table:table-cell>
          <table:table-cell office:value-type="float" office:value="0.054753" calcext:value-type="float">
            <text:p>0.054753</text:p>
          </table:table-cell>
          <table:table-cell table:formula="of:=[.B1748]-[.C1748]" office:value-type="float" office:value="-0.89664" calcext:value-type="float">
            <text:p>-0.89664</text:p>
          </table:table-cell>
        </table:table-row>
        <table:table-row table:style-name="ro1">
          <table:table-cell office:value-type="float" office:value="-0.854179" calcext:value-type="float">
            <text:p>-0.854179</text:p>
          </table:table-cell>
          <table:table-cell office:value-type="float" office:value="-0.792381" calcext:value-type="float">
            <text:p>-0.792381</text:p>
          </table:table-cell>
          <table:table-cell office:value-type="float" office:value="0.054781" calcext:value-type="float">
            <text:p>0.054781</text:p>
          </table:table-cell>
          <table:table-cell table:formula="of:=[.B1749]-[.C1749]" office:value-type="float" office:value="-0.847162" calcext:value-type="float">
            <text:p>-0.847162</text:p>
          </table:table-cell>
        </table:table-row>
        <table:table-row table:style-name="ro1">
          <table:table-cell office:value-type="float" office:value="-0.803553" calcext:value-type="float">
            <text:p>-0.803553</text:p>
          </table:table-cell>
          <table:table-cell office:value-type="float" office:value="-0.741754" calcext:value-type="float">
            <text:p>-0.741754</text:p>
          </table:table-cell>
          <table:table-cell office:value-type="float" office:value="0.054809" calcext:value-type="float">
            <text:p>0.054809</text:p>
          </table:table-cell>
          <table:table-cell table:formula="of:=[.B1750]-[.C1750]" office:value-type="float" office:value="-0.796563" calcext:value-type="float">
            <text:p>-0.796563</text:p>
          </table:table-cell>
        </table:table-row>
        <table:table-row table:style-name="ro1">
          <table:table-cell office:value-type="float" office:value="-0.753027" calcext:value-type="float">
            <text:p>-0.753027</text:p>
          </table:table-cell>
          <table:table-cell office:value-type="float" office:value="-0.691229" calcext:value-type="float">
            <text:p>-0.691229</text:p>
          </table:table-cell>
          <table:table-cell office:value-type="float" office:value="0.054837" calcext:value-type="float">
            <text:p>0.054837</text:p>
          </table:table-cell>
          <table:table-cell table:formula="of:=[.B1751]-[.C1751]" office:value-type="float" office:value="-0.746066" calcext:value-type="float">
            <text:p>-0.746066</text:p>
          </table:table-cell>
        </table:table-row>
        <table:table-row table:style-name="ro1">
          <table:table-cell office:value-type="float" office:value="-0.702278" calcext:value-type="float">
            <text:p>-0.702278</text:p>
          </table:table-cell>
          <table:table-cell office:value-type="float" office:value="-0.640479" calcext:value-type="float">
            <text:p>-0.640479</text:p>
          </table:table-cell>
          <table:table-cell office:value-type="float" office:value="0.054865" calcext:value-type="float">
            <text:p>0.054865</text:p>
          </table:table-cell>
          <table:table-cell table:formula="of:=[.B1752]-[.C1752]" office:value-type="float" office:value="-0.695344" calcext:value-type="float">
            <text:p>-0.695344</text:p>
          </table:table-cell>
        </table:table-row>
        <table:table-row table:style-name="ro1">
          <table:table-cell office:value-type="float" office:value="-0.650935" calcext:value-type="float">
            <text:p>-0.650935</text:p>
          </table:table-cell>
          <table:table-cell office:value-type="float" office:value="-0.589136" calcext:value-type="float">
            <text:p>-0.589136</text:p>
          </table:table-cell>
          <table:table-cell office:value-type="float" office:value="0.054893" calcext:value-type="float">
            <text:p>0.054893</text:p>
          </table:table-cell>
          <table:table-cell table:formula="of:=[.B1753]-[.C1753]" office:value-type="float" office:value="-0.644029" calcext:value-type="float">
            <text:p>-0.644029</text:p>
          </table:table-cell>
        </table:table-row>
        <table:table-row table:style-name="ro1">
          <table:table-cell office:value-type="float" office:value="-0.599188" calcext:value-type="float">
            <text:p>-0.599188</text:p>
          </table:table-cell>
          <table:table-cell office:value-type="float" office:value="-0.537389" calcext:value-type="float">
            <text:p>-0.537389</text:p>
          </table:table-cell>
          <table:table-cell office:value-type="float" office:value="0.054921" calcext:value-type="float">
            <text:p>0.054921</text:p>
          </table:table-cell>
          <table:table-cell table:formula="of:=[.B1754]-[.C1754]" office:value-type="float" office:value="-0.59231" calcext:value-type="float">
            <text:p>-0.59231</text:p>
          </table:table-cell>
        </table:table-row>
        <table:table-row table:style-name="ro1">
          <table:table-cell office:value-type="float" office:value="-0.547114" calcext:value-type="float">
            <text:p>-0.547114</text:p>
          </table:table-cell>
          <table:table-cell office:value-type="float" office:value="-0.485315" calcext:value-type="float">
            <text:p>-0.485315</text:p>
          </table:table-cell>
          <table:table-cell office:value-type="float" office:value="0.054949" calcext:value-type="float">
            <text:p>0.054949</text:p>
          </table:table-cell>
          <table:table-cell table:formula="of:=[.B1755]-[.C1755]" office:value-type="float" office:value="-0.540264" calcext:value-type="float">
            <text:p>-0.540264</text:p>
          </table:table-cell>
        </table:table-row>
        <table:table-row table:style-name="ro1">
          <table:table-cell office:value-type="float" office:value="-0.495423" calcext:value-type="float">
            <text:p>-0.495423</text:p>
          </table:table-cell>
          <table:table-cell office:value-type="float" office:value="-0.433625" calcext:value-type="float">
            <text:p>-0.433625</text:p>
          </table:table-cell>
          <table:table-cell office:value-type="float" office:value="0.054977" calcext:value-type="float">
            <text:p>0.054977</text:p>
          </table:table-cell>
          <table:table-cell table:formula="of:=[.B1756]-[.C1756]" office:value-type="float" office:value="-0.488602" calcext:value-type="float">
            <text:p>-0.488602</text:p>
          </table:table-cell>
        </table:table-row>
        <table:table-row table:style-name="ro1">
          <table:table-cell office:value-type="float" office:value="-0.4451" calcext:value-type="float">
            <text:p>-0.4451</text:p>
          </table:table-cell>
          <table:table-cell office:value-type="float" office:value="-0.383301" calcext:value-type="float">
            <text:p>-0.383301</text:p>
          </table:table-cell>
          <table:table-cell office:value-type="float" office:value="0.055005" calcext:value-type="float">
            <text:p>0.055005</text:p>
          </table:table-cell>
          <table:table-cell table:formula="of:=[.B1757]-[.C1757]" office:value-type="float" office:value="-0.438306" calcext:value-type="float">
            <text:p>-0.438306</text:p>
          </table:table-cell>
        </table:table-row>
        <table:table-row table:style-name="ro1">
          <table:table-cell office:value-type="float" office:value="-0.394537" calcext:value-type="float">
            <text:p>-0.394537</text:p>
          </table:table-cell>
          <table:table-cell office:value-type="float" office:value="-0.332738" calcext:value-type="float">
            <text:p>-0.332738</text:p>
          </table:table-cell>
          <table:table-cell office:value-type="float" office:value="0.055033" calcext:value-type="float">
            <text:p>0.055033</text:p>
          </table:table-cell>
          <table:table-cell table:formula="of:=[.B1758]-[.C1758]" office:value-type="float" office:value="-0.387771" calcext:value-type="float">
            <text:p>-0.387771</text:p>
          </table:table-cell>
        </table:table-row>
        <table:table-row table:style-name="ro1">
          <table:table-cell office:value-type="float" office:value="-0.344855" calcext:value-type="float">
            <text:p>-0.344855</text:p>
          </table:table-cell>
          <table:table-cell office:value-type="float" office:value="-0.283056" calcext:value-type="float">
            <text:p>-0.283056</text:p>
          </table:table-cell>
          <table:table-cell office:value-type="float" office:value="0.055061" calcext:value-type="float">
            <text:p>0.055061</text:p>
          </table:table-cell>
          <table:table-cell table:formula="of:=[.B1759]-[.C1759]" office:value-type="float" office:value="-0.338117" calcext:value-type="float">
            <text:p>-0.338117</text:p>
          </table:table-cell>
        </table:table-row>
        <table:table-row table:style-name="ro1">
          <table:table-cell office:value-type="float" office:value="-0.295237" calcext:value-type="float">
            <text:p>-0.295237</text:p>
          </table:table-cell>
          <table:table-cell office:value-type="float" office:value="-0.233438" calcext:value-type="float">
            <text:p>-0.233438</text:p>
          </table:table-cell>
          <table:table-cell office:value-type="float" office:value="0.055089" calcext:value-type="float">
            <text:p>0.055089</text:p>
          </table:table-cell>
          <table:table-cell table:formula="of:=[.B1760]-[.C1760]" office:value-type="float" office:value="-0.288527" calcext:value-type="float">
            <text:p>-0.288527</text:p>
          </table:table-cell>
        </table:table-row>
        <table:table-row table:style-name="ro1">
          <table:table-cell office:value-type="float" office:value="-0.246069" calcext:value-type="float">
            <text:p>-0.246069</text:p>
          </table:table-cell>
          <table:table-cell office:value-type="float" office:value="-0.18427" calcext:value-type="float">
            <text:p>-0.18427</text:p>
          </table:table-cell>
          <table:table-cell office:value-type="float" office:value="0.055117" calcext:value-type="float">
            <text:p>0.055117</text:p>
          </table:table-cell>
          <table:table-cell table:formula="of:=[.B1761]-[.C1761]" office:value-type="float" office:value="-0.239387" calcext:value-type="float">
            <text:p>-0.239387</text:p>
          </table:table-cell>
        </table:table-row>
        <table:table-row table:style-name="ro1">
          <table:table-cell office:value-type="float" office:value="-0.197522" calcext:value-type="float">
            <text:p>-0.197522</text:p>
          </table:table-cell>
          <table:table-cell office:value-type="float" office:value="-0.135723" calcext:value-type="float">
            <text:p>-0.135723</text:p>
          </table:table-cell>
          <table:table-cell office:value-type="float" office:value="0.055145" calcext:value-type="float">
            <text:p>0.055145</text:p>
          </table:table-cell>
          <table:table-cell table:formula="of:=[.B1762]-[.C1762]" office:value-type="float" office:value="-0.190868" calcext:value-type="float">
            <text:p>-0.190868</text:p>
          </table:table-cell>
        </table:table-row>
        <table:table-row table:style-name="ro1">
          <table:table-cell office:value-type="float" office:value="-0.149085" calcext:value-type="float">
            <text:p>-0.149085</text:p>
          </table:table-cell>
          <table:table-cell office:value-type="float" office:value="-0.087286" calcext:value-type="float">
            <text:p>-0.087286</text:p>
          </table:table-cell>
          <table:table-cell office:value-type="float" office:value="0.055173" calcext:value-type="float">
            <text:p>0.055173</text:p>
          </table:table-cell>
          <table:table-cell table:formula="of:=[.B1763]-[.C1763]" office:value-type="float" office:value="-0.142459" calcext:value-type="float">
            <text:p>-0.142459</text:p>
          </table:table-cell>
        </table:table-row>
        <table:table-row table:style-name="ro1">
          <table:table-cell office:value-type="float" office:value="-0.101204" calcext:value-type="float">
            <text:p>-0.101204</text:p>
          </table:table-cell>
          <table:table-cell office:value-type="float" office:value="-0.039406" calcext:value-type="float">
            <text:p>-0.039406</text:p>
          </table:table-cell>
          <table:table-cell office:value-type="float" office:value="0.055201" calcext:value-type="float">
            <text:p>0.055201</text:p>
          </table:table-cell>
          <table:table-cell table:formula="of:=[.B1764]-[.C1764]" office:value-type="float" office:value="-0.094607" calcext:value-type="float">
            <text:p>-0.094607</text:p>
          </table:table-cell>
        </table:table-row>
        <table:table-row table:style-name="ro1">
          <table:table-cell office:value-type="float" office:value="-0.051312" calcext:value-type="float">
            <text:p>-0.051312</text:p>
          </table:table-cell>
          <table:table-cell office:value-type="float" office:value="0.010487" calcext:value-type="float">
            <text:p>0.010487</text:p>
          </table:table-cell>
          <table:table-cell office:value-type="float" office:value="0.055229" calcext:value-type="float">
            <text:p>0.055229</text:p>
          </table:table-cell>
          <table:table-cell table:formula="of:=[.B1765]-[.C1765]" office:value-type="float" office:value="-0.044742" calcext:value-type="float">
            <text:p>-0.044742</text:p>
          </table:table-cell>
        </table:table-row>
        <table:table-row table:style-name="ro1">
          <table:table-cell office:value-type="float" office:value="-0.000578" calcext:value-type="float">
            <text:p>-0.000578</text:p>
          </table:table-cell>
          <table:table-cell office:value-type="float" office:value="0.061221" calcext:value-type="float">
            <text:p>0.061221</text:p>
          </table:table-cell>
          <table:table-cell office:value-type="float" office:value="0.055257" calcext:value-type="float">
            <text:p>0.055257</text:p>
          </table:table-cell>
          <table:table-cell table:formula="of:=[.B1766]-[.C1766]" office:value-type="float" office:value="0.005964" calcext:value-type="float">
            <text:p>0.005964</text:p>
          </table:table-cell>
        </table:table-row>
        <table:table-row table:style-name="ro1">
          <table:table-cell office:value-type="float" office:value="0.046242" calcext:value-type="float">
            <text:p>0.046242</text:p>
          </table:table-cell>
          <table:table-cell office:value-type="float" office:value="0.10804" calcext:value-type="float">
            <text:p>0.10804</text:p>
          </table:table-cell>
          <table:table-cell office:value-type="float" office:value="0.055285" calcext:value-type="float">
            <text:p>0.055285</text:p>
          </table:table-cell>
          <table:table-cell table:formula="of:=[.B1767]-[.C1767]" office:value-type="float" office:value="0.052755" calcext:value-type="float">
            <text:p>0.052755</text:p>
          </table:table-cell>
        </table:table-row>
        <table:table-row table:style-name="ro1">
          <table:table-cell office:value-type="float" office:value="0.092506" calcext:value-type="float">
            <text:p>0.092506</text:p>
          </table:table-cell>
          <table:table-cell office:value-type="float" office:value="0.154305" calcext:value-type="float">
            <text:p>0.154305</text:p>
          </table:table-cell>
          <table:table-cell office:value-type="float" office:value="0.055313" calcext:value-type="float">
            <text:p>0.055313</text:p>
          </table:table-cell>
          <table:table-cell table:formula="of:=[.B1768]-[.C1768]" office:value-type="float" office:value="0.098992" calcext:value-type="float">
            <text:p>0.098992</text:p>
          </table:table-cell>
        </table:table-row>
        <table:table-row table:style-name="ro1">
          <table:table-cell office:value-type="float" office:value="0.140563" calcext:value-type="float">
            <text:p>0.140563</text:p>
          </table:table-cell>
          <table:table-cell office:value-type="float" office:value="0.202361" calcext:value-type="float">
            <text:p>0.202361</text:p>
          </table:table-cell>
          <table:table-cell office:value-type="float" office:value="0.055341" calcext:value-type="float">
            <text:p>0.055341</text:p>
          </table:table-cell>
          <table:table-cell table:formula="of:=[.B1769]-[.C1769]" office:value-type="float" office:value="0.14702" calcext:value-type="float">
            <text:p>0.14702</text:p>
          </table:table-cell>
        </table:table-row>
        <table:table-row table:style-name="ro1">
          <table:table-cell office:value-type="float" office:value="0.190505" calcext:value-type="float">
            <text:p>0.190505</text:p>
          </table:table-cell>
          <table:table-cell office:value-type="float" office:value="0.252304" calcext:value-type="float">
            <text:p>0.252304</text:p>
          </table:table-cell>
          <table:table-cell office:value-type="float" office:value="0.055369" calcext:value-type="float">
            <text:p>0.055369</text:p>
          </table:table-cell>
          <table:table-cell table:formula="of:=[.B1770]-[.C1770]" office:value-type="float" office:value="0.196935" calcext:value-type="float">
            <text:p>0.196935</text:p>
          </table:table-cell>
        </table:table-row>
        <table:table-row table:style-name="ro1">
          <table:table-cell office:value-type="float" office:value="0.239758" calcext:value-type="float">
            <text:p>0.239758</text:p>
          </table:table-cell>
          <table:table-cell office:value-type="float" office:value="0.301556" calcext:value-type="float">
            <text:p>0.301556</text:p>
          </table:table-cell>
          <table:table-cell office:value-type="float" office:value="0.055397" calcext:value-type="float">
            <text:p>0.055397</text:p>
          </table:table-cell>
          <table:table-cell table:formula="of:=[.B1771]-[.C1771]" office:value-type="float" office:value="0.246159" calcext:value-type="float">
            <text:p>0.246159</text:p>
          </table:table-cell>
        </table:table-row>
        <table:table-row table:style-name="ro1">
          <table:table-cell office:value-type="float" office:value="0.289063" calcext:value-type="float">
            <text:p>0.289063</text:p>
          </table:table-cell>
          <table:table-cell office:value-type="float" office:value="0.350862" calcext:value-type="float">
            <text:p>0.350862</text:p>
          </table:table-cell>
          <table:table-cell office:value-type="float" office:value="0.055425" calcext:value-type="float">
            <text:p>0.055425</text:p>
          </table:table-cell>
          <table:table-cell table:formula="of:=[.B1772]-[.C1772]" office:value-type="float" office:value="0.295437" calcext:value-type="float">
            <text:p>0.295437</text:p>
          </table:table-cell>
        </table:table-row>
        <table:table-row table:style-name="ro1">
          <table:table-cell office:value-type="float" office:value="0.337986" calcext:value-type="float">
            <text:p>0.337986</text:p>
          </table:table-cell>
          <table:table-cell office:value-type="float" office:value="0.399784" calcext:value-type="float">
            <text:p>0.399784</text:p>
          </table:table-cell>
          <table:table-cell office:value-type="float" office:value="0.055453" calcext:value-type="float">
            <text:p>0.055453</text:p>
          </table:table-cell>
          <table:table-cell table:formula="of:=[.B1773]-[.C1773]" office:value-type="float" office:value="0.344331" calcext:value-type="float">
            <text:p>0.344331</text:p>
          </table:table-cell>
        </table:table-row>
        <table:table-row table:style-name="ro1">
          <table:table-cell office:value-type="float" office:value="0.38701" calcext:value-type="float">
            <text:p>0.38701</text:p>
          </table:table-cell>
          <table:table-cell office:value-type="float" office:value="0.448809" calcext:value-type="float">
            <text:p>0.448809</text:p>
          </table:table-cell>
          <table:table-cell office:value-type="float" office:value="0.055481" calcext:value-type="float">
            <text:p>0.055481</text:p>
          </table:table-cell>
          <table:table-cell table:formula="of:=[.B1774]-[.C1774]" office:value-type="float" office:value="0.393328" calcext:value-type="float">
            <text:p>0.393328</text:p>
          </table:table-cell>
        </table:table-row>
        <table:table-row table:style-name="ro1">
          <table:table-cell office:value-type="float" office:value="0.435191" calcext:value-type="float">
            <text:p>0.435191</text:p>
          </table:table-cell>
          <table:table-cell office:value-type="float" office:value="0.49699" calcext:value-type="float">
            <text:p>0.49699</text:p>
          </table:table-cell>
          <table:table-cell office:value-type="float" office:value="0.055509" calcext:value-type="float">
            <text:p>0.055509</text:p>
          </table:table-cell>
          <table:table-cell table:formula="of:=[.B1775]-[.C1775]" office:value-type="float" office:value="0.441481" calcext:value-type="float">
            <text:p>0.441481</text:p>
          </table:table-cell>
        </table:table-row>
        <table:table-row table:style-name="ro1">
          <table:table-cell office:value-type="float" office:value="0.483061" calcext:value-type="float">
            <text:p>0.483061</text:p>
          </table:table-cell>
          <table:table-cell office:value-type="float" office:value="0.54486" calcext:value-type="float">
            <text:p>0.54486</text:p>
          </table:table-cell>
          <table:table-cell office:value-type="float" office:value="0.055537" calcext:value-type="float">
            <text:p>0.055537</text:p>
          </table:table-cell>
          <table:table-cell table:formula="of:=[.B1776]-[.C1776]" office:value-type="float" office:value="0.489323" calcext:value-type="float">
            <text:p>0.489323</text:p>
          </table:table-cell>
        </table:table-row>
        <table:table-row table:style-name="ro1">
          <table:table-cell office:value-type="float" office:value="0.530723" calcext:value-type="float">
            <text:p>0.530723</text:p>
          </table:table-cell>
          <table:table-cell office:value-type="float" office:value="0.592522" calcext:value-type="float">
            <text:p>0.592522</text:p>
          </table:table-cell>
          <table:table-cell office:value-type="float" office:value="0.055565" calcext:value-type="float">
            <text:p>0.055565</text:p>
          </table:table-cell>
          <table:table-cell table:formula="of:=[.B1777]-[.C1777]" office:value-type="float" office:value="0.536957" calcext:value-type="float">
            <text:p>0.536957</text:p>
          </table:table-cell>
        </table:table-row>
        <table:table-row table:style-name="ro1">
          <table:table-cell office:value-type="float" office:value="0.578808" calcext:value-type="float">
            <text:p>0.578808</text:p>
          </table:table-cell>
          <table:table-cell office:value-type="float" office:value="0.640607" calcext:value-type="float">
            <text:p>0.640607</text:p>
          </table:table-cell>
          <table:table-cell office:value-type="float" office:value="0.055593" calcext:value-type="float">
            <text:p>0.055593</text:p>
          </table:table-cell>
          <table:table-cell table:formula="of:=[.B1778]-[.C1778]" office:value-type="float" office:value="0.585014" calcext:value-type="float">
            <text:p>0.585014</text:p>
          </table:table-cell>
        </table:table-row>
        <table:table-row table:style-name="ro1">
          <table:table-cell office:value-type="float" office:value="0.628377" calcext:value-type="float">
            <text:p>0.628377</text:p>
          </table:table-cell>
          <table:table-cell office:value-type="float" office:value="0.690176" calcext:value-type="float">
            <text:p>0.690176</text:p>
          </table:table-cell>
          <table:table-cell office:value-type="float" office:value="0.055621" calcext:value-type="float">
            <text:p>0.055621</text:p>
          </table:table-cell>
          <table:table-cell table:formula="of:=[.B1779]-[.C1779]" office:value-type="float" office:value="0.634555" calcext:value-type="float">
            <text:p>0.634555</text:p>
          </table:table-cell>
        </table:table-row>
        <table:table-row table:style-name="ro1">
          <table:table-cell office:value-type="float" office:value="0.679048" calcext:value-type="float">
            <text:p>0.679048</text:p>
          </table:table-cell>
          <table:table-cell office:value-type="float" office:value="0.740846" calcext:value-type="float">
            <text:p>0.740846</text:p>
          </table:table-cell>
          <table:table-cell office:value-type="float" office:value="0.055649" calcext:value-type="float">
            <text:p>0.055649</text:p>
          </table:table-cell>
          <table:table-cell table:formula="of:=[.B1780]-[.C1780]" office:value-type="float" office:value="0.685197" calcext:value-type="float">
            <text:p>0.685197</text:p>
          </table:table-cell>
        </table:table-row>
        <table:table-row table:style-name="ro1">
          <table:table-cell office:value-type="float" office:value="0.730011" calcext:value-type="float">
            <text:p>0.730011</text:p>
          </table:table-cell>
          <table:table-cell office:value-type="float" office:value="0.791809" calcext:value-type="float">
            <text:p>0.791809</text:p>
          </table:table-cell>
          <table:table-cell office:value-type="float" office:value="0.055677" calcext:value-type="float">
            <text:p>0.055677</text:p>
          </table:table-cell>
          <table:table-cell table:formula="of:=[.B1781]-[.C1781]" office:value-type="float" office:value="0.736132" calcext:value-type="float">
            <text:p>0.736132</text:p>
          </table:table-cell>
        </table:table-row>
        <table:table-row table:style-name="ro1">
          <table:table-cell office:value-type="float" office:value="0.779345" calcext:value-type="float">
            <text:p>0.779345</text:p>
          </table:table-cell>
          <table:table-cell office:value-type="float" office:value="0.841144" calcext:value-type="float">
            <text:p>0.841144</text:p>
          </table:table-cell>
          <table:table-cell office:value-type="float" office:value="0.055705" calcext:value-type="float">
            <text:p>0.055705</text:p>
          </table:table-cell>
          <table:table-cell table:formula="of:=[.B1782]-[.C1782]" office:value-type="float" office:value="0.785439" calcext:value-type="float">
            <text:p>0.785439</text:p>
          </table:table-cell>
        </table:table-row>
        <table:table-row table:style-name="ro1">
          <table:table-cell office:value-type="float" office:value="0.82867" calcext:value-type="float">
            <text:p>0.82867</text:p>
          </table:table-cell>
          <table:table-cell office:value-type="float" office:value="0.890469" calcext:value-type="float">
            <text:p>0.890469</text:p>
          </table:table-cell>
          <table:table-cell office:value-type="float" office:value="0.055733" calcext:value-type="float">
            <text:p>0.055733</text:p>
          </table:table-cell>
          <table:table-cell table:formula="of:=[.B1783]-[.C1783]" office:value-type="float" office:value="0.834736" calcext:value-type="float">
            <text:p>0.834736</text:p>
          </table:table-cell>
        </table:table-row>
        <table:table-row table:style-name="ro1">
          <table:table-cell office:value-type="float" office:value="0.876886" calcext:value-type="float">
            <text:p>0.876886</text:p>
          </table:table-cell>
          <table:table-cell office:value-type="float" office:value="0.938684" calcext:value-type="float">
            <text:p>0.938684</text:p>
          </table:table-cell>
          <table:table-cell office:value-type="float" office:value="0.055761" calcext:value-type="float">
            <text:p>0.055761</text:p>
          </table:table-cell>
          <table:table-cell table:formula="of:=[.B1784]-[.C1784]" office:value-type="float" office:value="0.882923" calcext:value-type="float">
            <text:p>0.882923</text:p>
          </table:table-cell>
        </table:table-row>
        <table:table-row table:style-name="ro1">
          <table:table-cell office:value-type="float" office:value="0.925325" calcext:value-type="float">
            <text:p>0.925325</text:p>
          </table:table-cell>
          <table:table-cell office:value-type="float" office:value="0.987124" calcext:value-type="float">
            <text:p>0.987124</text:p>
          </table:table-cell>
          <table:table-cell office:value-type="float" office:value="0.055789" calcext:value-type="float">
            <text:p>0.055789</text:p>
          </table:table-cell>
          <table:table-cell table:formula="of:=[.B1785]-[.C1785]" office:value-type="float" office:value="0.931335" calcext:value-type="float">
            <text:p>0.931335</text:p>
          </table:table-cell>
        </table:table-row>
        <table:table-row table:style-name="ro1">
          <table:table-cell office:value-type="float" office:value="0.974428" calcext:value-type="float">
            <text:p>0.974428</text:p>
          </table:table-cell>
          <table:table-cell office:value-type="float" office:value="1.036227" calcext:value-type="float">
            <text:p>1.036227</text:p>
          </table:table-cell>
          <table:table-cell office:value-type="float" office:value="0.055817" calcext:value-type="float">
            <text:p>0.055817</text:p>
          </table:table-cell>
          <table:table-cell table:formula="of:=[.B1786]-[.C1786]" office:value-type="float" office:value="0.98041" calcext:value-type="float">
            <text:p>0.98041</text:p>
          </table:table-cell>
        </table:table-row>
        <table:table-row table:style-name="ro1">
          <table:table-cell office:value-type="float" office:value="1.022213" calcext:value-type="float">
            <text:p>1.022213</text:p>
          </table:table-cell>
          <table:table-cell office:value-type="float" office:value="1.084012" calcext:value-type="float">
            <text:p>1.084012</text:p>
          </table:table-cell>
          <table:table-cell office:value-type="float" office:value="0.055845" calcext:value-type="float">
            <text:p>0.055845</text:p>
          </table:table-cell>
          <table:table-cell table:formula="of:=[.B1787]-[.C1787]" office:value-type="float" office:value="1.028167" calcext:value-type="float">
            <text:p>1.028167</text:p>
          </table:table-cell>
        </table:table-row>
        <table:table-row table:style-name="ro1">
          <table:table-cell office:value-type="float" office:value="1.070149" calcext:value-type="float">
            <text:p>1.070149</text:p>
          </table:table-cell>
          <table:table-cell office:value-type="float" office:value="1.131948" calcext:value-type="float">
            <text:p>1.131948</text:p>
          </table:table-cell>
          <table:table-cell office:value-type="float" office:value="0.055873" calcext:value-type="float">
            <text:p>0.055873</text:p>
          </table:table-cell>
          <table:table-cell table:formula="of:=[.B1788]-[.C1788]" office:value-type="float" office:value="1.076075" calcext:value-type="float">
            <text:p>1.076075</text:p>
          </table:table-cell>
        </table:table-row>
        <table:table-row table:style-name="ro1">
          <table:table-cell office:value-type="float" office:value="1.117867" calcext:value-type="float">
            <text:p>1.117867</text:p>
          </table:table-cell>
          <table:table-cell office:value-type="float" office:value="1.179666" calcext:value-type="float">
            <text:p>1.179666</text:p>
          </table:table-cell>
          <table:table-cell office:value-type="float" office:value="0.055901" calcext:value-type="float">
            <text:p>0.055901</text:p>
          </table:table-cell>
          <table:table-cell table:formula="of:=[.B1789]-[.C1789]" office:value-type="float" office:value="1.123765" calcext:value-type="float">
            <text:p>1.123765</text:p>
          </table:table-cell>
        </table:table-row>
        <table:table-row table:style-name="ro1">
          <table:table-cell office:value-type="float" office:value="1.166282" calcext:value-type="float">
            <text:p>1.166282</text:p>
          </table:table-cell>
          <table:table-cell office:value-type="float" office:value="1.22808" calcext:value-type="float">
            <text:p>1.22808</text:p>
          </table:table-cell>
          <table:table-cell office:value-type="float" office:value="0.055929" calcext:value-type="float">
            <text:p>0.055929</text:p>
          </table:table-cell>
          <table:table-cell table:formula="of:=[.B1790]-[.C1790]" office:value-type="float" office:value="1.172151" calcext:value-type="float">
            <text:p>1.172151</text:p>
          </table:table-cell>
        </table:table-row>
        <table:table-row table:style-name="ro1">
          <table:table-cell office:value-type="float" office:value="1.213606" calcext:value-type="float">
            <text:p>1.213606</text:p>
          </table:table-cell>
          <table:table-cell office:value-type="float" office:value="1.275404" calcext:value-type="float">
            <text:p>1.275404</text:p>
          </table:table-cell>
          <table:table-cell office:value-type="float" office:value="0.055957" calcext:value-type="float">
            <text:p>0.055957</text:p>
          </table:table-cell>
          <table:table-cell table:formula="of:=[.B1791]-[.C1791]" office:value-type="float" office:value="1.219447" calcext:value-type="float">
            <text:p>1.219447</text:p>
          </table:table-cell>
        </table:table-row>
        <table:table-row table:style-name="ro1">
          <table:table-cell office:value-type="float" office:value="1.262027" calcext:value-type="float">
            <text:p>1.262027</text:p>
          </table:table-cell>
          <table:table-cell office:value-type="float" office:value="1.323826" calcext:value-type="float">
            <text:p>1.323826</text:p>
          </table:table-cell>
          <table:table-cell office:value-type="float" office:value="0.055985" calcext:value-type="float">
            <text:p>0.055985</text:p>
          </table:table-cell>
          <table:table-cell table:formula="of:=[.B1792]-[.C1792]" office:value-type="float" office:value="1.267841" calcext:value-type="float">
            <text:p>1.267841</text:p>
          </table:table-cell>
        </table:table-row>
        <table:table-row table:style-name="ro1">
          <table:table-cell office:value-type="float" office:value="1.30962" calcext:value-type="float">
            <text:p>1.30962</text:p>
          </table:table-cell>
          <table:table-cell office:value-type="float" office:value="1.371418" calcext:value-type="float">
            <text:p>1.371418</text:p>
          </table:table-cell>
          <table:table-cell office:value-type="float" office:value="0.056013" calcext:value-type="float">
            <text:p>0.056013</text:p>
          </table:table-cell>
          <table:table-cell table:formula="of:=[.B1793]-[.C1793]" office:value-type="float" office:value="1.315405" calcext:value-type="float">
            <text:p>1.315405</text:p>
          </table:table-cell>
        </table:table-row>
        <table:table-row table:style-name="ro1">
          <table:table-cell office:value-type="float" office:value="1.359605" calcext:value-type="float">
            <text:p>1.359605</text:p>
          </table:table-cell>
          <table:table-cell office:value-type="float" office:value="1.421404" calcext:value-type="float">
            <text:p>1.421404</text:p>
          </table:table-cell>
          <table:table-cell office:value-type="float" office:value="0.056041" calcext:value-type="float">
            <text:p>0.056041</text:p>
          </table:table-cell>
          <table:table-cell table:formula="of:=[.B1794]-[.C1794]" office:value-type="float" office:value="1.365363" calcext:value-type="float">
            <text:p>1.365363</text:p>
          </table:table-cell>
        </table:table-row>
        <table:table-row table:style-name="ro1">
          <table:table-cell office:value-type="float" office:value="1.40856" calcext:value-type="float">
            <text:p>1.40856</text:p>
          </table:table-cell>
          <table:table-cell office:value-type="float" office:value="1.470358" calcext:value-type="float">
            <text:p>1.470358</text:p>
          </table:table-cell>
          <table:table-cell office:value-type="float" office:value="0.056069" calcext:value-type="float">
            <text:p>0.056069</text:p>
          </table:table-cell>
          <table:table-cell table:formula="of:=[.B1795]-[.C1795]" office:value-type="float" office:value="1.414289" calcext:value-type="float">
            <text:p>1.414289</text:p>
          </table:table-cell>
        </table:table-row>
        <table:table-row table:style-name="ro1">
          <table:table-cell office:value-type="float" office:value="1.457763" calcext:value-type="float">
            <text:p>1.457763</text:p>
          </table:table-cell>
          <table:table-cell office:value-type="float" office:value="1.519561" calcext:value-type="float">
            <text:p>1.519561</text:p>
          </table:table-cell>
          <table:table-cell office:value-type="float" office:value="0.056097" calcext:value-type="float">
            <text:p>0.056097</text:p>
          </table:table-cell>
          <table:table-cell table:formula="of:=[.B1796]-[.C1796]" office:value-type="float" office:value="1.463464" calcext:value-type="float">
            <text:p>1.463464</text:p>
          </table:table-cell>
        </table:table-row>
        <table:table-row table:style-name="ro1">
          <table:table-cell office:value-type="float" office:value="1.507288" calcext:value-type="float">
            <text:p>1.507288</text:p>
          </table:table-cell>
          <table:table-cell office:value-type="float" office:value="1.569087" calcext:value-type="float">
            <text:p>1.569087</text:p>
          </table:table-cell>
          <table:table-cell office:value-type="float" office:value="0.056125" calcext:value-type="float">
            <text:p>0.056125</text:p>
          </table:table-cell>
          <table:table-cell table:formula="of:=[.B1797]-[.C1797]" office:value-type="float" office:value="1.512962" calcext:value-type="float">
            <text:p>1.512962</text:p>
          </table:table-cell>
        </table:table-row>
        <table:table-row table:style-name="ro1">
          <table:table-cell office:value-type="float" office:value="1.556844" calcext:value-type="float">
            <text:p>1.556844</text:p>
          </table:table-cell>
          <table:table-cell office:value-type="float" office:value="1.618642" calcext:value-type="float">
            <text:p>1.618642</text:p>
          </table:table-cell>
          <table:table-cell office:value-type="float" office:value="0.056153" calcext:value-type="float">
            <text:p>0.056153</text:p>
          </table:table-cell>
          <table:table-cell table:formula="of:=[.B1798]-[.C1798]" office:value-type="float" office:value="1.562489" calcext:value-type="float">
            <text:p>1.562489</text:p>
          </table:table-cell>
        </table:table-row>
        <table:table-row table:style-name="ro1">
          <table:table-cell office:value-type="float" office:value="1.606906" calcext:value-type="float">
            <text:p>1.606906</text:p>
          </table:table-cell>
          <table:table-cell office:value-type="float" office:value="1.668704" calcext:value-type="float">
            <text:p>1.668704</text:p>
          </table:table-cell>
          <table:table-cell office:value-type="float" office:value="0.056181" calcext:value-type="float">
            <text:p>0.056181</text:p>
          </table:table-cell>
          <table:table-cell table:formula="of:=[.B1799]-[.C1799]" office:value-type="float" office:value="1.612523" calcext:value-type="float">
            <text:p>1.612523</text:p>
          </table:table-cell>
        </table:table-row>
        <table:table-row table:style-name="ro1">
          <table:table-cell office:value-type="float" office:value="1.6566" calcext:value-type="float">
            <text:p>1.6566</text:p>
          </table:table-cell>
          <table:table-cell office:value-type="float" office:value="1.718399" calcext:value-type="float">
            <text:p>1.718399</text:p>
          </table:table-cell>
          <table:table-cell office:value-type="float" office:value="0.056209" calcext:value-type="float">
            <text:p>0.056209</text:p>
          </table:table-cell>
          <table:table-cell table:formula="of:=[.B1800]-[.C1800]" office:value-type="float" office:value="1.66219" calcext:value-type="float">
            <text:p>1.66219</text:p>
          </table:table-cell>
        </table:table-row>
        <table:table-row table:style-name="ro1">
          <table:table-cell office:value-type="float" office:value="1.707078" calcext:value-type="float">
            <text:p>1.707078</text:p>
          </table:table-cell>
          <table:table-cell office:value-type="float" office:value="1.768876" calcext:value-type="float">
            <text:p>1.768876</text:p>
          </table:table-cell>
          <table:table-cell office:value-type="float" office:value="0.056237" calcext:value-type="float">
            <text:p>0.056237</text:p>
          </table:table-cell>
          <table:table-cell table:formula="of:=[.B1801]-[.C1801]" office:value-type="float" office:value="1.712639" calcext:value-type="float">
            <text:p>1.712639</text:p>
          </table:table-cell>
        </table:table-row>
        <table:table-row table:style-name="ro1">
          <table:table-cell office:value-type="float" office:value="1.75786" calcext:value-type="float">
            <text:p>1.75786</text:p>
          </table:table-cell>
          <table:table-cell office:value-type="float" office:value="1.819658" calcext:value-type="float">
            <text:p>1.819658</text:p>
          </table:table-cell>
          <table:table-cell office:value-type="float" office:value="0.056265" calcext:value-type="float">
            <text:p>0.056265</text:p>
          </table:table-cell>
          <table:table-cell table:formula="of:=[.B1802]-[.C1802]" office:value-type="float" office:value="1.763393" calcext:value-type="float">
            <text:p>1.763393</text:p>
          </table:table-cell>
        </table:table-row>
        <table:table-row table:style-name="ro1">
          <table:table-cell office:value-type="float" office:value="1.809086" calcext:value-type="float">
            <text:p>1.809086</text:p>
          </table:table-cell>
          <table:table-cell office:value-type="float" office:value="1.870884" calcext:value-type="float">
            <text:p>1.870884</text:p>
          </table:table-cell>
          <table:table-cell office:value-type="float" office:value="0.056293" calcext:value-type="float">
            <text:p>0.056293</text:p>
          </table:table-cell>
          <table:table-cell table:formula="of:=[.B1803]-[.C1803]" office:value-type="float" office:value="1.814591" calcext:value-type="float">
            <text:p>1.814591</text:p>
          </table:table-cell>
        </table:table-row>
        <table:table-row table:style-name="ro1">
          <table:table-cell office:value-type="float" office:value="1.859738" calcext:value-type="float">
            <text:p>1.859738</text:p>
          </table:table-cell>
          <table:table-cell office:value-type="float" office:value="1.921537" calcext:value-type="float">
            <text:p>1.921537</text:p>
          </table:table-cell>
          <table:table-cell office:value-type="float" office:value="0.056321" calcext:value-type="float">
            <text:p>0.056321</text:p>
          </table:table-cell>
          <table:table-cell table:formula="of:=[.B1804]-[.C1804]" office:value-type="float" office:value="1.865216" calcext:value-type="float">
            <text:p>1.865216</text:p>
          </table:table-cell>
        </table:table-row>
        <table:table-row table:style-name="ro1">
          <table:table-cell office:value-type="float" office:value="1.910685" calcext:value-type="float">
            <text:p>1.910685</text:p>
          </table:table-cell>
          <table:table-cell office:value-type="float" office:value="1.972484" calcext:value-type="float">
            <text:p>1.972484</text:p>
          </table:table-cell>
          <table:table-cell office:value-type="float" office:value="0.056349" calcext:value-type="float">
            <text:p>0.056349</text:p>
          </table:table-cell>
          <table:table-cell table:formula="of:=[.B1805]-[.C1805]" office:value-type="float" office:value="1.916135" calcext:value-type="float">
            <text:p>1.916135</text:p>
          </table:table-cell>
        </table:table-row>
        <table:table-row table:style-name="ro1">
          <table:table-cell office:value-type="float" office:value="1.961377" calcext:value-type="float">
            <text:p>1.961377</text:p>
          </table:table-cell>
          <table:table-cell office:value-type="float" office:value="2.023175" calcext:value-type="float">
            <text:p>2.023175</text:p>
          </table:table-cell>
          <table:table-cell office:value-type="float" office:value="0.056377" calcext:value-type="float">
            <text:p>0.056377</text:p>
          </table:table-cell>
          <table:table-cell table:formula="of:=[.B1806]-[.C1806]" office:value-type="float" office:value="1.966798" calcext:value-type="float">
            <text:p>1.966798</text:p>
          </table:table-cell>
        </table:table-row>
        <table:table-row table:style-name="ro1">
          <table:table-cell office:value-type="float" office:value="2.011622" calcext:value-type="float">
            <text:p>2.011622</text:p>
          </table:table-cell>
          <table:table-cell office:value-type="float" office:value="2.073421" calcext:value-type="float">
            <text:p>2.073421</text:p>
          </table:table-cell>
          <table:table-cell office:value-type="float" office:value="0.056405" calcext:value-type="float">
            <text:p>0.056405</text:p>
          </table:table-cell>
          <table:table-cell table:formula="of:=[.B1807]-[.C1807]" office:value-type="float" office:value="2.017016" calcext:value-type="float">
            <text:p>2.017016</text:p>
          </table:table-cell>
        </table:table-row>
        <table:table-row table:style-name="ro1">
          <table:table-cell office:value-type="float" office:value="2.062428" calcext:value-type="float">
            <text:p>2.062428</text:p>
          </table:table-cell>
          <table:table-cell office:value-type="float" office:value="2.124226" calcext:value-type="float">
            <text:p>2.124226</text:p>
          </table:table-cell>
          <table:table-cell office:value-type="float" office:value="0.056433" calcext:value-type="float">
            <text:p>0.056433</text:p>
          </table:table-cell>
          <table:table-cell table:formula="of:=[.B1808]-[.C1808]" office:value-type="float" office:value="2.067793" calcext:value-type="float">
            <text:p>2.067793</text:p>
          </table:table-cell>
        </table:table-row>
        <table:table-row table:style-name="ro1">
          <table:table-cell office:value-type="float" office:value="2.113549" calcext:value-type="float">
            <text:p>2.113549</text:p>
          </table:table-cell>
          <table:table-cell office:value-type="float" office:value="2.175348" calcext:value-type="float">
            <text:p>2.175348</text:p>
          </table:table-cell>
          <table:table-cell office:value-type="float" office:value="0.056461" calcext:value-type="float">
            <text:p>0.056461</text:p>
          </table:table-cell>
          <table:table-cell table:formula="of:=[.B1809]-[.C1809]" office:value-type="float" office:value="2.118887" calcext:value-type="float">
            <text:p>2.118887</text:p>
          </table:table-cell>
        </table:table-row>
        <table:table-row table:style-name="ro1">
          <table:table-cell office:value-type="float" office:value="2.165212" calcext:value-type="float">
            <text:p>2.165212</text:p>
          </table:table-cell>
          <table:table-cell office:value-type="float" office:value="2.227011" calcext:value-type="float">
            <text:p>2.227011</text:p>
          </table:table-cell>
          <table:table-cell office:value-type="float" office:value="0.056489" calcext:value-type="float">
            <text:p>0.056489</text:p>
          </table:table-cell>
          <table:table-cell table:formula="of:=[.B1810]-[.C1810]" office:value-type="float" office:value="2.170522" calcext:value-type="float">
            <text:p>2.170522</text:p>
          </table:table-cell>
        </table:table-row>
        <table:table-row table:style-name="ro1">
          <table:table-cell office:value-type="float" office:value="2.216125" calcext:value-type="float">
            <text:p>2.216125</text:p>
          </table:table-cell>
          <table:table-cell office:value-type="float" office:value="2.277924" calcext:value-type="float">
            <text:p>2.277924</text:p>
          </table:table-cell>
          <table:table-cell office:value-type="float" office:value="0.056517" calcext:value-type="float">
            <text:p>0.056517</text:p>
          </table:table-cell>
          <table:table-cell table:formula="of:=[.B1811]-[.C1811]" office:value-type="float" office:value="2.221407" calcext:value-type="float">
            <text:p>2.221407</text:p>
          </table:table-cell>
        </table:table-row>
        <table:table-row table:style-name="ro1">
          <table:table-cell office:value-type="float" office:value="2.266918" calcext:value-type="float">
            <text:p>2.266918</text:p>
          </table:table-cell>
          <table:table-cell office:value-type="float" office:value="2.328717" calcext:value-type="float">
            <text:p>2.328717</text:p>
          </table:table-cell>
          <table:table-cell office:value-type="float" office:value="0.056545" calcext:value-type="float">
            <text:p>0.056545</text:p>
          </table:table-cell>
          <table:table-cell table:formula="of:=[.B1812]-[.C1812]" office:value-type="float" office:value="2.272172" calcext:value-type="float">
            <text:p>2.272172</text:p>
          </table:table-cell>
        </table:table-row>
        <table:table-row table:style-name="ro1">
          <table:table-cell office:value-type="float" office:value="2.317458" calcext:value-type="float">
            <text:p>2.317458</text:p>
          </table:table-cell>
          <table:table-cell office:value-type="float" office:value="2.379257" calcext:value-type="float">
            <text:p>2.379257</text:p>
          </table:table-cell>
          <table:table-cell office:value-type="float" office:value="0.056573" calcext:value-type="float">
            <text:p>0.056573</text:p>
          </table:table-cell>
          <table:table-cell table:formula="of:=[.B1813]-[.C1813]" office:value-type="float" office:value="2.322684" calcext:value-type="float">
            <text:p>2.322684</text:p>
          </table:table-cell>
        </table:table-row>
        <table:table-row table:style-name="ro1">
          <table:table-cell office:value-type="float" office:value="2.367789" calcext:value-type="float">
            <text:p>2.367789</text:p>
          </table:table-cell>
          <table:table-cell office:value-type="float" office:value="2.429588" calcext:value-type="float">
            <text:p>2.429588</text:p>
          </table:table-cell>
          <table:table-cell office:value-type="float" office:value="0.056601" calcext:value-type="float">
            <text:p>0.056601</text:p>
          </table:table-cell>
          <table:table-cell table:formula="of:=[.B1814]-[.C1814]" office:value-type="float" office:value="2.372987" calcext:value-type="float">
            <text:p>2.372987</text:p>
          </table:table-cell>
        </table:table-row>
        <table:table-row table:style-name="ro1">
          <table:table-cell office:value-type="float" office:value="2.417686" calcext:value-type="float">
            <text:p>2.417686</text:p>
          </table:table-cell>
          <table:table-cell office:value-type="float" office:value="2.479485" calcext:value-type="float">
            <text:p>2.479485</text:p>
          </table:table-cell>
          <table:table-cell office:value-type="float" office:value="0.056629" calcext:value-type="float">
            <text:p>0.056629</text:p>
          </table:table-cell>
          <table:table-cell table:formula="of:=[.B1815]-[.C1815]" office:value-type="float" office:value="2.422856" calcext:value-type="float">
            <text:p>2.422856</text:p>
          </table:table-cell>
        </table:table-row>
        <table:table-row table:style-name="ro1">
          <table:table-cell office:value-type="float" office:value="2.467306" calcext:value-type="float">
            <text:p>2.467306</text:p>
          </table:table-cell>
          <table:table-cell office:value-type="float" office:value="2.529104" calcext:value-type="float">
            <text:p>2.529104</text:p>
          </table:table-cell>
          <table:table-cell office:value-type="float" office:value="0.056657" calcext:value-type="float">
            <text:p>0.056657</text:p>
          </table:table-cell>
          <table:table-cell table:formula="of:=[.B1816]-[.C1816]" office:value-type="float" office:value="2.472447" calcext:value-type="float">
            <text:p>2.472447</text:p>
          </table:table-cell>
        </table:table-row>
        <table:table-row table:style-name="ro1">
          <table:table-cell office:value-type="float" office:value="2.516179" calcext:value-type="float">
            <text:p>2.516179</text:p>
          </table:table-cell>
          <table:table-cell office:value-type="float" office:value="2.577978" calcext:value-type="float">
            <text:p>2.577978</text:p>
          </table:table-cell>
          <table:table-cell office:value-type="float" office:value="0.056685" calcext:value-type="float">
            <text:p>0.056685</text:p>
          </table:table-cell>
          <table:table-cell table:formula="of:=[.B1817]-[.C1817]" office:value-type="float" office:value="2.521293" calcext:value-type="float">
            <text:p>2.521293</text:p>
          </table:table-cell>
        </table:table-row>
        <table:table-row table:style-name="ro1">
          <table:table-cell office:value-type="float" office:value="2.564524" calcext:value-type="float">
            <text:p>2.564524</text:p>
          </table:table-cell>
          <table:table-cell office:value-type="float" office:value="2.626323" calcext:value-type="float">
            <text:p>2.626323</text:p>
          </table:table-cell>
          <table:table-cell office:value-type="float" office:value="0.056713" calcext:value-type="float">
            <text:p>0.056713</text:p>
          </table:table-cell>
          <table:table-cell table:formula="of:=[.B1818]-[.C1818]" office:value-type="float" office:value="2.56961" calcext:value-type="float">
            <text:p>2.56961</text:p>
          </table:table-cell>
        </table:table-row>
        <table:table-row table:style-name="ro1">
          <table:table-cell office:value-type="float" office:value="2.612437" calcext:value-type="float">
            <text:p>2.612437</text:p>
          </table:table-cell>
          <table:table-cell office:value-type="float" office:value="2.674235" calcext:value-type="float">
            <text:p>2.674235</text:p>
          </table:table-cell>
          <table:table-cell office:value-type="float" office:value="0.056741" calcext:value-type="float">
            <text:p>0.056741</text:p>
          </table:table-cell>
          <table:table-cell table:formula="of:=[.B1819]-[.C1819]" office:value-type="float" office:value="2.617494" calcext:value-type="float">
            <text:p>2.617494</text:p>
          </table:table-cell>
        </table:table-row>
        <table:table-row table:style-name="ro1">
          <table:table-cell office:value-type="float" office:value="2.660069" calcext:value-type="float">
            <text:p>2.660069</text:p>
          </table:table-cell>
          <table:table-cell office:value-type="float" office:value="2.721867" calcext:value-type="float">
            <text:p>2.721867</text:p>
          </table:table-cell>
          <table:table-cell office:value-type="float" office:value="0.056769" calcext:value-type="float">
            <text:p>0.056769</text:p>
          </table:table-cell>
          <table:table-cell table:formula="of:=[.B1820]-[.C1820]" office:value-type="float" office:value="2.665098" calcext:value-type="float">
            <text:p>2.665098</text:p>
          </table:table-cell>
        </table:table-row>
        <table:table-row table:style-name="ro1">
          <table:table-cell office:value-type="float" office:value="2.707359" calcext:value-type="float">
            <text:p>2.707359</text:p>
          </table:table-cell>
          <table:table-cell office:value-type="float" office:value="2.769158" calcext:value-type="float">
            <text:p>2.769158</text:p>
          </table:table-cell>
          <table:table-cell office:value-type="float" office:value="0.056797" calcext:value-type="float">
            <text:p>0.056797</text:p>
          </table:table-cell>
          <table:table-cell table:formula="of:=[.B1821]-[.C1821]" office:value-type="float" office:value="2.712361" calcext:value-type="float">
            <text:p>2.712361</text:p>
          </table:table-cell>
        </table:table-row>
        <table:table-row table:style-name="ro1">
          <table:table-cell office:value-type="float" office:value="2.756577" calcext:value-type="float">
            <text:p>2.756577</text:p>
          </table:table-cell>
          <table:table-cell office:value-type="float" office:value="2.818376" calcext:value-type="float">
            <text:p>2.818376</text:p>
          </table:table-cell>
          <table:table-cell office:value-type="float" office:value="0.056825" calcext:value-type="float">
            <text:p>0.056825</text:p>
          </table:table-cell>
          <table:table-cell table:formula="of:=[.B1822]-[.C1822]" office:value-type="float" office:value="2.761551" calcext:value-type="float">
            <text:p>2.761551</text:p>
          </table:table-cell>
        </table:table-row>
        <table:table-row table:style-name="ro1">
          <table:table-cell office:value-type="float" office:value="2.804596" calcext:value-type="float">
            <text:p>2.804596</text:p>
          </table:table-cell>
          <table:table-cell office:value-type="float" office:value="2.866395" calcext:value-type="float">
            <text:p>2.866395</text:p>
          </table:table-cell>
          <table:table-cell office:value-type="float" office:value="0.056853" calcext:value-type="float">
            <text:p>0.056853</text:p>
          </table:table-cell>
          <table:table-cell table:formula="of:=[.B1823]-[.C1823]" office:value-type="float" office:value="2.809542" calcext:value-type="float">
            <text:p>2.809542</text:p>
          </table:table-cell>
        </table:table-row>
        <table:table-row table:style-name="ro1">
          <table:table-cell office:value-type="float" office:value="2.852787" calcext:value-type="float">
            <text:p>2.852787</text:p>
          </table:table-cell>
          <table:table-cell office:value-type="float" office:value="2.914585" calcext:value-type="float">
            <text:p>2.914585</text:p>
          </table:table-cell>
          <table:table-cell office:value-type="float" office:value="0.056881" calcext:value-type="float">
            <text:p>0.056881</text:p>
          </table:table-cell>
          <table:table-cell table:formula="of:=[.B1824]-[.C1824]" office:value-type="float" office:value="2.857704" calcext:value-type="float">
            <text:p>2.857704</text:p>
          </table:table-cell>
        </table:table-row>
        <table:table-row table:style-name="ro1">
          <table:table-cell office:value-type="float" office:value="2.900386" calcext:value-type="float">
            <text:p>2.900386</text:p>
          </table:table-cell>
          <table:table-cell office:value-type="float" office:value="2.962185" calcext:value-type="float">
            <text:p>2.962185</text:p>
          </table:table-cell>
          <table:table-cell office:value-type="float" office:value="0.056909" calcext:value-type="float">
            <text:p>0.056909</text:p>
          </table:table-cell>
          <table:table-cell table:formula="of:=[.B1825]-[.C1825]" office:value-type="float" office:value="2.905276" calcext:value-type="float">
            <text:p>2.905276</text:p>
          </table:table-cell>
        </table:table-row>
        <table:table-row table:style-name="ro1">
          <table:table-cell office:value-type="float" office:value="2.948126" calcext:value-type="float">
            <text:p>2.948126</text:p>
          </table:table-cell>
          <table:table-cell office:value-type="float" office:value="3.009925" calcext:value-type="float">
            <text:p>3.009925</text:p>
          </table:table-cell>
          <table:table-cell office:value-type="float" office:value="0.056937" calcext:value-type="float">
            <text:p>0.056937</text:p>
          </table:table-cell>
          <table:table-cell table:formula="of:=[.B1826]-[.C1826]" office:value-type="float" office:value="2.952988" calcext:value-type="float">
            <text:p>2.952988</text:p>
          </table:table-cell>
        </table:table-row>
        <table:table-row table:style-name="ro1">
          <table:table-cell office:value-type="float" office:value="2.996023" calcext:value-type="float">
            <text:p>2.996023</text:p>
          </table:table-cell>
          <table:table-cell office:value-type="float" office:value="3.057822" calcext:value-type="float">
            <text:p>3.057822</text:p>
          </table:table-cell>
          <table:table-cell office:value-type="float" office:value="0.056965" calcext:value-type="float">
            <text:p>0.056965</text:p>
          </table:table-cell>
          <table:table-cell table:formula="of:=[.B1827]-[.C1827]" office:value-type="float" office:value="3.000857" calcext:value-type="float">
            <text:p>3.000857</text:p>
          </table:table-cell>
        </table:table-row>
        <table:table-row table:style-name="ro1">
          <table:table-cell office:value-type="float" office:value="3.044305" calcext:value-type="float">
            <text:p>3.044305</text:p>
          </table:table-cell>
          <table:table-cell office:value-type="float" office:value="3.106103" calcext:value-type="float">
            <text:p>3.106103</text:p>
          </table:table-cell>
          <table:table-cell office:value-type="float" office:value="0.056993" calcext:value-type="float">
            <text:p>0.056993</text:p>
          </table:table-cell>
          <table:table-cell table:formula="of:=[.B1828]-[.C1828]" office:value-type="float" office:value="3.04911" calcext:value-type="float">
            <text:p>3.04911</text:p>
          </table:table-cell>
        </table:table-row>
        <table:table-row table:style-name="ro1">
          <table:table-cell office:value-type="float" office:value="3.092979" calcext:value-type="float">
            <text:p>3.092979</text:p>
          </table:table-cell>
          <table:table-cell office:value-type="float" office:value="-3.128408" calcext:value-type="float">
            <text:p>-3.128408</text:p>
          </table:table-cell>
          <table:table-cell office:value-type="float" office:value="0.057021" calcext:value-type="float">
            <text:p>0.057021</text:p>
          </table:table-cell>
          <table:table-cell table:formula="of:=[.B1829]-[.C1829]" office:value-type="float" office:value="-3.185429" calcext:value-type="float">
            <text:p>-3.185429</text:p>
          </table:table-cell>
        </table:table-row>
        <table:table-row table:style-name="ro1">
          <table:table-cell office:value-type="float" office:value="3.141357" calcext:value-type="float">
            <text:p>3.141357</text:p>
          </table:table-cell>
          <table:table-cell office:value-type="float" office:value="-3.08003" calcext:value-type="float">
            <text:p>-3.08003</text:p>
          </table:table-cell>
          <table:table-cell office:value-type="float" office:value="0.057049" calcext:value-type="float">
            <text:p>0.057049</text:p>
          </table:table-cell>
          <table:table-cell table:formula="of:=[.B1830]-[.C1830]" office:value-type="float" office:value="-3.137079" calcext:value-type="float">
            <text:p>-3.137079</text:p>
          </table:table-cell>
        </table:table-row>
        <table:table-row table:style-name="ro1">
          <table:table-cell office:value-type="float" office:value="-3.093758" calcext:value-type="float">
            <text:p>-3.093758</text:p>
          </table:table-cell>
          <table:table-cell office:value-type="float" office:value="-3.03196" calcext:value-type="float">
            <text:p>-3.03196</text:p>
          </table:table-cell>
          <table:table-cell office:value-type="float" office:value="0.057077" calcext:value-type="float">
            <text:p>0.057077</text:p>
          </table:table-cell>
          <table:table-cell table:formula="of:=[.B1831]-[.C1831]" office:value-type="float" office:value="-3.089037" calcext:value-type="float">
            <text:p>-3.089037</text:p>
          </table:table-cell>
        </table:table-row>
        <table:table-row table:style-name="ro1">
          <table:table-cell office:value-type="float" office:value="-3.044232" calcext:value-type="float">
            <text:p>-3.044232</text:p>
          </table:table-cell>
          <table:table-cell office:value-type="float" office:value="-2.982434" calcext:value-type="float">
            <text:p>-2.982434</text:p>
          </table:table-cell>
          <table:table-cell office:value-type="float" office:value="0.057105" calcext:value-type="float">
            <text:p>0.057105</text:p>
          </table:table-cell>
          <table:table-cell table:formula="of:=[.B1832]-[.C1832]" office:value-type="float" office:value="-3.039539" calcext:value-type="float">
            <text:p>-3.039539</text:p>
          </table:table-cell>
        </table:table-row>
        <table:table-row table:style-name="ro1">
          <table:table-cell office:value-type="float" office:value="-2.994699" calcext:value-type="float">
            <text:p>-2.994699</text:p>
          </table:table-cell>
          <table:table-cell office:value-type="float" office:value="-2.932901" calcext:value-type="float">
            <text:p>-2.932901</text:p>
          </table:table-cell>
          <table:table-cell office:value-type="float" office:value="0.057133" calcext:value-type="float">
            <text:p>0.057133</text:p>
          </table:table-cell>
          <table:table-cell table:formula="of:=[.B1833]-[.C1833]" office:value-type="float" office:value="-2.990034" calcext:value-type="float">
            <text:p>-2.990034</text:p>
          </table:table-cell>
        </table:table-row>
        <table:table-row table:style-name="ro1">
          <table:table-cell office:value-type="float" office:value="-2.944292" calcext:value-type="float">
            <text:p>-2.944292</text:p>
          </table:table-cell>
          <table:table-cell office:value-type="float" office:value="-2.882494" calcext:value-type="float">
            <text:p>-2.882494</text:p>
          </table:table-cell>
          <table:table-cell office:value-type="float" office:value="0.057161" calcext:value-type="float">
            <text:p>0.057161</text:p>
          </table:table-cell>
          <table:table-cell table:formula="of:=[.B1834]-[.C1834]" office:value-type="float" office:value="-2.939655" calcext:value-type="float">
            <text:p>-2.939655</text:p>
          </table:table-cell>
        </table:table-row>
        <table:table-row table:style-name="ro1">
          <table:table-cell office:value-type="float" office:value="-2.894773" calcext:value-type="float">
            <text:p>-2.894773</text:p>
          </table:table-cell>
          <table:table-cell office:value-type="float" office:value="-2.832975" calcext:value-type="float">
            <text:p>-2.832975</text:p>
          </table:table-cell>
          <table:table-cell office:value-type="float" office:value="0.057189" calcext:value-type="float">
            <text:p>0.057189</text:p>
          </table:table-cell>
          <table:table-cell table:formula="of:=[.B1835]-[.C1835]" office:value-type="float" office:value="-2.890164" calcext:value-type="float">
            <text:p>-2.890164</text:p>
          </table:table-cell>
        </table:table-row>
        <table:table-row table:style-name="ro1">
          <table:table-cell office:value-type="float" office:value="-2.845324" calcext:value-type="float">
            <text:p>-2.845324</text:p>
          </table:table-cell>
          <table:table-cell office:value-type="float" office:value="-2.783526" calcext:value-type="float">
            <text:p>-2.783526</text:p>
          </table:table-cell>
          <table:table-cell office:value-type="float" office:value="0.057217" calcext:value-type="float">
            <text:p>0.057217</text:p>
          </table:table-cell>
          <table:table-cell table:formula="of:=[.B1836]-[.C1836]" office:value-type="float" office:value="-2.840743" calcext:value-type="float">
            <text:p>-2.840743</text:p>
          </table:table-cell>
        </table:table-row>
        <table:table-row table:style-name="ro1">
          <table:table-cell office:value-type="float" office:value="-2.796604" calcext:value-type="float">
            <text:p>-2.796604</text:p>
          </table:table-cell>
          <table:table-cell office:value-type="float" office:value="-2.734806" calcext:value-type="float">
            <text:p>-2.734806</text:p>
          </table:table-cell>
          <table:table-cell office:value-type="float" office:value="0.057245" calcext:value-type="float">
            <text:p>0.057245</text:p>
          </table:table-cell>
          <table:table-cell table:formula="of:=[.B1837]-[.C1837]" office:value-type="float" office:value="-2.792051" calcext:value-type="float">
            <text:p>-2.792051</text:p>
          </table:table-cell>
        </table:table-row>
        <table:table-row table:style-name="ro1">
          <table:table-cell office:value-type="float" office:value="-2.747908" calcext:value-type="float">
            <text:p>-2.747908</text:p>
          </table:table-cell>
          <table:table-cell office:value-type="float" office:value="-2.68611" calcext:value-type="float">
            <text:p>-2.68611</text:p>
          </table:table-cell>
          <table:table-cell office:value-type="float" office:value="0.057273" calcext:value-type="float">
            <text:p>0.057273</text:p>
          </table:table-cell>
          <table:table-cell table:formula="of:=[.B1838]-[.C1838]" office:value-type="float" office:value="-2.743383" calcext:value-type="float">
            <text:p>-2.743383</text:p>
          </table:table-cell>
        </table:table-row>
        <table:table-row table:style-name="ro1">
          <table:table-cell office:value-type="float" office:value="-2.700217" calcext:value-type="float">
            <text:p>-2.700217</text:p>
          </table:table-cell>
          <table:table-cell office:value-type="float" office:value="-2.638418" calcext:value-type="float">
            <text:p>-2.638418</text:p>
          </table:table-cell>
          <table:table-cell office:value-type="float" office:value="0.057301" calcext:value-type="float">
            <text:p>0.057301</text:p>
          </table:table-cell>
          <table:table-cell table:formula="of:=[.B1839]-[.C1839]" office:value-type="float" office:value="-2.695719" calcext:value-type="float">
            <text:p>-2.695719</text:p>
          </table:table-cell>
        </table:table-row>
        <table:table-row table:style-name="ro1">
          <table:table-cell office:value-type="float" office:value="-2.652807" calcext:value-type="float">
            <text:p>-2.652807</text:p>
          </table:table-cell>
          <table:table-cell office:value-type="float" office:value="-2.591009" calcext:value-type="float">
            <text:p>-2.591009</text:p>
          </table:table-cell>
          <table:table-cell office:value-type="float" office:value="0.057329" calcext:value-type="float">
            <text:p>0.057329</text:p>
          </table:table-cell>
          <table:table-cell table:formula="of:=[.B1840]-[.C1840]" office:value-type="float" office:value="-2.648338" calcext:value-type="float">
            <text:p>-2.648338</text:p>
          </table:table-cell>
        </table:table-row>
        <table:table-row table:style-name="ro1">
          <table:table-cell office:value-type="float" office:value="-2.605" calcext:value-type="float">
            <text:p>-2.605</text:p>
          </table:table-cell>
          <table:table-cell office:value-type="float" office:value="-2.543201" calcext:value-type="float">
            <text:p>-2.543201</text:p>
          </table:table-cell>
          <table:table-cell office:value-type="float" office:value="0.057357" calcext:value-type="float">
            <text:p>0.057357</text:p>
          </table:table-cell>
          <table:table-cell table:formula="of:=[.B1841]-[.C1841]" office:value-type="float" office:value="-2.600558" calcext:value-type="float">
            <text:p>-2.600558</text:p>
          </table:table-cell>
        </table:table-row>
        <table:table-row table:style-name="ro1">
          <table:table-cell office:value-type="float" office:value="-2.557381" calcext:value-type="float">
            <text:p>-2.557381</text:p>
          </table:table-cell>
          <table:table-cell office:value-type="float" office:value="-2.495583" calcext:value-type="float">
            <text:p>-2.495583</text:p>
          </table:table-cell>
          <table:table-cell office:value-type="float" office:value="0.057385" calcext:value-type="float">
            <text:p>0.057385</text:p>
          </table:table-cell>
          <table:table-cell table:formula="of:=[.B1842]-[.C1842]" office:value-type="float" office:value="-2.552968" calcext:value-type="float">
            <text:p>-2.552968</text:p>
          </table:table-cell>
        </table:table-row>
        <table:table-row table:style-name="ro1">
          <table:table-cell office:value-type="float" office:value="-2.509555" calcext:value-type="float">
            <text:p>-2.509555</text:p>
          </table:table-cell>
          <table:table-cell office:value-type="float" office:value="-2.447756" calcext:value-type="float">
            <text:p>-2.447756</text:p>
          </table:table-cell>
          <table:table-cell office:value-type="float" office:value="0.057413" calcext:value-type="float">
            <text:p>0.057413</text:p>
          </table:table-cell>
          <table:table-cell table:formula="of:=[.B1843]-[.C1843]" office:value-type="float" office:value="-2.505169" calcext:value-type="float">
            <text:p>-2.505169</text:p>
          </table:table-cell>
        </table:table-row>
        <table:table-row table:style-name="ro1">
          <table:table-cell office:value-type="float" office:value="-2.462378" calcext:value-type="float">
            <text:p>-2.462378</text:p>
          </table:table-cell>
          <table:table-cell office:value-type="float" office:value="-2.40058" calcext:value-type="float">
            <text:p>-2.40058</text:p>
          </table:table-cell>
          <table:table-cell office:value-type="float" office:value="0.057441" calcext:value-type="float">
            <text:p>0.057441</text:p>
          </table:table-cell>
          <table:table-cell table:formula="of:=[.B1844]-[.C1844]" office:value-type="float" office:value="-2.458021" calcext:value-type="float">
            <text:p>-2.458021</text:p>
          </table:table-cell>
        </table:table-row>
        <table:table-row table:style-name="ro1">
          <table:table-cell office:value-type="float" office:value="-2.413043" calcext:value-type="float">
            <text:p>-2.413043</text:p>
          </table:table-cell>
          <table:table-cell office:value-type="float" office:value="-2.351244" calcext:value-type="float">
            <text:p>-2.351244</text:p>
          </table:table-cell>
          <table:table-cell office:value-type="float" office:value="0.057469" calcext:value-type="float">
            <text:p>0.057469</text:p>
          </table:table-cell>
          <table:table-cell table:formula="of:=[.B1845]-[.C1845]" office:value-type="float" office:value="-2.408713" calcext:value-type="float">
            <text:p>-2.408713</text:p>
          </table:table-cell>
        </table:table-row>
        <table:table-row table:style-name="ro1">
          <table:table-cell office:value-type="float" office:value="-2.363873" calcext:value-type="float">
            <text:p>-2.363873</text:p>
          </table:table-cell>
          <table:table-cell office:value-type="float" office:value="-2.302074" calcext:value-type="float">
            <text:p>-2.302074</text:p>
          </table:table-cell>
          <table:table-cell office:value-type="float" office:value="0.057497" calcext:value-type="float">
            <text:p>0.057497</text:p>
          </table:table-cell>
          <table:table-cell table:formula="of:=[.B1846]-[.C1846]" office:value-type="float" office:value="-2.359571" calcext:value-type="float">
            <text:p>-2.359571</text:p>
          </table:table-cell>
        </table:table-row>
        <table:table-row table:style-name="ro1">
          <table:table-cell office:value-type="float" office:value="-2.314199" calcext:value-type="float">
            <text:p>-2.314199</text:p>
          </table:table-cell>
          <table:table-cell office:value-type="float" office:value="-2.252401" calcext:value-type="float">
            <text:p>-2.252401</text:p>
          </table:table-cell>
          <table:table-cell office:value-type="float" office:value="0.057525" calcext:value-type="float">
            <text:p>0.057525</text:p>
          </table:table-cell>
          <table:table-cell table:formula="of:=[.B1847]-[.C1847]" office:value-type="float" office:value="-2.309926" calcext:value-type="float">
            <text:p>-2.309926</text:p>
          </table:table-cell>
        </table:table-row>
        <table:table-row table:style-name="ro1">
          <table:table-cell office:value-type="float" office:value="-2.264918" calcext:value-type="float">
            <text:p>-2.264918</text:p>
          </table:table-cell>
          <table:table-cell office:value-type="float" office:value="-2.20312" calcext:value-type="float">
            <text:p>-2.20312</text:p>
          </table:table-cell>
          <table:table-cell office:value-type="float" office:value="0.057553" calcext:value-type="float">
            <text:p>0.057553</text:p>
          </table:table-cell>
          <table:table-cell table:formula="of:=[.B1848]-[.C1848]" office:value-type="float" office:value="-2.260673" calcext:value-type="float">
            <text:p>-2.260673</text:p>
          </table:table-cell>
        </table:table-row>
        <table:table-row table:style-name="ro1">
          <table:table-cell office:value-type="float" office:value="-2.215609" calcext:value-type="float">
            <text:p>-2.215609</text:p>
          </table:table-cell>
          <table:table-cell office:value-type="float" office:value="-2.153811" calcext:value-type="float">
            <text:p>-2.153811</text:p>
          </table:table-cell>
          <table:table-cell office:value-type="float" office:value="0.057581" calcext:value-type="float">
            <text:p>0.057581</text:p>
          </table:table-cell>
          <table:table-cell table:formula="of:=[.B1849]-[.C1849]" office:value-type="float" office:value="-2.211392" calcext:value-type="float">
            <text:p>-2.211392</text:p>
          </table:table-cell>
        </table:table-row>
        <table:table-row table:style-name="ro1">
          <table:table-cell office:value-type="float" office:value="-2.16562" calcext:value-type="float">
            <text:p>-2.16562</text:p>
          </table:table-cell>
          <table:table-cell office:value-type="float" office:value="-2.103822" calcext:value-type="float">
            <text:p>-2.103822</text:p>
          </table:table-cell>
          <table:table-cell office:value-type="float" office:value="0.057609" calcext:value-type="float">
            <text:p>0.057609</text:p>
          </table:table-cell>
          <table:table-cell table:formula="of:=[.B1850]-[.C1850]" office:value-type="float" office:value="-2.161431" calcext:value-type="float">
            <text:p>-2.161431</text:p>
          </table:table-cell>
        </table:table-row>
        <table:table-row table:style-name="ro1">
          <table:table-cell office:value-type="float" office:value="-2.115153" calcext:value-type="float">
            <text:p>-2.115153</text:p>
          </table:table-cell>
          <table:table-cell office:value-type="float" office:value="-2.053355" calcext:value-type="float">
            <text:p>-2.053355</text:p>
          </table:table-cell>
          <table:table-cell office:value-type="float" office:value="0.057637" calcext:value-type="float">
            <text:p>0.057637</text:p>
          </table:table-cell>
          <table:table-cell table:formula="of:=[.B1851]-[.C1851]" office:value-type="float" office:value="-2.110992" calcext:value-type="float">
            <text:p>-2.110992</text:p>
          </table:table-cell>
        </table:table-row>
        <table:table-row table:style-name="ro1">
          <table:table-cell office:value-type="float" office:value="-2.064408" calcext:value-type="float">
            <text:p>-2.064408</text:p>
          </table:table-cell>
          <table:table-cell office:value-type="float" office:value="-2.00261" calcext:value-type="float">
            <text:p>-2.00261</text:p>
          </table:table-cell>
          <table:table-cell office:value-type="float" office:value="0.057665" calcext:value-type="float">
            <text:p>0.057665</text:p>
          </table:table-cell>
          <table:table-cell table:formula="of:=[.B1852]-[.C1852]" office:value-type="float" office:value="-2.060275" calcext:value-type="float">
            <text:p>-2.060275</text:p>
          </table:table-cell>
        </table:table-row>
        <table:table-row table:style-name="ro1">
          <table:table-cell office:value-type="float" office:value="-2.014167" calcext:value-type="float">
            <text:p>-2.014167</text:p>
          </table:table-cell>
          <table:table-cell office:value-type="float" office:value="-1.952369" calcext:value-type="float">
            <text:p>-1.952369</text:p>
          </table:table-cell>
          <table:table-cell office:value-type="float" office:value="0.057693" calcext:value-type="float">
            <text:p>0.057693</text:p>
          </table:table-cell>
          <table:table-cell table:formula="of:=[.B1853]-[.C1853]" office:value-type="float" office:value="-2.010062" calcext:value-type="float">
            <text:p>-2.010062</text:p>
          </table:table-cell>
        </table:table-row>
        <table:table-row table:style-name="ro1">
          <table:table-cell office:value-type="float" office:value="-1.963714" calcext:value-type="float">
            <text:p>-1.963714</text:p>
          </table:table-cell>
          <table:table-cell office:value-type="float" office:value="-1.901915" calcext:value-type="float">
            <text:p>-1.901915</text:p>
          </table:table-cell>
          <table:table-cell office:value-type="float" office:value="0.057721" calcext:value-type="float">
            <text:p>0.057721</text:p>
          </table:table-cell>
          <table:table-cell table:formula="of:=[.B1854]-[.C1854]" office:value-type="float" office:value="-1.959636" calcext:value-type="float">
            <text:p>-1.959636</text:p>
          </table:table-cell>
        </table:table-row>
        <table:table-row table:style-name="ro1">
          <table:table-cell office:value-type="float" office:value="-1.913221" calcext:value-type="float">
            <text:p>-1.913221</text:p>
          </table:table-cell>
          <table:table-cell office:value-type="float" office:value="-1.851423" calcext:value-type="float">
            <text:p>-1.851423</text:p>
          </table:table-cell>
          <table:table-cell office:value-type="float" office:value="0.057749" calcext:value-type="float">
            <text:p>0.057749</text:p>
          </table:table-cell>
          <table:table-cell table:formula="of:=[.B1855]-[.C1855]" office:value-type="float" office:value="-1.909172" calcext:value-type="float">
            <text:p>-1.909172</text:p>
          </table:table-cell>
        </table:table-row>
        <table:table-row table:style-name="ro1">
          <table:table-cell office:value-type="float" office:value="-1.862191" calcext:value-type="float">
            <text:p>-1.862191</text:p>
          </table:table-cell>
          <table:table-cell office:value-type="float" office:value="-1.800393" calcext:value-type="float">
            <text:p>-1.800393</text:p>
          </table:table-cell>
          <table:table-cell office:value-type="float" office:value="0.057777" calcext:value-type="float">
            <text:p>0.057777</text:p>
          </table:table-cell>
          <table:table-cell table:formula="of:=[.B1856]-[.C1856]" office:value-type="float" office:value="-1.85817" calcext:value-type="float">
            <text:p>-1.85817</text:p>
          </table:table-cell>
        </table:table-row>
        <table:table-row table:style-name="ro1">
          <table:table-cell office:value-type="float" office:value="-1.812353" calcext:value-type="float">
            <text:p>-1.812353</text:p>
          </table:table-cell>
          <table:table-cell office:value-type="float" office:value="-1.750555" calcext:value-type="float">
            <text:p>-1.750555</text:p>
          </table:table-cell>
          <table:table-cell office:value-type="float" office:value="0.057805" calcext:value-type="float">
            <text:p>0.057805</text:p>
          </table:table-cell>
          <table:table-cell table:formula="of:=[.B1857]-[.C1857]" office:value-type="float" office:value="-1.80836" calcext:value-type="float">
            <text:p>-1.80836</text:p>
          </table:table-cell>
        </table:table-row>
        <table:table-row table:style-name="ro1">
          <table:table-cell office:value-type="float" office:value="-1.762865" calcext:value-type="float">
            <text:p>-1.762865</text:p>
          </table:table-cell>
          <table:table-cell office:value-type="float" office:value="-1.701067" calcext:value-type="float">
            <text:p>-1.701067</text:p>
          </table:table-cell>
          <table:table-cell office:value-type="float" office:value="0.057833" calcext:value-type="float">
            <text:p>0.057833</text:p>
          </table:table-cell>
          <table:table-cell table:formula="of:=[.B1858]-[.C1858]" office:value-type="float" office:value="-1.7589" calcext:value-type="float">
            <text:p>-1.7589</text:p>
          </table:table-cell>
        </table:table-row>
        <table:table-row table:style-name="ro1">
          <table:table-cell office:value-type="float" office:value="-1.713918" calcext:value-type="float">
            <text:p>-1.713918</text:p>
          </table:table-cell>
          <table:table-cell office:value-type="float" office:value="-1.65212" calcext:value-type="float">
            <text:p>-1.65212</text:p>
          </table:table-cell>
          <table:table-cell office:value-type="float" office:value="0.057861" calcext:value-type="float">
            <text:p>0.057861</text:p>
          </table:table-cell>
          <table:table-cell table:formula="of:=[.B1859]-[.C1859]" office:value-type="float" office:value="-1.709981" calcext:value-type="float">
            <text:p>-1.709981</text:p>
          </table:table-cell>
        </table:table-row>
        <table:table-row table:style-name="ro1">
          <table:table-cell office:value-type="float" office:value="-1.665597" calcext:value-type="float">
            <text:p>-1.665597</text:p>
          </table:table-cell>
          <table:table-cell office:value-type="float" office:value="-1.603799" calcext:value-type="float">
            <text:p>-1.603799</text:p>
          </table:table-cell>
          <table:table-cell office:value-type="float" office:value="0.057889" calcext:value-type="float">
            <text:p>0.057889</text:p>
          </table:table-cell>
          <table:table-cell table:formula="of:=[.B1860]-[.C1860]" office:value-type="float" office:value="-1.661688" calcext:value-type="float">
            <text:p>-1.661688</text:p>
          </table:table-cell>
        </table:table-row>
        <table:table-row table:style-name="ro1">
          <table:table-cell office:value-type="float" office:value="-1.617133" calcext:value-type="float">
            <text:p>-1.617133</text:p>
          </table:table-cell>
          <table:table-cell office:value-type="float" office:value="-1.555334" calcext:value-type="float">
            <text:p>-1.555334</text:p>
          </table:table-cell>
          <table:table-cell office:value-type="float" office:value="0.057917" calcext:value-type="float">
            <text:p>0.057917</text:p>
          </table:table-cell>
          <table:table-cell table:formula="of:=[.B1861]-[.C1861]" office:value-type="float" office:value="-1.613251" calcext:value-type="float">
            <text:p>-1.613251</text:p>
          </table:table-cell>
        </table:table-row>
        <table:table-row table:style-name="ro1">
          <table:table-cell office:value-type="float" office:value="-1.567816" calcext:value-type="float">
            <text:p>-1.567816</text:p>
          </table:table-cell>
          <table:table-cell office:value-type="float" office:value="-1.506018" calcext:value-type="float">
            <text:p>-1.506018</text:p>
          </table:table-cell>
          <table:table-cell office:value-type="float" office:value="0.057945" calcext:value-type="float">
            <text:p>0.057945</text:p>
          </table:table-cell>
          <table:table-cell table:formula="of:=[.B1862]-[.C1862]" office:value-type="float" office:value="-1.563963" calcext:value-type="float">
            <text:p>-1.563963</text:p>
          </table:table-cell>
        </table:table-row>
        <table:table-row table:style-name="ro1">
          <table:table-cell office:value-type="float" office:value="-1.518284" calcext:value-type="float">
            <text:p>-1.518284</text:p>
          </table:table-cell>
          <table:table-cell office:value-type="float" office:value="-1.456486" calcext:value-type="float">
            <text:p>-1.456486</text:p>
          </table:table-cell>
          <table:table-cell office:value-type="float" office:value="0.057973" calcext:value-type="float">
            <text:p>0.057973</text:p>
          </table:table-cell>
          <table:table-cell table:formula="of:=[.B1863]-[.C1863]" office:value-type="float" office:value="-1.514459" calcext:value-type="float">
            <text:p>-1.514459</text:p>
          </table:table-cell>
        </table:table-row>
        <table:table-row table:style-name="ro1">
          <table:table-cell office:value-type="float" office:value="-1.46882" calcext:value-type="float">
            <text:p>-1.46882</text:p>
          </table:table-cell>
          <table:table-cell office:value-type="float" office:value="-1.407022" calcext:value-type="float">
            <text:p>-1.407022</text:p>
          </table:table-cell>
          <table:table-cell office:value-type="float" office:value="0.058001" calcext:value-type="float">
            <text:p>0.058001</text:p>
          </table:table-cell>
          <table:table-cell table:formula="of:=[.B1864]-[.C1864]" office:value-type="float" office:value="-1.465023" calcext:value-type="float">
            <text:p>-1.465023</text:p>
          </table:table-cell>
        </table:table-row>
        <table:table-row table:style-name="ro1">
          <table:table-cell office:value-type="float" office:value="-1.419428" calcext:value-type="float">
            <text:p>-1.419428</text:p>
          </table:table-cell>
          <table:table-cell office:value-type="float" office:value="-1.35763" calcext:value-type="float">
            <text:p>-1.35763</text:p>
          </table:table-cell>
          <table:table-cell office:value-type="float" office:value="0.058029" calcext:value-type="float">
            <text:p>0.058029</text:p>
          </table:table-cell>
          <table:table-cell table:formula="of:=[.B1865]-[.C1865]" office:value-type="float" office:value="-1.415659" calcext:value-type="float">
            <text:p>-1.415659</text:p>
          </table:table-cell>
        </table:table-row>
        <table:table-row table:style-name="ro1">
          <table:table-cell office:value-type="float" office:value="-1.37025" calcext:value-type="float">
            <text:p>-1.37025</text:p>
          </table:table-cell>
          <table:table-cell office:value-type="float" office:value="-1.308451" calcext:value-type="float">
            <text:p>-1.308451</text:p>
          </table:table-cell>
          <table:table-cell office:value-type="float" office:value="0.058057" calcext:value-type="float">
            <text:p>0.058057</text:p>
          </table:table-cell>
          <table:table-cell table:formula="of:=[.B1866]-[.C1866]" office:value-type="float" office:value="-1.366508" calcext:value-type="float">
            <text:p>-1.366508</text:p>
          </table:table-cell>
        </table:table-row>
        <table:table-row table:style-name="ro1">
          <table:table-cell office:value-type="float" office:value="-1.321936" calcext:value-type="float">
            <text:p>-1.321936</text:p>
          </table:table-cell>
          <table:table-cell office:value-type="float" office:value="-1.260138" calcext:value-type="float">
            <text:p>-1.260138</text:p>
          </table:table-cell>
          <table:table-cell office:value-type="float" office:value="0.058085" calcext:value-type="float">
            <text:p>0.058085</text:p>
          </table:table-cell>
          <table:table-cell table:formula="of:=[.B1867]-[.C1867]" office:value-type="float" office:value="-1.318223" calcext:value-type="float">
            <text:p>-1.318223</text:p>
          </table:table-cell>
        </table:table-row>
        <table:table-row table:style-name="ro1">
          <table:table-cell office:value-type="float" office:value="-1.274006" calcext:value-type="float">
            <text:p>-1.274006</text:p>
          </table:table-cell>
          <table:table-cell office:value-type="float" office:value="-1.212208" calcext:value-type="float">
            <text:p>-1.212208</text:p>
          </table:table-cell>
          <table:table-cell office:value-type="float" office:value="0.058113" calcext:value-type="float">
            <text:p>0.058113</text:p>
          </table:table-cell>
          <table:table-cell table:formula="of:=[.B1868]-[.C1868]" office:value-type="float" office:value="-1.270321" calcext:value-type="float">
            <text:p>-1.270321</text:p>
          </table:table-cell>
        </table:table-row>
        <table:table-row table:style-name="ro1">
          <table:table-cell office:value-type="float" office:value="-1.226119" calcext:value-type="float">
            <text:p>-1.226119</text:p>
          </table:table-cell>
          <table:table-cell office:value-type="float" office:value="-1.164321" calcext:value-type="float">
            <text:p>-1.164321</text:p>
          </table:table-cell>
          <table:table-cell office:value-type="float" office:value="0.058141" calcext:value-type="float">
            <text:p>0.058141</text:p>
          </table:table-cell>
          <table:table-cell table:formula="of:=[.B1869]-[.C1869]" office:value-type="float" office:value="-1.222462" calcext:value-type="float">
            <text:p>-1.222462</text:p>
          </table:table-cell>
        </table:table-row>
        <table:table-row table:style-name="ro1">
          <table:table-cell office:value-type="float" office:value="-1.177647" calcext:value-type="float">
            <text:p>-1.177647</text:p>
          </table:table-cell>
          <table:table-cell office:value-type="float" office:value="-1.115849" calcext:value-type="float">
            <text:p>-1.115849</text:p>
          </table:table-cell>
          <table:table-cell office:value-type="float" office:value="0.058169" calcext:value-type="float">
            <text:p>0.058169</text:p>
          </table:table-cell>
          <table:table-cell table:formula="of:=[.B1870]-[.C1870]" office:value-type="float" office:value="-1.174018" calcext:value-type="float">
            <text:p>-1.174018</text:p>
          </table:table-cell>
        </table:table-row>
        <table:table-row table:style-name="ro1">
          <table:table-cell office:value-type="float" office:value="-1.128858" calcext:value-type="float">
            <text:p>-1.128858</text:p>
          </table:table-cell>
          <table:table-cell office:value-type="float" office:value="-1.06706" calcext:value-type="float">
            <text:p>-1.06706</text:p>
          </table:table-cell>
          <table:table-cell office:value-type="float" office:value="0.058197" calcext:value-type="float">
            <text:p>0.058197</text:p>
          </table:table-cell>
          <table:table-cell table:formula="of:=[.B1871]-[.C1871]" office:value-type="float" office:value="-1.125257" calcext:value-type="float">
            <text:p>-1.125257</text:p>
          </table:table-cell>
        </table:table-row>
        <table:table-row table:style-name="ro1">
          <table:table-cell office:value-type="float" office:value="-1.08068" calcext:value-type="float">
            <text:p>-1.08068</text:p>
          </table:table-cell>
          <table:table-cell office:value-type="float" office:value="-1.018882" calcext:value-type="float">
            <text:p>-1.018882</text:p>
          </table:table-cell>
          <table:table-cell office:value-type="float" office:value="0.058225" calcext:value-type="float">
            <text:p>0.058225</text:p>
          </table:table-cell>
          <table:table-cell table:formula="of:=[.B1872]-[.C1872]" office:value-type="float" office:value="-1.077107" calcext:value-type="float">
            <text:p>-1.077107</text:p>
          </table:table-cell>
        </table:table-row>
        <table:table-row table:style-name="ro1">
          <table:table-cell office:value-type="float" office:value="-1.031201" calcext:value-type="float">
            <text:p>-1.031201</text:p>
          </table:table-cell>
          <table:table-cell office:value-type="float" office:value="-0.969402" calcext:value-type="float">
            <text:p>-0.969402</text:p>
          </table:table-cell>
          <table:table-cell office:value-type="float" office:value="0.058253" calcext:value-type="float">
            <text:p>0.058253</text:p>
          </table:table-cell>
          <table:table-cell table:formula="of:=[.B1873]-[.C1873]" office:value-type="float" office:value="-1.027655" calcext:value-type="float">
            <text:p>-1.027655</text:p>
          </table:table-cell>
        </table:table-row>
        <table:table-row table:style-name="ro1">
          <table:table-cell office:value-type="float" office:value="-0.982126" calcext:value-type="float">
            <text:p>-0.982126</text:p>
          </table:table-cell>
          <table:table-cell office:value-type="float" office:value="-0.920328" calcext:value-type="float">
            <text:p>-0.920328</text:p>
          </table:table-cell>
          <table:table-cell office:value-type="float" office:value="0.058281" calcext:value-type="float">
            <text:p>0.058281</text:p>
          </table:table-cell>
          <table:table-cell table:formula="of:=[.B1874]-[.C1874]" office:value-type="float" office:value="-0.978609" calcext:value-type="float">
            <text:p>-0.978609</text:p>
          </table:table-cell>
        </table:table-row>
        <table:table-row table:style-name="ro1">
          <table:table-cell office:value-type="float" office:value="-0.932491" calcext:value-type="float">
            <text:p>-0.932491</text:p>
          </table:table-cell>
          <table:table-cell office:value-type="float" office:value="-0.870692" calcext:value-type="float">
            <text:p>-0.870692</text:p>
          </table:table-cell>
          <table:table-cell office:value-type="float" office:value="0.058309" calcext:value-type="float">
            <text:p>0.058309</text:p>
          </table:table-cell>
          <table:table-cell table:formula="of:=[.B1875]-[.C1875]" office:value-type="float" office:value="-0.929001" calcext:value-type="float">
            <text:p>-0.929001</text:p>
          </table:table-cell>
        </table:table-row>
        <table:table-row table:style-name="ro1">
          <table:table-cell office:value-type="float" office:value="-0.882696" calcext:value-type="float">
            <text:p>-0.882696</text:p>
          </table:table-cell>
          <table:table-cell office:value-type="float" office:value="-0.820898" calcext:value-type="float">
            <text:p>-0.820898</text:p>
          </table:table-cell>
          <table:table-cell office:value-type="float" office:value="0.058337" calcext:value-type="float">
            <text:p>0.058337</text:p>
          </table:table-cell>
          <table:table-cell table:formula="of:=[.B1876]-[.C1876]" office:value-type="float" office:value="-0.879235" calcext:value-type="float">
            <text:p>-0.879235</text:p>
          </table:table-cell>
        </table:table-row>
        <table:table-row table:style-name="ro1">
          <table:table-cell office:value-type="float" office:value="-0.832206" calcext:value-type="float">
            <text:p>-0.832206</text:p>
          </table:table-cell>
          <table:table-cell office:value-type="float" office:value="-0.770408" calcext:value-type="float">
            <text:p>-0.770408</text:p>
          </table:table-cell>
          <table:table-cell office:value-type="float" office:value="0.058365" calcext:value-type="float">
            <text:p>0.058365</text:p>
          </table:table-cell>
          <table:table-cell table:formula="of:=[.B1877]-[.C1877]" office:value-type="float" office:value="-0.828773" calcext:value-type="float">
            <text:p>-0.828773</text:p>
          </table:table-cell>
        </table:table-row>
        <table:table-row table:style-name="ro1">
          <table:table-cell office:value-type="float" office:value="-0.782254" calcext:value-type="float">
            <text:p>-0.782254</text:p>
          </table:table-cell>
          <table:table-cell office:value-type="float" office:value="-0.720456" calcext:value-type="float">
            <text:p>-0.720456</text:p>
          </table:table-cell>
          <table:table-cell office:value-type="float" office:value="0.058393" calcext:value-type="float">
            <text:p>0.058393</text:p>
          </table:table-cell>
          <table:table-cell table:formula="of:=[.B1878]-[.C1878]" office:value-type="float" office:value="-0.778849" calcext:value-type="float">
            <text:p>-0.778849</text:p>
          </table:table-cell>
        </table:table-row>
        <table:table-row table:style-name="ro1">
          <table:table-cell office:value-type="float" office:value="-0.732414" calcext:value-type="float">
            <text:p>-0.732414</text:p>
          </table:table-cell>
          <table:table-cell office:value-type="float" office:value="-0.670615" calcext:value-type="float">
            <text:p>-0.670615</text:p>
          </table:table-cell>
          <table:table-cell office:value-type="float" office:value="0.058421" calcext:value-type="float">
            <text:p>0.058421</text:p>
          </table:table-cell>
          <table:table-cell table:formula="of:=[.B1879]-[.C1879]" office:value-type="float" office:value="-0.729036" calcext:value-type="float">
            <text:p>-0.729036</text:p>
          </table:table-cell>
        </table:table-row>
        <table:table-row table:style-name="ro1">
          <table:table-cell office:value-type="float" office:value="-0.682953" calcext:value-type="float">
            <text:p>-0.682953</text:p>
          </table:table-cell>
          <table:table-cell office:value-type="float" office:value="-0.621154" calcext:value-type="float">
            <text:p>-0.621154</text:p>
          </table:table-cell>
          <table:table-cell office:value-type="float" office:value="0.058449" calcext:value-type="float">
            <text:p>0.058449</text:p>
          </table:table-cell>
          <table:table-cell table:formula="of:=[.B1880]-[.C1880]" office:value-type="float" office:value="-0.679603" calcext:value-type="float">
            <text:p>-0.679603</text:p>
          </table:table-cell>
        </table:table-row>
        <table:table-row table:style-name="ro1">
          <table:table-cell office:value-type="float" office:value="-0.634244" calcext:value-type="float">
            <text:p>-0.634244</text:p>
          </table:table-cell>
          <table:table-cell office:value-type="float" office:value="-0.572446" calcext:value-type="float">
            <text:p>-0.572446</text:p>
          </table:table-cell>
          <table:table-cell office:value-type="float" office:value="0.058477" calcext:value-type="float">
            <text:p>0.058477</text:p>
          </table:table-cell>
          <table:table-cell table:formula="of:=[.B1881]-[.C1881]" office:value-type="float" office:value="-0.630923" calcext:value-type="float">
            <text:p>-0.630923</text:p>
          </table:table-cell>
        </table:table-row>
        <table:table-row table:style-name="ro1">
          <table:table-cell office:value-type="float" office:value="-0.585183" calcext:value-type="float">
            <text:p>-0.585183</text:p>
          </table:table-cell>
          <table:table-cell office:value-type="float" office:value="-0.523384" calcext:value-type="float">
            <text:p>-0.523384</text:p>
          </table:table-cell>
          <table:table-cell office:value-type="float" office:value="0.058505" calcext:value-type="float">
            <text:p>0.058505</text:p>
          </table:table-cell>
          <table:table-cell table:formula="of:=[.B1882]-[.C1882]" office:value-type="float" office:value="-0.581889" calcext:value-type="float">
            <text:p>-0.581889</text:p>
          </table:table-cell>
        </table:table-row>
        <table:table-row table:style-name="ro1">
          <table:table-cell office:value-type="float" office:value="-0.537593" calcext:value-type="float">
            <text:p>-0.537593</text:p>
          </table:table-cell>
          <table:table-cell office:value-type="float" office:value="-0.475794" calcext:value-type="float">
            <text:p>-0.475794</text:p>
          </table:table-cell>
          <table:table-cell office:value-type="float" office:value="0.058533" calcext:value-type="float">
            <text:p>0.058533</text:p>
          </table:table-cell>
          <table:table-cell table:formula="of:=[.B1883]-[.C1883]" office:value-type="float" office:value="-0.534327" calcext:value-type="float">
            <text:p>-0.534327</text:p>
          </table:table-cell>
        </table:table-row>
        <table:table-row table:style-name="ro1">
          <table:table-cell office:value-type="float" office:value="-0.489358" calcext:value-type="float">
            <text:p>-0.489358</text:p>
          </table:table-cell>
          <table:table-cell office:value-type="float" office:value="-0.42756" calcext:value-type="float">
            <text:p>-0.42756</text:p>
          </table:table-cell>
          <table:table-cell office:value-type="float" office:value="0.058561" calcext:value-type="float">
            <text:p>0.058561</text:p>
          </table:table-cell>
          <table:table-cell table:formula="of:=[.B1884]-[.C1884]" office:value-type="float" office:value="-0.486121" calcext:value-type="float">
            <text:p>-0.486121</text:p>
          </table:table-cell>
        </table:table-row>
        <table:table-row table:style-name="ro1">
          <table:table-cell office:value-type="float" office:value="-0.441737" calcext:value-type="float">
            <text:p>-0.441737</text:p>
          </table:table-cell>
          <table:table-cell office:value-type="float" office:value="-0.379939" calcext:value-type="float">
            <text:p>-0.379939</text:p>
          </table:table-cell>
          <table:table-cell office:value-type="float" office:value="0.058589" calcext:value-type="float">
            <text:p>0.058589</text:p>
          </table:table-cell>
          <table:table-cell table:formula="of:=[.B1885]-[.C1885]" office:value-type="float" office:value="-0.438528" calcext:value-type="float">
            <text:p>-0.438528</text:p>
          </table:table-cell>
        </table:table-row>
        <table:table-row table:style-name="ro1">
          <table:table-cell office:value-type="float" office:value="-0.39314" calcext:value-type="float">
            <text:p>-0.39314</text:p>
          </table:table-cell>
          <table:table-cell office:value-type="float" office:value="-0.331342" calcext:value-type="float">
            <text:p>-0.331342</text:p>
          </table:table-cell>
          <table:table-cell office:value-type="float" office:value="0.058617" calcext:value-type="float">
            <text:p>0.058617</text:p>
          </table:table-cell>
          <table:table-cell table:formula="of:=[.B1886]-[.C1886]" office:value-type="float" office:value="-0.389959" calcext:value-type="float">
            <text:p>-0.389959</text:p>
          </table:table-cell>
        </table:table-row>
        <table:table-row table:style-name="ro1">
          <table:table-cell office:value-type="float" office:value="-0.345268" calcext:value-type="float">
            <text:p>-0.345268</text:p>
          </table:table-cell>
          <table:table-cell office:value-type="float" office:value="-0.283469" calcext:value-type="float">
            <text:p>-0.283469</text:p>
          </table:table-cell>
          <table:table-cell office:value-type="float" office:value="0.058645" calcext:value-type="float">
            <text:p>0.058645</text:p>
          </table:table-cell>
          <table:table-cell table:formula="of:=[.B1887]-[.C1887]" office:value-type="float" office:value="-0.342114" calcext:value-type="float">
            <text:p>-0.342114</text:p>
          </table:table-cell>
        </table:table-row>
        <table:table-row table:style-name="ro1">
          <table:table-cell office:value-type="float" office:value="-0.297416" calcext:value-type="float">
            <text:p>-0.297416</text:p>
          </table:table-cell>
          <table:table-cell office:value-type="float" office:value="-0.235618" calcext:value-type="float">
            <text:p>-0.235618</text:p>
          </table:table-cell>
          <table:table-cell office:value-type="float" office:value="0.058673" calcext:value-type="float">
            <text:p>0.058673</text:p>
          </table:table-cell>
          <table:table-cell table:formula="of:=[.B1888]-[.C1888]" office:value-type="float" office:value="-0.294291" calcext:value-type="float">
            <text:p>-0.294291</text:p>
          </table:table-cell>
        </table:table-row>
        <table:table-row table:style-name="ro1">
          <table:table-cell office:value-type="float" office:value="-0.249341" calcext:value-type="float">
            <text:p>-0.249341</text:p>
          </table:table-cell>
          <table:table-cell office:value-type="float" office:value="-0.187542" calcext:value-type="float">
            <text:p>-0.187542</text:p>
          </table:table-cell>
          <table:table-cell office:value-type="float" office:value="0.058701" calcext:value-type="float">
            <text:p>0.058701</text:p>
          </table:table-cell>
          <table:table-cell table:formula="of:=[.B1889]-[.C1889]" office:value-type="float" office:value="-0.246243" calcext:value-type="float">
            <text:p>-0.246243</text:p>
          </table:table-cell>
        </table:table-row>
        <table:table-row table:style-name="ro1">
          <table:table-cell office:value-type="float" office:value="-0.20149" calcext:value-type="float">
            <text:p>-0.20149</text:p>
          </table:table-cell>
          <table:table-cell office:value-type="float" office:value="-0.139691" calcext:value-type="float">
            <text:p>-0.139691</text:p>
          </table:table-cell>
          <table:table-cell office:value-type="float" office:value="0.058729" calcext:value-type="float">
            <text:p>0.058729</text:p>
          </table:table-cell>
          <table:table-cell table:formula="of:=[.B1890]-[.C1890]" office:value-type="float" office:value="-0.19842" calcext:value-type="float">
            <text:p>-0.19842</text:p>
          </table:table-cell>
        </table:table-row>
        <table:table-row table:style-name="ro1">
          <table:table-cell office:value-type="float" office:value="-0.15338" calcext:value-type="float">
            <text:p>-0.15338</text:p>
          </table:table-cell>
          <table:table-cell office:value-type="float" office:value="-0.091582" calcext:value-type="float">
            <text:p>-0.091582</text:p>
          </table:table-cell>
          <table:table-cell office:value-type="float" office:value="0.058757" calcext:value-type="float">
            <text:p>0.058757</text:p>
          </table:table-cell>
          <table:table-cell table:formula="of:=[.B1891]-[.C1891]" office:value-type="float" office:value="-0.150339" calcext:value-type="float">
            <text:p>-0.150339</text:p>
          </table:table-cell>
        </table:table-row>
        <table:table-row table:style-name="ro1">
          <table:table-cell office:value-type="float" office:value="-0.105933" calcext:value-type="float">
            <text:p>-0.105933</text:p>
          </table:table-cell>
          <table:table-cell office:value-type="float" office:value="-0.044135" calcext:value-type="float">
            <text:p>-0.044135</text:p>
          </table:table-cell>
          <table:table-cell office:value-type="float" office:value="0.058785" calcext:value-type="float">
            <text:p>0.058785</text:p>
          </table:table-cell>
          <table:table-cell table:formula="of:=[.B1892]-[.C1892]" office:value-type="float" office:value="-0.10292" calcext:value-type="float">
            <text:p>-0.10292</text:p>
          </table:table-cell>
        </table:table-row>
        <table:table-row table:style-name="ro1">
          <table:table-cell office:value-type="float" office:value="-0.058672" calcext:value-type="float">
            <text:p>-0.058672</text:p>
          </table:table-cell>
          <table:table-cell office:value-type="float" office:value="0.003126" calcext:value-type="float">
            <text:p>0.003126</text:p>
          </table:table-cell>
          <table:table-cell office:value-type="float" office:value="0.058813" calcext:value-type="float">
            <text:p>0.058813</text:p>
          </table:table-cell>
          <table:table-cell table:formula="of:=[.B1893]-[.C1893]" office:value-type="float" office:value="-0.055687" calcext:value-type="float">
            <text:p>-0.055687</text:p>
          </table:table-cell>
        </table:table-row>
        <table:table-row table:style-name="ro1">
          <table:table-cell office:value-type="float" office:value="-0.011209" calcext:value-type="float">
            <text:p>-0.011209</text:p>
          </table:table-cell>
          <table:table-cell office:value-type="float" office:value="0.050589" calcext:value-type="float">
            <text:p>0.050589</text:p>
          </table:table-cell>
          <table:table-cell office:value-type="float" office:value="0.058841" calcext:value-type="float">
            <text:p>0.058841</text:p>
          </table:table-cell>
          <table:table-cell table:formula="of:=[.B1894]-[.C1894]" office:value-type="float" office:value="-0.00825200000000001" calcext:value-type="float">
            <text:p>-0.008252</text:p>
          </table:table-cell>
        </table:table-row>
        <table:table-row table:style-name="ro1">
          <table:table-cell office:value-type="float" office:value="0.037499" calcext:value-type="float">
            <text:p>0.037499</text:p>
          </table:table-cell>
          <table:table-cell office:value-type="float" office:value="0.099297" calcext:value-type="float">
            <text:p>0.099297</text:p>
          </table:table-cell>
          <table:table-cell office:value-type="float" office:value="0.058869" calcext:value-type="float">
            <text:p>0.058869</text:p>
          </table:table-cell>
          <table:table-cell table:formula="of:=[.B1895]-[.C1895]" office:value-type="float" office:value="0.040428" calcext:value-type="float">
            <text:p>0.040428</text:p>
          </table:table-cell>
        </table:table-row>
        <table:table-row table:style-name="ro1">
          <table:table-cell office:value-type="float" office:value="0.086563" calcext:value-type="float">
            <text:p>0.086563</text:p>
          </table:table-cell>
          <table:table-cell office:value-type="float" office:value="0.148361" calcext:value-type="float">
            <text:p>0.148361</text:p>
          </table:table-cell>
          <table:table-cell office:value-type="float" office:value="0.058897" calcext:value-type="float">
            <text:p>0.058897</text:p>
          </table:table-cell>
          <table:table-cell table:formula="of:=[.B1896]-[.C1896]" office:value-type="float" office:value="0.089464" calcext:value-type="float">
            <text:p>0.089464</text:p>
          </table:table-cell>
        </table:table-row>
        <table:table-row table:style-name="ro1">
          <table:table-cell office:value-type="float" office:value="0.135637" calcext:value-type="float">
            <text:p>0.135637</text:p>
          </table:table-cell>
          <table:table-cell office:value-type="float" office:value="0.197435" calcext:value-type="float">
            <text:p>0.197435</text:p>
          </table:table-cell>
          <table:table-cell office:value-type="float" office:value="0.058925" calcext:value-type="float">
            <text:p>0.058925</text:p>
          </table:table-cell>
          <table:table-cell table:formula="of:=[.B1897]-[.C1897]" office:value-type="float" office:value="0.13851" calcext:value-type="float">
            <text:p>0.13851</text:p>
          </table:table-cell>
        </table:table-row>
        <table:table-row table:style-name="ro1">
          <table:table-cell office:value-type="float" office:value="0.185051" calcext:value-type="float">
            <text:p>0.185051</text:p>
          </table:table-cell>
          <table:table-cell office:value-type="float" office:value="0.24685" calcext:value-type="float">
            <text:p>0.24685</text:p>
          </table:table-cell>
          <table:table-cell office:value-type="float" office:value="0.058953" calcext:value-type="float">
            <text:p>0.058953</text:p>
          </table:table-cell>
          <table:table-cell table:formula="of:=[.B1898]-[.C1898]" office:value-type="float" office:value="0.187897" calcext:value-type="float">
            <text:p>0.187897</text:p>
          </table:table-cell>
        </table:table-row>
        <table:table-row table:style-name="ro1">
          <table:table-cell office:value-type="float" office:value="0.234854" calcext:value-type="float">
            <text:p>0.234854</text:p>
          </table:table-cell>
          <table:table-cell office:value-type="float" office:value="0.296652" calcext:value-type="float">
            <text:p>0.296652</text:p>
          </table:table-cell>
          <table:table-cell office:value-type="float" office:value="0.058981" calcext:value-type="float">
            <text:p>0.058981</text:p>
          </table:table-cell>
          <table:table-cell table:formula="of:=[.B1899]-[.C1899]" office:value-type="float" office:value="0.237671" calcext:value-type="float">
            <text:p>0.237671</text:p>
          </table:table-cell>
        </table:table-row>
        <table:table-row table:style-name="ro1">
          <table:table-cell office:value-type="float" office:value="0.284492" calcext:value-type="float">
            <text:p>0.284492</text:p>
          </table:table-cell>
          <table:table-cell office:value-type="float" office:value="0.34629" calcext:value-type="float">
            <text:p>0.34629</text:p>
          </table:table-cell>
          <table:table-cell office:value-type="float" office:value="0.059009" calcext:value-type="float">
            <text:p>0.059009</text:p>
          </table:table-cell>
          <table:table-cell table:formula="of:=[.B1900]-[.C1900]" office:value-type="float" office:value="0.287281" calcext:value-type="float">
            <text:p>0.287281</text:p>
          </table:table-cell>
        </table:table-row>
        <table:table-row table:style-name="ro1">
          <table:table-cell office:value-type="float" office:value="0.334074" calcext:value-type="float">
            <text:p>0.334074</text:p>
          </table:table-cell>
          <table:table-cell office:value-type="float" office:value="0.395872" calcext:value-type="float">
            <text:p>0.395872</text:p>
          </table:table-cell>
          <table:table-cell office:value-type="float" office:value="0.059037" calcext:value-type="float">
            <text:p>0.059037</text:p>
          </table:table-cell>
          <table:table-cell table:formula="of:=[.B1901]-[.C1901]" office:value-type="float" office:value="0.336835" calcext:value-type="float">
            <text:p>0.336835</text:p>
          </table:table-cell>
        </table:table-row>
        <table:table-row table:style-name="ro1">
          <table:table-cell office:value-type="float" office:value="0.383395" calcext:value-type="float">
            <text:p>0.383395</text:p>
          </table:table-cell>
          <table:table-cell office:value-type="float" office:value="0.445193" calcext:value-type="float">
            <text:p>0.445193</text:p>
          </table:table-cell>
          <table:table-cell office:value-type="float" office:value="0.059065" calcext:value-type="float">
            <text:p>0.059065</text:p>
          </table:table-cell>
          <table:table-cell table:formula="of:=[.B1902]-[.C1902]" office:value-type="float" office:value="0.386128" calcext:value-type="float">
            <text:p>0.386128</text:p>
          </table:table-cell>
        </table:table-row>
        <table:table-row table:style-name="ro1">
          <table:table-cell office:value-type="float" office:value="0.433457" calcext:value-type="float">
            <text:p>0.433457</text:p>
          </table:table-cell>
          <table:table-cell office:value-type="float" office:value="0.495255" calcext:value-type="float">
            <text:p>0.495255</text:p>
          </table:table-cell>
          <table:table-cell office:value-type="float" office:value="0.059093" calcext:value-type="float">
            <text:p>0.059093</text:p>
          </table:table-cell>
          <table:table-cell table:formula="of:=[.B1903]-[.C1903]" office:value-type="float" office:value="0.436162" calcext:value-type="float">
            <text:p>0.436162</text:p>
          </table:table-cell>
        </table:table-row>
        <table:table-row table:style-name="ro1">
          <table:table-cell office:value-type="float" office:value="0.483481" calcext:value-type="float">
            <text:p>0.483481</text:p>
          </table:table-cell>
          <table:table-cell office:value-type="float" office:value="0.54528" calcext:value-type="float">
            <text:p>0.54528</text:p>
          </table:table-cell>
          <table:table-cell office:value-type="float" office:value="0.059121" calcext:value-type="float">
            <text:p>0.059121</text:p>
          </table:table-cell>
          <table:table-cell table:formula="of:=[.B1904]-[.C1904]" office:value-type="float" office:value="0.486159" calcext:value-type="float">
            <text:p>0.486159</text:p>
          </table:table-cell>
        </table:table-row>
        <table:table-row table:style-name="ro1">
          <table:table-cell office:value-type="float" office:value="0.533355" calcext:value-type="float">
            <text:p>0.533355</text:p>
          </table:table-cell>
          <table:table-cell office:value-type="float" office:value="0.595154" calcext:value-type="float">
            <text:p>0.595154</text:p>
          </table:table-cell>
          <table:table-cell office:value-type="float" office:value="0.059149" calcext:value-type="float">
            <text:p>0.059149</text:p>
          </table:table-cell>
          <table:table-cell table:formula="of:=[.B1905]-[.C1905]" office:value-type="float" office:value="0.536005" calcext:value-type="float">
            <text:p>0.536005</text:p>
          </table:table-cell>
        </table:table-row>
        <table:table-row table:style-name="ro1">
          <table:table-cell office:value-type="float" office:value="0.582653" calcext:value-type="float">
            <text:p>0.582653</text:p>
          </table:table-cell>
          <table:table-cell office:value-type="float" office:value="0.644451" calcext:value-type="float">
            <text:p>0.644451</text:p>
          </table:table-cell>
          <table:table-cell office:value-type="float" office:value="0.059177" calcext:value-type="float">
            <text:p>0.059177</text:p>
          </table:table-cell>
          <table:table-cell table:formula="of:=[.B1906]-[.C1906]" office:value-type="float" office:value="0.585274" calcext:value-type="float">
            <text:p>0.585274</text:p>
          </table:table-cell>
        </table:table-row>
        <table:table-row table:style-name="ro1">
          <table:table-cell office:value-type="float" office:value="0.63304" calcext:value-type="float">
            <text:p>0.63304</text:p>
          </table:table-cell>
          <table:table-cell office:value-type="float" office:value="0.694838" calcext:value-type="float">
            <text:p>0.694838</text:p>
          </table:table-cell>
          <table:table-cell office:value-type="float" office:value="0.059205" calcext:value-type="float">
            <text:p>0.059205</text:p>
          </table:table-cell>
          <table:table-cell table:formula="of:=[.B1907]-[.C1907]" office:value-type="float" office:value="0.635633" calcext:value-type="float">
            <text:p>0.635633</text:p>
          </table:table-cell>
        </table:table-row>
        <table:table-row table:style-name="ro1">
          <table:table-cell office:value-type="float" office:value="0.682012" calcext:value-type="float">
            <text:p>0.682012</text:p>
          </table:table-cell>
          <table:table-cell office:value-type="float" office:value="0.74381" calcext:value-type="float">
            <text:p>0.74381</text:p>
          </table:table-cell>
          <table:table-cell office:value-type="float" office:value="0.059233" calcext:value-type="float">
            <text:p>0.059233</text:p>
          </table:table-cell>
          <table:table-cell table:formula="of:=[.B1908]-[.C1908]" office:value-type="float" office:value="0.684577" calcext:value-type="float">
            <text:p>0.684577</text:p>
          </table:table-cell>
        </table:table-row>
        <table:table-row table:style-name="ro1">
          <table:table-cell office:value-type="float" office:value="0.731312" calcext:value-type="float">
            <text:p>0.731312</text:p>
          </table:table-cell>
          <table:table-cell office:value-type="float" office:value="0.79311" calcext:value-type="float">
            <text:p>0.79311</text:p>
          </table:table-cell>
          <table:table-cell office:value-type="float" office:value="0.059261" calcext:value-type="float">
            <text:p>0.059261</text:p>
          </table:table-cell>
          <table:table-cell table:formula="of:=[.B1909]-[.C1909]" office:value-type="float" office:value="0.733849" calcext:value-type="float">
            <text:p>0.733849</text:p>
          </table:table-cell>
        </table:table-row>
        <table:table-row table:style-name="ro1">
          <table:table-cell office:value-type="float" office:value="0.779928" calcext:value-type="float">
            <text:p>0.779928</text:p>
          </table:table-cell>
          <table:table-cell office:value-type="float" office:value="0.841726" calcext:value-type="float">
            <text:p>0.841726</text:p>
          </table:table-cell>
          <table:table-cell office:value-type="float" office:value="0.059289" calcext:value-type="float">
            <text:p>0.059289</text:p>
          </table:table-cell>
          <table:table-cell table:formula="of:=[.B1910]-[.C1910]" office:value-type="float" office:value="0.782437" calcext:value-type="float">
            <text:p>0.782437</text:p>
          </table:table-cell>
        </table:table-row>
        <table:table-row table:style-name="ro1">
          <table:table-cell office:value-type="float" office:value="0.827919" calcext:value-type="float">
            <text:p>0.827919</text:p>
          </table:table-cell>
          <table:table-cell office:value-type="float" office:value="0.889718" calcext:value-type="float">
            <text:p>0.889718</text:p>
          </table:table-cell>
          <table:table-cell office:value-type="float" office:value="0.059317" calcext:value-type="float">
            <text:p>0.059317</text:p>
          </table:table-cell>
          <table:table-cell table:formula="of:=[.B1911]-[.C1911]" office:value-type="float" office:value="0.830401" calcext:value-type="float">
            <text:p>0.830401</text:p>
          </table:table-cell>
        </table:table-row>
        <table:table-row table:style-name="ro1">
          <table:table-cell office:value-type="float" office:value="0.876501" calcext:value-type="float">
            <text:p>0.876501</text:p>
          </table:table-cell>
          <table:table-cell office:value-type="float" office:value="0.938299" calcext:value-type="float">
            <text:p>0.938299</text:p>
          </table:table-cell>
          <table:table-cell office:value-type="float" office:value="0.059345" calcext:value-type="float">
            <text:p>0.059345</text:p>
          </table:table-cell>
          <table:table-cell table:formula="of:=[.B1912]-[.C1912]" office:value-type="float" office:value="0.878954" calcext:value-type="float">
            <text:p>0.878954</text:p>
          </table:table-cell>
        </table:table-row>
        <table:table-row table:style-name="ro1">
          <table:table-cell office:value-type="float" office:value="0.925931" calcext:value-type="float">
            <text:p>0.925931</text:p>
          </table:table-cell>
          <table:table-cell office:value-type="float" office:value="0.987729" calcext:value-type="float">
            <text:p>0.987729</text:p>
          </table:table-cell>
          <table:table-cell office:value-type="float" office:value="0.059373" calcext:value-type="float">
            <text:p>0.059373</text:p>
          </table:table-cell>
          <table:table-cell table:formula="of:=[.B1913]-[.C1913]" office:value-type="float" office:value="0.928356" calcext:value-type="float">
            <text:p>0.928356</text:p>
          </table:table-cell>
        </table:table-row>
        <table:table-row table:style-name="ro1">
          <table:table-cell office:value-type="float" office:value="0.976706" calcext:value-type="float">
            <text:p>0.976706</text:p>
          </table:table-cell>
          <table:table-cell office:value-type="float" office:value="1.038504" calcext:value-type="float">
            <text:p>1.038504</text:p>
          </table:table-cell>
          <table:table-cell office:value-type="float" office:value="0.059401" calcext:value-type="float">
            <text:p>0.059401</text:p>
          </table:table-cell>
          <table:table-cell table:formula="of:=[.B1914]-[.C1914]" office:value-type="float" office:value="0.979103" calcext:value-type="float">
            <text:p>0.979103</text:p>
          </table:table-cell>
        </table:table-row>
        <table:table-row table:style-name="ro1">
          <table:table-cell office:value-type="float" office:value="1.02715" calcext:value-type="float">
            <text:p>1.02715</text:p>
          </table:table-cell>
          <table:table-cell office:value-type="float" office:value="1.088948" calcext:value-type="float">
            <text:p>1.088948</text:p>
          </table:table-cell>
          <table:table-cell office:value-type="float" office:value="0.059429" calcext:value-type="float">
            <text:p>0.059429</text:p>
          </table:table-cell>
          <table:table-cell table:formula="of:=[.B1915]-[.C1915]" office:value-type="float" office:value="1.029519" calcext:value-type="float">
            <text:p>1.029519</text:p>
          </table:table-cell>
        </table:table-row>
        <table:table-row table:style-name="ro1">
          <table:table-cell office:value-type="float" office:value="1.077202" calcext:value-type="float">
            <text:p>1.077202</text:p>
          </table:table-cell>
          <table:table-cell office:value-type="float" office:value="1.139" calcext:value-type="float">
            <text:p>1.139</text:p>
          </table:table-cell>
          <table:table-cell office:value-type="float" office:value="0.059457" calcext:value-type="float">
            <text:p>0.059457</text:p>
          </table:table-cell>
          <table:table-cell table:formula="of:=[.B1916]-[.C1916]" office:value-type="float" office:value="1.079543" calcext:value-type="float">
            <text:p>1.079543</text:p>
          </table:table-cell>
        </table:table-row>
        <table:table-row table:style-name="ro1">
          <table:table-cell office:value-type="float" office:value="1.127101" calcext:value-type="float">
            <text:p>1.127101</text:p>
          </table:table-cell>
          <table:table-cell office:value-type="float" office:value="1.188899" calcext:value-type="float">
            <text:p>1.188899</text:p>
          </table:table-cell>
          <table:table-cell office:value-type="float" office:value="0.059485" calcext:value-type="float">
            <text:p>0.059485</text:p>
          </table:table-cell>
          <table:table-cell table:formula="of:=[.B1917]-[.C1917]" office:value-type="float" office:value="1.129414" calcext:value-type="float">
            <text:p>1.129414</text:p>
          </table:table-cell>
        </table:table-row>
        <table:table-row table:style-name="ro1">
          <table:table-cell office:value-type="float" office:value="1.176606" calcext:value-type="float">
            <text:p>1.176606</text:p>
          </table:table-cell>
          <table:table-cell office:value-type="float" office:value="1.238404" calcext:value-type="float">
            <text:p>1.238404</text:p>
          </table:table-cell>
          <table:table-cell office:value-type="float" office:value="0.059513" calcext:value-type="float">
            <text:p>0.059513</text:p>
          </table:table-cell>
          <table:table-cell table:formula="of:=[.B1918]-[.C1918]" office:value-type="float" office:value="1.178891" calcext:value-type="float">
            <text:p>1.178891</text:p>
          </table:table-cell>
        </table:table-row>
        <table:table-row table:style-name="ro1">
          <table:table-cell office:value-type="float" office:value="1.226035" calcext:value-type="float">
            <text:p>1.226035</text:p>
          </table:table-cell>
          <table:table-cell office:value-type="float" office:value="1.287833" calcext:value-type="float">
            <text:p>1.287833</text:p>
          </table:table-cell>
          <table:table-cell office:value-type="float" office:value="0.059541" calcext:value-type="float">
            <text:p>0.059541</text:p>
          </table:table-cell>
          <table:table-cell table:formula="of:=[.B1919]-[.C1919]" office:value-type="float" office:value="1.228292" calcext:value-type="float">
            <text:p>1.228292</text:p>
          </table:table-cell>
        </table:table-row>
        <table:table-row table:style-name="ro1">
          <table:table-cell office:value-type="float" office:value="1.276264" calcext:value-type="float">
            <text:p>1.276264</text:p>
          </table:table-cell>
          <table:table-cell office:value-type="float" office:value="1.338063" calcext:value-type="float">
            <text:p>1.338063</text:p>
          </table:table-cell>
          <table:table-cell office:value-type="float" office:value="0.059569" calcext:value-type="float">
            <text:p>0.059569</text:p>
          </table:table-cell>
          <table:table-cell table:formula="of:=[.B1920]-[.C1920]" office:value-type="float" office:value="1.278494" calcext:value-type="float">
            <text:p>1.278494</text:p>
          </table:table-cell>
        </table:table-row>
        <table:table-row table:style-name="ro1">
          <table:table-cell office:value-type="float" office:value="1.325434" calcext:value-type="float">
            <text:p>1.325434</text:p>
          </table:table-cell>
          <table:table-cell office:value-type="float" office:value="1.387233" calcext:value-type="float">
            <text:p>1.387233</text:p>
          </table:table-cell>
          <table:table-cell office:value-type="float" office:value="0.059597" calcext:value-type="float">
            <text:p>0.059597</text:p>
          </table:table-cell>
          <table:table-cell table:formula="of:=[.B1921]-[.C1921]" office:value-type="float" office:value="1.327636" calcext:value-type="float">
            <text:p>1.327636</text:p>
          </table:table-cell>
        </table:table-row>
        <table:table-row table:style-name="ro1">
          <table:table-cell office:value-type="float" office:value="1.374573" calcext:value-type="float">
            <text:p>1.374573</text:p>
          </table:table-cell>
          <table:table-cell office:value-type="float" office:value="1.436372" calcext:value-type="float">
            <text:p>1.436372</text:p>
          </table:table-cell>
          <table:table-cell office:value-type="float" office:value="0.059625" calcext:value-type="float">
            <text:p>0.059625</text:p>
          </table:table-cell>
          <table:table-cell table:formula="of:=[.B1922]-[.C1922]" office:value-type="float" office:value="1.376747" calcext:value-type="float">
            <text:p>1.376747</text:p>
          </table:table-cell>
        </table:table-row>
        <table:table-row table:style-name="ro1">
          <table:table-cell office:value-type="float" office:value="1.423414" calcext:value-type="float">
            <text:p>1.423414</text:p>
          </table:table-cell>
          <table:table-cell office:value-type="float" office:value="1.485213" calcext:value-type="float">
            <text:p>1.485213</text:p>
          </table:table-cell>
          <table:table-cell office:value-type="float" office:value="0.059653" calcext:value-type="float">
            <text:p>0.059653</text:p>
          </table:table-cell>
          <table:table-cell table:formula="of:=[.B1923]-[.C1923]" office:value-type="float" office:value="1.42556" calcext:value-type="float">
            <text:p>1.42556</text:p>
          </table:table-cell>
        </table:table-row>
        <table:table-row table:style-name="ro1">
          <table:table-cell office:value-type="float" office:value="1.472422" calcext:value-type="float">
            <text:p>1.472422</text:p>
          </table:table-cell>
          <table:table-cell office:value-type="float" office:value="1.53422" calcext:value-type="float">
            <text:p>1.53422</text:p>
          </table:table-cell>
          <table:table-cell office:value-type="float" office:value="0.059681" calcext:value-type="float">
            <text:p>0.059681</text:p>
          </table:table-cell>
          <table:table-cell table:formula="of:=[.B1924]-[.C1924]" office:value-type="float" office:value="1.474539" calcext:value-type="float">
            <text:p>1.474539</text:p>
          </table:table-cell>
        </table:table-row>
        <table:table-row table:style-name="ro1">
          <table:table-cell office:value-type="float" office:value="1.520704" calcext:value-type="float">
            <text:p>1.520704</text:p>
          </table:table-cell>
          <table:table-cell office:value-type="float" office:value="1.582502" calcext:value-type="float">
            <text:p>1.582502</text:p>
          </table:table-cell>
          <table:table-cell office:value-type="float" office:value="0.059709" calcext:value-type="float">
            <text:p>0.059709</text:p>
          </table:table-cell>
          <table:table-cell table:formula="of:=[.B1925]-[.C1925]" office:value-type="float" office:value="1.522793" calcext:value-type="float">
            <text:p>1.522793</text:p>
          </table:table-cell>
        </table:table-row>
        <table:table-row table:style-name="ro1">
          <table:table-cell office:value-type="float" office:value="1.568806" calcext:value-type="float">
            <text:p>1.568806</text:p>
          </table:table-cell>
          <table:table-cell office:value-type="float" office:value="1.630605" calcext:value-type="float">
            <text:p>1.630605</text:p>
          </table:table-cell>
          <table:table-cell office:value-type="float" office:value="0.059737" calcext:value-type="float">
            <text:p>0.059737</text:p>
          </table:table-cell>
          <table:table-cell table:formula="of:=[.B1926]-[.C1926]" office:value-type="float" office:value="1.570868" calcext:value-type="float">
            <text:p>1.570868</text:p>
          </table:table-cell>
        </table:table-row>
        <table:table-row table:style-name="ro1">
          <table:table-cell office:value-type="float" office:value="1.616111" calcext:value-type="float">
            <text:p>1.616111</text:p>
          </table:table-cell>
          <table:table-cell office:value-type="float" office:value="1.677909" calcext:value-type="float">
            <text:p>1.677909</text:p>
          </table:table-cell>
          <table:table-cell office:value-type="float" office:value="0.059765" calcext:value-type="float">
            <text:p>0.059765</text:p>
          </table:table-cell>
          <table:table-cell table:formula="of:=[.B1927]-[.C1927]" office:value-type="float" office:value="1.618144" calcext:value-type="float">
            <text:p>1.618144</text:p>
          </table:table-cell>
        </table:table-row>
        <table:table-row table:style-name="ro1">
          <table:table-cell office:value-type="float" office:value="1.664704" calcext:value-type="float">
            <text:p>1.664704</text:p>
          </table:table-cell>
          <table:table-cell office:value-type="float" office:value="1.726502" calcext:value-type="float">
            <text:p>1.726502</text:p>
          </table:table-cell>
          <table:table-cell office:value-type="float" office:value="0.059793" calcext:value-type="float">
            <text:p>0.059793</text:p>
          </table:table-cell>
          <table:table-cell table:formula="of:=[.B1928]-[.C1928]" office:value-type="float" office:value="1.666709" calcext:value-type="float">
            <text:p>1.666709</text:p>
          </table:table-cell>
        </table:table-row>
        <table:table-row table:style-name="ro1">
          <table:table-cell office:value-type="float" office:value="1.713563" calcext:value-type="float">
            <text:p>1.713563</text:p>
          </table:table-cell>
          <table:table-cell office:value-type="float" office:value="1.775362" calcext:value-type="float">
            <text:p>1.775362</text:p>
          </table:table-cell>
          <table:table-cell office:value-type="float" office:value="0.059821" calcext:value-type="float">
            <text:p>0.059821</text:p>
          </table:table-cell>
          <table:table-cell table:formula="of:=[.B1929]-[.C1929]" office:value-type="float" office:value="1.715541" calcext:value-type="float">
            <text:p>1.715541</text:p>
          </table:table-cell>
        </table:table-row>
        <table:table-row table:style-name="ro1">
          <table:table-cell office:value-type="float" office:value="1.76369" calcext:value-type="float">
            <text:p>1.76369</text:p>
          </table:table-cell>
          <table:table-cell office:value-type="float" office:value="1.825489" calcext:value-type="float">
            <text:p>1.825489</text:p>
          </table:table-cell>
          <table:table-cell office:value-type="float" office:value="0.059849" calcext:value-type="float">
            <text:p>0.059849</text:p>
          </table:table-cell>
          <table:table-cell table:formula="of:=[.B1930]-[.C1930]" office:value-type="float" office:value="1.76564" calcext:value-type="float">
            <text:p>1.76564</text:p>
          </table:table-cell>
        </table:table-row>
        <table:table-row table:style-name="ro1">
          <table:table-cell office:value-type="float" office:value="1.81277" calcext:value-type="float">
            <text:p>1.81277</text:p>
          </table:table-cell>
          <table:table-cell office:value-type="float" office:value="1.874569" calcext:value-type="float">
            <text:p>1.874569</text:p>
          </table:table-cell>
          <table:table-cell office:value-type="float" office:value="0.059877" calcext:value-type="float">
            <text:p>0.059877</text:p>
          </table:table-cell>
          <table:table-cell table:formula="of:=[.B1931]-[.C1931]" office:value-type="float" office:value="1.814692" calcext:value-type="float">
            <text:p>1.814692</text:p>
          </table:table-cell>
        </table:table-row>
        <table:table-row table:style-name="ro1">
          <table:table-cell office:value-type="float" office:value="1.861417" calcext:value-type="float">
            <text:p>1.861417</text:p>
          </table:table-cell>
          <table:table-cell office:value-type="float" office:value="1.923216" calcext:value-type="float">
            <text:p>1.923216</text:p>
          </table:table-cell>
          <table:table-cell office:value-type="float" office:value="0.059905" calcext:value-type="float">
            <text:p>0.059905</text:p>
          </table:table-cell>
          <table:table-cell table:formula="of:=[.B1932]-[.C1932]" office:value-type="float" office:value="1.863311" calcext:value-type="float">
            <text:p>1.863311</text:p>
          </table:table-cell>
        </table:table-row>
        <table:table-row table:style-name="ro1">
          <table:table-cell office:value-type="float" office:value="1.909658" calcext:value-type="float">
            <text:p>1.909658</text:p>
          </table:table-cell>
          <table:table-cell office:value-type="float" office:value="1.971457" calcext:value-type="float">
            <text:p>1.971457</text:p>
          </table:table-cell>
          <table:table-cell office:value-type="float" office:value="0.059933" calcext:value-type="float">
            <text:p>0.059933</text:p>
          </table:table-cell>
          <table:table-cell table:formula="of:=[.B1933]-[.C1933]" office:value-type="float" office:value="1.911524" calcext:value-type="float">
            <text:p>1.911524</text:p>
          </table:table-cell>
        </table:table-row>
        <table:table-row table:style-name="ro1">
          <table:table-cell office:value-type="float" office:value="1.95753" calcext:value-type="float">
            <text:p>1.95753</text:p>
          </table:table-cell>
          <table:table-cell office:value-type="float" office:value="2.019329" calcext:value-type="float">
            <text:p>2.019329</text:p>
          </table:table-cell>
          <table:table-cell office:value-type="float" office:value="0.059961" calcext:value-type="float">
            <text:p>0.059961</text:p>
          </table:table-cell>
          <table:table-cell table:formula="of:=[.B1934]-[.C1934]" office:value-type="float" office:value="1.959368" calcext:value-type="float">
            <text:p>1.959368</text:p>
          </table:table-cell>
        </table:table-row>
        <table:table-row table:style-name="ro1">
          <table:table-cell office:value-type="float" office:value="2.004565" calcext:value-type="float">
            <text:p>2.004565</text:p>
          </table:table-cell>
          <table:table-cell office:value-type="float" office:value="2.066363" calcext:value-type="float">
            <text:p>2.066363</text:p>
          </table:table-cell>
          <table:table-cell office:value-type="float" office:value="0.059989" calcext:value-type="float">
            <text:p>0.059989</text:p>
          </table:table-cell>
          <table:table-cell table:formula="of:=[.B1935]-[.C1935]" office:value-type="float" office:value="2.006374" calcext:value-type="float">
            <text:p>2.006374</text:p>
          </table:table-cell>
        </table:table-row>
        <table:table-row table:style-name="ro1">
          <table:table-cell office:value-type="float" office:value="2.051298" calcext:value-type="float">
            <text:p>2.051298</text:p>
          </table:table-cell>
          <table:table-cell office:value-type="float" office:value="2.113096" calcext:value-type="float">
            <text:p>2.113096</text:p>
          </table:table-cell>
          <table:table-cell office:value-type="float" office:value="0.060017" calcext:value-type="float">
            <text:p>0.060017</text:p>
          </table:table-cell>
          <table:table-cell table:formula="of:=[.B1936]-[.C1936]" office:value-type="float" office:value="2.053079" calcext:value-type="float">
            <text:p>2.053079</text:p>
          </table:table-cell>
        </table:table-row>
        <table:table-row table:style-name="ro1">
          <table:table-cell office:value-type="float" office:value="2.097652" calcext:value-type="float">
            <text:p>2.097652</text:p>
          </table:table-cell>
          <table:table-cell office:value-type="float" office:value="2.15945" calcext:value-type="float">
            <text:p>2.15945</text:p>
          </table:table-cell>
          <table:table-cell office:value-type="float" office:value="0.060045" calcext:value-type="float">
            <text:p>0.060045</text:p>
          </table:table-cell>
          <table:table-cell table:formula="of:=[.B1937]-[.C1937]" office:value-type="float" office:value="2.099405" calcext:value-type="float">
            <text:p>2.099405</text:p>
          </table:table-cell>
        </table:table-row>
        <table:table-row table:style-name="ro1">
          <table:table-cell office:value-type="float" office:value="2.144865" calcext:value-type="float">
            <text:p>2.144865</text:p>
          </table:table-cell>
          <table:table-cell office:value-type="float" office:value="2.206663" calcext:value-type="float">
            <text:p>2.206663</text:p>
          </table:table-cell>
          <table:table-cell office:value-type="float" office:value="0.060073" calcext:value-type="float">
            <text:p>0.060073</text:p>
          </table:table-cell>
          <table:table-cell table:formula="of:=[.B1938]-[.C1938]" office:value-type="float" office:value="2.14659" calcext:value-type="float">
            <text:p>2.14659</text:p>
          </table:table-cell>
        </table:table-row>
        <table:table-row table:style-name="ro1">
          <table:table-cell office:value-type="float" office:value="2.192926" calcext:value-type="float">
            <text:p>2.192926</text:p>
          </table:table-cell>
          <table:table-cell office:value-type="float" office:value="2.254724" calcext:value-type="float">
            <text:p>2.254724</text:p>
          </table:table-cell>
          <table:table-cell office:value-type="float" office:value="0.060101" calcext:value-type="float">
            <text:p>0.060101</text:p>
          </table:table-cell>
          <table:table-cell table:formula="of:=[.B1939]-[.C1939]" office:value-type="float" office:value="2.194623" calcext:value-type="float">
            <text:p>2.194623</text:p>
          </table:table-cell>
        </table:table-row>
        <table:table-row table:style-name="ro1">
          <table:table-cell office:value-type="float" office:value="2.240504" calcext:value-type="float">
            <text:p>2.240504</text:p>
          </table:table-cell>
          <table:table-cell office:value-type="float" office:value="2.302302" calcext:value-type="float">
            <text:p>2.302302</text:p>
          </table:table-cell>
          <table:table-cell office:value-type="float" office:value="0.060129" calcext:value-type="float">
            <text:p>0.060129</text:p>
          </table:table-cell>
          <table:table-cell table:formula="of:=[.B1940]-[.C1940]" office:value-type="float" office:value="2.242173" calcext:value-type="float">
            <text:p>2.242173</text:p>
          </table:table-cell>
        </table:table-row>
        <table:table-row table:style-name="ro1">
          <table:table-cell office:value-type="float" office:value="2.289513" calcext:value-type="float">
            <text:p>2.289513</text:p>
          </table:table-cell>
          <table:table-cell office:value-type="float" office:value="2.351311" calcext:value-type="float">
            <text:p>2.351311</text:p>
          </table:table-cell>
          <table:table-cell office:value-type="float" office:value="0.060157" calcext:value-type="float">
            <text:p>0.060157</text:p>
          </table:table-cell>
          <table:table-cell table:formula="of:=[.B1941]-[.C1941]" office:value-type="float" office:value="2.291154" calcext:value-type="float">
            <text:p>2.291154</text:p>
          </table:table-cell>
        </table:table-row>
        <table:table-row table:style-name="ro1">
          <table:table-cell office:value-type="float" office:value="2.338647" calcext:value-type="float">
            <text:p>2.338647</text:p>
          </table:table-cell>
          <table:table-cell office:value-type="float" office:value="2.400445" calcext:value-type="float">
            <text:p>2.400445</text:p>
          </table:table-cell>
          <table:table-cell office:value-type="float" office:value="0.060185" calcext:value-type="float">
            <text:p>0.060185</text:p>
          </table:table-cell>
          <table:table-cell table:formula="of:=[.B1942]-[.C1942]" office:value-type="float" office:value="2.34026" calcext:value-type="float">
            <text:p>2.34026</text:p>
          </table:table-cell>
        </table:table-row>
        <table:table-row table:style-name="ro1">
          <table:table-cell office:value-type="float" office:value="2.388503" calcext:value-type="float">
            <text:p>2.388503</text:p>
          </table:table-cell>
          <table:table-cell office:value-type="float" office:value="2.450301" calcext:value-type="float">
            <text:p>2.450301</text:p>
          </table:table-cell>
          <table:table-cell office:value-type="float" office:value="0.060213" calcext:value-type="float">
            <text:p>0.060213</text:p>
          </table:table-cell>
          <table:table-cell table:formula="of:=[.B1943]-[.C1943]" office:value-type="float" office:value="2.390088" calcext:value-type="float">
            <text:p>2.390088</text:p>
          </table:table-cell>
        </table:table-row>
        <table:table-row table:style-name="ro1">
          <table:table-cell office:value-type="float" office:value="2.438813" calcext:value-type="float">
            <text:p>2.438813</text:p>
          </table:table-cell>
          <table:table-cell office:value-type="float" office:value="2.500611" calcext:value-type="float">
            <text:p>2.500611</text:p>
          </table:table-cell>
          <table:table-cell office:value-type="float" office:value="0.060241" calcext:value-type="float">
            <text:p>0.060241</text:p>
          </table:table-cell>
          <table:table-cell table:formula="of:=[.B1944]-[.C1944]" office:value-type="float" office:value="2.44037" calcext:value-type="float">
            <text:p>2.44037</text:p>
          </table:table-cell>
        </table:table-row>
        <table:table-row table:style-name="ro1">
          <table:table-cell office:value-type="float" office:value="2.489645" calcext:value-type="float">
            <text:p>2.489645</text:p>
          </table:table-cell>
          <table:table-cell office:value-type="float" office:value="2.551444" calcext:value-type="float">
            <text:p>2.551444</text:p>
          </table:table-cell>
          <table:table-cell office:value-type="float" office:value="0.060269" calcext:value-type="float">
            <text:p>0.060269</text:p>
          </table:table-cell>
          <table:table-cell table:formula="of:=[.B1945]-[.C1945]" office:value-type="float" office:value="2.491175" calcext:value-type="float">
            <text:p>2.491175</text:p>
          </table:table-cell>
        </table:table-row>
        <table:table-row table:style-name="ro1">
          <table:table-cell office:value-type="float" office:value="2.540833" calcext:value-type="float">
            <text:p>2.540833</text:p>
          </table:table-cell>
          <table:table-cell office:value-type="float" office:value="2.602632" calcext:value-type="float">
            <text:p>2.602632</text:p>
          </table:table-cell>
          <table:table-cell office:value-type="float" office:value="0.060297" calcext:value-type="float">
            <text:p>0.060297</text:p>
          </table:table-cell>
          <table:table-cell table:formula="of:=[.B1946]-[.C1946]" office:value-type="float" office:value="2.542335" calcext:value-type="float">
            <text:p>2.542335</text:p>
          </table:table-cell>
        </table:table-row>
        <table:table-row table:style-name="ro1">
          <table:table-cell office:value-type="float" office:value="2.591257" calcext:value-type="float">
            <text:p>2.591257</text:p>
          </table:table-cell>
          <table:table-cell office:value-type="float" office:value="2.653055" calcext:value-type="float">
            <text:p>2.653055</text:p>
          </table:table-cell>
          <table:table-cell office:value-type="float" office:value="0.060325" calcext:value-type="float">
            <text:p>0.060325</text:p>
          </table:table-cell>
          <table:table-cell table:formula="of:=[.B1947]-[.C1947]" office:value-type="float" office:value="2.59273" calcext:value-type="float">
            <text:p>2.59273</text:p>
          </table:table-cell>
        </table:table-row>
        <table:table-row table:style-name="ro1">
          <table:table-cell office:value-type="float" office:value="2.641151" calcext:value-type="float">
            <text:p>2.641151</text:p>
          </table:table-cell>
          <table:table-cell office:value-type="float" office:value="2.702949" calcext:value-type="float">
            <text:p>2.702949</text:p>
          </table:table-cell>
          <table:table-cell office:value-type="float" office:value="0.060353" calcext:value-type="float">
            <text:p>0.060353</text:p>
          </table:table-cell>
          <table:table-cell table:formula="of:=[.B1948]-[.C1948]" office:value-type="float" office:value="2.642596" calcext:value-type="float">
            <text:p>2.642596</text:p>
          </table:table-cell>
        </table:table-row>
        <table:table-row table:style-name="ro1">
          <table:table-cell office:value-type="float" office:value="2.690512" calcext:value-type="float">
            <text:p>2.690512</text:p>
          </table:table-cell>
          <table:table-cell office:value-type="float" office:value="2.75231" calcext:value-type="float">
            <text:p>2.75231</text:p>
          </table:table-cell>
          <table:table-cell office:value-type="float" office:value="0.060381" calcext:value-type="float">
            <text:p>0.060381</text:p>
          </table:table-cell>
          <table:table-cell table:formula="of:=[.B1949]-[.C1949]" office:value-type="float" office:value="2.691929" calcext:value-type="float">
            <text:p>2.691929</text:p>
          </table:table-cell>
        </table:table-row>
        <table:table-row table:style-name="ro1">
          <table:table-cell office:value-type="float" office:value="2.740457" calcext:value-type="float">
            <text:p>2.740457</text:p>
          </table:table-cell>
          <table:table-cell office:value-type="float" office:value="2.802255" calcext:value-type="float">
            <text:p>2.802255</text:p>
          </table:table-cell>
          <table:table-cell office:value-type="float" office:value="0.060409" calcext:value-type="float">
            <text:p>0.060409</text:p>
          </table:table-cell>
          <table:table-cell table:formula="of:=[.B1950]-[.C1950]" office:value-type="float" office:value="2.741846" calcext:value-type="float">
            <text:p>2.741846</text:p>
          </table:table-cell>
        </table:table-row>
        <table:table-row table:style-name="ro1">
          <table:table-cell office:value-type="float" office:value="2.790768" calcext:value-type="float">
            <text:p>2.790768</text:p>
          </table:table-cell>
          <table:table-cell office:value-type="float" office:value="2.852567" calcext:value-type="float">
            <text:p>2.852567</text:p>
          </table:table-cell>
          <table:table-cell office:value-type="float" office:value="0.060437" calcext:value-type="float">
            <text:p>0.060437</text:p>
          </table:table-cell>
          <table:table-cell table:formula="of:=[.B1951]-[.C1951]" office:value-type="float" office:value="2.79213" calcext:value-type="float">
            <text:p>2.79213</text:p>
          </table:table-cell>
        </table:table-row>
        <table:table-row table:style-name="ro1">
          <table:table-cell office:value-type="float" office:value="2.840617" calcext:value-type="float">
            <text:p>2.840617</text:p>
          </table:table-cell>
          <table:table-cell office:value-type="float" office:value="2.902415" calcext:value-type="float">
            <text:p>2.902415</text:p>
          </table:table-cell>
          <table:table-cell office:value-type="float" office:value="0.060465" calcext:value-type="float">
            <text:p>0.060465</text:p>
          </table:table-cell>
          <table:table-cell table:formula="of:=[.B1952]-[.C1952]" office:value-type="float" office:value="2.84195" calcext:value-type="float">
            <text:p>2.84195</text:p>
          </table:table-cell>
        </table:table-row>
        <table:table-row table:style-name="ro1">
          <table:table-cell office:value-type="float" office:value="2.89114" calcext:value-type="float">
            <text:p>2.89114</text:p>
          </table:table-cell>
          <table:table-cell office:value-type="float" office:value="2.952939" calcext:value-type="float">
            <text:p>2.952939</text:p>
          </table:table-cell>
          <table:table-cell office:value-type="float" office:value="0.060493" calcext:value-type="float">
            <text:p>0.060493</text:p>
          </table:table-cell>
          <table:table-cell table:formula="of:=[.B1953]-[.C1953]" office:value-type="float" office:value="2.892446" calcext:value-type="float">
            <text:p>2.892446</text:p>
          </table:table-cell>
        </table:table-row>
        <table:table-row table:style-name="ro1">
          <table:table-cell office:value-type="float" office:value="2.941076" calcext:value-type="float">
            <text:p>2.941076</text:p>
          </table:table-cell>
          <table:table-cell office:value-type="float" office:value="3.002874" calcext:value-type="float">
            <text:p>3.002874</text:p>
          </table:table-cell>
          <table:table-cell office:value-type="float" office:value="0.060521" calcext:value-type="float">
            <text:p>0.060521</text:p>
          </table:table-cell>
          <table:table-cell table:formula="of:=[.B1954]-[.C1954]" office:value-type="float" office:value="2.942353" calcext:value-type="float">
            <text:p>2.942353</text:p>
          </table:table-cell>
        </table:table-row>
        <table:table-row table:style-name="ro1">
          <table:table-cell office:value-type="float" office:value="2.991989" calcext:value-type="float">
            <text:p>2.991989</text:p>
          </table:table-cell>
          <table:table-cell office:value-type="float" office:value="3.053788" calcext:value-type="float">
            <text:p>3.053788</text:p>
          </table:table-cell>
          <table:table-cell office:value-type="float" office:value="0.060549" calcext:value-type="float">
            <text:p>0.060549</text:p>
          </table:table-cell>
          <table:table-cell table:formula="of:=[.B1955]-[.C1955]" office:value-type="float" office:value="2.993239" calcext:value-type="float">
            <text:p>2.993239</text:p>
          </table:table-cell>
        </table:table-row>
        <table:table-row table:style-name="ro1">
          <table:table-cell office:value-type="float" office:value="3.042212" calcext:value-type="float">
            <text:p>3.042212</text:p>
          </table:table-cell>
          <table:table-cell office:value-type="float" office:value="3.10401" calcext:value-type="float">
            <text:p>3.10401</text:p>
          </table:table-cell>
          <table:table-cell office:value-type="float" office:value="0.060577" calcext:value-type="float">
            <text:p>0.060577</text:p>
          </table:table-cell>
          <table:table-cell table:formula="of:=[.B1956]-[.C1956]" office:value-type="float" office:value="3.043433" calcext:value-type="float">
            <text:p>3.043433</text:p>
          </table:table-cell>
        </table:table-row>
        <table:table-row table:style-name="ro1">
          <table:table-cell office:value-type="float" office:value="3.093246" calcext:value-type="float">
            <text:p>3.093246</text:p>
          </table:table-cell>
          <table:table-cell office:value-type="float" office:value="-3.128141" calcext:value-type="float">
            <text:p>-3.128141</text:p>
          </table:table-cell>
          <table:table-cell office:value-type="float" office:value="0.060605" calcext:value-type="float">
            <text:p>0.060605</text:p>
          </table:table-cell>
          <table:table-cell table:formula="of:=[.B1957]-[.C1957]" office:value-type="float" office:value="-3.188746" calcext:value-type="float">
            <text:p>-3.188746</text:p>
          </table:table-cell>
        </table:table-row>
        <table:table-row table:style-name="ro1">
          <table:table-cell office:value-type="float" office:value="-3.138665" calcext:value-type="float">
            <text:p>-3.138665</text:p>
          </table:table-cell>
          <table:table-cell office:value-type="float" office:value="-3.076867" calcext:value-type="float">
            <text:p>-3.076867</text:p>
          </table:table-cell>
          <table:table-cell office:value-type="float" office:value="0.060633" calcext:value-type="float">
            <text:p>0.060633</text:p>
          </table:table-cell>
          <table:table-cell table:formula="of:=[.B1958]-[.C1958]" office:value-type="float" office:value="-3.1375" calcext:value-type="float">
            <text:p>-3.1375</text:p>
          </table:table-cell>
        </table:table-row>
        <table:table-row table:style-name="ro1">
          <table:table-cell office:value-type="float" office:value="-3.087763" calcext:value-type="float">
            <text:p>-3.087763</text:p>
          </table:table-cell>
          <table:table-cell office:value-type="float" office:value="-3.025964" calcext:value-type="float">
            <text:p>-3.025964</text:p>
          </table:table-cell>
          <table:table-cell office:value-type="float" office:value="0.060661" calcext:value-type="float">
            <text:p>0.060661</text:p>
          </table:table-cell>
          <table:table-cell table:formula="of:=[.B1959]-[.C1959]" office:value-type="float" office:value="-3.086625" calcext:value-type="float">
            <text:p>-3.086625</text:p>
          </table:table-cell>
        </table:table-row>
        <table:table-row table:style-name="ro1">
          <table:table-cell office:value-type="float" office:value="-3.036945" calcext:value-type="float">
            <text:p>-3.036945</text:p>
          </table:table-cell>
          <table:table-cell office:value-type="float" office:value="-2.975147" calcext:value-type="float">
            <text:p>-2.975147</text:p>
          </table:table-cell>
          <table:table-cell office:value-type="float" office:value="0.060689" calcext:value-type="float">
            <text:p>0.060689</text:p>
          </table:table-cell>
          <table:table-cell table:formula="of:=[.B1960]-[.C1960]" office:value-type="float" office:value="-3.035836" calcext:value-type="float">
            <text:p>-3.035836</text:p>
          </table:table-cell>
        </table:table-row>
        <table:table-row table:style-name="ro1">
          <table:table-cell office:value-type="float" office:value="-2.986288" calcext:value-type="float">
            <text:p>-2.986288</text:p>
          </table:table-cell>
          <table:table-cell office:value-type="float" office:value="-2.92449" calcext:value-type="float">
            <text:p>-2.92449</text:p>
          </table:table-cell>
          <table:table-cell office:value-type="float" office:value="0.060717" calcext:value-type="float">
            <text:p>0.060717</text:p>
          </table:table-cell>
          <table:table-cell table:formula="of:=[.B1961]-[.C1961]" office:value-type="float" office:value="-2.985207" calcext:value-type="float">
            <text:p>-2.985207</text:p>
          </table:table-cell>
        </table:table-row>
        <table:table-row table:style-name="ro1">
          <table:table-cell office:value-type="float" office:value="-2.935671" calcext:value-type="float">
            <text:p>-2.935671</text:p>
          </table:table-cell>
          <table:table-cell office:value-type="float" office:value="-2.873873" calcext:value-type="float">
            <text:p>-2.873873</text:p>
          </table:table-cell>
          <table:table-cell office:value-type="float" office:value="0.060745" calcext:value-type="float">
            <text:p>0.060745</text:p>
          </table:table-cell>
          <table:table-cell table:formula="of:=[.B1962]-[.C1962]" office:value-type="float" office:value="-2.934618" calcext:value-type="float">
            <text:p>-2.934618</text:p>
          </table:table-cell>
        </table:table-row>
        <table:table-row table:style-name="ro1">
          <table:table-cell office:value-type="float" office:value="-2.885208" calcext:value-type="float">
            <text:p>-2.885208</text:p>
          </table:table-cell>
          <table:table-cell office:value-type="float" office:value="-2.82341" calcext:value-type="float">
            <text:p>-2.82341</text:p>
          </table:table-cell>
          <table:table-cell office:value-type="float" office:value="0.060773" calcext:value-type="float">
            <text:p>0.060773</text:p>
          </table:table-cell>
          <table:table-cell table:formula="of:=[.B1963]-[.C1963]" office:value-type="float" office:value="-2.884183" calcext:value-type="float">
            <text:p>-2.884183</text:p>
          </table:table-cell>
        </table:table-row>
        <table:table-row table:style-name="ro1">
          <table:table-cell office:value-type="float" office:value="-2.834635" calcext:value-type="float">
            <text:p>-2.834635</text:p>
          </table:table-cell>
          <table:table-cell office:value-type="float" office:value="-2.772836" calcext:value-type="float">
            <text:p>-2.772836</text:p>
          </table:table-cell>
          <table:table-cell office:value-type="float" office:value="0.060801" calcext:value-type="float">
            <text:p>0.060801</text:p>
          </table:table-cell>
          <table:table-cell table:formula="of:=[.B1964]-[.C1964]" office:value-type="float" office:value="-2.833637" calcext:value-type="float">
            <text:p>-2.833637</text:p>
          </table:table-cell>
        </table:table-row>
        <table:table-row table:style-name="ro1">
          <table:table-cell office:value-type="float" office:value="-2.784595" calcext:value-type="float">
            <text:p>-2.784595</text:p>
          </table:table-cell>
          <table:table-cell office:value-type="float" office:value="-2.722796" calcext:value-type="float">
            <text:p>-2.722796</text:p>
          </table:table-cell>
          <table:table-cell office:value-type="float" office:value="0.060829" calcext:value-type="float">
            <text:p>0.060829</text:p>
          </table:table-cell>
          <table:table-cell table:formula="of:=[.B1965]-[.C1965]" office:value-type="float" office:value="-2.783625" calcext:value-type="float">
            <text:p>-2.783625</text:p>
          </table:table-cell>
        </table:table-row>
        <table:table-row table:style-name="ro1">
          <table:table-cell office:value-type="float" office:value="-2.735047" calcext:value-type="float">
            <text:p>-2.735047</text:p>
          </table:table-cell>
          <table:table-cell office:value-type="float" office:value="-2.673249" calcext:value-type="float">
            <text:p>-2.673249</text:p>
          </table:table-cell>
          <table:table-cell office:value-type="float" office:value="0.060857" calcext:value-type="float">
            <text:p>0.060857</text:p>
          </table:table-cell>
          <table:table-cell table:formula="of:=[.B1966]-[.C1966]" office:value-type="float" office:value="-2.734106" calcext:value-type="float">
            <text:p>-2.734106</text:p>
          </table:table-cell>
        </table:table-row>
        <table:table-row table:style-name="ro1">
          <table:table-cell office:value-type="float" office:value="-2.685799" calcext:value-type="float">
            <text:p>-2.685799</text:p>
          </table:table-cell>
          <table:table-cell office:value-type="float" office:value="-2.624001" calcext:value-type="float">
            <text:p>-2.624001</text:p>
          </table:table-cell>
          <table:table-cell office:value-type="float" office:value="0.060885" calcext:value-type="float">
            <text:p>0.060885</text:p>
          </table:table-cell>
          <table:table-cell table:formula="of:=[.B1967]-[.C1967]" office:value-type="float" office:value="-2.684886" calcext:value-type="float">
            <text:p>-2.684886</text:p>
          </table:table-cell>
        </table:table-row>
        <table:table-row table:style-name="ro1">
          <table:table-cell office:value-type="float" office:value="-2.637039" calcext:value-type="float">
            <text:p>-2.637039</text:p>
          </table:table-cell>
          <table:table-cell office:value-type="float" office:value="-2.575241" calcext:value-type="float">
            <text:p>-2.575241</text:p>
          </table:table-cell>
          <table:table-cell office:value-type="float" office:value="0.060913" calcext:value-type="float">
            <text:p>0.060913</text:p>
          </table:table-cell>
          <table:table-cell table:formula="of:=[.B1968]-[.C1968]" office:value-type="float" office:value="-2.636154" calcext:value-type="float">
            <text:p>-2.636154</text:p>
          </table:table-cell>
        </table:table-row>
        <table:table-row table:style-name="ro1">
          <table:table-cell office:value-type="float" office:value="-2.588681" calcext:value-type="float">
            <text:p>-2.588681</text:p>
          </table:table-cell>
          <table:table-cell office:value-type="float" office:value="-2.526882" calcext:value-type="float">
            <text:p>-2.526882</text:p>
          </table:table-cell>
          <table:table-cell office:value-type="float" office:value="0.060941" calcext:value-type="float">
            <text:p>0.060941</text:p>
          </table:table-cell>
          <table:table-cell table:formula="of:=[.B1969]-[.C1969]" office:value-type="float" office:value="-2.587823" calcext:value-type="float">
            <text:p>-2.587823</text:p>
          </table:table-cell>
        </table:table-row>
        <table:table-row table:style-name="ro1">
          <table:table-cell office:value-type="float" office:value="-2.540926" calcext:value-type="float">
            <text:p>-2.540926</text:p>
          </table:table-cell>
          <table:table-cell office:value-type="float" office:value="-2.479127" calcext:value-type="float">
            <text:p>-2.479127</text:p>
          </table:table-cell>
          <table:table-cell office:value-type="float" office:value="0.060969" calcext:value-type="float">
            <text:p>0.060969</text:p>
          </table:table-cell>
          <table:table-cell table:formula="of:=[.B1970]-[.C1970]" office:value-type="float" office:value="-2.540096" calcext:value-type="float">
            <text:p>-2.540096</text:p>
          </table:table-cell>
        </table:table-row>
        <table:table-row table:style-name="ro1">
          <table:table-cell office:value-type="float" office:value="-2.495012" calcext:value-type="float">
            <text:p>-2.495012</text:p>
          </table:table-cell>
          <table:table-cell office:value-type="float" office:value="-2.433214" calcext:value-type="float">
            <text:p>-2.433214</text:p>
          </table:table-cell>
          <table:table-cell office:value-type="float" office:value="0.060997" calcext:value-type="float">
            <text:p>0.060997</text:p>
          </table:table-cell>
          <table:table-cell table:formula="of:=[.B1971]-[.C1971]" office:value-type="float" office:value="-2.494211" calcext:value-type="float">
            <text:p>-2.494211</text:p>
          </table:table-cell>
        </table:table-row>
        <table:table-row table:style-name="ro1">
          <table:table-cell office:value-type="float" office:value="-2.44797" calcext:value-type="float">
            <text:p>-2.44797</text:p>
          </table:table-cell>
          <table:table-cell office:value-type="float" office:value="-2.386171" calcext:value-type="float">
            <text:p>-2.386171</text:p>
          </table:table-cell>
          <table:table-cell office:value-type="float" office:value="0.061025" calcext:value-type="float">
            <text:p>0.061025</text:p>
          </table:table-cell>
          <table:table-cell table:formula="of:=[.B1972]-[.C1972]" office:value-type="float" office:value="-2.447196" calcext:value-type="float">
            <text:p>-2.447196</text:p>
          </table:table-cell>
        </table:table-row>
        <table:table-row table:style-name="ro1">
          <table:table-cell office:value-type="float" office:value="-2.400234" calcext:value-type="float">
            <text:p>-2.400234</text:p>
          </table:table-cell>
          <table:table-cell office:value-type="float" office:value="-2.338436" calcext:value-type="float">
            <text:p>-2.338436</text:p>
          </table:table-cell>
          <table:table-cell office:value-type="float" office:value="0.061053" calcext:value-type="float">
            <text:p>0.061053</text:p>
          </table:table-cell>
          <table:table-cell table:formula="of:=[.B1973]-[.C1973]" office:value-type="float" office:value="-2.399489" calcext:value-type="float">
            <text:p>-2.399489</text:p>
          </table:table-cell>
        </table:table-row>
        <table:table-row table:style-name="ro1">
          <table:table-cell office:value-type="float" office:value="-2.352248" calcext:value-type="float">
            <text:p>-2.352248</text:p>
          </table:table-cell>
          <table:table-cell office:value-type="float" office:value="-2.290449" calcext:value-type="float">
            <text:p>-2.290449</text:p>
          </table:table-cell>
          <table:table-cell office:value-type="float" office:value="0.061081" calcext:value-type="float">
            <text:p>0.061081</text:p>
          </table:table-cell>
          <table:table-cell table:formula="of:=[.B1974]-[.C1974]" office:value-type="float" office:value="-2.35153" calcext:value-type="float">
            <text:p>-2.35153</text:p>
          </table:table-cell>
        </table:table-row>
        <table:table-row table:style-name="ro1">
          <table:table-cell office:value-type="float" office:value="-2.305052" calcext:value-type="float">
            <text:p>-2.305052</text:p>
          </table:table-cell>
          <table:table-cell office:value-type="float" office:value="-2.243253" calcext:value-type="float">
            <text:p>-2.243253</text:p>
          </table:table-cell>
          <table:table-cell office:value-type="float" office:value="0.061109" calcext:value-type="float">
            <text:p>0.061109</text:p>
          </table:table-cell>
          <table:table-cell table:formula="of:=[.B1975]-[.C1975]" office:value-type="float" office:value="-2.304362" calcext:value-type="float">
            <text:p>-2.304362</text:p>
          </table:table-cell>
        </table:table-row>
        <table:table-row table:style-name="ro1">
          <table:table-cell office:value-type="float" office:value="-2.257223" calcext:value-type="float">
            <text:p>-2.257223</text:p>
          </table:table-cell>
          <table:table-cell office:value-type="float" office:value="-2.195424" calcext:value-type="float">
            <text:p>-2.195424</text:p>
          </table:table-cell>
          <table:table-cell office:value-type="float" office:value="0.061137" calcext:value-type="float">
            <text:p>0.061137</text:p>
          </table:table-cell>
          <table:table-cell table:formula="of:=[.B1976]-[.C1976]" office:value-type="float" office:value="-2.256561" calcext:value-type="float">
            <text:p>-2.256561</text:p>
          </table:table-cell>
        </table:table-row>
        <table:table-row table:style-name="ro1">
          <table:table-cell office:value-type="float" office:value="-2.208338" calcext:value-type="float">
            <text:p>-2.208338</text:p>
          </table:table-cell>
          <table:table-cell office:value-type="float" office:value="-2.14654" calcext:value-type="float">
            <text:p>-2.14654</text:p>
          </table:table-cell>
          <table:table-cell office:value-type="float" office:value="0.061165" calcext:value-type="float">
            <text:p>0.061165</text:p>
          </table:table-cell>
          <table:table-cell table:formula="of:=[.B1977]-[.C1977]" office:value-type="float" office:value="-2.207705" calcext:value-type="float">
            <text:p>-2.207705</text:p>
          </table:table-cell>
        </table:table-row>
        <table:table-row table:style-name="ro1">
          <table:table-cell office:value-type="float" office:value="-2.159712" calcext:value-type="float">
            <text:p>-2.159712</text:p>
          </table:table-cell>
          <table:table-cell office:value-type="float" office:value="-2.097913" calcext:value-type="float">
            <text:p>-2.097913</text:p>
          </table:table-cell>
          <table:table-cell office:value-type="float" office:value="0.061193" calcext:value-type="float">
            <text:p>0.061193</text:p>
          </table:table-cell>
          <table:table-cell table:formula="of:=[.B1978]-[.C1978]" office:value-type="float" office:value="-2.159106" calcext:value-type="float">
            <text:p>-2.159106</text:p>
          </table:table-cell>
        </table:table-row>
        <table:table-row table:style-name="ro1">
          <table:table-cell office:value-type="float" office:value="-2.11072" calcext:value-type="float">
            <text:p>-2.11072</text:p>
          </table:table-cell>
          <table:table-cell office:value-type="float" office:value="-2.048922" calcext:value-type="float">
            <text:p>-2.048922</text:p>
          </table:table-cell>
          <table:table-cell office:value-type="float" office:value="0.061221" calcext:value-type="float">
            <text:p>0.061221</text:p>
          </table:table-cell>
          <table:table-cell table:formula="of:=[.B1979]-[.C1979]" office:value-type="float" office:value="-2.110143" calcext:value-type="float">
            <text:p>-2.110143</text:p>
          </table:table-cell>
        </table:table-row>
        <table:table-row table:style-name="ro1">
          <table:table-cell office:value-type="float" office:value="-2.062264" calcext:value-type="float">
            <text:p>-2.062264</text:p>
          </table:table-cell>
          <table:table-cell office:value-type="float" office:value="-2.000466" calcext:value-type="float">
            <text:p>-2.000466</text:p>
          </table:table-cell>
          <table:table-cell office:value-type="float" office:value="0.061249" calcext:value-type="float">
            <text:p>0.061249</text:p>
          </table:table-cell>
          <table:table-cell table:formula="of:=[.B1980]-[.C1980]" office:value-type="float" office:value="-2.061715" calcext:value-type="float">
            <text:p>-2.061715</text:p>
          </table:table-cell>
        </table:table-row>
        <table:table-row table:style-name="ro1">
          <table:table-cell office:value-type="float" office:value="-2.014921" calcext:value-type="float">
            <text:p>-2.014921</text:p>
          </table:table-cell>
          <table:table-cell office:value-type="float" office:value="-1.953123" calcext:value-type="float">
            <text:p>-1.953123</text:p>
          </table:table-cell>
          <table:table-cell office:value-type="float" office:value="0.061277" calcext:value-type="float">
            <text:p>0.061277</text:p>
          </table:table-cell>
          <table:table-cell table:formula="of:=[.B1981]-[.C1981]" office:value-type="float" office:value="-2.0144" calcext:value-type="float">
            <text:p>-2.0144</text:p>
          </table:table-cell>
        </table:table-row>
        <table:table-row table:style-name="ro1">
          <table:table-cell office:value-type="float" office:value="-1.967524" calcext:value-type="float">
            <text:p>-1.967524</text:p>
          </table:table-cell>
          <table:table-cell office:value-type="float" office:value="-1.905725" calcext:value-type="float">
            <text:p>-1.905725</text:p>
          </table:table-cell>
          <table:table-cell office:value-type="float" office:value="0.061305" calcext:value-type="float">
            <text:p>0.061305</text:p>
          </table:table-cell>
          <table:table-cell table:formula="of:=[.B1982]-[.C1982]" office:value-type="float" office:value="-1.96703" calcext:value-type="float">
            <text:p>-1.96703</text:p>
          </table:table-cell>
        </table:table-row>
        <table:table-row table:style-name="ro1">
          <table:table-cell office:value-type="float" office:value="-1.921461" calcext:value-type="float">
            <text:p>-1.921461</text:p>
          </table:table-cell>
          <table:table-cell office:value-type="float" office:value="-1.859662" calcext:value-type="float">
            <text:p>-1.859662</text:p>
          </table:table-cell>
          <table:table-cell office:value-type="float" office:value="0.061333" calcext:value-type="float">
            <text:p>0.061333</text:p>
          </table:table-cell>
          <table:table-cell table:formula="of:=[.B1983]-[.C1983]" office:value-type="float" office:value="-1.920995" calcext:value-type="float">
            <text:p>-1.920995</text:p>
          </table:table-cell>
        </table:table-row>
        <table:table-row table:style-name="ro1">
          <table:table-cell office:value-type="float" office:value="-1.874213" calcext:value-type="float">
            <text:p>-1.874213</text:p>
          </table:table-cell>
          <table:table-cell office:value-type="float" office:value="-1.812414" calcext:value-type="float">
            <text:p>-1.812414</text:p>
          </table:table-cell>
          <table:table-cell office:value-type="float" office:value="0.061361" calcext:value-type="float">
            <text:p>0.061361</text:p>
          </table:table-cell>
          <table:table-cell table:formula="of:=[.B1984]-[.C1984]" office:value-type="float" office:value="-1.873775" calcext:value-type="float">
            <text:p>-1.873775</text:p>
          </table:table-cell>
        </table:table-row>
        <table:table-row table:style-name="ro1">
          <table:table-cell office:value-type="float" office:value="-1.828185" calcext:value-type="float">
            <text:p>-1.828185</text:p>
          </table:table-cell>
          <table:table-cell office:value-type="float" office:value="-1.766387" calcext:value-type="float">
            <text:p>-1.766387</text:p>
          </table:table-cell>
          <table:table-cell office:value-type="float" office:value="0.061389" calcext:value-type="float">
            <text:p>0.061389</text:p>
          </table:table-cell>
          <table:table-cell table:formula="of:=[.B1985]-[.C1985]" office:value-type="float" office:value="-1.827776" calcext:value-type="float">
            <text:p>-1.827776</text:p>
          </table:table-cell>
        </table:table-row>
        <table:table-row table:style-name="ro1">
          <table:table-cell office:value-type="float" office:value="-1.780591" calcext:value-type="float">
            <text:p>-1.780591</text:p>
          </table:table-cell>
          <table:table-cell office:value-type="float" office:value="-1.718792" calcext:value-type="float">
            <text:p>-1.718792</text:p>
          </table:table-cell>
          <table:table-cell office:value-type="float" office:value="0.061417" calcext:value-type="float">
            <text:p>0.061417</text:p>
          </table:table-cell>
          <table:table-cell table:formula="of:=[.B1986]-[.C1986]" office:value-type="float" office:value="-1.780209" calcext:value-type="float">
            <text:p>-1.780209</text:p>
          </table:table-cell>
        </table:table-row>
        <table:table-row table:style-name="ro1">
          <table:table-cell office:value-type="float" office:value="-1.734032" calcext:value-type="float">
            <text:p>-1.734032</text:p>
          </table:table-cell>
          <table:table-cell office:value-type="float" office:value="-1.672233" calcext:value-type="float">
            <text:p>-1.672233</text:p>
          </table:table-cell>
          <table:table-cell office:value-type="float" office:value="0.061445" calcext:value-type="float">
            <text:p>0.061445</text:p>
          </table:table-cell>
          <table:table-cell table:formula="of:=[.B1987]-[.C1987]" office:value-type="float" office:value="-1.733678" calcext:value-type="float">
            <text:p>-1.733678</text:p>
          </table:table-cell>
        </table:table-row>
        <table:table-row table:style-name="ro1">
          <table:table-cell office:value-type="float" office:value="-1.686447" calcext:value-type="float">
            <text:p>-1.686447</text:p>
          </table:table-cell>
          <table:table-cell office:value-type="float" office:value="-1.624648" calcext:value-type="float">
            <text:p>-1.624648</text:p>
          </table:table-cell>
          <table:table-cell office:value-type="float" office:value="0.061473" calcext:value-type="float">
            <text:p>0.061473</text:p>
          </table:table-cell>
          <table:table-cell table:formula="of:=[.B1988]-[.C1988]" office:value-type="float" office:value="-1.686121" calcext:value-type="float">
            <text:p>-1.686121</text:p>
          </table:table-cell>
        </table:table-row>
        <table:table-row table:style-name="ro1">
          <table:table-cell office:value-type="float" office:value="-1.638823" calcext:value-type="float">
            <text:p>-1.638823</text:p>
          </table:table-cell>
          <table:table-cell office:value-type="float" office:value="-1.577025" calcext:value-type="float">
            <text:p>-1.577025</text:p>
          </table:table-cell>
          <table:table-cell office:value-type="float" office:value="0.061501" calcext:value-type="float">
            <text:p>0.061501</text:p>
          </table:table-cell>
          <table:table-cell table:formula="of:=[.B1989]-[.C1989]" office:value-type="float" office:value="-1.638526" calcext:value-type="float">
            <text:p>-1.638526</text:p>
          </table:table-cell>
        </table:table-row>
        <table:table-row table:style-name="ro1">
          <table:table-cell office:value-type="float" office:value="-1.590868" calcext:value-type="float">
            <text:p>-1.590868</text:p>
          </table:table-cell>
          <table:table-cell office:value-type="float" office:value="-1.529069" calcext:value-type="float">
            <text:p>-1.529069</text:p>
          </table:table-cell>
          <table:table-cell office:value-type="float" office:value="0.061529" calcext:value-type="float">
            <text:p>0.061529</text:p>
          </table:table-cell>
          <table:table-cell table:formula="of:=[.B1990]-[.C1990]" office:value-type="float" office:value="-1.590598" calcext:value-type="float">
            <text:p>-1.590598</text:p>
          </table:table-cell>
        </table:table-row>
        <table:table-row table:style-name="ro1">
          <table:table-cell office:value-type="float" office:value="-1.542229" calcext:value-type="float">
            <text:p>-1.542229</text:p>
          </table:table-cell>
          <table:table-cell office:value-type="float" office:value="-1.48043" calcext:value-type="float">
            <text:p>-1.48043</text:p>
          </table:table-cell>
          <table:table-cell office:value-type="float" office:value="0.061557" calcext:value-type="float">
            <text:p>0.061557</text:p>
          </table:table-cell>
          <table:table-cell table:formula="of:=[.B1991]-[.C1991]" office:value-type="float" office:value="-1.541987" calcext:value-type="float">
            <text:p>-1.541987</text:p>
          </table:table-cell>
        </table:table-row>
        <table:table-row table:style-name="ro1">
          <table:table-cell office:value-type="float" office:value="-1.494403" calcext:value-type="float">
            <text:p>-1.494403</text:p>
          </table:table-cell>
          <table:table-cell office:value-type="float" office:value="-1.432605" calcext:value-type="float">
            <text:p>-1.432605</text:p>
          </table:table-cell>
          <table:table-cell office:value-type="float" office:value="0.061585" calcext:value-type="float">
            <text:p>0.061585</text:p>
          </table:table-cell>
          <table:table-cell table:formula="of:=[.B1992]-[.C1992]" office:value-type="float" office:value="-1.49419" calcext:value-type="float">
            <text:p>-1.49419</text:p>
          </table:table-cell>
        </table:table-row>
        <table:table-row table:style-name="ro1">
          <table:table-cell office:value-type="float" office:value="-1.44684" calcext:value-type="float">
            <text:p>-1.44684</text:p>
          </table:table-cell>
          <table:table-cell office:value-type="float" office:value="-1.385041" calcext:value-type="float">
            <text:p>-1.385041</text:p>
          </table:table-cell>
          <table:table-cell office:value-type="float" office:value="0.061613" calcext:value-type="float">
            <text:p>0.061613</text:p>
          </table:table-cell>
          <table:table-cell table:formula="of:=[.B1993]-[.C1993]" office:value-type="float" office:value="-1.446654" calcext:value-type="float">
            <text:p>-1.446654</text:p>
          </table:table-cell>
        </table:table-row>
        <table:table-row table:style-name="ro1">
          <table:table-cell office:value-type="float" office:value="-1.3977" calcext:value-type="float">
            <text:p>-1.3977</text:p>
          </table:table-cell>
          <table:table-cell office:value-type="float" office:value="-1.335901" calcext:value-type="float">
            <text:p>-1.335901</text:p>
          </table:table-cell>
          <table:table-cell office:value-type="float" office:value="0.061641" calcext:value-type="float">
            <text:p>0.061641</text:p>
          </table:table-cell>
          <table:table-cell table:formula="of:=[.B1994]-[.C1994]" office:value-type="float" office:value="-1.397542" calcext:value-type="float">
            <text:p>-1.397542</text:p>
          </table:table-cell>
        </table:table-row>
        <table:table-row table:style-name="ro1">
          <table:table-cell office:value-type="float" office:value="-1.348669" calcext:value-type="float">
            <text:p>-1.348669</text:p>
          </table:table-cell>
          <table:table-cell office:value-type="float" office:value="-1.28687" calcext:value-type="float">
            <text:p>-1.28687</text:p>
          </table:table-cell>
          <table:table-cell office:value-type="float" office:value="0.061669" calcext:value-type="float">
            <text:p>0.061669</text:p>
          </table:table-cell>
          <table:table-cell table:formula="of:=[.B1995]-[.C1995]" office:value-type="float" office:value="-1.348539" calcext:value-type="float">
            <text:p>-1.348539</text:p>
          </table:table-cell>
        </table:table-row>
        <table:table-row table:style-name="ro1">
          <table:table-cell office:value-type="float" office:value="-1.300121" calcext:value-type="float">
            <text:p>-1.300121</text:p>
          </table:table-cell>
          <table:table-cell office:value-type="float" office:value="-1.238322" calcext:value-type="float">
            <text:p>-1.238322</text:p>
          </table:table-cell>
          <table:table-cell office:value-type="float" office:value="0.061697" calcext:value-type="float">
            <text:p>0.061697</text:p>
          </table:table-cell>
          <table:table-cell table:formula="of:=[.B1996]-[.C1996]" office:value-type="float" office:value="-1.300019" calcext:value-type="float">
            <text:p>-1.300019</text:p>
          </table:table-cell>
        </table:table-row>
        <table:table-row table:style-name="ro1">
          <table:table-cell office:value-type="float" office:value="-1.251086" calcext:value-type="float">
            <text:p>-1.251086</text:p>
          </table:table-cell>
          <table:table-cell office:value-type="float" office:value="-1.189288" calcext:value-type="float">
            <text:p>-1.189288</text:p>
          </table:table-cell>
          <table:table-cell office:value-type="float" office:value="0.061725" calcext:value-type="float">
            <text:p>0.061725</text:p>
          </table:table-cell>
          <table:table-cell table:formula="of:=[.B1997]-[.C1997]" office:value-type="float" office:value="-1.251013" calcext:value-type="float">
            <text:p>-1.251013</text:p>
          </table:table-cell>
        </table:table-row>
        <table:table-row table:style-name="ro1">
          <table:table-cell office:value-type="float" office:value="-1.202332" calcext:value-type="float">
            <text:p>-1.202332</text:p>
          </table:table-cell>
          <table:table-cell office:value-type="float" office:value="-1.140534" calcext:value-type="float">
            <text:p>-1.140534</text:p>
          </table:table-cell>
          <table:table-cell office:value-type="float" office:value="0.061753" calcext:value-type="float">
            <text:p>0.061753</text:p>
          </table:table-cell>
          <table:table-cell table:formula="of:=[.B1998]-[.C1998]" office:value-type="float" office:value="-1.202287" calcext:value-type="float">
            <text:p>-1.202287</text:p>
          </table:table-cell>
        </table:table-row>
        <table:table-row table:style-name="ro1">
          <table:table-cell office:value-type="float" office:value="-1.151997" calcext:value-type="float">
            <text:p>-1.151997</text:p>
          </table:table-cell>
          <table:table-cell office:value-type="float" office:value="-1.090199" calcext:value-type="float">
            <text:p>-1.090199</text:p>
          </table:table-cell>
          <table:table-cell office:value-type="float" office:value="0.061781" calcext:value-type="float">
            <text:p>0.061781</text:p>
          </table:table-cell>
          <table:table-cell table:formula="of:=[.B1999]-[.C1999]" office:value-type="float" office:value="-1.15198" calcext:value-type="float">
            <text:p>-1.15198</text:p>
          </table:table-cell>
        </table:table-row>
        <table:table-row table:style-name="ro1">
          <table:table-cell office:value-type="float" office:value="-1.101298" calcext:value-type="float">
            <text:p>-1.101298</text:p>
          </table:table-cell>
          <table:table-cell office:value-type="float" office:value="-1.039499" calcext:value-type="float">
            <text:p>-1.039499</text:p>
          </table:table-cell>
          <table:table-cell office:value-type="float" office:value="0.061809" calcext:value-type="float">
            <text:p>0.061809</text:p>
          </table:table-cell>
          <table:table-cell table:formula="of:=[.B2000]-[.C2000]" office:value-type="float" office:value="-1.101308" calcext:value-type="float">
            <text:p>-1.101308</text:p>
          </table:table-cell>
        </table:table-row>
        <table:table-row table:style-name="ro1">
          <table:table-cell office:value-type="float" office:value="-1.050618" calcext:value-type="float">
            <text:p>-1.050618</text:p>
          </table:table-cell>
          <table:table-cell office:value-type="float" office:value="-0.988819" calcext:value-type="float">
            <text:p>-0.988819</text:p>
          </table:table-cell>
          <table:table-cell office:value-type="float" office:value="0.061837" calcext:value-type="float">
            <text:p>0.061837</text:p>
          </table:table-cell>
          <table:table-cell table:formula="of:=[.B2001]-[.C2001]" office:value-type="float" office:value="-1.050656" calcext:value-type="float">
            <text:p>-1.050656</text:p>
          </table:table-cell>
        </table:table-row>
        <table:table-row table:style-name="ro1">
          <table:table-cell office:value-type="float" office:value="-1.000153" calcext:value-type="float">
            <text:p>-1.000153</text:p>
          </table:table-cell>
          <table:table-cell office:value-type="float" office:value="-0.938355" calcext:value-type="float">
            <text:p>-0.938355</text:p>
          </table:table-cell>
          <table:table-cell office:value-type="float" office:value="0.061865" calcext:value-type="float">
            <text:p>0.061865</text:p>
          </table:table-cell>
          <table:table-cell table:formula="of:=[.B2002]-[.C2002]" office:value-type="float" office:value="-1.00022" calcext:value-type="float">
            <text:p>-1.00022</text:p>
          </table:table-cell>
        </table:table-row>
        <table:table-row table:style-name="ro1">
          <table:table-cell office:value-type="float" office:value="-0.950189" calcext:value-type="float">
            <text:p>-0.950189</text:p>
          </table:table-cell>
          <table:table-cell office:value-type="float" office:value="-0.88839" calcext:value-type="float">
            <text:p>-0.88839</text:p>
          </table:table-cell>
          <table:table-cell office:value-type="float" office:value="0.061893" calcext:value-type="float">
            <text:p>0.061893</text:p>
          </table:table-cell>
          <table:table-cell table:formula="of:=[.B2003]-[.C2003]" office:value-type="float" office:value="-0.950283" calcext:value-type="float">
            <text:p>-0.950283</text:p>
          </table:table-cell>
        </table:table-row>
        <table:table-row table:style-name="ro1">
          <table:table-cell office:value-type="float" office:value="-0.899884" calcext:value-type="float">
            <text:p>-0.899884</text:p>
          </table:table-cell>
          <table:table-cell office:value-type="float" office:value="-0.838085" calcext:value-type="float">
            <text:p>-0.838085</text:p>
          </table:table-cell>
          <table:table-cell office:value-type="float" office:value="0.061921" calcext:value-type="float">
            <text:p>0.061921</text:p>
          </table:table-cell>
          <table:table-cell table:formula="of:=[.B2004]-[.C2004]" office:value-type="float" office:value="-0.900006" calcext:value-type="float">
            <text:p>-0.900006</text:p>
          </table:table-cell>
        </table:table-row>
        <table:table-row table:style-name="ro1">
          <table:table-cell office:value-type="float" office:value="-0.849592" calcext:value-type="float">
            <text:p>-0.849592</text:p>
          </table:table-cell>
          <table:table-cell office:value-type="float" office:value="-0.787793" calcext:value-type="float">
            <text:p>-0.787793</text:p>
          </table:table-cell>
          <table:table-cell office:value-type="float" office:value="0.061949" calcext:value-type="float">
            <text:p>0.061949</text:p>
          </table:table-cell>
          <table:table-cell table:formula="of:=[.B2005]-[.C2005]" office:value-type="float" office:value="-0.849742" calcext:value-type="float">
            <text:p>-0.849742</text:p>
          </table:table-cell>
        </table:table-row>
        <table:table-row table:style-name="ro1">
          <table:table-cell office:value-type="float" office:value="-0.799578" calcext:value-type="float">
            <text:p>-0.799578</text:p>
          </table:table-cell>
          <table:table-cell office:value-type="float" office:value="-0.737779" calcext:value-type="float">
            <text:p>-0.737779</text:p>
          </table:table-cell>
          <table:table-cell office:value-type="float" office:value="0.061977" calcext:value-type="float">
            <text:p>0.061977</text:p>
          </table:table-cell>
          <table:table-cell table:formula="of:=[.B2006]-[.C2006]" office:value-type="float" office:value="-0.799756" calcext:value-type="float">
            <text:p>-0.799756</text:p>
          </table:table-cell>
        </table:table-row>
        <table:table-row table:style-name="ro1">
          <table:table-cell office:value-type="float" office:value="-0.747813" calcext:value-type="float">
            <text:p>-0.747813</text:p>
          </table:table-cell>
          <table:table-cell office:value-type="float" office:value="-0.686014" calcext:value-type="float">
            <text:p>-0.686014</text:p>
          </table:table-cell>
          <table:table-cell office:value-type="float" office:value="0.062005" calcext:value-type="float">
            <text:p>0.062005</text:p>
          </table:table-cell>
          <table:table-cell table:formula="of:=[.B2007]-[.C2007]" office:value-type="float" office:value="-0.748019" calcext:value-type="float">
            <text:p>-0.748019</text:p>
          </table:table-cell>
        </table:table-row>
        <table:table-row table:style-name="ro1">
          <table:table-cell office:value-type="float" office:value="-0.696621" calcext:value-type="float">
            <text:p>-0.696621</text:p>
          </table:table-cell>
          <table:table-cell office:value-type="float" office:value="-0.634823" calcext:value-type="float">
            <text:p>-0.634823</text:p>
          </table:table-cell>
          <table:table-cell office:value-type="float" office:value="0.062033" calcext:value-type="float">
            <text:p>0.062033</text:p>
          </table:table-cell>
          <table:table-cell table:formula="of:=[.B2008]-[.C2008]" office:value-type="float" office:value="-0.696856" calcext:value-type="float">
            <text:p>-0.696856</text:p>
          </table:table-cell>
        </table:table-row>
        <table:table-row table:style-name="ro1">
          <table:table-cell office:value-type="float" office:value="-0.645624" calcext:value-type="float">
            <text:p>-0.645624</text:p>
          </table:table-cell>
          <table:table-cell office:value-type="float" office:value="-0.583826" calcext:value-type="float">
            <text:p>-0.583826</text:p>
          </table:table-cell>
          <table:table-cell office:value-type="float" office:value="0.062061" calcext:value-type="float">
            <text:p>0.062061</text:p>
          </table:table-cell>
          <table:table-cell table:formula="of:=[.B2009]-[.C2009]" office:value-type="float" office:value="-0.645887" calcext:value-type="float">
            <text:p>-0.645887</text:p>
          </table:table-cell>
        </table:table-row>
        <table:table-row table:style-name="ro1">
          <table:table-cell office:value-type="float" office:value="-0.595287" calcext:value-type="float">
            <text:p>-0.595287</text:p>
          </table:table-cell>
          <table:table-cell office:value-type="float" office:value="-0.533488" calcext:value-type="float">
            <text:p>-0.533488</text:p>
          </table:table-cell>
          <table:table-cell office:value-type="float" office:value="0.062089" calcext:value-type="float">
            <text:p>0.062089</text:p>
          </table:table-cell>
          <table:table-cell table:formula="of:=[.B2010]-[.C2010]" office:value-type="float" office:value="-0.595577" calcext:value-type="float">
            <text:p>-0.595577</text:p>
          </table:table-cell>
        </table:table-row>
        <table:table-row table:style-name="ro1">
          <table:table-cell office:value-type="float" office:value="-0.545456" calcext:value-type="float">
            <text:p>-0.545456</text:p>
          </table:table-cell>
          <table:table-cell office:value-type="float" office:value="-0.483658" calcext:value-type="float">
            <text:p>-0.483658</text:p>
          </table:table-cell>
          <table:table-cell office:value-type="float" office:value="0.062117" calcext:value-type="float">
            <text:p>0.062117</text:p>
          </table:table-cell>
          <table:table-cell table:formula="of:=[.B2011]-[.C2011]" office:value-type="float" office:value="-0.545775" calcext:value-type="float">
            <text:p>-0.545775</text:p>
          </table:table-cell>
        </table:table-row>
        <table:table-row table:style-name="ro1">
          <table:table-cell office:value-type="float" office:value="-0.495449" calcext:value-type="float">
            <text:p>-0.495449</text:p>
          </table:table-cell>
          <table:table-cell office:value-type="float" office:value="-0.43365" calcext:value-type="float">
            <text:p>-0.43365</text:p>
          </table:table-cell>
          <table:table-cell office:value-type="float" office:value="0.062145" calcext:value-type="float">
            <text:p>0.062145</text:p>
          </table:table-cell>
          <table:table-cell table:formula="of:=[.B2012]-[.C2012]" office:value-type="float" office:value="-0.495795" calcext:value-type="float">
            <text:p>-0.495795</text:p>
          </table:table-cell>
        </table:table-row>
        <table:table-row table:style-name="ro1">
          <table:table-cell office:value-type="float" office:value="-0.445949" calcext:value-type="float">
            <text:p>-0.445949</text:p>
          </table:table-cell>
          <table:table-cell office:value-type="float" office:value="-0.38415" calcext:value-type="float">
            <text:p>-0.38415</text:p>
          </table:table-cell>
          <table:table-cell office:value-type="float" office:value="0.062173" calcext:value-type="float">
            <text:p>0.062173</text:p>
          </table:table-cell>
          <table:table-cell table:formula="of:=[.B2013]-[.C2013]" office:value-type="float" office:value="-0.446323" calcext:value-type="float">
            <text:p>-0.446323</text:p>
          </table:table-cell>
        </table:table-row>
        <table:table-row table:style-name="ro1">
          <table:table-cell office:value-type="float" office:value="-0.394648" calcext:value-type="float">
            <text:p>-0.394648</text:p>
          </table:table-cell>
          <table:table-cell office:value-type="float" office:value="-0.332849" calcext:value-type="float">
            <text:p>-0.332849</text:p>
          </table:table-cell>
          <table:table-cell office:value-type="float" office:value="0.062201" calcext:value-type="float">
            <text:p>0.062201</text:p>
          </table:table-cell>
          <table:table-cell table:formula="of:=[.B2014]-[.C2014]" office:value-type="float" office:value="-0.39505" calcext:value-type="float">
            <text:p>-0.39505</text:p>
          </table:table-cell>
        </table:table-row>
        <table:table-row table:style-name="ro1">
          <table:table-cell office:value-type="float" office:value="-0.344746" calcext:value-type="float">
            <text:p>-0.344746</text:p>
          </table:table-cell>
          <table:table-cell office:value-type="float" office:value="-0.282947" calcext:value-type="float">
            <text:p>-0.282947</text:p>
          </table:table-cell>
          <table:table-cell office:value-type="float" office:value="0.062229" calcext:value-type="float">
            <text:p>0.062229</text:p>
          </table:table-cell>
          <table:table-cell table:formula="of:=[.B2015]-[.C2015]" office:value-type="float" office:value="-0.345176" calcext:value-type="float">
            <text:p>-0.345176</text:p>
          </table:table-cell>
        </table:table-row>
        <table:table-row table:style-name="ro1">
          <table:table-cell office:value-type="float" office:value="-0.294526" calcext:value-type="float">
            <text:p>-0.294526</text:p>
          </table:table-cell>
          <table:table-cell office:value-type="float" office:value="-0.232727" calcext:value-type="float">
            <text:p>-0.232727</text:p>
          </table:table-cell>
          <table:table-cell office:value-type="float" office:value="0.062257" calcext:value-type="float">
            <text:p>0.062257</text:p>
          </table:table-cell>
          <table:table-cell table:formula="of:=[.B2016]-[.C2016]" office:value-type="float" office:value="-0.294984" calcext:value-type="float">
            <text:p>-0.294984</text:p>
          </table:table-cell>
        </table:table-row>
        <table:table-row table:style-name="ro1">
          <table:table-cell office:value-type="float" office:value="-0.244896" calcext:value-type="float">
            <text:p>-0.244896</text:p>
          </table:table-cell>
          <table:table-cell office:value-type="float" office:value="-0.183097" calcext:value-type="float">
            <text:p>-0.183097</text:p>
          </table:table-cell>
          <table:table-cell office:value-type="float" office:value="0.062285" calcext:value-type="float">
            <text:p>0.062285</text:p>
          </table:table-cell>
          <table:table-cell table:formula="of:=[.B2017]-[.C2017]" office:value-type="float" office:value="-0.245382" calcext:value-type="float">
            <text:p>-0.245382</text:p>
          </table:table-cell>
        </table:table-row>
        <table:table-row table:style-name="ro1">
          <table:table-cell office:value-type="float" office:value="-0.195977" calcext:value-type="float">
            <text:p>-0.195977</text:p>
          </table:table-cell>
          <table:table-cell office:value-type="float" office:value="-0.134178" calcext:value-type="float">
            <text:p>-0.134178</text:p>
          </table:table-cell>
          <table:table-cell office:value-type="float" office:value="0.062313" calcext:value-type="float">
            <text:p>0.062313</text:p>
          </table:table-cell>
          <table:table-cell table:formula="of:=[.B2018]-[.C2018]" office:value-type="float" office:value="-0.196491" calcext:value-type="float">
            <text:p>-0.196491</text:p>
          </table:table-cell>
        </table:table-row>
        <table:table-row table:style-name="ro1">
          <table:table-cell office:value-type="float" office:value="-0.147014" calcext:value-type="float">
            <text:p>-0.147014</text:p>
          </table:table-cell>
          <table:table-cell office:value-type="float" office:value="-0.085216" calcext:value-type="float">
            <text:p>-0.085216</text:p>
          </table:table-cell>
          <table:table-cell office:value-type="float" office:value="0.062341" calcext:value-type="float">
            <text:p>0.062341</text:p>
          </table:table-cell>
          <table:table-cell table:formula="of:=[.B2019]-[.C2019]" office:value-type="float" office:value="-0.147557" calcext:value-type="float">
            <text:p>-0.147557</text:p>
          </table:table-cell>
        </table:table-row>
        <table:table-row table:style-name="ro1">
          <table:table-cell office:value-type="float" office:value="-0.098861" calcext:value-type="float">
            <text:p>-0.098861</text:p>
          </table:table-cell>
          <table:table-cell office:value-type="float" office:value="-0.037063" calcext:value-type="float">
            <text:p>-0.037063</text:p>
          </table:table-cell>
          <table:table-cell office:value-type="float" office:value="0.062369" calcext:value-type="float">
            <text:p>0.062369</text:p>
          </table:table-cell>
          <table:table-cell table:formula="of:=[.B2020]-[.C2020]" office:value-type="float" office:value="-0.099432" calcext:value-type="float">
            <text:p>-0.099432</text:p>
          </table:table-cell>
        </table:table-row>
        <table:table-row table:style-name="ro1">
          <table:table-cell office:value-type="float" office:value="-0.050521" calcext:value-type="float">
            <text:p>-0.050521</text:p>
          </table:table-cell>
          <table:table-cell office:value-type="float" office:value="0.011277" calcext:value-type="float">
            <text:p>0.011277</text:p>
          </table:table-cell>
          <table:table-cell office:value-type="float" office:value="0.062397" calcext:value-type="float">
            <text:p>0.062397</text:p>
          </table:table-cell>
          <table:table-cell table:formula="of:=[.B2021]-[.C2021]" office:value-type="float" office:value="-0.05112" calcext:value-type="float">
            <text:p>-0.05112</text:p>
          </table:table-cell>
        </table:table-row>
        <table:table-row table:style-name="ro1">
          <table:table-cell office:value-type="float" office:value="-0.003549" calcext:value-type="float">
            <text:p>-0.003549</text:p>
          </table:table-cell>
          <table:table-cell office:value-type="float" office:value="0.05825" calcext:value-type="float">
            <text:p>0.05825</text:p>
          </table:table-cell>
          <table:table-cell office:value-type="float" office:value="0.062425" calcext:value-type="float">
            <text:p>0.062425</text:p>
          </table:table-cell>
          <table:table-cell table:formula="of:=[.B2022]-[.C2022]" office:value-type="float" office:value="-0.004175" calcext:value-type="float">
            <text:p>-0.004175</text:p>
          </table:table-cell>
        </table:table-row>
        <table:table-row table:style-name="ro1">
          <table:table-cell office:value-type="float" office:value="0.04189" calcext:value-type="float">
            <text:p>0.04189</text:p>
          </table:table-cell>
          <table:table-cell office:value-type="float" office:value="0.103689" calcext:value-type="float">
            <text:p>0.103689</text:p>
          </table:table-cell>
          <table:table-cell office:value-type="float" office:value="0.062453" calcext:value-type="float">
            <text:p>0.062453</text:p>
          </table:table-cell>
          <table:table-cell table:formula="of:=[.B2023]-[.C2023]" office:value-type="float" office:value="0.041236" calcext:value-type="float">
            <text:p>0.041236</text:p>
          </table:table-cell>
        </table:table-row>
        <table:table-row table:style-name="ro1">
          <table:table-cell office:value-type="float" office:value="0.087881" calcext:value-type="float">
            <text:p>0.087881</text:p>
          </table:table-cell>
          <table:table-cell office:value-type="float" office:value="0.149679" calcext:value-type="float">
            <text:p>0.149679</text:p>
          </table:table-cell>
          <table:table-cell office:value-type="float" office:value="0.062481" calcext:value-type="float">
            <text:p>0.062481</text:p>
          </table:table-cell>
          <table:table-cell table:formula="of:=[.B2024]-[.C2024]" office:value-type="float" office:value="0.087198" calcext:value-type="float">
            <text:p>0.087198</text:p>
          </table:table-cell>
        </table:table-row>
        <table:table-row table:style-name="ro1">
          <table:table-cell office:value-type="float" office:value="0.135674" calcext:value-type="float">
            <text:p>0.135674</text:p>
          </table:table-cell>
          <table:table-cell office:value-type="float" office:value="0.197473" calcext:value-type="float">
            <text:p>0.197473</text:p>
          </table:table-cell>
          <table:table-cell office:value-type="float" office:value="0.062509" calcext:value-type="float">
            <text:p>0.062509</text:p>
          </table:table-cell>
          <table:table-cell table:formula="of:=[.B2025]-[.C2025]" office:value-type="float" office:value="0.134964" calcext:value-type="float">
            <text:p>0.134964</text:p>
          </table:table-cell>
        </table:table-row>
        <table:table-row table:style-name="ro1">
          <table:table-cell office:value-type="float" office:value="0.183766" calcext:value-type="float">
            <text:p>0.183766</text:p>
          </table:table-cell>
          <table:table-cell office:value-type="float" office:value="0.245564" calcext:value-type="float">
            <text:p>0.245564</text:p>
          </table:table-cell>
          <table:table-cell office:value-type="float" office:value="0.062537" calcext:value-type="float">
            <text:p>0.062537</text:p>
          </table:table-cell>
          <table:table-cell table:formula="of:=[.B2026]-[.C2026]" office:value-type="float" office:value="0.183027" calcext:value-type="float">
            <text:p>0.183027</text:p>
          </table:table-cell>
        </table:table-row>
        <table:table-row table:style-name="ro1">
          <table:table-cell office:value-type="float" office:value="0.232541" calcext:value-type="float">
            <text:p>0.232541</text:p>
          </table:table-cell>
          <table:table-cell office:value-type="float" office:value="0.294339" calcext:value-type="float">
            <text:p>0.294339</text:p>
          </table:table-cell>
          <table:table-cell office:value-type="float" office:value="0.062565" calcext:value-type="float">
            <text:p>0.062565</text:p>
          </table:table-cell>
          <table:table-cell table:formula="of:=[.B2027]-[.C2027]" office:value-type="float" office:value="0.231774" calcext:value-type="float">
            <text:p>0.231774</text:p>
          </table:table-cell>
        </table:table-row>
        <table:table-row table:style-name="ro1">
          <table:table-cell office:value-type="float" office:value="0.280405" calcext:value-type="float">
            <text:p>0.280405</text:p>
          </table:table-cell>
          <table:table-cell office:value-type="float" office:value="0.342203" calcext:value-type="float">
            <text:p>0.342203</text:p>
          </table:table-cell>
          <table:table-cell office:value-type="float" office:value="0.062593" calcext:value-type="float">
            <text:p>0.062593</text:p>
          </table:table-cell>
          <table:table-cell table:formula="of:=[.B2028]-[.C2028]" office:value-type="float" office:value="0.27961" calcext:value-type="float">
            <text:p>0.27961</text:p>
          </table:table-cell>
        </table:table-row>
        <table:table-row table:style-name="ro1">
          <table:table-cell office:value-type="float" office:value="0.327847" calcext:value-type="float">
            <text:p>0.327847</text:p>
          </table:table-cell>
          <table:table-cell office:value-type="float" office:value="0.389646" calcext:value-type="float">
            <text:p>0.389646</text:p>
          </table:table-cell>
          <table:table-cell office:value-type="float" office:value="0.062621" calcext:value-type="float">
            <text:p>0.062621</text:p>
          </table:table-cell>
          <table:table-cell table:formula="of:=[.B2029]-[.C2029]" office:value-type="float" office:value="0.327025" calcext:value-type="float">
            <text:p>0.327025</text:p>
          </table:table-cell>
        </table:table-row>
        <table:table-row table:style-name="ro1">
          <table:table-cell office:value-type="float" office:value="0.375067" calcext:value-type="float">
            <text:p>0.375067</text:p>
          </table:table-cell>
          <table:table-cell office:value-type="float" office:value="0.436865" calcext:value-type="float">
            <text:p>0.436865</text:p>
          </table:table-cell>
          <table:table-cell office:value-type="float" office:value="0.062649" calcext:value-type="float">
            <text:p>0.062649</text:p>
          </table:table-cell>
          <table:table-cell table:formula="of:=[.B2030]-[.C2030]" office:value-type="float" office:value="0.374216" calcext:value-type="float">
            <text:p>0.374216</text:p>
          </table:table-cell>
        </table:table-row>
        <table:table-row table:style-name="ro1">
          <table:table-cell office:value-type="float" office:value="0.422526" calcext:value-type="float">
            <text:p>0.422526</text:p>
          </table:table-cell>
          <table:table-cell office:value-type="float" office:value="0.484325" calcext:value-type="float">
            <text:p>0.484325</text:p>
          </table:table-cell>
          <table:table-cell office:value-type="float" office:value="0.062677" calcext:value-type="float">
            <text:p>0.062677</text:p>
          </table:table-cell>
          <table:table-cell table:formula="of:=[.B2031]-[.C2031]" office:value-type="float" office:value="0.421648" calcext:value-type="float">
            <text:p>0.421648</text:p>
          </table:table-cell>
        </table:table-row>
        <table:table-row table:style-name="ro1">
          <table:table-cell office:value-type="float" office:value="0.471528" calcext:value-type="float">
            <text:p>0.471528</text:p>
          </table:table-cell>
          <table:table-cell office:value-type="float" office:value="0.533327" calcext:value-type="float">
            <text:p>0.533327</text:p>
          </table:table-cell>
          <table:table-cell office:value-type="float" office:value="0.062705" calcext:value-type="float">
            <text:p>0.062705</text:p>
          </table:table-cell>
          <table:table-cell table:formula="of:=[.B2032]-[.C2032]" office:value-type="float" office:value="0.470622" calcext:value-type="float">
            <text:p>0.470622</text:p>
          </table:table-cell>
        </table:table-row>
        <table:table-row table:style-name="ro1">
          <table:table-cell office:value-type="float" office:value="0.518996" calcext:value-type="float">
            <text:p>0.518996</text:p>
          </table:table-cell>
          <table:table-cell office:value-type="float" office:value="0.580795" calcext:value-type="float">
            <text:p>0.580795</text:p>
          </table:table-cell>
          <table:table-cell office:value-type="float" office:value="0.062733" calcext:value-type="float">
            <text:p>0.062733</text:p>
          </table:table-cell>
          <table:table-cell table:formula="of:=[.B2033]-[.C2033]" office:value-type="float" office:value="0.518062" calcext:value-type="float">
            <text:p>0.518062</text:p>
          </table:table-cell>
        </table:table-row>
        <table:table-row table:style-name="ro1">
          <table:table-cell office:value-type="float" office:value="0.566914" calcext:value-type="float">
            <text:p>0.566914</text:p>
          </table:table-cell>
          <table:table-cell office:value-type="float" office:value="0.628713" calcext:value-type="float">
            <text:p>0.628713</text:p>
          </table:table-cell>
          <table:table-cell office:value-type="float" office:value="0.062761" calcext:value-type="float">
            <text:p>0.062761</text:p>
          </table:table-cell>
          <table:table-cell table:formula="of:=[.B2034]-[.C2034]" office:value-type="float" office:value="0.565952" calcext:value-type="float">
            <text:p>0.565952</text:p>
          </table:table-cell>
        </table:table-row>
        <table:table-row table:style-name="ro1">
          <table:table-cell office:value-type="float" office:value="0.615568" calcext:value-type="float">
            <text:p>0.615568</text:p>
          </table:table-cell>
          <table:table-cell office:value-type="float" office:value="0.677367" calcext:value-type="float">
            <text:p>0.677367</text:p>
          </table:table-cell>
          <table:table-cell office:value-type="float" office:value="0.062789" calcext:value-type="float">
            <text:p>0.062789</text:p>
          </table:table-cell>
          <table:table-cell table:formula="of:=[.B2035]-[.C2035]" office:value-type="float" office:value="0.614578" calcext:value-type="float">
            <text:p>0.614578</text:p>
          </table:table-cell>
        </table:table-row>
        <table:table-row table:style-name="ro1">
          <table:table-cell office:value-type="float" office:value="0.664285" calcext:value-type="float">
            <text:p>0.664285</text:p>
          </table:table-cell>
          <table:table-cell office:value-type="float" office:value="0.726083" calcext:value-type="float">
            <text:p>0.726083</text:p>
          </table:table-cell>
          <table:table-cell office:value-type="float" office:value="0.062817" calcext:value-type="float">
            <text:p>0.062817</text:p>
          </table:table-cell>
          <table:table-cell table:formula="of:=[.B2036]-[.C2036]" office:value-type="float" office:value="0.663266" calcext:value-type="float">
            <text:p>0.663266</text:p>
          </table:table-cell>
        </table:table-row>
        <table:table-row table:style-name="ro1">
          <table:table-cell office:value-type="float" office:value="0.71198" calcext:value-type="float">
            <text:p>0.71198</text:p>
          </table:table-cell>
          <table:table-cell office:value-type="float" office:value="0.773779" calcext:value-type="float">
            <text:p>0.773779</text:p>
          </table:table-cell>
          <table:table-cell office:value-type="float" office:value="0.062845" calcext:value-type="float">
            <text:p>0.062845</text:p>
          </table:table-cell>
          <table:table-cell table:formula="of:=[.B2037]-[.C2037]" office:value-type="float" office:value="0.710934" calcext:value-type="float">
            <text:p>0.710934</text:p>
          </table:table-cell>
        </table:table-row>
        <table:table-row table:style-name="ro1">
          <table:table-cell office:value-type="float" office:value="0.760398" calcext:value-type="float">
            <text:p>0.760398</text:p>
          </table:table-cell>
          <table:table-cell office:value-type="float" office:value="0.822197" calcext:value-type="float">
            <text:p>0.822197</text:p>
          </table:table-cell>
          <table:table-cell office:value-type="float" office:value="0.062873" calcext:value-type="float">
            <text:p>0.062873</text:p>
          </table:table-cell>
          <table:table-cell table:formula="of:=[.B2038]-[.C2038]" office:value-type="float" office:value="0.759324" calcext:value-type="float">
            <text:p>0.759324</text:p>
          </table:table-cell>
        </table:table-row>
        <table:table-row table:style-name="ro1">
          <table:table-cell office:value-type="float" office:value="0.808275" calcext:value-type="float">
            <text:p>0.808275</text:p>
          </table:table-cell>
          <table:table-cell office:value-type="float" office:value="0.870073" calcext:value-type="float">
            <text:p>0.870073</text:p>
          </table:table-cell>
          <table:table-cell office:value-type="float" office:value="0.062901" calcext:value-type="float">
            <text:p>0.062901</text:p>
          </table:table-cell>
          <table:table-cell table:formula="of:=[.B2039]-[.C2039]" office:value-type="float" office:value="0.807172" calcext:value-type="float">
            <text:p>0.807172</text:p>
          </table:table-cell>
        </table:table-row>
        <table:table-row table:style-name="ro1">
          <table:table-cell office:value-type="float" office:value="0.856225" calcext:value-type="float">
            <text:p>0.856225</text:p>
          </table:table-cell>
          <table:table-cell office:value-type="float" office:value="0.918024" calcext:value-type="float">
            <text:p>0.918024</text:p>
          </table:table-cell>
          <table:table-cell office:value-type="float" office:value="0.062929" calcext:value-type="float">
            <text:p>0.062929</text:p>
          </table:table-cell>
          <table:table-cell table:formula="of:=[.B2040]-[.C2040]" office:value-type="float" office:value="0.855095" calcext:value-type="float">
            <text:p>0.855095</text:p>
          </table:table-cell>
        </table:table-row>
        <table:table-row table:style-name="ro1">
          <table:table-cell office:value-type="float" office:value="0.903134" calcext:value-type="float">
            <text:p>0.903134</text:p>
          </table:table-cell>
          <table:table-cell office:value-type="float" office:value="0.964932" calcext:value-type="float">
            <text:p>0.964932</text:p>
          </table:table-cell>
          <table:table-cell office:value-type="float" office:value="0.062957" calcext:value-type="float">
            <text:p>0.062957</text:p>
          </table:table-cell>
          <table:table-cell table:formula="of:=[.B2041]-[.C2041]" office:value-type="float" office:value="0.901975" calcext:value-type="float">
            <text:p>0.901975</text:p>
          </table:table-cell>
        </table:table-row>
        <table:table-row table:style-name="ro1">
          <table:table-cell office:value-type="float" office:value="0.950935" calcext:value-type="float">
            <text:p>0.950935</text:p>
          </table:table-cell>
          <table:table-cell office:value-type="float" office:value="1.012733" calcext:value-type="float">
            <text:p>1.012733</text:p>
          </table:table-cell>
          <table:table-cell office:value-type="float" office:value="0.062985" calcext:value-type="float">
            <text:p>0.062985</text:p>
          </table:table-cell>
          <table:table-cell table:formula="of:=[.B2042]-[.C2042]" office:value-type="float" office:value="0.949748" calcext:value-type="float">
            <text:p>0.949748</text:p>
          </table:table-cell>
        </table:table-row>
        <table:table-row table:style-name="ro1">
          <table:table-cell office:value-type="float" office:value="0.999211" calcext:value-type="float">
            <text:p>0.999211</text:p>
          </table:table-cell>
          <table:table-cell office:value-type="float" office:value="1.06101" calcext:value-type="float">
            <text:p>1.06101</text:p>
          </table:table-cell>
          <table:table-cell office:value-type="float" office:value="0.063013" calcext:value-type="float">
            <text:p>0.063013</text:p>
          </table:table-cell>
          <table:table-cell table:formula="of:=[.B2043]-[.C2043]" office:value-type="float" office:value="0.997997" calcext:value-type="float">
            <text:p>0.997997</text:p>
          </table:table-cell>
        </table:table-row>
        <table:table-row table:style-name="ro1">
          <table:table-cell office:value-type="float" office:value="1.048265" calcext:value-type="float">
            <text:p>1.048265</text:p>
          </table:table-cell>
          <table:table-cell office:value-type="float" office:value="1.110063" calcext:value-type="float">
            <text:p>1.110063</text:p>
          </table:table-cell>
          <table:table-cell office:value-type="float" office:value="0.063041" calcext:value-type="float">
            <text:p>0.063041</text:p>
          </table:table-cell>
          <table:table-cell table:formula="of:=[.B2044]-[.C2044]" office:value-type="float" office:value="1.047022" calcext:value-type="float">
            <text:p>1.047022</text:p>
          </table:table-cell>
        </table:table-row>
        <table:table-row table:style-name="ro1">
          <table:table-cell office:value-type="float" office:value="1.096051" calcext:value-type="float">
            <text:p>1.096051</text:p>
          </table:table-cell>
          <table:table-cell office:value-type="float" office:value="1.15785" calcext:value-type="float">
            <text:p>1.15785</text:p>
          </table:table-cell>
          <table:table-cell office:value-type="float" office:value="0.063069" calcext:value-type="float">
            <text:p>0.063069</text:p>
          </table:table-cell>
          <table:table-cell table:formula="of:=[.B2045]-[.C2045]" office:value-type="float" office:value="1.094781" calcext:value-type="float">
            <text:p>1.094781</text:p>
          </table:table-cell>
        </table:table-row>
        <table:table-row table:style-name="ro1">
          <table:table-cell office:value-type="float" office:value="1.144429" calcext:value-type="float">
            <text:p>1.144429</text:p>
          </table:table-cell>
          <table:table-cell office:value-type="float" office:value="1.206227" calcext:value-type="float">
            <text:p>1.206227</text:p>
          </table:table-cell>
          <table:table-cell office:value-type="float" office:value="0.063097" calcext:value-type="float">
            <text:p>0.063097</text:p>
          </table:table-cell>
          <table:table-cell table:formula="of:=[.B2046]-[.C2046]" office:value-type="float" office:value="1.14313" calcext:value-type="float">
            <text:p>1.14313</text:p>
          </table:table-cell>
        </table:table-row>
        <table:table-row table:style-name="ro1">
          <table:table-cell office:value-type="float" office:value="1.193657" calcext:value-type="float">
            <text:p>1.193657</text:p>
          </table:table-cell>
          <table:table-cell office:value-type="float" office:value="1.255456" calcext:value-type="float">
            <text:p>1.255456</text:p>
          </table:table-cell>
          <table:table-cell office:value-type="float" office:value="0.063125" calcext:value-type="float">
            <text:p>0.063125</text:p>
          </table:table-cell>
          <table:table-cell table:formula="of:=[.B2047]-[.C2047]" office:value-type="float" office:value="1.192331" calcext:value-type="float">
            <text:p>1.192331</text:p>
          </table:table-cell>
        </table:table-row>
        <table:table-row table:style-name="ro1">
          <table:table-cell office:value-type="float" office:value="1.243647" calcext:value-type="float">
            <text:p>1.243647</text:p>
          </table:table-cell>
          <table:table-cell office:value-type="float" office:value="1.305445" calcext:value-type="float">
            <text:p>1.305445</text:p>
          </table:table-cell>
          <table:table-cell office:value-type="float" office:value="0.063153" calcext:value-type="float">
            <text:p>0.063153</text:p>
          </table:table-cell>
          <table:table-cell table:formula="of:=[.B2048]-[.C2048]" office:value-type="float" office:value="1.242292" calcext:value-type="float">
            <text:p>1.242292</text:p>
          </table:table-cell>
        </table:table-row>
        <table:table-row table:style-name="ro1">
          <table:table-cell office:value-type="float" office:value="1.294463" calcext:value-type="float">
            <text:p>1.294463</text:p>
          </table:table-cell>
          <table:table-cell office:value-type="float" office:value="1.356262" calcext:value-type="float">
            <text:p>1.356262</text:p>
          </table:table-cell>
          <table:table-cell office:value-type="float" office:value="0.063181" calcext:value-type="float">
            <text:p>0.063181</text:p>
          </table:table-cell>
          <table:table-cell table:formula="of:=[.B2049]-[.C2049]" office:value-type="float" office:value="1.293081" calcext:value-type="float">
            <text:p>1.293081</text:p>
          </table:table-cell>
        </table:table-row>
        <table:table-row table:style-name="ro1">
          <table:table-cell office:value-type="float" office:value="1.345378" calcext:value-type="float">
            <text:p>1.345378</text:p>
          </table:table-cell>
          <table:table-cell office:value-type="float" office:value="1.407177" calcext:value-type="float">
            <text:p>1.407177</text:p>
          </table:table-cell>
          <table:table-cell office:value-type="float" office:value="0.063209" calcext:value-type="float">
            <text:p>0.063209</text:p>
          </table:table-cell>
          <table:table-cell table:formula="of:=[.B2050]-[.C2050]" office:value-type="float" office:value="1.343968" calcext:value-type="float">
            <text:p>1.343968</text:p>
          </table:table-cell>
        </table:table-row>
        <table:table-row table:style-name="ro1">
          <table:table-cell office:value-type="float" office:value="1.395738" calcext:value-type="float">
            <text:p>1.395738</text:p>
          </table:table-cell>
          <table:table-cell office:value-type="float" office:value="1.457536" calcext:value-type="float">
            <text:p>1.457536</text:p>
          </table:table-cell>
          <table:table-cell office:value-type="float" office:value="0.063237" calcext:value-type="float">
            <text:p>0.063237</text:p>
          </table:table-cell>
          <table:table-cell table:formula="of:=[.B2051]-[.C2051]" office:value-type="float" office:value="1.394299" calcext:value-type="float">
            <text:p>1.394299</text:p>
          </table:table-cell>
        </table:table-row>
        <table:table-row table:style-name="ro1">
          <table:table-cell office:value-type="float" office:value="1.446034" calcext:value-type="float">
            <text:p>1.446034</text:p>
          </table:table-cell>
          <table:table-cell office:value-type="float" office:value="1.507833" calcext:value-type="float">
            <text:p>1.507833</text:p>
          </table:table-cell>
          <table:table-cell office:value-type="float" office:value="0.063265" calcext:value-type="float">
            <text:p>0.063265</text:p>
          </table:table-cell>
          <table:table-cell table:formula="of:=[.B2052]-[.C2052]" office:value-type="float" office:value="1.444568" calcext:value-type="float">
            <text:p>1.444568</text:p>
          </table:table-cell>
        </table:table-row>
        <table:table-row table:style-name="ro1">
          <table:table-cell office:value-type="float" office:value="1.495184" calcext:value-type="float">
            <text:p>1.495184</text:p>
          </table:table-cell>
          <table:table-cell office:value-type="float" office:value="1.556982" calcext:value-type="float">
            <text:p>1.556982</text:p>
          </table:table-cell>
          <table:table-cell office:value-type="float" office:value="0.063293" calcext:value-type="float">
            <text:p>0.063293</text:p>
          </table:table-cell>
          <table:table-cell table:formula="of:=[.B2053]-[.C2053]" office:value-type="float" office:value="1.493689" calcext:value-type="float">
            <text:p>1.493689</text:p>
          </table:table-cell>
        </table:table-row>
        <table:table-row table:style-name="ro1">
          <table:table-cell office:value-type="float" office:value="1.544226" calcext:value-type="float">
            <text:p>1.544226</text:p>
          </table:table-cell>
          <table:table-cell office:value-type="float" office:value="1.606024" calcext:value-type="float">
            <text:p>1.606024</text:p>
          </table:table-cell>
          <table:table-cell office:value-type="float" office:value="0.063321" calcext:value-type="float">
            <text:p>0.063321</text:p>
          </table:table-cell>
          <table:table-cell table:formula="of:=[.B2054]-[.C2054]" office:value-type="float" office:value="1.542703" calcext:value-type="float">
            <text:p>1.542703</text:p>
          </table:table-cell>
        </table:table-row>
        <table:table-row table:style-name="ro1">
          <table:table-cell office:value-type="float" office:value="1.593917" calcext:value-type="float">
            <text:p>1.593917</text:p>
          </table:table-cell>
          <table:table-cell office:value-type="float" office:value="1.655715" calcext:value-type="float">
            <text:p>1.655715</text:p>
          </table:table-cell>
          <table:table-cell office:value-type="float" office:value="0.063349" calcext:value-type="float">
            <text:p>0.063349</text:p>
          </table:table-cell>
          <table:table-cell table:formula="of:=[.B2055]-[.C2055]" office:value-type="float" office:value="1.592366" calcext:value-type="float">
            <text:p>1.592366</text:p>
          </table:table-cell>
        </table:table-row>
        <table:table-row table:style-name="ro1">
          <table:table-cell office:value-type="float" office:value="1.643591" calcext:value-type="float">
            <text:p>1.643591</text:p>
          </table:table-cell>
          <table:table-cell office:value-type="float" office:value="1.70539" calcext:value-type="float">
            <text:p>1.70539</text:p>
          </table:table-cell>
          <table:table-cell office:value-type="float" office:value="0.063377" calcext:value-type="float">
            <text:p>0.063377</text:p>
          </table:table-cell>
          <table:table-cell table:formula="of:=[.B2056]-[.C2056]" office:value-type="float" office:value="1.642013" calcext:value-type="float">
            <text:p>1.642013</text:p>
          </table:table-cell>
        </table:table-row>
        <table:table-row table:style-name="ro1">
          <table:table-cell office:value-type="float" office:value="1.694064" calcext:value-type="float">
            <text:p>1.694064</text:p>
          </table:table-cell>
          <table:table-cell office:value-type="float" office:value="1.755862" calcext:value-type="float">
            <text:p>1.755862</text:p>
          </table:table-cell>
          <table:table-cell office:value-type="float" office:value="0.063405" calcext:value-type="float">
            <text:p>0.063405</text:p>
          </table:table-cell>
          <table:table-cell table:formula="of:=[.B2057]-[.C2057]" office:value-type="float" office:value="1.692457" calcext:value-type="float">
            <text:p>1.692457</text:p>
          </table:table-cell>
        </table:table-row>
        <table:table-row table:style-name="ro1">
          <table:table-cell office:value-type="float" office:value="1.74251" calcext:value-type="float">
            <text:p>1.74251</text:p>
          </table:table-cell>
          <table:table-cell office:value-type="float" office:value="1.804308" calcext:value-type="float">
            <text:p>1.804308</text:p>
          </table:table-cell>
          <table:table-cell office:value-type="float" office:value="0.063433" calcext:value-type="float">
            <text:p>0.063433</text:p>
          </table:table-cell>
          <table:table-cell table:formula="of:=[.B2058]-[.C2058]" office:value-type="float" office:value="1.740875" calcext:value-type="float">
            <text:p>1.740875</text:p>
          </table:table-cell>
        </table:table-row>
        <table:table-row table:style-name="ro1">
          <table:table-cell office:value-type="float" office:value="1.790858" calcext:value-type="float">
            <text:p>1.790858</text:p>
          </table:table-cell>
          <table:table-cell office:value-type="float" office:value="1.852656" calcext:value-type="float">
            <text:p>1.852656</text:p>
          </table:table-cell>
          <table:table-cell office:value-type="float" office:value="0.063461" calcext:value-type="float">
            <text:p>0.063461</text:p>
          </table:table-cell>
          <table:table-cell table:formula="of:=[.B2059]-[.C2059]" office:value-type="float" office:value="1.789195" calcext:value-type="float">
            <text:p>1.789195</text:p>
          </table:table-cell>
        </table:table-row>
        <table:table-row table:style-name="ro1">
          <table:table-cell office:value-type="float" office:value="1.839116" calcext:value-type="float">
            <text:p>1.839116</text:p>
          </table:table-cell>
          <table:table-cell office:value-type="float" office:value="1.900915" calcext:value-type="float">
            <text:p>1.900915</text:p>
          </table:table-cell>
          <table:table-cell office:value-type="float" office:value="0.063489" calcext:value-type="float">
            <text:p>0.063489</text:p>
          </table:table-cell>
          <table:table-cell table:formula="of:=[.B2060]-[.C2060]" office:value-type="float" office:value="1.837426" calcext:value-type="float">
            <text:p>1.837426</text:p>
          </table:table-cell>
        </table:table-row>
        <table:table-row table:style-name="ro1">
          <table:table-cell office:value-type="float" office:value="1.88951" calcext:value-type="float">
            <text:p>1.88951</text:p>
          </table:table-cell>
          <table:table-cell office:value-type="float" office:value="1.951308" calcext:value-type="float">
            <text:p>1.951308</text:p>
          </table:table-cell>
          <table:table-cell office:value-type="float" office:value="0.063517" calcext:value-type="float">
            <text:p>0.063517</text:p>
          </table:table-cell>
          <table:table-cell table:formula="of:=[.B2061]-[.C2061]" office:value-type="float" office:value="1.887791" calcext:value-type="float">
            <text:p>1.887791</text:p>
          </table:table-cell>
        </table:table-row>
        <table:table-row table:style-name="ro1">
          <table:table-cell office:value-type="float" office:value="1.938583" calcext:value-type="float">
            <text:p>1.938583</text:p>
          </table:table-cell>
          <table:table-cell office:value-type="float" office:value="2.000382" calcext:value-type="float">
            <text:p>2.000382</text:p>
          </table:table-cell>
          <table:table-cell office:value-type="float" office:value="0.063545" calcext:value-type="float">
            <text:p>0.063545</text:p>
          </table:table-cell>
          <table:table-cell table:formula="of:=[.B2062]-[.C2062]" office:value-type="float" office:value="1.936837" calcext:value-type="float">
            <text:p>1.936837</text:p>
          </table:table-cell>
        </table:table-row>
        <table:table-row table:style-name="ro1">
          <table:table-cell office:value-type="float" office:value="1.988824" calcext:value-type="float">
            <text:p>1.988824</text:p>
          </table:table-cell>
          <table:table-cell office:value-type="float" office:value="2.050623" calcext:value-type="float">
            <text:p>2.050623</text:p>
          </table:table-cell>
          <table:table-cell office:value-type="float" office:value="0.063573" calcext:value-type="float">
            <text:p>0.063573</text:p>
          </table:table-cell>
          <table:table-cell table:formula="of:=[.B2063]-[.C2063]" office:value-type="float" office:value="1.98705" calcext:value-type="float">
            <text:p>1.98705</text:p>
          </table:table-cell>
        </table:table-row>
        <table:table-row table:style-name="ro1">
          <table:table-cell office:value-type="float" office:value="2.037894" calcext:value-type="float">
            <text:p>2.037894</text:p>
          </table:table-cell>
          <table:table-cell office:value-type="float" office:value="2.099693" calcext:value-type="float">
            <text:p>2.099693</text:p>
          </table:table-cell>
          <table:table-cell office:value-type="float" office:value="0.063601" calcext:value-type="float">
            <text:p>0.063601</text:p>
          </table:table-cell>
          <table:table-cell table:formula="of:=[.B2064]-[.C2064]" office:value-type="float" office:value="2.036092" calcext:value-type="float">
            <text:p>2.036092</text:p>
          </table:table-cell>
        </table:table-row>
        <table:table-row table:style-name="ro1">
          <table:table-cell office:value-type="float" office:value="2.086784" calcext:value-type="float">
            <text:p>2.086784</text:p>
          </table:table-cell>
          <table:table-cell office:value-type="float" office:value="2.148582" calcext:value-type="float">
            <text:p>2.148582</text:p>
          </table:table-cell>
          <table:table-cell office:value-type="float" office:value="0.063629" calcext:value-type="float">
            <text:p>0.063629</text:p>
          </table:table-cell>
          <table:table-cell table:formula="of:=[.B2065]-[.C2065]" office:value-type="float" office:value="2.084953" calcext:value-type="float">
            <text:p>2.084953</text:p>
          </table:table-cell>
        </table:table-row>
        <table:table-row table:style-name="ro1">
          <table:table-cell office:value-type="float" office:value="2.135198" calcext:value-type="float">
            <text:p>2.135198</text:p>
          </table:table-cell>
          <table:table-cell office:value-type="float" office:value="2.196997" calcext:value-type="float">
            <text:p>2.196997</text:p>
          </table:table-cell>
          <table:table-cell office:value-type="float" office:value="0.063657" calcext:value-type="float">
            <text:p>0.063657</text:p>
          </table:table-cell>
          <table:table-cell table:formula="of:=[.B2066]-[.C2066]" office:value-type="float" office:value="2.13334" calcext:value-type="float">
            <text:p>2.13334</text:p>
          </table:table-cell>
        </table:table-row>
        <table:table-row table:style-name="ro1">
          <table:table-cell office:value-type="float" office:value="2.184328" calcext:value-type="float">
            <text:p>2.184328</text:p>
          </table:table-cell>
          <table:table-cell office:value-type="float" office:value="2.246126" calcext:value-type="float">
            <text:p>2.246126</text:p>
          </table:table-cell>
          <table:table-cell office:value-type="float" office:value="0.063685" calcext:value-type="float">
            <text:p>0.063685</text:p>
          </table:table-cell>
          <table:table-cell table:formula="of:=[.B2067]-[.C2067]" office:value-type="float" office:value="2.182441" calcext:value-type="float">
            <text:p>2.182441</text:p>
          </table:table-cell>
        </table:table-row>
        <table:table-row table:style-name="ro1">
          <table:table-cell office:value-type="float" office:value="2.235159" calcext:value-type="float">
            <text:p>2.235159</text:p>
          </table:table-cell>
          <table:table-cell office:value-type="float" office:value="2.296957" calcext:value-type="float">
            <text:p>2.296957</text:p>
          </table:table-cell>
          <table:table-cell office:value-type="float" office:value="0.063713" calcext:value-type="float">
            <text:p>0.063713</text:p>
          </table:table-cell>
          <table:table-cell table:formula="of:=[.B2068]-[.C2068]" office:value-type="float" office:value="2.233244" calcext:value-type="float">
            <text:p>2.233244</text:p>
          </table:table-cell>
        </table:table-row>
        <table:table-row table:style-name="ro1">
          <table:table-cell office:value-type="float" office:value="2.286355" calcext:value-type="float">
            <text:p>2.286355</text:p>
          </table:table-cell>
          <table:table-cell office:value-type="float" office:value="2.348154" calcext:value-type="float">
            <text:p>2.348154</text:p>
          </table:table-cell>
          <table:table-cell office:value-type="float" office:value="0.063741" calcext:value-type="float">
            <text:p>0.063741</text:p>
          </table:table-cell>
          <table:table-cell table:formula="of:=[.B2069]-[.C2069]" office:value-type="float" office:value="2.284413" calcext:value-type="float">
            <text:p>2.284413</text:p>
          </table:table-cell>
        </table:table-row>
        <table:table-row table:style-name="ro1">
          <table:table-cell office:value-type="float" office:value="2.334611" calcext:value-type="float">
            <text:p>2.334611</text:p>
          </table:table-cell>
          <table:table-cell office:value-type="float" office:value="2.396409" calcext:value-type="float">
            <text:p>2.396409</text:p>
          </table:table-cell>
          <table:table-cell office:value-type="float" office:value="0.063769" calcext:value-type="float">
            <text:p>0.063769</text:p>
          </table:table-cell>
          <table:table-cell table:formula="of:=[.B2070]-[.C2070]" office:value-type="float" office:value="2.33264" calcext:value-type="float">
            <text:p>2.33264</text:p>
          </table:table-cell>
        </table:table-row>
        <table:table-row table:style-name="ro1">
          <table:table-cell office:value-type="float" office:value="2.384304" calcext:value-type="float">
            <text:p>2.384304</text:p>
          </table:table-cell>
          <table:table-cell office:value-type="float" office:value="2.446102" calcext:value-type="float">
            <text:p>2.446102</text:p>
          </table:table-cell>
          <table:table-cell office:value-type="float" office:value="0.063797" calcext:value-type="float">
            <text:p>0.063797</text:p>
          </table:table-cell>
          <table:table-cell table:formula="of:=[.B2071]-[.C2071]" office:value-type="float" office:value="2.382305" calcext:value-type="float">
            <text:p>2.382305</text:p>
          </table:table-cell>
        </table:table-row>
        <table:table-row table:style-name="ro1">
          <table:table-cell office:value-type="float" office:value="2.43331" calcext:value-type="float">
            <text:p>2.43331</text:p>
          </table:table-cell>
          <table:table-cell office:value-type="float" office:value="2.495108" calcext:value-type="float">
            <text:p>2.495108</text:p>
          </table:table-cell>
          <table:table-cell office:value-type="float" office:value="0.063825" calcext:value-type="float">
            <text:p>0.063825</text:p>
          </table:table-cell>
          <table:table-cell table:formula="of:=[.B2072]-[.C2072]" office:value-type="float" office:value="2.431283" calcext:value-type="float">
            <text:p>2.431283</text:p>
          </table:table-cell>
        </table:table-row>
        <table:table-row table:style-name="ro1">
          <table:table-cell office:value-type="float" office:value="2.483313" calcext:value-type="float">
            <text:p>2.483313</text:p>
          </table:table-cell>
          <table:table-cell office:value-type="float" office:value="2.545112" calcext:value-type="float">
            <text:p>2.545112</text:p>
          </table:table-cell>
          <table:table-cell office:value-type="float" office:value="0.063853" calcext:value-type="float">
            <text:p>0.063853</text:p>
          </table:table-cell>
          <table:table-cell table:formula="of:=[.B2073]-[.C2073]" office:value-type="float" office:value="2.481259" calcext:value-type="float">
            <text:p>2.481259</text:p>
          </table:table-cell>
        </table:table-row>
        <table:table-row table:style-name="ro1">
          <table:table-cell office:value-type="float" office:value="2.532315" calcext:value-type="float">
            <text:p>2.532315</text:p>
          </table:table-cell>
          <table:table-cell office:value-type="float" office:value="2.594113" calcext:value-type="float">
            <text:p>2.594113</text:p>
          </table:table-cell>
          <table:table-cell office:value-type="float" office:value="0.063881" calcext:value-type="float">
            <text:p>0.063881</text:p>
          </table:table-cell>
          <table:table-cell table:formula="of:=[.B2074]-[.C2074]" office:value-type="float" office:value="2.530232" calcext:value-type="float">
            <text:p>2.530232</text:p>
          </table:table-cell>
        </table:table-row>
        <table:table-row table:style-name="ro1">
          <table:table-cell office:value-type="float" office:value="2.581241" calcext:value-type="float">
            <text:p>2.581241</text:p>
          </table:table-cell>
          <table:table-cell office:value-type="float" office:value="2.64304" calcext:value-type="float">
            <text:p>2.64304</text:p>
          </table:table-cell>
          <table:table-cell office:value-type="float" office:value="0.063909" calcext:value-type="float">
            <text:p>0.063909</text:p>
          </table:table-cell>
          <table:table-cell table:formula="of:=[.B2075]-[.C2075]" office:value-type="float" office:value="2.579131" calcext:value-type="float">
            <text:p>2.579131</text:p>
          </table:table-cell>
        </table:table-row>
        <table:table-row table:style-name="ro1">
          <table:table-cell office:value-type="float" office:value="2.629329" calcext:value-type="float">
            <text:p>2.629329</text:p>
          </table:table-cell>
          <table:table-cell office:value-type="float" office:value="2.691128" calcext:value-type="float">
            <text:p>2.691128</text:p>
          </table:table-cell>
          <table:table-cell office:value-type="float" office:value="0.063937" calcext:value-type="float">
            <text:p>0.063937</text:p>
          </table:table-cell>
          <table:table-cell table:formula="of:=[.B2076]-[.C2076]" office:value-type="float" office:value="2.627191" calcext:value-type="float">
            <text:p>2.627191</text:p>
          </table:table-cell>
        </table:table-row>
        <table:table-row table:style-name="ro1">
          <table:table-cell office:value-type="float" office:value="2.677148" calcext:value-type="float">
            <text:p>2.677148</text:p>
          </table:table-cell>
          <table:table-cell office:value-type="float" office:value="2.738946" calcext:value-type="float">
            <text:p>2.738946</text:p>
          </table:table-cell>
          <table:table-cell office:value-type="float" office:value="0.063965" calcext:value-type="float">
            <text:p>0.063965</text:p>
          </table:table-cell>
          <table:table-cell table:formula="of:=[.B2077]-[.C2077]" office:value-type="float" office:value="2.674981" calcext:value-type="float">
            <text:p>2.674981</text:p>
          </table:table-cell>
        </table:table-row>
        <table:table-row table:style-name="ro1">
          <table:table-cell office:value-type="float" office:value="2.724468" calcext:value-type="float">
            <text:p>2.724468</text:p>
          </table:table-cell>
          <table:table-cell office:value-type="float" office:value="2.786267" calcext:value-type="float">
            <text:p>2.786267</text:p>
          </table:table-cell>
          <table:table-cell office:value-type="float" office:value="0.063993" calcext:value-type="float">
            <text:p>0.063993</text:p>
          </table:table-cell>
          <table:table-cell table:formula="of:=[.B2078]-[.C2078]" office:value-type="float" office:value="2.722274" calcext:value-type="float">
            <text:p>2.722274</text:p>
          </table:table-cell>
        </table:table-row>
        <table:table-row table:style-name="ro1">
          <table:table-cell office:value-type="float" office:value="2.774047" calcext:value-type="float">
            <text:p>2.774047</text:p>
          </table:table-cell>
          <table:table-cell office:value-type="float" office:value="2.835846" calcext:value-type="float">
            <text:p>2.835846</text:p>
          </table:table-cell>
          <table:table-cell office:value-type="float" office:value="0.064021" calcext:value-type="float">
            <text:p>0.064021</text:p>
          </table:table-cell>
          <table:table-cell table:formula="of:=[.B2079]-[.C2079]" office:value-type="float" office:value="2.771825" calcext:value-type="float">
            <text:p>2.771825</text:p>
          </table:table-cell>
        </table:table-row>
        <table:table-row table:style-name="ro1">
          <table:table-cell office:value-type="float" office:value="2.824733" calcext:value-type="float">
            <text:p>2.824733</text:p>
          </table:table-cell>
          <table:table-cell office:value-type="float" office:value="2.886532" calcext:value-type="float">
            <text:p>2.886532</text:p>
          </table:table-cell>
          <table:table-cell office:value-type="float" office:value="0.064049" calcext:value-type="float">
            <text:p>0.064049</text:p>
          </table:table-cell>
          <table:table-cell table:formula="of:=[.B2080]-[.C2080]" office:value-type="float" office:value="2.822483" calcext:value-type="float">
            <text:p>2.822483</text:p>
          </table:table-cell>
        </table:table-row>
        <table:table-row table:style-name="ro1">
          <table:table-cell office:value-type="float" office:value="2.874711" calcext:value-type="float">
            <text:p>2.874711</text:p>
          </table:table-cell>
          <table:table-cell office:value-type="float" office:value="2.93651" calcext:value-type="float">
            <text:p>2.93651</text:p>
          </table:table-cell>
          <table:table-cell office:value-type="float" office:value="0.064077" calcext:value-type="float">
            <text:p>0.064077</text:p>
          </table:table-cell>
          <table:table-cell table:formula="of:=[.B2081]-[.C2081]" office:value-type="float" office:value="2.872433" calcext:value-type="float">
            <text:p>2.872433</text:p>
          </table:table-cell>
        </table:table-row>
        <table:table-row table:style-name="ro1">
          <table:table-cell office:value-type="float" office:value="2.922781" calcext:value-type="float">
            <text:p>2.922781</text:p>
          </table:table-cell>
          <table:table-cell office:value-type="float" office:value="2.984579" calcext:value-type="float">
            <text:p>2.984579</text:p>
          </table:table-cell>
          <table:table-cell office:value-type="float" office:value="0.064105" calcext:value-type="float">
            <text:p>0.064105</text:p>
          </table:table-cell>
          <table:table-cell table:formula="of:=[.B2082]-[.C2082]" office:value-type="float" office:value="2.920474" calcext:value-type="float">
            <text:p>2.920474</text:p>
          </table:table-cell>
        </table:table-row>
        <table:table-row table:style-name="ro1">
          <table:table-cell office:value-type="float" office:value="2.967705" calcext:value-type="float">
            <text:p>2.967705</text:p>
          </table:table-cell>
          <table:table-cell office:value-type="float" office:value="3.029504" calcext:value-type="float">
            <text:p>3.029504</text:p>
          </table:table-cell>
          <table:table-cell office:value-type="float" office:value="0.064133" calcext:value-type="float">
            <text:p>0.064133</text:p>
          </table:table-cell>
          <table:table-cell table:formula="of:=[.B2083]-[.C2083]" office:value-type="float" office:value="2.965371" calcext:value-type="float">
            <text:p>2.965371</text:p>
          </table:table-cell>
        </table:table-row>
        <table:table-row table:style-name="ro1">
          <table:table-cell office:value-type="float" office:value="3.012661" calcext:value-type="float">
            <text:p>3.012661</text:p>
          </table:table-cell>
          <table:table-cell office:value-type="float" office:value="3.07446" calcext:value-type="float">
            <text:p>3.07446</text:p>
          </table:table-cell>
          <table:table-cell office:value-type="float" office:value="0.064161" calcext:value-type="float">
            <text:p>0.064161</text:p>
          </table:table-cell>
          <table:table-cell table:formula="of:=[.B2084]-[.C2084]" office:value-type="float" office:value="3.010299" calcext:value-type="float">
            <text:p>3.010299</text:p>
          </table:table-cell>
        </table:table-row>
        <table:table-row table:style-name="ro1">
          <table:table-cell office:value-type="float" office:value="3.056817" calcext:value-type="float">
            <text:p>3.056817</text:p>
          </table:table-cell>
          <table:table-cell office:value-type="float" office:value="3.118615" calcext:value-type="float">
            <text:p>3.118615</text:p>
          </table:table-cell>
          <table:table-cell office:value-type="float" office:value="0.064189" calcext:value-type="float">
            <text:p>0.064189</text:p>
          </table:table-cell>
          <table:table-cell table:formula="of:=[.B2085]-[.C2085]" office:value-type="float" office:value="3.054426" calcext:value-type="float">
            <text:p>3.054426</text:p>
          </table:table-cell>
        </table:table-row>
        <table:table-row table:style-name="ro1">
          <table:table-cell office:value-type="float" office:value="3.102519" calcext:value-type="float">
            <text:p>3.102519</text:p>
          </table:table-cell>
          <table:table-cell office:value-type="float" office:value="-3.118868" calcext:value-type="float">
            <text:p>-3.118868</text:p>
          </table:table-cell>
          <table:table-cell office:value-type="float" office:value="0.064217" calcext:value-type="float">
            <text:p>0.064217</text:p>
          </table:table-cell>
          <table:table-cell table:formula="of:=[.B2086]-[.C2086]" office:value-type="float" office:value="-3.183085" calcext:value-type="float">
            <text:p>-3.183085</text:p>
          </table:table-cell>
        </table:table-row>
        <table:table-row table:style-name="ro1">
          <table:table-cell office:value-type="float" office:value="-3.137186" calcext:value-type="float">
            <text:p>-3.137186</text:p>
          </table:table-cell>
          <table:table-cell office:value-type="float" office:value="-3.075387" calcext:value-type="float">
            <text:p>-3.075387</text:p>
          </table:table-cell>
          <table:table-cell office:value-type="float" office:value="0.064245" calcext:value-type="float">
            <text:p>0.064245</text:p>
          </table:table-cell>
          <table:table-cell table:formula="of:=[.B2087]-[.C2087]" office:value-type="float" office:value="-3.139632" calcext:value-type="float">
            <text:p>-3.139632</text:p>
          </table:table-cell>
        </table:table-row>
        <table:table-row table:style-name="ro1">
          <table:table-cell office:value-type="float" office:value="-3.091004" calcext:value-type="float">
            <text:p>-3.091004</text:p>
          </table:table-cell>
          <table:table-cell office:value-type="float" office:value="-3.029205" calcext:value-type="float">
            <text:p>-3.029205</text:p>
          </table:table-cell>
          <table:table-cell office:value-type="float" office:value="0.064273" calcext:value-type="float">
            <text:p>0.064273</text:p>
          </table:table-cell>
          <table:table-cell table:formula="of:=[.B2088]-[.C2088]" office:value-type="float" office:value="-3.093478" calcext:value-type="float">
            <text:p>-3.093478</text:p>
          </table:table-cell>
        </table:table-row>
        <table:table-row table:style-name="ro1">
          <table:table-cell office:value-type="float" office:value="-3.043973" calcext:value-type="float">
            <text:p>-3.043973</text:p>
          </table:table-cell>
          <table:table-cell office:value-type="float" office:value="-2.982175" calcext:value-type="float">
            <text:p>-2.982175</text:p>
          </table:table-cell>
          <table:table-cell office:value-type="float" office:value="0.064301" calcext:value-type="float">
            <text:p>0.064301</text:p>
          </table:table-cell>
          <table:table-cell table:formula="of:=[.B2089]-[.C2089]" office:value-type="float" office:value="-3.046476" calcext:value-type="float">
            <text:p>-3.046476</text:p>
          </table:table-cell>
        </table:table-row>
        <table:table-row table:style-name="ro1">
          <table:table-cell office:value-type="float" office:value="-2.995597" calcext:value-type="float">
            <text:p>-2.995597</text:p>
          </table:table-cell>
          <table:table-cell office:value-type="float" office:value="-2.933798" calcext:value-type="float">
            <text:p>-2.933798</text:p>
          </table:table-cell>
          <table:table-cell office:value-type="float" office:value="0.064329" calcext:value-type="float">
            <text:p>0.064329</text:p>
          </table:table-cell>
          <table:table-cell table:formula="of:=[.B2090]-[.C2090]" office:value-type="float" office:value="-2.998127" calcext:value-type="float">
            <text:p>-2.998127</text:p>
          </table:table-cell>
        </table:table-row>
        <table:table-row table:style-name="ro1">
          <table:table-cell office:value-type="float" office:value="-2.948529" calcext:value-type="float">
            <text:p>-2.948529</text:p>
          </table:table-cell>
          <table:table-cell office:value-type="float" office:value="-2.88673" calcext:value-type="float">
            <text:p>-2.88673</text:p>
          </table:table-cell>
          <table:table-cell office:value-type="float" office:value="0.064357" calcext:value-type="float">
            <text:p>0.064357</text:p>
          </table:table-cell>
          <table:table-cell table:formula="of:=[.B2091]-[.C2091]" office:value-type="float" office:value="-2.951087" calcext:value-type="float">
            <text:p>-2.951087</text:p>
          </table:table-cell>
        </table:table-row>
        <table:table-row table:style-name="ro1">
          <table:table-cell office:value-type="float" office:value="-2.900475" calcext:value-type="float">
            <text:p>-2.900475</text:p>
          </table:table-cell>
          <table:table-cell office:value-type="float" office:value="-2.838676" calcext:value-type="float">
            <text:p>-2.838676</text:p>
          </table:table-cell>
          <table:table-cell office:value-type="float" office:value="0.064385" calcext:value-type="float">
            <text:p>0.064385</text:p>
          </table:table-cell>
          <table:table-cell table:formula="of:=[.B2092]-[.C2092]" office:value-type="float" office:value="-2.903061" calcext:value-type="float">
            <text:p>-2.903061</text:p>
          </table:table-cell>
        </table:table-row>
        <table:table-row table:style-name="ro1">
          <table:table-cell office:value-type="float" office:value="-2.851547" calcext:value-type="float">
            <text:p>-2.851547</text:p>
          </table:table-cell>
          <table:table-cell office:value-type="float" office:value="-2.789748" calcext:value-type="float">
            <text:p>-2.789748</text:p>
          </table:table-cell>
          <table:table-cell office:value-type="float" office:value="0.064413" calcext:value-type="float">
            <text:p>0.064413</text:p>
          </table:table-cell>
          <table:table-cell table:formula="of:=[.B2093]-[.C2093]" office:value-type="float" office:value="-2.854161" calcext:value-type="float">
            <text:p>-2.854161</text:p>
          </table:table-cell>
        </table:table-row>
        <table:table-row table:style-name="ro1">
          <table:table-cell office:value-type="float" office:value="-2.802655" calcext:value-type="float">
            <text:p>-2.802655</text:p>
          </table:table-cell>
          <table:table-cell office:value-type="float" office:value="-2.740856" calcext:value-type="float">
            <text:p>-2.740856</text:p>
          </table:table-cell>
          <table:table-cell office:value-type="float" office:value="0.064441" calcext:value-type="float">
            <text:p>0.064441</text:p>
          </table:table-cell>
          <table:table-cell table:formula="of:=[.B2094]-[.C2094]" office:value-type="float" office:value="-2.805297" calcext:value-type="float">
            <text:p>-2.805297</text:p>
          </table:table-cell>
        </table:table-row>
        <table:table-row table:style-name="ro1">
          <table:table-cell office:value-type="float" office:value="-2.752497" calcext:value-type="float">
            <text:p>-2.752497</text:p>
          </table:table-cell>
          <table:table-cell office:value-type="float" office:value="-2.690698" calcext:value-type="float">
            <text:p>-2.690698</text:p>
          </table:table-cell>
          <table:table-cell office:value-type="float" office:value="0.064469" calcext:value-type="float">
            <text:p>0.064469</text:p>
          </table:table-cell>
          <table:table-cell table:formula="of:=[.B2095]-[.C2095]" office:value-type="float" office:value="-2.755167" calcext:value-type="float">
            <text:p>-2.755167</text:p>
          </table:table-cell>
        </table:table-row>
        <table:table-row table:style-name="ro1">
          <table:table-cell office:value-type="float" office:value="-2.702547" calcext:value-type="float">
            <text:p>-2.702547</text:p>
          </table:table-cell>
          <table:table-cell office:value-type="float" office:value="-2.640748" calcext:value-type="float">
            <text:p>-2.640748</text:p>
          </table:table-cell>
          <table:table-cell office:value-type="float" office:value="0.064497" calcext:value-type="float">
            <text:p>0.064497</text:p>
          </table:table-cell>
          <table:table-cell table:formula="of:=[.B2096]-[.C2096]" office:value-type="float" office:value="-2.705245" calcext:value-type="float">
            <text:p>-2.705245</text:p>
          </table:table-cell>
        </table:table-row>
        <table:table-row table:style-name="ro1">
          <table:table-cell office:value-type="float" office:value="-2.650855" calcext:value-type="float">
            <text:p>-2.650855</text:p>
          </table:table-cell>
          <table:table-cell office:value-type="float" office:value="-2.589056" calcext:value-type="float">
            <text:p>-2.589056</text:p>
          </table:table-cell>
          <table:table-cell office:value-type="float" office:value="0.064525" calcext:value-type="float">
            <text:p>0.064525</text:p>
          </table:table-cell>
          <table:table-cell table:formula="of:=[.B2097]-[.C2097]" office:value-type="float" office:value="-2.653581" calcext:value-type="float">
            <text:p>-2.653581</text:p>
          </table:table-cell>
        </table:table-row>
        <table:table-row table:style-name="ro1">
          <table:table-cell office:value-type="float" office:value="-2.599533" calcext:value-type="float">
            <text:p>-2.599533</text:p>
          </table:table-cell>
          <table:table-cell office:value-type="float" office:value="-2.537734" calcext:value-type="float">
            <text:p>-2.537734</text:p>
          </table:table-cell>
          <table:table-cell office:value-type="float" office:value="0.064553" calcext:value-type="float">
            <text:p>0.064553</text:p>
          </table:table-cell>
          <table:table-cell table:formula="of:=[.B2098]-[.C2098]" office:value-type="float" office:value="-2.602287" calcext:value-type="float">
            <text:p>-2.602287</text:p>
          </table:table-cell>
        </table:table-row>
        <table:table-row table:style-name="ro1">
          <table:table-cell office:value-type="float" office:value="-2.547505" calcext:value-type="float">
            <text:p>-2.547505</text:p>
          </table:table-cell>
          <table:table-cell office:value-type="float" office:value="-2.485707" calcext:value-type="float">
            <text:p>-2.485707</text:p>
          </table:table-cell>
          <table:table-cell office:value-type="float" office:value="0.064581" calcext:value-type="float">
            <text:p>0.064581</text:p>
          </table:table-cell>
          <table:table-cell table:formula="of:=[.B2099]-[.C2099]" office:value-type="float" office:value="-2.550288" calcext:value-type="float">
            <text:p>-2.550288</text:p>
          </table:table-cell>
        </table:table-row>
        <table:table-row table:style-name="ro1">
          <table:table-cell office:value-type="float" office:value="-2.495858" calcext:value-type="float">
            <text:p>-2.495858</text:p>
          </table:table-cell>
          <table:table-cell office:value-type="float" office:value="-2.434059" calcext:value-type="float">
            <text:p>-2.434059</text:p>
          </table:table-cell>
          <table:table-cell office:value-type="float" office:value="0.064609" calcext:value-type="float">
            <text:p>0.064609</text:p>
          </table:table-cell>
          <table:table-cell table:formula="of:=[.B2100]-[.C2100]" office:value-type="float" office:value="-2.498668" calcext:value-type="float">
            <text:p>-2.498668</text:p>
          </table:table-cell>
        </table:table-row>
        <table:table-row table:style-name="ro1">
          <table:table-cell office:value-type="float" office:value="-2.444845" calcext:value-type="float">
            <text:p>-2.444845</text:p>
          </table:table-cell>
          <table:table-cell office:value-type="float" office:value="-2.383046" calcext:value-type="float">
            <text:p>-2.383046</text:p>
          </table:table-cell>
          <table:table-cell office:value-type="float" office:value="0.064637" calcext:value-type="float">
            <text:p>0.064637</text:p>
          </table:table-cell>
          <table:table-cell table:formula="of:=[.B2101]-[.C2101]" office:value-type="float" office:value="-2.447683" calcext:value-type="float">
            <text:p>-2.447683</text:p>
          </table:table-cell>
        </table:table-row>
        <table:table-row table:style-name="ro1">
          <table:table-cell office:value-type="float" office:value="-2.396047" calcext:value-type="float">
            <text:p>-2.396047</text:p>
          </table:table-cell>
          <table:table-cell office:value-type="float" office:value="-2.334248" calcext:value-type="float">
            <text:p>-2.334248</text:p>
          </table:table-cell>
          <table:table-cell office:value-type="float" office:value="0.064665" calcext:value-type="float">
            <text:p>0.064665</text:p>
          </table:table-cell>
          <table:table-cell table:formula="of:=[.B2102]-[.C2102]" office:value-type="float" office:value="-2.398913" calcext:value-type="float">
            <text:p>-2.398913</text:p>
          </table:table-cell>
        </table:table-row>
        <table:table-row table:style-name="ro1">
          <table:table-cell office:value-type="float" office:value="-2.348132" calcext:value-type="float">
            <text:p>-2.348132</text:p>
          </table:table-cell>
          <table:table-cell office:value-type="float" office:value="-2.286333" calcext:value-type="float">
            <text:p>-2.286333</text:p>
          </table:table-cell>
          <table:table-cell office:value-type="float" office:value="0.064693" calcext:value-type="float">
            <text:p>0.064693</text:p>
          </table:table-cell>
          <table:table-cell table:formula="of:=[.B2103]-[.C2103]" office:value-type="float" office:value="-2.351026" calcext:value-type="float">
            <text:p>-2.351026</text:p>
          </table:table-cell>
        </table:table-row>
        <table:table-row table:style-name="ro1">
          <table:table-cell office:value-type="float" office:value="-2.299258" calcext:value-type="float">
            <text:p>-2.299258</text:p>
          </table:table-cell>
          <table:table-cell office:value-type="float" office:value="-2.237459" calcext:value-type="float">
            <text:p>-2.237459</text:p>
          </table:table-cell>
          <table:table-cell office:value-type="float" office:value="0.064721" calcext:value-type="float">
            <text:p>0.064721</text:p>
          </table:table-cell>
          <table:table-cell table:formula="of:=[.B2104]-[.C2104]" office:value-type="float" office:value="-2.30218" calcext:value-type="float">
            <text:p>-2.30218</text:p>
          </table:table-cell>
        </table:table-row>
        <table:table-row table:style-name="ro1">
          <table:table-cell office:value-type="float" office:value="-2.249969" calcext:value-type="float">
            <text:p>-2.249969</text:p>
          </table:table-cell>
          <table:table-cell office:value-type="float" office:value="-2.188171" calcext:value-type="float">
            <text:p>-2.188171</text:p>
          </table:table-cell>
          <table:table-cell office:value-type="float" office:value="0.064749" calcext:value-type="float">
            <text:p>0.064749</text:p>
          </table:table-cell>
          <table:table-cell table:formula="of:=[.B2105]-[.C2105]" office:value-type="float" office:value="-2.25292" calcext:value-type="float">
            <text:p>-2.25292</text:p>
          </table:table-cell>
        </table:table-row>
        <table:table-row table:style-name="ro1">
          <table:table-cell office:value-type="float" office:value="-2.198891" calcext:value-type="float">
            <text:p>-2.198891</text:p>
          </table:table-cell>
          <table:table-cell office:value-type="float" office:value="-2.137092" calcext:value-type="float">
            <text:p>-2.137092</text:p>
          </table:table-cell>
          <table:table-cell office:value-type="float" office:value="0.064777" calcext:value-type="float">
            <text:p>0.064777</text:p>
          </table:table-cell>
          <table:table-cell table:formula="of:=[.B2106]-[.C2106]" office:value-type="float" office:value="-2.201869" calcext:value-type="float">
            <text:p>-2.201869</text:p>
          </table:table-cell>
        </table:table-row>
        <table:table-row table:style-name="ro1">
          <table:table-cell office:value-type="float" office:value="-2.1489" calcext:value-type="float">
            <text:p>-2.1489</text:p>
          </table:table-cell>
          <table:table-cell office:value-type="float" office:value="-2.087101" calcext:value-type="float">
            <text:p>-2.087101</text:p>
          </table:table-cell>
          <table:table-cell office:value-type="float" office:value="0.064805" calcext:value-type="float">
            <text:p>0.064805</text:p>
          </table:table-cell>
          <table:table-cell table:formula="of:=[.B2107]-[.C2107]" office:value-type="float" office:value="-2.151906" calcext:value-type="float">
            <text:p>-2.151906</text:p>
          </table:table-cell>
        </table:table-row>
        <table:table-row table:style-name="ro1">
          <table:table-cell office:value-type="float" office:value="-2.098323" calcext:value-type="float">
            <text:p>-2.098323</text:p>
          </table:table-cell>
          <table:table-cell office:value-type="float" office:value="-2.036524" calcext:value-type="float">
            <text:p>-2.036524</text:p>
          </table:table-cell>
          <table:table-cell office:value-type="float" office:value="0.064833" calcext:value-type="float">
            <text:p>0.064833</text:p>
          </table:table-cell>
          <table:table-cell table:formula="of:=[.B2108]-[.C2108]" office:value-type="float" office:value="-2.101357" calcext:value-type="float">
            <text:p>-2.101357</text:p>
          </table:table-cell>
        </table:table-row>
        <table:table-row table:style-name="ro1">
          <table:table-cell office:value-type="float" office:value="-2.048464" calcext:value-type="float">
            <text:p>-2.048464</text:p>
          </table:table-cell>
          <table:table-cell office:value-type="float" office:value="-1.986666" calcext:value-type="float">
            <text:p>-1.986666</text:p>
          </table:table-cell>
          <table:table-cell office:value-type="float" office:value="0.064861" calcext:value-type="float">
            <text:p>0.064861</text:p>
          </table:table-cell>
          <table:table-cell table:formula="of:=[.B2109]-[.C2109]" office:value-type="float" office:value="-2.051527" calcext:value-type="float">
            <text:p>-2.051527</text:p>
          </table:table-cell>
        </table:table-row>
        <table:table-row table:style-name="ro1">
          <table:table-cell office:value-type="float" office:value="-1.996933" calcext:value-type="float">
            <text:p>-1.996933</text:p>
          </table:table-cell>
          <table:table-cell office:value-type="float" office:value="-1.935135" calcext:value-type="float">
            <text:p>-1.935135</text:p>
          </table:table-cell>
          <table:table-cell office:value-type="float" office:value="0.064889" calcext:value-type="float">
            <text:p>0.064889</text:p>
          </table:table-cell>
          <table:table-cell table:formula="of:=[.B2110]-[.C2110]" office:value-type="float" office:value="-2.000024" calcext:value-type="float">
            <text:p>-2.000024</text:p>
          </table:table-cell>
        </table:table-row>
        <table:table-row table:style-name="ro1">
          <table:table-cell office:value-type="float" office:value="-1.945127" calcext:value-type="float">
            <text:p>-1.945127</text:p>
          </table:table-cell>
          <table:table-cell office:value-type="float" office:value="-1.883328" calcext:value-type="float">
            <text:p>-1.883328</text:p>
          </table:table-cell>
          <table:table-cell office:value-type="float" office:value="0.064917" calcext:value-type="float">
            <text:p>0.064917</text:p>
          </table:table-cell>
          <table:table-cell table:formula="of:=[.B2111]-[.C2111]" office:value-type="float" office:value="-1.948245" calcext:value-type="float">
            <text:p>-1.948245</text:p>
          </table:table-cell>
        </table:table-row>
        <table:table-row table:style-name="ro1">
          <table:table-cell office:value-type="float" office:value="-1.894308" calcext:value-type="float">
            <text:p>-1.894308</text:p>
          </table:table-cell>
          <table:table-cell office:value-type="float" office:value="-1.832509" calcext:value-type="float">
            <text:p>-1.832509</text:p>
          </table:table-cell>
          <table:table-cell office:value-type="float" office:value="0.064945" calcext:value-type="float">
            <text:p>0.064945</text:p>
          </table:table-cell>
          <table:table-cell table:formula="of:=[.B2112]-[.C2112]" office:value-type="float" office:value="-1.897454" calcext:value-type="float">
            <text:p>-1.897454</text:p>
          </table:table-cell>
        </table:table-row>
        <table:table-row table:style-name="ro1">
          <table:table-cell office:value-type="float" office:value="-1.84368" calcext:value-type="float">
            <text:p>-1.84368</text:p>
          </table:table-cell>
          <table:table-cell office:value-type="float" office:value="-1.781881" calcext:value-type="float">
            <text:p>-1.781881</text:p>
          </table:table-cell>
          <table:table-cell office:value-type="float" office:value="0.064973" calcext:value-type="float">
            <text:p>0.064973</text:p>
          </table:table-cell>
          <table:table-cell table:formula="of:=[.B2113]-[.C2113]" office:value-type="float" office:value="-1.846854" calcext:value-type="float">
            <text:p>-1.846854</text:p>
          </table:table-cell>
        </table:table-row>
        <table:table-row table:style-name="ro1">
          <table:table-cell office:value-type="float" office:value="-1.793642" calcext:value-type="float">
            <text:p>-1.793642</text:p>
          </table:table-cell>
          <table:table-cell office:value-type="float" office:value="-1.731843" calcext:value-type="float">
            <text:p>-1.731843</text:p>
          </table:table-cell>
          <table:table-cell office:value-type="float" office:value="0.065001" calcext:value-type="float">
            <text:p>0.065001</text:p>
          </table:table-cell>
          <table:table-cell table:formula="of:=[.B2114]-[.C2114]" office:value-type="float" office:value="-1.796844" calcext:value-type="float">
            <text:p>-1.796844</text:p>
          </table:table-cell>
        </table:table-row>
        <table:table-row table:style-name="ro1">
          <table:table-cell office:value-type="float" office:value="-1.744065" calcext:value-type="float">
            <text:p>-1.744065</text:p>
          </table:table-cell>
          <table:table-cell office:value-type="float" office:value="-1.682267" calcext:value-type="float">
            <text:p>-1.682267</text:p>
          </table:table-cell>
          <table:table-cell office:value-type="float" office:value="0.065029" calcext:value-type="float">
            <text:p>0.065029</text:p>
          </table:table-cell>
          <table:table-cell table:formula="of:=[.B2115]-[.C2115]" office:value-type="float" office:value="-1.747296" calcext:value-type="float">
            <text:p>-1.747296</text:p>
          </table:table-cell>
        </table:table-row>
        <table:table-row table:style-name="ro1">
          <table:table-cell office:value-type="float" office:value="-1.694821" calcext:value-type="float">
            <text:p>-1.694821</text:p>
          </table:table-cell>
          <table:table-cell office:value-type="float" office:value="-1.633022" calcext:value-type="float">
            <text:p>-1.633022</text:p>
          </table:table-cell>
          <table:table-cell office:value-type="float" office:value="0.065057" calcext:value-type="float">
            <text:p>0.065057</text:p>
          </table:table-cell>
          <table:table-cell table:formula="of:=[.B2116]-[.C2116]" office:value-type="float" office:value="-1.698079" calcext:value-type="float">
            <text:p>-1.698079</text:p>
          </table:table-cell>
        </table:table-row>
        <table:table-row table:style-name="ro1">
          <table:table-cell office:value-type="float" office:value="-1.646141" calcext:value-type="float">
            <text:p>-1.646141</text:p>
          </table:table-cell>
          <table:table-cell office:value-type="float" office:value="-1.584343" calcext:value-type="float">
            <text:p>-1.584343</text:p>
          </table:table-cell>
          <table:table-cell office:value-type="float" office:value="0.065085" calcext:value-type="float">
            <text:p>0.065085</text:p>
          </table:table-cell>
          <table:table-cell table:formula="of:=[.B2117]-[.C2117]" office:value-type="float" office:value="-1.649428" calcext:value-type="float">
            <text:p>-1.649428</text:p>
          </table:table-cell>
        </table:table-row>
        <table:table-row table:style-name="ro1">
          <table:table-cell office:value-type="float" office:value="-1.597556" calcext:value-type="float">
            <text:p>-1.597556</text:p>
          </table:table-cell>
          <table:table-cell office:value-type="float" office:value="-1.535758" calcext:value-type="float">
            <text:p>-1.535758</text:p>
          </table:table-cell>
          <table:table-cell office:value-type="float" office:value="0.065113" calcext:value-type="float">
            <text:p>0.065113</text:p>
          </table:table-cell>
          <table:table-cell table:formula="of:=[.B2118]-[.C2118]" office:value-type="float" office:value="-1.600871" calcext:value-type="float">
            <text:p>-1.600871</text:p>
          </table:table-cell>
        </table:table-row>
        <table:table-row table:style-name="ro1">
          <table:table-cell office:value-type="float" office:value="-1.547126" calcext:value-type="float">
            <text:p>-1.547126</text:p>
          </table:table-cell>
          <table:table-cell office:value-type="float" office:value="-1.485327" calcext:value-type="float">
            <text:p>-1.485327</text:p>
          </table:table-cell>
          <table:table-cell office:value-type="float" office:value="0.065141" calcext:value-type="float">
            <text:p>0.065141</text:p>
          </table:table-cell>
          <table:table-cell table:formula="of:=[.B2119]-[.C2119]" office:value-type="float" office:value="-1.550468" calcext:value-type="float">
            <text:p>-1.550468</text:p>
          </table:table-cell>
        </table:table-row>
        <table:table-row table:style-name="ro1">
          <table:table-cell office:value-type="float" office:value="-1.498156" calcext:value-type="float">
            <text:p>-1.498156</text:p>
          </table:table-cell>
          <table:table-cell office:value-type="float" office:value="-1.436358" calcext:value-type="float">
            <text:p>-1.436358</text:p>
          </table:table-cell>
          <table:table-cell office:value-type="float" office:value="0.065169" calcext:value-type="float">
            <text:p>0.065169</text:p>
          </table:table-cell>
          <table:table-cell table:formula="of:=[.B2120]-[.C2120]" office:value-type="float" office:value="-1.501527" calcext:value-type="float">
            <text:p>-1.501527</text:p>
          </table:table-cell>
        </table:table-row>
        <table:table-row table:style-name="ro1">
          <table:table-cell office:value-type="float" office:value="-1.448911" calcext:value-type="float">
            <text:p>-1.448911</text:p>
          </table:table-cell>
          <table:table-cell office:value-type="float" office:value="-1.387113" calcext:value-type="float">
            <text:p>-1.387113</text:p>
          </table:table-cell>
          <table:table-cell office:value-type="float" office:value="0.065197" calcext:value-type="float">
            <text:p>0.065197</text:p>
          </table:table-cell>
          <table:table-cell table:formula="of:=[.B2121]-[.C2121]" office:value-type="float" office:value="-1.45231" calcext:value-type="float">
            <text:p>-1.45231</text:p>
          </table:table-cell>
        </table:table-row>
        <table:table-row table:style-name="ro1">
          <table:table-cell office:value-type="float" office:value="-1.400262" calcext:value-type="float">
            <text:p>-1.400262</text:p>
          </table:table-cell>
          <table:table-cell office:value-type="float" office:value="-1.338463" calcext:value-type="float">
            <text:p>-1.338463</text:p>
          </table:table-cell>
          <table:table-cell office:value-type="float" office:value="0.065225" calcext:value-type="float">
            <text:p>0.065225</text:p>
          </table:table-cell>
          <table:table-cell table:formula="of:=[.B2122]-[.C2122]" office:value-type="float" office:value="-1.403688" calcext:value-type="float">
            <text:p>-1.403688</text:p>
          </table:table-cell>
        </table:table-row>
        <table:table-row table:style-name="ro1">
          <table:table-cell office:value-type="float" office:value="-1.352446" calcext:value-type="float">
            <text:p>-1.352446</text:p>
          </table:table-cell>
          <table:table-cell office:value-type="float" office:value="-1.290648" calcext:value-type="float">
            <text:p>-1.290648</text:p>
          </table:table-cell>
          <table:table-cell office:value-type="float" office:value="0.065253" calcext:value-type="float">
            <text:p>0.065253</text:p>
          </table:table-cell>
          <table:table-cell table:formula="of:=[.B2123]-[.C2123]" office:value-type="float" office:value="-1.355901" calcext:value-type="float">
            <text:p>-1.355901</text:p>
          </table:table-cell>
        </table:table-row>
        <table:table-row table:style-name="ro1">
          <table:table-cell office:value-type="float" office:value="-1.304544" calcext:value-type="float">
            <text:p>-1.304544</text:p>
          </table:table-cell>
          <table:table-cell office:value-type="float" office:value="-1.242745" calcext:value-type="float">
            <text:p>-1.242745</text:p>
          </table:table-cell>
          <table:table-cell office:value-type="float" office:value="0.065281" calcext:value-type="float">
            <text:p>0.065281</text:p>
          </table:table-cell>
          <table:table-cell table:formula="of:=[.B2124]-[.C2124]" office:value-type="float" office:value="-1.308026" calcext:value-type="float">
            <text:p>-1.308026</text:p>
          </table:table-cell>
        </table:table-row>
        <table:table-row table:style-name="ro1">
          <table:table-cell office:value-type="float" office:value="-1.257872" calcext:value-type="float">
            <text:p>-1.257872</text:p>
          </table:table-cell>
          <table:table-cell office:value-type="float" office:value="-1.196073" calcext:value-type="float">
            <text:p>-1.196073</text:p>
          </table:table-cell>
          <table:table-cell office:value-type="float" office:value="0.065309" calcext:value-type="float">
            <text:p>0.065309</text:p>
          </table:table-cell>
          <table:table-cell table:formula="of:=[.B2125]-[.C2125]" office:value-type="float" office:value="-1.261382" calcext:value-type="float">
            <text:p>-1.261382</text:p>
          </table:table-cell>
        </table:table-row>
        <table:table-row table:style-name="ro1">
          <table:table-cell office:value-type="float" office:value="-1.211347" calcext:value-type="float">
            <text:p>-1.211347</text:p>
          </table:table-cell>
          <table:table-cell office:value-type="float" office:value="-1.149549" calcext:value-type="float">
            <text:p>-1.149549</text:p>
          </table:table-cell>
          <table:table-cell office:value-type="float" office:value="0.065337" calcext:value-type="float">
            <text:p>0.065337</text:p>
          </table:table-cell>
          <table:table-cell table:formula="of:=[.B2126]-[.C2126]" office:value-type="float" office:value="-1.214886" calcext:value-type="float">
            <text:p>-1.214886</text:p>
          </table:table-cell>
        </table:table-row>
        <table:table-row table:style-name="ro1">
          <table:table-cell office:value-type="float" office:value="-1.164583" calcext:value-type="float">
            <text:p>-1.164583</text:p>
          </table:table-cell>
          <table:table-cell office:value-type="float" office:value="-1.102785" calcext:value-type="float">
            <text:p>-1.102785</text:p>
          </table:table-cell>
          <table:table-cell office:value-type="float" office:value="0.065365" calcext:value-type="float">
            <text:p>0.065365</text:p>
          </table:table-cell>
          <table:table-cell table:formula="of:=[.B2127]-[.C2127]" office:value-type="float" office:value="-1.16815" calcext:value-type="float">
            <text:p>-1.16815</text:p>
          </table:table-cell>
        </table:table-row>
        <table:table-row table:style-name="ro1">
          <table:table-cell office:value-type="float" office:value="-1.117123" calcext:value-type="float">
            <text:p>-1.117123</text:p>
          </table:table-cell>
          <table:table-cell office:value-type="float" office:value="-1.055324" calcext:value-type="float">
            <text:p>-1.055324</text:p>
          </table:table-cell>
          <table:table-cell office:value-type="float" office:value="0.065393" calcext:value-type="float">
            <text:p>0.065393</text:p>
          </table:table-cell>
          <table:table-cell table:formula="of:=[.B2128]-[.C2128]" office:value-type="float" office:value="-1.120717" calcext:value-type="float">
            <text:p>-1.120717</text:p>
          </table:table-cell>
        </table:table-row>
        <table:table-row table:style-name="ro1">
          <table:table-cell office:value-type="float" office:value="-1.069588" calcext:value-type="float">
            <text:p>-1.069588</text:p>
          </table:table-cell>
          <table:table-cell office:value-type="float" office:value="-1.007789" calcext:value-type="float">
            <text:p>-1.007789</text:p>
          </table:table-cell>
          <table:table-cell office:value-type="float" office:value="0.065421" calcext:value-type="float">
            <text:p>0.065421</text:p>
          </table:table-cell>
          <table:table-cell table:formula="of:=[.B2129]-[.C2129]" office:value-type="float" office:value="-1.07321" calcext:value-type="float">
            <text:p>-1.07321</text:p>
          </table:table-cell>
        </table:table-row>
        <table:table-row table:style-name="ro1">
          <table:table-cell office:value-type="float" office:value="-1.023198" calcext:value-type="float">
            <text:p>-1.023198</text:p>
          </table:table-cell>
          <table:table-cell office:value-type="float" office:value="-0.9614" calcext:value-type="float">
            <text:p>-0.9614</text:p>
          </table:table-cell>
          <table:table-cell office:value-type="float" office:value="0.065449" calcext:value-type="float">
            <text:p>0.065449</text:p>
          </table:table-cell>
          <table:table-cell table:formula="of:=[.B2130]-[.C2130]" office:value-type="float" office:value="-1.026849" calcext:value-type="float">
            <text:p>-1.026849</text:p>
          </table:table-cell>
        </table:table-row>
        <table:table-row table:style-name="ro1">
          <table:table-cell office:value-type="float" office:value="-0.97618" calcext:value-type="float">
            <text:p>-0.97618</text:p>
          </table:table-cell>
          <table:table-cell office:value-type="float" office:value="-0.914381" calcext:value-type="float">
            <text:p>-0.914381</text:p>
          </table:table-cell>
          <table:table-cell office:value-type="float" office:value="0.065477" calcext:value-type="float">
            <text:p>0.065477</text:p>
          </table:table-cell>
          <table:table-cell table:formula="of:=[.B2131]-[.C2131]" office:value-type="float" office:value="-0.979858" calcext:value-type="float">
            <text:p>-0.979858</text:p>
          </table:table-cell>
        </table:table-row>
        <table:table-row table:style-name="ro1">
          <table:table-cell office:value-type="float" office:value="-0.929234" calcext:value-type="float">
            <text:p>-0.929234</text:p>
          </table:table-cell>
          <table:table-cell office:value-type="float" office:value="-0.867436" calcext:value-type="float">
            <text:p>-0.867436</text:p>
          </table:table-cell>
          <table:table-cell office:value-type="float" office:value="0.065505" calcext:value-type="float">
            <text:p>0.065505</text:p>
          </table:table-cell>
          <table:table-cell table:formula="of:=[.B2132]-[.C2132]" office:value-type="float" office:value="-0.932941" calcext:value-type="float">
            <text:p>-0.932941</text:p>
          </table:table-cell>
        </table:table-row>
        <table:table-row table:style-name="ro1">
          <table:table-cell office:value-type="float" office:value="-0.881611" calcext:value-type="float">
            <text:p>-0.881611</text:p>
          </table:table-cell>
          <table:table-cell office:value-type="float" office:value="-0.819812" calcext:value-type="float">
            <text:p>-0.819812</text:p>
          </table:table-cell>
          <table:table-cell office:value-type="float" office:value="0.065533" calcext:value-type="float">
            <text:p>0.065533</text:p>
          </table:table-cell>
          <table:table-cell table:formula="of:=[.B2133]-[.C2133]" office:value-type="float" office:value="-0.885345" calcext:value-type="float">
            <text:p>-0.885345</text:p>
          </table:table-cell>
        </table:table-row>
        <table:table-row table:style-name="ro1">
          <table:table-cell office:value-type="float" office:value="-0.834559" calcext:value-type="float">
            <text:p>-0.834559</text:p>
          </table:table-cell>
          <table:table-cell office:value-type="float" office:value="-0.77276" calcext:value-type="float">
            <text:p>-0.77276</text:p>
          </table:table-cell>
          <table:table-cell office:value-type="float" office:value="0.065561" calcext:value-type="float">
            <text:p>0.065561</text:p>
          </table:table-cell>
          <table:table-cell table:formula="of:=[.B2134]-[.C2134]" office:value-type="float" office:value="-0.838321" calcext:value-type="float">
            <text:p>-0.838321</text:p>
          </table:table-cell>
        </table:table-row>
        <table:table-row table:style-name="ro1">
          <table:table-cell office:value-type="float" office:value="-0.786216" calcext:value-type="float">
            <text:p>-0.786216</text:p>
          </table:table-cell>
          <table:table-cell office:value-type="float" office:value="-0.724417" calcext:value-type="float">
            <text:p>-0.724417</text:p>
          </table:table-cell>
          <table:table-cell office:value-type="float" office:value="0.065589" calcext:value-type="float">
            <text:p>0.065589</text:p>
          </table:table-cell>
          <table:table-cell table:formula="of:=[.B2135]-[.C2135]" office:value-type="float" office:value="-0.790006" calcext:value-type="float">
            <text:p>-0.790006</text:p>
          </table:table-cell>
        </table:table-row>
        <table:table-row table:style-name="ro1">
          <table:table-cell office:value-type="float" office:value="-0.737821" calcext:value-type="float">
            <text:p>-0.737821</text:p>
          </table:table-cell>
          <table:table-cell office:value-type="float" office:value="-0.676022" calcext:value-type="float">
            <text:p>-0.676022</text:p>
          </table:table-cell>
          <table:table-cell office:value-type="float" office:value="0.065617" calcext:value-type="float">
            <text:p>0.065617</text:p>
          </table:table-cell>
          <table:table-cell table:formula="of:=[.B2136]-[.C2136]" office:value-type="float" office:value="-0.741639" calcext:value-type="float">
            <text:p>-0.741639</text:p>
          </table:table-cell>
        </table:table-row>
        <table:table-row table:style-name="ro1">
          <table:table-cell office:value-type="float" office:value="-0.68927" calcext:value-type="float">
            <text:p>-0.68927</text:p>
          </table:table-cell>
          <table:table-cell office:value-type="float" office:value="-0.627471" calcext:value-type="float">
            <text:p>-0.627471</text:p>
          </table:table-cell>
          <table:table-cell office:value-type="float" office:value="0.065645" calcext:value-type="float">
            <text:p>0.065645</text:p>
          </table:table-cell>
          <table:table-cell table:formula="of:=[.B2137]-[.C2137]" office:value-type="float" office:value="-0.693116" calcext:value-type="float">
            <text:p>-0.693116</text:p>
          </table:table-cell>
        </table:table-row>
        <table:table-row table:style-name="ro1">
          <table:table-cell office:value-type="float" office:value="-0.640991" calcext:value-type="float">
            <text:p>-0.640991</text:p>
          </table:table-cell>
          <table:table-cell office:value-type="float" office:value="-0.579193" calcext:value-type="float">
            <text:p>-0.579193</text:p>
          </table:table-cell>
          <table:table-cell office:value-type="float" office:value="0.065673" calcext:value-type="float">
            <text:p>0.065673</text:p>
          </table:table-cell>
          <table:table-cell table:formula="of:=[.B2138]-[.C2138]" office:value-type="float" office:value="-0.644866" calcext:value-type="float">
            <text:p>-0.644866</text:p>
          </table:table-cell>
        </table:table-row>
        <table:table-row table:style-name="ro1">
          <table:table-cell office:value-type="float" office:value="-0.592447" calcext:value-type="float">
            <text:p>-0.592447</text:p>
          </table:table-cell>
          <table:table-cell office:value-type="float" office:value="-0.530648" calcext:value-type="float">
            <text:p>-0.530648</text:p>
          </table:table-cell>
          <table:table-cell office:value-type="float" office:value="0.065701" calcext:value-type="float">
            <text:p>0.065701</text:p>
          </table:table-cell>
          <table:table-cell table:formula="of:=[.B2139]-[.C2139]" office:value-type="float" office:value="-0.596349" calcext:value-type="float">
            <text:p>-0.596349</text:p>
          </table:table-cell>
        </table:table-row>
        <table:table-row table:style-name="ro1">
          <table:table-cell office:value-type="float" office:value="-0.544968" calcext:value-type="float">
            <text:p>-0.544968</text:p>
          </table:table-cell>
          <table:table-cell office:value-type="float" office:value="-0.483169" calcext:value-type="float">
            <text:p>-0.483169</text:p>
          </table:table-cell>
          <table:table-cell office:value-type="float" office:value="0.065729" calcext:value-type="float">
            <text:p>0.065729</text:p>
          </table:table-cell>
          <table:table-cell table:formula="of:=[.B2140]-[.C2140]" office:value-type="float" office:value="-0.548898" calcext:value-type="float">
            <text:p>-0.548898</text:p>
          </table:table-cell>
        </table:table-row>
        <table:table-row table:style-name="ro1">
          <table:table-cell office:value-type="float" office:value="-0.495025" calcext:value-type="float">
            <text:p>-0.495025</text:p>
          </table:table-cell>
          <table:table-cell office:value-type="float" office:value="-0.433226" calcext:value-type="float">
            <text:p>-0.433226</text:p>
          </table:table-cell>
          <table:table-cell office:value-type="float" office:value="0.065757" calcext:value-type="float">
            <text:p>0.065757</text:p>
          </table:table-cell>
          <table:table-cell table:formula="of:=[.B2141]-[.C2141]" office:value-type="float" office:value="-0.498983" calcext:value-type="float">
            <text:p>-0.498983</text:p>
          </table:table-cell>
        </table:table-row>
        <table:table-row table:style-name="ro1">
          <table:table-cell office:value-type="float" office:value="-0.445627" calcext:value-type="float">
            <text:p>-0.445627</text:p>
          </table:table-cell>
          <table:table-cell office:value-type="float" office:value="-0.383829" calcext:value-type="float">
            <text:p>-0.383829</text:p>
          </table:table-cell>
          <table:table-cell office:value-type="float" office:value="0.065785" calcext:value-type="float">
            <text:p>0.065785</text:p>
          </table:table-cell>
          <table:table-cell table:formula="of:=[.B2142]-[.C2142]" office:value-type="float" office:value="-0.449614" calcext:value-type="float">
            <text:p>-0.449614</text:p>
          </table:table-cell>
        </table:table-row>
        <table:table-row table:style-name="ro1">
          <table:table-cell office:value-type="float" office:value="-0.395504" calcext:value-type="float">
            <text:p>-0.395504</text:p>
          </table:table-cell>
          <table:table-cell office:value-type="float" office:value="-0.333705" calcext:value-type="float">
            <text:p>-0.333705</text:p>
          </table:table-cell>
          <table:table-cell office:value-type="float" office:value="0.065813" calcext:value-type="float">
            <text:p>0.065813</text:p>
          </table:table-cell>
          <table:table-cell table:formula="of:=[.B2143]-[.C2143]" office:value-type="float" office:value="-0.399518" calcext:value-type="float">
            <text:p>-0.399518</text:p>
          </table:table-cell>
        </table:table-row>
        <table:table-row table:style-name="ro1">
          <table:table-cell office:value-type="float" office:value="-0.345046" calcext:value-type="float">
            <text:p>-0.345046</text:p>
          </table:table-cell>
          <table:table-cell office:value-type="float" office:value="-0.283247" calcext:value-type="float">
            <text:p>-0.283247</text:p>
          </table:table-cell>
          <table:table-cell office:value-type="float" office:value="0.065841" calcext:value-type="float">
            <text:p>0.065841</text:p>
          </table:table-cell>
          <table:table-cell table:formula="of:=[.B2144]-[.C2144]" office:value-type="float" office:value="-0.349088" calcext:value-type="float">
            <text:p>-0.349088</text:p>
          </table:table-cell>
        </table:table-row>
        <table:table-row table:style-name="ro1">
          <table:table-cell office:value-type="float" office:value="-0.295014" calcext:value-type="float">
            <text:p>-0.295014</text:p>
          </table:table-cell>
          <table:table-cell office:value-type="float" office:value="-0.233215" calcext:value-type="float">
            <text:p>-0.233215</text:p>
          </table:table-cell>
          <table:table-cell office:value-type="float" office:value="0.065869" calcext:value-type="float">
            <text:p>0.065869</text:p>
          </table:table-cell>
          <table:table-cell table:formula="of:=[.B2145]-[.C2145]" office:value-type="float" office:value="-0.299084" calcext:value-type="float">
            <text:p>-0.299084</text:p>
          </table:table-cell>
        </table:table-row>
        <table:table-row table:style-name="ro1">
          <table:table-cell office:value-type="float" office:value="-0.244011" calcext:value-type="float">
            <text:p>-0.244011</text:p>
          </table:table-cell>
          <table:table-cell office:value-type="float" office:value="-0.182212" calcext:value-type="float">
            <text:p>-0.182212</text:p>
          </table:table-cell>
          <table:table-cell office:value-type="float" office:value="0.065897" calcext:value-type="float">
            <text:p>0.065897</text:p>
          </table:table-cell>
          <table:table-cell table:formula="of:=[.B2146]-[.C2146]" office:value-type="float" office:value="-0.248109" calcext:value-type="float">
            <text:p>-0.248109</text:p>
          </table:table-cell>
        </table:table-row>
        <table:table-row table:style-name="ro1">
          <table:table-cell office:value-type="float" office:value="-0.193641" calcext:value-type="float">
            <text:p>-0.193641</text:p>
          </table:table-cell>
          <table:table-cell office:value-type="float" office:value="-0.131842" calcext:value-type="float">
            <text:p>-0.131842</text:p>
          </table:table-cell>
          <table:table-cell office:value-type="float" office:value="0.065925" calcext:value-type="float">
            <text:p>0.065925</text:p>
          </table:table-cell>
          <table:table-cell table:formula="of:=[.B2147]-[.C2147]" office:value-type="float" office:value="-0.197767" calcext:value-type="float">
            <text:p>-0.197767</text:p>
          </table:table-cell>
        </table:table-row>
        <table:table-row table:style-name="ro1">
          <table:table-cell office:value-type="float" office:value="-0.142731" calcext:value-type="float">
            <text:p>-0.142731</text:p>
          </table:table-cell>
          <table:table-cell office:value-type="float" office:value="-0.080932" calcext:value-type="float">
            <text:p>-0.080932</text:p>
          </table:table-cell>
          <table:table-cell office:value-type="float" office:value="0.065953" calcext:value-type="float">
            <text:p>0.065953</text:p>
          </table:table-cell>
          <table:table-cell table:formula="of:=[.B2148]-[.C2148]" office:value-type="float" office:value="-0.146885" calcext:value-type="float">
            <text:p>-0.146885</text:p>
          </table:table-cell>
        </table:table-row>
        <table:table-row table:style-name="ro1">
          <table:table-cell office:value-type="float" office:value="-0.09259" calcext:value-type="float">
            <text:p>-0.09259</text:p>
          </table:table-cell>
          <table:table-cell office:value-type="float" office:value="-0.030791" calcext:value-type="float">
            <text:p>-0.030791</text:p>
          </table:table-cell>
          <table:table-cell office:value-type="float" office:value="0.065981" calcext:value-type="float">
            <text:p>0.065981</text:p>
          </table:table-cell>
          <table:table-cell table:formula="of:=[.B2149]-[.C2149]" office:value-type="float" office:value="-0.096772" calcext:value-type="float">
            <text:p>-0.096772</text:p>
          </table:table-cell>
        </table:table-row>
        <table:table-row table:style-name="ro1">
          <table:table-cell office:value-type="float" office:value="-0.04188" calcext:value-type="float">
            <text:p>-0.04188</text:p>
          </table:table-cell>
          <table:table-cell office:value-type="float" office:value="0.019919" calcext:value-type="float">
            <text:p>0.019919</text:p>
          </table:table-cell>
          <table:table-cell office:value-type="float" office:value="0.066009" calcext:value-type="float">
            <text:p>0.066009</text:p>
          </table:table-cell>
          <table:table-cell table:formula="of:=[.B2150]-[.C2150]" office:value-type="float" office:value="-0.04609" calcext:value-type="float">
            <text:p>-0.04609</text:p>
          </table:table-cell>
        </table:table-row>
        <table:table-row table:style-name="ro1">
          <table:table-cell office:value-type="float" office:value="0.0081" calcext:value-type="float">
            <text:p>0.0081</text:p>
          </table:table-cell>
          <table:table-cell office:value-type="float" office:value="0.069899" calcext:value-type="float">
            <text:p>0.069899</text:p>
          </table:table-cell>
          <table:table-cell office:value-type="float" office:value="0.066037" calcext:value-type="float">
            <text:p>0.066037</text:p>
          </table:table-cell>
          <table:table-cell table:formula="of:=[.B2151]-[.C2151]" office:value-type="float" office:value="0.003862" calcext:value-type="float">
            <text:p>0.003862</text:p>
          </table:table-cell>
        </table:table-row>
        <table:table-row table:style-name="ro1">
          <table:table-cell office:value-type="float" office:value="0.058265" calcext:value-type="float">
            <text:p>0.058265</text:p>
          </table:table-cell>
          <table:table-cell office:value-type="float" office:value="0.120064" calcext:value-type="float">
            <text:p>0.120064</text:p>
          </table:table-cell>
          <table:table-cell office:value-type="float" office:value="0.066065" calcext:value-type="float">
            <text:p>0.066065</text:p>
          </table:table-cell>
          <table:table-cell table:formula="of:=[.B2152]-[.C2152]" office:value-type="float" office:value="0.053999" calcext:value-type="float">
            <text:p>0.053999</text:p>
          </table:table-cell>
        </table:table-row>
        <table:table-row table:style-name="ro1">
          <table:table-cell office:value-type="float" office:value="0.108186" calcext:value-type="float">
            <text:p>0.108186</text:p>
          </table:table-cell>
          <table:table-cell office:value-type="float" office:value="0.169984" calcext:value-type="float">
            <text:p>0.169984</text:p>
          </table:table-cell>
          <table:table-cell office:value-type="float" office:value="0.066093" calcext:value-type="float">
            <text:p>0.066093</text:p>
          </table:table-cell>
          <table:table-cell table:formula="of:=[.B2153]-[.C2153]" office:value-type="float" office:value="0.103891" calcext:value-type="float">
            <text:p>0.103891</text:p>
          </table:table-cell>
        </table:table-row>
        <table:table-row table:style-name="ro1">
          <table:table-cell office:value-type="float" office:value="0.158506" calcext:value-type="float">
            <text:p>0.158506</text:p>
          </table:table-cell>
          <table:table-cell office:value-type="float" office:value="0.220305" calcext:value-type="float">
            <text:p>0.220305</text:p>
          </table:table-cell>
          <table:table-cell office:value-type="float" office:value="0.066121" calcext:value-type="float">
            <text:p>0.066121</text:p>
          </table:table-cell>
          <table:table-cell table:formula="of:=[.B2154]-[.C2154]" office:value-type="float" office:value="0.154184" calcext:value-type="float">
            <text:p>0.154184</text:p>
          </table:table-cell>
        </table:table-row>
        <table:table-row table:style-name="ro1">
          <table:table-cell office:value-type="float" office:value="0.208093" calcext:value-type="float">
            <text:p>0.208093</text:p>
          </table:table-cell>
          <table:table-cell office:value-type="float" office:value="0.269892" calcext:value-type="float">
            <text:p>0.269892</text:p>
          </table:table-cell>
          <table:table-cell office:value-type="float" office:value="0.066149" calcext:value-type="float">
            <text:p>0.066149</text:p>
          </table:table-cell>
          <table:table-cell table:formula="of:=[.B2155]-[.C2155]" office:value-type="float" office:value="0.203743" calcext:value-type="float">
            <text:p>0.203743</text:p>
          </table:table-cell>
        </table:table-row>
        <table:table-row table:style-name="ro1">
          <table:table-cell office:value-type="float" office:value="0.257235" calcext:value-type="float">
            <text:p>0.257235</text:p>
          </table:table-cell>
          <table:table-cell office:value-type="float" office:value="0.319034" calcext:value-type="float">
            <text:p>0.319034</text:p>
          </table:table-cell>
          <table:table-cell office:value-type="float" office:value="0.066177" calcext:value-type="float">
            <text:p>0.066177</text:p>
          </table:table-cell>
          <table:table-cell table:formula="of:=[.B2156]-[.C2156]" office:value-type="float" office:value="0.252857" calcext:value-type="float">
            <text:p>0.252857</text:p>
          </table:table-cell>
        </table:table-row>
        <table:table-row table:style-name="ro1">
          <table:table-cell office:value-type="float" office:value="0.306554" calcext:value-type="float">
            <text:p>0.306554</text:p>
          </table:table-cell>
          <table:table-cell office:value-type="float" office:value="0.368353" calcext:value-type="float">
            <text:p>0.368353</text:p>
          </table:table-cell>
          <table:table-cell office:value-type="float" office:value="0.066205" calcext:value-type="float">
            <text:p>0.066205</text:p>
          </table:table-cell>
          <table:table-cell table:formula="of:=[.B2157]-[.C2157]" office:value-type="float" office:value="0.302148" calcext:value-type="float">
            <text:p>0.302148</text:p>
          </table:table-cell>
        </table:table-row>
        <table:table-row table:style-name="ro1">
          <table:table-cell office:value-type="float" office:value="0.35514" calcext:value-type="float">
            <text:p>0.35514</text:p>
          </table:table-cell>
          <table:table-cell office:value-type="float" office:value="0.416939" calcext:value-type="float">
            <text:p>0.416939</text:p>
          </table:table-cell>
          <table:table-cell office:value-type="float" office:value="0.066233" calcext:value-type="float">
            <text:p>0.066233</text:p>
          </table:table-cell>
          <table:table-cell table:formula="of:=[.B2158]-[.C2158]" office:value-type="float" office:value="0.350706" calcext:value-type="float">
            <text:p>0.350706</text:p>
          </table:table-cell>
        </table:table-row>
        <table:table-row table:style-name="ro1">
          <table:table-cell office:value-type="float" office:value="0.40402" calcext:value-type="float">
            <text:p>0.40402</text:p>
          </table:table-cell>
          <table:table-cell office:value-type="float" office:value="0.465819" calcext:value-type="float">
            <text:p>0.465819</text:p>
          </table:table-cell>
          <table:table-cell office:value-type="float" office:value="0.066261" calcext:value-type="float">
            <text:p>0.066261</text:p>
          </table:table-cell>
          <table:table-cell table:formula="of:=[.B2159]-[.C2159]" office:value-type="float" office:value="0.399558" calcext:value-type="float">
            <text:p>0.399558</text:p>
          </table:table-cell>
        </table:table-row>
        <table:table-row table:style-name="ro1">
          <table:table-cell office:value-type="float" office:value="0.454316" calcext:value-type="float">
            <text:p>0.454316</text:p>
          </table:table-cell>
          <table:table-cell office:value-type="float" office:value="0.516114" calcext:value-type="float">
            <text:p>0.516114</text:p>
          </table:table-cell>
          <table:table-cell office:value-type="float" office:value="0.066289" calcext:value-type="float">
            <text:p>0.066289</text:p>
          </table:table-cell>
          <table:table-cell table:formula="of:=[.B2160]-[.C2160]" office:value-type="float" office:value="0.449825" calcext:value-type="float">
            <text:p>0.449825</text:p>
          </table:table-cell>
        </table:table-row>
        <table:table-row table:style-name="ro1">
          <table:table-cell office:value-type="float" office:value="0.505045" calcext:value-type="float">
            <text:p>0.505045</text:p>
          </table:table-cell>
          <table:table-cell office:value-type="float" office:value="0.566844" calcext:value-type="float">
            <text:p>0.566844</text:p>
          </table:table-cell>
          <table:table-cell office:value-type="float" office:value="0.066317" calcext:value-type="float">
            <text:p>0.066317</text:p>
          </table:table-cell>
          <table:table-cell table:formula="of:=[.B2161]-[.C2161]" office:value-type="float" office:value="0.500527" calcext:value-type="float">
            <text:p>0.500527</text:p>
          </table:table-cell>
        </table:table-row>
        <table:table-row table:style-name="ro1">
          <table:table-cell office:value-type="float" office:value="0.55624" calcext:value-type="float">
            <text:p>0.55624</text:p>
          </table:table-cell>
          <table:table-cell office:value-type="float" office:value="0.618039" calcext:value-type="float">
            <text:p>0.618039</text:p>
          </table:table-cell>
          <table:table-cell office:value-type="float" office:value="0.066345" calcext:value-type="float">
            <text:p>0.066345</text:p>
          </table:table-cell>
          <table:table-cell table:formula="of:=[.B2162]-[.C2162]" office:value-type="float" office:value="0.551694" calcext:value-type="float">
            <text:p>0.551694</text:p>
          </table:table-cell>
        </table:table-row>
        <table:table-row table:style-name="ro1">
          <table:table-cell office:value-type="float" office:value="0.606785" calcext:value-type="float">
            <text:p>0.606785</text:p>
          </table:table-cell>
          <table:table-cell office:value-type="float" office:value="0.668583" calcext:value-type="float">
            <text:p>0.668583</text:p>
          </table:table-cell>
          <table:table-cell office:value-type="float" office:value="0.066373" calcext:value-type="float">
            <text:p>0.066373</text:p>
          </table:table-cell>
          <table:table-cell table:formula="of:=[.B2163]-[.C2163]" office:value-type="float" office:value="0.60221" calcext:value-type="float">
            <text:p>0.60221</text:p>
          </table:table-cell>
        </table:table-row>
        <table:table-row table:style-name="ro1">
          <table:table-cell office:value-type="float" office:value="0.657212" calcext:value-type="float">
            <text:p>0.657212</text:p>
          </table:table-cell>
          <table:table-cell office:value-type="float" office:value="0.719011" calcext:value-type="float">
            <text:p>0.719011</text:p>
          </table:table-cell>
          <table:table-cell office:value-type="float" office:value="0.066401" calcext:value-type="float">
            <text:p>0.066401</text:p>
          </table:table-cell>
          <table:table-cell table:formula="of:=[.B2164]-[.C2164]" office:value-type="float" office:value="0.65261" calcext:value-type="float">
            <text:p>0.65261</text:p>
          </table:table-cell>
        </table:table-row>
        <table:table-row table:style-name="ro1">
          <table:table-cell office:value-type="float" office:value="0.707274" calcext:value-type="float">
            <text:p>0.707274</text:p>
          </table:table-cell>
          <table:table-cell office:value-type="float" office:value="0.769073" calcext:value-type="float">
            <text:p>0.769073</text:p>
          </table:table-cell>
          <table:table-cell office:value-type="float" office:value="0.066429" calcext:value-type="float">
            <text:p>0.066429</text:p>
          </table:table-cell>
          <table:table-cell table:formula="of:=[.B2165]-[.C2165]" office:value-type="float" office:value="0.702644" calcext:value-type="float">
            <text:p>0.702644</text:p>
          </table:table-cell>
        </table:table-row>
        <table:table-row table:style-name="ro1">
          <table:table-cell office:value-type="float" office:value="0.757571" calcext:value-type="float">
            <text:p>0.757571</text:p>
          </table:table-cell>
          <table:table-cell office:value-type="float" office:value="0.819369" calcext:value-type="float">
            <text:p>0.819369</text:p>
          </table:table-cell>
          <table:table-cell office:value-type="float" office:value="0.066457" calcext:value-type="float">
            <text:p>0.066457</text:p>
          </table:table-cell>
          <table:table-cell table:formula="of:=[.B2166]-[.C2166]" office:value-type="float" office:value="0.752912" calcext:value-type="float">
            <text:p>0.752912</text:p>
          </table:table-cell>
        </table:table-row>
        <table:table-row table:style-name="ro1">
          <table:table-cell office:value-type="float" office:value="0.806827" calcext:value-type="float">
            <text:p>0.806827</text:p>
          </table:table-cell>
          <table:table-cell office:value-type="float" office:value="0.868626" calcext:value-type="float">
            <text:p>0.868626</text:p>
          </table:table-cell>
          <table:table-cell office:value-type="float" office:value="0.066485" calcext:value-type="float">
            <text:p>0.066485</text:p>
          </table:table-cell>
          <table:table-cell table:formula="of:=[.B2167]-[.C2167]" office:value-type="float" office:value="0.802141" calcext:value-type="float">
            <text:p>0.802141</text:p>
          </table:table-cell>
        </table:table-row>
        <table:table-row table:style-name="ro1">
          <table:table-cell office:value-type="float" office:value="0.855471" calcext:value-type="float">
            <text:p>0.855471</text:p>
          </table:table-cell>
          <table:table-cell office:value-type="float" office:value="0.91727" calcext:value-type="float">
            <text:p>0.91727</text:p>
          </table:table-cell>
          <table:table-cell office:value-type="float" office:value="0.066513" calcext:value-type="float">
            <text:p>0.066513</text:p>
          </table:table-cell>
          <table:table-cell table:formula="of:=[.B2168]-[.C2168]" office:value-type="float" office:value="0.850757" calcext:value-type="float">
            <text:p>0.850757</text:p>
          </table:table-cell>
        </table:table-row>
        <table:table-row table:style-name="ro1">
          <table:table-cell office:value-type="float" office:value="0.903608" calcext:value-type="float">
            <text:p>0.903608</text:p>
          </table:table-cell>
          <table:table-cell office:value-type="float" office:value="0.965407" calcext:value-type="float">
            <text:p>0.965407</text:p>
          </table:table-cell>
          <table:table-cell office:value-type="float" office:value="0.066541" calcext:value-type="float">
            <text:p>0.066541</text:p>
          </table:table-cell>
          <table:table-cell table:formula="of:=[.B2169]-[.C2169]" office:value-type="float" office:value="0.898866" calcext:value-type="float">
            <text:p>0.898866</text:p>
          </table:table-cell>
        </table:table-row>
        <table:table-row table:style-name="ro1">
          <table:table-cell office:value-type="float" office:value="0.95179" calcext:value-type="float">
            <text:p>0.95179</text:p>
          </table:table-cell>
          <table:table-cell office:value-type="float" office:value="1.013588" calcext:value-type="float">
            <text:p>1.013588</text:p>
          </table:table-cell>
          <table:table-cell office:value-type="float" office:value="0.066569" calcext:value-type="float">
            <text:p>0.066569</text:p>
          </table:table-cell>
          <table:table-cell table:formula="of:=[.B2170]-[.C2170]" office:value-type="float" office:value="0.947019" calcext:value-type="float">
            <text:p>0.947019</text:p>
          </table:table-cell>
        </table:table-row>
        <table:table-row table:style-name="ro1">
          <table:table-cell office:value-type="float" office:value="1.000187" calcext:value-type="float">
            <text:p>1.000187</text:p>
          </table:table-cell>
          <table:table-cell office:value-type="float" office:value="1.061986" calcext:value-type="float">
            <text:p>1.061986</text:p>
          </table:table-cell>
          <table:table-cell office:value-type="float" office:value="0.066597" calcext:value-type="float">
            <text:p>0.066597</text:p>
          </table:table-cell>
          <table:table-cell table:formula="of:=[.B2171]-[.C2171]" office:value-type="float" office:value="0.995389" calcext:value-type="float">
            <text:p>0.995389</text:p>
          </table:table-cell>
        </table:table-row>
        <table:table-row table:style-name="ro1">
          <table:table-cell office:value-type="float" office:value="1.048476" calcext:value-type="float">
            <text:p>1.048476</text:p>
          </table:table-cell>
          <table:table-cell office:value-type="float" office:value="1.110275" calcext:value-type="float">
            <text:p>1.110275</text:p>
          </table:table-cell>
          <table:table-cell office:value-type="float" office:value="0.066625" calcext:value-type="float">
            <text:p>0.066625</text:p>
          </table:table-cell>
          <table:table-cell table:formula="of:=[.B2172]-[.C2172]" office:value-type="float" office:value="1.04365" calcext:value-type="float">
            <text:p>1.04365</text:p>
          </table:table-cell>
        </table:table-row>
        <table:table-row table:style-name="ro1">
          <table:table-cell office:value-type="float" office:value="1.096742" calcext:value-type="float">
            <text:p>1.096742</text:p>
          </table:table-cell>
          <table:table-cell office:value-type="float" office:value="1.158541" calcext:value-type="float">
            <text:p>1.158541</text:p>
          </table:table-cell>
          <table:table-cell office:value-type="float" office:value="0.066653" calcext:value-type="float">
            <text:p>0.066653</text:p>
          </table:table-cell>
          <table:table-cell table:formula="of:=[.B2173]-[.C2173]" office:value-type="float" office:value="1.091888" calcext:value-type="float">
            <text:p>1.091888</text:p>
          </table:table-cell>
        </table:table-row>
        <table:table-row table:style-name="ro1">
          <table:table-cell office:value-type="float" office:value="1.146273" calcext:value-type="float">
            <text:p>1.146273</text:p>
          </table:table-cell>
          <table:table-cell office:value-type="float" office:value="1.208071" calcext:value-type="float">
            <text:p>1.208071</text:p>
          </table:table-cell>
          <table:table-cell office:value-type="float" office:value="0.066681" calcext:value-type="float">
            <text:p>0.066681</text:p>
          </table:table-cell>
          <table:table-cell table:formula="of:=[.B2174]-[.C2174]" office:value-type="float" office:value="1.14139" calcext:value-type="float">
            <text:p>1.14139</text:p>
          </table:table-cell>
        </table:table-row>
        <table:table-row table:style-name="ro1">
          <table:table-cell office:value-type="float" office:value="1.195523" calcext:value-type="float">
            <text:p>1.195523</text:p>
          </table:table-cell>
          <table:table-cell office:value-type="float" office:value="1.257322" calcext:value-type="float">
            <text:p>1.257322</text:p>
          </table:table-cell>
          <table:table-cell office:value-type="float" office:value="0.066709" calcext:value-type="float">
            <text:p>0.066709</text:p>
          </table:table-cell>
          <table:table-cell table:formula="of:=[.B2175]-[.C2175]" office:value-type="float" office:value="1.190613" calcext:value-type="float">
            <text:p>1.190613</text:p>
          </table:table-cell>
        </table:table-row>
        <table:table-row table:style-name="ro1">
          <table:table-cell office:value-type="float" office:value="1.244145" calcext:value-type="float">
            <text:p>1.244145</text:p>
          </table:table-cell>
          <table:table-cell office:value-type="float" office:value="1.305944" calcext:value-type="float">
            <text:p>1.305944</text:p>
          </table:table-cell>
          <table:table-cell office:value-type="float" office:value="0.066737" calcext:value-type="float">
            <text:p>0.066737</text:p>
          </table:table-cell>
          <table:table-cell table:formula="of:=[.B2176]-[.C2176]" office:value-type="float" office:value="1.239207" calcext:value-type="float">
            <text:p>1.239207</text:p>
          </table:table-cell>
        </table:table-row>
        <table:table-row table:style-name="ro1">
          <table:table-cell office:value-type="float" office:value="1.292058" calcext:value-type="float">
            <text:p>1.292058</text:p>
          </table:table-cell>
          <table:table-cell office:value-type="float" office:value="1.353857" calcext:value-type="float">
            <text:p>1.353857</text:p>
          </table:table-cell>
          <table:table-cell office:value-type="float" office:value="0.066765" calcext:value-type="float">
            <text:p>0.066765</text:p>
          </table:table-cell>
          <table:table-cell table:formula="of:=[.B2177]-[.C2177]" office:value-type="float" office:value="1.287092" calcext:value-type="float">
            <text:p>1.287092</text:p>
          </table:table-cell>
        </table:table-row>
        <table:table-row table:style-name="ro1">
          <table:table-cell office:value-type="float" office:value="1.340313" calcext:value-type="float">
            <text:p>1.340313</text:p>
          </table:table-cell>
          <table:table-cell office:value-type="float" office:value="1.402112" calcext:value-type="float">
            <text:p>1.402112</text:p>
          </table:table-cell>
          <table:table-cell office:value-type="float" office:value="0.066793" calcext:value-type="float">
            <text:p>0.066793</text:p>
          </table:table-cell>
          <table:table-cell table:formula="of:=[.B2178]-[.C2178]" office:value-type="float" office:value="1.335319" calcext:value-type="float">
            <text:p>1.335319</text:p>
          </table:table-cell>
        </table:table-row>
        <table:table-row table:style-name="ro1">
          <table:table-cell office:value-type="float" office:value="1.388876" calcext:value-type="float">
            <text:p>1.388876</text:p>
          </table:table-cell>
          <table:table-cell office:value-type="float" office:value="1.450675" calcext:value-type="float">
            <text:p>1.450675</text:p>
          </table:table-cell>
          <table:table-cell office:value-type="float" office:value="0.066821" calcext:value-type="float">
            <text:p>0.066821</text:p>
          </table:table-cell>
          <table:table-cell table:formula="of:=[.B2179]-[.C2179]" office:value-type="float" office:value="1.383854" calcext:value-type="float">
            <text:p>1.383854</text:p>
          </table:table-cell>
        </table:table-row>
        <table:table-row table:style-name="ro1">
          <table:table-cell office:value-type="float" office:value="1.437574" calcext:value-type="float">
            <text:p>1.437574</text:p>
          </table:table-cell>
          <table:table-cell office:value-type="float" office:value="1.499373" calcext:value-type="float">
            <text:p>1.499373</text:p>
          </table:table-cell>
          <table:table-cell office:value-type="float" office:value="0.066849" calcext:value-type="float">
            <text:p>0.066849</text:p>
          </table:table-cell>
          <table:table-cell table:formula="of:=[.B2180]-[.C2180]" office:value-type="float" office:value="1.432524" calcext:value-type="float">
            <text:p>1.432524</text:p>
          </table:table-cell>
        </table:table-row>
        <table:table-row table:style-name="ro1">
          <table:table-cell office:value-type="float" office:value="1.485775" calcext:value-type="float">
            <text:p>1.485775</text:p>
          </table:table-cell>
          <table:table-cell office:value-type="float" office:value="1.547574" calcext:value-type="float">
            <text:p>1.547574</text:p>
          </table:table-cell>
          <table:table-cell office:value-type="float" office:value="0.066877" calcext:value-type="float">
            <text:p>0.066877</text:p>
          </table:table-cell>
          <table:table-cell table:formula="of:=[.B2181]-[.C2181]" office:value-type="float" office:value="1.480697" calcext:value-type="float">
            <text:p>1.480697</text:p>
          </table:table-cell>
        </table:table-row>
        <table:table-row table:style-name="ro1">
          <table:table-cell office:value-type="float" office:value="1.535405" calcext:value-type="float">
            <text:p>1.535405</text:p>
          </table:table-cell>
          <table:table-cell office:value-type="float" office:value="1.597204" calcext:value-type="float">
            <text:p>1.597204</text:p>
          </table:table-cell>
          <table:table-cell office:value-type="float" office:value="0.066905" calcext:value-type="float">
            <text:p>0.066905</text:p>
          </table:table-cell>
          <table:table-cell table:formula="of:=[.B2182]-[.C2182]" office:value-type="float" office:value="1.530299" calcext:value-type="float">
            <text:p>1.530299</text:p>
          </table:table-cell>
        </table:table-row>
        <table:table-row table:style-name="ro1">
          <table:table-cell office:value-type="float" office:value="1.584184" calcext:value-type="float">
            <text:p>1.584184</text:p>
          </table:table-cell>
          <table:table-cell office:value-type="float" office:value="1.645983" calcext:value-type="float">
            <text:p>1.645983</text:p>
          </table:table-cell>
          <table:table-cell office:value-type="float" office:value="0.066933" calcext:value-type="float">
            <text:p>0.066933</text:p>
          </table:table-cell>
          <table:table-cell table:formula="of:=[.B2183]-[.C2183]" office:value-type="float" office:value="1.57905" calcext:value-type="float">
            <text:p>1.57905</text:p>
          </table:table-cell>
        </table:table-row>
        <table:table-row table:style-name="ro1">
          <table:table-cell office:value-type="float" office:value="1.6326" calcext:value-type="float">
            <text:p>1.6326</text:p>
          </table:table-cell>
          <table:table-cell office:value-type="float" office:value="1.694399" calcext:value-type="float">
            <text:p>1.694399</text:p>
          </table:table-cell>
          <table:table-cell office:value-type="float" office:value="0.066961" calcext:value-type="float">
            <text:p>0.066961</text:p>
          </table:table-cell>
          <table:table-cell table:formula="of:=[.B2184]-[.C2184]" office:value-type="float" office:value="1.627438" calcext:value-type="float">
            <text:p>1.627438</text:p>
          </table:table-cell>
        </table:table-row>
        <table:table-row table:style-name="ro1">
          <table:table-cell office:value-type="float" office:value="1.681287" calcext:value-type="float">
            <text:p>1.681287</text:p>
          </table:table-cell>
          <table:table-cell office:value-type="float" office:value="1.743086" calcext:value-type="float">
            <text:p>1.743086</text:p>
          </table:table-cell>
          <table:table-cell office:value-type="float" office:value="0.066989" calcext:value-type="float">
            <text:p>0.066989</text:p>
          </table:table-cell>
          <table:table-cell table:formula="of:=[.B2185]-[.C2185]" office:value-type="float" office:value="1.676097" calcext:value-type="float">
            <text:p>1.676097</text:p>
          </table:table-cell>
        </table:table-row>
        <table:table-row table:style-name="ro1">
          <table:table-cell office:value-type="float" office:value="1.72849" calcext:value-type="float">
            <text:p>1.72849</text:p>
          </table:table-cell>
          <table:table-cell office:value-type="float" office:value="1.790289" calcext:value-type="float">
            <text:p>1.790289</text:p>
          </table:table-cell>
          <table:table-cell office:value-type="float" office:value="0.067017" calcext:value-type="float">
            <text:p>0.067017</text:p>
          </table:table-cell>
          <table:table-cell table:formula="of:=[.B2186]-[.C2186]" office:value-type="float" office:value="1.723272" calcext:value-type="float">
            <text:p>1.723272</text:p>
          </table:table-cell>
        </table:table-row>
        <table:table-row table:style-name="ro1">
          <table:table-cell office:value-type="float" office:value="1.776566" calcext:value-type="float">
            <text:p>1.776566</text:p>
          </table:table-cell>
          <table:table-cell office:value-type="float" office:value="1.838365" calcext:value-type="float">
            <text:p>1.838365</text:p>
          </table:table-cell>
          <table:table-cell office:value-type="float" office:value="0.067045" calcext:value-type="float">
            <text:p>0.067045</text:p>
          </table:table-cell>
          <table:table-cell table:formula="of:=[.B2187]-[.C2187]" office:value-type="float" office:value="1.77132" calcext:value-type="float">
            <text:p>1.77132</text:p>
          </table:table-cell>
        </table:table-row>
        <table:table-row table:style-name="ro1">
          <table:table-cell office:value-type="float" office:value="1.824712" calcext:value-type="float">
            <text:p>1.824712</text:p>
          </table:table-cell>
          <table:table-cell office:value-type="float" office:value="1.886511" calcext:value-type="float">
            <text:p>1.886511</text:p>
          </table:table-cell>
          <table:table-cell office:value-type="float" office:value="0.067073" calcext:value-type="float">
            <text:p>0.067073</text:p>
          </table:table-cell>
          <table:table-cell table:formula="of:=[.B2188]-[.C2188]" office:value-type="float" office:value="1.819438" calcext:value-type="float">
            <text:p>1.819438</text:p>
          </table:table-cell>
        </table:table-row>
        <table:table-row table:style-name="ro1">
          <table:table-cell office:value-type="float" office:value="1.873991" calcext:value-type="float">
            <text:p>1.873991</text:p>
          </table:table-cell>
          <table:table-cell office:value-type="float" office:value="1.93579" calcext:value-type="float">
            <text:p>1.93579</text:p>
          </table:table-cell>
          <table:table-cell office:value-type="float" office:value="0.067101" calcext:value-type="float">
            <text:p>0.067101</text:p>
          </table:table-cell>
          <table:table-cell table:formula="of:=[.B2189]-[.C2189]" office:value-type="float" office:value="1.868689" calcext:value-type="float">
            <text:p>1.868689</text:p>
          </table:table-cell>
        </table:table-row>
        <table:table-row table:style-name="ro1">
          <table:table-cell office:value-type="float" office:value="1.921619" calcext:value-type="float">
            <text:p>1.921619</text:p>
          </table:table-cell>
          <table:table-cell office:value-type="float" office:value="1.983418" calcext:value-type="float">
            <text:p>1.983418</text:p>
          </table:table-cell>
          <table:table-cell office:value-type="float" office:value="0.067129" calcext:value-type="float">
            <text:p>0.067129</text:p>
          </table:table-cell>
          <table:table-cell table:formula="of:=[.B2190]-[.C2190]" office:value-type="float" office:value="1.916289" calcext:value-type="float">
            <text:p>1.916289</text:p>
          </table:table-cell>
        </table:table-row>
        <table:table-row table:style-name="ro1">
          <table:table-cell office:value-type="float" office:value="1.970113" calcext:value-type="float">
            <text:p>1.970113</text:p>
          </table:table-cell>
          <table:table-cell office:value-type="float" office:value="2.031911" calcext:value-type="float">
            <text:p>2.031911</text:p>
          </table:table-cell>
          <table:table-cell office:value-type="float" office:value="0.067157" calcext:value-type="float">
            <text:p>0.067157</text:p>
          </table:table-cell>
          <table:table-cell table:formula="of:=[.B2191]-[.C2191]" office:value-type="float" office:value="1.964754" calcext:value-type="float">
            <text:p>1.964754</text:p>
          </table:table-cell>
        </table:table-row>
        <table:table-row table:style-name="ro1">
          <table:table-cell office:value-type="float" office:value="2.01903" calcext:value-type="float">
            <text:p>2.01903</text:p>
          </table:table-cell>
          <table:table-cell office:value-type="float" office:value="2.080828" calcext:value-type="float">
            <text:p>2.080828</text:p>
          </table:table-cell>
          <table:table-cell office:value-type="float" office:value="0.067185" calcext:value-type="float">
            <text:p>0.067185</text:p>
          </table:table-cell>
          <table:table-cell table:formula="of:=[.B2192]-[.C2192]" office:value-type="float" office:value="2.013643" calcext:value-type="float">
            <text:p>2.013643</text:p>
          </table:table-cell>
        </table:table-row>
        <table:table-row table:style-name="ro1">
          <table:table-cell office:value-type="float" office:value="2.069304" calcext:value-type="float">
            <text:p>2.069304</text:p>
          </table:table-cell>
          <table:table-cell office:value-type="float" office:value="2.131103" calcext:value-type="float">
            <text:p>2.131103</text:p>
          </table:table-cell>
          <table:table-cell office:value-type="float" office:value="0.067213" calcext:value-type="float">
            <text:p>0.067213</text:p>
          </table:table-cell>
          <table:table-cell table:formula="of:=[.B2193]-[.C2193]" office:value-type="float" office:value="2.06389" calcext:value-type="float">
            <text:p>2.06389</text:p>
          </table:table-cell>
        </table:table-row>
        <table:table-row table:style-name="ro1">
          <table:table-cell office:value-type="float" office:value="2.118587" calcext:value-type="float">
            <text:p>2.118587</text:p>
          </table:table-cell>
          <table:table-cell office:value-type="float" office:value="2.180386" calcext:value-type="float">
            <text:p>2.180386</text:p>
          </table:table-cell>
          <table:table-cell office:value-type="float" office:value="0.067241" calcext:value-type="float">
            <text:p>0.067241</text:p>
          </table:table-cell>
          <table:table-cell table:formula="of:=[.B2194]-[.C2194]" office:value-type="float" office:value="2.113145" calcext:value-type="float">
            <text:p>2.113145</text:p>
          </table:table-cell>
        </table:table-row>
        <table:table-row table:style-name="ro1">
          <table:table-cell office:value-type="float" office:value="2.168167" calcext:value-type="float">
            <text:p>2.168167</text:p>
          </table:table-cell>
          <table:table-cell office:value-type="float" office:value="2.229966" calcext:value-type="float">
            <text:p>2.229966</text:p>
          </table:table-cell>
          <table:table-cell office:value-type="float" office:value="0.067269" calcext:value-type="float">
            <text:p>0.067269</text:p>
          </table:table-cell>
          <table:table-cell table:formula="of:=[.B2195]-[.C2195]" office:value-type="float" office:value="2.162697" calcext:value-type="float">
            <text:p>2.162697</text:p>
          </table:table-cell>
        </table:table-row>
        <table:table-row table:style-name="ro1">
          <table:table-cell office:value-type="float" office:value="2.217504" calcext:value-type="float">
            <text:p>2.217504</text:p>
          </table:table-cell>
          <table:table-cell office:value-type="float" office:value="2.279303" calcext:value-type="float">
            <text:p>2.279303</text:p>
          </table:table-cell>
          <table:table-cell office:value-type="float" office:value="0.067297" calcext:value-type="float">
            <text:p>0.067297</text:p>
          </table:table-cell>
          <table:table-cell table:formula="of:=[.B2196]-[.C2196]" office:value-type="float" office:value="2.212006" calcext:value-type="float">
            <text:p>2.212006</text:p>
          </table:table-cell>
        </table:table-row>
        <table:table-row table:style-name="ro1">
          <table:table-cell office:value-type="float" office:value="2.266826" calcext:value-type="float">
            <text:p>2.266826</text:p>
          </table:table-cell>
          <table:table-cell office:value-type="float" office:value="2.328625" calcext:value-type="float">
            <text:p>2.328625</text:p>
          </table:table-cell>
          <table:table-cell office:value-type="float" office:value="0.067325" calcext:value-type="float">
            <text:p>0.067325</text:p>
          </table:table-cell>
          <table:table-cell table:formula="of:=[.B2197]-[.C2197]" office:value-type="float" office:value="2.2613" calcext:value-type="float">
            <text:p>2.2613</text:p>
          </table:table-cell>
        </table:table-row>
        <table:table-row table:style-name="ro1">
          <table:table-cell office:value-type="float" office:value="2.317279" calcext:value-type="float">
            <text:p>2.317279</text:p>
          </table:table-cell>
          <table:table-cell office:value-type="float" office:value="2.379077" calcext:value-type="float">
            <text:p>2.379077</text:p>
          </table:table-cell>
          <table:table-cell office:value-type="float" office:value="0.067353" calcext:value-type="float">
            <text:p>0.067353</text:p>
          </table:table-cell>
          <table:table-cell table:formula="of:=[.B2198]-[.C2198]" office:value-type="float" office:value="2.311724" calcext:value-type="float">
            <text:p>2.311724</text:p>
          </table:table-cell>
        </table:table-row>
        <table:table-row table:style-name="ro1">
          <table:table-cell office:value-type="float" office:value="2.367343" calcext:value-type="float">
            <text:p>2.367343</text:p>
          </table:table-cell>
          <table:table-cell office:value-type="float" office:value="2.429142" calcext:value-type="float">
            <text:p>2.429142</text:p>
          </table:table-cell>
          <table:table-cell office:value-type="float" office:value="0.067381" calcext:value-type="float">
            <text:p>0.067381</text:p>
          </table:table-cell>
          <table:table-cell table:formula="of:=[.B2199]-[.C2199]" office:value-type="float" office:value="2.361761" calcext:value-type="float">
            <text:p>2.361761</text:p>
          </table:table-cell>
        </table:table-row>
        <table:table-row table:style-name="ro1">
          <table:table-cell office:value-type="float" office:value="2.417414" calcext:value-type="float">
            <text:p>2.417414</text:p>
          </table:table-cell>
          <table:table-cell office:value-type="float" office:value="2.479213" calcext:value-type="float">
            <text:p>2.479213</text:p>
          </table:table-cell>
          <table:table-cell office:value-type="float" office:value="0.067409" calcext:value-type="float">
            <text:p>0.067409</text:p>
          </table:table-cell>
          <table:table-cell table:formula="of:=[.B2200]-[.C2200]" office:value-type="float" office:value="2.411804" calcext:value-type="float">
            <text:p>2.411804</text:p>
          </table:table-cell>
        </table:table-row>
        <table:table-row table:style-name="ro1">
          <table:table-cell office:value-type="float" office:value="2.467197" calcext:value-type="float">
            <text:p>2.467197</text:p>
          </table:table-cell>
          <table:table-cell office:value-type="float" office:value="2.528996" calcext:value-type="float">
            <text:p>2.528996</text:p>
          </table:table-cell>
          <table:table-cell office:value-type="float" office:value="0.067437" calcext:value-type="float">
            <text:p>0.067437</text:p>
          </table:table-cell>
          <table:table-cell table:formula="of:=[.B2201]-[.C2201]" office:value-type="float" office:value="2.461559" calcext:value-type="float">
            <text:p>2.461559</text:p>
          </table:table-cell>
        </table:table-row>
        <table:table-row table:style-name="ro1">
          <table:table-cell office:value-type="float" office:value="2.516182" calcext:value-type="float">
            <text:p>2.516182</text:p>
          </table:table-cell>
          <table:table-cell office:value-type="float" office:value="2.577981" calcext:value-type="float">
            <text:p>2.577981</text:p>
          </table:table-cell>
          <table:table-cell office:value-type="float" office:value="0.067465" calcext:value-type="float">
            <text:p>0.067465</text:p>
          </table:table-cell>
          <table:table-cell table:formula="of:=[.B2202]-[.C2202]" office:value-type="float" office:value="2.510516" calcext:value-type="float">
            <text:p>2.510516</text:p>
          </table:table-cell>
        </table:table-row>
        <table:table-row table:style-name="ro1">
          <table:table-cell office:value-type="float" office:value="2.565832" calcext:value-type="float">
            <text:p>2.565832</text:p>
          </table:table-cell>
          <table:table-cell office:value-type="float" office:value="2.627631" calcext:value-type="float">
            <text:p>2.627631</text:p>
          </table:table-cell>
          <table:table-cell office:value-type="float" office:value="0.067493" calcext:value-type="float">
            <text:p>0.067493</text:p>
          </table:table-cell>
          <table:table-cell table:formula="of:=[.B2203]-[.C2203]" office:value-type="float" office:value="2.560138" calcext:value-type="float">
            <text:p>2.560138</text:p>
          </table:table-cell>
        </table:table-row>
        <table:table-row table:style-name="ro1">
          <table:table-cell office:value-type="float" office:value="2.614635" calcext:value-type="float">
            <text:p>2.614635</text:p>
          </table:table-cell>
          <table:table-cell office:value-type="float" office:value="2.676433" calcext:value-type="float">
            <text:p>2.676433</text:p>
          </table:table-cell>
          <table:table-cell office:value-type="float" office:value="0.067521" calcext:value-type="float">
            <text:p>0.067521</text:p>
          </table:table-cell>
          <table:table-cell table:formula="of:=[.B2204]-[.C2204]" office:value-type="float" office:value="2.608912" calcext:value-type="float">
            <text:p>2.608912</text:p>
          </table:table-cell>
        </table:table-row>
        <table:table-row table:style-name="ro1">
          <table:table-cell office:value-type="float" office:value="2.663571" calcext:value-type="float">
            <text:p>2.663571</text:p>
          </table:table-cell>
          <table:table-cell office:value-type="float" office:value="2.72537" calcext:value-type="float">
            <text:p>2.72537</text:p>
          </table:table-cell>
          <table:table-cell office:value-type="float" office:value="0.067549" calcext:value-type="float">
            <text:p>0.067549</text:p>
          </table:table-cell>
          <table:table-cell table:formula="of:=[.B2205]-[.C2205]" office:value-type="float" office:value="2.657821" calcext:value-type="float">
            <text:p>2.657821</text:p>
          </table:table-cell>
        </table:table-row>
        <table:table-row table:style-name="ro1">
          <table:table-cell office:value-type="float" office:value="2.712315" calcext:value-type="float">
            <text:p>2.712315</text:p>
          </table:table-cell>
          <table:table-cell office:value-type="float" office:value="2.774114" calcext:value-type="float">
            <text:p>2.774114</text:p>
          </table:table-cell>
          <table:table-cell office:value-type="float" office:value="0.067577" calcext:value-type="float">
            <text:p>0.067577</text:p>
          </table:table-cell>
          <table:table-cell table:formula="of:=[.B2206]-[.C2206]" office:value-type="float" office:value="2.706537" calcext:value-type="float">
            <text:p>2.706537</text:p>
          </table:table-cell>
        </table:table-row>
        <table:table-row table:style-name="ro1">
          <table:table-cell office:value-type="float" office:value="2.761371" calcext:value-type="float">
            <text:p>2.761371</text:p>
          </table:table-cell>
          <table:table-cell office:value-type="float" office:value="2.82317" calcext:value-type="float">
            <text:p>2.82317</text:p>
          </table:table-cell>
          <table:table-cell office:value-type="float" office:value="0.067605" calcext:value-type="float">
            <text:p>0.067605</text:p>
          </table:table-cell>
          <table:table-cell table:formula="of:=[.B2207]-[.C2207]" office:value-type="float" office:value="2.755565" calcext:value-type="float">
            <text:p>2.755565</text:p>
          </table:table-cell>
        </table:table-row>
        <table:table-row table:style-name="ro1">
          <table:table-cell office:value-type="float" office:value="2.810339" calcext:value-type="float">
            <text:p>2.810339</text:p>
          </table:table-cell>
          <table:table-cell office:value-type="float" office:value="2.872138" calcext:value-type="float">
            <text:p>2.872138</text:p>
          </table:table-cell>
          <table:table-cell office:value-type="float" office:value="0.067633" calcext:value-type="float">
            <text:p>0.067633</text:p>
          </table:table-cell>
          <table:table-cell table:formula="of:=[.B2208]-[.C2208]" office:value-type="float" office:value="2.804505" calcext:value-type="float">
            <text:p>2.804505</text:p>
          </table:table-cell>
        </table:table-row>
        <table:table-row table:style-name="ro1">
          <table:table-cell office:value-type="float" office:value="2.860202" calcext:value-type="float">
            <text:p>2.860202</text:p>
          </table:table-cell>
          <table:table-cell office:value-type="float" office:value="2.922" calcext:value-type="float">
            <text:p>2.922</text:p>
          </table:table-cell>
          <table:table-cell office:value-type="float" office:value="0.067661" calcext:value-type="float">
            <text:p>0.067661</text:p>
          </table:table-cell>
          <table:table-cell table:formula="of:=[.B2209]-[.C2209]" office:value-type="float" office:value="2.854339" calcext:value-type="float">
            <text:p>2.854339</text:p>
          </table:table-cell>
        </table:table-row>
        <table:table-row table:style-name="ro1">
          <table:table-cell office:value-type="float" office:value="2.910302" calcext:value-type="float">
            <text:p>2.910302</text:p>
          </table:table-cell>
          <table:table-cell office:value-type="float" office:value="2.9721" calcext:value-type="float">
            <text:p>2.9721</text:p>
          </table:table-cell>
          <table:table-cell office:value-type="float" office:value="0.067689" calcext:value-type="float">
            <text:p>0.067689</text:p>
          </table:table-cell>
          <table:table-cell table:formula="of:=[.B2210]-[.C2210]" office:value-type="float" office:value="2.904411" calcext:value-type="float">
            <text:p>2.904411</text:p>
          </table:table-cell>
        </table:table-row>
        <table:table-row table:style-name="ro1">
          <table:table-cell office:value-type="float" office:value="2.960077" calcext:value-type="float">
            <text:p>2.960077</text:p>
          </table:table-cell>
          <table:table-cell office:value-type="float" office:value="3.021876" calcext:value-type="float">
            <text:p>3.021876</text:p>
          </table:table-cell>
          <table:table-cell office:value-type="float" office:value="0.067717" calcext:value-type="float">
            <text:p>0.067717</text:p>
          </table:table-cell>
          <table:table-cell table:formula="of:=[.B2211]-[.C2211]" office:value-type="float" office:value="2.954159" calcext:value-type="float">
            <text:p>2.954159</text:p>
          </table:table-cell>
        </table:table-row>
        <table:table-row table:style-name="ro1">
          <table:table-cell office:value-type="float" office:value="3.010067" calcext:value-type="float">
            <text:p>3.010067</text:p>
          </table:table-cell>
          <table:table-cell office:value-type="float" office:value="3.071865" calcext:value-type="float">
            <text:p>3.071865</text:p>
          </table:table-cell>
          <table:table-cell office:value-type="float" office:value="0.067745" calcext:value-type="float">
            <text:p>0.067745</text:p>
          </table:table-cell>
          <table:table-cell table:formula="of:=[.B2212]-[.C2212]" office:value-type="float" office:value="3.00412" calcext:value-type="float">
            <text:p>3.00412</text:p>
          </table:table-cell>
        </table:table-row>
        <table:table-row table:style-name="ro1">
          <table:table-cell office:value-type="float" office:value="3.059765" calcext:value-type="float">
            <text:p>3.059765</text:p>
          </table:table-cell>
          <table:table-cell office:value-type="float" office:value="3.121564" calcext:value-type="float">
            <text:p>3.121564</text:p>
          </table:table-cell>
          <table:table-cell office:value-type="float" office:value="0.067773" calcext:value-type="float">
            <text:p>0.067773</text:p>
          </table:table-cell>
          <table:table-cell table:formula="of:=[.B2213]-[.C2213]" office:value-type="float" office:value="3.053791" calcext:value-type="float">
            <text:p>3.053791</text:p>
          </table:table-cell>
        </table:table-row>
        <table:table-row table:style-name="ro1">
          <table:table-cell office:value-type="float" office:value="3.109771" calcext:value-type="float">
            <text:p>3.109771</text:p>
          </table:table-cell>
          <table:table-cell office:value-type="float" office:value="-3.111615" calcext:value-type="float">
            <text:p>-3.111615</text:p>
          </table:table-cell>
          <table:table-cell office:value-type="float" office:value="0.067801" calcext:value-type="float">
            <text:p>0.067801</text:p>
          </table:table-cell>
          <table:table-cell table:formula="of:=[.B2214]-[.C2214]" office:value-type="float" office:value="-3.179416" calcext:value-type="float">
            <text:p>-3.179416</text:p>
          </table:table-cell>
        </table:table-row>
        <table:table-row table:style-name="ro1">
          <table:table-cell office:value-type="float" office:value="-3.123915" calcext:value-type="float">
            <text:p>-3.123915</text:p>
          </table:table-cell>
          <table:table-cell office:value-type="float" office:value="-3.062116" calcext:value-type="float">
            <text:p>-3.062116</text:p>
          </table:table-cell>
          <table:table-cell office:value-type="float" office:value="0.067829" calcext:value-type="float">
            <text:p>0.067829</text:p>
          </table:table-cell>
          <table:table-cell table:formula="of:=[.B2215]-[.C2215]" office:value-type="float" office:value="-3.129945" calcext:value-type="float">
            <text:p>-3.129945</text:p>
          </table:table-cell>
        </table:table-row>
        <table:table-row table:style-name="ro1">
          <table:table-cell office:value-type="float" office:value="-3.073729" calcext:value-type="float">
            <text:p>-3.073729</text:p>
          </table:table-cell>
          <table:table-cell office:value-type="float" office:value="-3.01193" calcext:value-type="float">
            <text:p>-3.01193</text:p>
          </table:table-cell>
          <table:table-cell office:value-type="float" office:value="0.067857" calcext:value-type="float">
            <text:p>0.067857</text:p>
          </table:table-cell>
          <table:table-cell table:formula="of:=[.B2216]-[.C2216]" office:value-type="float" office:value="-3.079787" calcext:value-type="float">
            <text:p>-3.079787</text:p>
          </table:table-cell>
        </table:table-row>
        <table:table-row table:style-name="ro1">
          <table:table-cell office:value-type="float" office:value="-3.02424" calcext:value-type="float">
            <text:p>-3.02424</text:p>
          </table:table-cell>
          <table:table-cell office:value-type="float" office:value="-2.962441" calcext:value-type="float">
            <text:p>-2.962441</text:p>
          </table:table-cell>
          <table:table-cell office:value-type="float" office:value="0.067885" calcext:value-type="float">
            <text:p>0.067885</text:p>
          </table:table-cell>
          <table:table-cell table:formula="of:=[.B2217]-[.C2217]" office:value-type="float" office:value="-3.030326" calcext:value-type="float">
            <text:p>-3.030326</text:p>
          </table:table-cell>
        </table:table-row>
        <table:table-row table:style-name="ro1">
          <table:table-cell office:value-type="float" office:value="-2.974787" calcext:value-type="float">
            <text:p>-2.974787</text:p>
          </table:table-cell>
          <table:table-cell office:value-type="float" office:value="-2.912987" calcext:value-type="float">
            <text:p>-2.912987</text:p>
          </table:table-cell>
          <table:table-cell office:value-type="float" office:value="0.067913" calcext:value-type="float">
            <text:p>0.067913</text:p>
          </table:table-cell>
          <table:table-cell table:formula="of:=[.B2218]-[.C2218]" office:value-type="float" office:value="-2.9809" calcext:value-type="float">
            <text:p>-2.9809</text:p>
          </table:table-cell>
        </table:table-row>
        <table:table-row table:style-name="ro1">
          <table:table-cell office:value-type="float" office:value="-2.925802" calcext:value-type="float">
            <text:p>-2.925802</text:p>
          </table:table-cell>
          <table:table-cell office:value-type="float" office:value="-2.864002" calcext:value-type="float">
            <text:p>-2.864002</text:p>
          </table:table-cell>
          <table:table-cell office:value-type="float" office:value="0.067941" calcext:value-type="float">
            <text:p>0.067941</text:p>
          </table:table-cell>
          <table:table-cell table:formula="of:=[.B2219]-[.C2219]" office:value-type="float" office:value="-2.931943" calcext:value-type="float">
            <text:p>-2.931943</text:p>
          </table:table-cell>
        </table:table-row>
        <table:table-row table:style-name="ro1">
          <table:table-cell office:value-type="float" office:value="-2.876106" calcext:value-type="float">
            <text:p>-2.876106</text:p>
          </table:table-cell>
          <table:table-cell office:value-type="float" office:value="-2.814307" calcext:value-type="float">
            <text:p>-2.814307</text:p>
          </table:table-cell>
          <table:table-cell office:value-type="float" office:value="0.067969" calcext:value-type="float">
            <text:p>0.067969</text:p>
          </table:table-cell>
          <table:table-cell table:formula="of:=[.B2220]-[.C2220]" office:value-type="float" office:value="-2.882276" calcext:value-type="float">
            <text:p>-2.882276</text:p>
          </table:table-cell>
        </table:table-row>
        <table:table-row table:style-name="ro1">
          <table:table-cell office:value-type="float" office:value="-2.826709" calcext:value-type="float">
            <text:p>-2.826709</text:p>
          </table:table-cell>
          <table:table-cell office:value-type="float" office:value="-2.76491" calcext:value-type="float">
            <text:p>-2.76491</text:p>
          </table:table-cell>
          <table:table-cell office:value-type="float" office:value="0.067997" calcext:value-type="float">
            <text:p>0.067997</text:p>
          </table:table-cell>
          <table:table-cell table:formula="of:=[.B2221]-[.C2221]" office:value-type="float" office:value="-2.832907" calcext:value-type="float">
            <text:p>-2.832907</text:p>
          </table:table-cell>
        </table:table-row>
        <table:table-row table:style-name="ro1">
          <table:table-cell office:value-type="float" office:value="-2.777177" calcext:value-type="float">
            <text:p>-2.777177</text:p>
          </table:table-cell>
          <table:table-cell office:value-type="float" office:value="-2.715378" calcext:value-type="float">
            <text:p>-2.715378</text:p>
          </table:table-cell>
          <table:table-cell office:value-type="float" office:value="0.068025" calcext:value-type="float">
            <text:p>0.068025</text:p>
          </table:table-cell>
          <table:table-cell table:formula="of:=[.B2222]-[.C2222]" office:value-type="float" office:value="-2.783403" calcext:value-type="float">
            <text:p>-2.783403</text:p>
          </table:table-cell>
        </table:table-row>
        <table:table-row table:style-name="ro1">
          <table:table-cell office:value-type="float" office:value="-2.727879" calcext:value-type="float">
            <text:p>-2.727879</text:p>
          </table:table-cell>
          <table:table-cell office:value-type="float" office:value="-2.66608" calcext:value-type="float">
            <text:p>-2.66608</text:p>
          </table:table-cell>
          <table:table-cell office:value-type="float" office:value="0.068053" calcext:value-type="float">
            <text:p>0.068053</text:p>
          </table:table-cell>
          <table:table-cell table:formula="of:=[.B2223]-[.C2223]" office:value-type="float" office:value="-2.734133" calcext:value-type="float">
            <text:p>-2.734133</text:p>
          </table:table-cell>
        </table:table-row>
        <table:table-row table:style-name="ro1">
          <table:table-cell office:value-type="float" office:value="-2.678357" calcext:value-type="float">
            <text:p>-2.678357</text:p>
          </table:table-cell>
          <table:table-cell office:value-type="float" office:value="-2.616558" calcext:value-type="float">
            <text:p>-2.616558</text:p>
          </table:table-cell>
          <table:table-cell office:value-type="float" office:value="0.068081" calcext:value-type="float">
            <text:p>0.068081</text:p>
          </table:table-cell>
          <table:table-cell table:formula="of:=[.B2224]-[.C2224]" office:value-type="float" office:value="-2.684639" calcext:value-type="float">
            <text:p>-2.684639</text:p>
          </table:table-cell>
        </table:table-row>
        <table:table-row table:style-name="ro1">
          <table:table-cell office:value-type="float" office:value="-2.629388" calcext:value-type="float">
            <text:p>-2.629388</text:p>
          </table:table-cell>
          <table:table-cell office:value-type="float" office:value="-2.567589" calcext:value-type="float">
            <text:p>-2.567589</text:p>
          </table:table-cell>
          <table:table-cell office:value-type="float" office:value="0.068109" calcext:value-type="float">
            <text:p>0.068109</text:p>
          </table:table-cell>
          <table:table-cell table:formula="of:=[.B2225]-[.C2225]" office:value-type="float" office:value="-2.635698" calcext:value-type="float">
            <text:p>-2.635698</text:p>
          </table:table-cell>
        </table:table-row>
        <table:table-row table:style-name="ro1">
          <table:table-cell office:value-type="float" office:value="-2.579747" calcext:value-type="float">
            <text:p>-2.579747</text:p>
          </table:table-cell>
          <table:table-cell office:value-type="float" office:value="-2.517948" calcext:value-type="float">
            <text:p>-2.517948</text:p>
          </table:table-cell>
          <table:table-cell office:value-type="float" office:value="0.068137" calcext:value-type="float">
            <text:p>0.068137</text:p>
          </table:table-cell>
          <table:table-cell table:formula="of:=[.B2226]-[.C2226]" office:value-type="float" office:value="-2.586085" calcext:value-type="float">
            <text:p>-2.586085</text:p>
          </table:table-cell>
        </table:table-row>
        <table:table-row table:style-name="ro1">
          <table:table-cell office:value-type="float" office:value="-2.530365" calcext:value-type="float">
            <text:p>-2.530365</text:p>
          </table:table-cell>
          <table:table-cell office:value-type="float" office:value="-2.468565" calcext:value-type="float">
            <text:p>-2.468565</text:p>
          </table:table-cell>
          <table:table-cell office:value-type="float" office:value="0.068165" calcext:value-type="float">
            <text:p>0.068165</text:p>
          </table:table-cell>
          <table:table-cell table:formula="of:=[.B2227]-[.C2227]" office:value-type="float" office:value="-2.53673" calcext:value-type="float">
            <text:p>-2.53673</text:p>
          </table:table-cell>
        </table:table-row>
        <table:table-row table:style-name="ro1">
          <table:table-cell office:value-type="float" office:value="-2.4818" calcext:value-type="float">
            <text:p>-2.4818</text:p>
          </table:table-cell>
          <table:table-cell office:value-type="float" office:value="-2.420001" calcext:value-type="float">
            <text:p>-2.420001</text:p>
          </table:table-cell>
          <table:table-cell office:value-type="float" office:value="0.068193" calcext:value-type="float">
            <text:p>0.068193</text:p>
          </table:table-cell>
          <table:table-cell table:formula="of:=[.B2228]-[.C2228]" office:value-type="float" office:value="-2.488194" calcext:value-type="float">
            <text:p>-2.488194</text:p>
          </table:table-cell>
        </table:table-row>
        <table:table-row table:style-name="ro1">
          <table:table-cell office:value-type="float" office:value="-2.434163" calcext:value-type="float">
            <text:p>-2.434163</text:p>
          </table:table-cell>
          <table:table-cell office:value-type="float" office:value="-2.372364" calcext:value-type="float">
            <text:p>-2.372364</text:p>
          </table:table-cell>
          <table:table-cell office:value-type="float" office:value="0.068221" calcext:value-type="float">
            <text:p>0.068221</text:p>
          </table:table-cell>
          <table:table-cell table:formula="of:=[.B2229]-[.C2229]" office:value-type="float" office:value="-2.440585" calcext:value-type="float">
            <text:p>-2.440585</text:p>
          </table:table-cell>
        </table:table-row>
        <table:table-row table:style-name="ro1">
          <table:table-cell office:value-type="float" office:value="-2.387147" calcext:value-type="float">
            <text:p>-2.387147</text:p>
          </table:table-cell>
          <table:table-cell office:value-type="float" office:value="-2.325348" calcext:value-type="float">
            <text:p>-2.325348</text:p>
          </table:table-cell>
          <table:table-cell office:value-type="float" office:value="0.068249" calcext:value-type="float">
            <text:p>0.068249</text:p>
          </table:table-cell>
          <table:table-cell table:formula="of:=[.B2230]-[.C2230]" office:value-type="float" office:value="-2.393597" calcext:value-type="float">
            <text:p>-2.393597</text:p>
          </table:table-cell>
        </table:table-row>
        <table:table-row table:style-name="ro1">
          <table:table-cell office:value-type="float" office:value="-2.339615" calcext:value-type="float">
            <text:p>-2.339615</text:p>
          </table:table-cell>
          <table:table-cell office:value-type="float" office:value="-2.277816" calcext:value-type="float">
            <text:p>-2.277816</text:p>
          </table:table-cell>
          <table:table-cell office:value-type="float" office:value="0.068277" calcext:value-type="float">
            <text:p>0.068277</text:p>
          </table:table-cell>
          <table:table-cell table:formula="of:=[.B2231]-[.C2231]" office:value-type="float" office:value="-2.346093" calcext:value-type="float">
            <text:p>-2.346093</text:p>
          </table:table-cell>
        </table:table-row>
        <table:table-row table:style-name="ro1">
          <table:table-cell office:value-type="float" office:value="-2.293238" calcext:value-type="float">
            <text:p>-2.293238</text:p>
          </table:table-cell>
          <table:table-cell office:value-type="float" office:value="-2.231439" calcext:value-type="float">
            <text:p>-2.231439</text:p>
          </table:table-cell>
          <table:table-cell office:value-type="float" office:value="0.068305" calcext:value-type="float">
            <text:p>0.068305</text:p>
          </table:table-cell>
          <table:table-cell table:formula="of:=[.B2232]-[.C2232]" office:value-type="float" office:value="-2.299744" calcext:value-type="float">
            <text:p>-2.299744</text:p>
          </table:table-cell>
        </table:table-row>
        <table:table-row table:style-name="ro1">
          <table:table-cell office:value-type="float" office:value="-2.247469" calcext:value-type="float">
            <text:p>-2.247469</text:p>
          </table:table-cell>
          <table:table-cell office:value-type="float" office:value="-2.18567" calcext:value-type="float">
            <text:p>-2.18567</text:p>
          </table:table-cell>
          <table:table-cell office:value-type="float" office:value="0.068333" calcext:value-type="float">
            <text:p>0.068333</text:p>
          </table:table-cell>
          <table:table-cell table:formula="of:=[.B2233]-[.C2233]" office:value-type="float" office:value="-2.254003" calcext:value-type="float">
            <text:p>-2.254003</text:p>
          </table:table-cell>
        </table:table-row>
        <table:table-row table:style-name="ro1">
          <table:table-cell office:value-type="float" office:value="-2.202852" calcext:value-type="float">
            <text:p>-2.202852</text:p>
          </table:table-cell>
          <table:table-cell office:value-type="float" office:value="-2.141052" calcext:value-type="float">
            <text:p>-2.141052</text:p>
          </table:table-cell>
          <table:table-cell office:value-type="float" office:value="0.068361" calcext:value-type="float">
            <text:p>0.068361</text:p>
          </table:table-cell>
          <table:table-cell table:formula="of:=[.B2234]-[.C2234]" office:value-type="float" office:value="-2.209413" calcext:value-type="float">
            <text:p>-2.209413</text:p>
          </table:table-cell>
        </table:table-row>
        <table:table-row table:style-name="ro1">
          <table:table-cell office:value-type="float" office:value="-2.157947" calcext:value-type="float">
            <text:p>-2.157947</text:p>
          </table:table-cell>
          <table:table-cell office:value-type="float" office:value="-2.096148" calcext:value-type="float">
            <text:p>-2.096148</text:p>
          </table:table-cell>
          <table:table-cell office:value-type="float" office:value="0.068389" calcext:value-type="float">
            <text:p>0.068389</text:p>
          </table:table-cell>
          <table:table-cell table:formula="of:=[.B2235]-[.C2235]" office:value-type="float" office:value="-2.164537" calcext:value-type="float">
            <text:p>-2.164537</text:p>
          </table:table-cell>
        </table:table-row>
        <table:table-row table:style-name="ro1">
          <table:table-cell office:value-type="float" office:value="-2.113092" calcext:value-type="float">
            <text:p>-2.113092</text:p>
          </table:table-cell>
          <table:table-cell office:value-type="float" office:value="-2.051293" calcext:value-type="float">
            <text:p>-2.051293</text:p>
          </table:table-cell>
          <table:table-cell office:value-type="float" office:value="0.068417" calcext:value-type="float">
            <text:p>0.068417</text:p>
          </table:table-cell>
          <table:table-cell table:formula="of:=[.B2236]-[.C2236]" office:value-type="float" office:value="-2.11971" calcext:value-type="float">
            <text:p>-2.11971</text:p>
          </table:table-cell>
        </table:table-row>
        <table:table-row table:style-name="ro1">
          <table:table-cell office:value-type="float" office:value="-2.065608" calcext:value-type="float">
            <text:p>-2.065608</text:p>
          </table:table-cell>
          <table:table-cell office:value-type="float" office:value="-2.003809" calcext:value-type="float">
            <text:p>-2.003809</text:p>
          </table:table-cell>
          <table:table-cell office:value-type="float" office:value="0.068445" calcext:value-type="float">
            <text:p>0.068445</text:p>
          </table:table-cell>
          <table:table-cell table:formula="of:=[.B2237]-[.C2237]" office:value-type="float" office:value="-2.072254" calcext:value-type="float">
            <text:p>-2.072254</text:p>
          </table:table-cell>
        </table:table-row>
        <table:table-row table:style-name="ro1">
          <table:table-cell office:value-type="float" office:value="-2.018754" calcext:value-type="float">
            <text:p>-2.018754</text:p>
          </table:table-cell>
          <table:table-cell office:value-type="float" office:value="-1.956955" calcext:value-type="float">
            <text:p>-1.956955</text:p>
          </table:table-cell>
          <table:table-cell office:value-type="float" office:value="0.068473" calcext:value-type="float">
            <text:p>0.068473</text:p>
          </table:table-cell>
          <table:table-cell table:formula="of:=[.B2238]-[.C2238]" office:value-type="float" office:value="-2.025428" calcext:value-type="float">
            <text:p>-2.025428</text:p>
          </table:table-cell>
        </table:table-row>
        <table:table-row table:style-name="ro1">
          <table:table-cell office:value-type="float" office:value="-1.969436" calcext:value-type="float">
            <text:p>-1.969436</text:p>
          </table:table-cell>
          <table:table-cell office:value-type="float" office:value="-1.907637" calcext:value-type="float">
            <text:p>-1.907637</text:p>
          </table:table-cell>
          <table:table-cell office:value-type="float" office:value="0.068501" calcext:value-type="float">
            <text:p>0.068501</text:p>
          </table:table-cell>
          <table:table-cell table:formula="of:=[.B2239]-[.C2239]" office:value-type="float" office:value="-1.976138" calcext:value-type="float">
            <text:p>-1.976138</text:p>
          </table:table-cell>
        </table:table-row>
        <table:table-row table:style-name="ro1">
          <table:table-cell office:value-type="float" office:value="-1.920887" calcext:value-type="float">
            <text:p>-1.920887</text:p>
          </table:table-cell>
          <table:table-cell office:value-type="float" office:value="-1.859088" calcext:value-type="float">
            <text:p>-1.859088</text:p>
          </table:table-cell>
          <table:table-cell office:value-type="float" office:value="0.068529" calcext:value-type="float">
            <text:p>0.068529</text:p>
          </table:table-cell>
          <table:table-cell table:formula="of:=[.B2240]-[.C2240]" office:value-type="float" office:value="-1.927617" calcext:value-type="float">
            <text:p>-1.927617</text:p>
          </table:table-cell>
        </table:table-row>
        <table:table-row table:style-name="ro1">
          <table:table-cell office:value-type="float" office:value="-1.870659" calcext:value-type="float">
            <text:p>-1.870659</text:p>
          </table:table-cell>
          <table:table-cell office:value-type="float" office:value="-1.80886" calcext:value-type="float">
            <text:p>-1.80886</text:p>
          </table:table-cell>
          <table:table-cell office:value-type="float" office:value="0.068557" calcext:value-type="float">
            <text:p>0.068557</text:p>
          </table:table-cell>
          <table:table-cell table:formula="of:=[.B2241]-[.C2241]" office:value-type="float" office:value="-1.877417" calcext:value-type="float">
            <text:p>-1.877417</text:p>
          </table:table-cell>
        </table:table-row>
        <table:table-row table:style-name="ro1">
          <table:table-cell office:value-type="float" office:value="-1.81984" calcext:value-type="float">
            <text:p>-1.81984</text:p>
          </table:table-cell>
          <table:table-cell office:value-type="float" office:value="-1.758041" calcext:value-type="float">
            <text:p>-1.758041</text:p>
          </table:table-cell>
          <table:table-cell office:value-type="float" office:value="0.068585" calcext:value-type="float">
            <text:p>0.068585</text:p>
          </table:table-cell>
          <table:table-cell table:formula="of:=[.B2242]-[.C2242]" office:value-type="float" office:value="-1.826626" calcext:value-type="float">
            <text:p>-1.826626</text:p>
          </table:table-cell>
        </table:table-row>
        <table:table-row table:style-name="ro1">
          <table:table-cell office:value-type="float" office:value="-1.769235" calcext:value-type="float">
            <text:p>-1.769235</text:p>
          </table:table-cell>
          <table:table-cell office:value-type="float" office:value="-1.707436" calcext:value-type="float">
            <text:p>-1.707436</text:p>
          </table:table-cell>
          <table:table-cell office:value-type="float" office:value="0.068613" calcext:value-type="float">
            <text:p>0.068613</text:p>
          </table:table-cell>
          <table:table-cell table:formula="of:=[.B2243]-[.C2243]" office:value-type="float" office:value="-1.776049" calcext:value-type="float">
            <text:p>-1.776049</text:p>
          </table:table-cell>
        </table:table-row>
        <table:table-row table:style-name="ro1">
          <table:table-cell office:value-type="float" office:value="-1.718066" calcext:value-type="float">
            <text:p>-1.718066</text:p>
          </table:table-cell>
          <table:table-cell office:value-type="float" office:value="-1.656267" calcext:value-type="float">
            <text:p>-1.656267</text:p>
          </table:table-cell>
          <table:table-cell office:value-type="float" office:value="0.068641" calcext:value-type="float">
            <text:p>0.068641</text:p>
          </table:table-cell>
          <table:table-cell table:formula="of:=[.B2244]-[.C2244]" office:value-type="float" office:value="-1.724908" calcext:value-type="float">
            <text:p>-1.724908</text:p>
          </table:table-cell>
        </table:table-row>
        <table:table-row table:style-name="ro1">
          <table:table-cell office:value-type="float" office:value="-1.667727" calcext:value-type="float">
            <text:p>-1.667727</text:p>
          </table:table-cell>
          <table:table-cell office:value-type="float" office:value="-1.605928" calcext:value-type="float">
            <text:p>-1.605928</text:p>
          </table:table-cell>
          <table:table-cell office:value-type="float" office:value="0.068669" calcext:value-type="float">
            <text:p>0.068669</text:p>
          </table:table-cell>
          <table:table-cell table:formula="of:=[.B2245]-[.C2245]" office:value-type="float" office:value="-1.674597" calcext:value-type="float">
            <text:p>-1.674597</text:p>
          </table:table-cell>
        </table:table-row>
        <table:table-row table:style-name="ro1">
          <table:table-cell office:value-type="float" office:value="-1.617342" calcext:value-type="float">
            <text:p>-1.617342</text:p>
          </table:table-cell>
          <table:table-cell office:value-type="float" office:value="-1.555543" calcext:value-type="float">
            <text:p>-1.555543</text:p>
          </table:table-cell>
          <table:table-cell office:value-type="float" office:value="0.068697" calcext:value-type="float">
            <text:p>0.068697</text:p>
          </table:table-cell>
          <table:table-cell table:formula="of:=[.B2246]-[.C2246]" office:value-type="float" office:value="-1.62424" calcext:value-type="float">
            <text:p>-1.62424</text:p>
          </table:table-cell>
        </table:table-row>
        <table:table-row table:style-name="ro1">
          <table:table-cell office:value-type="float" office:value="-1.568002" calcext:value-type="float">
            <text:p>-1.568002</text:p>
          </table:table-cell>
          <table:table-cell office:value-type="float" office:value="-1.506203" calcext:value-type="float">
            <text:p>-1.506203</text:p>
          </table:table-cell>
          <table:table-cell office:value-type="float" office:value="0.068725" calcext:value-type="float">
            <text:p>0.068725</text:p>
          </table:table-cell>
          <table:table-cell table:formula="of:=[.B2247]-[.C2247]" office:value-type="float" office:value="-1.574928" calcext:value-type="float">
            <text:p>-1.574928</text:p>
          </table:table-cell>
        </table:table-row>
        <table:table-row table:style-name="ro1">
          <table:table-cell office:value-type="float" office:value="-1.519094" calcext:value-type="float">
            <text:p>-1.519094</text:p>
          </table:table-cell>
          <table:table-cell office:value-type="float" office:value="-1.457295" calcext:value-type="float">
            <text:p>-1.457295</text:p>
          </table:table-cell>
          <table:table-cell office:value-type="float" office:value="0.068753" calcext:value-type="float">
            <text:p>0.068753</text:p>
          </table:table-cell>
          <table:table-cell table:formula="of:=[.B2248]-[.C2248]" office:value-type="float" office:value="-1.526048" calcext:value-type="float">
            <text:p>-1.526048</text:p>
          </table:table-cell>
        </table:table-row>
        <table:table-row table:style-name="ro1">
          <table:table-cell office:value-type="float" office:value="-1.470509" calcext:value-type="float">
            <text:p>-1.470509</text:p>
          </table:table-cell>
          <table:table-cell office:value-type="float" office:value="-1.40871" calcext:value-type="float">
            <text:p>-1.40871</text:p>
          </table:table-cell>
          <table:table-cell office:value-type="float" office:value="0.068781" calcext:value-type="float">
            <text:p>0.068781</text:p>
          </table:table-cell>
          <table:table-cell table:formula="of:=[.B2249]-[.C2249]" office:value-type="float" office:value="-1.477491" calcext:value-type="float">
            <text:p>-1.477491</text:p>
          </table:table-cell>
        </table:table-row>
        <table:table-row table:style-name="ro1">
          <table:table-cell office:value-type="float" office:value="-1.421774" calcext:value-type="float">
            <text:p>-1.421774</text:p>
          </table:table-cell>
          <table:table-cell office:value-type="float" office:value="-1.359975" calcext:value-type="float">
            <text:p>-1.359975</text:p>
          </table:table-cell>
          <table:table-cell office:value-type="float" office:value="0.068809" calcext:value-type="float">
            <text:p>0.068809</text:p>
          </table:table-cell>
          <table:table-cell table:formula="of:=[.B2250]-[.C2250]" office:value-type="float" office:value="-1.428784" calcext:value-type="float">
            <text:p>-1.428784</text:p>
          </table:table-cell>
        </table:table-row>
        <table:table-row table:style-name="ro1">
          <table:table-cell office:value-type="float" office:value="-1.373504" calcext:value-type="float">
            <text:p>-1.373504</text:p>
          </table:table-cell>
          <table:table-cell office:value-type="float" office:value="-1.311705" calcext:value-type="float">
            <text:p>-1.311705</text:p>
          </table:table-cell>
          <table:table-cell office:value-type="float" office:value="0.068837" calcext:value-type="float">
            <text:p>0.068837</text:p>
          </table:table-cell>
          <table:table-cell table:formula="of:=[.B2251]-[.C2251]" office:value-type="float" office:value="-1.380542" calcext:value-type="float">
            <text:p>-1.380542</text:p>
          </table:table-cell>
        </table:table-row>
        <table:table-row table:style-name="ro1">
          <table:table-cell office:value-type="float" office:value="-1.323331" calcext:value-type="float">
            <text:p>-1.323331</text:p>
          </table:table-cell>
          <table:table-cell office:value-type="float" office:value="-1.261532" calcext:value-type="float">
            <text:p>-1.261532</text:p>
          </table:table-cell>
          <table:table-cell office:value-type="float" office:value="0.068865" calcext:value-type="float">
            <text:p>0.068865</text:p>
          </table:table-cell>
          <table:table-cell table:formula="of:=[.B2252]-[.C2252]" office:value-type="float" office:value="-1.330397" calcext:value-type="float">
            <text:p>-1.330397</text:p>
          </table:table-cell>
        </table:table-row>
        <table:table-row table:style-name="ro1">
          <table:table-cell office:value-type="float" office:value="-1.273792" calcext:value-type="float">
            <text:p>-1.273792</text:p>
          </table:table-cell>
          <table:table-cell office:value-type="float" office:value="-1.211993" calcext:value-type="float">
            <text:p>-1.211993</text:p>
          </table:table-cell>
          <table:table-cell office:value-type="float" office:value="0.068893" calcext:value-type="float">
            <text:p>0.068893</text:p>
          </table:table-cell>
          <table:table-cell table:formula="of:=[.B2253]-[.C2253]" office:value-type="float" office:value="-1.280886" calcext:value-type="float">
            <text:p>-1.280886</text:p>
          </table:table-cell>
        </table:table-row>
        <table:table-row table:style-name="ro1">
          <table:table-cell office:value-type="float" office:value="-1.223222" calcext:value-type="float">
            <text:p>-1.223222</text:p>
          </table:table-cell>
          <table:table-cell office:value-type="float" office:value="-1.161423" calcext:value-type="float">
            <text:p>-1.161423</text:p>
          </table:table-cell>
          <table:table-cell office:value-type="float" office:value="0.068921" calcext:value-type="float">
            <text:p>0.068921</text:p>
          </table:table-cell>
          <table:table-cell table:formula="of:=[.B2254]-[.C2254]" office:value-type="float" office:value="-1.230344" calcext:value-type="float">
            <text:p>-1.230344</text:p>
          </table:table-cell>
        </table:table-row>
        <table:table-row table:style-name="ro1">
          <table:table-cell office:value-type="float" office:value="-1.173719" calcext:value-type="float">
            <text:p>-1.173719</text:p>
          </table:table-cell>
          <table:table-cell office:value-type="float" office:value="-1.11192" calcext:value-type="float">
            <text:p>-1.11192</text:p>
          </table:table-cell>
          <table:table-cell office:value-type="float" office:value="0.068949" calcext:value-type="float">
            <text:p>0.068949</text:p>
          </table:table-cell>
          <table:table-cell table:formula="of:=[.B2255]-[.C2255]" office:value-type="float" office:value="-1.180869" calcext:value-type="float">
            <text:p>-1.180869</text:p>
          </table:table-cell>
        </table:table-row>
        <table:table-row table:style-name="ro1">
          <table:table-cell office:value-type="float" office:value="-1.124095" calcext:value-type="float">
            <text:p>-1.124095</text:p>
          </table:table-cell>
          <table:table-cell office:value-type="float" office:value="-1.062296" calcext:value-type="float">
            <text:p>-1.062296</text:p>
          </table:table-cell>
          <table:table-cell office:value-type="float" office:value="0.068977" calcext:value-type="float">
            <text:p>0.068977</text:p>
          </table:table-cell>
          <table:table-cell table:formula="of:=[.B2256]-[.C2256]" office:value-type="float" office:value="-1.131273" calcext:value-type="float">
            <text:p>-1.131273</text:p>
          </table:table-cell>
        </table:table-row>
        <table:table-row table:style-name="ro1">
          <table:table-cell office:value-type="float" office:value="-1.075238" calcext:value-type="float">
            <text:p>-1.075238</text:p>
          </table:table-cell>
          <table:table-cell office:value-type="float" office:value="-1.013439" calcext:value-type="float">
            <text:p>-1.013439</text:p>
          </table:table-cell>
          <table:table-cell office:value-type="float" office:value="0.069005" calcext:value-type="float">
            <text:p>0.069005</text:p>
          </table:table-cell>
          <table:table-cell table:formula="of:=[.B2257]-[.C2257]" office:value-type="float" office:value="-1.082444" calcext:value-type="float">
            <text:p>-1.082444</text:p>
          </table:table-cell>
        </table:table-row>
        <table:table-row table:style-name="ro1">
          <table:table-cell office:value-type="float" office:value="-1.025326" calcext:value-type="float">
            <text:p>-1.025326</text:p>
          </table:table-cell>
          <table:table-cell office:value-type="float" office:value="-0.963527" calcext:value-type="float">
            <text:p>-0.963527</text:p>
          </table:table-cell>
          <table:table-cell office:value-type="float" office:value="0.069033" calcext:value-type="float">
            <text:p>0.069033</text:p>
          </table:table-cell>
          <table:table-cell table:formula="of:=[.B2258]-[.C2258]" office:value-type="float" office:value="-1.03256" calcext:value-type="float">
            <text:p>-1.03256</text:p>
          </table:table-cell>
        </table:table-row>
        <table:table-row table:style-name="ro1">
          <table:table-cell office:value-type="float" office:value="-0.974794" calcext:value-type="float">
            <text:p>-0.974794</text:p>
          </table:table-cell>
          <table:table-cell office:value-type="float" office:value="-0.912995" calcext:value-type="float">
            <text:p>-0.912995</text:p>
          </table:table-cell>
          <table:table-cell office:value-type="float" office:value="0.069061" calcext:value-type="float">
            <text:p>0.069061</text:p>
          </table:table-cell>
          <table:table-cell table:formula="of:=[.B2259]-[.C2259]" office:value-type="float" office:value="-0.982056" calcext:value-type="float">
            <text:p>-0.982056</text:p>
          </table:table-cell>
        </table:table-row>
        <table:table-row table:style-name="ro1">
          <table:table-cell office:value-type="float" office:value="-0.925115" calcext:value-type="float">
            <text:p>-0.925115</text:p>
          </table:table-cell>
          <table:table-cell office:value-type="float" office:value="-0.863316" calcext:value-type="float">
            <text:p>-0.863316</text:p>
          </table:table-cell>
          <table:table-cell office:value-type="float" office:value="0.069089" calcext:value-type="float">
            <text:p>0.069089</text:p>
          </table:table-cell>
          <table:table-cell table:formula="of:=[.B2260]-[.C2260]" office:value-type="float" office:value="-0.932405" calcext:value-type="float">
            <text:p>-0.932405</text:p>
          </table:table-cell>
        </table:table-row>
        <table:table-row table:style-name="ro1">
          <table:table-cell office:value-type="float" office:value="-0.875641" calcext:value-type="float">
            <text:p>-0.875641</text:p>
          </table:table-cell>
          <table:table-cell office:value-type="float" office:value="-0.813842" calcext:value-type="float">
            <text:p>-0.813842</text:p>
          </table:table-cell>
          <table:table-cell office:value-type="float" office:value="0.069117" calcext:value-type="float">
            <text:p>0.069117</text:p>
          </table:table-cell>
          <table:table-cell table:formula="of:=[.B2261]-[.C2261]" office:value-type="float" office:value="-0.882959" calcext:value-type="float">
            <text:p>-0.882959</text:p>
          </table:table-cell>
        </table:table-row>
        <table:table-row table:style-name="ro1">
          <table:table-cell office:value-type="float" office:value="-0.826216" calcext:value-type="float">
            <text:p>-0.826216</text:p>
          </table:table-cell>
          <table:table-cell office:value-type="float" office:value="-0.764417" calcext:value-type="float">
            <text:p>-0.764417</text:p>
          </table:table-cell>
          <table:table-cell office:value-type="float" office:value="0.069145" calcext:value-type="float">
            <text:p>0.069145</text:p>
          </table:table-cell>
          <table:table-cell table:formula="of:=[.B2262]-[.C2262]" office:value-type="float" office:value="-0.833562" calcext:value-type="float">
            <text:p>-0.833562</text:p>
          </table:table-cell>
        </table:table-row>
        <table:table-row table:style-name="ro1">
          <table:table-cell office:value-type="float" office:value="-0.77544" calcext:value-type="float">
            <text:p>-0.77544</text:p>
          </table:table-cell>
          <table:table-cell office:value-type="float" office:value="-0.713642" calcext:value-type="float">
            <text:p>-0.713642</text:p>
          </table:table-cell>
          <table:table-cell office:value-type="float" office:value="0.069173" calcext:value-type="float">
            <text:p>0.069173</text:p>
          </table:table-cell>
          <table:table-cell table:formula="of:=[.B2263]-[.C2263]" office:value-type="float" office:value="-0.782815" calcext:value-type="float">
            <text:p>-0.782815</text:p>
          </table:table-cell>
        </table:table-row>
        <table:table-row table:style-name="ro1">
          <table:table-cell office:value-type="float" office:value="-0.725943" calcext:value-type="float">
            <text:p>-0.725943</text:p>
          </table:table-cell>
          <table:table-cell office:value-type="float" office:value="-0.664144" calcext:value-type="float">
            <text:p>-0.664144</text:p>
          </table:table-cell>
          <table:table-cell office:value-type="float" office:value="0.069201" calcext:value-type="float">
            <text:p>0.069201</text:p>
          </table:table-cell>
          <table:table-cell table:formula="of:=[.B2264]-[.C2264]" office:value-type="float" office:value="-0.733345" calcext:value-type="float">
            <text:p>-0.733345</text:p>
          </table:table-cell>
        </table:table-row>
        <table:table-row table:style-name="ro1">
          <table:table-cell office:value-type="float" office:value="-0.675818" calcext:value-type="float">
            <text:p>-0.675818</text:p>
          </table:table-cell>
          <table:table-cell office:value-type="float" office:value="-0.614019" calcext:value-type="float">
            <text:p>-0.614019</text:p>
          </table:table-cell>
          <table:table-cell office:value-type="float" office:value="0.069229" calcext:value-type="float">
            <text:p>0.069229</text:p>
          </table:table-cell>
          <table:table-cell table:formula="of:=[.B2265]-[.C2265]" office:value-type="float" office:value="-0.683248" calcext:value-type="float">
            <text:p>-0.683248</text:p>
          </table:table-cell>
        </table:table-row>
        <table:table-row table:style-name="ro1">
          <table:table-cell office:value-type="float" office:value="-0.626348" calcext:value-type="float">
            <text:p>-0.626348</text:p>
          </table:table-cell>
          <table:table-cell office:value-type="float" office:value="-0.564549" calcext:value-type="float">
            <text:p>-0.564549</text:p>
          </table:table-cell>
          <table:table-cell office:value-type="float" office:value="0.069257" calcext:value-type="float">
            <text:p>0.069257</text:p>
          </table:table-cell>
          <table:table-cell table:formula="of:=[.B2266]-[.C2266]" office:value-type="float" office:value="-0.633806" calcext:value-type="float">
            <text:p>-0.633806</text:p>
          </table:table-cell>
        </table:table-row>
        <table:table-row table:style-name="ro1">
          <table:table-cell office:value-type="float" office:value="-0.577187" calcext:value-type="float">
            <text:p>-0.577187</text:p>
          </table:table-cell>
          <table:table-cell office:value-type="float" office:value="-0.515388" calcext:value-type="float">
            <text:p>-0.515388</text:p>
          </table:table-cell>
          <table:table-cell office:value-type="float" office:value="0.069285" calcext:value-type="float">
            <text:p>0.069285</text:p>
          </table:table-cell>
          <table:table-cell table:formula="of:=[.B2267]-[.C2267]" office:value-type="float" office:value="-0.584673" calcext:value-type="float">
            <text:p>-0.584673</text:p>
          </table:table-cell>
        </table:table-row>
        <table:table-row table:style-name="ro1">
          <table:table-cell office:value-type="float" office:value="-0.528337" calcext:value-type="float">
            <text:p>-0.528337</text:p>
          </table:table-cell>
          <table:table-cell office:value-type="float" office:value="-0.466538" calcext:value-type="float">
            <text:p>-0.466538</text:p>
          </table:table-cell>
          <table:table-cell office:value-type="float" office:value="0.069313" calcext:value-type="float">
            <text:p>0.069313</text:p>
          </table:table-cell>
          <table:table-cell table:formula="of:=[.B2268]-[.C2268]" office:value-type="float" office:value="-0.535851" calcext:value-type="float">
            <text:p>-0.535851</text:p>
          </table:table-cell>
        </table:table-row>
        <table:table-row table:style-name="ro1">
          <table:table-cell office:value-type="float" office:value="-0.479349" calcext:value-type="float">
            <text:p>-0.479349</text:p>
          </table:table-cell>
          <table:table-cell office:value-type="float" office:value="-0.41755" calcext:value-type="float">
            <text:p>-0.41755</text:p>
          </table:table-cell>
          <table:table-cell office:value-type="float" office:value="0.069341" calcext:value-type="float">
            <text:p>0.069341</text:p>
          </table:table-cell>
          <table:table-cell table:formula="of:=[.B2269]-[.C2269]" office:value-type="float" office:value="-0.486891" calcext:value-type="float">
            <text:p>-0.486891</text:p>
          </table:table-cell>
        </table:table-row>
        <table:table-row table:style-name="ro1">
          <table:table-cell office:value-type="float" office:value="-0.430357" calcext:value-type="float">
            <text:p>-0.430357</text:p>
          </table:table-cell>
          <table:table-cell office:value-type="float" office:value="-0.368558" calcext:value-type="float">
            <text:p>-0.368558</text:p>
          </table:table-cell>
          <table:table-cell office:value-type="float" office:value="0.069369" calcext:value-type="float">
            <text:p>0.069369</text:p>
          </table:table-cell>
          <table:table-cell table:formula="of:=[.B2270]-[.C2270]" office:value-type="float" office:value="-0.437927" calcext:value-type="float">
            <text:p>-0.437927</text:p>
          </table:table-cell>
        </table:table-row>
        <table:table-row table:style-name="ro1">
          <table:table-cell office:value-type="float" office:value="-0.38108" calcext:value-type="float">
            <text:p>-0.38108</text:p>
          </table:table-cell>
          <table:table-cell office:value-type="float" office:value="-0.319282" calcext:value-type="float">
            <text:p>-0.319282</text:p>
          </table:table-cell>
          <table:table-cell office:value-type="float" office:value="0.069397" calcext:value-type="float">
            <text:p>0.069397</text:p>
          </table:table-cell>
          <table:table-cell table:formula="of:=[.B2271]-[.C2271]" office:value-type="float" office:value="-0.388679" calcext:value-type="float">
            <text:p>-0.388679</text:p>
          </table:table-cell>
        </table:table-row>
        <table:table-row table:style-name="ro1">
          <table:table-cell office:value-type="float" office:value="-0.332097" calcext:value-type="float">
            <text:p>-0.332097</text:p>
          </table:table-cell>
          <table:table-cell office:value-type="float" office:value="-0.270298" calcext:value-type="float">
            <text:p>-0.270298</text:p>
          </table:table-cell>
          <table:table-cell office:value-type="float" office:value="0.069425" calcext:value-type="float">
            <text:p>0.069425</text:p>
          </table:table-cell>
          <table:table-cell table:formula="of:=[.B2272]-[.C2272]" office:value-type="float" office:value="-0.339723" calcext:value-type="float">
            <text:p>-0.339723</text:p>
          </table:table-cell>
        </table:table-row>
        <table:table-row table:style-name="ro1">
          <table:table-cell office:value-type="float" office:value="-0.283257" calcext:value-type="float">
            <text:p>-0.283257</text:p>
          </table:table-cell>
          <table:table-cell office:value-type="float" office:value="-0.221458" calcext:value-type="float">
            <text:p>-0.221458</text:p>
          </table:table-cell>
          <table:table-cell office:value-type="float" office:value="0.069453" calcext:value-type="float">
            <text:p>0.069453</text:p>
          </table:table-cell>
          <table:table-cell table:formula="of:=[.B2273]-[.C2273]" office:value-type="float" office:value="-0.290911" calcext:value-type="float">
            <text:p>-0.290911</text:p>
          </table:table-cell>
        </table:table-row>
        <table:table-row table:style-name="ro1">
          <table:table-cell office:value-type="float" office:value="-0.234111" calcext:value-type="float">
            <text:p>-0.234111</text:p>
          </table:table-cell>
          <table:table-cell office:value-type="float" office:value="-0.172312" calcext:value-type="float">
            <text:p>-0.172312</text:p>
          </table:table-cell>
          <table:table-cell office:value-type="float" office:value="0.069481" calcext:value-type="float">
            <text:p>0.069481</text:p>
          </table:table-cell>
          <table:table-cell table:formula="of:=[.B2274]-[.C2274]" office:value-type="float" office:value="-0.241793" calcext:value-type="float">
            <text:p>-0.241793</text:p>
          </table:table-cell>
        </table:table-row>
        <table:table-row table:style-name="ro1">
          <table:table-cell office:value-type="float" office:value="-0.185625" calcext:value-type="float">
            <text:p>-0.185625</text:p>
          </table:table-cell>
          <table:table-cell office:value-type="float" office:value="-0.123826" calcext:value-type="float">
            <text:p>-0.123826</text:p>
          </table:table-cell>
          <table:table-cell office:value-type="float" office:value="0.069509" calcext:value-type="float">
            <text:p>0.069509</text:p>
          </table:table-cell>
          <table:table-cell table:formula="of:=[.B2275]-[.C2275]" office:value-type="float" office:value="-0.193335" calcext:value-type="float">
            <text:p>-0.193335</text:p>
          </table:table-cell>
        </table:table-row>
        <table:table-row table:style-name="ro1">
          <table:table-cell office:value-type="float" office:value="-0.135865" calcext:value-type="float">
            <text:p>-0.135865</text:p>
          </table:table-cell>
          <table:table-cell office:value-type="float" office:value="-0.074066" calcext:value-type="float">
            <text:p>-0.074066</text:p>
          </table:table-cell>
          <table:table-cell office:value-type="float" office:value="0.069537" calcext:value-type="float">
            <text:p>0.069537</text:p>
          </table:table-cell>
          <table:table-cell table:formula="of:=[.B2276]-[.C2276]" office:value-type="float" office:value="-0.143603" calcext:value-type="float">
            <text:p>-0.143603</text:p>
          </table:table-cell>
        </table:table-row>
        <table:table-row table:style-name="ro1">
          <table:table-cell office:value-type="float" office:value="-0.087457" calcext:value-type="float">
            <text:p>-0.087457</text:p>
          </table:table-cell>
          <table:table-cell office:value-type="float" office:value="-0.025658" calcext:value-type="float">
            <text:p>-0.025658</text:p>
          </table:table-cell>
          <table:table-cell office:value-type="float" office:value="0.069565" calcext:value-type="float">
            <text:p>0.069565</text:p>
          </table:table-cell>
          <table:table-cell table:formula="of:=[.B2277]-[.C2277]" office:value-type="float" office:value="-0.095223" calcext:value-type="float">
            <text:p>-0.095223</text:p>
          </table:table-cell>
        </table:table-row>
        <table:table-row table:style-name="ro1">
          <table:table-cell office:value-type="float" office:value="-0.03843" calcext:value-type="float">
            <text:p>-0.03843</text:p>
          </table:table-cell>
          <table:table-cell office:value-type="float" office:value="0.023369" calcext:value-type="float">
            <text:p>0.023369</text:p>
          </table:table-cell>
          <table:table-cell office:value-type="float" office:value="0.069593" calcext:value-type="float">
            <text:p>0.069593</text:p>
          </table:table-cell>
          <table:table-cell table:formula="of:=[.B2278]-[.C2278]" office:value-type="float" office:value="-0.046224" calcext:value-type="float">
            <text:p>-0.046224</text:p>
          </table:table-cell>
        </table:table-row>
        <table:table-row table:style-name="ro1">
          <table:table-cell office:value-type="float" office:value="0.01069" calcext:value-type="float">
            <text:p>0.01069</text:p>
          </table:table-cell>
          <table:table-cell office:value-type="float" office:value="0.072489" calcext:value-type="float">
            <text:p>0.072489</text:p>
          </table:table-cell>
          <table:table-cell office:value-type="float" office:value="0.069621" calcext:value-type="float">
            <text:p>0.069621</text:p>
          </table:table-cell>
          <table:table-cell table:formula="of:=[.B2279]-[.C2279]" office:value-type="float" office:value="0.002868" calcext:value-type="float">
            <text:p>0.002868</text:p>
          </table:table-cell>
        </table:table-row>
        <table:table-row table:style-name="ro1">
          <table:table-cell office:value-type="float" office:value="0.059258" calcext:value-type="float">
            <text:p>0.059258</text:p>
          </table:table-cell>
          <table:table-cell office:value-type="float" office:value="0.121057" calcext:value-type="float">
            <text:p>0.121057</text:p>
          </table:table-cell>
          <table:table-cell office:value-type="float" office:value="0.069649" calcext:value-type="float">
            <text:p>0.069649</text:p>
          </table:table-cell>
          <table:table-cell table:formula="of:=[.B2280]-[.C2280]" office:value-type="float" office:value="0.051408" calcext:value-type="float">
            <text:p>0.051408</text:p>
          </table:table-cell>
        </table:table-row>
        <table:table-row table:style-name="ro1">
          <table:table-cell office:value-type="float" office:value="0.107418" calcext:value-type="float">
            <text:p>0.107418</text:p>
          </table:table-cell>
          <table:table-cell office:value-type="float" office:value="0.169217" calcext:value-type="float">
            <text:p>0.169217</text:p>
          </table:table-cell>
          <table:table-cell office:value-type="float" office:value="0.069677" calcext:value-type="float">
            <text:p>0.069677</text:p>
          </table:table-cell>
          <table:table-cell table:formula="of:=[.B2281]-[.C2281]" office:value-type="float" office:value="0.09954" calcext:value-type="float">
            <text:p>0.09954</text:p>
          </table:table-cell>
        </table:table-row>
        <table:table-row table:style-name="ro1">
          <table:table-cell office:value-type="float" office:value="0.15508" calcext:value-type="float">
            <text:p>0.15508</text:p>
          </table:table-cell>
          <table:table-cell office:value-type="float" office:value="0.216879" calcext:value-type="float">
            <text:p>0.216879</text:p>
          </table:table-cell>
          <table:table-cell office:value-type="float" office:value="0.069705" calcext:value-type="float">
            <text:p>0.069705</text:p>
          </table:table-cell>
          <table:table-cell table:formula="of:=[.B2282]-[.C2282]" office:value-type="float" office:value="0.147174" calcext:value-type="float">
            <text:p>0.147174</text:p>
          </table:table-cell>
        </table:table-row>
        <table:table-row table:style-name="ro1">
          <table:table-cell office:value-type="float" office:value="0.202421" calcext:value-type="float">
            <text:p>0.202421</text:p>
          </table:table-cell>
          <table:table-cell office:value-type="float" office:value="0.26422" calcext:value-type="float">
            <text:p>0.26422</text:p>
          </table:table-cell>
          <table:table-cell office:value-type="float" office:value="0.069733" calcext:value-type="float">
            <text:p>0.069733</text:p>
          </table:table-cell>
          <table:table-cell table:formula="of:=[.B2283]-[.C2283]" office:value-type="float" office:value="0.194487" calcext:value-type="float">
            <text:p>0.194487</text:p>
          </table:table-cell>
        </table:table-row>
        <table:table-row table:style-name="ro1">
          <table:table-cell office:value-type="float" office:value="0.250553" calcext:value-type="float">
            <text:p>0.250553</text:p>
          </table:table-cell>
          <table:table-cell office:value-type="float" office:value="0.312352" calcext:value-type="float">
            <text:p>0.312352</text:p>
          </table:table-cell>
          <table:table-cell office:value-type="float" office:value="0.069761" calcext:value-type="float">
            <text:p>0.069761</text:p>
          </table:table-cell>
          <table:table-cell table:formula="of:=[.B2284]-[.C2284]" office:value-type="float" office:value="0.242591" calcext:value-type="float">
            <text:p>0.242591</text:p>
          </table:table-cell>
        </table:table-row>
        <table:table-row table:style-name="ro1">
          <table:table-cell office:value-type="float" office:value="0.297337" calcext:value-type="float">
            <text:p>0.297337</text:p>
          </table:table-cell>
          <table:table-cell office:value-type="float" office:value="0.359136" calcext:value-type="float">
            <text:p>0.359136</text:p>
          </table:table-cell>
          <table:table-cell office:value-type="float" office:value="0.069789" calcext:value-type="float">
            <text:p>0.069789</text:p>
          </table:table-cell>
          <table:table-cell table:formula="of:=[.B2285]-[.C2285]" office:value-type="float" office:value="0.289347" calcext:value-type="float">
            <text:p>0.289347</text:p>
          </table:table-cell>
        </table:table-row>
        <table:table-row table:style-name="ro1">
          <table:table-cell office:value-type="float" office:value="0.343992" calcext:value-type="float">
            <text:p>0.343992</text:p>
          </table:table-cell>
          <table:table-cell office:value-type="float" office:value="0.405791" calcext:value-type="float">
            <text:p>0.405791</text:p>
          </table:table-cell>
          <table:table-cell office:value-type="float" office:value="0.069817" calcext:value-type="float">
            <text:p>0.069817</text:p>
          </table:table-cell>
          <table:table-cell table:formula="of:=[.B2286]-[.C2286]" office:value-type="float" office:value="0.335974" calcext:value-type="float">
            <text:p>0.335974</text:p>
          </table:table-cell>
        </table:table-row>
        <table:table-row table:style-name="ro1">
          <table:table-cell office:value-type="float" office:value="0.390267" calcext:value-type="float">
            <text:p>0.390267</text:p>
          </table:table-cell>
          <table:table-cell office:value-type="float" office:value="0.452065" calcext:value-type="float">
            <text:p>0.452065</text:p>
          </table:table-cell>
          <table:table-cell office:value-type="float" office:value="0.069845" calcext:value-type="float">
            <text:p>0.069845</text:p>
          </table:table-cell>
          <table:table-cell table:formula="of:=[.B2287]-[.C2287]" office:value-type="float" office:value="0.38222" calcext:value-type="float">
            <text:p>0.38222</text:p>
          </table:table-cell>
        </table:table-row>
        <table:table-row table:style-name="ro1">
          <table:table-cell office:value-type="float" office:value="0.440129" calcext:value-type="float">
            <text:p>0.440129</text:p>
          </table:table-cell>
          <table:table-cell office:value-type="float" office:value="0.501928" calcext:value-type="float">
            <text:p>0.501928</text:p>
          </table:table-cell>
          <table:table-cell office:value-type="float" office:value="0.069873" calcext:value-type="float">
            <text:p>0.069873</text:p>
          </table:table-cell>
          <table:table-cell table:formula="of:=[.B2288]-[.C2288]" office:value-type="float" office:value="0.432055" calcext:value-type="float">
            <text:p>0.432055</text:p>
          </table:table-cell>
        </table:table-row>
        <table:table-row table:style-name="ro1">
          <table:table-cell office:value-type="float" office:value="0.488502" calcext:value-type="float">
            <text:p>0.488502</text:p>
          </table:table-cell>
          <table:table-cell office:value-type="float" office:value="0.550301" calcext:value-type="float">
            <text:p>0.550301</text:p>
          </table:table-cell>
          <table:table-cell office:value-type="float" office:value="0.069901" calcext:value-type="float">
            <text:p>0.069901</text:p>
          </table:table-cell>
          <table:table-cell table:formula="of:=[.B2289]-[.C2289]" office:value-type="float" office:value="0.4804" calcext:value-type="float">
            <text:p>0.4804</text:p>
          </table:table-cell>
        </table:table-row>
        <table:table-row table:style-name="ro1">
          <table:table-cell office:value-type="float" office:value="0.537931" calcext:value-type="float">
            <text:p>0.537931</text:p>
          </table:table-cell>
          <table:table-cell office:value-type="float" office:value="0.59973" calcext:value-type="float">
            <text:p>0.59973</text:p>
          </table:table-cell>
          <table:table-cell office:value-type="float" office:value="0.069929" calcext:value-type="float">
            <text:p>0.069929</text:p>
          </table:table-cell>
          <table:table-cell table:formula="of:=[.B2290]-[.C2290]" office:value-type="float" office:value="0.529801" calcext:value-type="float">
            <text:p>0.529801</text:p>
          </table:table-cell>
        </table:table-row>
        <table:table-row table:style-name="ro1">
          <table:table-cell office:value-type="float" office:value="0.586937" calcext:value-type="float">
            <text:p>0.586937</text:p>
          </table:table-cell>
          <table:table-cell office:value-type="float" office:value="0.648735" calcext:value-type="float">
            <text:p>0.648735</text:p>
          </table:table-cell>
          <table:table-cell office:value-type="float" office:value="0.069957" calcext:value-type="float">
            <text:p>0.069957</text:p>
          </table:table-cell>
          <table:table-cell table:formula="of:=[.B2291]-[.C2291]" office:value-type="float" office:value="0.578778" calcext:value-type="float">
            <text:p>0.578778</text:p>
          </table:table-cell>
        </table:table-row>
        <table:table-row table:style-name="ro1">
          <table:table-cell office:value-type="float" office:value="0.635885" calcext:value-type="float">
            <text:p>0.635885</text:p>
          </table:table-cell>
          <table:table-cell office:value-type="float" office:value="0.697683" calcext:value-type="float">
            <text:p>0.697683</text:p>
          </table:table-cell>
          <table:table-cell office:value-type="float" office:value="0.069985" calcext:value-type="float">
            <text:p>0.069985</text:p>
          </table:table-cell>
          <table:table-cell table:formula="of:=[.B2292]-[.C2292]" office:value-type="float" office:value="0.627698" calcext:value-type="float">
            <text:p>0.627698</text:p>
          </table:table-cell>
        </table:table-row>
        <table:table-row table:style-name="ro1">
          <table:table-cell office:value-type="float" office:value="0.685614" calcext:value-type="float">
            <text:p>0.685614</text:p>
          </table:table-cell>
          <table:table-cell office:value-type="float" office:value="0.747413" calcext:value-type="float">
            <text:p>0.747413</text:p>
          </table:table-cell>
          <table:table-cell office:value-type="float" office:value="0.070013" calcext:value-type="float">
            <text:p>0.070013</text:p>
          </table:table-cell>
          <table:table-cell table:formula="of:=[.B2293]-[.C2293]" office:value-type="float" office:value="0.6774" calcext:value-type="float">
            <text:p>0.6774</text:p>
          </table:table-cell>
        </table:table-row>
        <table:table-row table:style-name="ro1">
          <table:table-cell office:value-type="float" office:value="0.734069" calcext:value-type="float">
            <text:p>0.734069</text:p>
          </table:table-cell>
          <table:table-cell office:value-type="float" office:value="0.795868" calcext:value-type="float">
            <text:p>0.795868</text:p>
          </table:table-cell>
          <table:table-cell office:value-type="float" office:value="0.070041" calcext:value-type="float">
            <text:p>0.070041</text:p>
          </table:table-cell>
          <table:table-cell table:formula="of:=[.B2294]-[.C2294]" office:value-type="float" office:value="0.725827" calcext:value-type="float">
            <text:p>0.725827</text:p>
          </table:table-cell>
        </table:table-row>
        <table:table-row table:style-name="ro1">
          <table:table-cell office:value-type="float" office:value="0.783711" calcext:value-type="float">
            <text:p>0.783711</text:p>
          </table:table-cell>
          <table:table-cell office:value-type="float" office:value="0.84551" calcext:value-type="float">
            <text:p>0.84551</text:p>
          </table:table-cell>
          <table:table-cell office:value-type="float" office:value="0.070069" calcext:value-type="float">
            <text:p>0.070069</text:p>
          </table:table-cell>
          <table:table-cell table:formula="of:=[.B2295]-[.C2295]" office:value-type="float" office:value="0.775441" calcext:value-type="float">
            <text:p>0.775441</text:p>
          </table:table-cell>
        </table:table-row>
        <table:table-row table:style-name="ro1">
          <table:table-cell office:value-type="float" office:value="0.832414" calcext:value-type="float">
            <text:p>0.832414</text:p>
          </table:table-cell>
          <table:table-cell office:value-type="float" office:value="0.894213" calcext:value-type="float">
            <text:p>0.894213</text:p>
          </table:table-cell>
          <table:table-cell office:value-type="float" office:value="0.070097" calcext:value-type="float">
            <text:p>0.070097</text:p>
          </table:table-cell>
          <table:table-cell table:formula="of:=[.B2296]-[.C2296]" office:value-type="float" office:value="0.824116" calcext:value-type="float">
            <text:p>0.824116</text:p>
          </table:table-cell>
        </table:table-row>
        <table:table-row table:style-name="ro1">
          <table:table-cell office:value-type="float" office:value="0.881392" calcext:value-type="float">
            <text:p>0.881392</text:p>
          </table:table-cell>
          <table:table-cell office:value-type="float" office:value="0.943191" calcext:value-type="float">
            <text:p>0.943191</text:p>
          </table:table-cell>
          <table:table-cell office:value-type="float" office:value="0.070125" calcext:value-type="float">
            <text:p>0.070125</text:p>
          </table:table-cell>
          <table:table-cell table:formula="of:=[.B2297]-[.C2297]" office:value-type="float" office:value="0.873066" calcext:value-type="float">
            <text:p>0.873066</text:p>
          </table:table-cell>
        </table:table-row>
        <table:table-row table:style-name="ro1">
          <table:table-cell office:value-type="float" office:value="0.929146" calcext:value-type="float">
            <text:p>0.929146</text:p>
          </table:table-cell>
          <table:table-cell office:value-type="float" office:value="0.990945" calcext:value-type="float">
            <text:p>0.990945</text:p>
          </table:table-cell>
          <table:table-cell office:value-type="float" office:value="0.070153" calcext:value-type="float">
            <text:p>0.070153</text:p>
          </table:table-cell>
          <table:table-cell table:formula="of:=[.B2298]-[.C2298]" office:value-type="float" office:value="0.920792" calcext:value-type="float">
            <text:p>0.920792</text:p>
          </table:table-cell>
        </table:table-row>
        <table:table-row table:style-name="ro1">
          <table:table-cell office:value-type="float" office:value="0.976139" calcext:value-type="float">
            <text:p>0.976139</text:p>
          </table:table-cell>
          <table:table-cell office:value-type="float" office:value="1.037938" calcext:value-type="float">
            <text:p>1.037938</text:p>
          </table:table-cell>
          <table:table-cell office:value-type="float" office:value="0.070181" calcext:value-type="float">
            <text:p>0.070181</text:p>
          </table:table-cell>
          <table:table-cell table:formula="of:=[.B2299]-[.C2299]" office:value-type="float" office:value="0.967757" calcext:value-type="float">
            <text:p>0.967757</text:p>
          </table:table-cell>
        </table:table-row>
        <table:table-row table:style-name="ro1">
          <table:table-cell office:value-type="float" office:value="1.022399" calcext:value-type="float">
            <text:p>1.022399</text:p>
          </table:table-cell>
          <table:table-cell office:value-type="float" office:value="1.084198" calcext:value-type="float">
            <text:p>1.084198</text:p>
          </table:table-cell>
          <table:table-cell office:value-type="float" office:value="0.070209" calcext:value-type="float">
            <text:p>0.070209</text:p>
          </table:table-cell>
          <table:table-cell table:formula="of:=[.B2300]-[.C2300]" office:value-type="float" office:value="1.013989" calcext:value-type="float">
            <text:p>1.013989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1.131799" calcext:value-type="float">
            <text:p>1.131799</text:p>
          </table:table-cell>
          <table:table-cell office:value-type="float" office:value="0.070237" calcext:value-type="float">
            <text:p>0.070237</text:p>
          </table:table-cell>
          <table:table-cell table:formula="of:=[.B2301]-[.C2301]" office:value-type="float" office:value="1.061562" calcext:value-type="float">
            <text:p>1.061562</text:p>
          </table:table-cell>
        </table:table-row>
        <table:table-row table:style-name="ro1">
          <table:table-cell office:value-type="float" office:value="1.117488" calcext:value-type="float">
            <text:p>1.117488</text:p>
          </table:table-cell>
          <table:table-cell office:value-type="float" office:value="1.179287" calcext:value-type="float">
            <text:p>1.179287</text:p>
          </table:table-cell>
          <table:table-cell office:value-type="float" office:value="0.070265" calcext:value-type="float">
            <text:p>0.070265</text:p>
          </table:table-cell>
          <table:table-cell table:formula="of:=[.B2302]-[.C2302]" office:value-type="float" office:value="1.109022" calcext:value-type="float">
            <text:p>1.109022</text:p>
          </table:table-cell>
        </table:table-row>
        <table:table-row table:style-name="ro1">
          <table:table-cell office:value-type="float" office:value="1.166781" calcext:value-type="float">
            <text:p>1.166781</text:p>
          </table:table-cell>
          <table:table-cell office:value-type="float" office:value="1.22858" calcext:value-type="float">
            <text:p>1.22858</text:p>
          </table:table-cell>
          <table:table-cell office:value-type="float" office:value="0.070293" calcext:value-type="float">
            <text:p>0.070293</text:p>
          </table:table-cell>
          <table:table-cell table:formula="of:=[.B2303]-[.C2303]" office:value-type="float" office:value="1.158287" calcext:value-type="float">
            <text:p>1.158287</text:p>
          </table:table-cell>
        </table:table-row>
        <table:table-row table:style-name="ro1">
          <table:table-cell office:value-type="float" office:value="1.216706" calcext:value-type="float">
            <text:p>1.216706</text:p>
          </table:table-cell>
          <table:table-cell office:value-type="float" office:value="1.278505" calcext:value-type="float">
            <text:p>1.278505</text:p>
          </table:table-cell>
          <table:table-cell office:value-type="float" office:value="0.070321" calcext:value-type="float">
            <text:p>0.070321</text:p>
          </table:table-cell>
          <table:table-cell table:formula="of:=[.B2304]-[.C2304]" office:value-type="float" office:value="1.208184" calcext:value-type="float">
            <text:p>1.208184</text:p>
          </table:table-cell>
        </table:table-row>
        <table:table-row table:style-name="ro1">
          <table:table-cell office:value-type="float" office:value="1.267363" calcext:value-type="float">
            <text:p>1.267363</text:p>
          </table:table-cell>
          <table:table-cell office:value-type="float" office:value="1.329162" calcext:value-type="float">
            <text:p>1.329162</text:p>
          </table:table-cell>
          <table:table-cell office:value-type="float" office:value="0.070349" calcext:value-type="float">
            <text:p>0.070349</text:p>
          </table:table-cell>
          <table:table-cell table:formula="of:=[.B2305]-[.C2305]" office:value-type="float" office:value="1.258813" calcext:value-type="float">
            <text:p>1.258813</text:p>
          </table:table-cell>
        </table:table-row>
        <table:table-row table:style-name="ro1">
          <table:table-cell office:value-type="float" office:value="1.318392" calcext:value-type="float">
            <text:p>1.318392</text:p>
          </table:table-cell>
          <table:table-cell office:value-type="float" office:value="1.380191" calcext:value-type="float">
            <text:p>1.380191</text:p>
          </table:table-cell>
          <table:table-cell office:value-type="float" office:value="0.070377" calcext:value-type="float">
            <text:p>0.070377</text:p>
          </table:table-cell>
          <table:table-cell table:formula="of:=[.B2306]-[.C2306]" office:value-type="float" office:value="1.309814" calcext:value-type="float">
            <text:p>1.309814</text:p>
          </table:table-cell>
        </table:table-row>
        <table:table-row table:style-name="ro1">
          <table:table-cell office:value-type="float" office:value="1.36889" calcext:value-type="float">
            <text:p>1.36889</text:p>
          </table:table-cell>
          <table:table-cell office:value-type="float" office:value="1.430689" calcext:value-type="float">
            <text:p>1.430689</text:p>
          </table:table-cell>
          <table:table-cell office:value-type="float" office:value="0.070405" calcext:value-type="float">
            <text:p>0.070405</text:p>
          </table:table-cell>
          <table:table-cell table:formula="of:=[.B2307]-[.C2307]" office:value-type="float" office:value="1.360284" calcext:value-type="float">
            <text:p>1.360284</text:p>
          </table:table-cell>
        </table:table-row>
        <table:table-row table:style-name="ro1">
          <table:table-cell office:value-type="float" office:value="1.419014" calcext:value-type="float">
            <text:p>1.419014</text:p>
          </table:table-cell>
          <table:table-cell office:value-type="float" office:value="1.480813" calcext:value-type="float">
            <text:p>1.480813</text:p>
          </table:table-cell>
          <table:table-cell office:value-type="float" office:value="0.070433" calcext:value-type="float">
            <text:p>0.070433</text:p>
          </table:table-cell>
          <table:table-cell table:formula="of:=[.B2308]-[.C2308]" office:value-type="float" office:value="1.41038" calcext:value-type="float">
            <text:p>1.41038</text:p>
          </table:table-cell>
        </table:table-row>
        <table:table-row table:style-name="ro1">
          <table:table-cell office:value-type="float" office:value="1.469147" calcext:value-type="float">
            <text:p>1.469147</text:p>
          </table:table-cell>
          <table:table-cell office:value-type="float" office:value="1.530946" calcext:value-type="float">
            <text:p>1.530946</text:p>
          </table:table-cell>
          <table:table-cell office:value-type="float" office:value="0.070461" calcext:value-type="float">
            <text:p>0.070461</text:p>
          </table:table-cell>
          <table:table-cell table:formula="of:=[.B2309]-[.C2309]" office:value-type="float" office:value="1.460485" calcext:value-type="float">
            <text:p>1.460485</text:p>
          </table:table-cell>
        </table:table-row>
        <table:table-row table:style-name="ro1">
          <table:table-cell office:value-type="float" office:value="1.520045" calcext:value-type="float">
            <text:p>1.520045</text:p>
          </table:table-cell>
          <table:table-cell office:value-type="float" office:value="1.581844" calcext:value-type="float">
            <text:p>1.581844</text:p>
          </table:table-cell>
          <table:table-cell office:value-type="float" office:value="0.070489" calcext:value-type="float">
            <text:p>0.070489</text:p>
          </table:table-cell>
          <table:table-cell table:formula="of:=[.B2310]-[.C2310]" office:value-type="float" office:value="1.511355" calcext:value-type="float">
            <text:p>1.511355</text:p>
          </table:table-cell>
        </table:table-row>
        <table:table-row table:style-name="ro1">
          <table:table-cell office:value-type="float" office:value="1.569697" calcext:value-type="float">
            <text:p>1.569697</text:p>
          </table:table-cell>
          <table:table-cell office:value-type="float" office:value="1.631496" calcext:value-type="float">
            <text:p>1.631496</text:p>
          </table:table-cell>
          <table:table-cell office:value-type="float" office:value="0.070517" calcext:value-type="float">
            <text:p>0.070517</text:p>
          </table:table-cell>
          <table:table-cell table:formula="of:=[.B2311]-[.C2311]" office:value-type="float" office:value="1.560979" calcext:value-type="float">
            <text:p>1.560979</text:p>
          </table:table-cell>
        </table:table-row>
        <table:table-row table:style-name="ro1">
          <table:table-cell office:value-type="float" office:value="1.619001" calcext:value-type="float">
            <text:p>1.619001</text:p>
          </table:table-cell>
          <table:table-cell office:value-type="float" office:value="1.6808" calcext:value-type="float">
            <text:p>1.6808</text:p>
          </table:table-cell>
          <table:table-cell office:value-type="float" office:value="0.070545" calcext:value-type="float">
            <text:p>0.070545</text:p>
          </table:table-cell>
          <table:table-cell table:formula="of:=[.B2312]-[.C2312]" office:value-type="float" office:value="1.610255" calcext:value-type="float">
            <text:p>1.610255</text:p>
          </table:table-cell>
        </table:table-row>
        <table:table-row table:style-name="ro1">
          <table:table-cell office:value-type="float" office:value="1.668029" calcext:value-type="float">
            <text:p>1.668029</text:p>
          </table:table-cell>
          <table:table-cell office:value-type="float" office:value="1.729828" calcext:value-type="float">
            <text:p>1.729828</text:p>
          </table:table-cell>
          <table:table-cell office:value-type="float" office:value="0.070573" calcext:value-type="float">
            <text:p>0.070573</text:p>
          </table:table-cell>
          <table:table-cell table:formula="of:=[.B2313]-[.C2313]" office:value-type="float" office:value="1.659255" calcext:value-type="float">
            <text:p>1.659255</text:p>
          </table:table-cell>
        </table:table-row>
        <table:table-row table:style-name="ro1">
          <table:table-cell office:value-type="float" office:value="1.71666" calcext:value-type="float">
            <text:p>1.71666</text:p>
          </table:table-cell>
          <table:table-cell office:value-type="float" office:value="1.778459" calcext:value-type="float">
            <text:p>1.778459</text:p>
          </table:table-cell>
          <table:table-cell office:value-type="float" office:value="0.070601" calcext:value-type="float">
            <text:p>0.070601</text:p>
          </table:table-cell>
          <table:table-cell table:formula="of:=[.B2314]-[.C2314]" office:value-type="float" office:value="1.707858" calcext:value-type="float">
            <text:p>1.707858</text:p>
          </table:table-cell>
        </table:table-row>
        <table:table-row table:style-name="ro1">
          <table:table-cell office:value-type="float" office:value="1.765008" calcext:value-type="float">
            <text:p>1.765008</text:p>
          </table:table-cell>
          <table:table-cell office:value-type="float" office:value="1.826807" calcext:value-type="float">
            <text:p>1.826807</text:p>
          </table:table-cell>
          <table:table-cell office:value-type="float" office:value="0.070629" calcext:value-type="float">
            <text:p>0.070629</text:p>
          </table:table-cell>
          <table:table-cell table:formula="of:=[.B2315]-[.C2315]" office:value-type="float" office:value="1.756178" calcext:value-type="float">
            <text:p>1.756178</text:p>
          </table:table-cell>
        </table:table-row>
        <table:table-row table:style-name="ro1">
          <table:table-cell office:value-type="float" office:value="1.813148" calcext:value-type="float">
            <text:p>1.813148</text:p>
          </table:table-cell>
          <table:table-cell office:value-type="float" office:value="1.874946" calcext:value-type="float">
            <text:p>1.874946</text:p>
          </table:table-cell>
          <table:table-cell office:value-type="float" office:value="0.070657" calcext:value-type="float">
            <text:p>0.070657</text:p>
          </table:table-cell>
          <table:table-cell table:formula="of:=[.B2316]-[.C2316]" office:value-type="float" office:value="1.804289" calcext:value-type="float">
            <text:p>1.804289</text:p>
          </table:table-cell>
        </table:table-row>
        <table:table-row table:style-name="ro1">
          <table:table-cell office:value-type="float" office:value="1.862483" calcext:value-type="float">
            <text:p>1.862483</text:p>
          </table:table-cell>
          <table:table-cell office:value-type="float" office:value="1.924282" calcext:value-type="float">
            <text:p>1.924282</text:p>
          </table:table-cell>
          <table:table-cell office:value-type="float" office:value="0.070685" calcext:value-type="float">
            <text:p>0.070685</text:p>
          </table:table-cell>
          <table:table-cell table:formula="of:=[.B2317]-[.C2317]" office:value-type="float" office:value="1.853597" calcext:value-type="float">
            <text:p>1.853597</text:p>
          </table:table-cell>
        </table:table-row>
        <table:table-row table:style-name="ro1">
          <table:table-cell office:value-type="float" office:value="1.911346" calcext:value-type="float">
            <text:p>1.911346</text:p>
          </table:table-cell>
          <table:table-cell office:value-type="float" office:value="1.973145" calcext:value-type="float">
            <text:p>1.973145</text:p>
          </table:table-cell>
          <table:table-cell office:value-type="float" office:value="0.070713" calcext:value-type="float">
            <text:p>0.070713</text:p>
          </table:table-cell>
          <table:table-cell table:formula="of:=[.B2318]-[.C2318]" office:value-type="float" office:value="1.902432" calcext:value-type="float">
            <text:p>1.902432</text:p>
          </table:table-cell>
        </table:table-row>
        <table:table-row table:style-name="ro1">
          <table:table-cell office:value-type="float" office:value="1.960854" calcext:value-type="float">
            <text:p>1.960854</text:p>
          </table:table-cell>
          <table:table-cell office:value-type="float" office:value="2.022653" calcext:value-type="float">
            <text:p>2.022653</text:p>
          </table:table-cell>
          <table:table-cell office:value-type="float" office:value="0.070741" calcext:value-type="float">
            <text:p>0.070741</text:p>
          </table:table-cell>
          <table:table-cell table:formula="of:=[.B2319]-[.C2319]" office:value-type="float" office:value="1.951912" calcext:value-type="float">
            <text:p>1.951912</text:p>
          </table:table-cell>
        </table:table-row>
        <table:table-row table:style-name="ro1">
          <table:table-cell office:value-type="float" office:value="2.009869" calcext:value-type="float">
            <text:p>2.009869</text:p>
          </table:table-cell>
          <table:table-cell office:value-type="float" office:value="2.071668" calcext:value-type="float">
            <text:p>2.071668</text:p>
          </table:table-cell>
          <table:table-cell office:value-type="float" office:value="0.070769" calcext:value-type="float">
            <text:p>0.070769</text:p>
          </table:table-cell>
          <table:table-cell table:formula="of:=[.B2320]-[.C2320]" office:value-type="float" office:value="2.000899" calcext:value-type="float">
            <text:p>2.000899</text:p>
          </table:table-cell>
        </table:table-row>
        <table:table-row table:style-name="ro1">
          <table:table-cell office:value-type="float" office:value="2.05885" calcext:value-type="float">
            <text:p>2.05885</text:p>
          </table:table-cell>
          <table:table-cell office:value-type="float" office:value="2.120649" calcext:value-type="float">
            <text:p>2.120649</text:p>
          </table:table-cell>
          <table:table-cell office:value-type="float" office:value="0.070797" calcext:value-type="float">
            <text:p>0.070797</text:p>
          </table:table-cell>
          <table:table-cell table:formula="of:=[.B2321]-[.C2321]" office:value-type="float" office:value="2.049852" calcext:value-type="float">
            <text:p>2.049852</text:p>
          </table:table-cell>
        </table:table-row>
        <table:table-row table:style-name="ro1">
          <table:table-cell office:value-type="float" office:value="2.10775" calcext:value-type="float">
            <text:p>2.10775</text:p>
          </table:table-cell>
          <table:table-cell office:value-type="float" office:value="2.169549" calcext:value-type="float">
            <text:p>2.169549</text:p>
          </table:table-cell>
          <table:table-cell office:value-type="float" office:value="0.070825" calcext:value-type="float">
            <text:p>0.070825</text:p>
          </table:table-cell>
          <table:table-cell table:formula="of:=[.B2322]-[.C2322]" office:value-type="float" office:value="2.098724" calcext:value-type="float">
            <text:p>2.098724</text:p>
          </table:table-cell>
        </table:table-row>
        <table:table-row table:style-name="ro1">
          <table:table-cell office:value-type="float" office:value="2.157359" calcext:value-type="float">
            <text:p>2.157359</text:p>
          </table:table-cell>
          <table:table-cell office:value-type="float" office:value="2.219158" calcext:value-type="float">
            <text:p>2.219158</text:p>
          </table:table-cell>
          <table:table-cell office:value-type="float" office:value="0.070853" calcext:value-type="float">
            <text:p>0.070853</text:p>
          </table:table-cell>
          <table:table-cell table:formula="of:=[.B2323]-[.C2323]" office:value-type="float" office:value="2.148305" calcext:value-type="float">
            <text:p>2.148305</text:p>
          </table:table-cell>
        </table:table-row>
        <table:table-row table:style-name="ro1">
          <table:table-cell office:value-type="float" office:value="2.20668" calcext:value-type="float">
            <text:p>2.20668</text:p>
          </table:table-cell>
          <table:table-cell office:value-type="float" office:value="2.268479" calcext:value-type="float">
            <text:p>2.268479</text:p>
          </table:table-cell>
          <table:table-cell office:value-type="float" office:value="0.070881" calcext:value-type="float">
            <text:p>0.070881</text:p>
          </table:table-cell>
          <table:table-cell table:formula="of:=[.B2324]-[.C2324]" office:value-type="float" office:value="2.197598" calcext:value-type="float">
            <text:p>2.197598</text:p>
          </table:table-cell>
        </table:table-row>
        <table:table-row table:style-name="ro1">
          <table:table-cell office:value-type="float" office:value="2.255785" calcext:value-type="float">
            <text:p>2.255785</text:p>
          </table:table-cell>
          <table:table-cell office:value-type="float" office:value="2.317584" calcext:value-type="float">
            <text:p>2.317584</text:p>
          </table:table-cell>
          <table:table-cell office:value-type="float" office:value="0.070909" calcext:value-type="float">
            <text:p>0.070909</text:p>
          </table:table-cell>
          <table:table-cell table:formula="of:=[.B2325]-[.C2325]" office:value-type="float" office:value="2.246675" calcext:value-type="float">
            <text:p>2.246675</text:p>
          </table:table-cell>
        </table:table-row>
        <table:table-row table:style-name="ro1">
          <table:table-cell office:value-type="float" office:value="2.303875" calcext:value-type="float">
            <text:p>2.303875</text:p>
          </table:table-cell>
          <table:table-cell office:value-type="float" office:value="2.365674" calcext:value-type="float">
            <text:p>2.365674</text:p>
          </table:table-cell>
          <table:table-cell office:value-type="float" office:value="0.070937" calcext:value-type="float">
            <text:p>0.070937</text:p>
          </table:table-cell>
          <table:table-cell table:formula="of:=[.B2326]-[.C2326]" office:value-type="float" office:value="2.294737" calcext:value-type="float">
            <text:p>2.294737</text:p>
          </table:table-cell>
        </table:table-row>
        <table:table-row table:style-name="ro1">
          <table:table-cell office:value-type="float" office:value="2.352096" calcext:value-type="float">
            <text:p>2.352096</text:p>
          </table:table-cell>
          <table:table-cell office:value-type="float" office:value="2.413894" calcext:value-type="float">
            <text:p>2.413894</text:p>
          </table:table-cell>
          <table:table-cell office:value-type="float" office:value="0.070965" calcext:value-type="float">
            <text:p>0.070965</text:p>
          </table:table-cell>
          <table:table-cell table:formula="of:=[.B2327]-[.C2327]" office:value-type="float" office:value="2.342929" calcext:value-type="float">
            <text:p>2.342929</text:p>
          </table:table-cell>
        </table:table-row>
        <table:table-row table:style-name="ro1">
          <table:table-cell office:value-type="float" office:value="2.400446" calcext:value-type="float">
            <text:p>2.400446</text:p>
          </table:table-cell>
          <table:table-cell office:value-type="float" office:value="2.462245" calcext:value-type="float">
            <text:p>2.462245</text:p>
          </table:table-cell>
          <table:table-cell office:value-type="float" office:value="0.070993" calcext:value-type="float">
            <text:p>0.070993</text:p>
          </table:table-cell>
          <table:table-cell table:formula="of:=[.B2328]-[.C2328]" office:value-type="float" office:value="2.391252" calcext:value-type="float">
            <text:p>2.391252</text:p>
          </table:table-cell>
        </table:table-row>
        <table:table-row table:style-name="ro1">
          <table:table-cell office:value-type="float" office:value="2.44999" calcext:value-type="float">
            <text:p>2.44999</text:p>
          </table:table-cell>
          <table:table-cell office:value-type="float" office:value="2.511789" calcext:value-type="float">
            <text:p>2.511789</text:p>
          </table:table-cell>
          <table:table-cell office:value-type="float" office:value="0.071021" calcext:value-type="float">
            <text:p>0.071021</text:p>
          </table:table-cell>
          <table:table-cell table:formula="of:=[.B2329]-[.C2329]" office:value-type="float" office:value="2.440768" calcext:value-type="float">
            <text:p>2.440768</text:p>
          </table:table-cell>
        </table:table-row>
        <table:table-row table:style-name="ro1">
          <table:table-cell office:value-type="float" office:value="2.498565" calcext:value-type="float">
            <text:p>2.498565</text:p>
          </table:table-cell>
          <table:table-cell office:value-type="float" office:value="2.560364" calcext:value-type="float">
            <text:p>2.560364</text:p>
          </table:table-cell>
          <table:table-cell office:value-type="float" office:value="0.071049" calcext:value-type="float">
            <text:p>0.071049</text:p>
          </table:table-cell>
          <table:table-cell table:formula="of:=[.B2330]-[.C2330]" office:value-type="float" office:value="2.489315" calcext:value-type="float">
            <text:p>2.489315</text:p>
          </table:table-cell>
        </table:table-row>
        <table:table-row table:style-name="ro1">
          <table:table-cell office:value-type="float" office:value="2.547791" calcext:value-type="float">
            <text:p>2.547791</text:p>
          </table:table-cell>
          <table:table-cell office:value-type="float" office:value="2.60959" calcext:value-type="float">
            <text:p>2.60959</text:p>
          </table:table-cell>
          <table:table-cell office:value-type="float" office:value="0.071077" calcext:value-type="float">
            <text:p>0.071077</text:p>
          </table:table-cell>
          <table:table-cell table:formula="of:=[.B2331]-[.C2331]" office:value-type="float" office:value="2.538513" calcext:value-type="float">
            <text:p>2.538513</text:p>
          </table:table-cell>
        </table:table-row>
        <table:table-row table:style-name="ro1">
          <table:table-cell office:value-type="float" office:value="2.59685" calcext:value-type="float">
            <text:p>2.59685</text:p>
          </table:table-cell>
          <table:table-cell office:value-type="float" office:value="2.658649" calcext:value-type="float">
            <text:p>2.658649</text:p>
          </table:table-cell>
          <table:table-cell office:value-type="float" office:value="0.071105" calcext:value-type="float">
            <text:p>0.071105</text:p>
          </table:table-cell>
          <table:table-cell table:formula="of:=[.B2332]-[.C2332]" office:value-type="float" office:value="2.587544" calcext:value-type="float">
            <text:p>2.587544</text:p>
          </table:table-cell>
        </table:table-row>
        <table:table-row table:style-name="ro1">
          <table:table-cell office:value-type="float" office:value="2.646104" calcext:value-type="float">
            <text:p>2.646104</text:p>
          </table:table-cell>
          <table:table-cell office:value-type="float" office:value="2.707903" calcext:value-type="float">
            <text:p>2.707903</text:p>
          </table:table-cell>
          <table:table-cell office:value-type="float" office:value="0.071133" calcext:value-type="float">
            <text:p>0.071133</text:p>
          </table:table-cell>
          <table:table-cell table:formula="of:=[.B2333]-[.C2333]" office:value-type="float" office:value="2.63677" calcext:value-type="float">
            <text:p>2.63677</text:p>
          </table:table-cell>
        </table:table-row>
        <table:table-row table:style-name="ro1">
          <table:table-cell office:value-type="float" office:value="2.694716" calcext:value-type="float">
            <text:p>2.694716</text:p>
          </table:table-cell>
          <table:table-cell office:value-type="float" office:value="2.756515" calcext:value-type="float">
            <text:p>2.756515</text:p>
          </table:table-cell>
          <table:table-cell office:value-type="float" office:value="0.071161" calcext:value-type="float">
            <text:p>0.071161</text:p>
          </table:table-cell>
          <table:table-cell table:formula="of:=[.B2334]-[.C2334]" office:value-type="float" office:value="2.685354" calcext:value-type="float">
            <text:p>2.685354</text:p>
          </table:table-cell>
        </table:table-row>
        <table:table-row table:style-name="ro1">
          <table:table-cell office:value-type="float" office:value="2.743664" calcext:value-type="float">
            <text:p>2.743664</text:p>
          </table:table-cell>
          <table:table-cell office:value-type="float" office:value="2.805462" calcext:value-type="float">
            <text:p>2.805462</text:p>
          </table:table-cell>
          <table:table-cell office:value-type="float" office:value="0.071189" calcext:value-type="float">
            <text:p>0.071189</text:p>
          </table:table-cell>
          <table:table-cell table:formula="of:=[.B2335]-[.C2335]" office:value-type="float" office:value="2.734273" calcext:value-type="float">
            <text:p>2.734273</text:p>
          </table:table-cell>
        </table:table-row>
        <table:table-row table:style-name="ro1">
          <table:table-cell office:value-type="float" office:value="2.792743" calcext:value-type="float">
            <text:p>2.792743</text:p>
          </table:table-cell>
          <table:table-cell office:value-type="float" office:value="2.854542" calcext:value-type="float">
            <text:p>2.854542</text:p>
          </table:table-cell>
          <table:table-cell office:value-type="float" office:value="0.071217" calcext:value-type="float">
            <text:p>0.071217</text:p>
          </table:table-cell>
          <table:table-cell table:formula="of:=[.B2336]-[.C2336]" office:value-type="float" office:value="2.783325" calcext:value-type="float">
            <text:p>2.783325</text:p>
          </table:table-cell>
        </table:table-row>
        <table:table-row table:style-name="ro1">
          <table:table-cell office:value-type="float" office:value="2.84162" calcext:value-type="float">
            <text:p>2.84162</text:p>
          </table:table-cell>
          <table:table-cell office:value-type="float" office:value="2.903419" calcext:value-type="float">
            <text:p>2.903419</text:p>
          </table:table-cell>
          <table:table-cell office:value-type="float" office:value="0.071245" calcext:value-type="float">
            <text:p>0.071245</text:p>
          </table:table-cell>
          <table:table-cell table:formula="of:=[.B2337]-[.C2337]" office:value-type="float" office:value="2.832174" calcext:value-type="float">
            <text:p>2.832174</text:p>
          </table:table-cell>
        </table:table-row>
        <table:table-row table:style-name="ro1">
          <table:table-cell office:value-type="float" office:value="2.889676" calcext:value-type="float">
            <text:p>2.889676</text:p>
          </table:table-cell>
          <table:table-cell office:value-type="float" office:value="2.951475" calcext:value-type="float">
            <text:p>2.951475</text:p>
          </table:table-cell>
          <table:table-cell office:value-type="float" office:value="0.071273" calcext:value-type="float">
            <text:p>0.071273</text:p>
          </table:table-cell>
          <table:table-cell table:formula="of:=[.B2338]-[.C2338]" office:value-type="float" office:value="2.880202" calcext:value-type="float">
            <text:p>2.880202</text:p>
          </table:table-cell>
        </table:table-row>
        <table:table-row table:style-name="ro1">
          <table:table-cell office:value-type="float" office:value="2.937519" calcext:value-type="float">
            <text:p>2.937519</text:p>
          </table:table-cell>
          <table:table-cell office:value-type="float" office:value="2.999318" calcext:value-type="float">
            <text:p>2.999318</text:p>
          </table:table-cell>
          <table:table-cell office:value-type="float" office:value="0.071301" calcext:value-type="float">
            <text:p>0.071301</text:p>
          </table:table-cell>
          <table:table-cell table:formula="of:=[.B2339]-[.C2339]" office:value-type="float" office:value="2.928017" calcext:value-type="float">
            <text:p>2.928017</text:p>
          </table:table-cell>
        </table:table-row>
        <table:table-row table:style-name="ro1">
          <table:table-cell office:value-type="float" office:value="2.985543" calcext:value-type="float">
            <text:p>2.985543</text:p>
          </table:table-cell>
          <table:table-cell office:value-type="float" office:value="3.047342" calcext:value-type="float">
            <text:p>3.047342</text:p>
          </table:table-cell>
          <table:table-cell office:value-type="float" office:value="0.071329" calcext:value-type="float">
            <text:p>0.071329</text:p>
          </table:table-cell>
          <table:table-cell table:formula="of:=[.B2340]-[.C2340]" office:value-type="float" office:value="2.976013" calcext:value-type="float">
            <text:p>2.976013</text:p>
          </table:table-cell>
        </table:table-row>
        <table:table-row table:style-name="ro1">
          <table:table-cell office:value-type="float" office:value="3.033908" calcext:value-type="float">
            <text:p>3.033908</text:p>
          </table:table-cell>
          <table:table-cell office:value-type="float" office:value="3.095707" calcext:value-type="float">
            <text:p>3.095707</text:p>
          </table:table-cell>
          <table:table-cell office:value-type="float" office:value="0.071357" calcext:value-type="float">
            <text:p>0.071357</text:p>
          </table:table-cell>
          <table:table-cell table:formula="of:=[.B2341]-[.C2341]" office:value-type="float" office:value="3.02435" calcext:value-type="float">
            <text:p>3.02435</text:p>
          </table:table-cell>
        </table:table-row>
        <table:table-row table:style-name="ro1">
          <table:table-cell office:value-type="float" office:value="3.082138" calcext:value-type="float">
            <text:p>3.082138</text:p>
          </table:table-cell>
          <table:table-cell office:value-type="float" office:value="-3.139248" calcext:value-type="float">
            <text:p>-3.139248</text:p>
          </table:table-cell>
          <table:table-cell office:value-type="float" office:value="0.071385" calcext:value-type="float">
            <text:p>0.071385</text:p>
          </table:table-cell>
          <table:table-cell table:formula="of:=[.B2342]-[.C2342]" office:value-type="float" office:value="-3.210633" calcext:value-type="float">
            <text:p>-3.210633</text:p>
          </table:table-cell>
        </table:table-row>
        <table:table-row table:style-name="ro1">
          <table:table-cell office:value-type="float" office:value="3.129716" calcext:value-type="float">
            <text:p>3.129716</text:p>
          </table:table-cell>
          <table:table-cell office:value-type="float" office:value="-3.09167" calcext:value-type="float">
            <text:p>-3.09167</text:p>
          </table:table-cell>
          <table:table-cell office:value-type="float" office:value="0.071413" calcext:value-type="float">
            <text:p>0.071413</text:p>
          </table:table-cell>
          <table:table-cell table:formula="of:=[.B2343]-[.C2343]" office:value-type="float" office:value="-3.163083" calcext:value-type="float">
            <text:p>-3.163083</text:p>
          </table:table-cell>
        </table:table-row>
        <table:table-row table:style-name="ro1">
          <table:table-cell office:value-type="float" office:value="-3.105291" calcext:value-type="float">
            <text:p>-3.105291</text:p>
          </table:table-cell>
          <table:table-cell office:value-type="float" office:value="-3.043492" calcext:value-type="float">
            <text:p>-3.043492</text:p>
          </table:table-cell>
          <table:table-cell office:value-type="float" office:value="0.071441" calcext:value-type="float">
            <text:p>0.071441</text:p>
          </table:table-cell>
          <table:table-cell table:formula="of:=[.B2344]-[.C2344]" office:value-type="float" office:value="-3.114933" calcext:value-type="float">
            <text:p>-3.114933</text:p>
          </table:table-cell>
        </table:table-row>
        <table:table-row table:style-name="ro1">
          <table:table-cell office:value-type="float" office:value="-3.056658" calcext:value-type="float">
            <text:p>-3.056658</text:p>
          </table:table-cell>
          <table:table-cell office:value-type="float" office:value="-2.994859" calcext:value-type="float">
            <text:p>-2.994859</text:p>
          </table:table-cell>
          <table:table-cell office:value-type="float" office:value="0.071469" calcext:value-type="float">
            <text:p>0.071469</text:p>
          </table:table-cell>
          <table:table-cell table:formula="of:=[.B2345]-[.C2345]" office:value-type="float" office:value="-3.066328" calcext:value-type="float">
            <text:p>-3.066328</text:p>
          </table:table-cell>
        </table:table-row>
        <table:table-row table:style-name="ro1">
          <table:table-cell office:value-type="float" office:value="-3.006433" calcext:value-type="float">
            <text:p>-3.006433</text:p>
          </table:table-cell>
          <table:table-cell office:value-type="float" office:value="-2.944634" calcext:value-type="float">
            <text:p>-2.944634</text:p>
          </table:table-cell>
          <table:table-cell office:value-type="float" office:value="0.071497" calcext:value-type="float">
            <text:p>0.071497</text:p>
          </table:table-cell>
          <table:table-cell table:formula="of:=[.B2346]-[.C2346]" office:value-type="float" office:value="-3.016131" calcext:value-type="float">
            <text:p>-3.016131</text:p>
          </table:table-cell>
        </table:table-row>
        <table:table-row table:style-name="ro1">
          <table:table-cell office:value-type="float" office:value="-2.957406" calcext:value-type="float">
            <text:p>-2.957406</text:p>
          </table:table-cell>
          <table:table-cell office:value-type="float" office:value="-2.895607" calcext:value-type="float">
            <text:p>-2.895607</text:p>
          </table:table-cell>
          <table:table-cell office:value-type="float" office:value="0.071525" calcext:value-type="float">
            <text:p>0.071525</text:p>
          </table:table-cell>
          <table:table-cell table:formula="of:=[.B2347]-[.C2347]" office:value-type="float" office:value="-2.967132" calcext:value-type="float">
            <text:p>-2.967132</text:p>
          </table:table-cell>
        </table:table-row>
        <table:table-row table:style-name="ro1">
          <table:table-cell office:value-type="float" office:value="-2.907017" calcext:value-type="float">
            <text:p>-2.907017</text:p>
          </table:table-cell>
          <table:table-cell office:value-type="float" office:value="-2.845219" calcext:value-type="float">
            <text:p>-2.845219</text:p>
          </table:table-cell>
          <table:table-cell office:value-type="float" office:value="0.071553" calcext:value-type="float">
            <text:p>0.071553</text:p>
          </table:table-cell>
          <table:table-cell table:formula="of:=[.B2348]-[.C2348]" office:value-type="float" office:value="-2.916772" calcext:value-type="float">
            <text:p>-2.916772</text:p>
          </table:table-cell>
        </table:table-row>
        <table:table-row table:style-name="ro1">
          <table:table-cell office:value-type="float" office:value="-2.857186" calcext:value-type="float">
            <text:p>-2.857186</text:p>
          </table:table-cell>
          <table:table-cell office:value-type="float" office:value="-2.795387" calcext:value-type="float">
            <text:p>-2.795387</text:p>
          </table:table-cell>
          <table:table-cell office:value-type="float" office:value="0.071581" calcext:value-type="float">
            <text:p>0.071581</text:p>
          </table:table-cell>
          <table:table-cell table:formula="of:=[.B2349]-[.C2349]" office:value-type="float" office:value="-2.866968" calcext:value-type="float">
            <text:p>-2.866968</text:p>
          </table:table-cell>
        </table:table-row>
        <table:table-row table:style-name="ro1">
          <table:table-cell office:value-type="float" office:value="-2.806684" calcext:value-type="float">
            <text:p>-2.806684</text:p>
          </table:table-cell>
          <table:table-cell office:value-type="float" office:value="-2.744885" calcext:value-type="float">
            <text:p>-2.744885</text:p>
          </table:table-cell>
          <table:table-cell office:value-type="float" office:value="0.071609" calcext:value-type="float">
            <text:p>0.071609</text:p>
          </table:table-cell>
          <table:table-cell table:formula="of:=[.B2350]-[.C2350]" office:value-type="float" office:value="-2.816494" calcext:value-type="float">
            <text:p>-2.816494</text:p>
          </table:table-cell>
        </table:table-row>
        <table:table-row table:style-name="ro1">
          <table:table-cell office:value-type="float" office:value="-2.756588" calcext:value-type="float">
            <text:p>-2.756588</text:p>
          </table:table-cell>
          <table:table-cell office:value-type="float" office:value="-2.694789" calcext:value-type="float">
            <text:p>-2.694789</text:p>
          </table:table-cell>
          <table:table-cell office:value-type="float" office:value="0.071637" calcext:value-type="float">
            <text:p>0.071637</text:p>
          </table:table-cell>
          <table:table-cell table:formula="of:=[.B2351]-[.C2351]" office:value-type="float" office:value="-2.766426" calcext:value-type="float">
            <text:p>-2.766426</text:p>
          </table:table-cell>
        </table:table-row>
        <table:table-row table:style-name="ro1">
          <table:table-cell office:value-type="float" office:value="-2.706681" calcext:value-type="float">
            <text:p>-2.706681</text:p>
          </table:table-cell>
          <table:table-cell office:value-type="float" office:value="-2.644882" calcext:value-type="float">
            <text:p>-2.644882</text:p>
          </table:table-cell>
          <table:table-cell office:value-type="float" office:value="0.071665" calcext:value-type="float">
            <text:p>0.071665</text:p>
          </table:table-cell>
          <table:table-cell table:formula="of:=[.B2352]-[.C2352]" office:value-type="float" office:value="-2.716547" calcext:value-type="float">
            <text:p>-2.716547</text:p>
          </table:table-cell>
        </table:table-row>
        <table:table-row table:style-name="ro1">
          <table:table-cell office:value-type="float" office:value="-2.657502" calcext:value-type="float">
            <text:p>-2.657502</text:p>
          </table:table-cell>
          <table:table-cell office:value-type="float" office:value="-2.595704" calcext:value-type="float">
            <text:p>-2.595704</text:p>
          </table:table-cell>
          <table:table-cell office:value-type="float" office:value="0.071693" calcext:value-type="float">
            <text:p>0.071693</text:p>
          </table:table-cell>
          <table:table-cell table:formula="of:=[.B2353]-[.C2353]" office:value-type="float" office:value="-2.667397" calcext:value-type="float">
            <text:p>-2.667397</text:p>
          </table:table-cell>
        </table:table-row>
        <table:table-row table:style-name="ro1">
          <table:table-cell office:value-type="float" office:value="-2.608574" calcext:value-type="float">
            <text:p>-2.608574</text:p>
          </table:table-cell>
          <table:table-cell office:value-type="float" office:value="-2.546776" calcext:value-type="float">
            <text:p>-2.546776</text:p>
          </table:table-cell>
          <table:table-cell office:value-type="float" office:value="0.071721" calcext:value-type="float">
            <text:p>0.071721</text:p>
          </table:table-cell>
          <table:table-cell table:formula="of:=[.B2354]-[.C2354]" office:value-type="float" office:value="-2.618497" calcext:value-type="float">
            <text:p>-2.618497</text:p>
          </table:table-cell>
        </table:table-row>
        <table:table-row table:style-name="ro1">
          <table:table-cell office:value-type="float" office:value="-2.560355" calcext:value-type="float">
            <text:p>-2.560355</text:p>
          </table:table-cell>
          <table:table-cell office:value-type="float" office:value="-2.498556" calcext:value-type="float">
            <text:p>-2.498556</text:p>
          </table:table-cell>
          <table:table-cell office:value-type="float" office:value="0.071749" calcext:value-type="float">
            <text:p>0.071749</text:p>
          </table:table-cell>
          <table:table-cell table:formula="of:=[.B2355]-[.C2355]" office:value-type="float" office:value="-2.570305" calcext:value-type="float">
            <text:p>-2.570305</text:p>
          </table:table-cell>
        </table:table-row>
        <table:table-row table:style-name="ro1">
          <table:table-cell office:value-type="float" office:value="-2.512859" calcext:value-type="float">
            <text:p>-2.512859</text:p>
          </table:table-cell>
          <table:table-cell office:value-type="float" office:value="-2.451061" calcext:value-type="float">
            <text:p>-2.451061</text:p>
          </table:table-cell>
          <table:table-cell office:value-type="float" office:value="0.071777" calcext:value-type="float">
            <text:p>0.071777</text:p>
          </table:table-cell>
          <table:table-cell table:formula="of:=[.B2356]-[.C2356]" office:value-type="float" office:value="-2.522838" calcext:value-type="float">
            <text:p>-2.522838</text:p>
          </table:table-cell>
        </table:table-row>
        <table:table-row table:style-name="ro1">
          <table:table-cell office:value-type="float" office:value="-2.465771" calcext:value-type="float">
            <text:p>-2.465771</text:p>
          </table:table-cell>
          <table:table-cell office:value-type="float" office:value="-2.403972" calcext:value-type="float">
            <text:p>-2.403972</text:p>
          </table:table-cell>
          <table:table-cell office:value-type="float" office:value="0.071805" calcext:value-type="float">
            <text:p>0.071805</text:p>
          </table:table-cell>
          <table:table-cell table:formula="of:=[.B2357]-[.C2357]" office:value-type="float" office:value="-2.475777" calcext:value-type="float">
            <text:p>-2.475777</text:p>
          </table:table-cell>
        </table:table-row>
        <table:table-row table:style-name="ro1">
          <table:table-cell office:value-type="float" office:value="-2.418745" calcext:value-type="float">
            <text:p>-2.418745</text:p>
          </table:table-cell>
          <table:table-cell office:value-type="float" office:value="-2.356946" calcext:value-type="float">
            <text:p>-2.356946</text:p>
          </table:table-cell>
          <table:table-cell office:value-type="float" office:value="0.071833" calcext:value-type="float">
            <text:p>0.071833</text:p>
          </table:table-cell>
          <table:table-cell table:formula="of:=[.B2358]-[.C2358]" office:value-type="float" office:value="-2.428779" calcext:value-type="float">
            <text:p>-2.428779</text:p>
          </table:table-cell>
        </table:table-row>
        <table:table-row table:style-name="ro1">
          <table:table-cell office:value-type="float" office:value="-2.370014" calcext:value-type="float">
            <text:p>-2.370014</text:p>
          </table:table-cell>
          <table:table-cell office:value-type="float" office:value="-2.308216" calcext:value-type="float">
            <text:p>-2.308216</text:p>
          </table:table-cell>
          <table:table-cell office:value-type="float" office:value="0.071861" calcext:value-type="float">
            <text:p>0.071861</text:p>
          </table:table-cell>
          <table:table-cell table:formula="of:=[.B2359]-[.C2359]" office:value-type="float" office:value="-2.380077" calcext:value-type="float">
            <text:p>-2.380077</text:p>
          </table:table-cell>
        </table:table-row>
        <table:table-row table:style-name="ro1">
          <table:table-cell office:value-type="float" office:value="-2.322733" calcext:value-type="float">
            <text:p>-2.322733</text:p>
          </table:table-cell>
          <table:table-cell office:value-type="float" office:value="-2.260934" calcext:value-type="float">
            <text:p>-2.260934</text:p>
          </table:table-cell>
          <table:table-cell office:value-type="float" office:value="0.071889" calcext:value-type="float">
            <text:p>0.071889</text:p>
          </table:table-cell>
          <table:table-cell table:formula="of:=[.B2360]-[.C2360]" office:value-type="float" office:value="-2.332823" calcext:value-type="float">
            <text:p>-2.332823</text:p>
          </table:table-cell>
        </table:table-row>
        <table:table-row table:style-name="ro1">
          <table:table-cell office:value-type="float" office:value="-2.275471" calcext:value-type="float">
            <text:p>-2.275471</text:p>
          </table:table-cell>
          <table:table-cell office:value-type="float" office:value="-2.213672" calcext:value-type="float">
            <text:p>-2.213672</text:p>
          </table:table-cell>
          <table:table-cell office:value-type="float" office:value="0.071917" calcext:value-type="float">
            <text:p>0.071917</text:p>
          </table:table-cell>
          <table:table-cell table:formula="of:=[.B2361]-[.C2361]" office:value-type="float" office:value="-2.285589" calcext:value-type="float">
            <text:p>-2.285589</text:p>
          </table:table-cell>
        </table:table-row>
        <table:table-row table:style-name="ro1">
          <table:table-cell office:value-type="float" office:value="-2.228162" calcext:value-type="float">
            <text:p>-2.228162</text:p>
          </table:table-cell>
          <table:table-cell office:value-type="float" office:value="-2.166363" calcext:value-type="float">
            <text:p>-2.166363</text:p>
          </table:table-cell>
          <table:table-cell office:value-type="float" office:value="0.071945" calcext:value-type="float">
            <text:p>0.071945</text:p>
          </table:table-cell>
          <table:table-cell table:formula="of:=[.B2362]-[.C2362]" office:value-type="float" office:value="-2.238308" calcext:value-type="float">
            <text:p>-2.238308</text:p>
          </table:table-cell>
        </table:table-row>
        <table:table-row table:style-name="ro1">
          <table:table-cell office:value-type="float" office:value="-2.180136" calcext:value-type="float">
            <text:p>-2.180136</text:p>
          </table:table-cell>
          <table:table-cell office:value-type="float" office:value="-2.118337" calcext:value-type="float">
            <text:p>-2.118337</text:p>
          </table:table-cell>
          <table:table-cell office:value-type="float" office:value="0.071973" calcext:value-type="float">
            <text:p>0.071973</text:p>
          </table:table-cell>
          <table:table-cell table:formula="of:=[.B2363]-[.C2363]" office:value-type="float" office:value="-2.19031" calcext:value-type="float">
            <text:p>-2.19031</text:p>
          </table:table-cell>
        </table:table-row>
        <table:table-row table:style-name="ro1">
          <table:table-cell office:value-type="float" office:value="-2.132245" calcext:value-type="float">
            <text:p>-2.132245</text:p>
          </table:table-cell>
          <table:table-cell office:value-type="float" office:value="-2.070446" calcext:value-type="float">
            <text:p>-2.070446</text:p>
          </table:table-cell>
          <table:table-cell office:value-type="float" office:value="0.072001" calcext:value-type="float">
            <text:p>0.072001</text:p>
          </table:table-cell>
          <table:table-cell table:formula="of:=[.B2364]-[.C2364]" office:value-type="float" office:value="-2.142447" calcext:value-type="float">
            <text:p>-2.142447</text:p>
          </table:table-cell>
        </table:table-row>
        <table:table-row table:style-name="ro1">
          <table:table-cell office:value-type="float" office:value="-2.084287" calcext:value-type="float">
            <text:p>-2.084287</text:p>
          </table:table-cell>
          <table:table-cell office:value-type="float" office:value="-2.022488" calcext:value-type="float">
            <text:p>-2.022488</text:p>
          </table:table-cell>
          <table:table-cell office:value-type="float" office:value="0.072029" calcext:value-type="float">
            <text:p>0.072029</text:p>
          </table:table-cell>
          <table:table-cell table:formula="of:=[.B2365]-[.C2365]" office:value-type="float" office:value="-2.094517" calcext:value-type="float">
            <text:p>-2.094517</text:p>
          </table:table-cell>
        </table:table-row>
        <table:table-row table:style-name="ro1">
          <table:table-cell office:value-type="float" office:value="-2.035777" calcext:value-type="float">
            <text:p>-2.035777</text:p>
          </table:table-cell>
          <table:table-cell office:value-type="float" office:value="-1.973978" calcext:value-type="float">
            <text:p>-1.973978</text:p>
          </table:table-cell>
          <table:table-cell office:value-type="float" office:value="0.072057" calcext:value-type="float">
            <text:p>0.072057</text:p>
          </table:table-cell>
          <table:table-cell table:formula="of:=[.B2366]-[.C2366]" office:value-type="float" office:value="-2.046035" calcext:value-type="float">
            <text:p>-2.046035</text:p>
          </table:table-cell>
        </table:table-row>
        <table:table-row table:style-name="ro1">
          <table:table-cell office:value-type="float" office:value="-1.987012" calcext:value-type="float">
            <text:p>-1.987012</text:p>
          </table:table-cell>
          <table:table-cell office:value-type="float" office:value="-1.925213" calcext:value-type="float">
            <text:p>-1.925213</text:p>
          </table:table-cell>
          <table:table-cell office:value-type="float" office:value="0.072085" calcext:value-type="float">
            <text:p>0.072085</text:p>
          </table:table-cell>
          <table:table-cell table:formula="of:=[.B2367]-[.C2367]" office:value-type="float" office:value="-1.997298" calcext:value-type="float">
            <text:p>-1.997298</text:p>
          </table:table-cell>
        </table:table-row>
        <table:table-row table:style-name="ro1">
          <table:table-cell office:value-type="float" office:value="-1.93779" calcext:value-type="float">
            <text:p>-1.93779</text:p>
          </table:table-cell>
          <table:table-cell office:value-type="float" office:value="-1.875991" calcext:value-type="float">
            <text:p>-1.875991</text:p>
          </table:table-cell>
          <table:table-cell office:value-type="float" office:value="0.072113" calcext:value-type="float">
            <text:p>0.072113</text:p>
          </table:table-cell>
          <table:table-cell table:formula="of:=[.B2368]-[.C2368]" office:value-type="float" office:value="-1.948104" calcext:value-type="float">
            <text:p>-1.948104</text:p>
          </table:table-cell>
        </table:table-row>
        <table:table-row table:style-name="ro1">
          <table:table-cell office:value-type="float" office:value="-1.888225" calcext:value-type="float">
            <text:p>-1.888225</text:p>
          </table:table-cell>
          <table:table-cell office:value-type="float" office:value="-1.826426" calcext:value-type="float">
            <text:p>-1.826426</text:p>
          </table:table-cell>
          <table:table-cell office:value-type="float" office:value="0.072141" calcext:value-type="float">
            <text:p>0.072141</text:p>
          </table:table-cell>
          <table:table-cell table:formula="of:=[.B2369]-[.C2369]" office:value-type="float" office:value="-1.898567" calcext:value-type="float">
            <text:p>-1.898567</text:p>
          </table:table-cell>
        </table:table-row>
        <table:table-row table:style-name="ro1">
          <table:table-cell office:value-type="float" office:value="-1.837062" calcext:value-type="float">
            <text:p>-1.837062</text:p>
          </table:table-cell>
          <table:table-cell office:value-type="float" office:value="-1.775263" calcext:value-type="float">
            <text:p>-1.775263</text:p>
          </table:table-cell>
          <table:table-cell office:value-type="float" office:value="0.072169" calcext:value-type="float">
            <text:p>0.072169</text:p>
          </table:table-cell>
          <table:table-cell table:formula="of:=[.B2370]-[.C2370]" office:value-type="float" office:value="-1.847432" calcext:value-type="float">
            <text:p>-1.847432</text:p>
          </table:table-cell>
        </table:table-row>
        <table:table-row table:style-name="ro1">
          <table:table-cell office:value-type="float" office:value="-1.786837" calcext:value-type="float">
            <text:p>-1.786837</text:p>
          </table:table-cell>
          <table:table-cell office:value-type="float" office:value="-1.725038" calcext:value-type="float">
            <text:p>-1.725038</text:p>
          </table:table-cell>
          <table:table-cell office:value-type="float" office:value="0.072197" calcext:value-type="float">
            <text:p>0.072197</text:p>
          </table:table-cell>
          <table:table-cell table:formula="of:=[.B2371]-[.C2371]" office:value-type="float" office:value="-1.797235" calcext:value-type="float">
            <text:p>-1.797235</text:p>
          </table:table-cell>
        </table:table-row>
        <table:table-row table:style-name="ro1">
          <table:table-cell office:value-type="float" office:value="-1.735801" calcext:value-type="float">
            <text:p>-1.735801</text:p>
          </table:table-cell>
          <table:table-cell office:value-type="float" office:value="-1.674002" calcext:value-type="float">
            <text:p>-1.674002</text:p>
          </table:table-cell>
          <table:table-cell office:value-type="float" office:value="0.072225" calcext:value-type="float">
            <text:p>0.072225</text:p>
          </table:table-cell>
          <table:table-cell table:formula="of:=[.B2372]-[.C2372]" office:value-type="float" office:value="-1.746227" calcext:value-type="float">
            <text:p>-1.746227</text:p>
          </table:table-cell>
        </table:table-row>
        <table:table-row table:style-name="ro1">
          <table:table-cell office:value-type="float" office:value="-1.685474" calcext:value-type="float">
            <text:p>-1.685474</text:p>
          </table:table-cell>
          <table:table-cell office:value-type="float" office:value="-1.623675" calcext:value-type="float">
            <text:p>-1.623675</text:p>
          </table:table-cell>
          <table:table-cell office:value-type="float" office:value="0.072253" calcext:value-type="float">
            <text:p>0.072253</text:p>
          </table:table-cell>
          <table:table-cell table:formula="of:=[.B2373]-[.C2373]" office:value-type="float" office:value="-1.695928" calcext:value-type="float">
            <text:p>-1.695928</text:p>
          </table:table-cell>
        </table:table-row>
        <table:table-row table:style-name="ro1">
          <table:table-cell office:value-type="float" office:value="-1.635583" calcext:value-type="float">
            <text:p>-1.635583</text:p>
          </table:table-cell>
          <table:table-cell office:value-type="float" office:value="-1.573784" calcext:value-type="float">
            <text:p>-1.573784</text:p>
          </table:table-cell>
          <table:table-cell office:value-type="float" office:value="0.072281" calcext:value-type="float">
            <text:p>0.072281</text:p>
          </table:table-cell>
          <table:table-cell table:formula="of:=[.B2374]-[.C2374]" office:value-type="float" office:value="-1.646065" calcext:value-type="float">
            <text:p>-1.646065</text:p>
          </table:table-cell>
        </table:table-row>
        <table:table-row table:style-name="ro1">
          <table:table-cell office:value-type="float" office:value="-1.586039" calcext:value-type="float">
            <text:p>-1.586039</text:p>
          </table:table-cell>
          <table:table-cell office:value-type="float" office:value="-1.52424" calcext:value-type="float">
            <text:p>-1.52424</text:p>
          </table:table-cell>
          <table:table-cell office:value-type="float" office:value="0.072309" calcext:value-type="float">
            <text:p>0.072309</text:p>
          </table:table-cell>
          <table:table-cell table:formula="of:=[.B2375]-[.C2375]" office:value-type="float" office:value="-1.596549" calcext:value-type="float">
            <text:p>-1.596549</text:p>
          </table:table-cell>
        </table:table-row>
        <table:table-row table:style-name="ro1">
          <table:table-cell office:value-type="float" office:value="-1.53747" calcext:value-type="float">
            <text:p>-1.53747</text:p>
          </table:table-cell>
          <table:table-cell office:value-type="float" office:value="-1.475671" calcext:value-type="float">
            <text:p>-1.475671</text:p>
          </table:table-cell>
          <table:table-cell office:value-type="float" office:value="0.072337" calcext:value-type="float">
            <text:p>0.072337</text:p>
          </table:table-cell>
          <table:table-cell table:formula="of:=[.B2376]-[.C2376]" office:value-type="float" office:value="-1.548008" calcext:value-type="float">
            <text:p>-1.548008</text:p>
          </table:table-cell>
        </table:table-row>
        <table:table-row table:style-name="ro1">
          <table:table-cell office:value-type="float" office:value="-1.489263" calcext:value-type="float">
            <text:p>-1.489263</text:p>
          </table:table-cell>
          <table:table-cell office:value-type="float" office:value="-1.427464" calcext:value-type="float">
            <text:p>-1.427464</text:p>
          </table:table-cell>
          <table:table-cell office:value-type="float" office:value="0.072365" calcext:value-type="float">
            <text:p>0.072365</text:p>
          </table:table-cell>
          <table:table-cell table:formula="of:=[.B2377]-[.C2377]" office:value-type="float" office:value="-1.499829" calcext:value-type="float">
            <text:p>-1.499829</text:p>
          </table:table-cell>
        </table:table-row>
        <table:table-row table:style-name="ro1">
          <table:table-cell office:value-type="float" office:value="-1.440567" calcext:value-type="float">
            <text:p>-1.440567</text:p>
          </table:table-cell>
          <table:table-cell office:value-type="float" office:value="-1.378768" calcext:value-type="float">
            <text:p>-1.378768</text:p>
          </table:table-cell>
          <table:table-cell office:value-type="float" office:value="0.072393" calcext:value-type="float">
            <text:p>0.072393</text:p>
          </table:table-cell>
          <table:table-cell table:formula="of:=[.B2378]-[.C2378]" office:value-type="float" office:value="-1.451161" calcext:value-type="float">
            <text:p>-1.451161</text:p>
          </table:table-cell>
        </table:table-row>
        <table:table-row table:style-name="ro1">
          <table:table-cell office:value-type="float" office:value="-1.391558" calcext:value-type="float">
            <text:p>-1.391558</text:p>
          </table:table-cell>
          <table:table-cell office:value-type="float" office:value="-1.329759" calcext:value-type="float">
            <text:p>-1.329759</text:p>
          </table:table-cell>
          <table:table-cell office:value-type="float" office:value="0.072421" calcext:value-type="float">
            <text:p>0.072421</text:p>
          </table:table-cell>
          <table:table-cell table:formula="of:=[.B2379]-[.C2379]" office:value-type="float" office:value="-1.40218" calcext:value-type="float">
            <text:p>-1.40218</text:p>
          </table:table-cell>
        </table:table-row>
        <table:table-row table:style-name="ro1">
          <table:table-cell office:value-type="float" office:value="-1.343317" calcext:value-type="float">
            <text:p>-1.343317</text:p>
          </table:table-cell>
          <table:table-cell office:value-type="float" office:value="-1.281518" calcext:value-type="float">
            <text:p>-1.281518</text:p>
          </table:table-cell>
          <table:table-cell office:value-type="float" office:value="0.072449" calcext:value-type="float">
            <text:p>0.072449</text:p>
          </table:table-cell>
          <table:table-cell table:formula="of:=[.B2380]-[.C2380]" office:value-type="float" office:value="-1.353967" calcext:value-type="float">
            <text:p>-1.353967</text:p>
          </table:table-cell>
        </table:table-row>
        <table:table-row table:style-name="ro1">
          <table:table-cell office:value-type="float" office:value="-1.294267" calcext:value-type="float">
            <text:p>-1.294267</text:p>
          </table:table-cell>
          <table:table-cell office:value-type="float" office:value="-1.232468" calcext:value-type="float">
            <text:p>-1.232468</text:p>
          </table:table-cell>
          <table:table-cell office:value-type="float" office:value="0.072477" calcext:value-type="float">
            <text:p>0.072477</text:p>
          </table:table-cell>
          <table:table-cell table:formula="of:=[.B2381]-[.C2381]" office:value-type="float" office:value="-1.304945" calcext:value-type="float">
            <text:p>-1.304945</text:p>
          </table:table-cell>
        </table:table-row>
        <table:table-row table:style-name="ro1">
          <table:table-cell office:value-type="float" office:value="-1.246396" calcext:value-type="float">
            <text:p>-1.246396</text:p>
          </table:table-cell>
          <table:table-cell office:value-type="float" office:value="-1.184597" calcext:value-type="float">
            <text:p>-1.184597</text:p>
          </table:table-cell>
          <table:table-cell office:value-type="float" office:value="0.072505" calcext:value-type="float">
            <text:p>0.072505</text:p>
          </table:table-cell>
          <table:table-cell table:formula="of:=[.B2382]-[.C2382]" office:value-type="float" office:value="-1.257102" calcext:value-type="float">
            <text:p>-1.257102</text:p>
          </table:table-cell>
        </table:table-row>
        <table:table-row table:style-name="ro1">
          <table:table-cell office:value-type="float" office:value="-1.1975" calcext:value-type="float">
            <text:p>-1.1975</text:p>
          </table:table-cell>
          <table:table-cell office:value-type="float" office:value="-1.135702" calcext:value-type="float">
            <text:p>-1.135702</text:p>
          </table:table-cell>
          <table:table-cell office:value-type="float" office:value="0.072533" calcext:value-type="float">
            <text:p>0.072533</text:p>
          </table:table-cell>
          <table:table-cell table:formula="of:=[.B2383]-[.C2383]" office:value-type="float" office:value="-1.208235" calcext:value-type="float">
            <text:p>-1.208235</text:p>
          </table:table-cell>
        </table:table-row>
        <table:table-row table:style-name="ro1">
          <table:table-cell office:value-type="float" office:value="-1.149672" calcext:value-type="float">
            <text:p>-1.149672</text:p>
          </table:table-cell>
          <table:table-cell office:value-type="float" office:value="-1.087873" calcext:value-type="float">
            <text:p>-1.087873</text:p>
          </table:table-cell>
          <table:table-cell office:value-type="float" office:value="0.072561" calcext:value-type="float">
            <text:p>0.072561</text:p>
          </table:table-cell>
          <table:table-cell table:formula="of:=[.B2384]-[.C2384]" office:value-type="float" office:value="-1.160434" calcext:value-type="float">
            <text:p>-1.160434</text:p>
          </table:table-cell>
        </table:table-row>
        <table:table-row table:style-name="ro1">
          <table:table-cell office:value-type="float" office:value="-1.10109" calcext:value-type="float">
            <text:p>-1.10109</text:p>
          </table:table-cell>
          <table:table-cell office:value-type="float" office:value="-1.039291" calcext:value-type="float">
            <text:p>-1.039291</text:p>
          </table:table-cell>
          <table:table-cell office:value-type="float" office:value="0.072589" calcext:value-type="float">
            <text:p>0.072589</text:p>
          </table:table-cell>
          <table:table-cell table:formula="of:=[.B2385]-[.C2385]" office:value-type="float" office:value="-1.11188" calcext:value-type="float">
            <text:p>-1.11188</text:p>
          </table:table-cell>
        </table:table-row>
        <table:table-row table:style-name="ro1">
          <table:table-cell office:value-type="float" office:value="-1.052968" calcext:value-type="float">
            <text:p>-1.052968</text:p>
          </table:table-cell>
          <table:table-cell office:value-type="float" office:value="-0.991169" calcext:value-type="float">
            <text:p>-0.991169</text:p>
          </table:table-cell>
          <table:table-cell office:value-type="float" office:value="0.072617" calcext:value-type="float">
            <text:p>0.072617</text:p>
          </table:table-cell>
          <table:table-cell table:formula="of:=[.B2386]-[.C2386]" office:value-type="float" office:value="-1.063786" calcext:value-type="float">
            <text:p>-1.063786</text:p>
          </table:table-cell>
        </table:table-row>
        <table:table-row table:style-name="ro1">
          <table:table-cell office:value-type="float" office:value="-1.004652" calcext:value-type="float">
            <text:p>-1.004652</text:p>
          </table:table-cell>
          <table:table-cell office:value-type="float" office:value="-0.942853" calcext:value-type="float">
            <text:p>-0.942853</text:p>
          </table:table-cell>
          <table:table-cell office:value-type="float" office:value="0.072645" calcext:value-type="float">
            <text:p>0.072645</text:p>
          </table:table-cell>
          <table:table-cell table:formula="of:=[.B2387]-[.C2387]" office:value-type="float" office:value="-1.015498" calcext:value-type="float">
            <text:p>-1.015498</text:p>
          </table:table-cell>
        </table:table-row>
        <table:table-row table:style-name="ro1">
          <table:table-cell office:value-type="float" office:value="-0.956765" calcext:value-type="float">
            <text:p>-0.956765</text:p>
          </table:table-cell>
          <table:table-cell office:value-type="float" office:value="-0.894966" calcext:value-type="float">
            <text:p>-0.894966</text:p>
          </table:table-cell>
          <table:table-cell office:value-type="float" office:value="0.072673" calcext:value-type="float">
            <text:p>0.072673</text:p>
          </table:table-cell>
          <table:table-cell table:formula="of:=[.B2388]-[.C2388]" office:value-type="float" office:value="-0.967639" calcext:value-type="float">
            <text:p>-0.967639</text:p>
          </table:table-cell>
        </table:table-row>
        <table:table-row table:style-name="ro1">
          <table:table-cell office:value-type="float" office:value="-0.908782" calcext:value-type="float">
            <text:p>-0.908782</text:p>
          </table:table-cell>
          <table:table-cell office:value-type="float" office:value="-0.846983" calcext:value-type="float">
            <text:p>-0.846983</text:p>
          </table:table-cell>
          <table:table-cell office:value-type="float" office:value="0.072701" calcext:value-type="float">
            <text:p>0.072701</text:p>
          </table:table-cell>
          <table:table-cell table:formula="of:=[.B2389]-[.C2389]" office:value-type="float" office:value="-0.919684" calcext:value-type="float">
            <text:p>-0.919684</text:p>
          </table:table-cell>
        </table:table-row>
        <table:table-row table:style-name="ro1">
          <table:table-cell office:value-type="float" office:value="-0.859857" calcext:value-type="float">
            <text:p>-0.859857</text:p>
          </table:table-cell>
          <table:table-cell office:value-type="float" office:value="-0.798058" calcext:value-type="float">
            <text:p>-0.798058</text:p>
          </table:table-cell>
          <table:table-cell office:value-type="float" office:value="0.072729" calcext:value-type="float">
            <text:p>0.072729</text:p>
          </table:table-cell>
          <table:table-cell table:formula="of:=[.B2390]-[.C2390]" office:value-type="float" office:value="-0.870787" calcext:value-type="float">
            <text:p>-0.870787</text:p>
          </table:table-cell>
        </table:table-row>
        <table:table-row table:style-name="ro1">
          <table:table-cell office:value-type="float" office:value="-0.810731" calcext:value-type="float">
            <text:p>-0.810731</text:p>
          </table:table-cell>
          <table:table-cell office:value-type="float" office:value="-0.748932" calcext:value-type="float">
            <text:p>-0.748932</text:p>
          </table:table-cell>
          <table:table-cell office:value-type="float" office:value="0.072757" calcext:value-type="float">
            <text:p>0.072757</text:p>
          </table:table-cell>
          <table:table-cell table:formula="of:=[.B2391]-[.C2391]" office:value-type="float" office:value="-0.821689" calcext:value-type="float">
            <text:p>-0.821689</text:p>
          </table:table-cell>
        </table:table-row>
        <table:table-row table:style-name="ro1">
          <table:table-cell office:value-type="float" office:value="-0.760437" calcext:value-type="float">
            <text:p>-0.760437</text:p>
          </table:table-cell>
          <table:table-cell office:value-type="float" office:value="-0.698638" calcext:value-type="float">
            <text:p>-0.698638</text:p>
          </table:table-cell>
          <table:table-cell office:value-type="float" office:value="0.072785" calcext:value-type="float">
            <text:p>0.072785</text:p>
          </table:table-cell>
          <table:table-cell table:formula="of:=[.B2392]-[.C2392]" office:value-type="float" office:value="-0.771423" calcext:value-type="float">
            <text:p>-0.771423</text:p>
          </table:table-cell>
        </table:table-row>
        <table:table-row table:style-name="ro1">
          <table:table-cell office:value-type="float" office:value="-0.710202" calcext:value-type="float">
            <text:p>-0.710202</text:p>
          </table:table-cell>
          <table:table-cell office:value-type="float" office:value="-0.648403" calcext:value-type="float">
            <text:p>-0.648403</text:p>
          </table:table-cell>
          <table:table-cell office:value-type="float" office:value="0.072813" calcext:value-type="float">
            <text:p>0.072813</text:p>
          </table:table-cell>
          <table:table-cell table:formula="of:=[.B2393]-[.C2393]" office:value-type="float" office:value="-0.721216" calcext:value-type="float">
            <text:p>-0.721216</text:p>
          </table:table-cell>
        </table:table-row>
        <table:table-row table:style-name="ro1">
          <table:table-cell office:value-type="float" office:value="-0.65824" calcext:value-type="float">
            <text:p>-0.65824</text:p>
          </table:table-cell>
          <table:table-cell office:value-type="float" office:value="-0.596441" calcext:value-type="float">
            <text:p>-0.596441</text:p>
          </table:table-cell>
          <table:table-cell office:value-type="float" office:value="0.072841" calcext:value-type="float">
            <text:p>0.072841</text:p>
          </table:table-cell>
          <table:table-cell table:formula="of:=[.B2394]-[.C2394]" office:value-type="float" office:value="-0.669282" calcext:value-type="float">
            <text:p>-0.669282</text:p>
          </table:table-cell>
        </table:table-row>
        <table:table-row table:style-name="ro1">
          <table:table-cell office:value-type="float" office:value="-0.606483" calcext:value-type="float">
            <text:p>-0.606483</text:p>
          </table:table-cell>
          <table:table-cell office:value-type="float" office:value="-0.544684" calcext:value-type="float">
            <text:p>-0.544684</text:p>
          </table:table-cell>
          <table:table-cell office:value-type="float" office:value="0.072869" calcext:value-type="float">
            <text:p>0.072869</text:p>
          </table:table-cell>
          <table:table-cell table:formula="of:=[.B2395]-[.C2395]" office:value-type="float" office:value="-0.617553" calcext:value-type="float">
            <text:p>-0.617553</text:p>
          </table:table-cell>
        </table:table-row>
        <table:table-row table:style-name="ro1">
          <table:table-cell office:value-type="float" office:value="-0.554056" calcext:value-type="float">
            <text:p>-0.554056</text:p>
          </table:table-cell>
          <table:table-cell office:value-type="float" office:value="-0.492257" calcext:value-type="float">
            <text:p>-0.492257</text:p>
          </table:table-cell>
          <table:table-cell office:value-type="float" office:value="0.072897" calcext:value-type="float">
            <text:p>0.072897</text:p>
          </table:table-cell>
          <table:table-cell table:formula="of:=[.B2396]-[.C2396]" office:value-type="float" office:value="-0.565154" calcext:value-type="float">
            <text:p>-0.565154</text:p>
          </table:table-cell>
        </table:table-row>
        <table:table-row table:style-name="ro1">
          <table:table-cell office:value-type="float" office:value="-0.503004" calcext:value-type="float">
            <text:p>-0.503004</text:p>
          </table:table-cell>
          <table:table-cell office:value-type="float" office:value="-0.441205" calcext:value-type="float">
            <text:p>-0.441205</text:p>
          </table:table-cell>
          <table:table-cell office:value-type="float" office:value="0.072925" calcext:value-type="float">
            <text:p>0.072925</text:p>
          </table:table-cell>
          <table:table-cell table:formula="of:=[.B2397]-[.C2397]" office:value-type="float" office:value="-0.51413" calcext:value-type="float">
            <text:p>-0.51413</text:p>
          </table:table-cell>
        </table:table-row>
        <table:table-row table:style-name="ro1">
          <table:table-cell office:value-type="float" office:value="-0.452532" calcext:value-type="float">
            <text:p>-0.452532</text:p>
          </table:table-cell>
          <table:table-cell office:value-type="float" office:value="-0.390733" calcext:value-type="float">
            <text:p>-0.390733</text:p>
          </table:table-cell>
          <table:table-cell office:value-type="float" office:value="0.072953" calcext:value-type="float">
            <text:p>0.072953</text:p>
          </table:table-cell>
          <table:table-cell table:formula="of:=[.B2398]-[.C2398]" office:value-type="float" office:value="-0.463686" calcext:value-type="float">
            <text:p>-0.463686</text:p>
          </table:table-cell>
        </table:table-row>
        <table:table-row table:style-name="ro1">
          <table:table-cell office:value-type="float" office:value="-0.402514" calcext:value-type="float">
            <text:p>-0.402514</text:p>
          </table:table-cell>
          <table:table-cell office:value-type="float" office:value="-0.340715" calcext:value-type="float">
            <text:p>-0.340715</text:p>
          </table:table-cell>
          <table:table-cell office:value-type="float" office:value="0.072981" calcext:value-type="float">
            <text:p>0.072981</text:p>
          </table:table-cell>
          <table:table-cell table:formula="of:=[.B2399]-[.C2399]" office:value-type="float" office:value="-0.413696" calcext:value-type="float">
            <text:p>-0.413696</text:p>
          </table:table-cell>
        </table:table-row>
        <table:table-row table:style-name="ro1">
          <table:table-cell office:value-type="float" office:value="-0.3531" calcext:value-type="float">
            <text:p>-0.3531</text:p>
          </table:table-cell>
          <table:table-cell office:value-type="float" office:value="-0.291301" calcext:value-type="float">
            <text:p>-0.291301</text:p>
          </table:table-cell>
          <table:table-cell office:value-type="float" office:value="0.073009" calcext:value-type="float">
            <text:p>0.073009</text:p>
          </table:table-cell>
          <table:table-cell table:formula="of:=[.B2400]-[.C2400]" office:value-type="float" office:value="-0.36431" calcext:value-type="float">
            <text:p>-0.36431</text:p>
          </table:table-cell>
        </table:table-row>
        <table:table-row table:style-name="ro1">
          <table:table-cell office:value-type="float" office:value="-0.30422" calcext:value-type="float">
            <text:p>-0.30422</text:p>
          </table:table-cell>
          <table:table-cell office:value-type="float" office:value="-0.242421" calcext:value-type="float">
            <text:p>-0.242421</text:p>
          </table:table-cell>
          <table:table-cell office:value-type="float" office:value="0.073037" calcext:value-type="float">
            <text:p>0.073037</text:p>
          </table:table-cell>
          <table:table-cell table:formula="of:=[.B2401]-[.C2401]" office:value-type="float" office:value="-0.315458" calcext:value-type="float">
            <text:p>-0.315458</text:p>
          </table:table-cell>
        </table:table-row>
        <table:table-row table:style-name="ro1">
          <table:table-cell office:value-type="float" office:value="-0.255573" calcext:value-type="float">
            <text:p>-0.255573</text:p>
          </table:table-cell>
          <table:table-cell office:value-type="float" office:value="-0.193774" calcext:value-type="float">
            <text:p>-0.193774</text:p>
          </table:table-cell>
          <table:table-cell office:value-type="float" office:value="0.073065" calcext:value-type="float">
            <text:p>0.073065</text:p>
          </table:table-cell>
          <table:table-cell table:formula="of:=[.B2402]-[.C2402]" office:value-type="float" office:value="-0.266839" calcext:value-type="float">
            <text:p>-0.266839</text:p>
          </table:table-cell>
        </table:table-row>
        <table:table-row table:style-name="ro1">
          <table:table-cell office:value-type="float" office:value="-0.207296" calcext:value-type="float">
            <text:p>-0.207296</text:p>
          </table:table-cell>
          <table:table-cell office:value-type="float" office:value="-0.145497" calcext:value-type="float">
            <text:p>-0.145497</text:p>
          </table:table-cell>
          <table:table-cell office:value-type="float" office:value="0.073093" calcext:value-type="float">
            <text:p>0.073093</text:p>
          </table:table-cell>
          <table:table-cell table:formula="of:=[.B2403]-[.C2403]" office:value-type="float" office:value="-0.21859" calcext:value-type="float">
            <text:p>-0.21859</text:p>
          </table:table-cell>
        </table:table-row>
        <table:table-row table:style-name="ro1">
          <table:table-cell office:value-type="float" office:value="-0.159214" calcext:value-type="float">
            <text:p>-0.159214</text:p>
          </table:table-cell>
          <table:table-cell office:value-type="float" office:value="-0.097415" calcext:value-type="float">
            <text:p>-0.097415</text:p>
          </table:table-cell>
          <table:table-cell office:value-type="float" office:value="0.073121" calcext:value-type="float">
            <text:p>0.073121</text:p>
          </table:table-cell>
          <table:table-cell table:formula="of:=[.B2404]-[.C2404]" office:value-type="float" office:value="-0.170536" calcext:value-type="float">
            <text:p>-0.170536</text:p>
          </table:table-cell>
        </table:table-row>
        <table:table-row table:style-name="ro1">
          <table:table-cell office:value-type="float" office:value="-0.110704" calcext:value-type="float">
            <text:p>-0.110704</text:p>
          </table:table-cell>
          <table:table-cell office:value-type="float" office:value="-0.048905" calcext:value-type="float">
            <text:p>-0.048905</text:p>
          </table:table-cell>
          <table:table-cell office:value-type="float" office:value="0.073149" calcext:value-type="float">
            <text:p>0.073149</text:p>
          </table:table-cell>
          <table:table-cell table:formula="of:=[.B2405]-[.C2405]" office:value-type="float" office:value="-0.122054" calcext:value-type="float">
            <text:p>-0.122054</text:p>
          </table:table-cell>
        </table:table-row>
        <table:table-row table:style-name="ro1">
          <table:table-cell office:value-type="float" office:value="-0.062873" calcext:value-type="float">
            <text:p>-0.062873</text:p>
          </table:table-cell>
          <table:table-cell office:value-type="float" office:value="-0.001074" calcext:value-type="float">
            <text:p>-0.001074</text:p>
          </table:table-cell>
          <table:table-cell office:value-type="float" office:value="0.073177" calcext:value-type="float">
            <text:p>0.073177</text:p>
          </table:table-cell>
          <table:table-cell table:formula="of:=[.B2406]-[.C2406]" office:value-type="float" office:value="-0.074251" calcext:value-type="float">
            <text:p>-0.074251</text:p>
          </table:table-cell>
        </table:table-row>
        <table:table-row table:style-name="ro1">
          <table:table-cell office:value-type="float" office:value="-0.014179" calcext:value-type="float">
            <text:p>-0.014179</text:p>
          </table:table-cell>
          <table:table-cell office:value-type="float" office:value="0.04762" calcext:value-type="float">
            <text:p>0.04762</text:p>
          </table:table-cell>
          <table:table-cell office:value-type="float" office:value="0.073205" calcext:value-type="float">
            <text:p>0.073205</text:p>
          </table:table-cell>
          <table:table-cell table:formula="of:=[.B2407]-[.C2407]" office:value-type="float" office:value="-0.025585" calcext:value-type="float">
            <text:p>-0.025585</text:p>
          </table:table-cell>
        </table:table-row>
        <table:table-row table:style-name="ro1">
          <table:table-cell office:value-type="float" office:value="0.03429" calcext:value-type="float">
            <text:p>0.03429</text:p>
          </table:table-cell>
          <table:table-cell office:value-type="float" office:value="0.096089" calcext:value-type="float">
            <text:p>0.096089</text:p>
          </table:table-cell>
          <table:table-cell office:value-type="float" office:value="0.073233" calcext:value-type="float">
            <text:p>0.073233</text:p>
          </table:table-cell>
          <table:table-cell table:formula="of:=[.B2408]-[.C2408]" office:value-type="float" office:value="0.022856" calcext:value-type="float">
            <text:p>0.022856</text:p>
          </table:table-cell>
        </table:table-row>
        <table:table-row table:style-name="ro1">
          <table:table-cell office:value-type="float" office:value="0.08399" calcext:value-type="float">
            <text:p>0.08399</text:p>
          </table:table-cell>
          <table:table-cell office:value-type="float" office:value="0.145789" calcext:value-type="float">
            <text:p>0.145789</text:p>
          </table:table-cell>
          <table:table-cell office:value-type="float" office:value="0.073261" calcext:value-type="float">
            <text:p>0.073261</text:p>
          </table:table-cell>
          <table:table-cell table:formula="of:=[.B2409]-[.C2409]" office:value-type="float" office:value="0.072528" calcext:value-type="float">
            <text:p>0.072528</text:p>
          </table:table-cell>
        </table:table-row>
        <table:table-row table:style-name="ro1">
          <table:table-cell office:value-type="float" office:value="0.133035" calcext:value-type="float">
            <text:p>0.133035</text:p>
          </table:table-cell>
          <table:table-cell office:value-type="float" office:value="0.194834" calcext:value-type="float">
            <text:p>0.194834</text:p>
          </table:table-cell>
          <table:table-cell office:value-type="float" office:value="0.073289" calcext:value-type="float">
            <text:p>0.073289</text:p>
          </table:table-cell>
          <table:table-cell table:formula="of:=[.B2410]-[.C2410]" office:value-type="float" office:value="0.121545" calcext:value-type="float">
            <text:p>0.121545</text:p>
          </table:table-cell>
        </table:table-row>
        <table:table-row table:style-name="ro1">
          <table:table-cell office:value-type="float" office:value="0.18315" calcext:value-type="float">
            <text:p>0.18315</text:p>
          </table:table-cell>
          <table:table-cell office:value-type="float" office:value="0.244949" calcext:value-type="float">
            <text:p>0.244949</text:p>
          </table:table-cell>
          <table:table-cell office:value-type="float" office:value="0.073317" calcext:value-type="float">
            <text:p>0.073317</text:p>
          </table:table-cell>
          <table:table-cell table:formula="of:=[.B2411]-[.C2411]" office:value-type="float" office:value="0.171632" calcext:value-type="float">
            <text:p>0.171632</text:p>
          </table:table-cell>
        </table:table-row>
        <table:table-row table:style-name="ro1">
          <table:table-cell office:value-type="float" office:value="0.232503" calcext:value-type="float">
            <text:p>0.232503</text:p>
          </table:table-cell>
          <table:table-cell office:value-type="float" office:value="0.294302" calcext:value-type="float">
            <text:p>0.294302</text:p>
          </table:table-cell>
          <table:table-cell office:value-type="float" office:value="0.073345" calcext:value-type="float">
            <text:p>0.073345</text:p>
          </table:table-cell>
          <table:table-cell table:formula="of:=[.B2412]-[.C2412]" office:value-type="float" office:value="0.220957" calcext:value-type="float">
            <text:p>0.220957</text:p>
          </table:table-cell>
        </table:table-row>
        <table:table-row table:style-name="ro1">
          <table:table-cell office:value-type="float" office:value="0.284035" calcext:value-type="float">
            <text:p>0.284035</text:p>
          </table:table-cell>
          <table:table-cell office:value-type="float" office:value="0.345834" calcext:value-type="float">
            <text:p>0.345834</text:p>
          </table:table-cell>
          <table:table-cell office:value-type="float" office:value="0.073373" calcext:value-type="float">
            <text:p>0.073373</text:p>
          </table:table-cell>
          <table:table-cell table:formula="of:=[.B2413]-[.C2413]" office:value-type="float" office:value="0.272461" calcext:value-type="float">
            <text:p>0.272461</text:p>
          </table:table-cell>
        </table:table-row>
        <table:table-row table:style-name="ro1">
          <table:table-cell office:value-type="float" office:value="0.333949" calcext:value-type="float">
            <text:p>0.333949</text:p>
          </table:table-cell>
          <table:table-cell office:value-type="float" office:value="0.395748" calcext:value-type="float">
            <text:p>0.395748</text:p>
          </table:table-cell>
          <table:table-cell office:value-type="float" office:value="0.073401" calcext:value-type="float">
            <text:p>0.073401</text:p>
          </table:table-cell>
          <table:table-cell table:formula="of:=[.B2414]-[.C2414]" office:value-type="float" office:value="0.322347" calcext:value-type="float">
            <text:p>0.322347</text:p>
          </table:table-cell>
        </table:table-row>
        <table:table-row table:style-name="ro1">
          <table:table-cell office:value-type="float" office:value="0.38492" calcext:value-type="float">
            <text:p>0.38492</text:p>
          </table:table-cell>
          <table:table-cell office:value-type="float" office:value="0.446719" calcext:value-type="float">
            <text:p>0.446719</text:p>
          </table:table-cell>
          <table:table-cell office:value-type="float" office:value="0.073429" calcext:value-type="float">
            <text:p>0.073429</text:p>
          </table:table-cell>
          <table:table-cell table:formula="of:=[.B2415]-[.C2415]" office:value-type="float" office:value="0.37329" calcext:value-type="float">
            <text:p>0.37329</text:p>
          </table:table-cell>
        </table:table-row>
        <table:table-row table:style-name="ro1">
          <table:table-cell office:value-type="float" office:value="0.434783" calcext:value-type="float">
            <text:p>0.434783</text:p>
          </table:table-cell>
          <table:table-cell office:value-type="float" office:value="0.496582" calcext:value-type="float">
            <text:p>0.496582</text:p>
          </table:table-cell>
          <table:table-cell office:value-type="float" office:value="0.073457" calcext:value-type="float">
            <text:p>0.073457</text:p>
          </table:table-cell>
          <table:table-cell table:formula="of:=[.B2416]-[.C2416]" office:value-type="float" office:value="0.423125" calcext:value-type="float">
            <text:p>0.423125</text:p>
          </table:table-cell>
        </table:table-row>
        <table:table-row table:style-name="ro1">
          <table:table-cell office:value-type="float" office:value="0.485512" calcext:value-type="float">
            <text:p>0.485512</text:p>
          </table:table-cell>
          <table:table-cell office:value-type="float" office:value="0.547311" calcext:value-type="float">
            <text:p>0.547311</text:p>
          </table:table-cell>
          <table:table-cell office:value-type="float" office:value="0.073485" calcext:value-type="float">
            <text:p>0.073485</text:p>
          </table:table-cell>
          <table:table-cell table:formula="of:=[.B2417]-[.C2417]" office:value-type="float" office:value="0.473826" calcext:value-type="float">
            <text:p>0.473826</text:p>
          </table:table-cell>
        </table:table-row>
        <table:table-row table:style-name="ro1">
          <table:table-cell office:value-type="float" office:value="0.535683" calcext:value-type="float">
            <text:p>0.535683</text:p>
          </table:table-cell>
          <table:table-cell office:value-type="float" office:value="0.597482" calcext:value-type="float">
            <text:p>0.597482</text:p>
          </table:table-cell>
          <table:table-cell office:value-type="float" office:value="0.073513" calcext:value-type="float">
            <text:p>0.073513</text:p>
          </table:table-cell>
          <table:table-cell table:formula="of:=[.B2418]-[.C2418]" office:value-type="float" office:value="0.523969" calcext:value-type="float">
            <text:p>0.523969</text:p>
          </table:table-cell>
        </table:table-row>
        <table:table-row table:style-name="ro1">
          <table:table-cell office:value-type="float" office:value="0.586074" calcext:value-type="float">
            <text:p>0.586074</text:p>
          </table:table-cell>
          <table:table-cell office:value-type="float" office:value="0.647873" calcext:value-type="float">
            <text:p>0.647873</text:p>
          </table:table-cell>
          <table:table-cell office:value-type="float" office:value="0.073541" calcext:value-type="float">
            <text:p>0.073541</text:p>
          </table:table-cell>
          <table:table-cell table:formula="of:=[.B2419]-[.C2419]" office:value-type="float" office:value="0.574332" calcext:value-type="float">
            <text:p>0.574332</text:p>
          </table:table-cell>
        </table:table-row>
        <table:table-row table:style-name="ro1">
          <table:table-cell office:value-type="float" office:value="0.636348" calcext:value-type="float">
            <text:p>0.636348</text:p>
          </table:table-cell>
          <table:table-cell office:value-type="float" office:value="0.698147" calcext:value-type="float">
            <text:p>0.698147</text:p>
          </table:table-cell>
          <table:table-cell office:value-type="float" office:value="0.073569" calcext:value-type="float">
            <text:p>0.073569</text:p>
          </table:table-cell>
          <table:table-cell table:formula="of:=[.B2420]-[.C2420]" office:value-type="float" office:value="0.624578" calcext:value-type="float">
            <text:p>0.624578</text:p>
          </table:table-cell>
        </table:table-row>
        <table:table-row table:style-name="ro1">
          <table:table-cell office:value-type="float" office:value="0.687233" calcext:value-type="float">
            <text:p>0.687233</text:p>
          </table:table-cell>
          <table:table-cell office:value-type="float" office:value="0.749032" calcext:value-type="float">
            <text:p>0.749032</text:p>
          </table:table-cell>
          <table:table-cell office:value-type="float" office:value="0.073597" calcext:value-type="float">
            <text:p>0.073597</text:p>
          </table:table-cell>
          <table:table-cell table:formula="of:=[.B2421]-[.C2421]" office:value-type="float" office:value="0.675435" calcext:value-type="float">
            <text:p>0.675435</text:p>
          </table:table-cell>
        </table:table-row>
        <table:table-row table:style-name="ro1">
          <table:table-cell office:value-type="float" office:value="0.737532" calcext:value-type="float">
            <text:p>0.737532</text:p>
          </table:table-cell>
          <table:table-cell office:value-type="float" office:value="0.799331" calcext:value-type="float">
            <text:p>0.799331</text:p>
          </table:table-cell>
          <table:table-cell office:value-type="float" office:value="0.073625" calcext:value-type="float">
            <text:p>0.073625</text:p>
          </table:table-cell>
          <table:table-cell table:formula="of:=[.B2422]-[.C2422]" office:value-type="float" office:value="0.725706" calcext:value-type="float">
            <text:p>0.725706</text:p>
          </table:table-cell>
        </table:table-row>
        <table:table-row table:style-name="ro1">
          <table:table-cell office:value-type="float" office:value="0.787652" calcext:value-type="float">
            <text:p>0.787652</text:p>
          </table:table-cell>
          <table:table-cell office:value-type="float" office:value="0.849451" calcext:value-type="float">
            <text:p>0.849451</text:p>
          </table:table-cell>
          <table:table-cell office:value-type="float" office:value="0.073653" calcext:value-type="float">
            <text:p>0.073653</text:p>
          </table:table-cell>
          <table:table-cell table:formula="of:=[.B2423]-[.C2423]" office:value-type="float" office:value="0.775798" calcext:value-type="float">
            <text:p>0.775798</text:p>
          </table:table-cell>
        </table:table-row>
        <table:table-row table:style-name="ro1">
          <table:table-cell office:value-type="float" office:value="0.837375" calcext:value-type="float">
            <text:p>0.837375</text:p>
          </table:table-cell>
          <table:table-cell office:value-type="float" office:value="0.899174" calcext:value-type="float">
            <text:p>0.899174</text:p>
          </table:table-cell>
          <table:table-cell office:value-type="float" office:value="0.073681" calcext:value-type="float">
            <text:p>0.073681</text:p>
          </table:table-cell>
          <table:table-cell table:formula="of:=[.B2424]-[.C2424]" office:value-type="float" office:value="0.825493" calcext:value-type="float">
            <text:p>0.825493</text:p>
          </table:table-cell>
        </table:table-row>
        <table:table-row table:style-name="ro1">
          <table:table-cell office:value-type="float" office:value="0.887349" calcext:value-type="float">
            <text:p>0.887349</text:p>
          </table:table-cell>
          <table:table-cell office:value-type="float" office:value="0.949148" calcext:value-type="float">
            <text:p>0.949148</text:p>
          </table:table-cell>
          <table:table-cell office:value-type="float" office:value="0.073709" calcext:value-type="float">
            <text:p>0.073709</text:p>
          </table:table-cell>
          <table:table-cell table:formula="of:=[.B2425]-[.C2425]" office:value-type="float" office:value="0.875439" calcext:value-type="float">
            <text:p>0.875439</text:p>
          </table:table-cell>
        </table:table-row>
        <table:table-row table:style-name="ro1">
          <table:table-cell office:value-type="float" office:value="0.936678" calcext:value-type="float">
            <text:p>0.936678</text:p>
          </table:table-cell>
          <table:table-cell office:value-type="float" office:value="0.998477" calcext:value-type="float">
            <text:p>0.998477</text:p>
          </table:table-cell>
          <table:table-cell office:value-type="float" office:value="0.073737" calcext:value-type="float">
            <text:p>0.073737</text:p>
          </table:table-cell>
          <table:table-cell table:formula="of:=[.B2426]-[.C2426]" office:value-type="float" office:value="0.92474" calcext:value-type="float">
            <text:p>0.92474</text:p>
          </table:table-cell>
        </table:table-row>
        <table:table-row table:style-name="ro1">
          <table:table-cell office:value-type="float" office:value="0.985965" calcext:value-type="float">
            <text:p>0.985965</text:p>
          </table:table-cell>
          <table:table-cell office:value-type="float" office:value="1.047764" calcext:value-type="float">
            <text:p>1.047764</text:p>
          </table:table-cell>
          <table:table-cell office:value-type="float" office:value="0.073765" calcext:value-type="float">
            <text:p>0.073765</text:p>
          </table:table-cell>
          <table:table-cell table:formula="of:=[.B2427]-[.C2427]" office:value-type="float" office:value="0.973999" calcext:value-type="float">
            <text:p>0.973999</text:p>
          </table:table-cell>
        </table:table-row>
        <table:table-row table:style-name="ro1">
          <table:table-cell office:value-type="float" office:value="1.033881" calcext:value-type="float">
            <text:p>1.033881</text:p>
          </table:table-cell>
          <table:table-cell office:value-type="float" office:value="1.09568" calcext:value-type="float">
            <text:p>1.09568</text:p>
          </table:table-cell>
          <table:table-cell office:value-type="float" office:value="0.073793" calcext:value-type="float">
            <text:p>0.073793</text:p>
          </table:table-cell>
          <table:table-cell table:formula="of:=[.B2428]-[.C2428]" office:value-type="float" office:value="1.021887" calcext:value-type="float">
            <text:p>1.021887</text:p>
          </table:table-cell>
        </table:table-row>
        <table:table-row table:style-name="ro1">
          <table:table-cell office:value-type="float" office:value="1.080462" calcext:value-type="float">
            <text:p>1.080462</text:p>
          </table:table-cell>
          <table:table-cell office:value-type="float" office:value="1.142261" calcext:value-type="float">
            <text:p>1.142261</text:p>
          </table:table-cell>
          <table:table-cell office:value-type="float" office:value="0.073821" calcext:value-type="float">
            <text:p>0.073821</text:p>
          </table:table-cell>
          <table:table-cell table:formula="of:=[.B2429]-[.C2429]" office:value-type="float" office:value="1.06844" calcext:value-type="float">
            <text:p>1.06844</text:p>
          </table:table-cell>
        </table:table-row>
        <table:table-row table:style-name="ro1">
          <table:table-cell office:value-type="float" office:value="1.125321" calcext:value-type="float">
            <text:p>1.125321</text:p>
          </table:table-cell>
          <table:table-cell office:value-type="float" office:value="1.18712" calcext:value-type="float">
            <text:p>1.18712</text:p>
          </table:table-cell>
          <table:table-cell office:value-type="float" office:value="0.073849" calcext:value-type="float">
            <text:p>0.073849</text:p>
          </table:table-cell>
          <table:table-cell table:formula="of:=[.B2430]-[.C2430]" office:value-type="float" office:value="1.113271" calcext:value-type="float">
            <text:p>1.113271</text:p>
          </table:table-cell>
        </table:table-row>
        <table:table-row table:style-name="ro1">
          <table:table-cell office:value-type="float" office:value="1.169503" calcext:value-type="float">
            <text:p>1.169503</text:p>
          </table:table-cell>
          <table:table-cell office:value-type="float" office:value="1.231302" calcext:value-type="float">
            <text:p>1.231302</text:p>
          </table:table-cell>
          <table:table-cell office:value-type="float" office:value="0.073877" calcext:value-type="float">
            <text:p>0.073877</text:p>
          </table:table-cell>
          <table:table-cell table:formula="of:=[.B2431]-[.C2431]" office:value-type="float" office:value="1.157425" calcext:value-type="float">
            <text:p>1.157425</text:p>
          </table:table-cell>
        </table:table-row>
        <table:table-row table:style-name="ro1">
          <table:table-cell office:value-type="float" office:value="1.213903" calcext:value-type="float">
            <text:p>1.213903</text:p>
          </table:table-cell>
          <table:table-cell office:value-type="float" office:value="1.275702" calcext:value-type="float">
            <text:p>1.275702</text:p>
          </table:table-cell>
          <table:table-cell office:value-type="float" office:value="0.073905" calcext:value-type="float">
            <text:p>0.073905</text:p>
          </table:table-cell>
          <table:table-cell table:formula="of:=[.B2432]-[.C2432]" office:value-type="float" office:value="1.201797" calcext:value-type="float">
            <text:p>1.201797</text:p>
          </table:table-cell>
        </table:table-row>
        <table:table-row table:style-name="ro1">
          <table:table-cell office:value-type="float" office:value="1.260678" calcext:value-type="float">
            <text:p>1.260678</text:p>
          </table:table-cell>
          <table:table-cell office:value-type="float" office:value="1.322477" calcext:value-type="float">
            <text:p>1.322477</text:p>
          </table:table-cell>
          <table:table-cell office:value-type="float" office:value="0.073933" calcext:value-type="float">
            <text:p>0.073933</text:p>
          </table:table-cell>
          <table:table-cell table:formula="of:=[.B2433]-[.C2433]" office:value-type="float" office:value="1.248544" calcext:value-type="float">
            <text:p>1.248544</text:p>
          </table:table-cell>
        </table:table-row>
        <table:table-row table:style-name="ro1">
          <table:table-cell office:value-type="float" office:value="1.309928" calcext:value-type="float">
            <text:p>1.309928</text:p>
          </table:table-cell>
          <table:table-cell office:value-type="float" office:value="1.371727" calcext:value-type="float">
            <text:p>1.371727</text:p>
          </table:table-cell>
          <table:table-cell office:value-type="float" office:value="0.073961" calcext:value-type="float">
            <text:p>0.073961</text:p>
          </table:table-cell>
          <table:table-cell table:formula="of:=[.B2434]-[.C2434]" office:value-type="float" office:value="1.297766" calcext:value-type="float">
            <text:p>1.297766</text:p>
          </table:table-cell>
        </table:table-row>
        <table:table-row table:style-name="ro1">
          <table:table-cell office:value-type="float" office:value="1.35814" calcext:value-type="float">
            <text:p>1.35814</text:p>
          </table:table-cell>
          <table:table-cell office:value-type="float" office:value="1.419939" calcext:value-type="float">
            <text:p>1.419939</text:p>
          </table:table-cell>
          <table:table-cell office:value-type="float" office:value="0.073989" calcext:value-type="float">
            <text:p>0.073989</text:p>
          </table:table-cell>
          <table:table-cell table:formula="of:=[.B2435]-[.C2435]" office:value-type="float" office:value="1.34595" calcext:value-type="float">
            <text:p>1.34595</text:p>
          </table:table-cell>
        </table:table-row>
        <table:table-row table:style-name="ro1">
          <table:table-cell office:value-type="float" office:value="1.406664" calcext:value-type="float">
            <text:p>1.406664</text:p>
          </table:table-cell>
          <table:table-cell office:value-type="float" office:value="1.468463" calcext:value-type="float">
            <text:p>1.468463</text:p>
          </table:table-cell>
          <table:table-cell office:value-type="float" office:value="0.074017" calcext:value-type="float">
            <text:p>0.074017</text:p>
          </table:table-cell>
          <table:table-cell table:formula="of:=[.B2436]-[.C2436]" office:value-type="float" office:value="1.394446" calcext:value-type="float">
            <text:p>1.394446</text:p>
          </table:table-cell>
        </table:table-row>
        <table:table-row table:style-name="ro1">
          <table:table-cell office:value-type="float" office:value="1.455554" calcext:value-type="float">
            <text:p>1.455554</text:p>
          </table:table-cell>
          <table:table-cell office:value-type="float" office:value="1.517353" calcext:value-type="float">
            <text:p>1.517353</text:p>
          </table:table-cell>
          <table:table-cell office:value-type="float" office:value="0.074045" calcext:value-type="float">
            <text:p>0.074045</text:p>
          </table:table-cell>
          <table:table-cell table:formula="of:=[.B2437]-[.C2437]" office:value-type="float" office:value="1.443308" calcext:value-type="float">
            <text:p>1.443308</text:p>
          </table:table-cell>
        </table:table-row>
        <table:table-row table:style-name="ro1">
          <table:table-cell office:value-type="float" office:value="1.505885" calcext:value-type="float">
            <text:p>1.505885</text:p>
          </table:table-cell>
          <table:table-cell office:value-type="float" office:value="1.567685" calcext:value-type="float">
            <text:p>1.567685</text:p>
          </table:table-cell>
          <table:table-cell office:value-type="float" office:value="0.074073" calcext:value-type="float">
            <text:p>0.074073</text:p>
          </table:table-cell>
          <table:table-cell table:formula="of:=[.B2438]-[.C2438]" office:value-type="float" office:value="1.493612" calcext:value-type="float">
            <text:p>1.493612</text:p>
          </table:table-cell>
        </table:table-row>
        <table:table-row table:style-name="ro1">
          <table:table-cell office:value-type="float" office:value="1.556658" calcext:value-type="float">
            <text:p>1.556658</text:p>
          </table:table-cell>
          <table:table-cell office:value-type="float" office:value="1.618457" calcext:value-type="float">
            <text:p>1.618457</text:p>
          </table:table-cell>
          <table:table-cell office:value-type="float" office:value="0.074101" calcext:value-type="float">
            <text:p>0.074101</text:p>
          </table:table-cell>
          <table:table-cell table:formula="of:=[.B2439]-[.C2439]" office:value-type="float" office:value="1.544356" calcext:value-type="float">
            <text:p>1.544356</text:p>
          </table:table-cell>
        </table:table-row>
        <table:table-row table:style-name="ro1">
          <table:table-cell office:value-type="float" office:value="1.607372" calcext:value-type="float">
            <text:p>1.607372</text:p>
          </table:table-cell>
          <table:table-cell office:value-type="float" office:value="1.669171" calcext:value-type="float">
            <text:p>1.669171</text:p>
          </table:table-cell>
          <table:table-cell office:value-type="float" office:value="0.074129" calcext:value-type="float">
            <text:p>0.074129</text:p>
          </table:table-cell>
          <table:table-cell table:formula="of:=[.B2440]-[.C2440]" office:value-type="float" office:value="1.595042" calcext:value-type="float">
            <text:p>1.595042</text:p>
          </table:table-cell>
        </table:table-row>
        <table:table-row table:style-name="ro1">
          <table:table-cell office:value-type="float" office:value="1.656978" calcext:value-type="float">
            <text:p>1.656978</text:p>
          </table:table-cell>
          <table:table-cell office:value-type="float" office:value="1.718777" calcext:value-type="float">
            <text:p>1.718777</text:p>
          </table:table-cell>
          <table:table-cell office:value-type="float" office:value="0.074157" calcext:value-type="float">
            <text:p>0.074157</text:p>
          </table:table-cell>
          <table:table-cell table:formula="of:=[.B2441]-[.C2441]" office:value-type="float" office:value="1.64462" calcext:value-type="float">
            <text:p>1.64462</text:p>
          </table:table-cell>
        </table:table-row>
        <table:table-row table:style-name="ro1">
          <table:table-cell office:value-type="float" office:value="1.706405" calcext:value-type="float">
            <text:p>1.706405</text:p>
          </table:table-cell>
          <table:table-cell office:value-type="float" office:value="1.768204" calcext:value-type="float">
            <text:p>1.768204</text:p>
          </table:table-cell>
          <table:table-cell office:value-type="float" office:value="0.074185" calcext:value-type="float">
            <text:p>0.074185</text:p>
          </table:table-cell>
          <table:table-cell table:formula="of:=[.B2442]-[.C2442]" office:value-type="float" office:value="1.694019" calcext:value-type="float">
            <text:p>1.694019</text:p>
          </table:table-cell>
        </table:table-row>
        <table:table-row table:style-name="ro1">
          <table:table-cell office:value-type="float" office:value="1.755541" calcext:value-type="float">
            <text:p>1.755541</text:p>
          </table:table-cell>
          <table:table-cell office:value-type="float" office:value="1.81734" calcext:value-type="float">
            <text:p>1.81734</text:p>
          </table:table-cell>
          <table:table-cell office:value-type="float" office:value="0.074213" calcext:value-type="float">
            <text:p>0.074213</text:p>
          </table:table-cell>
          <table:table-cell table:formula="of:=[.B2443]-[.C2443]" office:value-type="float" office:value="1.743127" calcext:value-type="float">
            <text:p>1.743127</text:p>
          </table:table-cell>
        </table:table-row>
        <table:table-row table:style-name="ro1">
          <table:table-cell office:value-type="float" office:value="1.804425" calcext:value-type="float">
            <text:p>1.804425</text:p>
          </table:table-cell>
          <table:table-cell office:value-type="float" office:value="1.866224" calcext:value-type="float">
            <text:p>1.866224</text:p>
          </table:table-cell>
          <table:table-cell office:value-type="float" office:value="0.074241" calcext:value-type="float">
            <text:p>0.074241</text:p>
          </table:table-cell>
          <table:table-cell table:formula="of:=[.B2444]-[.C2444]" office:value-type="float" office:value="1.791983" calcext:value-type="float">
            <text:p>1.791983</text:p>
          </table:table-cell>
        </table:table-row>
        <table:table-row table:style-name="ro1">
          <table:table-cell office:value-type="float" office:value="1.852888" calcext:value-type="float">
            <text:p>1.852888</text:p>
          </table:table-cell>
          <table:table-cell office:value-type="float" office:value="1.914687" calcext:value-type="float">
            <text:p>1.914687</text:p>
          </table:table-cell>
          <table:table-cell office:value-type="float" office:value="0.074269" calcext:value-type="float">
            <text:p>0.074269</text:p>
          </table:table-cell>
          <table:table-cell table:formula="of:=[.B2445]-[.C2445]" office:value-type="float" office:value="1.840418" calcext:value-type="float">
            <text:p>1.840418</text:p>
          </table:table-cell>
        </table:table-row>
        <table:table-row table:style-name="ro1">
          <table:table-cell office:value-type="float" office:value="1.90132" calcext:value-type="float">
            <text:p>1.90132</text:p>
          </table:table-cell>
          <table:table-cell office:value-type="float" office:value="1.963119" calcext:value-type="float">
            <text:p>1.963119</text:p>
          </table:table-cell>
          <table:table-cell office:value-type="float" office:value="0.074297" calcext:value-type="float">
            <text:p>0.074297</text:p>
          </table:table-cell>
          <table:table-cell table:formula="of:=[.B2446]-[.C2446]" office:value-type="float" office:value="1.888822" calcext:value-type="float">
            <text:p>1.888822</text:p>
          </table:table-cell>
        </table:table-row>
        <table:table-row table:style-name="ro1">
          <table:table-cell office:value-type="float" office:value="1.948568" calcext:value-type="float">
            <text:p>1.948568</text:p>
          </table:table-cell>
          <table:table-cell office:value-type="float" office:value="2.010367" calcext:value-type="float">
            <text:p>2.010367</text:p>
          </table:table-cell>
          <table:table-cell office:value-type="float" office:value="0.074325" calcext:value-type="float">
            <text:p>0.074325</text:p>
          </table:table-cell>
          <table:table-cell table:formula="of:=[.B2447]-[.C2447]" office:value-type="float" office:value="1.936042" calcext:value-type="float">
            <text:p>1.936042</text:p>
          </table:table-cell>
        </table:table-row>
        <table:table-row table:style-name="ro1">
          <table:table-cell office:value-type="float" office:value="1.995793" calcext:value-type="float">
            <text:p>1.995793</text:p>
          </table:table-cell>
          <table:table-cell office:value-type="float" office:value="2.057592" calcext:value-type="float">
            <text:p>2.057592</text:p>
          </table:table-cell>
          <table:table-cell office:value-type="float" office:value="0.074353" calcext:value-type="float">
            <text:p>0.074353</text:p>
          </table:table-cell>
          <table:table-cell table:formula="of:=[.B2448]-[.C2448]" office:value-type="float" office:value="1.983239" calcext:value-type="float">
            <text:p>1.983239</text:p>
          </table:table-cell>
        </table:table-row>
        <table:table-row table:style-name="ro1">
          <table:table-cell office:value-type="float" office:value="2.043194" calcext:value-type="float">
            <text:p>2.043194</text:p>
          </table:table-cell>
          <table:table-cell office:value-type="float" office:value="2.104993" calcext:value-type="float">
            <text:p>2.104993</text:p>
          </table:table-cell>
          <table:table-cell office:value-type="float" office:value="0.074381" calcext:value-type="float">
            <text:p>0.074381</text:p>
          </table:table-cell>
          <table:table-cell table:formula="of:=[.B2449]-[.C2449]" office:value-type="float" office:value="2.030612" calcext:value-type="float">
            <text:p>2.030612</text:p>
          </table:table-cell>
        </table:table-row>
        <table:table-row table:style-name="ro1">
          <table:table-cell office:value-type="float" office:value="2.0917" calcext:value-type="float">
            <text:p>2.0917</text:p>
          </table:table-cell>
          <table:table-cell office:value-type="float" office:value="2.153499" calcext:value-type="float">
            <text:p>2.153499</text:p>
          </table:table-cell>
          <table:table-cell office:value-type="float" office:value="0.074409" calcext:value-type="float">
            <text:p>0.074409</text:p>
          </table:table-cell>
          <table:table-cell table:formula="of:=[.B2450]-[.C2450]" office:value-type="float" office:value="2.07909" calcext:value-type="float">
            <text:p>2.07909</text:p>
          </table:table-cell>
        </table:table-row>
        <table:table-row table:style-name="ro1">
          <table:table-cell office:value-type="float" office:value="2.14018" calcext:value-type="float">
            <text:p>2.14018</text:p>
          </table:table-cell>
          <table:table-cell office:value-type="float" office:value="2.201979" calcext:value-type="float">
            <text:p>2.201979</text:p>
          </table:table-cell>
          <table:table-cell office:value-type="float" office:value="0.074437" calcext:value-type="float">
            <text:p>0.074437</text:p>
          </table:table-cell>
          <table:table-cell table:formula="of:=[.B2451]-[.C2451]" office:value-type="float" office:value="2.127542" calcext:value-type="float">
            <text:p>2.127542</text:p>
          </table:table-cell>
        </table:table-row>
        <table:table-row table:style-name="ro1">
          <table:table-cell office:value-type="float" office:value="2.190199" calcext:value-type="float">
            <text:p>2.190199</text:p>
          </table:table-cell>
          <table:table-cell office:value-type="float" office:value="2.251998" calcext:value-type="float">
            <text:p>2.251998</text:p>
          </table:table-cell>
          <table:table-cell office:value-type="float" office:value="0.074465" calcext:value-type="float">
            <text:p>0.074465</text:p>
          </table:table-cell>
          <table:table-cell table:formula="of:=[.B2452]-[.C2452]" office:value-type="float" office:value="2.177533" calcext:value-type="float">
            <text:p>2.177533</text:p>
          </table:table-cell>
        </table:table-row>
        <table:table-row table:style-name="ro1">
          <table:table-cell office:value-type="float" office:value="2.239972" calcext:value-type="float">
            <text:p>2.239972</text:p>
          </table:table-cell>
          <table:table-cell office:value-type="float" office:value="2.301771" calcext:value-type="float">
            <text:p>2.301771</text:p>
          </table:table-cell>
          <table:table-cell office:value-type="float" office:value="0.074493" calcext:value-type="float">
            <text:p>0.074493</text:p>
          </table:table-cell>
          <table:table-cell table:formula="of:=[.B2453]-[.C2453]" office:value-type="float" office:value="2.227278" calcext:value-type="float">
            <text:p>2.227278</text:p>
          </table:table-cell>
        </table:table-row>
        <table:table-row table:style-name="ro1">
          <table:table-cell office:value-type="float" office:value="2.290479" calcext:value-type="float">
            <text:p>2.290479</text:p>
          </table:table-cell>
          <table:table-cell office:value-type="float" office:value="2.352278" calcext:value-type="float">
            <text:p>2.352278</text:p>
          </table:table-cell>
          <table:table-cell office:value-type="float" office:value="0.074521" calcext:value-type="float">
            <text:p>0.074521</text:p>
          </table:table-cell>
          <table:table-cell table:formula="of:=[.B2454]-[.C2454]" office:value-type="float" office:value="2.277757" calcext:value-type="float">
            <text:p>2.277757</text:p>
          </table:table-cell>
        </table:table-row>
        <table:table-row table:style-name="ro1">
          <table:table-cell office:value-type="float" office:value="2.341" calcext:value-type="float">
            <text:p>2.341</text:p>
          </table:table-cell>
          <table:table-cell office:value-type="float" office:value="2.402799" calcext:value-type="float">
            <text:p>2.402799</text:p>
          </table:table-cell>
          <table:table-cell office:value-type="float" office:value="0.074549" calcext:value-type="float">
            <text:p>0.074549</text:p>
          </table:table-cell>
          <table:table-cell table:formula="of:=[.B2455]-[.C2455]" office:value-type="float" office:value="2.32825" calcext:value-type="float">
            <text:p>2.32825</text:p>
          </table:table-cell>
        </table:table-row>
        <table:table-row table:style-name="ro1">
          <table:table-cell office:value-type="float" office:value="2.391435" calcext:value-type="float">
            <text:p>2.391435</text:p>
          </table:table-cell>
          <table:table-cell office:value-type="float" office:value="2.453234" calcext:value-type="float">
            <text:p>2.453234</text:p>
          </table:table-cell>
          <table:table-cell office:value-type="float" office:value="0.074577" calcext:value-type="float">
            <text:p>0.074577</text:p>
          </table:table-cell>
          <table:table-cell table:formula="of:=[.B2456]-[.C2456]" office:value-type="float" office:value="2.378657" calcext:value-type="float">
            <text:p>2.378657</text:p>
          </table:table-cell>
        </table:table-row>
        <table:table-row table:style-name="ro1">
          <table:table-cell office:value-type="float" office:value="2.441653" calcext:value-type="float">
            <text:p>2.441653</text:p>
          </table:table-cell>
          <table:table-cell office:value-type="float" office:value="2.503452" calcext:value-type="float">
            <text:p>2.503452</text:p>
          </table:table-cell>
          <table:table-cell office:value-type="float" office:value="0.074605" calcext:value-type="float">
            <text:p>0.074605</text:p>
          </table:table-cell>
          <table:table-cell table:formula="of:=[.B2457]-[.C2457]" office:value-type="float" office:value="2.428847" calcext:value-type="float">
            <text:p>2.428847</text:p>
          </table:table-cell>
        </table:table-row>
        <table:table-row table:style-name="ro1">
          <table:table-cell office:value-type="float" office:value="2.490976" calcext:value-type="float">
            <text:p>2.490976</text:p>
          </table:table-cell>
          <table:table-cell office:value-type="float" office:value="2.552775" calcext:value-type="float">
            <text:p>2.552775</text:p>
          </table:table-cell>
          <table:table-cell office:value-type="float" office:value="0.074633" calcext:value-type="float">
            <text:p>0.074633</text:p>
          </table:table-cell>
          <table:table-cell table:formula="of:=[.B2458]-[.C2458]" office:value-type="float" office:value="2.478142" calcext:value-type="float">
            <text:p>2.478142</text:p>
          </table:table-cell>
        </table:table-row>
        <table:table-row table:style-name="ro1">
          <table:table-cell office:value-type="float" office:value="2.540725" calcext:value-type="float">
            <text:p>2.540725</text:p>
          </table:table-cell>
          <table:table-cell office:value-type="float" office:value="2.602524" calcext:value-type="float">
            <text:p>2.602524</text:p>
          </table:table-cell>
          <table:table-cell office:value-type="float" office:value="0.074661" calcext:value-type="float">
            <text:p>0.074661</text:p>
          </table:table-cell>
          <table:table-cell table:formula="of:=[.B2459]-[.C2459]" office:value-type="float" office:value="2.527863" calcext:value-type="float">
            <text:p>2.527863</text:p>
          </table:table-cell>
        </table:table-row>
        <table:table-row table:style-name="ro1">
          <table:table-cell office:value-type="float" office:value="2.589926" calcext:value-type="float">
            <text:p>2.589926</text:p>
          </table:table-cell>
          <table:table-cell office:value-type="float" office:value="2.651725" calcext:value-type="float">
            <text:p>2.651725</text:p>
          </table:table-cell>
          <table:table-cell office:value-type="float" office:value="0.074689" calcext:value-type="float">
            <text:p>0.074689</text:p>
          </table:table-cell>
          <table:table-cell table:formula="of:=[.B2460]-[.C2460]" office:value-type="float" office:value="2.577036" calcext:value-type="float">
            <text:p>2.577036</text:p>
          </table:table-cell>
        </table:table-row>
        <table:table-row table:style-name="ro1">
          <table:table-cell office:value-type="float" office:value="2.639973" calcext:value-type="float">
            <text:p>2.639973</text:p>
          </table:table-cell>
          <table:table-cell office:value-type="float" office:value="2.701772" calcext:value-type="float">
            <text:p>2.701772</text:p>
          </table:table-cell>
          <table:table-cell office:value-type="float" office:value="0.074717" calcext:value-type="float">
            <text:p>0.074717</text:p>
          </table:table-cell>
          <table:table-cell table:formula="of:=[.B2461]-[.C2461]" office:value-type="float" office:value="2.627055" calcext:value-type="float">
            <text:p>2.627055</text:p>
          </table:table-cell>
        </table:table-row>
        <table:table-row table:style-name="ro1">
          <table:table-cell office:value-type="float" office:value="2.68926" calcext:value-type="float">
            <text:p>2.68926</text:p>
          </table:table-cell>
          <table:table-cell office:value-type="float" office:value="2.751059" calcext:value-type="float">
            <text:p>2.751059</text:p>
          </table:table-cell>
          <table:table-cell office:value-type="float" office:value="0.074745" calcext:value-type="float">
            <text:p>0.074745</text:p>
          </table:table-cell>
          <table:table-cell table:formula="of:=[.B2462]-[.C2462]" office:value-type="float" office:value="2.676314" calcext:value-type="float">
            <text:p>2.676314</text:p>
          </table:table-cell>
        </table:table-row>
        <table:table-row table:style-name="ro1">
          <table:table-cell office:value-type="float" office:value="2.73925" calcext:value-type="float">
            <text:p>2.73925</text:p>
          </table:table-cell>
          <table:table-cell office:value-type="float" office:value="2.801049" calcext:value-type="float">
            <text:p>2.801049</text:p>
          </table:table-cell>
          <table:table-cell office:value-type="float" office:value="0.074773" calcext:value-type="float">
            <text:p>0.074773</text:p>
          </table:table-cell>
          <table:table-cell table:formula="of:=[.B2463]-[.C2463]" office:value-type="float" office:value="2.726276" calcext:value-type="float">
            <text:p>2.726276</text:p>
          </table:table-cell>
        </table:table-row>
        <table:table-row table:style-name="ro1">
          <table:table-cell office:value-type="float" office:value="2.788371" calcext:value-type="float">
            <text:p>2.788371</text:p>
          </table:table-cell>
          <table:table-cell office:value-type="float" office:value="2.85017" calcext:value-type="float">
            <text:p>2.85017</text:p>
          </table:table-cell>
          <table:table-cell office:value-type="float" office:value="0.074801" calcext:value-type="float">
            <text:p>0.074801</text:p>
          </table:table-cell>
          <table:table-cell table:formula="of:=[.B2464]-[.C2464]" office:value-type="float" office:value="2.775369" calcext:value-type="float">
            <text:p>2.775369</text:p>
          </table:table-cell>
        </table:table-row>
        <table:table-row table:style-name="ro1">
          <table:table-cell office:value-type="float" office:value="2.837759" calcext:value-type="float">
            <text:p>2.837759</text:p>
          </table:table-cell>
          <table:table-cell office:value-type="float" office:value="2.899558" calcext:value-type="float">
            <text:p>2.899558</text:p>
          </table:table-cell>
          <table:table-cell office:value-type="float" office:value="0.074829" calcext:value-type="float">
            <text:p>0.074829</text:p>
          </table:table-cell>
          <table:table-cell table:formula="of:=[.B2465]-[.C2465]" office:value-type="float" office:value="2.824729" calcext:value-type="float">
            <text:p>2.824729</text:p>
          </table:table-cell>
        </table:table-row>
        <table:table-row table:style-name="ro1">
          <table:table-cell office:value-type="float" office:value="2.886197" calcext:value-type="float">
            <text:p>2.886197</text:p>
          </table:table-cell>
          <table:table-cell office:value-type="float" office:value="2.947996" calcext:value-type="float">
            <text:p>2.947996</text:p>
          </table:table-cell>
          <table:table-cell office:value-type="float" office:value="0.074857" calcext:value-type="float">
            <text:p>0.074857</text:p>
          </table:table-cell>
          <table:table-cell table:formula="of:=[.B2466]-[.C2466]" office:value-type="float" office:value="2.873139" calcext:value-type="float">
            <text:p>2.873139</text:p>
          </table:table-cell>
        </table:table-row>
        <table:table-row table:style-name="ro1">
          <table:table-cell office:value-type="float" office:value="2.935021" calcext:value-type="float">
            <text:p>2.935021</text:p>
          </table:table-cell>
          <table:table-cell office:value-type="float" office:value="2.99682" calcext:value-type="float">
            <text:p>2.99682</text:p>
          </table:table-cell>
          <table:table-cell office:value-type="float" office:value="0.074885" calcext:value-type="float">
            <text:p>0.074885</text:p>
          </table:table-cell>
          <table:table-cell table:formula="of:=[.B2467]-[.C2467]" office:value-type="float" office:value="2.921935" calcext:value-type="float">
            <text:p>2.921935</text:p>
          </table:table-cell>
        </table:table-row>
        <table:table-row table:style-name="ro1">
          <table:table-cell office:value-type="float" office:value="2.983477" calcext:value-type="float">
            <text:p>2.983477</text:p>
          </table:table-cell>
          <table:table-cell office:value-type="float" office:value="3.045276" calcext:value-type="float">
            <text:p>3.045276</text:p>
          </table:table-cell>
          <table:table-cell office:value-type="float" office:value="0.074913" calcext:value-type="float">
            <text:p>0.074913</text:p>
          </table:table-cell>
          <table:table-cell table:formula="of:=[.B2468]-[.C2468]" office:value-type="float" office:value="2.970363" calcext:value-type="float">
            <text:p>2.970363</text:p>
          </table:table-cell>
        </table:table-row>
        <table:table-row table:style-name="ro1">
          <table:table-cell office:value-type="float" office:value="3.032153" calcext:value-type="float">
            <text:p>3.032153</text:p>
          </table:table-cell>
          <table:table-cell office:value-type="float" office:value="3.093952" calcext:value-type="float">
            <text:p>3.093952</text:p>
          </table:table-cell>
          <table:table-cell office:value-type="float" office:value="0.074941" calcext:value-type="float">
            <text:p>0.074941</text:p>
          </table:table-cell>
          <table:table-cell table:formula="of:=[.B2469]-[.C2469]" office:value-type="float" office:value="3.019011" calcext:value-type="float">
            <text:p>3.019011</text:p>
          </table:table-cell>
        </table:table-row>
        <table:table-row table:style-name="ro1">
          <table:table-cell office:value-type="float" office:value="3.080994" calcext:value-type="float">
            <text:p>3.080994</text:p>
          </table:table-cell>
          <table:table-cell office:value-type="float" office:value="-3.140392" calcext:value-type="float">
            <text:p>-3.140392</text:p>
          </table:table-cell>
          <table:table-cell office:value-type="float" office:value="0.074969" calcext:value-type="float">
            <text:p>0.074969</text:p>
          </table:table-cell>
          <table:table-cell table:formula="of:=[.B2470]-[.C2470]" office:value-type="float" office:value="-3.215361" calcext:value-type="float">
            <text:p>-3.215361</text:p>
          </table:table-cell>
        </table:table-row>
        <table:table-row table:style-name="ro1">
          <table:table-cell office:value-type="float" office:value="3.130965" calcext:value-type="float">
            <text:p>3.130965</text:p>
          </table:table-cell>
          <table:table-cell office:value-type="float" office:value="-3.09042" calcext:value-type="float">
            <text:p>-3.09042</text:p>
          </table:table-cell>
          <table:table-cell office:value-type="float" office:value="0.074997" calcext:value-type="float">
            <text:p>0.074997</text:p>
          </table:table-cell>
          <table:table-cell table:formula="of:=[.B2471]-[.C2471]" office:value-type="float" office:value="-3.165417" calcext:value-type="float">
            <text:p>-3.165417</text:p>
          </table:table-cell>
        </table:table-row>
        <table:table-row table:style-name="ro1">
          <table:table-cell office:value-type="float" office:value="-3.102081" calcext:value-type="float">
            <text:p>-3.102081</text:p>
          </table:table-cell>
          <table:table-cell office:value-type="float" office:value="-3.040282" calcext:value-type="float">
            <text:p>-3.040282</text:p>
          </table:table-cell>
          <table:table-cell office:value-type="float" office:value="0.075025" calcext:value-type="float">
            <text:p>0.075025</text:p>
          </table:table-cell>
          <table:table-cell table:formula="of:=[.B2472]-[.C2472]" office:value-type="float" office:value="-3.115307" calcext:value-type="float">
            <text:p>-3.115307</text:p>
          </table:table-cell>
        </table:table-row>
        <table:table-row table:style-name="ro1">
          <table:table-cell office:value-type="float" office:value="-3.052849" calcext:value-type="float">
            <text:p>-3.052849</text:p>
          </table:table-cell>
          <table:table-cell office:value-type="float" office:value="-2.991049" calcext:value-type="float">
            <text:p>-2.991049</text:p>
          </table:table-cell>
          <table:table-cell office:value-type="float" office:value="0.075053" calcext:value-type="float">
            <text:p>0.075053</text:p>
          </table:table-cell>
          <table:table-cell table:formula="of:=[.B2473]-[.C2473]" office:value-type="float" office:value="-3.066102" calcext:value-type="float">
            <text:p>-3.066102</text:p>
          </table:table-cell>
        </table:table-row>
        <table:table-row table:style-name="ro1">
          <table:table-cell office:value-type="float" office:value="-3.003841" calcext:value-type="float">
            <text:p>-3.003841</text:p>
          </table:table-cell>
          <table:table-cell office:value-type="float" office:value="-2.942042" calcext:value-type="float">
            <text:p>-2.942042</text:p>
          </table:table-cell>
          <table:table-cell office:value-type="float" office:value="0.075081" calcext:value-type="float">
            <text:p>0.075081</text:p>
          </table:table-cell>
          <table:table-cell table:formula="of:=[.B2474]-[.C2474]" office:value-type="float" office:value="-3.017123" calcext:value-type="float">
            <text:p>-3.017123</text:p>
          </table:table-cell>
        </table:table-row>
        <table:table-row table:style-name="ro1">
          <table:table-cell office:value-type="float" office:value="-2.955178" calcext:value-type="float">
            <text:p>-2.955178</text:p>
          </table:table-cell>
          <table:table-cell office:value-type="float" office:value="-2.893379" calcext:value-type="float">
            <text:p>-2.893379</text:p>
          </table:table-cell>
          <table:table-cell office:value-type="float" office:value="0.075109" calcext:value-type="float">
            <text:p>0.075109</text:p>
          </table:table-cell>
          <table:table-cell table:formula="of:=[.B2475]-[.C2475]" office:value-type="float" office:value="-2.968488" calcext:value-type="float">
            <text:p>-2.968488</text:p>
          </table:table-cell>
        </table:table-row>
        <table:table-row table:style-name="ro1">
          <table:table-cell office:value-type="float" office:value="-2.907146" calcext:value-type="float">
            <text:p>-2.907146</text:p>
          </table:table-cell>
          <table:table-cell office:value-type="float" office:value="-2.845346" calcext:value-type="float">
            <text:p>-2.845346</text:p>
          </table:table-cell>
          <table:table-cell office:value-type="float" office:value="0.075137" calcext:value-type="float">
            <text:p>0.075137</text:p>
          </table:table-cell>
          <table:table-cell table:formula="of:=[.B2476]-[.C2476]" office:value-type="float" office:value="-2.920483" calcext:value-type="float">
            <text:p>-2.920483</text:p>
          </table:table-cell>
        </table:table-row>
        <table:table-row table:style-name="ro1">
          <table:table-cell office:value-type="float" office:value="-2.858675" calcext:value-type="float">
            <text:p>-2.858675</text:p>
          </table:table-cell>
          <table:table-cell office:value-type="float" office:value="-2.796876" calcext:value-type="float">
            <text:p>-2.796876</text:p>
          </table:table-cell>
          <table:table-cell office:value-type="float" office:value="0.075165" calcext:value-type="float">
            <text:p>0.075165</text:p>
          </table:table-cell>
          <table:table-cell table:formula="of:=[.B2477]-[.C2477]" office:value-type="float" office:value="-2.872041" calcext:value-type="float">
            <text:p>-2.872041</text:p>
          </table:table-cell>
        </table:table-row>
        <table:table-row table:style-name="ro1">
          <table:table-cell office:value-type="float" office:value="-2.810961" calcext:value-type="float">
            <text:p>-2.810961</text:p>
          </table:table-cell>
          <table:table-cell office:value-type="float" office:value="-2.749162" calcext:value-type="float">
            <text:p>-2.749162</text:p>
          </table:table-cell>
          <table:table-cell office:value-type="float" office:value="0.075193" calcext:value-type="float">
            <text:p>0.075193</text:p>
          </table:table-cell>
          <table:table-cell table:formula="of:=[.B2478]-[.C2478]" office:value-type="float" office:value="-2.824355" calcext:value-type="float">
            <text:p>-2.824355</text:p>
          </table:table-cell>
        </table:table-row>
        <table:table-row table:style-name="ro1">
          <table:table-cell office:value-type="float" office:value="-2.763236" calcext:value-type="float">
            <text:p>-2.763236</text:p>
          </table:table-cell>
          <table:table-cell office:value-type="float" office:value="-2.701437" calcext:value-type="float">
            <text:p>-2.701437</text:p>
          </table:table-cell>
          <table:table-cell office:value-type="float" office:value="0.075221" calcext:value-type="float">
            <text:p>0.075221</text:p>
          </table:table-cell>
          <table:table-cell table:formula="of:=[.B2479]-[.C2479]" office:value-type="float" office:value="-2.776658" calcext:value-type="float">
            <text:p>-2.776658</text:p>
          </table:table-cell>
        </table:table-row>
        <table:table-row table:style-name="ro1">
          <table:table-cell office:value-type="float" office:value="-2.714742" calcext:value-type="float">
            <text:p>-2.714742</text:p>
          </table:table-cell>
          <table:table-cell office:value-type="float" office:value="-2.652943" calcext:value-type="float">
            <text:p>-2.652943</text:p>
          </table:table-cell>
          <table:table-cell office:value-type="float" office:value="0.075249" calcext:value-type="float">
            <text:p>0.075249</text:p>
          </table:table-cell>
          <table:table-cell table:formula="of:=[.B2480]-[.C2480]" office:value-type="float" office:value="-2.728192" calcext:value-type="float">
            <text:p>-2.728192</text:p>
          </table:table-cell>
        </table:table-row>
        <table:table-row table:style-name="ro1">
          <table:table-cell office:value-type="float" office:value="-2.665409" calcext:value-type="float">
            <text:p>-2.665409</text:p>
          </table:table-cell>
          <table:table-cell office:value-type="float" office:value="-2.60361" calcext:value-type="float">
            <text:p>-2.60361</text:p>
          </table:table-cell>
          <table:table-cell office:value-type="float" office:value="0.075277" calcext:value-type="float">
            <text:p>0.075277</text:p>
          </table:table-cell>
          <table:table-cell table:formula="of:=[.B2481]-[.C2481]" office:value-type="float" office:value="-2.678887" calcext:value-type="float">
            <text:p>-2.678887</text:p>
          </table:table-cell>
        </table:table-row>
        <table:table-row table:style-name="ro1">
          <table:table-cell office:value-type="float" office:value="-2.616126" calcext:value-type="float">
            <text:p>-2.616126</text:p>
          </table:table-cell>
          <table:table-cell office:value-type="float" office:value="-2.554326" calcext:value-type="float">
            <text:p>-2.554326</text:p>
          </table:table-cell>
          <table:table-cell office:value-type="float" office:value="0.075305" calcext:value-type="float">
            <text:p>0.075305</text:p>
          </table:table-cell>
          <table:table-cell table:formula="of:=[.B2482]-[.C2482]" office:value-type="float" office:value="-2.629631" calcext:value-type="float">
            <text:p>-2.629631</text:p>
          </table:table-cell>
        </table:table-row>
        <table:table-row table:style-name="ro1">
          <table:table-cell office:value-type="float" office:value="-2.567039" calcext:value-type="float">
            <text:p>-2.567039</text:p>
          </table:table-cell>
          <table:table-cell office:value-type="float" office:value="-2.505239" calcext:value-type="float">
            <text:p>-2.505239</text:p>
          </table:table-cell>
          <table:table-cell office:value-type="float" office:value="0.075333" calcext:value-type="float">
            <text:p>0.075333</text:p>
          </table:table-cell>
          <table:table-cell table:formula="of:=[.B2483]-[.C2483]" office:value-type="float" office:value="-2.580572" calcext:value-type="float">
            <text:p>-2.580572</text:p>
          </table:table-cell>
        </table:table-row>
        <table:table-row table:style-name="ro1">
          <table:table-cell office:value-type="float" office:value="-2.517758" calcext:value-type="float">
            <text:p>-2.517758</text:p>
          </table:table-cell>
          <table:table-cell office:value-type="float" office:value="-2.455959" calcext:value-type="float">
            <text:p>-2.455959</text:p>
          </table:table-cell>
          <table:table-cell office:value-type="float" office:value="0.075361" calcext:value-type="float">
            <text:p>0.075361</text:p>
          </table:table-cell>
          <table:table-cell table:formula="of:=[.B2484]-[.C2484]" office:value-type="float" office:value="-2.53132" calcext:value-type="float">
            <text:p>-2.53132</text:p>
          </table:table-cell>
        </table:table-row>
        <table:table-row table:style-name="ro1">
          <table:table-cell office:value-type="float" office:value="-2.468561" calcext:value-type="float">
            <text:p>-2.468561</text:p>
          </table:table-cell>
          <table:table-cell office:value-type="float" office:value="-2.406762" calcext:value-type="float">
            <text:p>-2.406762</text:p>
          </table:table-cell>
          <table:table-cell office:value-type="float" office:value="0.075389" calcext:value-type="float">
            <text:p>0.075389</text:p>
          </table:table-cell>
          <table:table-cell table:formula="of:=[.B2485]-[.C2485]" office:value-type="float" office:value="-2.482151" calcext:value-type="float">
            <text:p>-2.482151</text:p>
          </table:table-cell>
        </table:table-row>
        <table:table-row table:style-name="ro1">
          <table:table-cell office:value-type="float" office:value="-2.419309" calcext:value-type="float">
            <text:p>-2.419309</text:p>
          </table:table-cell>
          <table:table-cell office:value-type="float" office:value="-2.357509" calcext:value-type="float">
            <text:p>-2.357509</text:p>
          </table:table-cell>
          <table:table-cell office:value-type="float" office:value="0.075417" calcext:value-type="float">
            <text:p>0.075417</text:p>
          </table:table-cell>
          <table:table-cell table:formula="of:=[.B2486]-[.C2486]" office:value-type="float" office:value="-2.432926" calcext:value-type="float">
            <text:p>-2.432926</text:p>
          </table:table-cell>
        </table:table-row>
        <table:table-row table:style-name="ro1">
          <table:table-cell office:value-type="float" office:value="-2.370281" calcext:value-type="float">
            <text:p>-2.370281</text:p>
          </table:table-cell>
          <table:table-cell office:value-type="float" office:value="-2.308481" calcext:value-type="float">
            <text:p>-2.308481</text:p>
          </table:table-cell>
          <table:table-cell office:value-type="float" office:value="0.075445" calcext:value-type="float">
            <text:p>0.075445</text:p>
          </table:table-cell>
          <table:table-cell table:formula="of:=[.B2487]-[.C2487]" office:value-type="float" office:value="-2.383926" calcext:value-type="float">
            <text:p>-2.383926</text:p>
          </table:table-cell>
        </table:table-row>
        <table:table-row table:style-name="ro1">
          <table:table-cell office:value-type="float" office:value="-2.321008" calcext:value-type="float">
            <text:p>-2.321008</text:p>
          </table:table-cell>
          <table:table-cell office:value-type="float" office:value="-2.259209" calcext:value-type="float">
            <text:p>-2.259209</text:p>
          </table:table-cell>
          <table:table-cell office:value-type="float" office:value="0.075473" calcext:value-type="float">
            <text:p>0.075473</text:p>
          </table:table-cell>
          <table:table-cell table:formula="of:=[.B2488]-[.C2488]" office:value-type="float" office:value="-2.334682" calcext:value-type="float">
            <text:p>-2.334682</text:p>
          </table:table-cell>
        </table:table-row>
        <table:table-row table:style-name="ro1">
          <table:table-cell office:value-type="float" office:value="-2.272269" calcext:value-type="float">
            <text:p>-2.272269</text:p>
          </table:table-cell>
          <table:table-cell office:value-type="float" office:value="-2.210469" calcext:value-type="float">
            <text:p>-2.210469</text:p>
          </table:table-cell>
          <table:table-cell office:value-type="float" office:value="0.075501" calcext:value-type="float">
            <text:p>0.075501</text:p>
          </table:table-cell>
          <table:table-cell table:formula="of:=[.B2489]-[.C2489]" office:value-type="float" office:value="-2.28597" calcext:value-type="float">
            <text:p>-2.28597</text:p>
          </table:table-cell>
        </table:table-row>
        <table:table-row table:style-name="ro1">
          <table:table-cell office:value-type="float" office:value="-2.22334" calcext:value-type="float">
            <text:p>-2.22334</text:p>
          </table:table-cell>
          <table:table-cell office:value-type="float" office:value="-2.161541" calcext:value-type="float">
            <text:p>-2.161541</text:p>
          </table:table-cell>
          <table:table-cell office:value-type="float" office:value="0.075529" calcext:value-type="float">
            <text:p>0.075529</text:p>
          </table:table-cell>
          <table:table-cell table:formula="of:=[.B2490]-[.C2490]" office:value-type="float" office:value="-2.23707" calcext:value-type="float">
            <text:p>-2.23707</text:p>
          </table:table-cell>
        </table:table-row>
        <table:table-row table:style-name="ro1">
          <table:table-cell office:value-type="float" office:value="-2.174787" calcext:value-type="float">
            <text:p>-2.174787</text:p>
          </table:table-cell>
          <table:table-cell office:value-type="float" office:value="-2.112987" calcext:value-type="float">
            <text:p>-2.112987</text:p>
          </table:table-cell>
          <table:table-cell office:value-type="float" office:value="0.075557" calcext:value-type="float">
            <text:p>0.075557</text:p>
          </table:table-cell>
          <table:table-cell table:formula="of:=[.B2491]-[.C2491]" office:value-type="float" office:value="-2.188544" calcext:value-type="float">
            <text:p>-2.188544</text:p>
          </table:table-cell>
        </table:table-row>
        <table:table-row table:style-name="ro1">
          <table:table-cell office:value-type="float" office:value="-2.12614" calcext:value-type="float">
            <text:p>-2.12614</text:p>
          </table:table-cell>
          <table:table-cell office:value-type="float" office:value="-2.064341" calcext:value-type="float">
            <text:p>-2.064341</text:p>
          </table:table-cell>
          <table:table-cell office:value-type="float" office:value="0.075585" calcext:value-type="float">
            <text:p>0.075585</text:p>
          </table:table-cell>
          <table:table-cell table:formula="of:=[.B2492]-[.C2492]" office:value-type="float" office:value="-2.139926" calcext:value-type="float">
            <text:p>-2.139926</text:p>
          </table:table-cell>
        </table:table-row>
        <table:table-row table:style-name="ro1">
          <table:table-cell office:value-type="float" office:value="-2.077548" calcext:value-type="float">
            <text:p>-2.077548</text:p>
          </table:table-cell>
          <table:table-cell office:value-type="float" office:value="-2.015748" calcext:value-type="float">
            <text:p>-2.015748</text:p>
          </table:table-cell>
          <table:table-cell office:value-type="float" office:value="0.075613" calcext:value-type="float">
            <text:p>0.075613</text:p>
          </table:table-cell>
          <table:table-cell table:formula="of:=[.B2493]-[.C2493]" office:value-type="float" office:value="-2.091361" calcext:value-type="float">
            <text:p>-2.091361</text:p>
          </table:table-cell>
        </table:table-row>
        <table:table-row table:style-name="ro1">
          <table:table-cell office:value-type="float" office:value="-2.029553" calcext:value-type="float">
            <text:p>-2.029553</text:p>
          </table:table-cell>
          <table:table-cell office:value-type="float" office:value="-1.967754" calcext:value-type="float">
            <text:p>-1.967754</text:p>
          </table:table-cell>
          <table:table-cell office:value-type="float" office:value="0.075641" calcext:value-type="float">
            <text:p>0.075641</text:p>
          </table:table-cell>
          <table:table-cell table:formula="of:=[.B2494]-[.C2494]" office:value-type="float" office:value="-2.043395" calcext:value-type="float">
            <text:p>-2.043395</text:p>
          </table:table-cell>
        </table:table-row>
        <table:table-row table:style-name="ro1">
          <table:table-cell office:value-type="float" office:value="-1.982429" calcext:value-type="float">
            <text:p>-1.982429</text:p>
          </table:table-cell>
          <table:table-cell office:value-type="float" office:value="-1.92063" calcext:value-type="float">
            <text:p>-1.92063</text:p>
          </table:table-cell>
          <table:table-cell office:value-type="float" office:value="0.075669" calcext:value-type="float">
            <text:p>0.075669</text:p>
          </table:table-cell>
          <table:table-cell table:formula="of:=[.B2495]-[.C2495]" office:value-type="float" office:value="-1.996299" calcext:value-type="float">
            <text:p>-1.996299</text:p>
          </table:table-cell>
        </table:table-row>
        <table:table-row table:style-name="ro1">
          <table:table-cell office:value-type="float" office:value="-1.935556" calcext:value-type="float">
            <text:p>-1.935556</text:p>
          </table:table-cell>
          <table:table-cell office:value-type="float" office:value="-1.873756" calcext:value-type="float">
            <text:p>-1.873756</text:p>
          </table:table-cell>
          <table:table-cell office:value-type="float" office:value="0.075697" calcext:value-type="float">
            <text:p>0.075697</text:p>
          </table:table-cell>
          <table:table-cell table:formula="of:=[.B2496]-[.C2496]" office:value-type="float" office:value="-1.949453" calcext:value-type="float">
            <text:p>-1.949453</text:p>
          </table:table-cell>
        </table:table-row>
        <table:table-row table:style-name="ro1">
          <table:table-cell office:value-type="float" office:value="-1.88545" calcext:value-type="float">
            <text:p>-1.88545</text:p>
          </table:table-cell>
          <table:table-cell office:value-type="float" office:value="-1.82365" calcext:value-type="float">
            <text:p>-1.82365</text:p>
          </table:table-cell>
          <table:table-cell office:value-type="float" office:value="0.075725" calcext:value-type="float">
            <text:p>0.075725</text:p>
          </table:table-cell>
          <table:table-cell table:formula="of:=[.B2497]-[.C2497]" office:value-type="float" office:value="-1.899375" calcext:value-type="float">
            <text:p>-1.899375</text:p>
          </table:table-cell>
        </table:table-row>
        <table:table-row table:style-name="ro1">
          <table:table-cell office:value-type="float" office:value="-1.836201" calcext:value-type="float">
            <text:p>-1.836201</text:p>
          </table:table-cell>
          <table:table-cell office:value-type="float" office:value="-1.774401" calcext:value-type="float">
            <text:p>-1.774401</text:p>
          </table:table-cell>
          <table:table-cell office:value-type="float" office:value="0.075753" calcext:value-type="float">
            <text:p>0.075753</text:p>
          </table:table-cell>
          <table:table-cell table:formula="of:=[.B2498]-[.C2498]" office:value-type="float" office:value="-1.850154" calcext:value-type="float">
            <text:p>-1.850154</text:p>
          </table:table-cell>
        </table:table-row>
        <table:table-row table:style-name="ro1">
          <table:table-cell office:value-type="float" office:value="-1.784403" calcext:value-type="float">
            <text:p>-1.784403</text:p>
          </table:table-cell>
          <table:table-cell office:value-type="float" office:value="-1.722604" calcext:value-type="float">
            <text:p>-1.722604</text:p>
          </table:table-cell>
          <table:table-cell office:value-type="float" office:value="0.075781" calcext:value-type="float">
            <text:p>0.075781</text:p>
          </table:table-cell>
          <table:table-cell table:formula="of:=[.B2499]-[.C2499]" office:value-type="float" office:value="-1.798385" calcext:value-type="float">
            <text:p>-1.798385</text:p>
          </table:table-cell>
        </table:table-row>
        <table:table-row table:style-name="ro1">
          <table:table-cell office:value-type="float" office:value="-1.73425" calcext:value-type="float">
            <text:p>-1.73425</text:p>
          </table:table-cell>
          <table:table-cell office:value-type="float" office:value="-1.672451" calcext:value-type="float">
            <text:p>-1.672451</text:p>
          </table:table-cell>
          <table:table-cell office:value-type="float" office:value="0.075809" calcext:value-type="float">
            <text:p>0.075809</text:p>
          </table:table-cell>
          <table:table-cell table:formula="of:=[.B2500]-[.C2500]" office:value-type="float" office:value="-1.74826" calcext:value-type="float">
            <text:p>-1.74826</text:p>
          </table:table-cell>
        </table:table-row>
        <table:table-row table:style-name="ro1">
          <table:table-cell office:value-type="float" office:value="-1.682443" calcext:value-type="float">
            <text:p>-1.682443</text:p>
          </table:table-cell>
          <table:table-cell office:value-type="float" office:value="-1.620644" calcext:value-type="float">
            <text:p>-1.620644</text:p>
          </table:table-cell>
          <table:table-cell office:value-type="float" office:value="0.075837" calcext:value-type="float">
            <text:p>0.075837</text:p>
          </table:table-cell>
          <table:table-cell table:formula="of:=[.B2501]-[.C2501]" office:value-type="float" office:value="-1.696481" calcext:value-type="float">
            <text:p>-1.696481</text:p>
          </table:table-cell>
        </table:table-row>
        <table:table-row table:style-name="ro1">
          <table:table-cell office:value-type="float" office:value="-1.631585" calcext:value-type="float">
            <text:p>-1.631585</text:p>
          </table:table-cell>
          <table:table-cell office:value-type="float" office:value="-1.569786" calcext:value-type="float">
            <text:p>-1.569786</text:p>
          </table:table-cell>
          <table:table-cell office:value-type="float" office:value="0.075865" calcext:value-type="float">
            <text:p>0.075865</text:p>
          </table:table-cell>
          <table:table-cell table:formula="of:=[.B2502]-[.C2502]" office:value-type="float" office:value="-1.645651" calcext:value-type="float">
            <text:p>-1.645651</text:p>
          </table:table-cell>
        </table:table-row>
        <table:table-row table:style-name="ro1">
          <table:table-cell office:value-type="float" office:value="-1.580137" calcext:value-type="float">
            <text:p>-1.580137</text:p>
          </table:table-cell>
          <table:table-cell office:value-type="float" office:value="-1.518338" calcext:value-type="float">
            <text:p>-1.518338</text:p>
          </table:table-cell>
          <table:table-cell office:value-type="float" office:value="0.075893" calcext:value-type="float">
            <text:p>0.075893</text:p>
          </table:table-cell>
          <table:table-cell table:formula="of:=[.B2503]-[.C2503]" office:value-type="float" office:value="-1.594231" calcext:value-type="float">
            <text:p>-1.594231</text:p>
          </table:table-cell>
        </table:table-row>
        <table:table-row table:style-name="ro1">
          <table:table-cell office:value-type="float" office:value="-1.529681" calcext:value-type="float">
            <text:p>-1.529681</text:p>
          </table:table-cell>
          <table:table-cell office:value-type="float" office:value="-1.467882" calcext:value-type="float">
            <text:p>-1.467882</text:p>
          </table:table-cell>
          <table:table-cell office:value-type="float" office:value="0.075921" calcext:value-type="float">
            <text:p>0.075921</text:p>
          </table:table-cell>
          <table:table-cell table:formula="of:=[.B2504]-[.C2504]" office:value-type="float" office:value="-1.543803" calcext:value-type="float">
            <text:p>-1.543803</text:p>
          </table:table-cell>
        </table:table-row>
        <table:table-row table:style-name="ro1">
          <table:table-cell office:value-type="float" office:value="-1.479296" calcext:value-type="float">
            <text:p>-1.479296</text:p>
          </table:table-cell>
          <table:table-cell office:value-type="float" office:value="-1.417497" calcext:value-type="float">
            <text:p>-1.417497</text:p>
          </table:table-cell>
          <table:table-cell office:value-type="float" office:value="0.075949" calcext:value-type="float">
            <text:p>0.075949</text:p>
          </table:table-cell>
          <table:table-cell table:formula="of:=[.B2505]-[.C2505]" office:value-type="float" office:value="-1.493446" calcext:value-type="float">
            <text:p>-1.493446</text:p>
          </table:table-cell>
        </table:table-row>
        <table:table-row table:style-name="ro1">
          <table:table-cell office:value-type="float" office:value="-1.429882" calcext:value-type="float">
            <text:p>-1.429882</text:p>
          </table:table-cell>
          <table:table-cell office:value-type="float" office:value="-1.368083" calcext:value-type="float">
            <text:p>-1.368083</text:p>
          </table:table-cell>
          <table:table-cell office:value-type="float" office:value="0.075977" calcext:value-type="float">
            <text:p>0.075977</text:p>
          </table:table-cell>
          <table:table-cell table:formula="of:=[.B2506]-[.C2506]" office:value-type="float" office:value="-1.44406" calcext:value-type="float">
            <text:p>-1.44406</text:p>
          </table:table-cell>
        </table:table-row>
        <table:table-row table:style-name="ro1">
          <table:table-cell office:value-type="float" office:value="-1.380946" calcext:value-type="float">
            <text:p>-1.380946</text:p>
          </table:table-cell>
          <table:table-cell office:value-type="float" office:value="-1.319147" calcext:value-type="float">
            <text:p>-1.319147</text:p>
          </table:table-cell>
          <table:table-cell office:value-type="float" office:value="0.076005" calcext:value-type="float">
            <text:p>0.076005</text:p>
          </table:table-cell>
          <table:table-cell table:formula="of:=[.B2507]-[.C2507]" office:value-type="float" office:value="-1.395152" calcext:value-type="float">
            <text:p>-1.395152</text:p>
          </table:table-cell>
        </table:table-row>
        <table:table-row table:style-name="ro1">
          <table:table-cell office:value-type="float" office:value="-1.33223" calcext:value-type="float">
            <text:p>-1.33223</text:p>
          </table:table-cell>
          <table:table-cell office:value-type="float" office:value="-1.270431" calcext:value-type="float">
            <text:p>-1.270431</text:p>
          </table:table-cell>
          <table:table-cell office:value-type="float" office:value="0.076033" calcext:value-type="float">
            <text:p>0.076033</text:p>
          </table:table-cell>
          <table:table-cell table:formula="of:=[.B2508]-[.C2508]" office:value-type="float" office:value="-1.346464" calcext:value-type="float">
            <text:p>-1.346464</text:p>
          </table:table-cell>
        </table:table-row>
        <table:table-row table:style-name="ro1">
          <table:table-cell office:value-type="float" office:value="-1.284553" calcext:value-type="float">
            <text:p>-1.284553</text:p>
          </table:table-cell>
          <table:table-cell office:value-type="float" office:value="-1.222754" calcext:value-type="float">
            <text:p>-1.222754</text:p>
          </table:table-cell>
          <table:table-cell office:value-type="float" office:value="0.076061" calcext:value-type="float">
            <text:p>0.076061</text:p>
          </table:table-cell>
          <table:table-cell table:formula="of:=[.B2509]-[.C2509]" office:value-type="float" office:value="-1.298815" calcext:value-type="float">
            <text:p>-1.298815</text:p>
          </table:table-cell>
        </table:table-row>
        <table:table-row table:style-name="ro1">
          <table:table-cell office:value-type="float" office:value="-1.236923" calcext:value-type="float">
            <text:p>-1.236923</text:p>
          </table:table-cell>
          <table:table-cell office:value-type="float" office:value="-1.175124" calcext:value-type="float">
            <text:p>-1.175124</text:p>
          </table:table-cell>
          <table:table-cell office:value-type="float" office:value="0.076089" calcext:value-type="float">
            <text:p>0.076089</text:p>
          </table:table-cell>
          <table:table-cell table:formula="of:=[.B2510]-[.C2510]" office:value-type="float" office:value="-1.251213" calcext:value-type="float">
            <text:p>-1.251213</text:p>
          </table:table-cell>
        </table:table-row>
        <table:table-row table:style-name="ro1">
          <table:table-cell office:value-type="float" office:value="-1.189425" calcext:value-type="float">
            <text:p>-1.189425</text:p>
          </table:table-cell>
          <table:table-cell office:value-type="float" office:value="-1.127625" calcext:value-type="float">
            <text:p>-1.127625</text:p>
          </table:table-cell>
          <table:table-cell office:value-type="float" office:value="0.076117" calcext:value-type="float">
            <text:p>0.076117</text:p>
          </table:table-cell>
          <table:table-cell table:formula="of:=[.B2511]-[.C2511]" office:value-type="float" office:value="-1.203742" calcext:value-type="float">
            <text:p>-1.203742</text:p>
          </table:table-cell>
        </table:table-row>
        <table:table-row table:style-name="ro1">
          <table:table-cell office:value-type="float" office:value="-1.140283" calcext:value-type="float">
            <text:p>-1.140283</text:p>
          </table:table-cell>
          <table:table-cell office:value-type="float" office:value="-1.078484" calcext:value-type="float">
            <text:p>-1.078484</text:p>
          </table:table-cell>
          <table:table-cell office:value-type="float" office:value="0.076145" calcext:value-type="float">
            <text:p>0.076145</text:p>
          </table:table-cell>
          <table:table-cell table:formula="of:=[.B2512]-[.C2512]" office:value-type="float" office:value="-1.154629" calcext:value-type="float">
            <text:p>-1.154629</text:p>
          </table:table-cell>
        </table:table-row>
        <table:table-row table:style-name="ro1">
          <table:table-cell office:value-type="float" office:value="-1.091854" calcext:value-type="float">
            <text:p>-1.091854</text:p>
          </table:table-cell>
          <table:table-cell office:value-type="float" office:value="-1.030055" calcext:value-type="float">
            <text:p>-1.030055</text:p>
          </table:table-cell>
          <table:table-cell office:value-type="float" office:value="0.076173" calcext:value-type="float">
            <text:p>0.076173</text:p>
          </table:table-cell>
          <table:table-cell table:formula="of:=[.B2513]-[.C2513]" office:value-type="float" office:value="-1.106228" calcext:value-type="float">
            <text:p>-1.106228</text:p>
          </table:table-cell>
        </table:table-row>
        <table:table-row table:style-name="ro1">
          <table:table-cell office:value-type="float" office:value="-1.043148" calcext:value-type="float">
            <text:p>-1.043148</text:p>
          </table:table-cell>
          <table:table-cell office:value-type="float" office:value="-0.981349" calcext:value-type="float">
            <text:p>-0.981349</text:p>
          </table:table-cell>
          <table:table-cell office:value-type="float" office:value="0.076201" calcext:value-type="float">
            <text:p>0.076201</text:p>
          </table:table-cell>
          <table:table-cell table:formula="of:=[.B2514]-[.C2514]" office:value-type="float" office:value="-1.05755" calcext:value-type="float">
            <text:p>-1.05755</text:p>
          </table:table-cell>
        </table:table-row>
        <table:table-row table:style-name="ro1">
          <table:table-cell office:value-type="float" office:value="-0.994661" calcext:value-type="float">
            <text:p>-0.994661</text:p>
          </table:table-cell>
          <table:table-cell office:value-type="float" office:value="-0.932862" calcext:value-type="float">
            <text:p>-0.932862</text:p>
          </table:table-cell>
          <table:table-cell office:value-type="float" office:value="0.076229" calcext:value-type="float">
            <text:p>0.076229</text:p>
          </table:table-cell>
          <table:table-cell table:formula="of:=[.B2515]-[.C2515]" office:value-type="float" office:value="-1.009091" calcext:value-type="float">
            <text:p>-1.009091</text:p>
          </table:table-cell>
        </table:table-row>
        <table:table-row table:style-name="ro1">
          <table:table-cell office:value-type="float" office:value="-0.945722" calcext:value-type="float">
            <text:p>-0.945722</text:p>
          </table:table-cell>
          <table:table-cell office:value-type="float" office:value="-0.883923" calcext:value-type="float">
            <text:p>-0.883923</text:p>
          </table:table-cell>
          <table:table-cell office:value-type="float" office:value="0.076257" calcext:value-type="float">
            <text:p>0.076257</text:p>
          </table:table-cell>
          <table:table-cell table:formula="of:=[.B2516]-[.C2516]" office:value-type="float" office:value="-0.96018" calcext:value-type="float">
            <text:p>-0.96018</text:p>
          </table:table-cell>
        </table:table-row>
        <table:table-row table:style-name="ro1">
          <table:table-cell office:value-type="float" office:value="-0.89656" calcext:value-type="float">
            <text:p>-0.89656</text:p>
          </table:table-cell>
          <table:table-cell office:value-type="float" office:value="-0.834761" calcext:value-type="float">
            <text:p>-0.834761</text:p>
          </table:table-cell>
          <table:table-cell office:value-type="float" office:value="0.076285" calcext:value-type="float">
            <text:p>0.076285</text:p>
          </table:table-cell>
          <table:table-cell table:formula="of:=[.B2517]-[.C2517]" office:value-type="float" office:value="-0.911046" calcext:value-type="float">
            <text:p>-0.911046</text:p>
          </table:table-cell>
        </table:table-row>
        <table:table-row table:style-name="ro1">
          <table:table-cell office:value-type="float" office:value="-0.848083" calcext:value-type="float">
            <text:p>-0.848083</text:p>
          </table:table-cell>
          <table:table-cell office:value-type="float" office:value="-0.786283" calcext:value-type="float">
            <text:p>-0.786283</text:p>
          </table:table-cell>
          <table:table-cell office:value-type="float" office:value="0.076313" calcext:value-type="float">
            <text:p>0.076313</text:p>
          </table:table-cell>
          <table:table-cell table:formula="of:=[.B2518]-[.C2518]" office:value-type="float" office:value="-0.862596" calcext:value-type="float">
            <text:p>-0.862596</text:p>
          </table:table-cell>
        </table:table-row>
        <table:table-row table:style-name="ro1">
          <table:table-cell office:value-type="float" office:value="-0.799869" calcext:value-type="float">
            <text:p>-0.799869</text:p>
          </table:table-cell>
          <table:table-cell office:value-type="float" office:value="-0.73807" calcext:value-type="float">
            <text:p>-0.73807</text:p>
          </table:table-cell>
          <table:table-cell office:value-type="float" office:value="0.076341" calcext:value-type="float">
            <text:p>0.076341</text:p>
          </table:table-cell>
          <table:table-cell table:formula="of:=[.B2519]-[.C2519]" office:value-type="float" office:value="-0.814411" calcext:value-type="float">
            <text:p>-0.814411</text:p>
          </table:table-cell>
        </table:table-row>
        <table:table-row table:style-name="ro1">
          <table:table-cell office:value-type="float" office:value="-0.751841" calcext:value-type="float">
            <text:p>-0.751841</text:p>
          </table:table-cell>
          <table:table-cell office:value-type="float" office:value="-0.690042" calcext:value-type="float">
            <text:p>-0.690042</text:p>
          </table:table-cell>
          <table:table-cell office:value-type="float" office:value="0.076369" calcext:value-type="float">
            <text:p>0.076369</text:p>
          </table:table-cell>
          <table:table-cell table:formula="of:=[.B2520]-[.C2520]" office:value-type="float" office:value="-0.766411" calcext:value-type="float">
            <text:p>-0.766411</text:p>
          </table:table-cell>
        </table:table-row>
        <table:table-row table:style-name="ro1">
          <table:table-cell office:value-type="float" office:value="-0.702997" calcext:value-type="float">
            <text:p>-0.702997</text:p>
          </table:table-cell>
          <table:table-cell office:value-type="float" office:value="-0.641198" calcext:value-type="float">
            <text:p>-0.641198</text:p>
          </table:table-cell>
          <table:table-cell office:value-type="float" office:value="0.076397" calcext:value-type="float">
            <text:p>0.076397</text:p>
          </table:table-cell>
          <table:table-cell table:formula="of:=[.B2521]-[.C2521]" office:value-type="float" office:value="-0.717595" calcext:value-type="float">
            <text:p>-0.717595</text:p>
          </table:table-cell>
        </table:table-row>
        <table:table-row table:style-name="ro1">
          <table:table-cell office:value-type="float" office:value="-0.654892" calcext:value-type="float">
            <text:p>-0.654892</text:p>
          </table:table-cell>
          <table:table-cell office:value-type="float" office:value="-0.593093" calcext:value-type="float">
            <text:p>-0.593093</text:p>
          </table:table-cell>
          <table:table-cell office:value-type="float" office:value="0.076425" calcext:value-type="float">
            <text:p>0.076425</text:p>
          </table:table-cell>
          <table:table-cell table:formula="of:=[.B2522]-[.C2522]" office:value-type="float" office:value="-0.669518" calcext:value-type="float">
            <text:p>-0.669518</text:p>
          </table:table-cell>
        </table:table-row>
        <table:table-row table:style-name="ro1">
          <table:table-cell office:value-type="float" office:value="-0.606302" calcext:value-type="float">
            <text:p>-0.606302</text:p>
          </table:table-cell>
          <table:table-cell office:value-type="float" office:value="-0.544503" calcext:value-type="float">
            <text:p>-0.544503</text:p>
          </table:table-cell>
          <table:table-cell office:value-type="float" office:value="0.076453" calcext:value-type="float">
            <text:p>0.076453</text:p>
          </table:table-cell>
          <table:table-cell table:formula="of:=[.B2523]-[.C2523]" office:value-type="float" office:value="-0.620956" calcext:value-type="float">
            <text:p>-0.620956</text:p>
          </table:table-cell>
        </table:table-row>
        <table:table-row table:style-name="ro1">
          <table:table-cell office:value-type="float" office:value="-0.557943" calcext:value-type="float">
            <text:p>-0.557943</text:p>
          </table:table-cell>
          <table:table-cell office:value-type="float" office:value="-0.496144" calcext:value-type="float">
            <text:p>-0.496144</text:p>
          </table:table-cell>
          <table:table-cell office:value-type="float" office:value="0.076481" calcext:value-type="float">
            <text:p>0.076481</text:p>
          </table:table-cell>
          <table:table-cell table:formula="of:=[.B2524]-[.C2524]" office:value-type="float" office:value="-0.572625" calcext:value-type="float">
            <text:p>-0.572625</text:p>
          </table:table-cell>
        </table:table-row>
        <table:table-row table:style-name="ro1">
          <table:table-cell office:value-type="float" office:value="-0.508809" calcext:value-type="float">
            <text:p>-0.508809</text:p>
          </table:table-cell>
          <table:table-cell office:value-type="float" office:value="-0.44701" calcext:value-type="float">
            <text:p>-0.44701</text:p>
          </table:table-cell>
          <table:table-cell office:value-type="float" office:value="0.076509" calcext:value-type="float">
            <text:p>0.076509</text:p>
          </table:table-cell>
          <table:table-cell table:formula="of:=[.B2525]-[.C2525]" office:value-type="float" office:value="-0.523519" calcext:value-type="float">
            <text:p>-0.523519</text:p>
          </table:table-cell>
        </table:table-row>
        <table:table-row table:style-name="ro1">
          <table:table-cell office:value-type="float" office:value="-0.459686" calcext:value-type="float">
            <text:p>-0.459686</text:p>
          </table:table-cell>
          <table:table-cell office:value-type="float" office:value="-0.397887" calcext:value-type="float">
            <text:p>-0.397887</text:p>
          </table:table-cell>
          <table:table-cell office:value-type="float" office:value="0.076537" calcext:value-type="float">
            <text:p>0.076537</text:p>
          </table:table-cell>
          <table:table-cell table:formula="of:=[.B2526]-[.C2526]" office:value-type="float" office:value="-0.474424" calcext:value-type="float">
            <text:p>-0.474424</text:p>
          </table:table-cell>
        </table:table-row>
        <table:table-row table:style-name="ro1">
          <table:table-cell office:value-type="float" office:value="-0.410122" calcext:value-type="float">
            <text:p>-0.410122</text:p>
          </table:table-cell>
          <table:table-cell office:value-type="float" office:value="-0.348323" calcext:value-type="float">
            <text:p>-0.348323</text:p>
          </table:table-cell>
          <table:table-cell office:value-type="float" office:value="0.076565" calcext:value-type="float">
            <text:p>0.076565</text:p>
          </table:table-cell>
          <table:table-cell table:formula="of:=[.B2527]-[.C2527]" office:value-type="float" office:value="-0.424888" calcext:value-type="float">
            <text:p>-0.424888</text:p>
          </table:table-cell>
        </table:table-row>
        <table:table-row table:style-name="ro1">
          <table:table-cell office:value-type="float" office:value="-0.360945" calcext:value-type="float">
            <text:p>-0.360945</text:p>
          </table:table-cell>
          <table:table-cell office:value-type="float" office:value="-0.299145" calcext:value-type="float">
            <text:p>-0.299145</text:p>
          </table:table-cell>
          <table:table-cell office:value-type="float" office:value="0.076593" calcext:value-type="float">
            <text:p>0.076593</text:p>
          </table:table-cell>
          <table:table-cell table:formula="of:=[.B2528]-[.C2528]" office:value-type="float" office:value="-0.375738" calcext:value-type="float">
            <text:p>-0.375738</text:p>
          </table:table-cell>
        </table:table-row>
        <table:table-row table:style-name="ro1">
          <table:table-cell office:value-type="float" office:value="-0.31082" calcext:value-type="float">
            <text:p>-0.31082</text:p>
          </table:table-cell>
          <table:table-cell office:value-type="float" office:value="-0.249021" calcext:value-type="float">
            <text:p>-0.249021</text:p>
          </table:table-cell>
          <table:table-cell office:value-type="float" office:value="0.076621" calcext:value-type="float">
            <text:p>0.076621</text:p>
          </table:table-cell>
          <table:table-cell table:formula="of:=[.B2529]-[.C2529]" office:value-type="float" office:value="-0.325642" calcext:value-type="float">
            <text:p>-0.325642</text:p>
          </table:table-cell>
        </table:table-row>
        <table:table-row table:style-name="ro1">
          <table:table-cell office:value-type="float" office:value="-0.261055" calcext:value-type="float">
            <text:p>-0.261055</text:p>
          </table:table-cell>
          <table:table-cell office:value-type="float" office:value="-0.199256" calcext:value-type="float">
            <text:p>-0.199256</text:p>
          </table:table-cell>
          <table:table-cell office:value-type="float" office:value="0.076649" calcext:value-type="float">
            <text:p>0.076649</text:p>
          </table:table-cell>
          <table:table-cell table:formula="of:=[.B2530]-[.C2530]" office:value-type="float" office:value="-0.275905" calcext:value-type="float">
            <text:p>-0.275905</text:p>
          </table:table-cell>
        </table:table-row>
        <table:table-row table:style-name="ro1">
          <table:table-cell office:value-type="float" office:value="-0.210345" calcext:value-type="float">
            <text:p>-0.210345</text:p>
          </table:table-cell>
          <table:table-cell office:value-type="float" office:value="-0.148546" calcext:value-type="float">
            <text:p>-0.148546</text:p>
          </table:table-cell>
          <table:table-cell office:value-type="float" office:value="0.076677" calcext:value-type="float">
            <text:p>0.076677</text:p>
          </table:table-cell>
          <table:table-cell table:formula="of:=[.B2531]-[.C2531]" office:value-type="float" office:value="-0.225223" calcext:value-type="float">
            <text:p>-0.225223</text:p>
          </table:table-cell>
        </table:table-row>
        <table:table-row table:style-name="ro1">
          <table:table-cell office:value-type="float" office:value="-0.160449" calcext:value-type="float">
            <text:p>-0.160449</text:p>
          </table:table-cell>
          <table:table-cell office:value-type="float" office:value="-0.09865" calcext:value-type="float">
            <text:p>-0.09865</text:p>
          </table:table-cell>
          <table:table-cell office:value-type="float" office:value="0.076705" calcext:value-type="float">
            <text:p>0.076705</text:p>
          </table:table-cell>
          <table:table-cell table:formula="of:=[.B2532]-[.C2532]" office:value-type="float" office:value="-0.175355" calcext:value-type="float">
            <text:p>-0.175355</text:p>
          </table:table-cell>
        </table:table-row>
        <table:table-row table:style-name="ro1">
          <table:table-cell office:value-type="float" office:value="-0.110124" calcext:value-type="float">
            <text:p>-0.110124</text:p>
          </table:table-cell>
          <table:table-cell office:value-type="float" office:value="-0.048325" calcext:value-type="float">
            <text:p>-0.048325</text:p>
          </table:table-cell>
          <table:table-cell office:value-type="float" office:value="0.076733" calcext:value-type="float">
            <text:p>0.076733</text:p>
          </table:table-cell>
          <table:table-cell table:formula="of:=[.B2533]-[.C2533]" office:value-type="float" office:value="-0.125058" calcext:value-type="float">
            <text:p>-0.125058</text:p>
          </table:table-cell>
        </table:table-row>
        <table:table-row table:style-name="ro1">
          <table:table-cell office:value-type="float" office:value="-0.060155" calcext:value-type="float">
            <text:p>-0.060155</text:p>
          </table:table-cell>
          <table:table-cell office:value-type="float" office:value="0.001644" calcext:value-type="float">
            <text:p>0.001644</text:p>
          </table:table-cell>
          <table:table-cell office:value-type="float" office:value="0.076761" calcext:value-type="float">
            <text:p>0.076761</text:p>
          </table:table-cell>
          <table:table-cell table:formula="of:=[.B2534]-[.C2534]" office:value-type="float" office:value="-0.075117" calcext:value-type="float">
            <text:p>-0.075117</text:p>
          </table:table-cell>
        </table:table-row>
        <table:table-row table:style-name="ro1">
          <table:table-cell office:value-type="float" office:value="-0.009733" calcext:value-type="float">
            <text:p>-0.009733</text:p>
          </table:table-cell>
          <table:table-cell office:value-type="float" office:value="0.052066" calcext:value-type="float">
            <text:p>0.052066</text:p>
          </table:table-cell>
          <table:table-cell office:value-type="float" office:value="0.076789" calcext:value-type="float">
            <text:p>0.076789</text:p>
          </table:table-cell>
          <table:table-cell table:formula="of:=[.B2535]-[.C2535]" office:value-type="float" office:value="-0.024723" calcext:value-type="float">
            <text:p>-0.024723</text:p>
          </table:table-cell>
        </table:table-row>
        <table:table-row table:style-name="ro1">
          <table:table-cell office:value-type="float" office:value="0.03982" calcext:value-type="float">
            <text:p>0.03982</text:p>
          </table:table-cell>
          <table:table-cell office:value-type="float" office:value="0.101619" calcext:value-type="float">
            <text:p>0.101619</text:p>
          </table:table-cell>
          <table:table-cell office:value-type="float" office:value="0.076817" calcext:value-type="float">
            <text:p>0.076817</text:p>
          </table:table-cell>
          <table:table-cell table:formula="of:=[.B2536]-[.C2536]" office:value-type="float" office:value="0.024802" calcext:value-type="float">
            <text:p>0.024802</text:p>
          </table:table-cell>
        </table:table-row>
        <table:table-row table:style-name="ro1">
          <table:table-cell office:value-type="float" office:value="0.088943" calcext:value-type="float">
            <text:p>0.088943</text:p>
          </table:table-cell>
          <table:table-cell office:value-type="float" office:value="0.150743" calcext:value-type="float">
            <text:p>0.150743</text:p>
          </table:table-cell>
          <table:table-cell office:value-type="float" office:value="0.076845" calcext:value-type="float">
            <text:p>0.076845</text:p>
          </table:table-cell>
          <table:table-cell table:formula="of:=[.B2537]-[.C2537]" office:value-type="float" office:value="0.073898" calcext:value-type="float">
            <text:p>0.073898</text:p>
          </table:table-cell>
        </table:table-row>
        <table:table-row table:style-name="ro1">
          <table:table-cell office:value-type="float" office:value="0.137422" calcext:value-type="float">
            <text:p>0.137422</text:p>
          </table:table-cell>
          <table:table-cell office:value-type="float" office:value="0.199221" calcext:value-type="float">
            <text:p>0.199221</text:p>
          </table:table-cell>
          <table:table-cell office:value-type="float" office:value="0.076873" calcext:value-type="float">
            <text:p>0.076873</text:p>
          </table:table-cell>
          <table:table-cell table:formula="of:=[.B2538]-[.C2538]" office:value-type="float" office:value="0.122348" calcext:value-type="float">
            <text:p>0.122348</text:p>
          </table:table-cell>
        </table:table-row>
        <table:table-row table:style-name="ro1">
          <table:table-cell office:value-type="float" office:value="0.185731" calcext:value-type="float">
            <text:p>0.185731</text:p>
          </table:table-cell>
          <table:table-cell office:value-type="float" office:value="0.24753" calcext:value-type="float">
            <text:p>0.24753</text:p>
          </table:table-cell>
          <table:table-cell office:value-type="float" office:value="0.076901" calcext:value-type="float">
            <text:p>0.076901</text:p>
          </table:table-cell>
          <table:table-cell table:formula="of:=[.B2539]-[.C2539]" office:value-type="float" office:value="0.170629" calcext:value-type="float">
            <text:p>0.170629</text:p>
          </table:table-cell>
        </table:table-row>
        <table:table-row table:style-name="ro1">
          <table:table-cell office:value-type="float" office:value="0.234438" calcext:value-type="float">
            <text:p>0.234438</text:p>
          </table:table-cell>
          <table:table-cell office:value-type="float" office:value="0.296237" calcext:value-type="float">
            <text:p>0.296237</text:p>
          </table:table-cell>
          <table:table-cell office:value-type="float" office:value="0.076929" calcext:value-type="float">
            <text:p>0.076929</text:p>
          </table:table-cell>
          <table:table-cell table:formula="of:=[.B2540]-[.C2540]" office:value-type="float" office:value="0.219308" calcext:value-type="float">
            <text:p>0.219308</text:p>
          </table:table-cell>
        </table:table-row>
        <table:table-row table:style-name="ro1">
          <table:table-cell office:value-type="float" office:value="0.284175" calcext:value-type="float">
            <text:p>0.284175</text:p>
          </table:table-cell>
          <table:table-cell office:value-type="float" office:value="0.345974" calcext:value-type="float">
            <text:p>0.345974</text:p>
          </table:table-cell>
          <table:table-cell office:value-type="float" office:value="0.076957" calcext:value-type="float">
            <text:p>0.076957</text:p>
          </table:table-cell>
          <table:table-cell table:formula="of:=[.B2541]-[.C2541]" office:value-type="float" office:value="0.269017" calcext:value-type="float">
            <text:p>0.269017</text:p>
          </table:table-cell>
        </table:table-row>
        <table:table-row table:style-name="ro1">
          <table:table-cell office:value-type="float" office:value="0.333209" calcext:value-type="float">
            <text:p>0.333209</text:p>
          </table:table-cell>
          <table:table-cell office:value-type="float" office:value="0.395008" calcext:value-type="float">
            <text:p>0.395008</text:p>
          </table:table-cell>
          <table:table-cell office:value-type="float" office:value="0.076985" calcext:value-type="float">
            <text:p>0.076985</text:p>
          </table:table-cell>
          <table:table-cell table:formula="of:=[.B2542]-[.C2542]" office:value-type="float" office:value="0.318023" calcext:value-type="float">
            <text:p>0.318023</text:p>
          </table:table-cell>
        </table:table-row>
        <table:table-row table:style-name="ro1">
          <table:table-cell office:value-type="float" office:value="0.381997" calcext:value-type="float">
            <text:p>0.381997</text:p>
          </table:table-cell>
          <table:table-cell office:value-type="float" office:value="0.443796" calcext:value-type="float">
            <text:p>0.443796</text:p>
          </table:table-cell>
          <table:table-cell office:value-type="float" office:value="0.077013" calcext:value-type="float">
            <text:p>0.077013</text:p>
          </table:table-cell>
          <table:table-cell table:formula="of:=[.B2543]-[.C2543]" office:value-type="float" office:value="0.366783" calcext:value-type="float">
            <text:p>0.366783</text:p>
          </table:table-cell>
        </table:table-row>
        <table:table-row table:style-name="ro1">
          <table:table-cell office:value-type="float" office:value="0.430127" calcext:value-type="float">
            <text:p>0.430127</text:p>
          </table:table-cell>
          <table:table-cell office:value-type="float" office:value="0.491926" calcext:value-type="float">
            <text:p>0.491926</text:p>
          </table:table-cell>
          <table:table-cell office:value-type="float" office:value="0.077041" calcext:value-type="float">
            <text:p>0.077041</text:p>
          </table:table-cell>
          <table:table-cell table:formula="of:=[.B2544]-[.C2544]" office:value-type="float" office:value="0.414885" calcext:value-type="float">
            <text:p>0.414885</text:p>
          </table:table-cell>
        </table:table-row>
        <table:table-row table:style-name="ro1">
          <table:table-cell office:value-type="float" office:value="0.478507" calcext:value-type="float">
            <text:p>0.478507</text:p>
          </table:table-cell>
          <table:table-cell office:value-type="float" office:value="0.540306" calcext:value-type="float">
            <text:p>0.540306</text:p>
          </table:table-cell>
          <table:table-cell office:value-type="float" office:value="0.077069" calcext:value-type="float">
            <text:p>0.077069</text:p>
          </table:table-cell>
          <table:table-cell table:formula="of:=[.B2545]-[.C2545]" office:value-type="float" office:value="0.463237" calcext:value-type="float">
            <text:p>0.463237</text:p>
          </table:table-cell>
        </table:table-row>
        <table:table-row table:style-name="ro1">
          <table:table-cell office:value-type="float" office:value="0.528998" calcext:value-type="float">
            <text:p>0.528998</text:p>
          </table:table-cell>
          <table:table-cell office:value-type="float" office:value="0.590798" calcext:value-type="float">
            <text:p>0.590798</text:p>
          </table:table-cell>
          <table:table-cell office:value-type="float" office:value="0.077097" calcext:value-type="float">
            <text:p>0.077097</text:p>
          </table:table-cell>
          <table:table-cell table:formula="of:=[.B2546]-[.C2546]" office:value-type="float" office:value="0.513701" calcext:value-type="float">
            <text:p>0.513701</text:p>
          </table:table-cell>
        </table:table-row>
        <table:table-row table:style-name="ro1">
          <table:table-cell office:value-type="float" office:value="0.578368" calcext:value-type="float">
            <text:p>0.578368</text:p>
          </table:table-cell>
          <table:table-cell office:value-type="float" office:value="0.640167" calcext:value-type="float">
            <text:p>0.640167</text:p>
          </table:table-cell>
          <table:table-cell office:value-type="float" office:value="0.077125" calcext:value-type="float">
            <text:p>0.077125</text:p>
          </table:table-cell>
          <table:table-cell table:formula="of:=[.B2547]-[.C2547]" office:value-type="float" office:value="0.563042" calcext:value-type="float">
            <text:p>0.563042</text:p>
          </table:table-cell>
        </table:table-row>
        <table:table-row table:style-name="ro1">
          <table:table-cell office:value-type="float" office:value="0.629169" calcext:value-type="float">
            <text:p>0.629169</text:p>
          </table:table-cell>
          <table:table-cell office:value-type="float" office:value="0.690969" calcext:value-type="float">
            <text:p>0.690969</text:p>
          </table:table-cell>
          <table:table-cell office:value-type="float" office:value="0.077153" calcext:value-type="float">
            <text:p>0.077153</text:p>
          </table:table-cell>
          <table:table-cell table:formula="of:=[.B2548]-[.C2548]" office:value-type="float" office:value="0.613816" calcext:value-type="float">
            <text:p>0.613816</text:p>
          </table:table-cell>
        </table:table-row>
        <table:table-row table:style-name="ro1">
          <table:table-cell office:value-type="float" office:value="0.679867" calcext:value-type="float">
            <text:p>0.679867</text:p>
          </table:table-cell>
          <table:table-cell office:value-type="float" office:value="0.741666" calcext:value-type="float">
            <text:p>0.741666</text:p>
          </table:table-cell>
          <table:table-cell office:value-type="float" office:value="0.077181" calcext:value-type="float">
            <text:p>0.077181</text:p>
          </table:table-cell>
          <table:table-cell table:formula="of:=[.B2549]-[.C2549]" office:value-type="float" office:value="0.664485" calcext:value-type="float">
            <text:p>0.664485</text:p>
          </table:table-cell>
        </table:table-row>
        <table:table-row table:style-name="ro1">
          <table:table-cell office:value-type="float" office:value="0.730454" calcext:value-type="float">
            <text:p>0.730454</text:p>
          </table:table-cell>
          <table:table-cell office:value-type="float" office:value="0.792253" calcext:value-type="float">
            <text:p>0.792253</text:p>
          </table:table-cell>
          <table:table-cell office:value-type="float" office:value="0.077209" calcext:value-type="float">
            <text:p>0.077209</text:p>
          </table:table-cell>
          <table:table-cell table:formula="of:=[.B2550]-[.C2550]" office:value-type="float" office:value="0.715044" calcext:value-type="float">
            <text:p>0.715044</text:p>
          </table:table-cell>
        </table:table-row>
        <table:table-row table:style-name="ro1">
          <table:table-cell office:value-type="float" office:value="0.780251" calcext:value-type="float">
            <text:p>0.780251</text:p>
          </table:table-cell>
          <table:table-cell office:value-type="float" office:value="0.84205" calcext:value-type="float">
            <text:p>0.84205</text:p>
          </table:table-cell>
          <table:table-cell office:value-type="float" office:value="0.077237" calcext:value-type="float">
            <text:p>0.077237</text:p>
          </table:table-cell>
          <table:table-cell table:formula="of:=[.B2551]-[.C2551]" office:value-type="float" office:value="0.764813" calcext:value-type="float">
            <text:p>0.764813</text:p>
          </table:table-cell>
        </table:table-row>
        <table:table-row table:style-name="ro1">
          <table:table-cell office:value-type="float" office:value="0.829799" calcext:value-type="float">
            <text:p>0.829799</text:p>
          </table:table-cell>
          <table:table-cell office:value-type="float" office:value="0.891598" calcext:value-type="float">
            <text:p>0.891598</text:p>
          </table:table-cell>
          <table:table-cell office:value-type="float" office:value="0.077265" calcext:value-type="float">
            <text:p>0.077265</text:p>
          </table:table-cell>
          <table:table-cell table:formula="of:=[.B2552]-[.C2552]" office:value-type="float" office:value="0.814333" calcext:value-type="float">
            <text:p>0.814333</text:p>
          </table:table-cell>
        </table:table-row>
        <table:table-row table:style-name="ro1">
          <table:table-cell office:value-type="float" office:value="0.878746" calcext:value-type="float">
            <text:p>0.878746</text:p>
          </table:table-cell>
          <table:table-cell office:value-type="float" office:value="0.940545" calcext:value-type="float">
            <text:p>0.940545</text:p>
          </table:table-cell>
          <table:table-cell office:value-type="float" office:value="0.077293" calcext:value-type="float">
            <text:p>0.077293</text:p>
          </table:table-cell>
          <table:table-cell table:formula="of:=[.B2553]-[.C2553]" office:value-type="float" office:value="0.863252" calcext:value-type="float">
            <text:p>0.863252</text:p>
          </table:table-cell>
        </table:table-row>
        <table:table-row table:style-name="ro1">
          <table:table-cell office:value-type="float" office:value="0.927097" calcext:value-type="float">
            <text:p>0.927097</text:p>
          </table:table-cell>
          <table:table-cell office:value-type="float" office:value="0.988896" calcext:value-type="float">
            <text:p>0.988896</text:p>
          </table:table-cell>
          <table:table-cell office:value-type="float" office:value="0.077321" calcext:value-type="float">
            <text:p>0.077321</text:p>
          </table:table-cell>
          <table:table-cell table:formula="of:=[.B2554]-[.C2554]" office:value-type="float" office:value="0.911575" calcext:value-type="float">
            <text:p>0.911575</text:p>
          </table:table-cell>
        </table:table-row>
        <table:table-row table:style-name="ro1">
          <table:table-cell office:value-type="float" office:value="0.974803" calcext:value-type="float">
            <text:p>0.974803</text:p>
          </table:table-cell>
          <table:table-cell office:value-type="float" office:value="1.036602" calcext:value-type="float">
            <text:p>1.036602</text:p>
          </table:table-cell>
          <table:table-cell office:value-type="float" office:value="0.077349" calcext:value-type="float">
            <text:p>0.077349</text:p>
          </table:table-cell>
          <table:table-cell table:formula="of:=[.B2555]-[.C2555]" office:value-type="float" office:value="0.959253" calcext:value-type="float">
            <text:p>0.959253</text:p>
          </table:table-cell>
        </table:table-row>
        <table:table-row table:style-name="ro1">
          <table:table-cell office:value-type="float" office:value="1.021798" calcext:value-type="float">
            <text:p>1.021798</text:p>
          </table:table-cell>
          <table:table-cell office:value-type="float" office:value="1.083598" calcext:value-type="float">
            <text:p>1.083598</text:p>
          </table:table-cell>
          <table:table-cell office:value-type="float" office:value="0.077377" calcext:value-type="float">
            <text:p>0.077377</text:p>
          </table:table-cell>
          <table:table-cell table:formula="of:=[.B2556]-[.C2556]" office:value-type="float" office:value="1.006221" calcext:value-type="float">
            <text:p>1.006221</text:p>
          </table:table-cell>
        </table:table-row>
        <table:table-row table:style-name="ro1">
          <table:table-cell office:value-type="float" office:value="1.06806" calcext:value-type="float">
            <text:p>1.06806</text:p>
          </table:table-cell>
          <table:table-cell office:value-type="float" office:value="1.129859" calcext:value-type="float">
            <text:p>1.129859</text:p>
          </table:table-cell>
          <table:table-cell office:value-type="float" office:value="0.077405" calcext:value-type="float">
            <text:p>0.077405</text:p>
          </table:table-cell>
          <table:table-cell table:formula="of:=[.B2557]-[.C2557]" office:value-type="float" office:value="1.052454" calcext:value-type="float">
            <text:p>1.052454</text:p>
          </table:table-cell>
        </table:table-row>
        <table:table-row table:style-name="ro1">
          <table:table-cell office:value-type="float" office:value="1.114138" calcext:value-type="float">
            <text:p>1.114138</text:p>
          </table:table-cell>
          <table:table-cell office:value-type="float" office:value="1.175938" calcext:value-type="float">
            <text:p>1.175938</text:p>
          </table:table-cell>
          <table:table-cell office:value-type="float" office:value="0.077433" calcext:value-type="float">
            <text:p>0.077433</text:p>
          </table:table-cell>
          <table:table-cell table:formula="of:=[.B2558]-[.C2558]" office:value-type="float" office:value="1.098505" calcext:value-type="float">
            <text:p>1.098505</text:p>
          </table:table-cell>
        </table:table-row>
        <table:table-row table:style-name="ro1">
          <table:table-cell office:value-type="float" office:value="1.160368" calcext:value-type="float">
            <text:p>1.160368</text:p>
          </table:table-cell>
          <table:table-cell office:value-type="float" office:value="1.222167" calcext:value-type="float">
            <text:p>1.222167</text:p>
          </table:table-cell>
          <table:table-cell office:value-type="float" office:value="0.077461" calcext:value-type="float">
            <text:p>0.077461</text:p>
          </table:table-cell>
          <table:table-cell table:formula="of:=[.B2559]-[.C2559]" office:value-type="float" office:value="1.144706" calcext:value-type="float">
            <text:p>1.144706</text:p>
          </table:table-cell>
        </table:table-row>
        <table:table-row table:style-name="ro1">
          <table:table-cell office:value-type="float" office:value="1.206025" calcext:value-type="float">
            <text:p>1.206025</text:p>
          </table:table-cell>
          <table:table-cell office:value-type="float" office:value="1.267824" calcext:value-type="float">
            <text:p>1.267824</text:p>
          </table:table-cell>
          <table:table-cell office:value-type="float" office:value="0.077489" calcext:value-type="float">
            <text:p>0.077489</text:p>
          </table:table-cell>
          <table:table-cell table:formula="of:=[.B2560]-[.C2560]" office:value-type="float" office:value="1.190335" calcext:value-type="float">
            <text:p>1.190335</text:p>
          </table:table-cell>
        </table:table-row>
        <table:table-row table:style-name="ro1">
          <table:table-cell office:value-type="float" office:value="1.253367" calcext:value-type="float">
            <text:p>1.253367</text:p>
          </table:table-cell>
          <table:table-cell office:value-type="float" office:value="1.315167" calcext:value-type="float">
            <text:p>1.315167</text:p>
          </table:table-cell>
          <table:table-cell office:value-type="float" office:value="0.077517" calcext:value-type="float">
            <text:p>0.077517</text:p>
          </table:table-cell>
          <table:table-cell table:formula="of:=[.B2561]-[.C2561]" office:value-type="float" office:value="1.23765" calcext:value-type="float">
            <text:p>1.23765</text:p>
          </table:table-cell>
        </table:table-row>
        <table:table-row table:style-name="ro1">
          <table:table-cell office:value-type="float" office:value="1.300974" calcext:value-type="float">
            <text:p>1.300974</text:p>
          </table:table-cell>
          <table:table-cell office:value-type="float" office:value="1.362773" calcext:value-type="float">
            <text:p>1.362773</text:p>
          </table:table-cell>
          <table:table-cell office:value-type="float" office:value="0.077545" calcext:value-type="float">
            <text:p>0.077545</text:p>
          </table:table-cell>
          <table:table-cell table:formula="of:=[.B2562]-[.C2562]" office:value-type="float" office:value="1.285228" calcext:value-type="float">
            <text:p>1.285228</text:p>
          </table:table-cell>
        </table:table-row>
        <table:table-row table:style-name="ro1">
          <table:table-cell office:value-type="float" office:value="1.349228" calcext:value-type="float">
            <text:p>1.349228</text:p>
          </table:table-cell>
          <table:table-cell office:value-type="float" office:value="1.411027" calcext:value-type="float">
            <text:p>1.411027</text:p>
          </table:table-cell>
          <table:table-cell office:value-type="float" office:value="0.077573" calcext:value-type="float">
            <text:p>0.077573</text:p>
          </table:table-cell>
          <table:table-cell table:formula="of:=[.B2563]-[.C2563]" office:value-type="float" office:value="1.333454" calcext:value-type="float">
            <text:p>1.333454</text:p>
          </table:table-cell>
        </table:table-row>
        <table:table-row table:style-name="ro1">
          <table:table-cell office:value-type="float" office:value="1.398559" calcext:value-type="float">
            <text:p>1.398559</text:p>
          </table:table-cell>
          <table:table-cell office:value-type="float" office:value="1.460358" calcext:value-type="float">
            <text:p>1.460358</text:p>
          </table:table-cell>
          <table:table-cell office:value-type="float" office:value="0.077601" calcext:value-type="float">
            <text:p>0.077601</text:p>
          </table:table-cell>
          <table:table-cell table:formula="of:=[.B2564]-[.C2564]" office:value-type="float" office:value="1.382757" calcext:value-type="float">
            <text:p>1.382757</text:p>
          </table:table-cell>
        </table:table-row>
        <table:table-row table:style-name="ro1">
          <table:table-cell office:value-type="float" office:value="1.44827" calcext:value-type="float">
            <text:p>1.44827</text:p>
          </table:table-cell>
          <table:table-cell office:value-type="float" office:value="1.510069" calcext:value-type="float">
            <text:p>1.510069</text:p>
          </table:table-cell>
          <table:table-cell office:value-type="float" office:value="0.077629" calcext:value-type="float">
            <text:p>0.077629</text:p>
          </table:table-cell>
          <table:table-cell table:formula="of:=[.B2565]-[.C2565]" office:value-type="float" office:value="1.43244" calcext:value-type="float">
            <text:p>1.43244</text:p>
          </table:table-cell>
        </table:table-row>
        <table:table-row table:style-name="ro1">
          <table:table-cell office:value-type="float" office:value="1.498592" calcext:value-type="float">
            <text:p>1.498592</text:p>
          </table:table-cell>
          <table:table-cell office:value-type="float" office:value="1.560391" calcext:value-type="float">
            <text:p>1.560391</text:p>
          </table:table-cell>
          <table:table-cell office:value-type="float" office:value="0.077657" calcext:value-type="float">
            <text:p>0.077657</text:p>
          </table:table-cell>
          <table:table-cell table:formula="of:=[.B2566]-[.C2566]" office:value-type="float" office:value="1.482734" calcext:value-type="float">
            <text:p>1.482734</text:p>
          </table:table-cell>
        </table:table-row>
        <table:table-row table:style-name="ro1">
          <table:table-cell office:value-type="float" office:value="1.548692" calcext:value-type="float">
            <text:p>1.548692</text:p>
          </table:table-cell>
          <table:table-cell office:value-type="float" office:value="1.610492" calcext:value-type="float">
            <text:p>1.610492</text:p>
          </table:table-cell>
          <table:table-cell office:value-type="float" office:value="0.077685" calcext:value-type="float">
            <text:p>0.077685</text:p>
          </table:table-cell>
          <table:table-cell table:formula="of:=[.B2567]-[.C2567]" office:value-type="float" office:value="1.532807" calcext:value-type="float">
            <text:p>1.532807</text:p>
          </table:table-cell>
        </table:table-row>
        <table:table-row table:style-name="ro1">
          <table:table-cell office:value-type="float" office:value="1.599023" calcext:value-type="float">
            <text:p>1.599023</text:p>
          </table:table-cell>
          <table:table-cell office:value-type="float" office:value="1.660822" calcext:value-type="float">
            <text:p>1.660822</text:p>
          </table:table-cell>
          <table:table-cell office:value-type="float" office:value="0.077713" calcext:value-type="float">
            <text:p>0.077713</text:p>
          </table:table-cell>
          <table:table-cell table:formula="of:=[.B2568]-[.C2568]" office:value-type="float" office:value="1.583109" calcext:value-type="float">
            <text:p>1.583109</text:p>
          </table:table-cell>
        </table:table-row>
        <table:table-row table:style-name="ro1">
          <table:table-cell office:value-type="float" office:value="1.649147" calcext:value-type="float">
            <text:p>1.649147</text:p>
          </table:table-cell>
          <table:table-cell office:value-type="float" office:value="1.710946" calcext:value-type="float">
            <text:p>1.710946</text:p>
          </table:table-cell>
          <table:table-cell office:value-type="float" office:value="0.077741" calcext:value-type="float">
            <text:p>0.077741</text:p>
          </table:table-cell>
          <table:table-cell table:formula="of:=[.B2569]-[.C2569]" office:value-type="float" office:value="1.633205" calcext:value-type="float">
            <text:p>1.633205</text:p>
          </table:table-cell>
        </table:table-row>
        <table:table-row table:style-name="ro1">
          <table:table-cell office:value-type="float" office:value="1.698815" calcext:value-type="float">
            <text:p>1.698815</text:p>
          </table:table-cell>
          <table:table-cell office:value-type="float" office:value="1.760614" calcext:value-type="float">
            <text:p>1.760614</text:p>
          </table:table-cell>
          <table:table-cell office:value-type="float" office:value="0.077769" calcext:value-type="float">
            <text:p>0.077769</text:p>
          </table:table-cell>
          <table:table-cell table:formula="of:=[.B2570]-[.C2570]" office:value-type="float" office:value="1.682845" calcext:value-type="float">
            <text:p>1.682845</text:p>
          </table:table-cell>
        </table:table-row>
        <table:table-row table:style-name="ro1">
          <table:table-cell office:value-type="float" office:value="1.747649" calcext:value-type="float">
            <text:p>1.747649</text:p>
          </table:table-cell>
          <table:table-cell office:value-type="float" office:value="1.809448" calcext:value-type="float">
            <text:p>1.809448</text:p>
          </table:table-cell>
          <table:table-cell office:value-type="float" office:value="0.077797" calcext:value-type="float">
            <text:p>0.077797</text:p>
          </table:table-cell>
          <table:table-cell table:formula="of:=[.B2571]-[.C2571]" office:value-type="float" office:value="1.731651" calcext:value-type="float">
            <text:p>1.731651</text:p>
          </table:table-cell>
        </table:table-row>
        <table:table-row table:style-name="ro1">
          <table:table-cell office:value-type="float" office:value="1.79592" calcext:value-type="float">
            <text:p>1.79592</text:p>
          </table:table-cell>
          <table:table-cell office:value-type="float" office:value="1.857719" calcext:value-type="float">
            <text:p>1.857719</text:p>
          </table:table-cell>
          <table:table-cell office:value-type="float" office:value="0.077825" calcext:value-type="float">
            <text:p>0.077825</text:p>
          </table:table-cell>
          <table:table-cell table:formula="of:=[.B2572]-[.C2572]" office:value-type="float" office:value="1.779894" calcext:value-type="float">
            <text:p>1.779894</text:p>
          </table:table-cell>
        </table:table-row>
        <table:table-row table:style-name="ro1">
          <table:table-cell office:value-type="float" office:value="1.844006" calcext:value-type="float">
            <text:p>1.844006</text:p>
          </table:table-cell>
          <table:table-cell office:value-type="float" office:value="1.905805" calcext:value-type="float">
            <text:p>1.905805</text:p>
          </table:table-cell>
          <table:table-cell office:value-type="float" office:value="0.077853" calcext:value-type="float">
            <text:p>0.077853</text:p>
          </table:table-cell>
          <table:table-cell table:formula="of:=[.B2573]-[.C2573]" office:value-type="float" office:value="1.827952" calcext:value-type="float">
            <text:p>1.827952</text:p>
          </table:table-cell>
        </table:table-row>
        <table:table-row table:style-name="ro1">
          <table:table-cell office:value-type="float" office:value="1.891257" calcext:value-type="float">
            <text:p>1.891257</text:p>
          </table:table-cell>
          <table:table-cell office:value-type="float" office:value="1.953056" calcext:value-type="float">
            <text:p>1.953056</text:p>
          </table:table-cell>
          <table:table-cell office:value-type="float" office:value="0.077881" calcext:value-type="float">
            <text:p>0.077881</text:p>
          </table:table-cell>
          <table:table-cell table:formula="of:=[.B2574]-[.C2574]" office:value-type="float" office:value="1.875175" calcext:value-type="float">
            <text:p>1.875175</text:p>
          </table:table-cell>
        </table:table-row>
        <table:table-row table:style-name="ro1">
          <table:table-cell office:value-type="float" office:value="1.939064" calcext:value-type="float">
            <text:p>1.939064</text:p>
          </table:table-cell>
          <table:table-cell office:value-type="float" office:value="2.000864" calcext:value-type="float">
            <text:p>2.000864</text:p>
          </table:table-cell>
          <table:table-cell office:value-type="float" office:value="0.077909" calcext:value-type="float">
            <text:p>0.077909</text:p>
          </table:table-cell>
          <table:table-cell table:formula="of:=[.B2575]-[.C2575]" office:value-type="float" office:value="1.922955" calcext:value-type="float">
            <text:p>1.922955</text:p>
          </table:table-cell>
        </table:table-row>
        <table:table-row table:style-name="ro1">
          <table:table-cell office:value-type="float" office:value="1.986808" calcext:value-type="float">
            <text:p>1.986808</text:p>
          </table:table-cell>
          <table:table-cell office:value-type="float" office:value="2.048607" calcext:value-type="float">
            <text:p>2.048607</text:p>
          </table:table-cell>
          <table:table-cell office:value-type="float" office:value="0.077937" calcext:value-type="float">
            <text:p>0.077937</text:p>
          </table:table-cell>
          <table:table-cell table:formula="of:=[.B2576]-[.C2576]" office:value-type="float" office:value="1.97067" calcext:value-type="float">
            <text:p>1.97067</text:p>
          </table:table-cell>
        </table:table-row>
        <table:table-row table:style-name="ro1">
          <table:table-cell office:value-type="float" office:value="2.034972" calcext:value-type="float">
            <text:p>2.034972</text:p>
          </table:table-cell>
          <table:table-cell office:value-type="float" office:value="2.096771" calcext:value-type="float">
            <text:p>2.096771</text:p>
          </table:table-cell>
          <table:table-cell office:value-type="float" office:value="0.077965" calcext:value-type="float">
            <text:p>0.077965</text:p>
          </table:table-cell>
          <table:table-cell table:formula="of:=[.B2577]-[.C2577]" office:value-type="float" office:value="2.018806" calcext:value-type="float">
            <text:p>2.018806</text:p>
          </table:table-cell>
        </table:table-row>
        <table:table-row table:style-name="ro1">
          <table:table-cell office:value-type="float" office:value="2.083285" calcext:value-type="float">
            <text:p>2.083285</text:p>
          </table:table-cell>
          <table:table-cell office:value-type="float" office:value="2.145084" calcext:value-type="float">
            <text:p>2.145084</text:p>
          </table:table-cell>
          <table:table-cell office:value-type="float" office:value="0.077993" calcext:value-type="float">
            <text:p>0.077993</text:p>
          </table:table-cell>
          <table:table-cell table:formula="of:=[.B2578]-[.C2578]" office:value-type="float" office:value="2.067091" calcext:value-type="float">
            <text:p>2.067091</text:p>
          </table:table-cell>
        </table:table-row>
        <table:table-row table:style-name="ro1">
          <table:table-cell office:value-type="float" office:value="2.13172" calcext:value-type="float">
            <text:p>2.13172</text:p>
          </table:table-cell>
          <table:table-cell office:value-type="float" office:value="2.193519" calcext:value-type="float">
            <text:p>2.193519</text:p>
          </table:table-cell>
          <table:table-cell office:value-type="float" office:value="0.078021" calcext:value-type="float">
            <text:p>0.078021</text:p>
          </table:table-cell>
          <table:table-cell table:formula="of:=[.B2579]-[.C2579]" office:value-type="float" office:value="2.115498" calcext:value-type="float">
            <text:p>2.115498</text:p>
          </table:table-cell>
        </table:table-row>
        <table:table-row table:style-name="ro1">
          <table:table-cell office:value-type="float" office:value="2.180343" calcext:value-type="float">
            <text:p>2.180343</text:p>
          </table:table-cell>
          <table:table-cell office:value-type="float" office:value="2.242142" calcext:value-type="float">
            <text:p>2.242142</text:p>
          </table:table-cell>
          <table:table-cell office:value-type="float" office:value="0.078049" calcext:value-type="float">
            <text:p>0.078049</text:p>
          </table:table-cell>
          <table:table-cell table:formula="of:=[.B2580]-[.C2580]" office:value-type="float" office:value="2.164093" calcext:value-type="float">
            <text:p>2.164093</text:p>
          </table:table-cell>
        </table:table-row>
        <table:table-row table:style-name="ro1">
          <table:table-cell office:value-type="float" office:value="2.22895" calcext:value-type="float">
            <text:p>2.22895</text:p>
          </table:table-cell>
          <table:table-cell office:value-type="float" office:value="2.290749" calcext:value-type="float">
            <text:p>2.290749</text:p>
          </table:table-cell>
          <table:table-cell office:value-type="float" office:value="0.078077" calcext:value-type="float">
            <text:p>0.078077</text:p>
          </table:table-cell>
          <table:table-cell table:formula="of:=[.B2581]-[.C2581]" office:value-type="float" office:value="2.212672" calcext:value-type="float">
            <text:p>2.212672</text:p>
          </table:table-cell>
        </table:table-row>
        <table:table-row table:style-name="ro1">
          <table:table-cell office:value-type="float" office:value="2.278599" calcext:value-type="float">
            <text:p>2.278599</text:p>
          </table:table-cell>
          <table:table-cell office:value-type="float" office:value="2.340398" calcext:value-type="float">
            <text:p>2.340398</text:p>
          </table:table-cell>
          <table:table-cell office:value-type="float" office:value="0.078105" calcext:value-type="float">
            <text:p>0.078105</text:p>
          </table:table-cell>
          <table:table-cell table:formula="of:=[.B2582]-[.C2582]" office:value-type="float" office:value="2.262293" calcext:value-type="float">
            <text:p>2.262293</text:p>
          </table:table-cell>
        </table:table-row>
        <table:table-row table:style-name="ro1">
          <table:table-cell office:value-type="float" office:value="2.327838" calcext:value-type="float">
            <text:p>2.327838</text:p>
          </table:table-cell>
          <table:table-cell office:value-type="float" office:value="2.389637" calcext:value-type="float">
            <text:p>2.389637</text:p>
          </table:table-cell>
          <table:table-cell office:value-type="float" office:value="0.078133" calcext:value-type="float">
            <text:p>0.078133</text:p>
          </table:table-cell>
          <table:table-cell table:formula="of:=[.B2583]-[.C2583]" office:value-type="float" office:value="2.311504" calcext:value-type="float">
            <text:p>2.311504</text:p>
          </table:table-cell>
        </table:table-row>
        <table:table-row table:style-name="ro1">
          <table:table-cell office:value-type="float" office:value="2.378475" calcext:value-type="float">
            <text:p>2.378475</text:p>
          </table:table-cell>
          <table:table-cell office:value-type="float" office:value="2.440274" calcext:value-type="float">
            <text:p>2.440274</text:p>
          </table:table-cell>
          <table:table-cell office:value-type="float" office:value="0.078161" calcext:value-type="float">
            <text:p>0.078161</text:p>
          </table:table-cell>
          <table:table-cell table:formula="of:=[.B2584]-[.C2584]" office:value-type="float" office:value="2.362113" calcext:value-type="float">
            <text:p>2.362113</text:p>
          </table:table-cell>
        </table:table-row>
        <table:table-row table:style-name="ro1">
          <table:table-cell office:value-type="float" office:value="2.42868" calcext:value-type="float">
            <text:p>2.42868</text:p>
          </table:table-cell>
          <table:table-cell office:value-type="float" office:value="2.49048" calcext:value-type="float">
            <text:p>2.49048</text:p>
          </table:table-cell>
          <table:table-cell office:value-type="float" office:value="0.078189" calcext:value-type="float">
            <text:p>0.078189</text:p>
          </table:table-cell>
          <table:table-cell table:formula="of:=[.B2585]-[.C2585]" office:value-type="float" office:value="2.412291" calcext:value-type="float">
            <text:p>2.412291</text:p>
          </table:table-cell>
        </table:table-row>
        <table:table-row table:style-name="ro1">
          <table:table-cell office:value-type="float" office:value="2.478576" calcext:value-type="float">
            <text:p>2.478576</text:p>
          </table:table-cell>
          <table:table-cell office:value-type="float" office:value="2.540376" calcext:value-type="float">
            <text:p>2.540376</text:p>
          </table:table-cell>
          <table:table-cell office:value-type="float" office:value="0.078217" calcext:value-type="float">
            <text:p>0.078217</text:p>
          </table:table-cell>
          <table:table-cell table:formula="of:=[.B2586]-[.C2586]" office:value-type="float" office:value="2.462159" calcext:value-type="float">
            <text:p>2.462159</text:p>
          </table:table-cell>
        </table:table-row>
        <table:table-row table:style-name="ro1">
          <table:table-cell office:value-type="float" office:value="2.529089" calcext:value-type="float">
            <text:p>2.529089</text:p>
          </table:table-cell>
          <table:table-cell office:value-type="float" office:value="2.590888" calcext:value-type="float">
            <text:p>2.590888</text:p>
          </table:table-cell>
          <table:table-cell office:value-type="float" office:value="0.078245" calcext:value-type="float">
            <text:p>0.078245</text:p>
          </table:table-cell>
          <table:table-cell table:formula="of:=[.B2587]-[.C2587]" office:value-type="float" office:value="2.512643" calcext:value-type="float">
            <text:p>2.512643</text:p>
          </table:table-cell>
        </table:table-row>
        <table:table-row table:style-name="ro1">
          <table:table-cell office:value-type="float" office:value="2.578354" calcext:value-type="float">
            <text:p>2.578354</text:p>
          </table:table-cell>
          <table:table-cell office:value-type="float" office:value="2.640153" calcext:value-type="float">
            <text:p>2.640153</text:p>
          </table:table-cell>
          <table:table-cell office:value-type="float" office:value="0.078273" calcext:value-type="float">
            <text:p>0.078273</text:p>
          </table:table-cell>
          <table:table-cell table:formula="of:=[.B2588]-[.C2588]" office:value-type="float" office:value="2.56188" calcext:value-type="float">
            <text:p>2.56188</text:p>
          </table:table-cell>
        </table:table-row>
        <table:table-row table:style-name="ro1">
          <table:table-cell office:value-type="float" office:value="2.629892" calcext:value-type="float">
            <text:p>2.629892</text:p>
          </table:table-cell>
          <table:table-cell office:value-type="float" office:value="2.691692" calcext:value-type="float">
            <text:p>2.691692</text:p>
          </table:table-cell>
          <table:table-cell office:value-type="float" office:value="0.078301" calcext:value-type="float">
            <text:p>0.078301</text:p>
          </table:table-cell>
          <table:table-cell table:formula="of:=[.B2589]-[.C2589]" office:value-type="float" office:value="2.613391" calcext:value-type="float">
            <text:p>2.613391</text:p>
          </table:table-cell>
        </table:table-row>
        <table:table-row table:style-name="ro1">
          <table:table-cell office:value-type="float" office:value="2.679553" calcext:value-type="float">
            <text:p>2.679553</text:p>
          </table:table-cell>
          <table:table-cell office:value-type="float" office:value="2.741352" calcext:value-type="float">
            <text:p>2.741352</text:p>
          </table:table-cell>
          <table:table-cell office:value-type="float" office:value="0.078329" calcext:value-type="float">
            <text:p>0.078329</text:p>
          </table:table-cell>
          <table:table-cell table:formula="of:=[.B2590]-[.C2590]" office:value-type="float" office:value="2.663023" calcext:value-type="float">
            <text:p>2.663023</text:p>
          </table:table-cell>
        </table:table-row>
        <table:table-row table:style-name="ro1">
          <table:table-cell office:value-type="float" office:value="2.729737" calcext:value-type="float">
            <text:p>2.729737</text:p>
          </table:table-cell>
          <table:table-cell office:value-type="float" office:value="2.791537" calcext:value-type="float">
            <text:p>2.791537</text:p>
          </table:table-cell>
          <table:table-cell office:value-type="float" office:value="0.078357" calcext:value-type="float">
            <text:p>0.078357</text:p>
          </table:table-cell>
          <table:table-cell table:formula="of:=[.B2591]-[.C2591]" office:value-type="float" office:value="2.71318" calcext:value-type="float">
            <text:p>2.71318</text:p>
          </table:table-cell>
        </table:table-row>
        <table:table-row table:style-name="ro1">
          <table:table-cell office:value-type="float" office:value="2.779247" calcext:value-type="float">
            <text:p>2.779247</text:p>
          </table:table-cell>
          <table:table-cell office:value-type="float" office:value="2.841046" calcext:value-type="float">
            <text:p>2.841046</text:p>
          </table:table-cell>
          <table:table-cell office:value-type="float" office:value="0.078385" calcext:value-type="float">
            <text:p>0.078385</text:p>
          </table:table-cell>
          <table:table-cell table:formula="of:=[.B2592]-[.C2592]" office:value-type="float" office:value="2.762661" calcext:value-type="float">
            <text:p>2.762661</text:p>
          </table:table-cell>
        </table:table-row>
        <table:table-row table:style-name="ro1">
          <table:table-cell office:value-type="float" office:value="2.828695" calcext:value-type="float">
            <text:p>2.828695</text:p>
          </table:table-cell>
          <table:table-cell office:value-type="float" office:value="2.890494" calcext:value-type="float">
            <text:p>2.890494</text:p>
          </table:table-cell>
          <table:table-cell office:value-type="float" office:value="0.078413" calcext:value-type="float">
            <text:p>0.078413</text:p>
          </table:table-cell>
          <table:table-cell table:formula="of:=[.B2593]-[.C2593]" office:value-type="float" office:value="2.812081" calcext:value-type="float">
            <text:p>2.812081</text:p>
          </table:table-cell>
        </table:table-row>
        <table:table-row table:style-name="ro1">
          <table:table-cell office:value-type="float" office:value="2.878578" calcext:value-type="float">
            <text:p>2.878578</text:p>
          </table:table-cell>
          <table:table-cell office:value-type="float" office:value="2.940378" calcext:value-type="float">
            <text:p>2.940378</text:p>
          </table:table-cell>
          <table:table-cell office:value-type="float" office:value="0.078441" calcext:value-type="float">
            <text:p>0.078441</text:p>
          </table:table-cell>
          <table:table-cell table:formula="of:=[.B2594]-[.C2594]" office:value-type="float" office:value="2.861937" calcext:value-type="float">
            <text:p>2.861937</text:p>
          </table:table-cell>
        </table:table-row>
        <table:table-row table:style-name="ro1">
          <table:table-cell office:value-type="float" office:value="2.928421" calcext:value-type="float">
            <text:p>2.928421</text:p>
          </table:table-cell>
          <table:table-cell office:value-type="float" office:value="2.99022" calcext:value-type="float">
            <text:p>2.99022</text:p>
          </table:table-cell>
          <table:table-cell office:value-type="float" office:value="0.078469" calcext:value-type="float">
            <text:p>0.078469</text:p>
          </table:table-cell>
          <table:table-cell table:formula="of:=[.B2595]-[.C2595]" office:value-type="float" office:value="2.911751" calcext:value-type="float">
            <text:p>2.911751</text:p>
          </table:table-cell>
        </table:table-row>
        <table:table-row table:style-name="ro1">
          <table:table-cell office:value-type="float" office:value="2.977901" calcext:value-type="float">
            <text:p>2.977901</text:p>
          </table:table-cell>
          <table:table-cell office:value-type="float" office:value="3.0397" calcext:value-type="float">
            <text:p>3.0397</text:p>
          </table:table-cell>
          <table:table-cell office:value-type="float" office:value="0.078497" calcext:value-type="float">
            <text:p>0.078497</text:p>
          </table:table-cell>
          <table:table-cell table:formula="of:=[.B2596]-[.C2596]" office:value-type="float" office:value="2.961203" calcext:value-type="float">
            <text:p>2.961203</text:p>
          </table:table-cell>
        </table:table-row>
        <table:table-row table:style-name="ro1">
          <table:table-cell office:value-type="float" office:value="3.027328" calcext:value-type="float">
            <text:p>3.027328</text:p>
          </table:table-cell>
          <table:table-cell office:value-type="float" office:value="3.089128" calcext:value-type="float">
            <text:p>3.089128</text:p>
          </table:table-cell>
          <table:table-cell office:value-type="float" office:value="0.078525" calcext:value-type="float">
            <text:p>0.078525</text:p>
          </table:table-cell>
          <table:table-cell table:formula="of:=[.B2597]-[.C2597]" office:value-type="float" office:value="3.010603" calcext:value-type="float">
            <text:p>3.010603</text:p>
          </table:table-cell>
        </table:table-row>
        <table:table-row table:style-name="ro1">
          <table:table-cell office:value-type="float" office:value="3.075798" calcext:value-type="float">
            <text:p>3.075798</text:p>
          </table:table-cell>
          <table:table-cell office:value-type="float" office:value="3.137597" calcext:value-type="float">
            <text:p>3.137597</text:p>
          </table:table-cell>
          <table:table-cell office:value-type="float" office:value="0.078553" calcext:value-type="float">
            <text:p>0.078553</text:p>
          </table:table-cell>
          <table:table-cell table:formula="of:=[.B2598]-[.C2598]" office:value-type="float" office:value="3.059044" calcext:value-type="float">
            <text:p>3.059044</text:p>
          </table:table-cell>
        </table:table-row>
        <table:table-row table:style-name="ro1">
          <table:table-cell office:value-type="float" office:value="3.124009" calcext:value-type="float">
            <text:p>3.124009</text:p>
          </table:table-cell>
          <table:table-cell office:value-type="float" office:value="-3.097376" calcext:value-type="float">
            <text:p>-3.097376</text:p>
          </table:table-cell>
          <table:table-cell office:value-type="float" office:value="0.078581" calcext:value-type="float">
            <text:p>0.078581</text:p>
          </table:table-cell>
          <table:table-cell table:formula="of:=[.B2599]-[.C2599]" office:value-type="float" office:value="-3.175957" calcext:value-type="float">
            <text:p>-3.175957</text:p>
          </table:table-cell>
        </table:table-row>
        <table:table-row table:style-name="ro1">
          <table:table-cell office:value-type="float" office:value="-3.111124" calcext:value-type="float">
            <text:p>-3.111124</text:p>
          </table:table-cell>
          <table:table-cell office:value-type="float" office:value="-3.049325" calcext:value-type="float">
            <text:p>-3.049325</text:p>
          </table:table-cell>
          <table:table-cell office:value-type="float" office:value="0.078609" calcext:value-type="float">
            <text:p>0.078609</text:p>
          </table:table-cell>
          <table:table-cell table:formula="of:=[.B2600]-[.C2600]" office:value-type="float" office:value="-3.127934" calcext:value-type="float">
            <text:p>-3.127934</text:p>
          </table:table-cell>
        </table:table-row>
        <table:table-row table:style-name="ro1">
          <table:table-cell office:value-type="float" office:value="-3.063908" calcext:value-type="float">
            <text:p>-3.063908</text:p>
          </table:table-cell>
          <table:table-cell office:value-type="float" office:value="-3.002108" calcext:value-type="float">
            <text:p>-3.002108</text:p>
          </table:table-cell>
          <table:table-cell office:value-type="float" office:value="0.078637" calcext:value-type="float">
            <text:p>0.078637</text:p>
          </table:table-cell>
          <table:table-cell table:formula="of:=[.B2601]-[.C2601]" office:value-type="float" office:value="-3.080745" calcext:value-type="float">
            <text:p>-3.080745</text:p>
          </table:table-cell>
        </table:table-row>
        <table:table-row table:style-name="ro1">
          <table:table-cell office:value-type="float" office:value="-3.015766" calcext:value-type="float">
            <text:p>-3.015766</text:p>
          </table:table-cell>
          <table:table-cell office:value-type="float" office:value="-2.953966" calcext:value-type="float">
            <text:p>-2.953966</text:p>
          </table:table-cell>
          <table:table-cell office:value-type="float" office:value="0.078665" calcext:value-type="float">
            <text:p>0.078665</text:p>
          </table:table-cell>
          <table:table-cell table:formula="of:=[.B2602]-[.C2602]" office:value-type="float" office:value="-3.032631" calcext:value-type="float">
            <text:p>-3.032631</text:p>
          </table:table-cell>
        </table:table-row>
        <table:table-row table:style-name="ro1">
          <table:table-cell office:value-type="float" office:value="-2.968548" calcext:value-type="float">
            <text:p>-2.968548</text:p>
          </table:table-cell>
          <table:table-cell office:value-type="float" office:value="-2.906748" calcext:value-type="float">
            <text:p>-2.906748</text:p>
          </table:table-cell>
          <table:table-cell office:value-type="float" office:value="0.078693" calcext:value-type="float">
            <text:p>0.078693</text:p>
          </table:table-cell>
          <table:table-cell table:formula="of:=[.B2603]-[.C2603]" office:value-type="float" office:value="-2.985441" calcext:value-type="float">
            <text:p>-2.985441</text:p>
          </table:table-cell>
        </table:table-row>
        <table:table-row table:style-name="ro1">
          <table:table-cell office:value-type="float" office:value="-2.920185" calcext:value-type="float">
            <text:p>-2.920185</text:p>
          </table:table-cell>
          <table:table-cell office:value-type="float" office:value="-2.858385" calcext:value-type="float">
            <text:p>-2.858385</text:p>
          </table:table-cell>
          <table:table-cell office:value-type="float" office:value="0.078721" calcext:value-type="float">
            <text:p>0.078721</text:p>
          </table:table-cell>
          <table:table-cell table:formula="of:=[.B2604]-[.C2604]" office:value-type="float" office:value="-2.937106" calcext:value-type="float">
            <text:p>-2.937106</text:p>
          </table:table-cell>
        </table:table-row>
        <table:table-row table:style-name="ro1">
          <table:table-cell office:value-type="float" office:value="-2.870844" calcext:value-type="float">
            <text:p>-2.870844</text:p>
          </table:table-cell>
          <table:table-cell office:value-type="float" office:value="-2.809044" calcext:value-type="float">
            <text:p>-2.809044</text:p>
          </table:table-cell>
          <table:table-cell office:value-type="float" office:value="0.078749" calcext:value-type="float">
            <text:p>0.078749</text:p>
          </table:table-cell>
          <table:table-cell table:formula="of:=[.B2605]-[.C2605]" office:value-type="float" office:value="-2.887793" calcext:value-type="float">
            <text:p>-2.887793</text:p>
          </table:table-cell>
        </table:table-row>
        <table:table-row table:style-name="ro1">
          <table:table-cell office:value-type="float" office:value="-2.822111" calcext:value-type="float">
            <text:p>-2.822111</text:p>
          </table:table-cell>
          <table:table-cell office:value-type="float" office:value="-2.760312" calcext:value-type="float">
            <text:p>-2.760312</text:p>
          </table:table-cell>
          <table:table-cell office:value-type="float" office:value="0.078777" calcext:value-type="float">
            <text:p>0.078777</text:p>
          </table:table-cell>
          <table:table-cell table:formula="of:=[.B2606]-[.C2606]" office:value-type="float" office:value="-2.839089" calcext:value-type="float">
            <text:p>-2.839089</text:p>
          </table:table-cell>
        </table:table-row>
        <table:table-row table:style-name="ro1">
          <table:table-cell office:value-type="float" office:value="-2.772319" calcext:value-type="float">
            <text:p>-2.772319</text:p>
          </table:table-cell>
          <table:table-cell office:value-type="float" office:value="-2.710519" calcext:value-type="float">
            <text:p>-2.710519</text:p>
          </table:table-cell>
          <table:table-cell office:value-type="float" office:value="0.078805" calcext:value-type="float">
            <text:p>0.078805</text:p>
          </table:table-cell>
          <table:table-cell table:formula="of:=[.B2607]-[.C2607]" office:value-type="float" office:value="-2.789324" calcext:value-type="float">
            <text:p>-2.789324</text:p>
          </table:table-cell>
        </table:table-row>
        <table:table-row table:style-name="ro1">
          <table:table-cell office:value-type="float" office:value="-2.722614" calcext:value-type="float">
            <text:p>-2.722614</text:p>
          </table:table-cell>
          <table:table-cell office:value-type="float" office:value="-2.660815" calcext:value-type="float">
            <text:p>-2.660815</text:p>
          </table:table-cell>
          <table:table-cell office:value-type="float" office:value="0.078833" calcext:value-type="float">
            <text:p>0.078833</text:p>
          </table:table-cell>
          <table:table-cell table:formula="of:=[.B2608]-[.C2608]" office:value-type="float" office:value="-2.739648" calcext:value-type="float">
            <text:p>-2.739648</text:p>
          </table:table-cell>
        </table:table-row>
        <table:table-row table:style-name="ro1">
          <table:table-cell office:value-type="float" office:value="-2.671805" calcext:value-type="float">
            <text:p>-2.671805</text:p>
          </table:table-cell>
          <table:table-cell office:value-type="float" office:value="-2.610006" calcext:value-type="float">
            <text:p>-2.610006</text:p>
          </table:table-cell>
          <table:table-cell office:value-type="float" office:value="0.078861" calcext:value-type="float">
            <text:p>0.078861</text:p>
          </table:table-cell>
          <table:table-cell table:formula="of:=[.B2609]-[.C2609]" office:value-type="float" office:value="-2.688867" calcext:value-type="float">
            <text:p>-2.688867</text:p>
          </table:table-cell>
        </table:table-row>
        <table:table-row table:style-name="ro1">
          <table:table-cell office:value-type="float" office:value="-2.622028" calcext:value-type="float">
            <text:p>-2.622028</text:p>
          </table:table-cell>
          <table:table-cell office:value-type="float" office:value="-2.560229" calcext:value-type="float">
            <text:p>-2.560229</text:p>
          </table:table-cell>
          <table:table-cell office:value-type="float" office:value="0.078889" calcext:value-type="float">
            <text:p>0.078889</text:p>
          </table:table-cell>
          <table:table-cell table:formula="of:=[.B2610]-[.C2610]" office:value-type="float" office:value="-2.639118" calcext:value-type="float">
            <text:p>-2.639118</text:p>
          </table:table-cell>
        </table:table-row>
        <table:table-row table:style-name="ro1">
          <table:table-cell office:value-type="float" office:value="-2.572193" calcext:value-type="float">
            <text:p>-2.572193</text:p>
          </table:table-cell>
          <table:table-cell office:value-type="float" office:value="-2.510394" calcext:value-type="float">
            <text:p>-2.510394</text:p>
          </table:table-cell>
          <table:table-cell office:value-type="float" office:value="0.078917" calcext:value-type="float">
            <text:p>0.078917</text:p>
          </table:table-cell>
          <table:table-cell table:formula="of:=[.B2611]-[.C2611]" office:value-type="float" office:value="-2.589311" calcext:value-type="float">
            <text:p>-2.589311</text:p>
          </table:table-cell>
        </table:table-row>
        <table:table-row table:style-name="ro1">
          <table:table-cell office:value-type="float" office:value="-2.522872" calcext:value-type="float">
            <text:p>-2.522872</text:p>
          </table:table-cell>
          <table:table-cell office:value-type="float" office:value="-2.461073" calcext:value-type="float">
            <text:p>-2.461073</text:p>
          </table:table-cell>
          <table:table-cell office:value-type="float" office:value="0.078945" calcext:value-type="float">
            <text:p>0.078945</text:p>
          </table:table-cell>
          <table:table-cell table:formula="of:=[.B2612]-[.C2612]" office:value-type="float" office:value="-2.540018" calcext:value-type="float">
            <text:p>-2.540018</text:p>
          </table:table-cell>
        </table:table-row>
        <table:table-row table:style-name="ro1">
          <table:table-cell office:value-type="float" office:value="-2.472758" calcext:value-type="float">
            <text:p>-2.472758</text:p>
          </table:table-cell>
          <table:table-cell office:value-type="float" office:value="-2.410959" calcext:value-type="float">
            <text:p>-2.410959</text:p>
          </table:table-cell>
          <table:table-cell office:value-type="float" office:value="0.078973" calcext:value-type="float">
            <text:p>0.078973</text:p>
          </table:table-cell>
          <table:table-cell table:formula="of:=[.B2613]-[.C2613]" office:value-type="float" office:value="-2.489932" calcext:value-type="float">
            <text:p>-2.489932</text:p>
          </table:table-cell>
        </table:table-row>
        <table:table-row table:style-name="ro1">
          <table:table-cell office:value-type="float" office:value="-2.423645" calcext:value-type="float">
            <text:p>-2.423645</text:p>
          </table:table-cell>
          <table:table-cell office:value-type="float" office:value="-2.361845" calcext:value-type="float">
            <text:p>-2.361845</text:p>
          </table:table-cell>
          <table:table-cell office:value-type="float" office:value="0.079001" calcext:value-type="float">
            <text:p>0.079001</text:p>
          </table:table-cell>
          <table:table-cell table:formula="of:=[.B2614]-[.C2614]" office:value-type="float" office:value="-2.440846" calcext:value-type="float">
            <text:p>-2.440846</text:p>
          </table:table-cell>
        </table:table-row>
        <table:table-row table:style-name="ro1">
          <table:table-cell office:value-type="float" office:value="-2.374371" calcext:value-type="float">
            <text:p>-2.374371</text:p>
          </table:table-cell>
          <table:table-cell office:value-type="float" office:value="-2.312572" calcext:value-type="float">
            <text:p>-2.312572</text:p>
          </table:table-cell>
          <table:table-cell office:value-type="float" office:value="0.079029" calcext:value-type="float">
            <text:p>0.079029</text:p>
          </table:table-cell>
          <table:table-cell table:formula="of:=[.B2615]-[.C2615]" office:value-type="float" office:value="-2.391601" calcext:value-type="float">
            <text:p>-2.391601</text:p>
          </table:table-cell>
        </table:table-row>
        <table:table-row table:style-name="ro1">
          <table:table-cell office:value-type="float" office:value="-2.325926" calcext:value-type="float">
            <text:p>-2.325926</text:p>
          </table:table-cell>
          <table:table-cell office:value-type="float" office:value="-2.264126" calcext:value-type="float">
            <text:p>-2.264126</text:p>
          </table:table-cell>
          <table:table-cell office:value-type="float" office:value="0.079057" calcext:value-type="float">
            <text:p>0.079057</text:p>
          </table:table-cell>
          <table:table-cell table:formula="of:=[.B2616]-[.C2616]" office:value-type="float" office:value="-2.343183" calcext:value-type="float">
            <text:p>-2.343183</text:p>
          </table:table-cell>
        </table:table-row>
        <table:table-row table:style-name="ro1">
          <table:table-cell office:value-type="float" office:value="-2.276757" calcext:value-type="float">
            <text:p>-2.276757</text:p>
          </table:table-cell>
          <table:table-cell office:value-type="float" office:value="-2.214958" calcext:value-type="float">
            <text:p>-2.214958</text:p>
          </table:table-cell>
          <table:table-cell office:value-type="float" office:value="0.079085" calcext:value-type="float">
            <text:p>0.079085</text:p>
          </table:table-cell>
          <table:table-cell table:formula="of:=[.B2617]-[.C2617]" office:value-type="float" office:value="-2.294043" calcext:value-type="float">
            <text:p>-2.294043</text:p>
          </table:table-cell>
        </table:table-row>
        <table:table-row table:style-name="ro1">
          <table:table-cell office:value-type="float" office:value="-2.228438" calcext:value-type="float">
            <text:p>-2.228438</text:p>
          </table:table-cell>
          <table:table-cell office:value-type="float" office:value="-2.166639" calcext:value-type="float">
            <text:p>-2.166639</text:p>
          </table:table-cell>
          <table:table-cell office:value-type="float" office:value="0.079113" calcext:value-type="float">
            <text:p>0.079113</text:p>
          </table:table-cell>
          <table:table-cell table:formula="of:=[.B2618]-[.C2618]" office:value-type="float" office:value="-2.245752" calcext:value-type="float">
            <text:p>-2.245752</text:p>
          </table:table-cell>
        </table:table-row>
        <table:table-row table:style-name="ro1">
          <table:table-cell office:value-type="float" office:value="-2.180297" calcext:value-type="float">
            <text:p>-2.180297</text:p>
          </table:table-cell>
          <table:table-cell office:value-type="float" office:value="-2.118497" calcext:value-type="float">
            <text:p>-2.118497</text:p>
          </table:table-cell>
          <table:table-cell office:value-type="float" office:value="0.079141" calcext:value-type="float">
            <text:p>0.079141</text:p>
          </table:table-cell>
          <table:table-cell table:formula="of:=[.B2619]-[.C2619]" office:value-type="float" office:value="-2.197638" calcext:value-type="float">
            <text:p>-2.197638</text:p>
          </table:table-cell>
        </table:table-row>
        <table:table-row table:style-name="ro1">
          <table:table-cell office:value-type="float" office:value="-2.13058" calcext:value-type="float">
            <text:p>-2.13058</text:p>
          </table:table-cell>
          <table:table-cell office:value-type="float" office:value="-2.06878" calcext:value-type="float">
            <text:p>-2.06878</text:p>
          </table:table-cell>
          <table:table-cell office:value-type="float" office:value="0.079169" calcext:value-type="float">
            <text:p>0.079169</text:p>
          </table:table-cell>
          <table:table-cell table:formula="of:=[.B2620]-[.C2620]" office:value-type="float" office:value="-2.147949" calcext:value-type="float">
            <text:p>-2.147949</text:p>
          </table:table-cell>
        </table:table-row>
        <table:table-row table:style-name="ro1">
          <table:table-cell office:value-type="float" office:value="-2.081762" calcext:value-type="float">
            <text:p>-2.081762</text:p>
          </table:table-cell>
          <table:table-cell office:value-type="float" office:value="-2.019962" calcext:value-type="float">
            <text:p>-2.019962</text:p>
          </table:table-cell>
          <table:table-cell office:value-type="float" office:value="0.079197" calcext:value-type="float">
            <text:p>0.079197</text:p>
          </table:table-cell>
          <table:table-cell table:formula="of:=[.B2621]-[.C2621]" office:value-type="float" office:value="-2.099159" calcext:value-type="float">
            <text:p>-2.099159</text:p>
          </table:table-cell>
        </table:table-row>
        <table:table-row table:style-name="ro1">
          <table:table-cell office:value-type="float" office:value="-2.032619" calcext:value-type="float">
            <text:p>-2.032619</text:p>
          </table:table-cell>
          <table:table-cell office:value-type="float" office:value="-1.97082" calcext:value-type="float">
            <text:p>-1.97082</text:p>
          </table:table-cell>
          <table:table-cell office:value-type="float" office:value="0.079225" calcext:value-type="float">
            <text:p>0.079225</text:p>
          </table:table-cell>
          <table:table-cell table:formula="of:=[.B2622]-[.C2622]" office:value-type="float" office:value="-2.050045" calcext:value-type="float">
            <text:p>-2.050045</text:p>
          </table:table-cell>
        </table:table-row>
        <table:table-row table:style-name="ro1">
          <table:table-cell office:value-type="float" office:value="-1.984139" calcext:value-type="float">
            <text:p>-1.984139</text:p>
          </table:table-cell>
          <table:table-cell office:value-type="float" office:value="-1.92234" calcext:value-type="float">
            <text:p>-1.92234</text:p>
          </table:table-cell>
          <table:table-cell office:value-type="float" office:value="0.079253" calcext:value-type="float">
            <text:p>0.079253</text:p>
          </table:table-cell>
          <table:table-cell table:formula="of:=[.B2623]-[.C2623]" office:value-type="float" office:value="-2.001593" calcext:value-type="float">
            <text:p>-2.001593</text:p>
          </table:table-cell>
        </table:table-row>
        <table:table-row table:style-name="ro1">
          <table:table-cell office:value-type="float" office:value="-1.935453" calcext:value-type="float">
            <text:p>-1.935453</text:p>
          </table:table-cell>
          <table:table-cell office:value-type="float" office:value="-1.873653" calcext:value-type="float">
            <text:p>-1.873653</text:p>
          </table:table-cell>
          <table:table-cell office:value-type="float" office:value="0.079281" calcext:value-type="float">
            <text:p>0.079281</text:p>
          </table:table-cell>
          <table:table-cell table:formula="of:=[.B2624]-[.C2624]" office:value-type="float" office:value="-1.952934" calcext:value-type="float">
            <text:p>-1.952934</text:p>
          </table:table-cell>
        </table:table-row>
        <table:table-row table:style-name="ro1">
          <table:table-cell office:value-type="float" office:value="-1.886543" calcext:value-type="float">
            <text:p>-1.886543</text:p>
          </table:table-cell>
          <table:table-cell office:value-type="float" office:value="-1.824743" calcext:value-type="float">
            <text:p>-1.824743</text:p>
          </table:table-cell>
          <table:table-cell office:value-type="float" office:value="0.079309" calcext:value-type="float">
            <text:p>0.079309</text:p>
          </table:table-cell>
          <table:table-cell table:formula="of:=[.B2625]-[.C2625]" office:value-type="float" office:value="-1.904052" calcext:value-type="float">
            <text:p>-1.904052</text:p>
          </table:table-cell>
        </table:table-row>
        <table:table-row table:style-name="ro1">
          <table:table-cell office:value-type="float" office:value="-1.838501" calcext:value-type="float">
            <text:p>-1.838501</text:p>
          </table:table-cell>
          <table:table-cell office:value-type="float" office:value="-1.776702" calcext:value-type="float">
            <text:p>-1.776702</text:p>
          </table:table-cell>
          <table:table-cell office:value-type="float" office:value="0.079337" calcext:value-type="float">
            <text:p>0.079337</text:p>
          </table:table-cell>
          <table:table-cell table:formula="of:=[.B2626]-[.C2626]" office:value-type="float" office:value="-1.856039" calcext:value-type="float">
            <text:p>-1.856039</text:p>
          </table:table-cell>
        </table:table-row>
        <table:table-row table:style-name="ro1">
          <table:table-cell office:value-type="float" office:value="-1.789627" calcext:value-type="float">
            <text:p>-1.789627</text:p>
          </table:table-cell>
          <table:table-cell office:value-type="float" office:value="-1.727827" calcext:value-type="float">
            <text:p>-1.727827</text:p>
          </table:table-cell>
          <table:table-cell office:value-type="float" office:value="0.079365" calcext:value-type="float">
            <text:p>0.079365</text:p>
          </table:table-cell>
          <table:table-cell table:formula="of:=[.B2627]-[.C2627]" office:value-type="float" office:value="-1.807192" calcext:value-type="float">
            <text:p>-1.807192</text:p>
          </table:table-cell>
        </table:table-row>
        <table:table-row table:style-name="ro1">
          <table:table-cell office:value-type="float" office:value="-1.740561" calcext:value-type="float">
            <text:p>-1.740561</text:p>
          </table:table-cell>
          <table:table-cell office:value-type="float" office:value="-1.678762" calcext:value-type="float">
            <text:p>-1.678762</text:p>
          </table:table-cell>
          <table:table-cell office:value-type="float" office:value="0.079393" calcext:value-type="float">
            <text:p>0.079393</text:p>
          </table:table-cell>
          <table:table-cell table:formula="of:=[.B2628]-[.C2628]" office:value-type="float" office:value="-1.758155" calcext:value-type="float">
            <text:p>-1.758155</text:p>
          </table:table-cell>
        </table:table-row>
        <table:table-row table:style-name="ro1">
          <table:table-cell office:value-type="float" office:value="-1.690747" calcext:value-type="float">
            <text:p>-1.690747</text:p>
          </table:table-cell>
          <table:table-cell office:value-type="float" office:value="-1.628947" calcext:value-type="float">
            <text:p>-1.628947</text:p>
          </table:table-cell>
          <table:table-cell office:value-type="float" office:value="0.079421" calcext:value-type="float">
            <text:p>0.079421</text:p>
          </table:table-cell>
          <table:table-cell table:formula="of:=[.B2629]-[.C2629]" office:value-type="float" office:value="-1.708368" calcext:value-type="float">
            <text:p>-1.708368</text:p>
          </table:table-cell>
        </table:table-row>
        <table:table-row table:style-name="ro1">
          <table:table-cell office:value-type="float" office:value="-1.640996" calcext:value-type="float">
            <text:p>-1.640996</text:p>
          </table:table-cell>
          <table:table-cell office:value-type="float" office:value="-1.579196" calcext:value-type="float">
            <text:p>-1.579196</text:p>
          </table:table-cell>
          <table:table-cell office:value-type="float" office:value="0.079449" calcext:value-type="float">
            <text:p>0.079449</text:p>
          </table:table-cell>
          <table:table-cell table:formula="of:=[.B2630]-[.C2630]" office:value-type="float" office:value="-1.658645" calcext:value-type="float">
            <text:p>-1.658645</text:p>
          </table:table-cell>
        </table:table-row>
        <table:table-row table:style-name="ro1">
          <table:table-cell office:value-type="float" office:value="-1.590039" calcext:value-type="float">
            <text:p>-1.590039</text:p>
          </table:table-cell>
          <table:table-cell office:value-type="float" office:value="-1.52824" calcext:value-type="float">
            <text:p>-1.52824</text:p>
          </table:table-cell>
          <table:table-cell office:value-type="float" office:value="0.079477" calcext:value-type="float">
            <text:p>0.079477</text:p>
          </table:table-cell>
          <table:table-cell table:formula="of:=[.B2631]-[.C2631]" office:value-type="float" office:value="-1.607717" calcext:value-type="float">
            <text:p>-1.607717</text:p>
          </table:table-cell>
        </table:table-row>
        <table:table-row table:style-name="ro1">
          <table:table-cell office:value-type="float" office:value="-1.539728" calcext:value-type="float">
            <text:p>-1.539728</text:p>
          </table:table-cell>
          <table:table-cell office:value-type="float" office:value="-1.477929" calcext:value-type="float">
            <text:p>-1.477929</text:p>
          </table:table-cell>
          <table:table-cell office:value-type="float" office:value="0.079505" calcext:value-type="float">
            <text:p>0.079505</text:p>
          </table:table-cell>
          <table:table-cell table:formula="of:=[.B2632]-[.C2632]" office:value-type="float" office:value="-1.557434" calcext:value-type="float">
            <text:p>-1.557434</text:p>
          </table:table-cell>
        </table:table-row>
        <table:table-row table:style-name="ro1">
          <table:table-cell office:value-type="float" office:value="-1.489612" calcext:value-type="float">
            <text:p>-1.489612</text:p>
          </table:table-cell>
          <table:table-cell office:value-type="float" office:value="-1.427812" calcext:value-type="float">
            <text:p>-1.427812</text:p>
          </table:table-cell>
          <table:table-cell office:value-type="float" office:value="0.079533" calcext:value-type="float">
            <text:p>0.079533</text:p>
          </table:table-cell>
          <table:table-cell table:formula="of:=[.B2633]-[.C2633]" office:value-type="float" office:value="-1.507345" calcext:value-type="float">
            <text:p>-1.507345</text:p>
          </table:table-cell>
        </table:table-row>
        <table:table-row table:style-name="ro1">
          <table:table-cell office:value-type="float" office:value="-1.439989" calcext:value-type="float">
            <text:p>-1.439989</text:p>
          </table:table-cell>
          <table:table-cell office:value-type="float" office:value="-1.378189" calcext:value-type="float">
            <text:p>-1.378189</text:p>
          </table:table-cell>
          <table:table-cell office:value-type="float" office:value="0.079561" calcext:value-type="float">
            <text:p>0.079561</text:p>
          </table:table-cell>
          <table:table-cell table:formula="of:=[.B2634]-[.C2634]" office:value-type="float" office:value="-1.45775" calcext:value-type="float">
            <text:p>-1.45775</text:p>
          </table:table-cell>
        </table:table-row>
        <table:table-row table:style-name="ro1">
          <table:table-cell office:value-type="float" office:value="-1.389251" calcext:value-type="float">
            <text:p>-1.389251</text:p>
          </table:table-cell>
          <table:table-cell office:value-type="float" office:value="-1.327451" calcext:value-type="float">
            <text:p>-1.327451</text:p>
          </table:table-cell>
          <table:table-cell office:value-type="float" office:value="0.079589" calcext:value-type="float">
            <text:p>0.079589</text:p>
          </table:table-cell>
          <table:table-cell table:formula="of:=[.B2635]-[.C2635]" office:value-type="float" office:value="-1.40704" calcext:value-type="float">
            <text:p>-1.40704</text:p>
          </table:table-cell>
        </table:table-row>
        <table:table-row table:style-name="ro1">
          <table:table-cell office:value-type="float" office:value="-1.339345" calcext:value-type="float">
            <text:p>-1.339345</text:p>
          </table:table-cell>
          <table:table-cell office:value-type="float" office:value="-1.277545" calcext:value-type="float">
            <text:p>-1.277545</text:p>
          </table:table-cell>
          <table:table-cell office:value-type="float" office:value="0.079617" calcext:value-type="float">
            <text:p>0.079617</text:p>
          </table:table-cell>
          <table:table-cell table:formula="of:=[.B2636]-[.C2636]" office:value-type="float" office:value="-1.357162" calcext:value-type="float">
            <text:p>-1.357162</text:p>
          </table:table-cell>
        </table:table-row>
        <table:table-row table:style-name="ro1">
          <table:table-cell office:value-type="float" office:value="-1.28792" calcext:value-type="float">
            <text:p>-1.28792</text:p>
          </table:table-cell>
          <table:table-cell office:value-type="float" office:value="-1.226121" calcext:value-type="float">
            <text:p>-1.226121</text:p>
          </table:table-cell>
          <table:table-cell office:value-type="float" office:value="0.079645" calcext:value-type="float">
            <text:p>0.079645</text:p>
          </table:table-cell>
          <table:table-cell table:formula="of:=[.B2637]-[.C2637]" office:value-type="float" office:value="-1.305766" calcext:value-type="float">
            <text:p>-1.305766</text:p>
          </table:table-cell>
        </table:table-row>
        <table:table-row table:style-name="ro1">
          <table:table-cell office:value-type="float" office:value="-1.237117" calcext:value-type="float">
            <text:p>-1.237117</text:p>
          </table:table-cell>
          <table:table-cell office:value-type="float" office:value="-1.175318" calcext:value-type="float">
            <text:p>-1.175318</text:p>
          </table:table-cell>
          <table:table-cell office:value-type="float" office:value="0.079673" calcext:value-type="float">
            <text:p>0.079673</text:p>
          </table:table-cell>
          <table:table-cell table:formula="of:=[.B2638]-[.C2638]" office:value-type="float" office:value="-1.254991" calcext:value-type="float">
            <text:p>-1.254991</text:p>
          </table:table-cell>
        </table:table-row>
        <table:table-row table:style-name="ro1">
          <table:table-cell office:value-type="float" office:value="-1.186057" calcext:value-type="float">
            <text:p>-1.186057</text:p>
          </table:table-cell>
          <table:table-cell office:value-type="float" office:value="-1.124258" calcext:value-type="float">
            <text:p>-1.124258</text:p>
          </table:table-cell>
          <table:table-cell office:value-type="float" office:value="0.079701" calcext:value-type="float">
            <text:p>0.079701</text:p>
          </table:table-cell>
          <table:table-cell table:formula="of:=[.B2639]-[.C2639]" office:value-type="float" office:value="-1.203959" calcext:value-type="float">
            <text:p>-1.203959</text:p>
          </table:table-cell>
        </table:table-row>
        <table:table-row table:style-name="ro1">
          <table:table-cell office:value-type="float" office:value="-1.135648" calcext:value-type="float">
            <text:p>-1.135648</text:p>
          </table:table-cell>
          <table:table-cell office:value-type="float" office:value="-1.073849" calcext:value-type="float">
            <text:p>-1.073849</text:p>
          </table:table-cell>
          <table:table-cell office:value-type="float" office:value="0.079729" calcext:value-type="float">
            <text:p>0.079729</text:p>
          </table:table-cell>
          <table:table-cell table:formula="of:=[.B2640]-[.C2640]" office:value-type="float" office:value="-1.153578" calcext:value-type="float">
            <text:p>-1.153578</text:p>
          </table:table-cell>
        </table:table-row>
        <table:table-row table:style-name="ro1">
          <table:table-cell office:value-type="float" office:value="-1.085608" calcext:value-type="float">
            <text:p>-1.085608</text:p>
          </table:table-cell>
          <table:table-cell office:value-type="float" office:value="-1.023809" calcext:value-type="float">
            <text:p>-1.023809</text:p>
          </table:table-cell>
          <table:table-cell office:value-type="float" office:value="0.079757" calcext:value-type="float">
            <text:p>0.079757</text:p>
          </table:table-cell>
          <table:table-cell table:formula="of:=[.B2641]-[.C2641]" office:value-type="float" office:value="-1.103566" calcext:value-type="float">
            <text:p>-1.103566</text:p>
          </table:table-cell>
        </table:table-row>
        <table:table-row table:style-name="ro1">
          <table:table-cell office:value-type="float" office:value="-1.036346" calcext:value-type="float">
            <text:p>-1.036346</text:p>
          </table:table-cell>
          <table:table-cell office:value-type="float" office:value="-0.974547" calcext:value-type="float">
            <text:p>-0.974547</text:p>
          </table:table-cell>
          <table:table-cell office:value-type="float" office:value="0.079785" calcext:value-type="float">
            <text:p>0.079785</text:p>
          </table:table-cell>
          <table:table-cell table:formula="of:=[.B2642]-[.C2642]" office:value-type="float" office:value="-1.054332" calcext:value-type="float">
            <text:p>-1.054332</text:p>
          </table:table-cell>
        </table:table-row>
        <table:table-row table:style-name="ro1">
          <table:table-cell office:value-type="float" office:value="-0.987014" calcext:value-type="float">
            <text:p>-0.987014</text:p>
          </table:table-cell>
          <table:table-cell office:value-type="float" office:value="-0.925214" calcext:value-type="float">
            <text:p>-0.925214</text:p>
          </table:table-cell>
          <table:table-cell office:value-type="float" office:value="0.079813" calcext:value-type="float">
            <text:p>0.079813</text:p>
          </table:table-cell>
          <table:table-cell table:formula="of:=[.B2643]-[.C2643]" office:value-type="float" office:value="-1.005027" calcext:value-type="float">
            <text:p>-1.005027</text:p>
          </table:table-cell>
        </table:table-row>
        <table:table-row table:style-name="ro1">
          <table:table-cell office:value-type="float" office:value="-0.938175" calcext:value-type="float">
            <text:p>-0.938175</text:p>
          </table:table-cell>
          <table:table-cell office:value-type="float" office:value="-0.876376" calcext:value-type="float">
            <text:p>-0.876376</text:p>
          </table:table-cell>
          <table:table-cell office:value-type="float" office:value="0.079841" calcext:value-type="float">
            <text:p>0.079841</text:p>
          </table:table-cell>
          <table:table-cell table:formula="of:=[.B2644]-[.C2644]" office:value-type="float" office:value="-0.956217" calcext:value-type="float">
            <text:p>-0.956217</text:p>
          </table:table-cell>
        </table:table-row>
        <table:table-row table:style-name="ro1">
          <table:table-cell office:value-type="float" office:value="-0.889635" calcext:value-type="float">
            <text:p>-0.889635</text:p>
          </table:table-cell>
          <table:table-cell office:value-type="float" office:value="-0.827836" calcext:value-type="float">
            <text:p>-0.827836</text:p>
          </table:table-cell>
          <table:table-cell office:value-type="float" office:value="0.079869" calcext:value-type="float">
            <text:p>0.079869</text:p>
          </table:table-cell>
          <table:table-cell table:formula="of:=[.B2645]-[.C2645]" office:value-type="float" office:value="-0.907705" calcext:value-type="float">
            <text:p>-0.907705</text:p>
          </table:table-cell>
        </table:table-row>
        <table:table-row table:style-name="ro1">
          <table:table-cell office:value-type="float" office:value="-0.841843" calcext:value-type="float">
            <text:p>-0.841843</text:p>
          </table:table-cell>
          <table:table-cell office:value-type="float" office:value="-0.780043" calcext:value-type="float">
            <text:p>-0.780043</text:p>
          </table:table-cell>
          <table:table-cell office:value-type="float" office:value="0.079897" calcext:value-type="float">
            <text:p>0.079897</text:p>
          </table:table-cell>
          <table:table-cell table:formula="of:=[.B2646]-[.C2646]" office:value-type="float" office:value="-0.85994" calcext:value-type="float">
            <text:p>-0.85994</text:p>
          </table:table-cell>
        </table:table-row>
        <table:table-row table:style-name="ro1">
          <table:table-cell office:value-type="float" office:value="-0.794506" calcext:value-type="float">
            <text:p>-0.794506</text:p>
          </table:table-cell>
          <table:table-cell office:value-type="float" office:value="-0.732707" calcext:value-type="float">
            <text:p>-0.732707</text:p>
          </table:table-cell>
          <table:table-cell office:value-type="float" office:value="0.079925" calcext:value-type="float">
            <text:p>0.079925</text:p>
          </table:table-cell>
          <table:table-cell table:formula="of:=[.B2647]-[.C2647]" office:value-type="float" office:value="-0.812632" calcext:value-type="float">
            <text:p>-0.812632</text:p>
          </table:table-cell>
        </table:table-row>
        <table:table-row table:style-name="ro1">
          <table:table-cell office:value-type="float" office:value="-0.745747" calcext:value-type="float">
            <text:p>-0.745747</text:p>
          </table:table-cell>
          <table:table-cell office:value-type="float" office:value="-0.683948" calcext:value-type="float">
            <text:p>-0.683948</text:p>
          </table:table-cell>
          <table:table-cell office:value-type="float" office:value="0.079953" calcext:value-type="float">
            <text:p>0.079953</text:p>
          </table:table-cell>
          <table:table-cell table:formula="of:=[.B2648]-[.C2648]" office:value-type="float" office:value="-0.763901" calcext:value-type="float">
            <text:p>-0.763901</text:p>
          </table:table-cell>
        </table:table-row>
        <table:table-row table:style-name="ro1">
          <table:table-cell office:value-type="float" office:value="-0.696775" calcext:value-type="float">
            <text:p>-0.696775</text:p>
          </table:table-cell>
          <table:table-cell office:value-type="float" office:value="-0.634975" calcext:value-type="float">
            <text:p>-0.634975</text:p>
          </table:table-cell>
          <table:table-cell office:value-type="float" office:value="0.079981" calcext:value-type="float">
            <text:p>0.079981</text:p>
          </table:table-cell>
          <table:table-cell table:formula="of:=[.B2649]-[.C2649]" office:value-type="float" office:value="-0.714956" calcext:value-type="float">
            <text:p>-0.714956</text:p>
          </table:table-cell>
        </table:table-row>
        <table:table-row table:style-name="ro1">
          <table:table-cell office:value-type="float" office:value="-0.649507" calcext:value-type="float">
            <text:p>-0.649507</text:p>
          </table:table-cell>
          <table:table-cell office:value-type="float" office:value="-0.587707" calcext:value-type="float">
            <text:p>-0.587707</text:p>
          </table:table-cell>
          <table:table-cell office:value-type="float" office:value="0.080009" calcext:value-type="float">
            <text:p>0.080009</text:p>
          </table:table-cell>
          <table:table-cell table:formula="of:=[.B2650]-[.C2650]" office:value-type="float" office:value="-0.667716" calcext:value-type="float">
            <text:p>-0.667716</text:p>
          </table:table-cell>
        </table:table-row>
        <table:table-row table:style-name="ro1">
          <table:table-cell office:value-type="float" office:value="-0.602834" calcext:value-type="float">
            <text:p>-0.602834</text:p>
          </table:table-cell>
          <table:table-cell office:value-type="float" office:value="-0.541034" calcext:value-type="float">
            <text:p>-0.541034</text:p>
          </table:table-cell>
          <table:table-cell office:value-type="float" office:value="0.080037" calcext:value-type="float">
            <text:p>0.080037</text:p>
          </table:table-cell>
          <table:table-cell table:formula="of:=[.B2651]-[.C2651]" office:value-type="float" office:value="-0.621071" calcext:value-type="float">
            <text:p>-0.621071</text:p>
          </table:table-cell>
        </table:table-row>
        <table:table-row table:style-name="ro1">
          <table:table-cell office:value-type="float" office:value="-0.556247" calcext:value-type="float">
            <text:p>-0.556247</text:p>
          </table:table-cell>
          <table:table-cell office:value-type="float" office:value="-0.494448" calcext:value-type="float">
            <text:p>-0.494448</text:p>
          </table:table-cell>
          <table:table-cell office:value-type="float" office:value="0.080065" calcext:value-type="float">
            <text:p>0.080065</text:p>
          </table:table-cell>
          <table:table-cell table:formula="of:=[.B2652]-[.C2652]" office:value-type="float" office:value="-0.574513" calcext:value-type="float">
            <text:p>-0.574513</text:p>
          </table:table-cell>
        </table:table-row>
        <table:table-row table:style-name="ro1">
          <table:table-cell office:value-type="float" office:value="-0.507907" calcext:value-type="float">
            <text:p>-0.507907</text:p>
          </table:table-cell>
          <table:table-cell office:value-type="float" office:value="-0.446108" calcext:value-type="float">
            <text:p>-0.446108</text:p>
          </table:table-cell>
          <table:table-cell office:value-type="float" office:value="0.080093" calcext:value-type="float">
            <text:p>0.080093</text:p>
          </table:table-cell>
          <table:table-cell table:formula="of:=[.B2653]-[.C2653]" office:value-type="float" office:value="-0.526201" calcext:value-type="float">
            <text:p>-0.526201</text:p>
          </table:table-cell>
        </table:table-row>
        <table:table-row table:style-name="ro1">
          <table:table-cell office:value-type="float" office:value="-0.460466" calcext:value-type="float">
            <text:p>-0.460466</text:p>
          </table:table-cell>
          <table:table-cell office:value-type="float" office:value="-0.398666" calcext:value-type="float">
            <text:p>-0.398666</text:p>
          </table:table-cell>
          <table:table-cell office:value-type="float" office:value="0.080121" calcext:value-type="float">
            <text:p>0.080121</text:p>
          </table:table-cell>
          <table:table-cell table:formula="of:=[.B2654]-[.C2654]" office:value-type="float" office:value="-0.478787" calcext:value-type="float">
            <text:p>-0.478787</text:p>
          </table:table-cell>
        </table:table-row>
        <table:table-row table:style-name="ro1">
          <table:table-cell office:value-type="float" office:value="-0.413038" calcext:value-type="float">
            <text:p>-0.413038</text:p>
          </table:table-cell>
          <table:table-cell office:value-type="float" office:value="-0.351238" calcext:value-type="float">
            <text:p>-0.351238</text:p>
          </table:table-cell>
          <table:table-cell office:value-type="float" office:value="0.080149" calcext:value-type="float">
            <text:p>0.080149</text:p>
          </table:table-cell>
          <table:table-cell table:formula="of:=[.B2655]-[.C2655]" office:value-type="float" office:value="-0.431387" calcext:value-type="float">
            <text:p>-0.431387</text:p>
          </table:table-cell>
        </table:table-row>
        <table:table-row table:style-name="ro1">
          <table:table-cell office:value-type="float" office:value="-0.364612" calcext:value-type="float">
            <text:p>-0.364612</text:p>
          </table:table-cell>
          <table:table-cell office:value-type="float" office:value="-0.302813" calcext:value-type="float">
            <text:p>-0.302813</text:p>
          </table:table-cell>
          <table:table-cell office:value-type="float" office:value="0.080177" calcext:value-type="float">
            <text:p>0.080177</text:p>
          </table:table-cell>
          <table:table-cell table:formula="of:=[.B2656]-[.C2656]" office:value-type="float" office:value="-0.38299" calcext:value-type="float">
            <text:p>-0.38299</text:p>
          </table:table-cell>
        </table:table-row>
        <table:table-row table:style-name="ro1">
          <table:table-cell office:value-type="float" office:value="-0.315378" calcext:value-type="float">
            <text:p>-0.315378</text:p>
          </table:table-cell>
          <table:table-cell office:value-type="float" office:value="-0.253579" calcext:value-type="float">
            <text:p>-0.253579</text:p>
          </table:table-cell>
          <table:table-cell office:value-type="float" office:value="0.080205" calcext:value-type="float">
            <text:p>0.080205</text:p>
          </table:table-cell>
          <table:table-cell table:formula="of:=[.B2657]-[.C2657]" office:value-type="float" office:value="-0.333784" calcext:value-type="float">
            <text:p>-0.333784</text:p>
          </table:table-cell>
        </table:table-row>
        <table:table-row table:style-name="ro1">
          <table:table-cell office:value-type="float" office:value="-0.26699" calcext:value-type="float">
            <text:p>-0.26699</text:p>
          </table:table-cell>
          <table:table-cell office:value-type="float" office:value="-0.20519" calcext:value-type="float">
            <text:p>-0.20519</text:p>
          </table:table-cell>
          <table:table-cell office:value-type="float" office:value="0.080233" calcext:value-type="float">
            <text:p>0.080233</text:p>
          </table:table-cell>
          <table:table-cell table:formula="of:=[.B2658]-[.C2658]" office:value-type="float" office:value="-0.285423" calcext:value-type="float">
            <text:p>-0.285423</text:p>
          </table:table-cell>
        </table:table-row>
        <table:table-row table:style-name="ro1">
          <table:table-cell office:value-type="float" office:value="-0.219306" calcext:value-type="float">
            <text:p>-0.219306</text:p>
          </table:table-cell>
          <table:table-cell office:value-type="float" office:value="-0.157506" calcext:value-type="float">
            <text:p>-0.157506</text:p>
          </table:table-cell>
          <table:table-cell office:value-type="float" office:value="0.080261" calcext:value-type="float">
            <text:p>0.080261</text:p>
          </table:table-cell>
          <table:table-cell table:formula="of:=[.B2659]-[.C2659]" office:value-type="float" office:value="-0.237767" calcext:value-type="float">
            <text:p>-0.237767</text:p>
          </table:table-cell>
        </table:table-row>
        <table:table-row table:style-name="ro1">
          <table:table-cell office:value-type="float" office:value="-0.171275" calcext:value-type="float">
            <text:p>-0.171275</text:p>
          </table:table-cell>
          <table:table-cell office:value-type="float" office:value="-0.109476" calcext:value-type="float">
            <text:p>-0.109476</text:p>
          </table:table-cell>
          <table:table-cell office:value-type="float" office:value="0.080289" calcext:value-type="float">
            <text:p>0.080289</text:p>
          </table:table-cell>
          <table:table-cell table:formula="of:=[.B2660]-[.C2660]" office:value-type="float" office:value="-0.189765" calcext:value-type="float">
            <text:p>-0.189765</text:p>
          </table:table-cell>
        </table:table-row>
        <table:table-row table:style-name="ro1">
          <table:table-cell office:value-type="float" office:value="-0.121462" calcext:value-type="float">
            <text:p>-0.121462</text:p>
          </table:table-cell>
          <table:table-cell office:value-type="float" office:value="-0.059662" calcext:value-type="float">
            <text:p>-0.059662</text:p>
          </table:table-cell>
          <table:table-cell office:value-type="float" office:value="0.080317" calcext:value-type="float">
            <text:p>0.080317</text:p>
          </table:table-cell>
          <table:table-cell table:formula="of:=[.B2661]-[.C2661]" office:value-type="float" office:value="-0.139979" calcext:value-type="float">
            <text:p>-0.139979</text:p>
          </table:table-cell>
        </table:table-row>
        <table:table-row table:style-name="ro1">
          <table:table-cell office:value-type="float" office:value="-0.070371" calcext:value-type="float">
            <text:p>-0.070371</text:p>
          </table:table-cell>
          <table:table-cell office:value-type="float" office:value="-0.008571" calcext:value-type="float">
            <text:p>-0.008571</text:p>
          </table:table-cell>
          <table:table-cell office:value-type="float" office:value="0.080345" calcext:value-type="float">
            <text:p>0.080345</text:p>
          </table:table-cell>
          <table:table-cell table:formula="of:=[.B2662]-[.C2662]" office:value-type="float" office:value="-0.088916" calcext:value-type="float">
            <text:p>-0.088916</text:p>
          </table:table-cell>
        </table:table-row>
        <table:table-row table:style-name="ro1">
          <table:table-cell office:value-type="float" office:value="-0.019723" calcext:value-type="float">
            <text:p>-0.019723</text:p>
          </table:table-cell>
          <table:table-cell office:value-type="float" office:value="0.042077" calcext:value-type="float">
            <text:p>0.042077</text:p>
          </table:table-cell>
          <table:table-cell office:value-type="float" office:value="0.080373" calcext:value-type="float">
            <text:p>0.080373</text:p>
          </table:table-cell>
          <table:table-cell table:formula="of:=[.B2663]-[.C2663]" office:value-type="float" office:value="-0.038296" calcext:value-type="float">
            <text:p>-0.038296</text:p>
          </table:table-cell>
        </table:table-row>
        <table:table-row table:style-name="ro1">
          <table:table-cell office:value-type="float" office:value="0.032049" calcext:value-type="float">
            <text:p>0.032049</text:p>
          </table:table-cell>
          <table:table-cell office:value-type="float" office:value="0.093849" calcext:value-type="float">
            <text:p>0.093849</text:p>
          </table:table-cell>
          <table:table-cell office:value-type="float" office:value="0.080401" calcext:value-type="float">
            <text:p>0.080401</text:p>
          </table:table-cell>
          <table:table-cell table:formula="of:=[.B2664]-[.C2664]" office:value-type="float" office:value="0.013448" calcext:value-type="float">
            <text:p>0.013448</text:p>
          </table:table-cell>
        </table:table-row>
        <table:table-row table:style-name="ro1">
          <table:table-cell office:value-type="float" office:value="0.082839" calcext:value-type="float">
            <text:p>0.082839</text:p>
          </table:table-cell>
          <table:table-cell office:value-type="float" office:value="0.144638" calcext:value-type="float">
            <text:p>0.144638</text:p>
          </table:table-cell>
          <table:table-cell office:value-type="float" office:value="0.080429" calcext:value-type="float">
            <text:p>0.080429</text:p>
          </table:table-cell>
          <table:table-cell table:formula="of:=[.B2665]-[.C2665]" office:value-type="float" office:value="0.064209" calcext:value-type="float">
            <text:p>0.064209</text:p>
          </table:table-cell>
        </table:table-row>
        <table:table-row table:style-name="ro1">
          <table:table-cell office:value-type="float" office:value="0.134095" calcext:value-type="float">
            <text:p>0.134095</text:p>
          </table:table-cell>
          <table:table-cell office:value-type="float" office:value="0.195895" calcext:value-type="float">
            <text:p>0.195895</text:p>
          </table:table-cell>
          <table:table-cell office:value-type="float" office:value="0.080457" calcext:value-type="float">
            <text:p>0.080457</text:p>
          </table:table-cell>
          <table:table-cell table:formula="of:=[.B2666]-[.C2666]" office:value-type="float" office:value="0.115438" calcext:value-type="float">
            <text:p>0.115438</text:p>
          </table:table-cell>
        </table:table-row>
        <table:table-row table:style-name="ro1">
          <table:table-cell office:value-type="float" office:value="0.184046" calcext:value-type="float">
            <text:p>0.184046</text:p>
          </table:table-cell>
          <table:table-cell office:value-type="float" office:value="0.245846" calcext:value-type="float">
            <text:p>0.245846</text:p>
          </table:table-cell>
          <table:table-cell office:value-type="float" office:value="0.080485" calcext:value-type="float">
            <text:p>0.080485</text:p>
          </table:table-cell>
          <table:table-cell table:formula="of:=[.B2667]-[.C2667]" office:value-type="float" office:value="0.165361" calcext:value-type="float">
            <text:p>0.165361</text:p>
          </table:table-cell>
        </table:table-row>
        <table:table-row table:style-name="ro1">
          <table:table-cell office:value-type="float" office:value="0.23375" calcext:value-type="float">
            <text:p>0.23375</text:p>
          </table:table-cell>
          <table:table-cell office:value-type="float" office:value="0.29555" calcext:value-type="float">
            <text:p>0.29555</text:p>
          </table:table-cell>
          <table:table-cell office:value-type="float" office:value="0.080513" calcext:value-type="float">
            <text:p>0.080513</text:p>
          </table:table-cell>
          <table:table-cell table:formula="of:=[.B2668]-[.C2668]" office:value-type="float" office:value="0.215037" calcext:value-type="float">
            <text:p>0.215037</text:p>
          </table:table-cell>
        </table:table-row>
        <table:table-row table:style-name="ro1">
          <table:table-cell office:value-type="float" office:value="0.282354" calcext:value-type="float">
            <text:p>0.282354</text:p>
          </table:table-cell>
          <table:table-cell office:value-type="float" office:value="0.344154" calcext:value-type="float">
            <text:p>0.344154</text:p>
          </table:table-cell>
          <table:table-cell office:value-type="float" office:value="0.080541" calcext:value-type="float">
            <text:p>0.080541</text:p>
          </table:table-cell>
          <table:table-cell table:formula="of:=[.B2669]-[.C2669]" office:value-type="float" office:value="0.263613" calcext:value-type="float">
            <text:p>0.263613</text:p>
          </table:table-cell>
        </table:table-row>
        <table:table-row table:style-name="ro1">
          <table:table-cell office:value-type="float" office:value="0.330349" calcext:value-type="float">
            <text:p>0.330349</text:p>
          </table:table-cell>
          <table:table-cell office:value-type="float" office:value="0.392149" calcext:value-type="float">
            <text:p>0.392149</text:p>
          </table:table-cell>
          <table:table-cell office:value-type="float" office:value="0.080569" calcext:value-type="float">
            <text:p>0.080569</text:p>
          </table:table-cell>
          <table:table-cell table:formula="of:=[.B2670]-[.C2670]" office:value-type="float" office:value="0.31158" calcext:value-type="float">
            <text:p>0.31158</text:p>
          </table:table-cell>
        </table:table-row>
        <table:table-row table:style-name="ro1">
          <table:table-cell office:value-type="float" office:value="0.377695" calcext:value-type="float">
            <text:p>0.377695</text:p>
          </table:table-cell>
          <table:table-cell office:value-type="float" office:value="0.439495" calcext:value-type="float">
            <text:p>0.439495</text:p>
          </table:table-cell>
          <table:table-cell office:value-type="float" office:value="0.080597" calcext:value-type="float">
            <text:p>0.080597</text:p>
          </table:table-cell>
          <table:table-cell table:formula="of:=[.B2671]-[.C2671]" office:value-type="float" office:value="0.358898" calcext:value-type="float">
            <text:p>0.358898</text:p>
          </table:table-cell>
        </table:table-row>
        <table:table-row table:style-name="ro1">
          <table:table-cell office:value-type="float" office:value="0.426411" calcext:value-type="float">
            <text:p>0.426411</text:p>
          </table:table-cell>
          <table:table-cell office:value-type="float" office:value="0.48821" calcext:value-type="float">
            <text:p>0.48821</text:p>
          </table:table-cell>
          <table:table-cell office:value-type="float" office:value="0.080625" calcext:value-type="float">
            <text:p>0.080625</text:p>
          </table:table-cell>
          <table:table-cell table:formula="of:=[.B2672]-[.C2672]" office:value-type="float" office:value="0.407585" calcext:value-type="float">
            <text:p>0.407585</text:p>
          </table:table-cell>
        </table:table-row>
        <table:table-row table:style-name="ro1">
          <table:table-cell office:value-type="float" office:value="0.475625" calcext:value-type="float">
            <text:p>0.475625</text:p>
          </table:table-cell>
          <table:table-cell office:value-type="float" office:value="0.537425" calcext:value-type="float">
            <text:p>0.537425</text:p>
          </table:table-cell>
          <table:table-cell office:value-type="float" office:value="0.080653" calcext:value-type="float">
            <text:p>0.080653</text:p>
          </table:table-cell>
          <table:table-cell table:formula="of:=[.B2673]-[.C2673]" office:value-type="float" office:value="0.456772" calcext:value-type="float">
            <text:p>0.456772</text:p>
          </table:table-cell>
        </table:table-row>
        <table:table-row table:style-name="ro1">
          <table:table-cell office:value-type="float" office:value="0.524574" calcext:value-type="float">
            <text:p>0.524574</text:p>
          </table:table-cell>
          <table:table-cell office:value-type="float" office:value="0.586374" calcext:value-type="float">
            <text:p>0.586374</text:p>
          </table:table-cell>
          <table:table-cell office:value-type="float" office:value="0.080681" calcext:value-type="float">
            <text:p>0.080681</text:p>
          </table:table-cell>
          <table:table-cell table:formula="of:=[.B2674]-[.C2674]" office:value-type="float" office:value="0.505693" calcext:value-type="float">
            <text:p>0.505693</text:p>
          </table:table-cell>
        </table:table-row>
        <table:table-row table:style-name="ro1">
          <table:table-cell office:value-type="float" office:value="0.570697" calcext:value-type="float">
            <text:p>0.570697</text:p>
          </table:table-cell>
          <table:table-cell office:value-type="float" office:value="0.632496" calcext:value-type="float">
            <text:p>0.632496</text:p>
          </table:table-cell>
          <table:table-cell office:value-type="float" office:value="0.080709" calcext:value-type="float">
            <text:p>0.080709</text:p>
          </table:table-cell>
          <table:table-cell table:formula="of:=[.B2675]-[.C2675]" office:value-type="float" office:value="0.551787" calcext:value-type="float">
            <text:p>0.551787</text:p>
          </table:table-cell>
        </table:table-row>
        <table:table-row table:style-name="ro1">
          <table:table-cell office:value-type="float" office:value="0.618163" calcext:value-type="float">
            <text:p>0.618163</text:p>
          </table:table-cell>
          <table:table-cell office:value-type="float" office:value="0.679963" calcext:value-type="float">
            <text:p>0.679963</text:p>
          </table:table-cell>
          <table:table-cell office:value-type="float" office:value="0.080737" calcext:value-type="float">
            <text:p>0.080737</text:p>
          </table:table-cell>
          <table:table-cell table:formula="of:=[.B2676]-[.C2676]" office:value-type="float" office:value="0.599226" calcext:value-type="float">
            <text:p>0.599226</text:p>
          </table:table-cell>
        </table:table-row>
        <table:table-row table:style-name="ro1">
          <table:table-cell office:value-type="float" office:value="0.665969" calcext:value-type="float">
            <text:p>0.665969</text:p>
          </table:table-cell>
          <table:table-cell office:value-type="float" office:value="0.727768" calcext:value-type="float">
            <text:p>0.727768</text:p>
          </table:table-cell>
          <table:table-cell office:value-type="float" office:value="0.080765" calcext:value-type="float">
            <text:p>0.080765</text:p>
          </table:table-cell>
          <table:table-cell table:formula="of:=[.B2677]-[.C2677]" office:value-type="float" office:value="0.647003" calcext:value-type="float">
            <text:p>0.647003</text:p>
          </table:table-cell>
        </table:table-row>
        <table:table-row table:style-name="ro1">
          <table:table-cell office:value-type="float" office:value="0.715669" calcext:value-type="float">
            <text:p>0.715669</text:p>
          </table:table-cell>
          <table:table-cell office:value-type="float" office:value="0.777468" calcext:value-type="float">
            <text:p>0.777468</text:p>
          </table:table-cell>
          <table:table-cell office:value-type="float" office:value="0.080793" calcext:value-type="float">
            <text:p>0.080793</text:p>
          </table:table-cell>
          <table:table-cell table:formula="of:=[.B2678]-[.C2678]" office:value-type="float" office:value="0.696675" calcext:value-type="float">
            <text:p>0.696675</text:p>
          </table:table-cell>
        </table:table-row>
        <table:table-row table:style-name="ro1">
          <table:table-cell office:value-type="float" office:value="0.764911" calcext:value-type="float">
            <text:p>0.764911</text:p>
          </table:table-cell>
          <table:table-cell office:value-type="float" office:value="0.826711" calcext:value-type="float">
            <text:p>0.826711</text:p>
          </table:table-cell>
          <table:table-cell office:value-type="float" office:value="0.080821" calcext:value-type="float">
            <text:p>0.080821</text:p>
          </table:table-cell>
          <table:table-cell table:formula="of:=[.B2679]-[.C2679]" office:value-type="float" office:value="0.74589" calcext:value-type="float">
            <text:p>0.74589</text:p>
          </table:table-cell>
        </table:table-row>
        <table:table-row table:style-name="ro1">
          <table:table-cell office:value-type="float" office:value="0.814477" calcext:value-type="float">
            <text:p>0.814477</text:p>
          </table:table-cell>
          <table:table-cell office:value-type="float" office:value="0.876277" calcext:value-type="float">
            <text:p>0.876277</text:p>
          </table:table-cell>
          <table:table-cell office:value-type="float" office:value="0.080849" calcext:value-type="float">
            <text:p>0.080849</text:p>
          </table:table-cell>
          <table:table-cell table:formula="of:=[.B2680]-[.C2680]" office:value-type="float" office:value="0.795428" calcext:value-type="float">
            <text:p>0.795428</text:p>
          </table:table-cell>
        </table:table-row>
        <table:table-row table:style-name="ro1">
          <table:table-cell office:value-type="float" office:value="0.863367" calcext:value-type="float">
            <text:p>0.863367</text:p>
          </table:table-cell>
          <table:table-cell office:value-type="float" office:value="0.925166" calcext:value-type="float">
            <text:p>0.925166</text:p>
          </table:table-cell>
          <table:table-cell office:value-type="float" office:value="0.080877" calcext:value-type="float">
            <text:p>0.080877</text:p>
          </table:table-cell>
          <table:table-cell table:formula="of:=[.B2681]-[.C2681]" office:value-type="float" office:value="0.844289" calcext:value-type="float">
            <text:p>0.844289</text:p>
          </table:table-cell>
        </table:table-row>
        <table:table-row table:style-name="ro1">
          <table:table-cell office:value-type="float" office:value="0.911637" calcext:value-type="float">
            <text:p>0.911637</text:p>
          </table:table-cell>
          <table:table-cell office:value-type="float" office:value="0.973436" calcext:value-type="float">
            <text:p>0.973436</text:p>
          </table:table-cell>
          <table:table-cell office:value-type="float" office:value="0.080905" calcext:value-type="float">
            <text:p>0.080905</text:p>
          </table:table-cell>
          <table:table-cell table:formula="of:=[.B2682]-[.C2682]" office:value-type="float" office:value="0.892531" calcext:value-type="float">
            <text:p>0.892531</text:p>
          </table:table-cell>
        </table:table-row>
        <table:table-row table:style-name="ro1">
          <table:table-cell office:value-type="float" office:value="0.960848" calcext:value-type="float">
            <text:p>0.960848</text:p>
          </table:table-cell>
          <table:table-cell office:value-type="float" office:value="1.022648" calcext:value-type="float">
            <text:p>1.022648</text:p>
          </table:table-cell>
          <table:table-cell office:value-type="float" office:value="0.080933" calcext:value-type="float">
            <text:p>0.080933</text:p>
          </table:table-cell>
          <table:table-cell table:formula="of:=[.B2683]-[.C2683]" office:value-type="float" office:value="0.941715" calcext:value-type="float">
            <text:p>0.941715</text:p>
          </table:table-cell>
        </table:table-row>
        <table:table-row table:style-name="ro1">
          <table:table-cell office:value-type="float" office:value="1.010533" calcext:value-type="float">
            <text:p>1.010533</text:p>
          </table:table-cell>
          <table:table-cell office:value-type="float" office:value="1.072333" calcext:value-type="float">
            <text:p>1.072333</text:p>
          </table:table-cell>
          <table:table-cell office:value-type="float" office:value="0.080961" calcext:value-type="float">
            <text:p>0.080961</text:p>
          </table:table-cell>
          <table:table-cell table:formula="of:=[.B2684]-[.C2684]" office:value-type="float" office:value="0.991372" calcext:value-type="float">
            <text:p>0.991372</text:p>
          </table:table-cell>
        </table:table-row>
        <table:table-row table:style-name="ro1">
          <table:table-cell office:value-type="float" office:value="1.059813" calcext:value-type="float">
            <text:p>1.059813</text:p>
          </table:table-cell>
          <table:table-cell office:value-type="float" office:value="1.121612" calcext:value-type="float">
            <text:p>1.121612</text:p>
          </table:table-cell>
          <table:table-cell office:value-type="float" office:value="0.080989" calcext:value-type="float">
            <text:p>0.080989</text:p>
          </table:table-cell>
          <table:table-cell table:formula="of:=[.B2685]-[.C2685]" office:value-type="float" office:value="1.040623" calcext:value-type="float">
            <text:p>1.040623</text:p>
          </table:table-cell>
        </table:table-row>
        <table:table-row table:style-name="ro1">
          <table:table-cell office:value-type="float" office:value="1.109115" calcext:value-type="float">
            <text:p>1.109115</text:p>
          </table:table-cell>
          <table:table-cell office:value-type="float" office:value="1.170914" calcext:value-type="float">
            <text:p>1.170914</text:p>
          </table:table-cell>
          <table:table-cell office:value-type="float" office:value="0.081017" calcext:value-type="float">
            <text:p>0.081017</text:p>
          </table:table-cell>
          <table:table-cell table:formula="of:=[.B2686]-[.C2686]" office:value-type="float" office:value="1.089897" calcext:value-type="float">
            <text:p>1.089897</text:p>
          </table:table-cell>
        </table:table-row>
        <table:table-row table:style-name="ro1">
          <table:table-cell office:value-type="float" office:value="1.15979" calcext:value-type="float">
            <text:p>1.15979</text:p>
          </table:table-cell>
          <table:table-cell office:value-type="float" office:value="1.22159" calcext:value-type="float">
            <text:p>1.22159</text:p>
          </table:table-cell>
          <table:table-cell office:value-type="float" office:value="0.081045" calcext:value-type="float">
            <text:p>0.081045</text:p>
          </table:table-cell>
          <table:table-cell table:formula="of:=[.B2687]-[.C2687]" office:value-type="float" office:value="1.140545" calcext:value-type="float">
            <text:p>1.140545</text:p>
          </table:table-cell>
        </table:table-row>
        <table:table-row table:style-name="ro1">
          <table:table-cell office:value-type="float" office:value="1.209397" calcext:value-type="float">
            <text:p>1.209397</text:p>
          </table:table-cell>
          <table:table-cell office:value-type="float" office:value="1.271197" calcext:value-type="float">
            <text:p>1.271197</text:p>
          </table:table-cell>
          <table:table-cell office:value-type="float" office:value="0.081073" calcext:value-type="float">
            <text:p>0.081073</text:p>
          </table:table-cell>
          <table:table-cell table:formula="of:=[.B2688]-[.C2688]" office:value-type="float" office:value="1.190124" calcext:value-type="float">
            <text:p>1.190124</text:p>
          </table:table-cell>
        </table:table-row>
        <table:table-row table:style-name="ro1">
          <table:table-cell office:value-type="float" office:value="1.260097" calcext:value-type="float">
            <text:p>1.260097</text:p>
          </table:table-cell>
          <table:table-cell office:value-type="float" office:value="1.321896" calcext:value-type="float">
            <text:p>1.321896</text:p>
          </table:table-cell>
          <table:table-cell office:value-type="float" office:value="0.081101" calcext:value-type="float">
            <text:p>0.081101</text:p>
          </table:table-cell>
          <table:table-cell table:formula="of:=[.B2689]-[.C2689]" office:value-type="float" office:value="1.240795" calcext:value-type="float">
            <text:p>1.240795</text:p>
          </table:table-cell>
        </table:table-row>
        <table:table-row table:style-name="ro1">
          <table:table-cell office:value-type="float" office:value="1.308925" calcext:value-type="float">
            <text:p>1.308925</text:p>
          </table:table-cell>
          <table:table-cell office:value-type="float" office:value="1.370725" calcext:value-type="float">
            <text:p>1.370725</text:p>
          </table:table-cell>
          <table:table-cell office:value-type="float" office:value="0.081129" calcext:value-type="float">
            <text:p>0.081129</text:p>
          </table:table-cell>
          <table:table-cell table:formula="of:=[.B2690]-[.C2690]" office:value-type="float" office:value="1.289596" calcext:value-type="float">
            <text:p>1.289596</text:p>
          </table:table-cell>
        </table:table-row>
        <table:table-row table:style-name="ro1">
          <table:table-cell office:value-type="float" office:value="1.35806" calcext:value-type="float">
            <text:p>1.35806</text:p>
          </table:table-cell>
          <table:table-cell office:value-type="float" office:value="1.419859" calcext:value-type="float">
            <text:p>1.419859</text:p>
          </table:table-cell>
          <table:table-cell office:value-type="float" office:value="0.081157" calcext:value-type="float">
            <text:p>0.081157</text:p>
          </table:table-cell>
          <table:table-cell table:formula="of:=[.B2691]-[.C2691]" office:value-type="float" office:value="1.338702" calcext:value-type="float">
            <text:p>1.338702</text:p>
          </table:table-cell>
        </table:table-row>
        <table:table-row table:style-name="ro1">
          <table:table-cell office:value-type="float" office:value="1.406787" calcext:value-type="float">
            <text:p>1.406787</text:p>
          </table:table-cell>
          <table:table-cell office:value-type="float" office:value="1.468586" calcext:value-type="float">
            <text:p>1.468586</text:p>
          </table:table-cell>
          <table:table-cell office:value-type="float" office:value="0.081185" calcext:value-type="float">
            <text:p>0.081185</text:p>
          </table:table-cell>
          <table:table-cell table:formula="of:=[.B2692]-[.C2692]" office:value-type="float" office:value="1.387401" calcext:value-type="float">
            <text:p>1.387401</text:p>
          </table:table-cell>
        </table:table-row>
        <table:table-row table:style-name="ro1">
          <table:table-cell office:value-type="float" office:value="1.455396" calcext:value-type="float">
            <text:p>1.455396</text:p>
          </table:table-cell>
          <table:table-cell office:value-type="float" office:value="1.517195" calcext:value-type="float">
            <text:p>1.517195</text:p>
          </table:table-cell>
          <table:table-cell office:value-type="float" office:value="0.081213" calcext:value-type="float">
            <text:p>0.081213</text:p>
          </table:table-cell>
          <table:table-cell table:formula="of:=[.B2693]-[.C2693]" office:value-type="float" office:value="1.435982" calcext:value-type="float">
            <text:p>1.435982</text:p>
          </table:table-cell>
        </table:table-row>
        <table:table-row table:style-name="ro1">
          <table:table-cell office:value-type="float" office:value="1.504082" calcext:value-type="float">
            <text:p>1.504082</text:p>
          </table:table-cell>
          <table:table-cell office:value-type="float" office:value="1.565882" calcext:value-type="float">
            <text:p>1.565882</text:p>
          </table:table-cell>
          <table:table-cell office:value-type="float" office:value="0.081241" calcext:value-type="float">
            <text:p>0.081241</text:p>
          </table:table-cell>
          <table:table-cell table:formula="of:=[.B2694]-[.C2694]" office:value-type="float" office:value="1.484641" calcext:value-type="float">
            <text:p>1.484641</text:p>
          </table:table-cell>
        </table:table-row>
        <table:table-row table:style-name="ro1">
          <table:table-cell office:value-type="float" office:value="1.552871" calcext:value-type="float">
            <text:p>1.552871</text:p>
          </table:table-cell>
          <table:table-cell office:value-type="float" office:value="1.61467" calcext:value-type="float">
            <text:p>1.61467</text:p>
          </table:table-cell>
          <table:table-cell office:value-type="float" office:value="0.081269" calcext:value-type="float">
            <text:p>0.081269</text:p>
          </table:table-cell>
          <table:table-cell table:formula="of:=[.B2695]-[.C2695]" office:value-type="float" office:value="1.533401" calcext:value-type="float">
            <text:p>1.533401</text:p>
          </table:table-cell>
        </table:table-row>
        <table:table-row table:style-name="ro1">
          <table:table-cell office:value-type="float" office:value="1.600847" calcext:value-type="float">
            <text:p>1.600847</text:p>
          </table:table-cell>
          <table:table-cell office:value-type="float" office:value="1.662647" calcext:value-type="float">
            <text:p>1.662647</text:p>
          </table:table-cell>
          <table:table-cell office:value-type="float" office:value="0.081297" calcext:value-type="float">
            <text:p>0.081297</text:p>
          </table:table-cell>
          <table:table-cell table:formula="of:=[.B2696]-[.C2696]" office:value-type="float" office:value="1.58135" calcext:value-type="float">
            <text:p>1.58135</text:p>
          </table:table-cell>
        </table:table-row>
        <table:table-row table:style-name="ro1">
          <table:table-cell office:value-type="float" office:value="1.648851" calcext:value-type="float">
            <text:p>1.648851</text:p>
          </table:table-cell>
          <table:table-cell office:value-type="float" office:value="1.710651" calcext:value-type="float">
            <text:p>1.710651</text:p>
          </table:table-cell>
          <table:table-cell office:value-type="float" office:value="0.081325" calcext:value-type="float">
            <text:p>0.081325</text:p>
          </table:table-cell>
          <table:table-cell table:formula="of:=[.B2697]-[.C2697]" office:value-type="float" office:value="1.629326" calcext:value-type="float">
            <text:p>1.629326</text:p>
          </table:table-cell>
        </table:table-row>
        <table:table-row table:style-name="ro1">
          <table:table-cell office:value-type="float" office:value="1.697355" calcext:value-type="float">
            <text:p>1.697355</text:p>
          </table:table-cell>
          <table:table-cell office:value-type="float" office:value="1.759154" calcext:value-type="float">
            <text:p>1.759154</text:p>
          </table:table-cell>
          <table:table-cell office:value-type="float" office:value="0.081353" calcext:value-type="float">
            <text:p>0.081353</text:p>
          </table:table-cell>
          <table:table-cell table:formula="of:=[.B2698]-[.C2698]" office:value-type="float" office:value="1.677801" calcext:value-type="float">
            <text:p>1.677801</text:p>
          </table:table-cell>
        </table:table-row>
        <table:table-row table:style-name="ro1">
          <table:table-cell office:value-type="float" office:value="1.745791" calcext:value-type="float">
            <text:p>1.745791</text:p>
          </table:table-cell>
          <table:table-cell office:value-type="float" office:value="1.80759" calcext:value-type="float">
            <text:p>1.80759</text:p>
          </table:table-cell>
          <table:table-cell office:value-type="float" office:value="0.081381" calcext:value-type="float">
            <text:p>0.081381</text:p>
          </table:table-cell>
          <table:table-cell table:formula="of:=[.B2699]-[.C2699]" office:value-type="float" office:value="1.726209" calcext:value-type="float">
            <text:p>1.726209</text:p>
          </table:table-cell>
        </table:table-row>
        <table:table-row table:style-name="ro1">
          <table:table-cell office:value-type="float" office:value="1.794287" calcext:value-type="float">
            <text:p>1.794287</text:p>
          </table:table-cell>
          <table:table-cell office:value-type="float" office:value="1.856086" calcext:value-type="float">
            <text:p>1.856086</text:p>
          </table:table-cell>
          <table:table-cell office:value-type="float" office:value="0.081409" calcext:value-type="float">
            <text:p>0.081409</text:p>
          </table:table-cell>
          <table:table-cell table:formula="of:=[.B2700]-[.C2700]" office:value-type="float" office:value="1.774677" calcext:value-type="float">
            <text:p>1.774677</text:p>
          </table:table-cell>
        </table:table-row>
        <table:table-row table:style-name="ro1">
          <table:table-cell office:value-type="float" office:value="1.843748" calcext:value-type="float">
            <text:p>1.843748</text:p>
          </table:table-cell>
          <table:table-cell office:value-type="float" office:value="1.905547" calcext:value-type="float">
            <text:p>1.905547</text:p>
          </table:table-cell>
          <table:table-cell office:value-type="float" office:value="0.081437" calcext:value-type="float">
            <text:p>0.081437</text:p>
          </table:table-cell>
          <table:table-cell table:formula="of:=[.B2701]-[.C2701]" office:value-type="float" office:value="1.82411" calcext:value-type="float">
            <text:p>1.82411</text:p>
          </table:table-cell>
        </table:table-row>
        <table:table-row table:style-name="ro1">
          <table:table-cell office:value-type="float" office:value="1.892311" calcext:value-type="float">
            <text:p>1.892311</text:p>
          </table:table-cell>
          <table:table-cell office:value-type="float" office:value="1.954111" calcext:value-type="float">
            <text:p>1.954111</text:p>
          </table:table-cell>
          <table:table-cell office:value-type="float" office:value="0.081465" calcext:value-type="float">
            <text:p>0.081465</text:p>
          </table:table-cell>
          <table:table-cell table:formula="of:=[.B2702]-[.C2702]" office:value-type="float" office:value="1.872646" calcext:value-type="float">
            <text:p>1.872646</text:p>
          </table:table-cell>
        </table:table-row>
        <table:table-row table:style-name="ro1">
          <table:table-cell office:value-type="float" office:value="1.941714" calcext:value-type="float">
            <text:p>1.941714</text:p>
          </table:table-cell>
          <table:table-cell office:value-type="float" office:value="2.003514" calcext:value-type="float">
            <text:p>2.003514</text:p>
          </table:table-cell>
          <table:table-cell office:value-type="float" office:value="0.081493" calcext:value-type="float">
            <text:p>0.081493</text:p>
          </table:table-cell>
          <table:table-cell table:formula="of:=[.B2703]-[.C2703]" office:value-type="float" office:value="1.922021" calcext:value-type="float">
            <text:p>1.922021</text:p>
          </table:table-cell>
        </table:table-row>
        <table:table-row table:style-name="ro1">
          <table:table-cell office:value-type="float" office:value="1.990689" calcext:value-type="float">
            <text:p>1.990689</text:p>
          </table:table-cell>
          <table:table-cell office:value-type="float" office:value="2.052489" calcext:value-type="float">
            <text:p>2.052489</text:p>
          </table:table-cell>
          <table:table-cell office:value-type="float" office:value="0.081521" calcext:value-type="float">
            <text:p>0.081521</text:p>
          </table:table-cell>
          <table:table-cell table:formula="of:=[.B2704]-[.C2704]" office:value-type="float" office:value="1.970968" calcext:value-type="float">
            <text:p>1.970968</text:p>
          </table:table-cell>
        </table:table-row>
        <table:table-row table:style-name="ro1">
          <table:table-cell office:value-type="float" office:value="2.040441" calcext:value-type="float">
            <text:p>2.040441</text:p>
          </table:table-cell>
          <table:table-cell office:value-type="float" office:value="2.10224" calcext:value-type="float">
            <text:p>2.10224</text:p>
          </table:table-cell>
          <table:table-cell office:value-type="float" office:value="0.081549" calcext:value-type="float">
            <text:p>0.081549</text:p>
          </table:table-cell>
          <table:table-cell table:formula="of:=[.B2705]-[.C2705]" office:value-type="float" office:value="2.020691" calcext:value-type="float">
            <text:p>2.020691</text:p>
          </table:table-cell>
        </table:table-row>
        <table:table-row table:style-name="ro1">
          <table:table-cell office:value-type="float" office:value="2.089014" calcext:value-type="float">
            <text:p>2.089014</text:p>
          </table:table-cell>
          <table:table-cell office:value-type="float" office:value="2.150813" calcext:value-type="float">
            <text:p>2.150813</text:p>
          </table:table-cell>
          <table:table-cell office:value-type="float" office:value="0.081577" calcext:value-type="float">
            <text:p>0.081577</text:p>
          </table:table-cell>
          <table:table-cell table:formula="of:=[.B2706]-[.C2706]" office:value-type="float" office:value="2.069236" calcext:value-type="float">
            <text:p>2.069236</text:p>
          </table:table-cell>
        </table:table-row>
        <table:table-row table:style-name="ro1">
          <table:table-cell office:value-type="float" office:value="2.138131" calcext:value-type="float">
            <text:p>2.138131</text:p>
          </table:table-cell>
          <table:table-cell office:value-type="float" office:value="2.199931" calcext:value-type="float">
            <text:p>2.199931</text:p>
          </table:table-cell>
          <table:table-cell office:value-type="float" office:value="0.081605" calcext:value-type="float">
            <text:p>0.081605</text:p>
          </table:table-cell>
          <table:table-cell table:formula="of:=[.B2707]-[.C2707]" office:value-type="float" office:value="2.118326" calcext:value-type="float">
            <text:p>2.118326</text:p>
          </table:table-cell>
        </table:table-row>
        <table:table-row table:style-name="ro1">
          <table:table-cell office:value-type="float" office:value="2.186503" calcext:value-type="float">
            <text:p>2.186503</text:p>
          </table:table-cell>
          <table:table-cell office:value-type="float" office:value="2.248302" calcext:value-type="float">
            <text:p>2.248302</text:p>
          </table:table-cell>
          <table:table-cell office:value-type="float" office:value="0.081633" calcext:value-type="float">
            <text:p>0.081633</text:p>
          </table:table-cell>
          <table:table-cell table:formula="of:=[.B2708]-[.C2708]" office:value-type="float" office:value="2.166669" calcext:value-type="float">
            <text:p>2.166669</text:p>
          </table:table-cell>
        </table:table-row>
        <table:table-row table:style-name="ro1">
          <table:table-cell office:value-type="float" office:value="2.236232" calcext:value-type="float">
            <text:p>2.236232</text:p>
          </table:table-cell>
          <table:table-cell office:value-type="float" office:value="2.298032" calcext:value-type="float">
            <text:p>2.298032</text:p>
          </table:table-cell>
          <table:table-cell office:value-type="float" office:value="0.081661" calcext:value-type="float">
            <text:p>0.081661</text:p>
          </table:table-cell>
          <table:table-cell table:formula="of:=[.B2709]-[.C2709]" office:value-type="float" office:value="2.216371" calcext:value-type="float">
            <text:p>2.216371</text:p>
          </table:table-cell>
        </table:table-row>
        <table:table-row table:style-name="ro1">
          <table:table-cell office:value-type="float" office:value="2.287666" calcext:value-type="float">
            <text:p>2.287666</text:p>
          </table:table-cell>
          <table:table-cell office:value-type="float" office:value="2.349466" calcext:value-type="float">
            <text:p>2.349466</text:p>
          </table:table-cell>
          <table:table-cell office:value-type="float" office:value="0.081689" calcext:value-type="float">
            <text:p>0.081689</text:p>
          </table:table-cell>
          <table:table-cell table:formula="of:=[.B2710]-[.C2710]" office:value-type="float" office:value="2.267777" calcext:value-type="float">
            <text:p>2.267777</text:p>
          </table:table-cell>
        </table:table-row>
        <table:table-row table:style-name="ro1">
          <table:table-cell office:value-type="float" office:value="2.337416" calcext:value-type="float">
            <text:p>2.337416</text:p>
          </table:table-cell>
          <table:table-cell office:value-type="float" office:value="2.399215" calcext:value-type="float">
            <text:p>2.399215</text:p>
          </table:table-cell>
          <table:table-cell office:value-type="float" office:value="0.081717" calcext:value-type="float">
            <text:p>0.081717</text:p>
          </table:table-cell>
          <table:table-cell table:formula="of:=[.B2711]-[.C2711]" office:value-type="float" office:value="2.317498" calcext:value-type="float">
            <text:p>2.317498</text:p>
          </table:table-cell>
        </table:table-row>
        <table:table-row table:style-name="ro1">
          <table:table-cell office:value-type="float" office:value="2.386863" calcext:value-type="float">
            <text:p>2.386863</text:p>
          </table:table-cell>
          <table:table-cell office:value-type="float" office:value="2.448663" calcext:value-type="float">
            <text:p>2.448663</text:p>
          </table:table-cell>
          <table:table-cell office:value-type="float" office:value="0.081745" calcext:value-type="float">
            <text:p>0.081745</text:p>
          </table:table-cell>
          <table:table-cell table:formula="of:=[.B2712]-[.C2712]" office:value-type="float" office:value="2.366918" calcext:value-type="float">
            <text:p>2.366918</text:p>
          </table:table-cell>
        </table:table-row>
        <table:table-row table:style-name="ro1">
          <table:table-cell office:value-type="float" office:value="2.435671" calcext:value-type="float">
            <text:p>2.435671</text:p>
          </table:table-cell>
          <table:table-cell office:value-type="float" office:value="2.497471" calcext:value-type="float">
            <text:p>2.497471</text:p>
          </table:table-cell>
          <table:table-cell office:value-type="float" office:value="0.081773" calcext:value-type="float">
            <text:p>0.081773</text:p>
          </table:table-cell>
          <table:table-cell table:formula="of:=[.B2713]-[.C2713]" office:value-type="float" office:value="2.415698" calcext:value-type="float">
            <text:p>2.415698</text:p>
          </table:table-cell>
        </table:table-row>
        <table:table-row table:style-name="ro1">
          <table:table-cell office:value-type="float" office:value="2.485295" calcext:value-type="float">
            <text:p>2.485295</text:p>
          </table:table-cell>
          <table:table-cell office:value-type="float" office:value="2.547095" calcext:value-type="float">
            <text:p>2.547095</text:p>
          </table:table-cell>
          <table:table-cell office:value-type="float" office:value="0.081801" calcext:value-type="float">
            <text:p>0.081801</text:p>
          </table:table-cell>
          <table:table-cell table:formula="of:=[.B2714]-[.C2714]" office:value-type="float" office:value="2.465294" calcext:value-type="float">
            <text:p>2.465294</text:p>
          </table:table-cell>
        </table:table-row>
        <table:table-row table:style-name="ro1">
          <table:table-cell office:value-type="float" office:value="2.533963" calcext:value-type="float">
            <text:p>2.533963</text:p>
          </table:table-cell>
          <table:table-cell office:value-type="float" office:value="2.595763" calcext:value-type="float">
            <text:p>2.595763</text:p>
          </table:table-cell>
          <table:table-cell office:value-type="float" office:value="0.081829" calcext:value-type="float">
            <text:p>0.081829</text:p>
          </table:table-cell>
          <table:table-cell table:formula="of:=[.B2715]-[.C2715]" office:value-type="float" office:value="2.513934" calcext:value-type="float">
            <text:p>2.513934</text:p>
          </table:table-cell>
        </table:table-row>
        <table:table-row table:style-name="ro1">
          <table:table-cell office:value-type="float" office:value="2.583152" calcext:value-type="float">
            <text:p>2.583152</text:p>
          </table:table-cell>
          <table:table-cell office:value-type="float" office:value="2.644951" calcext:value-type="float">
            <text:p>2.644951</text:p>
          </table:table-cell>
          <table:table-cell office:value-type="float" office:value="0.081857" calcext:value-type="float">
            <text:p>0.081857</text:p>
          </table:table-cell>
          <table:table-cell table:formula="of:=[.B2716]-[.C2716]" office:value-type="float" office:value="2.563094" calcext:value-type="float">
            <text:p>2.563094</text:p>
          </table:table-cell>
        </table:table-row>
        <table:table-row table:style-name="ro1">
          <table:table-cell office:value-type="float" office:value="2.631557" calcext:value-type="float">
            <text:p>2.631557</text:p>
          </table:table-cell>
          <table:table-cell office:value-type="float" office:value="2.693356" calcext:value-type="float">
            <text:p>2.693356</text:p>
          </table:table-cell>
          <table:table-cell office:value-type="float" office:value="0.081885" calcext:value-type="float">
            <text:p>0.081885</text:p>
          </table:table-cell>
          <table:table-cell table:formula="of:=[.B2717]-[.C2717]" office:value-type="float" office:value="2.611471" calcext:value-type="float">
            <text:p>2.611471</text:p>
          </table:table-cell>
        </table:table-row>
        <table:table-row table:style-name="ro1">
          <table:table-cell office:value-type="float" office:value="2.679242" calcext:value-type="float">
            <text:p>2.679242</text:p>
          </table:table-cell>
          <table:table-cell office:value-type="float" office:value="2.741042" calcext:value-type="float">
            <text:p>2.741042</text:p>
          </table:table-cell>
          <table:table-cell office:value-type="float" office:value="0.081913" calcext:value-type="float">
            <text:p>0.081913</text:p>
          </table:table-cell>
          <table:table-cell table:formula="of:=[.B2718]-[.C2718]" office:value-type="float" office:value="2.659129" calcext:value-type="float">
            <text:p>2.659129</text:p>
          </table:table-cell>
        </table:table-row>
        <table:table-row table:style-name="ro1">
          <table:table-cell office:value-type="float" office:value="2.727712" calcext:value-type="float">
            <text:p>2.727712</text:p>
          </table:table-cell>
          <table:table-cell office:value-type="float" office:value="2.789511" calcext:value-type="float">
            <text:p>2.789511</text:p>
          </table:table-cell>
          <table:table-cell office:value-type="float" office:value="0.081941" calcext:value-type="float">
            <text:p>0.081941</text:p>
          </table:table-cell>
          <table:table-cell table:formula="of:=[.B2719]-[.C2719]" office:value-type="float" office:value="2.70757" calcext:value-type="float">
            <text:p>2.70757</text:p>
          </table:table-cell>
        </table:table-row>
        <table:table-row table:style-name="ro1">
          <table:table-cell office:value-type="float" office:value="2.775266" calcext:value-type="float">
            <text:p>2.775266</text:p>
          </table:table-cell>
          <table:table-cell office:value-type="float" office:value="2.837065" calcext:value-type="float">
            <text:p>2.837065</text:p>
          </table:table-cell>
          <table:table-cell office:value-type="float" office:value="0.081969" calcext:value-type="float">
            <text:p>0.081969</text:p>
          </table:table-cell>
          <table:table-cell table:formula="of:=[.B2720]-[.C2720]" office:value-type="float" office:value="2.755096" calcext:value-type="float">
            <text:p>2.755096</text:p>
          </table:table-cell>
        </table:table-row>
        <table:table-row table:style-name="ro1">
          <table:table-cell office:value-type="float" office:value="2.823247" calcext:value-type="float">
            <text:p>2.823247</text:p>
          </table:table-cell>
          <table:table-cell office:value-type="float" office:value="2.885046" calcext:value-type="float">
            <text:p>2.885046</text:p>
          </table:table-cell>
          <table:table-cell office:value-type="float" office:value="0.081997" calcext:value-type="float">
            <text:p>0.081997</text:p>
          </table:table-cell>
          <table:table-cell table:formula="of:=[.B2721]-[.C2721]" office:value-type="float" office:value="2.803049" calcext:value-type="float">
            <text:p>2.803049</text:p>
          </table:table-cell>
        </table:table-row>
        <table:table-row table:style-name="ro1">
          <table:table-cell office:value-type="float" office:value="2.870017" calcext:value-type="float">
            <text:p>2.870017</text:p>
          </table:table-cell>
          <table:table-cell office:value-type="float" office:value="2.931817" calcext:value-type="float">
            <text:p>2.931817</text:p>
          </table:table-cell>
          <table:table-cell office:value-type="float" office:value="0.082025" calcext:value-type="float">
            <text:p>0.082025</text:p>
          </table:table-cell>
          <table:table-cell table:formula="of:=[.B2722]-[.C2722]" office:value-type="float" office:value="2.849792" calcext:value-type="float">
            <text:p>2.849792</text:p>
          </table:table-cell>
        </table:table-row>
        <table:table-row table:style-name="ro1">
          <table:table-cell office:value-type="float" office:value="2.916638" calcext:value-type="float">
            <text:p>2.916638</text:p>
          </table:table-cell>
          <table:table-cell office:value-type="float" office:value="2.978438" calcext:value-type="float">
            <text:p>2.978438</text:p>
          </table:table-cell>
          <table:table-cell office:value-type="float" office:value="0.082053" calcext:value-type="float">
            <text:p>0.082053</text:p>
          </table:table-cell>
          <table:table-cell table:formula="of:=[.B2723]-[.C2723]" office:value-type="float" office:value="2.896385" calcext:value-type="float">
            <text:p>2.896385</text:p>
          </table:table-cell>
        </table:table-row>
        <table:table-row table:style-name="ro1">
          <table:table-cell office:value-type="float" office:value="2.963896" calcext:value-type="float">
            <text:p>2.963896</text:p>
          </table:table-cell>
          <table:table-cell office:value-type="float" office:value="3.025695" calcext:value-type="float">
            <text:p>3.025695</text:p>
          </table:table-cell>
          <table:table-cell office:value-type="float" office:value="0.082081" calcext:value-type="float">
            <text:p>0.082081</text:p>
          </table:table-cell>
          <table:table-cell table:formula="of:=[.B2724]-[.C2724]" office:value-type="float" office:value="2.943614" calcext:value-type="float">
            <text:p>2.943614</text:p>
          </table:table-cell>
        </table:table-row>
        <table:table-row table:style-name="ro1">
          <table:table-cell office:value-type="float" office:value="3.01297" calcext:value-type="float">
            <text:p>3.01297</text:p>
          </table:table-cell>
          <table:table-cell office:value-type="float" office:value="3.074769" calcext:value-type="float">
            <text:p>3.074769</text:p>
          </table:table-cell>
          <table:table-cell office:value-type="float" office:value="0.082109" calcext:value-type="float">
            <text:p>0.082109</text:p>
          </table:table-cell>
          <table:table-cell table:formula="of:=[.B2725]-[.C2725]" office:value-type="float" office:value="2.99266" calcext:value-type="float">
            <text:p>2.99266</text:p>
          </table:table-cell>
        </table:table-row>
        <table:table-row table:style-name="ro1">
          <table:table-cell office:value-type="float" office:value="3.062929" calcext:value-type="float">
            <text:p>3.062929</text:p>
          </table:table-cell>
          <table:table-cell office:value-type="float" office:value="3.124729" calcext:value-type="float">
            <text:p>3.124729</text:p>
          </table:table-cell>
          <table:table-cell office:value-type="float" office:value="0.082137" calcext:value-type="float">
            <text:p>0.082137</text:p>
          </table:table-cell>
          <table:table-cell table:formula="of:=[.B2726]-[.C2726]" office:value-type="float" office:value="3.042592" calcext:value-type="float">
            <text:p>3.042592</text:p>
          </table:table-cell>
        </table:table-row>
        <table:table-row table:style-name="ro1">
          <table:table-cell office:value-type="float" office:value="3.11212" calcext:value-type="float">
            <text:p>3.11212</text:p>
          </table:table-cell>
          <table:table-cell office:value-type="float" office:value="-3.109266" calcext:value-type="float">
            <text:p>-3.109266</text:p>
          </table:table-cell>
          <table:table-cell office:value-type="float" office:value="0.082165" calcext:value-type="float">
            <text:p>0.082165</text:p>
          </table:table-cell>
          <table:table-cell table:formula="of:=[.B2727]-[.C2727]" office:value-type="float" office:value="-3.191431" calcext:value-type="float">
            <text:p>-3.191431</text:p>
          </table:table-cell>
        </table:table-row>
        <table:table-row table:style-name="ro1">
          <table:table-cell office:value-type="float" office:value="-3.120775" calcext:value-type="float">
            <text:p>-3.120775</text:p>
          </table:table-cell>
          <table:table-cell office:value-type="float" office:value="-3.058976" calcext:value-type="float">
            <text:p>-3.058976</text:p>
          </table:table-cell>
          <table:table-cell office:value-type="float" office:value="0.082193" calcext:value-type="float">
            <text:p>0.082193</text:p>
          </table:table-cell>
          <table:table-cell table:formula="of:=[.B2728]-[.C2728]" office:value-type="float" office:value="-3.141169" calcext:value-type="float">
            <text:p>-3.141169</text:p>
          </table:table-cell>
        </table:table-row>
        <table:table-row table:style-name="ro1">
          <table:table-cell office:value-type="float" office:value="-3.071472" calcext:value-type="float">
            <text:p>-3.071472</text:p>
          </table:table-cell>
          <table:table-cell office:value-type="float" office:value="-3.009673" calcext:value-type="float">
            <text:p>-3.009673</text:p>
          </table:table-cell>
          <table:table-cell office:value-type="float" office:value="0.082221" calcext:value-type="float">
            <text:p>0.082221</text:p>
          </table:table-cell>
          <table:table-cell table:formula="of:=[.B2729]-[.C2729]" office:value-type="float" office:value="-3.091894" calcext:value-type="float">
            <text:p>-3.091894</text:p>
          </table:table-cell>
        </table:table-row>
        <table:table-row table:style-name="ro1">
          <table:table-cell office:value-type="float" office:value="-3.022108" calcext:value-type="float">
            <text:p>-3.022108</text:p>
          </table:table-cell>
          <table:table-cell office:value-type="float" office:value="-2.960309" calcext:value-type="float">
            <text:p>-2.960309</text:p>
          </table:table-cell>
          <table:table-cell office:value-type="float" office:value="0.082249" calcext:value-type="float">
            <text:p>0.082249</text:p>
          </table:table-cell>
          <table:table-cell table:formula="of:=[.B2730]-[.C2730]" office:value-type="float" office:value="-3.042558" calcext:value-type="float">
            <text:p>-3.042558</text:p>
          </table:table-cell>
        </table:table-row>
        <table:table-row table:style-name="ro1">
          <table:table-cell office:value-type="float" office:value="-2.972219" calcext:value-type="float">
            <text:p>-2.972219</text:p>
          </table:table-cell>
          <table:table-cell office:value-type="float" office:value="-2.91042" calcext:value-type="float">
            <text:p>-2.91042</text:p>
          </table:table-cell>
          <table:table-cell office:value-type="float" office:value="0.082277" calcext:value-type="float">
            <text:p>0.082277</text:p>
          </table:table-cell>
          <table:table-cell table:formula="of:=[.B2731]-[.C2731]" office:value-type="float" office:value="-2.992697" calcext:value-type="float">
            <text:p>-2.992697</text:p>
          </table:table-cell>
        </table:table-row>
        <table:table-row table:style-name="ro1">
          <table:table-cell office:value-type="float" office:value="-2.921609" calcext:value-type="float">
            <text:p>-2.921609</text:p>
          </table:table-cell>
          <table:table-cell office:value-type="float" office:value="-2.85981" calcext:value-type="float">
            <text:p>-2.85981</text:p>
          </table:table-cell>
          <table:table-cell office:value-type="float" office:value="0.082305" calcext:value-type="float">
            <text:p>0.082305</text:p>
          </table:table-cell>
          <table:table-cell table:formula="of:=[.B2732]-[.C2732]" office:value-type="float" office:value="-2.942115" calcext:value-type="float">
            <text:p>-2.942115</text:p>
          </table:table-cell>
        </table:table-row>
        <table:table-row table:style-name="ro1">
          <table:table-cell office:value-type="float" office:value="-2.871792" calcext:value-type="float">
            <text:p>-2.871792</text:p>
          </table:table-cell>
          <table:table-cell office:value-type="float" office:value="-2.809993" calcext:value-type="float">
            <text:p>-2.809993</text:p>
          </table:table-cell>
          <table:table-cell office:value-type="float" office:value="0.082333" calcext:value-type="float">
            <text:p>0.082333</text:p>
          </table:table-cell>
          <table:table-cell table:formula="of:=[.B2733]-[.C2733]" office:value-type="float" office:value="-2.892326" calcext:value-type="float">
            <text:p>-2.892326</text:p>
          </table:table-cell>
        </table:table-row>
        <table:table-row table:style-name="ro1">
          <table:table-cell office:value-type="float" office:value="-2.821346" calcext:value-type="float">
            <text:p>-2.821346</text:p>
          </table:table-cell>
          <table:table-cell office:value-type="float" office:value="-2.759547" calcext:value-type="float">
            <text:p>-2.759547</text:p>
          </table:table-cell>
          <table:table-cell office:value-type="float" office:value="0.082361" calcext:value-type="float">
            <text:p>0.082361</text:p>
          </table:table-cell>
          <table:table-cell table:formula="of:=[.B2734]-[.C2734]" office:value-type="float" office:value="-2.841908" calcext:value-type="float">
            <text:p>-2.841908</text:p>
          </table:table-cell>
        </table:table-row>
        <table:table-row table:style-name="ro1">
          <table:table-cell office:value-type="float" office:value="-2.770398" calcext:value-type="float">
            <text:p>-2.770398</text:p>
          </table:table-cell>
          <table:table-cell office:value-type="float" office:value="-2.708599" calcext:value-type="float">
            <text:p>-2.708599</text:p>
          </table:table-cell>
          <table:table-cell office:value-type="float" office:value="0.082389" calcext:value-type="float">
            <text:p>0.082389</text:p>
          </table:table-cell>
          <table:table-cell table:formula="of:=[.B2735]-[.C2735]" office:value-type="float" office:value="-2.790988" calcext:value-type="float">
            <text:p>-2.790988</text:p>
          </table:table-cell>
        </table:table-row>
        <table:table-row table:style-name="ro1">
          <table:table-cell office:value-type="float" office:value="-2.719971" calcext:value-type="float">
            <text:p>-2.719971</text:p>
          </table:table-cell>
          <table:table-cell office:value-type="float" office:value="-2.658172" calcext:value-type="float">
            <text:p>-2.658172</text:p>
          </table:table-cell>
          <table:table-cell office:value-type="float" office:value="0.082417" calcext:value-type="float">
            <text:p>0.082417</text:p>
          </table:table-cell>
          <table:table-cell table:formula="of:=[.B2736]-[.C2736]" office:value-type="float" office:value="-2.740589" calcext:value-type="float">
            <text:p>-2.740589</text:p>
          </table:table-cell>
        </table:table-row>
        <table:table-row table:style-name="ro1">
          <table:table-cell office:value-type="float" office:value="-2.668755" calcext:value-type="float">
            <text:p>-2.668755</text:p>
          </table:table-cell>
          <table:table-cell office:value-type="float" office:value="-2.606955" calcext:value-type="float">
            <text:p>-2.606955</text:p>
          </table:table-cell>
          <table:table-cell office:value-type="float" office:value="0.082445" calcext:value-type="float">
            <text:p>0.082445</text:p>
          </table:table-cell>
          <table:table-cell table:formula="of:=[.B2737]-[.C2737]" office:value-type="float" office:value="-2.6894" calcext:value-type="float">
            <text:p>-2.6894</text:p>
          </table:table-cell>
        </table:table-row>
        <table:table-row table:style-name="ro1">
          <table:table-cell office:value-type="float" office:value="-2.61819" calcext:value-type="float">
            <text:p>-2.61819</text:p>
          </table:table-cell>
          <table:table-cell office:value-type="float" office:value="-2.556391" calcext:value-type="float">
            <text:p>-2.556391</text:p>
          </table:table-cell>
          <table:table-cell office:value-type="float" office:value="0.082473" calcext:value-type="float">
            <text:p>0.082473</text:p>
          </table:table-cell>
          <table:table-cell table:formula="of:=[.B2738]-[.C2738]" office:value-type="float" office:value="-2.638864" calcext:value-type="float">
            <text:p>-2.638864</text:p>
          </table:table-cell>
        </table:table-row>
        <table:table-row table:style-name="ro1">
          <table:table-cell office:value-type="float" office:value="-2.569761" calcext:value-type="float">
            <text:p>-2.569761</text:p>
          </table:table-cell>
          <table:table-cell office:value-type="float" office:value="-2.507962" calcext:value-type="float">
            <text:p>-2.507962</text:p>
          </table:table-cell>
          <table:table-cell office:value-type="float" office:value="0.082501" calcext:value-type="float">
            <text:p>0.082501</text:p>
          </table:table-cell>
          <table:table-cell table:formula="of:=[.B2739]-[.C2739]" office:value-type="float" office:value="-2.590463" calcext:value-type="float">
            <text:p>-2.590463</text:p>
          </table:table-cell>
        </table:table-row>
        <table:table-row table:style-name="ro1">
          <table:table-cell office:value-type="float" office:value="-2.522573" calcext:value-type="float">
            <text:p>-2.522573</text:p>
          </table:table-cell>
          <table:table-cell office:value-type="float" office:value="-2.460774" calcext:value-type="float">
            <text:p>-2.460774</text:p>
          </table:table-cell>
          <table:table-cell office:value-type="float" office:value="0.082529" calcext:value-type="float">
            <text:p>0.082529</text:p>
          </table:table-cell>
          <table:table-cell table:formula="of:=[.B2740]-[.C2740]" office:value-type="float" office:value="-2.543303" calcext:value-type="float">
            <text:p>-2.543303</text:p>
          </table:table-cell>
        </table:table-row>
        <table:table-row table:style-name="ro1">
          <table:table-cell office:value-type="float" office:value="-2.474312" calcext:value-type="float">
            <text:p>-2.474312</text:p>
          </table:table-cell>
          <table:table-cell office:value-type="float" office:value="-2.412513" calcext:value-type="float">
            <text:p>-2.412513</text:p>
          </table:table-cell>
          <table:table-cell office:value-type="float" office:value="0.082557" calcext:value-type="float">
            <text:p>0.082557</text:p>
          </table:table-cell>
          <table:table-cell table:formula="of:=[.B2741]-[.C2741]" office:value-type="float" office:value="-2.49507" calcext:value-type="float">
            <text:p>-2.49507</text:p>
          </table:table-cell>
        </table:table-row>
        <table:table-row table:style-name="ro1">
          <table:table-cell office:value-type="float" office:value="-2.424615" calcext:value-type="float">
            <text:p>-2.424615</text:p>
          </table:table-cell>
          <table:table-cell office:value-type="float" office:value="-2.362815" calcext:value-type="float">
            <text:p>-2.362815</text:p>
          </table:table-cell>
          <table:table-cell office:value-type="float" office:value="0.082585" calcext:value-type="float">
            <text:p>0.082585</text:p>
          </table:table-cell>
          <table:table-cell table:formula="of:=[.B2742]-[.C2742]" office:value-type="float" office:value="-2.4454" calcext:value-type="float">
            <text:p>-2.4454</text:p>
          </table:table-cell>
        </table:table-row>
        <table:table-row table:style-name="ro1">
          <table:table-cell office:value-type="float" office:value="-2.374296" calcext:value-type="float">
            <text:p>-2.374296</text:p>
          </table:table-cell>
          <table:table-cell office:value-type="float" office:value="-2.312497" calcext:value-type="float">
            <text:p>-2.312497</text:p>
          </table:table-cell>
          <table:table-cell office:value-type="float" office:value="0.082613" calcext:value-type="float">
            <text:p>0.082613</text:p>
          </table:table-cell>
          <table:table-cell table:formula="of:=[.B2743]-[.C2743]" office:value-type="float" office:value="-2.39511" calcext:value-type="float">
            <text:p>-2.39511</text:p>
          </table:table-cell>
        </table:table-row>
        <table:table-row table:style-name="ro1">
          <table:table-cell office:value-type="float" office:value="-2.323922" calcext:value-type="float">
            <text:p>-2.323922</text:p>
          </table:table-cell>
          <table:table-cell office:value-type="float" office:value="-2.262122" calcext:value-type="float">
            <text:p>-2.262122</text:p>
          </table:table-cell>
          <table:table-cell office:value-type="float" office:value="0.082641" calcext:value-type="float">
            <text:p>0.082641</text:p>
          </table:table-cell>
          <table:table-cell table:formula="of:=[.B2744]-[.C2744]" office:value-type="float" office:value="-2.344763" calcext:value-type="float">
            <text:p>-2.344763</text:p>
          </table:table-cell>
        </table:table-row>
        <table:table-row table:style-name="ro1">
          <table:table-cell office:value-type="float" office:value="-2.273887" calcext:value-type="float">
            <text:p>-2.273887</text:p>
          </table:table-cell>
          <table:table-cell office:value-type="float" office:value="-2.212087" calcext:value-type="float">
            <text:p>-2.212087</text:p>
          </table:table-cell>
          <table:table-cell office:value-type="float" office:value="0.082669" calcext:value-type="float">
            <text:p>0.082669</text:p>
          </table:table-cell>
          <table:table-cell table:formula="of:=[.B2745]-[.C2745]" office:value-type="float" office:value="-2.294756" calcext:value-type="float">
            <text:p>-2.294756</text:p>
          </table:table-cell>
        </table:table-row>
        <table:table-row table:style-name="ro1">
          <table:table-cell office:value-type="float" office:value="-2.224852" calcext:value-type="float">
            <text:p>-2.224852</text:p>
          </table:table-cell>
          <table:table-cell office:value-type="float" office:value="-2.163052" calcext:value-type="float">
            <text:p>-2.163052</text:p>
          </table:table-cell>
          <table:table-cell office:value-type="float" office:value="0.082697" calcext:value-type="float">
            <text:p>0.082697</text:p>
          </table:table-cell>
          <table:table-cell table:formula="of:=[.B2746]-[.C2746]" office:value-type="float" office:value="-2.245749" calcext:value-type="float">
            <text:p>-2.245749</text:p>
          </table:table-cell>
        </table:table-row>
        <table:table-row table:style-name="ro1">
          <table:table-cell office:value-type="float" office:value="-2.17567" calcext:value-type="float">
            <text:p>-2.17567</text:p>
          </table:table-cell>
          <table:table-cell office:value-type="float" office:value="-2.113871" calcext:value-type="float">
            <text:p>-2.113871</text:p>
          </table:table-cell>
          <table:table-cell office:value-type="float" office:value="0.082725" calcext:value-type="float">
            <text:p>0.082725</text:p>
          </table:table-cell>
          <table:table-cell table:formula="of:=[.B2747]-[.C2747]" office:value-type="float" office:value="-2.196596" calcext:value-type="float">
            <text:p>-2.196596</text:p>
          </table:table-cell>
        </table:table-row>
        <table:table-row table:style-name="ro1">
          <table:table-cell office:value-type="float" office:value="-2.125751" calcext:value-type="float">
            <text:p>-2.125751</text:p>
          </table:table-cell>
          <table:table-cell office:value-type="float" office:value="-2.063951" calcext:value-type="float">
            <text:p>-2.063951</text:p>
          </table:table-cell>
          <table:table-cell office:value-type="float" office:value="0.082753" calcext:value-type="float">
            <text:p>0.082753</text:p>
          </table:table-cell>
          <table:table-cell table:formula="of:=[.B2748]-[.C2748]" office:value-type="float" office:value="-2.146704" calcext:value-type="float">
            <text:p>-2.146704</text:p>
          </table:table-cell>
        </table:table-row>
        <table:table-row table:style-name="ro1">
          <table:table-cell office:value-type="float" office:value="-2.074308" calcext:value-type="float">
            <text:p>-2.074308</text:p>
          </table:table-cell>
          <table:table-cell office:value-type="float" office:value="-2.012509" calcext:value-type="float">
            <text:p>-2.012509</text:p>
          </table:table-cell>
          <table:table-cell office:value-type="float" office:value="0.082781" calcext:value-type="float">
            <text:p>0.082781</text:p>
          </table:table-cell>
          <table:table-cell table:formula="of:=[.B2749]-[.C2749]" office:value-type="float" office:value="-2.09529" calcext:value-type="float">
            <text:p>-2.09529</text:p>
          </table:table-cell>
        </table:table-row>
        <table:table-row table:style-name="ro1">
          <table:table-cell office:value-type="float" office:value="-2.027403" calcext:value-type="float">
            <text:p>-2.027403</text:p>
          </table:table-cell>
          <table:table-cell office:value-type="float" office:value="-1.965604" calcext:value-type="float">
            <text:p>-1.965604</text:p>
          </table:table-cell>
          <table:table-cell office:value-type="float" office:value="0.082809" calcext:value-type="float">
            <text:p>0.082809</text:p>
          </table:table-cell>
          <table:table-cell table:formula="of:=[.B2750]-[.C2750]" office:value-type="float" office:value="-2.048413" calcext:value-type="float">
            <text:p>-2.048413</text:p>
          </table:table-cell>
        </table:table-row>
        <table:table-row table:style-name="ro1">
          <table:table-cell office:value-type="float" office:value="-1.980488" calcext:value-type="float">
            <text:p>-1.980488</text:p>
          </table:table-cell>
          <table:table-cell office:value-type="float" office:value="-1.918688" calcext:value-type="float">
            <text:p>-1.918688</text:p>
          </table:table-cell>
          <table:table-cell office:value-type="float" office:value="0.082837" calcext:value-type="float">
            <text:p>0.082837</text:p>
          </table:table-cell>
          <table:table-cell table:formula="of:=[.B2751]-[.C2751]" office:value-type="float" office:value="-2.001525" calcext:value-type="float">
            <text:p>-2.001525</text:p>
          </table:table-cell>
        </table:table-row>
        <table:table-row table:style-name="ro1">
          <table:table-cell office:value-type="float" office:value="-1.933151" calcext:value-type="float">
            <text:p>-1.933151</text:p>
          </table:table-cell>
          <table:table-cell office:value-type="float" office:value="-1.871351" calcext:value-type="float">
            <text:p>-1.871351</text:p>
          </table:table-cell>
          <table:table-cell office:value-type="float" office:value="0.082865" calcext:value-type="float">
            <text:p>0.082865</text:p>
          </table:table-cell>
          <table:table-cell table:formula="of:=[.B2752]-[.C2752]" office:value-type="float" office:value="-1.954216" calcext:value-type="float">
            <text:p>-1.954216</text:p>
          </table:table-cell>
        </table:table-row>
        <table:table-row table:style-name="ro1">
          <table:table-cell office:value-type="float" office:value="-1.884535" calcext:value-type="float">
            <text:p>-1.884535</text:p>
          </table:table-cell>
          <table:table-cell office:value-type="float" office:value="-1.822736" calcext:value-type="float">
            <text:p>-1.822736</text:p>
          </table:table-cell>
          <table:table-cell office:value-type="float" office:value="0.082893" calcext:value-type="float">
            <text:p>0.082893</text:p>
          </table:table-cell>
          <table:table-cell table:formula="of:=[.B2753]-[.C2753]" office:value-type="float" office:value="-1.905629" calcext:value-type="float">
            <text:p>-1.905629</text:p>
          </table:table-cell>
        </table:table-row>
        <table:table-row table:style-name="ro1">
          <table:table-cell office:value-type="float" office:value="-1.836719" calcext:value-type="float">
            <text:p>-1.836719</text:p>
          </table:table-cell>
          <table:table-cell office:value-type="float" office:value="-1.774919" calcext:value-type="float">
            <text:p>-1.774919</text:p>
          </table:table-cell>
          <table:table-cell office:value-type="float" office:value="0.082921" calcext:value-type="float">
            <text:p>0.082921</text:p>
          </table:table-cell>
          <table:table-cell table:formula="of:=[.B2754]-[.C2754]" office:value-type="float" office:value="-1.85784" calcext:value-type="float">
            <text:p>-1.85784</text:p>
          </table:table-cell>
        </table:table-row>
        <table:table-row table:style-name="ro1">
          <table:table-cell office:value-type="float" office:value="-1.78877" calcext:value-type="float">
            <text:p>-1.78877</text:p>
          </table:table-cell>
          <table:table-cell office:value-type="float" office:value="-1.726971" calcext:value-type="float">
            <text:p>-1.726971</text:p>
          </table:table-cell>
          <table:table-cell office:value-type="float" office:value="0.082949" calcext:value-type="float">
            <text:p>0.082949</text:p>
          </table:table-cell>
          <table:table-cell table:formula="of:=[.B2755]-[.C2755]" office:value-type="float" office:value="-1.80992" calcext:value-type="float">
            <text:p>-1.80992</text:p>
          </table:table-cell>
        </table:table-row>
        <table:table-row table:style-name="ro1">
          <table:table-cell office:value-type="float" office:value="-1.742167" calcext:value-type="float">
            <text:p>-1.742167</text:p>
          </table:table-cell>
          <table:table-cell office:value-type="float" office:value="-1.680367" calcext:value-type="float">
            <text:p>-1.680367</text:p>
          </table:table-cell>
          <table:table-cell office:value-type="float" office:value="0.082977" calcext:value-type="float">
            <text:p>0.082977</text:p>
          </table:table-cell>
          <table:table-cell table:formula="of:=[.B2756]-[.C2756]" office:value-type="float" office:value="-1.763344" calcext:value-type="float">
            <text:p>-1.763344</text:p>
          </table:table-cell>
        </table:table-row>
        <table:table-row table:style-name="ro1">
          <table:table-cell office:value-type="float" office:value="-1.695238" calcext:value-type="float">
            <text:p>-1.695238</text:p>
          </table:table-cell>
          <table:table-cell office:value-type="float" office:value="-1.633438" calcext:value-type="float">
            <text:p>-1.633438</text:p>
          </table:table-cell>
          <table:table-cell office:value-type="float" office:value="0.083005" calcext:value-type="float">
            <text:p>0.083005</text:p>
          </table:table-cell>
          <table:table-cell table:formula="of:=[.B2757]-[.C2757]" office:value-type="float" office:value="-1.716443" calcext:value-type="float">
            <text:p>-1.716443</text:p>
          </table:table-cell>
        </table:table-row>
        <table:table-row table:style-name="ro1">
          <table:table-cell office:value-type="float" office:value="-1.647041" calcext:value-type="float">
            <text:p>-1.647041</text:p>
          </table:table-cell>
          <table:table-cell office:value-type="float" office:value="-1.585242" calcext:value-type="float">
            <text:p>-1.585242</text:p>
          </table:table-cell>
          <table:table-cell office:value-type="float" office:value="0.083033" calcext:value-type="float">
            <text:p>0.083033</text:p>
          </table:table-cell>
          <table:table-cell table:formula="of:=[.B2758]-[.C2758]" office:value-type="float" office:value="-1.668275" calcext:value-type="float">
            <text:p>-1.668275</text:p>
          </table:table-cell>
        </table:table-row>
        <table:table-row table:style-name="ro1">
          <table:table-cell office:value-type="float" office:value="-1.598639" calcext:value-type="float">
            <text:p>-1.598639</text:p>
          </table:table-cell>
          <table:table-cell office:value-type="float" office:value="-1.53684" calcext:value-type="float">
            <text:p>-1.53684</text:p>
          </table:table-cell>
          <table:table-cell office:value-type="float" office:value="0.083061" calcext:value-type="float">
            <text:p>0.083061</text:p>
          </table:table-cell>
          <table:table-cell table:formula="of:=[.B2759]-[.C2759]" office:value-type="float" office:value="-1.619901" calcext:value-type="float">
            <text:p>-1.619901</text:p>
          </table:table-cell>
        </table:table-row>
        <table:table-row table:style-name="ro1">
          <table:table-cell office:value-type="float" office:value="-1.551053" calcext:value-type="float">
            <text:p>-1.551053</text:p>
          </table:table-cell>
          <table:table-cell office:value-type="float" office:value="-1.489254" calcext:value-type="float">
            <text:p>-1.489254</text:p>
          </table:table-cell>
          <table:table-cell office:value-type="float" office:value="0.083089" calcext:value-type="float">
            <text:p>0.083089</text:p>
          </table:table-cell>
          <table:table-cell table:formula="of:=[.B2760]-[.C2760]" office:value-type="float" office:value="-1.572343" calcext:value-type="float">
            <text:p>-1.572343</text:p>
          </table:table-cell>
        </table:table-row>
        <table:table-row table:style-name="ro1">
          <table:table-cell office:value-type="float" office:value="-1.501624" calcext:value-type="float">
            <text:p>-1.501624</text:p>
          </table:table-cell>
          <table:table-cell office:value-type="float" office:value="-1.439825" calcext:value-type="float">
            <text:p>-1.439825</text:p>
          </table:table-cell>
          <table:table-cell office:value-type="float" office:value="0.083117" calcext:value-type="float">
            <text:p>0.083117</text:p>
          </table:table-cell>
          <table:table-cell table:formula="of:=[.B2761]-[.C2761]" office:value-type="float" office:value="-1.522942" calcext:value-type="float">
            <text:p>-1.522942</text:p>
          </table:table-cell>
        </table:table-row>
        <table:table-row table:style-name="ro1">
          <table:table-cell office:value-type="float" office:value="-1.453399" calcext:value-type="float">
            <text:p>-1.453399</text:p>
          </table:table-cell>
          <table:table-cell office:value-type="float" office:value="-1.391599" calcext:value-type="float">
            <text:p>-1.391599</text:p>
          </table:table-cell>
          <table:table-cell office:value-type="float" office:value="0.083145" calcext:value-type="float">
            <text:p>0.083145</text:p>
          </table:table-cell>
          <table:table-cell table:formula="of:=[.B2762]-[.C2762]" office:value-type="float" office:value="-1.474744" calcext:value-type="float">
            <text:p>-1.474744</text:p>
          </table:table-cell>
        </table:table-row>
        <table:table-row table:style-name="ro1">
          <table:table-cell office:value-type="float" office:value="-1.405606" calcext:value-type="float">
            <text:p>-1.405606</text:p>
          </table:table-cell>
          <table:table-cell office:value-type="float" office:value="-1.343807" calcext:value-type="float">
            <text:p>-1.343807</text:p>
          </table:table-cell>
          <table:table-cell office:value-type="float" office:value="0.083173" calcext:value-type="float">
            <text:p>0.083173</text:p>
          </table:table-cell>
          <table:table-cell table:formula="of:=[.B2763]-[.C2763]" office:value-type="float" office:value="-1.42698" calcext:value-type="float">
            <text:p>-1.42698</text:p>
          </table:table-cell>
        </table:table-row>
        <table:table-row table:style-name="ro1">
          <table:table-cell office:value-type="float" office:value="-1.356856" calcext:value-type="float">
            <text:p>-1.356856</text:p>
          </table:table-cell>
          <table:table-cell office:value-type="float" office:value="-1.295057" calcext:value-type="float">
            <text:p>-1.295057</text:p>
          </table:table-cell>
          <table:table-cell office:value-type="float" office:value="0.083201" calcext:value-type="float">
            <text:p>0.083201</text:p>
          </table:table-cell>
          <table:table-cell table:formula="of:=[.B2764]-[.C2764]" office:value-type="float" office:value="-1.378258" calcext:value-type="float">
            <text:p>-1.378258</text:p>
          </table:table-cell>
        </table:table-row>
        <table:table-row table:style-name="ro1">
          <table:table-cell office:value-type="float" office:value="-1.307818" calcext:value-type="float">
            <text:p>-1.307818</text:p>
          </table:table-cell>
          <table:table-cell office:value-type="float" office:value="-1.246019" calcext:value-type="float">
            <text:p>-1.246019</text:p>
          </table:table-cell>
          <table:table-cell office:value-type="float" office:value="0.083229" calcext:value-type="float">
            <text:p>0.083229</text:p>
          </table:table-cell>
          <table:table-cell table:formula="of:=[.B2765]-[.C2765]" office:value-type="float" office:value="-1.329248" calcext:value-type="float">
            <text:p>-1.329248</text:p>
          </table:table-cell>
        </table:table-row>
        <table:table-row table:style-name="ro1">
          <table:table-cell office:value-type="float" office:value="-1.259037" calcext:value-type="float">
            <text:p>-1.259037</text:p>
          </table:table-cell>
          <table:table-cell office:value-type="float" office:value="-1.197237" calcext:value-type="float">
            <text:p>-1.197237</text:p>
          </table:table-cell>
          <table:table-cell office:value-type="float" office:value="0.083257" calcext:value-type="float">
            <text:p>0.083257</text:p>
          </table:table-cell>
          <table:table-cell table:formula="of:=[.B2766]-[.C2766]" office:value-type="float" office:value="-1.280494" calcext:value-type="float">
            <text:p>-1.280494</text:p>
          </table:table-cell>
        </table:table-row>
        <table:table-row table:style-name="ro1">
          <table:table-cell office:value-type="float" office:value="-1.210848" calcext:value-type="float">
            <text:p>-1.210848</text:p>
          </table:table-cell>
          <table:table-cell office:value-type="float" office:value="-1.149049" calcext:value-type="float">
            <text:p>-1.149049</text:p>
          </table:table-cell>
          <table:table-cell office:value-type="float" office:value="0.083285" calcext:value-type="float">
            <text:p>0.083285</text:p>
          </table:table-cell>
          <table:table-cell table:formula="of:=[.B2767]-[.C2767]" office:value-type="float" office:value="-1.232334" calcext:value-type="float">
            <text:p>-1.232334</text:p>
          </table:table-cell>
        </table:table-row>
        <table:table-row table:style-name="ro1">
          <table:table-cell office:value-type="float" office:value="-1.163761" calcext:value-type="float">
            <text:p>-1.163761</text:p>
          </table:table-cell>
          <table:table-cell office:value-type="float" office:value="-1.101962" calcext:value-type="float">
            <text:p>-1.101962</text:p>
          </table:table-cell>
          <table:table-cell office:value-type="float" office:value="0.083313" calcext:value-type="float">
            <text:p>0.083313</text:p>
          </table:table-cell>
          <table:table-cell table:formula="of:=[.B2768]-[.C2768]" office:value-type="float" office:value="-1.185275" calcext:value-type="float">
            <text:p>-1.185275</text:p>
          </table:table-cell>
        </table:table-row>
        <table:table-row table:style-name="ro1">
          <table:table-cell office:value-type="float" office:value="-1.1146" calcext:value-type="float">
            <text:p>-1.1146</text:p>
          </table:table-cell>
          <table:table-cell office:value-type="float" office:value="-1.052801" calcext:value-type="float">
            <text:p>-1.052801</text:p>
          </table:table-cell>
          <table:table-cell office:value-type="float" office:value="0.083341" calcext:value-type="float">
            <text:p>0.083341</text:p>
          </table:table-cell>
          <table:table-cell table:formula="of:=[.B2769]-[.C2769]" office:value-type="float" office:value="-1.136142" calcext:value-type="float">
            <text:p>-1.136142</text:p>
          </table:table-cell>
        </table:table-row>
        <table:table-row table:style-name="ro1">
          <table:table-cell office:value-type="float" office:value="-1.065642" calcext:value-type="float">
            <text:p>-1.065642</text:p>
          </table:table-cell>
          <table:table-cell office:value-type="float" office:value="-1.003843" calcext:value-type="float">
            <text:p>-1.003843</text:p>
          </table:table-cell>
          <table:table-cell office:value-type="float" office:value="0.083369" calcext:value-type="float">
            <text:p>0.083369</text:p>
          </table:table-cell>
          <table:table-cell table:formula="of:=[.B2770]-[.C2770]" office:value-type="float" office:value="-1.087212" calcext:value-type="float">
            <text:p>-1.087212</text:p>
          </table:table-cell>
        </table:table-row>
        <table:table-row table:style-name="ro1">
          <table:table-cell office:value-type="float" office:value="-1.016489" calcext:value-type="float">
            <text:p>-1.016489</text:p>
          </table:table-cell>
          <table:table-cell office:value-type="float" office:value="-0.95469" calcext:value-type="float">
            <text:p>-0.95469</text:p>
          </table:table-cell>
          <table:table-cell office:value-type="float" office:value="0.083397" calcext:value-type="float">
            <text:p>0.083397</text:p>
          </table:table-cell>
          <table:table-cell table:formula="of:=[.B2771]-[.C2771]" office:value-type="float" office:value="-1.038087" calcext:value-type="float">
            <text:p>-1.038087</text:p>
          </table:table-cell>
        </table:table-row>
        <table:table-row table:style-name="ro1">
          <table:table-cell office:value-type="float" office:value="-0.969678" calcext:value-type="float">
            <text:p>-0.969678</text:p>
          </table:table-cell>
          <table:table-cell office:value-type="float" office:value="-0.907878" calcext:value-type="float">
            <text:p>-0.907878</text:p>
          </table:table-cell>
          <table:table-cell office:value-type="float" office:value="0.083425" calcext:value-type="float">
            <text:p>0.083425</text:p>
          </table:table-cell>
          <table:table-cell table:formula="of:=[.B2772]-[.C2772]" office:value-type="float" office:value="-0.991303" calcext:value-type="float">
            <text:p>-0.991303</text:p>
          </table:table-cell>
        </table:table-row>
        <table:table-row table:style-name="ro1">
          <table:table-cell office:value-type="float" office:value="-0.923749" calcext:value-type="float">
            <text:p>-0.923749</text:p>
          </table:table-cell>
          <table:table-cell office:value-type="float" office:value="-0.861949" calcext:value-type="float">
            <text:p>-0.861949</text:p>
          </table:table-cell>
          <table:table-cell office:value-type="float" office:value="0.083453" calcext:value-type="float">
            <text:p>0.083453</text:p>
          </table:table-cell>
          <table:table-cell table:formula="of:=[.B2773]-[.C2773]" office:value-type="float" office:value="-0.945402" calcext:value-type="float">
            <text:p>-0.945402</text:p>
          </table:table-cell>
        </table:table-row>
        <table:table-row table:style-name="ro1">
          <table:table-cell office:value-type="float" office:value="-0.877451" calcext:value-type="float">
            <text:p>-0.877451</text:p>
          </table:table-cell>
          <table:table-cell office:value-type="float" office:value="-0.815651" calcext:value-type="float">
            <text:p>-0.815651</text:p>
          </table:table-cell>
          <table:table-cell office:value-type="float" office:value="0.083481" calcext:value-type="float">
            <text:p>0.083481</text:p>
          </table:table-cell>
          <table:table-cell table:formula="of:=[.B2774]-[.C2774]" office:value-type="float" office:value="-0.899132" calcext:value-type="float">
            <text:p>-0.899132</text:p>
          </table:table-cell>
        </table:table-row>
        <table:table-row table:style-name="ro1">
          <table:table-cell office:value-type="float" office:value="-0.829409" calcext:value-type="float">
            <text:p>-0.829409</text:p>
          </table:table-cell>
          <table:table-cell office:value-type="float" office:value="-0.76761" calcext:value-type="float">
            <text:p>-0.76761</text:p>
          </table:table-cell>
          <table:table-cell office:value-type="float" office:value="0.083509" calcext:value-type="float">
            <text:p>0.083509</text:p>
          </table:table-cell>
          <table:table-cell table:formula="of:=[.B2775]-[.C2775]" office:value-type="float" office:value="-0.851119" calcext:value-type="float">
            <text:p>-0.851119</text:p>
          </table:table-cell>
        </table:table-row>
        <table:table-row table:style-name="ro1">
          <table:table-cell office:value-type="float" office:value="-0.780953" calcext:value-type="float">
            <text:p>-0.780953</text:p>
          </table:table-cell>
          <table:table-cell office:value-type="float" office:value="-0.719154" calcext:value-type="float">
            <text:p>-0.719154</text:p>
          </table:table-cell>
          <table:table-cell office:value-type="float" office:value="0.083537" calcext:value-type="float">
            <text:p>0.083537</text:p>
          </table:table-cell>
          <table:table-cell table:formula="of:=[.B2776]-[.C2776]" office:value-type="float" office:value="-0.802691" calcext:value-type="float">
            <text:p>-0.802691</text:p>
          </table:table-cell>
        </table:table-row>
        <table:table-row table:style-name="ro1">
          <table:table-cell office:value-type="float" office:value="-0.731639" calcext:value-type="float">
            <text:p>-0.731639</text:p>
          </table:table-cell>
          <table:table-cell office:value-type="float" office:value="-0.66984" calcext:value-type="float">
            <text:p>-0.66984</text:p>
          </table:table-cell>
          <table:table-cell office:value-type="float" office:value="0.083565" calcext:value-type="float">
            <text:p>0.083565</text:p>
          </table:table-cell>
          <table:table-cell table:formula="of:=[.B2777]-[.C2777]" office:value-type="float" office:value="-0.753405" calcext:value-type="float">
            <text:p>-0.753405</text:p>
          </table:table-cell>
        </table:table-row>
        <table:table-row table:style-name="ro1">
          <table:table-cell office:value-type="float" office:value="-0.680874" calcext:value-type="float">
            <text:p>-0.680874</text:p>
          </table:table-cell>
          <table:table-cell office:value-type="float" office:value="-0.619075" calcext:value-type="float">
            <text:p>-0.619075</text:p>
          </table:table-cell>
          <table:table-cell office:value-type="float" office:value="0.083593" calcext:value-type="float">
            <text:p>0.083593</text:p>
          </table:table-cell>
          <table:table-cell table:formula="of:=[.B2778]-[.C2778]" office:value-type="float" office:value="-0.702668" calcext:value-type="float">
            <text:p>-0.702668</text:p>
          </table:table-cell>
        </table:table-row>
        <table:table-row table:style-name="ro1">
          <table:table-cell office:value-type="float" office:value="-0.628921" calcext:value-type="float">
            <text:p>-0.628921</text:p>
          </table:table-cell>
          <table:table-cell office:value-type="float" office:value="-0.567122" calcext:value-type="float">
            <text:p>-0.567122</text:p>
          </table:table-cell>
          <table:table-cell office:value-type="float" office:value="0.083621" calcext:value-type="float">
            <text:p>0.083621</text:p>
          </table:table-cell>
          <table:table-cell table:formula="of:=[.B2779]-[.C2779]" office:value-type="float" office:value="-0.650743" calcext:value-type="float">
            <text:p>-0.650743</text:p>
          </table:table-cell>
        </table:table-row>
        <table:table-row table:style-name="ro1">
          <table:table-cell office:value-type="float" office:value="-0.577717" calcext:value-type="float">
            <text:p>-0.577717</text:p>
          </table:table-cell>
          <table:table-cell office:value-type="float" office:value="-0.515918" calcext:value-type="float">
            <text:p>-0.515918</text:p>
          </table:table-cell>
          <table:table-cell office:value-type="float" office:value="0.083649" calcext:value-type="float">
            <text:p>0.083649</text:p>
          </table:table-cell>
          <table:table-cell table:formula="of:=[.B2780]-[.C2780]" office:value-type="float" office:value="-0.599567" calcext:value-type="float">
            <text:p>-0.599567</text:p>
          </table:table-cell>
        </table:table-row>
        <table:table-row table:style-name="ro1">
          <table:table-cell office:value-type="float" office:value="-0.526993" calcext:value-type="float">
            <text:p>-0.526993</text:p>
          </table:table-cell>
          <table:table-cell office:value-type="float" office:value="-0.465194" calcext:value-type="float">
            <text:p>-0.465194</text:p>
          </table:table-cell>
          <table:table-cell office:value-type="float" office:value="0.083677" calcext:value-type="float">
            <text:p>0.083677</text:p>
          </table:table-cell>
          <table:table-cell table:formula="of:=[.B2781]-[.C2781]" office:value-type="float" office:value="-0.548871" calcext:value-type="float">
            <text:p>-0.548871</text:p>
          </table:table-cell>
        </table:table-row>
        <table:table-row table:style-name="ro1">
          <table:table-cell office:value-type="float" office:value="-0.475908" calcext:value-type="float">
            <text:p>-0.475908</text:p>
          </table:table-cell>
          <table:table-cell office:value-type="float" office:value="-0.414109" calcext:value-type="float">
            <text:p>-0.414109</text:p>
          </table:table-cell>
          <table:table-cell office:value-type="float" office:value="0.083705" calcext:value-type="float">
            <text:p>0.083705</text:p>
          </table:table-cell>
          <table:table-cell table:formula="of:=[.B2782]-[.C2782]" office:value-type="float" office:value="-0.497814" calcext:value-type="float">
            <text:p>-0.497814</text:p>
          </table:table-cell>
        </table:table-row>
        <table:table-row table:style-name="ro1">
          <table:table-cell office:value-type="float" office:value="-0.423753" calcext:value-type="float">
            <text:p>-0.423753</text:p>
          </table:table-cell>
          <table:table-cell office:value-type="float" office:value="-0.361954" calcext:value-type="float">
            <text:p>-0.361954</text:p>
          </table:table-cell>
          <table:table-cell office:value-type="float" office:value="0.083733" calcext:value-type="float">
            <text:p>0.083733</text:p>
          </table:table-cell>
          <table:table-cell table:formula="of:=[.B2783]-[.C2783]" office:value-type="float" office:value="-0.445687" calcext:value-type="float">
            <text:p>-0.445687</text:p>
          </table:table-cell>
        </table:table-row>
        <table:table-row table:style-name="ro1">
          <table:table-cell office:value-type="float" office:value="-0.372365" calcext:value-type="float">
            <text:p>-0.372365</text:p>
          </table:table-cell>
          <table:table-cell office:value-type="float" office:value="-0.310566" calcext:value-type="float">
            <text:p>-0.310566</text:p>
          </table:table-cell>
          <table:table-cell office:value-type="float" office:value="0.083761" calcext:value-type="float">
            <text:p>0.083761</text:p>
          </table:table-cell>
          <table:table-cell table:formula="of:=[.B2784]-[.C2784]" office:value-type="float" office:value="-0.394327" calcext:value-type="float">
            <text:p>-0.394327</text:p>
          </table:table-cell>
        </table:table-row>
        <table:table-row table:style-name="ro1">
          <table:table-cell office:value-type="float" office:value="-0.322442" calcext:value-type="float">
            <text:p>-0.322442</text:p>
          </table:table-cell>
          <table:table-cell office:value-type="float" office:value="-0.260643" calcext:value-type="float">
            <text:p>-0.260643</text:p>
          </table:table-cell>
          <table:table-cell office:value-type="float" office:value="0.083789" calcext:value-type="float">
            <text:p>0.083789</text:p>
          </table:table-cell>
          <table:table-cell table:formula="of:=[.B2785]-[.C2785]" office:value-type="float" office:value="-0.344432" calcext:value-type="float">
            <text:p>-0.344432</text:p>
          </table:table-cell>
        </table:table-row>
        <table:table-row table:style-name="ro1">
          <table:table-cell office:value-type="float" office:value="-0.273367" calcext:value-type="float">
            <text:p>-0.273367</text:p>
          </table:table-cell>
          <table:table-cell office:value-type="float" office:value="-0.211568" calcext:value-type="float">
            <text:p>-0.211568</text:p>
          </table:table-cell>
          <table:table-cell office:value-type="float" office:value="0.083817" calcext:value-type="float">
            <text:p>0.083817</text:p>
          </table:table-cell>
          <table:table-cell table:formula="of:=[.B2786]-[.C2786]" office:value-type="float" office:value="-0.295385" calcext:value-type="float">
            <text:p>-0.295385</text:p>
          </table:table-cell>
        </table:table-row>
        <table:table-row table:style-name="ro1">
          <table:table-cell office:value-type="float" office:value="-0.224265" calcext:value-type="float">
            <text:p>-0.224265</text:p>
          </table:table-cell>
          <table:table-cell office:value-type="float" office:value="-0.162466" calcext:value-type="float">
            <text:p>-0.162466</text:p>
          </table:table-cell>
          <table:table-cell office:value-type="float" office:value="0.083845" calcext:value-type="float">
            <text:p>0.083845</text:p>
          </table:table-cell>
          <table:table-cell table:formula="of:=[.B2787]-[.C2787]" office:value-type="float" office:value="-0.246311" calcext:value-type="float">
            <text:p>-0.246311</text:p>
          </table:table-cell>
        </table:table-row>
        <table:table-row table:style-name="ro1">
          <table:table-cell office:value-type="float" office:value="-0.175277" calcext:value-type="float">
            <text:p>-0.175277</text:p>
          </table:table-cell>
          <table:table-cell office:value-type="float" office:value="-0.113477" calcext:value-type="float">
            <text:p>-0.113477</text:p>
          </table:table-cell>
          <table:table-cell office:value-type="float" office:value="0.083873" calcext:value-type="float">
            <text:p>0.083873</text:p>
          </table:table-cell>
          <table:table-cell table:formula="of:=[.B2788]-[.C2788]" office:value-type="float" office:value="-0.19735" calcext:value-type="float">
            <text:p>-0.19735</text:p>
          </table:table-cell>
        </table:table-row>
        <table:table-row table:style-name="ro1">
          <table:table-cell office:value-type="float" office:value="-0.126451" calcext:value-type="float">
            <text:p>-0.126451</text:p>
          </table:table-cell>
          <table:table-cell office:value-type="float" office:value="-0.064652" calcext:value-type="float">
            <text:p>-0.064652</text:p>
          </table:table-cell>
          <table:table-cell office:value-type="float" office:value="0.083901" calcext:value-type="float">
            <text:p>0.083901</text:p>
          </table:table-cell>
          <table:table-cell table:formula="of:=[.B2789]-[.C2789]" office:value-type="float" office:value="-0.148553" calcext:value-type="float">
            <text:p>-0.148553</text:p>
          </table:table-cell>
        </table:table-row>
        <table:table-row table:style-name="ro1">
          <table:table-cell office:value-type="float" office:value="-0.077827" calcext:value-type="float">
            <text:p>-0.077827</text:p>
          </table:table-cell>
          <table:table-cell office:value-type="float" office:value="-0.016028" calcext:value-type="float">
            <text:p>-0.016028</text:p>
          </table:table-cell>
          <table:table-cell office:value-type="float" office:value="0.083929" calcext:value-type="float">
            <text:p>0.083929</text:p>
          </table:table-cell>
          <table:table-cell table:formula="of:=[.B2790]-[.C2790]" office:value-type="float" office:value="-0.099957" calcext:value-type="float">
            <text:p>-0.099957</text:p>
          </table:table-cell>
        </table:table-row>
        <table:table-row table:style-name="ro1">
          <table:table-cell office:value-type="float" office:value="-0.028448" calcext:value-type="float">
            <text:p>-0.028448</text:p>
          </table:table-cell>
          <table:table-cell office:value-type="float" office:value="0.033351" calcext:value-type="float">
            <text:p>0.033351</text:p>
          </table:table-cell>
          <table:table-cell office:value-type="float" office:value="0.083957" calcext:value-type="float">
            <text:p>0.083957</text:p>
          </table:table-cell>
          <table:table-cell table:formula="of:=[.B2791]-[.C2791]" office:value-type="float" office:value="-0.050606" calcext:value-type="float">
            <text:p>-0.050606</text:p>
          </table:table-cell>
        </table:table-row>
        <table:table-row table:style-name="ro1">
          <table:table-cell office:value-type="float" office:value="0.0215" calcext:value-type="float">
            <text:p>0.0215</text:p>
          </table:table-cell>
          <table:table-cell office:value-type="float" office:value="0.083299" calcext:value-type="float">
            <text:p>0.083299</text:p>
          </table:table-cell>
          <table:table-cell office:value-type="float" office:value="0.083985" calcext:value-type="float">
            <text:p>0.083985</text:p>
          </table:table-cell>
          <table:table-cell table:formula="of:=[.B2792]-[.C2792]" office:value-type="float" office:value="-0.000686000000000006" calcext:value-type="float">
            <text:p>-0.000686</text:p>
          </table:table-cell>
        </table:table-row>
        <table:table-row table:style-name="ro1">
          <table:table-cell office:value-type="float" office:value="0.070817" calcext:value-type="float">
            <text:p>0.070817</text:p>
          </table:table-cell>
          <table:table-cell office:value-type="float" office:value="0.132616" calcext:value-type="float">
            <text:p>0.132616</text:p>
          </table:table-cell>
          <table:table-cell office:value-type="float" office:value="0.084013" calcext:value-type="float">
            <text:p>0.084013</text:p>
          </table:table-cell>
          <table:table-cell table:formula="of:=[.B2793]-[.C2793]" office:value-type="float" office:value="0.048603" calcext:value-type="float">
            <text:p>0.048603</text:p>
          </table:table-cell>
        </table:table-row>
        <table:table-row table:style-name="ro1">
          <table:table-cell office:value-type="float" office:value="0.120669" calcext:value-type="float">
            <text:p>0.120669</text:p>
          </table:table-cell>
          <table:table-cell office:value-type="float" office:value="0.182468" calcext:value-type="float">
            <text:p>0.182468</text:p>
          </table:table-cell>
          <table:table-cell office:value-type="float" office:value="0.084041" calcext:value-type="float">
            <text:p>0.084041</text:p>
          </table:table-cell>
          <table:table-cell table:formula="of:=[.B2794]-[.C2794]" office:value-type="float" office:value="0.098427" calcext:value-type="float">
            <text:p>0.098427</text:p>
          </table:table-cell>
        </table:table-row>
        <table:table-row table:style-name="ro1">
          <table:table-cell office:value-type="float" office:value="0.167715" calcext:value-type="float">
            <text:p>0.167715</text:p>
          </table:table-cell>
          <table:table-cell office:value-type="float" office:value="0.229514" calcext:value-type="float">
            <text:p>0.229514</text:p>
          </table:table-cell>
          <table:table-cell office:value-type="float" office:value="0.084069" calcext:value-type="float">
            <text:p>0.084069</text:p>
          </table:table-cell>
          <table:table-cell table:formula="of:=[.B2795]-[.C2795]" office:value-type="float" office:value="0.145445" calcext:value-type="float">
            <text:p>0.145445</text:p>
          </table:table-cell>
        </table:table-row>
        <table:table-row table:style-name="ro1">
          <table:table-cell office:value-type="float" office:value="0.215458" calcext:value-type="float">
            <text:p>0.215458</text:p>
          </table:table-cell>
          <table:table-cell office:value-type="float" office:value="0.277258" calcext:value-type="float">
            <text:p>0.277258</text:p>
          </table:table-cell>
          <table:table-cell office:value-type="float" office:value="0.084097" calcext:value-type="float">
            <text:p>0.084097</text:p>
          </table:table-cell>
          <table:table-cell table:formula="of:=[.B2796]-[.C2796]" office:value-type="float" office:value="0.193161" calcext:value-type="float">
            <text:p>0.193161</text:p>
          </table:table-cell>
        </table:table-row>
        <table:table-row table:style-name="ro1">
          <table:table-cell office:value-type="float" office:value="0.264062" calcext:value-type="float">
            <text:p>0.264062</text:p>
          </table:table-cell>
          <table:table-cell office:value-type="float" office:value="0.325861" calcext:value-type="float">
            <text:p>0.325861</text:p>
          </table:table-cell>
          <table:table-cell office:value-type="float" office:value="0.084125" calcext:value-type="float">
            <text:p>0.084125</text:p>
          </table:table-cell>
          <table:table-cell table:formula="of:=[.B2797]-[.C2797]" office:value-type="float" office:value="0.241736" calcext:value-type="float">
            <text:p>0.241736</text:p>
          </table:table-cell>
        </table:table-row>
        <table:table-row table:style-name="ro1">
          <table:table-cell office:value-type="float" office:value="0.313574" calcext:value-type="float">
            <text:p>0.313574</text:p>
          </table:table-cell>
          <table:table-cell office:value-type="float" office:value="0.375374" calcext:value-type="float">
            <text:p>0.375374</text:p>
          </table:table-cell>
          <table:table-cell office:value-type="float" office:value="0.084153" calcext:value-type="float">
            <text:p>0.084153</text:p>
          </table:table-cell>
          <table:table-cell table:formula="of:=[.B2798]-[.C2798]" office:value-type="float" office:value="0.291221" calcext:value-type="float">
            <text:p>0.291221</text:p>
          </table:table-cell>
        </table:table-row>
        <table:table-row table:style-name="ro1">
          <table:table-cell office:value-type="float" office:value="0.362252" calcext:value-type="float">
            <text:p>0.362252</text:p>
          </table:table-cell>
          <table:table-cell office:value-type="float" office:value="0.424052" calcext:value-type="float">
            <text:p>0.424052</text:p>
          </table:table-cell>
          <table:table-cell office:value-type="float" office:value="0.084181" calcext:value-type="float">
            <text:p>0.084181</text:p>
          </table:table-cell>
          <table:table-cell table:formula="of:=[.B2799]-[.C2799]" office:value-type="float" office:value="0.339871" calcext:value-type="float">
            <text:p>0.339871</text:p>
          </table:table-cell>
        </table:table-row>
        <table:table-row table:style-name="ro1">
          <table:table-cell office:value-type="float" office:value="0.41192" calcext:value-type="float">
            <text:p>0.41192</text:p>
          </table:table-cell>
          <table:table-cell office:value-type="float" office:value="0.473719" calcext:value-type="float">
            <text:p>0.473719</text:p>
          </table:table-cell>
          <table:table-cell office:value-type="float" office:value="0.084209" calcext:value-type="float">
            <text:p>0.084209</text:p>
          </table:table-cell>
          <table:table-cell table:formula="of:=[.B2800]-[.C2800]" office:value-type="float" office:value="0.38951" calcext:value-type="float">
            <text:p>0.38951</text:p>
          </table:table-cell>
        </table:table-row>
        <table:table-row table:style-name="ro1">
          <table:table-cell office:value-type="float" office:value="0.460303" calcext:value-type="float">
            <text:p>0.460303</text:p>
          </table:table-cell>
          <table:table-cell office:value-type="float" office:value="0.522102" calcext:value-type="float">
            <text:p>0.522102</text:p>
          </table:table-cell>
          <table:table-cell office:value-type="float" office:value="0.084237" calcext:value-type="float">
            <text:p>0.084237</text:p>
          </table:table-cell>
          <table:table-cell table:formula="of:=[.B2801]-[.C2801]" office:value-type="float" office:value="0.437865" calcext:value-type="float">
            <text:p>0.437865</text:p>
          </table:table-cell>
        </table:table-row>
        <table:table-row table:style-name="ro1">
          <table:table-cell office:value-type="float" office:value="0.508797" calcext:value-type="float">
            <text:p>0.508797</text:p>
          </table:table-cell>
          <table:table-cell office:value-type="float" office:value="0.570596" calcext:value-type="float">
            <text:p>0.570596</text:p>
          </table:table-cell>
          <table:table-cell office:value-type="float" office:value="0.084265" calcext:value-type="float">
            <text:p>0.084265</text:p>
          </table:table-cell>
          <table:table-cell table:formula="of:=[.B2802]-[.C2802]" office:value-type="float" office:value="0.486331" calcext:value-type="float">
            <text:p>0.486331</text:p>
          </table:table-cell>
        </table:table-row>
        <table:table-row table:style-name="ro1">
          <table:table-cell office:value-type="float" office:value="0.556918" calcext:value-type="float">
            <text:p>0.556918</text:p>
          </table:table-cell>
          <table:table-cell office:value-type="float" office:value="0.618717" calcext:value-type="float">
            <text:p>0.618717</text:p>
          </table:table-cell>
          <table:table-cell office:value-type="float" office:value="0.084293" calcext:value-type="float">
            <text:p>0.084293</text:p>
          </table:table-cell>
          <table:table-cell table:formula="of:=[.B2803]-[.C2803]" office:value-type="float" office:value="0.534424" calcext:value-type="float">
            <text:p>0.534424</text:p>
          </table:table-cell>
        </table:table-row>
        <table:table-row table:style-name="ro1">
          <table:table-cell office:value-type="float" office:value="0.607213" calcext:value-type="float">
            <text:p>0.607213</text:p>
          </table:table-cell>
          <table:table-cell office:value-type="float" office:value="0.669012" calcext:value-type="float">
            <text:p>0.669012</text:p>
          </table:table-cell>
          <table:table-cell office:value-type="float" office:value="0.084321" calcext:value-type="float">
            <text:p>0.084321</text:p>
          </table:table-cell>
          <table:table-cell table:formula="of:=[.B2804]-[.C2804]" office:value-type="float" office:value="0.584691" calcext:value-type="float">
            <text:p>0.584691</text:p>
          </table:table-cell>
        </table:table-row>
        <table:table-row table:style-name="ro1">
          <table:table-cell office:value-type="float" office:value="0.656851" calcext:value-type="float">
            <text:p>0.656851</text:p>
          </table:table-cell>
          <table:table-cell office:value-type="float" office:value="0.71865" calcext:value-type="float">
            <text:p>0.71865</text:p>
          </table:table-cell>
          <table:table-cell office:value-type="float" office:value="0.084349" calcext:value-type="float">
            <text:p>0.084349</text:p>
          </table:table-cell>
          <table:table-cell table:formula="of:=[.B2805]-[.C2805]" office:value-type="float" office:value="0.634301" calcext:value-type="float">
            <text:p>0.634301</text:p>
          </table:table-cell>
        </table:table-row>
        <table:table-row table:style-name="ro1">
          <table:table-cell office:value-type="float" office:value="0.704934" calcext:value-type="float">
            <text:p>0.704934</text:p>
          </table:table-cell>
          <table:table-cell office:value-type="float" office:value="0.766733" calcext:value-type="float">
            <text:p>0.766733</text:p>
          </table:table-cell>
          <table:table-cell office:value-type="float" office:value="0.084377" calcext:value-type="float">
            <text:p>0.084377</text:p>
          </table:table-cell>
          <table:table-cell table:formula="of:=[.B2806]-[.C2806]" office:value-type="float" office:value="0.682356" calcext:value-type="float">
            <text:p>0.682356</text:p>
          </table:table-cell>
        </table:table-row>
        <table:table-row table:style-name="ro1">
          <table:table-cell office:value-type="float" office:value="0.75073" calcext:value-type="float">
            <text:p>0.75073</text:p>
          </table:table-cell>
          <table:table-cell office:value-type="float" office:value="0.812529" calcext:value-type="float">
            <text:p>0.812529</text:p>
          </table:table-cell>
          <table:table-cell office:value-type="float" office:value="0.084405" calcext:value-type="float">
            <text:p>0.084405</text:p>
          </table:table-cell>
          <table:table-cell table:formula="of:=[.B2807]-[.C2807]" office:value-type="float" office:value="0.728124" calcext:value-type="float">
            <text:p>0.728124</text:p>
          </table:table-cell>
        </table:table-row>
        <table:table-row table:style-name="ro1">
          <table:table-cell office:value-type="float" office:value="0.798088" calcext:value-type="float">
            <text:p>0.798088</text:p>
          </table:table-cell>
          <table:table-cell office:value-type="float" office:value="0.859887" calcext:value-type="float">
            <text:p>0.859887</text:p>
          </table:table-cell>
          <table:table-cell office:value-type="float" office:value="0.084433" calcext:value-type="float">
            <text:p>0.084433</text:p>
          </table:table-cell>
          <table:table-cell table:formula="of:=[.B2808]-[.C2808]" office:value-type="float" office:value="0.775454" calcext:value-type="float">
            <text:p>0.775454</text:p>
          </table:table-cell>
        </table:table-row>
        <table:table-row table:style-name="ro1">
          <table:table-cell office:value-type="float" office:value="0.845341" calcext:value-type="float">
            <text:p>0.845341</text:p>
          </table:table-cell>
          <table:table-cell office:value-type="float" office:value="0.90714" calcext:value-type="float">
            <text:p>0.90714</text:p>
          </table:table-cell>
          <table:table-cell office:value-type="float" office:value="0.084461" calcext:value-type="float">
            <text:p>0.084461</text:p>
          </table:table-cell>
          <table:table-cell table:formula="of:=[.B2809]-[.C2809]" office:value-type="float" office:value="0.822679" calcext:value-type="float">
            <text:p>0.822679</text:p>
          </table:table-cell>
        </table:table-row>
        <table:table-row table:style-name="ro1">
          <table:table-cell office:value-type="float" office:value="0.893765" calcext:value-type="float">
            <text:p>0.893765</text:p>
          </table:table-cell>
          <table:table-cell office:value-type="float" office:value="0.955564" calcext:value-type="float">
            <text:p>0.955564</text:p>
          </table:table-cell>
          <table:table-cell office:value-type="float" office:value="0.084489" calcext:value-type="float">
            <text:p>0.084489</text:p>
          </table:table-cell>
          <table:table-cell table:formula="of:=[.B2810]-[.C2810]" office:value-type="float" office:value="0.871075" calcext:value-type="float">
            <text:p>0.871075</text:p>
          </table:table-cell>
        </table:table-row>
        <table:table-row table:style-name="ro1">
          <table:table-cell office:value-type="float" office:value="0.940599" calcext:value-type="float">
            <text:p>0.940599</text:p>
          </table:table-cell>
          <table:table-cell office:value-type="float" office:value="1.002398" calcext:value-type="float">
            <text:p>1.002398</text:p>
          </table:table-cell>
          <table:table-cell office:value-type="float" office:value="0.084517" calcext:value-type="float">
            <text:p>0.084517</text:p>
          </table:table-cell>
          <table:table-cell table:formula="of:=[.B2811]-[.C2811]" office:value-type="float" office:value="0.917881" calcext:value-type="float">
            <text:p>0.917881</text:p>
          </table:table-cell>
        </table:table-row>
        <table:table-row table:style-name="ro1">
          <table:table-cell office:value-type="float" office:value="0.987693" calcext:value-type="float">
            <text:p>0.987693</text:p>
          </table:table-cell>
          <table:table-cell office:value-type="float" office:value="1.049492" calcext:value-type="float">
            <text:p>1.049492</text:p>
          </table:table-cell>
          <table:table-cell office:value-type="float" office:value="0.084545" calcext:value-type="float">
            <text:p>0.084545</text:p>
          </table:table-cell>
          <table:table-cell table:formula="of:=[.B2812]-[.C2812]" office:value-type="float" office:value="0.964947" calcext:value-type="float">
            <text:p>0.964947</text:p>
          </table:table-cell>
        </table:table-row>
        <table:table-row table:style-name="ro1">
          <table:table-cell office:value-type="float" office:value="1.03535" calcext:value-type="float">
            <text:p>1.03535</text:p>
          </table:table-cell>
          <table:table-cell office:value-type="float" office:value="1.097149" calcext:value-type="float">
            <text:p>1.097149</text:p>
          </table:table-cell>
          <table:table-cell office:value-type="float" office:value="0.084573" calcext:value-type="float">
            <text:p>0.084573</text:p>
          </table:table-cell>
          <table:table-cell table:formula="of:=[.B2813]-[.C2813]" office:value-type="float" office:value="1.012576" calcext:value-type="float">
            <text:p>1.012576</text:p>
          </table:table-cell>
        </table:table-row>
        <table:table-row table:style-name="ro1">
          <table:table-cell office:value-type="float" office:value="1.082512" calcext:value-type="float">
            <text:p>1.082512</text:p>
          </table:table-cell>
          <table:table-cell office:value-type="float" office:value="1.144312" calcext:value-type="float">
            <text:p>1.144312</text:p>
          </table:table-cell>
          <table:table-cell office:value-type="float" office:value="0.084601" calcext:value-type="float">
            <text:p>0.084601</text:p>
          </table:table-cell>
          <table:table-cell table:formula="of:=[.B2814]-[.C2814]" office:value-type="float" office:value="1.059711" calcext:value-type="float">
            <text:p>1.059711</text:p>
          </table:table-cell>
        </table:table-row>
        <table:table-row table:style-name="ro1">
          <table:table-cell office:value-type="float" office:value="1.131186" calcext:value-type="float">
            <text:p>1.131186</text:p>
          </table:table-cell>
          <table:table-cell office:value-type="float" office:value="1.192985" calcext:value-type="float">
            <text:p>1.192985</text:p>
          </table:table-cell>
          <table:table-cell office:value-type="float" office:value="0.084629" calcext:value-type="float">
            <text:p>0.084629</text:p>
          </table:table-cell>
          <table:table-cell table:formula="of:=[.B2815]-[.C2815]" office:value-type="float" office:value="1.108356" calcext:value-type="float">
            <text:p>1.108356</text:p>
          </table:table-cell>
        </table:table-row>
        <table:table-row table:style-name="ro1">
          <table:table-cell office:value-type="float" office:value="1.179399" calcext:value-type="float">
            <text:p>1.179399</text:p>
          </table:table-cell>
          <table:table-cell office:value-type="float" office:value="1.241198" calcext:value-type="float">
            <text:p>1.241198</text:p>
          </table:table-cell>
          <table:table-cell office:value-type="float" office:value="0.084657" calcext:value-type="float">
            <text:p>0.084657</text:p>
          </table:table-cell>
          <table:table-cell table:formula="of:=[.B2816]-[.C2816]" office:value-type="float" office:value="1.156541" calcext:value-type="float">
            <text:p>1.156541</text:p>
          </table:table-cell>
        </table:table-row>
        <table:table-row table:style-name="ro1">
          <table:table-cell office:value-type="float" office:value="1.227638" calcext:value-type="float">
            <text:p>1.227638</text:p>
          </table:table-cell>
          <table:table-cell office:value-type="float" office:value="1.289437" calcext:value-type="float">
            <text:p>1.289437</text:p>
          </table:table-cell>
          <table:table-cell office:value-type="float" office:value="0.084685" calcext:value-type="float">
            <text:p>0.084685</text:p>
          </table:table-cell>
          <table:table-cell table:formula="of:=[.B2817]-[.C2817]" office:value-type="float" office:value="1.204752" calcext:value-type="float">
            <text:p>1.204752</text:p>
          </table:table-cell>
        </table:table-row>
        <table:table-row table:style-name="ro1">
          <table:table-cell office:value-type="float" office:value="1.276875" calcext:value-type="float">
            <text:p>1.276875</text:p>
          </table:table-cell>
          <table:table-cell office:value-type="float" office:value="1.338674" calcext:value-type="float">
            <text:p>1.338674</text:p>
          </table:table-cell>
          <table:table-cell office:value-type="float" office:value="0.084713" calcext:value-type="float">
            <text:p>0.084713</text:p>
          </table:table-cell>
          <table:table-cell table:formula="of:=[.B2818]-[.C2818]" office:value-type="float" office:value="1.253961" calcext:value-type="float">
            <text:p>1.253961</text:p>
          </table:table-cell>
        </table:table-row>
        <table:table-row table:style-name="ro1">
          <table:table-cell office:value-type="float" office:value="1.325999" calcext:value-type="float">
            <text:p>1.325999</text:p>
          </table:table-cell>
          <table:table-cell office:value-type="float" office:value="1.387798" calcext:value-type="float">
            <text:p>1.387798</text:p>
          </table:table-cell>
          <table:table-cell office:value-type="float" office:value="0.084741" calcext:value-type="float">
            <text:p>0.084741</text:p>
          </table:table-cell>
          <table:table-cell table:formula="of:=[.B2819]-[.C2819]" office:value-type="float" office:value="1.303057" calcext:value-type="float">
            <text:p>1.303057</text:p>
          </table:table-cell>
        </table:table-row>
        <table:table-row table:style-name="ro1">
          <table:table-cell office:value-type="float" office:value="1.376096" calcext:value-type="float">
            <text:p>1.376096</text:p>
          </table:table-cell>
          <table:table-cell office:value-type="float" office:value="1.437896" calcext:value-type="float">
            <text:p>1.437896</text:p>
          </table:table-cell>
          <table:table-cell office:value-type="float" office:value="0.084769" calcext:value-type="float">
            <text:p>0.084769</text:p>
          </table:table-cell>
          <table:table-cell table:formula="of:=[.B2820]-[.C2820]" office:value-type="float" office:value="1.353127" calcext:value-type="float">
            <text:p>1.353127</text:p>
          </table:table-cell>
        </table:table-row>
        <table:table-row table:style-name="ro1">
          <table:table-cell office:value-type="float" office:value="1.424685" calcext:value-type="float">
            <text:p>1.424685</text:p>
          </table:table-cell>
          <table:table-cell office:value-type="float" office:value="1.486484" calcext:value-type="float">
            <text:p>1.486484</text:p>
          </table:table-cell>
          <table:table-cell office:value-type="float" office:value="0.084797" calcext:value-type="float">
            <text:p>0.084797</text:p>
          </table:table-cell>
          <table:table-cell table:formula="of:=[.B2821]-[.C2821]" office:value-type="float" office:value="1.401687" calcext:value-type="float">
            <text:p>1.401687</text:p>
          </table:table-cell>
        </table:table-row>
        <table:table-row table:style-name="ro1">
          <table:table-cell office:value-type="float" office:value="1.471696" calcext:value-type="float">
            <text:p>1.471696</text:p>
          </table:table-cell>
          <table:table-cell office:value-type="float" office:value="1.533495" calcext:value-type="float">
            <text:p>1.533495</text:p>
          </table:table-cell>
          <table:table-cell office:value-type="float" office:value="0.084825" calcext:value-type="float">
            <text:p>0.084825</text:p>
          </table:table-cell>
          <table:table-cell table:formula="of:=[.B2822]-[.C2822]" office:value-type="float" office:value="1.44867" calcext:value-type="float">
            <text:p>1.44867</text:p>
          </table:table-cell>
        </table:table-row>
        <table:table-row table:style-name="ro1">
          <table:table-cell office:value-type="float" office:value="1.518617" calcext:value-type="float">
            <text:p>1.518617</text:p>
          </table:table-cell>
          <table:table-cell office:value-type="float" office:value="1.580416" calcext:value-type="float">
            <text:p>1.580416</text:p>
          </table:table-cell>
          <table:table-cell office:value-type="float" office:value="0.084853" calcext:value-type="float">
            <text:p>0.084853</text:p>
          </table:table-cell>
          <table:table-cell table:formula="of:=[.B2823]-[.C2823]" office:value-type="float" office:value="1.495563" calcext:value-type="float">
            <text:p>1.495563</text:p>
          </table:table-cell>
        </table:table-row>
        <table:table-row table:style-name="ro1">
          <table:table-cell office:value-type="float" office:value="1.56793" calcext:value-type="float">
            <text:p>1.56793</text:p>
          </table:table-cell>
          <table:table-cell office:value-type="float" office:value="1.62973" calcext:value-type="float">
            <text:p>1.62973</text:p>
          </table:table-cell>
          <table:table-cell office:value-type="float" office:value="0.084881" calcext:value-type="float">
            <text:p>0.084881</text:p>
          </table:table-cell>
          <table:table-cell table:formula="of:=[.B2824]-[.C2824]" office:value-type="float" office:value="1.544849" calcext:value-type="float">
            <text:p>1.544849</text:p>
          </table:table-cell>
        </table:table-row>
        <table:table-row table:style-name="ro1">
          <table:table-cell office:value-type="float" office:value="1.617984" calcext:value-type="float">
            <text:p>1.617984</text:p>
          </table:table-cell>
          <table:table-cell office:value-type="float" office:value="1.679784" calcext:value-type="float">
            <text:p>1.679784</text:p>
          </table:table-cell>
          <table:table-cell office:value-type="float" office:value="0.084909" calcext:value-type="float">
            <text:p>0.084909</text:p>
          </table:table-cell>
          <table:table-cell table:formula="of:=[.B2825]-[.C2825]" office:value-type="float" office:value="1.594875" calcext:value-type="float">
            <text:p>1.594875</text:p>
          </table:table-cell>
        </table:table-row>
        <table:table-row table:style-name="ro1">
          <table:table-cell office:value-type="float" office:value="1.668188" calcext:value-type="float">
            <text:p>1.668188</text:p>
          </table:table-cell>
          <table:table-cell office:value-type="float" office:value="1.729987" calcext:value-type="float">
            <text:p>1.729987</text:p>
          </table:table-cell>
          <table:table-cell office:value-type="float" office:value="0.084937" calcext:value-type="float">
            <text:p>0.084937</text:p>
          </table:table-cell>
          <table:table-cell table:formula="of:=[.B2826]-[.C2826]" office:value-type="float" office:value="1.64505" calcext:value-type="float">
            <text:p>1.64505</text:p>
          </table:table-cell>
        </table:table-row>
        <table:table-row table:style-name="ro1">
          <table:table-cell office:value-type="float" office:value="1.717675" calcext:value-type="float">
            <text:p>1.717675</text:p>
          </table:table-cell>
          <table:table-cell office:value-type="float" office:value="1.779474" calcext:value-type="float">
            <text:p>1.779474</text:p>
          </table:table-cell>
          <table:table-cell office:value-type="float" office:value="0.084965" calcext:value-type="float">
            <text:p>0.084965</text:p>
          </table:table-cell>
          <table:table-cell table:formula="of:=[.B2827]-[.C2827]" office:value-type="float" office:value="1.694509" calcext:value-type="float">
            <text:p>1.694509</text:p>
          </table:table-cell>
        </table:table-row>
        <table:table-row table:style-name="ro1">
          <table:table-cell office:value-type="float" office:value="1.767943" calcext:value-type="float">
            <text:p>1.767943</text:p>
          </table:table-cell>
          <table:table-cell office:value-type="float" office:value="1.829742" calcext:value-type="float">
            <text:p>1.829742</text:p>
          </table:table-cell>
          <table:table-cell office:value-type="float" office:value="0.084993" calcext:value-type="float">
            <text:p>0.084993</text:p>
          </table:table-cell>
          <table:table-cell table:formula="of:=[.B2828]-[.C2828]" office:value-type="float" office:value="1.744749" calcext:value-type="float">
            <text:p>1.744749</text:p>
          </table:table-cell>
        </table:table-row>
        <table:table-row table:style-name="ro1">
          <table:table-cell office:value-type="float" office:value="1.818146" calcext:value-type="float">
            <text:p>1.818146</text:p>
          </table:table-cell>
          <table:table-cell office:value-type="float" office:value="1.879946" calcext:value-type="float">
            <text:p>1.879946</text:p>
          </table:table-cell>
          <table:table-cell office:value-type="float" office:value="0.085021" calcext:value-type="float">
            <text:p>0.085021</text:p>
          </table:table-cell>
          <table:table-cell table:formula="of:=[.B2829]-[.C2829]" office:value-type="float" office:value="1.794925" calcext:value-type="float">
            <text:p>1.794925</text:p>
          </table:table-cell>
        </table:table-row>
        <table:table-row table:style-name="ro1">
          <table:table-cell office:value-type="float" office:value="1.869162" calcext:value-type="float">
            <text:p>1.869162</text:p>
          </table:table-cell>
          <table:table-cell office:value-type="float" office:value="1.930961" calcext:value-type="float">
            <text:p>1.930961</text:p>
          </table:table-cell>
          <table:table-cell office:value-type="float" office:value="0.085049" calcext:value-type="float">
            <text:p>0.085049</text:p>
          </table:table-cell>
          <table:table-cell table:formula="of:=[.B2830]-[.C2830]" office:value-type="float" office:value="1.845912" calcext:value-type="float">
            <text:p>1.845912</text:p>
          </table:table-cell>
        </table:table-row>
        <table:table-row table:style-name="ro1">
          <table:table-cell office:value-type="float" office:value="1.919212" calcext:value-type="float">
            <text:p>1.919212</text:p>
          </table:table-cell>
          <table:table-cell office:value-type="float" office:value="1.981011" calcext:value-type="float">
            <text:p>1.981011</text:p>
          </table:table-cell>
          <table:table-cell office:value-type="float" office:value="0.085077" calcext:value-type="float">
            <text:p>0.085077</text:p>
          </table:table-cell>
          <table:table-cell table:formula="of:=[.B2831]-[.C2831]" office:value-type="float" office:value="1.895934" calcext:value-type="float">
            <text:p>1.895934</text:p>
          </table:table-cell>
        </table:table-row>
        <table:table-row table:style-name="ro1">
          <table:table-cell office:value-type="float" office:value="1.969876" calcext:value-type="float">
            <text:p>1.969876</text:p>
          </table:table-cell>
          <table:table-cell office:value-type="float" office:value="2.031676" calcext:value-type="float">
            <text:p>2.031676</text:p>
          </table:table-cell>
          <table:table-cell office:value-type="float" office:value="0.085105" calcext:value-type="float">
            <text:p>0.085105</text:p>
          </table:table-cell>
          <table:table-cell table:formula="of:=[.B2832]-[.C2832]" office:value-type="float" office:value="1.946571" calcext:value-type="float">
            <text:p>1.946571</text:p>
          </table:table-cell>
        </table:table-row>
        <table:table-row table:style-name="ro1">
          <table:table-cell office:value-type="float" office:value="2.020324" calcext:value-type="float">
            <text:p>2.020324</text:p>
          </table:table-cell>
          <table:table-cell office:value-type="float" office:value="2.082123" calcext:value-type="float">
            <text:p>2.082123</text:p>
          </table:table-cell>
          <table:table-cell office:value-type="float" office:value="0.085133" calcext:value-type="float">
            <text:p>0.085133</text:p>
          </table:table-cell>
          <table:table-cell table:formula="of:=[.B2833]-[.C2833]" office:value-type="float" office:value="1.99699" calcext:value-type="float">
            <text:p>1.99699</text:p>
          </table:table-cell>
        </table:table-row>
        <table:table-row table:style-name="ro1">
          <table:table-cell office:value-type="float" office:value="2.070097" calcext:value-type="float">
            <text:p>2.070097</text:p>
          </table:table-cell>
          <table:table-cell office:value-type="float" office:value="2.131896" calcext:value-type="float">
            <text:p>2.131896</text:p>
          </table:table-cell>
          <table:table-cell office:value-type="float" office:value="0.085161" calcext:value-type="float">
            <text:p>0.085161</text:p>
          </table:table-cell>
          <table:table-cell table:formula="of:=[.B2834]-[.C2834]" office:value-type="float" office:value="2.046735" calcext:value-type="float">
            <text:p>2.046735</text:p>
          </table:table-cell>
        </table:table-row>
        <table:table-row table:style-name="ro1">
          <table:table-cell office:value-type="float" office:value="2.120303" calcext:value-type="float">
            <text:p>2.120303</text:p>
          </table:table-cell>
          <table:table-cell office:value-type="float" office:value="2.182103" calcext:value-type="float">
            <text:p>2.182103</text:p>
          </table:table-cell>
          <table:table-cell office:value-type="float" office:value="0.085189" calcext:value-type="float">
            <text:p>0.085189</text:p>
          </table:table-cell>
          <table:table-cell table:formula="of:=[.B2835]-[.C2835]" office:value-type="float" office:value="2.096914" calcext:value-type="float">
            <text:p>2.096914</text:p>
          </table:table-cell>
        </table:table-row>
        <table:table-row table:style-name="ro1">
          <table:table-cell office:value-type="float" office:value="2.170276" calcext:value-type="float">
            <text:p>2.170276</text:p>
          </table:table-cell>
          <table:table-cell office:value-type="float" office:value="2.232075" calcext:value-type="float">
            <text:p>2.232075</text:p>
          </table:table-cell>
          <table:table-cell office:value-type="float" office:value="0.085217" calcext:value-type="float">
            <text:p>0.085217</text:p>
          </table:table-cell>
          <table:table-cell table:formula="of:=[.B2836]-[.C2836]" office:value-type="float" office:value="2.146858" calcext:value-type="float">
            <text:p>2.146858</text:p>
          </table:table-cell>
        </table:table-row>
        <table:table-row table:style-name="ro1">
          <table:table-cell office:value-type="float" office:value="2.21998" calcext:value-type="float">
            <text:p>2.21998</text:p>
          </table:table-cell>
          <table:table-cell office:value-type="float" office:value="2.281779" calcext:value-type="float">
            <text:p>2.281779</text:p>
          </table:table-cell>
          <table:table-cell office:value-type="float" office:value="0.085245" calcext:value-type="float">
            <text:p>0.085245</text:p>
          </table:table-cell>
          <table:table-cell table:formula="of:=[.B2837]-[.C2837]" office:value-type="float" office:value="2.196534" calcext:value-type="float">
            <text:p>2.196534</text:p>
          </table:table-cell>
        </table:table-row>
        <table:table-row table:style-name="ro1">
          <table:table-cell office:value-type="float" office:value="2.26961" calcext:value-type="float">
            <text:p>2.26961</text:p>
          </table:table-cell>
          <table:table-cell office:value-type="float" office:value="2.331409" calcext:value-type="float">
            <text:p>2.331409</text:p>
          </table:table-cell>
          <table:table-cell office:value-type="float" office:value="0.085273" calcext:value-type="float">
            <text:p>0.085273</text:p>
          </table:table-cell>
          <table:table-cell table:formula="of:=[.B2838]-[.C2838]" office:value-type="float" office:value="2.246136" calcext:value-type="float">
            <text:p>2.246136</text:p>
          </table:table-cell>
        </table:table-row>
        <table:table-row table:style-name="ro1">
          <table:table-cell office:value-type="float" office:value="2.318206" calcext:value-type="float">
            <text:p>2.318206</text:p>
          </table:table-cell>
          <table:table-cell office:value-type="float" office:value="2.380005" calcext:value-type="float">
            <text:p>2.380005</text:p>
          </table:table-cell>
          <table:table-cell office:value-type="float" office:value="0.085301" calcext:value-type="float">
            <text:p>0.085301</text:p>
          </table:table-cell>
          <table:table-cell table:formula="of:=[.B2839]-[.C2839]" office:value-type="float" office:value="2.294704" calcext:value-type="float">
            <text:p>2.294704</text:p>
          </table:table-cell>
        </table:table-row>
        <table:table-row table:style-name="ro1">
          <table:table-cell office:value-type="float" office:value="2.367287" calcext:value-type="float">
            <text:p>2.367287</text:p>
          </table:table-cell>
          <table:table-cell office:value-type="float" office:value="2.429086" calcext:value-type="float">
            <text:p>2.429086</text:p>
          </table:table-cell>
          <table:table-cell office:value-type="float" office:value="0.085329" calcext:value-type="float">
            <text:p>0.085329</text:p>
          </table:table-cell>
          <table:table-cell table:formula="of:=[.B2840]-[.C2840]" office:value-type="float" office:value="2.343757" calcext:value-type="float">
            <text:p>2.343757</text:p>
          </table:table-cell>
        </table:table-row>
        <table:table-row table:style-name="ro1">
          <table:table-cell office:value-type="float" office:value="2.418168" calcext:value-type="float">
            <text:p>2.418168</text:p>
          </table:table-cell>
          <table:table-cell office:value-type="float" office:value="2.479968" calcext:value-type="float">
            <text:p>2.479968</text:p>
          </table:table-cell>
          <table:table-cell office:value-type="float" office:value="0.085357" calcext:value-type="float">
            <text:p>0.085357</text:p>
          </table:table-cell>
          <table:table-cell table:formula="of:=[.B2841]-[.C2841]" office:value-type="float" office:value="2.394611" calcext:value-type="float">
            <text:p>2.394611</text:p>
          </table:table-cell>
        </table:table-row>
        <table:table-row table:style-name="ro1">
          <table:table-cell office:value-type="float" office:value="2.468169" calcext:value-type="float">
            <text:p>2.468169</text:p>
          </table:table-cell>
          <table:table-cell office:value-type="float" office:value="2.529969" calcext:value-type="float">
            <text:p>2.529969</text:p>
          </table:table-cell>
          <table:table-cell office:value-type="float" office:value="0.085385" calcext:value-type="float">
            <text:p>0.085385</text:p>
          </table:table-cell>
          <table:table-cell table:formula="of:=[.B2842]-[.C2842]" office:value-type="float" office:value="2.444584" calcext:value-type="float">
            <text:p>2.444584</text:p>
          </table:table-cell>
        </table:table-row>
        <table:table-row table:style-name="ro1">
          <table:table-cell office:value-type="float" office:value="2.517446" calcext:value-type="float">
            <text:p>2.517446</text:p>
          </table:table-cell>
          <table:table-cell office:value-type="float" office:value="2.579246" calcext:value-type="float">
            <text:p>2.579246</text:p>
          </table:table-cell>
          <table:table-cell office:value-type="float" office:value="0.085413" calcext:value-type="float">
            <text:p>0.085413</text:p>
          </table:table-cell>
          <table:table-cell table:formula="of:=[.B2843]-[.C2843]" office:value-type="float" office:value="2.493833" calcext:value-type="float">
            <text:p>2.493833</text:p>
          </table:table-cell>
        </table:table-row>
        <table:table-row table:style-name="ro1">
          <table:table-cell office:value-type="float" office:value="2.565246" calcext:value-type="float">
            <text:p>2.565246</text:p>
          </table:table-cell>
          <table:table-cell office:value-type="float" office:value="2.627045" calcext:value-type="float">
            <text:p>2.627045</text:p>
          </table:table-cell>
          <table:table-cell office:value-type="float" office:value="0.085441" calcext:value-type="float">
            <text:p>0.085441</text:p>
          </table:table-cell>
          <table:table-cell table:formula="of:=[.B2844]-[.C2844]" office:value-type="float" office:value="2.541604" calcext:value-type="float">
            <text:p>2.541604</text:p>
          </table:table-cell>
        </table:table-row>
        <table:table-row table:style-name="ro1">
          <table:table-cell office:value-type="float" office:value="2.614322" calcext:value-type="float">
            <text:p>2.614322</text:p>
          </table:table-cell>
          <table:table-cell office:value-type="float" office:value="2.676121" calcext:value-type="float">
            <text:p>2.676121</text:p>
          </table:table-cell>
          <table:table-cell office:value-type="float" office:value="0.085469" calcext:value-type="float">
            <text:p>0.085469</text:p>
          </table:table-cell>
          <table:table-cell table:formula="of:=[.B2845]-[.C2845]" office:value-type="float" office:value="2.590652" calcext:value-type="float">
            <text:p>2.590652</text:p>
          </table:table-cell>
        </table:table-row>
        <table:table-row table:style-name="ro1">
          <table:table-cell office:value-type="float" office:value="2.663103" calcext:value-type="float">
            <text:p>2.663103</text:p>
          </table:table-cell>
          <table:table-cell office:value-type="float" office:value="2.724903" calcext:value-type="float">
            <text:p>2.724903</text:p>
          </table:table-cell>
          <table:table-cell office:value-type="float" office:value="0.085497" calcext:value-type="float">
            <text:p>0.085497</text:p>
          </table:table-cell>
          <table:table-cell table:formula="of:=[.B2846]-[.C2846]" office:value-type="float" office:value="2.639406" calcext:value-type="float">
            <text:p>2.639406</text:p>
          </table:table-cell>
        </table:table-row>
        <table:table-row table:style-name="ro1">
          <table:table-cell office:value-type="float" office:value="2.711657" calcext:value-type="float">
            <text:p>2.711657</text:p>
          </table:table-cell>
          <table:table-cell office:value-type="float" office:value="2.773456" calcext:value-type="float">
            <text:p>2.773456</text:p>
          </table:table-cell>
          <table:table-cell office:value-type="float" office:value="0.085525" calcext:value-type="float">
            <text:p>0.085525</text:p>
          </table:table-cell>
          <table:table-cell table:formula="of:=[.B2847]-[.C2847]" office:value-type="float" office:value="2.687931" calcext:value-type="float">
            <text:p>2.687931</text:p>
          </table:table-cell>
        </table:table-row>
        <table:table-row table:style-name="ro1">
          <table:table-cell office:value-type="float" office:value="2.759361" calcext:value-type="float">
            <text:p>2.759361</text:p>
          </table:table-cell>
          <table:table-cell office:value-type="float" office:value="2.821161" calcext:value-type="float">
            <text:p>2.821161</text:p>
          </table:table-cell>
          <table:table-cell office:value-type="float" office:value="0.085553" calcext:value-type="float">
            <text:p>0.085553</text:p>
          </table:table-cell>
          <table:table-cell table:formula="of:=[.B2848]-[.C2848]" office:value-type="float" office:value="2.735608" calcext:value-type="float">
            <text:p>2.735608</text:p>
          </table:table-cell>
        </table:table-row>
        <table:table-row table:style-name="ro1">
          <table:table-cell office:value-type="float" office:value="2.807186" calcext:value-type="float">
            <text:p>2.807186</text:p>
          </table:table-cell>
          <table:table-cell office:value-type="float" office:value="2.868986" calcext:value-type="float">
            <text:p>2.868986</text:p>
          </table:table-cell>
          <table:table-cell office:value-type="float" office:value="0.085581" calcext:value-type="float">
            <text:p>0.085581</text:p>
          </table:table-cell>
          <table:table-cell table:formula="of:=[.B2849]-[.C2849]" office:value-type="float" office:value="2.783405" calcext:value-type="float">
            <text:p>2.783405</text:p>
          </table:table-cell>
        </table:table-row>
        <table:table-row table:style-name="ro1">
          <table:table-cell office:value-type="float" office:value="2.854331" calcext:value-type="float">
            <text:p>2.854331</text:p>
          </table:table-cell>
          <table:table-cell office:value-type="float" office:value="2.91613" calcext:value-type="float">
            <text:p>2.91613</text:p>
          </table:table-cell>
          <table:table-cell office:value-type="float" office:value="0.085609" calcext:value-type="float">
            <text:p>0.085609</text:p>
          </table:table-cell>
          <table:table-cell table:formula="of:=[.B2850]-[.C2850]" office:value-type="float" office:value="2.830521" calcext:value-type="float">
            <text:p>2.830521</text:p>
          </table:table-cell>
        </table:table-row>
        <table:table-row table:style-name="ro1">
          <table:table-cell office:value-type="float" office:value="2.901986" calcext:value-type="float">
            <text:p>2.901986</text:p>
          </table:table-cell>
          <table:table-cell office:value-type="float" office:value="2.963785" calcext:value-type="float">
            <text:p>2.963785</text:p>
          </table:table-cell>
          <table:table-cell office:value-type="float" office:value="0.085637" calcext:value-type="float">
            <text:p>0.085637</text:p>
          </table:table-cell>
          <table:table-cell table:formula="of:=[.B2851]-[.C2851]" office:value-type="float" office:value="2.878148" calcext:value-type="float">
            <text:p>2.878148</text:p>
          </table:table-cell>
        </table:table-row>
        <table:table-row table:style-name="ro1">
          <table:table-cell office:value-type="float" office:value="2.951839" calcext:value-type="float">
            <text:p>2.951839</text:p>
          </table:table-cell>
          <table:table-cell office:value-type="float" office:value="3.013638" calcext:value-type="float">
            <text:p>3.013638</text:p>
          </table:table-cell>
          <table:table-cell office:value-type="float" office:value="0.085665" calcext:value-type="float">
            <text:p>0.085665</text:p>
          </table:table-cell>
          <table:table-cell table:formula="of:=[.B2852]-[.C2852]" office:value-type="float" office:value="2.927973" calcext:value-type="float">
            <text:p>2.927973</text:p>
          </table:table-cell>
        </table:table-row>
        <table:table-row table:style-name="ro1">
          <table:table-cell office:value-type="float" office:value="3.000149" calcext:value-type="float">
            <text:p>3.000149</text:p>
          </table:table-cell>
          <table:table-cell office:value-type="float" office:value="3.061948" calcext:value-type="float">
            <text:p>3.061948</text:p>
          </table:table-cell>
          <table:table-cell office:value-type="float" office:value="0.085693" calcext:value-type="float">
            <text:p>0.085693</text:p>
          </table:table-cell>
          <table:table-cell table:formula="of:=[.B2853]-[.C2853]" office:value-type="float" office:value="2.976255" calcext:value-type="float">
            <text:p>2.976255</text:p>
          </table:table-cell>
        </table:table-row>
        <table:table-row table:style-name="ro1">
          <table:table-cell office:value-type="float" office:value="3.04914" calcext:value-type="float">
            <text:p>3.04914</text:p>
          </table:table-cell>
          <table:table-cell office:value-type="float" office:value="3.110939" calcext:value-type="float">
            <text:p>3.110939</text:p>
          </table:table-cell>
          <table:table-cell office:value-type="float" office:value="0.085721" calcext:value-type="float">
            <text:p>0.085721</text:p>
          </table:table-cell>
          <table:table-cell table:formula="of:=[.B2854]-[.C2854]" office:value-type="float" office:value="3.025218" calcext:value-type="float">
            <text:p>3.025218</text:p>
          </table:table-cell>
        </table:table-row>
        <table:table-row table:style-name="ro1">
          <table:table-cell office:value-type="float" office:value="3.100023" calcext:value-type="float">
            <text:p>3.100023</text:p>
          </table:table-cell>
          <table:table-cell office:value-type="float" office:value="-3.121363" calcext:value-type="float">
            <text:p>-3.121363</text:p>
          </table:table-cell>
          <table:table-cell office:value-type="float" office:value="0.085749" calcext:value-type="float">
            <text:p>0.085749</text:p>
          </table:table-cell>
          <table:table-cell table:formula="of:=[.B2855]-[.C2855]" office:value-type="float" office:value="-3.207112" calcext:value-type="float">
            <text:p>-3.207112</text:p>
          </table:table-cell>
        </table:table-row>
        <table:table-row table:style-name="ro1">
          <table:table-cell office:value-type="float" office:value="-3.133775" calcext:value-type="float">
            <text:p>-3.133775</text:p>
          </table:table-cell>
          <table:table-cell office:value-type="float" office:value="-3.071976" calcext:value-type="float">
            <text:p>-3.071976</text:p>
          </table:table-cell>
          <table:table-cell office:value-type="float" office:value="0.085777" calcext:value-type="float">
            <text:p>0.085777</text:p>
          </table:table-cell>
          <table:table-cell table:formula="of:=[.B2856]-[.C2856]" office:value-type="float" office:value="-3.157753" calcext:value-type="float">
            <text:p>-3.157753</text:p>
          </table:table-cell>
        </table:table-row>
        <table:table-row table:style-name="ro1">
          <table:table-cell office:value-type="float" office:value="-3.084415" calcext:value-type="float">
            <text:p>-3.084415</text:p>
          </table:table-cell>
          <table:table-cell office:value-type="float" office:value="-3.022616" calcext:value-type="float">
            <text:p>-3.022616</text:p>
          </table:table-cell>
          <table:table-cell office:value-type="float" office:value="0.085805" calcext:value-type="float">
            <text:p>0.085805</text:p>
          </table:table-cell>
          <table:table-cell table:formula="of:=[.B2857]-[.C2857]" office:value-type="float" office:value="-3.108421" calcext:value-type="float">
            <text:p>-3.108421</text:p>
          </table:table-cell>
        </table:table-row>
        <table:table-row table:style-name="ro1">
          <table:table-cell office:value-type="float" office:value="-3.035672" calcext:value-type="float">
            <text:p>-3.035672</text:p>
          </table:table-cell>
          <table:table-cell office:value-type="float" office:value="-2.973873" calcext:value-type="float">
            <text:p>-2.973873</text:p>
          </table:table-cell>
          <table:table-cell office:value-type="float" office:value="0.085833" calcext:value-type="float">
            <text:p>0.085833</text:p>
          </table:table-cell>
          <table:table-cell table:formula="of:=[.B2858]-[.C2858]" office:value-type="float" office:value="-3.059706" calcext:value-type="float">
            <text:p>-3.059706</text:p>
          </table:table-cell>
        </table:table-row>
        <table:table-row table:style-name="ro1">
          <table:table-cell office:value-type="float" office:value="-2.986375" calcext:value-type="float">
            <text:p>-2.986375</text:p>
          </table:table-cell>
          <table:table-cell office:value-type="float" office:value="-2.924576" calcext:value-type="float">
            <text:p>-2.924576</text:p>
          </table:table-cell>
          <table:table-cell office:value-type="float" office:value="0.085861" calcext:value-type="float">
            <text:p>0.085861</text:p>
          </table:table-cell>
          <table:table-cell table:formula="of:=[.B2859]-[.C2859]" office:value-type="float" office:value="-3.010437" calcext:value-type="float">
            <text:p>-3.010437</text:p>
          </table:table-cell>
        </table:table-row>
        <table:table-row table:style-name="ro1">
          <table:table-cell office:value-type="float" office:value="-2.93795" calcext:value-type="float">
            <text:p>-2.93795</text:p>
          </table:table-cell>
          <table:table-cell office:value-type="float" office:value="-2.876151" calcext:value-type="float">
            <text:p>-2.876151</text:p>
          </table:table-cell>
          <table:table-cell office:value-type="float" office:value="0.085889" calcext:value-type="float">
            <text:p>0.085889</text:p>
          </table:table-cell>
          <table:table-cell table:formula="of:=[.B2860]-[.C2860]" office:value-type="float" office:value="-2.96204" calcext:value-type="float">
            <text:p>-2.96204</text:p>
          </table:table-cell>
        </table:table-row>
        <table:table-row table:style-name="ro1">
          <table:table-cell office:value-type="float" office:value="-2.888825" calcext:value-type="float">
            <text:p>-2.888825</text:p>
          </table:table-cell>
          <table:table-cell office:value-type="float" office:value="-2.827026" calcext:value-type="float">
            <text:p>-2.827026</text:p>
          </table:table-cell>
          <table:table-cell office:value-type="float" office:value="0.085917" calcext:value-type="float">
            <text:p>0.085917</text:p>
          </table:table-cell>
          <table:table-cell table:formula="of:=[.B2861]-[.C2861]" office:value-type="float" office:value="-2.912943" calcext:value-type="float">
            <text:p>-2.912943</text:p>
          </table:table-cell>
        </table:table-row>
        <table:table-row table:style-name="ro1">
          <table:table-cell office:value-type="float" office:value="-2.841088" calcext:value-type="float">
            <text:p>-2.841088</text:p>
          </table:table-cell>
          <table:table-cell office:value-type="float" office:value="-2.779289" calcext:value-type="float">
            <text:p>-2.779289</text:p>
          </table:table-cell>
          <table:table-cell office:value-type="float" office:value="0.085945" calcext:value-type="float">
            <text:p>0.085945</text:p>
          </table:table-cell>
          <table:table-cell table:formula="of:=[.B2862]-[.C2862]" office:value-type="float" office:value="-2.865234" calcext:value-type="float">
            <text:p>-2.865234</text:p>
          </table:table-cell>
        </table:table-row>
        <table:table-row table:style-name="ro1">
          <table:table-cell office:value-type="float" office:value="-2.79392" calcext:value-type="float">
            <text:p>-2.79392</text:p>
          </table:table-cell>
          <table:table-cell office:value-type="float" office:value="-2.732121" calcext:value-type="float">
            <text:p>-2.732121</text:p>
          </table:table-cell>
          <table:table-cell office:value-type="float" office:value="0.085973" calcext:value-type="float">
            <text:p>0.085973</text:p>
          </table:table-cell>
          <table:table-cell table:formula="of:=[.B2863]-[.C2863]" office:value-type="float" office:value="-2.818094" calcext:value-type="float">
            <text:p>-2.818094</text:p>
          </table:table-cell>
        </table:table-row>
        <table:table-row table:style-name="ro1">
          <table:table-cell office:value-type="float" office:value="-2.74704" calcext:value-type="float">
            <text:p>-2.74704</text:p>
          </table:table-cell>
          <table:table-cell office:value-type="float" office:value="-2.685241" calcext:value-type="float">
            <text:p>-2.685241</text:p>
          </table:table-cell>
          <table:table-cell office:value-type="float" office:value="0.086001" calcext:value-type="float">
            <text:p>0.086001</text:p>
          </table:table-cell>
          <table:table-cell table:formula="of:=[.B2864]-[.C2864]" office:value-type="float" office:value="-2.771242" calcext:value-type="float">
            <text:p>-2.771242</text:p>
          </table:table-cell>
        </table:table-row>
        <table:table-row table:style-name="ro1">
          <table:table-cell office:value-type="float" office:value="-2.698914" calcext:value-type="float">
            <text:p>-2.698914</text:p>
          </table:table-cell>
          <table:table-cell office:value-type="float" office:value="-2.637115" calcext:value-type="float">
            <text:p>-2.637115</text:p>
          </table:table-cell>
          <table:table-cell office:value-type="float" office:value="0.086029" calcext:value-type="float">
            <text:p>0.086029</text:p>
          </table:table-cell>
          <table:table-cell table:formula="of:=[.B2865]-[.C2865]" office:value-type="float" office:value="-2.723144" calcext:value-type="float">
            <text:p>-2.723144</text:p>
          </table:table-cell>
        </table:table-row>
        <table:table-row table:style-name="ro1">
          <table:table-cell office:value-type="float" office:value="-2.650474" calcext:value-type="float">
            <text:p>-2.650474</text:p>
          </table:table-cell>
          <table:table-cell office:value-type="float" office:value="-2.588675" calcext:value-type="float">
            <text:p>-2.588675</text:p>
          </table:table-cell>
          <table:table-cell office:value-type="float" office:value="0.086057" calcext:value-type="float">
            <text:p>0.086057</text:p>
          </table:table-cell>
          <table:table-cell table:formula="of:=[.B2866]-[.C2866]" office:value-type="float" office:value="-2.674732" calcext:value-type="float">
            <text:p>-2.674732</text:p>
          </table:table-cell>
        </table:table-row>
        <table:table-row table:style-name="ro1">
          <table:table-cell office:value-type="float" office:value="-2.602123" calcext:value-type="float">
            <text:p>-2.602123</text:p>
          </table:table-cell>
          <table:table-cell office:value-type="float" office:value="-2.540324" calcext:value-type="float">
            <text:p>-2.540324</text:p>
          </table:table-cell>
          <table:table-cell office:value-type="float" office:value="0.086085" calcext:value-type="float">
            <text:p>0.086085</text:p>
          </table:table-cell>
          <table:table-cell table:formula="of:=[.B2867]-[.C2867]" office:value-type="float" office:value="-2.626409" calcext:value-type="float">
            <text:p>-2.626409</text:p>
          </table:table-cell>
        </table:table-row>
        <table:table-row table:style-name="ro1">
          <table:table-cell office:value-type="float" office:value="-2.554053" calcext:value-type="float">
            <text:p>-2.554053</text:p>
          </table:table-cell>
          <table:table-cell office:value-type="float" office:value="-2.492254" calcext:value-type="float">
            <text:p>-2.492254</text:p>
          </table:table-cell>
          <table:table-cell office:value-type="float" office:value="0.086113" calcext:value-type="float">
            <text:p>0.086113</text:p>
          </table:table-cell>
          <table:table-cell table:formula="of:=[.B2868]-[.C2868]" office:value-type="float" office:value="-2.578367" calcext:value-type="float">
            <text:p>-2.578367</text:p>
          </table:table-cell>
        </table:table-row>
        <table:table-row table:style-name="ro1">
          <table:table-cell office:value-type="float" office:value="-2.505224" calcext:value-type="float">
            <text:p>-2.505224</text:p>
          </table:table-cell>
          <table:table-cell office:value-type="float" office:value="-2.443425" calcext:value-type="float">
            <text:p>-2.443425</text:p>
          </table:table-cell>
          <table:table-cell office:value-type="float" office:value="0.086141" calcext:value-type="float">
            <text:p>0.086141</text:p>
          </table:table-cell>
          <table:table-cell table:formula="of:=[.B2869]-[.C2869]" office:value-type="float" office:value="-2.529566" calcext:value-type="float">
            <text:p>-2.529566</text:p>
          </table:table-cell>
        </table:table-row>
        <table:table-row table:style-name="ro1">
          <table:table-cell office:value-type="float" office:value="-2.456835" calcext:value-type="float">
            <text:p>-2.456835</text:p>
          </table:table-cell>
          <table:table-cell office:value-type="float" office:value="-2.395036" calcext:value-type="float">
            <text:p>-2.395036</text:p>
          </table:table-cell>
          <table:table-cell office:value-type="float" office:value="0.086169" calcext:value-type="float">
            <text:p>0.086169</text:p>
          </table:table-cell>
          <table:table-cell table:formula="of:=[.B2870]-[.C2870]" office:value-type="float" office:value="-2.481205" calcext:value-type="float">
            <text:p>-2.481205</text:p>
          </table:table-cell>
        </table:table-row>
        <table:table-row table:style-name="ro1">
          <table:table-cell office:value-type="float" office:value="-2.407536" calcext:value-type="float">
            <text:p>-2.407536</text:p>
          </table:table-cell>
          <table:table-cell office:value-type="float" office:value="-2.345737" calcext:value-type="float">
            <text:p>-2.345737</text:p>
          </table:table-cell>
          <table:table-cell office:value-type="float" office:value="0.086197" calcext:value-type="float">
            <text:p>0.086197</text:p>
          </table:table-cell>
          <table:table-cell table:formula="of:=[.B2871]-[.C2871]" office:value-type="float" office:value="-2.431934" calcext:value-type="float">
            <text:p>-2.431934</text:p>
          </table:table-cell>
        </table:table-row>
        <table:table-row table:style-name="ro1">
          <table:table-cell office:value-type="float" office:value="-2.358046" calcext:value-type="float">
            <text:p>-2.358046</text:p>
          </table:table-cell>
          <table:table-cell office:value-type="float" office:value="-2.296247" calcext:value-type="float">
            <text:p>-2.296247</text:p>
          </table:table-cell>
          <table:table-cell office:value-type="float" office:value="0.086225" calcext:value-type="float">
            <text:p>0.086225</text:p>
          </table:table-cell>
          <table:table-cell table:formula="of:=[.B2872]-[.C2872]" office:value-type="float" office:value="-2.382472" calcext:value-type="float">
            <text:p>-2.382472</text:p>
          </table:table-cell>
        </table:table-row>
        <table:table-row table:style-name="ro1">
          <table:table-cell office:value-type="float" office:value="-2.308635" calcext:value-type="float">
            <text:p>-2.308635</text:p>
          </table:table-cell>
          <table:table-cell office:value-type="float" office:value="-2.246836" calcext:value-type="float">
            <text:p>-2.246836</text:p>
          </table:table-cell>
          <table:table-cell office:value-type="float" office:value="0.086253" calcext:value-type="float">
            <text:p>0.086253</text:p>
          </table:table-cell>
          <table:table-cell table:formula="of:=[.B2873]-[.C2873]" office:value-type="float" office:value="-2.333089" calcext:value-type="float">
            <text:p>-2.333089</text:p>
          </table:table-cell>
        </table:table-row>
        <table:table-row table:style-name="ro1">
          <table:table-cell office:value-type="float" office:value="-2.259487" calcext:value-type="float">
            <text:p>-2.259487</text:p>
          </table:table-cell>
          <table:table-cell office:value-type="float" office:value="-2.197688" calcext:value-type="float">
            <text:p>-2.197688</text:p>
          </table:table-cell>
          <table:table-cell office:value-type="float" office:value="0.086281" calcext:value-type="float">
            <text:p>0.086281</text:p>
          </table:table-cell>
          <table:table-cell table:formula="of:=[.B2874]-[.C2874]" office:value-type="float" office:value="-2.283969" calcext:value-type="float">
            <text:p>-2.283969</text:p>
          </table:table-cell>
        </table:table-row>
        <table:table-row table:style-name="ro1">
          <table:table-cell office:value-type="float" office:value="-2.21055" calcext:value-type="float">
            <text:p>-2.21055</text:p>
          </table:table-cell>
          <table:table-cell office:value-type="float" office:value="-2.148751" calcext:value-type="float">
            <text:p>-2.148751</text:p>
          </table:table-cell>
          <table:table-cell office:value-type="float" office:value="0.086309" calcext:value-type="float">
            <text:p>0.086309</text:p>
          </table:table-cell>
          <table:table-cell table:formula="of:=[.B2875]-[.C2875]" office:value-type="float" office:value="-2.23506" calcext:value-type="float">
            <text:p>-2.23506</text:p>
          </table:table-cell>
        </table:table-row>
        <table:table-row table:style-name="ro1">
          <table:table-cell office:value-type="float" office:value="-2.162565" calcext:value-type="float">
            <text:p>-2.162565</text:p>
          </table:table-cell>
          <table:table-cell office:value-type="float" office:value="-2.100766" calcext:value-type="float">
            <text:p>-2.100766</text:p>
          </table:table-cell>
          <table:table-cell office:value-type="float" office:value="0.086337" calcext:value-type="float">
            <text:p>0.086337</text:p>
          </table:table-cell>
          <table:table-cell table:formula="of:=[.B2876]-[.C2876]" office:value-type="float" office:value="-2.187103" calcext:value-type="float">
            <text:p>-2.187103</text:p>
          </table:table-cell>
        </table:table-row>
        <table:table-row table:style-name="ro1">
          <table:table-cell office:value-type="float" office:value="-2.11323" calcext:value-type="float">
            <text:p>-2.11323</text:p>
          </table:table-cell>
          <table:table-cell office:value-type="float" office:value="-2.05143" calcext:value-type="float">
            <text:p>-2.05143</text:p>
          </table:table-cell>
          <table:table-cell office:value-type="float" office:value="0.086365" calcext:value-type="float">
            <text:p>0.086365</text:p>
          </table:table-cell>
          <table:table-cell table:formula="of:=[.B2877]-[.C2877]" office:value-type="float" office:value="-2.137795" calcext:value-type="float">
            <text:p>-2.137795</text:p>
          </table:table-cell>
        </table:table-row>
        <table:table-row table:style-name="ro1">
          <table:table-cell office:value-type="float" office:value="-2.063033" calcext:value-type="float">
            <text:p>-2.063033</text:p>
          </table:table-cell>
          <table:table-cell office:value-type="float" office:value="-2.001234" calcext:value-type="float">
            <text:p>-2.001234</text:p>
          </table:table-cell>
          <table:table-cell office:value-type="float" office:value="0.086393" calcext:value-type="float">
            <text:p>0.086393</text:p>
          </table:table-cell>
          <table:table-cell table:formula="of:=[.B2878]-[.C2878]" office:value-type="float" office:value="-2.087627" calcext:value-type="float">
            <text:p>-2.087627</text:p>
          </table:table-cell>
        </table:table-row>
        <table:table-row table:style-name="ro1">
          <table:table-cell office:value-type="float" office:value="-2.013457" calcext:value-type="float">
            <text:p>-2.013457</text:p>
          </table:table-cell>
          <table:table-cell office:value-type="float" office:value="-1.951658" calcext:value-type="float">
            <text:p>-1.951658</text:p>
          </table:table-cell>
          <table:table-cell office:value-type="float" office:value="0.086421" calcext:value-type="float">
            <text:p>0.086421</text:p>
          </table:table-cell>
          <table:table-cell table:formula="of:=[.B2879]-[.C2879]" office:value-type="float" office:value="-2.038079" calcext:value-type="float">
            <text:p>-2.038079</text:p>
          </table:table-cell>
        </table:table-row>
        <table:table-row table:style-name="ro1">
          <table:table-cell office:value-type="float" office:value="-1.963433" calcext:value-type="float">
            <text:p>-1.963433</text:p>
          </table:table-cell>
          <table:table-cell office:value-type="float" office:value="-1.901634" calcext:value-type="float">
            <text:p>-1.901634</text:p>
          </table:table-cell>
          <table:table-cell office:value-type="float" office:value="0.086449" calcext:value-type="float">
            <text:p>0.086449</text:p>
          </table:table-cell>
          <table:table-cell table:formula="of:=[.B2880]-[.C2880]" office:value-type="float" office:value="-1.988083" calcext:value-type="float">
            <text:p>-1.988083</text:p>
          </table:table-cell>
        </table:table-row>
        <table:table-row table:style-name="ro1">
          <table:table-cell office:value-type="float" office:value="-1.912142" calcext:value-type="float">
            <text:p>-1.912142</text:p>
          </table:table-cell>
          <table:table-cell office:value-type="float" office:value="-1.850343" calcext:value-type="float">
            <text:p>-1.850343</text:p>
          </table:table-cell>
          <table:table-cell office:value-type="float" office:value="0.086477" calcext:value-type="float">
            <text:p>0.086477</text:p>
          </table:table-cell>
          <table:table-cell table:formula="of:=[.B2881]-[.C2881]" office:value-type="float" office:value="-1.93682" calcext:value-type="float">
            <text:p>-1.93682</text:p>
          </table:table-cell>
        </table:table-row>
        <table:table-row table:style-name="ro1">
          <table:table-cell office:value-type="float" office:value="-1.861416" calcext:value-type="float">
            <text:p>-1.861416</text:p>
          </table:table-cell>
          <table:table-cell office:value-type="float" office:value="-1.799617" calcext:value-type="float">
            <text:p>-1.799617</text:p>
          </table:table-cell>
          <table:table-cell office:value-type="float" office:value="0.086505" calcext:value-type="float">
            <text:p>0.086505</text:p>
          </table:table-cell>
          <table:table-cell table:formula="of:=[.B2882]-[.C2882]" office:value-type="float" office:value="-1.886122" calcext:value-type="float">
            <text:p>-1.886122</text:p>
          </table:table-cell>
        </table:table-row>
        <table:table-row table:style-name="ro1">
          <table:table-cell office:value-type="float" office:value="-1.809011" calcext:value-type="float">
            <text:p>-1.809011</text:p>
          </table:table-cell>
          <table:table-cell office:value-type="float" office:value="-1.747212" calcext:value-type="float">
            <text:p>-1.747212</text:p>
          </table:table-cell>
          <table:table-cell office:value-type="float" office:value="0.086533" calcext:value-type="float">
            <text:p>0.086533</text:p>
          </table:table-cell>
          <table:table-cell table:formula="of:=[.B2883]-[.C2883]" office:value-type="float" office:value="-1.833745" calcext:value-type="float">
            <text:p>-1.833745</text:p>
          </table:table-cell>
        </table:table-row>
        <table:table-row table:style-name="ro1">
          <table:table-cell office:value-type="float" office:value="-1.757416" calcext:value-type="float">
            <text:p>-1.757416</text:p>
          </table:table-cell>
          <table:table-cell office:value-type="float" office:value="-1.695617" calcext:value-type="float">
            <text:p>-1.695617</text:p>
          </table:table-cell>
          <table:table-cell office:value-type="float" office:value="0.086561" calcext:value-type="float">
            <text:p>0.086561</text:p>
          </table:table-cell>
          <table:table-cell table:formula="of:=[.B2884]-[.C2884]" office:value-type="float" office:value="-1.782178" calcext:value-type="float">
            <text:p>-1.782178</text:p>
          </table:table-cell>
        </table:table-row>
        <table:table-row table:style-name="ro1">
          <table:table-cell office:value-type="float" office:value="-1.705828" calcext:value-type="float">
            <text:p>-1.705828</text:p>
          </table:table-cell>
          <table:table-cell office:value-type="float" office:value="-1.644029" calcext:value-type="float">
            <text:p>-1.644029</text:p>
          </table:table-cell>
          <table:table-cell office:value-type="float" office:value="0.086589" calcext:value-type="float">
            <text:p>0.086589</text:p>
          </table:table-cell>
          <table:table-cell table:formula="of:=[.B2885]-[.C2885]" office:value-type="float" office:value="-1.730618" calcext:value-type="float">
            <text:p>-1.730618</text:p>
          </table:table-cell>
        </table:table-row>
        <table:table-row table:style-name="ro1">
          <table:table-cell office:value-type="float" office:value="-1.654808" calcext:value-type="float">
            <text:p>-1.654808</text:p>
          </table:table-cell>
          <table:table-cell office:value-type="float" office:value="-1.593009" calcext:value-type="float">
            <text:p>-1.593009</text:p>
          </table:table-cell>
          <table:table-cell office:value-type="float" office:value="0.086617" calcext:value-type="float">
            <text:p>0.086617</text:p>
          </table:table-cell>
          <table:table-cell table:formula="of:=[.B2886]-[.C2886]" office:value-type="float" office:value="-1.679626" calcext:value-type="float">
            <text:p>-1.679626</text:p>
          </table:table-cell>
        </table:table-row>
        <table:table-row table:style-name="ro1">
          <table:table-cell office:value-type="float" office:value="-1.604499" calcext:value-type="float">
            <text:p>-1.604499</text:p>
          </table:table-cell>
          <table:table-cell office:value-type="float" office:value="-1.5427" calcext:value-type="float">
            <text:p>-1.5427</text:p>
          </table:table-cell>
          <table:table-cell office:value-type="float" office:value="0.086645" calcext:value-type="float">
            <text:p>0.086645</text:p>
          </table:table-cell>
          <table:table-cell table:formula="of:=[.B2887]-[.C2887]" office:value-type="float" office:value="-1.629345" calcext:value-type="float">
            <text:p>-1.629345</text:p>
          </table:table-cell>
        </table:table-row>
        <table:table-row table:style-name="ro1">
          <table:table-cell office:value-type="float" office:value="-1.554676" calcext:value-type="float">
            <text:p>-1.554676</text:p>
          </table:table-cell>
          <table:table-cell office:value-type="float" office:value="-1.492877" calcext:value-type="float">
            <text:p>-1.492877</text:p>
          </table:table-cell>
          <table:table-cell office:value-type="float" office:value="0.086673" calcext:value-type="float">
            <text:p>0.086673</text:p>
          </table:table-cell>
          <table:table-cell table:formula="of:=[.B2888]-[.C2888]" office:value-type="float" office:value="-1.57955" calcext:value-type="float">
            <text:p>-1.57955</text:p>
          </table:table-cell>
        </table:table-row>
        <table:table-row table:style-name="ro1">
          <table:table-cell office:value-type="float" office:value="-1.505423" calcext:value-type="float">
            <text:p>-1.505423</text:p>
          </table:table-cell>
          <table:table-cell office:value-type="float" office:value="-1.443624" calcext:value-type="float">
            <text:p>-1.443624</text:p>
          </table:table-cell>
          <table:table-cell office:value-type="float" office:value="0.086701" calcext:value-type="float">
            <text:p>0.086701</text:p>
          </table:table-cell>
          <table:table-cell table:formula="of:=[.B2889]-[.C2889]" office:value-type="float" office:value="-1.530325" calcext:value-type="float">
            <text:p>-1.530325</text:p>
          </table:table-cell>
        </table:table-row>
        <table:table-row table:style-name="ro1">
          <table:table-cell office:value-type="float" office:value="-1.456115" calcext:value-type="float">
            <text:p>-1.456115</text:p>
          </table:table-cell>
          <table:table-cell office:value-type="float" office:value="-1.394315" calcext:value-type="float">
            <text:p>-1.394315</text:p>
          </table:table-cell>
          <table:table-cell office:value-type="float" office:value="0.086729" calcext:value-type="float">
            <text:p>0.086729</text:p>
          </table:table-cell>
          <table:table-cell table:formula="of:=[.B2890]-[.C2890]" office:value-type="float" office:value="-1.481044" calcext:value-type="float">
            <text:p>-1.481044</text:p>
          </table:table-cell>
        </table:table-row>
        <table:table-row table:style-name="ro1">
          <table:table-cell office:value-type="float" office:value="-1.407295" calcext:value-type="float">
            <text:p>-1.407295</text:p>
          </table:table-cell>
          <table:table-cell office:value-type="float" office:value="-1.345496" calcext:value-type="float">
            <text:p>-1.345496</text:p>
          </table:table-cell>
          <table:table-cell office:value-type="float" office:value="0.086757" calcext:value-type="float">
            <text:p>0.086757</text:p>
          </table:table-cell>
          <table:table-cell table:formula="of:=[.B2891]-[.C2891]" office:value-type="float" office:value="-1.432253" calcext:value-type="float">
            <text:p>-1.432253</text:p>
          </table:table-cell>
        </table:table-row>
        <table:table-row table:style-name="ro1">
          <table:table-cell office:value-type="float" office:value="-1.357859" calcext:value-type="float">
            <text:p>-1.357859</text:p>
          </table:table-cell>
          <table:table-cell office:value-type="float" office:value="-1.29606" calcext:value-type="float">
            <text:p>-1.29606</text:p>
          </table:table-cell>
          <table:table-cell office:value-type="float" office:value="0.086785" calcext:value-type="float">
            <text:p>0.086785</text:p>
          </table:table-cell>
          <table:table-cell table:formula="of:=[.B2892]-[.C2892]" office:value-type="float" office:value="-1.382845" calcext:value-type="float">
            <text:p>-1.382845</text:p>
          </table:table-cell>
        </table:table-row>
        <table:table-row table:style-name="ro1">
          <table:table-cell office:value-type="float" office:value="-1.307358" calcext:value-type="float">
            <text:p>-1.307358</text:p>
          </table:table-cell>
          <table:table-cell office:value-type="float" office:value="-1.245559" calcext:value-type="float">
            <text:p>-1.245559</text:p>
          </table:table-cell>
          <table:table-cell office:value-type="float" office:value="0.086813" calcext:value-type="float">
            <text:p>0.086813</text:p>
          </table:table-cell>
          <table:table-cell table:formula="of:=[.B2893]-[.C2893]" office:value-type="float" office:value="-1.332372" calcext:value-type="float">
            <text:p>-1.332372</text:p>
          </table:table-cell>
        </table:table-row>
        <table:table-row table:style-name="ro1">
          <table:table-cell office:value-type="float" office:value="-1.261359" calcext:value-type="float">
            <text:p>-1.261359</text:p>
          </table:table-cell>
          <table:table-cell office:value-type="float" office:value="-1.19956" calcext:value-type="float">
            <text:p>-1.19956</text:p>
          </table:table-cell>
          <table:table-cell office:value-type="float" office:value="0.086841" calcext:value-type="float">
            <text:p>0.086841</text:p>
          </table:table-cell>
          <table:table-cell table:formula="of:=[.B2894]-[.C2894]" office:value-type="float" office:value="-1.286401" calcext:value-type="float">
            <text:p>-1.286401</text:p>
          </table:table-cell>
        </table:table-row>
        <table:table-row table:style-name="ro1">
          <table:table-cell office:value-type="float" office:value="-1.21553" calcext:value-type="float">
            <text:p>-1.21553</text:p>
          </table:table-cell>
          <table:table-cell office:value-type="float" office:value="-1.153731" calcext:value-type="float">
            <text:p>-1.153731</text:p>
          </table:table-cell>
          <table:table-cell office:value-type="float" office:value="0.086869" calcext:value-type="float">
            <text:p>0.086869</text:p>
          </table:table-cell>
          <table:table-cell table:formula="of:=[.B2895]-[.C2895]" office:value-type="float" office:value="-1.2406" calcext:value-type="float">
            <text:p>-1.2406</text:p>
          </table:table-cell>
        </table:table-row>
        <table:table-row table:style-name="ro1">
          <table:table-cell office:value-type="float" office:value="-1.168095" calcext:value-type="float">
            <text:p>-1.168095</text:p>
          </table:table-cell>
          <table:table-cell office:value-type="float" office:value="-1.106296" calcext:value-type="float">
            <text:p>-1.106296</text:p>
          </table:table-cell>
          <table:table-cell office:value-type="float" office:value="0.086897" calcext:value-type="float">
            <text:p>0.086897</text:p>
          </table:table-cell>
          <table:table-cell table:formula="of:=[.B2896]-[.C2896]" office:value-type="float" office:value="-1.193193" calcext:value-type="float">
            <text:p>-1.193193</text:p>
          </table:table-cell>
        </table:table-row>
        <table:table-row table:style-name="ro1">
          <table:table-cell office:value-type="float" office:value="-1.11997" calcext:value-type="float">
            <text:p>-1.11997</text:p>
          </table:table-cell>
          <table:table-cell office:value-type="float" office:value="-1.058171" calcext:value-type="float">
            <text:p>-1.058171</text:p>
          </table:table-cell>
          <table:table-cell office:value-type="float" office:value="0.086925" calcext:value-type="float">
            <text:p>0.086925</text:p>
          </table:table-cell>
          <table:table-cell table:formula="of:=[.B2897]-[.C2897]" office:value-type="float" office:value="-1.145096" calcext:value-type="float">
            <text:p>-1.145096</text:p>
          </table:table-cell>
        </table:table-row>
        <table:table-row table:style-name="ro1">
          <table:table-cell office:value-type="float" office:value="-1.071465" calcext:value-type="float">
            <text:p>-1.071465</text:p>
          </table:table-cell>
          <table:table-cell office:value-type="float" office:value="-1.009665" calcext:value-type="float">
            <text:p>-1.009665</text:p>
          </table:table-cell>
          <table:table-cell office:value-type="float" office:value="0.086953" calcext:value-type="float">
            <text:p>0.086953</text:p>
          </table:table-cell>
          <table:table-cell table:formula="of:=[.B2898]-[.C2898]" office:value-type="float" office:value="-1.096618" calcext:value-type="float">
            <text:p>-1.096618</text:p>
          </table:table-cell>
        </table:table-row>
        <table:table-row table:style-name="ro1">
          <table:table-cell office:value-type="float" office:value="-1.022968" calcext:value-type="float">
            <text:p>-1.022968</text:p>
          </table:table-cell>
          <table:table-cell office:value-type="float" office:value="-0.961169" calcext:value-type="float">
            <text:p>-0.961169</text:p>
          </table:table-cell>
          <table:table-cell office:value-type="float" office:value="0.086981" calcext:value-type="float">
            <text:p>0.086981</text:p>
          </table:table-cell>
          <table:table-cell table:formula="of:=[.B2899]-[.C2899]" office:value-type="float" office:value="-1.04815" calcext:value-type="float">
            <text:p>-1.04815</text:p>
          </table:table-cell>
        </table:table-row>
        <table:table-row table:style-name="ro1">
          <table:table-cell office:value-type="float" office:value="-0.975744" calcext:value-type="float">
            <text:p>-0.975744</text:p>
          </table:table-cell>
          <table:table-cell office:value-type="float" office:value="-0.913945" calcext:value-type="float">
            <text:p>-0.913945</text:p>
          </table:table-cell>
          <table:table-cell office:value-type="float" office:value="0.087009" calcext:value-type="float">
            <text:p>0.087009</text:p>
          </table:table-cell>
          <table:table-cell table:formula="of:=[.B2900]-[.C2900]" office:value-type="float" office:value="-1.000954" calcext:value-type="float">
            <text:p>-1.000954</text:p>
          </table:table-cell>
        </table:table-row>
        <table:table-row table:style-name="ro1">
          <table:table-cell office:value-type="float" office:value="-0.928116" calcext:value-type="float">
            <text:p>-0.928116</text:p>
          </table:table-cell>
          <table:table-cell office:value-type="float" office:value="-0.866317" calcext:value-type="float">
            <text:p>-0.866317</text:p>
          </table:table-cell>
          <table:table-cell office:value-type="float" office:value="0.087037" calcext:value-type="float">
            <text:p>0.087037</text:p>
          </table:table-cell>
          <table:table-cell table:formula="of:=[.B2901]-[.C2901]" office:value-type="float" office:value="-0.953354" calcext:value-type="float">
            <text:p>-0.953354</text:p>
          </table:table-cell>
        </table:table-row>
        <table:table-row table:style-name="ro1">
          <table:table-cell office:value-type="float" office:value="-0.879728" calcext:value-type="float">
            <text:p>-0.879728</text:p>
          </table:table-cell>
          <table:table-cell office:value-type="float" office:value="-0.817929" calcext:value-type="float">
            <text:p>-0.817929</text:p>
          </table:table-cell>
          <table:table-cell office:value-type="float" office:value="0.087065" calcext:value-type="float">
            <text:p>0.087065</text:p>
          </table:table-cell>
          <table:table-cell table:formula="of:=[.B2902]-[.C2902]" office:value-type="float" office:value="-0.904994" calcext:value-type="float">
            <text:p>-0.904994</text:p>
          </table:table-cell>
        </table:table-row>
        <table:table-row table:style-name="ro1">
          <table:table-cell office:value-type="float" office:value="-0.831043" calcext:value-type="float">
            <text:p>-0.831043</text:p>
          </table:table-cell>
          <table:table-cell office:value-type="float" office:value="-0.769244" calcext:value-type="float">
            <text:p>-0.769244</text:p>
          </table:table-cell>
          <table:table-cell office:value-type="float" office:value="0.087093" calcext:value-type="float">
            <text:p>0.087093</text:p>
          </table:table-cell>
          <table:table-cell table:formula="of:=[.B2903]-[.C2903]" office:value-type="float" office:value="-0.856337" calcext:value-type="float">
            <text:p>-0.856337</text:p>
          </table:table-cell>
        </table:table-row>
        <table:table-row table:style-name="ro1">
          <table:table-cell office:value-type="float" office:value="-0.781499" calcext:value-type="float">
            <text:p>-0.781499</text:p>
          </table:table-cell>
          <table:table-cell office:value-type="float" office:value="-0.7197" calcext:value-type="float">
            <text:p>-0.7197</text:p>
          </table:table-cell>
          <table:table-cell office:value-type="float" office:value="0.087121" calcext:value-type="float">
            <text:p>0.087121</text:p>
          </table:table-cell>
          <table:table-cell table:formula="of:=[.B2904]-[.C2904]" office:value-type="float" office:value="-0.806821" calcext:value-type="float">
            <text:p>-0.806821</text:p>
          </table:table-cell>
        </table:table-row>
        <table:table-row table:style-name="ro1">
          <table:table-cell office:value-type="float" office:value="-0.732146" calcext:value-type="float">
            <text:p>-0.732146</text:p>
          </table:table-cell>
          <table:table-cell office:value-type="float" office:value="-0.670347" calcext:value-type="float">
            <text:p>-0.670347</text:p>
          </table:table-cell>
          <table:table-cell office:value-type="float" office:value="0.087149" calcext:value-type="float">
            <text:p>0.087149</text:p>
          </table:table-cell>
          <table:table-cell table:formula="of:=[.B2905]-[.C2905]" office:value-type="float" office:value="-0.757496" calcext:value-type="float">
            <text:p>-0.757496</text:p>
          </table:table-cell>
        </table:table-row>
        <table:table-row table:style-name="ro1">
          <table:table-cell office:value-type="float" office:value="-0.682293" calcext:value-type="float">
            <text:p>-0.682293</text:p>
          </table:table-cell>
          <table:table-cell office:value-type="float" office:value="-0.620494" calcext:value-type="float">
            <text:p>-0.620494</text:p>
          </table:table-cell>
          <table:table-cell office:value-type="float" office:value="0.087177" calcext:value-type="float">
            <text:p>0.087177</text:p>
          </table:table-cell>
          <table:table-cell table:formula="of:=[.B2906]-[.C2906]" office:value-type="float" office:value="-0.707671" calcext:value-type="float">
            <text:p>-0.707671</text:p>
          </table:table-cell>
        </table:table-row>
        <table:table-row table:style-name="ro1">
          <table:table-cell office:value-type="float" office:value="-0.631819" calcext:value-type="float">
            <text:p>-0.631819</text:p>
          </table:table-cell>
          <table:table-cell office:value-type="float" office:value="-0.57002" calcext:value-type="float">
            <text:p>-0.57002</text:p>
          </table:table-cell>
          <table:table-cell office:value-type="float" office:value="0.087205" calcext:value-type="float">
            <text:p>0.087205</text:p>
          </table:table-cell>
          <table:table-cell table:formula="of:=[.B2907]-[.C2907]" office:value-type="float" office:value="-0.657225" calcext:value-type="float">
            <text:p>-0.657225</text:p>
          </table:table-cell>
        </table:table-row>
        <table:table-row table:style-name="ro1">
          <table:table-cell office:value-type="float" office:value="-0.581767" calcext:value-type="float">
            <text:p>-0.581767</text:p>
          </table:table-cell>
          <table:table-cell office:value-type="float" office:value="-0.519968" calcext:value-type="float">
            <text:p>-0.519968</text:p>
          </table:table-cell>
          <table:table-cell office:value-type="float" office:value="0.087233" calcext:value-type="float">
            <text:p>0.087233</text:p>
          </table:table-cell>
          <table:table-cell table:formula="of:=[.B2908]-[.C2908]" office:value-type="float" office:value="-0.607201" calcext:value-type="float">
            <text:p>-0.607201</text:p>
          </table:table-cell>
        </table:table-row>
        <table:table-row table:style-name="ro1">
          <table:table-cell office:value-type="float" office:value="-0.531155" calcext:value-type="float">
            <text:p>-0.531155</text:p>
          </table:table-cell>
          <table:table-cell office:value-type="float" office:value="-0.469356" calcext:value-type="float">
            <text:p>-0.469356</text:p>
          </table:table-cell>
          <table:table-cell office:value-type="float" office:value="0.087261" calcext:value-type="float">
            <text:p>0.087261</text:p>
          </table:table-cell>
          <table:table-cell table:formula="of:=[.B2909]-[.C2909]" office:value-type="float" office:value="-0.556617" calcext:value-type="float">
            <text:p>-0.556617</text:p>
          </table:table-cell>
        </table:table-row>
        <table:table-row table:style-name="ro1">
          <table:table-cell office:value-type="float" office:value="-0.481043" calcext:value-type="float">
            <text:p>-0.481043</text:p>
          </table:table-cell>
          <table:table-cell office:value-type="float" office:value="-0.419244" calcext:value-type="float">
            <text:p>-0.419244</text:p>
          </table:table-cell>
          <table:table-cell office:value-type="float" office:value="0.087289" calcext:value-type="float">
            <text:p>0.087289</text:p>
          </table:table-cell>
          <table:table-cell table:formula="of:=[.B2910]-[.C2910]" office:value-type="float" office:value="-0.506533" calcext:value-type="float">
            <text:p>-0.506533</text:p>
          </table:table-cell>
        </table:table-row>
        <table:table-row table:style-name="ro1">
          <table:table-cell office:value-type="float" office:value="-0.43182" calcext:value-type="float">
            <text:p>-0.43182</text:p>
          </table:table-cell>
          <table:table-cell office:value-type="float" office:value="-0.370021" calcext:value-type="float">
            <text:p>-0.370021</text:p>
          </table:table-cell>
          <table:table-cell office:value-type="float" office:value="0.087317" calcext:value-type="float">
            <text:p>0.087317</text:p>
          </table:table-cell>
          <table:table-cell table:formula="of:=[.B2911]-[.C2911]" office:value-type="float" office:value="-0.457338" calcext:value-type="float">
            <text:p>-0.457338</text:p>
          </table:table-cell>
        </table:table-row>
        <table:table-row table:style-name="ro1">
          <table:table-cell office:value-type="float" office:value="-0.383234" calcext:value-type="float">
            <text:p>-0.383234</text:p>
          </table:table-cell>
          <table:table-cell office:value-type="float" office:value="-0.321435" calcext:value-type="float">
            <text:p>-0.321435</text:p>
          </table:table-cell>
          <table:table-cell office:value-type="float" office:value="0.087345" calcext:value-type="float">
            <text:p>0.087345</text:p>
          </table:table-cell>
          <table:table-cell table:formula="of:=[.B2912]-[.C2912]" office:value-type="float" office:value="-0.40878" calcext:value-type="float">
            <text:p>-0.40878</text:p>
          </table:table-cell>
        </table:table-row>
        <table:table-row table:style-name="ro1">
          <table:table-cell office:value-type="float" office:value="-0.335755" calcext:value-type="float">
            <text:p>-0.335755</text:p>
          </table:table-cell>
          <table:table-cell office:value-type="float" office:value="-0.273956" calcext:value-type="float">
            <text:p>-0.273956</text:p>
          </table:table-cell>
          <table:table-cell office:value-type="float" office:value="0.087373" calcext:value-type="float">
            <text:p>0.087373</text:p>
          </table:table-cell>
          <table:table-cell table:formula="of:=[.B2913]-[.C2913]" office:value-type="float" office:value="-0.361329" calcext:value-type="float">
            <text:p>-0.361329</text:p>
          </table:table-cell>
        </table:table-row>
        <table:table-row table:style-name="ro1">
          <table:table-cell office:value-type="float" office:value="-0.30178" calcext:value-type="float">
            <text:p>-0.30178</text:p>
          </table:table-cell>
          <table:table-cell office:value-type="float" office:value="-0.239981" calcext:value-type="float">
            <text:p>-0.239981</text:p>
          </table:table-cell>
          <table:table-cell office:value-type="float" office:value="0.087401" calcext:value-type="float">
            <text:p>0.087401</text:p>
          </table:table-cell>
          <table:table-cell table:formula="of:=[.B2914]-[.C2914]" office:value-type="float" office:value="-0.327382" calcext:value-type="float">
            <text:p>-0.327382</text:p>
          </table:table-cell>
        </table:table-row>
        <table:table-row table:style-name="ro1">
          <table:table-cell office:value-type="float" office:value="-0.27495" calcext:value-type="float">
            <text:p>-0.27495</text:p>
          </table:table-cell>
          <table:table-cell office:value-type="float" office:value="-0.213151" calcext:value-type="float">
            <text:p>-0.213151</text:p>
          </table:table-cell>
          <table:table-cell office:value-type="float" office:value="0.087429" calcext:value-type="float">
            <text:p>0.087429</text:p>
          </table:table-cell>
          <table:table-cell table:formula="of:=[.B2915]-[.C2915]" office:value-type="float" office:value="-0.30058" calcext:value-type="float">
            <text:p>-0.30058</text:p>
          </table:table-cell>
        </table:table-row>
        <table:table-row table:style-name="ro1">
          <table:table-cell office:value-type="float" office:value="-0.26021" calcext:value-type="float">
            <text:p>-0.26021</text:p>
          </table:table-cell>
          <table:table-cell office:value-type="float" office:value="-0.198411" calcext:value-type="float">
            <text:p>-0.198411</text:p>
          </table:table-cell>
          <table:table-cell office:value-type="float" office:value="0.087457" calcext:value-type="float">
            <text:p>0.087457</text:p>
          </table:table-cell>
          <table:table-cell table:formula="of:=[.B2916]-[.C2916]" office:value-type="float" office:value="-0.285868" calcext:value-type="float">
            <text:p>-0.285868</text:p>
          </table:table-cell>
        </table:table-row>
        <table:table-row table:style-name="ro1">
          <table:table-cell office:value-type="float" office:value="-0.253359" calcext:value-type="float">
            <text:p>-0.253359</text:p>
          </table:table-cell>
          <table:table-cell office:value-type="float" office:value="-0.19156" calcext:value-type="float">
            <text:p>-0.19156</text:p>
          </table:table-cell>
          <table:table-cell office:value-type="float" office:value="0.087485" calcext:value-type="float">
            <text:p>0.087485</text:p>
          </table:table-cell>
          <table:table-cell table:formula="of:=[.B2917]-[.C2917]" office:value-type="float" office:value="-0.279045" calcext:value-type="float">
            <text:p>-0.279045</text:p>
          </table:table-cell>
        </table:table-row>
        <table:table-row table:style-name="ro1">
          <table:table-cell office:value-type="float" office:value="-0.249774" calcext:value-type="float">
            <text:p>-0.249774</text:p>
          </table:table-cell>
          <table:table-cell office:value-type="float" office:value="-0.187975" calcext:value-type="float">
            <text:p>-0.187975</text:p>
          </table:table-cell>
          <table:table-cell office:value-type="float" office:value="0.087513" calcext:value-type="float">
            <text:p>0.087513</text:p>
          </table:table-cell>
          <table:table-cell table:formula="of:=[.B2918]-[.C2918]" office:value-type="float" office:value="-0.275488" calcext:value-type="float">
            <text:p>-0.275488</text:p>
          </table:table-cell>
        </table:table-row>
        <table:table-row table:style-name="ro1">
          <table:table-cell office:value-type="float" office:value="-0.250803" calcext:value-type="float">
            <text:p>-0.250803</text:p>
          </table:table-cell>
          <table:table-cell office:value-type="float" office:value="-0.189004" calcext:value-type="float">
            <text:p>-0.189004</text:p>
          </table:table-cell>
          <table:table-cell office:value-type="float" office:value="0.087541" calcext:value-type="float">
            <text:p>0.087541</text:p>
          </table:table-cell>
          <table:table-cell table:formula="of:=[.B2919]-[.C2919]" office:value-type="float" office:value="-0.276545" calcext:value-type="float">
            <text:p>-0.276545</text:p>
          </table:table-cell>
        </table:table-row>
        <table:table-row table:style-name="ro1">
          <table:table-cell office:value-type="float" office:value="-0.255985" calcext:value-type="float">
            <text:p>-0.255985</text:p>
          </table:table-cell>
          <table:table-cell office:value-type="float" office:value="-0.194186" calcext:value-type="float">
            <text:p>-0.194186</text:p>
          </table:table-cell>
          <table:table-cell office:value-type="float" office:value="0.087569" calcext:value-type="float">
            <text:p>0.087569</text:p>
          </table:table-cell>
          <table:table-cell table:formula="of:=[.B2920]-[.C2920]" office:value-type="float" office:value="-0.281755" calcext:value-type="float">
            <text:p>-0.281755</text:p>
          </table:table-cell>
        </table:table-row>
        <table:table-row table:style-name="ro1">
          <table:table-cell office:value-type="float" office:value="-0.257125" calcext:value-type="float">
            <text:p>-0.257125</text:p>
          </table:table-cell>
          <table:table-cell office:value-type="float" office:value="-0.195326" calcext:value-type="float">
            <text:p>-0.195326</text:p>
          </table:table-cell>
          <table:table-cell office:value-type="float" office:value="0.087597" calcext:value-type="float">
            <text:p>0.087597</text:p>
          </table:table-cell>
          <table:table-cell table:formula="of:=[.B2921]-[.C2921]" office:value-type="float" office:value="-0.282923" calcext:value-type="float">
            <text:p>-0.282923</text:p>
          </table:table-cell>
        </table:table-row>
        <table:table-row table:style-name="ro1">
          <table:table-cell office:value-type="float" office:value="-0.24851" calcext:value-type="float">
            <text:p>-0.24851</text:p>
          </table:table-cell>
          <table:table-cell office:value-type="float" office:value="-0.186711" calcext:value-type="float">
            <text:p>-0.186711</text:p>
          </table:table-cell>
          <table:table-cell office:value-type="float" office:value="0.087625" calcext:value-type="float">
            <text:p>0.087625</text:p>
          </table:table-cell>
          <table:table-cell table:formula="of:=[.B2922]-[.C2922]" office:value-type="float" office:value="-0.274336" calcext:value-type="float">
            <text:p>-0.274336</text:p>
          </table:table-cell>
        </table:table-row>
        <table:table-row table:style-name="ro1">
          <table:table-cell office:value-type="float" office:value="-0.237608" calcext:value-type="float">
            <text:p>-0.237608</text:p>
          </table:table-cell>
          <table:table-cell office:value-type="float" office:value="-0.175809" calcext:value-type="float">
            <text:p>-0.175809</text:p>
          </table:table-cell>
          <table:table-cell office:value-type="float" office:value="0.087653" calcext:value-type="float">
            <text:p>0.087653</text:p>
          </table:table-cell>
          <table:table-cell table:formula="of:=[.B2923]-[.C2923]" office:value-type="float" office:value="-0.263462" calcext:value-type="float">
            <text:p>-0.2634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5T17:15:24.221616433</meta:creation-date>
    <dc:date>2017-11-05T17:21:12.620360636</dc:date>
    <meta:editing-duration>PT5M48S</meta:editing-duration>
    <meta:editing-cycles>1</meta:editing-cycles>
    <meta:document-statistic meta:table-count="1" meta:cell-count="11692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8.576cm" svg:height="16.257cm" xlink:href=".." xlink:type="simple" chart:class="chart:line" chart:style-name="ch1">
        <chart:legend chart:legend-position="end" svg:x="35.724cm" svg:y="7.58cm" style:legend-expansion="high" chart:style-name="ch2"/>
        <chart:plot-area chart:style-name="ch3" table:cell-range-address="Sheet1.A1:Sheet1.A2923 Sheet1.D1:Sheet1.D2923" svg:x="0.771cm" svg:y="0.325cm" svg:width="34.182cm" svg:height="15.607cm">
          <chartooo:coordinate-region svg:x="1.313cm" svg:y="0.524cm" svg:width="33.511cm" svg:height="15.20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2923" chart:class="chart:line">
            <chart:data-point chart:repeated="2923"/>
          </chart:series>
          <chart:series chart:style-name="ch7" chart:values-cell-range-address="Sheet1.D1:Sheet1.D2923" chart:class="chart:line">
            <chart:data-point chart:repeated="29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2923</svg:desc>
                </draw:g>
              </table:table-cell>
              <table:table-cell office:value-type="float" office:value="0">
                <text:p>0</text:p>
                <draw:g>
                  <svg:desc>Sheet1.D1:Sheet1.D29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-0.000017">
                <text:p>-0.0000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-0.000067">
                <text:p>-0.0000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1272">
                <text:p>-0.001272</text:p>
              </table:table-cell>
              <table:table-cell office:value-type="float" office:value="-0.000101">
                <text:p>-0.0001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1272">
                <text:p>-0.001272</text:p>
              </table:table-cell>
              <table:table-cell office:value-type="float" office:value="-0.000116">
                <text:p>-0.0001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1272">
                <text:p>-0.001272</text:p>
              </table:table-cell>
              <table:table-cell office:value-type="float" office:value="-0.000124">
                <text:p>-0.0001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1272">
                <text:p>-0.001272</text:p>
              </table:table-cell>
              <table:table-cell office:value-type="float" office:value="-0.00014">
                <text:p>-0.000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1272">
                <text:p>-0.001272</text:p>
              </table:table-cell>
              <table:table-cell office:value-type="float" office:value="0.000242">
                <text:p>0.0002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272">
                <text:p>0.001272</text:p>
              </table:table-cell>
              <table:table-cell office:value-type="float" office:value="0.002022">
                <text:p>0.0020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2545">
                <text:p>0.002545</text:p>
              </table:table-cell>
              <table:table-cell office:value-type="float" office:value="0.003883">
                <text:p>0.0038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509">
                <text:p>0.00509</text:p>
              </table:table-cell>
              <table:table-cell office:value-type="float" office:value="0.006323">
                <text:p>0.0063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7635">
                <text:p>0.007635</text:p>
              </table:table-cell>
              <table:table-cell office:value-type="float" office:value="0.008482">
                <text:p>0.0084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6362">
                <text:p>0.006362</text:p>
              </table:table-cell>
              <table:table-cell office:value-type="float" office:value="0.0109">
                <text:p>0.01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6362">
                <text:p>0.006362</text:p>
              </table:table-cell>
              <table:table-cell office:value-type="float" office:value="0.012152">
                <text:p>0.0121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2545">
                <text:p>0.002545</text:p>
              </table:table-cell>
              <table:table-cell office:value-type="float" office:value="0.011353">
                <text:p>0.0113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">
                <text:p>-0</text:p>
              </table:table-cell>
              <table:table-cell office:value-type="float" office:value="0.008596">
                <text:p>0.0085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2545">
                <text:p>-0.002545</text:p>
              </table:table-cell>
              <table:table-cell office:value-type="float" office:value="0.006281">
                <text:p>0.0062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3817">
                <text:p>-0.003817</text:p>
              </table:table-cell>
              <table:table-cell office:value-type="float" office:value="0.003376">
                <text:p>0.0033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2545">
                <text:p>-0.002545</text:p>
              </table:table-cell>
              <table:table-cell office:value-type="float" office:value="0.000072">
                <text:p>0.0000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566">
                <text:p>-0.00566</text:p>
              </table:table-cell>
              <table:table-cell office:value-type="float" office:value="-0.003056">
                <text:p>-0.0030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3115">
                <text:p>-0.003115</text:p>
              </table:table-cell>
              <table:table-cell office:value-type="float" office:value="-0.004483">
                <text:p>-0.0044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5031">
                <text:p>-0.005031</text:p>
              </table:table-cell>
              <table:table-cell office:value-type="float" office:value="-0.006447">
                <text:p>-0.0064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05923">
                <text:p>-0.005923</text:p>
              </table:table-cell>
              <table:table-cell office:value-type="float" office:value="-0.007357">
                <text:p>-0.0073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07195">
                <text:p>-0.007195</text:p>
              </table:table-cell>
              <table:table-cell office:value-type="float" office:value="-0.006512">
                <text:p>-0.0065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12285">
                <text:p>-0.012285</text:p>
              </table:table-cell>
              <table:table-cell office:value-type="float" office:value="-0.00617">
                <text:p>-0.006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1483">
                <text:p>-0.01483</text:p>
              </table:table-cell>
              <table:table-cell office:value-type="float" office:value="-0.005416">
                <text:p>-0.0054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16102">
                <text:p>-0.016102</text:p>
              </table:table-cell>
              <table:table-cell office:value-type="float" office:value="-0.005382">
                <text:p>-0.0053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12285">
                <text:p>-0.012285</text:p>
              </table:table-cell>
              <table:table-cell office:value-type="float" office:value="-0.00553">
                <text:p>-0.005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7195">
                <text:p>-0.007195</text:p>
              </table:table-cell>
              <table:table-cell office:value-type="float" office:value="-0.005455">
                <text:p>-0.0054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465">
                <text:p>-0.00465</text:p>
              </table:table-cell>
              <table:table-cell office:value-type="float" office:value="-0.002852">
                <text:p>-0.0028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3378">
                <text:p>-0.003378</text:p>
              </table:table-cell>
              <table:table-cell office:value-type="float" office:value="-0.000153">
                <text:p>-0.0001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0465">
                <text:p>-0.00465</text:p>
              </table:table-cell>
              <table:table-cell office:value-type="float" office:value="0.001835">
                <text:p>0.0018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05923">
                <text:p>-0.005923</text:p>
              </table:table-cell>
              <table:table-cell office:value-type="float" office:value="0.002758">
                <text:p>0.0027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07195">
                <text:p>-0.007195</text:p>
              </table:table-cell>
              <table:table-cell office:value-type="float" office:value="0.00281">
                <text:p>0.002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7195">
                <text:p>-0.007195</text:p>
              </table:table-cell>
              <table:table-cell office:value-type="float" office:value="0.001344">
                <text:p>0.0013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05923">
                <text:p>-0.005923</text:p>
              </table:table-cell>
              <table:table-cell office:value-type="float" office:value="-0.000586">
                <text:p>-0.0005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0465">
                <text:p>-0.00465</text:p>
              </table:table-cell>
              <table:table-cell office:value-type="float" office:value="-0.00065">
                <text:p>-0.000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02105">
                <text:p>-0.002105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439">
                <text:p>0.000439</text:p>
              </table:table-cell>
              <table:table-cell office:value-type="float" office:value="0.001171">
                <text:p>0.0011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00833">
                <text:p>-0.000833</text:p>
              </table:table-cell>
              <table:table-cell office:value-type="float" office:value="0.004356">
                <text:p>0.0043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00833">
                <text:p>-0.000833</text:p>
              </table:table-cell>
              <table:table-cell office:value-type="float" office:value="0.007955">
                <text:p>0.0079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439">
                <text:p>0.000439</text:p>
              </table:table-cell>
              <table:table-cell office:value-type="float" office:value="0.010373">
                <text:p>0.0103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2984">
                <text:p>0.002984</text:p>
              </table:table-cell>
              <table:table-cell office:value-type="float" office:value="0.010072">
                <text:p>0.0100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4257">
                <text:p>0.004257</text:p>
              </table:table-cell>
              <table:table-cell office:value-type="float" office:value="0.008846">
                <text:p>0.0088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2984">
                <text:p>0.002984</text:p>
              </table:table-cell>
              <table:table-cell office:value-type="float" office:value="0.008555">
                <text:p>0.0085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1712">
                <text:p>0.001712</text:p>
              </table:table-cell>
              <table:table-cell office:value-type="float" office:value="0.00754">
                <text:p>0.007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00833">
                <text:p>-0.000833</text:p>
              </table:table-cell>
              <table:table-cell office:value-type="float" office:value="0.006472">
                <text:p>0.0064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02105">
                <text:p>-0.002105</text:p>
              </table:table-cell>
              <table:table-cell office:value-type="float" office:value="0.005602">
                <text:p>0.0056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00833">
                <text:p>-0.000833</text:p>
              </table:table-cell>
              <table:table-cell office:value-type="float" office:value="0.002646">
                <text:p>0.0026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00833">
                <text:p>-0.000833</text:p>
              </table:table-cell>
              <table:table-cell office:value-type="float" office:value="0.001685">
                <text:p>0.0016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439">
                <text:p>0.000439</text:p>
              </table:table-cell>
              <table:table-cell office:value-type="float" office:value="0.001532">
                <text:p>0.0015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4257">
                <text:p>0.004257</text:p>
              </table:table-cell>
              <table:table-cell office:value-type="float" office:value="0.000812">
                <text:p>0.0008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5529">
                <text:p>0.005529</text:p>
              </table:table-cell>
              <table:table-cell office:value-type="float" office:value="0.00137">
                <text:p>0.001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4257">
                <text:p>0.004257</text:p>
              </table:table-cell>
              <table:table-cell office:value-type="float" office:value="0.002691">
                <text:p>0.0026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4257">
                <text:p>0.004257</text:p>
              </table:table-cell>
              <table:table-cell office:value-type="float" office:value="0.003475">
                <text:p>0.0034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1712">
                <text:p>0.001712</text:p>
              </table:table-cell>
              <table:table-cell office:value-type="float" office:value="0.004524">
                <text:p>0.0045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02105">
                <text:p>-0.002105</text:p>
              </table:table-cell>
              <table:table-cell office:value-type="float" office:value="0.005777">
                <text:p>0.0057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439">
                <text:p>0.000439</text:p>
              </table:table-cell>
              <table:table-cell office:value-type="float" office:value="0.005116">
                <text:p>0.0051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1712">
                <text:p>0.001712</text:p>
              </table:table-cell>
              <table:table-cell office:value-type="float" office:value="0.003256">
                <text:p>0.0032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439">
                <text:p>0.000439</text:p>
              </table:table-cell>
              <table:table-cell office:value-type="float" office:value="0.003411">
                <text:p>0.0034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1712">
                <text:p>0.001712</text:p>
              </table:table-cell>
              <table:table-cell office:value-type="float" office:value="0.003404">
                <text:p>0.0034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1712">
                <text:p>0.001712</text:p>
              </table:table-cell>
              <table:table-cell office:value-type="float" office:value="0.003427">
                <text:p>0.0034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439">
                <text:p>0.000439</text:p>
              </table:table-cell>
              <table:table-cell office:value-type="float" office:value="0.004629">
                <text:p>0.0046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1712">
                <text:p>0.001712</text:p>
              </table:table-cell>
              <table:table-cell office:value-type="float" office:value="0.005284">
                <text:p>0.0052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4257">
                <text:p>0.004257</text:p>
              </table:table-cell>
              <table:table-cell office:value-type="float" office:value="0.004652">
                <text:p>0.0046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1712">
                <text:p>0.001712</text:p>
              </table:table-cell>
              <table:table-cell office:value-type="float" office:value="0.005172">
                <text:p>0.0051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2984">
                <text:p>0.002984</text:p>
              </table:table-cell>
              <table:table-cell office:value-type="float" office:value="0.006236">
                <text:p>0.0062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2984">
                <text:p>0.002984</text:p>
              </table:table-cell>
              <table:table-cell office:value-type="float" office:value="0.006339">
                <text:p>0.0063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439">
                <text:p>0.000439</text:p>
              </table:table-cell>
              <table:table-cell office:value-type="float" office:value="0.006133">
                <text:p>0.0061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00833">
                <text:p>-0.000833</text:p>
              </table:table-cell>
              <table:table-cell office:value-type="float" office:value="0.005045">
                <text:p>0.0050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00833">
                <text:p>-0.000833</text:p>
              </table:table-cell>
              <table:table-cell office:value-type="float" office:value="0.003606">
                <text:p>0.0036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00833">
                <text:p>-0.000833</text:p>
              </table:table-cell>
              <table:table-cell office:value-type="float" office:value="0.001521">
                <text:p>0.0015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02105">
                <text:p>-0.002105</text:p>
              </table:table-cell>
              <table:table-cell office:value-type="float" office:value="0.000328">
                <text:p>0.0003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00833">
                <text:p>-0.000833</text:p>
              </table:table-cell>
              <table:table-cell office:value-type="float" office:value="-0.000405">
                <text:p>-0.0004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00833">
                <text:p>-0.000833</text:p>
              </table:table-cell>
              <table:table-cell office:value-type="float" office:value="-0.00068">
                <text:p>-0.000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2984">
                <text:p>0.002984</text:p>
              </table:table-cell>
              <table:table-cell office:value-type="float" office:value="-0.001229">
                <text:p>-0.00122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1712">
                <text:p>0.001712</text:p>
              </table:table-cell>
              <table:table-cell office:value-type="float" office:value="-0.001209">
                <text:p>-0.0012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439">
                <text:p>0.000439</text:p>
              </table:table-cell>
              <table:table-cell office:value-type="float" office:value="-0.000219">
                <text:p>-0.0002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1712">
                <text:p>0.001712</text:p>
              </table:table-cell>
              <table:table-cell office:value-type="float" office:value="-0.0000319999999999999">
                <text:p>-0.00003199999999999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439">
                <text:p>0.000439</text:p>
              </table:table-cell>
              <table:table-cell office:value-type="float" office:value="0.000343">
                <text:p>0.00034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439">
                <text:p>0.000439</text:p>
              </table:table-cell>
              <table:table-cell office:value-type="float" office:value="0.002316">
                <text:p>0.0023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4257">
                <text:p>0.004257</text:p>
              </table:table-cell>
              <table:table-cell office:value-type="float" office:value="0.003444">
                <text:p>0.0034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6802">
                <text:p>0.006802</text:p>
              </table:table-cell>
              <table:table-cell office:value-type="float" office:value="0.004767">
                <text:p>0.0047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9346">
                <text:p>0.009346</text:p>
              </table:table-cell>
              <table:table-cell office:value-type="float" office:value="0.007329">
                <text:p>0.00732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1891">
                <text:p>0.011891</text:p>
              </table:table-cell>
              <table:table-cell office:value-type="float" office:value="0.010047">
                <text:p>0.01004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0619">
                <text:p>0.010619</text:p>
              </table:table-cell>
              <table:table-cell office:value-type="float" office:value="0.012957">
                <text:p>0.01295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8074">
                <text:p>0.008074</text:p>
              </table:table-cell>
              <table:table-cell office:value-type="float" office:value="0.015396">
                <text:p>0.0153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6802">
                <text:p>0.006802</text:p>
              </table:table-cell>
              <table:table-cell office:value-type="float" office:value="0.014854">
                <text:p>0.0148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5529">
                <text:p>0.005529</text:p>
              </table:table-cell>
              <table:table-cell office:value-type="float" office:value="0.012142">
                <text:p>0.0121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4257">
                <text:p>0.004257</text:p>
              </table:table-cell>
              <table:table-cell office:value-type="float" office:value="0.008791">
                <text:p>0.0087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2984">
                <text:p>0.002984</text:p>
              </table:table-cell>
              <table:table-cell office:value-type="float" office:value="0.004915">
                <text:p>0.0049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2984">
                <text:p>0.002984</text:p>
              </table:table-cell>
              <table:table-cell office:value-type="float" office:value="0.002328">
                <text:p>0.0023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1712">
                <text:p>0.001712</text:p>
              </table:table-cell>
              <table:table-cell office:value-type="float" office:value="0.001982">
                <text:p>0.00198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1712">
                <text:p>0.001712</text:p>
              </table:table-cell>
              <table:table-cell office:value-type="float" office:value="0.002136">
                <text:p>0.0021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1712">
                <text:p>0.001712</text:p>
              </table:table-cell>
              <table:table-cell office:value-type="float" office:value="0.001772">
                <text:p>0.0017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4257">
                <text:p>0.004257</text:p>
              </table:table-cell>
              <table:table-cell office:value-type="float" office:value="0.001518">
                <text:p>0.0015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2984">
                <text:p>0.002984</text:p>
              </table:table-cell>
              <table:table-cell office:value-type="float" office:value="0.000809999999999999">
                <text:p>0.0008099999999999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204">
                <text:p>0.00204</text:p>
              </table:table-cell>
              <table:table-cell office:value-type="float" office:value="-0.000198">
                <text:p>-0.0001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00505">
                <text:p>-0.000505</text:p>
              </table:table-cell>
              <table:table-cell office:value-type="float" office:value="-0.001351">
                <text:p>-0.0013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04322">
                <text:p>-0.004322</text:p>
              </table:table-cell>
              <table:table-cell office:value-type="float" office:value="-0.002977">
                <text:p>-0.0029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04322">
                <text:p>-0.004322</text:p>
              </table:table-cell>
              <table:table-cell office:value-type="float" office:value="-0.004852">
                <text:p>-0.00485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0305">
                <text:p>-0.00305</text:p>
              </table:table-cell>
              <table:table-cell office:value-type="float" office:value="-0.006013">
                <text:p>-0.00601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04322">
                <text:p>-0.004322</text:p>
              </table:table-cell>
              <table:table-cell office:value-type="float" office:value="-0.006">
                <text:p>-0.00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005595">
                <text:p>-0.005595</text:p>
              </table:table-cell>
              <table:table-cell office:value-type="float" office:value="-0.003819">
                <text:p>-0.00381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01777">
                <text:p>-0.001777</text:p>
              </table:table-cell>
              <table:table-cell office:value-type="float" office:value="-0.003103">
                <text:p>-0.00310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767">
                <text:p>0.000767</text:p>
              </table:table-cell>
              <table:table-cell office:value-type="float" office:value="-0.002123">
                <text:p>-0.00212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204">
                <text:p>0.00204</text:p>
              </table:table-cell>
              <table:table-cell office:value-type="float" office:value="-0.000796000000000001">
                <text:p>-0.00079600000000000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767">
                <text:p>0.000767</text:p>
              </table:table-cell>
              <table:table-cell office:value-type="float" office:value="0.002795">
                <text:p>0.00279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767">
                <text:p>0.000767</text:p>
              </table:table-cell>
              <table:table-cell office:value-type="float" office:value="0.005593">
                <text:p>0.00559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204">
                <text:p>0.00204</text:p>
              </table:table-cell>
              <table:table-cell office:value-type="float" office:value="0.006123">
                <text:p>0.00612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767">
                <text:p>0.000767</text:p>
              </table:table-cell>
              <table:table-cell office:value-type="float" office:value="0.005888">
                <text:p>0.00588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767">
                <text:p>0.000767</text:p>
              </table:table-cell>
              <table:table-cell office:value-type="float" office:value="0.005516">
                <text:p>0.0055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767">
                <text:p>0.000767</text:p>
              </table:table-cell>
              <table:table-cell office:value-type="float" office:value="0.00331">
                <text:p>0.003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767">
                <text:p>0.000767</text:p>
              </table:table-cell>
              <table:table-cell office:value-type="float" office:value="0.001446">
                <text:p>0.00144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00505">
                <text:p>-0.000505</text:p>
              </table:table-cell>
              <table:table-cell office:value-type="float" office:value="-0.001387">
                <text:p>-0.00138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0305">
                <text:p>-0.00305</text:p>
              </table:table-cell>
              <table:table-cell office:value-type="float" office:value="-0.004275">
                <text:p>-0.0042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01777">
                <text:p>-0.001777</text:p>
              </table:table-cell>
              <table:table-cell office:value-type="float" office:value="-0.005682">
                <text:p>-0.00568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0305">
                <text:p>-0.00305</text:p>
              </table:table-cell>
              <table:table-cell office:value-type="float" office:value="-0.005868">
                <text:p>-0.00586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04322">
                <text:p>-0.004322</text:p>
              </table:table-cell>
              <table:table-cell office:value-type="float" office:value="-0.005031">
                <text:p>-0.00503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04104">
                <text:p>-0.004104</text:p>
              </table:table-cell>
              <table:table-cell office:value-type="float" office:value="-0.004906">
                <text:p>-0.00490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00287">
                <text:p>-0.000287</text:p>
              </table:table-cell>
              <table:table-cell office:value-type="float" office:value="-0.005607">
                <text:p>-0.00560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01559">
                <text:p>-0.001559</text:p>
              </table:table-cell>
              <table:table-cell office:value-type="float" office:value="-0.005705">
                <text:p>-0.00570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04104">
                <text:p>-0.004104</text:p>
              </table:table-cell>
              <table:table-cell office:value-type="float" office:value="-0.003793">
                <text:p>-0.00379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04104">
                <text:p>-0.004104</text:p>
              </table:table-cell>
              <table:table-cell office:value-type="float" office:value="-0.002377">
                <text:p>-0.00237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01559">
                <text:p>-0.001559</text:p>
              </table:table-cell>
              <table:table-cell office:value-type="float" office:value="-0.002633">
                <text:p>-0.0026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00287">
                <text:p>-0.000287</text:p>
              </table:table-cell>
              <table:table-cell office:value-type="float" office:value="-0.003362">
                <text:p>-0.00336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00287">
                <text:p>-0.000287</text:p>
              </table:table-cell>
              <table:table-cell office:value-type="float" office:value="-0.003692">
                <text:p>-0.00369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01559">
                <text:p>-0.001559</text:p>
              </table:table-cell>
              <table:table-cell office:value-type="float" office:value="-0.002075">
                <text:p>-0.0020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0985">
                <text:p>0.000985</text:p>
              </table:table-cell>
              <table:table-cell office:value-type="float" office:value="-0.000724">
                <text:p>-0.00072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2258">
                <text:p>0.002258</text:p>
              </table:table-cell>
              <table:table-cell office:value-type="float" office:value="-0.000363">
                <text:p>-0.00036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00287">
                <text:p>-0.000287</text:p>
              </table:table-cell>
              <table:table-cell office:value-type="float" office:value="0.000601">
                <text:p>0.00060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0985">
                <text:p>0.000985</text:p>
              </table:table-cell>
              <table:table-cell office:value-type="float" office:value="0.000326000000000001">
                <text:p>0.0003260000000000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2258">
                <text:p>0.002258</text:p>
              </table:table-cell>
              <table:table-cell office:value-type="float" office:value="-0.001642">
                <text:p>-0.00164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1836">
                <text:p>0.001836</text:p>
              </table:table-cell>
              <table:table-cell office:value-type="float" office:value="-0.002131">
                <text:p>-0.00213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000709">
                <text:p>-0.000709</text:p>
              </table:table-cell>
              <table:table-cell office:value-type="float" office:value="-0.003576">
                <text:p>-0.00357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001982">
                <text:p>-0.001982</text:p>
              </table:table-cell>
              <table:table-cell office:value-type="float" office:value="-0.005025">
                <text:p>-0.0050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003254">
                <text:p>-0.003254</text:p>
              </table:table-cell>
              <table:table-cell office:value-type="float" office:value="-0.006971">
                <text:p>-0.00697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000709">
                <text:p>-0.000709</text:p>
              </table:table-cell>
              <table:table-cell office:value-type="float" office:value="-0.010036">
                <text:p>-0.0100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000709">
                <text:p>-0.000709</text:p>
              </table:table-cell>
              <table:table-cell office:value-type="float" office:value="-0.011032">
                <text:p>-0.01103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001982">
                <text:p>-0.001982</text:p>
              </table:table-cell>
              <table:table-cell office:value-type="float" office:value="-0.009572">
                <text:p>-0.00957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00709">
                <text:p>-0.000709</text:p>
              </table:table-cell>
              <table:table-cell office:value-type="float" office:value="-0.007735">
                <text:p>-0.00773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3108">
                <text:p>0.003108</text:p>
              </table:table-cell>
              <table:table-cell office:value-type="float" office:value="-0.006957">
                <text:p>-0.00695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438">
                <text:p>0.00438</text:p>
              </table:table-cell>
              <table:table-cell office:value-type="float" office:value="-0.006089">
                <text:p>-0.00608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3108">
                <text:p>0.003108</text:p>
              </table:table-cell>
              <table:table-cell office:value-type="float" office:value="-0.003975">
                <text:p>-0.0039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1836">
                <text:p>0.001836</text:p>
              </table:table-cell>
              <table:table-cell office:value-type="float" office:value="-0.003038">
                <text:p>-0.00303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438">
                <text:p>0.00438</text:p>
              </table:table-cell>
              <table:table-cell office:value-type="float" office:value="-0.003836">
                <text:p>-0.00383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438">
                <text:p>0.00438</text:p>
              </table:table-cell>
              <table:table-cell office:value-type="float" office:value="-0.004761">
                <text:p>-0.00476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0563">
                <text:p>0.000563</text:p>
              </table:table-cell>
              <table:table-cell office:value-type="float" office:value="-0.005778">
                <text:p>-0.00577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00709">
                <text:p>-0.000709</text:p>
              </table:table-cell>
              <table:table-cell office:value-type="float" office:value="-0.007216">
                <text:p>-0.00721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03254">
                <text:p>-0.003254</text:p>
              </table:table-cell>
              <table:table-cell office:value-type="float" office:value="-0.008788">
                <text:p>-0.00878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003254">
                <text:p>-0.003254</text:p>
              </table:table-cell>
              <table:table-cell office:value-type="float" office:value="-0.010834">
                <text:p>-0.01083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003254">
                <text:p>-0.003254</text:p>
              </table:table-cell>
              <table:table-cell office:value-type="float" office:value="-0.01274">
                <text:p>-0.0127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001982">
                <text:p>-0.001982</text:p>
              </table:table-cell>
              <table:table-cell office:value-type="float" office:value="-0.013067">
                <text:p>-0.0130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01982">
                <text:p>-0.001982</text:p>
              </table:table-cell>
              <table:table-cell office:value-type="float" office:value="-0.011733">
                <text:p>-0.01173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001982">
                <text:p>-0.001982</text:p>
              </table:table-cell>
              <table:table-cell office:value-type="float" office:value="-0.010091">
                <text:p>-0.01009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00709">
                <text:p>-0.000709</text:p>
              </table:table-cell>
              <table:table-cell office:value-type="float" office:value="-0.008955">
                <text:p>-0.00895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1836">
                <text:p>0.001836</text:p>
              </table:table-cell>
              <table:table-cell office:value-type="float" office:value="-0.008105">
                <text:p>-0.00810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438">
                <text:p>0.00438</text:p>
              </table:table-cell>
              <table:table-cell office:value-type="float" office:value="-0.00684">
                <text:p>-0.0068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5653">
                <text:p>0.005653</text:p>
              </table:table-cell>
              <table:table-cell office:value-type="float" office:value="-0.004569">
                <text:p>-0.0045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5653">
                <text:p>0.005653</text:p>
              </table:table-cell>
              <table:table-cell office:value-type="float" office:value="-0.001626">
                <text:p>-0.00162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6925">
                <text:p>0.006925</text:p>
              </table:table-cell>
              <table:table-cell office:value-type="float" office:value="0.000553">
                <text:p>0.00055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5653">
                <text:p>0.005653</text:p>
              </table:table-cell>
              <table:table-cell office:value-type="float" office:value="0.000973">
                <text:p>0.00097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5653">
                <text:p>0.005653</text:p>
              </table:table-cell>
              <table:table-cell office:value-type="float" office:value="-0.000371">
                <text:p>-0.00037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5653">
                <text:p>0.005653</text:p>
              </table:table-cell>
              <table:table-cell office:value-type="float" office:value="-0.003583">
                <text:p>-0.00358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0563">
                <text:p>0.000563</text:p>
              </table:table-cell>
              <table:table-cell office:value-type="float" office:value="-0.006647">
                <text:p>-0.00664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003254">
                <text:p>-0.003254</text:p>
              </table:table-cell>
              <table:table-cell office:value-type="float" office:value="-0.009409">
                <text:p>-0.00940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07071">
                <text:p>-0.007071</text:p>
              </table:table-cell>
              <table:table-cell office:value-type="float" office:value="-0.013238">
                <text:p>-0.01323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07071">
                <text:p>-0.007071</text:p>
              </table:table-cell>
              <table:table-cell office:value-type="float" office:value="-0.017491">
                <text:p>-0.01749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005799">
                <text:p>-0.005799</text:p>
              </table:table-cell>
              <table:table-cell office:value-type="float" office:value="-0.022017">
                <text:p>-0.02201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03254">
                <text:p>-0.003254</text:p>
              </table:table-cell>
              <table:table-cell office:value-type="float" office:value="-0.024624">
                <text:p>-0.0246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00709">
                <text:p>-0.000709</text:p>
              </table:table-cell>
              <table:table-cell office:value-type="float" office:value="-0.024091">
                <text:p>-0.02409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01982">
                <text:p>-0.001982</text:p>
              </table:table-cell>
              <table:table-cell office:value-type="float" office:value="-0.022686">
                <text:p>-0.02268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01982">
                <text:p>-0.001982</text:p>
              </table:table-cell>
              <table:table-cell office:value-type="float" office:value="-0.020339">
                <text:p>-0.02033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001982">
                <text:p>-0.001982</text:p>
              </table:table-cell>
              <table:table-cell office:value-type="float" office:value="-0.016691">
                <text:p>-0.01669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00709">
                <text:p>-0.000709</text:p>
              </table:table-cell>
              <table:table-cell office:value-type="float" office:value="-0.013968">
                <text:p>-0.01396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1514">
                <text:p>0.001514</text:p>
              </table:table-cell>
              <table:table-cell office:value-type="float" office:value="-0.01183">
                <text:p>-0.0118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4059">
                <text:p>0.004059</text:p>
              </table:table-cell>
              <table:table-cell office:value-type="float" office:value="-0.010391">
                <text:p>-0.01039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6604">
                <text:p>0.006604</text:p>
              </table:table-cell>
              <table:table-cell office:value-type="float" office:value="-0.009735">
                <text:p>-0.00973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9148">
                <text:p>0.009148</text:p>
              </table:table-cell>
              <table:table-cell office:value-type="float" office:value="-0.009786">
                <text:p>-0.00978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9148">
                <text:p>0.009148</text:p>
              </table:table-cell>
              <table:table-cell office:value-type="float" office:value="-0.010522">
                <text:p>-0.01052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7876">
                <text:p>0.007876</text:p>
              </table:table-cell>
              <table:table-cell office:value-type="float" office:value="-0.011287">
                <text:p>-0.01128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4059">
                <text:p>0.004059</text:p>
              </table:table-cell>
              <table:table-cell office:value-type="float" office:value="-0.011647">
                <text:p>-0.01164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3872">
                <text:p>0.003872</text:p>
              </table:table-cell>
              <table:table-cell office:value-type="float" office:value="-0.01192">
                <text:p>-0.0119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26">
                <text:p>0.0026</text:p>
              </table:table-cell>
              <table:table-cell office:value-type="float" office:value="-0.012244">
                <text:p>-0.01224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1328">
                <text:p>0.001328</text:p>
              </table:table-cell>
              <table:table-cell office:value-type="float" office:value="-0.012433">
                <text:p>-0.0124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0055">
                <text:p>0.000055</text:p>
              </table:table-cell>
              <table:table-cell office:value-type="float" office:value="-0.012419">
                <text:p>-0.01241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0247">
                <text:p>0.000247</text:p>
              </table:table-cell>
              <table:table-cell office:value-type="float" office:value="-0.012316">
                <text:p>-0.01231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2792">
                <text:p>0.002792</text:p>
              </table:table-cell>
              <table:table-cell office:value-type="float" office:value="-0.012452">
                <text:p>-0.01245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4064">
                <text:p>0.004064</text:p>
              </table:table-cell>
              <table:table-cell office:value-type="float" office:value="-0.012913">
                <text:p>-0.01291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4064">
                <text:p>0.004064</text:p>
              </table:table-cell>
              <table:table-cell office:value-type="float" office:value="-0.013063">
                <text:p>-0.01306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4064">
                <text:p>0.004064</text:p>
              </table:table-cell>
              <table:table-cell office:value-type="float" office:value="-0.013073">
                <text:p>-0.01307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1519">
                <text:p>0.001519</text:p>
              </table:table-cell>
              <table:table-cell office:value-type="float" office:value="-0.013303">
                <text:p>-0.01330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001025">
                <text:p>-0.001025</text:p>
              </table:table-cell>
              <table:table-cell office:value-type="float" office:value="-0.014916">
                <text:p>-0.01491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001025">
                <text:p>-0.001025</text:p>
              </table:table-cell>
              <table:table-cell office:value-type="float" office:value="-0.017832">
                <text:p>-0.01783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002298">
                <text:p>-0.002298</text:p>
              </table:table-cell>
              <table:table-cell office:value-type="float" office:value="-0.021161">
                <text:p>-0.02116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006115">
                <text:p>-0.006115</text:p>
              </table:table-cell>
              <table:table-cell office:value-type="float" office:value="-0.023204">
                <text:p>-0.02320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006115">
                <text:p>-0.006115</text:p>
              </table:table-cell>
              <table:table-cell office:value-type="float" office:value="-0.025093">
                <text:p>-0.02509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004843">
                <text:p>-0.004843</text:p>
              </table:table-cell>
              <table:table-cell office:value-type="float" office:value="-0.026525">
                <text:p>-0.02652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004843">
                <text:p>-0.004843</text:p>
              </table:table-cell>
              <table:table-cell office:value-type="float" office:value="-0.026734">
                <text:p>-0.02673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00357">
                <text:p>-0.00357</text:p>
              </table:table-cell>
              <table:table-cell office:value-type="float" office:value="-0.025895">
                <text:p>-0.02589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001025">
                <text:p>-0.001025</text:p>
              </table:table-cell>
              <table:table-cell office:value-type="float" office:value="-0.024964">
                <text:p>-0.02496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00029">
                <text:p>-0.00029</text:p>
              </table:table-cell>
              <table:table-cell office:value-type="float" office:value="-0.024264">
                <text:p>-0.02426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0983">
                <text:p>0.000983</text:p>
              </table:table-cell>
              <table:table-cell office:value-type="float" office:value="-0.023673">
                <text:p>-0.02367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00029">
                <text:p>-0.00029</text:p>
              </table:table-cell>
              <table:table-cell office:value-type="float" office:value="-0.023261">
                <text:p>-0.02326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001562">
                <text:p>-0.001562</text:p>
              </table:table-cell>
              <table:table-cell office:value-type="float" office:value="-0.022789">
                <text:p>-0.02278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00538">
                <text:p>-0.00538</text:p>
              </table:table-cell>
              <table:table-cell office:value-type="float" office:value="-0.02242">
                <text:p>-0.0224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009197">
                <text:p>-0.009197</text:p>
              </table:table-cell>
              <table:table-cell office:value-type="float" office:value="-0.022202">
                <text:p>-0.02220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011742">
                <text:p>-0.011742</text:p>
              </table:table-cell>
              <table:table-cell office:value-type="float" office:value="-0.022333">
                <text:p>-0.02233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010469">
                <text:p>-0.010469</text:p>
              </table:table-cell>
              <table:table-cell office:value-type="float" office:value="-0.022536">
                <text:p>-0.02253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00538">
                <text:p>-0.00538</text:p>
              </table:table-cell>
              <table:table-cell office:value-type="float" office:value="-0.023006">
                <text:p>-0.02300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0983">
                <text:p>0.000983</text:p>
              </table:table-cell>
              <table:table-cell office:value-type="float" office:value="-0.02335">
                <text:p>-0.0233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3527">
                <text:p>0.003527</text:p>
              </table:table-cell>
              <table:table-cell office:value-type="float" office:value="-0.022504">
                <text:p>-0.02250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3527">
                <text:p>0.003527</text:p>
              </table:table-cell>
              <table:table-cell office:value-type="float" office:value="-0.017985">
                <text:p>-0.01798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2255">
                <text:p>0.002255</text:p>
              </table:table-cell>
              <table:table-cell office:value-type="float" office:value="-0.013678">
                <text:p>-0.01367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6393">
                <text:p>0.006393</text:p>
              </table:table-cell>
              <table:table-cell office:value-type="float" office:value="-0.009628">
                <text:p>-0.00962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3848">
                <text:p>0.003848</text:p>
              </table:table-cell>
              <table:table-cell office:value-type="float" office:value="-0.006254">
                <text:p>-0.00625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2576">
                <text:p>0.002576</text:p>
              </table:table-cell>
              <table:table-cell office:value-type="float" office:value="-0.006211">
                <text:p>-0.00621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512">
                <text:p>0.00512</text:p>
              </table:table-cell>
              <table:table-cell office:value-type="float" office:value="-0.008673">
                <text:p>-0.00867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7665">
                <text:p>0.007665</text:p>
              </table:table-cell>
              <table:table-cell office:value-type="float" office:value="-0.011018">
                <text:p>-0.01101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4768">
                <text:p>0.004768</text:p>
              </table:table-cell>
              <table:table-cell office:value-type="float" office:value="-0.013961">
                <text:p>-0.01396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4768">
                <text:p>0.004768</text:p>
              </table:table-cell>
              <table:table-cell office:value-type="float" office:value="-0.016565">
                <text:p>-0.01656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4768">
                <text:p>0.004768</text:p>
              </table:table-cell>
              <table:table-cell office:value-type="float" office:value="-0.019516">
                <text:p>-0.01951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095">
                <text:p>0.00095</text:p>
              </table:table-cell>
              <table:table-cell office:value-type="float" office:value="-0.021663">
                <text:p>-0.02166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001594">
                <text:p>-0.001594</text:p>
              </table:table-cell>
              <table:table-cell office:value-type="float" office:value="-0.023128">
                <text:p>-0.02312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005412">
                <text:p>-0.005412</text:p>
              </table:table-cell>
              <table:table-cell office:value-type="float" office:value="-0.024145">
                <text:p>-0.02414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006684">
                <text:p>-0.006684</text:p>
              </table:table-cell>
              <table:table-cell office:value-type="float" office:value="-0.024556">
                <text:p>-0.02455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006458">
                <text:p>-0.006458</text:p>
              </table:table-cell>
              <table:table-cell office:value-type="float" office:value="-0.02438">
                <text:p>-0.0243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002641">
                <text:p>-0.002641</text:p>
              </table:table-cell>
              <table:table-cell office:value-type="float" office:value="-0.024106">
                <text:p>-0.02410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002528">
                <text:p>-0.002528</text:p>
              </table:table-cell>
              <table:table-cell office:value-type="float" office:value="-0.02406">
                <text:p>-0.0240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2562">
                <text:p>0.002562</text:p>
              </table:table-cell>
              <table:table-cell office:value-type="float" office:value="-0.024467">
                <text:p>-0.02446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5107">
                <text:p>0.005107</text:p>
              </table:table-cell>
              <table:table-cell office:value-type="float" office:value="-0.024547">
                <text:p>-0.02454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8624">
                <text:p>0.008624</text:p>
              </table:table-cell>
              <table:table-cell office:value-type="float" office:value="-0.021101">
                <text:p>-0.02110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6079">
                <text:p>0.006079</text:p>
              </table:table-cell>
              <table:table-cell office:value-type="float" office:value="-0.017065">
                <text:p>-0.01706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000283">
                <text:p>-0.000283</text:p>
              </table:table-cell>
              <table:table-cell office:value-type="float" office:value="-0.013145">
                <text:p>-0.01314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005373">
                <text:p>-0.005373</text:p>
              </table:table-cell>
              <table:table-cell office:value-type="float" office:value="-0.00994">
                <text:p>-0.0099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004101">
                <text:p>-0.004101</text:p>
              </table:table-cell>
              <table:table-cell office:value-type="float" office:value="-0.009318">
                <text:p>-0.00931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001556">
                <text:p>-0.001556</text:p>
              </table:table-cell>
              <table:table-cell office:value-type="float" office:value="-0.011294">
                <text:p>-0.01129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0989">
                <text:p>0.000989</text:p>
              </table:table-cell>
              <table:table-cell office:value-type="float" office:value="-0.01289">
                <text:p>-0.0128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000329">
                <text:p>-0.000329</text:p>
              </table:table-cell>
              <table:table-cell office:value-type="float" office:value="-0.014312">
                <text:p>-0.01431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000329">
                <text:p>-0.000329</text:p>
              </table:table-cell>
              <table:table-cell office:value-type="float" office:value="-0.016014">
                <text:p>-0.01601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001697">
                <text:p>-0.001697</text:p>
              </table:table-cell>
              <table:table-cell office:value-type="float" office:value="-0.017448">
                <text:p>-0.01744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0028">
                <text:p>-0.0028</text:p>
              </table:table-cell>
              <table:table-cell office:value-type="float" office:value="-0.018614">
                <text:p>-0.01861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003691">
                <text:p>-0.003691</text:p>
              </table:table-cell>
              <table:table-cell office:value-type="float" office:value="-0.01958">
                <text:p>-0.0195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003873">
                <text:p>-0.003873</text:p>
              </table:table-cell>
              <table:table-cell office:value-type="float" office:value="-0.019824">
                <text:p>-0.01982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018641">
                <text:p>-0.018641</text:p>
              </table:table-cell>
              <table:table-cell office:value-type="float" office:value="-0.034698">
                <text:p>-0.03469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038695">
                <text:p>-0.038695</text:p>
              </table:table-cell>
              <table:table-cell office:value-type="float" office:value="-0.054764">
                <text:p>-0.05476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071921">
                <text:p>-0.071921</text:p>
              </table:table-cell>
              <table:table-cell office:value-type="float" office:value="-0.088101">
                <text:p>-0.08810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102281">
                <text:p>-0.102281</text:p>
              </table:table-cell>
              <table:table-cell office:value-type="float" office:value="-0.118507">
                <text:p>-0.11850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127425">
                <text:p>-0.127425</text:p>
              </table:table-cell>
              <table:table-cell office:value-type="float" office:value="-0.143723">
                <text:p>-0.14372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138841">
                <text:p>-0.138841</text:p>
              </table:table-cell>
              <table:table-cell office:value-type="float" office:value="-0.155227">
                <text:p>-0.15522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135367">
                <text:p>-0.135367</text:p>
              </table:table-cell>
              <table:table-cell office:value-type="float" office:value="-0.15182">
                <text:p>-0.1518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.123981">
                <text:p>-0.123981</text:p>
              </table:table-cell>
              <table:table-cell office:value-type="float" office:value="-0.140461">
                <text:p>-0.14046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.118892">
                <text:p>-0.118892</text:p>
              </table:table-cell>
              <table:table-cell office:value-type="float" office:value="-0.121105">
                <text:p>-0.12110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118892">
                <text:p>-0.118892</text:p>
              </table:table-cell>
              <table:table-cell office:value-type="float" office:value="-0.104903">
                <text:p>-0.10490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0.116347">
                <text:p>-0.116347</text:p>
              </table:table-cell>
              <table:table-cell office:value-type="float" office:value="-0.087684">
                <text:p>-0.08768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105768">
                <text:p>-0.105768</text:p>
              </table:table-cell>
              <table:table-cell office:value-type="float" office:value="-0.077168">
                <text:p>-0.07716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097692">
                <text:p>-0.097692</text:p>
              </table:table-cell>
              <table:table-cell office:value-type="float" office:value="-0.069109">
                <text:p>-0.06910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.089725">
                <text:p>-0.089725</text:p>
              </table:table-cell>
              <table:table-cell office:value-type="float" office:value="-0.061278">
                <text:p>-0.06127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079098">
                <text:p>-0.079098</text:p>
              </table:table-cell>
              <table:table-cell office:value-type="float" office:value="-0.050663">
                <text:p>-0.05066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063873">
                <text:p>-0.063873</text:p>
              </table:table-cell>
              <table:table-cell office:value-type="float" office:value="-0.035509">
                <text:p>-0.03550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044597">
                <text:p>-0.044597</text:p>
              </table:table-cell>
              <table:table-cell office:value-type="float" office:value="-0.016266">
                <text:p>-0.01626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02817">
                <text:p>-0.02817</text:p>
              </table:table-cell>
              <table:table-cell office:value-type="float" office:value="0.0000750000000000021">
                <text:p>0.000075000000000002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014005">
                <text:p>-0.014005</text:p>
              </table:table-cell>
              <table:table-cell office:value-type="float" office:value="0.014192">
                <text:p>0.01419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008499">
                <text:p>-0.008499</text:p>
              </table:table-cell>
              <table:table-cell office:value-type="float" office:value="0.019643">
                <text:p>0.01964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012704">
                <text:p>-0.012704</text:p>
              </table:table-cell>
              <table:table-cell office:value-type="float" office:value="0.015383">
                <text:p>0.01538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016771">
                <text:p>-0.016771</text:p>
              </table:table-cell>
              <table:table-cell office:value-type="float" office:value="0.011257">
                <text:p>0.01125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02094">
                <text:p>-0.02094</text:p>
              </table:table-cell>
              <table:table-cell office:value-type="float" office:value="0.007071">
                <text:p>0.00707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025181">
                <text:p>-0.025181</text:p>
              </table:table-cell>
              <table:table-cell office:value-type="float" office:value="0.002773">
                <text:p>0.00277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02438">
                <text:p>-0.02438</text:p>
              </table:table-cell>
              <table:table-cell office:value-type="float" office:value="0.00348">
                <text:p>0.0034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021556">
                <text:p>-0.021556</text:p>
              </table:table-cell>
              <table:table-cell office:value-type="float" office:value="0.006238">
                <text:p>0.00623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019669">
                <text:p>-0.019669</text:p>
              </table:table-cell>
              <table:table-cell office:value-type="float" office:value="0.008079">
                <text:p>0.00807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01896">
                <text:p>-0.01896</text:p>
              </table:table-cell>
              <table:table-cell office:value-type="float" office:value="0.008701">
                <text:p>0.00870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.015342">
                <text:p>-0.015342</text:p>
              </table:table-cell>
              <table:table-cell office:value-type="float" office:value="0.01228">
                <text:p>0.0122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012048">
                <text:p>-0.012048</text:p>
              </table:table-cell>
              <table:table-cell office:value-type="float" office:value="0.01551">
                <text:p>0.0155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009638">
                <text:p>-0.009638</text:p>
              </table:table-cell>
              <table:table-cell office:value-type="float" office:value="0.017885">
                <text:p>0.01788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006658">
                <text:p>-0.006658</text:p>
              </table:table-cell>
              <table:table-cell office:value-type="float" office:value="0.020812">
                <text:p>0.02081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003983">
                <text:p>-0.003983</text:p>
              </table:table-cell>
              <table:table-cell office:value-type="float" office:value="0.023427">
                <text:p>0.02342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000636">
                <text:p>-0.000636</text:p>
              </table:table-cell>
              <table:table-cell office:value-type="float" office:value="0.026756">
                <text:p>0.02675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2038">
                <text:p>0.002038</text:p>
              </table:table-cell>
              <table:table-cell office:value-type="float" office:value="0.029316">
                <text:p>0.02931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4048">
                <text:p>0.004048</text:p>
              </table:table-cell>
              <table:table-cell office:value-type="float" office:value="0.031296">
                <text:p>0.03129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6615">
                <text:p>0.006615</text:p>
              </table:table-cell>
              <table:table-cell office:value-type="float" office:value="0.03384">
                <text:p>0.0338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8154">
                <text:p>0.008154</text:p>
              </table:table-cell>
              <table:table-cell office:value-type="float" office:value="0.035304">
                <text:p>0.03530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6297">
                <text:p>0.006297</text:p>
              </table:table-cell>
              <table:table-cell office:value-type="float" office:value="0.033375">
                <text:p>0.03337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3119">
                <text:p>0.003119</text:p>
              </table:table-cell>
              <table:table-cell office:value-type="float" office:value="0.030147">
                <text:p>0.03014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0222">
                <text:p>0.000222</text:p>
              </table:table-cell>
              <table:table-cell office:value-type="float" office:value="0.027204">
                <text:p>0.02720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0.00274">
                <text:p>-0.00274</text:p>
              </table:table-cell>
              <table:table-cell office:value-type="float" office:value="0.024237">
                <text:p>0.02423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0.005681">
                <text:p>-0.005681</text:p>
              </table:table-cell>
              <table:table-cell office:value-type="float" office:value="0.021235">
                <text:p>0.02123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008626">
                <text:p>-0.008626</text:p>
              </table:table-cell>
              <table:table-cell office:value-type="float" office:value="0.018224">
                <text:p>0.01822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0.01132">
                <text:p>-0.01132</text:p>
              </table:table-cell>
              <table:table-cell office:value-type="float" office:value="0.015512">
                <text:p>0.01551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.013707">
                <text:p>-0.013707</text:p>
              </table:table-cell>
              <table:table-cell office:value-type="float" office:value="0.013055">
                <text:p>0.01305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0.015588">
                <text:p>-0.015588</text:p>
              </table:table-cell>
              <table:table-cell office:value-type="float" office:value="0.011156">
                <text:p>0.01115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0.015121">
                <text:p>-0.015121</text:p>
              </table:table-cell>
              <table:table-cell office:value-type="float" office:value="0.011567">
                <text:p>0.01156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0.010814">
                <text:p>-0.010814</text:p>
              </table:table-cell>
              <table:table-cell office:value-type="float" office:value="0.015831">
                <text:p>0.01583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0.007005">
                <text:p>-0.007005</text:p>
              </table:table-cell>
              <table:table-cell office:value-type="float" office:value="0.019591">
                <text:p>0.01959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0.002405">
                <text:p>-0.002405</text:p>
              </table:table-cell>
              <table:table-cell office:value-type="float" office:value="0.02413">
                <text:p>0.0241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3236">
                <text:p>0.003236</text:p>
              </table:table-cell>
              <table:table-cell office:value-type="float" office:value="0.029705">
                <text:p>0.02970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8446">
                <text:p>0.008446</text:p>
              </table:table-cell>
              <table:table-cell office:value-type="float" office:value="0.03489">
                <text:p>0.0348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1311">
                <text:p>0.01311</text:p>
              </table:table-cell>
              <table:table-cell office:value-type="float" office:value="0.039491">
                <text:p>0.03949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14263">
                <text:p>0.014263</text:p>
              </table:table-cell>
              <table:table-cell office:value-type="float" office:value="0.040617">
                <text:p>0.04061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1568">
                <text:p>0.01568</text:p>
              </table:table-cell>
              <table:table-cell office:value-type="float" office:value="0.042006">
                <text:p>0.04200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16717">
                <text:p>0.016717</text:p>
              </table:table-cell>
              <table:table-cell office:value-type="float" office:value="0.043003">
                <text:p>0.04300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15129">
                <text:p>0.015129</text:p>
              </table:table-cell>
              <table:table-cell office:value-type="float" office:value="0.041346">
                <text:p>0.04134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11473">
                <text:p>0.011473</text:p>
              </table:table-cell>
              <table:table-cell office:value-type="float" office:value="0.037637">
                <text:p>0.03763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6284">
                <text:p>0.006284</text:p>
              </table:table-cell>
              <table:table-cell office:value-type="float" office:value="0.032406">
                <text:p>0.03240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086">
                <text:p>0.00086</text:p>
              </table:table-cell>
              <table:table-cell office:value-type="float" office:value="0.026949">
                <text:p>0.02694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0.004048">
                <text:p>-0.004048</text:p>
              </table:table-cell>
              <table:table-cell office:value-type="float" office:value="0.021969">
                <text:p>0.02196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0.008508">
                <text:p>-0.008508</text:p>
              </table:table-cell>
              <table:table-cell office:value-type="float" office:value="0.017467">
                <text:p>0.01746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0.005964">
                <text:p>-0.005964</text:p>
              </table:table-cell>
              <table:table-cell office:value-type="float" office:value="0.013496">
                <text:p>0.01349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0.000874">
                <text:p>-0.000874</text:p>
              </table:table-cell>
              <table:table-cell office:value-type="float" office:value="0.010028">
                <text:p>0.01002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0.002148">
                <text:p>-0.002148</text:p>
              </table:table-cell>
              <table:table-cell office:value-type="float" office:value="0.008704">
                <text:p>0.00870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0397">
                <text:p>0.000397</text:p>
              </table:table-cell>
              <table:table-cell office:value-type="float" office:value="0.010497">
                <text:p>0.01049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0.000875">
                <text:p>-0.000875</text:p>
              </table:table-cell>
              <table:table-cell office:value-type="float" office:value="0.012197">
                <text:p>0.01219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0.004693">
                <text:p>-0.004693</text:p>
              </table:table-cell>
              <table:table-cell office:value-type="float" office:value="0.013435">
                <text:p>0.01343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0.004832">
                <text:p>-0.004832</text:p>
              </table:table-cell>
              <table:table-cell office:value-type="float" office:value="0.013249">
                <text:p>0.01324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0.011194">
                <text:p>-0.011194</text:p>
              </table:table-cell>
              <table:table-cell office:value-type="float" office:value="0.012484">
                <text:p>0.01248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0.012467">
                <text:p>-0.012467</text:p>
              </table:table-cell>
              <table:table-cell office:value-type="float" office:value="0.011746">
                <text:p>0.01174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0.011194">
                <text:p>-0.011194</text:p>
              </table:table-cell>
              <table:table-cell office:value-type="float" office:value="0.011483">
                <text:p>0.01148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0.007377">
                <text:p>-0.007377</text:p>
              </table:table-cell>
              <table:table-cell office:value-type="float" office:value="0.011785">
                <text:p>0.01178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0.00356">
                <text:p>-0.00356</text:p>
              </table:table-cell>
              <table:table-cell office:value-type="float" office:value="0.012118">
                <text:p>0.01211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0.002287">
                <text:p>-0.002287</text:p>
              </table:table-cell>
              <table:table-cell office:value-type="float" office:value="0.012253">
                <text:p>0.01225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0.00356">
                <text:p>-0.00356</text:p>
              </table:table-cell>
              <table:table-cell office:value-type="float" office:value="0.014776">
                <text:p>0.01477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0.00356">
                <text:p>-0.00356</text:p>
              </table:table-cell>
              <table:table-cell office:value-type="float" office:value="0.016548">
                <text:p>0.01654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0.00356">
                <text:p>-0.00356</text:p>
              </table:table-cell>
              <table:table-cell office:value-type="float" office:value="0.018697">
                <text:p>0.01869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0.00356">
                <text:p>-0.00356</text:p>
              </table:table-cell>
              <table:table-cell office:value-type="float" office:value="0.019987">
                <text:p>0.01998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0.00356">
                <text:p>-0.00356</text:p>
              </table:table-cell>
              <table:table-cell office:value-type="float" office:value="0.020611">
                <text:p>0.02061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0.001015">
                <text:p>-0.001015</text:p>
              </table:table-cell>
              <table:table-cell office:value-type="float" office:value="0.021229">
                <text:p>0.02122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0.001015">
                <text:p>-0.001015</text:p>
              </table:table-cell>
              <table:table-cell office:value-type="float" office:value="0.021487">
                <text:p>0.02148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0.001015">
                <text:p>-0.001015</text:p>
              </table:table-cell>
              <table:table-cell office:value-type="float" office:value="0.020965">
                <text:p>0.02096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0.001015">
                <text:p>-0.001015</text:p>
              </table:table-cell>
              <table:table-cell office:value-type="float" office:value="0.020409">
                <text:p>0.02040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0258">
                <text:p>0.000258</text:p>
              </table:table-cell>
              <table:table-cell office:value-type="float" office:value="0.020502">
                <text:p>0.02050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0258">
                <text:p>0.000258</text:p>
              </table:table-cell>
              <table:table-cell office:value-type="float" office:value="0.020861">
                <text:p>0.02086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0258">
                <text:p>0.000258</text:p>
              </table:table-cell>
              <table:table-cell office:value-type="float" office:value="0.020948">
                <text:p>0.02094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0258">
                <text:p>0.000258</text:p>
              </table:table-cell>
              <table:table-cell office:value-type="float" office:value="0.020641">
                <text:p>0.02064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153">
                <text:p>0.00153</text:p>
              </table:table-cell>
              <table:table-cell office:value-type="float" office:value="0.020364">
                <text:p>0.02036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153">
                <text:p>0.00153</text:p>
              </table:table-cell>
              <table:table-cell office:value-type="float" office:value="0.020401">
                <text:p>0.02040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153">
                <text:p>0.00153</text:p>
              </table:table-cell>
              <table:table-cell office:value-type="float" office:value="0.020113">
                <text:p>0.02011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153">
                <text:p>0.00153</text:p>
              </table:table-cell>
              <table:table-cell office:value-type="float" office:value="0.020189">
                <text:p>0.02018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153">
                <text:p>0.00153</text:p>
              </table:table-cell>
              <table:table-cell office:value-type="float" office:value="0.020012">
                <text:p>0.02001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1252">
                <text:p>0.001252</text:p>
              </table:table-cell>
              <table:table-cell office:value-type="float" office:value="0.0197">
                <text:p>0.019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0.00002">
                <text:p>-0.00002</text:p>
              </table:table-cell>
              <table:table-cell office:value-type="float" office:value="0.019231">
                <text:p>0.01923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0.00116">
                <text:p>-0.00116</text:p>
              </table:table-cell>
              <table:table-cell office:value-type="float" office:value="0.018057">
                <text:p>0.01805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0.00116">
                <text:p>-0.00116</text:p>
              </table:table-cell>
              <table:table-cell office:value-type="float" office:value="0.017108">
                <text:p>0.01710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0.002113">
                <text:p>-0.002113</text:p>
              </table:table-cell>
              <table:table-cell office:value-type="float" office:value="0.016079">
                <text:p>0.01607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0.002113">
                <text:p>-0.002113</text:p>
              </table:table-cell>
              <table:table-cell office:value-type="float" office:value="0.015678">
                <text:p>0.01567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0.002113">
                <text:p>-0.002113</text:p>
              </table:table-cell>
              <table:table-cell office:value-type="float" office:value="0.015968">
                <text:p>0.01596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0.002113">
                <text:p>-0.002113</text:p>
              </table:table-cell>
              <table:table-cell office:value-type="float" office:value="0.016357">
                <text:p>0.01635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0.002193">
                <text:p>-0.002193</text:p>
              </table:table-cell>
              <table:table-cell office:value-type="float" office:value="0.016231">
                <text:p>0.01623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0.00255">
                <text:p>-0.00255</text:p>
              </table:table-cell>
              <table:table-cell office:value-type="float" office:value="0.015815">
                <text:p>0.01581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0.003823">
                <text:p>-0.003823</text:p>
              </table:table-cell>
              <table:table-cell office:value-type="float" office:value="0.015568">
                <text:p>0.01556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0.00255">
                <text:p>-0.00255</text:p>
              </table:table-cell>
              <table:table-cell office:value-type="float" office:value="0.015721">
                <text:p>0.01572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0.00255">
                <text:p>-0.00255</text:p>
              </table:table-cell>
              <table:table-cell office:value-type="float" office:value="0.015897">
                <text:p>0.01589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0.00255">
                <text:p>-0.00255</text:p>
              </table:table-cell>
              <table:table-cell office:value-type="float" office:value="0.015832">
                <text:p>0.01583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0.001278">
                <text:p>-0.001278</text:p>
              </table:table-cell>
              <table:table-cell office:value-type="float" office:value="0.015519">
                <text:p>0.01551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0.000006">
                <text:p>-0.000006</text:p>
              </table:table-cell>
              <table:table-cell office:value-type="float" office:value="0.015329">
                <text:p>0.01532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2539">
                <text:p>0.002539</text:p>
              </table:table-cell>
              <table:table-cell office:value-type="float" office:value="0.015455">
                <text:p>0.01545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0.001278">
                <text:p>-0.001278</text:p>
              </table:table-cell>
              <table:table-cell office:value-type="float" office:value="0.016192">
                <text:p>0.01619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0.003823">
                <text:p>-0.003823</text:p>
              </table:table-cell>
              <table:table-cell office:value-type="float" office:value="0.01915">
                <text:p>0.0191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0.003823">
                <text:p>-0.003823</text:p>
              </table:table-cell>
              <table:table-cell office:value-type="float" office:value="0.019487">
                <text:p>0.01948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.003823">
                <text:p>-0.003823</text:p>
              </table:table-cell>
              <table:table-cell office:value-type="float" office:value="0.016958">
                <text:p>0.01695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0.00255">
                <text:p>-0.00255</text:p>
              </table:table-cell>
              <table:table-cell office:value-type="float" office:value="0.015054">
                <text:p>0.01505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0.003823">
                <text:p>-0.003823</text:p>
              </table:table-cell>
              <table:table-cell office:value-type="float" office:value="0.015095">
                <text:p>0.01509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0.003823">
                <text:p>-0.003823</text:p>
              </table:table-cell>
              <table:table-cell office:value-type="float" office:value="0.015619">
                <text:p>0.01561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0.003823">
                <text:p>-0.003823</text:p>
              </table:table-cell>
              <table:table-cell office:value-type="float" office:value="0.016282">
                <text:p>0.01628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0.003823">
                <text:p>-0.003823</text:p>
              </table:table-cell>
              <table:table-cell office:value-type="float" office:value="0.017498">
                <text:p>0.01749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0.001278">
                <text:p>-0.001278</text:p>
              </table:table-cell>
              <table:table-cell office:value-type="float" office:value="0.017716">
                <text:p>0.01771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0.000006">
                <text:p>-0.000006</text:p>
              </table:table-cell>
              <table:table-cell office:value-type="float" office:value="0.019023">
                <text:p>0.01902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2539">
                <text:p>0.002539</text:p>
              </table:table-cell>
              <table:table-cell office:value-type="float" office:value="0.02018">
                <text:p>0.0201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5084">
                <text:p>0.005084</text:p>
              </table:table-cell>
              <table:table-cell office:value-type="float" office:value="0.02085">
                <text:p>0.0208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3812">
                <text:p>0.003812</text:p>
              </table:table-cell>
              <table:table-cell office:value-type="float" office:value="0.021608">
                <text:p>0.02160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1267">
                <text:p>0.001267</text:p>
              </table:table-cell>
              <table:table-cell office:value-type="float" office:value="0.022028">
                <text:p>0.02202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0.001278">
                <text:p>-0.001278</text:p>
              </table:table-cell>
              <table:table-cell office:value-type="float" office:value="0.022265">
                <text:p>0.02226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0.00255">
                <text:p>-0.00255</text:p>
              </table:table-cell>
              <table:table-cell office:value-type="float" office:value="0.022295">
                <text:p>0.02229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0.001278">
                <text:p>-0.001278</text:p>
              </table:table-cell>
              <table:table-cell office:value-type="float" office:value="0.019932">
                <text:p>0.01993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1267">
                <text:p>0.001267</text:p>
              </table:table-cell>
              <table:table-cell office:value-type="float" office:value="0.017994">
                <text:p>0.01799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0.000705">
                <text:p>-0.000705</text:p>
              </table:table-cell>
              <table:table-cell office:value-type="float" office:value="0.015966">
                <text:p>0.01596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0568">
                <text:p>0.000568</text:p>
              </table:table-cell>
              <table:table-cell office:value-type="float" office:value="0.016245">
                <text:p>0.01624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0.000705">
                <text:p>-0.000705</text:p>
              </table:table-cell>
              <table:table-cell office:value-type="float" office:value="0.017105">
                <text:p>0.01710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0.004522">
                <text:p>-0.004522</text:p>
              </table:table-cell>
              <table:table-cell office:value-type="float" office:value="0.017435">
                <text:p>0.01743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0.008339">
                <text:p>-0.008339</text:p>
              </table:table-cell>
              <table:table-cell office:value-type="float" office:value="0.018142">
                <text:p>0.01814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0.012157">
                <text:p>-0.012157</text:p>
              </table:table-cell>
              <table:table-cell office:value-type="float" office:value="0.018355">
                <text:p>0.01835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0.013429">
                <text:p>-0.013429</text:p>
              </table:table-cell>
              <table:table-cell office:value-type="float" office:value="0.018806">
                <text:p>0.01880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0.008339">
                <text:p>-0.008339</text:p>
              </table:table-cell>
              <table:table-cell office:value-type="float" office:value="0.01698">
                <text:p>0.0169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0.004522">
                <text:p>-0.004522</text:p>
              </table:table-cell>
              <table:table-cell office:value-type="float" office:value="0.014668">
                <text:p>0.01466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0.000705">
                <text:p>-0.000705</text:p>
              </table:table-cell>
              <table:table-cell office:value-type="float" office:value="0.016982">
                <text:p>0.01698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184">
                <text:p>0.00184</text:p>
              </table:table-cell>
              <table:table-cell office:value-type="float" office:value="0.019869">
                <text:p>0.01986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5077">
                <text:p>0.005077</text:p>
              </table:table-cell>
              <table:table-cell office:value-type="float" office:value="0.023094">
                <text:p>0.02309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8152">
                <text:p>0.008152</text:p>
              </table:table-cell>
              <table:table-cell office:value-type="float" office:value="0.02614">
                <text:p>0.0261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4335">
                <text:p>0.004335</text:p>
              </table:table-cell>
              <table:table-cell office:value-type="float" office:value="0.028872">
                <text:p>0.02887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0.000755">
                <text:p>-0.000755</text:p>
              </table:table-cell>
              <table:table-cell office:value-type="float" office:value="0.031482">
                <text:p>0.03148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0.004572">
                <text:p>-0.004572</text:p>
              </table:table-cell>
              <table:table-cell office:value-type="float" office:value="0.02982">
                <text:p>0.0298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0.004572">
                <text:p>-0.004572</text:p>
              </table:table-cell>
              <table:table-cell office:value-type="float" office:value="0.025927">
                <text:p>0.02592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0.000755">
                <text:p>-0.000755</text:p>
              </table:table-cell>
              <table:table-cell office:value-type="float" office:value="0.02097">
                <text:p>0.0209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3062">
                <text:p>0.003062</text:p>
              </table:table-cell>
              <table:table-cell office:value-type="float" office:value="0.016786">
                <text:p>0.01678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5607">
                <text:p>0.005607</text:p>
              </table:table-cell>
              <table:table-cell office:value-type="float" office:value="0.013074">
                <text:p>0.01307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5607">
                <text:p>0.005607</text:p>
              </table:table-cell>
              <table:table-cell office:value-type="float" office:value="0.011868">
                <text:p>0.01186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0517">
                <text:p>0.000517</text:p>
              </table:table-cell>
              <table:table-cell office:value-type="float" office:value="0.012624">
                <text:p>0.01262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0.0033">
                <text:p>-0.0033</text:p>
              </table:table-cell>
              <table:table-cell office:value-type="float" office:value="0.013143">
                <text:p>0.01314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0.007117">
                <text:p>-0.007117</text:p>
              </table:table-cell>
              <table:table-cell office:value-type="float" office:value="0.01376">
                <text:p>0.0137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0.005845">
                <text:p>-0.005845</text:p>
              </table:table-cell>
              <table:table-cell office:value-type="float" office:value="0.014384">
                <text:p>0.01438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0.000755">
                <text:p>-0.000755</text:p>
              </table:table-cell>
              <table:table-cell office:value-type="float" office:value="0.014434">
                <text:p>0.01443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05607">
                <text:p>0.005607</text:p>
              </table:table-cell>
              <table:table-cell office:value-type="float" office:value="0.01408">
                <text:p>0.0140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09424">
                <text:p>0.009424</text:p>
              </table:table-cell>
              <table:table-cell office:value-type="float" office:value="0.015141">
                <text:p>0.01514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9424">
                <text:p>0.009424</text:p>
              </table:table-cell>
              <table:table-cell office:value-type="float" office:value="0.019226">
                <text:p>0.01922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8152">
                <text:p>0.008152</text:p>
              </table:table-cell>
              <table:table-cell office:value-type="float" office:value="0.023125">
                <text:p>0.02312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1192">
                <text:p>0.01192</text:p>
              </table:table-cell>
              <table:table-cell office:value-type="float" office:value="0.02686">
                <text:p>0.0268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08103">
                <text:p>0.008103</text:p>
              </table:table-cell>
              <table:table-cell office:value-type="float" office:value="0.029708">
                <text:p>0.02970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09605">
                <text:p>0.009605</text:p>
              </table:table-cell>
              <table:table-cell office:value-type="float" office:value="0.031193">
                <text:p>0.03119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10877">
                <text:p>0.010877</text:p>
              </table:table-cell>
              <table:table-cell office:value-type="float" office:value="0.028738">
                <text:p>0.02873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10877">
                <text:p>0.010877</text:p>
              </table:table-cell>
              <table:table-cell office:value-type="float" office:value="0.025045">
                <text:p>0.02504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7564">
                <text:p>0.007564</text:p>
              </table:table-cell>
              <table:table-cell office:value-type="float" office:value="0.02171">
                <text:p>0.0217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07564">
                <text:p>0.007564</text:p>
              </table:table-cell>
              <table:table-cell office:value-type="float" office:value="0.018908">
                <text:p>0.01890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06291">
                <text:p>0.006291</text:p>
              </table:table-cell>
              <table:table-cell office:value-type="float" office:value="0.015594">
                <text:p>0.01559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05019">
                <text:p>0.005019</text:p>
              </table:table-cell>
              <table:table-cell office:value-type="float" office:value="0.013183">
                <text:p>0.01318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03167">
                <text:p>0.003167</text:p>
              </table:table-cell>
              <table:table-cell office:value-type="float" office:value="0.011309">
                <text:p>0.01130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01885">
                <text:p>0.001885</text:p>
              </table:table-cell>
              <table:table-cell office:value-type="float" office:value="0.010009">
                <text:p>0.01000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0.001932">
                <text:p>-0.001932</text:p>
              </table:table-cell>
              <table:table-cell office:value-type="float" office:value="0.009564">
                <text:p>0.00956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0.004477">
                <text:p>-0.004477</text:p>
              </table:table-cell>
              <table:table-cell office:value-type="float" office:value="0.009576">
                <text:p>0.00957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0.004477">
                <text:p>-0.004477</text:p>
              </table:table-cell>
              <table:table-cell office:value-type="float" office:value="0.009748">
                <text:p>0.00974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0.001932">
                <text:p>-0.001932</text:p>
              </table:table-cell>
              <table:table-cell office:value-type="float" office:value="0.009907">
                <text:p>0.00990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0.00066">
                <text:p>-0.00066</text:p>
              </table:table-cell>
              <table:table-cell office:value-type="float" office:value="0.009738">
                <text:p>0.00973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0612">
                <text:p>0.000612</text:p>
              </table:table-cell>
              <table:table-cell office:value-type="float" office:value="0.009418">
                <text:p>0.00941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0.00066">
                <text:p>-0.00066</text:p>
              </table:table-cell>
              <table:table-cell office:value-type="float" office:value="0.009426">
                <text:p>0.00942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0.001932">
                <text:p>-0.001932</text:p>
              </table:table-cell>
              <table:table-cell office:value-type="float" office:value="0.00955">
                <text:p>0.0095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0.004477">
                <text:p>-0.004477</text:p>
              </table:table-cell>
              <table:table-cell office:value-type="float" office:value="0.009555">
                <text:p>0.00955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0.00575">
                <text:p>-0.00575</text:p>
              </table:table-cell>
              <table:table-cell office:value-type="float" office:value="0.009185">
                <text:p>0.00918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0.00575">
                <text:p>-0.00575</text:p>
              </table:table-cell>
              <table:table-cell office:value-type="float" office:value="0.006716">
                <text:p>0.00671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0.003205">
                <text:p>-0.003205</text:p>
              </table:table-cell>
              <table:table-cell office:value-type="float" office:value="0.003638">
                <text:p>0.00363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0.00066">
                <text:p>-0.00066</text:p>
              </table:table-cell>
              <table:table-cell office:value-type="float" office:value="0.001041">
                <text:p>0.00104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0.00066">
                <text:p>-0.00066</text:p>
              </table:table-cell>
              <table:table-cell office:value-type="float" office:value="0.000667000000000001">
                <text:p>0.00066700000000000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0.00066">
                <text:p>-0.00066</text:p>
              </table:table-cell>
              <table:table-cell office:value-type="float" office:value="0.003091">
                <text:p>0.00309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0.00066">
                <text:p>-0.00066</text:p>
              </table:table-cell>
              <table:table-cell office:value-type="float" office:value="0.00569">
                <text:p>0.0056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00612">
                <text:p>0.000612</text:p>
              </table:table-cell>
              <table:table-cell office:value-type="float" office:value="0.007965">
                <text:p>0.00796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03157">
                <text:p>0.003157</text:p>
              </table:table-cell>
              <table:table-cell office:value-type="float" office:value="0.007757">
                <text:p>0.00775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0443">
                <text:p>0.00443</text:p>
              </table:table-cell>
              <table:table-cell office:value-type="float" office:value="0.00784">
                <text:p>0.0078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5702">
                <text:p>0.005702</text:p>
              </table:table-cell>
              <table:table-cell office:value-type="float" office:value="0.007568">
                <text:p>0.00756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05702">
                <text:p>0.005702</text:p>
              </table:table-cell>
              <table:table-cell office:value-type="float" office:value="0.007785">
                <text:p>0.00778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5613">
                <text:p>0.005613</text:p>
              </table:table-cell>
              <table:table-cell office:value-type="float" office:value="0.007671">
                <text:p>0.00767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04341">
                <text:p>0.004341</text:p>
              </table:table-cell>
              <table:table-cell office:value-type="float" office:value="0.007693">
                <text:p>0.00769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01796">
                <text:p>0.001796</text:p>
              </table:table-cell>
              <table:table-cell office:value-type="float" office:value="0.008093">
                <text:p>0.00809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0872">
                <text:p>0.000872</text:p>
              </table:table-cell>
              <table:table-cell office:value-type="float" office:value="0.007157">
                <text:p>0.00715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0.001655">
                <text:p>-0.001655</text:p>
              </table:table-cell>
              <table:table-cell office:value-type="float" office:value="0.004606">
                <text:p>0.00460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0.003694">
                <text:p>-0.003694</text:p>
              </table:table-cell>
              <table:table-cell office:value-type="float" office:value="0.002561">
                <text:p>0.00256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0.005245">
                <text:p>-0.005245</text:p>
              </table:table-cell>
              <table:table-cell office:value-type="float" office:value="0.000979999999999998">
                <text:p>0.00097999999999999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0.016287">
                <text:p>-0.016287</text:p>
              </table:table-cell>
              <table:table-cell office:value-type="float" office:value="-0.010101">
                <text:p>-0.01010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0.03412">
                <text:p>-0.03412</text:p>
              </table:table-cell>
              <table:table-cell office:value-type="float" office:value="-0.027955">
                <text:p>-0.02795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0.054094">
                <text:p>-0.054094</text:p>
              </table:table-cell>
              <table:table-cell office:value-type="float" office:value="-0.047962">
                <text:p>-0.04796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0.072884">
                <text:p>-0.072884</text:p>
              </table:table-cell>
              <table:table-cell office:value-type="float" office:value="-0.066746">
                <text:p>-0.06674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0.084162">
                <text:p>-0.084162</text:p>
              </table:table-cell>
              <table:table-cell office:value-type="float" office:value="-0.078047">
                <text:p>-0.07804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0.084999">
                <text:p>-0.084999</text:p>
              </table:table-cell>
              <table:table-cell office:value-type="float" office:value="-0.078917">
                <text:p>-0.07891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0.075565">
                <text:p>-0.075565</text:p>
              </table:table-cell>
              <table:table-cell office:value-type="float" office:value="-0.069496">
                <text:p>-0.06949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0.069203">
                <text:p>-0.069203</text:p>
              </table:table-cell>
              <table:table-cell office:value-type="float" office:value="-0.056314">
                <text:p>-0.05631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0.06284">
                <text:p>-0.06284</text:p>
              </table:table-cell>
              <table:table-cell office:value-type="float" office:value="-0.043048">
                <text:p>-0.04304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0.055206">
                <text:p>-0.055206</text:p>
              </table:table-cell>
              <table:table-cell office:value-type="float" office:value="-0.030584">
                <text:p>-0.03058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0.044633">
                <text:p>-0.044633</text:p>
              </table:table-cell>
              <table:table-cell office:value-type="float" office:value="-0.02002">
                <text:p>-0.0200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0.034453">
                <text:p>-0.034453</text:p>
              </table:table-cell>
              <table:table-cell office:value-type="float" office:value="-0.011481">
                <text:p>-0.01148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0.028091">
                <text:p>-0.028091</text:p>
              </table:table-cell>
              <table:table-cell office:value-type="float" office:value="-0.004758">
                <text:p>-0.00475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0.024274">
                <text:p>-0.024274</text:p>
              </table:table-cell>
              <table:table-cell office:value-type="float" office:value="0.003432">
                <text:p>0.00343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0.017912">
                <text:p>-0.017912</text:p>
              </table:table-cell>
              <table:table-cell office:value-type="float" office:value="0.009423">
                <text:p>0.00942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0.015367">
                <text:p>-0.015367</text:p>
              </table:table-cell>
              <table:table-cell office:value-type="float" office:value="0.01479">
                <text:p>0.0147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0.014095">
                <text:p>-0.014095</text:p>
              </table:table-cell>
              <table:table-cell office:value-type="float" office:value="0.019895">
                <text:p>0.01989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0.014095">
                <text:p>-0.014095</text:p>
              </table:table-cell>
              <table:table-cell office:value-type="float" office:value="0.024176">
                <text:p>0.02417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0.011156">
                <text:p>-0.011156</text:p>
              </table:table-cell>
              <table:table-cell office:value-type="float" office:value="0.027102">
                <text:p>0.02710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0.007339">
                <text:p>-0.007339</text:p>
              </table:table-cell>
              <table:table-cell office:value-type="float" office:value="0.0286">
                <text:p>0.028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0.003522">
                <text:p>-0.003522</text:p>
              </table:table-cell>
              <table:table-cell office:value-type="float" office:value="0.028389">
                <text:p>0.02838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0295">
                <text:p>0.000295</text:p>
              </table:table-cell>
              <table:table-cell office:value-type="float" office:value="0.02879">
                <text:p>0.0287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0.000977">
                <text:p>-0.000977</text:p>
              </table:table-cell>
              <table:table-cell office:value-type="float" office:value="0.029033">
                <text:p>0.02903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0.003522">
                <text:p>-0.003522</text:p>
              </table:table-cell>
              <table:table-cell office:value-type="float" office:value="0.029358">
                <text:p>0.02935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0.008612">
                <text:p>-0.008612</text:p>
              </table:table-cell>
              <table:table-cell office:value-type="float" office:value="0.02969">
                <text:p>0.0296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0.011156">
                <text:p>-0.011156</text:p>
              </table:table-cell>
              <table:table-cell office:value-type="float" office:value="0.029917">
                <text:p>0.02991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0.008612">
                <text:p>-0.008612</text:p>
              </table:table-cell>
              <table:table-cell office:value-type="float" office:value="0.025289">
                <text:p>0.02528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0.004794">
                <text:p>-0.004794</text:p>
              </table:table-cell>
              <table:table-cell office:value-type="float" office:value="0.022042">
                <text:p>0.02204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4113">
                <text:p>0.004113</text:p>
              </table:table-cell>
              <table:table-cell office:value-type="float" office:value="0.018052">
                <text:p>0.01805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9202">
                <text:p>0.009202</text:p>
              </table:table-cell>
              <table:table-cell office:value-type="float" office:value="0.015045">
                <text:p>0.01504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793">
                <text:p>0.00793</text:p>
              </table:table-cell>
              <table:table-cell office:value-type="float" office:value="0.016632">
                <text:p>0.01663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0284">
                <text:p>0.00284</text:p>
              </table:table-cell>
              <table:table-cell office:value-type="float" office:value="0.020751">
                <text:p>0.02075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0.003522">
                <text:p>-0.003522</text:p>
              </table:table-cell>
              <table:table-cell office:value-type="float" office:value="0.024915">
                <text:p>0.02491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0.009884">
                <text:p>-0.009884</text:p>
              </table:table-cell>
              <table:table-cell office:value-type="float" office:value="0.028257">
                <text:p>0.02825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0.007678">
                <text:p>-0.007678</text:p>
              </table:table-cell>
              <table:table-cell office:value-type="float" office:value="0.030413">
                <text:p>0.03041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0.00893">
                <text:p>-0.00893</text:p>
              </table:table-cell>
              <table:table-cell office:value-type="float" office:value="0.029136">
                <text:p>0.02913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0.00914">
                <text:p>-0.00914</text:p>
              </table:table-cell>
              <table:table-cell office:value-type="float" office:value="0.028919">
                <text:p>0.02891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0.00764">
                <text:p>-0.00764</text:p>
              </table:table-cell>
              <table:table-cell office:value-type="float" office:value="0.030403">
                <text:p>0.03040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03282">
                <text:p>0.003282</text:p>
              </table:table-cell>
              <table:table-cell office:value-type="float" office:value="0.0413">
                <text:p>0.041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21116">
                <text:p>0.021116</text:p>
              </table:table-cell>
              <table:table-cell office:value-type="float" office:value="0.059111">
                <text:p>0.05911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37734">
                <text:p>0.037734</text:p>
              </table:table-cell>
              <table:table-cell office:value-type="float" office:value="0.075746">
                <text:p>0.07574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54503">
                <text:p>0.054503</text:p>
              </table:table-cell>
              <table:table-cell office:value-type="float" office:value="0.092488">
                <text:p>0.09248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73972">
                <text:p>0.073972</text:p>
              </table:table-cell>
              <table:table-cell office:value-type="float" office:value="0.111924">
                <text:p>0.11192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99707">
                <text:p>0.099707</text:p>
              </table:table-cell>
              <table:table-cell office:value-type="float" office:value="0.137642">
                <text:p>0.13764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130596">
                <text:p>0.130596</text:p>
              </table:table-cell>
              <table:table-cell office:value-type="float" office:value="0.168558">
                <text:p>0.16855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164186">
                <text:p>0.164186</text:p>
              </table:table-cell>
              <table:table-cell office:value-type="float" office:value="0.202123">
                <text:p>0.20212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199242">
                <text:p>0.199242</text:p>
              </table:table-cell>
              <table:table-cell office:value-type="float" office:value="0.237149">
                <text:p>0.23714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241252">
                <text:p>0.241252</text:p>
              </table:table-cell>
              <table:table-cell office:value-type="float" office:value="0.279142">
                <text:p>0.27914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289366">
                <text:p>0.289366</text:p>
              </table:table-cell>
              <table:table-cell office:value-type="float" office:value="0.327245">
                <text:p>0.32724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342955">
                <text:p>0.342955</text:p>
              </table:table-cell>
              <table:table-cell office:value-type="float" office:value="0.380828">
                <text:p>0.38082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400372">
                <text:p>0.400372</text:p>
              </table:table-cell>
              <table:table-cell office:value-type="float" office:value="0.438226">
                <text:p>0.43822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459679">
                <text:p>0.459679</text:p>
              </table:table-cell>
              <table:table-cell office:value-type="float" office:value="0.497525">
                <text:p>0.49752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518413">
                <text:p>0.518413</text:p>
              </table:table-cell>
              <table:table-cell office:value-type="float" office:value="0.556217">
                <text:p>0.55621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576587">
                <text:p>0.576587</text:p>
              </table:table-cell>
              <table:table-cell office:value-type="float" office:value="0.614437">
                <text:p>0.61443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634105">
                <text:p>0.634105</text:p>
              </table:table-cell>
              <table:table-cell office:value-type="float" office:value="0.671943">
                <text:p>0.67194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689136">
                <text:p>0.689136</text:p>
              </table:table-cell>
              <table:table-cell office:value-type="float" office:value="0.72695">
                <text:p>0.7269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739351">
                <text:p>0.739351</text:p>
              </table:table-cell>
              <table:table-cell office:value-type="float" office:value="0.777165">
                <text:p>0.77716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786981">
                <text:p>0.786981</text:p>
              </table:table-cell>
              <table:table-cell office:value-type="float" office:value="0.824779">
                <text:p>0.82477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832559">
                <text:p>0.832559</text:p>
              </table:table-cell>
              <table:table-cell office:value-type="float" office:value="0.870333">
                <text:p>0.87033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87806">
                <text:p>0.87806</text:p>
              </table:table-cell>
              <table:table-cell office:value-type="float" office:value="0.915829">
                <text:p>0.91582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925151">
                <text:p>0.925151</text:p>
              </table:table-cell>
              <table:table-cell office:value-type="float" office:value="0.96291">
                <text:p>0.9629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97299">
                <text:p>0.97299</text:p>
              </table:table-cell>
              <table:table-cell office:value-type="float" office:value="1.010742">
                <text:p>1.01074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.020409">
                <text:p>1.020409</text:p>
              </table:table-cell>
              <table:table-cell office:value-type="float" office:value="1.058159">
                <text:p>1.05815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066371">
                <text:p>1.066371</text:p>
              </table:table-cell>
              <table:table-cell office:value-type="float" office:value="1.104081">
                <text:p>1.10408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.11287">
                <text:p>1.11287</text:p>
              </table:table-cell>
              <table:table-cell office:value-type="float" office:value="1.150584">
                <text:p>1.15058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.158088">
                <text:p>1.158088</text:p>
              </table:table-cell>
              <table:table-cell office:value-type="float" office:value="1.195819">
                <text:p>1.19581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.203469">
                <text:p>1.203469</text:p>
              </table:table-cell>
              <table:table-cell office:value-type="float" office:value="1.241215">
                <text:p>1.24121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.252418">
                <text:p>1.252418</text:p>
              </table:table-cell>
              <table:table-cell office:value-type="float" office:value="1.290136">
                <text:p>1.29013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302875">
                <text:p>1.302875</text:p>
              </table:table-cell>
              <table:table-cell office:value-type="float" office:value="1.340569">
                <text:p>1.34056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.354171">
                <text:p>1.354171</text:p>
              </table:table-cell>
              <table:table-cell office:value-type="float" office:value="1.391863">
                <text:p>1.39186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.40505">
                <text:p>1.40505</text:p>
              </table:table-cell>
              <table:table-cell office:value-type="float" office:value="1.442726">
                <text:p>1.44272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.456782">
                <text:p>1.456782</text:p>
              </table:table-cell>
              <table:table-cell office:value-type="float" office:value="1.494418">
                <text:p>1.49441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.508275">
                <text:p>1.508275</text:p>
              </table:table-cell>
              <table:table-cell office:value-type="float" office:value="1.545921">
                <text:p>1.54592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.560414">
                <text:p>1.560414</text:p>
              </table:table-cell>
              <table:table-cell office:value-type="float" office:value="1.598062">
                <text:p>1.59806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.611489">
                <text:p>1.611489</text:p>
              </table:table-cell>
              <table:table-cell office:value-type="float" office:value="1.64913">
                <text:p>1.6491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.662439">
                <text:p>1.662439</text:p>
              </table:table-cell>
              <table:table-cell office:value-type="float" office:value="1.700049">
                <text:p>1.70004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.713111">
                <text:p>1.713111</text:p>
              </table:table-cell>
              <table:table-cell office:value-type="float" office:value="1.750722">
                <text:p>1.75072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.763175">
                <text:p>1.763175</text:p>
              </table:table-cell>
              <table:table-cell office:value-type="float" office:value="1.800776">
                <text:p>1.80077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.813062">
                <text:p>1.813062</text:p>
              </table:table-cell>
              <table:table-cell office:value-type="float" office:value="1.850647">
                <text:p>1.85064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.862263">
                <text:p>1.862263</text:p>
              </table:table-cell>
              <table:table-cell office:value-type="float" office:value="1.899831">
                <text:p>1.89983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.910637">
                <text:p>1.910637</text:p>
              </table:table-cell>
              <table:table-cell office:value-type="float" office:value="1.948208">
                <text:p>1.94820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.95856">
                <text:p>1.95856</text:p>
              </table:table-cell>
              <table:table-cell office:value-type="float" office:value="1.996125">
                <text:p>1.99612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.005735">
                <text:p>2.005735</text:p>
              </table:table-cell>
              <table:table-cell office:value-type="float" office:value="2.043307">
                <text:p>2.04330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.052647">
                <text:p>2.052647</text:p>
              </table:table-cell>
              <table:table-cell office:value-type="float" office:value="2.09016">
                <text:p>2.0901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.098973">
                <text:p>2.098973</text:p>
              </table:table-cell>
              <table:table-cell office:value-type="float" office:value="2.136474">
                <text:p>2.13647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.144504">
                <text:p>2.144504</text:p>
              </table:table-cell>
              <table:table-cell office:value-type="float" office:value="2.182007">
                <text:p>2.18200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.190597">
                <text:p>2.190597</text:p>
              </table:table-cell>
              <table:table-cell office:value-type="float" office:value="2.228113">
                <text:p>2.22811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.235968">
                <text:p>2.235968</text:p>
              </table:table-cell>
              <table:table-cell office:value-type="float" office:value="2.273442">
                <text:p>2.27344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.281845">
                <text:p>2.281845</text:p>
              </table:table-cell>
              <table:table-cell office:value-type="float" office:value="2.319315">
                <text:p>2.31931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.327402">
                <text:p>2.327402</text:p>
              </table:table-cell>
              <table:table-cell office:value-type="float" office:value="2.364832">
                <text:p>2.36483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.374949">
                <text:p>2.374949</text:p>
              </table:table-cell>
              <table:table-cell office:value-type="float" office:value="2.412362">
                <text:p>2.41236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.423567">
                <text:p>2.423567</text:p>
              </table:table-cell>
              <table:table-cell office:value-type="float" office:value="2.460958">
                <text:p>2.46095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.473571">
                <text:p>2.473571</text:p>
              </table:table-cell>
              <table:table-cell office:value-type="float" office:value="2.510947">
                <text:p>2.51094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.523399">
                <text:p>2.523399</text:p>
              </table:table-cell>
              <table:table-cell office:value-type="float" office:value="2.560794">
                <text:p>2.56079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.574688">
                <text:p>2.574688</text:p>
              </table:table-cell>
              <table:table-cell office:value-type="float" office:value="2.61208">
                <text:p>2.6120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.626542">
                <text:p>2.626542</text:p>
              </table:table-cell>
              <table:table-cell office:value-type="float" office:value="2.663917">
                <text:p>2.66391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.67785">
                <text:p>2.67785</text:p>
              </table:table-cell>
              <table:table-cell office:value-type="float" office:value="2.715235">
                <text:p>2.71523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.729378">
                <text:p>2.729378</text:p>
              </table:table-cell>
              <table:table-cell office:value-type="float" office:value="2.766754">
                <text:p>2.76675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.780274">
                <text:p>2.780274</text:p>
              </table:table-cell>
              <table:table-cell office:value-type="float" office:value="2.817677">
                <text:p>2.81767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.831387">
                <text:p>2.831387</text:p>
              </table:table-cell>
              <table:table-cell office:value-type="float" office:value="2.868737">
                <text:p>2.86873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.881731">
                <text:p>2.881731</text:p>
              </table:table-cell>
              <table:table-cell office:value-type="float" office:value="2.91903">
                <text:p>2.9190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.931935">
                <text:p>2.931935</text:p>
              </table:table-cell>
              <table:table-cell office:value-type="float" office:value="2.969277">
                <text:p>2.96927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.97968">
                <text:p>2.97968</text:p>
              </table:table-cell>
              <table:table-cell office:value-type="float" office:value="3.01701">
                <text:p>3.0170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.026666">
                <text:p>3.026666</text:p>
              </table:table-cell>
              <table:table-cell office:value-type="float" office:value="3.063978">
                <text:p>3.06397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.073281">
                <text:p>3.073281</text:p>
              </table:table-cell>
              <table:table-cell office:value-type="float" office:value="3.110559">
                <text:p>3.11055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.121149">
                <text:p>3.121149</text:p>
              </table:table-cell>
              <table:table-cell office:value-type="float" office:value="-3.124754">
                <text:p>-3.12475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3.11443">
                <text:p>-3.11443</text:p>
              </table:table-cell>
              <table:table-cell office:value-type="float" office:value="-3.077149">
                <text:p>-3.07714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3.06618">
                <text:p>-3.06618</text:p>
              </table:table-cell>
              <table:table-cell office:value-type="float" office:value="-3.0289">
                <text:p>-3.028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3.017638">
                <text:p>-3.017638</text:p>
              </table:table-cell>
              <table:table-cell office:value-type="float" office:value="-2.980393">
                <text:p>-2.98039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2.969678">
                <text:p>-2.969678</text:p>
              </table:table-cell>
              <table:table-cell office:value-type="float" office:value="-2.932439">
                <text:p>-2.93243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2.921426">
                <text:p>-2.921426</text:p>
              </table:table-cell>
              <table:table-cell office:value-type="float" office:value="-2.884211">
                <text:p>-2.88421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2.873891">
                <text:p>-2.873891</text:p>
              </table:table-cell>
              <table:table-cell office:value-type="float" office:value="-2.836681">
                <text:p>-2.83668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2.825122">
                <text:p>-2.825122</text:p>
              </table:table-cell>
              <table:table-cell office:value-type="float" office:value="-2.787903">
                <text:p>-2.78790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2.776568">
                <text:p>-2.776568</text:p>
              </table:table-cell>
              <table:table-cell office:value-type="float" office:value="-2.739376">
                <text:p>-2.73937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2.728203">
                <text:p>-2.728203</text:p>
              </table:table-cell>
              <table:table-cell office:value-type="float" office:value="-2.691009">
                <text:p>-2.69100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2.679016">
                <text:p>-2.679016</text:p>
              </table:table-cell>
              <table:table-cell office:value-type="float" office:value="-2.64182">
                <text:p>-2.6418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2.62993">
                <text:p>-2.62993</text:p>
              </table:table-cell>
              <table:table-cell office:value-type="float" office:value="-2.592734">
                <text:p>-2.59273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2.579661">
                <text:p>-2.579661</text:p>
              </table:table-cell>
              <table:table-cell office:value-type="float" office:value="-2.542493">
                <text:p>-2.54249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2.52851">
                <text:p>-2.52851</text:p>
              </table:table-cell>
              <table:table-cell office:value-type="float" office:value="-2.491324">
                <text:p>-2.49132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2.477706">
                <text:p>-2.477706</text:p>
              </table:table-cell>
              <table:table-cell office:value-type="float" office:value="-2.440537">
                <text:p>-2.44053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2.426829">
                <text:p>-2.426829</text:p>
              </table:table-cell>
              <table:table-cell office:value-type="float" office:value="-2.389645">
                <text:p>-2.38964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2.376646">
                <text:p>-2.376646</text:p>
              </table:table-cell>
              <table:table-cell office:value-type="float" office:value="-2.339447">
                <text:p>-2.33944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2.326177">
                <text:p>-2.326177</text:p>
              </table:table-cell>
              <table:table-cell office:value-type="float" office:value="-2.289008">
                <text:p>-2.28900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2.276157">
                <text:p>-2.276157</text:p>
              </table:table-cell>
              <table:table-cell office:value-type="float" office:value="-2.238979">
                <text:p>-2.23897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2.226617">
                <text:p>-2.226617</text:p>
              </table:table-cell>
              <table:table-cell office:value-type="float" office:value="-2.189448">
                <text:p>-2.18944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2.177296">
                <text:p>-2.177296</text:p>
              </table:table-cell>
              <table:table-cell office:value-type="float" office:value="-2.140133">
                <text:p>-2.14013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2.128622">
                <text:p>-2.128622</text:p>
              </table:table-cell>
              <table:table-cell office:value-type="float" office:value="-2.091474">
                <text:p>-2.09147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2.080324">
                <text:p>-2.080324</text:p>
              </table:table-cell>
              <table:table-cell office:value-type="float" office:value="-2.043182">
                <text:p>-2.04318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2.032413">
                <text:p>-2.032413</text:p>
              </table:table-cell>
              <table:table-cell office:value-type="float" office:value="-1.995302">
                <text:p>-1.99530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1.985189">
                <text:p>-1.985189</text:p>
              </table:table-cell>
              <table:table-cell office:value-type="float" office:value="-1.948007">
                <text:p>-1.94800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1.938022">
                <text:p>-1.938022</text:p>
              </table:table-cell>
              <table:table-cell office:value-type="float" office:value="-1.900864">
                <text:p>-1.90086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1.889688">
                <text:p>-1.889688</text:p>
              </table:table-cell>
              <table:table-cell office:value-type="float" office:value="-1.852549">
                <text:p>-1.85254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1.841015">
                <text:p>-1.841015</text:p>
              </table:table-cell>
              <table:table-cell office:value-type="float" office:value="-1.803894">
                <text:p>-1.80389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1.793431">
                <text:p>-1.793431</text:p>
              </table:table-cell>
              <table:table-cell office:value-type="float" office:value="-1.756288">
                <text:p>-1.75628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1.745206">
                <text:p>-1.745206</text:p>
              </table:table-cell>
              <table:table-cell office:value-type="float" office:value="-1.708087">
                <text:p>-1.70808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1.69714">
                <text:p>-1.69714</text:p>
              </table:table-cell>
              <table:table-cell office:value-type="float" office:value="-1.660002">
                <text:p>-1.66000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1.647999">
                <text:p>-1.647999</text:p>
              </table:table-cell>
              <table:table-cell office:value-type="float" office:value="-1.610882">
                <text:p>-1.61088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1.598886">
                <text:p>-1.598886</text:p>
              </table:table-cell>
              <table:table-cell office:value-type="float" office:value="-1.561792">
                <text:p>-1.56179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1.549257">
                <text:p>-1.549257</text:p>
              </table:table-cell>
              <table:table-cell office:value-type="float" office:value="-1.512155">
                <text:p>-1.51215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1.50007">
                <text:p>-1.50007</text:p>
              </table:table-cell>
              <table:table-cell office:value-type="float" office:value="-1.462982">
                <text:p>-1.46298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1.451113">
                <text:p>-1.451113</text:p>
              </table:table-cell>
              <table:table-cell office:value-type="float" office:value="-1.414044">
                <text:p>-1.41404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1.401534">
                <text:p>-1.401534</text:p>
              </table:table-cell>
              <table:table-cell office:value-type="float" office:value="-1.364473">
                <text:p>-1.36447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1.352964">
                <text:p>-1.352964</text:p>
              </table:table-cell>
              <table:table-cell office:value-type="float" office:value="-1.315931">
                <text:p>-1.31593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1.303732">
                <text:p>-1.303732</text:p>
              </table:table-cell>
              <table:table-cell office:value-type="float" office:value="-1.266722">
                <text:p>-1.26672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1.25497">
                <text:p>-1.25497</text:p>
              </table:table-cell>
              <table:table-cell office:value-type="float" office:value="-1.217959">
                <text:p>-1.21795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1.205225">
                <text:p>-1.205225</text:p>
              </table:table-cell>
              <table:table-cell office:value-type="float" office:value="-1.168235">
                <text:p>-1.16823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1.155697">
                <text:p>-1.155697</text:p>
              </table:table-cell>
              <table:table-cell office:value-type="float" office:value="-1.118677">
                <text:p>-1.11867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1.106392">
                <text:p>-1.106392</text:p>
              </table:table-cell>
              <table:table-cell office:value-type="float" office:value="-1.069402">
                <text:p>-1.06940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1.056777">
                <text:p>-1.056777</text:p>
              </table:table-cell>
              <table:table-cell office:value-type="float" office:value="-1.019796">
                <text:p>-1.01979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1.006965">
                <text:p>-1.006965</text:p>
              </table:table-cell>
              <table:table-cell office:value-type="float" office:value="-0.969988">
                <text:p>-0.96998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0.956647">
                <text:p>-0.956647</text:p>
              </table:table-cell>
              <table:table-cell office:value-type="float" office:value="-0.91969">
                <text:p>-0.9196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0.906831">
                <text:p>-0.906831</text:p>
              </table:table-cell>
              <table:table-cell office:value-type="float" office:value="-0.869861">
                <text:p>-0.86986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0.858296">
                <text:p>-0.858296</text:p>
              </table:table-cell>
              <table:table-cell office:value-type="float" office:value="-0.821368">
                <text:p>-0.82136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0.809793">
                <text:p>-0.809793</text:p>
              </table:table-cell>
              <table:table-cell office:value-type="float" office:value="-0.772858">
                <text:p>-0.77285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0.761014">
                <text:p>-0.761014</text:p>
              </table:table-cell>
              <table:table-cell office:value-type="float" office:value="-0.724087">
                <text:p>-0.72408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0.712315">
                <text:p>-0.712315</text:p>
              </table:table-cell>
              <table:table-cell office:value-type="float" office:value="-0.675397">
                <text:p>-0.67539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0.664428">
                <text:p>-0.664428</text:p>
              </table:table-cell>
              <table:table-cell office:value-type="float" office:value="-0.627526">
                <text:p>-0.62752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0.616324">
                <text:p>-0.616324</text:p>
              </table:table-cell>
              <table:table-cell office:value-type="float" office:value="-0.579401">
                <text:p>-0.57940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0.567176">
                <text:p>-0.567176</text:p>
              </table:table-cell>
              <table:table-cell office:value-type="float" office:value="-0.530242">
                <text:p>-0.53024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0.516945">
                <text:p>-0.516945</text:p>
              </table:table-cell>
              <table:table-cell office:value-type="float" office:value="-0.480024">
                <text:p>-0.48002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0.467585">
                <text:p>-0.467585</text:p>
              </table:table-cell>
              <table:table-cell office:value-type="float" office:value="-0.430683">
                <text:p>-0.43068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0.419079">
                <text:p>-0.419079</text:p>
              </table:table-cell>
              <table:table-cell office:value-type="float" office:value="-0.382203">
                <text:p>-0.38220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0.370439">
                <text:p>-0.370439</text:p>
              </table:table-cell>
              <table:table-cell office:value-type="float" office:value="-0.33356">
                <text:p>-0.3335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0.322928">
                <text:p>-0.322928</text:p>
              </table:table-cell>
              <table:table-cell office:value-type="float" office:value="-0.286072">
                <text:p>-0.28607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0.272347">
                <text:p>-0.272347</text:p>
              </table:table-cell>
              <table:table-cell office:value-type="float" office:value="-0.235503">
                <text:p>-0.23550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0.222618">
                <text:p>-0.222618</text:p>
              </table:table-cell>
              <table:table-cell office:value-type="float" office:value="-0.185802">
                <text:p>-0.18580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0.172648">
                <text:p>-0.172648</text:p>
              </table:table-cell>
              <table:table-cell office:value-type="float" office:value="-0.13585">
                <text:p>-0.1358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0.123542">
                <text:p>-0.123542</text:p>
              </table:table-cell>
              <table:table-cell office:value-type="float" office:value="-0.08677">
                <text:p>-0.0867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0.074786">
                <text:p>-0.074786</text:p>
              </table:table-cell>
              <table:table-cell office:value-type="float" office:value="-0.038025">
                <text:p>-0.03802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0.026493">
                <text:p>-0.026493</text:p>
              </table:table-cell>
              <table:table-cell office:value-type="float" office:value="0.010236">
                <text:p>0.01023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22921">
                <text:p>0.022921</text:p>
              </table:table-cell>
              <table:table-cell office:value-type="float" office:value="0.05966">
                <text:p>0.0596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73519">
                <text:p>0.073519</text:p>
              </table:table-cell>
              <table:table-cell office:value-type="float" office:value="0.11025">
                <text:p>0.1102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120952">
                <text:p>0.120952</text:p>
              </table:table-cell>
              <table:table-cell office:value-type="float" office:value="0.157672">
                <text:p>0.15767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168705">
                <text:p>0.168705</text:p>
              </table:table-cell>
              <table:table-cell office:value-type="float" office:value="0.20541">
                <text:p>0.2054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217036">
                <text:p>0.217036</text:p>
              </table:table-cell>
              <table:table-cell office:value-type="float" office:value="0.25374">
                <text:p>0.2537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26722">
                <text:p>0.26722</text:p>
              </table:table-cell>
              <table:table-cell office:value-type="float" office:value="0.303936">
                <text:p>0.30393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317748">
                <text:p>0.317748</text:p>
              </table:table-cell>
              <table:table-cell office:value-type="float" office:value="0.354439">
                <text:p>0.35443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368763">
                <text:p>0.368763</text:p>
              </table:table-cell>
              <table:table-cell office:value-type="float" office:value="0.405485">
                <text:p>0.40548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420328">
                <text:p>0.420328</text:p>
              </table:table-cell>
              <table:table-cell office:value-type="float" office:value="0.457021">
                <text:p>0.45702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470221">
                <text:p>0.470221</text:p>
              </table:table-cell>
              <table:table-cell office:value-type="float" office:value="0.506901">
                <text:p>0.50690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519884">
                <text:p>0.519884</text:p>
              </table:table-cell>
              <table:table-cell office:value-type="float" office:value="0.556547">
                <text:p>0.55654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568505">
                <text:p>0.568505</text:p>
              </table:table-cell>
              <table:table-cell office:value-type="float" office:value="0.605168">
                <text:p>0.60516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616232">
                <text:p>0.616232</text:p>
              </table:table-cell>
              <table:table-cell office:value-type="float" office:value="0.652871">
                <text:p>0.65287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663832">
                <text:p>0.663832</text:p>
              </table:table-cell>
              <table:table-cell office:value-type="float" office:value="0.700492">
                <text:p>0.70049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710304">
                <text:p>0.710304</text:p>
              </table:table-cell>
              <table:table-cell office:value-type="float" office:value="0.746917">
                <text:p>0.74691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756289">
                <text:p>0.756289</text:p>
              </table:table-cell>
              <table:table-cell office:value-type="float" office:value="0.792887">
                <text:p>0.79288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801638">
                <text:p>0.801638</text:p>
              </table:table-cell>
              <table:table-cell office:value-type="float" office:value="0.838257">
                <text:p>0.83825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847629">
                <text:p>0.847629</text:p>
              </table:table-cell>
              <table:table-cell office:value-type="float" office:value="0.884255">
                <text:p>0.88425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89442">
                <text:p>0.89442</text:p>
              </table:table-cell>
              <table:table-cell office:value-type="float" office:value="0.931051">
                <text:p>0.93105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94179">
                <text:p>0.94179</text:p>
              </table:table-cell>
              <table:table-cell office:value-type="float" office:value="0.978405">
                <text:p>0.97840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988733">
                <text:p>0.988733</text:p>
              </table:table-cell>
              <table:table-cell office:value-type="float" office:value="1.025351">
                <text:p>1.02535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.035361">
                <text:p>1.035361</text:p>
              </table:table-cell>
              <table:table-cell office:value-type="float" office:value="1.072003">
                <text:p>1.07200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.084925">
                <text:p>1.084925</text:p>
              </table:table-cell>
              <table:table-cell office:value-type="float" office:value="1.121508">
                <text:p>1.12150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.133568">
                <text:p>1.133568</text:p>
              </table:table-cell>
              <table:table-cell office:value-type="float" office:value="1.170176">
                <text:p>1.17017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.183366">
                <text:p>1.183366</text:p>
              </table:table-cell>
              <table:table-cell office:value-type="float" office:value="1.219959">
                <text:p>1.21995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.233867">
                <text:p>1.233867</text:p>
              </table:table-cell>
              <table:table-cell office:value-type="float" office:value="1.270427">
                <text:p>1.27042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.284325">
                <text:p>1.284325</text:p>
              </table:table-cell>
              <table:table-cell office:value-type="float" office:value="1.320877">
                <text:p>1.32087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.335503">
                <text:p>1.335503</text:p>
              </table:table-cell>
              <table:table-cell office:value-type="float" office:value="1.372041">
                <text:p>1.37204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.386113">
                <text:p>1.386113</text:p>
              </table:table-cell>
              <table:table-cell office:value-type="float" office:value="1.422665">
                <text:p>1.42266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.436406">
                <text:p>1.436406</text:p>
              </table:table-cell>
              <table:table-cell office:value-type="float" office:value="1.472959">
                <text:p>1.47295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.486244">
                <text:p>1.486244</text:p>
              </table:table-cell>
              <table:table-cell office:value-type="float" office:value="1.522762">
                <text:p>1.52276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.536021">
                <text:p>1.536021</text:p>
              </table:table-cell>
              <table:table-cell office:value-type="float" office:value="1.572526">
                <text:p>1.57252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.585488">
                <text:p>1.585488</text:p>
              </table:table-cell>
              <table:table-cell office:value-type="float" office:value="1.622003">
                <text:p>1.62200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.635576">
                <text:p>1.635576</text:p>
              </table:table-cell>
              <table:table-cell office:value-type="float" office:value="1.672102">
                <text:p>1.67210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.685832">
                <text:p>1.685832</text:p>
              </table:table-cell>
              <table:table-cell office:value-type="float" office:value="1.722335">
                <text:p>1.72233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.737129">
                <text:p>1.737129</text:p>
              </table:table-cell>
              <table:table-cell office:value-type="float" office:value="1.773606">
                <text:p>1.77360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.787677">
                <text:p>1.787677</text:p>
              </table:table-cell>
              <table:table-cell office:value-type="float" office:value="1.824155">
                <text:p>1.82415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.838639">
                <text:p>1.838639</text:p>
              </table:table-cell>
              <table:table-cell office:value-type="float" office:value="1.875093">
                <text:p>1.87509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.889864">
                <text:p>1.889864</text:p>
              </table:table-cell>
              <table:table-cell office:value-type="float" office:value="1.926321">
                <text:p>1.92632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.938923">
                <text:p>1.938923</text:p>
              </table:table-cell>
              <table:table-cell office:value-type="float" office:value="1.975368">
                <text:p>1.97536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.989664">
                <text:p>1.989664</text:p>
              </table:table-cell>
              <table:table-cell office:value-type="float" office:value="2.026104">
                <text:p>2.02610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.039584">
                <text:p>2.039584</text:p>
              </table:table-cell>
              <table:table-cell office:value-type="float" office:value="2.076002">
                <text:p>2.07600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.089614">
                <text:p>2.089614</text:p>
              </table:table-cell>
              <table:table-cell office:value-type="float" office:value="2.126045">
                <text:p>2.12604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.140114">
                <text:p>2.140114</text:p>
              </table:table-cell>
              <table:table-cell office:value-type="float" office:value="2.176481">
                <text:p>2.17648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.190086">
                <text:p>2.190086</text:p>
              </table:table-cell>
              <table:table-cell office:value-type="float" office:value="2.226458">
                <text:p>2.22645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.240958">
                <text:p>2.240958</text:p>
              </table:table-cell>
              <table:table-cell office:value-type="float" office:value="2.277353">
                <text:p>2.27735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.290498">
                <text:p>2.290498</text:p>
              </table:table-cell>
              <table:table-cell office:value-type="float" office:value="2.32687">
                <text:p>2.3268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.338736">
                <text:p>2.338736</text:p>
              </table:table-cell>
              <table:table-cell office:value-type="float" office:value="2.375105">
                <text:p>2.37510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.386635">
                <text:p>2.386635</text:p>
              </table:table-cell>
              <table:table-cell office:value-type="float" office:value="2.422998">
                <text:p>2.42299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.433471">
                <text:p>2.433471</text:p>
              </table:table-cell>
              <table:table-cell office:value-type="float" office:value="2.469862">
                <text:p>2.46986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.480953">
                <text:p>2.480953</text:p>
              </table:table-cell>
              <table:table-cell office:value-type="float" office:value="2.517335">
                <text:p>2.51733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.527573">
                <text:p>2.527573</text:p>
              </table:table-cell>
              <table:table-cell office:value-type="float" office:value="2.563943">
                <text:p>2.56394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.574185">
                <text:p>2.574185</text:p>
              </table:table-cell>
              <table:table-cell office:value-type="float" office:value="2.610572">
                <text:p>2.61057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.620703">
                <text:p>2.620703</text:p>
              </table:table-cell>
              <table:table-cell office:value-type="float" office:value="2.657096">
                <text:p>2.65709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.66993">
                <text:p>2.66993</text:p>
              </table:table-cell>
              <table:table-cell office:value-type="float" office:value="2.706306">
                <text:p>2.70630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.717999">
                <text:p>2.717999</text:p>
              </table:table-cell>
              <table:table-cell office:value-type="float" office:value="2.754383">
                <text:p>2.75438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.765826">
                <text:p>2.765826</text:p>
              </table:table-cell>
              <table:table-cell office:value-type="float" office:value="2.802243">
                <text:p>2.80224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.81288">
                <text:p>2.81288</text:p>
              </table:table-cell>
              <table:table-cell office:value-type="float" office:value="2.849274">
                <text:p>2.84927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.85935">
                <text:p>2.85935</text:p>
              </table:table-cell>
              <table:table-cell office:value-type="float" office:value="2.895736">
                <text:p>2.89573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.907171">
                <text:p>2.907171</text:p>
              </table:table-cell>
              <table:table-cell office:value-type="float" office:value="2.943507">
                <text:p>2.94350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.954345">
                <text:p>2.954345</text:p>
              </table:table-cell>
              <table:table-cell office:value-type="float" office:value="2.990674">
                <text:p>2.99067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.003142">
                <text:p>3.003142</text:p>
              </table:table-cell>
              <table:table-cell office:value-type="float" office:value="3.039468">
                <text:p>3.03946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.052754">
                <text:p>3.052754</text:p>
              </table:table-cell>
              <table:table-cell office:value-type="float" office:value="3.089082">
                <text:p>3.08908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.10234">
                <text:p>3.10234</text:p>
              </table:table-cell>
              <table:table-cell office:value-type="float" office:value="-3.144557">
                <text:p>-3.14455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3.129993">
                <text:p>-3.129993</text:p>
              </table:table-cell>
              <table:table-cell office:value-type="float" office:value="-3.093711">
                <text:p>-3.09371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3.079798">
                <text:p>-3.079798</text:p>
              </table:table-cell>
              <table:table-cell office:value-type="float" office:value="-3.0435">
                <text:p>-3.043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3.02922">
                <text:p>-3.02922</text:p>
              </table:table-cell>
              <table:table-cell office:value-type="float" office:value="-2.992934">
                <text:p>-2.99293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2.978633">
                <text:p>-2.978633</text:p>
              </table:table-cell>
              <table:table-cell office:value-type="float" office:value="-2.942352">
                <text:p>-2.94235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2.928447">
                <text:p>-2.928447</text:p>
              </table:table-cell>
              <table:table-cell office:value-type="float" office:value="-2.892179">
                <text:p>-2.89217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2.877018">
                <text:p>-2.877018</text:p>
              </table:table-cell>
              <table:table-cell office:value-type="float" office:value="-2.840723">
                <text:p>-2.84072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2.826525">
                <text:p>-2.826525</text:p>
              </table:table-cell>
              <table:table-cell office:value-type="float" office:value="-2.79025">
                <text:p>-2.7902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2.775142">
                <text:p>-2.775142</text:p>
              </table:table-cell>
              <table:table-cell office:value-type="float" office:value="-2.738852">
                <text:p>-2.73885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2.724579">
                <text:p>-2.724579</text:p>
              </table:table-cell>
              <table:table-cell office:value-type="float" office:value="-2.68829">
                <text:p>-2.6882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2.674199">
                <text:p>-2.674199</text:p>
              </table:table-cell>
              <table:table-cell office:value-type="float" office:value="-2.637895">
                <text:p>-2.63789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-2.624395">
                <text:p>-2.624395</text:p>
              </table:table-cell>
              <table:table-cell office:value-type="float" office:value="-2.588098">
                <text:p>-2.58809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2.573693">
                <text:p>-2.573693</text:p>
              </table:table-cell>
              <table:table-cell office:value-type="float" office:value="-2.53742">
                <text:p>-2.5374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2.523897">
                <text:p>-2.523897</text:p>
              </table:table-cell>
              <table:table-cell office:value-type="float" office:value="-2.487632">
                <text:p>-2.48763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-2.472636">
                <text:p>-2.472636</text:p>
              </table:table-cell>
              <table:table-cell office:value-type="float" office:value="-2.436393">
                <text:p>-2.43639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2.422655">
                <text:p>-2.422655</text:p>
              </table:table-cell>
              <table:table-cell office:value-type="float" office:value="-2.386397">
                <text:p>-2.38639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2.372301">
                <text:p>-2.372301</text:p>
              </table:table-cell>
              <table:table-cell office:value-type="float" office:value="-2.336065">
                <text:p>-2.33606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2.322631">
                <text:p>-2.322631</text:p>
              </table:table-cell>
              <table:table-cell office:value-type="float" office:value="-2.286372">
                <text:p>-2.28637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2.272998">
                <text:p>-2.272998</text:p>
              </table:table-cell>
              <table:table-cell office:value-type="float" office:value="-2.236755">
                <text:p>-2.23675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2.223952">
                <text:p>-2.223952</text:p>
              </table:table-cell>
              <table:table-cell office:value-type="float" office:value="-2.187702">
                <text:p>-2.18770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2.175531">
                <text:p>-2.175531</text:p>
              </table:table-cell>
              <table:table-cell office:value-type="float" office:value="-2.139287">
                <text:p>-2.13928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2.127437">
                <text:p>-2.127437</text:p>
              </table:table-cell>
              <table:table-cell office:value-type="float" office:value="-2.091189">
                <text:p>-2.09118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2.079668">
                <text:p>-2.079668</text:p>
              </table:table-cell>
              <table:table-cell office:value-type="float" office:value="-2.043424">
                <text:p>-2.04342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2.031024">
                <text:p>-2.031024</text:p>
              </table:table-cell>
              <table:table-cell office:value-type="float" office:value="-1.994776">
                <text:p>-1.99477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1.982298">
                <text:p>-1.982298</text:p>
              </table:table-cell>
              <table:table-cell office:value-type="float" office:value="-1.946043">
                <text:p>-1.94604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1.934254">
                <text:p>-1.934254</text:p>
              </table:table-cell>
              <table:table-cell office:value-type="float" office:value="-1.897994">
                <text:p>-1.89799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1.886926">
                <text:p>-1.886926</text:p>
              </table:table-cell>
              <table:table-cell office:value-type="float" office:value="-1.850705">
                <text:p>-1.85070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1.840322">
                <text:p>-1.840322</text:p>
              </table:table-cell>
              <table:table-cell office:value-type="float" office:value="-1.804096">
                <text:p>-1.80409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1.79382">
                <text:p>-1.79382</text:p>
              </table:table-cell>
              <table:table-cell office:value-type="float" office:value="-1.757598">
                <text:p>-1.75759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1.747124">
                <text:p>-1.747124</text:p>
              </table:table-cell>
              <table:table-cell office:value-type="float" office:value="-1.710903">
                <text:p>-1.71090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1.698473">
                <text:p>-1.698473</text:p>
              </table:table-cell>
              <table:table-cell office:value-type="float" office:value="-1.66228">
                <text:p>-1.6622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1.64977">
                <text:p>-1.64977</text:p>
              </table:table-cell>
              <table:table-cell office:value-type="float" office:value="-1.613605">
                <text:p>-1.61360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1.600987">
                <text:p>-1.600987</text:p>
              </table:table-cell>
              <table:table-cell office:value-type="float" office:value="-1.56485">
                <text:p>-1.5648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1.553371">
                <text:p>-1.553371</text:p>
              </table:table-cell>
              <table:table-cell office:value-type="float" office:value="-1.517262">
                <text:p>-1.51726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1.504789">
                <text:p>-1.504789</text:p>
              </table:table-cell>
              <table:table-cell office:value-type="float" office:value="-1.468708">
                <text:p>-1.46870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1.455708">
                <text:p>-1.455708</text:p>
              </table:table-cell>
              <table:table-cell office:value-type="float" office:value="-1.419655">
                <text:p>-1.41965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1.406998">
                <text:p>-1.406998</text:p>
              </table:table-cell>
              <table:table-cell office:value-type="float" office:value="-1.370973">
                <text:p>-1.37097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1.357571">
                <text:p>-1.357571</text:p>
              </table:table-cell>
              <table:table-cell office:value-type="float" office:value="-1.321574">
                <text:p>-1.32157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1.308538">
                <text:p>-1.308538</text:p>
              </table:table-cell>
              <table:table-cell office:value-type="float" office:value="-1.272569">
                <text:p>-1.27256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-1.259089">
                <text:p>-1.259089</text:p>
              </table:table-cell>
              <table:table-cell office:value-type="float" office:value="-1.223148">
                <text:p>-1.22314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-1.209708">
                <text:p>-1.209708</text:p>
              </table:table-cell>
              <table:table-cell office:value-type="float" office:value="-1.173795">
                <text:p>-1.17379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-1.160852">
                <text:p>-1.160852</text:p>
              </table:table-cell>
              <table:table-cell office:value-type="float" office:value="-1.124967">
                <text:p>-1.12496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-1.112204">
                <text:p>-1.112204</text:p>
              </table:table-cell>
              <table:table-cell office:value-type="float" office:value="-1.076347">
                <text:p>-1.07634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-1.063302">
                <text:p>-1.063302</text:p>
              </table:table-cell>
              <table:table-cell office:value-type="float" office:value="-1.027474">
                <text:p>-1.02747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-1.013546">
                <text:p>-1.013546</text:p>
              </table:table-cell>
              <table:table-cell office:value-type="float" office:value="-0.977745">
                <text:p>-0.97774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-0.964501">
                <text:p>-0.964501</text:p>
              </table:table-cell>
              <table:table-cell office:value-type="float" office:value="-0.928729">
                <text:p>-0.92872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-0.914822">
                <text:p>-0.914822</text:p>
              </table:table-cell>
              <table:table-cell office:value-type="float" office:value="-0.879078">
                <text:p>-0.87907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-0.865845">
                <text:p>-0.865845</text:p>
              </table:table-cell>
              <table:table-cell office:value-type="float" office:value="-0.830128">
                <text:p>-0.83012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-0.816766">
                <text:p>-0.816766</text:p>
              </table:table-cell>
              <table:table-cell office:value-type="float" office:value="-0.781077">
                <text:p>-0.78107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-0.76789">
                <text:p>-0.76789</text:p>
              </table:table-cell>
              <table:table-cell office:value-type="float" office:value="-0.732229">
                <text:p>-0.73222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-0.719284">
                <text:p>-0.719284</text:p>
              </table:table-cell>
              <table:table-cell office:value-type="float" office:value="-0.683651">
                <text:p>-0.68365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-0.670742">
                <text:p>-0.670742</text:p>
              </table:table-cell>
              <table:table-cell office:value-type="float" office:value="-0.635137">
                <text:p>-0.63513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0.622059">
                <text:p>-0.622059</text:p>
              </table:table-cell>
              <table:table-cell office:value-type="float" office:value="-0.586482">
                <text:p>-0.58648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-0.572842">
                <text:p>-0.572842</text:p>
              </table:table-cell>
              <table:table-cell office:value-type="float" office:value="-0.537293">
                <text:p>-0.53729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-0.523389">
                <text:p>-0.523389</text:p>
              </table:table-cell>
              <table:table-cell office:value-type="float" office:value="-0.487868">
                <text:p>-0.48786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-0.474096">
                <text:p>-0.474096</text:p>
              </table:table-cell>
              <table:table-cell office:value-type="float" office:value="-0.438603">
                <text:p>-0.43860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-0.424688">
                <text:p>-0.424688</text:p>
              </table:table-cell>
              <table:table-cell office:value-type="float" office:value="-0.389223">
                <text:p>-0.38922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-0.374453">
                <text:p>-0.374453</text:p>
              </table:table-cell>
              <table:table-cell office:value-type="float" office:value="-0.339016">
                <text:p>-0.33901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-0.324307">
                <text:p>-0.324307</text:p>
              </table:table-cell>
              <table:table-cell office:value-type="float" office:value="-0.288898">
                <text:p>-0.28889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-0.274384">
                <text:p>-0.274384</text:p>
              </table:table-cell>
              <table:table-cell office:value-type="float" office:value="-0.239003">
                <text:p>-0.23900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-0.225087">
                <text:p>-0.225087</text:p>
              </table:table-cell>
              <table:table-cell office:value-type="float" office:value="-0.189734">
                <text:p>-0.18973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0.176817">
                <text:p>-0.176817</text:p>
              </table:table-cell>
              <table:table-cell office:value-type="float" office:value="-0.141492">
                <text:p>-0.14149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0.130035">
                <text:p>-0.130035</text:p>
              </table:table-cell>
              <table:table-cell office:value-type="float" office:value="-0.094738">
                <text:p>-0.09473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0.080724">
                <text:p>-0.080724</text:p>
              </table:table-cell>
              <table:table-cell office:value-type="float" office:value="-0.045455">
                <text:p>-0.04545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0.031217">
                <text:p>-0.031217</text:p>
              </table:table-cell>
              <table:table-cell office:value-type="float" office:value="0.004024">
                <text:p>0.00402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19105">
                <text:p>0.019105</text:p>
              </table:table-cell>
              <table:table-cell office:value-type="float" office:value="0.054318">
                <text:p>0.05431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69531">
                <text:p>0.069531</text:p>
              </table:table-cell>
              <table:table-cell office:value-type="float" office:value="0.104716">
                <text:p>0.10471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120151">
                <text:p>0.120151</text:p>
              </table:table-cell>
              <table:table-cell office:value-type="float" office:value="0.155308">
                <text:p>0.15530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171544">
                <text:p>0.171544</text:p>
              </table:table-cell>
              <table:table-cell office:value-type="float" office:value="0.206673">
                <text:p>0.20667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222609">
                <text:p>0.222609</text:p>
              </table:table-cell>
              <table:table-cell office:value-type="float" office:value="0.25771">
                <text:p>0.2577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274258">
                <text:p>0.274258</text:p>
              </table:table-cell>
              <table:table-cell office:value-type="float" office:value="0.309331">
                <text:p>0.30933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325221">
                <text:p>0.325221</text:p>
              </table:table-cell>
              <table:table-cell office:value-type="float" office:value="0.360266">
                <text:p>0.36026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375835">
                <text:p>0.375835</text:p>
              </table:table-cell>
              <table:table-cell office:value-type="float" office:value="0.410852">
                <text:p>0.41085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425822">
                <text:p>0.425822</text:p>
              </table:table-cell>
              <table:table-cell office:value-type="float" office:value="0.460811">
                <text:p>0.46081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475272">
                <text:p>0.475272</text:p>
              </table:table-cell>
              <table:table-cell office:value-type="float" office:value="0.510233">
                <text:p>0.51023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524291">
                <text:p>0.524291</text:p>
              </table:table-cell>
              <table:table-cell office:value-type="float" office:value="0.559224">
                <text:p>0.55922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572787">
                <text:p>0.572787</text:p>
              </table:table-cell>
              <table:table-cell office:value-type="float" office:value="0.607692">
                <text:p>0.60769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621396">
                <text:p>0.621396</text:p>
              </table:table-cell>
              <table:table-cell office:value-type="float" office:value="0.656273">
                <text:p>0.65627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669986">
                <text:p>0.669986</text:p>
              </table:table-cell>
              <table:table-cell office:value-type="float" office:value="0.704835">
                <text:p>0.70483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718045">
                <text:p>0.718045</text:p>
              </table:table-cell>
              <table:table-cell office:value-type="float" office:value="0.752866">
                <text:p>0.75286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765547">
                <text:p>0.765547</text:p>
              </table:table-cell>
              <table:table-cell office:value-type="float" office:value="0.800339">
                <text:p>0.80033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812134">
                <text:p>0.812134</text:p>
              </table:table-cell>
              <table:table-cell office:value-type="float" office:value="0.846898">
                <text:p>0.84689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860091">
                <text:p>0.860091</text:p>
              </table:table-cell>
              <table:table-cell office:value-type="float" office:value="0.894828">
                <text:p>0.89482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908394">
                <text:p>0.908394</text:p>
              </table:table-cell>
              <table:table-cell office:value-type="float" office:value="0.943103">
                <text:p>0.94310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956457">
                <text:p>0.956457</text:p>
              </table:table-cell>
              <table:table-cell office:value-type="float" office:value="0.991137">
                <text:p>0.99113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.004658">
                <text:p>1.004658</text:p>
              </table:table-cell>
              <table:table-cell office:value-type="float" office:value="1.039311">
                <text:p>1.03931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.053041">
                <text:p>1.053041</text:p>
              </table:table-cell>
              <table:table-cell office:value-type="float" office:value="1.087666">
                <text:p>1.08766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.101942">
                <text:p>1.101942</text:p>
              </table:table-cell>
              <table:table-cell office:value-type="float" office:value="1.136539">
                <text:p>1.13653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.150459">
                <text:p>1.150459</text:p>
              </table:table-cell>
              <table:table-cell office:value-type="float" office:value="1.185028">
                <text:p>1.18502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.1997">
                <text:p>1.1997</text:p>
              </table:table-cell>
              <table:table-cell office:value-type="float" office:value="1.234241">
                <text:p>1.23424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.249316">
                <text:p>1.249316</text:p>
              </table:table-cell>
              <table:table-cell office:value-type="float" office:value="1.283829">
                <text:p>1.28382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.298232">
                <text:p>1.298232</text:p>
              </table:table-cell>
              <table:table-cell office:value-type="float" office:value="1.332716">
                <text:p>1.33271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.347252">
                <text:p>1.347252</text:p>
              </table:table-cell>
              <table:table-cell office:value-type="float" office:value="1.381709">
                <text:p>1.38170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.395828">
                <text:p>1.395828</text:p>
              </table:table-cell>
              <table:table-cell office:value-type="float" office:value="1.430257">
                <text:p>1.43025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.445046">
                <text:p>1.445046</text:p>
              </table:table-cell>
              <table:table-cell office:value-type="float" office:value="1.479447">
                <text:p>1.47944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.493736">
                <text:p>1.493736</text:p>
              </table:table-cell>
              <table:table-cell office:value-type="float" office:value="1.528109">
                <text:p>1.52810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.542964">
                <text:p>1.542964</text:p>
              </table:table-cell>
              <table:table-cell office:value-type="float" office:value="1.577309">
                <text:p>1.57730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.592631">
                <text:p>1.592631</text:p>
              </table:table-cell>
              <table:table-cell office:value-type="float" office:value="1.626947">
                <text:p>1.62694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.642752">
                <text:p>1.642752</text:p>
              </table:table-cell>
              <table:table-cell office:value-type="float" office:value="1.677041">
                <text:p>1.67704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.693895">
                <text:p>1.693895</text:p>
              </table:table-cell>
              <table:table-cell office:value-type="float" office:value="1.728156">
                <text:p>1.72815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.743732">
                <text:p>1.743732</text:p>
              </table:table-cell>
              <table:table-cell office:value-type="float" office:value="1.777965">
                <text:p>1.77796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.79456">
                <text:p>1.79456</text:p>
              </table:table-cell>
              <table:table-cell office:value-type="float" office:value="1.828765">
                <text:p>1.82876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.84545">
                <text:p>1.84545</text:p>
              </table:table-cell>
              <table:table-cell office:value-type="float" office:value="1.879627">
                <text:p>1.87962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.896481">
                <text:p>1.896481</text:p>
              </table:table-cell>
              <table:table-cell office:value-type="float" office:value="1.93063">
                <text:p>1.9306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.948064">
                <text:p>1.948064</text:p>
              </table:table-cell>
              <table:table-cell office:value-type="float" office:value="1.982185">
                <text:p>1.98218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.998734">
                <text:p>1.998734</text:p>
              </table:table-cell>
              <table:table-cell office:value-type="float" office:value="2.032826">
                <text:p>2.03282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.049949">
                <text:p>2.049949</text:p>
              </table:table-cell>
              <table:table-cell office:value-type="float" office:value="2.084014">
                <text:p>2.08401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.100993">
                <text:p>2.100993</text:p>
              </table:table-cell>
              <table:table-cell office:value-type="float" office:value="2.13503">
                <text:p>2.1350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.152812">
                <text:p>2.152812</text:p>
              </table:table-cell>
              <table:table-cell office:value-type="float" office:value="2.186821">
                <text:p>2.18682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.203709">
                <text:p>2.203709</text:p>
              </table:table-cell>
              <table:table-cell office:value-type="float" office:value="2.23769">
                <text:p>2.2376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.254851">
                <text:p>2.254851</text:p>
              </table:table-cell>
              <table:table-cell office:value-type="float" office:value="2.288804">
                <text:p>2.28880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.305764">
                <text:p>2.305764</text:p>
              </table:table-cell>
              <table:table-cell office:value-type="float" office:value="2.339689">
                <text:p>2.33968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.356854">
                <text:p>2.356854</text:p>
              </table:table-cell>
              <table:table-cell office:value-type="float" office:value="2.390751">
                <text:p>2.39075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.407357">
                <text:p>2.407357</text:p>
              </table:table-cell>
              <table:table-cell office:value-type="float" office:value="2.441226">
                <text:p>2.44122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.457565">
                <text:p>2.457565</text:p>
              </table:table-cell>
              <table:table-cell office:value-type="float" office:value="2.491406">
                <text:p>2.49140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.50708">
                <text:p>2.50708</text:p>
              </table:table-cell>
              <table:table-cell office:value-type="float" office:value="2.540893">
                <text:p>2.54089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.557128">
                <text:p>2.557128</text:p>
              </table:table-cell>
              <table:table-cell office:value-type="float" office:value="2.590913">
                <text:p>2.59091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.606477">
                <text:p>2.606477</text:p>
              </table:table-cell>
              <table:table-cell office:value-type="float" office:value="2.640234">
                <text:p>2.64023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.655854">
                <text:p>2.655854</text:p>
              </table:table-cell>
              <table:table-cell office:value-type="float" office:value="2.689583">
                <text:p>2.68958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.704344">
                <text:p>2.704344</text:p>
              </table:table-cell>
              <table:table-cell office:value-type="float" office:value="2.738045">
                <text:p>2.73804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.752845">
                <text:p>2.752845</text:p>
              </table:table-cell>
              <table:table-cell office:value-type="float" office:value="2.786518">
                <text:p>2.78651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.801029">
                <text:p>2.801029</text:p>
              </table:table-cell>
              <table:table-cell office:value-type="float" office:value="2.834674">
                <text:p>2.83467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.848601">
                <text:p>2.848601</text:p>
              </table:table-cell>
              <table:table-cell office:value-type="float" office:value="2.882218">
                <text:p>2.88221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.896076">
                <text:p>2.896076</text:p>
              </table:table-cell>
              <table:table-cell office:value-type="float" office:value="2.929665">
                <text:p>2.92966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.943074">
                <text:p>2.943074</text:p>
              </table:table-cell>
              <table:table-cell office:value-type="float" office:value="2.976635">
                <text:p>2.97663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.990108">
                <text:p>2.990108</text:p>
              </table:table-cell>
              <table:table-cell office:value-type="float" office:value="3.023641">
                <text:p>3.02364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3.036845">
                <text:p>3.036845</text:p>
              </table:table-cell>
              <table:table-cell office:value-type="float" office:value="3.07035">
                <text:p>3.0703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3.084035">
                <text:p>3.084035</text:p>
              </table:table-cell>
              <table:table-cell office:value-type="float" office:value="-3.165673">
                <text:p>-3.16567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3.130167">
                <text:p>3.130167</text:p>
              </table:table-cell>
              <table:table-cell office:value-type="float" office:value="-3.119569">
                <text:p>-3.11956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-3.105412">
                <text:p>-3.105412</text:p>
              </table:table-cell>
              <table:table-cell office:value-type="float" office:value="-3.071991">
                <text:p>-3.07199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-3.057956">
                <text:p>-3.057956</text:p>
              </table:table-cell>
              <table:table-cell office:value-type="float" office:value="-3.024563">
                <text:p>-3.02456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3.009444">
                <text:p>-3.009444</text:p>
              </table:table-cell>
              <table:table-cell office:value-type="float" office:value="-2.976079">
                <text:p>-2.97607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-2.962292">
                <text:p>-2.962292</text:p>
              </table:table-cell>
              <table:table-cell office:value-type="float" office:value="-2.928956">
                <text:p>-2.92895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-2.914161">
                <text:p>-2.914161</text:p>
              </table:table-cell>
              <table:table-cell office:value-type="float" office:value="-2.880852">
                <text:p>-2.88085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-2.865939">
                <text:p>-2.865939</text:p>
              </table:table-cell>
              <table:table-cell office:value-type="float" office:value="-2.832658">
                <text:p>-2.83265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-2.81691">
                <text:p>-2.81691</text:p>
              </table:table-cell>
              <table:table-cell office:value-type="float" office:value="-2.783657">
                <text:p>-2.78365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-2.768134">
                <text:p>-2.768134</text:p>
              </table:table-cell>
              <table:table-cell office:value-type="float" office:value="-2.734909">
                <text:p>-2.73490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-2.719066">
                <text:p>-2.719066</text:p>
              </table:table-cell>
              <table:table-cell office:value-type="float" office:value="-2.68587">
                <text:p>-2.6858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-2.670269">
                <text:p>-2.670269</text:p>
              </table:table-cell>
              <table:table-cell office:value-type="float" office:value="-2.637101">
                <text:p>-2.63710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-2.621695">
                <text:p>-2.621695</text:p>
              </table:table-cell>
              <table:table-cell office:value-type="float" office:value="-2.588554">
                <text:p>-2.58855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-2.573595">
                <text:p>-2.573595</text:p>
              </table:table-cell>
              <table:table-cell office:value-type="float" office:value="-2.540482">
                <text:p>-2.54048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-2.52642">
                <text:p>-2.52642</text:p>
              </table:table-cell>
              <table:table-cell office:value-type="float" office:value="-2.493335">
                <text:p>-2.49333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-2.478301">
                <text:p>-2.478301</text:p>
              </table:table-cell>
              <table:table-cell office:value-type="float" office:value="-2.445244">
                <text:p>-2.44524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-2.430303">
                <text:p>-2.430303</text:p>
              </table:table-cell>
              <table:table-cell office:value-type="float" office:value="-2.397274">
                <text:p>-2.39727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-2.380301">
                <text:p>-2.380301</text:p>
              </table:table-cell>
              <table:table-cell office:value-type="float" office:value="-2.3473">
                <text:p>-2.347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2.330975">
                <text:p>-2.330975</text:p>
              </table:table-cell>
              <table:table-cell office:value-type="float" office:value="-2.298002">
                <text:p>-2.29800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-2.281304">
                <text:p>-2.281304</text:p>
              </table:table-cell>
              <table:table-cell office:value-type="float" office:value="-2.248359">
                <text:p>-2.24835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-2.231367">
                <text:p>-2.231367</text:p>
              </table:table-cell>
              <table:table-cell office:value-type="float" office:value="-2.19845">
                <text:p>-2.1984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-2.181462">
                <text:p>-2.181462</text:p>
              </table:table-cell>
              <table:table-cell office:value-type="float" office:value="-2.148573">
                <text:p>-2.14857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-2.130837">
                <text:p>-2.130837</text:p>
              </table:table-cell>
              <table:table-cell office:value-type="float" office:value="-2.097976">
                <text:p>-2.09797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-2.080828">
                <text:p>-2.080828</text:p>
              </table:table-cell>
              <table:table-cell office:value-type="float" office:value="-2.047995">
                <text:p>-2.04799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-2.030387">
                <text:p>-2.030387</text:p>
              </table:table-cell>
              <table:table-cell office:value-type="float" office:value="-1.997582">
                <text:p>-1.99758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-1.980475">
                <text:p>-1.980475</text:p>
              </table:table-cell>
              <table:table-cell office:value-type="float" office:value="-1.947698">
                <text:p>-1.94769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-1.929221">
                <text:p>-1.929221</text:p>
              </table:table-cell>
              <table:table-cell office:value-type="float" office:value="-1.896472">
                <text:p>-1.89647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-1.879344">
                <text:p>-1.879344</text:p>
              </table:table-cell>
              <table:table-cell office:value-type="float" office:value="-1.846623">
                <text:p>-1.84662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-1.829097">
                <text:p>-1.829097</text:p>
              </table:table-cell>
              <table:table-cell office:value-type="float" office:value="-1.796404">
                <text:p>-1.79640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-1.779533">
                <text:p>-1.779533</text:p>
              </table:table-cell>
              <table:table-cell office:value-type="float" office:value="-1.746868">
                <text:p>-1.74686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-1.729328">
                <text:p>-1.729328</text:p>
              </table:table-cell>
              <table:table-cell office:value-type="float" office:value="-1.696691">
                <text:p>-1.69669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-1.679035">
                <text:p>-1.679035</text:p>
              </table:table-cell>
              <table:table-cell office:value-type="float" office:value="-1.646426">
                <text:p>-1.64642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-1.628825">
                <text:p>-1.628825</text:p>
              </table:table-cell>
              <table:table-cell office:value-type="float" office:value="-1.596244">
                <text:p>-1.59624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-1.579181">
                <text:p>-1.579181</text:p>
              </table:table-cell>
              <table:table-cell office:value-type="float" office:value="-1.546628">
                <text:p>-1.54662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-1.528855">
                <text:p>-1.528855</text:p>
              </table:table-cell>
              <table:table-cell office:value-type="float" office:value="-1.49633">
                <text:p>-1.4963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-1.478885">
                <text:p>-1.478885</text:p>
              </table:table-cell>
              <table:table-cell office:value-type="float" office:value="-1.446388">
                <text:p>-1.44638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-1.428982">
                <text:p>-1.428982</text:p>
              </table:table-cell>
              <table:table-cell office:value-type="float" office:value="-1.396514">
                <text:p>-1.39651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-1.379472">
                <text:p>-1.379472</text:p>
              </table:table-cell>
              <table:table-cell office:value-type="float" office:value="-1.347031">
                <text:p>-1.34703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-1.3293">
                <text:p>-1.3293</text:p>
              </table:table-cell>
              <table:table-cell office:value-type="float" office:value="-1.296887">
                <text:p>-1.29688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-1.279179">
                <text:p>-1.279179</text:p>
              </table:table-cell>
              <table:table-cell office:value-type="float" office:value="-1.246794">
                <text:p>-1.24679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-1.229303">
                <text:p>-1.229303</text:p>
              </table:table-cell>
              <table:table-cell office:value-type="float" office:value="-1.196946">
                <text:p>-1.19694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-1.180188">
                <text:p>-1.180188</text:p>
              </table:table-cell>
              <table:table-cell office:value-type="float" office:value="-1.147859">
                <text:p>-1.14785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-1.131159">
                <text:p>-1.131159</text:p>
              </table:table-cell>
              <table:table-cell office:value-type="float" office:value="-1.098858">
                <text:p>-1.09885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-1.082787">
                <text:p>-1.082787</text:p>
              </table:table-cell>
              <table:table-cell office:value-type="float" office:value="-1.050514">
                <text:p>-1.05051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-1.034846">
                <text:p>-1.034846</text:p>
              </table:table-cell>
              <table:table-cell office:value-type="float" office:value="-1.002601">
                <text:p>-1.00260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-0.987168">
                <text:p>-0.987168</text:p>
              </table:table-cell>
              <table:table-cell office:value-type="float" office:value="-0.954951">
                <text:p>-0.95495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-0.939735">
                <text:p>-0.939735</text:p>
              </table:table-cell>
              <table:table-cell office:value-type="float" office:value="-0.907546">
                <text:p>-0.90754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-0.890661">
                <text:p>-0.890661</text:p>
              </table:table-cell>
              <table:table-cell office:value-type="float" office:value="-0.8585">
                <text:p>-0.858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-0.841313">
                <text:p>-0.841313</text:p>
              </table:table-cell>
              <table:table-cell office:value-type="float" office:value="-0.809181">
                <text:p>-0.80918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-0.791466">
                <text:p>-0.791466</text:p>
              </table:table-cell>
              <table:table-cell office:value-type="float" office:value="-0.759361">
                <text:p>-0.75936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-0.742339">
                <text:p>-0.742339</text:p>
              </table:table-cell>
              <table:table-cell office:value-type="float" office:value="-0.710262">
                <text:p>-0.71026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-0.692308">
                <text:p>-0.692308</text:p>
              </table:table-cell>
              <table:table-cell office:value-type="float" office:value="-0.660259">
                <text:p>-0.66025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-0.643013">
                <text:p>-0.643013</text:p>
              </table:table-cell>
              <table:table-cell office:value-type="float" office:value="-0.610992">
                <text:p>-0.61099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-0.592721">
                <text:p>-0.592721</text:p>
              </table:table-cell>
              <table:table-cell office:value-type="float" office:value="-0.560728">
                <text:p>-0.56072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-0.544079">
                <text:p>-0.544079</text:p>
              </table:table-cell>
              <table:table-cell office:value-type="float" office:value="-0.512114">
                <text:p>-0.51211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-0.495176">
                <text:p>-0.495176</text:p>
              </table:table-cell>
              <table:table-cell office:value-type="float" office:value="-0.463239">
                <text:p>-0.46323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-0.447694">
                <text:p>-0.447694</text:p>
              </table:table-cell>
              <table:table-cell office:value-type="float" office:value="-0.415785">
                <text:p>-0.41578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-0.400861">
                <text:p>-0.400861</text:p>
              </table:table-cell>
              <table:table-cell office:value-type="float" office:value="-0.36898">
                <text:p>-0.3689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-0.354629">
                <text:p>-0.354629</text:p>
              </table:table-cell>
              <table:table-cell office:value-type="float" office:value="-0.322776">
                <text:p>-0.32277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-0.306883">
                <text:p>-0.306883</text:p>
              </table:table-cell>
              <table:table-cell office:value-type="float" office:value="-0.275058">
                <text:p>-0.27505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-0.258819">
                <text:p>-0.258819</text:p>
              </table:table-cell>
              <table:table-cell office:value-type="float" office:value="-0.227022">
                <text:p>-0.22702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-0.213519">
                <text:p>-0.213519</text:p>
              </table:table-cell>
              <table:table-cell office:value-type="float" office:value="-0.18175">
                <text:p>-0.1817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-0.167683">
                <text:p>-0.167683</text:p>
              </table:table-cell>
              <table:table-cell office:value-type="float" office:value="-0.135942">
                <text:p>-0.13594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-0.120957">
                <text:p>-0.120957</text:p>
              </table:table-cell>
              <table:table-cell office:value-type="float" office:value="-0.089244">
                <text:p>-0.08924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-0.073125">
                <text:p>-0.073125</text:p>
              </table:table-cell>
              <table:table-cell office:value-type="float" office:value="-0.04144">
                <text:p>-0.0414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-0.024448">
                <text:p>-0.024448</text:p>
              </table:table-cell>
              <table:table-cell office:value-type="float" office:value="0.007209">
                <text:p>0.00720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24643">
                <text:p>0.024643</text:p>
              </table:table-cell>
              <table:table-cell office:value-type="float" office:value="0.056272">
                <text:p>0.05627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7462">
                <text:p>0.07462</text:p>
              </table:table-cell>
              <table:table-cell office:value-type="float" office:value="0.106221">
                <text:p>0.10622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122521">
                <text:p>0.122521</text:p>
              </table:table-cell>
              <table:table-cell office:value-type="float" office:value="0.154094">
                <text:p>0.15409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169863">
                <text:p>0.169863</text:p>
              </table:table-cell>
              <table:table-cell office:value-type="float" office:value="0.201408">
                <text:p>0.20140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217951">
                <text:p>0.217951</text:p>
              </table:table-cell>
              <table:table-cell office:value-type="float" office:value="0.249468">
                <text:p>0.24946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267835">
                <text:p>0.267835</text:p>
              </table:table-cell>
              <table:table-cell office:value-type="float" office:value="0.299324">
                <text:p>0.29932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319166">
                <text:p>0.319166</text:p>
              </table:table-cell>
              <table:table-cell office:value-type="float" office:value="0.350627">
                <text:p>0.35062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370576">
                <text:p>0.370576</text:p>
              </table:table-cell>
              <table:table-cell office:value-type="float" office:value="0.402009">
                <text:p>0.40200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422703">
                <text:p>0.422703</text:p>
              </table:table-cell>
              <table:table-cell office:value-type="float" office:value="0.454108">
                <text:p>0.45410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475816">
                <text:p>0.475816</text:p>
              </table:table-cell>
              <table:table-cell office:value-type="float" office:value="0.507193">
                <text:p>0.50719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527218">
                <text:p>0.527218</text:p>
              </table:table-cell>
              <table:table-cell office:value-type="float" office:value="0.558567">
                <text:p>0.55856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579284">
                <text:p>0.579284</text:p>
              </table:table-cell>
              <table:table-cell office:value-type="float" office:value="0.610605">
                <text:p>0.61060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629884">
                <text:p>0.629884</text:p>
              </table:table-cell>
              <table:table-cell office:value-type="float" office:value="0.661177">
                <text:p>0.66117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680323">
                <text:p>0.680323</text:p>
              </table:table-cell>
              <table:table-cell office:value-type="float" office:value="0.711588">
                <text:p>0.71158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730527">
                <text:p>0.730527</text:p>
              </table:table-cell>
              <table:table-cell office:value-type="float" office:value="0.761764">
                <text:p>0.76176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779933">
                <text:p>0.779933</text:p>
              </table:table-cell>
              <table:table-cell office:value-type="float" office:value="0.811142">
                <text:p>0.81114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830376">
                <text:p>0.830376</text:p>
              </table:table-cell>
              <table:table-cell office:value-type="float" office:value="0.861557">
                <text:p>0.86155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880841">
                <text:p>0.880841</text:p>
              </table:table-cell>
              <table:table-cell office:value-type="float" office:value="0.911994">
                <text:p>0.91199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928954">
                <text:p>0.928954</text:p>
              </table:table-cell>
              <table:table-cell office:value-type="float" office:value="0.960079">
                <text:p>0.96007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97709">
                <text:p>0.97709</text:p>
              </table:table-cell>
              <table:table-cell office:value-type="float" office:value="1.008187">
                <text:p>1.00818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.025566">
                <text:p>1.025566</text:p>
              </table:table-cell>
              <table:table-cell office:value-type="float" office:value="1.056635">
                <text:p>1.05663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.074216">
                <text:p>1.074216</text:p>
              </table:table-cell>
              <table:table-cell office:value-type="float" office:value="1.105257">
                <text:p>1.10525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.12401">
                <text:p>1.12401</text:p>
              </table:table-cell>
              <table:table-cell office:value-type="float" office:value="1.155023">
                <text:p>1.15502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.172525">
                <text:p>1.172525</text:p>
              </table:table-cell>
              <table:table-cell office:value-type="float" office:value="1.20351">
                <text:p>1.2035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.221383">
                <text:p>1.221383</text:p>
              </table:table-cell>
              <table:table-cell office:value-type="float" office:value="1.25234">
                <text:p>1.2523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.269612">
                <text:p>1.269612</text:p>
              </table:table-cell>
              <table:table-cell office:value-type="float" office:value="1.300541">
                <text:p>1.30054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.316681">
                <text:p>1.316681</text:p>
              </table:table-cell>
              <table:table-cell office:value-type="float" office:value="1.347582">
                <text:p>1.34758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.36747">
                <text:p>1.36747</text:p>
              </table:table-cell>
              <table:table-cell office:value-type="float" office:value="1.398343">
                <text:p>1.39834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.417698">
                <text:p>1.417698</text:p>
              </table:table-cell>
              <table:table-cell office:value-type="float" office:value="1.448543">
                <text:p>1.44854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.469829">
                <text:p>1.469829</text:p>
              </table:table-cell>
              <table:table-cell office:value-type="float" office:value="1.500646">
                <text:p>1.50064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.5216">
                <text:p>1.5216</text:p>
              </table:table-cell>
              <table:table-cell office:value-type="float" office:value="1.552389">
                <text:p>1.55238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.571809">
                <text:p>1.571809</text:p>
              </table:table-cell>
              <table:table-cell office:value-type="float" office:value="1.60257">
                <text:p>1.6025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.620129">
                <text:p>1.620129</text:p>
              </table:table-cell>
              <table:table-cell office:value-type="float" office:value="1.650861">
                <text:p>1.65086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.668641">
                <text:p>1.668641</text:p>
              </table:table-cell>
              <table:table-cell office:value-type="float" office:value="1.699346">
                <text:p>1.69934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.71819">
                <text:p>1.71819</text:p>
              </table:table-cell>
              <table:table-cell office:value-type="float" office:value="1.748867">
                <text:p>1.74886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.767568">
                <text:p>1.767568</text:p>
              </table:table-cell>
              <table:table-cell office:value-type="float" office:value="1.798217">
                <text:p>1.79821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.815766">
                <text:p>1.815766</text:p>
              </table:table-cell>
              <table:table-cell office:value-type="float" office:value="1.846387">
                <text:p>1.84638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.864006">
                <text:p>1.864006</text:p>
              </table:table-cell>
              <table:table-cell office:value-type="float" office:value="1.894599">
                <text:p>1.89459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.910653">
                <text:p>1.910653</text:p>
              </table:table-cell>
              <table:table-cell office:value-type="float" office:value="1.941218">
                <text:p>1.94121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.956792">
                <text:p>1.956792</text:p>
              </table:table-cell>
              <table:table-cell office:value-type="float" office:value="1.987329">
                <text:p>1.98732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.005056">
                <text:p>2.005056</text:p>
              </table:table-cell>
              <table:table-cell office:value-type="float" office:value="2.035565">
                <text:p>2.03556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.053498">
                <text:p>2.053498</text:p>
              </table:table-cell>
              <table:table-cell office:value-type="float" office:value="2.083979">
                <text:p>2.08397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.101092">
                <text:p>2.101092</text:p>
              </table:table-cell>
              <table:table-cell office:value-type="float" office:value="2.131545">
                <text:p>2.13154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.148405">
                <text:p>2.148405</text:p>
              </table:table-cell>
              <table:table-cell office:value-type="float" office:value="2.17883">
                <text:p>2.1788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.195594">
                <text:p>2.195594</text:p>
              </table:table-cell>
              <table:table-cell office:value-type="float" office:value="2.22599">
                <text:p>2.2259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.244301">
                <text:p>2.244301</text:p>
              </table:table-cell>
              <table:table-cell office:value-type="float" office:value="2.27467">
                <text:p>2.2746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.292246">
                <text:p>2.292246</text:p>
              </table:table-cell>
              <table:table-cell office:value-type="float" office:value="2.322587">
                <text:p>2.32258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.340338">
                <text:p>2.340338</text:p>
              </table:table-cell>
              <table:table-cell office:value-type="float" office:value="2.370651">
                <text:p>2.37065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.388169">
                <text:p>2.388169</text:p>
              </table:table-cell>
              <table:table-cell office:value-type="float" office:value="2.418453">
                <text:p>2.41845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.437889">
                <text:p>2.437889</text:p>
              </table:table-cell>
              <table:table-cell office:value-type="float" office:value="2.468145">
                <text:p>2.46814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.486579">
                <text:p>2.486579</text:p>
              </table:table-cell>
              <table:table-cell office:value-type="float" office:value="2.516808">
                <text:p>2.51680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.534607">
                <text:p>2.534607</text:p>
              </table:table-cell>
              <table:table-cell office:value-type="float" office:value="2.564808">
                <text:p>2.56480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.583614">
                <text:p>2.583614</text:p>
              </table:table-cell>
              <table:table-cell office:value-type="float" office:value="2.613786">
                <text:p>2.61378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.633094">
                <text:p>2.633094</text:p>
              </table:table-cell>
              <table:table-cell office:value-type="float" office:value="2.663239">
                <text:p>2.66323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.682193">
                <text:p>2.682193</text:p>
              </table:table-cell>
              <table:table-cell office:value-type="float" office:value="2.71231">
                <text:p>2.7123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.732025">
                <text:p>2.732025</text:p>
              </table:table-cell>
              <table:table-cell office:value-type="float" office:value="2.762114">
                <text:p>2.76211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.782508">
                <text:p>2.782508</text:p>
              </table:table-cell>
              <table:table-cell office:value-type="float" office:value="2.812569">
                <text:p>2.81256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.832945">
                <text:p>2.832945</text:p>
              </table:table-cell>
              <table:table-cell office:value-type="float" office:value="2.862978">
                <text:p>2.86297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.88362">
                <text:p>2.88362</text:p>
              </table:table-cell>
              <table:table-cell office:value-type="float" office:value="2.913625">
                <text:p>2.91362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.933697">
                <text:p>2.933697</text:p>
              </table:table-cell>
              <table:table-cell office:value-type="float" office:value="2.963673">
                <text:p>2.96367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.983747">
                <text:p>2.983747</text:p>
              </table:table-cell>
              <table:table-cell office:value-type="float" office:value="3.013696">
                <text:p>3.01369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3.033419">
                <text:p>3.033419</text:p>
              </table:table-cell>
              <table:table-cell office:value-type="float" office:value="3.06334">
                <text:p>3.0633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.082563">
                <text:p>3.082563</text:p>
              </table:table-cell>
              <table:table-cell office:value-type="float" office:value="-3.170729">
                <text:p>-3.17072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3.131537">
                <text:p>3.131537</text:p>
              </table:table-cell>
              <table:table-cell office:value-type="float" office:value="-3.121783">
                <text:p>-3.12178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-3.102872">
                <text:p>-3.102872</text:p>
              </table:table-cell>
              <table:table-cell office:value-type="float" office:value="-3.073035">
                <text:p>-3.07303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-3.05408">
                <text:p>-3.05408</text:p>
              </table:table-cell>
              <table:table-cell office:value-type="float" office:value="-3.024271">
                <text:p>-3.02427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-3.00552">
                <text:p>-3.00552</text:p>
              </table:table-cell>
              <table:table-cell office:value-type="float" office:value="-2.975739">
                <text:p>-2.97573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-2.956378">
                <text:p>-2.956378</text:p>
              </table:table-cell>
              <table:table-cell office:value-type="float" office:value="-2.926625">
                <text:p>-2.92662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-2.907765">
                <text:p>-2.907765</text:p>
              </table:table-cell>
              <table:table-cell office:value-type="float" office:value="-2.87804">
                <text:p>-2.8780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-2.857941">
                <text:p>-2.857941</text:p>
              </table:table-cell>
              <table:table-cell office:value-type="float" office:value="-2.828244">
                <text:p>-2.82824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-2.808731">
                <text:p>-2.808731</text:p>
              </table:table-cell>
              <table:table-cell office:value-type="float" office:value="-2.779062">
                <text:p>-2.77906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-2.758833">
                <text:p>-2.758833</text:p>
              </table:table-cell>
              <table:table-cell office:value-type="float" office:value="-2.729192">
                <text:p>-2.72919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-2.709147">
                <text:p>-2.709147</text:p>
              </table:table-cell>
              <table:table-cell office:value-type="float" office:value="-2.679534">
                <text:p>-2.67953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-2.658235">
                <text:p>-2.658235</text:p>
              </table:table-cell>
              <table:table-cell office:value-type="float" office:value="-2.62865">
                <text:p>-2.6286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-2.608429">
                <text:p>-2.608429</text:p>
              </table:table-cell>
              <table:table-cell office:value-type="float" office:value="-2.578872">
                <text:p>-2.57887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-2.558551">
                <text:p>-2.558551</text:p>
              </table:table-cell>
              <table:table-cell office:value-type="float" office:value="-2.529022">
                <text:p>-2.52902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-2.509604">
                <text:p>-2.509604</text:p>
              </table:table-cell>
              <table:table-cell office:value-type="float" office:value="-2.480103">
                <text:p>-2.48010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-2.460827">
                <text:p>-2.460827</text:p>
              </table:table-cell>
              <table:table-cell office:value-type="float" office:value="-2.431354">
                <text:p>-2.43135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-2.412305">
                <text:p>-2.412305</text:p>
              </table:table-cell>
              <table:table-cell office:value-type="float" office:value="-2.38286">
                <text:p>-2.3828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-2.364153">
                <text:p>-2.364153</text:p>
              </table:table-cell>
              <table:table-cell office:value-type="float" office:value="-2.334736">
                <text:p>-2.33473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-2.316366">
                <text:p>-2.316366</text:p>
              </table:table-cell>
              <table:table-cell office:value-type="float" office:value="-2.286977">
                <text:p>-2.28697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-2.269033">
                <text:p>-2.269033</text:p>
              </table:table-cell>
              <table:table-cell office:value-type="float" office:value="-2.239672">
                <text:p>-2.23967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-2.221854">
                <text:p>-2.221854</text:p>
              </table:table-cell>
              <table:table-cell office:value-type="float" office:value="-2.192521">
                <text:p>-2.19252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-2.172548">
                <text:p>-2.172548</text:p>
              </table:table-cell>
              <table:table-cell office:value-type="float" office:value="-2.143243">
                <text:p>-2.14324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-2.122852">
                <text:p>-2.122852</text:p>
              </table:table-cell>
              <table:table-cell office:value-type="float" office:value="-2.093575">
                <text:p>-2.09357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-2.074371">
                <text:p>-2.074371</text:p>
              </table:table-cell>
              <table:table-cell office:value-type="float" office:value="-2.045122">
                <text:p>-2.04512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-2.026519">
                <text:p>-2.026519</text:p>
              </table:table-cell>
              <table:table-cell office:value-type="float" office:value="-1.997298">
                <text:p>-1.99729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-1.979854">
                <text:p>-1.979854</text:p>
              </table:table-cell>
              <table:table-cell office:value-type="float" office:value="-1.950661">
                <text:p>-1.95066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-1.932961">
                <text:p>-1.932961</text:p>
              </table:table-cell>
              <table:table-cell office:value-type="float" office:value="-1.903796">
                <text:p>-1.90379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-1.887609">
                <text:p>-1.887609</text:p>
              </table:table-cell>
              <table:table-cell office:value-type="float" office:value="-1.858472">
                <text:p>-1.85847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-1.841041">
                <text:p>-1.841041</text:p>
              </table:table-cell>
              <table:table-cell office:value-type="float" office:value="-1.811932">
                <text:p>-1.81193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-1.796012">
                <text:p>-1.796012</text:p>
              </table:table-cell>
              <table:table-cell office:value-type="float" office:value="-1.766931">
                <text:p>-1.76693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-1.749752">
                <text:p>-1.749752</text:p>
              </table:table-cell>
              <table:table-cell office:value-type="float" office:value="-1.720699">
                <text:p>-1.72069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-1.702178">
                <text:p>-1.702178</text:p>
              </table:table-cell>
              <table:table-cell office:value-type="float" office:value="-1.673154">
                <text:p>-1.67315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-1.654063">
                <text:p>-1.654063</text:p>
              </table:table-cell>
              <table:table-cell office:value-type="float" office:value="-1.625066">
                <text:p>-1.62506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-1.605879">
                <text:p>-1.605879</text:p>
              </table:table-cell>
              <table:table-cell office:value-type="float" office:value="-1.57691">
                <text:p>-1.5769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-1.557902">
                <text:p>-1.557902</text:p>
              </table:table-cell>
              <table:table-cell office:value-type="float" office:value="-1.528961">
                <text:p>-1.52896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-1.509821">
                <text:p>-1.509821</text:p>
              </table:table-cell>
              <table:table-cell office:value-type="float" office:value="-1.480908">
                <text:p>-1.48090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-1.459924">
                <text:p>-1.459924</text:p>
              </table:table-cell>
              <table:table-cell office:value-type="float" office:value="-1.431039">
                <text:p>-1.43103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-1.409938">
                <text:p>-1.409938</text:p>
              </table:table-cell>
              <table:table-cell office:value-type="float" office:value="-1.381081">
                <text:p>-1.38108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-1.35851">
                <text:p>-1.35851</text:p>
              </table:table-cell>
              <table:table-cell office:value-type="float" office:value="-1.329681">
                <text:p>-1.32968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-1.308062">
                <text:p>-1.308062</text:p>
              </table:table-cell>
              <table:table-cell office:value-type="float" office:value="-1.279261">
                <text:p>-1.27926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-1.257495">
                <text:p>-1.257495</text:p>
              </table:table-cell>
              <table:table-cell office:value-type="float" office:value="-1.228722">
                <text:p>-1.22872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-1.207995">
                <text:p>-1.207995</text:p>
              </table:table-cell>
              <table:table-cell office:value-type="float" office:value="-1.17925">
                <text:p>-1.1792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-1.157871">
                <text:p>-1.157871</text:p>
              </table:table-cell>
              <table:table-cell office:value-type="float" office:value="-1.129154">
                <text:p>-1.12915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-1.108738">
                <text:p>-1.108738</text:p>
              </table:table-cell>
              <table:table-cell office:value-type="float" office:value="-1.080049">
                <text:p>-1.08004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-1.06022">
                <text:p>-1.06022</text:p>
              </table:table-cell>
              <table:table-cell office:value-type="float" office:value="-1.031559">
                <text:p>-1.03155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-1.01022">
                <text:p>-1.01022</text:p>
              </table:table-cell>
              <table:table-cell office:value-type="float" office:value="-0.981587">
                <text:p>-0.98158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-0.960027">
                <text:p>-0.960027</text:p>
              </table:table-cell>
              <table:table-cell office:value-type="float" office:value="-0.931422">
                <text:p>-0.93142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-0.909975">
                <text:p>-0.909975</text:p>
              </table:table-cell>
              <table:table-cell office:value-type="float" office:value="-0.881398">
                <text:p>-0.88139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-0.861176">
                <text:p>-0.861176</text:p>
              </table:table-cell>
              <table:table-cell office:value-type="float" office:value="-0.832627">
                <text:p>-0.83262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-0.813555">
                <text:p>-0.813555</text:p>
              </table:table-cell>
              <table:table-cell office:value-type="float" office:value="-0.785034">
                <text:p>-0.78503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-0.764365">
                <text:p>-0.764365</text:p>
              </table:table-cell>
              <table:table-cell office:value-type="float" office:value="-0.735872">
                <text:p>-0.73587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-0.716468">
                <text:p>-0.716468</text:p>
              </table:table-cell>
              <table:table-cell office:value-type="float" office:value="-0.688003">
                <text:p>-0.68800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-0.666844">
                <text:p>-0.666844</text:p>
              </table:table-cell>
              <table:table-cell office:value-type="float" office:value="-0.638407">
                <text:p>-0.63840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-0.617745">
                <text:p>-0.617745</text:p>
              </table:table-cell>
              <table:table-cell office:value-type="float" office:value="-0.589336">
                <text:p>-0.58933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-0.56858">
                <text:p>-0.56858</text:p>
              </table:table-cell>
              <table:table-cell office:value-type="float" office:value="-0.540199">
                <text:p>-0.54019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-0.519687">
                <text:p>-0.519687</text:p>
              </table:table-cell>
              <table:table-cell office:value-type="float" office:value="-0.491334">
                <text:p>-0.49133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-0.470662">
                <text:p>-0.470662</text:p>
              </table:table-cell>
              <table:table-cell office:value-type="float" office:value="-0.442337">
                <text:p>-0.44233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-0.422261">
                <text:p>-0.422261</text:p>
              </table:table-cell>
              <table:table-cell office:value-type="float" office:value="-0.393964">
                <text:p>-0.39396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-0.372809">
                <text:p>-0.372809</text:p>
              </table:table-cell>
              <table:table-cell office:value-type="float" office:value="-0.34454">
                <text:p>-0.3445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-0.321189">
                <text:p>-0.321189</text:p>
              </table:table-cell>
              <table:table-cell office:value-type="float" office:value="-0.292948">
                <text:p>-0.29294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-0.2695">
                <text:p>-0.2695</text:p>
              </table:table-cell>
              <table:table-cell office:value-type="float" office:value="-0.241287">
                <text:p>-0.24128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-0.219668">
                <text:p>-0.219668</text:p>
              </table:table-cell>
              <table:table-cell office:value-type="float" office:value="-0.191483">
                <text:p>-0.19148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-0.170914">
                <text:p>-0.170914</text:p>
              </table:table-cell>
              <table:table-cell office:value-type="float" office:value="-0.142757">
                <text:p>-0.14275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-0.122717">
                <text:p>-0.122717</text:p>
              </table:table-cell>
              <table:table-cell office:value-type="float" office:value="-0.094589">
                <text:p>-0.09458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-0.074058">
                <text:p>-0.074058</text:p>
              </table:table-cell>
              <table:table-cell office:value-type="float" office:value="-0.045957">
                <text:p>-0.04595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-0.025501">
                <text:p>-0.025501</text:p>
              </table:table-cell>
              <table:table-cell office:value-type="float" office:value="0.002572">
                <text:p>0.00257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022639">
                <text:p>0.022639</text:p>
              </table:table-cell>
              <table:table-cell office:value-type="float" office:value="0.050684">
                <text:p>0.05068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071246">
                <text:p>0.071246</text:p>
              </table:table-cell>
              <table:table-cell office:value-type="float" office:value="0.099263">
                <text:p>0.09926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118997">
                <text:p>0.118997</text:p>
              </table:table-cell>
              <table:table-cell office:value-type="float" office:value="0.146986">
                <text:p>0.146986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166604">
                <text:p>0.166604</text:p>
              </table:table-cell>
              <table:table-cell office:value-type="float" office:value="0.194565">
                <text:p>0.19456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214462">
                <text:p>0.214462</text:p>
              </table:table-cell>
              <table:table-cell office:value-type="float" office:value="0.242395">
                <text:p>0.242395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26467">
                <text:p>0.26467</text:p>
              </table:table-cell>
              <table:table-cell office:value-type="float" office:value="0.292575">
                <text:p>0.29257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313692">
                <text:p>0.313692</text:p>
              </table:table-cell>
              <table:table-cell office:value-type="float" office:value="0.341569">
                <text:p>0.341569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363304">
                <text:p>0.363304</text:p>
              </table:table-cell>
              <table:table-cell office:value-type="float" office:value="0.391153">
                <text:p>0.391153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412412">
                <text:p>0.412412</text:p>
              </table:table-cell>
              <table:table-cell office:value-type="float" office:value="0.440233">
                <text:p>0.440233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46099">
                <text:p>0.46099</text:p>
              </table:table-cell>
              <table:table-cell office:value-type="float" office:value="0.488783">
                <text:p>0.488783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508243">
                <text:p>0.508243</text:p>
              </table:table-cell>
              <table:table-cell office:value-type="float" office:value="0.536008">
                <text:p>0.536008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556777">
                <text:p>0.556777</text:p>
              </table:table-cell>
              <table:table-cell office:value-type="float" office:value="0.584514">
                <text:p>0.584514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603838">
                <text:p>0.603838</text:p>
              </table:table-cell>
              <table:table-cell office:value-type="float" office:value="0.631547">
                <text:p>0.631547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651443">
                <text:p>0.651443</text:p>
              </table:table-cell>
              <table:table-cell office:value-type="float" office:value="0.679124">
                <text:p>0.679124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697351">
                <text:p>0.697351</text:p>
              </table:table-cell>
              <table:table-cell office:value-type="float" office:value="0.725004">
                <text:p>0.725004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744988">
                <text:p>0.744988</text:p>
              </table:table-cell>
              <table:table-cell office:value-type="float" office:value="0.772613">
                <text:p>0.772613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793515">
                <text:p>0.793515</text:p>
              </table:table-cell>
              <table:table-cell office:value-type="float" office:value="0.821112">
                <text:p>0.821112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841412">
                <text:p>0.841412</text:p>
              </table:table-cell>
              <table:table-cell office:value-type="float" office:value="0.868981">
                <text:p>0.868981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888833">
                <text:p>0.888833</text:p>
              </table:table-cell>
              <table:table-cell office:value-type="float" office:value="0.916374">
                <text:p>0.916374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937075">
                <text:p>0.937075</text:p>
              </table:table-cell>
              <table:table-cell office:value-type="float" office:value="0.964588">
                <text:p>0.964588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985978">
                <text:p>0.985978</text:p>
              </table:table-cell>
              <table:table-cell office:value-type="float" office:value="1.013463">
                <text:p>1.013463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.035714">
                <text:p>1.035714</text:p>
              </table:table-cell>
              <table:table-cell office:value-type="float" office:value="1.063171">
                <text:p>1.063171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.084941">
                <text:p>1.084941</text:p>
              </table:table-cell>
              <table:table-cell office:value-type="float" office:value="1.11237">
                <text:p>1.11237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.134362">
                <text:p>1.134362</text:p>
              </table:table-cell>
              <table:table-cell office:value-type="float" office:value="1.161762">
                <text:p>1.161762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.183277">
                <text:p>1.183277</text:p>
              </table:table-cell>
              <table:table-cell office:value-type="float" office:value="1.21065">
                <text:p>1.21065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.23267">
                <text:p>1.23267</text:p>
              </table:table-cell>
              <table:table-cell office:value-type="float" office:value="1.260015">
                <text:p>1.26001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.28377">
                <text:p>1.28377</text:p>
              </table:table-cell>
              <table:table-cell office:value-type="float" office:value="1.311087">
                <text:p>1.311087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.333867">
                <text:p>1.333867</text:p>
              </table:table-cell>
              <table:table-cell office:value-type="float" office:value="1.361156">
                <text:p>1.361156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.383998">
                <text:p>1.383998</text:p>
              </table:table-cell>
              <table:table-cell office:value-type="float" office:value="1.411259">
                <text:p>1.411259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.432894">
                <text:p>1.432894</text:p>
              </table:table-cell>
              <table:table-cell office:value-type="float" office:value="1.460127">
                <text:p>1.460127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.482552">
                <text:p>1.482552</text:p>
              </table:table-cell>
              <table:table-cell office:value-type="float" office:value="1.509756">
                <text:p>1.509756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.533044">
                <text:p>1.533044</text:p>
              </table:table-cell>
              <table:table-cell office:value-type="float" office:value="1.560221">
                <text:p>1.560221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.584039">
                <text:p>1.584039</text:p>
              </table:table-cell>
              <table:table-cell office:value-type="float" office:value="1.611188">
                <text:p>1.611188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.633967">
                <text:p>1.633967</text:p>
              </table:table-cell>
              <table:table-cell office:value-type="float" office:value="1.661088">
                <text:p>1.661088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.68555">
                <text:p>1.68555</text:p>
              </table:table-cell>
              <table:table-cell office:value-type="float" office:value="1.712643">
                <text:p>1.712643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.736331">
                <text:p>1.736331</text:p>
              </table:table-cell>
              <table:table-cell office:value-type="float" office:value="1.763396">
                <text:p>1.763396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.787377">
                <text:p>1.787377</text:p>
              </table:table-cell>
              <table:table-cell office:value-type="float" office:value="1.814414">
                <text:p>1.814414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.837787">
                <text:p>1.837787</text:p>
              </table:table-cell>
              <table:table-cell office:value-type="float" office:value="1.864796">
                <text:p>1.864796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.887853">
                <text:p>1.887853</text:p>
              </table:table-cell>
              <table:table-cell office:value-type="float" office:value="1.914834">
                <text:p>1.914834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.937721">
                <text:p>1.937721</text:p>
              </table:table-cell>
              <table:table-cell office:value-type="float" office:value="1.964674">
                <text:p>1.964674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.986949">
                <text:p>1.986949</text:p>
              </table:table-cell>
              <table:table-cell office:value-type="float" office:value="2.013874">
                <text:p>2.013874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2.036074">
                <text:p>2.036074</text:p>
              </table:table-cell>
              <table:table-cell office:value-type="float" office:value="2.062971">
                <text:p>2.062971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2.084784">
                <text:p>2.084784</text:p>
              </table:table-cell>
              <table:table-cell office:value-type="float" office:value="2.111653">
                <text:p>2.111653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2.133112">
                <text:p>2.133112</text:p>
              </table:table-cell>
              <table:table-cell office:value-type="float" office:value="2.159953">
                <text:p>2.159953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2.181129">
                <text:p>2.181129</text:p>
              </table:table-cell>
              <table:table-cell office:value-type="float" office:value="2.207941">
                <text:p>2.207941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2.228647">
                <text:p>2.228647</text:p>
              </table:table-cell>
              <table:table-cell office:value-type="float" office:value="2.255432">
                <text:p>2.255432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2.276315">
                <text:p>2.276315</text:p>
              </table:table-cell>
              <table:table-cell office:value-type="float" office:value="2.303072">
                <text:p>2.303072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2.326054">
                <text:p>2.326054</text:p>
              </table:table-cell>
              <table:table-cell office:value-type="float" office:value="2.352783">
                <text:p>2.352783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2.374611">
                <text:p>2.374611</text:p>
              </table:table-cell>
              <table:table-cell office:value-type="float" office:value="2.401312">
                <text:p>2.401312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2.423148">
                <text:p>2.423148</text:p>
              </table:table-cell>
              <table:table-cell office:value-type="float" office:value="2.449821">
                <text:p>2.449821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2.470372">
                <text:p>2.470372</text:p>
              </table:table-cell>
              <table:table-cell office:value-type="float" office:value="2.497017">
                <text:p>2.497017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2.518444">
                <text:p>2.518444</text:p>
              </table:table-cell>
              <table:table-cell office:value-type="float" office:value="2.545061">
                <text:p>2.54506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2.566815">
                <text:p>2.566815</text:p>
              </table:table-cell>
              <table:table-cell office:value-type="float" office:value="2.593404">
                <text:p>2.593404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2.615422">
                <text:p>2.615422</text:p>
              </table:table-cell>
              <table:table-cell office:value-type="float" office:value="2.641983">
                <text:p>2.641983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2.663561">
                <text:p>2.663561</text:p>
              </table:table-cell>
              <table:table-cell office:value-type="float" office:value="2.690094">
                <text:p>2.690094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2.711716">
                <text:p>2.711716</text:p>
              </table:table-cell>
              <table:table-cell office:value-type="float" office:value="2.738221">
                <text:p>2.738221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2.758842">
                <text:p>2.758842</text:p>
              </table:table-cell>
              <table:table-cell office:value-type="float" office:value="2.785319">
                <text:p>2.785319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2.805642">
                <text:p>2.805642</text:p>
              </table:table-cell>
              <table:table-cell office:value-type="float" office:value="2.832091">
                <text:p>2.832091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2.853931">
                <text:p>2.853931</text:p>
              </table:table-cell>
              <table:table-cell office:value-type="float" office:value="2.880352">
                <text:p>2.880352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2.903916">
                <text:p>2.903916</text:p>
              </table:table-cell>
              <table:table-cell office:value-type="float" office:value="2.930309">
                <text:p>2.930309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2.953362">
                <text:p>2.953362</text:p>
              </table:table-cell>
              <table:table-cell office:value-type="float" office:value="2.979727">
                <text:p>2.979727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3.002478">
                <text:p>3.002478</text:p>
              </table:table-cell>
              <table:table-cell office:value-type="float" office:value="3.028815">
                <text:p>3.028815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3.05233">
                <text:p>3.05233</text:p>
              </table:table-cell>
              <table:table-cell office:value-type="float" office:value="3.078639">
                <text:p>3.078639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3.099453">
                <text:p>3.099453</text:p>
              </table:table-cell>
              <table:table-cell office:value-type="float" office:value="-3.157451">
                <text:p>-3.157451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-3.135787">
                <text:p>-3.135787</text:p>
              </table:table-cell>
              <table:table-cell office:value-type="float" office:value="-3.109534">
                <text:p>-3.109534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-3.088595">
                <text:p>-3.088595</text:p>
              </table:table-cell>
              <table:table-cell office:value-type="float" office:value="-3.06237">
                <text:p>-3.06237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-3.041204">
                <text:p>-3.041204</text:p>
              </table:table-cell>
              <table:table-cell office:value-type="float" office:value="-3.015007">
                <text:p>-3.015007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-2.994619">
                <text:p>-2.994619</text:p>
              </table:table-cell>
              <table:table-cell office:value-type="float" office:value="-2.96845">
                <text:p>-2.96845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-2.945818">
                <text:p>-2.945818</text:p>
              </table:table-cell>
              <table:table-cell office:value-type="float" office:value="-2.919677">
                <text:p>-2.919677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-2.897957">
                <text:p>-2.897957</text:p>
              </table:table-cell>
              <table:table-cell office:value-type="float" office:value="-2.871844">
                <text:p>-2.871844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-2.850517">
                <text:p>-2.850517</text:p>
              </table:table-cell>
              <table:table-cell office:value-type="float" office:value="-2.824432">
                <text:p>-2.824432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-2.80402">
                <text:p>-2.80402</text:p>
              </table:table-cell>
              <table:table-cell office:value-type="float" office:value="-2.777964">
                <text:p>-2.777964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-2.758107">
                <text:p>-2.758107</text:p>
              </table:table-cell>
              <table:table-cell office:value-type="float" office:value="-2.732078">
                <text:p>-2.732078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-2.709881">
                <text:p>-2.709881</text:p>
              </table:table-cell>
              <table:table-cell office:value-type="float" office:value="-2.68388">
                <text:p>-2.68388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-2.661364">
                <text:p>-2.661364</text:p>
              </table:table-cell>
              <table:table-cell office:value-type="float" office:value="-2.635391">
                <text:p>-2.635391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-2.611984">
                <text:p>-2.611984</text:p>
              </table:table-cell>
              <table:table-cell office:value-type="float" office:value="-2.586039">
                <text:p>-2.586039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-2.562858">
                <text:p>-2.562858</text:p>
              </table:table-cell>
              <table:table-cell office:value-type="float" office:value="-2.536941">
                <text:p>-2.536941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-2.511717">
                <text:p>-2.511717</text:p>
              </table:table-cell>
              <table:table-cell office:value-type="float" office:value="-2.485828">
                <text:p>-2.485828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-2.462134">
                <text:p>-2.462134</text:p>
              </table:table-cell>
              <table:table-cell office:value-type="float" office:value="-2.436273">
                <text:p>-2.436273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-2.412183">
                <text:p>-2.412183</text:p>
              </table:table-cell>
              <table:table-cell office:value-type="float" office:value="-2.38635">
                <text:p>-2.38635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-2.362212">
                <text:p>-2.362212</text:p>
              </table:table-cell>
              <table:table-cell office:value-type="float" office:value="-2.336407">
                <text:p>-2.336407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-2.311307">
                <text:p>-2.311307</text:p>
              </table:table-cell>
              <table:table-cell office:value-type="float" office:value="-2.28553">
                <text:p>-2.28553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-2.259119">
                <text:p>-2.259119</text:p>
              </table:table-cell>
              <table:table-cell office:value-type="float" office:value="-2.23337">
                <text:p>-2.23337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-2.207472">
                <text:p>-2.207472</text:p>
              </table:table-cell>
              <table:table-cell office:value-type="float" office:value="-2.181751">
                <text:p>-2.181751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-2.154309">
                <text:p>-2.154309</text:p>
              </table:table-cell>
              <table:table-cell office:value-type="float" office:value="-2.128616">
                <text:p>-2.128616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-2.101892">
                <text:p>-2.101892</text:p>
              </table:table-cell>
              <table:table-cell office:value-type="float" office:value="-2.076227">
                <text:p>-2.076227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-2.048921">
                <text:p>-2.048921</text:p>
              </table:table-cell>
              <table:table-cell office:value-type="float" office:value="-2.023284">
                <text:p>-2.023284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-1.998137">
                <text:p>-1.998137</text:p>
              </table:table-cell>
              <table:table-cell office:value-type="float" office:value="-1.972528">
                <text:p>-1.972528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-1.949348">
                <text:p>-1.949348</text:p>
              </table:table-cell>
              <table:table-cell office:value-type="float" office:value="-1.923767">
                <text:p>-1.923767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-1.9008">
                <text:p>-1.9008</text:p>
              </table:table-cell>
              <table:table-cell office:value-type="float" office:value="-1.875247">
                <text:p>-1.875247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-1.852875">
                <text:p>-1.852875</text:p>
              </table:table-cell>
              <table:table-cell office:value-type="float" office:value="-1.82735">
                <text:p>-1.82735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-1.805167">
                <text:p>-1.805167</text:p>
              </table:table-cell>
              <table:table-cell office:value-type="float" office:value="-1.77967">
                <text:p>-1.77967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-1.757875">
                <text:p>-1.757875</text:p>
              </table:table-cell>
              <table:table-cell office:value-type="float" office:value="-1.732406">
                <text:p>-1.732406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-1.709759">
                <text:p>-1.709759</text:p>
              </table:table-cell>
              <table:table-cell office:value-type="float" office:value="-1.684318">
                <text:p>-1.684318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-1.660002">
                <text:p>-1.660002</text:p>
              </table:table-cell>
              <table:table-cell office:value-type="float" office:value="-1.634589">
                <text:p>-1.634589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-1.610997">
                <text:p>-1.610997</text:p>
              </table:table-cell>
              <table:table-cell office:value-type="float" office:value="-1.585612">
                <text:p>-1.585612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-1.56194">
                <text:p>-1.56194</text:p>
              </table:table-cell>
              <table:table-cell office:value-type="float" office:value="-1.536583">
                <text:p>-1.536583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-1.512349">
                <text:p>-1.512349</text:p>
              </table:table-cell>
              <table:table-cell office:value-type="float" office:value="-1.48702">
                <text:p>-1.48702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-1.463957">
                <text:p>-1.463957</text:p>
              </table:table-cell>
              <table:table-cell office:value-type="float" office:value="-1.438656">
                <text:p>-1.438656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-1.414503">
                <text:p>-1.414503</text:p>
              </table:table-cell>
              <table:table-cell office:value-type="float" office:value="-1.38923">
                <text:p>-1.38923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-1.366151">
                <text:p>-1.366151</text:p>
              </table:table-cell>
              <table:table-cell office:value-type="float" office:value="-1.340906">
                <text:p>-1.340906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-1.316848">
                <text:p>-1.316848</text:p>
              </table:table-cell>
              <table:table-cell office:value-type="float" office:value="-1.291631">
                <text:p>-1.291631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-1.267781">
                <text:p>-1.267781</text:p>
              </table:table-cell>
              <table:table-cell office:value-type="float" office:value="-1.242592">
                <text:p>-1.242592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-1.219186">
                <text:p>-1.219186</text:p>
              </table:table-cell>
              <table:table-cell office:value-type="float" office:value="-1.194025">
                <text:p>-1.194025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-1.170511">
                <text:p>-1.170511</text:p>
              </table:table-cell>
              <table:table-cell office:value-type="float" office:value="-1.145378">
                <text:p>-1.145378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-1.122804">
                <text:p>-1.122804</text:p>
              </table:table-cell>
              <table:table-cell office:value-type="float" office:value="-1.097699">
                <text:p>-1.097699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-1.074381">
                <text:p>-1.074381</text:p>
              </table:table-cell>
              <table:table-cell office:value-type="float" office:value="-1.049304">
                <text:p>-1.049304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-1.026511">
                <text:p>-1.026511</text:p>
              </table:table-cell>
              <table:table-cell office:value-type="float" office:value="-1.001462">
                <text:p>-1.001462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-0.978062">
                <text:p>-0.978062</text:p>
              </table:table-cell>
              <table:table-cell office:value-type="float" office:value="-0.953041">
                <text:p>-0.953041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-0.930719">
                <text:p>-0.930719</text:p>
              </table:table-cell>
              <table:table-cell office:value-type="float" office:value="-0.905726">
                <text:p>-0.905726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-0.883207">
                <text:p>-0.883207</text:p>
              </table:table-cell>
              <table:table-cell office:value-type="float" office:value="-0.858242">
                <text:p>-0.858242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-0.835849">
                <text:p>-0.835849</text:p>
              </table:table-cell>
              <table:table-cell office:value-type="float" office:value="-0.810912">
                <text:p>-0.810912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-0.788093">
                <text:p>-0.788093</text:p>
              </table:table-cell>
              <table:table-cell office:value-type="float" office:value="-0.763184">
                <text:p>-0.763184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-0.74048">
                <text:p>-0.74048</text:p>
              </table:table-cell>
              <table:table-cell office:value-type="float" office:value="-0.715599">
                <text:p>-0.715599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-0.693429">
                <text:p>-0.693429</text:p>
              </table:table-cell>
              <table:table-cell office:value-type="float" office:value="-0.668576">
                <text:p>-0.668576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-0.646019">
                <text:p>-0.646019</text:p>
              </table:table-cell>
              <table:table-cell office:value-type="float" office:value="-0.621194">
                <text:p>-0.621194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-0.596261">
                <text:p>-0.596261</text:p>
              </table:table-cell>
              <table:table-cell office:value-type="float" office:value="-0.571464">
                <text:p>-0.571464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-0.545766">
                <text:p>-0.545766</text:p>
              </table:table-cell>
              <table:table-cell office:value-type="float" office:value="-0.520997">
                <text:p>-0.520997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-0.496896">
                <text:p>-0.496896</text:p>
              </table:table-cell>
              <table:table-cell office:value-type="float" office:value="-0.472156">
                <text:p>-0.472156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-0.448349">
                <text:p>-0.448349</text:p>
              </table:table-cell>
              <table:table-cell office:value-type="float" office:value="-0.423636">
                <text:p>-0.423636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-0.40036">
                <text:p>-0.40036</text:p>
              </table:table-cell>
              <table:table-cell office:value-type="float" office:value="-0.375675">
                <text:p>-0.375675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-0.352241">
                <text:p>-0.352241</text:p>
              </table:table-cell>
              <table:table-cell office:value-type="float" office:value="-0.327584">
                <text:p>-0.327584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-0.302929">
                <text:p>-0.302929</text:p>
              </table:table-cell>
              <table:table-cell office:value-type="float" office:value="-0.2783">
                <text:p>-0.2783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-0.252375">
                <text:p>-0.252375</text:p>
              </table:table-cell>
              <table:table-cell office:value-type="float" office:value="-0.227774">
                <text:p>-0.227774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-0.200381">
                <text:p>-0.200381</text:p>
              </table:table-cell>
              <table:table-cell office:value-type="float" office:value="-0.175808">
                <text:p>-0.175808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-0.148871">
                <text:p>-0.148871</text:p>
              </table:table-cell>
              <table:table-cell office:value-type="float" office:value="-0.124326">
                <text:p>-0.124326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-0.097879">
                <text:p>-0.097879</text:p>
              </table:table-cell>
              <table:table-cell office:value-type="float" office:value="-0.073362">
                <text:p>-0.073362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-0.046947">
                <text:p>-0.046947</text:p>
              </table:table-cell>
              <table:table-cell office:value-type="float" office:value="-0.022458">
                <text:p>-0.022458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004046">
                <text:p>0.004046</text:p>
              </table:table-cell>
              <table:table-cell office:value-type="float" office:value="0.028507">
                <text:p>0.028507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054">
                <text:p>0.054</text:p>
              </table:table-cell>
              <table:table-cell office:value-type="float" office:value="0.078433">
                <text:p>0.078433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10437">
                <text:p>0.10437</text:p>
              </table:table-cell>
              <table:table-cell office:value-type="float" office:value="0.128775">
                <text:p>0.128775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154249">
                <text:p>0.154249</text:p>
              </table:table-cell>
              <table:table-cell office:value-type="float" office:value="0.178626">
                <text:p>0.178626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20417">
                <text:p>0.20417</text:p>
              </table:table-cell>
              <table:table-cell office:value-type="float" office:value="0.228519">
                <text:p>0.228519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254262">
                <text:p>0.254262</text:p>
              </table:table-cell>
              <table:table-cell office:value-type="float" office:value="0.278583">
                <text:p>0.278583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303755">
                <text:p>0.303755</text:p>
              </table:table-cell>
              <table:table-cell office:value-type="float" office:value="0.328048">
                <text:p>0.328048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354349">
                <text:p>0.354349</text:p>
              </table:table-cell>
              <table:table-cell office:value-type="float" office:value="0.378614">
                <text:p>0.378614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404112">
                <text:p>0.404112</text:p>
              </table:table-cell>
              <table:table-cell office:value-type="float" office:value="0.428349">
                <text:p>0.428349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45468">
                <text:p>0.45468</text:p>
              </table:table-cell>
              <table:table-cell office:value-type="float" office:value="0.478889">
                <text:p>0.478889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504114">
                <text:p>0.504114</text:p>
              </table:table-cell>
              <table:table-cell office:value-type="float" office:value="0.528295">
                <text:p>0.528295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553506">
                <text:p>0.553506</text:p>
              </table:table-cell>
              <table:table-cell office:value-type="float" office:value="0.577659">
                <text:p>0.577659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602446">
                <text:p>0.602446</text:p>
              </table:table-cell>
              <table:table-cell office:value-type="float" office:value="0.626571">
                <text:p>0.626571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651361">
                <text:p>0.651361</text:p>
              </table:table-cell>
              <table:table-cell office:value-type="float" office:value="0.675458">
                <text:p>0.675458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699845">
                <text:p>0.699845</text:p>
              </table:table-cell>
              <table:table-cell office:value-type="float" office:value="0.723914">
                <text:p>0.723914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748017">
                <text:p>0.748017</text:p>
              </table:table-cell>
              <table:table-cell office:value-type="float" office:value="0.772058">
                <text:p>0.772058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79567">
                <text:p>0.79567</text:p>
              </table:table-cell>
              <table:table-cell office:value-type="float" office:value="0.819683">
                <text:p>0.819683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844114">
                <text:p>0.844114</text:p>
              </table:table-cell>
              <table:table-cell office:value-type="float" office:value="0.868099">
                <text:p>0.868099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893705">
                <text:p>0.893705</text:p>
              </table:table-cell>
              <table:table-cell office:value-type="float" office:value="0.917662">
                <text:p>0.917662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943749">
                <text:p>0.943749</text:p>
              </table:table-cell>
              <table:table-cell office:value-type="float" office:value="0.967678">
                <text:p>0.967678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992757">
                <text:p>0.992757</text:p>
              </table:table-cell>
              <table:table-cell office:value-type="float" office:value="1.016658">
                <text:p>1.016658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.041642">
                <text:p>1.041642</text:p>
              </table:table-cell>
              <table:table-cell office:value-type="float" office:value="1.065515">
                <text:p>1.065515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.09075">
                <text:p>1.09075</text:p>
              </table:table-cell>
              <table:table-cell office:value-type="float" office:value="1.114595">
                <text:p>1.114595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.140268">
                <text:p>1.140268</text:p>
              </table:table-cell>
              <table:table-cell office:value-type="float" office:value="1.164085">
                <text:p>1.164085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.188987">
                <text:p>1.188987</text:p>
              </table:table-cell>
              <table:table-cell office:value-type="float" office:value="1.212776">
                <text:p>1.212776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.238293">
                <text:p>1.238293</text:p>
              </table:table-cell>
              <table:table-cell office:value-type="float" office:value="1.262054">
                <text:p>1.262054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.286352">
                <text:p>1.286352</text:p>
              </table:table-cell>
              <table:table-cell office:value-type="float" office:value="1.310085">
                <text:p>1.310085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.335099">
                <text:p>1.335099</text:p>
              </table:table-cell>
              <table:table-cell office:value-type="float" office:value="1.358804">
                <text:p>1.358804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.382767">
                <text:p>1.382767</text:p>
              </table:table-cell>
              <table:table-cell office:value-type="float" office:value="1.406444">
                <text:p>1.406444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.430116">
                <text:p>1.430116</text:p>
              </table:table-cell>
              <table:table-cell office:value-type="float" office:value="1.453765">
                <text:p>1.453765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.476966">
                <text:p>1.476966</text:p>
              </table:table-cell>
              <table:table-cell office:value-type="float" office:value="1.500587">
                <text:p>1.500587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.52453">
                <text:p>1.52453</text:p>
              </table:table-cell>
              <table:table-cell office:value-type="float" office:value="1.548123">
                <text:p>1.548123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.572337">
                <text:p>1.572337</text:p>
              </table:table-cell>
              <table:table-cell office:value-type="float" office:value="1.595902">
                <text:p>1.595902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.619409">
                <text:p>1.619409</text:p>
              </table:table-cell>
              <table:table-cell office:value-type="float" office:value="1.642946">
                <text:p>1.642946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.666674">
                <text:p>1.666674</text:p>
              </table:table-cell>
              <table:table-cell office:value-type="float" office:value="1.690183">
                <text:p>1.690183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.713125">
                <text:p>1.713125</text:p>
              </table:table-cell>
              <table:table-cell office:value-type="float" office:value="1.736606">
                <text:p>1.736606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.761494">
                <text:p>1.761494</text:p>
              </table:table-cell>
              <table:table-cell office:value-type="float" office:value="1.784947">
                <text:p>1.784947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.808968">
                <text:p>1.808968</text:p>
              </table:table-cell>
              <table:table-cell office:value-type="float" office:value="1.832393">
                <text:p>1.832393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.858503">
                <text:p>1.858503</text:p>
              </table:table-cell>
              <table:table-cell office:value-type="float" office:value="1.881899">
                <text:p>1.881899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.907741">
                <text:p>1.907741</text:p>
              </table:table-cell>
              <table:table-cell office:value-type="float" office:value="1.93111">
                <text:p>1.93111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.958222">
                <text:p>1.958222</text:p>
              </table:table-cell>
              <table:table-cell office:value-type="float" office:value="1.981563">
                <text:p>1.981563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2.008165">
                <text:p>2.008165</text:p>
              </table:table-cell>
              <table:table-cell office:value-type="float" office:value="2.031478">
                <text:p>2.031478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2.058475">
                <text:p>2.058475</text:p>
              </table:table-cell>
              <table:table-cell office:value-type="float" office:value="2.081761">
                <text:p>2.081761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2.107735">
                <text:p>2.107735</text:p>
              </table:table-cell>
              <table:table-cell office:value-type="float" office:value="2.130992">
                <text:p>2.130992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2.156903">
                <text:p>2.156903</text:p>
              </table:table-cell>
              <table:table-cell office:value-type="float" office:value="2.180132">
                <text:p>2.180132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2.206078">
                <text:p>2.206078</text:p>
              </table:table-cell>
              <table:table-cell office:value-type="float" office:value="2.229279">
                <text:p>2.229279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2.255223">
                <text:p>2.255223</text:p>
              </table:table-cell>
              <table:table-cell office:value-type="float" office:value="2.278396">
                <text:p>2.278396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2.30517">
                <text:p>2.30517</text:p>
              </table:table-cell>
              <table:table-cell office:value-type="float" office:value="2.328315">
                <text:p>2.328315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2.353833">
                <text:p>2.353833</text:p>
              </table:table-cell>
              <table:table-cell office:value-type="float" office:value="2.37695">
                <text:p>2.37695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2.403293">
                <text:p>2.403293</text:p>
              </table:table-cell>
              <table:table-cell office:value-type="float" office:value="2.426382">
                <text:p>2.426382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2.452192">
                <text:p>2.452192</text:p>
              </table:table-cell>
              <table:table-cell office:value-type="float" office:value="2.475253">
                <text:p>2.475253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2.501706">
                <text:p>2.501706</text:p>
              </table:table-cell>
              <table:table-cell office:value-type="float" office:value="2.524739">
                <text:p>2.524739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2.550869">
                <text:p>2.550869</text:p>
              </table:table-cell>
              <table:table-cell office:value-type="float" office:value="2.573874">
                <text:p>2.573874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2.600912">
                <text:p>2.600912</text:p>
              </table:table-cell>
              <table:table-cell office:value-type="float" office:value="2.623889">
                <text:p>2.623889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2.650567">
                <text:p>2.650567</text:p>
              </table:table-cell>
              <table:table-cell office:value-type="float" office:value="2.673516">
                <text:p>2.673516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2.69991">
                <text:p>2.69991</text:p>
              </table:table-cell>
              <table:table-cell office:value-type="float" office:value="2.722831">
                <text:p>2.722831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2.749176">
                <text:p>2.749176</text:p>
              </table:table-cell>
              <table:table-cell office:value-type="float" office:value="2.772069">
                <text:p>2.772069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2.798143">
                <text:p>2.798143</text:p>
              </table:table-cell>
              <table:table-cell office:value-type="float" office:value="2.821008">
                <text:p>2.821008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2.848433">
                <text:p>2.848433</text:p>
              </table:table-cell>
              <table:table-cell office:value-type="float" office:value="2.87127">
                <text:p>2.87127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2.898941">
                <text:p>2.898941</text:p>
              </table:table-cell>
              <table:table-cell office:value-type="float" office:value="2.92175">
                <text:p>2.92175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2.949721">
                <text:p>2.949721</text:p>
              </table:table-cell>
              <table:table-cell office:value-type="float" office:value="2.972502">
                <text:p>2.972502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3.000011">
                <text:p>3.000011</text:p>
              </table:table-cell>
              <table:table-cell office:value-type="float" office:value="3.022765">
                <text:p>3.022765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3.050103">
                <text:p>3.050103</text:p>
              </table:table-cell>
              <table:table-cell office:value-type="float" office:value="3.072828">
                <text:p>3.072828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3.099844">
                <text:p>3.099844</text:p>
              </table:table-cell>
              <table:table-cell office:value-type="float" office:value="-3.160644">
                <text:p>-3.160644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-3.133146">
                <text:p>-3.133146</text:p>
              </table:table-cell>
              <table:table-cell office:value-type="float" office:value="-3.110477">
                <text:p>-3.110477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-3.083493">
                <text:p>-3.083493</text:p>
              </table:table-cell>
              <table:table-cell office:value-type="float" office:value="-3.060852">
                <text:p>-3.060852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-3.033611">
                <text:p>-3.033611</text:p>
              </table:table-cell>
              <table:table-cell office:value-type="float" office:value="-3.010997">
                <text:p>-3.010997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-2.984228">
                <text:p>-2.984228</text:p>
              </table:table-cell>
              <table:table-cell office:value-type="float" office:value="-2.961643">
                <text:p>-2.961643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-2.935034">
                <text:p>-2.935034</text:p>
              </table:table-cell>
              <table:table-cell office:value-type="float" office:value="-2.912476">
                <text:p>-2.912476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-2.88608">
                <text:p>-2.88608</text:p>
              </table:table-cell>
              <table:table-cell office:value-type="float" office:value="-2.86355">
                <text:p>-2.86355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-2.837564">
                <text:p>-2.837564</text:p>
              </table:table-cell>
              <table:table-cell office:value-type="float" office:value="-2.815063">
                <text:p>-2.815063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-2.789296">
                <text:p>-2.789296</text:p>
              </table:table-cell>
              <table:table-cell office:value-type="float" office:value="-2.766823">
                <text:p>-2.766823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-2.740941">
                <text:p>-2.740941</text:p>
              </table:table-cell>
              <table:table-cell office:value-type="float" office:value="-2.718495">
                <text:p>-2.71849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-2.692915">
                <text:p>-2.692915</text:p>
              </table:table-cell>
              <table:table-cell office:value-type="float" office:value="-2.670498">
                <text:p>-2.670498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-2.645274">
                <text:p>-2.645274</text:p>
              </table:table-cell>
              <table:table-cell office:value-type="float" office:value="-2.622885">
                <text:p>-2.622885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-2.597821">
                <text:p>-2.597821</text:p>
              </table:table-cell>
              <table:table-cell office:value-type="float" office:value="-2.57546">
                <text:p>-2.57546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-2.550416">
                <text:p>-2.550416</text:p>
              </table:table-cell>
              <table:table-cell office:value-type="float" office:value="-2.528083">
                <text:p>-2.528083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-2.50155">
                <text:p>-2.50155</text:p>
              </table:table-cell>
              <table:table-cell office:value-type="float" office:value="-2.479245">
                <text:p>-2.479245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-2.45421">
                <text:p>-2.45421</text:p>
              </table:table-cell>
              <table:table-cell office:value-type="float" office:value="-2.431933">
                <text:p>-2.431933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-2.405688">
                <text:p>-2.405688</text:p>
              </table:table-cell>
              <table:table-cell office:value-type="float" office:value="-2.383438">
                <text:p>-2.383438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-2.357195">
                <text:p>-2.357195</text:p>
              </table:table-cell>
              <table:table-cell office:value-type="float" office:value="-2.334974">
                <text:p>-2.334974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-2.308531">
                <text:p>-2.308531</text:p>
              </table:table-cell>
              <table:table-cell office:value-type="float" office:value="-2.286337">
                <text:p>-2.286337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-2.260793">
                <text:p>-2.260793</text:p>
              </table:table-cell>
              <table:table-cell office:value-type="float" office:value="-2.238628">
                <text:p>-2.238628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-2.213574">
                <text:p>-2.213574</text:p>
              </table:table-cell>
              <table:table-cell office:value-type="float" office:value="-2.191437">
                <text:p>-2.191437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-2.165657">
                <text:p>-2.165657</text:p>
              </table:table-cell>
              <table:table-cell office:value-type="float" office:value="-2.143548">
                <text:p>-2.143548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-2.119129">
                <text:p>-2.119129</text:p>
              </table:table-cell>
              <table:table-cell office:value-type="float" office:value="-2.097048">
                <text:p>-2.097048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-2.072342">
                <text:p>-2.072342</text:p>
              </table:table-cell>
              <table:table-cell office:value-type="float" office:value="-2.050289">
                <text:p>-2.050289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-2.025493">
                <text:p>-2.025493</text:p>
              </table:table-cell>
              <table:table-cell office:value-type="float" office:value="-2.003468">
                <text:p>-2.003468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-1.97928">
                <text:p>-1.97928</text:p>
              </table:table-cell>
              <table:table-cell office:value-type="float" office:value="-1.957283">
                <text:p>-1.957283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-1.931169">
                <text:p>-1.931169</text:p>
              </table:table-cell>
              <table:table-cell office:value-type="float" office:value="-1.9092">
                <text:p>-1.9092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-1.881722">
                <text:p>-1.881722</text:p>
              </table:table-cell>
              <table:table-cell office:value-type="float" office:value="-1.859781">
                <text:p>-1.859781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-1.831276">
                <text:p>-1.831276</text:p>
              </table:table-cell>
              <table:table-cell office:value-type="float" office:value="-1.809362">
                <text:p>-1.809362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-1.781344">
                <text:p>-1.781344</text:p>
              </table:table-cell>
              <table:table-cell office:value-type="float" office:value="-1.759459">
                <text:p>-1.759459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-1.730789">
                <text:p>-1.730789</text:p>
              </table:table-cell>
              <table:table-cell office:value-type="float" office:value="-1.708932">
                <text:p>-1.708932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-1.680476">
                <text:p>-1.680476</text:p>
              </table:table-cell>
              <table:table-cell office:value-type="float" office:value="-1.658647">
                <text:p>-1.658647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-1.630134">
                <text:p>-1.630134</text:p>
              </table:table-cell>
              <table:table-cell office:value-type="float" office:value="-1.608333">
                <text:p>-1.608333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-1.5806">
                <text:p>-1.5806</text:p>
              </table:table-cell>
              <table:table-cell office:value-type="float" office:value="-1.558827">
                <text:p>-1.558827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-1.531555">
                <text:p>-1.531555</text:p>
              </table:table-cell>
              <table:table-cell office:value-type="float" office:value="-1.50981">
                <text:p>-1.50981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-1.482978">
                <text:p>-1.482978</text:p>
              </table:table-cell>
              <table:table-cell office:value-type="float" office:value="-1.461261">
                <text:p>-1.461261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-1.434319">
                <text:p>-1.434319</text:p>
              </table:table-cell>
              <table:table-cell office:value-type="float" office:value="-1.41263">
                <text:p>-1.41263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-1.385016">
                <text:p>-1.385016</text:p>
              </table:table-cell>
              <table:table-cell office:value-type="float" office:value="-1.363355">
                <text:p>-1.363355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-1.336022">
                <text:p>-1.336022</text:p>
              </table:table-cell>
              <table:table-cell office:value-type="float" office:value="-1.314388">
                <text:p>-1.314388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-1.285514">
                <text:p>-1.285514</text:p>
              </table:table-cell>
              <table:table-cell office:value-type="float" office:value="-1.263909">
                <text:p>-1.263909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-1.235287">
                <text:p>-1.235287</text:p>
              </table:table-cell>
              <table:table-cell office:value-type="float" office:value="-1.21371">
                <text:p>-1.21371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-1.184335">
                <text:p>-1.184335</text:p>
              </table:table-cell>
              <table:table-cell office:value-type="float" office:value="-1.162786">
                <text:p>-1.162786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-1.134431">
                <text:p>-1.134431</text:p>
              </table:table-cell>
              <table:table-cell office:value-type="float" office:value="-1.11291">
                <text:p>-1.11291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-1.084308">
                <text:p>-1.084308</text:p>
              </table:table-cell>
              <table:table-cell office:value-type="float" office:value="-1.062815">
                <text:p>-1.062815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-1.033972">
                <text:p>-1.033972</text:p>
              </table:table-cell>
              <table:table-cell office:value-type="float" office:value="-1.012507">
                <text:p>-1.012507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-0.9834">
                <text:p>-0.9834</text:p>
              </table:table-cell>
              <table:table-cell office:value-type="float" office:value="-0.961963">
                <text:p>-0.961963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-0.932657">
                <text:p>-0.932657</text:p>
              </table:table-cell>
              <table:table-cell office:value-type="float" office:value="-0.911248">
                <text:p>-0.911248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-0.882667">
                <text:p>-0.882667</text:p>
              </table:table-cell>
              <table:table-cell office:value-type="float" office:value="-0.861286">
                <text:p>-0.861286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-0.832656">
                <text:p>-0.832656</text:p>
              </table:table-cell>
              <table:table-cell office:value-type="float" office:value="-0.811303">
                <text:p>-0.811303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-0.783301">
                <text:p>-0.783301</text:p>
              </table:table-cell>
              <table:table-cell office:value-type="float" office:value="-0.761976">
                <text:p>-0.761976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-0.733441">
                <text:p>-0.733441</text:p>
              </table:table-cell>
              <table:table-cell office:value-type="float" office:value="-0.712144">
                <text:p>-0.712144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-0.683852">
                <text:p>-0.683852</text:p>
              </table:table-cell>
              <table:table-cell office:value-type="float" office:value="-0.662583">
                <text:p>-0.662583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-0.633569">
                <text:p>-0.633569</text:p>
              </table:table-cell>
              <table:table-cell office:value-type="float" office:value="-0.612328">
                <text:p>-0.612328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-0.58339">
                <text:p>-0.58339</text:p>
              </table:table-cell>
              <table:table-cell office:value-type="float" office:value="-0.562177">
                <text:p>-0.562177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-0.532978">
                <text:p>-0.532978</text:p>
              </table:table-cell>
              <table:table-cell office:value-type="float" office:value="-0.511793">
                <text:p>-0.511793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-0.482593">
                <text:p>-0.482593</text:p>
              </table:table-cell>
              <table:table-cell office:value-type="float" office:value="-0.461436">
                <text:p>-0.461436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-0.4314">
                <text:p>-0.4314</text:p>
              </table:table-cell>
              <table:table-cell office:value-type="float" office:value="-0.410271">
                <text:p>-0.410271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-0.380694">
                <text:p>-0.380694</text:p>
              </table:table-cell>
              <table:table-cell office:value-type="float" office:value="-0.359593">
                <text:p>-0.359593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-0.329781">
                <text:p>-0.329781</text:p>
              </table:table-cell>
              <table:table-cell office:value-type="float" office:value="-0.308708">
                <text:p>-0.308708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-0.279824">
                <text:p>-0.279824</text:p>
              </table:table-cell>
              <table:table-cell office:value-type="float" office:value="-0.258779">
                <text:p>-0.258779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-0.22982">
                <text:p>-0.22982</text:p>
              </table:table-cell>
              <table:table-cell office:value-type="float" office:value="-0.208803">
                <text:p>-0.208803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-0.18055">
                <text:p>-0.18055</text:p>
              </table:table-cell>
              <table:table-cell office:value-type="float" office:value="-0.159561">
                <text:p>-0.159561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-0.131847">
                <text:p>-0.131847</text:p>
              </table:table-cell>
              <table:table-cell office:value-type="float" office:value="-0.110886">
                <text:p>-0.110886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-0.083521">
                <text:p>-0.083521</text:p>
              </table:table-cell>
              <table:table-cell office:value-type="float" office:value="-0.062588">
                <text:p>-0.062588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-0.0359">
                <text:p>-0.0359</text:p>
              </table:table-cell>
              <table:table-cell office:value-type="float" office:value="-0.014995">
                <text:p>-0.014995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0.010927">
                <text:p>0.010927</text:p>
              </table:table-cell>
              <table:table-cell office:value-type="float" office:value="0.031805">
                <text:p>0.031805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.057355">
                <text:p>0.057355</text:p>
              </table:table-cell>
              <table:table-cell office:value-type="float" office:value="0.078204">
                <text:p>0.078204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.10309">
                <text:p>0.10309</text:p>
              </table:table-cell>
              <table:table-cell office:value-type="float" office:value="0.123911">
                <text:p>0.123911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.148283">
                <text:p>0.148283</text:p>
              </table:table-cell>
              <table:table-cell office:value-type="float" office:value="0.169076">
                <text:p>0.169076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.193683">
                <text:p>0.193683</text:p>
              </table:table-cell>
              <table:table-cell office:value-type="float" office:value="0.214448">
                <text:p>0.214448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0.241499">
                <text:p>0.241499</text:p>
              </table:table-cell>
              <table:table-cell office:value-type="float" office:value="0.262236">
                <text:p>0.262236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0.289744">
                <text:p>0.289744</text:p>
              </table:table-cell>
              <table:table-cell office:value-type="float" office:value="0.310453">
                <text:p>0.310453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.337589">
                <text:p>0.337589</text:p>
              </table:table-cell>
              <table:table-cell office:value-type="float" office:value="0.35827">
                <text:p>0.35827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0.385278">
                <text:p>0.385278</text:p>
              </table:table-cell>
              <table:table-cell office:value-type="float" office:value="0.405931">
                <text:p>0.405931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.431726">
                <text:p>0.431726</text:p>
              </table:table-cell>
              <table:table-cell office:value-type="float" office:value="0.452351">
                <text:p>0.452351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.477803">
                <text:p>0.477803</text:p>
              </table:table-cell>
              <table:table-cell office:value-type="float" office:value="0.4984">
                <text:p>0.4984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.524512">
                <text:p>0.524512</text:p>
              </table:table-cell>
              <table:table-cell office:value-type="float" office:value="0.545081">
                <text:p>0.545081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.574376">
                <text:p>0.574376</text:p>
              </table:table-cell>
              <table:table-cell office:value-type="float" office:value="0.594917">
                <text:p>0.594917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.625081">
                <text:p>0.625081</text:p>
              </table:table-cell>
              <table:table-cell office:value-type="float" office:value="0.645594">
                <text:p>0.645594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.676614">
                <text:p>0.676614</text:p>
              </table:table-cell>
              <table:table-cell office:value-type="float" office:value="0.697099">
                <text:p>0.697099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.726999">
                <text:p>0.726999</text:p>
              </table:table-cell>
              <table:table-cell office:value-type="float" office:value="0.747456">
                <text:p>0.747456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.777387">
                <text:p>0.777387</text:p>
              </table:table-cell>
              <table:table-cell office:value-type="float" office:value="0.797816">
                <text:p>0.797816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.827743">
                <text:p>0.827743</text:p>
              </table:table-cell>
              <table:table-cell office:value-type="float" office:value="0.848144">
                <text:p>0.848144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.877327">
                <text:p>0.877327</text:p>
              </table:table-cell>
              <table:table-cell office:value-type="float" office:value="0.8977">
                <text:p>0.8977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.928604">
                <text:p>0.928604</text:p>
              </table:table-cell>
              <table:table-cell office:value-type="float" office:value="0.948949">
                <text:p>0.948949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.978212">
                <text:p>0.978212</text:p>
              </table:table-cell>
              <table:table-cell office:value-type="float" office:value="0.998529">
                <text:p>0.998529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.02855">
                <text:p>1.02855</text:p>
              </table:table-cell>
              <table:table-cell office:value-type="float" office:value="1.048839">
                <text:p>1.048839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.078558">
                <text:p>1.078558</text:p>
              </table:table-cell>
              <table:table-cell office:value-type="float" office:value="1.098819">
                <text:p>1.098819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.128575">
                <text:p>1.128575</text:p>
              </table:table-cell>
              <table:table-cell office:value-type="float" office:value="1.148808">
                <text:p>1.148808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.177624">
                <text:p>1.177624</text:p>
              </table:table-cell>
              <table:table-cell office:value-type="float" office:value="1.197829">
                <text:p>1.197829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.226192">
                <text:p>1.226192</text:p>
              </table:table-cell>
              <table:table-cell office:value-type="float" office:value="1.246369">
                <text:p>1.246369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.274156">
                <text:p>1.274156</text:p>
              </table:table-cell>
              <table:table-cell office:value-type="float" office:value="1.294305">
                <text:p>1.294305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.322693">
                <text:p>1.322693</text:p>
              </table:table-cell>
              <table:table-cell office:value-type="float" office:value="1.342814">
                <text:p>1.342814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.370836">
                <text:p>1.370836</text:p>
              </table:table-cell>
              <table:table-cell office:value-type="float" office:value="1.390929">
                <text:p>1.390929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.419556">
                <text:p>1.419556</text:p>
              </table:table-cell>
              <table:table-cell office:value-type="float" office:value="1.439621">
                <text:p>1.439621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.46771">
                <text:p>1.46771</text:p>
              </table:table-cell>
              <table:table-cell office:value-type="float" office:value="1.487747">
                <text:p>1.487747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.515503">
                <text:p>1.515503</text:p>
              </table:table-cell>
              <table:table-cell office:value-type="float" office:value="1.535512">
                <text:p>1.535512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.56444">
                <text:p>1.56444</text:p>
              </table:table-cell>
              <table:table-cell office:value-type="float" office:value="1.584421">
                <text:p>1.584421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.612246">
                <text:p>1.612246</text:p>
              </table:table-cell>
              <table:table-cell office:value-type="float" office:value="1.632199">
                <text:p>1.632199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.661245">
                <text:p>1.661245</text:p>
              </table:table-cell>
              <table:table-cell office:value-type="float" office:value="1.68117">
                <text:p>1.68117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.709716">
                <text:p>1.709716</text:p>
              </table:table-cell>
              <table:table-cell office:value-type="float" office:value="1.729613">
                <text:p>1.729613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.759373">
                <text:p>1.759373</text:p>
              </table:table-cell>
              <table:table-cell office:value-type="float" office:value="1.779242">
                <text:p>1.779242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.810098">
                <text:p>1.810098</text:p>
              </table:table-cell>
              <table:table-cell office:value-type="float" office:value="1.829939">
                <text:p>1.829939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.860701">
                <text:p>1.860701</text:p>
              </table:table-cell>
              <table:table-cell office:value-type="float" office:value="1.880514">
                <text:p>1.880514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.912214">
                <text:p>1.912214</text:p>
              </table:table-cell>
              <table:table-cell office:value-type="float" office:value="1.931999">
                <text:p>1.931999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.963639">
                <text:p>1.963639</text:p>
              </table:table-cell>
              <table:table-cell office:value-type="float" office:value="1.983396">
                <text:p>1.983396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2.014741">
                <text:p>2.014741</text:p>
              </table:table-cell>
              <table:table-cell office:value-type="float" office:value="2.034471">
                <text:p>2.034471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2.065331">
                <text:p>2.065331</text:p>
              </table:table-cell>
              <table:table-cell office:value-type="float" office:value="2.085032">
                <text:p>2.085032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2.115818">
                <text:p>2.115818</text:p>
              </table:table-cell>
              <table:table-cell office:value-type="float" office:value="2.135491">
                <text:p>2.135491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2.165736">
                <text:p>2.165736</text:p>
              </table:table-cell>
              <table:table-cell office:value-type="float" office:value="2.185381">
                <text:p>2.185381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2.215163">
                <text:p>2.215163</text:p>
              </table:table-cell>
              <table:table-cell office:value-type="float" office:value="2.23478">
                <text:p>2.23478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2.26394">
                <text:p>2.26394</text:p>
              </table:table-cell>
              <table:table-cell office:value-type="float" office:value="2.283529">
                <text:p>2.283529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2.312328">
                <text:p>2.312328</text:p>
              </table:table-cell>
              <table:table-cell office:value-type="float" office:value="2.331889">
                <text:p>2.331889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2.360407">
                <text:p>2.360407</text:p>
              </table:table-cell>
              <table:table-cell office:value-type="float" office:value="2.37994">
                <text:p>2.37994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2.407913">
                <text:p>2.407913</text:p>
              </table:table-cell>
              <table:table-cell office:value-type="float" office:value="2.427418">
                <text:p>2.427418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2.45536">
                <text:p>2.45536</text:p>
              </table:table-cell>
              <table:table-cell office:value-type="float" office:value="2.474837">
                <text:p>2.474837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2.501602">
                <text:p>2.501602</text:p>
              </table:table-cell>
              <table:table-cell office:value-type="float" office:value="2.521051">
                <text:p>2.521051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2.5482">
                <text:p>2.5482</text:p>
              </table:table-cell>
              <table:table-cell office:value-type="float" office:value="2.567621">
                <text:p>2.567621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2.59622">
                <text:p>2.59622</text:p>
              </table:table-cell>
              <table:table-cell office:value-type="float" office:value="2.615613">
                <text:p>2.615613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2.644074">
                <text:p>2.644074</text:p>
              </table:table-cell>
              <table:table-cell office:value-type="float" office:value="2.663439">
                <text:p>2.663439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2.692001">
                <text:p>2.692001</text:p>
              </table:table-cell>
              <table:table-cell office:value-type="float" office:value="2.711338">
                <text:p>2.711338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2.739409">
                <text:p>2.739409</text:p>
              </table:table-cell>
              <table:table-cell office:value-type="float" office:value="2.758719">
                <text:p>2.758719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2.788396">
                <text:p>2.788396</text:p>
              </table:table-cell>
              <table:table-cell office:value-type="float" office:value="2.807677">
                <text:p>2.807677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2.837254">
                <text:p>2.837254</text:p>
              </table:table-cell>
              <table:table-cell office:value-type="float" office:value="2.856507">
                <text:p>2.856507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2.88671">
                <text:p>2.88671</text:p>
              </table:table-cell>
              <table:table-cell office:value-type="float" office:value="2.905935">
                <text:p>2.905935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2.935754">
                <text:p>2.935754</text:p>
              </table:table-cell>
              <table:table-cell office:value-type="float" office:value="2.954951">
                <text:p>2.954951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2.985812">
                <text:p>2.985812</text:p>
              </table:table-cell>
              <table:table-cell office:value-type="float" office:value="3.004981">
                <text:p>3.004981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3.035847">
                <text:p>3.035847</text:p>
              </table:table-cell>
              <table:table-cell office:value-type="float" office:value="3.054988">
                <text:p>3.054988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3.085444">
                <text:p>3.085444</text:p>
              </table:table-cell>
              <table:table-cell office:value-type="float" office:value="-3.178628">
                <text:p>-3.178628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3.135309">
                <text:p>3.135309</text:p>
              </table:table-cell>
              <table:table-cell office:value-type="float" office:value="-3.128791">
                <text:p>-3.128791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-3.098567">
                <text:p>-3.098567</text:p>
              </table:table-cell>
              <table:table-cell office:value-type="float" office:value="-3.07951">
                <text:p>-3.07951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-3.047662">
                <text:p>-3.047662</text:p>
              </table:table-cell>
              <table:table-cell office:value-type="float" office:value="-3.028632">
                <text:p>-3.028632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-2.997961">
                <text:p>-2.997961</text:p>
              </table:table-cell>
              <table:table-cell office:value-type="float" office:value="-2.978959">
                <text:p>-2.978959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-2.94769">
                <text:p>-2.94769</text:p>
              </table:table-cell>
              <table:table-cell office:value-type="float" office:value="-2.928716">
                <text:p>-2.928716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-2.898615">
                <text:p>-2.898615</text:p>
              </table:table-cell>
              <table:table-cell office:value-type="float" office:value="-2.87967">
                <text:p>-2.87967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-2.848807">
                <text:p>-2.848807</text:p>
              </table:table-cell>
              <table:table-cell office:value-type="float" office:value="-2.82989">
                <text:p>-2.82989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-2.798958">
                <text:p>-2.798958</text:p>
              </table:table-cell>
              <table:table-cell office:value-type="float" office:value="-2.780069">
                <text:p>-2.780069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-2.749153">
                <text:p>-2.749153</text:p>
              </table:table-cell>
              <table:table-cell office:value-type="float" office:value="-2.730292">
                <text:p>-2.730292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-2.699869">
                <text:p>-2.699869</text:p>
              </table:table-cell>
              <table:table-cell office:value-type="float" office:value="-2.681036">
                <text:p>-2.681036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-2.650328">
                <text:p>-2.650328</text:p>
              </table:table-cell>
              <table:table-cell office:value-type="float" office:value="-2.631523">
                <text:p>-2.631523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-2.601938">
                <text:p>-2.601938</text:p>
              </table:table-cell>
              <table:table-cell office:value-type="float" office:value="-2.583161">
                <text:p>-2.583161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-2.552644">
                <text:p>-2.552644</text:p>
              </table:table-cell>
              <table:table-cell office:value-type="float" office:value="-2.533894">
                <text:p>-2.533894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-2.504286">
                <text:p>-2.504286</text:p>
              </table:table-cell>
              <table:table-cell office:value-type="float" office:value="-2.485565">
                <text:p>-2.485565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-2.455194">
                <text:p>-2.455194</text:p>
              </table:table-cell>
              <table:table-cell office:value-type="float" office:value="-2.436501">
                <text:p>-2.436501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-2.406968">
                <text:p>-2.406968</text:p>
              </table:table-cell>
              <table:table-cell office:value-type="float" office:value="-2.388303">
                <text:p>-2.388303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-2.357776">
                <text:p>-2.357776</text:p>
              </table:table-cell>
              <table:table-cell office:value-type="float" office:value="-2.339139">
                <text:p>-2.339139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-2.308982">
                <text:p>-2.308982</text:p>
              </table:table-cell>
              <table:table-cell office:value-type="float" office:value="-2.290373">
                <text:p>-2.290373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-2.259297">
                <text:p>-2.259297</text:p>
              </table:table-cell>
              <table:table-cell office:value-type="float" office:value="-2.240716">
                <text:p>-2.240716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-2.20999">
                <text:p>-2.20999</text:p>
              </table:table-cell>
              <table:table-cell office:value-type="float" office:value="-2.191437">
                <text:p>-2.191437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-2.160513">
                <text:p>-2.160513</text:p>
              </table:table-cell>
              <table:table-cell office:value-type="float" office:value="-2.141988">
                <text:p>-2.141988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-2.11161">
                <text:p>-2.11161</text:p>
              </table:table-cell>
              <table:table-cell office:value-type="float" office:value="-2.093113">
                <text:p>-2.093113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-2.063086">
                <text:p>-2.063086</text:p>
              </table:table-cell>
              <table:table-cell office:value-type="float" office:value="-2.044617">
                <text:p>-2.044617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-2.013785">
                <text:p>-2.013785</text:p>
              </table:table-cell>
              <table:table-cell office:value-type="float" office:value="-1.995344">
                <text:p>-1.995344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-1.964031">
                <text:p>-1.964031</text:p>
              </table:table-cell>
              <table:table-cell office:value-type="float" office:value="-1.945618">
                <text:p>-1.945618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-1.915037">
                <text:p>-1.915037</text:p>
              </table:table-cell>
              <table:table-cell office:value-type="float" office:value="-1.896652">
                <text:p>-1.896652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-1.866477">
                <text:p>-1.866477</text:p>
              </table:table-cell>
              <table:table-cell office:value-type="float" office:value="-1.84812">
                <text:p>-1.84812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-1.817267">
                <text:p>-1.817267</text:p>
              </table:table-cell>
              <table:table-cell office:value-type="float" office:value="-1.798938">
                <text:p>-1.798938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-1.768311">
                <text:p>-1.768311</text:p>
              </table:table-cell>
              <table:table-cell office:value-type="float" office:value="-1.75001">
                <text:p>-1.75001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-1.719074">
                <text:p>-1.719074</text:p>
              </table:table-cell>
              <table:table-cell office:value-type="float" office:value="-1.700801">
                <text:p>-1.700801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-1.669396">
                <text:p>-1.669396</text:p>
              </table:table-cell>
              <table:table-cell office:value-type="float" office:value="-1.651151">
                <text:p>-1.651151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-1.619954">
                <text:p>-1.619954</text:p>
              </table:table-cell>
              <table:table-cell office:value-type="float" office:value="-1.601737">
                <text:p>-1.601737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-1.570715">
                <text:p>-1.570715</text:p>
              </table:table-cell>
              <table:table-cell office:value-type="float" office:value="-1.552526">
                <text:p>-1.552526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-1.522149">
                <text:p>-1.522149</text:p>
              </table:table-cell>
              <table:table-cell office:value-type="float" office:value="-1.503988">
                <text:p>-1.503988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-1.473947">
                <text:p>-1.473947</text:p>
              </table:table-cell>
              <table:table-cell office:value-type="float" office:value="-1.455813">
                <text:p>-1.455813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-1.424603">
                <text:p>-1.424603</text:p>
              </table:table-cell>
              <table:table-cell office:value-type="float" office:value="-1.406498">
                <text:p>-1.406498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-1.374523">
                <text:p>-1.374523</text:p>
              </table:table-cell>
              <table:table-cell office:value-type="float" office:value="-1.356446">
                <text:p>-1.356446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-1.327882">
                <text:p>-1.327882</text:p>
              </table:table-cell>
              <table:table-cell office:value-type="float" office:value="-1.309833">
                <text:p>-1.309833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-1.282076">
                <text:p>-1.282076</text:p>
              </table:table-cell>
              <table:table-cell office:value-type="float" office:value="-1.264055">
                <text:p>-1.264055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-1.236252">
                <text:p>-1.236252</text:p>
              </table:table-cell>
              <table:table-cell office:value-type="float" office:value="-1.218259">
                <text:p>-1.218259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-1.188699">
                <text:p>-1.188699</text:p>
              </table:table-cell>
              <table:table-cell office:value-type="float" office:value="-1.170734">
                <text:p>-1.170734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-1.140141">
                <text:p>-1.140141</text:p>
              </table:table-cell>
              <table:table-cell office:value-type="float" office:value="-1.122204">
                <text:p>-1.122204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-1.091159">
                <text:p>-1.091159</text:p>
              </table:table-cell>
              <table:table-cell office:value-type="float" office:value="-1.07325">
                <text:p>-1.07325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-1.042213">
                <text:p>-1.042213</text:p>
              </table:table-cell>
              <table:table-cell office:value-type="float" office:value="-1.024332">
                <text:p>-1.024332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-0.993696">
                <text:p>-0.993696</text:p>
              </table:table-cell>
              <table:table-cell office:value-type="float" office:value="-0.975843">
                <text:p>-0.975843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-0.945849">
                <text:p>-0.945849</text:p>
              </table:table-cell>
              <table:table-cell office:value-type="float" office:value="-0.928024">
                <text:p>-0.928024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-0.897327">
                <text:p>-0.897327</text:p>
              </table:table-cell>
              <table:table-cell office:value-type="float" office:value="-0.87953">
                <text:p>-0.87953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-0.846776">
                <text:p>-0.846776</text:p>
              </table:table-cell>
              <table:table-cell office:value-type="float" office:value="-0.829007">
                <text:p>-0.829007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-0.797151">
                <text:p>-0.797151</text:p>
              </table:table-cell>
              <table:table-cell office:value-type="float" office:value="-0.77941">
                <text:p>-0.77941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-0.746383">
                <text:p>-0.746383</text:p>
              </table:table-cell>
              <table:table-cell office:value-type="float" office:value="-0.72867">
                <text:p>-0.72867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-0.696219">
                <text:p>-0.696219</text:p>
              </table:table-cell>
              <table:table-cell office:value-type="float" office:value="-0.678534">
                <text:p>-0.678534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-0.647915">
                <text:p>-0.647915</text:p>
              </table:table-cell>
              <table:table-cell office:value-type="float" office:value="-0.630258">
                <text:p>-0.630258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-0.599172">
                <text:p>-0.599172</text:p>
              </table:table-cell>
              <table:table-cell office:value-type="float" office:value="-0.581543">
                <text:p>-0.581543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-0.549146">
                <text:p>-0.549146</text:p>
              </table:table-cell>
              <table:table-cell office:value-type="float" office:value="-0.531544">
                <text:p>-0.531544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-0.500138">
                <text:p>-0.500138</text:p>
              </table:table-cell>
              <table:table-cell office:value-type="float" office:value="-0.482565">
                <text:p>-0.482565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-0.449036">
                <text:p>-0.449036</text:p>
              </table:table-cell>
              <table:table-cell office:value-type="float" office:value="-0.431491">
                <text:p>-0.431491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-0.400191">
                <text:p>-0.400191</text:p>
              </table:table-cell>
              <table:table-cell office:value-type="float" office:value="-0.382674">
                <text:p>-0.382674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-0.351358">
                <text:p>-0.351358</text:p>
              </table:table-cell>
              <table:table-cell office:value-type="float" office:value="-0.333869">
                <text:p>-0.333869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-0.302446">
                <text:p>-0.302446</text:p>
              </table:table-cell>
              <table:table-cell office:value-type="float" office:value="-0.284985">
                <text:p>-0.284985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-0.253449">
                <text:p>-0.253449</text:p>
              </table:table-cell>
              <table:table-cell office:value-type="float" office:value="-0.236016">
                <text:p>-0.236016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-0.204698">
                <text:p>-0.204698</text:p>
              </table:table-cell>
              <table:table-cell office:value-type="float" office:value="-0.187293">
                <text:p>-0.187293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-0.156743">
                <text:p>-0.156743</text:p>
              </table:table-cell>
              <table:table-cell office:value-type="float" office:value="-0.139366">
                <text:p>-0.139366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-0.109764">
                <text:p>-0.109764</text:p>
              </table:table-cell>
              <table:table-cell office:value-type="float" office:value="-0.092415">
                <text:p>-0.092415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-0.061392">
                <text:p>-0.061392</text:p>
              </table:table-cell>
              <table:table-cell office:value-type="float" office:value="-0.044071">
                <text:p>-0.044071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-0.012128">
                <text:p>-0.012128</text:p>
              </table:table-cell>
              <table:table-cell office:value-type="float" office:value="0.005165">
                <text:p>0.005165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0.035905">
                <text:p>0.035905</text:p>
              </table:table-cell>
              <table:table-cell office:value-type="float" office:value="0.05317">
                <text:p>0.05317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0.086274">
                <text:p>0.086274</text:p>
              </table:table-cell>
              <table:table-cell office:value-type="float" office:value="0.103511">
                <text:p>0.103511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0.135688">
                <text:p>0.135688</text:p>
              </table:table-cell>
              <table:table-cell office:value-type="float" office:value="0.152897">
                <text:p>0.152897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0.185254">
                <text:p>0.185254</text:p>
              </table:table-cell>
              <table:table-cell office:value-type="float" office:value="0.202435">
                <text:p>0.202435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0.235253">
                <text:p>0.235253</text:p>
              </table:table-cell>
              <table:table-cell office:value-type="float" office:value="0.252406">
                <text:p>0.252406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0.285769">
                <text:p>0.285769</text:p>
              </table:table-cell>
              <table:table-cell office:value-type="float" office:value="0.302894">
                <text:p>0.302894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0.334216">
                <text:p>0.334216</text:p>
              </table:table-cell>
              <table:table-cell office:value-type="float" office:value="0.351314">
                <text:p>0.351314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0.381383">
                <text:p>0.381383</text:p>
              </table:table-cell>
              <table:table-cell office:value-type="float" office:value="0.398452">
                <text:p>0.398452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0.430188">
                <text:p>0.430188</text:p>
              </table:table-cell>
              <table:table-cell office:value-type="float" office:value="0.44723">
                <text:p>0.44723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0.47895">
                <text:p>0.47895</text:p>
              </table:table-cell>
              <table:table-cell office:value-type="float" office:value="0.495963">
                <text:p>0.495963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0.528658">
                <text:p>0.528658</text:p>
              </table:table-cell>
              <table:table-cell office:value-type="float" office:value="0.545643">
                <text:p>0.545643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0.577005">
                <text:p>0.577005</text:p>
              </table:table-cell>
              <table:table-cell office:value-type="float" office:value="0.593963">
                <text:p>0.593963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0.625475">
                <text:p>0.625475</text:p>
              </table:table-cell>
              <table:table-cell office:value-type="float" office:value="0.642404">
                <text:p>0.642404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0.67415">
                <text:p>0.67415</text:p>
              </table:table-cell>
              <table:table-cell office:value-type="float" office:value="0.691052">
                <text:p>0.691052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0.723644">
                <text:p>0.723644</text:p>
              </table:table-cell>
              <table:table-cell office:value-type="float" office:value="0.740518">
                <text:p>0.740518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0.772711">
                <text:p>0.772711</text:p>
              </table:table-cell>
              <table:table-cell office:value-type="float" office:value="0.789556">
                <text:p>0.789556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0.821675">
                <text:p>0.821675</text:p>
              </table:table-cell>
              <table:table-cell office:value-type="float" office:value="0.838492">
                <text:p>0.838492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0.868198">
                <text:p>0.868198</text:p>
              </table:table-cell>
              <table:table-cell office:value-type="float" office:value="0.884987">
                <text:p>0.884987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0.915391">
                <text:p>0.915391</text:p>
              </table:table-cell>
              <table:table-cell office:value-type="float" office:value="0.932153">
                <text:p>0.932153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0.963312">
                <text:p>0.963312</text:p>
              </table:table-cell>
              <table:table-cell office:value-type="float" office:value="0.980045">
                <text:p>0.980045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.011543">
                <text:p>1.011543</text:p>
              </table:table-cell>
              <table:table-cell office:value-type="float" office:value="1.028248">
                <text:p>1.028248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.060907">
                <text:p>1.060907</text:p>
              </table:table-cell>
              <table:table-cell office:value-type="float" office:value="1.077584">
                <text:p>1.077584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.110055">
                <text:p>1.110055</text:p>
              </table:table-cell>
              <table:table-cell office:value-type="float" office:value="1.126705">
                <text:p>1.126705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.158395">
                <text:p>1.158395</text:p>
              </table:table-cell>
              <table:table-cell office:value-type="float" office:value="1.175016">
                <text:p>1.175016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.206017">
                <text:p>1.206017</text:p>
              </table:table-cell>
              <table:table-cell office:value-type="float" office:value="1.22261">
                <text:p>1.22261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.252329">
                <text:p>1.252329</text:p>
              </table:table-cell>
              <table:table-cell office:value-type="float" office:value="1.268895">
                <text:p>1.268895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.29835">
                <text:p>1.29835</text:p>
              </table:table-cell>
              <table:table-cell office:value-type="float" office:value="1.314888">
                <text:p>1.314888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.343625">
                <text:p>1.343625</text:p>
              </table:table-cell>
              <table:table-cell office:value-type="float" office:value="1.360134">
                <text:p>1.360134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.3922">
                <text:p>1.3922</text:p>
              </table:table-cell>
              <table:table-cell office:value-type="float" office:value="1.408681">
                <text:p>1.408681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.441175">
                <text:p>1.441175</text:p>
              </table:table-cell>
              <table:table-cell office:value-type="float" office:value="1.457629">
                <text:p>1.457629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.490722">
                <text:p>1.490722</text:p>
              </table:table-cell>
              <table:table-cell office:value-type="float" office:value="1.507147">
                <text:p>1.507147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.539485">
                <text:p>1.539485</text:p>
              </table:table-cell>
              <table:table-cell office:value-type="float" office:value="1.555882">
                <text:p>1.555882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.589658">
                <text:p>1.589658</text:p>
              </table:table-cell>
              <table:table-cell office:value-type="float" office:value="1.606028">
                <text:p>1.606028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.639082">
                <text:p>1.639082</text:p>
              </table:table-cell>
              <table:table-cell office:value-type="float" office:value="1.655423">
                <text:p>1.655423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.688462">
                <text:p>1.688462</text:p>
              </table:table-cell>
              <table:table-cell office:value-type="float" office:value="1.704776">
                <text:p>1.704776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.737824">
                <text:p>1.737824</text:p>
              </table:table-cell>
              <table:table-cell office:value-type="float" office:value="1.75411">
                <text:p>1.75411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.78705">
                <text:p>1.78705</text:p>
              </table:table-cell>
              <table:table-cell office:value-type="float" office:value="1.803307">
                <text:p>1.803307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.83663">
                <text:p>1.83663</text:p>
              </table:table-cell>
              <table:table-cell office:value-type="float" office:value="1.852859">
                <text:p>1.852859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.885762">
                <text:p>1.885762</text:p>
              </table:table-cell>
              <table:table-cell office:value-type="float" office:value="1.901964">
                <text:p>1.901964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.934477">
                <text:p>1.934477</text:p>
              </table:table-cell>
              <table:table-cell office:value-type="float" office:value="1.95065">
                <text:p>1.95065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.98264">
                <text:p>1.98264</text:p>
              </table:table-cell>
              <table:table-cell office:value-type="float" office:value="1.998786">
                <text:p>1.998786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2.03046">
                <text:p>2.03046</text:p>
              </table:table-cell>
              <table:table-cell office:value-type="float" office:value="2.046577">
                <text:p>2.046577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2.078384">
                <text:p>2.078384</text:p>
              </table:table-cell>
              <table:table-cell office:value-type="float" office:value="2.094473">
                <text:p>2.094473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2.126354">
                <text:p>2.126354</text:p>
              </table:table-cell>
              <table:table-cell office:value-type="float" office:value="2.142415">
                <text:p>2.142415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2.175285">
                <text:p>2.175285</text:p>
              </table:table-cell>
              <table:table-cell office:value-type="float" office:value="2.191319">
                <text:p>2.191319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2.225144">
                <text:p>2.225144</text:p>
              </table:table-cell>
              <table:table-cell office:value-type="float" office:value="2.24115">
                <text:p>2.24115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2.274884">
                <text:p>2.274884</text:p>
              </table:table-cell>
              <table:table-cell office:value-type="float" office:value="2.290862">
                <text:p>2.290862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2.324718">
                <text:p>2.324718</text:p>
              </table:table-cell>
              <table:table-cell office:value-type="float" office:value="2.340668">
                <text:p>2.340668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2.374279">
                <text:p>2.374279</text:p>
              </table:table-cell>
              <table:table-cell office:value-type="float" office:value="2.3902">
                <text:p>2.3902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2.424109">
                <text:p>2.424109</text:p>
              </table:table-cell>
              <table:table-cell office:value-type="float" office:value="2.440002">
                <text:p>2.440002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2.473838">
                <text:p>2.473838</text:p>
              </table:table-cell>
              <table:table-cell office:value-type="float" office:value="2.489704">
                <text:p>2.489704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2.523471">
                <text:p>2.523471</text:p>
              </table:table-cell>
              <table:table-cell office:value-type="float" office:value="2.539308">
                <text:p>2.539308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2.573233">
                <text:p>2.573233</text:p>
              </table:table-cell>
              <table:table-cell office:value-type="float" office:value="2.589042">
                <text:p>2.589042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2.622868">
                <text:p>2.622868</text:p>
              </table:table-cell>
              <table:table-cell office:value-type="float" office:value="2.638649">
                <text:p>2.638649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2.672586">
                <text:p>2.672586</text:p>
              </table:table-cell>
              <table:table-cell office:value-type="float" office:value="2.688339">
                <text:p>2.688339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2.721898">
                <text:p>2.721898</text:p>
              </table:table-cell>
              <table:table-cell office:value-type="float" office:value="2.737624">
                <text:p>2.737624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2.770922">
                <text:p>2.770922</text:p>
              </table:table-cell>
              <table:table-cell office:value-type="float" office:value="2.78662">
                <text:p>2.78662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2.820266">
                <text:p>2.820266</text:p>
              </table:table-cell>
              <table:table-cell office:value-type="float" office:value="2.835936">
                <text:p>2.835936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2.869482">
                <text:p>2.869482</text:p>
              </table:table-cell>
              <table:table-cell office:value-type="float" office:value="2.885123">
                <text:p>2.885123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2.919342">
                <text:p>2.919342</text:p>
              </table:table-cell>
              <table:table-cell office:value-type="float" office:value="2.934956">
                <text:p>2.934956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2.968551">
                <text:p>2.968551</text:p>
              </table:table-cell>
              <table:table-cell office:value-type="float" office:value="2.984136">
                <text:p>2.984136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3.018407">
                <text:p>3.018407</text:p>
              </table:table-cell>
              <table:table-cell office:value-type="float" office:value="3.033964">
                <text:p>3.033964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3.068082">
                <text:p>3.068082</text:p>
              </table:table-cell>
              <table:table-cell office:value-type="float" office:value="3.083611">
                <text:p>3.083611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3.117855">
                <text:p>3.117855</text:p>
              </table:table-cell>
              <table:table-cell office:value-type="float" office:value="-3.149829">
                <text:p>-3.149829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-3.116202">
                <text:p>-3.116202</text:p>
              </table:table-cell>
              <table:table-cell office:value-type="float" office:value="-3.100728">
                <text:p>-3.100728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-3.067704">
                <text:p>-3.067704</text:p>
              </table:table-cell>
              <table:table-cell office:value-type="float" office:value="-3.052259">
                <text:p>-3.052259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-3.019713">
                <text:p>-3.019713</text:p>
              </table:table-cell>
              <table:table-cell office:value-type="float" office:value="-3.004295">
                <text:p>-3.004295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-2.972131">
                <text:p>-2.972131</text:p>
              </table:table-cell>
              <table:table-cell office:value-type="float" office:value="-2.956741">
                <text:p>-2.956741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-2.92481">
                <text:p>-2.92481</text:p>
              </table:table-cell>
              <table:table-cell office:value-type="float" office:value="-2.909449">
                <text:p>-2.909449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-2.876552">
                <text:p>-2.876552</text:p>
              </table:table-cell>
              <table:table-cell office:value-type="float" office:value="-2.861218">
                <text:p>-2.861218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-2.827461">
                <text:p>-2.827461</text:p>
              </table:table-cell>
              <table:table-cell office:value-type="float" office:value="-2.812155">
                <text:p>-2.812155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-2.77809">
                <text:p>-2.77809</text:p>
              </table:table-cell>
              <table:table-cell office:value-type="float" office:value="-2.762812">
                <text:p>-2.762812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-2.729748">
                <text:p>-2.729748</text:p>
              </table:table-cell>
              <table:table-cell office:value-type="float" office:value="-2.714498">
                <text:p>-2.714498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-2.681254">
                <text:p>-2.681254</text:p>
              </table:table-cell>
              <table:table-cell office:value-type="float" office:value="-2.666033">
                <text:p>-2.666033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-2.632364">
                <text:p>-2.632364</text:p>
              </table:table-cell>
              <table:table-cell office:value-type="float" office:value="-2.61717">
                <text:p>-2.61717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-2.584182">
                <text:p>-2.584182</text:p>
              </table:table-cell>
              <table:table-cell office:value-type="float" office:value="-2.569016">
                <text:p>-2.569016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-2.535487">
                <text:p>-2.535487</text:p>
              </table:table-cell>
              <table:table-cell office:value-type="float" office:value="-2.52035">
                <text:p>-2.52035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-2.487613">
                <text:p>-2.487613</text:p>
              </table:table-cell>
              <table:table-cell office:value-type="float" office:value="-2.472503">
                <text:p>-2.472503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-2.43863">
                <text:p>-2.43863</text:p>
              </table:table-cell>
              <table:table-cell office:value-type="float" office:value="-2.423549">
                <text:p>-2.423549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-2.389464">
                <text:p>-2.389464</text:p>
              </table:table-cell>
              <table:table-cell office:value-type="float" office:value="-2.374411">
                <text:p>-2.374411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-2.339159">
                <text:p>-2.339159</text:p>
              </table:table-cell>
              <table:table-cell office:value-type="float" office:value="-2.324133">
                <text:p>-2.324133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-2.288142">
                <text:p>-2.288142</text:p>
              </table:table-cell>
              <table:table-cell office:value-type="float" office:value="-2.273145">
                <text:p>-2.273145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-2.237784">
                <text:p>-2.237784</text:p>
              </table:table-cell>
              <table:table-cell office:value-type="float" office:value="-2.222814">
                <text:p>-2.222814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-2.188012">
                <text:p>-2.188012</text:p>
              </table:table-cell>
              <table:table-cell office:value-type="float" office:value="-2.173071">
                <text:p>-2.173071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-2.138321">
                <text:p>-2.138321</text:p>
              </table:table-cell>
              <table:table-cell office:value-type="float" office:value="-2.123408">
                <text:p>-2.123408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-2.089146">
                <text:p>-2.089146</text:p>
              </table:table-cell>
              <table:table-cell office:value-type="float" office:value="-2.074261">
                <text:p>-2.074261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-2.039989">
                <text:p>-2.039989</text:p>
              </table:table-cell>
              <table:table-cell office:value-type="float" office:value="-2.025131">
                <text:p>-2.025131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-1.991295">
                <text:p>-1.991295</text:p>
              </table:table-cell>
              <table:table-cell office:value-type="float" office:value="-1.976465">
                <text:p>-1.976465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-1.94144">
                <text:p>-1.94144</text:p>
              </table:table-cell>
              <table:table-cell office:value-type="float" office:value="-1.926639">
                <text:p>-1.926639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-1.89303">
                <text:p>-1.89303</text:p>
              </table:table-cell>
              <table:table-cell office:value-type="float" office:value="-1.878256">
                <text:p>-1.878256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-1.8435">
                <text:p>-1.8435</text:p>
              </table:table-cell>
              <table:table-cell office:value-type="float" office:value="-1.828755">
                <text:p>-1.828755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-1.794119">
                <text:p>-1.794119</text:p>
              </table:table-cell>
              <table:table-cell office:value-type="float" office:value="-1.779401">
                <text:p>-1.779401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-1.744264">
                <text:p>-1.744264</text:p>
              </table:table-cell>
              <table:table-cell office:value-type="float" office:value="-1.729574">
                <text:p>-1.729574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-1.695079">
                <text:p>-1.695079</text:p>
              </table:table-cell>
              <table:table-cell office:value-type="float" office:value="-1.680417">
                <text:p>-1.680417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-1.64572">
                <text:p>-1.64572</text:p>
              </table:table-cell>
              <table:table-cell office:value-type="float" office:value="-1.631086">
                <text:p>-1.631086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-1.596537">
                <text:p>-1.596537</text:p>
              </table:table-cell>
              <table:table-cell office:value-type="float" office:value="-1.581932">
                <text:p>-1.581932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-1.547781">
                <text:p>-1.547781</text:p>
              </table:table-cell>
              <table:table-cell office:value-type="float" office:value="-1.533204">
                <text:p>-1.533204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-1.499417">
                <text:p>-1.499417</text:p>
              </table:table-cell>
              <table:table-cell office:value-type="float" office:value="-1.484867">
                <text:p>-1.484867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-1.451272">
                <text:p>-1.451272</text:p>
              </table:table-cell>
              <table:table-cell office:value-type="float" office:value="-1.436751">
                <text:p>-1.436751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-1.402701">
                <text:p>-1.402701</text:p>
              </table:table-cell>
              <table:table-cell office:value-type="float" office:value="-1.388208">
                <text:p>-1.388208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-1.355385">
                <text:p>-1.355385</text:p>
              </table:table-cell>
              <table:table-cell office:value-type="float" office:value="-1.340919">
                <text:p>-1.340919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-1.308086">
                <text:p>-1.308086</text:p>
              </table:table-cell>
              <table:table-cell office:value-type="float" office:value="-1.293649">
                <text:p>-1.293649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-1.260569">
                <text:p>-1.260569</text:p>
              </table:table-cell>
              <table:table-cell office:value-type="float" office:value="-1.24616">
                <text:p>-1.24616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-1.211654">
                <text:p>-1.211654</text:p>
              </table:table-cell>
              <table:table-cell office:value-type="float" office:value="-1.197272">
                <text:p>-1.197272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-1.163121">
                <text:p>-1.163121</text:p>
              </table:table-cell>
              <table:table-cell office:value-type="float" office:value="-1.148768">
                <text:p>-1.148768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-1.114055">
                <text:p>-1.114055</text:p>
              </table:table-cell>
              <table:table-cell office:value-type="float" office:value="-1.099729">
                <text:p>-1.099729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-1.065415">
                <text:p>-1.065415</text:p>
              </table:table-cell>
              <table:table-cell office:value-type="float" office:value="-1.051117">
                <text:p>-1.051117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-1.016332">
                <text:p>-1.016332</text:p>
              </table:table-cell>
              <table:table-cell office:value-type="float" office:value="-1.002063">
                <text:p>-1.002063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-0.966056">
                <text:p>-0.966056</text:p>
              </table:table-cell>
              <table:table-cell office:value-type="float" office:value="-0.951814">
                <text:p>-0.951814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-0.915564">
                <text:p>-0.915564</text:p>
              </table:table-cell>
              <table:table-cell office:value-type="float" office:value="-0.90135">
                <text:p>-0.90135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-0.864756">
                <text:p>-0.864756</text:p>
              </table:table-cell>
              <table:table-cell office:value-type="float" office:value="-0.85057">
                <text:p>-0.85057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-0.814247">
                <text:p>-0.814247</text:p>
              </table:table-cell>
              <table:table-cell office:value-type="float" office:value="-0.800089">
                <text:p>-0.800089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-0.764158">
                <text:p>-0.764158</text:p>
              </table:table-cell>
              <table:table-cell office:value-type="float" office:value="-0.750028">
                <text:p>-0.750028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-0.714929">
                <text:p>-0.714929</text:p>
              </table:table-cell>
              <table:table-cell office:value-type="float" office:value="-0.700827">
                <text:p>-0.700827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-0.665493">
                <text:p>-0.665493</text:p>
              </table:table-cell>
              <table:table-cell office:value-type="float" office:value="-0.65142">
                <text:p>-0.65142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-0.615977">
                <text:p>-0.615977</text:p>
              </table:table-cell>
              <table:table-cell office:value-type="float" office:value="-0.601932">
                <text:p>-0.601932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-0.567417">
                <text:p>-0.567417</text:p>
              </table:table-cell>
              <table:table-cell office:value-type="float" office:value="-0.553399">
                <text:p>-0.553399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-0.518592">
                <text:p>-0.518592</text:p>
              </table:table-cell>
              <table:table-cell office:value-type="float" office:value="-0.504603">
                <text:p>-0.504603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-0.467239">
                <text:p>-0.467239</text:p>
              </table:table-cell>
              <table:table-cell office:value-type="float" office:value="-0.453277">
                <text:p>-0.453277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-0.417562">
                <text:p>-0.417562</text:p>
              </table:table-cell>
              <table:table-cell office:value-type="float" office:value="-0.403629">
                <text:p>-0.403629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-0.367907">
                <text:p>-0.367907</text:p>
              </table:table-cell>
              <table:table-cell office:value-type="float" office:value="-0.354001">
                <text:p>-0.354001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-0.319095">
                <text:p>-0.319095</text:p>
              </table:table-cell>
              <table:table-cell office:value-type="float" office:value="-0.305218">
                <text:p>-0.305218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-0.271279">
                <text:p>-0.271279</text:p>
              </table:table-cell>
              <table:table-cell office:value-type="float" office:value="-0.25743">
                <text:p>-0.25743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-0.222679">
                <text:p>-0.222679</text:p>
              </table:table-cell>
              <table:table-cell office:value-type="float" office:value="-0.208858">
                <text:p>-0.208858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-0.172623">
                <text:p>-0.172623</text:p>
              </table:table-cell>
              <table:table-cell office:value-type="float" office:value="-0.158829">
                <text:p>-0.158829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-0.122256">
                <text:p>-0.122256</text:p>
              </table:table-cell>
              <table:table-cell office:value-type="float" office:value="-0.108491">
                <text:p>-0.108491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-0.071685">
                <text:p>-0.071685</text:p>
              </table:table-cell>
              <table:table-cell office:value-type="float" office:value="-0.057947">
                <text:p>-0.057947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-0.022108">
                <text:p>-0.022108</text:p>
              </table:table-cell>
              <table:table-cell office:value-type="float" office:value="-0.008399">
                <text:p>-0.008399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0.027476">
                <text:p>0.027476</text:p>
              </table:table-cell>
              <table:table-cell office:value-type="float" office:value="0.041157">
                <text:p>0.041157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0.076207">
                <text:p>0.076207</text:p>
              </table:table-cell>
              <table:table-cell office:value-type="float" office:value="0.08986">
                <text:p>0.08986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0.125311">
                <text:p>0.125311</text:p>
              </table:table-cell>
              <table:table-cell office:value-type="float" office:value="0.138936">
                <text:p>0.138936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0.173735">
                <text:p>0.173735</text:p>
              </table:table-cell>
              <table:table-cell office:value-type="float" office:value="0.187333">
                <text:p>0.187333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0.221911">
                <text:p>0.221911</text:p>
              </table:table-cell>
              <table:table-cell office:value-type="float" office:value="0.23548">
                <text:p>0.23548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0.269802">
                <text:p>0.269802</text:p>
              </table:table-cell>
              <table:table-cell office:value-type="float" office:value="0.283343">
                <text:p>0.283343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0.321117">
                <text:p>0.321117</text:p>
              </table:table-cell>
              <table:table-cell office:value-type="float" office:value="0.334631">
                <text:p>0.334631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0.371463">
                <text:p>0.371463</text:p>
              </table:table-cell>
              <table:table-cell office:value-type="float" office:value="0.384949">
                <text:p>0.384949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0.421778">
                <text:p>0.421778</text:p>
              </table:table-cell>
              <table:table-cell office:value-type="float" office:value="0.435235">
                <text:p>0.435235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0.471327">
                <text:p>0.471327</text:p>
              </table:table-cell>
              <table:table-cell office:value-type="float" office:value="0.484757">
                <text:p>0.484757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0.520293">
                <text:p>0.520293</text:p>
              </table:table-cell>
              <table:table-cell office:value-type="float" office:value="0.533694">
                <text:p>0.533694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0.571171">
                <text:p>0.571171</text:p>
              </table:table-cell>
              <table:table-cell office:value-type="float" office:value="0.584545">
                <text:p>0.584545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0.621298">
                <text:p>0.621298</text:p>
              </table:table-cell>
              <table:table-cell office:value-type="float" office:value="0.634644">
                <text:p>0.634644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0.672044">
                <text:p>0.672044</text:p>
              </table:table-cell>
              <table:table-cell office:value-type="float" office:value="0.685362">
                <text:p>0.685362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0.721922">
                <text:p>0.721922</text:p>
              </table:table-cell>
              <table:table-cell office:value-type="float" office:value="0.735211">
                <text:p>0.735211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0.771902">
                <text:p>0.771902</text:p>
              </table:table-cell>
              <table:table-cell office:value-type="float" office:value="0.785164">
                <text:p>0.785164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0.821004">
                <text:p>0.821004</text:p>
              </table:table-cell>
              <table:table-cell office:value-type="float" office:value="0.834238">
                <text:p>0.834238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0.869484">
                <text:p>0.869484</text:p>
              </table:table-cell>
              <table:table-cell office:value-type="float" office:value="0.88269">
                <text:p>0.88269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0.917347">
                <text:p>0.917347</text:p>
              </table:table-cell>
              <table:table-cell office:value-type="float" office:value="0.930524">
                <text:p>0.930524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0.964794">
                <text:p>0.964794</text:p>
              </table:table-cell>
              <table:table-cell office:value-type="float" office:value="0.977943">
                <text:p>0.977943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.012935">
                <text:p>1.012935</text:p>
              </table:table-cell>
              <table:table-cell office:value-type="float" office:value="1.026056">
                <text:p>1.026056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.060178">
                <text:p>1.060178</text:p>
              </table:table-cell>
              <table:table-cell office:value-type="float" office:value="1.073271">
                <text:p>1.073271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.107804">
                <text:p>1.107804</text:p>
              </table:table-cell>
              <table:table-cell office:value-type="float" office:value="1.12087">
                <text:p>1.12087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.155022">
                <text:p>1.155022</text:p>
              </table:table-cell>
              <table:table-cell office:value-type="float" office:value="1.16806">
                <text:p>1.16806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.205295">
                <text:p>1.205295</text:p>
              </table:table-cell>
              <table:table-cell office:value-type="float" office:value="1.218305">
                <text:p>1.218305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.254241">
                <text:p>1.254241</text:p>
              </table:table-cell>
              <table:table-cell office:value-type="float" office:value="1.267222">
                <text:p>1.267222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.304019">
                <text:p>1.304019</text:p>
              </table:table-cell>
              <table:table-cell office:value-type="float" office:value="1.316972">
                <text:p>1.316972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.353112">
                <text:p>1.353112</text:p>
              </table:table-cell>
              <table:table-cell office:value-type="float" office:value="1.366037">
                <text:p>1.366037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.403172">
                <text:p>1.403172</text:p>
              </table:table-cell>
              <table:table-cell office:value-type="float" office:value="1.41607">
                <text:p>1.41607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.45249">
                <text:p>1.45249</text:p>
              </table:table-cell>
              <table:table-cell office:value-type="float" office:value="1.46536">
                <text:p>1.46536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.501571">
                <text:p>1.501571</text:p>
              </table:table-cell>
              <table:table-cell office:value-type="float" office:value="1.514412">
                <text:p>1.514412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.550305">
                <text:p>1.550305</text:p>
              </table:table-cell>
              <table:table-cell office:value-type="float" office:value="1.563118">
                <text:p>1.563118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.599146">
                <text:p>1.599146</text:p>
              </table:table-cell>
              <table:table-cell office:value-type="float" office:value="1.611932">
                <text:p>1.611932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.647837">
                <text:p>1.647837</text:p>
              </table:table-cell>
              <table:table-cell office:value-type="float" office:value="1.660594">
                <text:p>1.660594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.696628">
                <text:p>1.696628</text:p>
              </table:table-cell>
              <table:table-cell office:value-type="float" office:value="1.709358">
                <text:p>1.709358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.746542">
                <text:p>1.746542</text:p>
              </table:table-cell>
              <table:table-cell office:value-type="float" office:value="1.759243">
                <text:p>1.759243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.79562">
                <text:p>1.79562</text:p>
              </table:table-cell>
              <table:table-cell office:value-type="float" office:value="1.808294">
                <text:p>1.808294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.844718">
                <text:p>1.844718</text:p>
              </table:table-cell>
              <table:table-cell office:value-type="float" office:value="1.857364">
                <text:p>1.857364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.89292">
                <text:p>1.89292</text:p>
              </table:table-cell>
              <table:table-cell office:value-type="float" office:value="1.905538">
                <text:p>1.905538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.940795">
                <text:p>1.940795</text:p>
              </table:table-cell>
              <table:table-cell office:value-type="float" office:value="1.953384">
                <text:p>1.953384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.987969">
                <text:p>1.987969</text:p>
              </table:table-cell>
              <table:table-cell office:value-type="float" office:value="2.00053">
                <text:p>2.00053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2.036079">
                <text:p>2.036079</text:p>
              </table:table-cell>
              <table:table-cell office:value-type="float" office:value="2.048613">
                <text:p>2.048613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2.083951">
                <text:p>2.083951</text:p>
              </table:table-cell>
              <table:table-cell office:value-type="float" office:value="2.096456">
                <text:p>2.096456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2.132296">
                <text:p>2.132296</text:p>
              </table:table-cell>
              <table:table-cell office:value-type="float" office:value="2.144773">
                <text:p>2.144773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2.180325">
                <text:p>2.180325</text:p>
              </table:table-cell>
              <table:table-cell office:value-type="float" office:value="2.192775">
                <text:p>2.192775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2.229435">
                <text:p>2.229435</text:p>
              </table:table-cell>
              <table:table-cell office:value-type="float" office:value="2.241857">
                <text:p>2.241857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2.279318">
                <text:p>2.279318</text:p>
              </table:table-cell>
              <table:table-cell office:value-type="float" office:value="2.291712">
                <text:p>2.291712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2.329742">
                <text:p>2.329742</text:p>
              </table:table-cell>
              <table:table-cell office:value-type="float" office:value="2.342108">
                <text:p>2.342108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2.380223">
                <text:p>2.380223</text:p>
              </table:table-cell>
              <table:table-cell office:value-type="float" office:value="2.39256">
                <text:p>2.39256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2.430105">
                <text:p>2.430105</text:p>
              </table:table-cell>
              <table:table-cell office:value-type="float" office:value="2.442414">
                <text:p>2.442414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2.479218">
                <text:p>2.479218</text:p>
              </table:table-cell>
              <table:table-cell office:value-type="float" office:value="2.491499">
                <text:p>2.491499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2.528434">
                <text:p>2.528434</text:p>
              </table:table-cell>
              <table:table-cell office:value-type="float" office:value="2.540688">
                <text:p>2.540688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2.576874">
                <text:p>2.576874</text:p>
              </table:table-cell>
              <table:table-cell office:value-type="float" office:value="2.589099">
                <text:p>2.589099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2.626403">
                <text:p>2.626403</text:p>
              </table:table-cell>
              <table:table-cell office:value-type="float" office:value="2.6386">
                <text:p>2.6386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2.674715">
                <text:p>2.674715</text:p>
              </table:table-cell>
              <table:table-cell office:value-type="float" office:value="2.686885">
                <text:p>2.686885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2.724735">
                <text:p>2.724735</text:p>
              </table:table-cell>
              <table:table-cell office:value-type="float" office:value="2.736876">
                <text:p>2.736876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2.774757">
                <text:p>2.774757</text:p>
              </table:table-cell>
              <table:table-cell office:value-type="float" office:value="2.78687">
                <text:p>2.78687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2.825345">
                <text:p>2.825345</text:p>
              </table:table-cell>
              <table:table-cell office:value-type="float" office:value="2.837431">
                <text:p>2.837431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2.875865">
                <text:p>2.875865</text:p>
              </table:table-cell>
              <table:table-cell office:value-type="float" office:value="2.887922">
                <text:p>2.887922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2.926185">
                <text:p>2.926185</text:p>
              </table:table-cell>
              <table:table-cell office:value-type="float" office:value="2.938215">
                <text:p>2.938215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2.976562">
                <text:p>2.976562</text:p>
              </table:table-cell>
              <table:table-cell office:value-type="float" office:value="2.988563">
                <text:p>2.988563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3.026425">
                <text:p>3.026425</text:p>
              </table:table-cell>
              <table:table-cell office:value-type="float" office:value="3.038398">
                <text:p>3.038398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3.075843">
                <text:p>3.075843</text:p>
              </table:table-cell>
              <table:table-cell office:value-type="float" office:value="3.087789">
                <text:p>3.087789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3.124758">
                <text:p>3.124758</text:p>
              </table:table-cell>
              <table:table-cell office:value-type="float" office:value="-3.14651">
                <text:p>-3.14651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-3.110166">
                <text:p>-3.110166</text:p>
              </table:table-cell>
              <table:table-cell office:value-type="float" office:value="-3.098276">
                <text:p>-3.098276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-3.062605">
                <text:p>-3.062605</text:p>
              </table:table-cell>
              <table:table-cell office:value-type="float" office:value="-3.050743">
                <text:p>-3.050743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-3.014711">
                <text:p>-3.014711</text:p>
              </table:table-cell>
              <table:table-cell office:value-type="float" office:value="-3.002877">
                <text:p>-3.002877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-2.966656">
                <text:p>-2.966656</text:p>
              </table:table-cell>
              <table:table-cell office:value-type="float" office:value="-2.954851">
                <text:p>-2.954851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-2.918125">
                <text:p>-2.918125</text:p>
              </table:table-cell>
              <table:table-cell office:value-type="float" office:value="-2.906348">
                <text:p>-2.906348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-2.868969">
                <text:p>-2.868969</text:p>
              </table:table-cell>
              <table:table-cell office:value-type="float" office:value="-2.85722">
                <text:p>-2.85722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-2.819837">
                <text:p>-2.819837</text:p>
              </table:table-cell>
              <table:table-cell office:value-type="float" office:value="-2.808116">
                <text:p>-2.808116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-2.770305">
                <text:p>-2.770305</text:p>
              </table:table-cell>
              <table:table-cell office:value-type="float" office:value="-2.758611">
                <text:p>-2.758611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-2.721192">
                <text:p>-2.721192</text:p>
              </table:table-cell>
              <table:table-cell office:value-type="float" office:value="-2.709526">
                <text:p>-2.709526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-2.671006">
                <text:p>-2.671006</text:p>
              </table:table-cell>
              <table:table-cell office:value-type="float" office:value="-2.659368">
                <text:p>-2.659368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-2.62197">
                <text:p>-2.62197</text:p>
              </table:table-cell>
              <table:table-cell office:value-type="float" office:value="-2.61036">
                <text:p>-2.61036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-2.572312">
                <text:p>-2.572312</text:p>
              </table:table-cell>
              <table:table-cell office:value-type="float" office:value="-2.560731">
                <text:p>-2.560731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-2.523918">
                <text:p>-2.523918</text:p>
              </table:table-cell>
              <table:table-cell office:value-type="float" office:value="-2.512364">
                <text:p>-2.512364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-2.474613">
                <text:p>-2.474613</text:p>
              </table:table-cell>
              <table:table-cell office:value-type="float" office:value="-2.463087">
                <text:p>-2.463087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-2.425913">
                <text:p>-2.425913</text:p>
              </table:table-cell>
              <table:table-cell office:value-type="float" office:value="-2.414415">
                <text:p>-2.414415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-2.377106">
                <text:p>-2.377106</text:p>
              </table:table-cell>
              <table:table-cell office:value-type="float" office:value="-2.365636">
                <text:p>-2.365636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-2.328534">
                <text:p>-2.328534</text:p>
              </table:table-cell>
              <table:table-cell office:value-type="float" office:value="-2.317093">
                <text:p>-2.317093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-2.280236">
                <text:p>-2.280236</text:p>
              </table:table-cell>
              <table:table-cell office:value-type="float" office:value="-2.268823">
                <text:p>-2.268823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-2.232524">
                <text:p>-2.232524</text:p>
              </table:table-cell>
              <table:table-cell office:value-type="float" office:value="-2.221138">
                <text:p>-2.221138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-2.184541">
                <text:p>-2.184541</text:p>
              </table:table-cell>
              <table:table-cell office:value-type="float" office:value="-2.173184">
                <text:p>-2.173184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-2.137008">
                <text:p>-2.137008</text:p>
              </table:table-cell>
              <table:table-cell office:value-type="float" office:value="-2.125679">
                <text:p>-2.125679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-2.088828">
                <text:p>-2.088828</text:p>
              </table:table-cell>
              <table:table-cell office:value-type="float" office:value="-2.077527">
                <text:p>-2.077527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-2.040777">
                <text:p>-2.040777</text:p>
              </table:table-cell>
              <table:table-cell office:value-type="float" office:value="-2.029504">
                <text:p>-2.029504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-1.992053">
                <text:p>-1.992053</text:p>
              </table:table-cell>
              <table:table-cell office:value-type="float" office:value="-1.980807">
                <text:p>-1.980807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-1.944234">
                <text:p>-1.944234</text:p>
              </table:table-cell>
              <table:table-cell office:value-type="float" office:value="-1.933016">
                <text:p>-1.933016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-1.89562">
                <text:p>-1.89562</text:p>
              </table:table-cell>
              <table:table-cell office:value-type="float" office:value="-1.884431">
                <text:p>-1.884431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-1.848026">
                <text:p>-1.848026</text:p>
              </table:table-cell>
              <table:table-cell office:value-type="float" office:value="-1.836864">
                <text:p>-1.836864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-1.799747">
                <text:p>-1.799747</text:p>
              </table:table-cell>
              <table:table-cell office:value-type="float" office:value="-1.788613">
                <text:p>-1.788613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-1.751149">
                <text:p>-1.751149</text:p>
              </table:table-cell>
              <table:table-cell office:value-type="float" office:value="-1.740044">
                <text:p>-1.740044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-1.701539">
                <text:p>-1.701539</text:p>
              </table:table-cell>
              <table:table-cell office:value-type="float" office:value="-1.690461">
                <text:p>-1.690461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-1.650998">
                <text:p>-1.650998</text:p>
              </table:table-cell>
              <table:table-cell office:value-type="float" office:value="-1.639948">
                <text:p>-1.639948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-1.599858">
                <text:p>-1.599858</text:p>
              </table:table-cell>
              <table:table-cell office:value-type="float" office:value="-1.588836">
                <text:p>-1.588836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-1.548319">
                <text:p>-1.548319</text:p>
              </table:table-cell>
              <table:table-cell office:value-type="float" office:value="-1.537326">
                <text:p>-1.537326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-1.497181">
                <text:p>-1.497181</text:p>
              </table:table-cell>
              <table:table-cell office:value-type="float" office:value="-1.486215">
                <text:p>-1.486215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-1.445571">
                <text:p>-1.445571</text:p>
              </table:table-cell>
              <table:table-cell office:value-type="float" office:value="-1.434633">
                <text:p>-1.434633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-1.394132">
                <text:p>-1.394132</text:p>
              </table:table-cell>
              <table:table-cell office:value-type="float" office:value="-1.383222">
                <text:p>-1.383222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-1.34273">
                <text:p>-1.34273</text:p>
              </table:table-cell>
              <table:table-cell office:value-type="float" office:value="-1.331849">
                <text:p>-1.331849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-1.291615">
                <text:p>-1.291615</text:p>
              </table:table-cell>
              <table:table-cell office:value-type="float" office:value="-1.280761">
                <text:p>-1.280761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-1.241617">
                <text:p>-1.241617</text:p>
              </table:table-cell>
              <table:table-cell office:value-type="float" office:value="-1.230791">
                <text:p>-1.230791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-1.192102">
                <text:p>-1.192102</text:p>
              </table:table-cell>
              <table:table-cell office:value-type="float" office:value="-1.181304">
                <text:p>-1.181304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-1.143089">
                <text:p>-1.143089</text:p>
              </table:table-cell>
              <table:table-cell office:value-type="float" office:value="-1.13232">
                <text:p>-1.13232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-1.09458">
                <text:p>-1.09458</text:p>
              </table:table-cell>
              <table:table-cell office:value-type="float" office:value="-1.083838">
                <text:p>-1.083838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-1.046306">
                <text:p>-1.046306</text:p>
              </table:table-cell>
              <table:table-cell office:value-type="float" office:value="-1.035592">
                <text:p>-1.035592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-0.996686">
                <text:p>-0.996686</text:p>
              </table:table-cell>
              <table:table-cell office:value-type="float" office:value="-0.986">
                <text:p>-0.986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-0.947485">
                <text:p>-0.947485</text:p>
              </table:table-cell>
              <table:table-cell office:value-type="float" office:value="-0.936827">
                <text:p>-0.936827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-0.898306">
                <text:p>-0.898306</text:p>
              </table:table-cell>
              <table:table-cell office:value-type="float" office:value="-0.887677">
                <text:p>-0.887677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-0.850107">
                <text:p>-0.850107</text:p>
              </table:table-cell>
              <table:table-cell office:value-type="float" office:value="-0.839505">
                <text:p>-0.839505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-0.801976">
                <text:p>-0.801976</text:p>
              </table:table-cell>
              <table:table-cell office:value-type="float" office:value="-0.791403">
                <text:p>-0.791403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-0.753312">
                <text:p>-0.753312</text:p>
              </table:table-cell>
              <table:table-cell office:value-type="float" office:value="-0.742766">
                <text:p>-0.742766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-0.705875">
                <text:p>-0.705875</text:p>
              </table:table-cell>
              <table:table-cell office:value-type="float" office:value="-0.695357">
                <text:p>-0.695357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-0.658326">
                <text:p>-0.658326</text:p>
              </table:table-cell>
              <table:table-cell office:value-type="float" office:value="-0.647836">
                <text:p>-0.647836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-0.611543">
                <text:p>-0.611543</text:p>
              </table:table-cell>
              <table:table-cell office:value-type="float" office:value="-0.601081">
                <text:p>-0.601081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-0.56403">
                <text:p>-0.56403</text:p>
              </table:table-cell>
              <table:table-cell office:value-type="float" office:value="-0.553597">
                <text:p>-0.553597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-0.516021">
                <text:p>-0.516021</text:p>
              </table:table-cell>
              <table:table-cell office:value-type="float" office:value="-0.505615">
                <text:p>-0.505615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-0.46679">
                <text:p>-0.46679</text:p>
              </table:table-cell>
              <table:table-cell office:value-type="float" office:value="-0.456413">
                <text:p>-0.456413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-0.41786">
                <text:p>-0.41786</text:p>
              </table:table-cell>
              <table:table-cell office:value-type="float" office:value="-0.40751">
                <text:p>-0.40751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-0.369357">
                <text:p>-0.369357</text:p>
              </table:table-cell>
              <table:table-cell office:value-type="float" office:value="-0.359036">
                <text:p>-0.359036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-0.320019">
                <text:p>-0.320019</text:p>
              </table:table-cell>
              <table:table-cell office:value-type="float" office:value="-0.309725">
                <text:p>-0.309725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-0.27014">
                <text:p>-0.27014</text:p>
              </table:table-cell>
              <table:table-cell office:value-type="float" office:value="-0.259874">
                <text:p>-0.259874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-0.219832">
                <text:p>-0.219832</text:p>
              </table:table-cell>
              <table:table-cell office:value-type="float" office:value="-0.209595">
                <text:p>-0.209595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-0.169708">
                <text:p>-0.169708</text:p>
              </table:table-cell>
              <table:table-cell office:value-type="float" office:value="-0.159498">
                <text:p>-0.159498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-0.119248">
                <text:p>-0.119248</text:p>
              </table:table-cell>
              <table:table-cell office:value-type="float" office:value="-0.109067">
                <text:p>-0.109067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-0.068955">
                <text:p>-0.068955</text:p>
              </table:table-cell>
              <table:table-cell office:value-type="float" office:value="-0.058801">
                <text:p>-0.058801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-0.019285">
                <text:p>-0.019285</text:p>
              </table:table-cell>
              <table:table-cell office:value-type="float" office:value="-0.009159">
                <text:p>-0.009159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0.029926">
                <text:p>0.029926</text:p>
              </table:table-cell>
              <table:table-cell office:value-type="float" office:value="0.040024">
                <text:p>0.040024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0.078854">
                <text:p>0.078854</text:p>
              </table:table-cell>
              <table:table-cell office:value-type="float" office:value="0.088923">
                <text:p>0.088923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0.128225">
                <text:p>0.128225</text:p>
              </table:table-cell>
              <table:table-cell office:value-type="float" office:value="0.138266">
                <text:p>0.138266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0.176386">
                <text:p>0.176386</text:p>
              </table:table-cell>
              <table:table-cell office:value-type="float" office:value="0.186399">
                <text:p>0.186399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0.224242">
                <text:p>0.224242</text:p>
              </table:table-cell>
              <table:table-cell office:value-type="float" office:value="0.234227">
                <text:p>0.234227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0.271799">
                <text:p>0.271799</text:p>
              </table:table-cell>
              <table:table-cell office:value-type="float" office:value="0.281757">
                <text:p>0.281757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0.320638">
                <text:p>0.320638</text:p>
              </table:table-cell>
              <table:table-cell office:value-type="float" office:value="0.330567">
                <text:p>0.330567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0.368356">
                <text:p>0.368356</text:p>
              </table:table-cell>
              <table:table-cell office:value-type="float" office:value="0.378258">
                <text:p>0.378258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0.415854">
                <text:p>0.415854</text:p>
              </table:table-cell>
              <table:table-cell office:value-type="float" office:value="0.425728">
                <text:p>0.425728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0.46283">
                <text:p>0.46283</text:p>
              </table:table-cell>
              <table:table-cell office:value-type="float" office:value="0.472676">
                <text:p>0.472676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0.509737">
                <text:p>0.509737</text:p>
              </table:table-cell>
              <table:table-cell office:value-type="float" office:value="0.519555">
                <text:p>0.519555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0.558124">
                <text:p>0.558124</text:p>
              </table:table-cell>
              <table:table-cell office:value-type="float" office:value="0.567914">
                <text:p>0.567914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0.60667">
                <text:p>0.60667</text:p>
              </table:table-cell>
              <table:table-cell office:value-type="float" office:value="0.616431">
                <text:p>0.616431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0.657892">
                <text:p>0.657892</text:p>
              </table:table-cell>
              <table:table-cell office:value-type="float" office:value="0.667626">
                <text:p>0.667626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0.709212">
                <text:p>0.709212</text:p>
              </table:table-cell>
              <table:table-cell office:value-type="float" office:value="0.718918">
                <text:p>0.718918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0.76089">
                <text:p>0.76089</text:p>
              </table:table-cell>
              <table:table-cell office:value-type="float" office:value="0.770568">
                <text:p>0.770568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0.812075">
                <text:p>0.812075</text:p>
              </table:table-cell>
              <table:table-cell office:value-type="float" office:value="0.821725">
                <text:p>0.821725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0.862856">
                <text:p>0.862856</text:p>
              </table:table-cell>
              <table:table-cell office:value-type="float" office:value="0.872478">
                <text:p>0.872478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0.913787">
                <text:p>0.913787</text:p>
              </table:table-cell>
              <table:table-cell office:value-type="float" office:value="0.923381">
                <text:p>0.923381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0.963784">
                <text:p>0.963784</text:p>
              </table:table-cell>
              <table:table-cell office:value-type="float" office:value="0.97335">
                <text:p>0.97335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.013455">
                <text:p>1.013455</text:p>
              </table:table-cell>
              <table:table-cell office:value-type="float" office:value="1.022993">
                <text:p>1.022993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.062519">
                <text:p>1.062519</text:p>
              </table:table-cell>
              <table:table-cell office:value-type="float" office:value="1.072029">
                <text:p>1.072029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1.111228">
                <text:p>1.111228</text:p>
              </table:table-cell>
              <table:table-cell office:value-type="float" office:value="1.12071">
                <text:p>1.12071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1.159657">
                <text:p>1.159657</text:p>
              </table:table-cell>
              <table:table-cell office:value-type="float" office:value="1.169111">
                <text:p>1.169111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1.208347">
                <text:p>1.208347</text:p>
              </table:table-cell>
              <table:table-cell office:value-type="float" office:value="1.217773">
                <text:p>1.217773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1.256684">
                <text:p>1.256684</text:p>
              </table:table-cell>
              <table:table-cell office:value-type="float" office:value="1.266082">
                <text:p>1.266082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1.307218">
                <text:p>1.307218</text:p>
              </table:table-cell>
              <table:table-cell office:value-type="float" office:value="1.316588">
                <text:p>1.316588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1.35626">
                <text:p>1.35626</text:p>
              </table:table-cell>
              <table:table-cell office:value-type="float" office:value="1.365601">
                <text:p>1.365601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1.405546">
                <text:p>1.405546</text:p>
              </table:table-cell>
              <table:table-cell office:value-type="float" office:value="1.414859">
                <text:p>1.414859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1.453869">
                <text:p>1.453869</text:p>
              </table:table-cell>
              <table:table-cell office:value-type="float" office:value="1.463155">
                <text:p>1.463155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1.501751">
                <text:p>1.501751</text:p>
              </table:table-cell>
              <table:table-cell office:value-type="float" office:value="1.511009">
                <text:p>1.511009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1.549617">
                <text:p>1.549617</text:p>
              </table:table-cell>
              <table:table-cell office:value-type="float" office:value="1.558847">
                <text:p>1.558847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1.598445">
                <text:p>1.598445</text:p>
              </table:table-cell>
              <table:table-cell office:value-type="float" office:value="1.607647">
                <text:p>1.607647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1.650823">
                <text:p>1.650823</text:p>
              </table:table-cell>
              <table:table-cell office:value-type="float" office:value="1.659997">
                <text:p>1.659997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1.701475">
                <text:p>1.701475</text:p>
              </table:table-cell>
              <table:table-cell office:value-type="float" office:value="1.710621">
                <text:p>1.710621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1.752746">
                <text:p>1.752746</text:p>
              </table:table-cell>
              <table:table-cell office:value-type="float" office:value="1.761863">
                <text:p>1.761863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1.802866">
                <text:p>1.802866</text:p>
              </table:table-cell>
              <table:table-cell office:value-type="float" office:value="1.811956">
                <text:p>1.811956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1.852519">
                <text:p>1.852519</text:p>
              </table:table-cell>
              <table:table-cell office:value-type="float" office:value="1.861581">
                <text:p>1.861581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1.901676">
                <text:p>1.901676</text:p>
              </table:table-cell>
              <table:table-cell office:value-type="float" office:value="1.91071">
                <text:p>1.91071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1.949779">
                <text:p>1.949779</text:p>
              </table:table-cell>
              <table:table-cell office:value-type="float" office:value="1.958785">
                <text:p>1.958785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.999457">
                <text:p>1.999457</text:p>
              </table:table-cell>
              <table:table-cell office:value-type="float" office:value="2.008435">
                <text:p>2.008435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2.049072">
                <text:p>2.049072</text:p>
              </table:table-cell>
              <table:table-cell office:value-type="float" office:value="2.058022">
                <text:p>2.058022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2.098146">
                <text:p>2.098146</text:p>
              </table:table-cell>
              <table:table-cell office:value-type="float" office:value="2.107068">
                <text:p>2.107068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2.147159">
                <text:p>2.147159</text:p>
              </table:table-cell>
              <table:table-cell office:value-type="float" office:value="2.156052">
                <text:p>2.156052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2.196204">
                <text:p>2.196204</text:p>
              </table:table-cell>
              <table:table-cell office:value-type="float" office:value="2.20507">
                <text:p>2.20507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2.244546">
                <text:p>2.244546</text:p>
              </table:table-cell>
              <table:table-cell office:value-type="float" office:value="2.253384">
                <text:p>2.253384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2.293157">
                <text:p>2.293157</text:p>
              </table:table-cell>
              <table:table-cell office:value-type="float" office:value="2.301967">
                <text:p>2.301967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2.340667">
                <text:p>2.340667</text:p>
              </table:table-cell>
              <table:table-cell office:value-type="float" office:value="2.349449">
                <text:p>2.349449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2.388799">
                <text:p>2.388799</text:p>
              </table:table-cell>
              <table:table-cell office:value-type="float" office:value="2.397553">
                <text:p>2.397553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2.435495">
                <text:p>2.435495</text:p>
              </table:table-cell>
              <table:table-cell office:value-type="float" office:value="2.444221">
                <text:p>2.444221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2.481859">
                <text:p>2.481859</text:p>
              </table:table-cell>
              <table:table-cell office:value-type="float" office:value="2.490557">
                <text:p>2.490557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2.52745">
                <text:p>2.52745</text:p>
              </table:table-cell>
              <table:table-cell office:value-type="float" office:value="2.536119">
                <text:p>2.536119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2.57465">
                <text:p>2.57465</text:p>
              </table:table-cell>
              <table:table-cell office:value-type="float" office:value="2.583292">
                <text:p>2.583292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2.62249">
                <text:p>2.62249</text:p>
              </table:table-cell>
              <table:table-cell office:value-type="float" office:value="2.631104">
                <text:p>2.631104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2.670878">
                <text:p>2.670878</text:p>
              </table:table-cell>
              <table:table-cell office:value-type="float" office:value="2.679464">
                <text:p>2.679464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2.719776">
                <text:p>2.719776</text:p>
              </table:table-cell>
              <table:table-cell office:value-type="float" office:value="2.728334">
                <text:p>2.728334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2.768769">
                <text:p>2.768769</text:p>
              </table:table-cell>
              <table:table-cell office:value-type="float" office:value="2.777299">
                <text:p>2.777299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2.819244">
                <text:p>2.819244</text:p>
              </table:table-cell>
              <table:table-cell office:value-type="float" office:value="2.827746">
                <text:p>2.827746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2.869539">
                <text:p>2.869539</text:p>
              </table:table-cell>
              <table:table-cell office:value-type="float" office:value="2.878012">
                <text:p>2.878012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2.920457">
                <text:p>2.920457</text:p>
              </table:table-cell>
              <table:table-cell office:value-type="float" office:value="2.928903">
                <text:p>2.928903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2.970443">
                <text:p>2.970443</text:p>
              </table:table-cell>
              <table:table-cell office:value-type="float" office:value="2.978861">
                <text:p>2.978861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3.020554">
                <text:p>3.020554</text:p>
              </table:table-cell>
              <table:table-cell office:value-type="float" office:value="3.028944">
                <text:p>3.028944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3.069829">
                <text:p>3.069829</text:p>
              </table:table-cell>
              <table:table-cell office:value-type="float" office:value="3.078191">
                <text:p>3.078191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3.119372">
                <text:p>3.119372</text:p>
              </table:table-cell>
              <table:table-cell office:value-type="float" office:value="-3.155479">
                <text:p>-3.155479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-3.114919">
                <text:p>-3.114919</text:p>
              </table:table-cell>
              <table:table-cell office:value-type="float" office:value="-3.106614">
                <text:p>-3.106614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-3.065567">
                <text:p>-3.065567</text:p>
              </table:table-cell>
              <table:table-cell office:value-type="float" office:value="-3.057289">
                <text:p>-3.057289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-3.016393">
                <text:p>-3.016393</text:p>
              </table:table-cell>
              <table:table-cell office:value-type="float" office:value="-3.008143">
                <text:p>-3.008143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-2.966603">
                <text:p>-2.966603</text:p>
              </table:table-cell>
              <table:table-cell office:value-type="float" office:value="-2.958381">
                <text:p>-2.958381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-2.915993">
                <text:p>-2.915993</text:p>
              </table:table-cell>
              <table:table-cell office:value-type="float" office:value="-2.9078">
                <text:p>-2.9078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-2.864957">
                <text:p>-2.864957</text:p>
              </table:table-cell>
              <table:table-cell office:value-type="float" office:value="-2.856792">
                <text:p>-2.856792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-2.814023">
                <text:p>-2.814023</text:p>
              </table:table-cell>
              <table:table-cell office:value-type="float" office:value="-2.805885">
                <text:p>-2.805885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-2.763546">
                <text:p>-2.763546</text:p>
              </table:table-cell>
              <table:table-cell office:value-type="float" office:value="-2.755436">
                <text:p>-2.755436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-2.713335">
                <text:p>-2.713335</text:p>
              </table:table-cell>
              <table:table-cell office:value-type="float" office:value="-2.705253">
                <text:p>-2.705253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-2.662868">
                <text:p>-2.662868</text:p>
              </table:table-cell>
              <table:table-cell office:value-type="float" office:value="-2.654814">
                <text:p>-2.654814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-2.612978">
                <text:p>-2.612978</text:p>
              </table:table-cell>
              <table:table-cell office:value-type="float" office:value="-2.604953">
                <text:p>-2.604953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-2.562901">
                <text:p>-2.562901</text:p>
              </table:table-cell>
              <table:table-cell office:value-type="float" office:value="-2.554903">
                <text:p>-2.554903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-2.513711">
                <text:p>-2.513711</text:p>
              </table:table-cell>
              <table:table-cell office:value-type="float" office:value="-2.505741">
                <text:p>-2.505741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-2.464208">
                <text:p>-2.464208</text:p>
              </table:table-cell>
              <table:table-cell office:value-type="float" office:value="-2.456267">
                <text:p>-2.456267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-2.413915">
                <text:p>-2.413915</text:p>
              </table:table-cell>
              <table:table-cell office:value-type="float" office:value="-2.406001">
                <text:p>-2.406001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-2.362626">
                <text:p>-2.362626</text:p>
              </table:table-cell>
              <table:table-cell office:value-type="float" office:value="-2.35474">
                <text:p>-2.35474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-2.312198">
                <text:p>-2.312198</text:p>
              </table:table-cell>
              <table:table-cell office:value-type="float" office:value="-2.304341">
                <text:p>-2.304341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-2.261008">
                <text:p>-2.261008</text:p>
              </table:table-cell>
              <table:table-cell office:value-type="float" office:value="-2.253178">
                <text:p>-2.253178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-2.210663">
                <text:p>-2.210663</text:p>
              </table:table-cell>
              <table:table-cell office:value-type="float" office:value="-2.202861">
                <text:p>-2.202861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-2.160041">
                <text:p>-2.160041</text:p>
              </table:table-cell>
              <table:table-cell office:value-type="float" office:value="-2.152267">
                <text:p>-2.152267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-2.109435">
                <text:p>-2.109435</text:p>
              </table:table-cell>
              <table:table-cell office:value-type="float" office:value="-2.10169">
                <text:p>-2.10169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-2.059264">
                <text:p>-2.059264</text:p>
              </table:table-cell>
              <table:table-cell office:value-type="float" office:value="-2.051546">
                <text:p>-2.051546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-2.009349">
                <text:p>-2.009349</text:p>
              </table:table-cell>
              <table:table-cell office:value-type="float" office:value="-2.00166">
                <text:p>-2.00166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-1.960141">
                <text:p>-1.960141</text:p>
              </table:table-cell>
              <table:table-cell office:value-type="float" office:value="-1.952479">
                <text:p>-1.952479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-1.911983">
                <text:p>-1.911983</text:p>
              </table:table-cell>
              <table:table-cell office:value-type="float" office:value="-1.904349">
                <text:p>-1.904349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-1.864329">
                <text:p>-1.864329</text:p>
              </table:table-cell>
              <table:table-cell office:value-type="float" office:value="-1.856723">
                <text:p>-1.856723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-1.817358">
                <text:p>-1.817358</text:p>
              </table:table-cell>
              <table:table-cell office:value-type="float" office:value="-1.809781">
                <text:p>-1.809781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-1.769757">
                <text:p>-1.769757</text:p>
              </table:table-cell>
              <table:table-cell office:value-type="float" office:value="-1.762208">
                <text:p>-1.762208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-1.722151">
                <text:p>-1.722151</text:p>
              </table:table-cell>
              <table:table-cell office:value-type="float" office:value="-1.714629">
                <text:p>-1.714629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-1.675742">
                <text:p>-1.675742</text:p>
              </table:table-cell>
              <table:table-cell office:value-type="float" office:value="-1.668248">
                <text:p>-1.668248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-1.629923">
                <text:p>-1.629923</text:p>
              </table:table-cell>
              <table:table-cell office:value-type="float" office:value="-1.622457">
                <text:p>-1.622457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-1.583867">
                <text:p>-1.583867</text:p>
              </table:table-cell>
              <table:table-cell office:value-type="float" office:value="-1.576429">
                <text:p>-1.576429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-1.536862">
                <text:p>-1.536862</text:p>
              </table:table-cell>
              <table:table-cell office:value-type="float" office:value="-1.529452">
                <text:p>-1.529452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-1.48915">
                <text:p>-1.48915</text:p>
              </table:table-cell>
              <table:table-cell office:value-type="float" office:value="-1.481769">
                <text:p>-1.481769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-1.441405">
                <text:p>-1.441405</text:p>
              </table:table-cell>
              <table:table-cell office:value-type="float" office:value="-1.434052">
                <text:p>-1.434052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-1.392971">
                <text:p>-1.392971</text:p>
              </table:table-cell>
              <table:table-cell office:value-type="float" office:value="-1.385645">
                <text:p>-1.385645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-1.34368">
                <text:p>-1.34368</text:p>
              </table:table-cell>
              <table:table-cell office:value-type="float" office:value="-1.336382">
                <text:p>-1.336382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-1.294608">
                <text:p>-1.294608</text:p>
              </table:table-cell>
              <table:table-cell office:value-type="float" office:value="-1.287339">
                <text:p>-1.287339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-1.246211">
                <text:p>-1.246211</text:p>
              </table:table-cell>
              <table:table-cell office:value-type="float" office:value="-1.238969">
                <text:p>-1.238969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-1.198431">
                <text:p>-1.198431</text:p>
              </table:table-cell>
              <table:table-cell office:value-type="float" office:value="-1.191217">
                <text:p>-1.191217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-1.149809">
                <text:p>-1.149809</text:p>
              </table:table-cell>
              <table:table-cell office:value-type="float" office:value="-1.142624">
                <text:p>-1.142624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-1.102433">
                <text:p>-1.102433</text:p>
              </table:table-cell>
              <table:table-cell office:value-type="float" office:value="-1.095275">
                <text:p>-1.095275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-1.053477">
                <text:p>-1.053477</text:p>
              </table:table-cell>
              <table:table-cell office:value-type="float" office:value="-1.046347">
                <text:p>-1.046347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-1.003888">
                <text:p>-1.003888</text:p>
              </table:table-cell>
              <table:table-cell office:value-type="float" office:value="-0.996786">
                <text:p>-0.996786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-0.953868">
                <text:p>-0.953868</text:p>
              </table:table-cell>
              <table:table-cell office:value-type="float" office:value="-0.946795">
                <text:p>-0.946795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-0.903686">
                <text:p>-0.903686</text:p>
              </table:table-cell>
              <table:table-cell office:value-type="float" office:value="-0.89664">
                <text:p>-0.89664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-0.854179">
                <text:p>-0.854179</text:p>
              </table:table-cell>
              <table:table-cell office:value-type="float" office:value="-0.847162">
                <text:p>-0.847162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-0.803553">
                <text:p>-0.803553</text:p>
              </table:table-cell>
              <table:table-cell office:value-type="float" office:value="-0.796563">
                <text:p>-0.796563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-0.753027">
                <text:p>-0.753027</text:p>
              </table:table-cell>
              <table:table-cell office:value-type="float" office:value="-0.746066">
                <text:p>-0.746066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-0.702278">
                <text:p>-0.702278</text:p>
              </table:table-cell>
              <table:table-cell office:value-type="float" office:value="-0.695344">
                <text:p>-0.695344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-0.650935">
                <text:p>-0.650935</text:p>
              </table:table-cell>
              <table:table-cell office:value-type="float" office:value="-0.644029">
                <text:p>-0.644029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-0.599188">
                <text:p>-0.599188</text:p>
              </table:table-cell>
              <table:table-cell office:value-type="float" office:value="-0.59231">
                <text:p>-0.59231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-0.547114">
                <text:p>-0.547114</text:p>
              </table:table-cell>
              <table:table-cell office:value-type="float" office:value="-0.540264">
                <text:p>-0.540264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-0.495423">
                <text:p>-0.495423</text:p>
              </table:table-cell>
              <table:table-cell office:value-type="float" office:value="-0.488602">
                <text:p>-0.488602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-0.4451">
                <text:p>-0.4451</text:p>
              </table:table-cell>
              <table:table-cell office:value-type="float" office:value="-0.438306">
                <text:p>-0.438306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-0.394537">
                <text:p>-0.394537</text:p>
              </table:table-cell>
              <table:table-cell office:value-type="float" office:value="-0.387771">
                <text:p>-0.387771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-0.344855">
                <text:p>-0.344855</text:p>
              </table:table-cell>
              <table:table-cell office:value-type="float" office:value="-0.338117">
                <text:p>-0.338117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-0.295237">
                <text:p>-0.295237</text:p>
              </table:table-cell>
              <table:table-cell office:value-type="float" office:value="-0.288527">
                <text:p>-0.288527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-0.246069">
                <text:p>-0.246069</text:p>
              </table:table-cell>
              <table:table-cell office:value-type="float" office:value="-0.239387">
                <text:p>-0.239387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-0.197522">
                <text:p>-0.197522</text:p>
              </table:table-cell>
              <table:table-cell office:value-type="float" office:value="-0.190868">
                <text:p>-0.190868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-0.149085">
                <text:p>-0.149085</text:p>
              </table:table-cell>
              <table:table-cell office:value-type="float" office:value="-0.142459">
                <text:p>-0.142459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-0.101204">
                <text:p>-0.101204</text:p>
              </table:table-cell>
              <table:table-cell office:value-type="float" office:value="-0.094607">
                <text:p>-0.094607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-0.051312">
                <text:p>-0.051312</text:p>
              </table:table-cell>
              <table:table-cell office:value-type="float" office:value="-0.044742">
                <text:p>-0.044742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-0.000578">
                <text:p>-0.000578</text:p>
              </table:table-cell>
              <table:table-cell office:value-type="float" office:value="0.005964">
                <text:p>0.005964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0.046242">
                <text:p>0.046242</text:p>
              </table:table-cell>
              <table:table-cell office:value-type="float" office:value="0.052755">
                <text:p>0.052755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0.092506">
                <text:p>0.092506</text:p>
              </table:table-cell>
              <table:table-cell office:value-type="float" office:value="0.098992">
                <text:p>0.098992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0.140563">
                <text:p>0.140563</text:p>
              </table:table-cell>
              <table:table-cell office:value-type="float" office:value="0.14702">
                <text:p>0.14702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0.190505">
                <text:p>0.190505</text:p>
              </table:table-cell>
              <table:table-cell office:value-type="float" office:value="0.196935">
                <text:p>0.196935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0.239758">
                <text:p>0.239758</text:p>
              </table:table-cell>
              <table:table-cell office:value-type="float" office:value="0.246159">
                <text:p>0.246159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0.289063">
                <text:p>0.289063</text:p>
              </table:table-cell>
              <table:table-cell office:value-type="float" office:value="0.295437">
                <text:p>0.295437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0.337986">
                <text:p>0.337986</text:p>
              </table:table-cell>
              <table:table-cell office:value-type="float" office:value="0.344331">
                <text:p>0.344331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0.38701">
                <text:p>0.38701</text:p>
              </table:table-cell>
              <table:table-cell office:value-type="float" office:value="0.393328">
                <text:p>0.393328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0.435191">
                <text:p>0.435191</text:p>
              </table:table-cell>
              <table:table-cell office:value-type="float" office:value="0.441481">
                <text:p>0.441481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0.483061">
                <text:p>0.483061</text:p>
              </table:table-cell>
              <table:table-cell office:value-type="float" office:value="0.489323">
                <text:p>0.489323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0.530723">
                <text:p>0.530723</text:p>
              </table:table-cell>
              <table:table-cell office:value-type="float" office:value="0.536957">
                <text:p>0.536957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0.578808">
                <text:p>0.578808</text:p>
              </table:table-cell>
              <table:table-cell office:value-type="float" office:value="0.585014">
                <text:p>0.585014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0.628377">
                <text:p>0.628377</text:p>
              </table:table-cell>
              <table:table-cell office:value-type="float" office:value="0.634555">
                <text:p>0.634555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0.679048">
                <text:p>0.679048</text:p>
              </table:table-cell>
              <table:table-cell office:value-type="float" office:value="0.685197">
                <text:p>0.685197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0.730011">
                <text:p>0.730011</text:p>
              </table:table-cell>
              <table:table-cell office:value-type="float" office:value="0.736132">
                <text:p>0.736132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0.779345">
                <text:p>0.779345</text:p>
              </table:table-cell>
              <table:table-cell office:value-type="float" office:value="0.785439">
                <text:p>0.785439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0.82867">
                <text:p>0.82867</text:p>
              </table:table-cell>
              <table:table-cell office:value-type="float" office:value="0.834736">
                <text:p>0.834736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0.876886">
                <text:p>0.876886</text:p>
              </table:table-cell>
              <table:table-cell office:value-type="float" office:value="0.882923">
                <text:p>0.882923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0.925325">
                <text:p>0.925325</text:p>
              </table:table-cell>
              <table:table-cell office:value-type="float" office:value="0.931335">
                <text:p>0.931335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0.974428">
                <text:p>0.974428</text:p>
              </table:table-cell>
              <table:table-cell office:value-type="float" office:value="0.98041">
                <text:p>0.98041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1.022213">
                <text:p>1.022213</text:p>
              </table:table-cell>
              <table:table-cell office:value-type="float" office:value="1.028167">
                <text:p>1.028167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1.070149">
                <text:p>1.070149</text:p>
              </table:table-cell>
              <table:table-cell office:value-type="float" office:value="1.076075">
                <text:p>1.076075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1.117867">
                <text:p>1.117867</text:p>
              </table:table-cell>
              <table:table-cell office:value-type="float" office:value="1.123765">
                <text:p>1.123765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1.166282">
                <text:p>1.166282</text:p>
              </table:table-cell>
              <table:table-cell office:value-type="float" office:value="1.172151">
                <text:p>1.172151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1.213606">
                <text:p>1.213606</text:p>
              </table:table-cell>
              <table:table-cell office:value-type="float" office:value="1.219447">
                <text:p>1.219447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1.262027">
                <text:p>1.262027</text:p>
              </table:table-cell>
              <table:table-cell office:value-type="float" office:value="1.267841">
                <text:p>1.267841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1.30962">
                <text:p>1.30962</text:p>
              </table:table-cell>
              <table:table-cell office:value-type="float" office:value="1.315405">
                <text:p>1.315405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1.359605">
                <text:p>1.359605</text:p>
              </table:table-cell>
              <table:table-cell office:value-type="float" office:value="1.365363">
                <text:p>1.365363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1.40856">
                <text:p>1.40856</text:p>
              </table:table-cell>
              <table:table-cell office:value-type="float" office:value="1.414289">
                <text:p>1.414289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1.457763">
                <text:p>1.457763</text:p>
              </table:table-cell>
              <table:table-cell office:value-type="float" office:value="1.463464">
                <text:p>1.463464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1.507288">
                <text:p>1.507288</text:p>
              </table:table-cell>
              <table:table-cell office:value-type="float" office:value="1.512962">
                <text:p>1.512962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1.556844">
                <text:p>1.556844</text:p>
              </table:table-cell>
              <table:table-cell office:value-type="float" office:value="1.562489">
                <text:p>1.562489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1.606906">
                <text:p>1.606906</text:p>
              </table:table-cell>
              <table:table-cell office:value-type="float" office:value="1.612523">
                <text:p>1.612523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1.6566">
                <text:p>1.6566</text:p>
              </table:table-cell>
              <table:table-cell office:value-type="float" office:value="1.66219">
                <text:p>1.66219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1.707078">
                <text:p>1.707078</text:p>
              </table:table-cell>
              <table:table-cell office:value-type="float" office:value="1.712639">
                <text:p>1.712639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1.75786">
                <text:p>1.75786</text:p>
              </table:table-cell>
              <table:table-cell office:value-type="float" office:value="1.763393">
                <text:p>1.763393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1.809086">
                <text:p>1.809086</text:p>
              </table:table-cell>
              <table:table-cell office:value-type="float" office:value="1.814591">
                <text:p>1.814591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1.859738">
                <text:p>1.859738</text:p>
              </table:table-cell>
              <table:table-cell office:value-type="float" office:value="1.865216">
                <text:p>1.865216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1.910685">
                <text:p>1.910685</text:p>
              </table:table-cell>
              <table:table-cell office:value-type="float" office:value="1.916135">
                <text:p>1.916135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1.961377">
                <text:p>1.961377</text:p>
              </table:table-cell>
              <table:table-cell office:value-type="float" office:value="1.966798">
                <text:p>1.966798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2.011622">
                <text:p>2.011622</text:p>
              </table:table-cell>
              <table:table-cell office:value-type="float" office:value="2.017016">
                <text:p>2.017016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2.062428">
                <text:p>2.062428</text:p>
              </table:table-cell>
              <table:table-cell office:value-type="float" office:value="2.067793">
                <text:p>2.067793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2.113549">
                <text:p>2.113549</text:p>
              </table:table-cell>
              <table:table-cell office:value-type="float" office:value="2.118887">
                <text:p>2.118887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2.165212">
                <text:p>2.165212</text:p>
              </table:table-cell>
              <table:table-cell office:value-type="float" office:value="2.170522">
                <text:p>2.170522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2.216125">
                <text:p>2.216125</text:p>
              </table:table-cell>
              <table:table-cell office:value-type="float" office:value="2.221407">
                <text:p>2.221407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2.266918">
                <text:p>2.266918</text:p>
              </table:table-cell>
              <table:table-cell office:value-type="float" office:value="2.272172">
                <text:p>2.272172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2.317458">
                <text:p>2.317458</text:p>
              </table:table-cell>
              <table:table-cell office:value-type="float" office:value="2.322684">
                <text:p>2.322684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2.367789">
                <text:p>2.367789</text:p>
              </table:table-cell>
              <table:table-cell office:value-type="float" office:value="2.372987">
                <text:p>2.372987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2.417686">
                <text:p>2.417686</text:p>
              </table:table-cell>
              <table:table-cell office:value-type="float" office:value="2.422856">
                <text:p>2.422856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2.467306">
                <text:p>2.467306</text:p>
              </table:table-cell>
              <table:table-cell office:value-type="float" office:value="2.472447">
                <text:p>2.472447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2.516179">
                <text:p>2.516179</text:p>
              </table:table-cell>
              <table:table-cell office:value-type="float" office:value="2.521293">
                <text:p>2.521293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2.564524">
                <text:p>2.564524</text:p>
              </table:table-cell>
              <table:table-cell office:value-type="float" office:value="2.56961">
                <text:p>2.56961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2.612437">
                <text:p>2.612437</text:p>
              </table:table-cell>
              <table:table-cell office:value-type="float" office:value="2.617494">
                <text:p>2.617494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2.660069">
                <text:p>2.660069</text:p>
              </table:table-cell>
              <table:table-cell office:value-type="float" office:value="2.665098">
                <text:p>2.665098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2.707359">
                <text:p>2.707359</text:p>
              </table:table-cell>
              <table:table-cell office:value-type="float" office:value="2.712361">
                <text:p>2.712361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2.756577">
                <text:p>2.756577</text:p>
              </table:table-cell>
              <table:table-cell office:value-type="float" office:value="2.761551">
                <text:p>2.761551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2.804596">
                <text:p>2.804596</text:p>
              </table:table-cell>
              <table:table-cell office:value-type="float" office:value="2.809542">
                <text:p>2.809542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2.852787">
                <text:p>2.852787</text:p>
              </table:table-cell>
              <table:table-cell office:value-type="float" office:value="2.857704">
                <text:p>2.857704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2.900386">
                <text:p>2.900386</text:p>
              </table:table-cell>
              <table:table-cell office:value-type="float" office:value="2.905276">
                <text:p>2.905276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2.948126">
                <text:p>2.948126</text:p>
              </table:table-cell>
              <table:table-cell office:value-type="float" office:value="2.952988">
                <text:p>2.952988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2.996023">
                <text:p>2.996023</text:p>
              </table:table-cell>
              <table:table-cell office:value-type="float" office:value="3.000857">
                <text:p>3.000857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3.044305">
                <text:p>3.044305</text:p>
              </table:table-cell>
              <table:table-cell office:value-type="float" office:value="3.04911">
                <text:p>3.04911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3.092979">
                <text:p>3.092979</text:p>
              </table:table-cell>
              <table:table-cell office:value-type="float" office:value="-3.185429">
                <text:p>-3.185429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3.141357">
                <text:p>3.141357</text:p>
              </table:table-cell>
              <table:table-cell office:value-type="float" office:value="-3.137079">
                <text:p>-3.137079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-3.093758">
                <text:p>-3.093758</text:p>
              </table:table-cell>
              <table:table-cell office:value-type="float" office:value="-3.089037">
                <text:p>-3.089037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-3.044232">
                <text:p>-3.044232</text:p>
              </table:table-cell>
              <table:table-cell office:value-type="float" office:value="-3.039539">
                <text:p>-3.039539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-2.994699">
                <text:p>-2.994699</text:p>
              </table:table-cell>
              <table:table-cell office:value-type="float" office:value="-2.990034">
                <text:p>-2.990034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-2.944292">
                <text:p>-2.944292</text:p>
              </table:table-cell>
              <table:table-cell office:value-type="float" office:value="-2.939655">
                <text:p>-2.939655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-2.894773">
                <text:p>-2.894773</text:p>
              </table:table-cell>
              <table:table-cell office:value-type="float" office:value="-2.890164">
                <text:p>-2.890164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-2.845324">
                <text:p>-2.845324</text:p>
              </table:table-cell>
              <table:table-cell office:value-type="float" office:value="-2.840743">
                <text:p>-2.840743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-2.796604">
                <text:p>-2.796604</text:p>
              </table:table-cell>
              <table:table-cell office:value-type="float" office:value="-2.792051">
                <text:p>-2.792051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-2.747908">
                <text:p>-2.747908</text:p>
              </table:table-cell>
              <table:table-cell office:value-type="float" office:value="-2.743383">
                <text:p>-2.743383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-2.700217">
                <text:p>-2.700217</text:p>
              </table:table-cell>
              <table:table-cell office:value-type="float" office:value="-2.695719">
                <text:p>-2.695719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-2.652807">
                <text:p>-2.652807</text:p>
              </table:table-cell>
              <table:table-cell office:value-type="float" office:value="-2.648338">
                <text:p>-2.648338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-2.605">
                <text:p>-2.605</text:p>
              </table:table-cell>
              <table:table-cell office:value-type="float" office:value="-2.600558">
                <text:p>-2.600558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-2.557381">
                <text:p>-2.557381</text:p>
              </table:table-cell>
              <table:table-cell office:value-type="float" office:value="-2.552968">
                <text:p>-2.552968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-2.509555">
                <text:p>-2.509555</text:p>
              </table:table-cell>
              <table:table-cell office:value-type="float" office:value="-2.505169">
                <text:p>-2.505169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-2.462378">
                <text:p>-2.462378</text:p>
              </table:table-cell>
              <table:table-cell office:value-type="float" office:value="-2.458021">
                <text:p>-2.458021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-2.413043">
                <text:p>-2.413043</text:p>
              </table:table-cell>
              <table:table-cell office:value-type="float" office:value="-2.408713">
                <text:p>-2.408713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-2.363873">
                <text:p>-2.363873</text:p>
              </table:table-cell>
              <table:table-cell office:value-type="float" office:value="-2.359571">
                <text:p>-2.359571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-2.314199">
                <text:p>-2.314199</text:p>
              </table:table-cell>
              <table:table-cell office:value-type="float" office:value="-2.309926">
                <text:p>-2.309926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-2.264918">
                <text:p>-2.264918</text:p>
              </table:table-cell>
              <table:table-cell office:value-type="float" office:value="-2.260673">
                <text:p>-2.260673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-2.215609">
                <text:p>-2.215609</text:p>
              </table:table-cell>
              <table:table-cell office:value-type="float" office:value="-2.211392">
                <text:p>-2.211392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-2.16562">
                <text:p>-2.16562</text:p>
              </table:table-cell>
              <table:table-cell office:value-type="float" office:value="-2.161431">
                <text:p>-2.161431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-2.115153">
                <text:p>-2.115153</text:p>
              </table:table-cell>
              <table:table-cell office:value-type="float" office:value="-2.110992">
                <text:p>-2.110992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-2.064408">
                <text:p>-2.064408</text:p>
              </table:table-cell>
              <table:table-cell office:value-type="float" office:value="-2.060275">
                <text:p>-2.060275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-2.014167">
                <text:p>-2.014167</text:p>
              </table:table-cell>
              <table:table-cell office:value-type="float" office:value="-2.010062">
                <text:p>-2.010062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-1.963714">
                <text:p>-1.963714</text:p>
              </table:table-cell>
              <table:table-cell office:value-type="float" office:value="-1.959636">
                <text:p>-1.959636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-1.913221">
                <text:p>-1.913221</text:p>
              </table:table-cell>
              <table:table-cell office:value-type="float" office:value="-1.909172">
                <text:p>-1.909172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-1.862191">
                <text:p>-1.862191</text:p>
              </table:table-cell>
              <table:table-cell office:value-type="float" office:value="-1.85817">
                <text:p>-1.85817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-1.812353">
                <text:p>-1.812353</text:p>
              </table:table-cell>
              <table:table-cell office:value-type="float" office:value="-1.80836">
                <text:p>-1.80836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-1.762865">
                <text:p>-1.762865</text:p>
              </table:table-cell>
              <table:table-cell office:value-type="float" office:value="-1.7589">
                <text:p>-1.7589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-1.713918">
                <text:p>-1.713918</text:p>
              </table:table-cell>
              <table:table-cell office:value-type="float" office:value="-1.709981">
                <text:p>-1.709981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-1.665597">
                <text:p>-1.665597</text:p>
              </table:table-cell>
              <table:table-cell office:value-type="float" office:value="-1.661688">
                <text:p>-1.661688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-1.617133">
                <text:p>-1.617133</text:p>
              </table:table-cell>
              <table:table-cell office:value-type="float" office:value="-1.613251">
                <text:p>-1.613251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-1.567816">
                <text:p>-1.567816</text:p>
              </table:table-cell>
              <table:table-cell office:value-type="float" office:value="-1.563963">
                <text:p>-1.563963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-1.518284">
                <text:p>-1.518284</text:p>
              </table:table-cell>
              <table:table-cell office:value-type="float" office:value="-1.514459">
                <text:p>-1.514459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-1.46882">
                <text:p>-1.46882</text:p>
              </table:table-cell>
              <table:table-cell office:value-type="float" office:value="-1.465023">
                <text:p>-1.465023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-1.419428">
                <text:p>-1.419428</text:p>
              </table:table-cell>
              <table:table-cell office:value-type="float" office:value="-1.415659">
                <text:p>-1.415659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-1.37025">
                <text:p>-1.37025</text:p>
              </table:table-cell>
              <table:table-cell office:value-type="float" office:value="-1.366508">
                <text:p>-1.366508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-1.321936">
                <text:p>-1.321936</text:p>
              </table:table-cell>
              <table:table-cell office:value-type="float" office:value="-1.318223">
                <text:p>-1.318223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-1.274006">
                <text:p>-1.274006</text:p>
              </table:table-cell>
              <table:table-cell office:value-type="float" office:value="-1.270321">
                <text:p>-1.270321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-1.226119">
                <text:p>-1.226119</text:p>
              </table:table-cell>
              <table:table-cell office:value-type="float" office:value="-1.222462">
                <text:p>-1.222462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-1.177647">
                <text:p>-1.177647</text:p>
              </table:table-cell>
              <table:table-cell office:value-type="float" office:value="-1.174018">
                <text:p>-1.174018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-1.128858">
                <text:p>-1.128858</text:p>
              </table:table-cell>
              <table:table-cell office:value-type="float" office:value="-1.125257">
                <text:p>-1.125257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-1.08068">
                <text:p>-1.08068</text:p>
              </table:table-cell>
              <table:table-cell office:value-type="float" office:value="-1.077107">
                <text:p>-1.077107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-1.031201">
                <text:p>-1.031201</text:p>
              </table:table-cell>
              <table:table-cell office:value-type="float" office:value="-1.027655">
                <text:p>-1.027655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-0.982126">
                <text:p>-0.982126</text:p>
              </table:table-cell>
              <table:table-cell office:value-type="float" office:value="-0.978609">
                <text:p>-0.978609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-0.932491">
                <text:p>-0.932491</text:p>
              </table:table-cell>
              <table:table-cell office:value-type="float" office:value="-0.929001">
                <text:p>-0.929001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-0.882696">
                <text:p>-0.882696</text:p>
              </table:table-cell>
              <table:table-cell office:value-type="float" office:value="-0.879235">
                <text:p>-0.879235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-0.832206">
                <text:p>-0.832206</text:p>
              </table:table-cell>
              <table:table-cell office:value-type="float" office:value="-0.828773">
                <text:p>-0.828773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-0.782254">
                <text:p>-0.782254</text:p>
              </table:table-cell>
              <table:table-cell office:value-type="float" office:value="-0.778849">
                <text:p>-0.778849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-0.732414">
                <text:p>-0.732414</text:p>
              </table:table-cell>
              <table:table-cell office:value-type="float" office:value="-0.729036">
                <text:p>-0.729036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-0.682953">
                <text:p>-0.682953</text:p>
              </table:table-cell>
              <table:table-cell office:value-type="float" office:value="-0.679603">
                <text:p>-0.679603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-0.634244">
                <text:p>-0.634244</text:p>
              </table:table-cell>
              <table:table-cell office:value-type="float" office:value="-0.630923">
                <text:p>-0.630923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-0.585183">
                <text:p>-0.585183</text:p>
              </table:table-cell>
              <table:table-cell office:value-type="float" office:value="-0.581889">
                <text:p>-0.581889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-0.537593">
                <text:p>-0.537593</text:p>
              </table:table-cell>
              <table:table-cell office:value-type="float" office:value="-0.534327">
                <text:p>-0.534327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-0.489358">
                <text:p>-0.489358</text:p>
              </table:table-cell>
              <table:table-cell office:value-type="float" office:value="-0.486121">
                <text:p>-0.486121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-0.441737">
                <text:p>-0.441737</text:p>
              </table:table-cell>
              <table:table-cell office:value-type="float" office:value="-0.438528">
                <text:p>-0.438528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-0.39314">
                <text:p>-0.39314</text:p>
              </table:table-cell>
              <table:table-cell office:value-type="float" office:value="-0.389959">
                <text:p>-0.389959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-0.345268">
                <text:p>-0.345268</text:p>
              </table:table-cell>
              <table:table-cell office:value-type="float" office:value="-0.342114">
                <text:p>-0.342114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-0.297416">
                <text:p>-0.297416</text:p>
              </table:table-cell>
              <table:table-cell office:value-type="float" office:value="-0.294291">
                <text:p>-0.294291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-0.249341">
                <text:p>-0.249341</text:p>
              </table:table-cell>
              <table:table-cell office:value-type="float" office:value="-0.246243">
                <text:p>-0.246243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-0.20149">
                <text:p>-0.20149</text:p>
              </table:table-cell>
              <table:table-cell office:value-type="float" office:value="-0.19842">
                <text:p>-0.19842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-0.15338">
                <text:p>-0.15338</text:p>
              </table:table-cell>
              <table:table-cell office:value-type="float" office:value="-0.150339">
                <text:p>-0.150339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-0.105933">
                <text:p>-0.105933</text:p>
              </table:table-cell>
              <table:table-cell office:value-type="float" office:value="-0.10292">
                <text:p>-0.10292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-0.058672">
                <text:p>-0.058672</text:p>
              </table:table-cell>
              <table:table-cell office:value-type="float" office:value="-0.055687">
                <text:p>-0.055687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-0.011209">
                <text:p>-0.011209</text:p>
              </table:table-cell>
              <table:table-cell office:value-type="float" office:value="-0.00825200000000001">
                <text:p>-0.00825200000000001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0.037499">
                <text:p>0.037499</text:p>
              </table:table-cell>
              <table:table-cell office:value-type="float" office:value="0.040428">
                <text:p>0.040428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0.086563">
                <text:p>0.086563</text:p>
              </table:table-cell>
              <table:table-cell office:value-type="float" office:value="0.089464">
                <text:p>0.089464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0.135637">
                <text:p>0.135637</text:p>
              </table:table-cell>
              <table:table-cell office:value-type="float" office:value="0.13851">
                <text:p>0.13851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0.185051">
                <text:p>0.185051</text:p>
              </table:table-cell>
              <table:table-cell office:value-type="float" office:value="0.187897">
                <text:p>0.187897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0.234854">
                <text:p>0.234854</text:p>
              </table:table-cell>
              <table:table-cell office:value-type="float" office:value="0.237671">
                <text:p>0.237671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0.284492">
                <text:p>0.284492</text:p>
              </table:table-cell>
              <table:table-cell office:value-type="float" office:value="0.287281">
                <text:p>0.287281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0.334074">
                <text:p>0.334074</text:p>
              </table:table-cell>
              <table:table-cell office:value-type="float" office:value="0.336835">
                <text:p>0.336835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0.383395">
                <text:p>0.383395</text:p>
              </table:table-cell>
              <table:table-cell office:value-type="float" office:value="0.386128">
                <text:p>0.386128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0.433457">
                <text:p>0.433457</text:p>
              </table:table-cell>
              <table:table-cell office:value-type="float" office:value="0.436162">
                <text:p>0.436162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0.483481">
                <text:p>0.483481</text:p>
              </table:table-cell>
              <table:table-cell office:value-type="float" office:value="0.486159">
                <text:p>0.486159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0.533355">
                <text:p>0.533355</text:p>
              </table:table-cell>
              <table:table-cell office:value-type="float" office:value="0.536005">
                <text:p>0.536005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0.582653">
                <text:p>0.582653</text:p>
              </table:table-cell>
              <table:table-cell office:value-type="float" office:value="0.585274">
                <text:p>0.585274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0.63304">
                <text:p>0.63304</text:p>
              </table:table-cell>
              <table:table-cell office:value-type="float" office:value="0.635633">
                <text:p>0.635633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0.682012">
                <text:p>0.682012</text:p>
              </table:table-cell>
              <table:table-cell office:value-type="float" office:value="0.684577">
                <text:p>0.684577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0.731312">
                <text:p>0.731312</text:p>
              </table:table-cell>
              <table:table-cell office:value-type="float" office:value="0.733849">
                <text:p>0.733849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0.779928">
                <text:p>0.779928</text:p>
              </table:table-cell>
              <table:table-cell office:value-type="float" office:value="0.782437">
                <text:p>0.782437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0.827919">
                <text:p>0.827919</text:p>
              </table:table-cell>
              <table:table-cell office:value-type="float" office:value="0.830401">
                <text:p>0.830401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0.876501">
                <text:p>0.876501</text:p>
              </table:table-cell>
              <table:table-cell office:value-type="float" office:value="0.878954">
                <text:p>0.878954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0.925931">
                <text:p>0.925931</text:p>
              </table:table-cell>
              <table:table-cell office:value-type="float" office:value="0.928356">
                <text:p>0.928356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0.976706">
                <text:p>0.976706</text:p>
              </table:table-cell>
              <table:table-cell office:value-type="float" office:value="0.979103">
                <text:p>0.979103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1.02715">
                <text:p>1.02715</text:p>
              </table:table-cell>
              <table:table-cell office:value-type="float" office:value="1.029519">
                <text:p>1.029519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1.077202">
                <text:p>1.077202</text:p>
              </table:table-cell>
              <table:table-cell office:value-type="float" office:value="1.079543">
                <text:p>1.079543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1.127101">
                <text:p>1.127101</text:p>
              </table:table-cell>
              <table:table-cell office:value-type="float" office:value="1.129414">
                <text:p>1.129414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1.176606">
                <text:p>1.176606</text:p>
              </table:table-cell>
              <table:table-cell office:value-type="float" office:value="1.178891">
                <text:p>1.178891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1.226035">
                <text:p>1.226035</text:p>
              </table:table-cell>
              <table:table-cell office:value-type="float" office:value="1.228292">
                <text:p>1.228292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1.276264">
                <text:p>1.276264</text:p>
              </table:table-cell>
              <table:table-cell office:value-type="float" office:value="1.278494">
                <text:p>1.278494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1.325434">
                <text:p>1.325434</text:p>
              </table:table-cell>
              <table:table-cell office:value-type="float" office:value="1.327636">
                <text:p>1.327636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1.374573">
                <text:p>1.374573</text:p>
              </table:table-cell>
              <table:table-cell office:value-type="float" office:value="1.376747">
                <text:p>1.376747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1.423414">
                <text:p>1.423414</text:p>
              </table:table-cell>
              <table:table-cell office:value-type="float" office:value="1.42556">
                <text:p>1.42556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1.472422">
                <text:p>1.472422</text:p>
              </table:table-cell>
              <table:table-cell office:value-type="float" office:value="1.474539">
                <text:p>1.474539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1.520704">
                <text:p>1.520704</text:p>
              </table:table-cell>
              <table:table-cell office:value-type="float" office:value="1.522793">
                <text:p>1.522793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1.568806">
                <text:p>1.568806</text:p>
              </table:table-cell>
              <table:table-cell office:value-type="float" office:value="1.570868">
                <text:p>1.570868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1.616111">
                <text:p>1.616111</text:p>
              </table:table-cell>
              <table:table-cell office:value-type="float" office:value="1.618144">
                <text:p>1.618144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1.664704">
                <text:p>1.664704</text:p>
              </table:table-cell>
              <table:table-cell office:value-type="float" office:value="1.666709">
                <text:p>1.666709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1.713563">
                <text:p>1.713563</text:p>
              </table:table-cell>
              <table:table-cell office:value-type="float" office:value="1.715541">
                <text:p>1.715541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1.76369">
                <text:p>1.76369</text:p>
              </table:table-cell>
              <table:table-cell office:value-type="float" office:value="1.76564">
                <text:p>1.76564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1.81277">
                <text:p>1.81277</text:p>
              </table:table-cell>
              <table:table-cell office:value-type="float" office:value="1.814692">
                <text:p>1.814692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1.861417">
                <text:p>1.861417</text:p>
              </table:table-cell>
              <table:table-cell office:value-type="float" office:value="1.863311">
                <text:p>1.863311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1.909658">
                <text:p>1.909658</text:p>
              </table:table-cell>
              <table:table-cell office:value-type="float" office:value="1.911524">
                <text:p>1.911524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1.95753">
                <text:p>1.95753</text:p>
              </table:table-cell>
              <table:table-cell office:value-type="float" office:value="1.959368">
                <text:p>1.959368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2.004565">
                <text:p>2.004565</text:p>
              </table:table-cell>
              <table:table-cell office:value-type="float" office:value="2.006374">
                <text:p>2.006374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2.051298">
                <text:p>2.051298</text:p>
              </table:table-cell>
              <table:table-cell office:value-type="float" office:value="2.053079">
                <text:p>2.053079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2.097652">
                <text:p>2.097652</text:p>
              </table:table-cell>
              <table:table-cell office:value-type="float" office:value="2.099405">
                <text:p>2.099405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2.144865">
                <text:p>2.144865</text:p>
              </table:table-cell>
              <table:table-cell office:value-type="float" office:value="2.14659">
                <text:p>2.14659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2.192926">
                <text:p>2.192926</text:p>
              </table:table-cell>
              <table:table-cell office:value-type="float" office:value="2.194623">
                <text:p>2.194623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2.240504">
                <text:p>2.240504</text:p>
              </table:table-cell>
              <table:table-cell office:value-type="float" office:value="2.242173">
                <text:p>2.242173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2.289513">
                <text:p>2.289513</text:p>
              </table:table-cell>
              <table:table-cell office:value-type="float" office:value="2.291154">
                <text:p>2.291154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2.338647">
                <text:p>2.338647</text:p>
              </table:table-cell>
              <table:table-cell office:value-type="float" office:value="2.34026">
                <text:p>2.34026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2.388503">
                <text:p>2.388503</text:p>
              </table:table-cell>
              <table:table-cell office:value-type="float" office:value="2.390088">
                <text:p>2.390088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2.438813">
                <text:p>2.438813</text:p>
              </table:table-cell>
              <table:table-cell office:value-type="float" office:value="2.44037">
                <text:p>2.44037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2.489645">
                <text:p>2.489645</text:p>
              </table:table-cell>
              <table:table-cell office:value-type="float" office:value="2.491175">
                <text:p>2.491175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2.540833">
                <text:p>2.540833</text:p>
              </table:table-cell>
              <table:table-cell office:value-type="float" office:value="2.542335">
                <text:p>2.542335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2.591257">
                <text:p>2.591257</text:p>
              </table:table-cell>
              <table:table-cell office:value-type="float" office:value="2.59273">
                <text:p>2.59273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2.641151">
                <text:p>2.641151</text:p>
              </table:table-cell>
              <table:table-cell office:value-type="float" office:value="2.642596">
                <text:p>2.642596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2.690512">
                <text:p>2.690512</text:p>
              </table:table-cell>
              <table:table-cell office:value-type="float" office:value="2.691929">
                <text:p>2.691929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2.740457">
                <text:p>2.740457</text:p>
              </table:table-cell>
              <table:table-cell office:value-type="float" office:value="2.741846">
                <text:p>2.741846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2.790768">
                <text:p>2.790768</text:p>
              </table:table-cell>
              <table:table-cell office:value-type="float" office:value="2.79213">
                <text:p>2.79213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2.840617">
                <text:p>2.840617</text:p>
              </table:table-cell>
              <table:table-cell office:value-type="float" office:value="2.84195">
                <text:p>2.84195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2.89114">
                <text:p>2.89114</text:p>
              </table:table-cell>
              <table:table-cell office:value-type="float" office:value="2.892446">
                <text:p>2.892446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2.941076">
                <text:p>2.941076</text:p>
              </table:table-cell>
              <table:table-cell office:value-type="float" office:value="2.942353">
                <text:p>2.942353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2.991989">
                <text:p>2.991989</text:p>
              </table:table-cell>
              <table:table-cell office:value-type="float" office:value="2.993239">
                <text:p>2.993239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3.042212">
                <text:p>3.042212</text:p>
              </table:table-cell>
              <table:table-cell office:value-type="float" office:value="3.043433">
                <text:p>3.043433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3.093246">
                <text:p>3.093246</text:p>
              </table:table-cell>
              <table:table-cell office:value-type="float" office:value="-3.188746">
                <text:p>-3.188746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-3.138665">
                <text:p>-3.138665</text:p>
              </table:table-cell>
              <table:table-cell office:value-type="float" office:value="-3.1375">
                <text:p>-3.1375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-3.087763">
                <text:p>-3.087763</text:p>
              </table:table-cell>
              <table:table-cell office:value-type="float" office:value="-3.086625">
                <text:p>-3.086625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-3.036945">
                <text:p>-3.036945</text:p>
              </table:table-cell>
              <table:table-cell office:value-type="float" office:value="-3.035836">
                <text:p>-3.035836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-2.986288">
                <text:p>-2.986288</text:p>
              </table:table-cell>
              <table:table-cell office:value-type="float" office:value="-2.985207">
                <text:p>-2.985207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-2.935671">
                <text:p>-2.935671</text:p>
              </table:table-cell>
              <table:table-cell office:value-type="float" office:value="-2.934618">
                <text:p>-2.934618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-2.885208">
                <text:p>-2.885208</text:p>
              </table:table-cell>
              <table:table-cell office:value-type="float" office:value="-2.884183">
                <text:p>-2.884183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-2.834635">
                <text:p>-2.834635</text:p>
              </table:table-cell>
              <table:table-cell office:value-type="float" office:value="-2.833637">
                <text:p>-2.833637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-2.784595">
                <text:p>-2.784595</text:p>
              </table:table-cell>
              <table:table-cell office:value-type="float" office:value="-2.783625">
                <text:p>-2.783625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-2.735047">
                <text:p>-2.735047</text:p>
              </table:table-cell>
              <table:table-cell office:value-type="float" office:value="-2.734106">
                <text:p>-2.734106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-2.685799">
                <text:p>-2.685799</text:p>
              </table:table-cell>
              <table:table-cell office:value-type="float" office:value="-2.684886">
                <text:p>-2.684886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-2.637039">
                <text:p>-2.637039</text:p>
              </table:table-cell>
              <table:table-cell office:value-type="float" office:value="-2.636154">
                <text:p>-2.636154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-2.588681">
                <text:p>-2.588681</text:p>
              </table:table-cell>
              <table:table-cell office:value-type="float" office:value="-2.587823">
                <text:p>-2.587823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-2.540926">
                <text:p>-2.540926</text:p>
              </table:table-cell>
              <table:table-cell office:value-type="float" office:value="-2.540096">
                <text:p>-2.540096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-2.495012">
                <text:p>-2.495012</text:p>
              </table:table-cell>
              <table:table-cell office:value-type="float" office:value="-2.494211">
                <text:p>-2.494211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-2.44797">
                <text:p>-2.44797</text:p>
              </table:table-cell>
              <table:table-cell office:value-type="float" office:value="-2.447196">
                <text:p>-2.447196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-2.400234">
                <text:p>-2.400234</text:p>
              </table:table-cell>
              <table:table-cell office:value-type="float" office:value="-2.399489">
                <text:p>-2.399489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-2.352248">
                <text:p>-2.352248</text:p>
              </table:table-cell>
              <table:table-cell office:value-type="float" office:value="-2.35153">
                <text:p>-2.35153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-2.305052">
                <text:p>-2.305052</text:p>
              </table:table-cell>
              <table:table-cell office:value-type="float" office:value="-2.304362">
                <text:p>-2.304362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-2.257223">
                <text:p>-2.257223</text:p>
              </table:table-cell>
              <table:table-cell office:value-type="float" office:value="-2.256561">
                <text:p>-2.256561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-2.208338">
                <text:p>-2.208338</text:p>
              </table:table-cell>
              <table:table-cell office:value-type="float" office:value="-2.207705">
                <text:p>-2.207705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-2.159712">
                <text:p>-2.159712</text:p>
              </table:table-cell>
              <table:table-cell office:value-type="float" office:value="-2.159106">
                <text:p>-2.159106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-2.11072">
                <text:p>-2.11072</text:p>
              </table:table-cell>
              <table:table-cell office:value-type="float" office:value="-2.110143">
                <text:p>-2.110143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-2.062264">
                <text:p>-2.062264</text:p>
              </table:table-cell>
              <table:table-cell office:value-type="float" office:value="-2.061715">
                <text:p>-2.061715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-2.014921">
                <text:p>-2.014921</text:p>
              </table:table-cell>
              <table:table-cell office:value-type="float" office:value="-2.0144">
                <text:p>-2.0144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-1.967524">
                <text:p>-1.967524</text:p>
              </table:table-cell>
              <table:table-cell office:value-type="float" office:value="-1.96703">
                <text:p>-1.96703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-1.921461">
                <text:p>-1.921461</text:p>
              </table:table-cell>
              <table:table-cell office:value-type="float" office:value="-1.920995">
                <text:p>-1.920995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-1.874213">
                <text:p>-1.874213</text:p>
              </table:table-cell>
              <table:table-cell office:value-type="float" office:value="-1.873775">
                <text:p>-1.873775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-1.828185">
                <text:p>-1.828185</text:p>
              </table:table-cell>
              <table:table-cell office:value-type="float" office:value="-1.827776">
                <text:p>-1.827776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-1.780591">
                <text:p>-1.780591</text:p>
              </table:table-cell>
              <table:table-cell office:value-type="float" office:value="-1.780209">
                <text:p>-1.780209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-1.734032">
                <text:p>-1.734032</text:p>
              </table:table-cell>
              <table:table-cell office:value-type="float" office:value="-1.733678">
                <text:p>-1.733678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-1.686447">
                <text:p>-1.686447</text:p>
              </table:table-cell>
              <table:table-cell office:value-type="float" office:value="-1.686121">
                <text:p>-1.686121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-1.638823">
                <text:p>-1.638823</text:p>
              </table:table-cell>
              <table:table-cell office:value-type="float" office:value="-1.638526">
                <text:p>-1.638526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-1.590868">
                <text:p>-1.590868</text:p>
              </table:table-cell>
              <table:table-cell office:value-type="float" office:value="-1.590598">
                <text:p>-1.590598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-1.542229">
                <text:p>-1.542229</text:p>
              </table:table-cell>
              <table:table-cell office:value-type="float" office:value="-1.541987">
                <text:p>-1.541987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-1.494403">
                <text:p>-1.494403</text:p>
              </table:table-cell>
              <table:table-cell office:value-type="float" office:value="-1.49419">
                <text:p>-1.49419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-1.44684">
                <text:p>-1.44684</text:p>
              </table:table-cell>
              <table:table-cell office:value-type="float" office:value="-1.446654">
                <text:p>-1.446654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-1.3977">
                <text:p>-1.3977</text:p>
              </table:table-cell>
              <table:table-cell office:value-type="float" office:value="-1.397542">
                <text:p>-1.397542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-1.348669">
                <text:p>-1.348669</text:p>
              </table:table-cell>
              <table:table-cell office:value-type="float" office:value="-1.348539">
                <text:p>-1.348539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-1.300121">
                <text:p>-1.300121</text:p>
              </table:table-cell>
              <table:table-cell office:value-type="float" office:value="-1.300019">
                <text:p>-1.300019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-1.251086">
                <text:p>-1.251086</text:p>
              </table:table-cell>
              <table:table-cell office:value-type="float" office:value="-1.251013">
                <text:p>-1.251013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-1.202332">
                <text:p>-1.202332</text:p>
              </table:table-cell>
              <table:table-cell office:value-type="float" office:value="-1.202287">
                <text:p>-1.202287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-1.151997">
                <text:p>-1.151997</text:p>
              </table:table-cell>
              <table:table-cell office:value-type="float" office:value="-1.15198">
                <text:p>-1.15198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-1.101298">
                <text:p>-1.101298</text:p>
              </table:table-cell>
              <table:table-cell office:value-type="float" office:value="-1.101308">
                <text:p>-1.101308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-1.050618">
                <text:p>-1.050618</text:p>
              </table:table-cell>
              <table:table-cell office:value-type="float" office:value="-1.050656">
                <text:p>-1.050656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-1.000153">
                <text:p>-1.000153</text:p>
              </table:table-cell>
              <table:table-cell office:value-type="float" office:value="-1.00022">
                <text:p>-1.00022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-0.950189">
                <text:p>-0.950189</text:p>
              </table:table-cell>
              <table:table-cell office:value-type="float" office:value="-0.950283">
                <text:p>-0.950283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-0.899884">
                <text:p>-0.899884</text:p>
              </table:table-cell>
              <table:table-cell office:value-type="float" office:value="-0.900006">
                <text:p>-0.900006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-0.849592">
                <text:p>-0.849592</text:p>
              </table:table-cell>
              <table:table-cell office:value-type="float" office:value="-0.849742">
                <text:p>-0.849742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-0.799578">
                <text:p>-0.799578</text:p>
              </table:table-cell>
              <table:table-cell office:value-type="float" office:value="-0.799756">
                <text:p>-0.799756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-0.747813">
                <text:p>-0.747813</text:p>
              </table:table-cell>
              <table:table-cell office:value-type="float" office:value="-0.748019">
                <text:p>-0.748019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-0.696621">
                <text:p>-0.696621</text:p>
              </table:table-cell>
              <table:table-cell office:value-type="float" office:value="-0.696856">
                <text:p>-0.696856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-0.645624">
                <text:p>-0.645624</text:p>
              </table:table-cell>
              <table:table-cell office:value-type="float" office:value="-0.645887">
                <text:p>-0.645887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-0.595287">
                <text:p>-0.595287</text:p>
              </table:table-cell>
              <table:table-cell office:value-type="float" office:value="-0.595577">
                <text:p>-0.595577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-0.545456">
                <text:p>-0.545456</text:p>
              </table:table-cell>
              <table:table-cell office:value-type="float" office:value="-0.545775">
                <text:p>-0.545775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-0.495449">
                <text:p>-0.495449</text:p>
              </table:table-cell>
              <table:table-cell office:value-type="float" office:value="-0.495795">
                <text:p>-0.495795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-0.445949">
                <text:p>-0.445949</text:p>
              </table:table-cell>
              <table:table-cell office:value-type="float" office:value="-0.446323">
                <text:p>-0.446323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-0.394648">
                <text:p>-0.394648</text:p>
              </table:table-cell>
              <table:table-cell office:value-type="float" office:value="-0.39505">
                <text:p>-0.39505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-0.344746">
                <text:p>-0.344746</text:p>
              </table:table-cell>
              <table:table-cell office:value-type="float" office:value="-0.345176">
                <text:p>-0.345176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-0.294526">
                <text:p>-0.294526</text:p>
              </table:table-cell>
              <table:table-cell office:value-type="float" office:value="-0.294984">
                <text:p>-0.294984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-0.244896">
                <text:p>-0.244896</text:p>
              </table:table-cell>
              <table:table-cell office:value-type="float" office:value="-0.245382">
                <text:p>-0.245382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-0.195977">
                <text:p>-0.195977</text:p>
              </table:table-cell>
              <table:table-cell office:value-type="float" office:value="-0.196491">
                <text:p>-0.196491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-0.147014">
                <text:p>-0.147014</text:p>
              </table:table-cell>
              <table:table-cell office:value-type="float" office:value="-0.147557">
                <text:p>-0.147557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-0.098861">
                <text:p>-0.098861</text:p>
              </table:table-cell>
              <table:table-cell office:value-type="float" office:value="-0.099432">
                <text:p>-0.099432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-0.050521">
                <text:p>-0.050521</text:p>
              </table:table-cell>
              <table:table-cell office:value-type="float" office:value="-0.05112">
                <text:p>-0.05112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-0.003549">
                <text:p>-0.003549</text:p>
              </table:table-cell>
              <table:table-cell office:value-type="float" office:value="-0.004175">
                <text:p>-0.004175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0.04189">
                <text:p>0.04189</text:p>
              </table:table-cell>
              <table:table-cell office:value-type="float" office:value="0.041236">
                <text:p>0.041236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0.087881">
                <text:p>0.087881</text:p>
              </table:table-cell>
              <table:table-cell office:value-type="float" office:value="0.087198">
                <text:p>0.087198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0.135674">
                <text:p>0.135674</text:p>
              </table:table-cell>
              <table:table-cell office:value-type="float" office:value="0.134964">
                <text:p>0.134964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0.183766">
                <text:p>0.183766</text:p>
              </table:table-cell>
              <table:table-cell office:value-type="float" office:value="0.183027">
                <text:p>0.183027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0.232541">
                <text:p>0.232541</text:p>
              </table:table-cell>
              <table:table-cell office:value-type="float" office:value="0.231774">
                <text:p>0.231774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0.280405">
                <text:p>0.280405</text:p>
              </table:table-cell>
              <table:table-cell office:value-type="float" office:value="0.27961">
                <text:p>0.27961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0.327847">
                <text:p>0.327847</text:p>
              </table:table-cell>
              <table:table-cell office:value-type="float" office:value="0.327025">
                <text:p>0.327025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0.375067">
                <text:p>0.375067</text:p>
              </table:table-cell>
              <table:table-cell office:value-type="float" office:value="0.374216">
                <text:p>0.374216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0.422526">
                <text:p>0.422526</text:p>
              </table:table-cell>
              <table:table-cell office:value-type="float" office:value="0.421648">
                <text:p>0.421648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0.471528">
                <text:p>0.471528</text:p>
              </table:table-cell>
              <table:table-cell office:value-type="float" office:value="0.470622">
                <text:p>0.470622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0.518996">
                <text:p>0.518996</text:p>
              </table:table-cell>
              <table:table-cell office:value-type="float" office:value="0.518062">
                <text:p>0.518062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0.566914">
                <text:p>0.566914</text:p>
              </table:table-cell>
              <table:table-cell office:value-type="float" office:value="0.565952">
                <text:p>0.565952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0.615568">
                <text:p>0.615568</text:p>
              </table:table-cell>
              <table:table-cell office:value-type="float" office:value="0.614578">
                <text:p>0.614578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0.664285">
                <text:p>0.664285</text:p>
              </table:table-cell>
              <table:table-cell office:value-type="float" office:value="0.663266">
                <text:p>0.663266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0.71198">
                <text:p>0.71198</text:p>
              </table:table-cell>
              <table:table-cell office:value-type="float" office:value="0.710934">
                <text:p>0.710934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0.760398">
                <text:p>0.760398</text:p>
              </table:table-cell>
              <table:table-cell office:value-type="float" office:value="0.759324">
                <text:p>0.759324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0.808275">
                <text:p>0.808275</text:p>
              </table:table-cell>
              <table:table-cell office:value-type="float" office:value="0.807172">
                <text:p>0.807172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0.856225">
                <text:p>0.856225</text:p>
              </table:table-cell>
              <table:table-cell office:value-type="float" office:value="0.855095">
                <text:p>0.855095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0.903134">
                <text:p>0.903134</text:p>
              </table:table-cell>
              <table:table-cell office:value-type="float" office:value="0.901975">
                <text:p>0.901975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0.950935">
                <text:p>0.950935</text:p>
              </table:table-cell>
              <table:table-cell office:value-type="float" office:value="0.949748">
                <text:p>0.949748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0.999211">
                <text:p>0.999211</text:p>
              </table:table-cell>
              <table:table-cell office:value-type="float" office:value="0.997997">
                <text:p>0.997997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1.048265">
                <text:p>1.048265</text:p>
              </table:table-cell>
              <table:table-cell office:value-type="float" office:value="1.047022">
                <text:p>1.047022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1.096051">
                <text:p>1.096051</text:p>
              </table:table-cell>
              <table:table-cell office:value-type="float" office:value="1.094781">
                <text:p>1.094781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1.144429">
                <text:p>1.144429</text:p>
              </table:table-cell>
              <table:table-cell office:value-type="float" office:value="1.14313">
                <text:p>1.14313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1.193657">
                <text:p>1.193657</text:p>
              </table:table-cell>
              <table:table-cell office:value-type="float" office:value="1.192331">
                <text:p>1.192331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.243647">
                <text:p>1.243647</text:p>
              </table:table-cell>
              <table:table-cell office:value-type="float" office:value="1.242292">
                <text:p>1.242292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1.294463">
                <text:p>1.294463</text:p>
              </table:table-cell>
              <table:table-cell office:value-type="float" office:value="1.293081">
                <text:p>1.293081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1.345378">
                <text:p>1.345378</text:p>
              </table:table-cell>
              <table:table-cell office:value-type="float" office:value="1.343968">
                <text:p>1.343968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1.395738">
                <text:p>1.395738</text:p>
              </table:table-cell>
              <table:table-cell office:value-type="float" office:value="1.394299">
                <text:p>1.394299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1.446034">
                <text:p>1.446034</text:p>
              </table:table-cell>
              <table:table-cell office:value-type="float" office:value="1.444568">
                <text:p>1.444568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1.495184">
                <text:p>1.495184</text:p>
              </table:table-cell>
              <table:table-cell office:value-type="float" office:value="1.493689">
                <text:p>1.493689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1.544226">
                <text:p>1.544226</text:p>
              </table:table-cell>
              <table:table-cell office:value-type="float" office:value="1.542703">
                <text:p>1.542703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1.593917">
                <text:p>1.593917</text:p>
              </table:table-cell>
              <table:table-cell office:value-type="float" office:value="1.592366">
                <text:p>1.592366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1.643591">
                <text:p>1.643591</text:p>
              </table:table-cell>
              <table:table-cell office:value-type="float" office:value="1.642013">
                <text:p>1.642013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1.694064">
                <text:p>1.694064</text:p>
              </table:table-cell>
              <table:table-cell office:value-type="float" office:value="1.692457">
                <text:p>1.692457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1.74251">
                <text:p>1.74251</text:p>
              </table:table-cell>
              <table:table-cell office:value-type="float" office:value="1.740875">
                <text:p>1.740875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1.790858">
                <text:p>1.790858</text:p>
              </table:table-cell>
              <table:table-cell office:value-type="float" office:value="1.789195">
                <text:p>1.789195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1.839116">
                <text:p>1.839116</text:p>
              </table:table-cell>
              <table:table-cell office:value-type="float" office:value="1.837426">
                <text:p>1.837426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1.88951">
                <text:p>1.88951</text:p>
              </table:table-cell>
              <table:table-cell office:value-type="float" office:value="1.887791">
                <text:p>1.887791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1.938583">
                <text:p>1.938583</text:p>
              </table:table-cell>
              <table:table-cell office:value-type="float" office:value="1.936837">
                <text:p>1.936837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1.988824">
                <text:p>1.988824</text:p>
              </table:table-cell>
              <table:table-cell office:value-type="float" office:value="1.98705">
                <text:p>1.98705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2.037894">
                <text:p>2.037894</text:p>
              </table:table-cell>
              <table:table-cell office:value-type="float" office:value="2.036092">
                <text:p>2.036092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2.086784">
                <text:p>2.086784</text:p>
              </table:table-cell>
              <table:table-cell office:value-type="float" office:value="2.084953">
                <text:p>2.084953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2.135198">
                <text:p>2.135198</text:p>
              </table:table-cell>
              <table:table-cell office:value-type="float" office:value="2.13334">
                <text:p>2.13334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2.184328">
                <text:p>2.184328</text:p>
              </table:table-cell>
              <table:table-cell office:value-type="float" office:value="2.182441">
                <text:p>2.182441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2.235159">
                <text:p>2.235159</text:p>
              </table:table-cell>
              <table:table-cell office:value-type="float" office:value="2.233244">
                <text:p>2.233244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2.286355">
                <text:p>2.286355</text:p>
              </table:table-cell>
              <table:table-cell office:value-type="float" office:value="2.284413">
                <text:p>2.284413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2.334611">
                <text:p>2.334611</text:p>
              </table:table-cell>
              <table:table-cell office:value-type="float" office:value="2.33264">
                <text:p>2.33264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2.384304">
                <text:p>2.384304</text:p>
              </table:table-cell>
              <table:table-cell office:value-type="float" office:value="2.382305">
                <text:p>2.382305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2.43331">
                <text:p>2.43331</text:p>
              </table:table-cell>
              <table:table-cell office:value-type="float" office:value="2.431283">
                <text:p>2.431283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2.483313">
                <text:p>2.483313</text:p>
              </table:table-cell>
              <table:table-cell office:value-type="float" office:value="2.481259">
                <text:p>2.481259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2.532315">
                <text:p>2.532315</text:p>
              </table:table-cell>
              <table:table-cell office:value-type="float" office:value="2.530232">
                <text:p>2.530232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2.581241">
                <text:p>2.581241</text:p>
              </table:table-cell>
              <table:table-cell office:value-type="float" office:value="2.579131">
                <text:p>2.579131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2.629329">
                <text:p>2.629329</text:p>
              </table:table-cell>
              <table:table-cell office:value-type="float" office:value="2.627191">
                <text:p>2.627191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2.677148">
                <text:p>2.677148</text:p>
              </table:table-cell>
              <table:table-cell office:value-type="float" office:value="2.674981">
                <text:p>2.674981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2.724468">
                <text:p>2.724468</text:p>
              </table:table-cell>
              <table:table-cell office:value-type="float" office:value="2.722274">
                <text:p>2.722274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2.774047">
                <text:p>2.774047</text:p>
              </table:table-cell>
              <table:table-cell office:value-type="float" office:value="2.771825">
                <text:p>2.771825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2.824733">
                <text:p>2.824733</text:p>
              </table:table-cell>
              <table:table-cell office:value-type="float" office:value="2.822483">
                <text:p>2.822483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2.874711">
                <text:p>2.874711</text:p>
              </table:table-cell>
              <table:table-cell office:value-type="float" office:value="2.872433">
                <text:p>2.872433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2.922781">
                <text:p>2.922781</text:p>
              </table:table-cell>
              <table:table-cell office:value-type="float" office:value="2.920474">
                <text:p>2.920474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2.967705">
                <text:p>2.967705</text:p>
              </table:table-cell>
              <table:table-cell office:value-type="float" office:value="2.965371">
                <text:p>2.965371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3.012661">
                <text:p>3.012661</text:p>
              </table:table-cell>
              <table:table-cell office:value-type="float" office:value="3.010299">
                <text:p>3.010299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3.056817">
                <text:p>3.056817</text:p>
              </table:table-cell>
              <table:table-cell office:value-type="float" office:value="3.054426">
                <text:p>3.054426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3.102519">
                <text:p>3.102519</text:p>
              </table:table-cell>
              <table:table-cell office:value-type="float" office:value="-3.183085">
                <text:p>-3.183085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-3.137186">
                <text:p>-3.137186</text:p>
              </table:table-cell>
              <table:table-cell office:value-type="float" office:value="-3.139632">
                <text:p>-3.139632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-3.091004">
                <text:p>-3.091004</text:p>
              </table:table-cell>
              <table:table-cell office:value-type="float" office:value="-3.093478">
                <text:p>-3.093478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-3.043973">
                <text:p>-3.043973</text:p>
              </table:table-cell>
              <table:table-cell office:value-type="float" office:value="-3.046476">
                <text:p>-3.046476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-2.995597">
                <text:p>-2.995597</text:p>
              </table:table-cell>
              <table:table-cell office:value-type="float" office:value="-2.998127">
                <text:p>-2.998127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-2.948529">
                <text:p>-2.948529</text:p>
              </table:table-cell>
              <table:table-cell office:value-type="float" office:value="-2.951087">
                <text:p>-2.951087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-2.900475">
                <text:p>-2.900475</text:p>
              </table:table-cell>
              <table:table-cell office:value-type="float" office:value="-2.903061">
                <text:p>-2.903061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-2.851547">
                <text:p>-2.851547</text:p>
              </table:table-cell>
              <table:table-cell office:value-type="float" office:value="-2.854161">
                <text:p>-2.854161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-2.802655">
                <text:p>-2.802655</text:p>
              </table:table-cell>
              <table:table-cell office:value-type="float" office:value="-2.805297">
                <text:p>-2.805297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-2.752497">
                <text:p>-2.752497</text:p>
              </table:table-cell>
              <table:table-cell office:value-type="float" office:value="-2.755167">
                <text:p>-2.755167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-2.702547">
                <text:p>-2.702547</text:p>
              </table:table-cell>
              <table:table-cell office:value-type="float" office:value="-2.705245">
                <text:p>-2.705245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-2.650855">
                <text:p>-2.650855</text:p>
              </table:table-cell>
              <table:table-cell office:value-type="float" office:value="-2.653581">
                <text:p>-2.653581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-2.599533">
                <text:p>-2.599533</text:p>
              </table:table-cell>
              <table:table-cell office:value-type="float" office:value="-2.602287">
                <text:p>-2.602287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-2.547505">
                <text:p>-2.547505</text:p>
              </table:table-cell>
              <table:table-cell office:value-type="float" office:value="-2.550288">
                <text:p>-2.550288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-2.495858">
                <text:p>-2.495858</text:p>
              </table:table-cell>
              <table:table-cell office:value-type="float" office:value="-2.498668">
                <text:p>-2.498668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-2.444845">
                <text:p>-2.444845</text:p>
              </table:table-cell>
              <table:table-cell office:value-type="float" office:value="-2.447683">
                <text:p>-2.447683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-2.396047">
                <text:p>-2.396047</text:p>
              </table:table-cell>
              <table:table-cell office:value-type="float" office:value="-2.398913">
                <text:p>-2.398913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-2.348132">
                <text:p>-2.348132</text:p>
              </table:table-cell>
              <table:table-cell office:value-type="float" office:value="-2.351026">
                <text:p>-2.351026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-2.299258">
                <text:p>-2.299258</text:p>
              </table:table-cell>
              <table:table-cell office:value-type="float" office:value="-2.30218">
                <text:p>-2.30218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-2.249969">
                <text:p>-2.249969</text:p>
              </table:table-cell>
              <table:table-cell office:value-type="float" office:value="-2.25292">
                <text:p>-2.25292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-2.198891">
                <text:p>-2.198891</text:p>
              </table:table-cell>
              <table:table-cell office:value-type="float" office:value="-2.201869">
                <text:p>-2.201869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-2.1489">
                <text:p>-2.1489</text:p>
              </table:table-cell>
              <table:table-cell office:value-type="float" office:value="-2.151906">
                <text:p>-2.151906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-2.098323">
                <text:p>-2.098323</text:p>
              </table:table-cell>
              <table:table-cell office:value-type="float" office:value="-2.101357">
                <text:p>-2.101357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-2.048464">
                <text:p>-2.048464</text:p>
              </table:table-cell>
              <table:table-cell office:value-type="float" office:value="-2.051527">
                <text:p>-2.051527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-1.996933">
                <text:p>-1.996933</text:p>
              </table:table-cell>
              <table:table-cell office:value-type="float" office:value="-2.000024">
                <text:p>-2.000024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-1.945127">
                <text:p>-1.945127</text:p>
              </table:table-cell>
              <table:table-cell office:value-type="float" office:value="-1.948245">
                <text:p>-1.948245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-1.894308">
                <text:p>-1.894308</text:p>
              </table:table-cell>
              <table:table-cell office:value-type="float" office:value="-1.897454">
                <text:p>-1.897454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-1.84368">
                <text:p>-1.84368</text:p>
              </table:table-cell>
              <table:table-cell office:value-type="float" office:value="-1.846854">
                <text:p>-1.846854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-1.793642">
                <text:p>-1.793642</text:p>
              </table:table-cell>
              <table:table-cell office:value-type="float" office:value="-1.796844">
                <text:p>-1.796844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-1.744065">
                <text:p>-1.744065</text:p>
              </table:table-cell>
              <table:table-cell office:value-type="float" office:value="-1.747296">
                <text:p>-1.747296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-1.694821">
                <text:p>-1.694821</text:p>
              </table:table-cell>
              <table:table-cell office:value-type="float" office:value="-1.698079">
                <text:p>-1.698079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-1.646141">
                <text:p>-1.646141</text:p>
              </table:table-cell>
              <table:table-cell office:value-type="float" office:value="-1.649428">
                <text:p>-1.649428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-1.597556">
                <text:p>-1.597556</text:p>
              </table:table-cell>
              <table:table-cell office:value-type="float" office:value="-1.600871">
                <text:p>-1.600871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-1.547126">
                <text:p>-1.547126</text:p>
              </table:table-cell>
              <table:table-cell office:value-type="float" office:value="-1.550468">
                <text:p>-1.550468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-1.498156">
                <text:p>-1.498156</text:p>
              </table:table-cell>
              <table:table-cell office:value-type="float" office:value="-1.501527">
                <text:p>-1.501527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-1.448911">
                <text:p>-1.448911</text:p>
              </table:table-cell>
              <table:table-cell office:value-type="float" office:value="-1.45231">
                <text:p>-1.45231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-1.400262">
                <text:p>-1.400262</text:p>
              </table:table-cell>
              <table:table-cell office:value-type="float" office:value="-1.403688">
                <text:p>-1.403688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-1.352446">
                <text:p>-1.352446</text:p>
              </table:table-cell>
              <table:table-cell office:value-type="float" office:value="-1.355901">
                <text:p>-1.355901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-1.304544">
                <text:p>-1.304544</text:p>
              </table:table-cell>
              <table:table-cell office:value-type="float" office:value="-1.308026">
                <text:p>-1.308026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-1.257872">
                <text:p>-1.257872</text:p>
              </table:table-cell>
              <table:table-cell office:value-type="float" office:value="-1.261382">
                <text:p>-1.261382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-1.211347">
                <text:p>-1.211347</text:p>
              </table:table-cell>
              <table:table-cell office:value-type="float" office:value="-1.214886">
                <text:p>-1.214886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-1.164583">
                <text:p>-1.164583</text:p>
              </table:table-cell>
              <table:table-cell office:value-type="float" office:value="-1.16815">
                <text:p>-1.16815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-1.117123">
                <text:p>-1.117123</text:p>
              </table:table-cell>
              <table:table-cell office:value-type="float" office:value="-1.120717">
                <text:p>-1.120717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-1.069588">
                <text:p>-1.069588</text:p>
              </table:table-cell>
              <table:table-cell office:value-type="float" office:value="-1.07321">
                <text:p>-1.07321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-1.023198">
                <text:p>-1.023198</text:p>
              </table:table-cell>
              <table:table-cell office:value-type="float" office:value="-1.026849">
                <text:p>-1.026849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-0.97618">
                <text:p>-0.97618</text:p>
              </table:table-cell>
              <table:table-cell office:value-type="float" office:value="-0.979858">
                <text:p>-0.979858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-0.929234">
                <text:p>-0.929234</text:p>
              </table:table-cell>
              <table:table-cell office:value-type="float" office:value="-0.932941">
                <text:p>-0.932941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-0.881611">
                <text:p>-0.881611</text:p>
              </table:table-cell>
              <table:table-cell office:value-type="float" office:value="-0.885345">
                <text:p>-0.885345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-0.834559">
                <text:p>-0.834559</text:p>
              </table:table-cell>
              <table:table-cell office:value-type="float" office:value="-0.838321">
                <text:p>-0.838321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-0.786216">
                <text:p>-0.786216</text:p>
              </table:table-cell>
              <table:table-cell office:value-type="float" office:value="-0.790006">
                <text:p>-0.790006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-0.737821">
                <text:p>-0.737821</text:p>
              </table:table-cell>
              <table:table-cell office:value-type="float" office:value="-0.741639">
                <text:p>-0.741639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-0.68927">
                <text:p>-0.68927</text:p>
              </table:table-cell>
              <table:table-cell office:value-type="float" office:value="-0.693116">
                <text:p>-0.693116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-0.640991">
                <text:p>-0.640991</text:p>
              </table:table-cell>
              <table:table-cell office:value-type="float" office:value="-0.644866">
                <text:p>-0.644866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-0.592447">
                <text:p>-0.592447</text:p>
              </table:table-cell>
              <table:table-cell office:value-type="float" office:value="-0.596349">
                <text:p>-0.596349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-0.544968">
                <text:p>-0.544968</text:p>
              </table:table-cell>
              <table:table-cell office:value-type="float" office:value="-0.548898">
                <text:p>-0.548898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-0.495025">
                <text:p>-0.495025</text:p>
              </table:table-cell>
              <table:table-cell office:value-type="float" office:value="-0.498983">
                <text:p>-0.498983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-0.445627">
                <text:p>-0.445627</text:p>
              </table:table-cell>
              <table:table-cell office:value-type="float" office:value="-0.449614">
                <text:p>-0.449614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-0.395504">
                <text:p>-0.395504</text:p>
              </table:table-cell>
              <table:table-cell office:value-type="float" office:value="-0.399518">
                <text:p>-0.399518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-0.345046">
                <text:p>-0.345046</text:p>
              </table:table-cell>
              <table:table-cell office:value-type="float" office:value="-0.349088">
                <text:p>-0.349088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-0.295014">
                <text:p>-0.295014</text:p>
              </table:table-cell>
              <table:table-cell office:value-type="float" office:value="-0.299084">
                <text:p>-0.299084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-0.244011">
                <text:p>-0.244011</text:p>
              </table:table-cell>
              <table:table-cell office:value-type="float" office:value="-0.248109">
                <text:p>-0.248109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-0.193641">
                <text:p>-0.193641</text:p>
              </table:table-cell>
              <table:table-cell office:value-type="float" office:value="-0.197767">
                <text:p>-0.197767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-0.142731">
                <text:p>-0.142731</text:p>
              </table:table-cell>
              <table:table-cell office:value-type="float" office:value="-0.146885">
                <text:p>-0.146885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-0.09259">
                <text:p>-0.09259</text:p>
              </table:table-cell>
              <table:table-cell office:value-type="float" office:value="-0.096772">
                <text:p>-0.096772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-0.04188">
                <text:p>-0.04188</text:p>
              </table:table-cell>
              <table:table-cell office:value-type="float" office:value="-0.04609">
                <text:p>-0.04609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0.0081">
                <text:p>0.0081</text:p>
              </table:table-cell>
              <table:table-cell office:value-type="float" office:value="0.003862">
                <text:p>0.003862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0.058265">
                <text:p>0.058265</text:p>
              </table:table-cell>
              <table:table-cell office:value-type="float" office:value="0.053999">
                <text:p>0.053999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0.108186">
                <text:p>0.108186</text:p>
              </table:table-cell>
              <table:table-cell office:value-type="float" office:value="0.103891">
                <text:p>0.103891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0.158506">
                <text:p>0.158506</text:p>
              </table:table-cell>
              <table:table-cell office:value-type="float" office:value="0.154184">
                <text:p>0.154184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0.208093">
                <text:p>0.208093</text:p>
              </table:table-cell>
              <table:table-cell office:value-type="float" office:value="0.203743">
                <text:p>0.203743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0.257235">
                <text:p>0.257235</text:p>
              </table:table-cell>
              <table:table-cell office:value-type="float" office:value="0.252857">
                <text:p>0.252857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0.306554">
                <text:p>0.306554</text:p>
              </table:table-cell>
              <table:table-cell office:value-type="float" office:value="0.302148">
                <text:p>0.302148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0.35514">
                <text:p>0.35514</text:p>
              </table:table-cell>
              <table:table-cell office:value-type="float" office:value="0.350706">
                <text:p>0.350706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0.40402">
                <text:p>0.40402</text:p>
              </table:table-cell>
              <table:table-cell office:value-type="float" office:value="0.399558">
                <text:p>0.399558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0.454316">
                <text:p>0.454316</text:p>
              </table:table-cell>
              <table:table-cell office:value-type="float" office:value="0.449825">
                <text:p>0.449825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0.505045">
                <text:p>0.505045</text:p>
              </table:table-cell>
              <table:table-cell office:value-type="float" office:value="0.500527">
                <text:p>0.500527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0.55624">
                <text:p>0.55624</text:p>
              </table:table-cell>
              <table:table-cell office:value-type="float" office:value="0.551694">
                <text:p>0.551694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0.606785">
                <text:p>0.606785</text:p>
              </table:table-cell>
              <table:table-cell office:value-type="float" office:value="0.60221">
                <text:p>0.60221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0.657212">
                <text:p>0.657212</text:p>
              </table:table-cell>
              <table:table-cell office:value-type="float" office:value="0.65261">
                <text:p>0.65261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0.707274">
                <text:p>0.707274</text:p>
              </table:table-cell>
              <table:table-cell office:value-type="float" office:value="0.702644">
                <text:p>0.702644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0.757571">
                <text:p>0.757571</text:p>
              </table:table-cell>
              <table:table-cell office:value-type="float" office:value="0.752912">
                <text:p>0.752912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0.806827">
                <text:p>0.806827</text:p>
              </table:table-cell>
              <table:table-cell office:value-type="float" office:value="0.802141">
                <text:p>0.802141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0.855471">
                <text:p>0.855471</text:p>
              </table:table-cell>
              <table:table-cell office:value-type="float" office:value="0.850757">
                <text:p>0.850757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0.903608">
                <text:p>0.903608</text:p>
              </table:table-cell>
              <table:table-cell office:value-type="float" office:value="0.898866">
                <text:p>0.898866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0.95179">
                <text:p>0.95179</text:p>
              </table:table-cell>
              <table:table-cell office:value-type="float" office:value="0.947019">
                <text:p>0.947019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1.000187">
                <text:p>1.000187</text:p>
              </table:table-cell>
              <table:table-cell office:value-type="float" office:value="0.995389">
                <text:p>0.995389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1.048476">
                <text:p>1.048476</text:p>
              </table:table-cell>
              <table:table-cell office:value-type="float" office:value="1.04365">
                <text:p>1.04365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1.096742">
                <text:p>1.096742</text:p>
              </table:table-cell>
              <table:table-cell office:value-type="float" office:value="1.091888">
                <text:p>1.091888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1.146273">
                <text:p>1.146273</text:p>
              </table:table-cell>
              <table:table-cell office:value-type="float" office:value="1.14139">
                <text:p>1.14139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1.195523">
                <text:p>1.195523</text:p>
              </table:table-cell>
              <table:table-cell office:value-type="float" office:value="1.190613">
                <text:p>1.190613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1.244145">
                <text:p>1.244145</text:p>
              </table:table-cell>
              <table:table-cell office:value-type="float" office:value="1.239207">
                <text:p>1.239207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1.292058">
                <text:p>1.292058</text:p>
              </table:table-cell>
              <table:table-cell office:value-type="float" office:value="1.287092">
                <text:p>1.287092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1.340313">
                <text:p>1.340313</text:p>
              </table:table-cell>
              <table:table-cell office:value-type="float" office:value="1.335319">
                <text:p>1.335319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1.388876">
                <text:p>1.388876</text:p>
              </table:table-cell>
              <table:table-cell office:value-type="float" office:value="1.383854">
                <text:p>1.383854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1.437574">
                <text:p>1.437574</text:p>
              </table:table-cell>
              <table:table-cell office:value-type="float" office:value="1.432524">
                <text:p>1.432524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1.485775">
                <text:p>1.485775</text:p>
              </table:table-cell>
              <table:table-cell office:value-type="float" office:value="1.480697">
                <text:p>1.480697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1.535405">
                <text:p>1.535405</text:p>
              </table:table-cell>
              <table:table-cell office:value-type="float" office:value="1.530299">
                <text:p>1.530299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1.584184">
                <text:p>1.584184</text:p>
              </table:table-cell>
              <table:table-cell office:value-type="float" office:value="1.57905">
                <text:p>1.57905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1.6326">
                <text:p>1.6326</text:p>
              </table:table-cell>
              <table:table-cell office:value-type="float" office:value="1.627438">
                <text:p>1.627438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1.681287">
                <text:p>1.681287</text:p>
              </table:table-cell>
              <table:table-cell office:value-type="float" office:value="1.676097">
                <text:p>1.676097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1.72849">
                <text:p>1.72849</text:p>
              </table:table-cell>
              <table:table-cell office:value-type="float" office:value="1.723272">
                <text:p>1.723272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1.776566">
                <text:p>1.776566</text:p>
              </table:table-cell>
              <table:table-cell office:value-type="float" office:value="1.77132">
                <text:p>1.77132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1.824712">
                <text:p>1.824712</text:p>
              </table:table-cell>
              <table:table-cell office:value-type="float" office:value="1.819438">
                <text:p>1.819438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1.873991">
                <text:p>1.873991</text:p>
              </table:table-cell>
              <table:table-cell office:value-type="float" office:value="1.868689">
                <text:p>1.868689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1.921619">
                <text:p>1.921619</text:p>
              </table:table-cell>
              <table:table-cell office:value-type="float" office:value="1.916289">
                <text:p>1.916289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1.970113">
                <text:p>1.970113</text:p>
              </table:table-cell>
              <table:table-cell office:value-type="float" office:value="1.964754">
                <text:p>1.964754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2.01903">
                <text:p>2.01903</text:p>
              </table:table-cell>
              <table:table-cell office:value-type="float" office:value="2.013643">
                <text:p>2.013643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2.069304">
                <text:p>2.069304</text:p>
              </table:table-cell>
              <table:table-cell office:value-type="float" office:value="2.06389">
                <text:p>2.06389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2.118587">
                <text:p>2.118587</text:p>
              </table:table-cell>
              <table:table-cell office:value-type="float" office:value="2.113145">
                <text:p>2.113145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2.168167">
                <text:p>2.168167</text:p>
              </table:table-cell>
              <table:table-cell office:value-type="float" office:value="2.162697">
                <text:p>2.162697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2.217504">
                <text:p>2.217504</text:p>
              </table:table-cell>
              <table:table-cell office:value-type="float" office:value="2.212006">
                <text:p>2.212006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2.266826">
                <text:p>2.266826</text:p>
              </table:table-cell>
              <table:table-cell office:value-type="float" office:value="2.2613">
                <text:p>2.2613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2.317279">
                <text:p>2.317279</text:p>
              </table:table-cell>
              <table:table-cell office:value-type="float" office:value="2.311724">
                <text:p>2.311724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2.367343">
                <text:p>2.367343</text:p>
              </table:table-cell>
              <table:table-cell office:value-type="float" office:value="2.361761">
                <text:p>2.361761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2.417414">
                <text:p>2.417414</text:p>
              </table:table-cell>
              <table:table-cell office:value-type="float" office:value="2.411804">
                <text:p>2.411804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2.467197">
                <text:p>2.467197</text:p>
              </table:table-cell>
              <table:table-cell office:value-type="float" office:value="2.461559">
                <text:p>2.461559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2.516182">
                <text:p>2.516182</text:p>
              </table:table-cell>
              <table:table-cell office:value-type="float" office:value="2.510516">
                <text:p>2.510516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2.565832">
                <text:p>2.565832</text:p>
              </table:table-cell>
              <table:table-cell office:value-type="float" office:value="2.560138">
                <text:p>2.560138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2.614635">
                <text:p>2.614635</text:p>
              </table:table-cell>
              <table:table-cell office:value-type="float" office:value="2.608912">
                <text:p>2.608912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2.663571">
                <text:p>2.663571</text:p>
              </table:table-cell>
              <table:table-cell office:value-type="float" office:value="2.657821">
                <text:p>2.657821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2.712315">
                <text:p>2.712315</text:p>
              </table:table-cell>
              <table:table-cell office:value-type="float" office:value="2.706537">
                <text:p>2.706537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2.761371">
                <text:p>2.761371</text:p>
              </table:table-cell>
              <table:table-cell office:value-type="float" office:value="2.755565">
                <text:p>2.755565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2.810339">
                <text:p>2.810339</text:p>
              </table:table-cell>
              <table:table-cell office:value-type="float" office:value="2.804505">
                <text:p>2.804505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2.860202">
                <text:p>2.860202</text:p>
              </table:table-cell>
              <table:table-cell office:value-type="float" office:value="2.854339">
                <text:p>2.854339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2.910302">
                <text:p>2.910302</text:p>
              </table:table-cell>
              <table:table-cell office:value-type="float" office:value="2.904411">
                <text:p>2.904411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2.960077">
                <text:p>2.960077</text:p>
              </table:table-cell>
              <table:table-cell office:value-type="float" office:value="2.954159">
                <text:p>2.954159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3.010067">
                <text:p>3.010067</text:p>
              </table:table-cell>
              <table:table-cell office:value-type="float" office:value="3.00412">
                <text:p>3.00412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3.059765">
                <text:p>3.059765</text:p>
              </table:table-cell>
              <table:table-cell office:value-type="float" office:value="3.053791">
                <text:p>3.053791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3.109771">
                <text:p>3.109771</text:p>
              </table:table-cell>
              <table:table-cell office:value-type="float" office:value="-3.179416">
                <text:p>-3.179416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-3.123915">
                <text:p>-3.123915</text:p>
              </table:table-cell>
              <table:table-cell office:value-type="float" office:value="-3.129945">
                <text:p>-3.129945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-3.073729">
                <text:p>-3.073729</text:p>
              </table:table-cell>
              <table:table-cell office:value-type="float" office:value="-3.079787">
                <text:p>-3.079787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-3.02424">
                <text:p>-3.02424</text:p>
              </table:table-cell>
              <table:table-cell office:value-type="float" office:value="-3.030326">
                <text:p>-3.030326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-2.974787">
                <text:p>-2.974787</text:p>
              </table:table-cell>
              <table:table-cell office:value-type="float" office:value="-2.9809">
                <text:p>-2.9809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-2.925802">
                <text:p>-2.925802</text:p>
              </table:table-cell>
              <table:table-cell office:value-type="float" office:value="-2.931943">
                <text:p>-2.931943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-2.876106">
                <text:p>-2.876106</text:p>
              </table:table-cell>
              <table:table-cell office:value-type="float" office:value="-2.882276">
                <text:p>-2.882276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-2.826709">
                <text:p>-2.826709</text:p>
              </table:table-cell>
              <table:table-cell office:value-type="float" office:value="-2.832907">
                <text:p>-2.832907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-2.777177">
                <text:p>-2.777177</text:p>
              </table:table-cell>
              <table:table-cell office:value-type="float" office:value="-2.783403">
                <text:p>-2.783403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-2.727879">
                <text:p>-2.727879</text:p>
              </table:table-cell>
              <table:table-cell office:value-type="float" office:value="-2.734133">
                <text:p>-2.734133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-2.678357">
                <text:p>-2.678357</text:p>
              </table:table-cell>
              <table:table-cell office:value-type="float" office:value="-2.684639">
                <text:p>-2.684639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-2.629388">
                <text:p>-2.629388</text:p>
              </table:table-cell>
              <table:table-cell office:value-type="float" office:value="-2.635698">
                <text:p>-2.635698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-2.579747">
                <text:p>-2.579747</text:p>
              </table:table-cell>
              <table:table-cell office:value-type="float" office:value="-2.586085">
                <text:p>-2.586085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-2.530365">
                <text:p>-2.530365</text:p>
              </table:table-cell>
              <table:table-cell office:value-type="float" office:value="-2.53673">
                <text:p>-2.53673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-2.4818">
                <text:p>-2.4818</text:p>
              </table:table-cell>
              <table:table-cell office:value-type="float" office:value="-2.488194">
                <text:p>-2.488194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-2.434163">
                <text:p>-2.434163</text:p>
              </table:table-cell>
              <table:table-cell office:value-type="float" office:value="-2.440585">
                <text:p>-2.440585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-2.387147">
                <text:p>-2.387147</text:p>
              </table:table-cell>
              <table:table-cell office:value-type="float" office:value="-2.393597">
                <text:p>-2.393597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-2.339615">
                <text:p>-2.339615</text:p>
              </table:table-cell>
              <table:table-cell office:value-type="float" office:value="-2.346093">
                <text:p>-2.346093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-2.293238">
                <text:p>-2.293238</text:p>
              </table:table-cell>
              <table:table-cell office:value-type="float" office:value="-2.299744">
                <text:p>-2.299744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-2.247469">
                <text:p>-2.247469</text:p>
              </table:table-cell>
              <table:table-cell office:value-type="float" office:value="-2.254003">
                <text:p>-2.254003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-2.202852">
                <text:p>-2.202852</text:p>
              </table:table-cell>
              <table:table-cell office:value-type="float" office:value="-2.209413">
                <text:p>-2.209413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-2.157947">
                <text:p>-2.157947</text:p>
              </table:table-cell>
              <table:table-cell office:value-type="float" office:value="-2.164537">
                <text:p>-2.164537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-2.113092">
                <text:p>-2.113092</text:p>
              </table:table-cell>
              <table:table-cell office:value-type="float" office:value="-2.11971">
                <text:p>-2.11971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-2.065608">
                <text:p>-2.065608</text:p>
              </table:table-cell>
              <table:table-cell office:value-type="float" office:value="-2.072254">
                <text:p>-2.072254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-2.018754">
                <text:p>-2.018754</text:p>
              </table:table-cell>
              <table:table-cell office:value-type="float" office:value="-2.025428">
                <text:p>-2.025428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-1.969436">
                <text:p>-1.969436</text:p>
              </table:table-cell>
              <table:table-cell office:value-type="float" office:value="-1.976138">
                <text:p>-1.976138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-1.920887">
                <text:p>-1.920887</text:p>
              </table:table-cell>
              <table:table-cell office:value-type="float" office:value="-1.927617">
                <text:p>-1.927617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-1.870659">
                <text:p>-1.870659</text:p>
              </table:table-cell>
              <table:table-cell office:value-type="float" office:value="-1.877417">
                <text:p>-1.877417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-1.81984">
                <text:p>-1.81984</text:p>
              </table:table-cell>
              <table:table-cell office:value-type="float" office:value="-1.826626">
                <text:p>-1.826626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-1.769235">
                <text:p>-1.769235</text:p>
              </table:table-cell>
              <table:table-cell office:value-type="float" office:value="-1.776049">
                <text:p>-1.776049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-1.718066">
                <text:p>-1.718066</text:p>
              </table:table-cell>
              <table:table-cell office:value-type="float" office:value="-1.724908">
                <text:p>-1.724908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-1.667727">
                <text:p>-1.667727</text:p>
              </table:table-cell>
              <table:table-cell office:value-type="float" office:value="-1.674597">
                <text:p>-1.674597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-1.617342">
                <text:p>-1.617342</text:p>
              </table:table-cell>
              <table:table-cell office:value-type="float" office:value="-1.62424">
                <text:p>-1.62424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-1.568002">
                <text:p>-1.568002</text:p>
              </table:table-cell>
              <table:table-cell office:value-type="float" office:value="-1.574928">
                <text:p>-1.574928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-1.519094">
                <text:p>-1.519094</text:p>
              </table:table-cell>
              <table:table-cell office:value-type="float" office:value="-1.526048">
                <text:p>-1.526048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-1.470509">
                <text:p>-1.470509</text:p>
              </table:table-cell>
              <table:table-cell office:value-type="float" office:value="-1.477491">
                <text:p>-1.477491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-1.421774">
                <text:p>-1.421774</text:p>
              </table:table-cell>
              <table:table-cell office:value-type="float" office:value="-1.428784">
                <text:p>-1.428784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-1.373504">
                <text:p>-1.373504</text:p>
              </table:table-cell>
              <table:table-cell office:value-type="float" office:value="-1.380542">
                <text:p>-1.380542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-1.323331">
                <text:p>-1.323331</text:p>
              </table:table-cell>
              <table:table-cell office:value-type="float" office:value="-1.330397">
                <text:p>-1.330397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-1.273792">
                <text:p>-1.273792</text:p>
              </table:table-cell>
              <table:table-cell office:value-type="float" office:value="-1.280886">
                <text:p>-1.280886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-1.223222">
                <text:p>-1.223222</text:p>
              </table:table-cell>
              <table:table-cell office:value-type="float" office:value="-1.230344">
                <text:p>-1.230344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-1.173719">
                <text:p>-1.173719</text:p>
              </table:table-cell>
              <table:table-cell office:value-type="float" office:value="-1.180869">
                <text:p>-1.180869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-1.124095">
                <text:p>-1.124095</text:p>
              </table:table-cell>
              <table:table-cell office:value-type="float" office:value="-1.131273">
                <text:p>-1.131273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-1.075238">
                <text:p>-1.075238</text:p>
              </table:table-cell>
              <table:table-cell office:value-type="float" office:value="-1.082444">
                <text:p>-1.082444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-1.025326">
                <text:p>-1.025326</text:p>
              </table:table-cell>
              <table:table-cell office:value-type="float" office:value="-1.03256">
                <text:p>-1.03256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-0.974794">
                <text:p>-0.974794</text:p>
              </table:table-cell>
              <table:table-cell office:value-type="float" office:value="-0.982056">
                <text:p>-0.982056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-0.925115">
                <text:p>-0.925115</text:p>
              </table:table-cell>
              <table:table-cell office:value-type="float" office:value="-0.932405">
                <text:p>-0.932405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-0.875641">
                <text:p>-0.875641</text:p>
              </table:table-cell>
              <table:table-cell office:value-type="float" office:value="-0.882959">
                <text:p>-0.882959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-0.826216">
                <text:p>-0.826216</text:p>
              </table:table-cell>
              <table:table-cell office:value-type="float" office:value="-0.833562">
                <text:p>-0.833562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-0.77544">
                <text:p>-0.77544</text:p>
              </table:table-cell>
              <table:table-cell office:value-type="float" office:value="-0.782815">
                <text:p>-0.782815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-0.725943">
                <text:p>-0.725943</text:p>
              </table:table-cell>
              <table:table-cell office:value-type="float" office:value="-0.733345">
                <text:p>-0.733345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-0.675818">
                <text:p>-0.675818</text:p>
              </table:table-cell>
              <table:table-cell office:value-type="float" office:value="-0.683248">
                <text:p>-0.683248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-0.626348">
                <text:p>-0.626348</text:p>
              </table:table-cell>
              <table:table-cell office:value-type="float" office:value="-0.633806">
                <text:p>-0.633806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-0.577187">
                <text:p>-0.577187</text:p>
              </table:table-cell>
              <table:table-cell office:value-type="float" office:value="-0.584673">
                <text:p>-0.584673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-0.528337">
                <text:p>-0.528337</text:p>
              </table:table-cell>
              <table:table-cell office:value-type="float" office:value="-0.535851">
                <text:p>-0.535851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-0.479349">
                <text:p>-0.479349</text:p>
              </table:table-cell>
              <table:table-cell office:value-type="float" office:value="-0.486891">
                <text:p>-0.486891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-0.430357">
                <text:p>-0.430357</text:p>
              </table:table-cell>
              <table:table-cell office:value-type="float" office:value="-0.437927">
                <text:p>-0.437927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-0.38108">
                <text:p>-0.38108</text:p>
              </table:table-cell>
              <table:table-cell office:value-type="float" office:value="-0.388679">
                <text:p>-0.388679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-0.332097">
                <text:p>-0.332097</text:p>
              </table:table-cell>
              <table:table-cell office:value-type="float" office:value="-0.339723">
                <text:p>-0.339723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-0.283257">
                <text:p>-0.283257</text:p>
              </table:table-cell>
              <table:table-cell office:value-type="float" office:value="-0.290911">
                <text:p>-0.290911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-0.234111">
                <text:p>-0.234111</text:p>
              </table:table-cell>
              <table:table-cell office:value-type="float" office:value="-0.241793">
                <text:p>-0.241793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-0.185625">
                <text:p>-0.185625</text:p>
              </table:table-cell>
              <table:table-cell office:value-type="float" office:value="-0.193335">
                <text:p>-0.193335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-0.135865">
                <text:p>-0.135865</text:p>
              </table:table-cell>
              <table:table-cell office:value-type="float" office:value="-0.143603">
                <text:p>-0.143603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-0.087457">
                <text:p>-0.087457</text:p>
              </table:table-cell>
              <table:table-cell office:value-type="float" office:value="-0.095223">
                <text:p>-0.095223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-0.03843">
                <text:p>-0.03843</text:p>
              </table:table-cell>
              <table:table-cell office:value-type="float" office:value="-0.046224">
                <text:p>-0.046224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0.01069">
                <text:p>0.01069</text:p>
              </table:table-cell>
              <table:table-cell office:value-type="float" office:value="0.002868">
                <text:p>0.002868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0.059258">
                <text:p>0.059258</text:p>
              </table:table-cell>
              <table:table-cell office:value-type="float" office:value="0.051408">
                <text:p>0.051408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0.107418">
                <text:p>0.107418</text:p>
              </table:table-cell>
              <table:table-cell office:value-type="float" office:value="0.09954">
                <text:p>0.09954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0.15508">
                <text:p>0.15508</text:p>
              </table:table-cell>
              <table:table-cell office:value-type="float" office:value="0.147174">
                <text:p>0.147174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0.202421">
                <text:p>0.202421</text:p>
              </table:table-cell>
              <table:table-cell office:value-type="float" office:value="0.194487">
                <text:p>0.194487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0.250553">
                <text:p>0.250553</text:p>
              </table:table-cell>
              <table:table-cell office:value-type="float" office:value="0.242591">
                <text:p>0.242591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0.297337">
                <text:p>0.297337</text:p>
              </table:table-cell>
              <table:table-cell office:value-type="float" office:value="0.289347">
                <text:p>0.289347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0.343992">
                <text:p>0.343992</text:p>
              </table:table-cell>
              <table:table-cell office:value-type="float" office:value="0.335974">
                <text:p>0.335974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0.390267">
                <text:p>0.390267</text:p>
              </table:table-cell>
              <table:table-cell office:value-type="float" office:value="0.38222">
                <text:p>0.38222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0.440129">
                <text:p>0.440129</text:p>
              </table:table-cell>
              <table:table-cell office:value-type="float" office:value="0.432055">
                <text:p>0.432055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0.488502">
                <text:p>0.488502</text:p>
              </table:table-cell>
              <table:table-cell office:value-type="float" office:value="0.4804">
                <text:p>0.4804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0.537931">
                <text:p>0.537931</text:p>
              </table:table-cell>
              <table:table-cell office:value-type="float" office:value="0.529801">
                <text:p>0.529801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0.586937">
                <text:p>0.586937</text:p>
              </table:table-cell>
              <table:table-cell office:value-type="float" office:value="0.578778">
                <text:p>0.578778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0.635885">
                <text:p>0.635885</text:p>
              </table:table-cell>
              <table:table-cell office:value-type="float" office:value="0.627698">
                <text:p>0.627698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0.685614">
                <text:p>0.685614</text:p>
              </table:table-cell>
              <table:table-cell office:value-type="float" office:value="0.6774">
                <text:p>0.6774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0.734069">
                <text:p>0.734069</text:p>
              </table:table-cell>
              <table:table-cell office:value-type="float" office:value="0.725827">
                <text:p>0.725827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0.783711">
                <text:p>0.783711</text:p>
              </table:table-cell>
              <table:table-cell office:value-type="float" office:value="0.775441">
                <text:p>0.775441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0.832414">
                <text:p>0.832414</text:p>
              </table:table-cell>
              <table:table-cell office:value-type="float" office:value="0.824116">
                <text:p>0.824116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0.881392">
                <text:p>0.881392</text:p>
              </table:table-cell>
              <table:table-cell office:value-type="float" office:value="0.873066">
                <text:p>0.873066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0.929146">
                <text:p>0.929146</text:p>
              </table:table-cell>
              <table:table-cell office:value-type="float" office:value="0.920792">
                <text:p>0.920792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0.976139">
                <text:p>0.976139</text:p>
              </table:table-cell>
              <table:table-cell office:value-type="float" office:value="0.967757">
                <text:p>0.967757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1.022399">
                <text:p>1.022399</text:p>
              </table:table-cell>
              <table:table-cell office:value-type="float" office:value="1.013989">
                <text:p>1.013989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1.07">
                <text:p>1.07</text:p>
              </table:table-cell>
              <table:table-cell office:value-type="float" office:value="1.061562">
                <text:p>1.061562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1.117488">
                <text:p>1.117488</text:p>
              </table:table-cell>
              <table:table-cell office:value-type="float" office:value="1.109022">
                <text:p>1.109022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1.166781">
                <text:p>1.166781</text:p>
              </table:table-cell>
              <table:table-cell office:value-type="float" office:value="1.158287">
                <text:p>1.158287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1.216706">
                <text:p>1.216706</text:p>
              </table:table-cell>
              <table:table-cell office:value-type="float" office:value="1.208184">
                <text:p>1.208184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1.267363">
                <text:p>1.267363</text:p>
              </table:table-cell>
              <table:table-cell office:value-type="float" office:value="1.258813">
                <text:p>1.258813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1.318392">
                <text:p>1.318392</text:p>
              </table:table-cell>
              <table:table-cell office:value-type="float" office:value="1.309814">
                <text:p>1.309814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1.36889">
                <text:p>1.36889</text:p>
              </table:table-cell>
              <table:table-cell office:value-type="float" office:value="1.360284">
                <text:p>1.360284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1.419014">
                <text:p>1.419014</text:p>
              </table:table-cell>
              <table:table-cell office:value-type="float" office:value="1.41038">
                <text:p>1.41038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1.469147">
                <text:p>1.469147</text:p>
              </table:table-cell>
              <table:table-cell office:value-type="float" office:value="1.460485">
                <text:p>1.460485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1.520045">
                <text:p>1.520045</text:p>
              </table:table-cell>
              <table:table-cell office:value-type="float" office:value="1.511355">
                <text:p>1.511355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1.569697">
                <text:p>1.569697</text:p>
              </table:table-cell>
              <table:table-cell office:value-type="float" office:value="1.560979">
                <text:p>1.560979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1.619001">
                <text:p>1.619001</text:p>
              </table:table-cell>
              <table:table-cell office:value-type="float" office:value="1.610255">
                <text:p>1.610255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1.668029">
                <text:p>1.668029</text:p>
              </table:table-cell>
              <table:table-cell office:value-type="float" office:value="1.659255">
                <text:p>1.659255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1.71666">
                <text:p>1.71666</text:p>
              </table:table-cell>
              <table:table-cell office:value-type="float" office:value="1.707858">
                <text:p>1.707858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1.765008">
                <text:p>1.765008</text:p>
              </table:table-cell>
              <table:table-cell office:value-type="float" office:value="1.756178">
                <text:p>1.756178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1.813148">
                <text:p>1.813148</text:p>
              </table:table-cell>
              <table:table-cell office:value-type="float" office:value="1.804289">
                <text:p>1.804289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1.862483">
                <text:p>1.862483</text:p>
              </table:table-cell>
              <table:table-cell office:value-type="float" office:value="1.853597">
                <text:p>1.853597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1.911346">
                <text:p>1.911346</text:p>
              </table:table-cell>
              <table:table-cell office:value-type="float" office:value="1.902432">
                <text:p>1.902432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1.960854">
                <text:p>1.960854</text:p>
              </table:table-cell>
              <table:table-cell office:value-type="float" office:value="1.951912">
                <text:p>1.951912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2.009869">
                <text:p>2.009869</text:p>
              </table:table-cell>
              <table:table-cell office:value-type="float" office:value="2.000899">
                <text:p>2.000899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2.05885">
                <text:p>2.05885</text:p>
              </table:table-cell>
              <table:table-cell office:value-type="float" office:value="2.049852">
                <text:p>2.049852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2.10775">
                <text:p>2.10775</text:p>
              </table:table-cell>
              <table:table-cell office:value-type="float" office:value="2.098724">
                <text:p>2.098724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2.157359">
                <text:p>2.157359</text:p>
              </table:table-cell>
              <table:table-cell office:value-type="float" office:value="2.148305">
                <text:p>2.148305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2.20668">
                <text:p>2.20668</text:p>
              </table:table-cell>
              <table:table-cell office:value-type="float" office:value="2.197598">
                <text:p>2.197598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2.255785">
                <text:p>2.255785</text:p>
              </table:table-cell>
              <table:table-cell office:value-type="float" office:value="2.246675">
                <text:p>2.246675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2.303875">
                <text:p>2.303875</text:p>
              </table:table-cell>
              <table:table-cell office:value-type="float" office:value="2.294737">
                <text:p>2.294737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2.352096">
                <text:p>2.352096</text:p>
              </table:table-cell>
              <table:table-cell office:value-type="float" office:value="2.342929">
                <text:p>2.342929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2.400446">
                <text:p>2.400446</text:p>
              </table:table-cell>
              <table:table-cell office:value-type="float" office:value="2.391252">
                <text:p>2.391252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2.44999">
                <text:p>2.44999</text:p>
              </table:table-cell>
              <table:table-cell office:value-type="float" office:value="2.440768">
                <text:p>2.440768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2.498565">
                <text:p>2.498565</text:p>
              </table:table-cell>
              <table:table-cell office:value-type="float" office:value="2.489315">
                <text:p>2.489315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2.547791">
                <text:p>2.547791</text:p>
              </table:table-cell>
              <table:table-cell office:value-type="float" office:value="2.538513">
                <text:p>2.538513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2.59685">
                <text:p>2.59685</text:p>
              </table:table-cell>
              <table:table-cell office:value-type="float" office:value="2.587544">
                <text:p>2.587544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2.646104">
                <text:p>2.646104</text:p>
              </table:table-cell>
              <table:table-cell office:value-type="float" office:value="2.63677">
                <text:p>2.63677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2.694716">
                <text:p>2.694716</text:p>
              </table:table-cell>
              <table:table-cell office:value-type="float" office:value="2.685354">
                <text:p>2.685354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2.743664">
                <text:p>2.743664</text:p>
              </table:table-cell>
              <table:table-cell office:value-type="float" office:value="2.734273">
                <text:p>2.734273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2.792743">
                <text:p>2.792743</text:p>
              </table:table-cell>
              <table:table-cell office:value-type="float" office:value="2.783325">
                <text:p>2.783325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2.84162">
                <text:p>2.84162</text:p>
              </table:table-cell>
              <table:table-cell office:value-type="float" office:value="2.832174">
                <text:p>2.832174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2.889676">
                <text:p>2.889676</text:p>
              </table:table-cell>
              <table:table-cell office:value-type="float" office:value="2.880202">
                <text:p>2.880202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2.937519">
                <text:p>2.937519</text:p>
              </table:table-cell>
              <table:table-cell office:value-type="float" office:value="2.928017">
                <text:p>2.928017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2.985543">
                <text:p>2.985543</text:p>
              </table:table-cell>
              <table:table-cell office:value-type="float" office:value="2.976013">
                <text:p>2.976013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3.033908">
                <text:p>3.033908</text:p>
              </table:table-cell>
              <table:table-cell office:value-type="float" office:value="3.02435">
                <text:p>3.02435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3.082138">
                <text:p>3.082138</text:p>
              </table:table-cell>
              <table:table-cell office:value-type="float" office:value="-3.210633">
                <text:p>-3.210633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3.129716">
                <text:p>3.129716</text:p>
              </table:table-cell>
              <table:table-cell office:value-type="float" office:value="-3.163083">
                <text:p>-3.163083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-3.105291">
                <text:p>-3.105291</text:p>
              </table:table-cell>
              <table:table-cell office:value-type="float" office:value="-3.114933">
                <text:p>-3.114933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-3.056658">
                <text:p>-3.056658</text:p>
              </table:table-cell>
              <table:table-cell office:value-type="float" office:value="-3.066328">
                <text:p>-3.066328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-3.006433">
                <text:p>-3.006433</text:p>
              </table:table-cell>
              <table:table-cell office:value-type="float" office:value="-3.016131">
                <text:p>-3.016131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-2.957406">
                <text:p>-2.957406</text:p>
              </table:table-cell>
              <table:table-cell office:value-type="float" office:value="-2.967132">
                <text:p>-2.967132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-2.907017">
                <text:p>-2.907017</text:p>
              </table:table-cell>
              <table:table-cell office:value-type="float" office:value="-2.916772">
                <text:p>-2.916772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-2.857186">
                <text:p>-2.857186</text:p>
              </table:table-cell>
              <table:table-cell office:value-type="float" office:value="-2.866968">
                <text:p>-2.866968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-2.806684">
                <text:p>-2.806684</text:p>
              </table:table-cell>
              <table:table-cell office:value-type="float" office:value="-2.816494">
                <text:p>-2.816494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-2.756588">
                <text:p>-2.756588</text:p>
              </table:table-cell>
              <table:table-cell office:value-type="float" office:value="-2.766426">
                <text:p>-2.766426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-2.706681">
                <text:p>-2.706681</text:p>
              </table:table-cell>
              <table:table-cell office:value-type="float" office:value="-2.716547">
                <text:p>-2.716547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-2.657502">
                <text:p>-2.657502</text:p>
              </table:table-cell>
              <table:table-cell office:value-type="float" office:value="-2.667397">
                <text:p>-2.667397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-2.608574">
                <text:p>-2.608574</text:p>
              </table:table-cell>
              <table:table-cell office:value-type="float" office:value="-2.618497">
                <text:p>-2.618497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-2.560355">
                <text:p>-2.560355</text:p>
              </table:table-cell>
              <table:table-cell office:value-type="float" office:value="-2.570305">
                <text:p>-2.570305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-2.512859">
                <text:p>-2.512859</text:p>
              </table:table-cell>
              <table:table-cell office:value-type="float" office:value="-2.522838">
                <text:p>-2.522838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-2.465771">
                <text:p>-2.465771</text:p>
              </table:table-cell>
              <table:table-cell office:value-type="float" office:value="-2.475777">
                <text:p>-2.475777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-2.418745">
                <text:p>-2.418745</text:p>
              </table:table-cell>
              <table:table-cell office:value-type="float" office:value="-2.428779">
                <text:p>-2.428779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-2.370014">
                <text:p>-2.370014</text:p>
              </table:table-cell>
              <table:table-cell office:value-type="float" office:value="-2.380077">
                <text:p>-2.380077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-2.322733">
                <text:p>-2.322733</text:p>
              </table:table-cell>
              <table:table-cell office:value-type="float" office:value="-2.332823">
                <text:p>-2.332823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-2.275471">
                <text:p>-2.275471</text:p>
              </table:table-cell>
              <table:table-cell office:value-type="float" office:value="-2.285589">
                <text:p>-2.285589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-2.228162">
                <text:p>-2.228162</text:p>
              </table:table-cell>
              <table:table-cell office:value-type="float" office:value="-2.238308">
                <text:p>-2.238308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-2.180136">
                <text:p>-2.180136</text:p>
              </table:table-cell>
              <table:table-cell office:value-type="float" office:value="-2.19031">
                <text:p>-2.19031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-2.132245">
                <text:p>-2.132245</text:p>
              </table:table-cell>
              <table:table-cell office:value-type="float" office:value="-2.142447">
                <text:p>-2.142447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-2.084287">
                <text:p>-2.084287</text:p>
              </table:table-cell>
              <table:table-cell office:value-type="float" office:value="-2.094517">
                <text:p>-2.094517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-2.035777">
                <text:p>-2.035777</text:p>
              </table:table-cell>
              <table:table-cell office:value-type="float" office:value="-2.046035">
                <text:p>-2.046035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-1.987012">
                <text:p>-1.987012</text:p>
              </table:table-cell>
              <table:table-cell office:value-type="float" office:value="-1.997298">
                <text:p>-1.997298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-1.93779">
                <text:p>-1.93779</text:p>
              </table:table-cell>
              <table:table-cell office:value-type="float" office:value="-1.948104">
                <text:p>-1.948104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-1.888225">
                <text:p>-1.888225</text:p>
              </table:table-cell>
              <table:table-cell office:value-type="float" office:value="-1.898567">
                <text:p>-1.898567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-1.837062">
                <text:p>-1.837062</text:p>
              </table:table-cell>
              <table:table-cell office:value-type="float" office:value="-1.847432">
                <text:p>-1.847432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-1.786837">
                <text:p>-1.786837</text:p>
              </table:table-cell>
              <table:table-cell office:value-type="float" office:value="-1.797235">
                <text:p>-1.797235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-1.735801">
                <text:p>-1.735801</text:p>
              </table:table-cell>
              <table:table-cell office:value-type="float" office:value="-1.746227">
                <text:p>-1.746227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-1.685474">
                <text:p>-1.685474</text:p>
              </table:table-cell>
              <table:table-cell office:value-type="float" office:value="-1.695928">
                <text:p>-1.695928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-1.635583">
                <text:p>-1.635583</text:p>
              </table:table-cell>
              <table:table-cell office:value-type="float" office:value="-1.646065">
                <text:p>-1.646065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-1.586039">
                <text:p>-1.586039</text:p>
              </table:table-cell>
              <table:table-cell office:value-type="float" office:value="-1.596549">
                <text:p>-1.596549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-1.53747">
                <text:p>-1.53747</text:p>
              </table:table-cell>
              <table:table-cell office:value-type="float" office:value="-1.548008">
                <text:p>-1.548008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-1.489263">
                <text:p>-1.489263</text:p>
              </table:table-cell>
              <table:table-cell office:value-type="float" office:value="-1.499829">
                <text:p>-1.499829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-1.440567">
                <text:p>-1.440567</text:p>
              </table:table-cell>
              <table:table-cell office:value-type="float" office:value="-1.451161">
                <text:p>-1.451161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-1.391558">
                <text:p>-1.391558</text:p>
              </table:table-cell>
              <table:table-cell office:value-type="float" office:value="-1.40218">
                <text:p>-1.40218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-1.343317">
                <text:p>-1.343317</text:p>
              </table:table-cell>
              <table:table-cell office:value-type="float" office:value="-1.353967">
                <text:p>-1.353967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-1.294267">
                <text:p>-1.294267</text:p>
              </table:table-cell>
              <table:table-cell office:value-type="float" office:value="-1.304945">
                <text:p>-1.304945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-1.246396">
                <text:p>-1.246396</text:p>
              </table:table-cell>
              <table:table-cell office:value-type="float" office:value="-1.257102">
                <text:p>-1.257102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-1.1975">
                <text:p>-1.1975</text:p>
              </table:table-cell>
              <table:table-cell office:value-type="float" office:value="-1.208235">
                <text:p>-1.208235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-1.149672">
                <text:p>-1.149672</text:p>
              </table:table-cell>
              <table:table-cell office:value-type="float" office:value="-1.160434">
                <text:p>-1.160434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-1.10109">
                <text:p>-1.10109</text:p>
              </table:table-cell>
              <table:table-cell office:value-type="float" office:value="-1.11188">
                <text:p>-1.11188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-1.052968">
                <text:p>-1.052968</text:p>
              </table:table-cell>
              <table:table-cell office:value-type="float" office:value="-1.063786">
                <text:p>-1.063786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-1.004652">
                <text:p>-1.004652</text:p>
              </table:table-cell>
              <table:table-cell office:value-type="float" office:value="-1.015498">
                <text:p>-1.015498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-0.956765">
                <text:p>-0.956765</text:p>
              </table:table-cell>
              <table:table-cell office:value-type="float" office:value="-0.967639">
                <text:p>-0.967639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-0.908782">
                <text:p>-0.908782</text:p>
              </table:table-cell>
              <table:table-cell office:value-type="float" office:value="-0.919684">
                <text:p>-0.919684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-0.859857">
                <text:p>-0.859857</text:p>
              </table:table-cell>
              <table:table-cell office:value-type="float" office:value="-0.870787">
                <text:p>-0.870787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-0.810731">
                <text:p>-0.810731</text:p>
              </table:table-cell>
              <table:table-cell office:value-type="float" office:value="-0.821689">
                <text:p>-0.821689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-0.760437">
                <text:p>-0.760437</text:p>
              </table:table-cell>
              <table:table-cell office:value-type="float" office:value="-0.771423">
                <text:p>-0.771423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-0.710202">
                <text:p>-0.710202</text:p>
              </table:table-cell>
              <table:table-cell office:value-type="float" office:value="-0.721216">
                <text:p>-0.721216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-0.65824">
                <text:p>-0.65824</text:p>
              </table:table-cell>
              <table:table-cell office:value-type="float" office:value="-0.669282">
                <text:p>-0.669282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-0.606483">
                <text:p>-0.606483</text:p>
              </table:table-cell>
              <table:table-cell office:value-type="float" office:value="-0.617553">
                <text:p>-0.617553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-0.554056">
                <text:p>-0.554056</text:p>
              </table:table-cell>
              <table:table-cell office:value-type="float" office:value="-0.565154">
                <text:p>-0.565154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-0.503004">
                <text:p>-0.503004</text:p>
              </table:table-cell>
              <table:table-cell office:value-type="float" office:value="-0.51413">
                <text:p>-0.51413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-0.452532">
                <text:p>-0.452532</text:p>
              </table:table-cell>
              <table:table-cell office:value-type="float" office:value="-0.463686">
                <text:p>-0.463686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-0.402514">
                <text:p>-0.402514</text:p>
              </table:table-cell>
              <table:table-cell office:value-type="float" office:value="-0.413696">
                <text:p>-0.413696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-0.3531">
                <text:p>-0.3531</text:p>
              </table:table-cell>
              <table:table-cell office:value-type="float" office:value="-0.36431">
                <text:p>-0.36431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-0.30422">
                <text:p>-0.30422</text:p>
              </table:table-cell>
              <table:table-cell office:value-type="float" office:value="-0.315458">
                <text:p>-0.315458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-0.255573">
                <text:p>-0.255573</text:p>
              </table:table-cell>
              <table:table-cell office:value-type="float" office:value="-0.266839">
                <text:p>-0.266839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-0.207296">
                <text:p>-0.207296</text:p>
              </table:table-cell>
              <table:table-cell office:value-type="float" office:value="-0.21859">
                <text:p>-0.21859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-0.159214">
                <text:p>-0.159214</text:p>
              </table:table-cell>
              <table:table-cell office:value-type="float" office:value="-0.170536">
                <text:p>-0.170536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-0.110704">
                <text:p>-0.110704</text:p>
              </table:table-cell>
              <table:table-cell office:value-type="float" office:value="-0.122054">
                <text:p>-0.122054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-0.062873">
                <text:p>-0.062873</text:p>
              </table:table-cell>
              <table:table-cell office:value-type="float" office:value="-0.074251">
                <text:p>-0.074251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-0.014179">
                <text:p>-0.014179</text:p>
              </table:table-cell>
              <table:table-cell office:value-type="float" office:value="-0.025585">
                <text:p>-0.025585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0.03429">
                <text:p>0.03429</text:p>
              </table:table-cell>
              <table:table-cell office:value-type="float" office:value="0.022856">
                <text:p>0.022856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0.08399">
                <text:p>0.08399</text:p>
              </table:table-cell>
              <table:table-cell office:value-type="float" office:value="0.072528">
                <text:p>0.072528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0.133035">
                <text:p>0.133035</text:p>
              </table:table-cell>
              <table:table-cell office:value-type="float" office:value="0.121545">
                <text:p>0.121545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0.18315">
                <text:p>0.18315</text:p>
              </table:table-cell>
              <table:table-cell office:value-type="float" office:value="0.171632">
                <text:p>0.171632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0.232503">
                <text:p>0.232503</text:p>
              </table:table-cell>
              <table:table-cell office:value-type="float" office:value="0.220957">
                <text:p>0.220957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0.284035">
                <text:p>0.284035</text:p>
              </table:table-cell>
              <table:table-cell office:value-type="float" office:value="0.272461">
                <text:p>0.272461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0.333949">
                <text:p>0.333949</text:p>
              </table:table-cell>
              <table:table-cell office:value-type="float" office:value="0.322347">
                <text:p>0.322347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0.38492">
                <text:p>0.38492</text:p>
              </table:table-cell>
              <table:table-cell office:value-type="float" office:value="0.37329">
                <text:p>0.37329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0.434783">
                <text:p>0.434783</text:p>
              </table:table-cell>
              <table:table-cell office:value-type="float" office:value="0.423125">
                <text:p>0.423125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0.485512">
                <text:p>0.485512</text:p>
              </table:table-cell>
              <table:table-cell office:value-type="float" office:value="0.473826">
                <text:p>0.473826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0.535683">
                <text:p>0.535683</text:p>
              </table:table-cell>
              <table:table-cell office:value-type="float" office:value="0.523969">
                <text:p>0.523969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0.586074">
                <text:p>0.586074</text:p>
              </table:table-cell>
              <table:table-cell office:value-type="float" office:value="0.574332">
                <text:p>0.574332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0.636348">
                <text:p>0.636348</text:p>
              </table:table-cell>
              <table:table-cell office:value-type="float" office:value="0.624578">
                <text:p>0.624578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0.687233">
                <text:p>0.687233</text:p>
              </table:table-cell>
              <table:table-cell office:value-type="float" office:value="0.675435">
                <text:p>0.675435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0.737532">
                <text:p>0.737532</text:p>
              </table:table-cell>
              <table:table-cell office:value-type="float" office:value="0.725706">
                <text:p>0.725706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0.787652">
                <text:p>0.787652</text:p>
              </table:table-cell>
              <table:table-cell office:value-type="float" office:value="0.775798">
                <text:p>0.775798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0.837375">
                <text:p>0.837375</text:p>
              </table:table-cell>
              <table:table-cell office:value-type="float" office:value="0.825493">
                <text:p>0.825493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0.887349">
                <text:p>0.887349</text:p>
              </table:table-cell>
              <table:table-cell office:value-type="float" office:value="0.875439">
                <text:p>0.875439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0.936678">
                <text:p>0.936678</text:p>
              </table:table-cell>
              <table:table-cell office:value-type="float" office:value="0.92474">
                <text:p>0.92474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0.985965">
                <text:p>0.985965</text:p>
              </table:table-cell>
              <table:table-cell office:value-type="float" office:value="0.973999">
                <text:p>0.973999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1.033881">
                <text:p>1.033881</text:p>
              </table:table-cell>
              <table:table-cell office:value-type="float" office:value="1.021887">
                <text:p>1.021887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1.080462">
                <text:p>1.080462</text:p>
              </table:table-cell>
              <table:table-cell office:value-type="float" office:value="1.06844">
                <text:p>1.06844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1.125321">
                <text:p>1.125321</text:p>
              </table:table-cell>
              <table:table-cell office:value-type="float" office:value="1.113271">
                <text:p>1.113271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1.169503">
                <text:p>1.169503</text:p>
              </table:table-cell>
              <table:table-cell office:value-type="float" office:value="1.157425">
                <text:p>1.157425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1.213903">
                <text:p>1.213903</text:p>
              </table:table-cell>
              <table:table-cell office:value-type="float" office:value="1.201797">
                <text:p>1.201797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1.260678">
                <text:p>1.260678</text:p>
              </table:table-cell>
              <table:table-cell office:value-type="float" office:value="1.248544">
                <text:p>1.248544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1.309928">
                <text:p>1.309928</text:p>
              </table:table-cell>
              <table:table-cell office:value-type="float" office:value="1.297766">
                <text:p>1.297766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1.35814">
                <text:p>1.35814</text:p>
              </table:table-cell>
              <table:table-cell office:value-type="float" office:value="1.34595">
                <text:p>1.34595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1.406664">
                <text:p>1.406664</text:p>
              </table:table-cell>
              <table:table-cell office:value-type="float" office:value="1.394446">
                <text:p>1.394446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1.455554">
                <text:p>1.455554</text:p>
              </table:table-cell>
              <table:table-cell office:value-type="float" office:value="1.443308">
                <text:p>1.443308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1.505885">
                <text:p>1.505885</text:p>
              </table:table-cell>
              <table:table-cell office:value-type="float" office:value="1.493612">
                <text:p>1.493612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1.556658">
                <text:p>1.556658</text:p>
              </table:table-cell>
              <table:table-cell office:value-type="float" office:value="1.544356">
                <text:p>1.544356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1.607372">
                <text:p>1.607372</text:p>
              </table:table-cell>
              <table:table-cell office:value-type="float" office:value="1.595042">
                <text:p>1.595042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1.656978">
                <text:p>1.656978</text:p>
              </table:table-cell>
              <table:table-cell office:value-type="float" office:value="1.64462">
                <text:p>1.64462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1.706405">
                <text:p>1.706405</text:p>
              </table:table-cell>
              <table:table-cell office:value-type="float" office:value="1.694019">
                <text:p>1.694019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1.755541">
                <text:p>1.755541</text:p>
              </table:table-cell>
              <table:table-cell office:value-type="float" office:value="1.743127">
                <text:p>1.743127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1.804425">
                <text:p>1.804425</text:p>
              </table:table-cell>
              <table:table-cell office:value-type="float" office:value="1.791983">
                <text:p>1.791983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1.852888">
                <text:p>1.852888</text:p>
              </table:table-cell>
              <table:table-cell office:value-type="float" office:value="1.840418">
                <text:p>1.840418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1.90132">
                <text:p>1.90132</text:p>
              </table:table-cell>
              <table:table-cell office:value-type="float" office:value="1.888822">
                <text:p>1.888822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1.948568">
                <text:p>1.948568</text:p>
              </table:table-cell>
              <table:table-cell office:value-type="float" office:value="1.936042">
                <text:p>1.936042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1.995793">
                <text:p>1.995793</text:p>
              </table:table-cell>
              <table:table-cell office:value-type="float" office:value="1.983239">
                <text:p>1.983239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2.043194">
                <text:p>2.043194</text:p>
              </table:table-cell>
              <table:table-cell office:value-type="float" office:value="2.030612">
                <text:p>2.030612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2.0917">
                <text:p>2.0917</text:p>
              </table:table-cell>
              <table:table-cell office:value-type="float" office:value="2.07909">
                <text:p>2.07909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2.14018">
                <text:p>2.14018</text:p>
              </table:table-cell>
              <table:table-cell office:value-type="float" office:value="2.127542">
                <text:p>2.127542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2.190199">
                <text:p>2.190199</text:p>
              </table:table-cell>
              <table:table-cell office:value-type="float" office:value="2.177533">
                <text:p>2.177533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2.239972">
                <text:p>2.239972</text:p>
              </table:table-cell>
              <table:table-cell office:value-type="float" office:value="2.227278">
                <text:p>2.227278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2.290479">
                <text:p>2.290479</text:p>
              </table:table-cell>
              <table:table-cell office:value-type="float" office:value="2.277757">
                <text:p>2.277757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2.341">
                <text:p>2.341</text:p>
              </table:table-cell>
              <table:table-cell office:value-type="float" office:value="2.32825">
                <text:p>2.32825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2.391435">
                <text:p>2.391435</text:p>
              </table:table-cell>
              <table:table-cell office:value-type="float" office:value="2.378657">
                <text:p>2.378657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2.441653">
                <text:p>2.441653</text:p>
              </table:table-cell>
              <table:table-cell office:value-type="float" office:value="2.428847">
                <text:p>2.428847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2.490976">
                <text:p>2.490976</text:p>
              </table:table-cell>
              <table:table-cell office:value-type="float" office:value="2.478142">
                <text:p>2.478142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2.540725">
                <text:p>2.540725</text:p>
              </table:table-cell>
              <table:table-cell office:value-type="float" office:value="2.527863">
                <text:p>2.527863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2.589926">
                <text:p>2.589926</text:p>
              </table:table-cell>
              <table:table-cell office:value-type="float" office:value="2.577036">
                <text:p>2.577036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2.639973">
                <text:p>2.639973</text:p>
              </table:table-cell>
              <table:table-cell office:value-type="float" office:value="2.627055">
                <text:p>2.627055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2.68926">
                <text:p>2.68926</text:p>
              </table:table-cell>
              <table:table-cell office:value-type="float" office:value="2.676314">
                <text:p>2.676314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2.73925">
                <text:p>2.73925</text:p>
              </table:table-cell>
              <table:table-cell office:value-type="float" office:value="2.726276">
                <text:p>2.726276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2.788371">
                <text:p>2.788371</text:p>
              </table:table-cell>
              <table:table-cell office:value-type="float" office:value="2.775369">
                <text:p>2.775369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2.837759">
                <text:p>2.837759</text:p>
              </table:table-cell>
              <table:table-cell office:value-type="float" office:value="2.824729">
                <text:p>2.824729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2.886197">
                <text:p>2.886197</text:p>
              </table:table-cell>
              <table:table-cell office:value-type="float" office:value="2.873139">
                <text:p>2.873139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2.935021">
                <text:p>2.935021</text:p>
              </table:table-cell>
              <table:table-cell office:value-type="float" office:value="2.921935">
                <text:p>2.921935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2.983477">
                <text:p>2.983477</text:p>
              </table:table-cell>
              <table:table-cell office:value-type="float" office:value="2.970363">
                <text:p>2.970363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3.032153">
                <text:p>3.032153</text:p>
              </table:table-cell>
              <table:table-cell office:value-type="float" office:value="3.019011">
                <text:p>3.019011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3.080994">
                <text:p>3.080994</text:p>
              </table:table-cell>
              <table:table-cell office:value-type="float" office:value="-3.215361">
                <text:p>-3.215361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3.130965">
                <text:p>3.130965</text:p>
              </table:table-cell>
              <table:table-cell office:value-type="float" office:value="-3.165417">
                <text:p>-3.165417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-3.102081">
                <text:p>-3.102081</text:p>
              </table:table-cell>
              <table:table-cell office:value-type="float" office:value="-3.115307">
                <text:p>-3.115307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-3.052849">
                <text:p>-3.052849</text:p>
              </table:table-cell>
              <table:table-cell office:value-type="float" office:value="-3.066102">
                <text:p>-3.066102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-3.003841">
                <text:p>-3.003841</text:p>
              </table:table-cell>
              <table:table-cell office:value-type="float" office:value="-3.017123">
                <text:p>-3.017123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-2.955178">
                <text:p>-2.955178</text:p>
              </table:table-cell>
              <table:table-cell office:value-type="float" office:value="-2.968488">
                <text:p>-2.968488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-2.907146">
                <text:p>-2.907146</text:p>
              </table:table-cell>
              <table:table-cell office:value-type="float" office:value="-2.920483">
                <text:p>-2.920483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-2.858675">
                <text:p>-2.858675</text:p>
              </table:table-cell>
              <table:table-cell office:value-type="float" office:value="-2.872041">
                <text:p>-2.872041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-2.810961">
                <text:p>-2.810961</text:p>
              </table:table-cell>
              <table:table-cell office:value-type="float" office:value="-2.824355">
                <text:p>-2.824355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-2.763236">
                <text:p>-2.763236</text:p>
              </table:table-cell>
              <table:table-cell office:value-type="float" office:value="-2.776658">
                <text:p>-2.776658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-2.714742">
                <text:p>-2.714742</text:p>
              </table:table-cell>
              <table:table-cell office:value-type="float" office:value="-2.728192">
                <text:p>-2.728192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-2.665409">
                <text:p>-2.665409</text:p>
              </table:table-cell>
              <table:table-cell office:value-type="float" office:value="-2.678887">
                <text:p>-2.678887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-2.616126">
                <text:p>-2.616126</text:p>
              </table:table-cell>
              <table:table-cell office:value-type="float" office:value="-2.629631">
                <text:p>-2.629631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-2.567039">
                <text:p>-2.567039</text:p>
              </table:table-cell>
              <table:table-cell office:value-type="float" office:value="-2.580572">
                <text:p>-2.580572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-2.517758">
                <text:p>-2.517758</text:p>
              </table:table-cell>
              <table:table-cell office:value-type="float" office:value="-2.53132">
                <text:p>-2.53132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-2.468561">
                <text:p>-2.468561</text:p>
              </table:table-cell>
              <table:table-cell office:value-type="float" office:value="-2.482151">
                <text:p>-2.482151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-2.419309">
                <text:p>-2.419309</text:p>
              </table:table-cell>
              <table:table-cell office:value-type="float" office:value="-2.432926">
                <text:p>-2.432926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-2.370281">
                <text:p>-2.370281</text:p>
              </table:table-cell>
              <table:table-cell office:value-type="float" office:value="-2.383926">
                <text:p>-2.383926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-2.321008">
                <text:p>-2.321008</text:p>
              </table:table-cell>
              <table:table-cell office:value-type="float" office:value="-2.334682">
                <text:p>-2.334682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-2.272269">
                <text:p>-2.272269</text:p>
              </table:table-cell>
              <table:table-cell office:value-type="float" office:value="-2.28597">
                <text:p>-2.28597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-2.22334">
                <text:p>-2.22334</text:p>
              </table:table-cell>
              <table:table-cell office:value-type="float" office:value="-2.23707">
                <text:p>-2.23707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-2.174787">
                <text:p>-2.174787</text:p>
              </table:table-cell>
              <table:table-cell office:value-type="float" office:value="-2.188544">
                <text:p>-2.188544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-2.12614">
                <text:p>-2.12614</text:p>
              </table:table-cell>
              <table:table-cell office:value-type="float" office:value="-2.139926">
                <text:p>-2.139926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-2.077548">
                <text:p>-2.077548</text:p>
              </table:table-cell>
              <table:table-cell office:value-type="float" office:value="-2.091361">
                <text:p>-2.091361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-2.029553">
                <text:p>-2.029553</text:p>
              </table:table-cell>
              <table:table-cell office:value-type="float" office:value="-2.043395">
                <text:p>-2.043395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-1.982429">
                <text:p>-1.982429</text:p>
              </table:table-cell>
              <table:table-cell office:value-type="float" office:value="-1.996299">
                <text:p>-1.996299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-1.935556">
                <text:p>-1.935556</text:p>
              </table:table-cell>
              <table:table-cell office:value-type="float" office:value="-1.949453">
                <text:p>-1.949453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-1.88545">
                <text:p>-1.88545</text:p>
              </table:table-cell>
              <table:table-cell office:value-type="float" office:value="-1.899375">
                <text:p>-1.899375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-1.836201">
                <text:p>-1.836201</text:p>
              </table:table-cell>
              <table:table-cell office:value-type="float" office:value="-1.850154">
                <text:p>-1.850154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-1.784403">
                <text:p>-1.784403</text:p>
              </table:table-cell>
              <table:table-cell office:value-type="float" office:value="-1.798385">
                <text:p>-1.798385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-1.73425">
                <text:p>-1.73425</text:p>
              </table:table-cell>
              <table:table-cell office:value-type="float" office:value="-1.74826">
                <text:p>-1.74826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-1.682443">
                <text:p>-1.682443</text:p>
              </table:table-cell>
              <table:table-cell office:value-type="float" office:value="-1.696481">
                <text:p>-1.696481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-1.631585">
                <text:p>-1.631585</text:p>
              </table:table-cell>
              <table:table-cell office:value-type="float" office:value="-1.645651">
                <text:p>-1.645651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-1.580137">
                <text:p>-1.580137</text:p>
              </table:table-cell>
              <table:table-cell office:value-type="float" office:value="-1.594231">
                <text:p>-1.594231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-1.529681">
                <text:p>-1.529681</text:p>
              </table:table-cell>
              <table:table-cell office:value-type="float" office:value="-1.543803">
                <text:p>-1.543803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-1.479296">
                <text:p>-1.479296</text:p>
              </table:table-cell>
              <table:table-cell office:value-type="float" office:value="-1.493446">
                <text:p>-1.493446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-1.429882">
                <text:p>-1.429882</text:p>
              </table:table-cell>
              <table:table-cell office:value-type="float" office:value="-1.44406">
                <text:p>-1.44406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-1.380946">
                <text:p>-1.380946</text:p>
              </table:table-cell>
              <table:table-cell office:value-type="float" office:value="-1.395152">
                <text:p>-1.395152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-1.33223">
                <text:p>-1.33223</text:p>
              </table:table-cell>
              <table:table-cell office:value-type="float" office:value="-1.346464">
                <text:p>-1.346464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-1.284553">
                <text:p>-1.284553</text:p>
              </table:table-cell>
              <table:table-cell office:value-type="float" office:value="-1.298815">
                <text:p>-1.298815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-1.236923">
                <text:p>-1.236923</text:p>
              </table:table-cell>
              <table:table-cell office:value-type="float" office:value="-1.251213">
                <text:p>-1.251213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-1.189425">
                <text:p>-1.189425</text:p>
              </table:table-cell>
              <table:table-cell office:value-type="float" office:value="-1.203742">
                <text:p>-1.203742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-1.140283">
                <text:p>-1.140283</text:p>
              </table:table-cell>
              <table:table-cell office:value-type="float" office:value="-1.154629">
                <text:p>-1.154629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-1.091854">
                <text:p>-1.091854</text:p>
              </table:table-cell>
              <table:table-cell office:value-type="float" office:value="-1.106228">
                <text:p>-1.106228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-1.043148">
                <text:p>-1.043148</text:p>
              </table:table-cell>
              <table:table-cell office:value-type="float" office:value="-1.05755">
                <text:p>-1.05755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-0.994661">
                <text:p>-0.994661</text:p>
              </table:table-cell>
              <table:table-cell office:value-type="float" office:value="-1.009091">
                <text:p>-1.009091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-0.945722">
                <text:p>-0.945722</text:p>
              </table:table-cell>
              <table:table-cell office:value-type="float" office:value="-0.96018">
                <text:p>-0.96018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-0.89656">
                <text:p>-0.89656</text:p>
              </table:table-cell>
              <table:table-cell office:value-type="float" office:value="-0.911046">
                <text:p>-0.911046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-0.848083">
                <text:p>-0.848083</text:p>
              </table:table-cell>
              <table:table-cell office:value-type="float" office:value="-0.862596">
                <text:p>-0.862596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-0.799869">
                <text:p>-0.799869</text:p>
              </table:table-cell>
              <table:table-cell office:value-type="float" office:value="-0.814411">
                <text:p>-0.814411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-0.751841">
                <text:p>-0.751841</text:p>
              </table:table-cell>
              <table:table-cell office:value-type="float" office:value="-0.766411">
                <text:p>-0.766411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-0.702997">
                <text:p>-0.702997</text:p>
              </table:table-cell>
              <table:table-cell office:value-type="float" office:value="-0.717595">
                <text:p>-0.717595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-0.654892">
                <text:p>-0.654892</text:p>
              </table:table-cell>
              <table:table-cell office:value-type="float" office:value="-0.669518">
                <text:p>-0.669518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-0.606302">
                <text:p>-0.606302</text:p>
              </table:table-cell>
              <table:table-cell office:value-type="float" office:value="-0.620956">
                <text:p>-0.620956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-0.557943">
                <text:p>-0.557943</text:p>
              </table:table-cell>
              <table:table-cell office:value-type="float" office:value="-0.572625">
                <text:p>-0.572625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-0.508809">
                <text:p>-0.508809</text:p>
              </table:table-cell>
              <table:table-cell office:value-type="float" office:value="-0.523519">
                <text:p>-0.523519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-0.459686">
                <text:p>-0.459686</text:p>
              </table:table-cell>
              <table:table-cell office:value-type="float" office:value="-0.474424">
                <text:p>-0.474424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-0.410122">
                <text:p>-0.410122</text:p>
              </table:table-cell>
              <table:table-cell office:value-type="float" office:value="-0.424888">
                <text:p>-0.424888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-0.360945">
                <text:p>-0.360945</text:p>
              </table:table-cell>
              <table:table-cell office:value-type="float" office:value="-0.375738">
                <text:p>-0.375738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-0.31082">
                <text:p>-0.31082</text:p>
              </table:table-cell>
              <table:table-cell office:value-type="float" office:value="-0.325642">
                <text:p>-0.325642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-0.261055">
                <text:p>-0.261055</text:p>
              </table:table-cell>
              <table:table-cell office:value-type="float" office:value="-0.275905">
                <text:p>-0.275905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-0.210345">
                <text:p>-0.210345</text:p>
              </table:table-cell>
              <table:table-cell office:value-type="float" office:value="-0.225223">
                <text:p>-0.225223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-0.160449">
                <text:p>-0.160449</text:p>
              </table:table-cell>
              <table:table-cell office:value-type="float" office:value="-0.175355">
                <text:p>-0.175355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-0.110124">
                <text:p>-0.110124</text:p>
              </table:table-cell>
              <table:table-cell office:value-type="float" office:value="-0.125058">
                <text:p>-0.125058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-0.060155">
                <text:p>-0.060155</text:p>
              </table:table-cell>
              <table:table-cell office:value-type="float" office:value="-0.075117">
                <text:p>-0.075117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-0.009733">
                <text:p>-0.009733</text:p>
              </table:table-cell>
              <table:table-cell office:value-type="float" office:value="-0.024723">
                <text:p>-0.024723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0.03982">
                <text:p>0.03982</text:p>
              </table:table-cell>
              <table:table-cell office:value-type="float" office:value="0.024802">
                <text:p>0.024802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0.088943">
                <text:p>0.088943</text:p>
              </table:table-cell>
              <table:table-cell office:value-type="float" office:value="0.073898">
                <text:p>0.073898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0.137422">
                <text:p>0.137422</text:p>
              </table:table-cell>
              <table:table-cell office:value-type="float" office:value="0.122348">
                <text:p>0.122348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0.185731">
                <text:p>0.185731</text:p>
              </table:table-cell>
              <table:table-cell office:value-type="float" office:value="0.170629">
                <text:p>0.170629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0.234438">
                <text:p>0.234438</text:p>
              </table:table-cell>
              <table:table-cell office:value-type="float" office:value="0.219308">
                <text:p>0.219308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0.284175">
                <text:p>0.284175</text:p>
              </table:table-cell>
              <table:table-cell office:value-type="float" office:value="0.269017">
                <text:p>0.269017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0.333209">
                <text:p>0.333209</text:p>
              </table:table-cell>
              <table:table-cell office:value-type="float" office:value="0.318023">
                <text:p>0.318023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0.381997">
                <text:p>0.381997</text:p>
              </table:table-cell>
              <table:table-cell office:value-type="float" office:value="0.366783">
                <text:p>0.366783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0.430127">
                <text:p>0.430127</text:p>
              </table:table-cell>
              <table:table-cell office:value-type="float" office:value="0.414885">
                <text:p>0.414885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0.478507">
                <text:p>0.478507</text:p>
              </table:table-cell>
              <table:table-cell office:value-type="float" office:value="0.463237">
                <text:p>0.463237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0.528998">
                <text:p>0.528998</text:p>
              </table:table-cell>
              <table:table-cell office:value-type="float" office:value="0.513701">
                <text:p>0.513701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0.578368">
                <text:p>0.578368</text:p>
              </table:table-cell>
              <table:table-cell office:value-type="float" office:value="0.563042">
                <text:p>0.563042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0.629169">
                <text:p>0.629169</text:p>
              </table:table-cell>
              <table:table-cell office:value-type="float" office:value="0.613816">
                <text:p>0.613816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0.679867">
                <text:p>0.679867</text:p>
              </table:table-cell>
              <table:table-cell office:value-type="float" office:value="0.664485">
                <text:p>0.664485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0.730454">
                <text:p>0.730454</text:p>
              </table:table-cell>
              <table:table-cell office:value-type="float" office:value="0.715044">
                <text:p>0.715044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0.780251">
                <text:p>0.780251</text:p>
              </table:table-cell>
              <table:table-cell office:value-type="float" office:value="0.764813">
                <text:p>0.764813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0.829799">
                <text:p>0.829799</text:p>
              </table:table-cell>
              <table:table-cell office:value-type="float" office:value="0.814333">
                <text:p>0.814333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0.878746">
                <text:p>0.878746</text:p>
              </table:table-cell>
              <table:table-cell office:value-type="float" office:value="0.863252">
                <text:p>0.863252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0.927097">
                <text:p>0.927097</text:p>
              </table:table-cell>
              <table:table-cell office:value-type="float" office:value="0.911575">
                <text:p>0.911575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0.974803">
                <text:p>0.974803</text:p>
              </table:table-cell>
              <table:table-cell office:value-type="float" office:value="0.959253">
                <text:p>0.959253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1.021798">
                <text:p>1.021798</text:p>
              </table:table-cell>
              <table:table-cell office:value-type="float" office:value="1.006221">
                <text:p>1.006221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1.06806">
                <text:p>1.06806</text:p>
              </table:table-cell>
              <table:table-cell office:value-type="float" office:value="1.052454">
                <text:p>1.052454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1.114138">
                <text:p>1.114138</text:p>
              </table:table-cell>
              <table:table-cell office:value-type="float" office:value="1.098505">
                <text:p>1.098505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1.160368">
                <text:p>1.160368</text:p>
              </table:table-cell>
              <table:table-cell office:value-type="float" office:value="1.144706">
                <text:p>1.144706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1.206025">
                <text:p>1.206025</text:p>
              </table:table-cell>
              <table:table-cell office:value-type="float" office:value="1.190335">
                <text:p>1.190335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1.253367">
                <text:p>1.253367</text:p>
              </table:table-cell>
              <table:table-cell office:value-type="float" office:value="1.23765">
                <text:p>1.23765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1.300974">
                <text:p>1.300974</text:p>
              </table:table-cell>
              <table:table-cell office:value-type="float" office:value="1.285228">
                <text:p>1.285228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1.349228">
                <text:p>1.349228</text:p>
              </table:table-cell>
              <table:table-cell office:value-type="float" office:value="1.333454">
                <text:p>1.333454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1.398559">
                <text:p>1.398559</text:p>
              </table:table-cell>
              <table:table-cell office:value-type="float" office:value="1.382757">
                <text:p>1.382757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1.44827">
                <text:p>1.44827</text:p>
              </table:table-cell>
              <table:table-cell office:value-type="float" office:value="1.43244">
                <text:p>1.43244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1.498592">
                <text:p>1.498592</text:p>
              </table:table-cell>
              <table:table-cell office:value-type="float" office:value="1.482734">
                <text:p>1.482734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1.548692">
                <text:p>1.548692</text:p>
              </table:table-cell>
              <table:table-cell office:value-type="float" office:value="1.532807">
                <text:p>1.532807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1.599023">
                <text:p>1.599023</text:p>
              </table:table-cell>
              <table:table-cell office:value-type="float" office:value="1.583109">
                <text:p>1.583109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1.649147">
                <text:p>1.649147</text:p>
              </table:table-cell>
              <table:table-cell office:value-type="float" office:value="1.633205">
                <text:p>1.633205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1.698815">
                <text:p>1.698815</text:p>
              </table:table-cell>
              <table:table-cell office:value-type="float" office:value="1.682845">
                <text:p>1.682845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1.747649">
                <text:p>1.747649</text:p>
              </table:table-cell>
              <table:table-cell office:value-type="float" office:value="1.731651">
                <text:p>1.731651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1.79592">
                <text:p>1.79592</text:p>
              </table:table-cell>
              <table:table-cell office:value-type="float" office:value="1.779894">
                <text:p>1.779894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1.844006">
                <text:p>1.844006</text:p>
              </table:table-cell>
              <table:table-cell office:value-type="float" office:value="1.827952">
                <text:p>1.827952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1.891257">
                <text:p>1.891257</text:p>
              </table:table-cell>
              <table:table-cell office:value-type="float" office:value="1.875175">
                <text:p>1.875175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1.939064">
                <text:p>1.939064</text:p>
              </table:table-cell>
              <table:table-cell office:value-type="float" office:value="1.922955">
                <text:p>1.922955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1.986808">
                <text:p>1.986808</text:p>
              </table:table-cell>
              <table:table-cell office:value-type="float" office:value="1.97067">
                <text:p>1.97067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2.034972">
                <text:p>2.034972</text:p>
              </table:table-cell>
              <table:table-cell office:value-type="float" office:value="2.018806">
                <text:p>2.018806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2.083285">
                <text:p>2.083285</text:p>
              </table:table-cell>
              <table:table-cell office:value-type="float" office:value="2.067091">
                <text:p>2.067091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2.13172">
                <text:p>2.13172</text:p>
              </table:table-cell>
              <table:table-cell office:value-type="float" office:value="2.115498">
                <text:p>2.115498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2.180343">
                <text:p>2.180343</text:p>
              </table:table-cell>
              <table:table-cell office:value-type="float" office:value="2.164093">
                <text:p>2.164093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2.22895">
                <text:p>2.22895</text:p>
              </table:table-cell>
              <table:table-cell office:value-type="float" office:value="2.212672">
                <text:p>2.212672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2.278599">
                <text:p>2.278599</text:p>
              </table:table-cell>
              <table:table-cell office:value-type="float" office:value="2.262293">
                <text:p>2.262293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2.327838">
                <text:p>2.327838</text:p>
              </table:table-cell>
              <table:table-cell office:value-type="float" office:value="2.311504">
                <text:p>2.311504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2.378475">
                <text:p>2.378475</text:p>
              </table:table-cell>
              <table:table-cell office:value-type="float" office:value="2.362113">
                <text:p>2.362113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2.42868">
                <text:p>2.42868</text:p>
              </table:table-cell>
              <table:table-cell office:value-type="float" office:value="2.412291">
                <text:p>2.412291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2.478576">
                <text:p>2.478576</text:p>
              </table:table-cell>
              <table:table-cell office:value-type="float" office:value="2.462159">
                <text:p>2.462159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2.529089">
                <text:p>2.529089</text:p>
              </table:table-cell>
              <table:table-cell office:value-type="float" office:value="2.512643">
                <text:p>2.512643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2.578354">
                <text:p>2.578354</text:p>
              </table:table-cell>
              <table:table-cell office:value-type="float" office:value="2.56188">
                <text:p>2.56188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2.629892">
                <text:p>2.629892</text:p>
              </table:table-cell>
              <table:table-cell office:value-type="float" office:value="2.613391">
                <text:p>2.613391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2.679553">
                <text:p>2.679553</text:p>
              </table:table-cell>
              <table:table-cell office:value-type="float" office:value="2.663023">
                <text:p>2.663023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2.729737">
                <text:p>2.729737</text:p>
              </table:table-cell>
              <table:table-cell office:value-type="float" office:value="2.71318">
                <text:p>2.71318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2.779247">
                <text:p>2.779247</text:p>
              </table:table-cell>
              <table:table-cell office:value-type="float" office:value="2.762661">
                <text:p>2.762661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2.828695">
                <text:p>2.828695</text:p>
              </table:table-cell>
              <table:table-cell office:value-type="float" office:value="2.812081">
                <text:p>2.812081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2.878578">
                <text:p>2.878578</text:p>
              </table:table-cell>
              <table:table-cell office:value-type="float" office:value="2.861937">
                <text:p>2.861937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2.928421">
                <text:p>2.928421</text:p>
              </table:table-cell>
              <table:table-cell office:value-type="float" office:value="2.911751">
                <text:p>2.911751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2.977901">
                <text:p>2.977901</text:p>
              </table:table-cell>
              <table:table-cell office:value-type="float" office:value="2.961203">
                <text:p>2.961203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3.027328">
                <text:p>3.027328</text:p>
              </table:table-cell>
              <table:table-cell office:value-type="float" office:value="3.010603">
                <text:p>3.010603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3.075798">
                <text:p>3.075798</text:p>
              </table:table-cell>
              <table:table-cell office:value-type="float" office:value="3.059044">
                <text:p>3.059044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3.124009">
                <text:p>3.124009</text:p>
              </table:table-cell>
              <table:table-cell office:value-type="float" office:value="-3.175957">
                <text:p>-3.175957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-3.111124">
                <text:p>-3.111124</text:p>
              </table:table-cell>
              <table:table-cell office:value-type="float" office:value="-3.127934">
                <text:p>-3.127934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-3.063908">
                <text:p>-3.063908</text:p>
              </table:table-cell>
              <table:table-cell office:value-type="float" office:value="-3.080745">
                <text:p>-3.080745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-3.015766">
                <text:p>-3.015766</text:p>
              </table:table-cell>
              <table:table-cell office:value-type="float" office:value="-3.032631">
                <text:p>-3.032631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-2.968548">
                <text:p>-2.968548</text:p>
              </table:table-cell>
              <table:table-cell office:value-type="float" office:value="-2.985441">
                <text:p>-2.985441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-2.920185">
                <text:p>-2.920185</text:p>
              </table:table-cell>
              <table:table-cell office:value-type="float" office:value="-2.937106">
                <text:p>-2.937106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-2.870844">
                <text:p>-2.870844</text:p>
              </table:table-cell>
              <table:table-cell office:value-type="float" office:value="-2.887793">
                <text:p>-2.887793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-2.822111">
                <text:p>-2.822111</text:p>
              </table:table-cell>
              <table:table-cell office:value-type="float" office:value="-2.839089">
                <text:p>-2.839089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-2.772319">
                <text:p>-2.772319</text:p>
              </table:table-cell>
              <table:table-cell office:value-type="float" office:value="-2.789324">
                <text:p>-2.789324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-2.722614">
                <text:p>-2.722614</text:p>
              </table:table-cell>
              <table:table-cell office:value-type="float" office:value="-2.739648">
                <text:p>-2.739648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-2.671805">
                <text:p>-2.671805</text:p>
              </table:table-cell>
              <table:table-cell office:value-type="float" office:value="-2.688867">
                <text:p>-2.688867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-2.622028">
                <text:p>-2.622028</text:p>
              </table:table-cell>
              <table:table-cell office:value-type="float" office:value="-2.639118">
                <text:p>-2.639118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-2.572193">
                <text:p>-2.572193</text:p>
              </table:table-cell>
              <table:table-cell office:value-type="float" office:value="-2.589311">
                <text:p>-2.589311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-2.522872">
                <text:p>-2.522872</text:p>
              </table:table-cell>
              <table:table-cell office:value-type="float" office:value="-2.540018">
                <text:p>-2.540018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-2.472758">
                <text:p>-2.472758</text:p>
              </table:table-cell>
              <table:table-cell office:value-type="float" office:value="-2.489932">
                <text:p>-2.489932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-2.423645">
                <text:p>-2.423645</text:p>
              </table:table-cell>
              <table:table-cell office:value-type="float" office:value="-2.440846">
                <text:p>-2.440846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-2.374371">
                <text:p>-2.374371</text:p>
              </table:table-cell>
              <table:table-cell office:value-type="float" office:value="-2.391601">
                <text:p>-2.391601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-2.325926">
                <text:p>-2.325926</text:p>
              </table:table-cell>
              <table:table-cell office:value-type="float" office:value="-2.343183">
                <text:p>-2.343183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-2.276757">
                <text:p>-2.276757</text:p>
              </table:table-cell>
              <table:table-cell office:value-type="float" office:value="-2.294043">
                <text:p>-2.294043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-2.228438">
                <text:p>-2.228438</text:p>
              </table:table-cell>
              <table:table-cell office:value-type="float" office:value="-2.245752">
                <text:p>-2.245752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-2.180297">
                <text:p>-2.180297</text:p>
              </table:table-cell>
              <table:table-cell office:value-type="float" office:value="-2.197638">
                <text:p>-2.197638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-2.13058">
                <text:p>-2.13058</text:p>
              </table:table-cell>
              <table:table-cell office:value-type="float" office:value="-2.147949">
                <text:p>-2.147949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-2.081762">
                <text:p>-2.081762</text:p>
              </table:table-cell>
              <table:table-cell office:value-type="float" office:value="-2.099159">
                <text:p>-2.099159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-2.032619">
                <text:p>-2.032619</text:p>
              </table:table-cell>
              <table:table-cell office:value-type="float" office:value="-2.050045">
                <text:p>-2.050045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-1.984139">
                <text:p>-1.984139</text:p>
              </table:table-cell>
              <table:table-cell office:value-type="float" office:value="-2.001593">
                <text:p>-2.001593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-1.935453">
                <text:p>-1.935453</text:p>
              </table:table-cell>
              <table:table-cell office:value-type="float" office:value="-1.952934">
                <text:p>-1.952934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-1.886543">
                <text:p>-1.886543</text:p>
              </table:table-cell>
              <table:table-cell office:value-type="float" office:value="-1.904052">
                <text:p>-1.904052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-1.838501">
                <text:p>-1.838501</text:p>
              </table:table-cell>
              <table:table-cell office:value-type="float" office:value="-1.856039">
                <text:p>-1.856039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-1.789627">
                <text:p>-1.789627</text:p>
              </table:table-cell>
              <table:table-cell office:value-type="float" office:value="-1.807192">
                <text:p>-1.807192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-1.740561">
                <text:p>-1.740561</text:p>
              </table:table-cell>
              <table:table-cell office:value-type="float" office:value="-1.758155">
                <text:p>-1.758155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-1.690747">
                <text:p>-1.690747</text:p>
              </table:table-cell>
              <table:table-cell office:value-type="float" office:value="-1.708368">
                <text:p>-1.708368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-1.640996">
                <text:p>-1.640996</text:p>
              </table:table-cell>
              <table:table-cell office:value-type="float" office:value="-1.658645">
                <text:p>-1.658645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-1.590039">
                <text:p>-1.590039</text:p>
              </table:table-cell>
              <table:table-cell office:value-type="float" office:value="-1.607717">
                <text:p>-1.607717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-1.539728">
                <text:p>-1.539728</text:p>
              </table:table-cell>
              <table:table-cell office:value-type="float" office:value="-1.557434">
                <text:p>-1.557434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-1.489612">
                <text:p>-1.489612</text:p>
              </table:table-cell>
              <table:table-cell office:value-type="float" office:value="-1.507345">
                <text:p>-1.507345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-1.439989">
                <text:p>-1.439989</text:p>
              </table:table-cell>
              <table:table-cell office:value-type="float" office:value="-1.45775">
                <text:p>-1.45775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-1.389251">
                <text:p>-1.389251</text:p>
              </table:table-cell>
              <table:table-cell office:value-type="float" office:value="-1.40704">
                <text:p>-1.40704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-1.339345">
                <text:p>-1.339345</text:p>
              </table:table-cell>
              <table:table-cell office:value-type="float" office:value="-1.357162">
                <text:p>-1.357162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-1.28792">
                <text:p>-1.28792</text:p>
              </table:table-cell>
              <table:table-cell office:value-type="float" office:value="-1.305766">
                <text:p>-1.305766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-1.237117">
                <text:p>-1.237117</text:p>
              </table:table-cell>
              <table:table-cell office:value-type="float" office:value="-1.254991">
                <text:p>-1.254991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-1.186057">
                <text:p>-1.186057</text:p>
              </table:table-cell>
              <table:table-cell office:value-type="float" office:value="-1.203959">
                <text:p>-1.203959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-1.135648">
                <text:p>-1.135648</text:p>
              </table:table-cell>
              <table:table-cell office:value-type="float" office:value="-1.153578">
                <text:p>-1.153578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-1.085608">
                <text:p>-1.085608</text:p>
              </table:table-cell>
              <table:table-cell office:value-type="float" office:value="-1.103566">
                <text:p>-1.103566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-1.036346">
                <text:p>-1.036346</text:p>
              </table:table-cell>
              <table:table-cell office:value-type="float" office:value="-1.054332">
                <text:p>-1.054332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-0.987014">
                <text:p>-0.987014</text:p>
              </table:table-cell>
              <table:table-cell office:value-type="float" office:value="-1.005027">
                <text:p>-1.005027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-0.938175">
                <text:p>-0.938175</text:p>
              </table:table-cell>
              <table:table-cell office:value-type="float" office:value="-0.956217">
                <text:p>-0.956217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-0.889635">
                <text:p>-0.889635</text:p>
              </table:table-cell>
              <table:table-cell office:value-type="float" office:value="-0.907705">
                <text:p>-0.907705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-0.841843">
                <text:p>-0.841843</text:p>
              </table:table-cell>
              <table:table-cell office:value-type="float" office:value="-0.85994">
                <text:p>-0.85994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-0.794506">
                <text:p>-0.794506</text:p>
              </table:table-cell>
              <table:table-cell office:value-type="float" office:value="-0.812632">
                <text:p>-0.812632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-0.745747">
                <text:p>-0.745747</text:p>
              </table:table-cell>
              <table:table-cell office:value-type="float" office:value="-0.763901">
                <text:p>-0.763901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-0.696775">
                <text:p>-0.696775</text:p>
              </table:table-cell>
              <table:table-cell office:value-type="float" office:value="-0.714956">
                <text:p>-0.714956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-0.649507">
                <text:p>-0.649507</text:p>
              </table:table-cell>
              <table:table-cell office:value-type="float" office:value="-0.667716">
                <text:p>-0.667716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-0.602834">
                <text:p>-0.602834</text:p>
              </table:table-cell>
              <table:table-cell office:value-type="float" office:value="-0.621071">
                <text:p>-0.621071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-0.556247">
                <text:p>-0.556247</text:p>
              </table:table-cell>
              <table:table-cell office:value-type="float" office:value="-0.574513">
                <text:p>-0.574513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-0.507907">
                <text:p>-0.507907</text:p>
              </table:table-cell>
              <table:table-cell office:value-type="float" office:value="-0.526201">
                <text:p>-0.526201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-0.460466">
                <text:p>-0.460466</text:p>
              </table:table-cell>
              <table:table-cell office:value-type="float" office:value="-0.478787">
                <text:p>-0.478787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-0.413038">
                <text:p>-0.413038</text:p>
              </table:table-cell>
              <table:table-cell office:value-type="float" office:value="-0.431387">
                <text:p>-0.431387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-0.364612">
                <text:p>-0.364612</text:p>
              </table:table-cell>
              <table:table-cell office:value-type="float" office:value="-0.38299">
                <text:p>-0.38299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-0.315378">
                <text:p>-0.315378</text:p>
              </table:table-cell>
              <table:table-cell office:value-type="float" office:value="-0.333784">
                <text:p>-0.333784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-0.26699">
                <text:p>-0.26699</text:p>
              </table:table-cell>
              <table:table-cell office:value-type="float" office:value="-0.285423">
                <text:p>-0.285423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-0.219306">
                <text:p>-0.219306</text:p>
              </table:table-cell>
              <table:table-cell office:value-type="float" office:value="-0.237767">
                <text:p>-0.237767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-0.171275">
                <text:p>-0.171275</text:p>
              </table:table-cell>
              <table:table-cell office:value-type="float" office:value="-0.189765">
                <text:p>-0.189765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-0.121462">
                <text:p>-0.121462</text:p>
              </table:table-cell>
              <table:table-cell office:value-type="float" office:value="-0.139979">
                <text:p>-0.139979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-0.070371">
                <text:p>-0.070371</text:p>
              </table:table-cell>
              <table:table-cell office:value-type="float" office:value="-0.088916">
                <text:p>-0.088916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-0.019723">
                <text:p>-0.019723</text:p>
              </table:table-cell>
              <table:table-cell office:value-type="float" office:value="-0.038296">
                <text:p>-0.038296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0.032049">
                <text:p>0.032049</text:p>
              </table:table-cell>
              <table:table-cell office:value-type="float" office:value="0.013448">
                <text:p>0.013448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0.082839">
                <text:p>0.082839</text:p>
              </table:table-cell>
              <table:table-cell office:value-type="float" office:value="0.064209">
                <text:p>0.064209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0.134095">
                <text:p>0.134095</text:p>
              </table:table-cell>
              <table:table-cell office:value-type="float" office:value="0.115438">
                <text:p>0.115438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0.184046">
                <text:p>0.184046</text:p>
              </table:table-cell>
              <table:table-cell office:value-type="float" office:value="0.165361">
                <text:p>0.165361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0.23375">
                <text:p>0.23375</text:p>
              </table:table-cell>
              <table:table-cell office:value-type="float" office:value="0.215037">
                <text:p>0.215037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0.282354">
                <text:p>0.282354</text:p>
              </table:table-cell>
              <table:table-cell office:value-type="float" office:value="0.263613">
                <text:p>0.263613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0.330349">
                <text:p>0.330349</text:p>
              </table:table-cell>
              <table:table-cell office:value-type="float" office:value="0.31158">
                <text:p>0.31158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0.377695">
                <text:p>0.377695</text:p>
              </table:table-cell>
              <table:table-cell office:value-type="float" office:value="0.358898">
                <text:p>0.358898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0.426411">
                <text:p>0.426411</text:p>
              </table:table-cell>
              <table:table-cell office:value-type="float" office:value="0.407585">
                <text:p>0.407585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0.475625">
                <text:p>0.475625</text:p>
              </table:table-cell>
              <table:table-cell office:value-type="float" office:value="0.456772">
                <text:p>0.456772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0.524574">
                <text:p>0.524574</text:p>
              </table:table-cell>
              <table:table-cell office:value-type="float" office:value="0.505693">
                <text:p>0.505693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0.570697">
                <text:p>0.570697</text:p>
              </table:table-cell>
              <table:table-cell office:value-type="float" office:value="0.551787">
                <text:p>0.551787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0.618163">
                <text:p>0.618163</text:p>
              </table:table-cell>
              <table:table-cell office:value-type="float" office:value="0.599226">
                <text:p>0.599226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0.665969">
                <text:p>0.665969</text:p>
              </table:table-cell>
              <table:table-cell office:value-type="float" office:value="0.647003">
                <text:p>0.647003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0.715669">
                <text:p>0.715669</text:p>
              </table:table-cell>
              <table:table-cell office:value-type="float" office:value="0.696675">
                <text:p>0.696675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0.764911">
                <text:p>0.764911</text:p>
              </table:table-cell>
              <table:table-cell office:value-type="float" office:value="0.74589">
                <text:p>0.74589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0.814477">
                <text:p>0.814477</text:p>
              </table:table-cell>
              <table:table-cell office:value-type="float" office:value="0.795428">
                <text:p>0.795428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0.863367">
                <text:p>0.863367</text:p>
              </table:table-cell>
              <table:table-cell office:value-type="float" office:value="0.844289">
                <text:p>0.844289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0.911637">
                <text:p>0.911637</text:p>
              </table:table-cell>
              <table:table-cell office:value-type="float" office:value="0.892531">
                <text:p>0.892531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0.960848">
                <text:p>0.960848</text:p>
              </table:table-cell>
              <table:table-cell office:value-type="float" office:value="0.941715">
                <text:p>0.941715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1.010533">
                <text:p>1.010533</text:p>
              </table:table-cell>
              <table:table-cell office:value-type="float" office:value="0.991372">
                <text:p>0.991372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1.059813">
                <text:p>1.059813</text:p>
              </table:table-cell>
              <table:table-cell office:value-type="float" office:value="1.040623">
                <text:p>1.040623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1.109115">
                <text:p>1.109115</text:p>
              </table:table-cell>
              <table:table-cell office:value-type="float" office:value="1.089897">
                <text:p>1.089897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1.15979">
                <text:p>1.15979</text:p>
              </table:table-cell>
              <table:table-cell office:value-type="float" office:value="1.140545">
                <text:p>1.140545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1.209397">
                <text:p>1.209397</text:p>
              </table:table-cell>
              <table:table-cell office:value-type="float" office:value="1.190124">
                <text:p>1.190124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1.260097">
                <text:p>1.260097</text:p>
              </table:table-cell>
              <table:table-cell office:value-type="float" office:value="1.240795">
                <text:p>1.240795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1.308925">
                <text:p>1.308925</text:p>
              </table:table-cell>
              <table:table-cell office:value-type="float" office:value="1.289596">
                <text:p>1.289596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1.35806">
                <text:p>1.35806</text:p>
              </table:table-cell>
              <table:table-cell office:value-type="float" office:value="1.338702">
                <text:p>1.338702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1.406787">
                <text:p>1.406787</text:p>
              </table:table-cell>
              <table:table-cell office:value-type="float" office:value="1.387401">
                <text:p>1.387401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1.455396">
                <text:p>1.455396</text:p>
              </table:table-cell>
              <table:table-cell office:value-type="float" office:value="1.435982">
                <text:p>1.435982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1.504082">
                <text:p>1.504082</text:p>
              </table:table-cell>
              <table:table-cell office:value-type="float" office:value="1.484641">
                <text:p>1.484641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1.552871">
                <text:p>1.552871</text:p>
              </table:table-cell>
              <table:table-cell office:value-type="float" office:value="1.533401">
                <text:p>1.533401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1.600847">
                <text:p>1.600847</text:p>
              </table:table-cell>
              <table:table-cell office:value-type="float" office:value="1.58135">
                <text:p>1.58135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1.648851">
                <text:p>1.648851</text:p>
              </table:table-cell>
              <table:table-cell office:value-type="float" office:value="1.629326">
                <text:p>1.629326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1.697355">
                <text:p>1.697355</text:p>
              </table:table-cell>
              <table:table-cell office:value-type="float" office:value="1.677801">
                <text:p>1.677801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1.745791">
                <text:p>1.745791</text:p>
              </table:table-cell>
              <table:table-cell office:value-type="float" office:value="1.726209">
                <text:p>1.726209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1.794287">
                <text:p>1.794287</text:p>
              </table:table-cell>
              <table:table-cell office:value-type="float" office:value="1.774677">
                <text:p>1.774677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1.843748">
                <text:p>1.843748</text:p>
              </table:table-cell>
              <table:table-cell office:value-type="float" office:value="1.82411">
                <text:p>1.82411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1.892311">
                <text:p>1.892311</text:p>
              </table:table-cell>
              <table:table-cell office:value-type="float" office:value="1.872646">
                <text:p>1.872646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1.941714">
                <text:p>1.941714</text:p>
              </table:table-cell>
              <table:table-cell office:value-type="float" office:value="1.922021">
                <text:p>1.922021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1.990689">
                <text:p>1.990689</text:p>
              </table:table-cell>
              <table:table-cell office:value-type="float" office:value="1.970968">
                <text:p>1.970968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2.040441">
                <text:p>2.040441</text:p>
              </table:table-cell>
              <table:table-cell office:value-type="float" office:value="2.020691">
                <text:p>2.020691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2.089014">
                <text:p>2.089014</text:p>
              </table:table-cell>
              <table:table-cell office:value-type="float" office:value="2.069236">
                <text:p>2.069236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2.138131">
                <text:p>2.138131</text:p>
              </table:table-cell>
              <table:table-cell office:value-type="float" office:value="2.118326">
                <text:p>2.118326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2.186503">
                <text:p>2.186503</text:p>
              </table:table-cell>
              <table:table-cell office:value-type="float" office:value="2.166669">
                <text:p>2.166669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2.236232">
                <text:p>2.236232</text:p>
              </table:table-cell>
              <table:table-cell office:value-type="float" office:value="2.216371">
                <text:p>2.216371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2.287666">
                <text:p>2.287666</text:p>
              </table:table-cell>
              <table:table-cell office:value-type="float" office:value="2.267777">
                <text:p>2.267777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2.337416">
                <text:p>2.337416</text:p>
              </table:table-cell>
              <table:table-cell office:value-type="float" office:value="2.317498">
                <text:p>2.317498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2.386863">
                <text:p>2.386863</text:p>
              </table:table-cell>
              <table:table-cell office:value-type="float" office:value="2.366918">
                <text:p>2.366918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2.435671">
                <text:p>2.435671</text:p>
              </table:table-cell>
              <table:table-cell office:value-type="float" office:value="2.415698">
                <text:p>2.415698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2.485295">
                <text:p>2.485295</text:p>
              </table:table-cell>
              <table:table-cell office:value-type="float" office:value="2.465294">
                <text:p>2.465294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2.533963">
                <text:p>2.533963</text:p>
              </table:table-cell>
              <table:table-cell office:value-type="float" office:value="2.513934">
                <text:p>2.513934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2.583152">
                <text:p>2.583152</text:p>
              </table:table-cell>
              <table:table-cell office:value-type="float" office:value="2.563094">
                <text:p>2.563094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2.631557">
                <text:p>2.631557</text:p>
              </table:table-cell>
              <table:table-cell office:value-type="float" office:value="2.611471">
                <text:p>2.611471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2.679242">
                <text:p>2.679242</text:p>
              </table:table-cell>
              <table:table-cell office:value-type="float" office:value="2.659129">
                <text:p>2.659129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2.727712">
                <text:p>2.727712</text:p>
              </table:table-cell>
              <table:table-cell office:value-type="float" office:value="2.70757">
                <text:p>2.70757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2.775266">
                <text:p>2.775266</text:p>
              </table:table-cell>
              <table:table-cell office:value-type="float" office:value="2.755096">
                <text:p>2.755096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2.823247">
                <text:p>2.823247</text:p>
              </table:table-cell>
              <table:table-cell office:value-type="float" office:value="2.803049">
                <text:p>2.803049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2.870017">
                <text:p>2.870017</text:p>
              </table:table-cell>
              <table:table-cell office:value-type="float" office:value="2.849792">
                <text:p>2.849792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2.916638">
                <text:p>2.916638</text:p>
              </table:table-cell>
              <table:table-cell office:value-type="float" office:value="2.896385">
                <text:p>2.896385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2.963896">
                <text:p>2.963896</text:p>
              </table:table-cell>
              <table:table-cell office:value-type="float" office:value="2.943614">
                <text:p>2.943614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3.01297">
                <text:p>3.01297</text:p>
              </table:table-cell>
              <table:table-cell office:value-type="float" office:value="2.99266">
                <text:p>2.99266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3.062929">
                <text:p>3.062929</text:p>
              </table:table-cell>
              <table:table-cell office:value-type="float" office:value="3.042592">
                <text:p>3.042592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3.11212">
                <text:p>3.11212</text:p>
              </table:table-cell>
              <table:table-cell office:value-type="float" office:value="-3.191431">
                <text:p>-3.191431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-3.120775">
                <text:p>-3.120775</text:p>
              </table:table-cell>
              <table:table-cell office:value-type="float" office:value="-3.141169">
                <text:p>-3.141169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-3.071472">
                <text:p>-3.071472</text:p>
              </table:table-cell>
              <table:table-cell office:value-type="float" office:value="-3.091894">
                <text:p>-3.091894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-3.022108">
                <text:p>-3.022108</text:p>
              </table:table-cell>
              <table:table-cell office:value-type="float" office:value="-3.042558">
                <text:p>-3.042558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-2.972219">
                <text:p>-2.972219</text:p>
              </table:table-cell>
              <table:table-cell office:value-type="float" office:value="-2.992697">
                <text:p>-2.992697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-2.921609">
                <text:p>-2.921609</text:p>
              </table:table-cell>
              <table:table-cell office:value-type="float" office:value="-2.942115">
                <text:p>-2.942115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-2.871792">
                <text:p>-2.871792</text:p>
              </table:table-cell>
              <table:table-cell office:value-type="float" office:value="-2.892326">
                <text:p>-2.892326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-2.821346">
                <text:p>-2.821346</text:p>
              </table:table-cell>
              <table:table-cell office:value-type="float" office:value="-2.841908">
                <text:p>-2.841908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-2.770398">
                <text:p>-2.770398</text:p>
              </table:table-cell>
              <table:table-cell office:value-type="float" office:value="-2.790988">
                <text:p>-2.790988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-2.719971">
                <text:p>-2.719971</text:p>
              </table:table-cell>
              <table:table-cell office:value-type="float" office:value="-2.740589">
                <text:p>-2.740589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-2.668755">
                <text:p>-2.668755</text:p>
              </table:table-cell>
              <table:table-cell office:value-type="float" office:value="-2.6894">
                <text:p>-2.6894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-2.61819">
                <text:p>-2.61819</text:p>
              </table:table-cell>
              <table:table-cell office:value-type="float" office:value="-2.638864">
                <text:p>-2.638864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-2.569761">
                <text:p>-2.569761</text:p>
              </table:table-cell>
              <table:table-cell office:value-type="float" office:value="-2.590463">
                <text:p>-2.590463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-2.522573">
                <text:p>-2.522573</text:p>
              </table:table-cell>
              <table:table-cell office:value-type="float" office:value="-2.543303">
                <text:p>-2.543303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-2.474312">
                <text:p>-2.474312</text:p>
              </table:table-cell>
              <table:table-cell office:value-type="float" office:value="-2.49507">
                <text:p>-2.49507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-2.424615">
                <text:p>-2.424615</text:p>
              </table:table-cell>
              <table:table-cell office:value-type="float" office:value="-2.4454">
                <text:p>-2.4454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-2.374296">
                <text:p>-2.374296</text:p>
              </table:table-cell>
              <table:table-cell office:value-type="float" office:value="-2.39511">
                <text:p>-2.39511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-2.323922">
                <text:p>-2.323922</text:p>
              </table:table-cell>
              <table:table-cell office:value-type="float" office:value="-2.344763">
                <text:p>-2.344763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-2.273887">
                <text:p>-2.273887</text:p>
              </table:table-cell>
              <table:table-cell office:value-type="float" office:value="-2.294756">
                <text:p>-2.294756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-2.224852">
                <text:p>-2.224852</text:p>
              </table:table-cell>
              <table:table-cell office:value-type="float" office:value="-2.245749">
                <text:p>-2.245749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-2.17567">
                <text:p>-2.17567</text:p>
              </table:table-cell>
              <table:table-cell office:value-type="float" office:value="-2.196596">
                <text:p>-2.196596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-2.125751">
                <text:p>-2.125751</text:p>
              </table:table-cell>
              <table:table-cell office:value-type="float" office:value="-2.146704">
                <text:p>-2.146704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-2.074308">
                <text:p>-2.074308</text:p>
              </table:table-cell>
              <table:table-cell office:value-type="float" office:value="-2.09529">
                <text:p>-2.09529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-2.027403">
                <text:p>-2.027403</text:p>
              </table:table-cell>
              <table:table-cell office:value-type="float" office:value="-2.048413">
                <text:p>-2.048413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-1.980488">
                <text:p>-1.980488</text:p>
              </table:table-cell>
              <table:table-cell office:value-type="float" office:value="-2.001525">
                <text:p>-2.001525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-1.933151">
                <text:p>-1.933151</text:p>
              </table:table-cell>
              <table:table-cell office:value-type="float" office:value="-1.954216">
                <text:p>-1.954216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-1.884535">
                <text:p>-1.884535</text:p>
              </table:table-cell>
              <table:table-cell office:value-type="float" office:value="-1.905629">
                <text:p>-1.905629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-1.836719">
                <text:p>-1.836719</text:p>
              </table:table-cell>
              <table:table-cell office:value-type="float" office:value="-1.85784">
                <text:p>-1.85784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-1.78877">
                <text:p>-1.78877</text:p>
              </table:table-cell>
              <table:table-cell office:value-type="float" office:value="-1.80992">
                <text:p>-1.80992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-1.742167">
                <text:p>-1.742167</text:p>
              </table:table-cell>
              <table:table-cell office:value-type="float" office:value="-1.763344">
                <text:p>-1.763344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-1.695238">
                <text:p>-1.695238</text:p>
              </table:table-cell>
              <table:table-cell office:value-type="float" office:value="-1.716443">
                <text:p>-1.716443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-1.647041">
                <text:p>-1.647041</text:p>
              </table:table-cell>
              <table:table-cell office:value-type="float" office:value="-1.668275">
                <text:p>-1.668275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-1.598639">
                <text:p>-1.598639</text:p>
              </table:table-cell>
              <table:table-cell office:value-type="float" office:value="-1.619901">
                <text:p>-1.619901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-1.551053">
                <text:p>-1.551053</text:p>
              </table:table-cell>
              <table:table-cell office:value-type="float" office:value="-1.572343">
                <text:p>-1.572343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-1.501624">
                <text:p>-1.501624</text:p>
              </table:table-cell>
              <table:table-cell office:value-type="float" office:value="-1.522942">
                <text:p>-1.522942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-1.453399">
                <text:p>-1.453399</text:p>
              </table:table-cell>
              <table:table-cell office:value-type="float" office:value="-1.474744">
                <text:p>-1.474744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-1.405606">
                <text:p>-1.405606</text:p>
              </table:table-cell>
              <table:table-cell office:value-type="float" office:value="-1.42698">
                <text:p>-1.42698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-1.356856">
                <text:p>-1.356856</text:p>
              </table:table-cell>
              <table:table-cell office:value-type="float" office:value="-1.378258">
                <text:p>-1.378258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-1.307818">
                <text:p>-1.307818</text:p>
              </table:table-cell>
              <table:table-cell office:value-type="float" office:value="-1.329248">
                <text:p>-1.329248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-1.259037">
                <text:p>-1.259037</text:p>
              </table:table-cell>
              <table:table-cell office:value-type="float" office:value="-1.280494">
                <text:p>-1.280494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-1.210848">
                <text:p>-1.210848</text:p>
              </table:table-cell>
              <table:table-cell office:value-type="float" office:value="-1.232334">
                <text:p>-1.232334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-1.163761">
                <text:p>-1.163761</text:p>
              </table:table-cell>
              <table:table-cell office:value-type="float" office:value="-1.185275">
                <text:p>-1.185275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-1.1146">
                <text:p>-1.1146</text:p>
              </table:table-cell>
              <table:table-cell office:value-type="float" office:value="-1.136142">
                <text:p>-1.136142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-1.065642">
                <text:p>-1.065642</text:p>
              </table:table-cell>
              <table:table-cell office:value-type="float" office:value="-1.087212">
                <text:p>-1.087212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-1.016489">
                <text:p>-1.016489</text:p>
              </table:table-cell>
              <table:table-cell office:value-type="float" office:value="-1.038087">
                <text:p>-1.038087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-0.969678">
                <text:p>-0.969678</text:p>
              </table:table-cell>
              <table:table-cell office:value-type="float" office:value="-0.991303">
                <text:p>-0.991303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-0.923749">
                <text:p>-0.923749</text:p>
              </table:table-cell>
              <table:table-cell office:value-type="float" office:value="-0.945402">
                <text:p>-0.945402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-0.877451">
                <text:p>-0.877451</text:p>
              </table:table-cell>
              <table:table-cell office:value-type="float" office:value="-0.899132">
                <text:p>-0.899132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-0.829409">
                <text:p>-0.829409</text:p>
              </table:table-cell>
              <table:table-cell office:value-type="float" office:value="-0.851119">
                <text:p>-0.851119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-0.780953">
                <text:p>-0.780953</text:p>
              </table:table-cell>
              <table:table-cell office:value-type="float" office:value="-0.802691">
                <text:p>-0.802691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-0.731639">
                <text:p>-0.731639</text:p>
              </table:table-cell>
              <table:table-cell office:value-type="float" office:value="-0.753405">
                <text:p>-0.753405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-0.680874">
                <text:p>-0.680874</text:p>
              </table:table-cell>
              <table:table-cell office:value-type="float" office:value="-0.702668">
                <text:p>-0.702668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-0.628921">
                <text:p>-0.628921</text:p>
              </table:table-cell>
              <table:table-cell office:value-type="float" office:value="-0.650743">
                <text:p>-0.650743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-0.577717">
                <text:p>-0.577717</text:p>
              </table:table-cell>
              <table:table-cell office:value-type="float" office:value="-0.599567">
                <text:p>-0.599567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-0.526993">
                <text:p>-0.526993</text:p>
              </table:table-cell>
              <table:table-cell office:value-type="float" office:value="-0.548871">
                <text:p>-0.548871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-0.475908">
                <text:p>-0.475908</text:p>
              </table:table-cell>
              <table:table-cell office:value-type="float" office:value="-0.497814">
                <text:p>-0.497814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-0.423753">
                <text:p>-0.423753</text:p>
              </table:table-cell>
              <table:table-cell office:value-type="float" office:value="-0.445687">
                <text:p>-0.445687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-0.372365">
                <text:p>-0.372365</text:p>
              </table:table-cell>
              <table:table-cell office:value-type="float" office:value="-0.394327">
                <text:p>-0.394327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-0.322442">
                <text:p>-0.322442</text:p>
              </table:table-cell>
              <table:table-cell office:value-type="float" office:value="-0.344432">
                <text:p>-0.344432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-0.273367">
                <text:p>-0.273367</text:p>
              </table:table-cell>
              <table:table-cell office:value-type="float" office:value="-0.295385">
                <text:p>-0.295385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-0.224265">
                <text:p>-0.224265</text:p>
              </table:table-cell>
              <table:table-cell office:value-type="float" office:value="-0.246311">
                <text:p>-0.246311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-0.175277">
                <text:p>-0.175277</text:p>
              </table:table-cell>
              <table:table-cell office:value-type="float" office:value="-0.19735">
                <text:p>-0.19735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-0.126451">
                <text:p>-0.126451</text:p>
              </table:table-cell>
              <table:table-cell office:value-type="float" office:value="-0.148553">
                <text:p>-0.148553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-0.077827">
                <text:p>-0.077827</text:p>
              </table:table-cell>
              <table:table-cell office:value-type="float" office:value="-0.099957">
                <text:p>-0.099957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-0.028448">
                <text:p>-0.028448</text:p>
              </table:table-cell>
              <table:table-cell office:value-type="float" office:value="-0.050606">
                <text:p>-0.050606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0.0215">
                <text:p>0.0215</text:p>
              </table:table-cell>
              <table:table-cell office:value-type="float" office:value="-0.000686000000000006">
                <text:p>-0.000686000000000006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0.070817">
                <text:p>0.070817</text:p>
              </table:table-cell>
              <table:table-cell office:value-type="float" office:value="0.048603">
                <text:p>0.048603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0.120669">
                <text:p>0.120669</text:p>
              </table:table-cell>
              <table:table-cell office:value-type="float" office:value="0.098427">
                <text:p>0.098427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0.167715">
                <text:p>0.167715</text:p>
              </table:table-cell>
              <table:table-cell office:value-type="float" office:value="0.145445">
                <text:p>0.145445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0.215458">
                <text:p>0.215458</text:p>
              </table:table-cell>
              <table:table-cell office:value-type="float" office:value="0.193161">
                <text:p>0.193161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0.264062">
                <text:p>0.264062</text:p>
              </table:table-cell>
              <table:table-cell office:value-type="float" office:value="0.241736">
                <text:p>0.241736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0.313574">
                <text:p>0.313574</text:p>
              </table:table-cell>
              <table:table-cell office:value-type="float" office:value="0.291221">
                <text:p>0.291221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0.362252">
                <text:p>0.362252</text:p>
              </table:table-cell>
              <table:table-cell office:value-type="float" office:value="0.339871">
                <text:p>0.339871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0.41192">
                <text:p>0.41192</text:p>
              </table:table-cell>
              <table:table-cell office:value-type="float" office:value="0.38951">
                <text:p>0.38951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0.460303">
                <text:p>0.460303</text:p>
              </table:table-cell>
              <table:table-cell office:value-type="float" office:value="0.437865">
                <text:p>0.437865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0.508797">
                <text:p>0.508797</text:p>
              </table:table-cell>
              <table:table-cell office:value-type="float" office:value="0.486331">
                <text:p>0.486331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0.556918">
                <text:p>0.556918</text:p>
              </table:table-cell>
              <table:table-cell office:value-type="float" office:value="0.534424">
                <text:p>0.534424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0.607213">
                <text:p>0.607213</text:p>
              </table:table-cell>
              <table:table-cell office:value-type="float" office:value="0.584691">
                <text:p>0.584691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0.656851">
                <text:p>0.656851</text:p>
              </table:table-cell>
              <table:table-cell office:value-type="float" office:value="0.634301">
                <text:p>0.634301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0.704934">
                <text:p>0.704934</text:p>
              </table:table-cell>
              <table:table-cell office:value-type="float" office:value="0.682356">
                <text:p>0.682356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0.75073">
                <text:p>0.75073</text:p>
              </table:table-cell>
              <table:table-cell office:value-type="float" office:value="0.728124">
                <text:p>0.728124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0.798088">
                <text:p>0.798088</text:p>
              </table:table-cell>
              <table:table-cell office:value-type="float" office:value="0.775454">
                <text:p>0.775454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0.845341">
                <text:p>0.845341</text:p>
              </table:table-cell>
              <table:table-cell office:value-type="float" office:value="0.822679">
                <text:p>0.822679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0.893765">
                <text:p>0.893765</text:p>
              </table:table-cell>
              <table:table-cell office:value-type="float" office:value="0.871075">
                <text:p>0.871075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0.940599">
                <text:p>0.940599</text:p>
              </table:table-cell>
              <table:table-cell office:value-type="float" office:value="0.917881">
                <text:p>0.917881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0.987693">
                <text:p>0.987693</text:p>
              </table:table-cell>
              <table:table-cell office:value-type="float" office:value="0.964947">
                <text:p>0.964947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1.03535">
                <text:p>1.03535</text:p>
              </table:table-cell>
              <table:table-cell office:value-type="float" office:value="1.012576">
                <text:p>1.012576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1.082512">
                <text:p>1.082512</text:p>
              </table:table-cell>
              <table:table-cell office:value-type="float" office:value="1.059711">
                <text:p>1.059711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1.131186">
                <text:p>1.131186</text:p>
              </table:table-cell>
              <table:table-cell office:value-type="float" office:value="1.108356">
                <text:p>1.108356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1.179399">
                <text:p>1.179399</text:p>
              </table:table-cell>
              <table:table-cell office:value-type="float" office:value="1.156541">
                <text:p>1.156541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1.227638">
                <text:p>1.227638</text:p>
              </table:table-cell>
              <table:table-cell office:value-type="float" office:value="1.204752">
                <text:p>1.204752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1.276875">
                <text:p>1.276875</text:p>
              </table:table-cell>
              <table:table-cell office:value-type="float" office:value="1.253961">
                <text:p>1.253961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1.325999">
                <text:p>1.325999</text:p>
              </table:table-cell>
              <table:table-cell office:value-type="float" office:value="1.303057">
                <text:p>1.303057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1.376096">
                <text:p>1.376096</text:p>
              </table:table-cell>
              <table:table-cell office:value-type="float" office:value="1.353127">
                <text:p>1.353127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1.424685">
                <text:p>1.424685</text:p>
              </table:table-cell>
              <table:table-cell office:value-type="float" office:value="1.401687">
                <text:p>1.401687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1.471696">
                <text:p>1.471696</text:p>
              </table:table-cell>
              <table:table-cell office:value-type="float" office:value="1.44867">
                <text:p>1.44867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1.518617">
                <text:p>1.518617</text:p>
              </table:table-cell>
              <table:table-cell office:value-type="float" office:value="1.495563">
                <text:p>1.495563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1.56793">
                <text:p>1.56793</text:p>
              </table:table-cell>
              <table:table-cell office:value-type="float" office:value="1.544849">
                <text:p>1.544849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1.617984">
                <text:p>1.617984</text:p>
              </table:table-cell>
              <table:table-cell office:value-type="float" office:value="1.594875">
                <text:p>1.594875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1.668188">
                <text:p>1.668188</text:p>
              </table:table-cell>
              <table:table-cell office:value-type="float" office:value="1.64505">
                <text:p>1.64505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1.717675">
                <text:p>1.717675</text:p>
              </table:table-cell>
              <table:table-cell office:value-type="float" office:value="1.694509">
                <text:p>1.694509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1.767943">
                <text:p>1.767943</text:p>
              </table:table-cell>
              <table:table-cell office:value-type="float" office:value="1.744749">
                <text:p>1.744749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1.818146">
                <text:p>1.818146</text:p>
              </table:table-cell>
              <table:table-cell office:value-type="float" office:value="1.794925">
                <text:p>1.794925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1.869162">
                <text:p>1.869162</text:p>
              </table:table-cell>
              <table:table-cell office:value-type="float" office:value="1.845912">
                <text:p>1.845912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1.919212">
                <text:p>1.919212</text:p>
              </table:table-cell>
              <table:table-cell office:value-type="float" office:value="1.895934">
                <text:p>1.895934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1.969876">
                <text:p>1.969876</text:p>
              </table:table-cell>
              <table:table-cell office:value-type="float" office:value="1.946571">
                <text:p>1.946571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2.020324">
                <text:p>2.020324</text:p>
              </table:table-cell>
              <table:table-cell office:value-type="float" office:value="1.99699">
                <text:p>1.99699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2.070097">
                <text:p>2.070097</text:p>
              </table:table-cell>
              <table:table-cell office:value-type="float" office:value="2.046735">
                <text:p>2.046735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2.120303">
                <text:p>2.120303</text:p>
              </table:table-cell>
              <table:table-cell office:value-type="float" office:value="2.096914">
                <text:p>2.096914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2.170276">
                <text:p>2.170276</text:p>
              </table:table-cell>
              <table:table-cell office:value-type="float" office:value="2.146858">
                <text:p>2.146858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2.21998">
                <text:p>2.21998</text:p>
              </table:table-cell>
              <table:table-cell office:value-type="float" office:value="2.196534">
                <text:p>2.196534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2.26961">
                <text:p>2.26961</text:p>
              </table:table-cell>
              <table:table-cell office:value-type="float" office:value="2.246136">
                <text:p>2.246136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2.318206">
                <text:p>2.318206</text:p>
              </table:table-cell>
              <table:table-cell office:value-type="float" office:value="2.294704">
                <text:p>2.294704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2.367287">
                <text:p>2.367287</text:p>
              </table:table-cell>
              <table:table-cell office:value-type="float" office:value="2.343757">
                <text:p>2.343757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2.418168">
                <text:p>2.418168</text:p>
              </table:table-cell>
              <table:table-cell office:value-type="float" office:value="2.394611">
                <text:p>2.394611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2.468169">
                <text:p>2.468169</text:p>
              </table:table-cell>
              <table:table-cell office:value-type="float" office:value="2.444584">
                <text:p>2.444584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2.517446">
                <text:p>2.517446</text:p>
              </table:table-cell>
              <table:table-cell office:value-type="float" office:value="2.493833">
                <text:p>2.493833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2.565246">
                <text:p>2.565246</text:p>
              </table:table-cell>
              <table:table-cell office:value-type="float" office:value="2.541604">
                <text:p>2.541604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2.614322">
                <text:p>2.614322</text:p>
              </table:table-cell>
              <table:table-cell office:value-type="float" office:value="2.590652">
                <text:p>2.590652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2.663103">
                <text:p>2.663103</text:p>
              </table:table-cell>
              <table:table-cell office:value-type="float" office:value="2.639406">
                <text:p>2.639406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2.711657">
                <text:p>2.711657</text:p>
              </table:table-cell>
              <table:table-cell office:value-type="float" office:value="2.687931">
                <text:p>2.687931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2.759361">
                <text:p>2.759361</text:p>
              </table:table-cell>
              <table:table-cell office:value-type="float" office:value="2.735608">
                <text:p>2.735608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2.807186">
                <text:p>2.807186</text:p>
              </table:table-cell>
              <table:table-cell office:value-type="float" office:value="2.783405">
                <text:p>2.783405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2.854331">
                <text:p>2.854331</text:p>
              </table:table-cell>
              <table:table-cell office:value-type="float" office:value="2.830521">
                <text:p>2.830521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2.901986">
                <text:p>2.901986</text:p>
              </table:table-cell>
              <table:table-cell office:value-type="float" office:value="2.878148">
                <text:p>2.878148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2.951839">
                <text:p>2.951839</text:p>
              </table:table-cell>
              <table:table-cell office:value-type="float" office:value="2.927973">
                <text:p>2.927973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3.000149">
                <text:p>3.000149</text:p>
              </table:table-cell>
              <table:table-cell office:value-type="float" office:value="2.976255">
                <text:p>2.976255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3.04914">
                <text:p>3.04914</text:p>
              </table:table-cell>
              <table:table-cell office:value-type="float" office:value="3.025218">
                <text:p>3.025218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3.100023">
                <text:p>3.100023</text:p>
              </table:table-cell>
              <table:table-cell office:value-type="float" office:value="-3.207112">
                <text:p>-3.207112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-3.133775">
                <text:p>-3.133775</text:p>
              </table:table-cell>
              <table:table-cell office:value-type="float" office:value="-3.157753">
                <text:p>-3.157753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-3.084415">
                <text:p>-3.084415</text:p>
              </table:table-cell>
              <table:table-cell office:value-type="float" office:value="-3.108421">
                <text:p>-3.108421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-3.035672">
                <text:p>-3.035672</text:p>
              </table:table-cell>
              <table:table-cell office:value-type="float" office:value="-3.059706">
                <text:p>-3.059706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-2.986375">
                <text:p>-2.986375</text:p>
              </table:table-cell>
              <table:table-cell office:value-type="float" office:value="-3.010437">
                <text:p>-3.010437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-2.93795">
                <text:p>-2.93795</text:p>
              </table:table-cell>
              <table:table-cell office:value-type="float" office:value="-2.96204">
                <text:p>-2.96204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-2.888825">
                <text:p>-2.888825</text:p>
              </table:table-cell>
              <table:table-cell office:value-type="float" office:value="-2.912943">
                <text:p>-2.912943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-2.841088">
                <text:p>-2.841088</text:p>
              </table:table-cell>
              <table:table-cell office:value-type="float" office:value="-2.865234">
                <text:p>-2.865234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-2.79392">
                <text:p>-2.79392</text:p>
              </table:table-cell>
              <table:table-cell office:value-type="float" office:value="-2.818094">
                <text:p>-2.818094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-2.74704">
                <text:p>-2.74704</text:p>
              </table:table-cell>
              <table:table-cell office:value-type="float" office:value="-2.771242">
                <text:p>-2.771242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-2.698914">
                <text:p>-2.698914</text:p>
              </table:table-cell>
              <table:table-cell office:value-type="float" office:value="-2.723144">
                <text:p>-2.723144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-2.650474">
                <text:p>-2.650474</text:p>
              </table:table-cell>
              <table:table-cell office:value-type="float" office:value="-2.674732">
                <text:p>-2.674732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-2.602123">
                <text:p>-2.602123</text:p>
              </table:table-cell>
              <table:table-cell office:value-type="float" office:value="-2.626409">
                <text:p>-2.626409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-2.554053">
                <text:p>-2.554053</text:p>
              </table:table-cell>
              <table:table-cell office:value-type="float" office:value="-2.578367">
                <text:p>-2.578367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-2.505224">
                <text:p>-2.505224</text:p>
              </table:table-cell>
              <table:table-cell office:value-type="float" office:value="-2.529566">
                <text:p>-2.529566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-2.456835">
                <text:p>-2.456835</text:p>
              </table:table-cell>
              <table:table-cell office:value-type="float" office:value="-2.481205">
                <text:p>-2.481205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-2.407536">
                <text:p>-2.407536</text:p>
              </table:table-cell>
              <table:table-cell office:value-type="float" office:value="-2.431934">
                <text:p>-2.431934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-2.358046">
                <text:p>-2.358046</text:p>
              </table:table-cell>
              <table:table-cell office:value-type="float" office:value="-2.382472">
                <text:p>-2.382472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-2.308635">
                <text:p>-2.308635</text:p>
              </table:table-cell>
              <table:table-cell office:value-type="float" office:value="-2.333089">
                <text:p>-2.333089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-2.259487">
                <text:p>-2.259487</text:p>
              </table:table-cell>
              <table:table-cell office:value-type="float" office:value="-2.283969">
                <text:p>-2.283969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-2.21055">
                <text:p>-2.21055</text:p>
              </table:table-cell>
              <table:table-cell office:value-type="float" office:value="-2.23506">
                <text:p>-2.23506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-2.162565">
                <text:p>-2.162565</text:p>
              </table:table-cell>
              <table:table-cell office:value-type="float" office:value="-2.187103">
                <text:p>-2.187103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-2.11323">
                <text:p>-2.11323</text:p>
              </table:table-cell>
              <table:table-cell office:value-type="float" office:value="-2.137795">
                <text:p>-2.137795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-2.063033">
                <text:p>-2.063033</text:p>
              </table:table-cell>
              <table:table-cell office:value-type="float" office:value="-2.087627">
                <text:p>-2.087627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-2.013457">
                <text:p>-2.013457</text:p>
              </table:table-cell>
              <table:table-cell office:value-type="float" office:value="-2.038079">
                <text:p>-2.038079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-1.963433">
                <text:p>-1.963433</text:p>
              </table:table-cell>
              <table:table-cell office:value-type="float" office:value="-1.988083">
                <text:p>-1.988083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-1.912142">
                <text:p>-1.912142</text:p>
              </table:table-cell>
              <table:table-cell office:value-type="float" office:value="-1.93682">
                <text:p>-1.93682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-1.861416">
                <text:p>-1.861416</text:p>
              </table:table-cell>
              <table:table-cell office:value-type="float" office:value="-1.886122">
                <text:p>-1.886122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-1.809011">
                <text:p>-1.809011</text:p>
              </table:table-cell>
              <table:table-cell office:value-type="float" office:value="-1.833745">
                <text:p>-1.833745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-1.757416">
                <text:p>-1.757416</text:p>
              </table:table-cell>
              <table:table-cell office:value-type="float" office:value="-1.782178">
                <text:p>-1.782178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-1.705828">
                <text:p>-1.705828</text:p>
              </table:table-cell>
              <table:table-cell office:value-type="float" office:value="-1.730618">
                <text:p>-1.730618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-1.654808">
                <text:p>-1.654808</text:p>
              </table:table-cell>
              <table:table-cell office:value-type="float" office:value="-1.679626">
                <text:p>-1.679626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-1.604499">
                <text:p>-1.604499</text:p>
              </table:table-cell>
              <table:table-cell office:value-type="float" office:value="-1.629345">
                <text:p>-1.629345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-1.554676">
                <text:p>-1.554676</text:p>
              </table:table-cell>
              <table:table-cell office:value-type="float" office:value="-1.57955">
                <text:p>-1.57955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-1.505423">
                <text:p>-1.505423</text:p>
              </table:table-cell>
              <table:table-cell office:value-type="float" office:value="-1.530325">
                <text:p>-1.530325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-1.456115">
                <text:p>-1.456115</text:p>
              </table:table-cell>
              <table:table-cell office:value-type="float" office:value="-1.481044">
                <text:p>-1.481044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-1.407295">
                <text:p>-1.407295</text:p>
              </table:table-cell>
              <table:table-cell office:value-type="float" office:value="-1.432253">
                <text:p>-1.432253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-1.357859">
                <text:p>-1.357859</text:p>
              </table:table-cell>
              <table:table-cell office:value-type="float" office:value="-1.382845">
                <text:p>-1.382845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-1.307358">
                <text:p>-1.307358</text:p>
              </table:table-cell>
              <table:table-cell office:value-type="float" office:value="-1.332372">
                <text:p>-1.332372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-1.261359">
                <text:p>-1.261359</text:p>
              </table:table-cell>
              <table:table-cell office:value-type="float" office:value="-1.286401">
                <text:p>-1.286401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-1.21553">
                <text:p>-1.21553</text:p>
              </table:table-cell>
              <table:table-cell office:value-type="float" office:value="-1.2406">
                <text:p>-1.2406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-1.168095">
                <text:p>-1.168095</text:p>
              </table:table-cell>
              <table:table-cell office:value-type="float" office:value="-1.193193">
                <text:p>-1.193193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-1.11997">
                <text:p>-1.11997</text:p>
              </table:table-cell>
              <table:table-cell office:value-type="float" office:value="-1.145096">
                <text:p>-1.145096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-1.071465">
                <text:p>-1.071465</text:p>
              </table:table-cell>
              <table:table-cell office:value-type="float" office:value="-1.096618">
                <text:p>-1.096618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-1.022968">
                <text:p>-1.022968</text:p>
              </table:table-cell>
              <table:table-cell office:value-type="float" office:value="-1.04815">
                <text:p>-1.04815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-0.975744">
                <text:p>-0.975744</text:p>
              </table:table-cell>
              <table:table-cell office:value-type="float" office:value="-1.000954">
                <text:p>-1.000954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-0.928116">
                <text:p>-0.928116</text:p>
              </table:table-cell>
              <table:table-cell office:value-type="float" office:value="-0.953354">
                <text:p>-0.953354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-0.879728">
                <text:p>-0.879728</text:p>
              </table:table-cell>
              <table:table-cell office:value-type="float" office:value="-0.904994">
                <text:p>-0.904994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-0.831043">
                <text:p>-0.831043</text:p>
              </table:table-cell>
              <table:table-cell office:value-type="float" office:value="-0.856337">
                <text:p>-0.856337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-0.781499">
                <text:p>-0.781499</text:p>
              </table:table-cell>
              <table:table-cell office:value-type="float" office:value="-0.806821">
                <text:p>-0.806821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-0.732146">
                <text:p>-0.732146</text:p>
              </table:table-cell>
              <table:table-cell office:value-type="float" office:value="-0.757496">
                <text:p>-0.757496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-0.682293">
                <text:p>-0.682293</text:p>
              </table:table-cell>
              <table:table-cell office:value-type="float" office:value="-0.707671">
                <text:p>-0.707671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-0.631819">
                <text:p>-0.631819</text:p>
              </table:table-cell>
              <table:table-cell office:value-type="float" office:value="-0.657225">
                <text:p>-0.657225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-0.581767">
                <text:p>-0.581767</text:p>
              </table:table-cell>
              <table:table-cell office:value-type="float" office:value="-0.607201">
                <text:p>-0.607201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-0.531155">
                <text:p>-0.531155</text:p>
              </table:table-cell>
              <table:table-cell office:value-type="float" office:value="-0.556617">
                <text:p>-0.556617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-0.481043">
                <text:p>-0.481043</text:p>
              </table:table-cell>
              <table:table-cell office:value-type="float" office:value="-0.506533">
                <text:p>-0.506533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-0.43182">
                <text:p>-0.43182</text:p>
              </table:table-cell>
              <table:table-cell office:value-type="float" office:value="-0.457338">
                <text:p>-0.457338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-0.383234">
                <text:p>-0.383234</text:p>
              </table:table-cell>
              <table:table-cell office:value-type="float" office:value="-0.40878">
                <text:p>-0.40878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-0.335755">
                <text:p>-0.335755</text:p>
              </table:table-cell>
              <table:table-cell office:value-type="float" office:value="-0.361329">
                <text:p>-0.361329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-0.30178">
                <text:p>-0.30178</text:p>
              </table:table-cell>
              <table:table-cell office:value-type="float" office:value="-0.327382">
                <text:p>-0.327382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-0.27495">
                <text:p>-0.27495</text:p>
              </table:table-cell>
              <table:table-cell office:value-type="float" office:value="-0.30058">
                <text:p>-0.30058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-0.26021">
                <text:p>-0.26021</text:p>
              </table:table-cell>
              <table:table-cell office:value-type="float" office:value="-0.285868">
                <text:p>-0.285868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-0.253359">
                <text:p>-0.253359</text:p>
              </table:table-cell>
              <table:table-cell office:value-type="float" office:value="-0.279045">
                <text:p>-0.279045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-0.249774">
                <text:p>-0.249774</text:p>
              </table:table-cell>
              <table:table-cell office:value-type="float" office:value="-0.275488">
                <text:p>-0.275488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-0.250803">
                <text:p>-0.250803</text:p>
              </table:table-cell>
              <table:table-cell office:value-type="float" office:value="-0.276545">
                <text:p>-0.276545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-0.255985">
                <text:p>-0.255985</text:p>
              </table:table-cell>
              <table:table-cell office:value-type="float" office:value="-0.281755">
                <text:p>-0.281755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-0.257125">
                <text:p>-0.257125</text:p>
              </table:table-cell>
              <table:table-cell office:value-type="float" office:value="-0.282923">
                <text:p>-0.282923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-0.24851">
                <text:p>-0.24851</text:p>
              </table:table-cell>
              <table:table-cell office:value-type="float" office:value="-0.274336">
                <text:p>-0.274336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-0.237608">
                <text:p>-0.237608</text:p>
              </table:table-cell>
              <table:table-cell office:value-type="float" office:value="-0.263462">
                <text:p>-0.2634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